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text-style style:name="N100">
      <number:text-content/>
    </number:text-style>
    <style:style style:name="ce2" style:family="table-cell" style:parent-style-name="Default" style:data-style-name="N2">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style style:name="ce8" style:family="table-cell" style:parent-style-name="Default">
      <style:text-properties style:font-name="Liberation Serif" style:font-name-asian="DejaVu Sans" style:font-name-complex="DejaVu Sans"/>
    </style:style>
    <style:style style:name="ce6" style:family="table-cell" style:parent-style-name="Default" style:data-style-name="N0"/>
  </office:automatic-styles>
  <office:body>
    <office:spreadsheet>
      <table:calculation-settings table:automatic-find-labels="false" table:use-regular-expressions="false" table:use-wildcards="true"/>
      <table:table table:name="commmentaire" table:style-name="ta1">
        <table:table-column table:style-name="co1" table:number-columns-repeated="2" table:default-cell-style-name="ce1"/>
        <table:table-column table:style-name="co1" table:number-columns-repeated="7" table:default-cell-style-name="Default"/>
        <table:table-row table:style-name="ro1">
          <table:table-cell table:style-name="ce2" office:value-type="string" calcext:value-type="string">
            <text:p>titre</text:p>
          </table:table-cell>
          <table:table-cell table:style-name="ce2" office:value-type="string" calcext:value-type="string">
            <text:p>auteur</text:p>
          </table:table-cell>
          <table:table-cell table:style-name="ce5" office:value-type="string" calcext:value-type="string">
            <text:p>genre</text:p>
          </table:table-cell>
          <table:table-cell table:style-name="ce5" office:value-type="string" calcext:value-type="string">
            <text:p>collection</text:p>
          </table:table-cell>
          <table:table-cell table:style-name="ce5" office:value-type="string" calcext:value-type="string">
            <text:p>edition</text:p>
          </table:table-cell>
          <table:table-cell office:value-type="string" calcext:value-type="string">
            <text:p>id_cat</text:p>
          </table:table-cell>
          <table:table-cell office:value-type="string" calcext:value-type="string">
            <text:p>file</text:p>
          </table:table-cell>
          <table:table-cell/>
          <table:table-cell table:style-name="ce6"/>
        </table:table-row>
        <table:table-row table:style-name="ro2">
          <table:table-cell table:style-name="ce2" office:value-type="string" calcext:value-type="string">
            <text:p>Vengeance glacée</text:p>
          </table:table-cell>
          <table:table-cell table:style-name="ce2" office:value-type="string" calcext:value-type="string">
            <text:p>Melinda Leigh</text:p>
          </table:table-cell>
          <table:table-cell table:style-name="ce5" office:value-type="string" calcext:value-type="string">
            <text:p>aventure</text:p>
          </table:table-cell>
          <table:table-cell table:number-columns-repeated="2" table:style-name="ce5" office:value-type="string" calcext:value-type="string">
            <text:p>Amazon Crossing </text:p>
          </table:table-cell>
          <table:table-cell office:value-type="float" office:value="1" calcext:value-type="float">
            <text:p>1</text:p>
          </table:table-cell>
          <table:table-cell office:value-type="string" calcext:value-type="string">
            <text:p>glacée.jpg</text:p>
          </table:table-cell>
          <table:table-cell/>
          <table:table-cell table:style-name="ce6" table:formula="of:=&quot;INSERT INTO article(titre,auteur,genre,collection, edition, id_category, file) VALUES('&quot;&amp;[.A3]&amp;&quot;','&quot;&amp;[.B3]&amp;&quot;','&quot;&amp;[.C3]&amp;&quot;','&quot;&amp;[.D3]&amp;&quot;','&quot;&amp;[.E3]&amp;&quot;','&quot;&amp;[.F3]&amp;&quot;','&quot;&amp;[.G3]&amp;&quot;'),&quot;" office:value-type="string" office:string-value="INSERT INTO article(titre,auteur,genre,collection, edition, id_category, file) VALUES('Dans les brumes de Capelans','Olivier Norek','furi',' Michel Lafon',' Michel Lafon','1','content.jpeg')," calcext:value-type="string">
            <text:p>INSERT INTO article(titre,auteur,genre,collection, edition, id_category, file) VALUES('Dans les brumes de Capelans','Olivier Norek','furi',' Michel Lafon',' Michel Lafon','1','content.jpeg'),</text:p>
          </table:table-cell>
        </table:table-row>
        <table:table-row table:style-name="ro3">
          <table:table-cell table:style-name="ce2" office:value-type="string" calcext:value-type="string">
            <text:p>Dans les brumes de Capelans</text:p>
          </table:table-cell>
          <table:table-cell table:style-name="ce2" office:value-type="string" calcext:value-type="string">
            <text:p>Olivier Norek</text:p>
          </table:table-cell>
          <table:table-cell table:style-name="ce5" office:value-type="string" calcext:value-type="string">
            <text:p>furi</text:p>
          </table:table-cell>
          <table:table-cell table:number-columns-repeated="2" table:style-name="ce5" office:value-type="string" calcext:value-type="string">
            <text:p><text:s/>Michel Lafon</text:p>
          </table:table-cell>
          <table:table-cell office:value-type="float" office:value="1" calcext:value-type="float">
            <text:p>1</text:p>
          </table:table-cell>
          <table:table-cell table:style-name="ce8" office:value-type="string" calcext:value-type="string">
            <text:p>content.jpeg</text:p>
          </table:table-cell>
          <table:table-cell/>
          <table:table-cell table:formula="of:=&quot;('&quot;&amp;[.A3]&amp;&quot;','&quot;&amp;[.B3]&amp;&quot;','&quot;&amp;[.C3]&amp;&quot;','&quot;&amp;[.D3]&amp;&quot;','&quot;&amp;[.E3]&amp;&quot;','&quot;&amp;[.F3]&amp;&quot;','&quot;&amp;[.G3]&amp;&quot;'),&quot;" office:value-type="string" office:string-value="('Dans les brumes de Capelans','Olivier Norek','furi',' Michel Lafon',' Michel Lafon','1','content.jpeg')," calcext:value-type="string">
            <text:p>('Dans les brumes de Capelans','Olivier Norek','furi',' Michel Lafon',' Michel Lafon','1','content.jpeg'),</text:p>
          </table:table-cell>
        </table:table-row>
        <table:table-row table:style-name="ro4">
          <table:table-cell table:style-name="ce2" office:value-type="string" calcext:value-type="string">
            <text:p>Le Seigneur des anneaux - Nouvelle traduction Tome 3</text:p>
          </table:table-cell>
          <table:table-cell table:style-name="ce2" office:value-type="string" calcext:value-type="string">
            <text:p><text:s/>J.R.R. Tolkien</text:p>
          </table:table-cell>
          <table:table-cell table:style-name="ce5" office:value-type="string" calcext:value-type="string">
            <text:p>aventure</text:p>
          </table:table-cell>
          <table:table-cell table:style-name="ce5" office:value-type="string" calcext:value-type="string">
            <text:p><text:s/>Tolkien</text:p>
          </table:table-cell>
          <table:table-cell table:style-name="ce5" office:value-type="string" calcext:value-type="string">
            <text:p><text:s/>Bourgois</text:p>
          </table:table-cell>
          <table:table-cell office:value-type="float" office:value="1" calcext:value-type="float">
            <text:p>1</text:p>
          </table:table-cell>
          <table:table-cell office:value-type="string" calcext:value-type="string">
            <text:p>Le-retour-du-roi.jpg</text:p>
          </table:table-cell>
          <table:table-cell/>
          <table:table-cell table:formula="of:=&quot;('&quot;&amp;[.A4]&amp;&quot;','&quot;&amp;[.B4]&amp;&quot;','&quot;&amp;[.C4]&amp;&quot;','&quot;&amp;[.D4]&amp;&quot;','&quot;&amp;[.E4]&amp;&quot;','&quot;&amp;[.F4]&amp;&quot;','&quot;&amp;[.G4]&amp;&quot;'),&quot;" office:value-type="string" office:string-value="('Le Seigneur des anneaux - Nouvelle traduction Tome 3',' J.R.R. Tolkien','aventure',' Tolkien',' Bourgois','1','Le-retour-du-roi.jpg')," calcext:value-type="string">
            <text:p>('Le Seigneur des anneaux - Nouvelle traduction Tome 3',' J.R.R. Tolkien','aventure',' Tolkien',' Bourgois','1','Le-retour-du-roi.jpg'),</text:p>
          </table:table-cell>
        </table:table-row>
        <table:table-row table:style-name="ro2">
          <table:table-cell table:style-name="ce2" office:value-type="string" calcext:value-type="string">
            <text:p>Catherine de Médicis </text:p>
          </table:table-cell>
          <table:table-cell table:style-name="ce2" office:value-type="string" calcext:value-type="string">
            <text:p>J-F Solnon</text:p>
          </table:table-cell>
          <table:table-cell table:style-name="ce5" office:value-type="string" calcext:value-type="string">
            <text:p>histoire</text:p>
          </table:table-cell>
          <table:table-cell table:style-name="ce5" office:value-type="string" calcext:value-type="string">
            <text:p><text:s/>Biographies</text:p>
          </table:table-cell>
          <table:table-cell table:style-name="ce5" office:value-type="string" calcext:value-type="string">
            <text:p><text:s/>Puf</text:p>
          </table:table-cell>
          <table:table-cell office:value-type="float" office:value="1" calcext:value-type="float">
            <text:p>1</text:p>
          </table:table-cell>
          <table:table-cell office:value-type="string" calcext:value-type="string">
            <text:p>catherine.jpg</text:p>
          </table:table-cell>
          <table:table-cell/>
          <table:table-cell table:formula="of:=&quot;('&quot;&amp;[.A5]&amp;&quot;','&quot;&amp;[.B5]&amp;&quot;','&quot;&amp;[.C5]&amp;&quot;','&quot;&amp;[.D5]&amp;&quot;','&quot;&amp;[.E5]&amp;&quot;','&quot;&amp;[.F5]&amp;&quot;','&quot;&amp;[.G5]&amp;&quot;'),&quot;" office:value-type="string" office:string-value="('Catherine de Médicis ','J-F Solnon','histoire',' Biographies',' Puf','1','catherine.jpg')," calcext:value-type="string">
            <text:p>('Catherine de Médicis ','J-F Solnon','histoire',' Biographies',' Puf','1','catherine.jpg'),</text:p>
          </table:table-cell>
        </table:table-row>
        <table:table-row table:style-name="ro5">
          <table:table-cell table:style-name="ce2" office:value-type="string" calcext:value-type="string">
            <text:p>Pour les Nuls - : La Télévision Pour les nuls</text:p>
          </table:table-cell>
          <table:table-cell table:style-name="ce2" office:value-type="string" calcext:value-type="string">
            <text:p>la maison d’edition</text:p>
          </table:table-cell>
          <table:table-cell table:style-name="ce5" office:value-type="string" calcext:value-type="string">
            <text:p>apprentissage</text:p>
          </table:table-cell>
          <table:table-cell table:style-name="ce5" office:value-type="string" calcext:value-type="string">
            <text:p><text:s/>Pour les nuls</text:p>
          </table:table-cell>
          <table:table-cell table:style-name="ce5" office:value-type="string" calcext:value-type="string">
            <text:p><text:s/>First</text:p>
          </table:table-cell>
          <table:table-cell office:value-type="float" office:value="3" calcext:value-type="float">
            <text:p>3</text:p>
          </table:table-cell>
          <table:table-cell office:value-type="string" calcext:value-type="string">
            <text:p>les-nuls.jpg</text:p>
          </table:table-cell>
          <table:table-cell/>
          <table:table-cell table:formula="of:=&quot;('&quot;&amp;[.A6]&amp;&quot;','&quot;&amp;[.B6]&amp;&quot;','&quot;&amp;[.C6]&amp;&quot;','&quot;&amp;[.D6]&amp;&quot;','&quot;&amp;[.E6]&amp;&quot;','&quot;&amp;[.F6]&amp;&quot;','&quot;&amp;[.G6]&amp;&quot;'),&quot;" office:value-type="string" office:string-value="('Pour les Nuls - : La Télévision Pour les nuls','la maison d’edition','apprentissage',' Pour les nuls',' First','3','les-nuls.jpg')," calcext:value-type="string">
            <text:p>('Pour les Nuls - : La Télévision Pour les nuls','la maison d’edition','apprentissage',' Pour les nuls',' First','3','les-nuls.jpg'),</text:p>
          </table:table-cell>
        </table:table-row>
        <table:table-row table:style-name="ro3">
          <table:table-cell table:style-name="ce2" office:value-type="string" calcext:value-type="string">
            <text:p>La chronique des Bridgerton</text:p>
          </table:table-cell>
          <table:table-cell table:style-name="ce2" office:value-type="string" calcext:value-type="string">
            <text:p>Une certaine personne</text:p>
          </table:table-cell>
          <table:table-cell table:style-name="ce5" office:value-type="string" calcext:value-type="string">
            <text:p>Romantique</text:p>
          </table:table-cell>
          <table:table-cell table:style-name="ce5" office:value-type="string" calcext:value-type="string">
            <text:p>chronique de Bridgerton</text:p>
          </table:table-cell>
          <table:table-cell table:style-name="ce5" office:value-type="string" calcext:value-type="string">
            <text:p>J\'ai Lu </text:p>
          </table:table-cell>
          <table:table-cell office:value-type="float" office:value="1" calcext:value-type="float">
            <text:p>1</text:p>
          </table:table-cell>
          <table:table-cell office:value-type="string" calcext:value-type="string">
            <text:p>brigerton.jpg</text:p>
          </table:table-cell>
          <table:table-cell/>
          <table:table-cell table:formula="of:=&quot;('&quot;&amp;[.A7]&amp;&quot;','&quot;&amp;[.B7]&amp;&quot;','&quot;&amp;[.C7]&amp;&quot;','&quot;&amp;[.D7]&amp;&quot;','&quot;&amp;[.E7]&amp;&quot;','&quot;&amp;[.F7]&amp;&quot;','&quot;&amp;[.G7]&amp;&quot;'),&quot;" office:value-type="string" office:string-value="('La chronique des Bridgerton','Une certaine personne','Romantique','chronique de Bridgerton','J\'ai Lu ','1','brigerton.jpg')," calcext:value-type="string">
            <text:p>('La chronique des Bridgerton','Une certaine personne','Romantique','chronique de Bridgerton','J\'ai Lu ','1','brigerton.jpg'),</text:p>
          </table:table-cell>
        </table:table-row>
        <table:table-row table:style-name="ro3">
          <table:table-cell table:style-name="ce2" office:value-type="string" calcext:value-type="string">
            <text:p>The Adventures Of TinTin</text:p>
          </table:table-cell>
          <table:table-cell table:style-name="ce2" office:value-type="string" calcext:value-type="string">
            <text:p>Hergé</text:p>
          </table:table-cell>
          <table:table-cell table:style-name="ce5" office:value-type="string" calcext:value-type="string">
            <text:p>Aventure</text:p>
          </table:table-cell>
          <table:table-cell table:style-name="ce5" office:value-type="string" calcext:value-type="string">
            <text:p>Les aventures de Tintin</text:p>
          </table:table-cell>
          <table:table-cell table:style-name="ce5" office:value-type="string" calcext:value-type="string">
            <text:p>Casterman</text:p>
          </table:table-cell>
          <table:table-cell table:formula="of:=RANDBETWEEN(1;3)" office:value-type="float" office:value="3" calcext:value-type="float">
            <text:p>3</text:p>
          </table:table-cell>
          <table:table-cell office:value-type="string" calcext:value-type="string">
            <text:p>tintin.jpg</text:p>
          </table:table-cell>
          <table:table-cell/>
          <table:table-cell table:formula="of:=&quot;('&quot;&amp;[.A8]&amp;&quot;','&quot;&amp;[.B8]&amp;&quot;','&quot;&amp;[.C8]&amp;&quot;','&quot;&amp;[.D8]&amp;&quot;','&quot;&amp;[.E8]&amp;&quot;','&quot;&amp;[.F8]&amp;&quot;','&quot;&amp;[.G8]&amp;&quot;'),&quot;" office:value-type="string" office:string-value="('The Adventures Of TinTin','Hergé','Aventure','Les aventures de Tintin','Casterman','3','tintin.jpg')," calcext:value-type="string">
            <text:p>('The Adventures Of TinTin','Hergé','Aventure','Les aventures de Tintin','Casterman','3','tintin.jpg'),</text:p>
          </table:table-cell>
        </table:table-row>
        <table:table-row table:style-name="ro2">
          <table:table-cell table:style-name="ce2" office:value-type="string" calcext:value-type="string">
            <text:p>Tintin et les Picaros</text:p>
          </table:table-cell>
          <table:table-cell table:style-name="ce2" office:value-type="string" calcext:value-type="string">
            <text:p>Hergé</text:p>
          </table:table-cell>
          <table:table-cell table:style-name="ce5" office:value-type="string" calcext:value-type="string">
            <text:p>Aventure</text:p>
          </table:table-cell>
          <table:table-cell table:style-name="ce5" office:value-type="string" calcext:value-type="string">
            <text:p>Les aventures de Tintin</text:p>
          </table:table-cell>
          <table:table-cell table:style-name="ce5" office:value-type="string" calcext:value-type="string">
            <text:p>Casterman</text:p>
          </table:table-cell>
          <table:table-cell office:value-type="float" office:value="2" calcext:value-type="float">
            <text:p>2</text:p>
          </table:table-cell>
          <table:table-cell office:value-type="string" calcext:value-type="string">
            <text:p>Tintin-au-Tibet.jpg</text:p>
          </table:table-cell>
          <table:table-cell/>
          <table:table-cell table:formula="of:=&quot;('&quot;&amp;[.A9]&amp;&quot;','&quot;&amp;[.B9]&amp;&quot;','&quot;&amp;[.C9]&amp;&quot;','&quot;&amp;[.D9]&amp;&quot;','&quot;&amp;[.E9]&amp;&quot;','&quot;&amp;[.F9]&amp;&quot;','&quot;&amp;[.G9]&amp;&quot;'),&quot;" office:value-type="string" office:string-value="('Tintin et les Picaros','Hergé','Aventure','Les aventures de Tintin','Casterman','2','Tintin-au-Tibet.jpg')," calcext:value-type="string">
            <text:p>('Tintin et les Picaros','Hergé','Aventure','Les aventures de Tintin','Casterman','2','Tintin-au-Tibet.jpg'),</text:p>
          </table:table-cell>
        </table:table-row>
        <table:table-row table:style-name="ro1">
          <table:table-cell table:style-name="ce2" office:value-type="string" calcext:value-type="string">
            <text:p>Tinin au Tibet</text:p>
          </table:table-cell>
          <table:table-cell table:style-name="ce2" office:value-type="string" calcext:value-type="string">
            <text:p>Hergé</text:p>
          </table:table-cell>
          <table:table-cell table:style-name="ce5" office:value-type="string" calcext:value-type="string">
            <text:p>Aventure</text:p>
          </table:table-cell>
          <table:table-cell table:style-name="ce5" office:value-type="string" calcext:value-type="string">
            <text:p>Les aventures de Tintin</text:p>
          </table:table-cell>
          <table:table-cell table:style-name="ce5" office:value-type="string" calcext:value-type="string">
            <text:p>Casterman</text:p>
          </table:table-cell>
          <table:table-cell office:value-type="float" office:value="2" calcext:value-type="float">
            <text:p>2</text:p>
          </table:table-cell>
          <table:table-cell office:value-type="string" calcext:value-type="string">
            <text:p>Tintin-et-les-Picaros.jpg</text:p>
          </table:table-cell>
          <table:table-cell/>
          <table:table-cell table:formula="of:=&quot;('&quot;&amp;[.A10]&amp;&quot;','&quot;&amp;[.B10]&amp;&quot;','&quot;&amp;[.C10]&amp;&quot;','&quot;&amp;[.D10]&amp;&quot;','&quot;&amp;[.E10]&amp;&quot;','&quot;&amp;[.F10]&amp;&quot;','&quot;&amp;[.G10]&amp;&quot;'),&quot;" office:value-type="string" office:string-value="('Tinin au Tibet','Hergé','Aventure','Les aventures de Tintin','Casterman','2','Tintin-et-les-Picaros.jpg')," calcext:value-type="string">
            <text:p>('Tinin au Tibet','Hergé','Aventure','Les aventures de Tintin','Casterman','2','Tintin-et-les-Picaros.jpg'),</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table:formula="of:=RANDBETWEEN(1;5)" office:value-type="float" office:value="2" calcext:value-type="float">
            <text:p>2</text:p>
          </table:table-cell>
          <table:table-cell/>
          <table:table-cell table:formula="of:=&quot;('&quot;&amp;[.A10]&amp;&quot;','&quot;&amp;[.C10]&amp;&quot;','DEFAULT','DEFAULT','&quot;&amp;[.F10]&amp;&quot;','&quot;&amp;[.G10]&amp;&quot;'),&quot;" office:value-type="string" office:string-value="('Tinin au Tibet','Aventure','DEFAULT','DEFAULT','2','Tintin-et-les-Picaros.jpg')," calcext:value-type="string">
            <text:p>('Tinin au Tibet','Aventure','DEFAULT','DEFAULT','2','Tintin-et-les-Picaros.jpg'),</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office:value-type="float" office:value="7" calcext:value-type="float">
            <text:p>7</text:p>
          </table:table-cell>
          <table:table-cell/>
          <table:table-cell table:formula="of:=&quot;('&quot;&amp;[.A11]&amp;&quot;','&quot;&amp;[.C11]&amp;&quot;','DEFAULT','DEFAULT','&quot;&amp;[.F11]&amp;&quot;','&quot;&amp;[.G11]&amp;&quot;'),&quot;" office:value-type="string" office:string-value="('Lorem ipsum dolor sit amet. In earum itaque et adipisci quos est omnis consequatur.','furi','DEFAULT','DEFAULT','3','2')," calcext:value-type="string">
            <text:p>('Lorem ipsum dolor sit amet. In earum itaque et adipisci quos est omnis consequatur.','furi','DEFAULT','DEFAULT','3','2'),</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1" calcext:value-type="float">
            <text:p>1</text:p>
          </table:table-cell>
          <table:table-cell table:formula="of:=RANDBETWEEN(1;5)" office:value-type="float" office:value="3" calcext:value-type="float">
            <text:p>3</text:p>
          </table:table-cell>
          <table:table-cell/>
          <table:table-cell table:formula="of:=&quot;('&quot;&amp;[.A12]&amp;&quot;','&quot;&amp;[.C12]&amp;&quot;','DEFAULT','DEFAULT','&quot;&amp;[.F12]&amp;&quot;','&quot;&amp;[.G12]&amp;&quot;'),&quot;" office:value-type="string" office:string-value="('Lorem ipsum dolor sit amet. In earum itaque et adipisci quos est omnis consequatur.','furi','DEFAULT','DEFAULT','3','7')," calcext:value-type="string">
            <text:p>('Lorem ipsum dolor sit amet. In earum itaque et adipisci quos est omnis consequatur.','furi','DEFAULT','DEFAULT','3','7'),</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office:value-type="float" office:value="1" calcext:value-type="float">
            <text:p>1</text:p>
          </table:table-cell>
          <table:table-cell/>
          <table:table-cell table:formula="of:=&quot;('&quot;&amp;[.A13]&amp;&quot;','&quot;&amp;[.C13]&amp;&quot;','DEFAULT','DEFAULT','&quot;&amp;[.F13]&amp;&quot;','&quot;&amp;[.G13]&amp;&quot;'),&quot;" office:value-type="string" office:string-value="('Lorem ipsum dolor sit amet. In earum itaque et adipisci quos est omnis consequatur.','furi','DEFAULT','DEFAULT','1','3')," calcext:value-type="string">
            <text:p>('Lorem ipsum dolor sit amet. In earum itaque et adipisci quos est omnis consequatur.','furi','DEFAULT','DEFAULT','1','3'),</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table:formula="of:=RANDBETWEEN(1;5)" office:value-type="float" office:value="1" calcext:value-type="float">
            <text:p>1</text:p>
          </table:table-cell>
          <table:table-cell/>
          <table:table-cell table:formula="of:=&quot;('&quot;&amp;[.A14]&amp;&quot;','&quot;&amp;[.C14]&amp;&quot;','DEFAULT','DEFAULT','&quot;&amp;[.F14]&amp;&quot;','&quot;&amp;[.G14]&amp;&quot;'),&quot;" office:value-type="string" office:string-value="('Lorem ipsum dolor sit amet. In earum itaque et adipisci quos est omnis consequatur.','furi','DEFAULT','DEFAULT','3','1')," calcext:value-type="string">
            <text:p>('Lorem ipsum dolor sit amet. In earum itaque et adipisci quos est omnis consequatur.','furi','DEFAULT','DEFAULT','3','1'),</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1" calcext:value-type="float">
            <text:p>1</text:p>
          </table:table-cell>
          <table:table-cell office:value-type="float" office:value="4" calcext:value-type="float">
            <text:p>4</text:p>
          </table:table-cell>
          <table:table-cell/>
          <table:table-cell table:formula="of:=&quot;('&quot;&amp;[.A15]&amp;&quot;','&quot;&amp;[.C15]&amp;&quot;','DEFAULT','DEFAULT','&quot;&amp;[.F15]&amp;&quot;','&quot;&amp;[.G15]&amp;&quot;'),&quot;" office:value-type="string" office:string-value="('Lorem ipsum dolor sit amet. In earum itaque et adipisci quos est omnis consequatur.','furi','DEFAULT','DEFAULT','3','1')," calcext:value-type="string">
            <text:p>('Lorem ipsum dolor sit amet. In earum itaque et adipisci quos est omnis consequatur.','furi','DEFAULT','DEFAULT','3','1'),</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table:formula="of:=RANDBETWEEN(1;5)" office:value-type="float" office:value="5" calcext:value-type="float">
            <text:p>5</text:p>
          </table:table-cell>
          <table:table-cell/>
          <table:table-cell table:formula="of:=&quot;('&quot;&amp;[.A16]&amp;&quot;','&quot;&amp;[.C16]&amp;&quot;','DEFAULT','DEFAULT','&quot;&amp;[.F16]&amp;&quot;','&quot;&amp;[.G16]&amp;&quot;'),&quot;" office:value-type="string" office:string-value="('Lorem ipsum dolor sit amet. In earum itaque et adipisci quos est omnis consequatur.','furi','DEFAULT','DEFAULT','1','4')," calcext:value-type="string">
            <text:p>('Lorem ipsum dolor sit amet. In earum itaque et adipisci quos est omnis consequatur.','furi','DEFAULT','DEFAULT','1','4'),</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2" calcext:value-type="float">
            <text:p>2</text:p>
          </table:table-cell>
          <table:table-cell office:value-type="float" office:value="5" calcext:value-type="float">
            <text:p>5</text:p>
          </table:table-cell>
          <table:table-cell/>
          <table:table-cell table:formula="of:=&quot;('&quot;&amp;[.A17]&amp;&quot;','&quot;&amp;[.C17]&amp;&quot;','DEFAULT','DEFAULT','&quot;&amp;[.F17]&amp;&quot;','&quot;&amp;[.G17]&amp;&quot;'),&quot;" office:value-type="string" office:string-value="('Lorem ipsum dolor sit amet. In earum itaque et adipisci quos est omnis consequatur.','furi','DEFAULT','DEFAULT','3','5')," calcext:value-type="string">
            <text:p>('Lorem ipsum dolor sit amet. In earum itaque et adipisci quos est omnis consequatur.','furi','DEFAULT','DEFAULT','3','5'),</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2" calcext:value-type="float">
            <text:p>2</text:p>
          </table:table-cell>
          <table:table-cell table:formula="of:=RANDBETWEEN(1;5)" office:value-type="float" office:value="4" calcext:value-type="float">
            <text:p>4</text:p>
          </table:table-cell>
          <table:table-cell/>
          <table:table-cell table:formula="of:=&quot;('&quot;&amp;[.A18]&amp;&quot;','&quot;&amp;[.C18]&amp;&quot;','DEFAULT','DEFAULT','&quot;&amp;[.F18]&amp;&quot;','&quot;&amp;[.G18]&amp;&quot;'),&quot;" office:value-type="string" office:string-value="('Lorem ipsum dolor sit amet. In earum itaque et adipisci quos est omnis consequatur.','furi','DEFAULT','DEFAULT','2','5')," calcext:value-type="string">
            <text:p>('Lorem ipsum dolor sit amet. In earum itaque et adipisci quos est omnis consequatur.','furi','DEFAULT','DEFAULT','2','5'),</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2" calcext:value-type="float">
            <text:p>2</text:p>
          </table:table-cell>
          <table:table-cell office:value-type="float" office:value="6" calcext:value-type="float">
            <text:p>6</text:p>
          </table:table-cell>
          <table:table-cell/>
          <table:table-cell table:formula="of:=&quot;('&quot;&amp;[.A19]&amp;&quot;','&quot;&amp;[.C19]&amp;&quot;','DEFAULT','DEFAULT','&quot;&amp;[.F19]&amp;&quot;','&quot;&amp;[.G19]&amp;&quot;'),&quot;" office:value-type="string" office:string-value="('Lorem ipsum dolor sit amet. In earum itaque et adipisci quos est omnis consequatur.','furi','DEFAULT','DEFAULT','2','4')," calcext:value-type="string">
            <text:p>('Lorem ipsum dolor sit amet. In earum itaque et adipisci quos est omnis consequatur.','furi','DEFAULT','DEFAULT','2','4'),</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office:value-type="float" office:value="7" calcext:value-type="float">
            <text:p>7</text:p>
          </table:table-cell>
          <table:table-cell/>
          <table:table-cell table:formula="of:=&quot;('&quot;&amp;[.A20]&amp;&quot;','&quot;&amp;[.C20]&amp;&quot;','DEFAULT','DEFAULT','&quot;&amp;[.F20]&amp;&quot;','&quot;&amp;[.G20]&amp;&quot;'),&quot;" office:value-type="string" office:string-value="('Lorem ipsum dolor sit amet. In earum itaque et adipisci quos est omnis consequatur.','furi','DEFAULT','DEFAULT','2','6')," calcext:value-type="string">
            <text:p>('Lorem ipsum dolor sit amet. In earum itaque et adipisci quos est omnis consequatur.','furi','DEFAULT','DEFAULT','2','6'),</text:p>
          </table:table-cell>
        </table:table-row>
        <table:table-row table:style-name="ro6">
          <table:table-cell table:style-name="ce2" office:value-type="string" calcext:value-type="string">
            <text:p>Lorem ipsum dolor sit amet. In earum itaque et adipisci quos est omnis consequatur.</text:p>
          </table:table-cell>
          <table:table-cell table:style-name="ce2"/>
          <table:table-cell table:style-name="ce5" office:value-type="string" calcext:value-type="string">
            <text:p>furi</text:p>
          </table:table-cell>
          <table:table-cell table:style-name="ce5" table:number-columns-repeated="2"/>
          <table:table-cell table:formula="of:=RANDBETWEEN(1;3)" office:value-type="float" office:value="3" calcext:value-type="float">
            <text:p>3</text:p>
          </table:table-cell>
          <table:table-cell office:value-type="float" office:value="1" calcext:value-type="float">
            <text:p>1</text:p>
          </table:table-cell>
          <table:table-cell/>
          <table:table-cell table:formula="of:=&quot;('&quot;&amp;[.A21]&amp;&quot;','&quot;&amp;[.C21]&amp;&quot;','DEFAULT','DEFAULT','&quot;&amp;[.F21]&amp;&quot;','&quot;&amp;[.G21]&amp;&quot;'),&quot;" office:value-type="string" office:string-value="('Lorem ipsum dolor sit amet. In earum itaque et adipisci quos est omnis consequatur.','furi','DEFAULT','DEFAULT','3','7')," calcext:value-type="string">
            <text:p>('Lorem ipsum dolor sit amet. In earum itaque et adipisci quos est omnis consequatur.','furi','DEFAULT','DEFAULT','3','7'),</text:p>
          </table:table-cell>
        </table:table-row>
        <table:table-row table:style-name="ro3">
          <table:table-cell office:value-type="string" calcext:value-type="string">
            <text:p><text:a xlink:href="https://www.songfacts.com/facts/jackson-browne/a-song-for-barcelona" xlink:type="simple">A Song For Barcelona</text:a> - Jackson Browne</text:p>
          </table:table-cell>
          <table:table-cell/>
          <table:table-cell table:formula="of:=LEFT([.A23];(FIND(&quot;-&quot;;[.A23])-1))" office:value-type="string" office:string-value="A Song For Barcelona " calcext:value-type="string">
            <text:p>A Song For Barcelona </text:p>
          </table:table-cell>
          <table:table-cell table:number-columns-repeated="4"/>
          <table:table-cell table:formula="of:=RANDBETWEEN(1;4)" office:value-type="float" office:value="4" calcext:value-type="float">
            <text:p>4</text:p>
          </table:table-cell>
          <table:table-cell table:formula="of:=&quot;('&quot;&amp;[.C23]&amp;&quot;',&quot;&amp;[.H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i-verdes/a-o-k" xlink:type="simple">A-O-K</text:a> - Tai Verdes</text:p>
          </table:table-cell>
          <table:table-cell/>
          <table:table-cell table:formula="of:=LEFT([.A24];(FIND(&quot;-&quot;;[.A24])-1))" office:value-type="string" office:string-value="A" calcext:value-type="string">
            <text:p>A</text:p>
          </table:table-cell>
          <table:table-cell table:number-columns-repeated="4"/>
          <table:table-cell table:formula="of:=RANDBETWEEN(1;4)" office:value-type="float" office:value="4" calcext:value-type="float">
            <text:p>4</text:p>
          </table:table-cell>
          <table:table-cell table:formula="of:=&quot;('&quot;&amp;[.C24]&amp;&quot;',&quot;&amp;[.H2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alker-hayes/aa" xlink:type="simple">AA</text:a> - Walker Hayes</text:p>
          </table:table-cell>
          <table:table-cell/>
          <table:table-cell table:formula="of:=LEFT([.A25];(FIND(&quot;-&quot;;[.A25])-1))" office:value-type="string" office:string-value="AA " calcext:value-type="string">
            <text:p>AA </text:p>
          </table:table-cell>
          <table:table-cell table:number-columns-repeated="4"/>
          <table:table-cell table:formula="of:=RANDBETWEEN(1;4)" office:value-type="float" office:value="1" calcext:value-type="float">
            <text:p>1</text:p>
          </table:table-cell>
          <table:table-cell table:formula="of:=&quot;('&quot;&amp;[.C25]&amp;&quot;',&quot;&amp;[.H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yle/abcdefu" xlink:type="simple">Abcdefu</text:a> - GAYLE</text:p>
          </table:table-cell>
          <table:table-cell/>
          <table:table-cell table:formula="of:=LEFT([.A26];(FIND(&quot;-&quot;;[.A26])-1))" office:value-type="string" office:string-value="Abcdefu " calcext:value-type="string">
            <text:p>Abcdefu </text:p>
          </table:table-cell>
          <table:table-cell table:number-columns-repeated="4"/>
          <table:table-cell table:formula="of:=RANDBETWEEN(1;4)" office:value-type="float" office:value="3" calcext:value-type="float">
            <text:p>3</text:p>
          </table:table-cell>
          <table:table-cell table:formula="of:=&quot;('&quot;&amp;[.C26]&amp;&quot;',&quot;&amp;[.H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rja-smith/addicted" xlink:type="simple">Addicted</text:a> - Jorja Smith</text:p>
          </table:table-cell>
          <table:table-cell/>
          <table:table-cell table:formula="of:=LEFT([.A27];(FIND(&quot;-&quot;;[.A27])-1))" office:value-type="string" office:string-value="Addicted " calcext:value-type="string">
            <text:p>Addicted </text:p>
          </table:table-cell>
          <table:table-cell table:number-columns-repeated="4"/>
          <table:table-cell table:formula="of:=RANDBETWEEN(1;4)" office:value-type="float" office:value="2" calcext:value-type="float">
            <text:p>2</text:p>
          </table:table-cell>
          <table:table-cell table:formula="of:=&quot;('&quot;&amp;[.C27]&amp;&quot;',&quot;&amp;[.H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ton-john/after-all" xlink:type="simple">After All</text:a> - Elton John</text:p>
          </table:table-cell>
          <table:table-cell/>
          <table:table-cell table:formula="of:=LEFT([.A28];(FIND(&quot;-&quot;;[.A28])-1))" office:value-type="string" office:string-value="After All " calcext:value-type="string">
            <text:p>After All </text:p>
          </table:table-cell>
          <table:table-cell table:number-columns-repeated="4"/>
          <table:table-cell table:formula="of:=RANDBETWEEN(1;4)" office:value-type="float" office:value="1" calcext:value-type="float">
            <text:p>1</text:p>
          </table:table-cell>
          <table:table-cell table:formula="of:=&quot;('&quot;&amp;[.C28]&amp;&quot;',&quot;&amp;[.H2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greta-van-fleet/age-of-machine" xlink:type="simple">Age of Machine</text:a> - Greta Van Fleet</text:p>
          </table:table-cell>
          <table:table-cell/>
          <table:table-cell table:formula="of:=LEFT([.A29];(FIND(&quot;-&quot;;[.A29])-1))" office:value-type="string" office:string-value="Age of Machine " calcext:value-type="string">
            <text:p>Age of Machine </text:p>
          </table:table-cell>
          <table:table-cell table:number-columns-repeated="4"/>
          <table:table-cell table:formula="of:=RANDBETWEEN(1;4)" office:value-type="float" office:value="1" calcext:value-type="float">
            <text:p>1</text:p>
          </table:table-cell>
          <table:table-cell table:formula="of:=&quot;('&quot;&amp;[.C29]&amp;&quot;',&quot;&amp;[.H29]&amp;&quot;,'default','default','&quot;&amp;#REF!&amp;&quot;'),&quot;" office:value-type="string" office:string-value="" calcext:value-type="error">
            <text:p>#RÉF !</text:p>
          </table:table-cell>
        </table:table-row>
        <table:table-row table:style-name="ro2">
          <table:table-cell office:value-type="string" calcext:value-type="string">
            <text:p>Aint S--t - Doja Cat</text:p>
          </table:table-cell>
          <table:table-cell/>
          <table:table-cell table:formula="of:=LEFT([.A30];(FIND(&quot;-&quot;;[.A30])-1))" office:value-type="string" office:string-value="Aint S" calcext:value-type="string">
            <text:p>Aint S</text:p>
          </table:table-cell>
          <table:table-cell table:number-columns-repeated="4"/>
          <table:table-cell table:formula="of:=RANDBETWEEN(1;4)" office:value-type="float" office:value="2" calcext:value-type="float">
            <text:p>2</text:p>
          </table:table-cell>
          <table:table-cell table:formula="of:=&quot;('&quot;&amp;[.C30]&amp;&quot;',&quot;&amp;[.H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eboy/alcohol" xlink:type="simple">Alcohol</text:a> - Joeboy</text:p>
          </table:table-cell>
          <table:table-cell/>
          <table:table-cell table:formula="of:=LEFT([.A31];(FIND(&quot;-&quot;;[.A31])-1))" office:value-type="string" office:string-value="Alcohol " calcext:value-type="string">
            <text:p>Alcohol </text:p>
          </table:table-cell>
          <table:table-cell table:number-columns-repeated="4"/>
          <table:table-cell table:formula="of:=RANDBETWEEN(1;4)" office:value-type="float" office:value="4" calcext:value-type="float">
            <text:p>4</text:p>
          </table:table-cell>
          <table:table-cell table:formula="of:=&quot;('&quot;&amp;[.C31]&amp;&quot;',&quot;&amp;[.H3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ickey-guyton/all-american" xlink:type="simple">All American</text:a> - Mickey Guyton</text:p>
          </table:table-cell>
          <table:table-cell/>
          <table:table-cell table:formula="of:=LEFT([.A32];(FIND(&quot;-&quot;;[.A32])-1))" office:value-type="string" office:string-value="All American " calcext:value-type="string">
            <text:p>All American </text:p>
          </table:table-cell>
          <table:table-cell table:number-columns-repeated="4"/>
          <table:table-cell table:formula="of:=RANDBETWEEN(1;4)" office:value-type="float" office:value="3" calcext:value-type="float">
            <text:p>3</text:p>
          </table:table-cell>
          <table:table-cell table:formula="of:=&quot;('&quot;&amp;[.C32]&amp;&quot;',&quot;&amp;[.H3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o-burnham/all-eyes-on-me" xlink:type="simple">All Eyes On Me</text:a> - Bo Burnham</text:p>
          </table:table-cell>
          <table:table-cell/>
          <table:table-cell table:formula="of:=LEFT([.A33];(FIND(&quot;-&quot;;[.A33])-1))" office:value-type="string" office:string-value="All Eyes On Me " calcext:value-type="string">
            <text:p>All Eyes On Me </text:p>
          </table:table-cell>
          <table:table-cell table:number-columns-repeated="4"/>
          <table:table-cell table:formula="of:=RANDBETWEEN(1;4)" office:value-type="float" office:value="4" calcext:value-type="float">
            <text:p>4</text:p>
          </table:table-cell>
          <table:table-cell table:formula="of:=&quot;('&quot;&amp;[.C33]&amp;&quot;',&quot;&amp;[.H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nk/all-i-know-so-far" xlink:type="simple">All I Know So Far</text:a> - Pink</text:p>
          </table:table-cell>
          <table:table-cell/>
          <table:table-cell table:formula="of:=LEFT([.A34];(FIND(&quot;-&quot;;[.A34])-1))" office:value-type="string" office:string-value="All I Know So Far " calcext:value-type="string">
            <text:p>All I Know So Far </text:p>
          </table:table-cell>
          <table:table-cell table:number-columns-repeated="4"/>
          <table:table-cell table:formula="of:=RANDBETWEEN(1;4)" office:value-type="float" office:value="4" calcext:value-type="float">
            <text:p>4</text:p>
          </table:table-cell>
          <table:table-cell table:formula="of:=&quot;('&quot;&amp;[.C34]&amp;&quot;',&quot;&amp;[.H3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enedict-cork/all-my-famous-friends" xlink:type="simple">All My Famous Friends</text:a> - Benedict Cork</text:p>
          </table:table-cell>
          <table:table-cell/>
          <table:table-cell table:formula="of:=LEFT([.A35];(FIND(&quot;-&quot;;[.A35])-1))" office:value-type="string" office:string-value="All My Famous Friends " calcext:value-type="string">
            <text:p>All My Famous Friends </text:p>
          </table:table-cell>
          <table:table-cell table:number-columns-repeated="4"/>
          <table:table-cell table:formula="of:=RANDBETWEEN(1;4)" office:value-type="float" office:value="3" calcext:value-type="float">
            <text:p>3</text:p>
          </table:table-cell>
          <table:table-cell table:formula="of:=&quot;('&quot;&amp;[.C35]&amp;&quot;',&quot;&amp;[.H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eezer/all-my-favorite-songs" xlink:type="simple">All My Favorite Songs</text:a> - Weezer</text:p>
          </table:table-cell>
          <table:table-cell/>
          <table:table-cell table:formula="of:=LEFT([.A36];(FIND(&quot;-&quot;;[.A36])-1))" office:value-type="string" office:string-value="All My Favorite Songs " calcext:value-type="string">
            <text:p>All My Favorite Songs </text:p>
          </table:table-cell>
          <table:table-cell table:number-columns-repeated="4"/>
          <table:table-cell table:formula="of:=RANDBETWEEN(1;4)" office:value-type="float" office:value="4" calcext:value-type="float">
            <text:p>4</text:p>
          </table:table-cell>
          <table:table-cell table:formula="of:=&quot;('&quot;&amp;[.C36]&amp;&quot;',&quot;&amp;[.H3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all-night-parking" xlink:type="simple">All Night Parking</text:a> - Adele</text:p>
          </table:table-cell>
          <table:table-cell/>
          <table:table-cell table:formula="of:=LEFT([.A37];(FIND(&quot;-&quot;;[.A37])-1))" office:value-type="string" office:string-value="All Night Parking " calcext:value-type="string">
            <text:p>All Night Parking </text:p>
          </table:table-cell>
          <table:table-cell table:number-columns-repeated="4"/>
          <table:table-cell table:formula="of:=RANDBETWEEN(1;4)" office:value-type="float" office:value="3" calcext:value-type="float">
            <text:p>3</text:p>
          </table:table-cell>
          <table:table-cell table:formula="of:=&quot;('&quot;&amp;[.C37]&amp;&quot;',&quot;&amp;[.H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rja-smith/all-of-this" xlink:type="simple">All Of This</text:a> - Jorja Smith</text:p>
          </table:table-cell>
          <table:table-cell/>
          <table:table-cell table:formula="of:=LEFT([.A38];(FIND(&quot;-&quot;;[.A38])-1))" office:value-type="string" office:string-value="All Of This " calcext:value-type="string">
            <text:p>All Of This </text:p>
          </table:table-cell>
          <table:table-cell table:number-columns-repeated="4"/>
          <table:table-cell table:formula="of:=RANDBETWEEN(1;4)" office:value-type="float" office:value="3" calcext:value-type="float">
            <text:p>3</text:p>
          </table:table-cell>
          <table:table-cell table:formula="of:=&quot;('&quot;&amp;[.C38]&amp;&quot;',&quot;&amp;[.H3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ast-of-encanto/all-of-you" xlink:type="simple">All Of You</text:a> - Cast of Encanto</text:p>
          </table:table-cell>
          <table:table-cell/>
          <table:table-cell table:formula="of:=LEFT([.A39];(FIND(&quot;-&quot;;[.A39])-1))" office:value-type="string" office:string-value="All Of You " calcext:value-type="string">
            <text:p>All Of You </text:p>
          </table:table-cell>
          <table:table-cell table:number-columns-repeated="4"/>
          <table:table-cell table:formula="of:=RANDBETWEEN(1;4)" office:value-type="float" office:value="1" calcext:value-type="float">
            <text:p>1</text:p>
          </table:table-cell>
          <table:table-cell table:formula="of:=&quot;('&quot;&amp;[.C39]&amp;&quot;',&quot;&amp;[.H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kells/all-roads" xlink:type="simple">All Roads</text:a> - Arkells</text:p>
          </table:table-cell>
          <table:table-cell/>
          <table:table-cell table:formula="of:=LEFT([.A40];(FIND(&quot;-&quot;;[.A40])-1))" office:value-type="string" office:string-value="All Roads " calcext:value-type="string">
            <text:p>All Roads </text:p>
          </table:table-cell>
          <table:table-cell table:number-columns-repeated="4"/>
          <table:table-cell table:formula="of:=RANDBETWEEN(1;4)" office:value-type="float" office:value="1" calcext:value-type="float">
            <text:p>1</text:p>
          </table:table-cell>
          <table:table-cell table:formula="of:=&quot;('&quot;&amp;[.C40]&amp;&quot;',&quot;&amp;[.H4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accidentals/all-shall-be-well" xlink:type="simple">All Shall Be Well</text:a> - The Accidentals</text:p>
          </table:table-cell>
          <table:table-cell/>
          <table:table-cell table:formula="of:=LEFT([.A41];(FIND(&quot;-&quot;;[.A41])-1))" office:value-type="string" office:string-value="All Shall Be Well " calcext:value-type="string">
            <text:p>All Shall Be Well </text:p>
          </table:table-cell>
          <table:table-cell table:number-columns-repeated="4"/>
          <table:table-cell table:formula="of:=RANDBETWEEN(1;4)" office:value-type="float" office:value="1" calcext:value-type="float">
            <text:p>1</text:p>
          </table:table-cell>
          <table:table-cell table:formula="of:=&quot;('&quot;&amp;[.C41]&amp;&quot;',&quot;&amp;[.H4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racy-bonham/all-the-blackbirds" xlink:type="simple">All The Blackbirds</text:a> - Tracy Bonham</text:p>
          </table:table-cell>
          <table:table-cell/>
          <table:table-cell table:formula="of:=LEFT([.A42];(FIND(&quot;-&quot;;[.A42])-1))" office:value-type="string" office:string-value="All The Blackbirds " calcext:value-type="string">
            <text:p>All The Blackbirds </text:p>
          </table:table-cell>
          <table:table-cell table:number-columns-repeated="4"/>
          <table:table-cell table:formula="of:=RANDBETWEEN(1;4)" office:value-type="float" office:value="3" calcext:value-type="float">
            <text:p>3</text:p>
          </table:table-cell>
          <table:table-cell table:formula="of:=&quot;('&quot;&amp;[.C42]&amp;&quot;',&quot;&amp;[.H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all-the-colours-of-you" xlink:type="simple">All The Colours Of You</text:a> - James</text:p>
          </table:table-cell>
          <table:table-cell/>
          <table:table-cell table:formula="of:=LEFT([.A43];(FIND(&quot;-&quot;;[.A43])-1))" office:value-type="string" office:string-value="All The Colours Of You " calcext:value-type="string">
            <text:p>All The Colours Of You </text:p>
          </table:table-cell>
          <table:table-cell table:number-columns-repeated="4"/>
          <table:table-cell table:formula="of:=RANDBETWEEN(1;4)" office:value-type="float" office:value="4" calcext:value-type="float">
            <text:p>4</text:p>
          </table:table-cell>
          <table:table-cell table:formula="of:=&quot;('&quot;&amp;[.C43]&amp;&quot;',&quot;&amp;[.H43]&amp;&quot;,'default','default','&quot;&amp;#REF!&amp;&quot;'),&quot;" office:value-type="string" office:string-value="" calcext:value-type="error">
            <text:p>#RÉF !</text:p>
          </table:table-cell>
        </table:table-row>
        <table:table-row table:style-name="ro5">
          <table:table-cell office:value-type="string" calcext:value-type="string">
            <text:p>All You Ever Wanted - RagnBone Man</text:p>
          </table:table-cell>
          <table:table-cell/>
          <table:table-cell table:formula="of:=LEFT([.A44];(FIND(&quot;-&quot;;[.A44])-1))" office:value-type="string" office:string-value="All You Ever Wanted " calcext:value-type="string">
            <text:p>All You Ever Wanted </text:p>
          </table:table-cell>
          <table:table-cell table:number-columns-repeated="4"/>
          <table:table-cell table:formula="of:=RANDBETWEEN(1;4)" office:value-type="float" office:value="1" calcext:value-type="float">
            <text:p>1</text:p>
          </table:table-cell>
          <table:table-cell table:formula="of:=&quot;('&quot;&amp;[.C44]&amp;&quot;',&quot;&amp;[.H4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lia-michaels/all-your-exes" xlink:type="simple">All Your Exes</text:a> - Julia Michaels</text:p>
          </table:table-cell>
          <table:table-cell/>
          <table:table-cell table:formula="of:=LEFT([.A45];(FIND(&quot;-&quot;;[.A45])-1))" office:value-type="string" office:string-value="All Your Exes " calcext:value-type="string">
            <text:p>All Your Exes </text:p>
          </table:table-cell>
          <table:table-cell table:number-columns-repeated="4"/>
          <table:table-cell table:formula="of:=RANDBETWEEN(1;4)" office:value-type="float" office:value="1" calcext:value-type="float">
            <text:p>1</text:p>
          </table:table-cell>
          <table:table-cell table:formula="of:=&quot;('&quot;&amp;[.C45]&amp;&quot;',&quot;&amp;[.H45]&amp;&quot;,'default','default','&quot;&amp;#REF!&amp;&quot;'),&quot;" office:value-type="string" office:string-value="" calcext:value-type="error">
            <text:p>#RÉF !</text:p>
          </table:table-cell>
        </table:table-row>
        <table:table-row table:style-name="ro3">
          <table:table-cell office:value-type="string" calcext:value-type="string">
            <text:p>Alone - RagnBone Man</text:p>
          </table:table-cell>
          <table:table-cell/>
          <table:table-cell table:formula="of:=LEFT([.A46];(FIND(&quot;-&quot;;[.A46])-1))" office:value-type="string" office:string-value="Alone " calcext:value-type="string">
            <text:p>Alone </text:p>
          </table:table-cell>
          <table:table-cell table:number-columns-repeated="4"/>
          <table:table-cell table:formula="of:=RANDBETWEEN(1;4)" office:value-type="float" office:value="3" calcext:value-type="float">
            <text:p>3</text:p>
          </table:table-cell>
          <table:table-cell table:formula="of:=&quot;('&quot;&amp;[.C46]&amp;&quot;',&quot;&amp;[.H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vaccines/alone-star" xlink:type="simple">Alone Star</text:a> - The Vaccines</text:p>
          </table:table-cell>
          <table:table-cell/>
          <table:table-cell table:formula="of:=LEFT([.A47];(FIND(&quot;-&quot;;[.A47])-1))" office:value-type="string" office:string-value="Alone Star " calcext:value-type="string">
            <text:p>Alone Star </text:p>
          </table:table-cell>
          <table:table-cell table:number-columns-repeated="4"/>
          <table:table-cell table:formula="of:=RANDBETWEEN(1;4)" office:value-type="float" office:value="2" calcext:value-type="float">
            <text:p>2</text:p>
          </table:table-cell>
          <table:table-cell table:formula="of:=&quot;('&quot;&amp;[.C47]&amp;&quot;',&quot;&amp;[.H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z/alone-with-you" xlink:type="simple">Alone With You</text:a> - Arz</text:p>
          </table:table-cell>
          <table:table-cell/>
          <table:table-cell table:formula="of:=LEFT([.A48];(FIND(&quot;-&quot;;[.A48])-1))" office:value-type="string" office:string-value="Alone With You " calcext:value-type="string">
            <text:p>Alone With You </text:p>
          </table:table-cell>
          <table:table-cell table:number-columns-repeated="4"/>
          <table:table-cell table:formula="of:=RANDBETWEEN(1;4)" office:value-type="float" office:value="4" calcext:value-type="float">
            <text:p>4</text:p>
          </table:table-cell>
          <table:table-cell table:formula="of:=&quot;('&quot;&amp;[.C48]&amp;&quot;',&quot;&amp;[.H4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ice-wrld/already-dead" xlink:type="simple">Already Dead</text:a> - Juice WRLD</text:p>
          </table:table-cell>
          <table:table-cell/>
          <table:table-cell table:formula="of:=LEFT([.A49];(FIND(&quot;-&quot;;[.A49])-1))" office:value-type="string" office:string-value="Already Dead " calcext:value-type="string">
            <text:p>Already Dead </text:p>
          </table:table-cell>
          <table:table-cell table:number-columns-repeated="4"/>
          <table:table-cell table:formula="of:=RANDBETWEEN(1;4)" office:value-type="float" office:value="3" calcext:value-type="float">
            <text:p>3</text:p>
          </table:table-cell>
          <table:table-cell table:formula="of:=&quot;('&quot;&amp;[.C49]&amp;&quot;',&quot;&amp;[.H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ehlani/altar" xlink:type="simple">Altar</text:a> - Kehlani</text:p>
          </table:table-cell>
          <table:table-cell/>
          <table:table-cell table:formula="of:=LEFT([.A50];(FIND(&quot;-&quot;;[.A50])-1))" office:value-type="string" office:string-value="Altar " calcext:value-type="string">
            <text:p>Altar </text:p>
          </table:table-cell>
          <table:table-cell table:number-columns-repeated="4"/>
          <table:table-cell table:formula="of:=RANDBETWEEN(1;4)" office:value-type="float" office:value="1" calcext:value-type="float">
            <text:p>1</text:p>
          </table:table-cell>
          <table:table-cell table:formula="of:=&quot;('&quot;&amp;[.C50]&amp;&quot;',&quot;&amp;[.H5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essie-murph/always-been-you" xlink:type="simple">Always Been You</text:a> - Jessie Murph</text:p>
          </table:table-cell>
          <table:table-cell/>
          <table:table-cell table:formula="of:=LEFT([.A51];(FIND(&quot;-&quot;;[.A51])-1))" office:value-type="string" office:string-value="Always Been You " calcext:value-type="string">
            <text:p>Always Been You </text:p>
          </table:table-cell>
          <table:table-cell table:number-columns-repeated="4"/>
          <table:table-cell table:formula="of:=RANDBETWEEN(1;4)" office:value-type="float" office:value="3" calcext:value-type="float">
            <text:p>3</text:p>
          </table:table-cell>
          <table:table-cell table:formula="of:=&quot;('&quot;&amp;[.C51]&amp;&quot;',&quot;&amp;[.H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o-garcia/am" xlink:type="simple">AM</text:a> - Nio García</text:p>
          </table:table-cell>
          <table:table-cell/>
          <table:table-cell table:formula="of:=LEFT([.A52];(FIND(&quot;-&quot;;[.A52])-1))" office:value-type="string" office:string-value="AM " calcext:value-type="string">
            <text:p>AM </text:p>
          </table:table-cell>
          <table:table-cell table:number-columns-repeated="4"/>
          <table:table-cell table:formula="of:=RANDBETWEEN(1;4)" office:value-type="float" office:value="2" calcext:value-type="float">
            <text:p>2</text:p>
          </table:table-cell>
          <table:table-cell table:formula="of:=&quot;('&quot;&amp;[.C52]&amp;&quot;',&quot;&amp;[.H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aron-lewis/am-i-the-only-one" xlink:type="simple">Am I The Only One</text:a> - Aaron Lewis</text:p>
          </table:table-cell>
          <table:table-cell/>
          <table:table-cell table:formula="of:=LEFT([.A53];(FIND(&quot;-&quot;;[.A53])-1))" office:value-type="string" office:string-value="Am I The Only One " calcext:value-type="string">
            <text:p>Am I The Only One </text:p>
          </table:table-cell>
          <table:table-cell table:number-columns-repeated="4"/>
          <table:table-cell table:formula="of:=RANDBETWEEN(1;4)" office:value-type="float" office:value="1" calcext:value-type="float">
            <text:p>1</text:p>
          </table:table-cell>
          <table:table-cell table:formula="of:=&quot;('&quot;&amp;[.C53]&amp;&quot;',&quot;&amp;[.H5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amari" xlink:type="simple">Amari</text:a> - J. Cole</text:p>
          </table:table-cell>
          <table:table-cell/>
          <table:table-cell table:formula="of:=LEFT([.A54];(FIND(&quot;-&quot;;[.A54])-1))" office:value-type="string" office:string-value="Amari " calcext:value-type="string">
            <text:p>Amari </text:p>
          </table:table-cell>
          <table:table-cell table:number-columns-repeated="4"/>
          <table:table-cell table:formula="of:=RANDBETWEEN(1;4)" office:value-type="float" office:value="3" calcext:value-type="float">
            <text:p>3</text:p>
          </table:table-cell>
          <table:table-cell table:formula="of:=&quot;('&quot;&amp;[.C54]&amp;&quot;',&quot;&amp;[.H5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ondon-grammar/america" xlink:type="simple">America</text:a> - London Grammar</text:p>
          </table:table-cell>
          <table:table-cell/>
          <table:table-cell table:formula="of:=LEFT([.A55];(FIND(&quot;-&quot;;[.A55])-1))" office:value-type="string" office:string-value="America " calcext:value-type="string">
            <text:p>America </text:p>
          </table:table-cell>
          <table:table-cell table:number-columns-repeated="4"/>
          <table:table-cell table:formula="of:=RANDBETWEEN(1;4)" office:value-type="float" office:value="3" calcext:value-type="float">
            <text:p>3</text:p>
          </table:table-cell>
          <table:table-cell table:formula="of:=&quot;('&quot;&amp;[.C55]&amp;&quot;',&quot;&amp;[.H5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pretty-reckless/and-so-it-went" xlink:type="simple">And So It Went</text:a> - The Pretty Reckless</text:p>
          </table:table-cell>
          <table:table-cell/>
          <table:table-cell table:formula="of:=LEFT([.A56];(FIND(&quot;-&quot;;[.A56])-1))" office:value-type="string" office:string-value="And So It Went " calcext:value-type="string">
            <text:p>And So It Went </text:p>
          </table:table-cell>
          <table:table-cell table:number-columns-repeated="4"/>
          <table:table-cell table:formula="of:=RANDBETWEEN(1;4)" office:value-type="float" office:value="3" calcext:value-type="float">
            <text:p>3</text:p>
          </table:table-cell>
          <table:table-cell table:formula="of:=&quot;('&quot;&amp;[.C56]&amp;&quot;',&quot;&amp;[.H56]&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lp/angels" xlink:type="simple">Angels</text:a> - LP</text:p>
          </table:table-cell>
          <table:table-cell/>
          <table:table-cell table:formula="of:=LEFT([.A57];(FIND(&quot;-&quot;;[.A57])-1))" office:value-type="string" office:string-value="Angels " calcext:value-type="string">
            <text:p>Angels </text:p>
          </table:table-cell>
          <table:table-cell table:number-columns-repeated="4"/>
          <table:table-cell table:formula="of:=RANDBETWEEN(1;4)" office:value-type="float" office:value="1" calcext:value-type="float">
            <text:p>1</text:p>
          </table:table-cell>
          <table:table-cell table:formula="of:=&quot;('&quot;&amp;[.C57]&amp;&quot;',&quot;&amp;[.H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uran-duran/anniversary" xlink:type="simple">Anniversary</text:a> - Duran Duran</text:p>
          </table:table-cell>
          <table:table-cell/>
          <table:table-cell table:formula="of:=LEFT([.A58];(FIND(&quot;-&quot;;[.A58])-1))" office:value-type="string" office:string-value="Anniversary " calcext:value-type="string">
            <text:p>Anniversary </text:p>
          </table:table-cell>
          <table:table-cell table:number-columns-repeated="4"/>
          <table:table-cell table:formula="of:=RANDBETWEEN(1;4)" office:value-type="float" office:value="2" calcext:value-type="float">
            <text:p>2</text:p>
          </table:table-cell>
          <table:table-cell table:formula="of:=&quot;('&quot;&amp;[.C58]&amp;&quot;',&quot;&amp;[.H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j-tracey/anxious" xlink:type="simple">Anxious</text:a> - AJ Tracey</text:p>
          </table:table-cell>
          <table:table-cell/>
          <table:table-cell table:formula="of:=LEFT([.A59];(FIND(&quot;-&quot;;[.A59])-1))" office:value-type="string" office:string-value="Anxious " calcext:value-type="string">
            <text:p>Anxious </text:p>
          </table:table-cell>
          <table:table-cell table:number-columns-repeated="4"/>
          <table:table-cell table:formula="of:=RANDBETWEEN(1;4)" office:value-type="float" office:value="4" calcext:value-type="float">
            <text:p>4</text:p>
          </table:table-cell>
          <table:table-cell table:formula="of:=&quot;('&quot;&amp;[.C59]&amp;&quot;',&quot;&amp;[.H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anyone" xlink:type="simple">Anyone</text:a> - Justin Bieber</text:p>
          </table:table-cell>
          <table:table-cell/>
          <table:table-cell table:formula="of:=LEFT([.A60];(FIND(&quot;-&quot;;[.A60])-1))" office:value-type="string" office:string-value="Anyone " calcext:value-type="string">
            <text:p>Anyone </text:p>
          </table:table-cell>
          <table:table-cell table:number-columns-repeated="4"/>
          <table:table-cell table:formula="of:=RANDBETWEEN(1;4)" office:value-type="float" office:value="1" calcext:value-type="float">
            <text:p>1</text:p>
          </table:table-cell>
          <table:table-cell table:formula="of:=&quot;('&quot;&amp;[.C60]&amp;&quot;',&quot;&amp;[.H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accidentals/anyway" xlink:type="simple">Anyway</text:a> - The Accidentals</text:p>
          </table:table-cell>
          <table:table-cell/>
          <table:table-cell table:formula="of:=LEFT([.A61];(FIND(&quot;-&quot;;[.A61])-1))" office:value-type="string" office:string-value="Anyway " calcext:value-type="string">
            <text:p>Anyway </text:p>
          </table:table-cell>
          <table:table-cell table:number-columns-repeated="4"/>
          <table:table-cell table:formula="of:=RANDBETWEEN(1;4)" office:value-type="float" office:value="1" calcext:value-type="float">
            <text:p>1</text:p>
          </table:table-cell>
          <table:table-cell table:formula="of:=&quot;('&quot;&amp;[.C61]&amp;&quot;',&quot;&amp;[.H61]&amp;&quot;,'default','default','&quot;&amp;#REF!&amp;&quot;'),&quot;" office:value-type="string" office:string-value="" calcext:value-type="error">
            <text:p>#RÉF !</text:p>
          </table:table-cell>
        </table:table-row>
        <table:table-row table:style-name="ro4">
          <table:table-cell office:value-type="string" calcext:value-type="string">
            <text:p>Anywhere Away From Here - RagnBone Man</text:p>
          </table:table-cell>
          <table:table-cell/>
          <table:table-cell table:formula="of:=LEFT([.A62];(FIND(&quot;-&quot;;[.A62])-1))" office:value-type="string" office:string-value="Anywhere Away From Here " calcext:value-type="string">
            <text:p>Anywhere Away From Here </text:p>
          </table:table-cell>
          <table:table-cell table:number-columns-repeated="4"/>
          <table:table-cell table:formula="of:=RANDBETWEEN(1;4)" office:value-type="float" office:value="4" calcext:value-type="float">
            <text:p>4</text:p>
          </table:table-cell>
          <table:table-cell table:formula="of:=&quot;('&quot;&amp;[.C62]&amp;&quot;',&quot;&amp;[.H6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p-smoke/ap" xlink:type="simple">AP</text:a> - Pop Smoke</text:p>
          </table:table-cell>
          <table:table-cell/>
          <table:table-cell table:formula="of:=LEFT([.A63];(FIND(&quot;-&quot;;[.A63])-1))" office:value-type="string" office:string-value="AP " calcext:value-type="string">
            <text:p>AP </text:p>
          </table:table-cell>
          <table:table-cell table:number-columns-repeated="4"/>
          <table:table-cell table:formula="of:=RANDBETWEEN(1;4)" office:value-type="float" office:value="4" calcext:value-type="float">
            <text:p>4</text:p>
          </table:table-cell>
          <table:table-cell table:formula="of:=&quot;('&quot;&amp;[.C63]&amp;&quot;',&quot;&amp;[.H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applying-pressure" xlink:type="simple">Applying Pressure</text:a> - J. Cole</text:p>
          </table:table-cell>
          <table:table-cell/>
          <table:table-cell table:formula="of:=LEFT([.A64];(FIND(&quot;-&quot;;[.A64])-1))" office:value-type="string" office:string-value="Applying Pressure " calcext:value-type="string">
            <text:p>Applying Pressure </text:p>
          </table:table-cell>
          <table:table-cell table:number-columns-repeated="4"/>
          <table:table-cell table:formula="of:=RANDBETWEEN(1;4)" office:value-type="float" office:value="3" calcext:value-type="float">
            <text:p>3</text:p>
          </table:table-cell>
          <table:table-cell table:formula="of:=&quot;('&quot;&amp;[.C64]&amp;&quot;',&quot;&amp;[.H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na-del-rey/arcadia" xlink:type="simple">Arcadia</text:a> - Lana Del Rey</text:p>
          </table:table-cell>
          <table:table-cell/>
          <table:table-cell table:formula="of:=LEFT([.A65];(FIND(&quot;-&quot;;[.A65])-1))" office:value-type="string" office:string-value="Arcadia " calcext:value-type="string">
            <text:p>Arcadia </text:p>
          </table:table-cell>
          <table:table-cell table:number-columns-repeated="4"/>
          <table:table-cell table:formula="of:=RANDBETWEEN(1;4)" office:value-type="float" office:value="4" calcext:value-type="float">
            <text:p>4</text:p>
          </table:table-cell>
          <table:table-cell table:formula="of:=&quot;('&quot;&amp;[.C65]&amp;&quot;',&quot;&amp;[.H6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vince-staples/are-you-with-that" xlink:type="simple">Are You With That?</text:a> - Vince Staples</text:p>
          </table:table-cell>
          <table:table-cell/>
          <table:table-cell table:formula="of:=LEFT([.A66];(FIND(&quot;-&quot;;[.A66])-1))" office:value-type="string" office:string-value="Are You With That? " calcext:value-type="string">
            <text:p>Are You With That? </text:p>
          </table:table-cell>
          <table:table-cell table:number-columns-repeated="4"/>
          <table:table-cell table:formula="of:=RANDBETWEEN(1;4)" office:value-type="float" office:value="4" calcext:value-type="float">
            <text:p>4</text:p>
          </table:table-cell>
          <table:table-cell table:formula="of:=&quot;('&quot;&amp;[.C66]&amp;&quot;',&quot;&amp;[.H6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as-i-am" xlink:type="simple">As I Am</text:a> - Justin Bieber</text:p>
          </table:table-cell>
          <table:table-cell/>
          <table:table-cell table:formula="of:=LEFT([.A67];(FIND(&quot;-&quot;;[.A67])-1))" office:value-type="string" office:string-value="As I Am " calcext:value-type="string">
            <text:p>As I Am </text:p>
          </table:table-cell>
          <table:table-cell table:number-columns-repeated="4"/>
          <table:table-cell table:formula="of:=RANDBETWEEN(1;4)" office:value-type="float" office:value="3" calcext:value-type="float">
            <text:p>3</text:p>
          </table:table-cell>
          <table:table-cell table:formula="of:=&quot;('&quot;&amp;[.C67]&amp;&quot;',&quot;&amp;[.H6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hris-young/at-the-end-of-a-bar" xlink:type="simple">At The End Of A Bar</text:a> - Chris Young</text:p>
          </table:table-cell>
          <table:table-cell/>
          <table:table-cell table:formula="of:=LEFT([.A68];(FIND(&quot;-&quot;;[.A68])-1))" office:value-type="string" office:string-value="At The End Of A Bar " calcext:value-type="string">
            <text:p>At The End Of A Bar </text:p>
          </table:table-cell>
          <table:table-cell table:number-columns-repeated="4"/>
          <table:table-cell table:formula="of:=RANDBETWEEN(1;4)" office:value-type="float" office:value="2" calcext:value-type="float">
            <text:p>2</text:p>
          </table:table-cell>
          <table:table-cell table:formula="of:=&quot;('&quot;&amp;[.C68]&amp;&quot;',&quot;&amp;[.H6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gos/avalanche" xlink:type="simple">Avalanche</text:a> - Migos</text:p>
          </table:table-cell>
          <table:table-cell/>
          <table:table-cell table:formula="of:=LEFT([.A69];(FIND(&quot;-&quot;;[.A69])-1))" office:value-type="string" office:string-value="Avalanche " calcext:value-type="string">
            <text:p>Avalanche </text:p>
          </table:table-cell>
          <table:table-cell table:number-columns-repeated="4"/>
          <table:table-cell table:formula="of:=RANDBETWEEN(1;4)" office:value-type="float" office:value="4" calcext:value-type="float">
            <text:p>4</text:p>
          </table:table-cell>
          <table:table-cell table:formula="of:=&quot;('&quot;&amp;[.C69]&amp;&quot;',&quot;&amp;[.H6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arthur/avalanche" xlink:type="simple">Avalanche</text:a> - James Arthur</text:p>
          </table:table-cell>
          <table:table-cell/>
          <table:table-cell table:formula="of:=LEFT([.A70];(FIND(&quot;-&quot;;[.A70])-1))" office:value-type="string" office:string-value="Avalanche " calcext:value-type="string">
            <text:p>Avalanche </text:p>
          </table:table-cell>
          <table:table-cell table:number-columns-repeated="4"/>
          <table:table-cell table:formula="of:=RANDBETWEEN(1;4)" office:value-type="float" office:value="4" calcext:value-type="float">
            <text:p>4</text:p>
          </table:table-cell>
          <table:table-cell table:formula="of:=&quot;('&quot;&amp;[.C70]&amp;&quot;',&quot;&amp;[.H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ayde-wolf/back-at-it" xlink:type="simple">Back At It</text:a> - Zayde Wolf</text:p>
          </table:table-cell>
          <table:table-cell/>
          <table:table-cell table:formula="of:=LEFT([.A71];(FIND(&quot;-&quot;;[.A71])-1))" office:value-type="string" office:string-value="Back At It " calcext:value-type="string">
            <text:p>Back At It </text:p>
          </table:table-cell>
          <table:table-cell table:number-columns-repeated="4"/>
          <table:table-cell table:formula="of:=RANDBETWEEN(1;4)" office:value-type="float" office:value="4" calcext:value-type="float">
            <text:p>4</text:p>
          </table:table-cell>
          <table:table-cell table:formula="of:=&quot;('&quot;&amp;[.C71]&amp;&quot;',&quot;&amp;[.H7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lestorm/back-from-the-dead" xlink:type="simple">Back From The Dead</text:a> - Halestorm</text:p>
          </table:table-cell>
          <table:table-cell/>
          <table:table-cell table:formula="of:=LEFT([.A72];(FIND(&quot;-&quot;;[.A72])-1))" office:value-type="string" office:string-value="Back From The Dead " calcext:value-type="string">
            <text:p>Back From The Dead </text:p>
          </table:table-cell>
          <table:table-cell table:number-columns-repeated="4"/>
          <table:table-cell table:formula="of:=RANDBETWEEN(1;4)" office:value-type="float" office:value="4" calcext:value-type="float">
            <text:p>4</text:p>
          </table:table-cell>
          <table:table-cell table:formula="of:=&quot;('&quot;&amp;[.C72]&amp;&quot;',&quot;&amp;[.H7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vaccines/back-in-love-city" xlink:type="simple">Back In Love City</text:a> - The Vaccines</text:p>
          </table:table-cell>
          <table:table-cell/>
          <table:table-cell table:formula="of:=LEFT([.A73];(FIND(&quot;-&quot;;[.A73])-1))" office:value-type="string" office:string-value="Back In Love City " calcext:value-type="string">
            <text:p>Back In Love City </text:p>
          </table:table-cell>
          <table:table-cell table:number-columns-repeated="4"/>
          <table:table-cell table:formula="of:=RANDBETWEEN(1;4)" office:value-type="float" office:value="3" calcext:value-type="float">
            <text:p>3</text:p>
          </table:table-cell>
          <table:table-cell table:formula="of:=&quot;('&quot;&amp;[.C73]&amp;&quot;',&quot;&amp;[.H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redo/back-to-basics" xlink:type="simple">Back To Basics</text:a> - Fredo</text:p>
          </table:table-cell>
          <table:table-cell/>
          <table:table-cell table:formula="of:=LEFT([.A74];(FIND(&quot;-&quot;;[.A74])-1))" office:value-type="string" office:string-value="Back To Basics " calcext:value-type="string">
            <text:p>Back To Basics </text:p>
          </table:table-cell>
          <table:table-cell table:number-columns-repeated="4"/>
          <table:table-cell table:formula="of:=RANDBETWEEN(1;4)" office:value-type="float" office:value="1" calcext:value-type="float">
            <text:p>1</text:p>
          </table:table-cell>
          <table:table-cell table:formula="of:=&quot;('&quot;&amp;[.C74]&amp;&quot;',&quot;&amp;[.H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ice-wrld/bad-boy" xlink:type="simple">Bad Boy</text:a> - Juice WRLD</text:p>
          </table:table-cell>
          <table:table-cell/>
          <table:table-cell table:formula="of:=LEFT([.A75];(FIND(&quot;-&quot;;[.A75])-1))" office:value-type="string" office:string-value="Bad Boy " calcext:value-type="string">
            <text:p>Bad Boy </text:p>
          </table:table-cell>
          <table:table-cell table:number-columns-repeated="4"/>
          <table:table-cell table:formula="of:=RANDBETWEEN(1;4)" office:value-type="float" office:value="3" calcext:value-type="float">
            <text:p>3</text:p>
          </table:table-cell>
          <table:table-cell table:formula="of:=&quot;('&quot;&amp;[.C75]&amp;&quot;',&quot;&amp;[.H7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stus-bennetts/bad-day" xlink:type="simple">Bad Day</text:a> - Justus Bennetts</text:p>
          </table:table-cell>
          <table:table-cell/>
          <table:table-cell table:formula="of:=LEFT([.A76];(FIND(&quot;-&quot;;[.A76])-1))" office:value-type="string" office:string-value="Bad Day " calcext:value-type="string">
            <text:p>Bad Day </text:p>
          </table:table-cell>
          <table:table-cell table:number-columns-repeated="4"/>
          <table:table-cell table:formula="of:=RANDBETWEEN(1;4)" office:value-type="float" office:value="2" calcext:value-type="float">
            <text:p>2</text:p>
          </table:table-cell>
          <table:table-cell table:formula="of:=&quot;('&quot;&amp;[.C76]&amp;&quot;',&quot;&amp;[.H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bad-habits" xlink:type="simple">Bad Habits</text:a> - Ed Sheeran</text:p>
          </table:table-cell>
          <table:table-cell/>
          <table:table-cell table:formula="of:=LEFT([.A77];(FIND(&quot;-&quot;;[.A77])-1))" office:value-type="string" office:string-value="Bad Habits " calcext:value-type="string">
            <text:p>Bad Habits </text:p>
          </table:table-cell>
          <table:table-cell table:number-columns-repeated="4"/>
          <table:table-cell table:formula="of:=RANDBETWEEN(1;4)" office:value-type="float" office:value="4" calcext:value-type="float">
            <text:p>4</text:p>
          </table:table-cell>
          <table:table-cell table:formula="of:=&quot;('&quot;&amp;[.C77]&amp;&quot;',&quot;&amp;[.H77]&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youngboy-never-broke-again/bad-morning" xlink:type="simple">Bad Morning</text:a> - YoungBoy Never Broke Again</text:p>
          </table:table-cell>
          <table:table-cell/>
          <table:table-cell table:formula="of:=LEFT([.A78];(FIND(&quot;-&quot;;[.A78])-1))" office:value-type="string" office:string-value="Bad Morning " calcext:value-type="string">
            <text:p>Bad Morning </text:p>
          </table:table-cell>
          <table:table-cell table:number-columns-repeated="4"/>
          <table:table-cell table:formula="of:=RANDBETWEEN(1;4)" office:value-type="float" office:value="1" calcext:value-type="float">
            <text:p>1</text:p>
          </table:table-cell>
          <table:table-cell table:formula="of:=&quot;('&quot;&amp;[.C78]&amp;&quot;',&quot;&amp;[.H7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oat-girl/badibaba" xlink:type="simple">Badibaba</text:a> - Goat Girl</text:p>
          </table:table-cell>
          <table:table-cell/>
          <table:table-cell table:formula="of:=LEFT([.A79];(FIND(&quot;-&quot;;[.A79])-1))" office:value-type="string" office:string-value="Badibaba " calcext:value-type="string">
            <text:p>Badibaba </text:p>
          </table:table-cell>
          <table:table-cell table:number-columns-repeated="4"/>
          <table:table-cell table:formula="of:=RANDBETWEEN(1;4)" office:value-type="float" office:value="3" calcext:value-type="float">
            <text:p>3</text:p>
          </table:table-cell>
          <table:table-cell table:formula="of:=&quot;('&quot;&amp;[.C79]&amp;&quot;',&quot;&amp;[.H7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elena-gomez/baila-conmigo" xlink:type="simple">Baila Conmigo</text:a> - Selena Gomez</text:p>
          </table:table-cell>
          <table:table-cell/>
          <table:table-cell table:formula="of:=LEFT([.A80];(FIND(&quot;-&quot;;[.A80])-1))" office:value-type="string" office:string-value="Baila Conmigo " calcext:value-type="string">
            <text:p>Baila Conmigo </text:p>
          </table:table-cell>
          <table:table-cell table:number-columns-repeated="4"/>
          <table:table-cell table:formula="of:=RANDBETWEEN(1;4)" office:value-type="float" office:value="4" calcext:value-type="float">
            <text:p>4</text:p>
          </table:table-cell>
          <table:table-cell table:formula="of:=&quot;('&quot;&amp;[.C80]&amp;&quot;',&quot;&amp;[.H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mx/bath-salts" xlink:type="simple">Bath Salts</text:a> - DMX</text:p>
          </table:table-cell>
          <table:table-cell/>
          <table:table-cell table:formula="of:=LEFT([.A81];(FIND(&quot;-&quot;;[.A81])-1))" office:value-type="string" office:string-value="Bath Salts " calcext:value-type="string">
            <text:p>Bath Salts </text:p>
          </table:table-cell>
          <table:table-cell table:number-columns-repeated="4"/>
          <table:table-cell table:formula="of:=RANDBETWEEN(1;4)" office:value-type="float" office:value="2" calcext:value-type="float">
            <text:p>2</text:p>
          </table:table-cell>
          <table:table-cell table:formula="of:=&quot;('&quot;&amp;[.C81]&amp;&quot;',&quot;&amp;[.H8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be-right-now" xlink:type="simple">Be Right Now</text:a> - Ed Sheeran</text:p>
          </table:table-cell>
          <table:table-cell/>
          <table:table-cell table:formula="of:=LEFT([.A82];(FIND(&quot;-&quot;;[.A82])-1))" office:value-type="string" office:string-value="Be Right Now " calcext:value-type="string">
            <text:p>Be Right Now </text:p>
          </table:table-cell>
          <table:table-cell table:number-columns-repeated="4"/>
          <table:table-cell table:formula="of:=RANDBETWEEN(1;4)" office:value-type="float" office:value="3" calcext:value-type="float">
            <text:p>3</text:p>
          </table:table-cell>
          <table:table-cell table:formula="of:=&quot;('&quot;&amp;[.C82]&amp;&quot;',&quot;&amp;[.H8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nne-marie/beautiful" xlink:type="simple">Beautiful</text:a> - Anne-Marie</text:p>
          </table:table-cell>
          <table:table-cell/>
          <table:table-cell table:formula="of:=LEFT([.A83];(FIND(&quot;-&quot;;[.A83])-1))" office:value-type="string" office:string-value="Beautiful " calcext:value-type="string">
            <text:p>Beautiful </text:p>
          </table:table-cell>
          <table:table-cell table:number-columns-repeated="4"/>
          <table:table-cell table:formula="of:=RANDBETWEEN(1;4)" office:value-type="float" office:value="2" calcext:value-type="float">
            <text:p>2</text:p>
          </table:table-cell>
          <table:table-cell table:formula="of:=&quot;('&quot;&amp;[.C83]&amp;&quot;',&quot;&amp;[.H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beautiful-beaches" xlink:type="simple">Beautiful Beaches</text:a> - James</text:p>
          </table:table-cell>
          <table:table-cell/>
          <table:table-cell table:formula="of:=LEFT([.A84];(FIND(&quot;-&quot;;[.A84])-1))" office:value-type="string" office:string-value="Beautiful Beaches " calcext:value-type="string">
            <text:p>Beautiful Beaches </text:p>
          </table:table-cell>
          <table:table-cell table:number-columns-repeated="4"/>
          <table:table-cell table:formula="of:=RANDBETWEEN(1;4)" office:value-type="float" office:value="2" calcext:value-type="float">
            <text:p>2</text:p>
          </table:table-cell>
          <table:table-cell table:formula="of:=&quot;('&quot;&amp;[.C84]&amp;&quot;',&quot;&amp;[.H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lacebo/beautiful-james" xlink:type="simple">Beautiful James</text:a> - Placebo</text:p>
          </table:table-cell>
          <table:table-cell/>
          <table:table-cell table:formula="of:=LEFT([.A85];(FIND(&quot;-&quot;;[.A85])-1))" office:value-type="string" office:string-value="Beautiful James " calcext:value-type="string">
            <text:p>Beautiful James </text:p>
          </table:table-cell>
          <table:table-cell table:number-columns-repeated="4"/>
          <table:table-cell table:formula="of:=RANDBETWEEN(1;4)" office:value-type="float" office:value="1" calcext:value-type="float">
            <text:p>1</text:p>
          </table:table-cell>
          <table:table-cell table:formula="of:=&quot;('&quot;&amp;[.C85]&amp;&quot;',&quot;&amp;[.H8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roon-5/beautiful-mistakes" xlink:type="simple">Beautiful Mistakes</text:a> - Maroon 5</text:p>
          </table:table-cell>
          <table:table-cell/>
          <table:table-cell table:formula="of:=LEFT([.A86];(FIND(&quot;-&quot;;[.A86])-1))" office:value-type="string" office:string-value="Beautiful Mistakes " calcext:value-type="string">
            <text:p>Beautiful Mistakes </text:p>
          </table:table-cell>
          <table:table-cell table:number-columns-repeated="4"/>
          <table:table-cell table:formula="of:=RANDBETWEEN(1;4)" office:value-type="float" office:value="4" calcext:value-type="float">
            <text:p>4</text:p>
          </table:table-cell>
          <table:table-cell table:formula="of:=&quot;('&quot;&amp;[.C86]&amp;&quot;',&quot;&amp;[.H8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el-corry/bed" xlink:type="simple">BED</text:a> - Joel Corry</text:p>
          </table:table-cell>
          <table:table-cell/>
          <table:table-cell table:formula="of:=LEFT([.A87];(FIND(&quot;-&quot;;[.A87])-1))" office:value-type="string" office:string-value="BED " calcext:value-type="string">
            <text:p>BED </text:p>
          </table:table-cell>
          <table:table-cell table:number-columns-repeated="4"/>
          <table:table-cell table:formula="of:=RANDBETWEEN(1;4)" office:value-type="float" office:value="2" calcext:value-type="float">
            <text:p>2</text:p>
          </table:table-cell>
          <table:table-cell table:formula="of:=&quot;('&quot;&amp;[.C87]&amp;&quot;',&quot;&amp;[.H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been-like-this" xlink:type="simple">Been Like This</text:a> - Doja Cat</text:p>
          </table:table-cell>
          <table:table-cell/>
          <table:table-cell table:formula="of:=LEFT([.A88];(FIND(&quot;-&quot;;[.A88])-1))" office:value-type="string" office:string-value="Been Like This " calcext:value-type="string">
            <text:p>Been Like This </text:p>
          </table:table-cell>
          <table:table-cell table:number-columns-repeated="4"/>
          <table:table-cell table:formula="of:=RANDBETWEEN(1;4)" office:value-type="float" office:value="3" calcext:value-type="float">
            <text:p>3</text:p>
          </table:table-cell>
          <table:table-cell table:formula="of:=&quot;('&quot;&amp;[.C88]&amp;&quot;',&quot;&amp;[.H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mx/been-to-war" xlink:type="simple">Been To War</text:a> - DMX</text:p>
          </table:table-cell>
          <table:table-cell/>
          <table:table-cell table:formula="of:=LEFT([.A89];(FIND(&quot;-&quot;;[.A89])-1))" office:value-type="string" office:string-value="Been To War " calcext:value-type="string">
            <text:p>Been To War </text:p>
          </table:table-cell>
          <table:table-cell table:number-columns-repeated="4"/>
          <table:table-cell table:formula="of:=RANDBETWEEN(1;4)" office:value-type="float" office:value="1" calcext:value-type="float">
            <text:p>1</text:p>
          </table:table-cell>
          <table:table-cell table:formula="of:=&quot;('&quot;&amp;[.C89]&amp;&quot;',&quot;&amp;[.H8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ierks-bentley/beers-on-me" xlink:type="simple">Beers On Me</text:a> - Dierks Bentley</text:p>
          </table:table-cell>
          <table:table-cell/>
          <table:table-cell table:formula="of:=LEFT([.A90];(FIND(&quot;-&quot;;[.A90])-1))" office:value-type="string" office:string-value="Beers On Me " calcext:value-type="string">
            <text:p>Beers On Me </text:p>
          </table:table-cell>
          <table:table-cell table:number-columns-repeated="4"/>
          <table:table-cell table:formula="of:=RANDBETWEEN(1;4)" office:value-type="float" office:value="1" calcext:value-type="float">
            <text:p>1</text:p>
          </table:table-cell>
          <table:table-cell table:formula="of:=&quot;('&quot;&amp;[.C90]&amp;&quot;',&quot;&amp;[.H9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ourtney-barnett/before-you-gotta-go" xlink:type="simple">Before You Gotta Go</text:a> - Courtney Barnett</text:p>
          </table:table-cell>
          <table:table-cell/>
          <table:table-cell table:formula="of:=LEFT([.A91];(FIND(&quot;-&quot;;[.A91])-1))" office:value-type="string" office:string-value="Before You Gotta Go " calcext:value-type="string">
            <text:p>Before You Gotta Go </text:p>
          </table:table-cell>
          <table:table-cell table:number-columns-repeated="4"/>
          <table:table-cell table:formula="of:=RANDBETWEEN(1;4)" office:value-type="float" office:value="1" calcext:value-type="float">
            <text:p>1</text:p>
          </table:table-cell>
          <table:table-cell table:formula="of:=&quot;('&quot;&amp;[.C91]&amp;&quot;',&quot;&amp;[.H9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avos/believe-me" xlink:type="simple">Believe Me</text:a> - Navos</text:p>
          </table:table-cell>
          <table:table-cell/>
          <table:table-cell table:formula="of:=LEFT([.A92];(FIND(&quot;-&quot;;[.A92])-1))" office:value-type="string" office:string-value="Believe Me " calcext:value-type="string">
            <text:p>Believe Me </text:p>
          </table:table-cell>
          <table:table-cell table:number-columns-repeated="4"/>
          <table:table-cell table:formula="of:=RANDBETWEEN(1;4)" office:value-type="float" office:value="1" calcext:value-type="float">
            <text:p>1</text:p>
          </table:table-cell>
          <table:table-cell table:formula="of:=&quot;('&quot;&amp;[.C92]&amp;&quot;',&quot;&amp;[.H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believe-what-i-say" xlink:type="simple">Believe What I Say</text:a> - Kanye West</text:p>
          </table:table-cell>
          <table:table-cell/>
          <table:table-cell table:formula="of:=LEFT([.A93];(FIND(&quot;-&quot;;[.A93])-1))" office:value-type="string" office:string-value="Believe What I Say " calcext:value-type="string">
            <text:p>Believe What I Say </text:p>
          </table:table-cell>
          <table:table-cell table:number-columns-repeated="4"/>
          <table:table-cell table:formula="of:=RANDBETWEEN(1;4)" office:value-type="float" office:value="2" calcext:value-type="float">
            <text:p>2</text:p>
          </table:table-cell>
          <table:table-cell table:formula="of:=&quot;('&quot;&amp;[.C93]&amp;&quot;',&quot;&amp;[.H9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weetie/best-friend" xlink:type="simple">Best Friend</text:a> - Saweetie</text:p>
          </table:table-cell>
          <table:table-cell/>
          <table:table-cell table:formula="of:=LEFT([.A94];(FIND(&quot;-&quot;;[.A94])-1))" office:value-type="string" office:string-value="Best Friend " calcext:value-type="string">
            <text:p>Best Friend </text:p>
          </table:table-cell>
          <table:table-cell table:number-columns-repeated="4"/>
          <table:table-cell table:formula="of:=RANDBETWEEN(1;4)" office:value-type="float" office:value="4" calcext:value-type="float">
            <text:p>4</text:p>
          </table:table-cell>
          <table:table-cell table:formula="of:=&quot;('&quot;&amp;[.C94]&amp;&quot;',&quot;&amp;[.H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licia-keys/best-of-me" xlink:type="simple">Best Of Me</text:a> - Alicia Keys</text:p>
          </table:table-cell>
          <table:table-cell/>
          <table:table-cell table:formula="of:=LEFT([.A95];(FIND(&quot;-&quot;;[.A95])-1))" office:value-type="string" office:string-value="Best Of Me " calcext:value-type="string">
            <text:p>Best Of Me </text:p>
          </table:table-cell>
          <table:table-cell table:number-columns-repeated="4"/>
          <table:table-cell table:formula="of:=RANDBETWEEN(1;4)" office:value-type="float" office:value="2" calcext:value-type="float">
            <text:p>2</text:p>
          </table:table-cell>
          <table:table-cell table:formula="of:=&quot;('&quot;&amp;[.C95]&amp;&quot;',&quot;&amp;[.H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ippie-redd/betrayal" xlink:type="simple">Betrayal</text:a> - Trippie Redd</text:p>
          </table:table-cell>
          <table:table-cell/>
          <table:table-cell table:formula="of:=LEFT([.A96];(FIND(&quot;-&quot;;[.A96])-1))" office:value-type="string" office:string-value="Betrayal " calcext:value-type="string">
            <text:p>Betrayal </text:p>
          </table:table-cell>
          <table:table-cell table:number-columns-repeated="4"/>
          <table:table-cell table:formula="of:=RANDBETWEEN(1;4)" office:value-type="float" office:value="1" calcext:value-type="float">
            <text:p>1</text:p>
          </table:table-cell>
          <table:table-cell table:formula="of:=&quot;('&quot;&amp;[.C96]&amp;&quot;',&quot;&amp;[.H9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rmot-kennedy/better-days" xlink:type="simple">Better Days</text:a> - Dermot Kennedy</text:p>
          </table:table-cell>
          <table:table-cell/>
          <table:table-cell table:formula="of:=LEFT([.A97];(FIND(&quot;-&quot;;[.A97])-1))" office:value-type="string" office:string-value="Better Days " calcext:value-type="string">
            <text:p>Better Days </text:p>
          </table:table-cell>
          <table:table-cell table:number-columns-repeated="4"/>
          <table:table-cell table:formula="of:=RANDBETWEEN(1;4)" office:value-type="float" office:value="4" calcext:value-type="float">
            <text:p>4</text:p>
          </table:table-cell>
          <table:table-cell table:formula="of:=&quot;('&quot;&amp;[.C97]&amp;&quot;',&quot;&amp;[.H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eiked/better-days" xlink:type="simple">Better Days</text:a> - Neiked</text:p>
          </table:table-cell>
          <table:table-cell/>
          <table:table-cell table:formula="of:=LEFT([.A98];(FIND(&quot;-&quot;;[.A98])-1))" office:value-type="string" office:string-value="Better Days " calcext:value-type="string">
            <text:p>Better Days </text:p>
          </table:table-cell>
          <table:table-cell table:number-columns-repeated="4"/>
          <table:table-cell table:formula="of:=RANDBETWEEN(1;4)" office:value-type="float" office:value="3" calcext:value-type="float">
            <text:p>3</text:p>
          </table:table-cell>
          <table:table-cell table:formula="of:=&quot;('&quot;&amp;[.C98]&amp;&quot;',&quot;&amp;[.H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ttle-mix/between-us" xlink:type="simple">Between Us</text:a> - Little Mix</text:p>
          </table:table-cell>
          <table:table-cell/>
          <table:table-cell table:formula="of:=LEFT([.A99];(FIND(&quot;-&quot;;[.A99])-1))" office:value-type="string" office:string-value="Between Us " calcext:value-type="string">
            <text:p>Between Us </text:p>
          </table:table-cell>
          <table:table-cell table:number-columns-repeated="4"/>
          <table:table-cell table:formula="of:=RANDBETWEEN(1;4)" office:value-type="float" office:value="2" calcext:value-type="float">
            <text:p>2</text:p>
          </table:table-cell>
          <table:table-cell table:formula="of:=&quot;('&quot;&amp;[.C99]&amp;&quot;',&quot;&amp;[.H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o-burnham/bezos-i" xlink:type="simple">Bezos I</text:a> - Bo Burnham</text:p>
          </table:table-cell>
          <table:table-cell/>
          <table:table-cell table:formula="of:=LEFT([.A100];(FIND(&quot;-&quot;;[.A100])-1))" office:value-type="string" office:string-value="Bezos I " calcext:value-type="string">
            <text:p>Bezos I </text:p>
          </table:table-cell>
          <table:table-cell table:number-columns-repeated="4"/>
          <table:table-cell table:formula="of:=RANDBETWEEN(1;4)" office:value-type="float" office:value="1" calcext:value-type="float">
            <text:p>1</text:p>
          </table:table-cell>
          <table:table-cell table:formula="of:=&quot;('&quot;&amp;[.C100]&amp;&quot;',&quot;&amp;[.H1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lake-shelton/bible-verses" xlink:type="simple">Bible Verses</text:a> - Blake Shelton</text:p>
          </table:table-cell>
          <table:table-cell/>
          <table:table-cell table:formula="of:=LEFT([.A101];(FIND(&quot;-&quot;;[.A101])-1))" office:value-type="string" office:string-value="Bible Verses " calcext:value-type="string">
            <text:p>Bible Verses </text:p>
          </table:table-cell>
          <table:table-cell table:number-columns-repeated="4"/>
          <table:table-cell table:formula="of:=RANDBETWEEN(1;4)" office:value-type="float" office:value="3" calcext:value-type="float">
            <text:p>3</text:p>
          </table:table-cell>
          <table:table-cell table:formula="of:=&quot;('&quot;&amp;[.C101]&amp;&quot;',&quot;&amp;[.H10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rm/bicycle" xlink:type="simple">Bicycle</text:a> - RM</text:p>
          </table:table-cell>
          <table:table-cell/>
          <table:table-cell table:formula="of:=LEFT([.A102];(FIND(&quot;-&quot;;[.A102])-1))" office:value-type="string" office:string-value="Bicycle " calcext:value-type="string">
            <text:p>Bicycle </text:p>
          </table:table-cell>
          <table:table-cell table:number-columns-repeated="4"/>
          <table:table-cell table:formula="of:=RANDBETWEEN(1;4)" office:value-type="float" office:value="1" calcext:value-type="float">
            <text:p>1</text:p>
          </table:table-cell>
          <table:table-cell table:formula="of:=&quot;('&quot;&amp;[.C102]&amp;&quot;',&quot;&amp;[.H10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tto/big-energy" xlink:type="simple">Big Energy</text:a> - Latto</text:p>
          </table:table-cell>
          <table:table-cell/>
          <table:table-cell table:formula="of:=LEFT([.A103];(FIND(&quot;-&quot;;[.A103])-1))" office:value-type="string" office:string-value="Big Energy " calcext:value-type="string">
            <text:p>Big Energy </text:p>
          </table:table-cell>
          <table:table-cell table:number-columns-repeated="4"/>
          <table:table-cell table:formula="of:=RANDBETWEEN(1;4)" office:value-type="float" office:value="3" calcext:value-type="float">
            <text:p>3</text:p>
          </table:table-cell>
          <table:table-cell table:formula="of:=&quot;('&quot;&amp;[.C103]&amp;&quot;',&quot;&amp;[.H10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j-khaled/big-paper" xlink:type="simple">Big Paper</text:a> - DJ Khaled</text:p>
          </table:table-cell>
          <table:table-cell/>
          <table:table-cell table:formula="of:=LEFT([.A104];(FIND(&quot;-&quot;;[.A104])-1))" office:value-type="string" office:string-value="Big Paper " calcext:value-type="string">
            <text:p>Big Paper </text:p>
          </table:table-cell>
          <table:table-cell table:number-columns-repeated="4"/>
          <table:table-cell table:formula="of:=RANDBETWEEN(1;4)" office:value-type="float" office:value="3" calcext:value-type="float">
            <text:p>3</text:p>
          </table:table-cell>
          <table:table-cell table:formula="of:=&quot;('&quot;&amp;[.C104]&amp;&quot;',&quot;&amp;[.H10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lumineers/big-shot" xlink:type="simple">Big Shot</text:a> - The Lumineers</text:p>
          </table:table-cell>
          <table:table-cell/>
          <table:table-cell table:formula="of:=LEFT([.A105];(FIND(&quot;-&quot;;[.A105])-1))" office:value-type="string" office:string-value="Big Shot " calcext:value-type="string">
            <text:p>Big Shot </text:p>
          </table:table-cell>
          <table:table-cell table:number-columns-repeated="4"/>
          <table:table-cell table:formula="of:=RANDBETWEEN(1;4)" office:value-type="float" office:value="1" calcext:value-type="float">
            <text:p>1</text:p>
          </table:table-cell>
          <table:table-cell table:formula="of:=&quot;('&quot;&amp;[.C105]&amp;&quot;',&quot;&amp;[.H10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ke-bryan/bill-dance" xlink:type="simple">Bill Dance</text:a> - Luke Bryan</text:p>
          </table:table-cell>
          <table:table-cell/>
          <table:table-cell table:formula="of:=LEFT([.A106];(FIND(&quot;-&quot;;[.A106])-1))" office:value-type="string" office:string-value="Bill Dance " calcext:value-type="string">
            <text:p>Bill Dance </text:p>
          </table:table-cell>
          <table:table-cell table:number-columns-repeated="4"/>
          <table:table-cell table:formula="of:=RANDBETWEEN(1;4)" office:value-type="float" office:value="2" calcext:value-type="float">
            <text:p>2</text:p>
          </table:table-cell>
          <table:table-cell table:formula="of:=&quot;('&quot;&amp;[.C106]&amp;&quot;',&quot;&amp;[.H1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billie-bossa-nova" xlink:type="simple">Billie Bossa Nova</text:a> - Billie Eilish</text:p>
          </table:table-cell>
          <table:table-cell/>
          <table:table-cell table:formula="of:=LEFT([.A107];(FIND(&quot;-&quot;;[.A107])-1))" office:value-type="string" office:string-value="Billie Bossa Nova " calcext:value-type="string">
            <text:p>Billie Bossa Nova </text:p>
          </table:table-cell>
          <table:table-cell table:number-columns-repeated="4"/>
          <table:table-cell table:formula="of:=RANDBETWEEN(1;4)" office:value-type="float" office:value="3" calcext:value-type="float">
            <text:p>3</text:p>
          </table:table-cell>
          <table:table-cell table:formula="of:=&quot;('&quot;&amp;[.C107]&amp;&quot;',&quot;&amp;[.H1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g-red-machine/birch" xlink:type="simple">Birch</text:a> - Big Red Machine</text:p>
          </table:table-cell>
          <table:table-cell/>
          <table:table-cell table:formula="of:=LEFT([.A108];(FIND(&quot;-&quot;;[.A108])-1))" office:value-type="string" office:string-value="Birch " calcext:value-type="string">
            <text:p>Birch </text:p>
          </table:table-cell>
          <table:table-cell table:number-columns-repeated="4"/>
          <table:table-cell table:formula="of:=RANDBETWEEN(1;4)" office:value-type="float" office:value="3" calcext:value-type="float">
            <text:p>3</text:p>
          </table:table-cell>
          <table:table-cell table:formula="of:=&quot;('&quot;&amp;[.C108]&amp;&quot;',&quot;&amp;[.H108]&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elizabeth-and-the-catapult/birds-and-the-bees" xlink:type="simple">Birds And The Bees</text:a> - Elizabeth And The Catapult</text:p>
          </table:table-cell>
          <table:table-cell/>
          <table:table-cell table:formula="of:=LEFT([.A109];(FIND(&quot;-&quot;;[.A109])-1))" office:value-type="string" office:string-value="Birds And The Bees " calcext:value-type="string">
            <text:p>Birds And The Bees </text:p>
          </table:table-cell>
          <table:table-cell table:number-columns-repeated="4"/>
          <table:table-cell table:formula="of:=RANDBETWEEN(1;4)" office:value-type="float" office:value="4" calcext:value-type="float">
            <text:p>4</text:p>
          </table:table-cell>
          <table:table-cell table:formula="of:=&quot;('&quot;&amp;[.C109]&amp;&quot;',&quot;&amp;[.H10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vril-lavigne/bite-me" xlink:type="simple">Bite Me</text:a> - Avril Lavigne</text:p>
          </table:table-cell>
          <table:table-cell/>
          <table:table-cell table:formula="of:=LEFT([.A110];(FIND(&quot;-&quot;;[.A110])-1))" office:value-type="string" office:string-value="Bite Me " calcext:value-type="string">
            <text:p>Bite Me </text:p>
          </table:table-cell>
          <table:table-cell table:number-columns-repeated="4"/>
          <table:table-cell table:formula="of:=RANDBETWEEN(1;4)" office:value-type="float" office:value="2" calcext:value-type="float">
            <text:p>2</text:p>
          </table:table-cell>
          <table:table-cell table:formula="of:=&quot;('&quot;&amp;[.C110]&amp;&quot;',&quot;&amp;[.H11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ummer-walker/bitter" xlink:type="simple">Bitter</text:a> - Summer Walker</text:p>
          </table:table-cell>
          <table:table-cell/>
          <table:table-cell table:formula="of:=LEFT([.A111];(FIND(&quot;-&quot;;[.A111])-1))" office:value-type="string" office:string-value="Bitter " calcext:value-type="string">
            <text:p>Bitter </text:p>
          </table:table-cell>
          <table:table-cell table:number-columns-repeated="4"/>
          <table:table-cell table:formula="of:=RANDBETWEEN(1;4)" office:value-type="float" office:value="4" calcext:value-type="float">
            <text:p>4</text:p>
          </table:table-cell>
          <table:table-cell table:formula="of:=&quot;('&quot;&amp;[.C111]&amp;&quot;',&quot;&amp;[.H1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y-idol/bitter-taste" xlink:type="simple">Bitter Taste</text:a> - Billy Idol</text:p>
          </table:table-cell>
          <table:table-cell/>
          <table:table-cell table:formula="of:=LEFT([.A112];(FIND(&quot;-&quot;;[.A112])-1))" office:value-type="string" office:string-value="Bitter Taste " calcext:value-type="string">
            <text:p>Bitter Taste </text:p>
          </table:table-cell>
          <table:table-cell table:number-columns-repeated="4"/>
          <table:table-cell table:formula="of:=RANDBETWEEN(1;4)" office:value-type="float" office:value="2" calcext:value-type="float">
            <text:p>2</text:p>
          </table:table-cell>
          <table:table-cell table:formula="of:=&quot;('&quot;&amp;[.C112]&amp;&quot;',&quot;&amp;[.H1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ons-of-kemet/black" xlink:type="simple">Black</text:a> - Sons Of Kemet</text:p>
          </table:table-cell>
          <table:table-cell/>
          <table:table-cell table:formula="of:=LEFT([.A113];(FIND(&quot;-&quot;;[.A113])-1))" office:value-type="string" office:string-value="Black " calcext:value-type="string">
            <text:p>Black </text:p>
          </table:table-cell>
          <table:table-cell table:number-columns-repeated="4"/>
          <table:table-cell table:formula="of:=RANDBETWEEN(1;4)" office:value-type="float" office:value="1" calcext:value-type="float">
            <text:p>1</text:p>
          </table:table-cell>
          <table:table-cell table:formula="of:=&quot;('&quot;&amp;[.C113]&amp;&quot;',&quot;&amp;[.H11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na-del-rey/black-bathing-suit" xlink:type="simple">Black Bathing Suit</text:a> - Lana Del Rey</text:p>
          </table:table-cell>
          <table:table-cell/>
          <table:table-cell table:formula="of:=LEFT([.A114];(FIND(&quot;-&quot;;[.A114])-1))" office:value-type="string" office:string-value="Black Bathing Suit " calcext:value-type="string">
            <text:p>Black Bathing Suit </text:p>
          </table:table-cell>
          <table:table-cell table:number-columns-repeated="4"/>
          <table:table-cell table:formula="of:=RANDBETWEEN(1;4)" office:value-type="float" office:value="4" calcext:value-type="float">
            <text:p>4</text:p>
          </table:table-cell>
          <table:table-cell table:formula="of:=&quot;('&quot;&amp;[.C114]&amp;&quot;',&quot;&amp;[.H11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riff/black-hole" xlink:type="simple">Black Hole</text:a> - Griff</text:p>
          </table:table-cell>
          <table:table-cell/>
          <table:table-cell table:formula="of:=LEFT([.A115];(FIND(&quot;-&quot;;[.A115])-1))" office:value-type="string" office:string-value="Black Hole " calcext:value-type="string">
            <text:p>Black Hole </text:p>
          </table:table-cell>
          <table:table-cell table:number-columns-repeated="4"/>
          <table:table-cell table:formula="of:=RANDBETWEEN(1;4)" office:value-type="float" office:value="4" calcext:value-type="float">
            <text:p>4</text:p>
          </table:table-cell>
          <table:table-cell table:formula="of:=&quot;('&quot;&amp;[.C115]&amp;&quot;',&quot;&amp;[.H1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e-brown/blessed-free" xlink:type="simple">Blessed &amp; Free</text:a> - Kane Brown</text:p>
          </table:table-cell>
          <table:table-cell/>
          <table:table-cell table:formula="of:=LEFT([.A116];(FIND(&quot;-&quot;;[.A116])-1))" office:value-type="string" office:string-value="Blessed &amp; Free " calcext:value-type="string">
            <text:p>Blessed &amp; Free </text:p>
          </table:table-cell>
          <table:table-cell table:number-columns-repeated="4"/>
          <table:table-cell table:formula="of:=RANDBETWEEN(1;4)" office:value-type="float" office:value="2" calcext:value-type="float">
            <text:p>2</text:p>
          </table:table-cell>
          <table:table-cell table:formula="of:=&quot;('&quot;&amp;[.C116]&amp;&quot;',&quot;&amp;[.H1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illie-nile/blood-on-your-hands" xlink:type="simple">Blood On Your Hands</text:a> - Willie Nile</text:p>
          </table:table-cell>
          <table:table-cell/>
          <table:table-cell table:formula="of:=LEFT([.A117];(FIND(&quot;-&quot;;[.A117])-1))" office:value-type="string" office:string-value="Blood On Your Hands " calcext:value-type="string">
            <text:p>Blood On Your Hands </text:p>
          </table:table-cell>
          <table:table-cell table:number-columns-repeated="4"/>
          <table:table-cell table:formula="of:=RANDBETWEEN(1;4)" office:value-type="float" office:value="1" calcext:value-type="float">
            <text:p>1</text:p>
          </table:table-cell>
          <table:table-cell table:formula="of:=&quot;('&quot;&amp;[.C117]&amp;&quot;',&quot;&amp;[.H11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na-del-rey/blue-banisters" xlink:type="simple">Blue Banisters</text:a> - Lana Del Rey</text:p>
          </table:table-cell>
          <table:table-cell/>
          <table:table-cell table:formula="of:=LEFT([.A118];(FIND(&quot;-&quot;;[.A118])-1))" office:value-type="string" office:string-value="Blue Banisters " calcext:value-type="string">
            <text:p>Blue Banisters </text:p>
          </table:table-cell>
          <table:table-cell table:number-columns-repeated="4"/>
          <table:table-cell table:formula="of:=RANDBETWEEN(1;4)" office:value-type="float" office:value="3" calcext:value-type="float">
            <text:p>3</text:p>
          </table:table-cell>
          <table:table-cell table:formula="of:=&quot;('&quot;&amp;[.C118]&amp;&quot;',&quot;&amp;[.H11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uss-splash/body" xlink:type="simple">Body</text:a> - Russ Millions</text:p>
          </table:table-cell>
          <table:table-cell/>
          <table:table-cell table:formula="of:=LEFT([.A119];(FIND(&quot;-&quot;;[.A119])-1))" office:value-type="string" office:string-value="Body " calcext:value-type="string">
            <text:p>Body </text:p>
          </table:table-cell>
          <table:table-cell table:number-columns-repeated="4"/>
          <table:table-cell table:formula="of:=RANDBETWEEN(1;4)" office:value-type="float" office:value="4" calcext:value-type="float">
            <text:p>4</text:p>
          </table:table-cell>
          <table:table-cell table:formula="of:=&quot;('&quot;&amp;[.C119]&amp;&quot;',&quot;&amp;[.H11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ierra-whack/body-of-water" xlink:type="simple">Body Of Water</text:a> - Tierra Whack</text:p>
          </table:table-cell>
          <table:table-cell/>
          <table:table-cell table:formula="of:=LEFT([.A120];(FIND(&quot;-&quot;;[.A120])-1))" office:value-type="string" office:string-value="Body Of Water " calcext:value-type="string">
            <text:p>Body Of Water </text:p>
          </table:table-cell>
          <table:table-cell table:number-columns-repeated="4"/>
          <table:table-cell table:formula="of:=RANDBETWEEN(1;4)" office:value-type="float" office:value="1" calcext:value-type="float">
            <text:p>1</text:p>
          </table:table-cell>
          <table:table-cell table:formula="of:=&quot;('&quot;&amp;[.C120]&amp;&quot;',&quot;&amp;[.H1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yal-blood/boilermaker" xlink:type="simple">Boilermaker</text:a> - Royal Blood</text:p>
          </table:table-cell>
          <table:table-cell/>
          <table:table-cell table:formula="of:=LEFT([.A121];(FIND(&quot;-&quot;;[.A121])-1))" office:value-type="string" office:string-value="Boilermaker " calcext:value-type="string">
            <text:p>Boilermaker </text:p>
          </table:table-cell>
          <table:table-cell table:number-columns-repeated="4"/>
          <table:table-cell table:formula="of:=RANDBETWEEN(1;4)" office:value-type="float" office:value="3" calcext:value-type="float">
            <text:p>3</text:p>
          </table:table-cell>
          <table:table-cell table:formula="of:=&quot;('&quot;&amp;[.C121]&amp;&quot;',&quot;&amp;[.H121]&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gera-mx-christian-nodal/botella-tras-botella" xlink:type="simple">Botella Tras Botella</text:a> - Gera MX &amp; Christian Nodal</text:p>
          </table:table-cell>
          <table:table-cell/>
          <table:table-cell table:formula="of:=LEFT([.A122];(FIND(&quot;-&quot;;[.A122])-1))" office:value-type="string" office:string-value="Botella Tras Botella " calcext:value-type="string">
            <text:p>Botella Tras Botella </text:p>
          </table:table-cell>
          <table:table-cell table:number-columns-repeated="4"/>
          <table:table-cell table:formula="of:=RANDBETWEEN(1;4)" office:value-type="float" office:value="2" calcext:value-type="float">
            <text:p>2</text:p>
          </table:table-cell>
          <table:table-cell table:formula="of:=&quot;('&quot;&amp;[.C122]&amp;&quot;',&quot;&amp;[.H12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n-batiste/boy-hood" xlink:type="simple">Boy Hood</text:a> - Jon Batiste</text:p>
          </table:table-cell>
          <table:table-cell/>
          <table:table-cell table:formula="of:=LEFT([.A123];(FIND(&quot;-&quot;;[.A123])-1))" office:value-type="string" office:string-value="Boy Hood " calcext:value-type="string">
            <text:p>Boy Hood </text:p>
          </table:table-cell>
          <table:table-cell table:number-columns-repeated="4"/>
          <table:table-cell table:formula="of:=RANDBETWEEN(1;4)" office:value-type="float" office:value="1" calcext:value-type="float">
            <text:p>1</text:p>
          </table:table-cell>
          <table:table-cell table:formula="of:=&quot;('&quot;&amp;[.C123]&amp;&quot;',&quot;&amp;[.H12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noah-cunane/boy-with-a-broken-heart" xlink:type="simple">Boy With A Broken Heart</text:a> - Noah Cunane</text:p>
          </table:table-cell>
          <table:table-cell/>
          <table:table-cell table:formula="of:=LEFT([.A124];(FIND(&quot;-&quot;;[.A124])-1))" office:value-type="string" office:string-value="Boy With A Broken Heart " calcext:value-type="string">
            <text:p>Boy With A Broken Heart </text:p>
          </table:table-cell>
          <table:table-cell table:number-columns-repeated="4"/>
          <table:table-cell table:formula="of:=RANDBETWEEN(1;4)" office:value-type="float" office:value="1" calcext:value-type="float">
            <text:p>1</text:p>
          </table:table-cell>
          <table:table-cell table:formula="of:=&quot;('&quot;&amp;[.C124]&amp;&quot;',&quot;&amp;[.H12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esy-nelson/boyz" xlink:type="simple">Boyz</text:a> - Jesy Nelson</text:p>
          </table:table-cell>
          <table:table-cell/>
          <table:table-cell table:formula="of:=LEFT([.A125];(FIND(&quot;-&quot;;[.A125])-1))" office:value-type="string" office:string-value="Boyz " calcext:value-type="string">
            <text:p>Boyz </text:p>
          </table:table-cell>
          <table:table-cell table:number-columns-repeated="4"/>
          <table:table-cell table:formula="of:=RANDBETWEEN(1;4)" office:value-type="float" office:value="3" calcext:value-type="float">
            <text:p>3</text:p>
          </table:table-cell>
          <table:table-cell table:formula="of:=&quot;('&quot;&amp;[.C125]&amp;&quot;',&quot;&amp;[.H12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acey-musgraves/breadwinner" xlink:type="simple">Breadwinner</text:a> - Kacey Musgraves</text:p>
          </table:table-cell>
          <table:table-cell/>
          <table:table-cell table:formula="of:=LEFT([.A126];(FIND(&quot;-&quot;;[.A126])-1))" office:value-type="string" office:string-value="Breadwinner " calcext:value-type="string">
            <text:p>Breadwinner </text:p>
          </table:table-cell>
          <table:table-cell table:number-columns-repeated="4"/>
          <table:table-cell table:formula="of:=RANDBETWEEN(1;4)" office:value-type="float" office:value="3" calcext:value-type="float">
            <text:p>3</text:p>
          </table:table-cell>
          <table:table-cell table:formula="of:=&quot;('&quot;&amp;[.C126]&amp;&quot;',&quot;&amp;[.H1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ric-church/break-it-kind-of-guy" xlink:type="simple">Break It Kind Of Guy</text:a> - Eric Church</text:p>
          </table:table-cell>
          <table:table-cell/>
          <table:table-cell table:formula="of:=LEFT([.A127];(FIND(&quot;-&quot;;[.A127])-1))" office:value-type="string" office:string-value="Break It Kind Of Guy " calcext:value-type="string">
            <text:p>Break It Kind Of Guy </text:p>
          </table:table-cell>
          <table:table-cell table:number-columns-repeated="4"/>
          <table:table-cell table:formula="of:=RANDBETWEEN(1;4)" office:value-type="float" office:value="2" calcext:value-type="float">
            <text:p>2</text:p>
          </table:table-cell>
          <table:table-cell table:formula="of:=&quot;('&quot;&amp;[.C127]&amp;&quot;',&quot;&amp;[.H12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na-del-rey/breaking-up-slowly" xlink:type="simple">Breaking Up Slowly</text:a> - Lana Del Rey</text:p>
          </table:table-cell>
          <table:table-cell/>
          <table:table-cell table:formula="of:=LEFT([.A128];(FIND(&quot;-&quot;;[.A128])-1))" office:value-type="string" office:string-value="Breaking Up Slowly " calcext:value-type="string">
            <text:p>Breaking Up Slowly </text:p>
          </table:table-cell>
          <table:table-cell table:number-columns-repeated="4"/>
          <table:table-cell table:formula="of:=RANDBETWEEN(1;4)" office:value-type="float" office:value="3" calcext:value-type="float">
            <text:p>3</text:p>
          </table:table-cell>
          <table:table-cell table:formula="of:=&quot;('&quot;&amp;[.C128]&amp;&quot;',&quot;&amp;[.H1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ght-ranger/breakout" xlink:type="simple">Breakout</text:a> - Night Ranger</text:p>
          </table:table-cell>
          <table:table-cell/>
          <table:table-cell table:formula="of:=LEFT([.A129];(FIND(&quot;-&quot;;[.A129])-1))" office:value-type="string" office:string-value="Breakout " calcext:value-type="string">
            <text:p>Breakout </text:p>
          </table:table-cell>
          <table:table-cell table:number-columns-repeated="4"/>
          <table:table-cell table:formula="of:=RANDBETWEEN(1;4)" office:value-type="float" office:value="2" calcext:value-type="float">
            <text:p>2</text:p>
          </table:table-cell>
          <table:table-cell table:formula="of:=&quot;('&quot;&amp;[.C129]&amp;&quot;',&quot;&amp;[.H12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lumineers/brightside" xlink:type="simple">Brightside</text:a> - The Lumineers</text:p>
          </table:table-cell>
          <table:table-cell/>
          <table:table-cell table:formula="of:=LEFT([.A130];(FIND(&quot;-&quot;;[.A130])-1))" office:value-type="string" office:string-value="Brightside " calcext:value-type="string">
            <text:p>Brightside </text:p>
          </table:table-cell>
          <table:table-cell table:number-columns-repeated="4"/>
          <table:table-cell table:formula="of:=RANDBETWEEN(1;4)" office:value-type="float" office:value="1" calcext:value-type="float">
            <text:p>1</text:p>
          </table:table-cell>
          <table:table-cell table:formula="of:=&quot;('&quot;&amp;[.C130]&amp;&quot;',&quot;&amp;[.H1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igga-d/bringing-it-back" xlink:type="simple">Bringing It Back</text:a> - Digga D</text:p>
          </table:table-cell>
          <table:table-cell/>
          <table:table-cell table:formula="of:=LEFT([.A131];(FIND(&quot;-&quot;;[.A131])-1))" office:value-type="string" office:string-value="Bringing It Back " calcext:value-type="string">
            <text:p>Bringing It Back </text:p>
          </table:table-cell>
          <table:table-cell table:number-columns-repeated="4"/>
          <table:table-cell table:formula="of:=RANDBETWEEN(1;4)" office:value-type="float" office:value="1" calcext:value-type="float">
            <text:p>1</text:p>
          </table:table-cell>
          <table:table-cell table:formula="of:=&quot;('&quot;&amp;[.C131]&amp;&quot;',&quot;&amp;[.H1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durk/broadway-girls" xlink:type="simple">Broadway Girls</text:a> - Lil Durk</text:p>
          </table:table-cell>
          <table:table-cell/>
          <table:table-cell table:formula="of:=LEFT([.A132];(FIND(&quot;-&quot;;[.A132])-1))" office:value-type="string" office:string-value="Broadway Girls " calcext:value-type="string">
            <text:p>Broadway Girls </text:p>
          </table:table-cell>
          <table:table-cell table:number-columns-repeated="4"/>
          <table:table-cell table:formula="of:=RANDBETWEEN(1;4)" office:value-type="float" office:value="3" calcext:value-type="float">
            <text:p>3</text:p>
          </table:table-cell>
          <table:table-cell table:formula="of:=&quot;('&quot;&amp;[.C132]&amp;&quot;',&quot;&amp;[.H1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isie-peters/brooklyn" xlink:type="simple">Brooklyn</text:a> - Maisie Peters</text:p>
          </table:table-cell>
          <table:table-cell/>
          <table:table-cell table:formula="of:=LEFT([.A133];(FIND(&quot;-&quot;;[.A133])-1))" office:value-type="string" office:string-value="Brooklyn " calcext:value-type="string">
            <text:p>Brooklyn </text:p>
          </table:table-cell>
          <table:table-cell table:number-columns-repeated="4"/>
          <table:table-cell table:formula="of:=RANDBETWEEN(1;4)" office:value-type="float" office:value="1" calcext:value-type="float">
            <text:p>1</text:p>
          </table:table-cell>
          <table:table-cell table:formula="of:=&quot;('&quot;&amp;[.C133]&amp;&quot;',&quot;&amp;[.H1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olivia-rodrigo/brutal" xlink:type="simple">Brutal</text:a> - Olivia Rodrigo</text:p>
          </table:table-cell>
          <table:table-cell/>
          <table:table-cell table:formula="of:=LEFT([.A134];(FIND(&quot;-&quot;;[.A134])-1))" office:value-type="string" office:string-value="Brutal " calcext:value-type="string">
            <text:p>Brutal </text:p>
          </table:table-cell>
          <table:table-cell table:number-columns-repeated="4"/>
          <table:table-cell table:formula="of:=RANDBETWEEN(1;4)" office:value-type="float" office:value="2" calcext:value-type="float">
            <text:p>2</text:p>
          </table:table-cell>
          <table:table-cell table:formula="of:=&quot;('&quot;&amp;[.C134]&amp;&quot;',&quot;&amp;[.H1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g-red-machine/brycie" xlink:type="simple">Brycie</text:a> - Big Red Machine</text:p>
          </table:table-cell>
          <table:table-cell/>
          <table:table-cell table:formula="of:=LEFT([.A135];(FIND(&quot;-&quot;;[.A135])-1))" office:value-type="string" office:string-value="Brycie " calcext:value-type="string">
            <text:p>Brycie </text:p>
          </table:table-cell>
          <table:table-cell table:number-columns-repeated="4"/>
          <table:table-cell table:formula="of:=RANDBETWEEN(1;4)" office:value-type="float" office:value="2" calcext:value-type="float">
            <text:p>2</text:p>
          </table:table-cell>
          <table:table-cell table:formula="of:=&quot;('&quot;&amp;[.C135]&amp;&quot;',&quot;&amp;[.H1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oung-thug/bubbly" xlink:type="simple">Bubbly</text:a> - Young Thug</text:p>
          </table:table-cell>
          <table:table-cell/>
          <table:table-cell table:formula="of:=LEFT([.A136];(FIND(&quot;-&quot;;[.A136])-1))" office:value-type="string" office:string-value="Bubbly " calcext:value-type="string">
            <text:p>Bubbly </text:p>
          </table:table-cell>
          <table:table-cell table:number-columns-repeated="4"/>
          <table:table-cell table:formula="of:=RANDBETWEEN(1;4)" office:value-type="float" office:value="4" calcext:value-type="float">
            <text:p>4</text:p>
          </table:table-cell>
          <table:table-cell table:formula="of:=&quot;('&quot;&amp;[.C136]&amp;&quot;',&quot;&amp;[.H13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itchell-tenpenny/bucket-list" xlink:type="simple">Bucket List</text:a> - Mitchell Tenpenny</text:p>
          </table:table-cell>
          <table:table-cell/>
          <table:table-cell table:formula="of:=LEFT([.A137];(FIND(&quot;-&quot;;[.A137])-1))" office:value-type="string" office:string-value="Bucket List " calcext:value-type="string">
            <text:p>Bucket List </text:p>
          </table:table-cell>
          <table:table-cell table:number-columns-repeated="4"/>
          <table:table-cell table:formula="of:=RANDBETWEEN(1;4)" office:value-type="float" office:value="4" calcext:value-type="float">
            <text:p>4</text:p>
          </table:table-cell>
          <table:table-cell table:formula="of:=&quot;('&quot;&amp;[.C137]&amp;&quot;',&quot;&amp;[.H13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ella-poarch/build-a-bitch" xlink:type="simple">Build A Bitch</text:a> - Bella Poarch</text:p>
          </table:table-cell>
          <table:table-cell/>
          <table:table-cell table:formula="of:=LEFT([.A138];(FIND(&quot;-&quot;;[.A138])-1))" office:value-type="string" office:string-value="Build A Bitch " calcext:value-type="string">
            <text:p>Build A Bitch </text:p>
          </table:table-cell>
          <table:table-cell table:number-columns-repeated="4"/>
          <table:table-cell table:formula="of:=RANDBETWEEN(1;4)" office:value-type="float" office:value="3" calcext:value-type="float">
            <text:p>3</text:p>
          </table:table-cell>
          <table:table-cell table:formula="of:=&quot;('&quot;&amp;[.C138]&amp;&quot;',&quot;&amp;[.H13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aroline-polachek/bunny-is-a-rider" xlink:type="simple">Bunny Is A Rider</text:a> - Caroline Polachek</text:p>
          </table:table-cell>
          <table:table-cell/>
          <table:table-cell table:formula="of:=LEFT([.A139];(FIND(&quot;-&quot;;[.A139])-1))" office:value-type="string" office:string-value="Bunny Is A Rider " calcext:value-type="string">
            <text:p>Bunny Is A Rider </text:p>
          </table:table-cell>
          <table:table-cell table:number-columns-repeated="4"/>
          <table:table-cell table:formula="of:=RANDBETWEEN(1;4)" office:value-type="float" office:value="2" calcext:value-type="float">
            <text:p>2</text:p>
          </table:table-cell>
          <table:table-cell table:formula="of:=&quot;('&quot;&amp;[.C139]&amp;&quot;',&quot;&amp;[.H1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ice-wrld/burn" xlink:type="simple">Burn</text:a> - Juice WRLD</text:p>
          </table:table-cell>
          <table:table-cell/>
          <table:table-cell table:formula="of:=LEFT([.A140];(FIND(&quot;-&quot;;[.A140])-1))" office:value-type="string" office:string-value="Burn " calcext:value-type="string">
            <text:p>Burn </text:p>
          </table:table-cell>
          <table:table-cell table:number-columns-repeated="4"/>
          <table:table-cell table:formula="of:=RANDBETWEEN(1;4)" office:value-type="float" office:value="4" calcext:value-type="float">
            <text:p>4</text:p>
          </table:table-cell>
          <table:table-cell table:formula="of:=&quot;('&quot;&amp;[.C140]&amp;&quot;',&quot;&amp;[.H1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grid/burning-bridges" xlink:type="simple">Burning Bridges</text:a> - Sigrid</text:p>
          </table:table-cell>
          <table:table-cell/>
          <table:table-cell table:formula="of:=LEFT([.A141];(FIND(&quot;-&quot;;[.A141])-1))" office:value-type="string" office:string-value="Burning Bridges " calcext:value-type="string">
            <text:p>Burning Bridges </text:p>
          </table:table-cell>
          <table:table-cell table:number-columns-repeated="4"/>
          <table:table-cell table:formula="of:=RANDBETWEEN(1;4)" office:value-type="float" office:value="1" calcext:value-type="float">
            <text:p>1</text:p>
          </table:table-cell>
          <table:table-cell table:formula="of:=&quot;('&quot;&amp;[.C141]&amp;&quot;',&quot;&amp;[.H14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bts/butter" xlink:type="simple">Butter</text:a> - BTS</text:p>
          </table:table-cell>
          <table:table-cell/>
          <table:table-cell table:formula="of:=LEFT([.A142];(FIND(&quot;-&quot;;[.A142])-1))" office:value-type="string" office:string-value="Butter " calcext:value-type="string">
            <text:p>Butter </text:p>
          </table:table-cell>
          <table:table-cell table:number-columns-repeated="4"/>
          <table:table-cell table:formula="of:=RANDBETWEEN(1;4)" office:value-type="float" office:value="1" calcext:value-type="float">
            <text:p>1</text:p>
          </table:table-cell>
          <table:table-cell table:formula="of:=&quot;('&quot;&amp;[.C142]&amp;&quot;',&quot;&amp;[.H1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rdan-davis/buy-dirt" xlink:type="simple">Buy Dirt</text:a> - Jordan Davis</text:p>
          </table:table-cell>
          <table:table-cell/>
          <table:table-cell table:formula="of:=LEFT([.A143];(FIND(&quot;-&quot;;[.A143])-1))" office:value-type="string" office:string-value="Buy Dirt " calcext:value-type="string">
            <text:p>Buy Dirt </text:p>
          </table:table-cell>
          <table:table-cell table:number-columns-repeated="4"/>
          <table:table-cell table:formula="of:=RANDBETWEEN(1;4)" office:value-type="float" office:value="1" calcext:value-type="float">
            <text:p>1</text:p>
          </table:table-cell>
          <table:table-cell table:formula="of:=&quot;('&quot;&amp;[.C143]&amp;&quot;',&quot;&amp;[.H14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alvin-harris/by-your-side" xlink:type="simple">By Your Side</text:a> - Calvin Harris</text:p>
          </table:table-cell>
          <table:table-cell/>
          <table:table-cell table:formula="of:=LEFT([.A144];(FIND(&quot;-&quot;;[.A144])-1))" office:value-type="string" office:string-value="By Your Side " calcext:value-type="string">
            <text:p>By Your Side </text:p>
          </table:table-cell>
          <table:table-cell table:number-columns-repeated="4"/>
          <table:table-cell table:formula="of:=RANDBETWEEN(1;4)" office:value-type="float" office:value="3" calcext:value-type="float">
            <text:p>3</text:p>
          </table:table-cell>
          <table:table-cell table:formula="of:=&quot;('&quot;&amp;[.C144]&amp;&quot;',&quot;&amp;[.H14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d-wave/by-your-side" xlink:type="simple">By Your Side</text:a> - Rod Wave</text:p>
          </table:table-cell>
          <table:table-cell/>
          <table:table-cell table:formula="of:=LEFT([.A145];(FIND(&quot;-&quot;;[.A145])-1))" office:value-type="string" office:string-value="By Your Side " calcext:value-type="string">
            <text:p>By Your Side </text:p>
          </table:table-cell>
          <table:table-cell table:number-columns-repeated="4"/>
          <table:table-cell table:formula="of:=RANDBETWEEN(1;4)" office:value-type="float" office:value="3" calcext:value-type="float">
            <text:p>3</text:p>
          </table:table-cell>
          <table:table-cell table:formula="of:=&quot;('&quot;&amp;[.C145]&amp;&quot;',&quot;&amp;[.H1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bye-bye-baby" xlink:type="simple">Bye Bye Baby</text:a> - Taylor Swift</text:p>
          </table:table-cell>
          <table:table-cell/>
          <table:table-cell table:formula="of:=LEFT([.A146];(FIND(&quot;-&quot;;[.A146])-1))" office:value-type="string" office:string-value="Bye Bye Baby " calcext:value-type="string">
            <text:p>Bye Bye Baby </text:p>
          </table:table-cell>
          <table:table-cell table:number-columns-repeated="4"/>
          <table:table-cell table:formula="of:=RANDBETWEEN(1;4)" office:value-type="float" office:value="3" calcext:value-type="float">
            <text:p>3</text:p>
          </table:table-cell>
          <table:table-cell table:formula="of:=&quot;('&quot;&amp;[.C146]&amp;&quot;',&quot;&amp;[.H1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aye/call-on-me" xlink:type="simple">Call On Me</text:a> - Raye</text:p>
          </table:table-cell>
          <table:table-cell/>
          <table:table-cell table:formula="of:=LEFT([.A147];(FIND(&quot;-&quot;;[.A147])-1))" office:value-type="string" office:string-value="Call On Me " calcext:value-type="string">
            <text:p>Call On Me </text:p>
          </table:table-cell>
          <table:table-cell table:number-columns-repeated="4"/>
          <table:table-cell table:formula="of:=RANDBETWEEN(1;4)" office:value-type="float" office:value="1" calcext:value-type="float">
            <text:p>1</text:p>
          </table:table-cell>
          <table:table-cell table:formula="of:=&quot;('&quot;&amp;[.C147]&amp;&quot;',&quot;&amp;[.H1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tjay/calling-my-phone" xlink:type="simple">Calling My Phone</text:a> - Lil Tjay</text:p>
          </table:table-cell>
          <table:table-cell/>
          <table:table-cell table:formula="of:=LEFT([.A148];(FIND(&quot;-&quot;;[.A148])-1))" office:value-type="string" office:string-value="Calling My Phone " calcext:value-type="string">
            <text:p>Calling My Phone </text:p>
          </table:table-cell>
          <table:table-cell table:number-columns-repeated="4"/>
          <table:table-cell table:formula="of:=RANDBETWEEN(1;4)" office:value-type="float" office:value="4" calcext:value-type="float">
            <text:p>4</text:p>
          </table:table-cell>
          <table:table-cell table:formula="of:=&quot;('&quot;&amp;[.C148]&amp;&quot;',&quot;&amp;[.H14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ennifer-lopez/cambia-el-pasio" xlink:type="simple">Cambia El Pasio</text:a> - Jennifer Lopez</text:p>
          </table:table-cell>
          <table:table-cell/>
          <table:table-cell table:formula="of:=LEFT([.A149];(FIND(&quot;-&quot;;[.A149])-1))" office:value-type="string" office:string-value="Cambia El Pasio " calcext:value-type="string">
            <text:p>Cambia El Pasio </text:p>
          </table:table-cell>
          <table:table-cell table:number-columns-repeated="4"/>
          <table:table-cell table:formula="of:=RANDBETWEEN(1;4)" office:value-type="float" office:value="4" calcext:value-type="float">
            <text:p>4</text:p>
          </table:table-cell>
          <table:table-cell table:formula="of:=&quot;('&quot;&amp;[.C149]&amp;&quot;',&quot;&amp;[.H14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acey-musgraves/camera-roll" xlink:type="simple">Camera Roll</text:a> - Kacey Musgraves</text:p>
          </table:table-cell>
          <table:table-cell/>
          <table:table-cell table:formula="of:=LEFT([.A150];(FIND(&quot;-&quot;;[.A150])-1))" office:value-type="string" office:string-value="Camera Roll " calcext:value-type="string">
            <text:p>Camera Roll </text:p>
          </table:table-cell>
          <table:table-cell table:number-columns-repeated="4"/>
          <table:table-cell table:formula="of:=RANDBETWEEN(1;4)" office:value-type="float" office:value="1" calcext:value-type="float">
            <text:p>1</text:p>
          </table:table-cell>
          <table:table-cell table:formula="of:=&quot;('&quot;&amp;[.C150]&amp;&quot;',&quot;&amp;[.H15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can-i-get-it" xlink:type="simple">Can I Get It</text:a> - Adele</text:p>
          </table:table-cell>
          <table:table-cell/>
          <table:table-cell table:formula="of:=LEFT([.A151];(FIND(&quot;-&quot;;[.A151])-1))" office:value-type="string" office:string-value="Can I Get It " calcext:value-type="string">
            <text:p>Can I Get It </text:p>
          </table:table-cell>
          <table:table-cell table:number-columns-repeated="4"/>
          <table:table-cell table:formula="of:=RANDBETWEEN(1;4)" office:value-type="float" office:value="2" calcext:value-type="float">
            <text:p>2</text:p>
          </table:table-cell>
          <table:table-cell table:formula="of:=&quot;('&quot;&amp;[.C151]&amp;&quot;',&quot;&amp;[.H1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lowthai/cancelled" xlink:type="simple">CANCELLED</text:a> - Slowthai</text:p>
          </table:table-cell>
          <table:table-cell/>
          <table:table-cell table:formula="of:=LEFT([.A152];(FIND(&quot;-&quot;;[.A152])-1))" office:value-type="string" office:string-value="CANCELLED " calcext:value-type="string">
            <text:p>CANCELLED </text:p>
          </table:table-cell>
          <table:table-cell table:number-columns-repeated="4"/>
          <table:table-cell table:formula="of:=RANDBETWEEN(1;4)" office:value-type="float" office:value="4" calcext:value-type="float">
            <text:p>4</text:p>
          </table:table-cell>
          <table:table-cell table:formula="of:=&quot;('&quot;&amp;[.C152]&amp;&quot;',&quot;&amp;[.H1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vincent/candy-darling" xlink:type="simple">Candy Darling</text:a> - St. Vincent</text:p>
          </table:table-cell>
          <table:table-cell/>
          <table:table-cell table:formula="of:=LEFT([.A153];(FIND(&quot;-&quot;;[.A153])-1))" office:value-type="string" office:string-value="Candy Darling " calcext:value-type="string">
            <text:p>Candy Darling </text:p>
          </table:table-cell>
          <table:table-cell table:number-columns-repeated="4"/>
          <table:table-cell table:formula="of:=RANDBETWEEN(1;4)" office:value-type="float" office:value="3" calcext:value-type="float">
            <text:p>3</text:p>
          </table:table-cell>
          <table:table-cell table:formula="of:=&quot;('&quot;&amp;[.C153]&amp;&quot;',&quot;&amp;[.H15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ising-appalachia/catalyst" xlink:type="simple">Catalyst</text:a> - Rising Appalachia</text:p>
          </table:table-cell>
          <table:table-cell/>
          <table:table-cell table:formula="of:=LEFT([.A154];(FIND(&quot;-&quot;;[.A154])-1))" office:value-type="string" office:string-value="Catalyst " calcext:value-type="string">
            <text:p>Catalyst </text:p>
          </table:table-cell>
          <table:table-cell table:number-columns-repeated="4"/>
          <table:table-cell table:formula="of:=RANDBETWEEN(1;4)" office:value-type="float" office:value="3" calcext:value-type="float">
            <text:p>3</text:p>
          </table:table-cell>
          <table:table-cell table:formula="of:=&quot;('&quot;&amp;[.C154]&amp;&quot;',&quot;&amp;[.H1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champagne-poetry" xlink:type="simple">Champagne Poetry</text:a> - Drake</text:p>
          </table:table-cell>
          <table:table-cell/>
          <table:table-cell table:formula="of:=LEFT([.A155];(FIND(&quot;-&quot;;[.A155])-1))" office:value-type="string" office:string-value="Champagne Poetry " calcext:value-type="string">
            <text:p>Champagne Poetry </text:p>
          </table:table-cell>
          <table:table-cell table:number-columns-repeated="4"/>
          <table:table-cell table:formula="of:=RANDBETWEEN(1;4)" office:value-type="float" office:value="2" calcext:value-type="float">
            <text:p>2</text:p>
          </table:table-cell>
          <table:table-cell table:formula="of:=&quot;('&quot;&amp;[.C155]&amp;&quot;',&quot;&amp;[.H1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war-on-drugs/change" xlink:type="simple">Change</text:a> - The War On Drugs</text:p>
          </table:table-cell>
          <table:table-cell/>
          <table:table-cell table:formula="of:=LEFT([.A156];(FIND(&quot;-&quot;;[.A156])-1))" office:value-type="string" office:string-value="Change " calcext:value-type="string">
            <text:p>Change </text:p>
          </table:table-cell>
          <table:table-cell table:number-columns-repeated="4"/>
          <table:table-cell table:formula="of:=RANDBETWEEN(1;4)" office:value-type="float" office:value="3" calcext:value-type="float">
            <text:p>3</text:p>
          </table:table-cell>
          <table:table-cell table:formula="of:=&quot;('&quot;&amp;[.C156]&amp;&quot;',&quot;&amp;[.H15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yan-hurd/chasing-after-you" xlink:type="simple">Chasing After You</text:a> - Ryan Hurd</text:p>
          </table:table-cell>
          <table:table-cell/>
          <table:table-cell table:formula="of:=LEFT([.A157];(FIND(&quot;-&quot;;[.A157])-1))" office:value-type="string" office:string-value="Chasing After You " calcext:value-type="string">
            <text:p>Chasing After You </text:p>
          </table:table-cell>
          <table:table-cell table:number-columns-repeated="4"/>
          <table:table-cell table:formula="of:=RANDBETWEEN(1;4)" office:value-type="float" office:value="4" calcext:value-type="float">
            <text:p>4</text:p>
          </table:table-cell>
          <table:table-cell table:formula="of:=&quot;('&quot;&amp;[.C157]&amp;&quot;',&quot;&amp;[.H1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chasing-birds" xlink:type="simple">Chasing Birds</text:a> - Foo Fighters</text:p>
          </table:table-cell>
          <table:table-cell/>
          <table:table-cell table:formula="of:=LEFT([.A158];(FIND(&quot;-&quot;;[.A158])-1))" office:value-type="string" office:string-value="Chasing Birds " calcext:value-type="string">
            <text:p>Chasing Birds </text:p>
          </table:table-cell>
          <table:table-cell table:number-columns-repeated="4"/>
          <table:table-cell table:formula="of:=RANDBETWEEN(1;4)" office:value-type="float" office:value="2" calcext:value-type="float">
            <text:p>2</text:p>
          </table:table-cell>
          <table:table-cell table:formula="of:=&quot;('&quot;&amp;[.C158]&amp;&quot;',&quot;&amp;[.H15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na-del-rey/chemtrails-over-the-country-club" xlink:type="simple">Chemtrails Over The Country Club</text:a> - Lana Del Rey</text:p>
          </table:table-cell>
          <table:table-cell/>
          <table:table-cell table:formula="of:=LEFT([.A159];(FIND(&quot;-&quot;;[.A159])-1))" office:value-type="string" office:string-value="Chemtrails Over The Country Club " calcext:value-type="string">
            <text:p>Chemtrails Over The Country Club </text:p>
          </table:table-cell>
          <table:table-cell table:number-columns-repeated="4"/>
          <table:table-cell table:formula="of:=RANDBETWEEN(1;4)" office:value-type="float" office:value="4" calcext:value-type="float">
            <text:p>4</text:p>
          </table:table-cell>
          <table:table-cell table:formula="of:=&quot;('&quot;&amp;[.C159]&amp;&quot;',&quot;&amp;[.H15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wenty-one-pilots/choker" xlink:type="simple">Choker</text:a> - Twenty One Pilots</text:p>
          </table:table-cell>
          <table:table-cell/>
          <table:table-cell table:formula="of:=LEFT([.A160];(FIND(&quot;-&quot;;[.A160])-1))" office:value-type="string" office:string-value="Choker " calcext:value-type="string">
            <text:p>Choker </text:p>
          </table:table-cell>
          <table:table-cell table:number-columns-repeated="4"/>
          <table:table-cell table:formula="of:=RANDBETWEEN(1;4)" office:value-type="float" office:value="1" calcext:value-type="float">
            <text:p>1</text:p>
          </table:table-cell>
          <table:table-cell table:formula="of:=&quot;('&quot;&amp;[.C160]&amp;&quot;',&quot;&amp;[.H1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baton/christmas-truce" xlink:type="simple">Christmas Truce</text:a> - Sabaton</text:p>
          </table:table-cell>
          <table:table-cell/>
          <table:table-cell table:formula="of:=LEFT([.A161];(FIND(&quot;-&quot;;[.A161])-1))" office:value-type="string" office:string-value="Christmas Truce " calcext:value-type="string">
            <text:p>Christmas Truce </text:p>
          </table:table-cell>
          <table:table-cell table:number-columns-repeated="4"/>
          <table:table-cell table:formula="of:=RANDBETWEEN(1;4)" office:value-type="float" office:value="2" calcext:value-type="float">
            <text:p>2</text:p>
          </table:table-cell>
          <table:table-cell table:formula="of:=&quot;('&quot;&amp;[.C161]&amp;&quot;',&quot;&amp;[.H16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rad-paisley/city-of-music" xlink:type="simple">City Of Music</text:a> - Brad Paisley</text:p>
          </table:table-cell>
          <table:table-cell/>
          <table:table-cell table:formula="of:=LEFT([.A162];(FIND(&quot;-&quot;;[.A162])-1))" office:value-type="string" office:string-value="City Of Music " calcext:value-type="string">
            <text:p>City Of Music </text:p>
          </table:table-cell>
          <table:table-cell table:number-columns-repeated="4"/>
          <table:table-cell table:formula="of:=RANDBETWEEN(1;4)" office:value-type="float" office:value="3" calcext:value-type="float">
            <text:p>3</text:p>
          </table:table-cell>
          <table:table-cell table:formula="of:=&quot;('&quot;&amp;[.C162]&amp;&quot;',&quot;&amp;[.H162]&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dave/clash" xlink:type="simple">Clash</text:a> - Dave</text:p>
          </table:table-cell>
          <table:table-cell/>
          <table:table-cell table:formula="of:=LEFT([.A163];(FIND(&quot;-&quot;;[.A163])-1))" office:value-type="string" office:string-value="Clash " calcext:value-type="string">
            <text:p>Clash </text:p>
          </table:table-cell>
          <table:table-cell table:number-columns-repeated="4"/>
          <table:table-cell table:formula="of:=RANDBETWEEN(1;4)" office:value-type="float" office:value="3" calcext:value-type="float">
            <text:p>3</text:p>
          </table:table-cell>
          <table:table-cell table:formula="of:=&quot;('&quot;&amp;[.C163]&amp;&quot;',&quot;&amp;[.H1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ising-appalachia/clay" xlink:type="simple">Clay</text:a> - Rising Appalachia</text:p>
          </table:table-cell>
          <table:table-cell/>
          <table:table-cell table:formula="of:=LEFT([.A164];(FIND(&quot;-&quot;;[.A164])-1))" office:value-type="string" office:string-value="Clay " calcext:value-type="string">
            <text:p>Clay </text:p>
          </table:table-cell>
          <table:table-cell table:number-columns-repeated="4"/>
          <table:table-cell table:formula="of:=RANDBETWEEN(1;4)" office:value-type="float" office:value="1" calcext:value-type="float">
            <text:p>1</text:p>
          </table:table-cell>
          <table:table-cell table:formula="of:=&quot;('&quot;&amp;[.C164]&amp;&quot;',&quot;&amp;[.H164]&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nf/clouds" xlink:type="simple">Clouds</text:a> - NF</text:p>
          </table:table-cell>
          <table:table-cell/>
          <table:table-cell table:formula="of:=LEFT([.A165];(FIND(&quot;-&quot;;[.A165])-1))" office:value-type="string" office:string-value="Clouds " calcext:value-type="string">
            <text:p>Clouds </text:p>
          </table:table-cell>
          <table:table-cell table:number-columns-repeated="4"/>
          <table:table-cell table:formula="of:=RANDBETWEEN(1;4)" office:value-type="float" office:value="3" calcext:value-type="float">
            <text:p>3</text:p>
          </table:table-cell>
          <table:table-cell table:formula="of:=&quot;('&quot;&amp;[.C165]&amp;&quot;',&quot;&amp;[.H16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cloudspotter" xlink:type="simple">Cloudspotter</text:a> - Foo Fighters</text:p>
          </table:table-cell>
          <table:table-cell/>
          <table:table-cell table:formula="of:=LEFT([.A166];(FIND(&quot;-&quot;;[.A166])-1))" office:value-type="string" office:string-value="Cloudspotter " calcext:value-type="string">
            <text:p>Cloudspotter </text:p>
          </table:table-cell>
          <table:table-cell table:number-columns-repeated="4"/>
          <table:table-cell table:formula="of:=RANDBETWEEN(1;4)" office:value-type="float" office:value="2" calcext:value-type="float">
            <text:p>2</text:p>
          </table:table-cell>
          <table:table-cell table:formula="of:=&quot;('&quot;&amp;[.C166]&amp;&quot;',&quot;&amp;[.H16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nes-and-i/cloudy-day" xlink:type="simple">Cloudy Day</text:a> - Tones and I</text:p>
          </table:table-cell>
          <table:table-cell/>
          <table:table-cell table:formula="of:=LEFT([.A167];(FIND(&quot;-&quot;;[.A167])-1))" office:value-type="string" office:string-value="Cloudy Day " calcext:value-type="string">
            <text:p>Cloudy Day </text:p>
          </table:table-cell>
          <table:table-cell table:number-columns-repeated="4"/>
          <table:table-cell table:formula="of:=RANDBETWEEN(1;4)" office:value-type="float" office:value="2" calcext:value-type="float">
            <text:p>2</text:p>
          </table:table-cell>
          <table:table-cell table:formula="of:=&quot;('&quot;&amp;[.C167]&amp;&quot;',&quot;&amp;[.H16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oses-revolutions/coffee" xlink:type="simple">Coffee</text:a> - Roses &amp; Revolutions</text:p>
          </table:table-cell>
          <table:table-cell/>
          <table:table-cell table:formula="of:=LEFT([.A168];(FIND(&quot;-&quot;;[.A168])-1))" office:value-type="string" office:string-value="Coffee " calcext:value-type="string">
            <text:p>Coffee </text:p>
          </table:table-cell>
          <table:table-cell table:number-columns-repeated="4"/>
          <table:table-cell table:formula="of:=RANDBETWEEN(1;4)" office:value-type="float" office:value="2" calcext:value-type="float">
            <text:p>2</text:p>
          </table:table-cell>
          <table:table-cell table:formula="of:=&quot;('&quot;&amp;[.C168]&amp;&quot;',&quot;&amp;[.H16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esla/cold-blue-steel" xlink:type="simple">Cold Blue Steel</text:a> - Tesla</text:p>
          </table:table-cell>
          <table:table-cell/>
          <table:table-cell table:formula="of:=LEFT([.A169];(FIND(&quot;-&quot;;[.A169])-1))" office:value-type="string" office:string-value="Cold Blue Steel " calcext:value-type="string">
            <text:p>Cold Blue Steel </text:p>
          </table:table-cell>
          <table:table-cell table:number-columns-repeated="4"/>
          <table:table-cell table:formula="of:=RANDBETWEEN(1;4)" office:value-type="float" office:value="2" calcext:value-type="float">
            <text:p>2</text:p>
          </table:table-cell>
          <table:table-cell table:formula="of:=&quot;('&quot;&amp;[.C169]&amp;&quot;',&quot;&amp;[.H16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ton-john/cold-heart-pnau-remix" xlink:type="simple">Cold Heart (PNAU Remix)</text:a> - Elton John</text:p>
          </table:table-cell>
          <table:table-cell/>
          <table:table-cell table:formula="of:=LEFT([.A170];(FIND(&quot;-&quot;;[.A170])-1))" office:value-type="string" office:string-value="Cold Heart (PNAU Remix) " calcext:value-type="string">
            <text:p>Cold Heart (PNAU Remix) </text:p>
          </table:table-cell>
          <table:table-cell table:number-columns-repeated="4"/>
          <table:table-cell table:formula="of:=RANDBETWEEN(1;4)" office:value-type="float" office:value="2" calcext:value-type="float">
            <text:p>2</text:p>
          </table:table-cell>
          <table:table-cell table:formula="of:=&quot;('&quot;&amp;[.C170]&amp;&quot;',&quot;&amp;[.H1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collide" xlink:type="simple">Collide</text:a> - Ed Sheeran</text:p>
          </table:table-cell>
          <table:table-cell/>
          <table:table-cell table:formula="of:=LEFT([.A171];(FIND(&quot;-&quot;;[.A171])-1))" office:value-type="string" office:string-value="Collide " calcext:value-type="string">
            <text:p>Collide </text:p>
          </table:table-cell>
          <table:table-cell table:number-columns-repeated="4"/>
          <table:table-cell table:formula="of:=RANDBETWEEN(1;4)" office:value-type="float" office:value="2" calcext:value-type="float">
            <text:p>2</text:p>
          </table:table-cell>
          <table:table-cell table:formula="of:=&quot;('&quot;&amp;[.C171]&amp;&quot;',&quot;&amp;[.H17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arlos-vives/colombia-mi-encanto" xlink:type="simple">Colombia, Mi Encanto</text:a> - Carlos Vives</text:p>
          </table:table-cell>
          <table:table-cell/>
          <table:table-cell table:formula="of:=LEFT([.A172];(FIND(&quot;-&quot;;[.A172])-1))" office:value-type="string" office:string-value="Colombia, Mi Encanto " calcext:value-type="string">
            <text:p>Colombia, Mi Encanto </text:p>
          </table:table-cell>
          <table:table-cell table:number-columns-repeated="4"/>
          <table:table-cell table:formula="of:=RANDBETWEEN(1;4)" office:value-type="float" office:value="3" calcext:value-type="float">
            <text:p>3</text:p>
          </table:table-cell>
          <table:table-cell table:formula="of:=&quot;('&quot;&amp;[.C172]&amp;&quot;',&quot;&amp;[.H1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dplay/coloratura" xlink:type="simple">Coloratura</text:a> - Coldplay</text:p>
          </table:table-cell>
          <table:table-cell/>
          <table:table-cell table:formula="of:=LEFT([.A173];(FIND(&quot;-&quot;;[.A173])-1))" office:value-type="string" office:string-value="Coloratura " calcext:value-type="string">
            <text:p>Coloratura </text:p>
          </table:table-cell>
          <table:table-cell table:number-columns-repeated="4"/>
          <table:table-cell table:formula="of:=RANDBETWEEN(1;4)" office:value-type="float" office:value="2" calcext:value-type="float">
            <text:p>2</text:p>
          </table:table-cell>
          <table:table-cell table:formula="of:=&quot;('&quot;&amp;[.C173]&amp;&quot;',&quot;&amp;[.H1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ed-nugent/come-and-take-it" xlink:type="simple">Come And Take It</text:a> - Ted Nugent</text:p>
          </table:table-cell>
          <table:table-cell/>
          <table:table-cell table:formula="of:=LEFT([.A174];(FIND(&quot;-&quot;;[.A174])-1))" office:value-type="string" office:string-value="Come And Take It " calcext:value-type="string">
            <text:p>Come And Take It </text:p>
          </table:table-cell>
          <table:table-cell table:number-columns-repeated="4"/>
          <table:table-cell table:formula="of:=RANDBETWEEN(1;4)" office:value-type="float" office:value="2" calcext:value-type="float">
            <text:p>2</text:p>
          </table:table-cell>
          <table:table-cell table:formula="of:=&quot;('&quot;&amp;[.C174]&amp;&quot;',&quot;&amp;[.H17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lake-shelton/come-back-as-a-country-boy" xlink:type="simple">Come Back As A Country Boy</text:a> - Blake Shelton</text:p>
          </table:table-cell>
          <table:table-cell/>
          <table:table-cell table:formula="of:=LEFT([.A175];(FIND(&quot;-&quot;;[.A175])-1))" office:value-type="string" office:string-value="Come Back As A Country Boy " calcext:value-type="string">
            <text:p>Come Back As A Country Boy </text:p>
          </table:table-cell>
          <table:table-cell table:number-columns-repeated="4"/>
          <table:table-cell table:formula="of:=RANDBETWEEN(1;4)" office:value-type="float" office:value="4" calcext:value-type="float">
            <text:p>4</text:p>
          </table:table-cell>
          <table:table-cell table:formula="of:=&quot;('&quot;&amp;[.C175]&amp;&quot;',&quot;&amp;[.H175]&amp;&quot;,'default','default','&quot;&amp;#REF!&amp;&quot;'),&quot;" office:value-type="string" office:string-value="" calcext:value-type="error">
            <text:p>#RÉF !</text:p>
          </table:table-cell>
        </table:table-row>
        <table:table-row table:style-name="ro7">
          <table:table-cell office:value-type="string" calcext:value-type="string">
            <text:p>Come In (But Dont Make Yourself Comfortable) - Caroline Jones</text:p>
          </table:table-cell>
          <table:table-cell/>
          <table:table-cell table:formula="of:=LEFT([.A176];(FIND(&quot;-&quot;;[.A176])-1))" office:value-type="string" office:string-value="Come In (But Dont Make Yourself Comfortable) " calcext:value-type="string">
            <text:p>Come In (But Dont Make Yourself Comfortable) </text:p>
          </table:table-cell>
          <table:table-cell table:number-columns-repeated="4"/>
          <table:table-cell table:formula="of:=RANDBETWEEN(1;4)" office:value-type="float" office:value="2" calcext:value-type="float">
            <text:p>2</text:p>
          </table:table-cell>
          <table:table-cell table:formula="of:=&quot;('&quot;&amp;[.C176]&amp;&quot;',&quot;&amp;[.H1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er/come-through" xlink:type="simple">Come Through</text:a> - H.E.R.</text:p>
          </table:table-cell>
          <table:table-cell/>
          <table:table-cell table:formula="of:=LEFT([.A177];(FIND(&quot;-&quot;;[.A177])-1))" office:value-type="string" office:string-value="Come Through " calcext:value-type="string">
            <text:p>Come Through </text:p>
          </table:table-cell>
          <table:table-cell table:number-columns-repeated="4"/>
          <table:table-cell table:formula="of:=RANDBETWEEN(1;4)" office:value-type="float" office:value="2" calcext:value-type="float">
            <text:p>2</text:p>
          </table:table-cell>
          <table:table-cell table:formula="of:=&quot;('&quot;&amp;[.C177]&amp;&quot;',&quot;&amp;[.H1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come-to-life" xlink:type="simple">Come To Life</text:a> - Kanye West</text:p>
          </table:table-cell>
          <table:table-cell/>
          <table:table-cell table:formula="of:=LEFT([.A178];(FIND(&quot;-&quot;;[.A178])-1))" office:value-type="string" office:string-value="Come To Life " calcext:value-type="string">
            <text:p>Come To Life </text:p>
          </table:table-cell>
          <table:table-cell table:number-columns-repeated="4"/>
          <table:table-cell table:formula="of:=RANDBETWEEN(1;4)" office:value-type="float" office:value="3" calcext:value-type="float">
            <text:p>3</text:p>
          </table:table-cell>
          <table:table-cell table:formula="of:=&quot;('&quot;&amp;[.C178]&amp;&quot;',&quot;&amp;[.H17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blake/coming-back" xlink:type="simple">Coming Back</text:a> - James Blake</text:p>
          </table:table-cell>
          <table:table-cell/>
          <table:table-cell table:formula="of:=LEFT([.A179];(FIND(&quot;-&quot;;[.A179])-1))" office:value-type="string" office:string-value="Coming Back " calcext:value-type="string">
            <text:p>Coming Back </text:p>
          </table:table-cell>
          <table:table-cell table:number-columns-repeated="4"/>
          <table:table-cell table:formula="of:=RANDBETWEEN(1;4)" office:value-type="float" office:value="2" calcext:value-type="float">
            <text:p>2</text:p>
          </table:table-cell>
          <table:table-cell table:formula="of:=&quot;('&quot;&amp;[.C179]&amp;&quot;',&quot;&amp;[.H17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witchotr/coming-for-you" xlink:type="simple">Coming For You</text:a> - SwitchOTR</text:p>
          </table:table-cell>
          <table:table-cell/>
          <table:table-cell table:formula="of:=LEFT([.A180];(FIND(&quot;-&quot;;[.A180])-1))" office:value-type="string" office:string-value="Coming For You " calcext:value-type="string">
            <text:p>Coming For You </text:p>
          </table:table-cell>
          <table:table-cell table:number-columns-repeated="4"/>
          <table:table-cell table:formula="of:=RANDBETWEEN(1;4)" office:value-type="float" office:value="4" calcext:value-type="float">
            <text:p>4</text:p>
          </table:table-cell>
          <table:table-cell table:formula="of:=&quot;('&quot;&amp;[.C180]&amp;&quot;',&quot;&amp;[.H1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entral-cee/commitment-issues" xlink:type="simple">Commitment Issues</text:a> - Central Cee</text:p>
          </table:table-cell>
          <table:table-cell/>
          <table:table-cell table:formula="of:=LEFT([.A181];(FIND(&quot;-&quot;;[.A181])-1))" office:value-type="string" office:string-value="Commitment Issues " calcext:value-type="string">
            <text:p>Commitment Issues </text:p>
          </table:table-cell>
          <table:table-cell table:number-columns-repeated="4"/>
          <table:table-cell table:formula="of:=RANDBETWEEN(1;4)" office:value-type="float" office:value="4" calcext:value-type="float">
            <text:p>4</text:p>
          </table:table-cell>
          <table:table-cell table:formula="of:=&quot;('&quot;&amp;[.C181]&amp;&quot;',&quot;&amp;[.H18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isten/complex" xlink:type="simple">Complex</text:a> - Tristen</text:p>
          </table:table-cell>
          <table:table-cell/>
          <table:table-cell table:formula="of:=LEFT([.A182];(FIND(&quot;-&quot;;[.A182])-1))" office:value-type="string" office:string-value="Complex " calcext:value-type="string">
            <text:p>Complex </text:p>
          </table:table-cell>
          <table:table-cell table:number-columns-repeated="4"/>
          <table:table-cell table:formula="of:=RANDBETWEEN(1;4)" office:value-type="float" office:value="1" calcext:value-type="float">
            <text:p>1</text:p>
          </table:table-cell>
          <table:table-cell table:formula="of:=&quot;('&quot;&amp;[.C182]&amp;&quot;',&quot;&amp;[.H182]&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black-country-new-road/concorde" xlink:type="simple">Concorde</text:a> - Black Country, New Road</text:p>
          </table:table-cell>
          <table:table-cell/>
          <table:table-cell table:formula="of:=LEFT([.A183];(FIND(&quot;-&quot;;[.A183])-1))" office:value-type="string" office:string-value="Concorde " calcext:value-type="string">
            <text:p>Concorde </text:p>
          </table:table-cell>
          <table:table-cell table:number-columns-repeated="4"/>
          <table:table-cell table:formula="of:=RANDBETWEEN(1;4)" office:value-type="float" office:value="3" calcext:value-type="float">
            <text:p>3</text:p>
          </table:table-cell>
          <table:table-cell table:formula="of:=&quot;('&quot;&amp;[.C183]&amp;&quot;',&quot;&amp;[.H1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isten/cool-blue" xlink:type="simple">Cool Blue</text:a> - Tristen</text:p>
          </table:table-cell>
          <table:table-cell/>
          <table:table-cell table:formula="of:=LEFT([.A184];(FIND(&quot;-&quot;;[.A184])-1))" office:value-type="string" office:string-value="Cool Blue " calcext:value-type="string">
            <text:p>Cool Blue </text:p>
          </table:table-cell>
          <table:table-cell table:number-columns-repeated="4"/>
          <table:table-cell table:formula="of:=RANDBETWEEN(1;4)" office:value-type="float" office:value="3" calcext:value-type="float">
            <text:p>3</text:p>
          </table:table-cell>
          <table:table-cell table:formula="of:=&quot;('&quot;&amp;[.C184]&amp;&quot;',&quot;&amp;[.H1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cosmic-fringes" xlink:type="simple">Cosmic Fringes</text:a> - Paul Weller</text:p>
          </table:table-cell>
          <table:table-cell/>
          <table:table-cell table:formula="of:=LEFT([.A185];(FIND(&quot;-&quot;;[.A185])-1))" office:value-type="string" office:string-value="Cosmic Fringes " calcext:value-type="string">
            <text:p>Cosmic Fringes </text:p>
          </table:table-cell>
          <table:table-cell table:number-columns-repeated="4"/>
          <table:table-cell table:formula="of:=RANDBETWEEN(1;4)" office:value-type="float" office:value="3" calcext:value-type="float">
            <text:p>3</text:p>
          </table:table-cell>
          <table:table-cell table:formula="of:=&quot;('&quot;&amp;[.C185]&amp;&quot;',&quot;&amp;[.H18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omas-rhett/country-again" xlink:type="simple">Country Again</text:a> - Thomas Rhett</text:p>
          </table:table-cell>
          <table:table-cell/>
          <table:table-cell table:formula="of:=LEFT([.A186];(FIND(&quot;-&quot;;[.A186])-1))" office:value-type="string" office:string-value="Country Again " calcext:value-type="string">
            <text:p>Country Again </text:p>
          </table:table-cell>
          <table:table-cell table:number-columns-repeated="4"/>
          <table:table-cell table:formula="of:=RANDBETWEEN(1;4)" office:value-type="float" office:value="4" calcext:value-type="float">
            <text:p>4</text:p>
          </table:table-cell>
          <table:table-cell table:formula="of:=&quot;('&quot;&amp;[.C186]&amp;&quot;',&quot;&amp;[.H18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ke-bryan/country-does" xlink:type="simple">Country Does</text:a> - Luke Bryan</text:p>
          </table:table-cell>
          <table:table-cell/>
          <table:table-cell table:formula="of:=LEFT([.A187];(FIND(&quot;-&quot;;[.A187])-1))" office:value-type="string" office:string-value="Country Does " calcext:value-type="string">
            <text:p>Country Does </text:p>
          </table:table-cell>
          <table:table-cell table:number-columns-repeated="4"/>
          <table:table-cell table:formula="of:=RANDBETWEEN(1;4)" office:value-type="float" office:value="1" calcext:value-type="float">
            <text:p>1</text:p>
          </table:table-cell>
          <table:table-cell table:formula="of:=&quot;('&quot;&amp;[.C187]&amp;&quot;',&quot;&amp;[.H1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nk/cover-me-in-sunshine" xlink:type="simple">Cover Me In Sunshine</text:a> - Pink</text:p>
          </table:table-cell>
          <table:table-cell/>
          <table:table-cell table:formula="of:=LEFT([.A188];(FIND(&quot;-&quot;;[.A188])-1))" office:value-type="string" office:string-value="Cover Me In Sunshine " calcext:value-type="string">
            <text:p>Cover Me In Sunshine </text:p>
          </table:table-cell>
          <table:table-cell table:number-columns-repeated="4"/>
          <table:table-cell table:formula="of:=RANDBETWEEN(1;4)" office:value-type="float" office:value="1" calcext:value-type="float">
            <text:p>1</text:p>
          </table:table-cell>
          <table:table-cell table:formula="of:=&quot;('&quot;&amp;[.C188]&amp;&quot;',&quot;&amp;[.H1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eith-urban/crimson-blue" xlink:type="simple">Crimson Blue</text:a> - Keith Urban</text:p>
          </table:table-cell>
          <table:table-cell/>
          <table:table-cell table:formula="of:=LEFT([.A189];(FIND(&quot;-&quot;;[.A189])-1))" office:value-type="string" office:string-value="Crimson Blue " calcext:value-type="string">
            <text:p>Crimson Blue </text:p>
          </table:table-cell>
          <table:table-cell table:number-columns-repeated="4"/>
          <table:table-cell table:formula="of:=RANDBETWEEN(1;4)" office:value-type="float" office:value="1" calcext:value-type="float">
            <text:p>1</text:p>
          </table:table-cell>
          <table:table-cell table:formula="of:=&quot;('&quot;&amp;[.C189]&amp;&quot;',&quot;&amp;[.H1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shua-bassett/crisis" xlink:type="simple">Crisis</text:a> - Joshua Bassett</text:p>
          </table:table-cell>
          <table:table-cell/>
          <table:table-cell table:formula="of:=LEFT([.A190];(FIND(&quot;-&quot;;[.A190])-1))" office:value-type="string" office:string-value="Crisis " calcext:value-type="string">
            <text:p>Crisis </text:p>
          </table:table-cell>
          <table:table-cell table:number-columns-repeated="4"/>
          <table:table-cell table:formula="of:=RANDBETWEEN(1;4)" office:value-type="float" office:value="4" calcext:value-type="float">
            <text:p>4</text:p>
          </table:table-cell>
          <table:table-cell table:formula="of:=&quot;('&quot;&amp;[.C190]&amp;&quot;',&quot;&amp;[.H190]&amp;&quot;,'default','default','&quot;&amp;#REF!&amp;&quot;'),&quot;" office:value-type="string" office:string-value="" calcext:value-type="error">
            <text:p>#RÉF !</text:p>
          </table:table-cell>
        </table:table-row>
        <table:table-row table:style-name="ro3">
          <table:table-cell office:value-type="string" calcext:value-type="string">
            <text:p>Crossfire - RagnBone Man</text:p>
          </table:table-cell>
          <table:table-cell/>
          <table:table-cell table:formula="of:=LEFT([.A191];(FIND(&quot;-&quot;;[.A191])-1))" office:value-type="string" office:string-value="Crossfire " calcext:value-type="string">
            <text:p>Crossfire </text:p>
          </table:table-cell>
          <table:table-cell table:number-columns-repeated="4"/>
          <table:table-cell table:formula="of:=RANDBETWEEN(1;4)" office:value-type="float" office:value="4" calcext:value-type="float">
            <text:p>4</text:p>
          </table:table-cell>
          <table:table-cell table:formula="of:=&quot;('&quot;&amp;[.C191]&amp;&quot;',&quot;&amp;[.H19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nd-of-horses/crutch" xlink:type="simple">Crutch</text:a> - Band of Horses</text:p>
          </table:table-cell>
          <table:table-cell/>
          <table:table-cell table:formula="of:=LEFT([.A192];(FIND(&quot;-&quot;;[.A192])-1))" office:value-type="string" office:string-value="Crutch " calcext:value-type="string">
            <text:p>Crutch </text:p>
          </table:table-cell>
          <table:table-cell table:number-columns-repeated="4"/>
          <table:table-cell table:formula="of:=RANDBETWEEN(1;4)" office:value-type="float" office:value="1" calcext:value-type="float">
            <text:p>1</text:p>
          </table:table-cell>
          <table:table-cell table:formula="of:=&quot;('&quot;&amp;[.C192]&amp;&quot;',&quot;&amp;[.H1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cry-your-heart-out" xlink:type="simple">Cry Your Heart Out</text:a> - Adele</text:p>
          </table:table-cell>
          <table:table-cell/>
          <table:table-cell table:formula="of:=LEFT([.A193];(FIND(&quot;-&quot;;[.A193])-1))" office:value-type="string" office:string-value="Cry Your Heart Out " calcext:value-type="string">
            <text:p>Cry Your Heart Out </text:p>
          </table:table-cell>
          <table:table-cell table:number-columns-repeated="4"/>
          <table:table-cell table:formula="of:=RANDBETWEEN(1;4)" office:value-type="float" office:value="2" calcext:value-type="float">
            <text:p>2</text:p>
          </table:table-cell>
          <table:table-cell table:formula="of:=&quot;('&quot;&amp;[.C193]&amp;&quot;',&quot;&amp;[.H19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x-jones/crystallise" xlink:type="simple">Crystallise</text:a> - Jax Jones</text:p>
          </table:table-cell>
          <table:table-cell/>
          <table:table-cell table:formula="of:=LEFT([.A194];(FIND(&quot;-&quot;;[.A194])-1))" office:value-type="string" office:string-value="Crystallise " calcext:value-type="string">
            <text:p>Crystallise </text:p>
          </table:table-cell>
          <table:table-cell table:number-columns-repeated="4"/>
          <table:table-cell table:formula="of:=RANDBETWEEN(1;4)" office:value-type="float" office:value="3" calcext:value-type="float">
            <text:p>3</text:p>
          </table:table-cell>
          <table:table-cell table:formula="of:=&quot;('&quot;&amp;[.C194]&amp;&quot;',&quot;&amp;[.H1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urora/cure-for-me" xlink:type="simple">Cure For Me</text:a> - Aurora</text:p>
          </table:table-cell>
          <table:table-cell/>
          <table:table-cell table:formula="of:=LEFT([.A195];(FIND(&quot;-&quot;;[.A195])-1))" office:value-type="string" office:string-value="Cure For Me " calcext:value-type="string">
            <text:p>Cure For Me </text:p>
          </table:table-cell>
          <table:table-cell table:number-columns-repeated="4"/>
          <table:table-cell table:formula="of:=RANDBETWEEN(1;4)" office:value-type="float" office:value="2" calcext:value-type="float">
            <text:p>2</text:p>
          </table:table-cell>
          <table:table-cell table:formula="of:=&quot;('&quot;&amp;[.C195]&amp;&quot;',&quot;&amp;[.H19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imagine-dragons/cutthroat" xlink:type="simple">Cutthroat</text:a> - Imagine Dragons</text:p>
          </table:table-cell>
          <table:table-cell/>
          <table:table-cell table:formula="of:=LEFT([.A196];(FIND(&quot;-&quot;;[.A196])-1))" office:value-type="string" office:string-value="Cutthroat " calcext:value-type="string">
            <text:p>Cutthroat </text:p>
          </table:table-cell>
          <table:table-cell table:number-columns-repeated="4"/>
          <table:table-cell table:formula="of:=RANDBETWEEN(1;4)" office:value-type="float" office:value="1" calcext:value-type="float">
            <text:p>1</text:p>
          </table:table-cell>
          <table:table-cell table:formula="of:=&quot;('&quot;&amp;[.C196]&amp;&quot;',&quot;&amp;[.H1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mp-bizkit/dad-vibes" xlink:type="simple">Dad Vibes</text:a> - Limp Bizkit</text:p>
          </table:table-cell>
          <table:table-cell/>
          <table:table-cell table:formula="of:=LEFT([.A197];(FIND(&quot;-&quot;;[.A197])-1))" office:value-type="string" office:string-value="Dad Vibes " calcext:value-type="string">
            <text:p>Dad Vibes </text:p>
          </table:table-cell>
          <table:table-cell table:number-columns-repeated="4"/>
          <table:table-cell table:formula="of:=RANDBETWEEN(1;4)" office:value-type="float" office:value="4" calcext:value-type="float">
            <text:p>4</text:p>
          </table:table-cell>
          <table:table-cell table:formula="of:=&quot;('&quot;&amp;[.C197]&amp;&quot;',&quot;&amp;[.H197]&amp;&quot;,'default','default','&quot;&amp;#REF!&amp;&quot;'),&quot;" office:value-type="string" office:string-value="" calcext:value-type="error">
            <text:p>#RÉF !</text:p>
          </table:table-cell>
        </table:table-row>
        <table:table-row table:style-name="ro3">
          <table:table-cell office:value-type="string" calcext:value-type="string">
            <text:p>Daddys Home - St. Vincent</text:p>
          </table:table-cell>
          <table:table-cell/>
          <table:table-cell table:formula="of:=LEFT([.A198];(FIND(&quot;-&quot;;[.A198])-1))" office:value-type="string" office:string-value="Daddys Home " calcext:value-type="string">
            <text:p>Daddys Home </text:p>
          </table:table-cell>
          <table:table-cell table:number-columns-repeated="4"/>
          <table:table-cell table:formula="of:=RANDBETWEEN(1;4)" office:value-type="float" office:value="4" calcext:value-type="float">
            <text:p>4</text:p>
          </table:table-cell>
          <table:table-cell table:formula="of:=&quot;('&quot;&amp;[.C198]&amp;&quot;',&quot;&amp;[.H1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iesha/damaged" xlink:type="simple">Damaged</text:a> - Miiesha</text:p>
          </table:table-cell>
          <table:table-cell/>
          <table:table-cell table:formula="of:=LEFT([.A199];(FIND(&quot;-&quot;;[.A199])-1))" office:value-type="string" office:string-value="Damaged " calcext:value-type="string">
            <text:p>Damaged </text:p>
          </table:table-cell>
          <table:table-cell table:number-columns-repeated="4"/>
          <table:table-cell table:formula="of:=RANDBETWEEN(1;4)" office:value-type="float" office:value="3" calcext:value-type="float">
            <text:p>3</text:p>
          </table:table-cell>
          <table:table-cell table:formula="of:=&quot;('&quot;&amp;[.C199]&amp;&quot;',&quot;&amp;[.H19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ndy-grammer/damn-it-feels-good-to-be-me" xlink:type="simple">Damn It Feels Good To Be Me</text:a> - Andy Grammer</text:p>
          </table:table-cell>
          <table:table-cell/>
          <table:table-cell table:formula="of:=LEFT([.A200];(FIND(&quot;-&quot;;[.A200])-1))" office:value-type="string" office:string-value="Damn It Feels Good To Be Me " calcext:value-type="string">
            <text:p>Damn It Feels Good To Be Me </text:p>
          </table:table-cell>
          <table:table-cell table:number-columns-repeated="4"/>
          <table:table-cell table:formula="of:=RANDBETWEEN(1;4)" office:value-type="float" office:value="4" calcext:value-type="float">
            <text:p>4</text:p>
          </table:table-cell>
          <table:table-cell table:formula="of:=&quot;('&quot;&amp;[.C200]&amp;&quot;',&quot;&amp;[.H20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cotty-mccreery/damn-strait" xlink:type="simple">Damn Strait</text:a> - Scotty McCreery</text:p>
          </table:table-cell>
          <table:table-cell/>
          <table:table-cell table:formula="of:=LEFT([.A201];(FIND(&quot;-&quot;;[.A201])-1))" office:value-type="string" office:string-value="Damn Strait " calcext:value-type="string">
            <text:p>Damn Strait </text:p>
          </table:table-cell>
          <table:table-cell table:number-columns-repeated="4"/>
          <table:table-cell table:formula="of:=RANDBETWEEN(1;4)" office:value-type="float" office:value="2" calcext:value-type="float">
            <text:p>2</text:p>
          </table:table-cell>
          <table:table-cell table:formula="of:=&quot;('&quot;&amp;[.C201]&amp;&quot;',&quot;&amp;[.H20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mi-lovato/dancing-with-the-devil" xlink:type="simple">Dancing With The Devil</text:a> - Demi Lovato</text:p>
          </table:table-cell>
          <table:table-cell/>
          <table:table-cell table:formula="of:=LEFT([.A202];(FIND(&quot;-&quot;;[.A202])-1))" office:value-type="string" office:string-value="Dancing With The Devil " calcext:value-type="string">
            <text:p>Dancing With The Devil </text:p>
          </table:table-cell>
          <table:table-cell table:number-columns-repeated="4"/>
          <table:table-cell table:formula="of:=RANDBETWEEN(1;4)" office:value-type="float" office:value="1" calcext:value-type="float">
            <text:p>1</text:p>
          </table:table-cell>
          <table:table-cell table:formula="of:=&quot;('&quot;&amp;[.C202]&amp;&quot;',&quot;&amp;[.H20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rgan-wallen/dangerous" xlink:type="simple">Dangerous</text:a> - Morgan Wallen</text:p>
          </table:table-cell>
          <table:table-cell/>
          <table:table-cell table:formula="of:=LEFT([.A203];(FIND(&quot;-&quot;;[.A203])-1))" office:value-type="string" office:string-value="Dangerous " calcext:value-type="string">
            <text:p>Dangerous </text:p>
          </table:table-cell>
          <table:table-cell table:number-columns-repeated="4"/>
          <table:table-cell table:formula="of:=RANDBETWEEN(1;4)" office:value-type="float" office:value="3" calcext:value-type="float">
            <text:p>3</text:p>
          </table:table-cell>
          <table:table-cell table:formula="of:=&quot;('&quot;&amp;[.C203]&amp;&quot;',&quot;&amp;[.H20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na-del-rey/dark-but-just-a-game" xlink:type="simple">Dark But Just A Game</text:a> - Lana Del Rey</text:p>
          </table:table-cell>
          <table:table-cell/>
          <table:table-cell table:formula="of:=LEFT([.A204];(FIND(&quot;-&quot;;[.A204])-1))" office:value-type="string" office:string-value="Dark But Just A Game " calcext:value-type="string">
            <text:p>Dark But Just A Game </text:p>
          </table:table-cell>
          <table:table-cell table:number-columns-repeated="4"/>
          <table:table-cell table:formula="of:=RANDBETWEEN(1;4)" office:value-type="float" office:value="1" calcext:value-type="float">
            <text:p>1</text:p>
          </table:table-cell>
          <table:table-cell table:formula="of:=&quot;('&quot;&amp;[.C204]&amp;&quot;',&quot;&amp;[.H20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lsey/darling" xlink:type="simple">Darling</text:a> - Halsey</text:p>
          </table:table-cell>
          <table:table-cell/>
          <table:table-cell table:formula="of:=LEFT([.A205];(FIND(&quot;-&quot;;[.A205])-1))" office:value-type="string" office:string-value="Darling " calcext:value-type="string">
            <text:p>Darling </text:p>
          </table:table-cell>
          <table:table-cell table:number-columns-repeated="4"/>
          <table:table-cell table:formula="of:=RANDBETWEEN(1;4)" office:value-type="float" office:value="1" calcext:value-type="float">
            <text:p>1</text:p>
          </table:table-cell>
          <table:table-cell table:formula="of:=&quot;('&quot;&amp;[.C205]&amp;&quot;',&quot;&amp;[.H20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chine-gun-kelly/daywalker" xlink:type="simple">Daywalker</text:a> - Machine Gun Kelly</text:p>
          </table:table-cell>
          <table:table-cell/>
          <table:table-cell table:formula="of:=LEFT([.A206];(FIND(&quot;-&quot;;[.A206])-1))" office:value-type="string" office:string-value="Daywalker " calcext:value-type="string">
            <text:p>Daywalker </text:p>
          </table:table-cell>
          <table:table-cell table:number-columns-repeated="4"/>
          <table:table-cell table:formula="of:=RANDBETWEEN(1;4)" office:value-type="float" office:value="2" calcext:value-type="float">
            <text:p>2</text:p>
          </table:table-cell>
          <table:table-cell table:formula="of:=&quot;('&quot;&amp;[.C206]&amp;&quot;',&quot;&amp;[.H2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elena-gomez/de-una-vez" xlink:type="simple">De Una Vez</text:a> - Selena Gomez</text:p>
          </table:table-cell>
          <table:table-cell/>
          <table:table-cell table:formula="of:=LEFT([.A207];(FIND(&quot;-&quot;;[.A207])-1))" office:value-type="string" office:string-value="De Una Vez " calcext:value-type="string">
            <text:p>De Una Vez </text:p>
          </table:table-cell>
          <table:table-cell table:number-columns-repeated="4"/>
          <table:table-cell table:formula="of:=RANDBETWEEN(1;4)" office:value-type="float" office:value="4" calcext:value-type="float">
            <text:p>4</text:p>
          </table:table-cell>
          <table:table-cell table:formula="of:=&quot;('&quot;&amp;[.C207]&amp;&quot;',&quot;&amp;[.H2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na-del-rey/dealer" xlink:type="simple">Dealer</text:a> - Lana Del Rey</text:p>
          </table:table-cell>
          <table:table-cell/>
          <table:table-cell table:formula="of:=LEFT([.A208];(FIND(&quot;-&quot;;[.A208])-1))" office:value-type="string" office:string-value="Dealer " calcext:value-type="string">
            <text:p>Dealer </text:p>
          </table:table-cell>
          <table:table-cell table:number-columns-repeated="4"/>
          <table:table-cell table:formula="of:=RANDBETWEEN(1;4)" office:value-type="float" office:value="1" calcext:value-type="float">
            <text:p>1</text:p>
          </table:table-cell>
          <table:table-cell table:formula="of:=&quot;('&quot;&amp;[.C208]&amp;&quot;',&quot;&amp;[.H20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pretty-reckless/death-by-rock-and-roll" xlink:type="simple">Death By Rock And Roll</text:a> - The Pretty Reckless</text:p>
          </table:table-cell>
          <table:table-cell/>
          <table:table-cell table:formula="of:=LEFT([.A209];(FIND(&quot;-&quot;;[.A209])-1))" office:value-type="string" office:string-value="Death By Rock And Roll " calcext:value-type="string">
            <text:p>Death By Rock And Roll </text:p>
          </table:table-cell>
          <table:table-cell table:number-columns-repeated="4"/>
          <table:table-cell table:formula="of:=RANDBETWEEN(1;4)" office:value-type="float" office:value="2" calcext:value-type="float">
            <text:p>2</text:p>
          </table:table-cell>
          <table:table-cell table:formula="of:=&quot;('&quot;&amp;[.C209]&amp;&quot;',&quot;&amp;[.H20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deja-vu" xlink:type="simple">Deja Vu </text:a>- Olivia Rodrigo</text:p>
          </table:table-cell>
          <table:table-cell/>
          <table:table-cell table:formula="of:=LEFT([.A210];(FIND(&quot;-&quot;;[.A210])-1))" office:value-type="string" office:string-value="Deja Vu " calcext:value-type="string">
            <text:p>Deja Vu </text:p>
          </table:table-cell>
          <table:table-cell table:number-columns-repeated="4"/>
          <table:table-cell table:formula="of:=RANDBETWEEN(1;4)" office:value-type="float" office:value="1" calcext:value-type="float">
            <text:p>1</text:p>
          </table:table-cell>
          <table:table-cell table:formula="of:=&quot;('&quot;&amp;[.C210]&amp;&quot;',&quot;&amp;[.H2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p-smoke/demeanor" xlink:type="simple">Demeanor</text:a> - Pop Smoke</text:p>
          </table:table-cell>
          <table:table-cell/>
          <table:table-cell table:formula="of:=LEFT([.A211];(FIND(&quot;-&quot;;[.A211])-1))" office:value-type="string" office:string-value="Demeanor " calcext:value-type="string">
            <text:p>Demeanor </text:p>
          </table:table-cell>
          <table:table-cell table:number-columns-repeated="4"/>
          <table:table-cell table:formula="of:=RANDBETWEEN(1;4)" office:value-type="float" office:value="2" calcext:value-type="float">
            <text:p>2</text:p>
          </table:table-cell>
          <table:table-cell table:formula="of:=&quot;('&quot;&amp;[.C211]&amp;&quot;',&quot;&amp;[.H211]&amp;&quot;,'default','default','&quot;&amp;#REF!&amp;&quot;'),&quot;" office:value-type="string" office:string-value="" calcext:value-type="error">
            <text:p>#RÉF !</text:p>
          </table:table-cell>
        </table:table-row>
        <table:table-row table:style-name="ro2">
          <table:table-cell office:value-type="string" calcext:value-type="string">
            <text:p>Devils Bane - Tori Amos</text:p>
          </table:table-cell>
          <table:table-cell/>
          <table:table-cell table:formula="of:=LEFT([.A212];(FIND(&quot;-&quot;;[.A212])-1))" office:value-type="string" office:string-value="Devils Bane " calcext:value-type="string">
            <text:p>Devils Bane </text:p>
          </table:table-cell>
          <table:table-cell table:number-columns-repeated="4"/>
          <table:table-cell table:formula="of:=RANDBETWEEN(1;4)" office:value-type="float" office:value="2" calcext:value-type="float">
            <text:p>2</text:p>
          </table:table-cell>
          <table:table-cell table:formula="of:=&quot;('&quot;&amp;[.C212]&amp;&quot;',&quot;&amp;[.H2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ola/diamond-studded-shoes" xlink:type="simple">Diamond Studded Shoes</text:a> - Yola</text:p>
          </table:table-cell>
          <table:table-cell/>
          <table:table-cell table:formula="of:=LEFT([.A213];(FIND(&quot;-&quot;;[.A213])-1))" office:value-type="string" office:string-value="Diamond Studded Shoes " calcext:value-type="string">
            <text:p>Diamond Studded Shoes </text:p>
          </table:table-cell>
          <table:table-cell table:number-columns-repeated="4"/>
          <table:table-cell table:formula="of:=RANDBETWEEN(1;4)" office:value-type="float" office:value="1" calcext:value-type="float">
            <text:p>1</text:p>
          </table:table-cell>
          <table:table-cell table:formula="of:=&quot;('&quot;&amp;[.C213]&amp;&quot;',&quot;&amp;[.H213]&amp;&quot;,'default','default','&quot;&amp;#REF!&amp;&quot;'),&quot;" office:value-type="string" office:string-value="" calcext:value-type="error">
            <text:p>#RÉF !</text:p>
          </table:table-cell>
        </table:table-row>
        <table:table-row table:style-name="ro2">
          <table:table-cell office:value-type="string" calcext:value-type="string">
            <text:p>Didnt Know - Tom Zanetti</text:p>
          </table:table-cell>
          <table:table-cell/>
          <table:table-cell table:formula="of:=LEFT([.A214];(FIND(&quot;-&quot;;[.A214])-1))" office:value-type="string" office:string-value="Didnt Know " calcext:value-type="string">
            <text:p>Didnt Know </text:p>
          </table:table-cell>
          <table:table-cell table:number-columns-repeated="4"/>
          <table:table-cell table:formula="of:=RANDBETWEEN(1;4)" office:value-type="float" office:value="3" calcext:value-type="float">
            <text:p>3</text:p>
          </table:table-cell>
          <table:table-cell table:formula="of:=&quot;('&quot;&amp;[.C214]&amp;&quot;',&quot;&amp;[.H21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oung-thug/die-slow" xlink:type="simple">Die Slow</text:a> - Young Thug</text:p>
          </table:table-cell>
          <table:table-cell/>
          <table:table-cell table:formula="of:=LEFT([.A215];(FIND(&quot;-&quot;;[.A215])-1))" office:value-type="string" office:string-value="Die Slow " calcext:value-type="string">
            <text:p>Die Slow </text:p>
          </table:table-cell>
          <table:table-cell table:number-columns-repeated="4"/>
          <table:table-cell table:formula="of:=RANDBETWEEN(1;4)" office:value-type="float" office:value="2" calcext:value-type="float">
            <text:p>2</text:p>
          </table:table-cell>
          <table:table-cell table:formula="of:=&quot;('&quot;&amp;[.C215]&amp;&quot;',&quot;&amp;[.H21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ing-me-the-horizon/die4u" xlink:type="simple">DiE4u</text:a> - Bring Me The Horizon</text:p>
          </table:table-cell>
          <table:table-cell/>
          <table:table-cell table:formula="of:=LEFT([.A216];(FIND(&quot;-&quot;;[.A216])-1))" office:value-type="string" office:string-value="DiE4u " calcext:value-type="string">
            <text:p>DiE4u </text:p>
          </table:table-cell>
          <table:table-cell table:number-columns-repeated="4"/>
          <table:table-cell table:formula="of:=RANDBETWEEN(1;4)" office:value-type="float" office:value="4" calcext:value-type="float">
            <text:p>4</text:p>
          </table:table-cell>
          <table:table-cell table:formula="of:=&quot;('&quot;&amp;[.C216]&amp;&quot;',&quot;&amp;[.H2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w/disappearing" xlink:type="simple">Disappearing</text:a> - Low</text:p>
          </table:table-cell>
          <table:table-cell/>
          <table:table-cell table:formula="of:=LEFT([.A217];(FIND(&quot;-&quot;;[.A217])-1))" office:value-type="string" office:string-value="Disappearing " calcext:value-type="string">
            <text:p>Disappearing </text:p>
          </table:table-cell>
          <table:table-cell table:number-columns-repeated="4"/>
          <table:table-cell table:formula="of:=RANDBETWEEN(1;4)" office:value-type="float" office:value="3" calcext:value-type="float">
            <text:p>3</text:p>
          </table:table-cell>
          <table:table-cell table:formula="of:=&quot;('&quot;&amp;[.C217]&amp;&quot;',&quot;&amp;[.H21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cky-hill/distance" xlink:type="simple">Distance</text:a> - Becky Hill</text:p>
          </table:table-cell>
          <table:table-cell/>
          <table:table-cell table:formula="of:=LEFT([.A218];(FIND(&quot;-&quot;;[.A218])-1))" office:value-type="string" office:string-value="Distance " calcext:value-type="string">
            <text:p>Distance </text:p>
          </table:table-cell>
          <table:table-cell table:number-columns-repeated="4"/>
          <table:table-cell table:formula="of:=RANDBETWEEN(1;4)" office:value-type="float" office:value="1" calcext:value-type="float">
            <text:p>1</text:p>
          </table:table-cell>
          <table:table-cell table:formula="of:=&quot;('&quot;&amp;[.C218]&amp;&quot;',&quot;&amp;[.H21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stille/distorted-light-beam" xlink:type="simple">Distorted Light Beam</text:a> - Bastille</text:p>
          </table:table-cell>
          <table:table-cell/>
          <table:table-cell table:formula="of:=LEFT([.A219];(FIND(&quot;-&quot;;[.A219])-1))" office:value-type="string" office:string-value="Distorted Light Beam " calcext:value-type="string">
            <text:p>Distorted Light Beam </text:p>
          </table:table-cell>
          <table:table-cell table:number-columns-repeated="4"/>
          <table:table-cell table:formula="of:=RANDBETWEEN(1;4)" office:value-type="float" office:value="2" calcext:value-type="float">
            <text:p>2</text:p>
          </table:table-cell>
          <table:table-cell table:formula="of:=&quot;('&quot;&amp;[.C219]&amp;&quot;',&quot;&amp;[.H219]&amp;&quot;,'default','default','&quot;&amp;#REF!&amp;&quot;'),&quot;" office:value-type="string" office:string-value="" calcext:value-type="error">
            <text:p>#RÉF !</text:p>
          </table:table-cell>
        </table:table-row>
        <table:table-row table:style-name="ro2">
          <table:table-cell office:value-type="string" calcext:value-type="string">
            <text:p>Doin This - Luke Combs</text:p>
          </table:table-cell>
          <table:table-cell/>
          <table:table-cell table:formula="of:=LEFT([.A220];(FIND(&quot;-&quot;;[.A220])-1))" office:value-type="string" office:string-value="Doin This " calcext:value-type="string">
            <text:p>Doin This </text:p>
          </table:table-cell>
          <table:table-cell table:number-columns-repeated="4"/>
          <table:table-cell table:formula="of:=RANDBETWEEN(1;4)" office:value-type="float" office:value="2" calcext:value-type="float">
            <text:p>2</text:p>
          </table:table-cell>
          <table:table-cell table:formula="of:=&quot;('&quot;&amp;[.C220]&amp;&quot;',&quot;&amp;[.H220]&amp;&quot;,'default','default','&quot;&amp;#REF!&amp;&quot;'),&quot;" office:value-type="string" office:string-value="" calcext:value-type="error">
            <text:p>#RÉF !</text:p>
          </table:table-cell>
        </table:table-row>
        <table:table-row table:style-name="ro5">
          <table:table-cell office:value-type="string" calcext:value-type="string">
            <text:p>Dont Back Down - Mammoth WVH</text:p>
          </table:table-cell>
          <table:table-cell/>
          <table:table-cell table:formula="of:=LEFT([.A221];(FIND(&quot;-&quot;;[.A221])-1))" office:value-type="string" office:string-value="Dont Back Down " calcext:value-type="string">
            <text:p>Dont Back Down </text:p>
          </table:table-cell>
          <table:table-cell table:number-columns-repeated="4"/>
          <table:table-cell table:formula="of:=RANDBETWEEN(1;4)" office:value-type="float" office:value="4" calcext:value-type="float">
            <text:p>4</text:p>
          </table:table-cell>
          <table:table-cell table:formula="of:=&quot;('&quot;&amp;[.C221]&amp;&quot;',&quot;&amp;[.H221]&amp;&quot;,'default','default','&quot;&amp;#REF!&amp;&quot;'),&quot;" office:value-type="string" office:string-value="" calcext:value-type="error">
            <text:p>#RÉF !</text:p>
          </table:table-cell>
        </table:table-row>
        <table:table-row table:style-name="ro2">
          <table:table-cell office:value-type="string" calcext:value-type="string">
            <text:p>Dont Be Shy - Tiesto</text:p>
          </table:table-cell>
          <table:table-cell/>
          <table:table-cell table:formula="of:=LEFT([.A222];(FIND(&quot;-&quot;;[.A222])-1))" office:value-type="string" office:string-value="Dont Be Shy " calcext:value-type="string">
            <text:p>Dont Be Shy </text:p>
          </table:table-cell>
          <table:table-cell table:number-columns-repeated="4"/>
          <table:table-cell table:formula="of:=RANDBETWEEN(1;4)" office:value-type="float" office:value="4" calcext:value-type="float">
            <text:p>4</text:p>
          </table:table-cell>
          <table:table-cell table:formula="of:=&quot;('&quot;&amp;[.C222]&amp;&quot;',&quot;&amp;[.H222]&amp;&quot;,'default','default','&quot;&amp;#REF!&amp;&quot;'),&quot;" office:value-type="string" office:string-value="" calcext:value-type="error">
            <text:p>#RÉF !</text:p>
          </table:table-cell>
        </table:table-row>
        <table:table-row table:style-name="ro5">
          <table:table-cell office:value-type="string" calcext:value-type="string">
            <text:p>Dont Break My Balls - Sananda Maitreya</text:p>
          </table:table-cell>
          <table:table-cell/>
          <table:table-cell table:formula="of:=LEFT([.A223];(FIND(&quot;-&quot;;[.A223])-1))" office:value-type="string" office:string-value="Dont Break My Balls " calcext:value-type="string">
            <text:p>Dont Break My Balls </text:p>
          </table:table-cell>
          <table:table-cell table:number-columns-repeated="4"/>
          <table:table-cell table:formula="of:=RANDBETWEEN(1;4)" office:value-type="float" office:value="2" calcext:value-type="float">
            <text:p>2</text:p>
          </table:table-cell>
          <table:table-cell table:formula="of:=&quot;('&quot;&amp;[.C223]&amp;&quot;',&quot;&amp;[.H223]&amp;&quot;,'default','default','&quot;&amp;#REF!&amp;&quot;'),&quot;" office:value-type="string" office:string-value="" calcext:value-type="error">
            <text:p>#RÉF !</text:p>
          </table:table-cell>
        </table:table-row>
        <table:table-row table:style-name="ro3">
          <table:table-cell office:value-type="string" calcext:value-type="string">
            <text:p>Dont Break The Heart - Tom Grennan</text:p>
          </table:table-cell>
          <table:table-cell/>
          <table:table-cell table:formula="of:=LEFT([.A224];(FIND(&quot;-&quot;;[.A224])-1))" office:value-type="string" office:string-value="Dont Break The Heart " calcext:value-type="string">
            <text:p>Dont Break The Heart </text:p>
          </table:table-cell>
          <table:table-cell table:number-columns-repeated="4"/>
          <table:table-cell table:formula="of:=RANDBETWEEN(1;4)" office:value-type="float" office:value="3" calcext:value-type="float">
            <text:p>3</text:p>
          </table:table-cell>
          <table:table-cell table:formula="of:=&quot;('&quot;&amp;[.C224]&amp;&quot;',&quot;&amp;[.H224]&amp;&quot;,'default','default','&quot;&amp;#REF!&amp;&quot;'),&quot;" office:value-type="string" office:string-value="" calcext:value-type="error">
            <text:p>#RÉF !</text:p>
          </table:table-cell>
        </table:table-row>
        <table:table-row table:style-name="ro2">
          <table:table-cell office:value-type="string" calcext:value-type="string">
            <text:p>Dont Go - Skrillex</text:p>
          </table:table-cell>
          <table:table-cell/>
          <table:table-cell table:formula="of:=LEFT([.A225];(FIND(&quot;-&quot;;[.A225])-1))" office:value-type="string" office:string-value="Dont Go " calcext:value-type="string">
            <text:p>Dont Go </text:p>
          </table:table-cell>
          <table:table-cell table:number-columns-repeated="4"/>
          <table:table-cell table:formula="of:=RANDBETWEEN(1;4)" office:value-type="float" office:value="2" calcext:value-type="float">
            <text:p>2</text:p>
          </table:table-cell>
          <table:table-cell table:formula="of:=&quot;('&quot;&amp;[.C225]&amp;&quot;',&quot;&amp;[.H225]&amp;&quot;,'default','default','&quot;&amp;#REF!&amp;&quot;'),&quot;" office:value-type="string" office:string-value="" calcext:value-type="error">
            <text:p>#RÉF !</text:p>
          </table:table-cell>
        </table:table-row>
        <table:table-row table:style-name="ro3">
          <table:table-cell office:value-type="string" calcext:value-type="string">
            <text:p>Dont Go Yet - Camila Cabello</text:p>
          </table:table-cell>
          <table:table-cell/>
          <table:table-cell table:formula="of:=LEFT([.A226];(FIND(&quot;-&quot;;[.A226])-1))" office:value-type="string" office:string-value="Dont Go Yet " calcext:value-type="string">
            <text:p>Dont Go Yet </text:p>
          </table:table-cell>
          <table:table-cell table:number-columns-repeated="4"/>
          <table:table-cell table:formula="of:=RANDBETWEEN(1;4)" office:value-type="float" office:value="1" calcext:value-type="float">
            <text:p>1</text:p>
          </table:table-cell>
          <table:table-cell table:formula="of:=&quot;('&quot;&amp;[.C226]&amp;&quot;',&quot;&amp;[.H226]&amp;&quot;,'default','default','&quot;&amp;#REF!&amp;&quot;'),&quot;" office:value-type="string" office:string-value="" calcext:value-type="error">
            <text:p>#RÉF !</text:p>
          </table:table-cell>
        </table:table-row>
        <table:table-row table:style-name="ro3">
          <table:table-cell office:value-type="string" calcext:value-type="string">
            <text:p>Dont Judge Me - FKA Twigs</text:p>
          </table:table-cell>
          <table:table-cell/>
          <table:table-cell table:formula="of:=LEFT([.A227];(FIND(&quot;-&quot;;[.A227])-1))" office:value-type="string" office:string-value="Dont Judge Me " calcext:value-type="string">
            <text:p>Dont Judge Me </text:p>
          </table:table-cell>
          <table:table-cell table:number-columns-repeated="4"/>
          <table:table-cell table:formula="of:=RANDBETWEEN(1;4)" office:value-type="float" office:value="1" calcext:value-type="float">
            <text:p>1</text:p>
          </table:table-cell>
          <table:table-cell table:formula="of:=&quot;('&quot;&amp;[.C227]&amp;&quot;',&quot;&amp;[.H227]&amp;&quot;,'default','default','&quot;&amp;#REF!&amp;&quot;'),&quot;" office:value-type="string" office:string-value="" calcext:value-type="error">
            <text:p>#RÉF !</text:p>
          </table:table-cell>
        </table:table-row>
        <table:table-row table:style-name="ro4">
          <table:table-cell office:value-type="string" calcext:value-type="string">
            <text:p>Dont Let the Night Divide Us - Manic Street Preachers</text:p>
          </table:table-cell>
          <table:table-cell/>
          <table:table-cell table:formula="of:=LEFT([.A228];(FIND(&quot;-&quot;;[.A228])-1))" office:value-type="string" office:string-value="Dont Let the Night Divide Us " calcext:value-type="string">
            <text:p>Dont Let the Night Divide Us </text:p>
          </table:table-cell>
          <table:table-cell table:number-columns-repeated="4"/>
          <table:table-cell table:formula="of:=RANDBETWEEN(1;4)" office:value-type="float" office:value="3" calcext:value-type="float">
            <text:p>3</text:p>
          </table:table-cell>
          <table:table-cell table:formula="of:=&quot;('&quot;&amp;[.C228]&amp;&quot;',&quot;&amp;[.H228]&amp;&quot;,'default','default','&quot;&amp;#REF!&amp;&quot;'),&quot;" office:value-type="string" office:string-value="" calcext:value-type="error">
            <text:p>#RÉF !</text:p>
          </table:table-cell>
        </table:table-row>
        <table:table-row table:style-name="ro2">
          <table:table-cell office:value-type="string" calcext:value-type="string">
            <text:p>Dont Play - Anne-Marie</text:p>
          </table:table-cell>
          <table:table-cell/>
          <table:table-cell table:formula="of:=LEFT([.A229];(FIND(&quot;-&quot;;[.A229])-1))" office:value-type="string" office:string-value="Dont Play " calcext:value-type="string">
            <text:p>Dont Play </text:p>
          </table:table-cell>
          <table:table-cell table:number-columns-repeated="4"/>
          <table:table-cell table:formula="of:=RANDBETWEEN(1;4)" office:value-type="float" office:value="3" calcext:value-type="float">
            <text:p>3</text:p>
          </table:table-cell>
          <table:table-cell table:formula="of:=&quot;('&quot;&amp;[.C229]&amp;&quot;',&quot;&amp;[.H229]&amp;&quot;,'default','default','&quot;&amp;#REF!&amp;&quot;'),&quot;" office:value-type="string" office:string-value="" calcext:value-type="error">
            <text:p>#RÉF !</text:p>
          </table:table-cell>
        </table:table-row>
        <table:table-row table:style-name="ro2">
          <table:table-cell office:value-type="string" calcext:value-type="string">
            <text:p>Dont Shut Me Down - ABBA</text:p>
          </table:table-cell>
          <table:table-cell/>
          <table:table-cell table:formula="of:=LEFT([.A230];(FIND(&quot;-&quot;;[.A230])-1))" office:value-type="string" office:string-value="Dont Shut Me Down " calcext:value-type="string">
            <text:p>Dont Shut Me Down </text:p>
          </table:table-cell>
          <table:table-cell table:number-columns-repeated="4"/>
          <table:table-cell table:formula="of:=RANDBETWEEN(1;4)" office:value-type="float" office:value="4" calcext:value-type="float">
            <text:p>4</text:p>
          </table:table-cell>
          <table:table-cell table:formula="of:=&quot;('&quot;&amp;[.C230]&amp;&quot;',&quot;&amp;[.H230]&amp;&quot;,'default','default','&quot;&amp;#REF!&amp;&quot;'),&quot;" office:value-type="string" office:string-value="" calcext:value-type="error">
            <text:p>#RÉF !</text:p>
          </table:table-cell>
        </table:table-row>
        <table:table-row table:style-name="ro2">
          <table:table-cell office:value-type="string" calcext:value-type="string">
            <text:p>Dont Wait Up - Shakira</text:p>
          </table:table-cell>
          <table:table-cell/>
          <table:table-cell table:formula="of:=LEFT([.A231];(FIND(&quot;-&quot;;[.A231])-1))" office:value-type="string" office:string-value="Dont Wait Up " calcext:value-type="string">
            <text:p>Dont Wait Up </text:p>
          </table:table-cell>
          <table:table-cell table:number-columns-repeated="4"/>
          <table:table-cell table:formula="of:=RANDBETWEEN(1;4)" office:value-type="float" office:value="1" calcext:value-type="float">
            <text:p>1</text:p>
          </table:table-cell>
          <table:table-cell table:formula="of:=&quot;('&quot;&amp;[.C231]&amp;&quot;',&quot;&amp;[.H231]&amp;&quot;,'default','default','&quot;&amp;#REF!&amp;&quot;'),&quot;" office:value-type="string" office:string-value="" calcext:value-type="error">
            <text:p>#RÉF !</text:p>
          </table:table-cell>
        </table:table-row>
        <table:table-row table:style-name="ro2">
          <table:table-cell office:value-type="string" calcext:value-type="string">
            <text:p>Dont Worry - Leon Bridges</text:p>
          </table:table-cell>
          <table:table-cell/>
          <table:table-cell table:formula="of:=LEFT([.A232];(FIND(&quot;-&quot;;[.A232])-1))" office:value-type="string" office:string-value="Dont Worry " calcext:value-type="string">
            <text:p>Dont Worry </text:p>
          </table:table-cell>
          <table:table-cell table:number-columns-repeated="4"/>
          <table:table-cell table:formula="of:=RANDBETWEEN(1;4)" office:value-type="float" office:value="3" calcext:value-type="float">
            <text:p>3</text:p>
          </table:table-cell>
          <table:table-cell table:formula="of:=&quot;('&quot;&amp;[.C232]&amp;&quot;',&quot;&amp;[.H232]&amp;&quot;,'default','default','&quot;&amp;#REF!&amp;&quot;'),&quot;" office:value-type="string" office:string-value="" calcext:value-type="error">
            <text:p>#RÉF !</text:p>
          </table:table-cell>
        </table:table-row>
        <table:table-row table:style-name="ro2">
          <table:table-cell office:value-type="string" calcext:value-type="string">
            <text:p>Dont You - Taylor Swift</text:p>
          </table:table-cell>
          <table:table-cell/>
          <table:table-cell table:formula="of:=LEFT([.A233];(FIND(&quot;-&quot;;[.A233])-1))" office:value-type="string" office:string-value="Dont You " calcext:value-type="string">
            <text:p>Dont You </text:p>
          </table:table-cell>
          <table:table-cell table:number-columns-repeated="4"/>
          <table:table-cell table:formula="of:=RANDBETWEEN(1;4)" office:value-type="float" office:value="2" calcext:value-type="float">
            <text:p>2</text:p>
          </table:table-cell>
          <table:table-cell table:formula="of:=&quot;('&quot;&amp;[.C233]&amp;&quot;',&quot;&amp;[.H23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ebastian-yatra/dos-oruguitas" xlink:type="simple">Dos Oruguitas</text:a> - Sebastián Yatra</text:p>
          </table:table-cell>
          <table:table-cell/>
          <table:table-cell table:formula="of:=LEFT([.A234];(FIND(&quot;-&quot;;[.A234])-1))" office:value-type="string" office:string-value="Dos Oruguitas " calcext:value-type="string">
            <text:p>Dos Oruguitas </text:p>
          </table:table-cell>
          <table:table-cell table:number-columns-repeated="4"/>
          <table:table-cell table:formula="of:=RANDBETWEEN(1;4)" office:value-type="float" office:value="2" calcext:value-type="float">
            <text:p>2</text:p>
          </table:table-cell>
          <table:table-cell table:formula="of:=&quot;('&quot;&amp;[.C234]&amp;&quot;',&quot;&amp;[.H2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lean-bandit/drive" xlink:type="simple">Drive</text:a> - Clean Bandit</text:p>
          </table:table-cell>
          <table:table-cell/>
          <table:table-cell table:formula="of:=LEFT([.A235];(FIND(&quot;-&quot;;[.A235])-1))" office:value-type="string" office:string-value="Drive " calcext:value-type="string">
            <text:p>Drive </text:p>
          </table:table-cell>
          <table:table-cell table:number-columns-repeated="4"/>
          <table:table-cell table:formula="of:=RANDBETWEEN(1;4)" office:value-type="float" office:value="3" calcext:value-type="float">
            <text:p>3</text:p>
          </table:table-cell>
          <table:table-cell table:formula="of:=&quot;('&quot;&amp;[.C235]&amp;&quot;',&quot;&amp;[.H23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drivers-license" xlink:type="simple">Drivers License</text:a> - Olivia Rodrigo</text:p>
          </table:table-cell>
          <table:table-cell/>
          <table:table-cell table:formula="of:=LEFT([.A236];(FIND(&quot;-&quot;;[.A236])-1))" office:value-type="string" office:string-value="Drivers License " calcext:value-type="string">
            <text:p>Drivers License </text:p>
          </table:table-cell>
          <table:table-cell table:number-columns-repeated="4"/>
          <table:table-cell table:formula="of:=RANDBETWEEN(1;4)" office:value-type="float" office:value="2" calcext:value-type="float">
            <text:p>2</text:p>
          </table:table-cell>
          <table:table-cell table:formula="of:=&quot;('&quot;&amp;[.C236]&amp;&quot;',&quot;&amp;[.H236]&amp;&quot;,'default','default','&quot;&amp;#REF!&amp;&quot;'),&quot;" office:value-type="string" office:string-value="" calcext:value-type="error">
            <text:p>#RÉF !</text:p>
          </table:table-cell>
        </table:table-row>
        <table:table-row table:style-name="ro5">
          <table:table-cell office:value-type="string" calcext:value-type="string">
            <text:p>Drunk (And I Dont Wanna Go Home) - Elle King</text:p>
          </table:table-cell>
          <table:table-cell/>
          <table:table-cell table:formula="of:=LEFT([.A237];(FIND(&quot;-&quot;;[.A237])-1))" office:value-type="string" office:string-value="Drunk (And I Dont Wanna Go Home) " calcext:value-type="string">
            <text:p>Drunk (And I Dont Wanna Go Home) </text:p>
          </table:table-cell>
          <table:table-cell table:number-columns-repeated="4"/>
          <table:table-cell table:formula="of:=RANDBETWEEN(1;4)" office:value-type="float" office:value="1" calcext:value-type="float">
            <text:p>1</text:p>
          </table:table-cell>
          <table:table-cell table:formula="of:=&quot;('&quot;&amp;[.C237]&amp;&quot;',&quot;&amp;[.H2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mi-webb/dumb-love" xlink:type="simple">Dumb Love</text:a> - Mimi Webb</text:p>
          </table:table-cell>
          <table:table-cell/>
          <table:table-cell table:formula="of:=LEFT([.A238];(FIND(&quot;-&quot;;[.A238])-1))" office:value-type="string" office:string-value="Dumb Love " calcext:value-type="string">
            <text:p>Dumb Love </text:p>
          </table:table-cell>
          <table:table-cell table:number-columns-repeated="4"/>
          <table:table-cell table:formula="of:=RANDBETWEEN(1;4)" office:value-type="float" office:value="1" calcext:value-type="float">
            <text:p>1</text:p>
          </table:table-cell>
          <table:table-cell table:formula="of:=&quot;('&quot;&amp;[.C238]&amp;&quot;',&quot;&amp;[.H23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lsey/easier-than-lying" xlink:type="simple">Easier Than Lying</text:a> - Halsey</text:p>
          </table:table-cell>
          <table:table-cell/>
          <table:table-cell table:formula="of:=LEFT([.A239];(FIND(&quot;-&quot;;[.A239])-1))" office:value-type="string" office:string-value="Easier Than Lying " calcext:value-type="string">
            <text:p>Easier Than Lying </text:p>
          </table:table-cell>
          <table:table-cell table:number-columns-repeated="4"/>
          <table:table-cell table:formula="of:=RANDBETWEEN(1;4)" office:value-type="float" office:value="3" calcext:value-type="float">
            <text:p>3</text:p>
          </table:table-cell>
          <table:table-cell table:formula="of:=&quot;('&quot;&amp;[.C239]&amp;&quot;',&quot;&amp;[.H2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easy-on-me" xlink:type="simple">Easy On Me</text:a> - Adele</text:p>
          </table:table-cell>
          <table:table-cell/>
          <table:table-cell table:formula="of:=LEFT([.A240];(FIND(&quot;-&quot;;[.A240])-1))" office:value-type="string" office:string-value="Easy On Me " calcext:value-type="string">
            <text:p>Easy On Me </text:p>
          </table:table-cell>
          <table:table-cell table:number-columns-repeated="4"/>
          <table:table-cell table:formula="of:=RANDBETWEEN(1;4)" office:value-type="float" office:value="1" calcext:value-type="float">
            <text:p>1</text:p>
          </table:table-cell>
          <table:table-cell table:formula="of:=&quot;('&quot;&amp;[.C240]&amp;&quot;',&quot;&amp;[.H2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ck-jagger/eazy-sleazy" xlink:type="simple">Eazy Sleazy</text:a> - Mick Jagger</text:p>
          </table:table-cell>
          <table:table-cell/>
          <table:table-cell table:formula="of:=LEFT([.A241];(FIND(&quot;-&quot;;[.A241])-1))" office:value-type="string" office:string-value="Eazy Sleazy " calcext:value-type="string">
            <text:p>Eazy Sleazy </text:p>
          </table:table-cell>
          <table:table-cell table:number-columns-repeated="4"/>
          <table:table-cell table:formula="of:=RANDBETWEEN(1;4)" office:value-type="float" office:value="1" calcext:value-type="float">
            <text:p>1</text:p>
          </table:table-cell>
          <table:table-cell table:formula="of:=&quot;('&quot;&amp;[.C241]&amp;&quot;',&quot;&amp;[.H24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dison-beer/effortlessly" xlink:type="simple">Effortlessly</text:a> - Madison Beer</text:p>
          </table:table-cell>
          <table:table-cell/>
          <table:table-cell table:formula="of:=LEFT([.A242];(FIND(&quot;-&quot;;[.A242])-1))" office:value-type="string" office:string-value="Effortlessly " calcext:value-type="string">
            <text:p>Effortlessly </text:p>
          </table:table-cell>
          <table:table-cell table:number-columns-repeated="4"/>
          <table:table-cell table:formula="of:=RANDBETWEEN(1;4)" office:value-type="float" office:value="1" calcext:value-type="float">
            <text:p>1</text:p>
          </table:table-cell>
          <table:table-cell table:formula="of:=&quot;('&quot;&amp;[.C242]&amp;&quot;',&quot;&amp;[.H2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ty-perry/electric" xlink:type="simple">Electric</text:a> - Katy Perry</text:p>
          </table:table-cell>
          <table:table-cell/>
          <table:table-cell table:formula="of:=LEFT([.A243];(FIND(&quot;-&quot;;[.A243])-1))" office:value-type="string" office:string-value="Electric " calcext:value-type="string">
            <text:p>Electric </text:p>
          </table:table-cell>
          <table:table-cell table:number-columns-repeated="4"/>
          <table:table-cell table:formula="of:=RANDBETWEEN(1;4)" office:value-type="float" office:value="3" calcext:value-type="float">
            <text:p>3</text:p>
          </table:table-cell>
          <table:table-cell table:formula="of:=&quot;('&quot;&amp;[.C243]&amp;&quot;',&quot;&amp;[.H24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mes-newman/embers" xlink:type="simple">Embers</text:a> - James Newman</text:p>
          </table:table-cell>
          <table:table-cell/>
          <table:table-cell table:formula="of:=LEFT([.A244];(FIND(&quot;-&quot;;[.A244])-1))" office:value-type="string" office:string-value="Embers " calcext:value-type="string">
            <text:p>Embers </text:p>
          </table:table-cell>
          <table:table-cell table:number-columns-repeated="4"/>
          <table:table-cell table:formula="of:=RANDBETWEEN(1;4)" office:value-type="float" office:value="3" calcext:value-type="float">
            <text:p>3</text:p>
          </table:table-cell>
          <table:table-cell table:formula="of:=&quot;('&quot;&amp;[.C244]&amp;&quot;',&quot;&amp;[.H24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oom-dice-and-sola/embers" xlink:type="simple">Embers</text:a> - Boom Dice and Sola</text:p>
          </table:table-cell>
          <table:table-cell/>
          <table:table-cell table:formula="of:=LEFT([.A245];(FIND(&quot;-&quot;;[.A245])-1))" office:value-type="string" office:string-value="Embers " calcext:value-type="string">
            <text:p>Embers </text:p>
          </table:table-cell>
          <table:table-cell table:number-columns-repeated="4"/>
          <table:table-cell table:formula="of:=RANDBETWEEN(1;4)" office:value-type="float" office:value="3" calcext:value-type="float">
            <text:p>3</text:p>
          </table:table-cell>
          <table:table-cell table:formula="of:=&quot;('&quot;&amp;[.C245]&amp;&quot;',&quot;&amp;[.H2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arthur/emily" xlink:type="simple">Emily</text:a> - James Arthur</text:p>
          </table:table-cell>
          <table:table-cell/>
          <table:table-cell table:formula="of:=LEFT([.A246];(FIND(&quot;-&quot;;[.A246])-1))" office:value-type="string" office:string-value="Emily " calcext:value-type="string">
            <text:p>Emily </text:p>
          </table:table-cell>
          <table:table-cell table:number-columns-repeated="4"/>
          <table:table-cell table:formula="of:=RANDBETWEEN(1;4)" office:value-type="float" office:value="2" calcext:value-type="float">
            <text:p>2</text:p>
          </table:table-cell>
          <table:table-cell table:formula="of:=&quot;('&quot;&amp;[.C246]&amp;&quot;',&quot;&amp;[.H24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imagine-dragons/enemy" xlink:type="simple">Enemy</text:a> - Imagine Dragons</text:p>
          </table:table-cell>
          <table:table-cell/>
          <table:table-cell table:formula="of:=LEFT([.A247];(FIND(&quot;-&quot;;[.A247])-1))" office:value-type="string" office:string-value="Enemy " calcext:value-type="string">
            <text:p>Enemy </text:p>
          </table:table-cell>
          <table:table-cell table:number-columns-repeated="4"/>
          <table:table-cell table:formula="of:=RANDBETWEEN(1;4)" office:value-type="float" office:value="1" calcext:value-type="float">
            <text:p>1</text:p>
          </table:table-cell>
          <table:table-cell table:formula="of:=&quot;('&quot;&amp;[.C247]&amp;&quot;',&quot;&amp;[.H24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enough-for-you" xlink:type="simple">Enough For You</text:a> - Olivia Rodrigo</text:p>
          </table:table-cell>
          <table:table-cell/>
          <table:table-cell table:formula="of:=LEFT([.A248];(FIND(&quot;-&quot;;[.A248])-1))" office:value-type="string" office:string-value="Enough For You " calcext:value-type="string">
            <text:p>Enough For You </text:p>
          </table:table-cell>
          <table:table-cell table:number-columns-repeated="4"/>
          <table:table-cell table:formula="of:=RANDBETWEEN(1;4)" office:value-type="float" office:value="2" calcext:value-type="float">
            <text:p>2</text:p>
          </table:table-cell>
          <table:table-cell table:formula="of:=&quot;('&quot;&amp;[.C248]&amp;&quot;',&quot;&amp;[.H248]&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nas/epmd" xlink:type="simple">EPMD</text:a> - Nas</text:p>
          </table:table-cell>
          <table:table-cell/>
          <table:table-cell table:formula="of:=LEFT([.A249];(FIND(&quot;-&quot;;[.A249])-1))" office:value-type="string" office:string-value="EPMD " calcext:value-type="string">
            <text:p>EPMD </text:p>
          </table:table-cell>
          <table:table-cell table:number-columns-repeated="4"/>
          <table:table-cell table:formula="of:=RANDBETWEEN(1;4)" office:value-type="float" office:value="4" calcext:value-type="float">
            <text:p>4</text:p>
          </table:table-cell>
          <table:table-cell table:formula="of:=&quot;('&quot;&amp;[.C249]&amp;&quot;',&quot;&amp;[.H2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avis-scott/escape-plan" xlink:type="simple">Escape Plan</text:a> - Travis Scott</text:p>
          </table:table-cell>
          <table:table-cell/>
          <table:table-cell table:formula="of:=LEFT([.A250];(FIND(&quot;-&quot;;[.A250])-1))" office:value-type="string" office:string-value="Escape Plan " calcext:value-type="string">
            <text:p>Escape Plan </text:p>
          </table:table-cell>
          <table:table-cell table:number-columns-repeated="4"/>
          <table:table-cell table:formula="of:=RANDBETWEEN(1;4)" office:value-type="float" office:value="2" calcext:value-type="float">
            <text:p>2</text:p>
          </table:table-cell>
          <table:table-cell table:formula="of:=&quot;('&quot;&amp;[.C250]&amp;&quot;',&quot;&amp;[.H25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ngels-airwaves/euphoria" xlink:type="simple">Euphoria</text:a> - Angels &amp; Airwaves</text:p>
          </table:table-cell>
          <table:table-cell/>
          <table:table-cell table:formula="of:=LEFT([.A251];(FIND(&quot;-&quot;;[.A251])-1))" office:value-type="string" office:string-value="Euphoria " calcext:value-type="string">
            <text:p>Euphoria </text:p>
          </table:table-cell>
          <table:table-cell table:number-columns-repeated="4"/>
          <table:table-cell table:formula="of:=RANDBETWEEN(1;4)" office:value-type="float" office:value="4" calcext:value-type="float">
            <text:p>4</text:p>
          </table:table-cell>
          <table:table-cell table:formula="of:=&quot;('&quot;&amp;[.C251]&amp;&quot;',&quot;&amp;[.H2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j-khaled/every-chance-i-get" xlink:type="simple">Every Chance I Get</text:a> - DJ Khaled</text:p>
          </table:table-cell>
          <table:table-cell/>
          <table:table-cell table:formula="of:=LEFT([.A252];(FIND(&quot;-&quot;;[.A252])-1))" office:value-type="string" office:string-value="Every Chance I Get " calcext:value-type="string">
            <text:p>Every Chance I Get </text:p>
          </table:table-cell>
          <table:table-cell table:number-columns-repeated="4"/>
          <table:table-cell table:formula="of:=RANDBETWEEN(1;4)" office:value-type="float" office:value="2" calcext:value-type="float">
            <text:p>2</text:p>
          </table:table-cell>
          <table:table-cell table:formula="of:=&quot;('&quot;&amp;[.C252]&amp;&quot;',&quot;&amp;[.H2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everybody-dies" xlink:type="simple">Everybody Dies</text:a> - Billie Eilish</text:p>
          </table:table-cell>
          <table:table-cell/>
          <table:table-cell table:formula="of:=LEFT([.A253];(FIND(&quot;-&quot;;[.A253])-1))" office:value-type="string" office:string-value="Everybody Dies " calcext:value-type="string">
            <text:p>Everybody Dies </text:p>
          </table:table-cell>
          <table:table-cell table:number-columns-repeated="4"/>
          <table:table-cell table:formula="of:=RANDBETWEEN(1;4)" office:value-type="float" office:value="1" calcext:value-type="float">
            <text:p>1</text:p>
          </table:table-cell>
          <table:table-cell table:formula="of:=&quot;('&quot;&amp;[.C253]&amp;&quot;',&quot;&amp;[.H25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day-to-remember/everything-we-need" xlink:type="simple">Everything We Need</text:a> - A Day to Remember</text:p>
          </table:table-cell>
          <table:table-cell/>
          <table:table-cell table:formula="of:=LEFT([.A254];(FIND(&quot;-&quot;;[.A254])-1))" office:value-type="string" office:string-value="Everything We Need " calcext:value-type="string">
            <text:p>Everything We Need </text:p>
          </table:table-cell>
          <table:table-cell table:number-columns-repeated="4"/>
          <table:table-cell table:formula="of:=RANDBETWEEN(1;4)" office:value-type="float" office:value="4" calcext:value-type="float">
            <text:p>4</text:p>
          </table:table-cell>
          <table:table-cell table:formula="of:=&quot;('&quot;&amp;[.C254]&amp;&quot;',&quot;&amp;[.H25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ummer-walker/ex-for-a-reason" xlink:type="simple">Ex For A Reason</text:a> - Summer Walker</text:p>
          </table:table-cell>
          <table:table-cell/>
          <table:table-cell table:formula="of:=LEFT([.A255];(FIND(&quot;-&quot;;[.A255])-1))" office:value-type="string" office:string-value="Ex For A Reason " calcext:value-type="string">
            <text:p>Ex For A Reason </text:p>
          </table:table-cell>
          <table:table-cell table:number-columns-repeated="4"/>
          <table:table-cell table:formula="of:=RANDBETWEEN(1;4)" office:value-type="float" office:value="2" calcext:value-type="float">
            <text:p>2</text:p>
          </table:table-cell>
          <table:table-cell table:formula="of:=&quot;('&quot;&amp;[.C255]&amp;&quot;',&quot;&amp;[.H2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ffy-clyro/existed" xlink:type="simple">Existed</text:a> - Biffy Clyro</text:p>
          </table:table-cell>
          <table:table-cell/>
          <table:table-cell table:formula="of:=LEFT([.A256];(FIND(&quot;-&quot;;[.A256])-1))" office:value-type="string" office:string-value="Existed " calcext:value-type="string">
            <text:p>Existed </text:p>
          </table:table-cell>
          <table:table-cell table:number-columns-repeated="4"/>
          <table:table-cell table:formula="of:=RANDBETWEEN(1;4)" office:value-type="float" office:value="1" calcext:value-type="float">
            <text:p>1</text:p>
          </table:table-cell>
          <table:table-cell table:formula="of:=&quot;('&quot;&amp;[.C256]&amp;&quot;',&quot;&amp;[.H25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ab-strap/fable-of-the-urban-fox" xlink:type="simple">Fable Of The Urban Fox</text:a> - Arab Strap</text:p>
          </table:table-cell>
          <table:table-cell/>
          <table:table-cell table:formula="of:=LEFT([.A257];(FIND(&quot;-&quot;;[.A257])-1))" office:value-type="string" office:string-value="Fable Of The Urban Fox " calcext:value-type="string">
            <text:p>Fable Of The Urban Fox </text:p>
          </table:table-cell>
          <table:table-cell table:number-columns-repeated="4"/>
          <table:table-cell table:formula="of:=RANDBETWEEN(1;4)" office:value-type="float" office:value="2" calcext:value-type="float">
            <text:p>2</text:p>
          </table:table-cell>
          <table:table-cell table:formula="of:=&quot;('&quot;&amp;[.C257]&amp;&quot;',&quot;&amp;[.H25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connells/fading-in-hardy" xlink:type="simple">Fading In (Hardy)</text:a> - The Connells</text:p>
          </table:table-cell>
          <table:table-cell/>
          <table:table-cell table:formula="of:=LEFT([.A258];(FIND(&quot;-&quot;;[.A258])-1))" office:value-type="string" office:string-value="Fading In (Hardy) " calcext:value-type="string">
            <text:p>Fading In (Hardy) </text:p>
          </table:table-cell>
          <table:table-cell table:number-columns-repeated="4"/>
          <table:table-cell table:formula="of:=RANDBETWEEN(1;4)" office:value-type="float" office:value="1" calcext:value-type="float">
            <text:p>1</text:p>
          </table:table-cell>
          <table:table-cell table:formula="of:=&quot;('&quot;&amp;[.C258]&amp;&quot;',&quot;&amp;[.H2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splithoff/fahrenheit" xlink:type="simple">Fahrenheit</text:a> - John Splithoff</text:p>
          </table:table-cell>
          <table:table-cell/>
          <table:table-cell table:formula="of:=LEFT([.A259];(FIND(&quot;-&quot;;[.A259])-1))" office:value-type="string" office:string-value="Fahrenheit " calcext:value-type="string">
            <text:p>Fahrenheit </text:p>
          </table:table-cell>
          <table:table-cell table:number-columns-repeated="4"/>
          <table:table-cell table:formula="of:=RANDBETWEEN(1;4)" office:value-type="float" office:value="1" calcext:value-type="float">
            <text:p>1</text:p>
          </table:table-cell>
          <table:table-cell table:formula="of:=&quot;('&quot;&amp;[.C259]&amp;&quot;',&quot;&amp;[.H2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failed" xlink:type="simple">Failed</text:a> - Paul Weller</text:p>
          </table:table-cell>
          <table:table-cell/>
          <table:table-cell table:formula="of:=LEFT([.A260];(FIND(&quot;-&quot;;[.A260])-1))" office:value-type="string" office:string-value="Failed " calcext:value-type="string">
            <text:p>Failed </text:p>
          </table:table-cell>
          <table:table-cell table:number-columns-repeated="4"/>
          <table:table-cell table:formula="of:=RANDBETWEEN(1;4)" office:value-type="float" office:value="3" calcext:value-type="float">
            <text:p>3</text:p>
          </table:table-cell>
          <table:table-cell table:formula="of:=&quot;('&quot;&amp;[.C260]&amp;&quot;',&quot;&amp;[.H2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fair-trade" xlink:type="simple">Fair Trade</text:a> - Drake</text:p>
          </table:table-cell>
          <table:table-cell/>
          <table:table-cell table:formula="of:=LEFT([.A261];(FIND(&quot;-&quot;;[.A261])-1))" office:value-type="string" office:string-value="Fair Trade " calcext:value-type="string">
            <text:p>Fair Trade </text:p>
          </table:table-cell>
          <table:table-cell table:number-columns-repeated="4"/>
          <table:table-cell table:formula="of:=RANDBETWEEN(1;4)" office:value-type="float" office:value="3" calcext:value-type="float">
            <text:p>3</text:p>
          </table:table-cell>
          <table:table-cell table:formula="of:=&quot;('&quot;&amp;[.C261]&amp;&quot;',&quot;&amp;[.H26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fallen-fruit" xlink:type="simple">Fallen Fruit</text:a> - Lorde</text:p>
          </table:table-cell>
          <table:table-cell/>
          <table:table-cell table:formula="of:=LEFT([.A262];(FIND(&quot;-&quot;;[.A262])-1))" office:value-type="string" office:string-value="Fallen Fruit " calcext:value-type="string">
            <text:p>Fallen Fruit </text:p>
          </table:table-cell>
          <table:table-cell table:number-columns-repeated="4"/>
          <table:table-cell table:formula="of:=RANDBETWEEN(1;4)" office:value-type="float" office:value="4" calcext:value-type="float">
            <text:p>4</text:p>
          </table:table-cell>
          <table:table-cell table:formula="of:=&quot;('&quot;&amp;[.C262]&amp;&quot;',&quot;&amp;[.H26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by-keem/family-ties" xlink:type="simple">Family Ties</text:a> - Baby Keem</text:p>
          </table:table-cell>
          <table:table-cell/>
          <table:table-cell table:formula="of:=LEFT([.A263];(FIND(&quot;-&quot;;[.A263])-1))" office:value-type="string" office:string-value="Family Ties " calcext:value-type="string">
            <text:p>Family Ties </text:p>
          </table:table-cell>
          <table:table-cell table:number-columns-repeated="4"/>
          <table:table-cell table:formula="of:=RANDBETWEEN(1;4)" office:value-type="float" office:value="3" calcext:value-type="float">
            <text:p>3</text:p>
          </table:table-cell>
          <table:table-cell table:formula="of:=&quot;('&quot;&amp;[.C263]&amp;&quot;',&quot;&amp;[.H2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blake/famous-last-words" xlink:type="simple">Famous Last Words</text:a> - James Blake</text:p>
          </table:table-cell>
          <table:table-cell/>
          <table:table-cell table:formula="of:=LEFT([.A264];(FIND(&quot;-&quot;;[.A264])-1))" office:value-type="string" office:string-value="Famous Last Words " calcext:value-type="string">
            <text:p>Famous Last Words </text:p>
          </table:table-cell>
          <table:table-cell table:number-columns-repeated="4"/>
          <table:table-cell table:formula="of:=RANDBETWEEN(1;4)" office:value-type="float" office:value="1" calcext:value-type="float">
            <text:p>1</text:p>
          </table:table-cell>
          <table:table-cell table:formula="of:=&quot;('&quot;&amp;[.C264]&amp;&quot;',&quot;&amp;[.H2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alker-hayes/fancy-like" xlink:type="simple">Fancy Like</text:a> - Walker Hayes</text:p>
          </table:table-cell>
          <table:table-cell/>
          <table:table-cell table:formula="of:=LEFT([.A265];(FIND(&quot;-&quot;;[.A265])-1))" office:value-type="string" office:string-value="Fancy Like " calcext:value-type="string">
            <text:p>Fancy Like </text:p>
          </table:table-cell>
          <table:table-cell table:number-columns-repeated="4"/>
          <table:table-cell table:formula="of:=RANDBETWEEN(1;4)" office:value-type="float" office:value="2" calcext:value-type="float">
            <text:p>2</text:p>
          </table:table-cell>
          <table:table-cell table:formula="of:=&quot;('&quot;&amp;[.C265]&amp;&quot;',&quot;&amp;[.H26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fat-pop" xlink:type="simple">Fat Pop</text:a> - Paul Weller</text:p>
          </table:table-cell>
          <table:table-cell/>
          <table:table-cell table:formula="of:=LEFT([.A266];(FIND(&quot;-&quot;;[.A266])-1))" office:value-type="string" office:string-value="Fat Pop " calcext:value-type="string">
            <text:p>Fat Pop </text:p>
          </table:table-cell>
          <table:table-cell table:number-columns-repeated="4"/>
          <table:table-cell table:formula="of:=RANDBETWEEN(1;4)" office:value-type="float" office:value="2" calcext:value-type="float">
            <text:p>2</text:p>
          </table:table-cell>
          <table:table-cell table:formula="of:=&quot;('&quot;&amp;[.C266]&amp;&quot;',&quot;&amp;[.H26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favorite-crime" xlink:type="simple">Favorite Crime</text:a> - Olivia Rodrigo</text:p>
          </table:table-cell>
          <table:table-cell/>
          <table:table-cell table:formula="of:=LEFT([.A267];(FIND(&quot;-&quot;;[.A267])-1))" office:value-type="string" office:string-value="Favorite Crime " calcext:value-type="string">
            <text:p>Favorite Crime </text:p>
          </table:table-cell>
          <table:table-cell table:number-columns-repeated="4"/>
          <table:table-cell table:formula="of:=RANDBETWEEN(1;4)" office:value-type="float" office:value="1" calcext:value-type="float">
            <text:p>1</text:p>
          </table:table-cell>
          <table:table-cell table:formula="of:=&quot;('&quot;&amp;[.C267]&amp;&quot;',&quot;&amp;[.H267]&amp;&quot;,'default','default','&quot;&amp;#REF!&amp;&quot;'),&quot;" office:value-type="string" office:string-value="" calcext:value-type="error">
            <text:p>#RÉF !</text:p>
          </table:table-cell>
        </table:table-row>
        <table:table-row table:style-name="ro5">
          <table:table-cell office:value-type="string" calcext:value-type="string">
            <text:p>Feather In The Wind - Blackmores Night</text:p>
          </table:table-cell>
          <table:table-cell/>
          <table:table-cell table:formula="of:=LEFT([.A268];(FIND(&quot;-&quot;;[.A268])-1))" office:value-type="string" office:string-value="Feather In The Wind " calcext:value-type="string">
            <text:p>Feather In The Wind </text:p>
          </table:table-cell>
          <table:table-cell table:number-columns-repeated="4"/>
          <table:table-cell table:formula="of:=RANDBETWEEN(1;4)" office:value-type="float" office:value="3" calcext:value-type="float">
            <text:p>3</text:p>
          </table:table-cell>
          <table:table-cell table:formula="of:=&quot;('&quot;&amp;[.C268]&amp;&quot;',&quot;&amp;[.H26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mmoth-wvh/feel" xlink:type="simple">Feel</text:a> - Mammoth WVH</text:p>
          </table:table-cell>
          <table:table-cell/>
          <table:table-cell table:formula="of:=LEFT([.A269];(FIND(&quot;-&quot;;[.A269])-1))" office:value-type="string" office:string-value="Feel " calcext:value-type="string">
            <text:p>Feel </text:p>
          </table:table-cell>
          <table:table-cell table:number-columns-repeated="4"/>
          <table:table-cell table:formula="of:=RANDBETWEEN(1;4)" office:value-type="float" office:value="2" calcext:value-type="float">
            <text:p>2</text:p>
          </table:table-cell>
          <table:table-cell table:formula="of:=&quot;('&quot;&amp;[.C269]&amp;&quot;',&quot;&amp;[.H26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ara-larsson/fff" xlink:type="simple">FFF</text:a> - Zara Larsson</text:p>
          </table:table-cell>
          <table:table-cell/>
          <table:table-cell table:formula="of:=LEFT([.A270];(FIND(&quot;-&quot;;[.A270])-1))" office:value-type="string" office:string-value="FFF " calcext:value-type="string">
            <text:p>FFF </text:p>
          </table:table-cell>
          <table:table-cell table:number-columns-repeated="4"/>
          <table:table-cell table:formula="of:=RANDBETWEEN(1;4)" office:value-type="float" office:value="3" calcext:value-type="float">
            <text:p>3</text:p>
          </table:table-cell>
          <table:table-cell table:formula="of:=&quot;('&quot;&amp;[.C270]&amp;&quot;',&quot;&amp;[.H2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s-legendarios/fiel" xlink:type="simple">Fiel</text:a> - Los Legendarios</text:p>
          </table:table-cell>
          <table:table-cell/>
          <table:table-cell table:formula="of:=LEFT([.A271];(FIND(&quot;-&quot;;[.A271])-1))" office:value-type="string" office:string-value="Fiel " calcext:value-type="string">
            <text:p>Fiel </text:p>
          </table:table-cell>
          <table:table-cell table:number-columns-repeated="4"/>
          <table:table-cell table:formula="of:=RANDBETWEEN(1;4)" office:value-type="float" office:value="2" calcext:value-type="float">
            <text:p>2</text:p>
          </table:table-cell>
          <table:table-cell table:formula="of:=&quot;('&quot;&amp;[.C271]&amp;&quot;',&quot;&amp;[.H27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er/fight-for-you" xlink:type="simple">Fight For You</text:a> - H.E.R.</text:p>
          </table:table-cell>
          <table:table-cell/>
          <table:table-cell table:formula="of:=LEFT([.A272];(FIND(&quot;-&quot;;[.A272])-1))" office:value-type="string" office:string-value="Fight For You " calcext:value-type="string">
            <text:p>Fight For You </text:p>
          </table:table-cell>
          <table:table-cell table:number-columns-repeated="4"/>
          <table:table-cell table:formula="of:=RANDBETWEEN(1;4)" office:value-type="float" office:value="4" calcext:value-type="float">
            <text:p>4</text:p>
          </table:table-cell>
          <table:table-cell table:formula="of:=&quot;('&quot;&amp;[.C272]&amp;&quot;',&quot;&amp;[.H2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lash/fill-my-world" xlink:type="simple">Fill My World</text:a> - Slash</text:p>
          </table:table-cell>
          <table:table-cell/>
          <table:table-cell table:formula="of:=LEFT([.A273];(FIND(&quot;-&quot;;[.A273])-1))" office:value-type="string" office:string-value="Fill My World " calcext:value-type="string">
            <text:p>Fill My World </text:p>
          </table:table-cell>
          <table:table-cell table:number-columns-repeated="4"/>
          <table:table-cell table:formula="of:=RANDBETWEEN(1;4)" office:value-type="float" office:value="3" calcext:value-type="float">
            <text:p>3</text:p>
          </table:table-cell>
          <table:table-cell table:formula="of:=&quot;('&quot;&amp;[.C273]&amp;&quot;',&quot;&amp;[.H2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ris-lane/fill-them-boots" xlink:type="simple">Fill Them Boots</text:a> - Chris Lane</text:p>
          </table:table-cell>
          <table:table-cell/>
          <table:table-cell table:formula="of:=LEFT([.A274];(FIND(&quot;-&quot;;[.A274])-1))" office:value-type="string" office:string-value="Fill Them Boots " calcext:value-type="string">
            <text:p>Fill Them Boots </text:p>
          </table:table-cell>
          <table:table-cell table:number-columns-repeated="4"/>
          <table:table-cell table:formula="of:=RANDBETWEEN(1;4)" office:value-type="float" office:value="4" calcext:value-type="float">
            <text:p>4</text:p>
          </table:table-cell>
          <table:table-cell table:formula="of:=&quot;('&quot;&amp;[.C274]&amp;&quot;',&quot;&amp;[.H274]&amp;&quot;,'default','default','&quot;&amp;#REF!&amp;&quot;'),&quot;" office:value-type="string" office:string-value="" calcext:value-type="error">
            <text:p>#RÉF !</text:p>
          </table:table-cell>
        </table:table-row>
        <table:table-row table:style-name="ro3">
          <table:table-cell office:value-type="string" calcext:value-type="string">
            <text:p>Fillin My Cup - Hailey Whitters</text:p>
          </table:table-cell>
          <table:table-cell/>
          <table:table-cell table:formula="of:=LEFT([.A275];(FIND(&quot;-&quot;;[.A275])-1))" office:value-type="string" office:string-value="Fillin My Cup " calcext:value-type="string">
            <text:p>Fillin My Cup </text:p>
          </table:table-cell>
          <table:table-cell table:number-columns-repeated="4"/>
          <table:table-cell table:formula="of:=RANDBETWEEN(1;4)" office:value-type="float" office:value="2" calcext:value-type="float">
            <text:p>2</text:p>
          </table:table-cell>
          <table:table-cell table:formula="of:=&quot;('&quot;&amp;[.C275]&amp;&quot;',&quot;&amp;[.H27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durk/finesse-out-the-gang-way" xlink:type="simple">Finesse Out The Gang Way</text:a> - Lil Durk</text:p>
          </table:table-cell>
          <table:table-cell/>
          <table:table-cell table:formula="of:=LEFT([.A276];(FIND(&quot;-&quot;;[.A276])-1))" office:value-type="string" office:string-value="Finesse Out The Gang Way " calcext:value-type="string">
            <text:p>Finesse Out The Gang Way </text:p>
          </table:table-cell>
          <table:table-cell table:number-columns-repeated="4"/>
          <table:table-cell table:formula="of:=RANDBETWEEN(1;4)" office:value-type="float" office:value="3" calcext:value-type="float">
            <text:p>3</text:p>
          </table:table-cell>
          <table:table-cell table:formula="of:=&quot;('&quot;&amp;[.C276]&amp;&quot;',&quot;&amp;[.H2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ton-john/finish-line" xlink:type="simple">Finish Line</text:a> - Elton John</text:p>
          </table:table-cell>
          <table:table-cell/>
          <table:table-cell table:formula="of:=LEFT([.A277];(FIND(&quot;-&quot;;[.A277])-1))" office:value-type="string" office:string-value="Finish Line " calcext:value-type="string">
            <text:p>Finish Line </text:p>
          </table:table-cell>
          <table:table-cell table:number-columns-repeated="4"/>
          <table:table-cell table:formula="of:=RANDBETWEEN(1;4)" office:value-type="float" office:value="3" calcext:value-type="float">
            <text:p>3</text:p>
          </table:table-cell>
          <table:table-cell table:formula="of:=&quot;('&quot;&amp;[.C277]&amp;&quot;',&quot;&amp;[.H2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eve-cropper/fire-it-up" xlink:type="simple">Fire It Up</text:a> - Steve Cropper</text:p>
          </table:table-cell>
          <table:table-cell/>
          <table:table-cell table:formula="of:=LEFT([.A278];(FIND(&quot;-&quot;;[.A278])-1))" office:value-type="string" office:string-value="Fire It Up " calcext:value-type="string">
            <text:p>Fire It Up </text:p>
          </table:table-cell>
          <table:table-cell table:number-columns-repeated="4"/>
          <table:table-cell table:formula="of:=RANDBETWEEN(1;4)" office:value-type="float" office:value="2" calcext:value-type="float">
            <text:p>2</text:p>
          </table:table-cell>
          <table:table-cell table:formula="of:=&quot;('&quot;&amp;[.C278]&amp;&quot;',&quot;&amp;[.H27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first-times" xlink:type="simple">First Times</text:a> - Ed Sheeran</text:p>
          </table:table-cell>
          <table:table-cell/>
          <table:table-cell table:formula="of:=LEFT([.A279];(FIND(&quot;-&quot;;[.A279])-1))" office:value-type="string" office:string-value="First Times " calcext:value-type="string">
            <text:p>First Times </text:p>
          </table:table-cell>
          <table:table-cell table:number-columns-repeated="4"/>
          <table:table-cell table:formula="of:=RANDBETWEEN(1;4)" office:value-type="float" office:value="3" calcext:value-type="float">
            <text:p>3</text:p>
          </table:table-cell>
          <table:table-cell table:formula="of:=&quot;('&quot;&amp;[.C279]&amp;&quot;',&quot;&amp;[.H27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leaford-mods/fishcakes" xlink:type="simple">Fishcakes</text:a> - Sleaford Mods</text:p>
          </table:table-cell>
          <table:table-cell/>
          <table:table-cell table:formula="of:=LEFT([.A280];(FIND(&quot;-&quot;;[.A280])-1))" office:value-type="string" office:string-value="Fishcakes " calcext:value-type="string">
            <text:p>Fishcakes </text:p>
          </table:table-cell>
          <table:table-cell table:number-columns-repeated="4"/>
          <table:table-cell table:formula="of:=RANDBETWEEN(1;4)" office:value-type="float" office:value="2" calcext:value-type="float">
            <text:p>2</text:p>
          </table:table-cell>
          <table:table-cell table:formula="of:=&quot;('&quot;&amp;[.C280]&amp;&quot;',&quot;&amp;[.H2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rnest/flower-shops" xlink:type="simple">Flower Shops</text:a> - Ernest</text:p>
          </table:table-cell>
          <table:table-cell/>
          <table:table-cell table:formula="of:=LEFT([.A281];(FIND(&quot;-&quot;;[.A281])-1))" office:value-type="string" office:string-value="Flower Shops " calcext:value-type="string">
            <text:p>Flower Shops </text:p>
          </table:table-cell>
          <table:table-cell table:number-columns-repeated="4"/>
          <table:table-cell table:formula="of:=RANDBETWEEN(1;4)" office:value-type="float" office:value="4" calcext:value-type="float">
            <text:p>4</text:p>
          </table:table-cell>
          <table:table-cell table:formula="of:=&quot;('&quot;&amp;[.C281]&amp;&quot;',&quot;&amp;[.H28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rdee/flowers-say-my-name" xlink:type="simple">Flowers (Say My Name)</text:a> - ArrDee</text:p>
          </table:table-cell>
          <table:table-cell/>
          <table:table-cell table:formula="of:=LEFT([.A282];(FIND(&quot;-&quot;;[.A282])-1))" office:value-type="string" office:string-value="Flowers (Say My Name) " calcext:value-type="string">
            <text:p>Flowers (Say My Name) </text:p>
          </table:table-cell>
          <table:table-cell table:number-columns-repeated="4"/>
          <table:table-cell table:formula="of:=RANDBETWEEN(1;4)" office:value-type="float" office:value="4" calcext:value-type="float">
            <text:p>4</text:p>
          </table:table-cell>
          <table:table-cell table:formula="of:=&quot;('&quot;&amp;[.C282]&amp;&quot;',&quot;&amp;[.H28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nes-and-i/fly-away" xlink:type="simple">Fly Away</text:a> - Tones and I</text:p>
          </table:table-cell>
          <table:table-cell/>
          <table:table-cell table:formula="of:=LEFT([.A283];(FIND(&quot;-&quot;;[.A283])-1))" office:value-type="string" office:string-value="Fly Away " calcext:value-type="string">
            <text:p>Fly Away </text:p>
          </table:table-cell>
          <table:table-cell table:number-columns-repeated="4"/>
          <table:table-cell table:formula="of:=RANDBETWEEN(1;4)" office:value-type="float" office:value="4" calcext:value-type="float">
            <text:p>4</text:p>
          </table:table-cell>
          <table:table-cell table:formula="of:=&quot;('&quot;&amp;[.C283]&amp;&quot;',&quot;&amp;[.H283]&amp;&quot;,'default','default','&quot;&amp;#REF!&amp;&quot;'),&quot;" office:value-type="string" office:string-value="" calcext:value-type="error">
            <text:p>#RÉF !</text:p>
          </table:table-cell>
        </table:table-row>
        <table:table-row table:style-name="ro7">
          <table:table-cell office:value-type="string" calcext:value-type="string">
            <text:p>Flying On The Ground - Noel Gallaghers High Flying Birds</text:p>
          </table:table-cell>
          <table:table-cell/>
          <table:table-cell table:formula="of:=LEFT([.A284];(FIND(&quot;-&quot;;[.A284])-1))" office:value-type="string" office:string-value="Flying On The Ground " calcext:value-type="string">
            <text:p>Flying On The Ground </text:p>
          </table:table-cell>
          <table:table-cell table:number-columns-repeated="4"/>
          <table:table-cell table:formula="of:=RANDBETWEEN(1;4)" office:value-type="float" office:value="1" calcext:value-type="float">
            <text:p>1</text:p>
          </table:table-cell>
          <table:table-cell table:formula="of:=&quot;('&quot;&amp;[.C284]&amp;&quot;',&quot;&amp;[.H2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adiohead/follow-me-around" xlink:type="simple">Follow Me Around</text:a> - Radiohead</text:p>
          </table:table-cell>
          <table:table-cell/>
          <table:table-cell table:formula="of:=LEFT([.A285];(FIND(&quot;-&quot;;[.A285])-1))" office:value-type="string" office:string-value="Follow Me Around " calcext:value-type="string">
            <text:p>Follow Me Around </text:p>
          </table:table-cell>
          <table:table-cell table:number-columns-repeated="4"/>
          <table:table-cell table:formula="of:=RANDBETWEEN(1;4)" office:value-type="float" office:value="4" calcext:value-type="float">
            <text:p>4</text:p>
          </table:table-cell>
          <table:table-cell table:formula="of:=&quot;('&quot;&amp;[.C285]&amp;&quot;',&quot;&amp;[.H28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imagine-dragons/follow-you" xlink:type="simple">Follow You</text:a> - Imagine Dragons</text:p>
          </table:table-cell>
          <table:table-cell/>
          <table:table-cell table:formula="of:=LEFT([.A286];(FIND(&quot;-&quot;;[.A286])-1))" office:value-type="string" office:string-value="Follow You " calcext:value-type="string">
            <text:p>Follow You </text:p>
          </table:table-cell>
          <table:table-cell table:number-columns-repeated="4"/>
          <table:table-cell table:formula="of:=RANDBETWEEN(1;4)" office:value-type="float" office:value="2" calcext:value-type="float">
            <text:p>2</text:p>
          </table:table-cell>
          <table:table-cell table:formula="of:=&quot;('&quot;&amp;[.C286]&amp;&quot;',&quot;&amp;[.H286]&amp;&quot;,'default','default','&quot;&amp;#REF!&amp;&quot;'),&quot;" office:value-type="string" office:string-value="" calcext:value-type="error">
            <text:p>#RÉF !</text:p>
          </table:table-cell>
        </table:table-row>
        <table:table-row table:style-name="ro5">
          <table:table-cell office:value-type="string" calcext:value-type="string">
            <text:p>For Those Who Cant Be Here - Tom Walker</text:p>
          </table:table-cell>
          <table:table-cell/>
          <table:table-cell table:formula="of:=LEFT([.A287];(FIND(&quot;-&quot;;[.A287])-1))" office:value-type="string" office:string-value="For Those Who Cant Be Here " calcext:value-type="string">
            <text:p>For Those Who Cant Be Here </text:p>
          </table:table-cell>
          <table:table-cell table:number-columns-repeated="4"/>
          <table:table-cell table:formula="of:=RANDBETWEEN(1;4)" office:value-type="float" office:value="1" calcext:value-type="float">
            <text:p>1</text:p>
          </table:table-cell>
          <table:table-cell table:formula="of:=&quot;('&quot;&amp;[.C287]&amp;&quot;',&quot;&amp;[.H2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iveon/for-tonight" xlink:type="simple">For Tonight</text:a> - Giveon</text:p>
          </table:table-cell>
          <table:table-cell/>
          <table:table-cell table:formula="of:=LEFT([.A288];(FIND(&quot;-&quot;;[.A288])-1))" office:value-type="string" office:string-value="For Tonight " calcext:value-type="string">
            <text:p>For Tonight </text:p>
          </table:table-cell>
          <table:table-cell table:number-columns-repeated="4"/>
          <table:table-cell table:formula="of:=RANDBETWEEN(1;4)" office:value-type="float" office:value="3" calcext:value-type="float">
            <text:p>3</text:p>
          </table:table-cell>
          <table:table-cell table:formula="of:=&quot;('&quot;&amp;[.C288]&amp;&quot;',&quot;&amp;[.H28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gaspard-auge/force-majeure" xlink:type="simple">Force Majeure</text:a> - Gaspard Augé</text:p>
          </table:table-cell>
          <table:table-cell/>
          <table:table-cell table:formula="of:=LEFT([.A289];(FIND(&quot;-&quot;;[.A289])-1))" office:value-type="string" office:string-value="Force Majeure " calcext:value-type="string">
            <text:p>Force Majeure </text:p>
          </table:table-cell>
          <table:table-cell table:number-columns-repeated="4"/>
          <table:table-cell table:formula="of:=RANDBETWEEN(1;4)" office:value-type="float" office:value="2" calcext:value-type="float">
            <text:p>2</text:p>
          </table:table-cell>
          <table:table-cell table:formula="of:=&quot;('&quot;&amp;[.C289]&amp;&quot;',&quot;&amp;[.H2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forever-winter" xlink:type="simple">Forever Winter</text:a> - Taylor Swift</text:p>
          </table:table-cell>
          <table:table-cell/>
          <table:table-cell table:formula="of:=LEFT([.A290];(FIND(&quot;-&quot;;[.A290])-1))" office:value-type="string" office:string-value="Forever Winter " calcext:value-type="string">
            <text:p>Forever Winter </text:p>
          </table:table-cell>
          <table:table-cell table:number-columns-repeated="4"/>
          <table:table-cell table:formula="of:=RANDBETWEEN(1;4)" office:value-type="float" office:value="3" calcext:value-type="float">
            <text:p>3</text:p>
          </table:table-cell>
          <table:table-cell table:formula="of:=&quot;('&quot;&amp;[.C290]&amp;&quot;',&quot;&amp;[.H29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illette-johnson/forgive-her" xlink:type="simple">Forgive Her</text:a> - Jillette Johnson</text:p>
          </table:table-cell>
          <table:table-cell/>
          <table:table-cell table:formula="of:=LEFT([.A291];(FIND(&quot;-&quot;;[.A291])-1))" office:value-type="string" office:string-value="Forgive Her " calcext:value-type="string">
            <text:p>Forgive Her </text:p>
          </table:table-cell>
          <table:table-cell table:number-columns-repeated="4"/>
          <table:table-cell table:formula="of:=RANDBETWEEN(1;4)" office:value-type="float" office:value="3" calcext:value-type="float">
            <text:p>3</text:p>
          </table:table-cell>
          <table:table-cell table:formula="of:=&quot;('&quot;&amp;[.C291]&amp;&quot;',&quot;&amp;[.H29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fountains" xlink:type="simple">Fountains</text:a> - Drake</text:p>
          </table:table-cell>
          <table:table-cell/>
          <table:table-cell table:formula="of:=LEFT([.A292];(FIND(&quot;-&quot;;[.A292])-1))" office:value-type="string" office:string-value="Fountains " calcext:value-type="string">
            <text:p>Fountains </text:p>
          </table:table-cell>
          <table:table-cell table:number-columns-repeated="4"/>
          <table:table-cell table:formula="of:=RANDBETWEEN(1;4)" office:value-type="float" office:value="4" calcext:value-type="float">
            <text:p>4</text:p>
          </table:table-cell>
          <table:table-cell table:formula="of:=&quot;('&quot;&amp;[.C292]&amp;&quot;',&quot;&amp;[.H2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freedom" xlink:type="simple">Freedom</text:a> - Justin Bieber</text:p>
          </table:table-cell>
          <table:table-cell/>
          <table:table-cell table:formula="of:=LEFT([.A293];(FIND(&quot;-&quot;;[.A293])-1))" office:value-type="string" office:string-value="Freedom " calcext:value-type="string">
            <text:p>Freedom </text:p>
          </table:table-cell>
          <table:table-cell table:number-columns-repeated="4"/>
          <table:table-cell table:formula="of:=RANDBETWEEN(1;4)" office:value-type="float" office:value="3" calcext:value-type="float">
            <text:p>3</text:p>
          </table:table-cell>
          <table:table-cell table:formula="of:=&quot;('&quot;&amp;[.C293]&amp;&quot;',&quot;&amp;[.H29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n-batiste/freedom" xlink:type="simple">Freedom</text:a> - Jon Batiste</text:p>
          </table:table-cell>
          <table:table-cell/>
          <table:table-cell table:formula="of:=LEFT([.A294];(FIND(&quot;-&quot;;[.A294])-1))" office:value-type="string" office:string-value="Freedom " calcext:value-type="string">
            <text:p>Freedom </text:p>
          </table:table-cell>
          <table:table-cell table:number-columns-repeated="4"/>
          <table:table-cell table:formula="of:=RANDBETWEEN(1;4)" office:value-type="float" office:value="4" calcext:value-type="float">
            <text:p>4</text:p>
          </table:table-cell>
          <table:table-cell table:formula="of:=&quot;('&quot;&amp;[.C294]&amp;&quot;',&quot;&amp;[.H294]&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riton/friday" xlink:type="simple">Friday</text:a> - Riton</text:p>
          </table:table-cell>
          <table:table-cell/>
          <table:table-cell table:formula="of:=LEFT([.A295];(FIND(&quot;-&quot;;[.A295])-1))" office:value-type="string" office:string-value="Friday " calcext:value-type="string">
            <text:p>Friday </text:p>
          </table:table-cell>
          <table:table-cell table:number-columns-repeated="4"/>
          <table:table-cell table:formula="of:=RANDBETWEEN(1;4)" office:value-type="float" office:value="1" calcext:value-type="float">
            <text:p>1</text:p>
          </table:table-cell>
          <table:table-cell table:formula="of:=&quot;('&quot;&amp;[.C295]&amp;&quot;',&quot;&amp;[.H2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lo-g/gang-gang" xlink:type="simple">Gang Gang</text:a> - Polo G</text:p>
          </table:table-cell>
          <table:table-cell/>
          <table:table-cell table:formula="of:=LEFT([.A296];(FIND(&quot;-&quot;;[.A296])-1))" office:value-type="string" office:string-value="Gang Gang " calcext:value-type="string">
            <text:p>Gang Gang </text:p>
          </table:table-cell>
          <table:table-cell table:number-columns-repeated="4"/>
          <table:table-cell table:formula="of:=RANDBETWEEN(1;4)" office:value-type="float" office:value="4" calcext:value-type="float">
            <text:p>4</text:p>
          </table:table-cell>
          <table:table-cell table:formula="of:=&quot;('&quot;&amp;[.C296]&amp;&quot;',&quot;&amp;[.H2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lt-j/get-better" xlink:type="simple">Get Better</text:a> - Alt-J</text:p>
          </table:table-cell>
          <table:table-cell/>
          <table:table-cell table:formula="of:=LEFT([.A297];(FIND(&quot;-&quot;;[.A297])-1))" office:value-type="string" office:string-value="Get Better " calcext:value-type="string">
            <text:p>Get Better </text:p>
          </table:table-cell>
          <table:table-cell table:number-columns-repeated="4"/>
          <table:table-cell table:formula="of:=RANDBETWEEN(1;4)" office:value-type="float" office:value="3" calcext:value-type="float">
            <text:p>3</text:p>
          </table:table-cell>
          <table:table-cell table:formula="of:=&quot;('&quot;&amp;[.C297]&amp;&quot;',&quot;&amp;[.H2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win-atlantic/get-famous" xlink:type="simple">Get Famous</text:a> - Twin Atlantic</text:p>
          </table:table-cell>
          <table:table-cell/>
          <table:table-cell table:formula="of:=LEFT([.A298];(FIND(&quot;-&quot;;[.A298])-1))" office:value-type="string" office:string-value="Get Famous " calcext:value-type="string">
            <text:p>Get Famous </text:p>
          </table:table-cell>
          <table:table-cell table:number-columns-repeated="4"/>
          <table:table-cell table:formula="of:=RANDBETWEEN(1;4)" office:value-type="float" office:value="3" calcext:value-type="float">
            <text:p>3</text:p>
          </table:table-cell>
          <table:table-cell table:formula="of:=&quot;('&quot;&amp;[.C298]&amp;&quot;',&quot;&amp;[.H2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get-into-it-yuh" xlink:type="simple">Get Into It (Yuh)</text:a> - Doja Cat</text:p>
          </table:table-cell>
          <table:table-cell/>
          <table:table-cell table:formula="of:=LEFT([.A299];(FIND(&quot;-&quot;;[.A299])-1))" office:value-type="string" office:string-value="Get Into It (Yuh) " calcext:value-type="string">
            <text:p>Get Into It (Yuh) </text:p>
          </table:table-cell>
          <table:table-cell table:number-columns-repeated="4"/>
          <table:table-cell table:formula="of:=RANDBETWEEN(1;4)" office:value-type="float" office:value="1" calcext:value-type="float">
            <text:p>1</text:p>
          </table:table-cell>
          <table:table-cell table:formula="of:=&quot;('&quot;&amp;[.C299]&amp;&quot;',&quot;&amp;[.H2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m-fender/get-you-down" xlink:type="simple">Get You Down</text:a> - Sam Fender</text:p>
          </table:table-cell>
          <table:table-cell/>
          <table:table-cell table:formula="of:=LEFT([.A300];(FIND(&quot;-&quot;;[.A300])-1))" office:value-type="string" office:string-value="Get You Down " calcext:value-type="string">
            <text:p>Get You Down </text:p>
          </table:table-cell>
          <table:table-cell table:number-columns-repeated="4"/>
          <table:table-cell table:formula="of:=RANDBETWEEN(1;4)" office:value-type="float" office:value="4" calcext:value-type="float">
            <text:p>4</text:p>
          </table:table-cell>
          <table:table-cell table:formula="of:=&quot;('&quot;&amp;[.C300]&amp;&quot;',&quot;&amp;[.H3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getting-older" xlink:type="simple">Getting Older</text:a> - Billie Eilish</text:p>
          </table:table-cell>
          <table:table-cell/>
          <table:table-cell table:formula="of:=LEFT([.A301];(FIND(&quot;-&quot;;[.A301])-1))" office:value-type="string" office:string-value="Getting Older " calcext:value-type="string">
            <text:p>Getting Older </text:p>
          </table:table-cell>
          <table:table-cell table:number-columns-repeated="4"/>
          <table:table-cell table:formula="of:=RANDBETWEEN(1;4)" office:value-type="float" office:value="2" calcext:value-type="float">
            <text:p>2</text:p>
          </table:table-cell>
          <table:table-cell table:formula="of:=&quot;('&quot;&amp;[.C301]&amp;&quot;',&quot;&amp;[.H30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ghost" xlink:type="simple">Ghost</text:a> - Justin Bieber</text:p>
          </table:table-cell>
          <table:table-cell/>
          <table:table-cell table:formula="of:=LEFT([.A302];(FIND(&quot;-&quot;;[.A302])-1))" office:value-type="string" office:string-value="Ghost " calcext:value-type="string">
            <text:p>Ghost </text:p>
          </table:table-cell>
          <table:table-cell table:number-columns-repeated="4"/>
          <table:table-cell table:formula="of:=RANDBETWEEN(1;4)" office:value-type="float" office:value="1" calcext:value-type="float">
            <text:p>1</text:p>
          </table:table-cell>
          <table:table-cell table:formula="of:=&quot;('&quot;&amp;[.C302]&amp;&quot;',&quot;&amp;[.H30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enson-boone/ghost-town" xlink:type="simple">Ghost Town</text:a> - Benson Boone</text:p>
          </table:table-cell>
          <table:table-cell/>
          <table:table-cell table:formula="of:=LEFT([.A303];(FIND(&quot;-&quot;;[.A303])-1))" office:value-type="string" office:string-value="Ghost Town " calcext:value-type="string">
            <text:p>Ghost Town </text:p>
          </table:table-cell>
          <table:table-cell table:number-columns-repeated="4"/>
          <table:table-cell table:formula="of:=RANDBETWEEN(1;4)" office:value-type="float" office:value="3" calcext:value-type="float">
            <text:p>3</text:p>
          </table:table-cell>
          <table:table-cell table:formula="of:=&quot;('&quot;&amp;[.C303]&amp;&quot;',&quot;&amp;[.H30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zmine-sullivan/girl-like-me" xlink:type="simple">Girl Like Me</text:a> - Jazmine Sullivan</text:p>
          </table:table-cell>
          <table:table-cell/>
          <table:table-cell table:formula="of:=LEFT([.A304];(FIND(&quot;-&quot;;[.A304])-1))" office:value-type="string" office:string-value="Girl Like Me " calcext:value-type="string">
            <text:p>Girl Like Me </text:p>
          </table:table-cell>
          <table:table-cell table:number-columns-repeated="4"/>
          <table:table-cell table:formula="of:=RANDBETWEEN(1;4)" office:value-type="float" office:value="1" calcext:value-type="float">
            <text:p>1</text:p>
          </table:table-cell>
          <table:table-cell table:formula="of:=&quot;('&quot;&amp;[.C304]&amp;&quot;',&quot;&amp;[.H30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ice-wrld/girl-of-my-dreams" xlink:type="simple">Girl Of My Dreams</text:a> - Juice WRLD</text:p>
          </table:table-cell>
          <table:table-cell/>
          <table:table-cell table:formula="of:=LEFT([.A305];(FIND(&quot;-&quot;;[.A305])-1))" office:value-type="string" office:string-value="Girl Of My Dreams " calcext:value-type="string">
            <text:p>Girl Of My Dreams </text:p>
          </table:table-cell>
          <table:table-cell table:number-columns-repeated="4"/>
          <table:table-cell table:formula="of:=RANDBETWEEN(1;4)" office:value-type="float" office:value="4" calcext:value-type="float">
            <text:p>4</text:p>
          </table:table-cell>
          <table:table-cell table:formula="of:=&quot;('&quot;&amp;[.C305]&amp;&quot;',&quot;&amp;[.H30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oe-wees/girls-like-us" xlink:type="simple">Girls Like Us</text:a> - Zoe Wees</text:p>
          </table:table-cell>
          <table:table-cell/>
          <table:table-cell table:formula="of:=LEFT([.A306];(FIND(&quot;-&quot;;[.A306])-1))" office:value-type="string" office:string-value="Girls Like Us " calcext:value-type="string">
            <text:p>Girls Like Us </text:p>
          </table:table-cell>
          <table:table-cell table:number-columns-repeated="4"/>
          <table:table-cell table:formula="of:=RANDBETWEEN(1;4)" office:value-type="float" office:value="1" calcext:value-type="float">
            <text:p>1</text:p>
          </table:table-cell>
          <table:table-cell table:formula="of:=&quot;('&quot;&amp;[.C306]&amp;&quot;',&quot;&amp;[.H3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girls-want-girls" xlink:type="simple">Girls Want Girls</text:a> - Drake</text:p>
          </table:table-cell>
          <table:table-cell/>
          <table:table-cell table:formula="of:=LEFT([.A307];(FIND(&quot;-&quot;;[.A307])-1))" office:value-type="string" office:string-value="Girls Want Girls " calcext:value-type="string">
            <text:p>Girls Want Girls </text:p>
          </table:table-cell>
          <table:table-cell table:number-columns-repeated="4"/>
          <table:table-cell table:formula="of:=RANDBETWEEN(1;4)" office:value-type="float" office:value="1" calcext:value-type="float">
            <text:p>1</text:p>
          </table:table-cell>
          <table:table-cell table:formula="of:=&quot;('&quot;&amp;[.C307]&amp;&quot;',&quot;&amp;[.H3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stille/give-me-the-future" xlink:type="simple">Give Me The Future</text:a> - Bastille</text:p>
          </table:table-cell>
          <table:table-cell/>
          <table:table-cell table:formula="of:=LEFT([.A308];(FIND(&quot;-&quot;;[.A308])-1))" office:value-type="string" office:string-value="Give Me The Future " calcext:value-type="string">
            <text:p>Give Me The Future </text:p>
          </table:table-cell>
          <table:table-cell table:number-columns-repeated="4"/>
          <table:table-cell table:formula="of:=RANDBETWEEN(1;4)" office:value-type="float" office:value="2" calcext:value-type="float">
            <text:p>2</text:p>
          </table:table-cell>
          <table:table-cell table:formula="of:=&quot;('&quot;&amp;[.C308]&amp;&quot;',&quot;&amp;[.H30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urora/giving-in-to-the-love" xlink:type="simple">Giving In To The Love</text:a> - Aurora</text:p>
          </table:table-cell>
          <table:table-cell/>
          <table:table-cell table:formula="of:=LEFT([.A309];(FIND(&quot;-&quot;;[.A309])-1))" office:value-type="string" office:string-value="Giving In To The Love " calcext:value-type="string">
            <text:p>Giving In To The Love </text:p>
          </table:table-cell>
          <table:table-cell table:number-columns-repeated="4"/>
          <table:table-cell table:formula="of:=RANDBETWEEN(1;4)" office:value-type="float" office:value="2" calcext:value-type="float">
            <text:p>2</text:p>
          </table:table-cell>
          <table:table-cell table:formula="of:=&quot;('&quot;&amp;[.C309]&amp;&quot;',&quot;&amp;[.H30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glad-times" xlink:type="simple">Glad Times</text:a> - Paul Weller</text:p>
          </table:table-cell>
          <table:table-cell/>
          <table:table-cell table:formula="of:=LEFT([.A310];(FIND(&quot;-&quot;;[.A310])-1))" office:value-type="string" office:string-value="Glad Times " calcext:value-type="string">
            <text:p>Glad Times </text:p>
          </table:table-cell>
          <table:table-cell table:number-columns-repeated="4"/>
          <table:table-cell table:formula="of:=RANDBETWEEN(1;4)" office:value-type="float" office:value="1" calcext:value-type="float">
            <text:p>1</text:p>
          </table:table-cell>
          <table:table-cell table:formula="of:=&quot;('&quot;&amp;[.C310]&amp;&quot;',&quot;&amp;[.H3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shay/glad-you-exist" xlink:type="simple">Glad You Exist</text:a> - Dan + Shay</text:p>
          </table:table-cell>
          <table:table-cell/>
          <table:table-cell table:formula="of:=LEFT([.A311];(FIND(&quot;-&quot;;[.A311])-1))" office:value-type="string" office:string-value="Glad You Exist " calcext:value-type="string">
            <text:p>Glad You Exist </text:p>
          </table:table-cell>
          <table:table-cell table:number-columns-repeated="4"/>
          <table:table-cell table:formula="of:=RANDBETWEEN(1;4)" office:value-type="float" office:value="3" calcext:value-type="float">
            <text:p>3</text:p>
          </table:table-cell>
          <table:table-cell table:formula="of:=&quot;('&quot;&amp;[.C311]&amp;&quot;',&quot;&amp;[.H3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yd-the-band/glory" xlink:type="simple">Glory</text:a> - Kyd The Band</text:p>
          </table:table-cell>
          <table:table-cell/>
          <table:table-cell table:formula="of:=LEFT([.A312];(FIND(&quot;-&quot;;[.A312])-1))" office:value-type="string" office:string-value="Glory " calcext:value-type="string">
            <text:p>Glory </text:p>
          </table:table-cell>
          <table:table-cell table:number-columns-repeated="4"/>
          <table:table-cell table:formula="of:=RANDBETWEEN(1;4)" office:value-type="float" office:value="3" calcext:value-type="float">
            <text:p>3</text:p>
          </table:table-cell>
          <table:table-cell table:formula="of:=&quot;('&quot;&amp;[.C312]&amp;&quot;',&quot;&amp;[.H3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god-breathed" xlink:type="simple">God Breathed</text:a> - Kanye West</text:p>
          </table:table-cell>
          <table:table-cell/>
          <table:table-cell table:formula="of:=LEFT([.A313];(FIND(&quot;-&quot;;[.A313])-1))" office:value-type="string" office:string-value="God Breathed " calcext:value-type="string">
            <text:p>God Breathed </text:p>
          </table:table-cell>
          <table:table-cell table:number-columns-repeated="4"/>
          <table:table-cell table:formula="of:=RANDBETWEEN(1;4)" office:value-type="float" office:value="1" calcext:value-type="float">
            <text:p>1</text:p>
          </table:table-cell>
          <table:table-cell table:formula="of:=&quot;('&quot;&amp;[.C313]&amp;&quot;',&quot;&amp;[.H31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im-mcgraw/god-moves-the-pen" xlink:type="simple">God Moves the Pen</text:a> - Tim McGraw</text:p>
          </table:table-cell>
          <table:table-cell/>
          <table:table-cell table:formula="of:=LEFT([.A314];(FIND(&quot;-&quot;;[.A314])-1))" office:value-type="string" office:string-value="God Moves the Pen " calcext:value-type="string">
            <text:p>God Moves the Pen </text:p>
          </table:table-cell>
          <table:table-cell table:number-columns-repeated="4"/>
          <table:table-cell table:formula="of:=RANDBETWEEN(1;4)" office:value-type="float" office:value="1" calcext:value-type="float">
            <text:p>1</text:p>
          </table:table-cell>
          <table:table-cell table:formula="of:=&quot;('&quot;&amp;[.C314]&amp;&quot;',&quot;&amp;[.H31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cy-dacus/going-going-gone" xlink:type="simple">Going Going Gone</text:a> - Lucy Dacus</text:p>
          </table:table-cell>
          <table:table-cell/>
          <table:table-cell table:formula="of:=LEFT([.A315];(FIND(&quot;-&quot;;[.A315])-1))" office:value-type="string" office:string-value="Going Going Gone " calcext:value-type="string">
            <text:p>Going Going Gone </text:p>
          </table:table-cell>
          <table:table-cell table:number-columns-repeated="4"/>
          <table:table-cell table:formula="of:=RANDBETWEEN(1;4)" office:value-type="float" office:value="3" calcext:value-type="float">
            <text:p>3</text:p>
          </table:table-cell>
          <table:table-cell table:formula="of:=&quot;('&quot;&amp;[.C315]&amp;&quot;',&quot;&amp;[.H315]&amp;&quot;,'default','default','&quot;&amp;#REF!&amp;&quot;'),&quot;" office:value-type="string" office:string-value="" calcext:value-type="error">
            <text:p>#RÉF !</text:p>
          </table:table-cell>
        </table:table-row>
        <table:table-row table:style-name="ro5">
          <table:table-cell office:value-type="string" calcext:value-type="string">
            <text:p>Going To The Faire - Blackmores Night</text:p>
          </table:table-cell>
          <table:table-cell/>
          <table:table-cell table:formula="of:=LEFT([.A316];(FIND(&quot;-&quot;;[.A316])-1))" office:value-type="string" office:string-value="Going To The Faire " calcext:value-type="string">
            <text:p>Going To The Faire </text:p>
          </table:table-cell>
          <table:table-cell table:number-columns-repeated="4"/>
          <table:table-cell table:formula="of:=RANDBETWEEN(1;4)" office:value-type="float" office:value="4" calcext:value-type="float">
            <text:p>4</text:p>
          </table:table-cell>
          <table:table-cell table:formula="of:=&quot;('&quot;&amp;[.C316]&amp;&quot;',&quot;&amp;[.H3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goldwing" xlink:type="simple">Goldwing</text:a> - Billie Eilish</text:p>
          </table:table-cell>
          <table:table-cell/>
          <table:table-cell table:formula="of:=LEFT([.A317];(FIND(&quot;-&quot;;[.A317])-1))" office:value-type="string" office:string-value="Goldwing " calcext:value-type="string">
            <text:p>Goldwing </text:p>
          </table:table-cell>
          <table:table-cell table:number-columns-repeated="4"/>
          <table:table-cell table:formula="of:=RANDBETWEEN(1;4)" office:value-type="float" office:value="4" calcext:value-type="float">
            <text:p>4</text:p>
          </table:table-cell>
          <table:table-cell table:formula="of:=&quot;('&quot;&amp;[.C317]&amp;&quot;',&quot;&amp;[.H317]&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rose/gone" xlink:type="simple">Gone</text:a> - Rosé</text:p>
          </table:table-cell>
          <table:table-cell/>
          <table:table-cell table:formula="of:=LEFT([.A318];(FIND(&quot;-&quot;;[.A318])-1))" office:value-type="string" office:string-value="Gone " calcext:value-type="string">
            <text:p>Gone </text:p>
          </table:table-cell>
          <table:table-cell table:number-columns-repeated="4"/>
          <table:table-cell table:formula="of:=RANDBETWEEN(1;4)" office:value-type="float" office:value="2" calcext:value-type="float">
            <text:p>2</text:p>
          </table:table-cell>
          <table:table-cell table:formula="of:=&quot;('&quot;&amp;[.C318]&amp;&quot;',&quot;&amp;[.H31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good-4-u" xlink:type="simple">Good 4 U</text:a> - Olivia Rodrigo</text:p>
          </table:table-cell>
          <table:table-cell/>
          <table:table-cell table:formula="of:=LEFT([.A319];(FIND(&quot;-&quot;;[.A319])-1))" office:value-type="string" office:string-value="Good 4 U " calcext:value-type="string">
            <text:p>Good 4 U </text:p>
          </table:table-cell>
          <table:table-cell table:number-columns-repeated="4"/>
          <table:table-cell table:formula="of:=RANDBETWEEN(1;4)" office:value-type="float" office:value="1" calcext:value-type="float">
            <text:p>1</text:p>
          </table:table-cell>
          <table:table-cell table:formula="of:=&quot;('&quot;&amp;[.C319]&amp;&quot;',&quot;&amp;[.H31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vrches/good-girls" xlink:type="simple">Good Girls</text:a> - Chvrches</text:p>
          </table:table-cell>
          <table:table-cell/>
          <table:table-cell table:formula="of:=LEFT([.A320];(FIND(&quot;-&quot;;[.A320])-1))" office:value-type="string" office:string-value="Good Girls " calcext:value-type="string">
            <text:p>Good Girls </text:p>
          </table:table-cell>
          <table:table-cell table:number-columns-repeated="4"/>
          <table:table-cell table:formula="of:=RANDBETWEEN(1;4)" office:value-type="float" office:value="2" calcext:value-type="float">
            <text:p>2</text:p>
          </table:table-cell>
          <table:table-cell table:formula="of:=&quot;('&quot;&amp;[.C320]&amp;&quot;',&quot;&amp;[.H3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rowder/good-god-almighty" xlink:type="simple">Good God Almighty</text:a> - Crowder</text:p>
          </table:table-cell>
          <table:table-cell/>
          <table:table-cell table:formula="of:=LEFT([.A321];(FIND(&quot;-&quot;;[.A321])-1))" office:value-type="string" office:string-value="Good God Almighty " calcext:value-type="string">
            <text:p>Good God Almighty </text:p>
          </table:table-cell>
          <table:table-cell table:number-columns-repeated="4"/>
          <table:table-cell table:formula="of:=RANDBETWEEN(1;4)" office:value-type="float" office:value="4" calcext:value-type="float">
            <text:p>4</text:p>
          </table:table-cell>
          <table:table-cell table:formula="of:=&quot;('&quot;&amp;[.C321]&amp;&quot;',&quot;&amp;[.H32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y-j-blige/good-morning-gorgeous" xlink:type="simple">Good Morning Gorgeous</text:a> - Mary J. Blige</text:p>
          </table:table-cell>
          <table:table-cell/>
          <table:table-cell table:formula="of:=LEFT([.A322];(FIND(&quot;-&quot;;[.A322])-1))" office:value-type="string" office:string-value="Good Morning Gorgeous " calcext:value-type="string">
            <text:p>Good Morning Gorgeous </text:p>
          </table:table-cell>
          <table:table-cell table:number-columns-repeated="4"/>
          <table:table-cell table:formula="of:=RANDBETWEEN(1;4)" office:value-type="float" office:value="3" calcext:value-type="float">
            <text:p>3</text:p>
          </table:table-cell>
          <table:table-cell table:formula="of:=&quot;('&quot;&amp;[.C322]&amp;&quot;',&quot;&amp;[.H32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els/good-night-on-earth" xlink:type="simple">Good Night On Earth</text:a> - Eels</text:p>
          </table:table-cell>
          <table:table-cell/>
          <table:table-cell table:formula="of:=LEFT([.A323];(FIND(&quot;-&quot;;[.A323])-1))" office:value-type="string" office:string-value="Good Night On Earth " calcext:value-type="string">
            <text:p>Good Night On Earth </text:p>
          </table:table-cell>
          <table:table-cell table:number-columns-repeated="4"/>
          <table:table-cell table:formula="of:=RANDBETWEEN(1;4)" office:value-type="float" office:value="1" calcext:value-type="float">
            <text:p>1</text:p>
          </table:table-cell>
          <table:table-cell table:formula="of:=&quot;('&quot;&amp;[.C323]&amp;&quot;',&quot;&amp;[.H3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arli-xcx/good-ones" xlink:type="simple">Good Ones</text:a> - Charli XCX</text:p>
          </table:table-cell>
          <table:table-cell/>
          <table:table-cell table:formula="of:=LEFT([.A324];(FIND(&quot;-&quot;;[.A324])-1))" office:value-type="string" office:string-value="Good Ones " calcext:value-type="string">
            <text:p>Good Ones </text:p>
          </table:table-cell>
          <table:table-cell table:number-columns-repeated="4"/>
          <table:table-cell table:formula="of:=RANDBETWEEN(1;4)" office:value-type="float" office:value="3" calcext:value-type="float">
            <text:p>3</text:p>
          </table:table-cell>
          <table:table-cell table:formula="of:=&quot;('&quot;&amp;[.C324]&amp;&quot;',&quot;&amp;[.H324]&amp;&quot;,'default','default','&quot;&amp;#REF!&amp;&quot;'),&quot;" office:value-type="string" office:string-value="" calcext:value-type="error">
            <text:p>#RÉF !</text:p>
          </table:table-cell>
        </table:table-row>
        <table:table-row table:style-name="ro3">
          <table:table-cell office:value-type="string" calcext:value-type="string">
            <text:p>Good Strong Woman - Keb Mo</text:p>
          </table:table-cell>
          <table:table-cell/>
          <table:table-cell table:formula="of:=LEFT([.A325];(FIND(&quot;-&quot;;[.A325])-1))" office:value-type="string" office:string-value="Good Strong Woman " calcext:value-type="string">
            <text:p>Good Strong Woman </text:p>
          </table:table-cell>
          <table:table-cell table:number-columns-repeated="4"/>
          <table:table-cell table:formula="of:=RANDBETWEEN(1;4)" office:value-type="float" office:value="3" calcext:value-type="float">
            <text:p>3</text:p>
          </table:table-cell>
          <table:table-cell table:formula="of:=&quot;('&quot;&amp;[.C325]&amp;&quot;',&quot;&amp;[.H3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shay/good-things" xlink:type="simple">Good Things</text:a> - Dan + Shay</text:p>
          </table:table-cell>
          <table:table-cell/>
          <table:table-cell table:formula="of:=LEFT([.A326];(FIND(&quot;-&quot;;[.A326])-1))" office:value-type="string" office:string-value="Good Things " calcext:value-type="string">
            <text:p>Good Things </text:p>
          </table:table-cell>
          <table:table-cell table:number-columns-repeated="4"/>
          <table:table-cell table:formula="of:=RANDBETWEEN(1;4)" office:value-type="float" office:value="4" calcext:value-type="float">
            <text:p>4</text:p>
          </table:table-cell>
          <table:table-cell table:formula="of:=&quot;('&quot;&amp;[.C326]&amp;&quot;',&quot;&amp;[.H3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mi-webb/good-without" xlink:type="simple">Good Without</text:a> - Mimi Webb</text:p>
          </table:table-cell>
          <table:table-cell/>
          <table:table-cell table:formula="of:=LEFT([.A327];(FIND(&quot;-&quot;;[.A327])-1))" office:value-type="string" office:string-value="Good Without " calcext:value-type="string">
            <text:p>Good Without </text:p>
          </table:table-cell>
          <table:table-cell table:number-columns-repeated="4"/>
          <table:table-cell table:formula="of:=RANDBETWEEN(1;4)" office:value-type="float" office:value="1" calcext:value-type="float">
            <text:p>1</text:p>
          </table:table-cell>
          <table:table-cell table:formula="of:=&quot;('&quot;&amp;[.C327]&amp;&quot;',&quot;&amp;[.H327]&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lp/goodbye" xlink:type="simple">Goodbye</text:a> - LP</text:p>
          </table:table-cell>
          <table:table-cell/>
          <table:table-cell table:formula="of:=LEFT([.A328];(FIND(&quot;-&quot;;[.A328])-1))" office:value-type="string" office:string-value="Goodbye " calcext:value-type="string">
            <text:p>Goodbye </text:p>
          </table:table-cell>
          <table:table-cell table:number-columns-repeated="4"/>
          <table:table-cell table:formula="of:=RANDBETWEEN(1;4)" office:value-type="float" office:value="3" calcext:value-type="float">
            <text:p>3</text:p>
          </table:table-cell>
          <table:table-cell table:formula="of:=&quot;('&quot;&amp;[.C328]&amp;&quot;',&quot;&amp;[.H3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dre/gospel" xlink:type="simple">Gospel</text:a> - Dr. Dre</text:p>
          </table:table-cell>
          <table:table-cell/>
          <table:table-cell table:formula="of:=LEFT([.A329];(FIND(&quot;-&quot;;[.A329])-1))" office:value-type="string" office:string-value="Gospel " calcext:value-type="string">
            <text:p>Gospel </text:p>
          </table:table-cell>
          <table:table-cell table:number-columns-repeated="4"/>
          <table:table-cell table:formula="of:=RANDBETWEEN(1;4)" office:value-type="float" office:value="4" calcext:value-type="float">
            <text:p>4</text:p>
          </table:table-cell>
          <table:table-cell table:formula="of:=&quot;('&quot;&amp;[.C329]&amp;&quot;',&quot;&amp;[.H3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rent-faiyaz/gravity" xlink:type="simple">Gravity</text:a> - Brent Faiyaz</text:p>
          </table:table-cell>
          <table:table-cell/>
          <table:table-cell table:formula="of:=LEFT([.A330];(FIND(&quot;-&quot;;[.A330])-1))" office:value-type="string" office:string-value="Gravity " calcext:value-type="string">
            <text:p>Gravity </text:p>
          </table:table-cell>
          <table:table-cell table:number-columns-repeated="4"/>
          <table:table-cell table:formula="of:=RANDBETWEEN(1;4)" office:value-type="float" office:value="1" calcext:value-type="float">
            <text:p>1</text:p>
          </table:table-cell>
          <table:table-cell table:formula="of:=&quot;('&quot;&amp;[.C330]&amp;&quot;',&quot;&amp;[.H3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an-flanigan/grow-up" xlink:type="simple">Grow Up</text:a> - Ian Flanigan</text:p>
          </table:table-cell>
          <table:table-cell/>
          <table:table-cell table:formula="of:=LEFT([.A331];(FIND(&quot;-&quot;;[.A331])-1))" office:value-type="string" office:string-value="Grow Up " calcext:value-type="string">
            <text:p>Grow Up </text:p>
          </table:table-cell>
          <table:table-cell table:number-columns-repeated="4"/>
          <table:table-cell table:formula="of:=RANDBETWEEN(1;4)" office:value-type="float" office:value="4" calcext:value-type="float">
            <text:p>4</text:p>
          </table:table-cell>
          <table:table-cell table:formula="of:=&quot;('&quot;&amp;[.C331]&amp;&quot;',&quot;&amp;[.H3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omas-rhett/growing-up" xlink:type="simple">Growing Up</text:a> - Thomas Rhett</text:p>
          </table:table-cell>
          <table:table-cell/>
          <table:table-cell table:formula="of:=LEFT([.A332];(FIND(&quot;-&quot;;[.A332])-1))" office:value-type="string" office:string-value="Growing Up " calcext:value-type="string">
            <text:p>Growing Up </text:p>
          </table:table-cell>
          <table:table-cell table:number-columns-repeated="4"/>
          <table:table-cell table:formula="of:=RANDBETWEEN(1;4)" office:value-type="float" office:value="4" calcext:value-type="float">
            <text:p>4</text:p>
          </table:table-cell>
          <table:table-cell table:formula="of:=&quot;('&quot;&amp;[.C332]&amp;&quot;',&quot;&amp;[.H3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apella-grey/gyalis" xlink:type="simple">Gyalis</text:a> - Capella Grey</text:p>
          </table:table-cell>
          <table:table-cell/>
          <table:table-cell table:formula="of:=LEFT([.A333];(FIND(&quot;-&quot;;[.A333])-1))" office:value-type="string" office:string-value="Gyalis " calcext:value-type="string">
            <text:p>Gyalis </text:p>
          </table:table-cell>
          <table:table-cell table:number-columns-repeated="4"/>
          <table:table-cell table:formula="of:=RANDBETWEEN(1;4)" office:value-type="float" office:value="3" calcext:value-type="float">
            <text:p>3</text:p>
          </table:table-cell>
          <table:table-cell table:formula="of:=&quot;('&quot;&amp;[.C333]&amp;&quot;',&quot;&amp;[.H333]&amp;&quot;,'default','default','&quot;&amp;#REF!&amp;&quot;'),&quot;" office:value-type="string" office:string-value="" calcext:value-type="error">
            <text:p>#RÉF !</text:p>
          </table:table-cell>
        </table:table-row>
        <table:table-row table:style-name="ro3">
          <table:table-cell office:value-type="string" calcext:value-type="string">
            <text:p>Halleys Comet - Billie Eilish</text:p>
          </table:table-cell>
          <table:table-cell/>
          <table:table-cell table:formula="of:=LEFT([.A334];(FIND(&quot;-&quot;;[.A334])-1))" office:value-type="string" office:string-value="Halleys Comet " calcext:value-type="string">
            <text:p>Halleys Comet </text:p>
          </table:table-cell>
          <table:table-cell table:number-columns-repeated="4"/>
          <table:table-cell table:formula="of:=RANDBETWEEN(1;4)" office:value-type="float" office:value="4" calcext:value-type="float">
            <text:p>4</text:p>
          </table:table-cell>
          <table:table-cell table:formula="of:=&quot;('&quot;&amp;[.C334]&amp;&quot;',&quot;&amp;[.H33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happier" xlink:type="simple">Happier</text:a> - Olivia Rodrigo</text:p>
          </table:table-cell>
          <table:table-cell/>
          <table:table-cell table:formula="of:=LEFT([.A335];(FIND(&quot;-&quot;;[.A335])-1))" office:value-type="string" office:string-value="Happier " calcext:value-type="string">
            <text:p>Happier </text:p>
          </table:table-cell>
          <table:table-cell table:number-columns-repeated="4"/>
          <table:table-cell table:formula="of:=RANDBETWEEN(1;4)" office:value-type="float" office:value="4" calcext:value-type="float">
            <text:p>4</text:p>
          </table:table-cell>
          <table:table-cell table:formula="of:=&quot;('&quot;&amp;[.C335]&amp;&quot;',&quot;&amp;[.H3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happier-than-ever" xlink:type="simple">Happier Than Ever</text:a> - Billie Eilish</text:p>
          </table:table-cell>
          <table:table-cell/>
          <table:table-cell table:formula="of:=LEFT([.A336];(FIND(&quot;-&quot;;[.A336])-1))" office:value-type="string" office:string-value="Happier Than Ever " calcext:value-type="string">
            <text:p>Happier Than Ever </text:p>
          </table:table-cell>
          <table:table-cell table:number-columns-repeated="4"/>
          <table:table-cell table:formula="of:=RANDBETWEEN(1;4)" office:value-type="float" office:value="2" calcext:value-type="float">
            <text:p>2</text:p>
          </table:table-cell>
          <table:table-cell table:formula="of:=&quot;('&quot;&amp;[.C336]&amp;&quot;',&quot;&amp;[.H33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am-williams/happy-all-the-time" xlink:type="simple">Happy All The Time</text:a> - Sam Williams</text:p>
          </table:table-cell>
          <table:table-cell/>
          <table:table-cell table:formula="of:=LEFT([.A337];(FIND(&quot;-&quot;;[.A337])-1))" office:value-type="string" office:string-value="Happy All The Time " calcext:value-type="string">
            <text:p>Happy All The Time </text:p>
          </table:table-cell>
          <table:table-cell table:number-columns-repeated="4"/>
          <table:table-cell table:formula="of:=RANDBETWEEN(1;4)" office:value-type="float" office:value="1" calcext:value-type="float">
            <text:p>1</text:p>
          </table:table-cell>
          <table:table-cell table:formula="of:=&quot;('&quot;&amp;[.C337]&amp;&quot;',&quot;&amp;[.H3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by-keith/happy-birthday-america" xlink:type="simple">Happy Birthday America</text:a> - Toby Keith</text:p>
          </table:table-cell>
          <table:table-cell/>
          <table:table-cell table:formula="of:=LEFT([.A338];(FIND(&quot;-&quot;;[.A338])-1))" office:value-type="string" office:string-value="Happy Birthday America " calcext:value-type="string">
            <text:p>Happy Birthday America </text:p>
          </table:table-cell>
          <table:table-cell table:number-columns-repeated="4"/>
          <table:table-cell table:formula="of:=RANDBETWEEN(1;4)" office:value-type="float" office:value="3" calcext:value-type="float">
            <text:p>3</text:p>
          </table:table-cell>
          <table:table-cell table:formula="of:=&quot;('&quot;&amp;[.C338]&amp;&quot;',&quot;&amp;[.H338]&amp;&quot;,'default','default','&quot;&amp;#REF!&amp;&quot;'),&quot;" office:value-type="string" office:string-value="" calcext:value-type="error">
            <text:p>#RÉF !</text:p>
          </table:table-cell>
        </table:table-row>
        <table:table-row table:style-name="ro2">
          <table:table-cell office:value-type="string" calcext:value-type="string">
            <text:p>Hard Skool - Guns N Roses</text:p>
          </table:table-cell>
          <table:table-cell/>
          <table:table-cell table:formula="of:=LEFT([.A339];(FIND(&quot;-&quot;;[.A339])-1))" office:value-type="string" office:string-value="Hard Skool " calcext:value-type="string">
            <text:p>Hard Skool </text:p>
          </table:table-cell>
          <table:table-cell table:number-columns-repeated="4"/>
          <table:table-cell table:formula="of:=RANDBETWEEN(1;4)" office:value-type="float" office:value="3" calcext:value-type="float">
            <text:p>3</text:p>
          </table:table-cell>
          <table:table-cell table:formula="of:=&quot;('&quot;&amp;[.C339]&amp;&quot;',&quot;&amp;[.H3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die/hate-myself" xlink:type="simple">Hate Myself</text:a> - Dodie</text:p>
          </table:table-cell>
          <table:table-cell/>
          <table:table-cell table:formula="of:=LEFT([.A340];(FIND(&quot;-&quot;;[.A340])-1))" office:value-type="string" office:string-value="Hate Myself " calcext:value-type="string">
            <text:p>Hate Myself </text:p>
          </table:table-cell>
          <table:table-cell table:number-columns-repeated="4"/>
          <table:table-cell table:formula="of:=RANDBETWEEN(1;4)" office:value-type="float" office:value="3" calcext:value-type="float">
            <text:p>3</text:p>
          </table:table-cell>
          <table:table-cell table:formula="of:=&quot;('&quot;&amp;[.C340]&amp;&quot;',&quot;&amp;[.H34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il-baby-and-lil-durk/hats-off" xlink:type="simple">Hats Off</text:a> - Lil Baby and Lil Durk</text:p>
          </table:table-cell>
          <table:table-cell/>
          <table:table-cell table:formula="of:=LEFT([.A341];(FIND(&quot;-&quot;;[.A341])-1))" office:value-type="string" office:string-value="Hats Off " calcext:value-type="string">
            <text:p>Hats Off </text:p>
          </table:table-cell>
          <table:table-cell table:number-columns-repeated="4"/>
          <table:table-cell table:formula="of:=RANDBETWEEN(1;4)" office:value-type="float" office:value="4" calcext:value-type="float">
            <text:p>4</text:p>
          </table:table-cell>
          <table:table-cell table:formula="of:=&quot;('&quot;&amp;[.C341]&amp;&quot;',&quot;&amp;[.H34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enedict-cork/have-a-good-life-see-you-never" xlink:type="simple">Have a Good Life (See You Never)</text:a> - Benedict Cork</text:p>
          </table:table-cell>
          <table:table-cell/>
          <table:table-cell table:formula="of:=LEFT([.A342];(FIND(&quot;-&quot;;[.A342])-1))" office:value-type="string" office:string-value="Have a Good Life (See You Never) " calcext:value-type="string">
            <text:p>Have a Good Life (See You Never) </text:p>
          </table:table-cell>
          <table:table-cell table:number-columns-repeated="4"/>
          <table:table-cell table:formula="of:=RANDBETWEEN(1;4)" office:value-type="float" office:value="1" calcext:value-type="float">
            <text:p>1</text:p>
          </table:table-cell>
          <table:table-cell table:formula="of:=&quot;('&quot;&amp;[.C342]&amp;&quot;',&quot;&amp;[.H3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loe/have-mercy" xlink:type="simple">Have Mercy</text:a> - Chlöe</text:p>
          </table:table-cell>
          <table:table-cell/>
          <table:table-cell table:formula="of:=LEFT([.A343];(FIND(&quot;-&quot;;[.A343])-1))" office:value-type="string" office:string-value="Have Mercy " calcext:value-type="string">
            <text:p>Have Mercy </text:p>
          </table:table-cell>
          <table:table-cell table:number-columns-repeated="4"/>
          <table:table-cell table:formula="of:=RANDBETWEEN(1;4)" office:value-type="float" office:value="1" calcext:value-type="float">
            <text:p>1</text:p>
          </table:table-cell>
          <table:table-cell table:formula="of:=&quot;('&quot;&amp;[.C343]&amp;&quot;',&quot;&amp;[.H3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gos/having-our-way" xlink:type="simple">Having Our Way</text:a> - Migos</text:p>
          </table:table-cell>
          <table:table-cell/>
          <table:table-cell table:formula="of:=LEFT([.A344];(FIND(&quot;-&quot;;[.A344])-1))" office:value-type="string" office:string-value="Having Our Way " calcext:value-type="string">
            <text:p>Having Our Way </text:p>
          </table:table-cell>
          <table:table-cell table:number-columns-repeated="4"/>
          <table:table-cell table:formula="of:=RANDBETWEEN(1;4)" office:value-type="float" office:value="4" calcext:value-type="float">
            <text:p>4</text:p>
          </table:table-cell>
          <table:table-cell table:formula="of:=&quot;('&quot;&amp;[.C344]&amp;&quot;',&quot;&amp;[.H34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vrches/he-said-she-said" xlink:type="simple">He Said She Said</text:a> - Chvrches</text:p>
          </table:table-cell>
          <table:table-cell/>
          <table:table-cell table:formula="of:=LEFT([.A345];(FIND(&quot;-&quot;;[.A345])-1))" office:value-type="string" office:string-value="He Said She Said " calcext:value-type="string">
            <text:p>He Said She Said </text:p>
          </table:table-cell>
          <table:table-cell table:number-columns-repeated="4"/>
          <table:table-cell table:formula="of:=RANDBETWEEN(1;4)" office:value-type="float" office:value="2" calcext:value-type="float">
            <text:p>2</text:p>
          </table:table-cell>
          <table:table-cell table:formula="of:=&quot;('&quot;&amp;[.C345]&amp;&quot;',&quot;&amp;[.H3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ve/heart-attack" xlink:type="simple">Heart Attack</text:a> - Dave</text:p>
          </table:table-cell>
          <table:table-cell/>
          <table:table-cell table:formula="of:=LEFT([.A346];(FIND(&quot;-&quot;;[.A346])-1))" office:value-type="string" office:string-value="Heart Attack " calcext:value-type="string">
            <text:p>Heart Attack </text:p>
          </table:table-cell>
          <table:table-cell table:number-columns-repeated="4"/>
          <table:table-cell table:formula="of:=RANDBETWEEN(1;4)" office:value-type="float" office:value="2" calcext:value-type="float">
            <text:p>2</text:p>
          </table:table-cell>
          <table:table-cell table:formula="of:=&quot;('&quot;&amp;[.C346]&amp;&quot;',&quot;&amp;[.H3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rlor/heart-games" xlink:type="simple">Heart Games</text:a> - HARLOR</text:p>
          </table:table-cell>
          <table:table-cell/>
          <table:table-cell table:formula="of:=LEFT([.A347];(FIND(&quot;-&quot;;[.A347])-1))" office:value-type="string" office:string-value="Heart Games " calcext:value-type="string">
            <text:p>Heart Games </text:p>
          </table:table-cell>
          <table:table-cell table:number-columns-repeated="4"/>
          <table:table-cell table:formula="of:=RANDBETWEEN(1;4)" office:value-type="float" office:value="2" calcext:value-type="float">
            <text:p>2</text:p>
          </table:table-cell>
          <table:table-cell table:formula="of:=&quot;('&quot;&amp;[.C347]&amp;&quot;',&quot;&amp;[.H3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ric-church/heart-on-fire" xlink:type="simple">Heart On Fire</text:a> - Eric Church</text:p>
          </table:table-cell>
          <table:table-cell/>
          <table:table-cell table:formula="of:=LEFT([.A348];(FIND(&quot;-&quot;;[.A348])-1))" office:value-type="string" office:string-value="Heart On Fire " calcext:value-type="string">
            <text:p>Heart On Fire </text:p>
          </table:table-cell>
          <table:table-cell table:number-columns-repeated="4"/>
          <table:table-cell table:formula="of:=RANDBETWEEN(1;4)" office:value-type="float" office:value="1" calcext:value-type="float">
            <text:p>1</text:p>
          </table:table-cell>
          <table:table-cell table:formula="of:=&quot;('&quot;&amp;[.C348]&amp;&quot;',&quot;&amp;[.H348]&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ick-cave-the-bad-seeds/heart-that-kills-you" xlink:type="simple">Heart That Kills You</text:a> - Nick Cave &amp; the Bad Seeds</text:p>
          </table:table-cell>
          <table:table-cell/>
          <table:table-cell table:formula="of:=LEFT([.A349];(FIND(&quot;-&quot;;[.A349])-1))" office:value-type="string" office:string-value="Heart That Kills You " calcext:value-type="string">
            <text:p>Heart That Kills You </text:p>
          </table:table-cell>
          <table:table-cell table:number-columns-repeated="4"/>
          <table:table-cell table:formula="of:=RANDBETWEEN(1;4)" office:value-type="float" office:value="1" calcext:value-type="float">
            <text:p>1</text:p>
          </table:table-cell>
          <table:table-cell table:formula="of:=&quot;('&quot;&amp;[.C349]&amp;&quot;',&quot;&amp;[.H3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lantis/heartbreak-anthem" xlink:type="simple">Heartbreak Anthem</text:a> - Galantis</text:p>
          </table:table-cell>
          <table:table-cell/>
          <table:table-cell table:formula="of:=LEFT([.A350];(FIND(&quot;-&quot;;[.A350])-1))" office:value-type="string" office:string-value="Heartbreak Anthem " calcext:value-type="string">
            <text:p>Heartbreak Anthem </text:p>
          </table:table-cell>
          <table:table-cell table:number-columns-repeated="4"/>
          <table:table-cell table:formula="of:=RANDBETWEEN(1;4)" office:value-type="float" office:value="4" calcext:value-type="float">
            <text:p>4</text:p>
          </table:table-cell>
          <table:table-cell table:formula="of:=&quot;('&quot;&amp;[.C350]&amp;&quot;',&quot;&amp;[.H35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ne-weaver/heartlow" xlink:type="simple">Heartlow</text:a> - Jane Weaver</text:p>
          </table:table-cell>
          <table:table-cell/>
          <table:table-cell table:formula="of:=LEFT([.A351];(FIND(&quot;-&quot;;[.A351])-1))" office:value-type="string" office:string-value="Heartlow " calcext:value-type="string">
            <text:p>Heartlow </text:p>
          </table:table-cell>
          <table:table-cell table:number-columns-repeated="4"/>
          <table:table-cell table:formula="of:=RANDBETWEEN(1;4)" office:value-type="float" office:value="2" calcext:value-type="float">
            <text:p>2</text:p>
          </table:table-cell>
          <table:table-cell table:formula="of:=&quot;('&quot;&amp;[.C351]&amp;&quot;',&quot;&amp;[.H35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greta-van-fleet/heat-above" xlink:type="simple">Heat Above</text:a> - Greta Van Fleet</text:p>
          </table:table-cell>
          <table:table-cell/>
          <table:table-cell table:formula="of:=LEFT([.A352];(FIND(&quot;-&quot;;[.A352])-1))" office:value-type="string" office:string-value="Heat Above " calcext:value-type="string">
            <text:p>Heat Above </text:p>
          </table:table-cell>
          <table:table-cell table:number-columns-repeated="4"/>
          <table:table-cell table:formula="of:=RANDBETWEEN(1;4)" office:value-type="float" office:value="1" calcext:value-type="float">
            <text:p>1</text:p>
          </table:table-cell>
          <table:table-cell table:formula="of:=&quot;('&quot;&amp;[.C352]&amp;&quot;',&quot;&amp;[.H3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heaven-and-hell" xlink:type="simple">Heaven And Hell</text:a> - Kanye West</text:p>
          </table:table-cell>
          <table:table-cell/>
          <table:table-cell table:formula="of:=LEFT([.A353];(FIND(&quot;-&quot;;[.A353])-1))" office:value-type="string" office:string-value="Heaven And Hell " calcext:value-type="string">
            <text:p>Heaven And Hell </text:p>
          </table:table-cell>
          <table:table-cell table:number-columns-repeated="4"/>
          <table:table-cell table:formula="of:=RANDBETWEEN(1;4)" office:value-type="float" office:value="3" calcext:value-type="float">
            <text:p>3</text:p>
          </table:table-cell>
          <table:table-cell table:formula="of:=&quot;('&quot;&amp;[.C353]&amp;&quot;',&quot;&amp;[.H35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omas-rhett/heaven-right-now" xlink:type="simple">Heaven Right Now</text:a> - Thomas Rhett</text:p>
          </table:table-cell>
          <table:table-cell/>
          <table:table-cell table:formula="of:=LEFT([.A354];(FIND(&quot;-&quot;;[.A354])-1))" office:value-type="string" office:string-value="Heaven Right Now " calcext:value-type="string">
            <text:p>Heaven Right Now </text:p>
          </table:table-cell>
          <table:table-cell table:number-columns-repeated="4"/>
          <table:table-cell table:formula="of:=RANDBETWEEN(1;4)" office:value-type="float" office:value="1" calcext:value-type="float">
            <text:p>1</text:p>
          </table:table-cell>
          <table:table-cell table:formula="of:=&quot;('&quot;&amp;[.C354]&amp;&quot;',&quot;&amp;[.H3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connells/helium" xlink:type="simple">Helium</text:a> - The Connells</text:p>
          </table:table-cell>
          <table:table-cell/>
          <table:table-cell table:formula="of:=LEFT([.A355];(FIND(&quot;-&quot;;[.A355])-1))" office:value-type="string" office:string-value="Helium " calcext:value-type="string">
            <text:p>Helium </text:p>
          </table:table-cell>
          <table:table-cell table:number-columns-repeated="4"/>
          <table:table-cell table:formula="of:=RANDBETWEEN(1;4)" office:value-type="float" office:value="2" calcext:value-type="float">
            <text:p>2</text:p>
          </table:table-cell>
          <table:table-cell table:formula="of:=&quot;('&quot;&amp;[.C355]&amp;&quot;',&quot;&amp;[.H3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z-phair/hey-lou" xlink:type="simple">Hey Lou</text:a> - Liz Phair</text:p>
          </table:table-cell>
          <table:table-cell/>
          <table:table-cell table:formula="of:=LEFT([.A356];(FIND(&quot;-&quot;;[.A356])-1))" office:value-type="string" office:string-value="Hey Lou " calcext:value-type="string">
            <text:p>Hey Lou </text:p>
          </table:table-cell>
          <table:table-cell table:number-columns-repeated="4"/>
          <table:table-cell table:formula="of:=RANDBETWEEN(1;4)" office:value-type="float" office:value="4" calcext:value-type="float">
            <text:p>4</text:p>
          </table:table-cell>
          <table:table-cell table:formula="of:=&quot;('&quot;&amp;[.C356]&amp;&quot;',&quot;&amp;[.H356]&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texas/hi" xlink:type="simple">Hi</text:a> - Texas</text:p>
          </table:table-cell>
          <table:table-cell/>
          <table:table-cell table:formula="of:=LEFT([.A357];(FIND(&quot;-&quot;;[.A357])-1))" office:value-type="string" office:string-value="Hi " calcext:value-type="string">
            <text:p>Hi </text:p>
          </table:table-cell>
          <table:table-cell table:number-columns-repeated="4"/>
          <table:table-cell table:formula="of:=RANDBETWEEN(1;4)" office:value-type="float" office:value="3" calcext:value-type="float">
            <text:p>3</text:p>
          </table:table-cell>
          <table:table-cell table:formula="of:=&quot;('&quot;&amp;[.C357]&amp;&quot;',&quot;&amp;[.H357]&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robert-plant-and-alison-krauss/high-and-lonesome" xlink:type="simple">High And Lonesome</text:a> - Robert Plant and Alison Krauss</text:p>
          </table:table-cell>
          <table:table-cell/>
          <table:table-cell table:formula="of:=LEFT([.A358];(FIND(&quot;-&quot;;[.A358])-1))" office:value-type="string" office:string-value="High And Lonesome " calcext:value-type="string">
            <text:p>High And Lonesome </text:p>
          </table:table-cell>
          <table:table-cell table:number-columns-repeated="4"/>
          <table:table-cell table:formula="of:=RANDBETWEEN(1;4)" office:value-type="float" office:value="4" calcext:value-type="float">
            <text:p>4</text:p>
          </table:table-cell>
          <table:table-cell table:formula="of:=&quot;('&quot;&amp;[.C358]&amp;&quot;',&quot;&amp;[.H3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lean-bandit/higher" xlink:type="simple">Higher</text:a> - Clean Bandit</text:p>
          </table:table-cell>
          <table:table-cell/>
          <table:table-cell table:formula="of:=LEFT([.A359];(FIND(&quot;-&quot;;[.A359])-1))" office:value-type="string" office:string-value="Higher " calcext:value-type="string">
            <text:p>Higher </text:p>
          </table:table-cell>
          <table:table-cell table:number-columns-repeated="4"/>
          <table:table-cell table:formula="of:=RANDBETWEEN(1;4)" office:value-type="float" office:value="2" calcext:value-type="float">
            <text:p>2</text:p>
          </table:table-cell>
          <table:table-cell table:formula="of:=&quot;('&quot;&amp;[.C359]&amp;&quot;',&quot;&amp;[.H3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dplay/higher-power" xlink:type="simple">Higher Power</text:a> - Coldplay</text:p>
          </table:table-cell>
          <table:table-cell/>
          <table:table-cell table:formula="of:=LEFT([.A360];(FIND(&quot;-&quot;;[.A360])-1))" office:value-type="string" office:string-value="Higher Power " calcext:value-type="string">
            <text:p>Higher Power </text:p>
          </table:table-cell>
          <table:table-cell table:number-columns-repeated="4"/>
          <table:table-cell table:formula="of:=RANDBETWEEN(1;4)" office:value-type="float" office:value="1" calcext:value-type="float">
            <text:p>1</text:p>
          </table:table-cell>
          <table:table-cell table:formula="of:=&quot;('&quot;&amp;[.C360]&amp;&quot;',&quot;&amp;[.H3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hold-on" xlink:type="simple">Hold On</text:a> - Justin Bieber</text:p>
          </table:table-cell>
          <table:table-cell/>
          <table:table-cell table:formula="of:=LEFT([.A361];(FIND(&quot;-&quot;;[.A361])-1))" office:value-type="string" office:string-value="Hold On " calcext:value-type="string">
            <text:p>Hold On </text:p>
          </table:table-cell>
          <table:table-cell table:number-columns-repeated="4"/>
          <table:table-cell table:formula="of:=RANDBETWEEN(1;4)" office:value-type="float" office:value="2" calcext:value-type="float">
            <text:p>2</text:p>
          </table:table-cell>
          <table:table-cell table:formula="of:=&quot;('&quot;&amp;[.C361]&amp;&quot;',&quot;&amp;[.H36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yal-blood/hold-on" xlink:type="simple">Hold On</text:a> - Royal Blood</text:p>
          </table:table-cell>
          <table:table-cell/>
          <table:table-cell table:formula="of:=LEFT([.A362];(FIND(&quot;-&quot;;[.A362])-1))" office:value-type="string" office:string-value="Hold On " calcext:value-type="string">
            <text:p>Hold On </text:p>
          </table:table-cell>
          <table:table-cell table:number-columns-repeated="4"/>
          <table:table-cell table:formula="of:=RANDBETWEEN(1;4)" office:value-type="float" office:value="1" calcext:value-type="float">
            <text:p>1</text:p>
          </table:table-cell>
          <table:table-cell table:formula="of:=&quot;('&quot;&amp;[.C362]&amp;&quot;',&quot;&amp;[.H36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hold-on" xlink:type="simple">Hold On</text:a> - Adele</text:p>
          </table:table-cell>
          <table:table-cell/>
          <table:table-cell table:formula="of:=LEFT([.A363];(FIND(&quot;-&quot;;[.A363])-1))" office:value-type="string" office:string-value="Hold On " calcext:value-type="string">
            <text:p>Hold On </text:p>
          </table:table-cell>
          <table:table-cell table:number-columns-repeated="4"/>
          <table:table-cell table:formula="of:=RANDBETWEEN(1;4)" office:value-type="float" office:value="4" calcext:value-type="float">
            <text:p>4</text:p>
          </table:table-cell>
          <table:table-cell table:formula="of:=&quot;('&quot;&amp;[.C363]&amp;&quot;',&quot;&amp;[.H36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auren-daigle/hold-on-to-me" xlink:type="simple">Hold On To Me</text:a> - Lauren Daigle</text:p>
          </table:table-cell>
          <table:table-cell/>
          <table:table-cell table:formula="of:=LEFT([.A364];(FIND(&quot;-&quot;;[.A364])-1))" office:value-type="string" office:string-value="Hold On To Me " calcext:value-type="string">
            <text:p>Hold On To Me </text:p>
          </table:table-cell>
          <table:table-cell table:number-columns-repeated="4"/>
          <table:table-cell table:formula="of:=RANDBETWEEN(1;4)" office:value-type="float" office:value="1" calcext:value-type="float">
            <text:p>1</text:p>
          </table:table-cell>
          <table:table-cell table:formula="of:=&quot;('&quot;&amp;[.C364]&amp;&quot;',&quot;&amp;[.H364]&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ksi/holiday" xlink:type="simple">Holiday</text:a> - KSI</text:p>
          </table:table-cell>
          <table:table-cell/>
          <table:table-cell table:formula="of:=LEFT([.A365];(FIND(&quot;-&quot;;[.A365])-1))" office:value-type="string" office:string-value="Holiday " calcext:value-type="string">
            <text:p>Holiday </text:p>
          </table:table-cell>
          <table:table-cell table:number-columns-repeated="4"/>
          <table:table-cell table:formula="of:=RANDBETWEEN(1;4)" office:value-type="float" office:value="3" calcext:value-type="float">
            <text:p>3</text:p>
          </table:table-cell>
          <table:table-cell table:formula="of:=&quot;('&quot;&amp;[.C365]&amp;&quot;',&quot;&amp;[.H36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ayde-wolf/holy-water" xlink:type="simple">Holy Water</text:a> - Zayde Wolf</text:p>
          </table:table-cell>
          <table:table-cell/>
          <table:table-cell table:formula="of:=LEFT([.A366];(FIND(&quot;-&quot;;[.A366])-1))" office:value-type="string" office:string-value="Holy Water " calcext:value-type="string">
            <text:p>Holy Water </text:p>
          </table:table-cell>
          <table:table-cell table:number-columns-repeated="4"/>
          <table:table-cell table:formula="of:=RANDBETWEEN(1;4)" office:value-type="float" office:value="1" calcext:value-type="float">
            <text:p>1</text:p>
          </table:table-cell>
          <table:table-cell table:formula="of:=&quot;('&quot;&amp;[.C366]&amp;&quot;',&quot;&amp;[.H366]&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analog-players-society/home-in-america" xlink:type="simple">Home In America</text:a> - Analog Players Society</text:p>
          </table:table-cell>
          <table:table-cell/>
          <table:table-cell table:formula="of:=LEFT([.A367];(FIND(&quot;-&quot;;[.A367])-1))" office:value-type="string" office:string-value="Home In America " calcext:value-type="string">
            <text:p>Home In America </text:p>
          </table:table-cell>
          <table:table-cell table:number-columns-repeated="4"/>
          <table:table-cell table:formula="of:=RANDBETWEEN(1;4)" office:value-type="float" office:value="3" calcext:value-type="float">
            <text:p>3</text:p>
          </table:table-cell>
          <table:table-cell table:formula="of:=&quot;('&quot;&amp;[.C367]&amp;&quot;',&quot;&amp;[.H36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lo-parks/hope" xlink:type="simple">Hope</text:a> - Arlo Parks</text:p>
          </table:table-cell>
          <table:table-cell/>
          <table:table-cell table:formula="of:=LEFT([.A368];(FIND(&quot;-&quot;;[.A368])-1))" office:value-type="string" office:string-value="Hope " calcext:value-type="string">
            <text:p>Hope </text:p>
          </table:table-cell>
          <table:table-cell table:number-columns-repeated="4"/>
          <table:table-cell table:formula="of:=RANDBETWEEN(1;4)" office:value-type="float" office:value="3" calcext:value-type="float">
            <text:p>3</text:p>
          </table:table-cell>
          <table:table-cell table:formula="of:=&quot;('&quot;&amp;[.C368]&amp;&quot;',&quot;&amp;[.H36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hope-ur-ok" xlink:type="simple">Hope Ur Ok</text:a> - Olivia Rodrigo</text:p>
          </table:table-cell>
          <table:table-cell/>
          <table:table-cell table:formula="of:=LEFT([.A369];(FIND(&quot;-&quot;;[.A369])-1))" office:value-type="string" office:string-value="Hope Ur Ok " calcext:value-type="string">
            <text:p>Hope Ur Ok </text:p>
          </table:table-cell>
          <table:table-cell table:number-columns-repeated="4"/>
          <table:table-cell table:formula="of:=RANDBETWEEN(1;4)" office:value-type="float" office:value="1" calcext:value-type="float">
            <text:p>1</text:p>
          </table:table-cell>
          <table:table-cell table:formula="of:=&quot;('&quot;&amp;[.C369]&amp;&quot;',&quot;&amp;[.H36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n-the-outside/how-beautiful" xlink:type="simple">How Beautiful</text:a> - On The Outside</text:p>
          </table:table-cell>
          <table:table-cell/>
          <table:table-cell table:formula="of:=LEFT([.A370];(FIND(&quot;-&quot;;[.A370])-1))" office:value-type="string" office:string-value="How Beautiful " calcext:value-type="string">
            <text:p>How Beautiful </text:p>
          </table:table-cell>
          <table:table-cell table:number-columns-repeated="4"/>
          <table:table-cell table:formula="of:=RANDBETWEEN(1;4)" office:value-type="float" office:value="4" calcext:value-type="float">
            <text:p>4</text:p>
          </table:table-cell>
          <table:table-cell table:formula="of:=&quot;('&quot;&amp;[.C370]&amp;&quot;',&quot;&amp;[.H3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leachers/how-dare-you-want-more" xlink:type="simple">How Dare You Want More</text:a> - Bleachers</text:p>
          </table:table-cell>
          <table:table-cell/>
          <table:table-cell table:formula="of:=LEFT([.A371];(FIND(&quot;-&quot;;[.A371])-1))" office:value-type="string" office:string-value="How Dare You Want More " calcext:value-type="string">
            <text:p>How Dare You Want More </text:p>
          </table:table-cell>
          <table:table-cell table:number-columns-repeated="4"/>
          <table:table-cell table:formula="of:=RANDBETWEEN(1;4)" office:value-type="float" office:value="2" calcext:value-type="float">
            <text:p>2</text:p>
          </table:table-cell>
          <table:table-cell table:formula="of:=&quot;('&quot;&amp;[.C371]&amp;&quot;',&quot;&amp;[.H37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ondon-grammar/how-does-it-feel" xlink:type="simple">How Does It Feel</text:a> - London Grammar</text:p>
          </table:table-cell>
          <table:table-cell/>
          <table:table-cell table:formula="of:=LEFT([.A372];(FIND(&quot;-&quot;;[.A372])-1))" office:value-type="string" office:string-value="How Does It Feel " calcext:value-type="string">
            <text:p>How Does It Feel </text:p>
          </table:table-cell>
          <table:table-cell table:number-columns-repeated="4"/>
          <table:table-cell table:formula="of:=RANDBETWEEN(1;4)" office:value-type="float" office:value="2" calcext:value-type="float">
            <text:p>2</text:p>
          </table:table-cell>
          <table:table-cell table:formula="of:=&quot;('&quot;&amp;[.C372]&amp;&quot;',&quot;&amp;[.H3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vrches/how-not-to-drown" xlink:type="simple">How Not To Drown</text:a> - Chvrches</text:p>
          </table:table-cell>
          <table:table-cell/>
          <table:table-cell table:formula="of:=LEFT([.A373];(FIND(&quot;-&quot;;[.A373])-1))" office:value-type="string" office:string-value="How Not To Drown " calcext:value-type="string">
            <text:p>How Not To Drown </text:p>
          </table:table-cell>
          <table:table-cell table:number-columns-repeated="4"/>
          <table:table-cell table:formula="of:=RANDBETWEEN(1;4)" office:value-type="float" office:value="3" calcext:value-type="float">
            <text:p>3</text:p>
          </table:table-cell>
          <table:table-cell table:formula="of:=&quot;('&quot;&amp;[.C373]&amp;&quot;',&quot;&amp;[.H37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antley-gilbert/how-to-talk-to-girls" xlink:type="simple">How To Talk To Girls</text:a> - Brantley Gilbert</text:p>
          </table:table-cell>
          <table:table-cell/>
          <table:table-cell table:formula="of:=LEFT([.A374];(FIND(&quot;-&quot;;[.A374])-1))" office:value-type="string" office:string-value="How To Talk To Girls " calcext:value-type="string">
            <text:p>How To Talk To Girls </text:p>
          </table:table-cell>
          <table:table-cell table:number-columns-repeated="4"/>
          <table:table-cell table:formula="of:=RANDBETWEEN(1;4)" office:value-type="float" office:value="3" calcext:value-type="float">
            <text:p>3</text:p>
          </table:table-cell>
          <table:table-cell table:formula="of:=&quot;('&quot;&amp;[.C374]&amp;&quot;',&quot;&amp;[.H3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riscilla-renea/hrs-and-hrs" xlink:type="simple">Hrs And Hrs</text:a> - Muni Long</text:p>
          </table:table-cell>
          <table:table-cell/>
          <table:table-cell table:formula="of:=LEFT([.A375];(FIND(&quot;-&quot;;[.A375])-1))" office:value-type="string" office:string-value="Hrs And Hrs " calcext:value-type="string">
            <text:p>Hrs And Hrs </text:p>
          </table:table-cell>
          <table:table-cell table:number-columns-repeated="4"/>
          <table:table-cell table:formula="of:=RANDBETWEEN(1;4)" office:value-type="float" office:value="2" calcext:value-type="float">
            <text:p>2</text:p>
          </table:table-cell>
          <table:table-cell table:formula="of:=&quot;('&quot;&amp;[.C375]&amp;&quot;',&quot;&amp;[.H37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vincent/humming-interlude-1" xlink:type="simple">Humming (Interlude 1)</text:a> - St. Vincent</text:p>
          </table:table-cell>
          <table:table-cell/>
          <table:table-cell table:formula="of:=LEFT([.A376];(FIND(&quot;-&quot;;[.A376])-1))" office:value-type="string" office:string-value="Humming (Interlude 1) " calcext:value-type="string">
            <text:p>Humming (Interlude 1) </text:p>
          </table:table-cell>
          <table:table-cell table:number-columns-repeated="4"/>
          <table:table-cell table:formula="of:=RANDBETWEEN(1;4)" office:value-type="float" office:value="1" calcext:value-type="float">
            <text:p>1</text:p>
          </table:table-cell>
          <table:table-cell table:formula="of:=&quot;('&quot;&amp;[.C376]&amp;&quot;',&quot;&amp;[.H3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hurricane" xlink:type="simple">Hurricane</text:a> - Kanye West</text:p>
          </table:table-cell>
          <table:table-cell/>
          <table:table-cell table:formula="of:=LEFT([.A377];(FIND(&quot;-&quot;;[.A377])-1))" office:value-type="string" office:string-value="Hurricane " calcext:value-type="string">
            <text:p>Hurricane </text:p>
          </table:table-cell>
          <table:table-cell table:number-columns-repeated="4"/>
          <table:table-cell table:formula="of:=RANDBETWEEN(1;4)" office:value-type="float" office:value="2" calcext:value-type="float">
            <text:p>2</text:p>
          </table:table-cell>
          <table:table-cell table:formula="of:=&quot;('&quot;&amp;[.C377]&amp;&quot;',&quot;&amp;[.H377]&amp;&quot;,'default','default','&quot;&amp;#REF!&amp;&quot;'),&quot;" office:value-type="string" office:string-value="" calcext:value-type="error">
            <text:p>#RÉF !</text:p>
          </table:table-cell>
        </table:table-row>
        <table:table-row table:style-name="ro3">
          <table:table-cell office:value-type="string" calcext:value-type="string">
            <text:p>I Am Not A Woman, Im A God - Halsey</text:p>
          </table:table-cell>
          <table:table-cell/>
          <table:table-cell table:formula="of:=LEFT([.A378];(FIND(&quot;-&quot;;[.A378])-1))" office:value-type="string" office:string-value="I Am Not A Woman, Im A God " calcext:value-type="string">
            <text:p>I Am Not A Woman, Im A God </text:p>
          </table:table-cell>
          <table:table-cell table:number-columns-repeated="4"/>
          <table:table-cell table:formula="of:=RANDBETWEEN(1;4)" office:value-type="float" office:value="3" calcext:value-type="float">
            <text:p>3</text:p>
          </table:table-cell>
          <table:table-cell table:formula="of:=&quot;('&quot;&amp;[.C378]&amp;&quot;',&quot;&amp;[.H37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mmy-meli/i-am-woman" xlink:type="simple">I Am Woman</text:a> - Emmy Meli</text:p>
          </table:table-cell>
          <table:table-cell/>
          <table:table-cell table:formula="of:=LEFT([.A379];(FIND(&quot;-&quot;;[.A379])-1))" office:value-type="string" office:string-value="I Am Woman " calcext:value-type="string">
            <text:p>I Am Woman </text:p>
          </table:table-cell>
          <table:table-cell table:number-columns-repeated="4"/>
          <table:table-cell table:formula="of:=RANDBETWEEN(1;4)" office:value-type="float" office:value="3" calcext:value-type="float">
            <text:p>3</text:p>
          </table:table-cell>
          <table:table-cell table:formula="of:=&quot;('&quot;&amp;[.C379]&amp;&quot;',&quot;&amp;[.H37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i-bet-you-think-about-me" xlink:type="simple">I Bet You Think About Me</text:a> - Taylor Swift</text:p>
          </table:table-cell>
          <table:table-cell/>
          <table:table-cell table:formula="of:=LEFT([.A380];(FIND(&quot;-&quot;;[.A380])-1))" office:value-type="string" office:string-value="I Bet You Think About Me " calcext:value-type="string">
            <text:p>I Bet You Think About Me </text:p>
          </table:table-cell>
          <table:table-cell table:number-columns-repeated="4"/>
          <table:table-cell table:formula="of:=RANDBETWEEN(1;4)" office:value-type="float" office:value="4" calcext:value-type="float">
            <text:p>4</text:p>
          </table:table-cell>
          <table:table-cell table:formula="of:=&quot;('&quot;&amp;[.C380]&amp;&quot;',&quot;&amp;[.H380]&amp;&quot;,'default','default','&quot;&amp;#REF!&amp;&quot;'),&quot;" office:value-type="string" office:string-value="" calcext:value-type="error">
            <text:p>#RÉF !</text:p>
          </table:table-cell>
        </table:table-row>
        <table:table-row table:style-name="ro3">
          <table:table-cell office:value-type="string" calcext:value-type="string">
            <text:p>I Cant Fight This Feeling - Dug Pinnick</text:p>
          </table:table-cell>
          <table:table-cell/>
          <table:table-cell table:formula="of:=LEFT([.A381];(FIND(&quot;-&quot;;[.A381])-1))" office:value-type="string" office:string-value="I Cant Fight This Feeling " calcext:value-type="string">
            <text:p>I Cant Fight This Feeling </text:p>
          </table:table-cell>
          <table:table-cell table:number-columns-repeated="4"/>
          <table:table-cell table:formula="of:=RANDBETWEEN(1;4)" office:value-type="float" office:value="1" calcext:value-type="float">
            <text:p>1</text:p>
          </table:table-cell>
          <table:table-cell table:formula="of:=&quot;('&quot;&amp;[.C381]&amp;&quot;',&quot;&amp;[.H381]&amp;&quot;,'default','default','&quot;&amp;#REF!&amp;&quot;'),&quot;" office:value-type="string" office:string-value="" calcext:value-type="error">
            <text:p>#RÉF !</text:p>
          </table:table-cell>
        </table:table-row>
        <table:table-row table:style-name="ro5">
          <table:table-cell office:value-type="string" calcext:value-type="string">
            <text:p>I Didnt Change My Number - Billie Eilish</text:p>
          </table:table-cell>
          <table:table-cell/>
          <table:table-cell table:formula="of:=LEFT([.A382];(FIND(&quot;-&quot;;[.A382])-1))" office:value-type="string" office:string-value="I Didnt Change My Number " calcext:value-type="string">
            <text:p>I Didnt Change My Number </text:p>
          </table:table-cell>
          <table:table-cell table:number-columns-repeated="4"/>
          <table:table-cell table:formula="of:=RANDBETWEEN(1;4)" office:value-type="float" office:value="1" calcext:value-type="float">
            <text:p>1</text:p>
          </table:table-cell>
          <table:table-cell table:formula="of:=&quot;('&quot;&amp;[.C382]&amp;&quot;',&quot;&amp;[.H382]&amp;&quot;,'default','default','&quot;&amp;#REF!&amp;&quot;'),&quot;" office:value-type="string" office:string-value="" calcext:value-type="error">
            <text:p>#RÉF !</text:p>
          </table:table-cell>
        </table:table-row>
        <table:table-row table:style-name="ro3">
          <table:table-cell office:value-type="string" calcext:value-type="string">
            <text:p>I Dont Do Drugs - Doja Cat</text:p>
          </table:table-cell>
          <table:table-cell/>
          <table:table-cell table:formula="of:=LEFT([.A383];(FIND(&quot;-&quot;;[.A383])-1))" office:value-type="string" office:string-value="I Dont Do Drugs " calcext:value-type="string">
            <text:p>I Dont Do Drugs </text:p>
          </table:table-cell>
          <table:table-cell table:number-columns-repeated="4"/>
          <table:table-cell table:formula="of:=RANDBETWEEN(1;4)" office:value-type="float" office:value="2" calcext:value-type="float">
            <text:p>2</text:p>
          </table:table-cell>
          <table:table-cell table:formula="of:=&quot;('&quot;&amp;[.C383]&amp;&quot;',&quot;&amp;[.H383]&amp;&quot;,'default','default','&quot;&amp;#REF!&amp;&quot;'),&quot;" office:value-type="string" office:string-value="" calcext:value-type="error">
            <text:p>#RÉF !</text:p>
          </table:table-cell>
        </table:table-row>
        <table:table-row table:style-name="ro4">
          <table:table-cell office:value-type="string" calcext:value-type="string">
            <text:p>I Dont Live Here Anymore - The War On Drugs</text:p>
          </table:table-cell>
          <table:table-cell/>
          <table:table-cell table:formula="of:=LEFT([.A384];(FIND(&quot;-&quot;;[.A384])-1))" office:value-type="string" office:string-value="I Dont Live Here Anymore " calcext:value-type="string">
            <text:p>I Dont Live Here Anymore </text:p>
          </table:table-cell>
          <table:table-cell table:number-columns-repeated="4"/>
          <table:table-cell table:formula="of:=RANDBETWEEN(1;4)" office:value-type="float" office:value="3" calcext:value-type="float">
            <text:p>3</text:p>
          </table:table-cell>
          <table:table-cell table:formula="of:=&quot;('&quot;&amp;[.C384]&amp;&quot;',&quot;&amp;[.H3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i-drink-wine" xlink:type="simple">I Drink Wine</text:a> - Adele</text:p>
          </table:table-cell>
          <table:table-cell/>
          <table:table-cell table:formula="of:=LEFT([.A385];(FIND(&quot;-&quot;;[.A385])-1))" office:value-type="string" office:string-value="I Drink Wine " calcext:value-type="string">
            <text:p>I Drink Wine </text:p>
          </table:table-cell>
          <table:table-cell table:number-columns-repeated="4"/>
          <table:table-cell table:formula="of:=RANDBETWEEN(1;4)" office:value-type="float" office:value="2" calcext:value-type="float">
            <text:p>2</text:p>
          </table:table-cell>
          <table:table-cell table:formula="of:=&quot;('&quot;&amp;[.C385]&amp;&quot;',&quot;&amp;[.H385]&amp;&quot;,'default','default','&quot;&amp;#REF!&amp;&quot;'),&quot;" office:value-type="string" office:string-value="" calcext:value-type="error">
            <text:p>#RÉF !</text:p>
          </table:table-cell>
        </table:table-row>
        <table:table-row table:style-name="ro3">
          <table:table-cell office:value-type="string" calcext:value-type="string">
            <text:p>I Guess Im In Love - Clinton Kane</text:p>
          </table:table-cell>
          <table:table-cell/>
          <table:table-cell table:formula="of:=LEFT([.A386];(FIND(&quot;-&quot;;[.A386])-1))" office:value-type="string" office:string-value="I Guess Im In Love " calcext:value-type="string">
            <text:p>I Guess Im In Love </text:p>
          </table:table-cell>
          <table:table-cell table:number-columns-repeated="4"/>
          <table:table-cell table:formula="of:=RANDBETWEEN(1;4)" office:value-type="float" office:value="1" calcext:value-type="float">
            <text:p>1</text:p>
          </table:table-cell>
          <table:table-cell table:formula="of:=&quot;('&quot;&amp;[.C386]&amp;&quot;',&quot;&amp;[.H38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nessa-barrett/i-hope-ur-miserable-until-ur-dead" xlink:type="simple">I Hope Ur Miserable Until Ur Dead</text:a> - Nessa Barrett</text:p>
          </table:table-cell>
          <table:table-cell/>
          <table:table-cell table:formula="of:=LEFT([.A387];(FIND(&quot;-&quot;;[.A387])-1))" office:value-type="string" office:string-value="I Hope Ur Miserable Until Ur Dead " calcext:value-type="string">
            <text:p>I Hope Ur Miserable Until Ur Dead </text:p>
          </table:table-cell>
          <table:table-cell table:number-columns-repeated="4"/>
          <table:table-cell table:formula="of:=RANDBETWEEN(1;4)" office:value-type="float" office:value="2" calcext:value-type="float">
            <text:p>2</text:p>
          </table:table-cell>
          <table:table-cell table:formula="of:=&quot;('&quot;&amp;[.C387]&amp;&quot;',&quot;&amp;[.H3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i-n-t-e-r-l-u-d-e" xlink:type="simple">i n t e r l u d e.</text:a> - J. Cole</text:p>
          </table:table-cell>
          <table:table-cell/>
          <table:table-cell table:formula="of:=LEFT([.A388];(FIND(&quot;-&quot;;[.A388])-1))" office:value-type="string" office:string-value="i n t e r l u d e. " calcext:value-type="string">
            <text:p>i n t e r l u d e. </text:p>
          </table:table-cell>
          <table:table-cell table:number-columns-repeated="4"/>
          <table:table-cell table:formula="of:=RANDBETWEEN(1;4)" office:value-type="float" office:value="3" calcext:value-type="float">
            <text:p>3</text:p>
          </table:table-cell>
          <table:table-cell table:formula="of:=&quot;('&quot;&amp;[.C388]&amp;&quot;',&quot;&amp;[.H3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bba/i-still-have-faith-in-you" xlink:type="simple">I Still Have Faith In You</text:a> - ABBA</text:p>
          </table:table-cell>
          <table:table-cell/>
          <table:table-cell table:formula="of:=LEFT([.A389];(FIND(&quot;-&quot;;[.A389])-1))" office:value-type="string" office:string-value="I Still Have Faith In You " calcext:value-type="string">
            <text:p>I Still Have Faith In You </text:p>
          </table:table-cell>
          <table:table-cell table:number-columns-repeated="4"/>
          <table:table-cell table:formula="of:=RANDBETWEEN(1;4)" office:value-type="float" office:value="2" calcext:value-type="float">
            <text:p>2</text:p>
          </table:table-cell>
          <table:table-cell table:formula="of:=&quot;('&quot;&amp;[.C389]&amp;&quot;',&quot;&amp;[.H3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neskin/i-wanna-be-your-slave" xlink:type="simple">I Wanna Be Your Slave</text:a> - Måneskin</text:p>
          </table:table-cell>
          <table:table-cell/>
          <table:table-cell table:formula="of:=LEFT([.A390];(FIND(&quot;-&quot;;[.A390])-1))" office:value-type="string" office:string-value="I Wanna Be Your Slave " calcext:value-type="string">
            <text:p>I Wanna Be Your Slave </text:p>
          </table:table-cell>
          <table:table-cell table:number-columns-repeated="4"/>
          <table:table-cell table:formula="of:=RANDBETWEEN(1;4)" office:value-type="float" office:value="2" calcext:value-type="float">
            <text:p>2</text:p>
          </table:table-cell>
          <table:table-cell table:formula="of:=&quot;('&quot;&amp;[.C390]&amp;&quot;',&quot;&amp;[.H390]&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eedtobreathe/i-wanna-remember" xlink:type="simple">I Wanna Remember</text:a> - Needtobreathe</text:p>
          </table:table-cell>
          <table:table-cell/>
          <table:table-cell table:formula="of:=LEFT([.A391];(FIND(&quot;-&quot;;[.A391])-1))" office:value-type="string" office:string-value="I Wanna Remember " calcext:value-type="string">
            <text:p>I Wanna Remember </text:p>
          </table:table-cell>
          <table:table-cell table:number-columns-repeated="4"/>
          <table:table-cell table:formula="of:=RANDBETWEEN(1;4)" office:value-type="float" office:value="4" calcext:value-type="float">
            <text:p>4</text:p>
          </table:table-cell>
          <table:table-cell table:formula="of:=&quot;('&quot;&amp;[.C391]&amp;&quot;',&quot;&amp;[.H39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d-dominion/i-was-on-a-boat-that-day" xlink:type="simple">I Was On A Boat That Day</text:a> - Old Dominion</text:p>
          </table:table-cell>
          <table:table-cell/>
          <table:table-cell table:formula="of:=LEFT([.A392];(FIND(&quot;-&quot;;[.A392])-1))" office:value-type="string" office:string-value="I Was On A Boat That Day " calcext:value-type="string">
            <text:p>I Was On A Boat That Day </text:p>
          </table:table-cell>
          <table:table-cell table:number-columns-repeated="4"/>
          <table:table-cell table:formula="of:=RANDBETWEEN(1;4)" office:value-type="float" office:value="1" calcext:value-type="float">
            <text:p>1</text:p>
          </table:table-cell>
          <table:table-cell table:formula="of:=&quot;('&quot;&amp;[.C392]&amp;&quot;',&quot;&amp;[.H3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el-corry/i-wish" xlink:type="simple">I Wish</text:a> - Joel Corry</text:p>
          </table:table-cell>
          <table:table-cell/>
          <table:table-cell table:formula="of:=LEFT([.A393];(FIND(&quot;-&quot;;[.A393])-1))" office:value-type="string" office:string-value="I Wish " calcext:value-type="string">
            <text:p>I Wish </text:p>
          </table:table-cell>
          <table:table-cell table:number-columns-repeated="4"/>
          <table:table-cell table:formula="of:=RANDBETWEEN(1;4)" office:value-type="float" office:value="4" calcext:value-type="float">
            <text:p>4</text:p>
          </table:table-cell>
          <table:table-cell table:formula="of:=&quot;('&quot;&amp;[.C393]&amp;&quot;',&quot;&amp;[.H393]&amp;&quot;,'default','default','&quot;&amp;#REF!&amp;&quot;'),&quot;" office:value-type="string" office:string-value="" calcext:value-type="error">
            <text:p>#RÉF !</text:p>
          </table:table-cell>
        </table:table-row>
        <table:table-row table:style-name="ro2">
          <table:table-cell office:value-type="string" calcext:value-type="string">
            <text:p>Im Fine - Payton Smith</text:p>
          </table:table-cell>
          <table:table-cell/>
          <table:table-cell table:formula="of:=LEFT([.A394];(FIND(&quot;-&quot;;[.A394])-1))" office:value-type="string" office:string-value="Im Fine " calcext:value-type="string">
            <text:p>Im Fine </text:p>
          </table:table-cell>
          <table:table-cell table:number-columns-repeated="4"/>
          <table:table-cell table:formula="of:=RANDBETWEEN(1;4)" office:value-type="float" office:value="1" calcext:value-type="float">
            <text:p>1</text:p>
          </table:table-cell>
          <table:table-cell table:formula="of:=&quot;('&quot;&amp;[.C394]&amp;&quot;',&quot;&amp;[.H394]&amp;&quot;,'default','default','&quot;&amp;#REF!&amp;&quot;'),&quot;" office:value-type="string" office:string-value="" calcext:value-type="error">
            <text:p>#RÉF !</text:p>
          </table:table-cell>
        </table:table-row>
        <table:table-row table:style-name="ro3">
          <table:table-cell office:value-type="string" calcext:value-type="string">
            <text:p>Im Just Happy To Be Here - Ellen Foley</text:p>
          </table:table-cell>
          <table:table-cell/>
          <table:table-cell table:formula="of:=LEFT([.A395];(FIND(&quot;-&quot;;[.A395])-1))" office:value-type="string" office:string-value="Im Just Happy To Be Here " calcext:value-type="string">
            <text:p>Im Just Happy To Be Here </text:p>
          </table:table-cell>
          <table:table-cell table:number-columns-repeated="4"/>
          <table:table-cell table:formula="of:=RANDBETWEEN(1;4)" office:value-type="float" office:value="2" calcext:value-type="float">
            <text:p>2</text:p>
          </table:table-cell>
          <table:table-cell table:formula="of:=&quot;('&quot;&amp;[.C395]&amp;&quot;',&quot;&amp;[.H395]&amp;&quot;,'default','default','&quot;&amp;#REF!&amp;&quot;'),&quot;" office:value-type="string" office:string-value="" calcext:value-type="error">
            <text:p>#RÉF !</text:p>
          </table:table-cell>
        </table:table-row>
        <table:table-row table:style-name="ro3">
          <table:table-cell office:value-type="string" calcext:value-type="string">
            <text:p>Im Not Havin It - Steve Cropper</text:p>
          </table:table-cell>
          <table:table-cell/>
          <table:table-cell table:formula="of:=LEFT([.A396];(FIND(&quot;-&quot;;[.A396])-1))" office:value-type="string" office:string-value="Im Not Havin It " calcext:value-type="string">
            <text:p>Im Not Havin It </text:p>
          </table:table-cell>
          <table:table-cell table:number-columns-repeated="4"/>
          <table:table-cell table:formula="of:=RANDBETWEEN(1;4)" office:value-type="float" office:value="2" calcext:value-type="float">
            <text:p>2</text:p>
          </table:table-cell>
          <table:table-cell table:formula="of:=&quot;('&quot;&amp;[.C396]&amp;&quot;',&quot;&amp;[.H396]&amp;&quot;,'default','default','&quot;&amp;#REF!&amp;&quot;'),&quot;" office:value-type="string" office:string-value="" calcext:value-type="error">
            <text:p>#RÉF !</text:p>
          </table:table-cell>
        </table:table-row>
        <table:table-row table:style-name="ro3">
          <table:table-cell office:value-type="string" calcext:value-type="string">
            <text:p>If I Didnt Love You - Jason Aldean</text:p>
          </table:table-cell>
          <table:table-cell/>
          <table:table-cell table:formula="of:=LEFT([.A397];(FIND(&quot;-&quot;;[.A397])-1))" office:value-type="string" office:string-value="If I Didnt Love You " calcext:value-type="string">
            <text:p>If I Didnt Love You </text:p>
          </table:table-cell>
          <table:table-cell table:number-columns-repeated="4"/>
          <table:table-cell table:formula="of:=RANDBETWEEN(1;4)" office:value-type="float" office:value="2" calcext:value-type="float">
            <text:p>2</text:p>
          </table:table-cell>
          <table:table-cell table:formula="of:=&quot;('&quot;&amp;[.C397]&amp;&quot;',&quot;&amp;[.H397]&amp;&quot;,'default','default','&quot;&amp;#REF!&amp;&quot;'),&quot;" office:value-type="string" office:string-value="" calcext:value-type="error">
            <text:p>#RÉF !</text:p>
          </table:table-cell>
        </table:table-row>
        <table:table-row table:style-name="ro4">
          <table:table-cell office:value-type="string" calcext:value-type="string">
            <text:p>If I Dont Hear From You Tonight - Courtney Barnett</text:p>
          </table:table-cell>
          <table:table-cell/>
          <table:table-cell table:formula="of:=LEFT([.A398];(FIND(&quot;-&quot;;[.A398])-1))" office:value-type="string" office:string-value="If I Dont Hear From You Tonight " calcext:value-type="string">
            <text:p>If I Dont Hear From You Tonight </text:p>
          </table:table-cell>
          <table:table-cell table:number-columns-repeated="4"/>
          <table:table-cell table:formula="of:=RANDBETWEEN(1;4)" office:value-type="float" office:value="1" calcext:value-type="float">
            <text:p>1</text:p>
          </table:table-cell>
          <table:table-cell table:formula="of:=&quot;('&quot;&amp;[.C398]&amp;&quot;',&quot;&amp;[.H3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arrop/if-i-knew" xlink:type="simple">If I Knew</text:a> - Jo Harrop</text:p>
          </table:table-cell>
          <table:table-cell/>
          <table:table-cell table:formula="of:=LEFT([.A399];(FIND(&quot;-&quot;;[.A399])-1))" office:value-type="string" office:string-value="If I Knew " calcext:value-type="string">
            <text:p>If I Knew </text:p>
          </table:table-cell>
          <table:table-cell table:number-columns-repeated="4"/>
          <table:table-cell table:formula="of:=RANDBETWEEN(1;4)" office:value-type="float" office:value="2" calcext:value-type="float">
            <text:p>2</text:p>
          </table:table-cell>
          <table:table-cell table:formula="of:=&quot;('&quot;&amp;[.C399]&amp;&quot;',&quot;&amp;[.H39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iranda-lambert/if-i-was-a-cowboy" xlink:type="simple">If I Was A Cowboy</text:a> - Miranda Lambert</text:p>
          </table:table-cell>
          <table:table-cell/>
          <table:table-cell table:formula="of:=LEFT([.A400];(FIND(&quot;-&quot;;[.A400])-1))" office:value-type="string" office:string-value="If I Was A Cowboy " calcext:value-type="string">
            <text:p>If I Was A Cowboy </text:p>
          </table:table-cell>
          <table:table-cell table:number-columns-repeated="4"/>
          <table:table-cell table:formula="of:=RANDBETWEEN(1;4)" office:value-type="float" office:value="2" calcext:value-type="float">
            <text:p>2</text:p>
          </table:table-cell>
          <table:table-cell table:formula="of:=&quot;('&quot;&amp;[.C400]&amp;&quot;',&quot;&amp;[.H4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ase-rice/if-i-were-rock-roll" xlink:type="simple">If I Were Rock &amp; Roll</text:a> - Chase Rice</text:p>
          </table:table-cell>
          <table:table-cell/>
          <table:table-cell table:formula="of:=LEFT([.A401];(FIND(&quot;-&quot;;[.A401])-1))" office:value-type="string" office:string-value="If I Were Rock &amp; Roll " calcext:value-type="string">
            <text:p>If I Were Rock &amp; Roll </text:p>
          </table:table-cell>
          <table:table-cell table:number-columns-repeated="4"/>
          <table:table-cell table:formula="of:=RANDBETWEEN(1;4)" office:value-type="float" office:value="1" calcext:value-type="float">
            <text:p>1</text:p>
          </table:table-cell>
          <table:table-cell table:formula="of:=&quot;('&quot;&amp;[.C401]&amp;&quot;',&quot;&amp;[.H40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avid-guetta/if-you-really-love-me-how-will-i-know" xlink:type="simple">If You Really Love Me (How Will I Know)</text:a> - David Guetta</text:p>
          </table:table-cell>
          <table:table-cell/>
          <table:table-cell table:formula="of:=LEFT([.A402];(FIND(&quot;-&quot;;[.A402])-1))" office:value-type="string" office:string-value="If You Really Love Me (How Will I Know) " calcext:value-type="string">
            <text:p>If You Really Love Me (How Will I Know) </text:p>
          </table:table-cell>
          <table:table-cell table:number-columns-repeated="4"/>
          <table:table-cell table:formula="of:=RANDBETWEEN(1;4)" office:value-type="float" office:value="2" calcext:value-type="float">
            <text:p>2</text:p>
          </table:table-cell>
          <table:table-cell table:formula="of:=&quot;('&quot;&amp;[.C402]&amp;&quot;',&quot;&amp;[.H40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uce-sudano/in-shadowland" xlink:type="simple">In Shadowland</text:a> - Bruce Sudano</text:p>
          </table:table-cell>
          <table:table-cell/>
          <table:table-cell table:formula="of:=LEFT([.A403];(FIND(&quot;-&quot;;[.A403])-1))" office:value-type="string" office:string-value="In Shadowland " calcext:value-type="string">
            <text:p>In Shadowland </text:p>
          </table:table-cell>
          <table:table-cell table:number-columns-repeated="4"/>
          <table:table-cell table:formula="of:=RANDBETWEEN(1;4)" office:value-type="float" office:value="3" calcext:value-type="float">
            <text:p>3</text:p>
          </table:table-cell>
          <table:table-cell table:formula="of:=&quot;('&quot;&amp;[.C403]&amp;&quot;',&quot;&amp;[.H40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in-the-bible" xlink:type="simple">In The Bible</text:a> - Drake</text:p>
          </table:table-cell>
          <table:table-cell/>
          <table:table-cell table:formula="of:=LEFT([.A404];(FIND(&quot;-&quot;;[.A404])-1))" office:value-type="string" office:string-value="In The Bible " calcext:value-type="string">
            <text:p>In The Bible </text:p>
          </table:table-cell>
          <table:table-cell table:number-columns-repeated="4"/>
          <table:table-cell table:formula="of:=RANDBETWEEN(1;4)" office:value-type="float" office:value="1" calcext:value-type="float">
            <text:p>1</text:p>
          </table:table-cell>
          <table:table-cell table:formula="of:=&quot;('&quot;&amp;[.C404]&amp;&quot;',&quot;&amp;[.H40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ve/in-the-fire" xlink:type="simple">In The Fire</text:a> - Dave</text:p>
          </table:table-cell>
          <table:table-cell/>
          <table:table-cell table:formula="of:=LEFT([.A405];(FIND(&quot;-&quot;;[.A405])-1))" office:value-type="string" office:string-value="In The Fire " calcext:value-type="string">
            <text:p>In The Fire </text:p>
          </table:table-cell>
          <table:table-cell table:number-columns-repeated="4"/>
          <table:table-cell table:formula="of:=RANDBETWEEN(1;4)" office:value-type="float" office:value="4" calcext:value-type="float">
            <text:p>4</text:p>
          </table:table-cell>
          <table:table-cell table:formula="of:=&quot;('&quot;&amp;[.C405]&amp;&quot;',&quot;&amp;[.H40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rowder/in-the-house" xlink:type="simple">In The House</text:a> - Crowder</text:p>
          </table:table-cell>
          <table:table-cell/>
          <table:table-cell table:formula="of:=LEFT([.A406];(FIND(&quot;-&quot;;[.A406])-1))" office:value-type="string" office:string-value="In The House " calcext:value-type="string">
            <text:p>In The House </text:p>
          </table:table-cell>
          <table:table-cell table:number-columns-repeated="4"/>
          <table:table-cell table:formula="of:=RANDBETWEEN(1;4)" office:value-type="float" office:value="3" calcext:value-type="float">
            <text:p>3</text:p>
          </table:table-cell>
          <table:table-cell table:formula="of:=&quot;('&quot;&amp;[.C406]&amp;&quot;',&quot;&amp;[.H4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z-phair/in-there" xlink:type="simple">In There</text:a> - Liz Phair</text:p>
          </table:table-cell>
          <table:table-cell/>
          <table:table-cell table:formula="of:=LEFT([.A407];(FIND(&quot;-&quot;;[.A407])-1))" office:value-type="string" office:string-value="In There " calcext:value-type="string">
            <text:p>In There </text:p>
          </table:table-cell>
          <table:table-cell table:number-columns-repeated="4"/>
          <table:table-cell table:formula="of:=RANDBETWEEN(1;4)" office:value-type="float" office:value="1" calcext:value-type="float">
            <text:p>1</text:p>
          </table:table-cell>
          <table:table-cell table:formula="of:=&quot;('&quot;&amp;[.C407]&amp;&quot;',&quot;&amp;[.H4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nas-x/industry-baby" xlink:type="simple">Industry Baby</text:a> - Lil Nas X</text:p>
          </table:table-cell>
          <table:table-cell/>
          <table:table-cell table:formula="of:=LEFT([.A408];(FIND(&quot;-&quot;;[.A408])-1))" office:value-type="string" office:string-value="Industry Baby " calcext:value-type="string">
            <text:p>Industry Baby </text:p>
          </table:table-cell>
          <table:table-cell table:number-columns-repeated="4"/>
          <table:table-cell table:formula="of:=RANDBETWEEN(1;4)" office:value-type="float" office:value="1" calcext:value-type="float">
            <text:p>1</text:p>
          </table:table-cell>
          <table:table-cell table:formula="of:=&quot;('&quot;&amp;[.C408]&amp;&quot;',&quot;&amp;[.H40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lla-poarch/inferno" xlink:type="simple">Inferno</text:a> - Bella Poarch</text:p>
          </table:table-cell>
          <table:table-cell/>
          <table:table-cell table:formula="of:=LEFT([.A409];(FIND(&quot;-&quot;;[.A409])-1))" office:value-type="string" office:string-value="Inferno " calcext:value-type="string">
            <text:p>Inferno </text:p>
          </table:table-cell>
          <table:table-cell table:number-columns-repeated="4"/>
          <table:table-cell table:formula="of:=RANDBETWEEN(1;4)" office:value-type="float" office:value="2" calcext:value-type="float">
            <text:p>2</text:p>
          </table:table-cell>
          <table:table-cell table:formula="of:=&quot;('&quot;&amp;[.C409]&amp;&quot;',&quot;&amp;[.H40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eek-mill/intro-hate-on-me" xlink:type="simple">Intro (Hate On Me)</text:a> - Meek Mill</text:p>
          </table:table-cell>
          <table:table-cell/>
          <table:table-cell table:formula="of:=LEFT([.A410];(FIND(&quot;-&quot;;[.A410])-1))" office:value-type="string" office:string-value="Intro (Hate On Me) " calcext:value-type="string">
            <text:p>Intro (Hate On Me) </text:p>
          </table:table-cell>
          <table:table-cell table:number-columns-repeated="4"/>
          <table:table-cell table:formula="of:=RANDBETWEEN(1;4)" office:value-type="float" office:value="1" calcext:value-type="float">
            <text:p>1</text:p>
          </table:table-cell>
          <table:table-cell table:formula="of:=&quot;('&quot;&amp;[.C410]&amp;&quot;',&quot;&amp;[.H41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ream-theater/invisible-monster" xlink:type="simple">Invisible Monster</text:a> - Dream Theater</text:p>
          </table:table-cell>
          <table:table-cell/>
          <table:table-cell table:formula="of:=LEFT([.A411];(FIND(&quot;-&quot;;[.A411])-1))" office:value-type="string" office:string-value="Invisible Monster " calcext:value-type="string">
            <text:p>Invisible Monster </text:p>
          </table:table-cell>
          <table:table-cell table:number-columns-repeated="4"/>
          <table:table-cell table:formula="of:=RANDBETWEEN(1;4)" office:value-type="float" office:value="4" calcext:value-type="float">
            <text:p>4</text:p>
          </table:table-cell>
          <table:table-cell table:formula="of:=&quot;('&quot;&amp;[.C411]&amp;&quot;',&quot;&amp;[.H411]&amp;&quot;,'default','default','&quot;&amp;#REF!&amp;&quot;'),&quot;" office:value-type="string" office:string-value="" calcext:value-type="error">
            <text:p>#RÉF !</text:p>
          </table:table-cell>
        </table:table-row>
        <table:table-row table:style-name="ro5">
          <table:table-cell office:value-type="string" calcext:value-type="string">
            <text:p>Isnt Everyone - Nine Inch Nails</text:p>
          </table:table-cell>
          <table:table-cell/>
          <table:table-cell table:formula="of:=LEFT([.A412];(FIND(&quot;-&quot;;[.A412])-1))" office:value-type="string" office:string-value="Isnt Everyone " calcext:value-type="string">
            <text:p>Isnt Everyone </text:p>
          </table:table-cell>
          <table:table-cell table:number-columns-repeated="4"/>
          <table:table-cell table:formula="of:=RANDBETWEEN(1;4)" office:value-type="float" office:value="3" calcext:value-type="float">
            <text:p>3</text:p>
          </table:table-cell>
          <table:table-cell table:formula="of:=&quot;('&quot;&amp;[.C412]&amp;&quot;',&quot;&amp;[.H412]&amp;&quot;,'default','default','&quot;&amp;#REF!&amp;&quot;'),&quot;" office:value-type="string" office:string-value="" calcext:value-type="error">
            <text:p>#RÉF !</text:p>
          </table:table-cell>
        </table:table-row>
        <table:table-row table:style-name="ro3">
          <table:table-cell office:value-type="string" calcext:value-type="string">
            <text:p>Itll Be Okay - Shawn Mendes</text:p>
          </table:table-cell>
          <table:table-cell/>
          <table:table-cell table:formula="of:=LEFT([.A413];(FIND(&quot;-&quot;;[.A413])-1))" office:value-type="string" office:string-value="Itll Be Okay " calcext:value-type="string">
            <text:p>Itll Be Okay </text:p>
          </table:table-cell>
          <table:table-cell table:number-columns-repeated="4"/>
          <table:table-cell table:formula="of:=RANDBETWEEN(1;4)" office:value-type="float" office:value="3" calcext:value-type="float">
            <text:p>3</text:p>
          </table:table-cell>
          <table:table-cell table:formula="of:=&quot;('&quot;&amp;[.C413]&amp;&quot;',&quot;&amp;[.H413]&amp;&quot;,'default','default','&quot;&amp;#REF!&amp;&quot;'),&quot;" office:value-type="string" office:string-value="" calcext:value-type="error">
            <text:p>#RÉF !</text:p>
          </table:table-cell>
        </table:table-row>
        <table:table-row table:style-name="ro2">
          <table:table-cell office:value-type="string" calcext:value-type="string">
            <text:p>Its Feelings - Del Amitri</text:p>
          </table:table-cell>
          <table:table-cell/>
          <table:table-cell table:formula="of:=LEFT([.A414];(FIND(&quot;-&quot;;[.A414])-1))" office:value-type="string" office:string-value="Its Feelings " calcext:value-type="string">
            <text:p>Its Feelings </text:p>
          </table:table-cell>
          <table:table-cell table:number-columns-repeated="4"/>
          <table:table-cell table:formula="of:=RANDBETWEEN(1;4)" office:value-type="float" office:value="2" calcext:value-type="float">
            <text:p>2</text:p>
          </table:table-cell>
          <table:table-cell table:formula="of:=&quot;('&quot;&amp;[.C414]&amp;&quot;',&quot;&amp;[.H414]&amp;&quot;,'default','default','&quot;&amp;#REF!&amp;&quot;'),&quot;" office:value-type="string" office:string-value="" calcext:value-type="error">
            <text:p>#RÉF !</text:p>
          </table:table-cell>
        </table:table-row>
        <table:table-row table:style-name="ro3">
          <table:table-cell office:value-type="string" calcext:value-type="string">
            <text:p>Its Time To Go - Taylor Swift</text:p>
          </table:table-cell>
          <table:table-cell/>
          <table:table-cell table:formula="of:=LEFT([.A415];(FIND(&quot;-&quot;;[.A415])-1))" office:value-type="string" office:string-value="Its Time To Go " calcext:value-type="string">
            <text:p>Its Time To Go </text:p>
          </table:table-cell>
          <table:table-cell table:number-columns-repeated="4"/>
          <table:table-cell table:formula="of:=RANDBETWEEN(1;4)" office:value-type="float" office:value="4" calcext:value-type="float">
            <text:p>4</text:p>
          </table:table-cell>
          <table:table-cell table:formula="of:=&quot;('&quot;&amp;[.C415]&amp;&quot;',&quot;&amp;[.H4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jail" xlink:type="simple">Jail</text:a> - Kanye West</text:p>
          </table:table-cell>
          <table:table-cell/>
          <table:table-cell table:formula="of:=LEFT([.A416];(FIND(&quot;-&quot;;[.A416])-1))" office:value-type="string" office:string-value="Jail " calcext:value-type="string">
            <text:p>Jail </text:p>
          </table:table-cell>
          <table:table-cell table:number-columns-repeated="4"/>
          <table:table-cell table:formula="of:=RANDBETWEEN(1;4)" office:value-type="float" office:value="2" calcext:value-type="float">
            <text:p>2</text:p>
          </table:table-cell>
          <table:table-cell table:formula="of:=&quot;('&quot;&amp;[.C416]&amp;&quot;',&quot;&amp;[.H4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jail-pt-2" xlink:type="simple">Jail, Pt. 2</text:a> - Kanye West</text:p>
          </table:table-cell>
          <table:table-cell/>
          <table:table-cell table:formula="of:=LEFT([.A417];(FIND(&quot;-&quot;;[.A417])-1))" office:value-type="string" office:string-value="Jail, Pt. 2 " calcext:value-type="string">
            <text:p>Jail, Pt. 2 </text:p>
          </table:table-cell>
          <table:table-cell table:number-columns-repeated="4"/>
          <table:table-cell table:formula="of:=RANDBETWEEN(1;4)" office:value-type="float" office:value="1" calcext:value-type="float">
            <text:p>1</text:p>
          </table:table-cell>
          <table:table-cell table:formula="of:=&quot;('&quot;&amp;[.C417]&amp;&quot;',&quot;&amp;[.H41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jealousy-jealousy" xlink:type="simple">Jealousy, Jealousy</text:a> - Olivia Rodrigo</text:p>
          </table:table-cell>
          <table:table-cell/>
          <table:table-cell table:formula="of:=LEFT([.A418];(FIND(&quot;-&quot;;[.A418])-1))" office:value-type="string" office:string-value="Jealousy, Jealousy " calcext:value-type="string">
            <text:p>Jealousy, Jealousy </text:p>
          </table:table-cell>
          <table:table-cell table:number-columns-repeated="4"/>
          <table:table-cell table:formula="of:=RANDBETWEEN(1;4)" office:value-type="float" office:value="3" calcext:value-type="float">
            <text:p>3</text:p>
          </table:table-cell>
          <table:table-cell table:formula="of:=&quot;('&quot;&amp;[.C418]&amp;&quot;',&quot;&amp;[.H41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jesus-lord" xlink:type="simple">Jesus Lord</text:a> - Kanye West</text:p>
          </table:table-cell>
          <table:table-cell/>
          <table:table-cell table:formula="of:=LEFT([.A419];(FIND(&quot;-&quot;;[.A419])-1))" office:value-type="string" office:string-value="Jesus Lord " calcext:value-type="string">
            <text:p>Jesus Lord </text:p>
          </table:table-cell>
          <table:table-cell table:number-columns-repeated="4"/>
          <table:table-cell table:formula="of:=RANDBETWEEN(1;4)" office:value-type="float" office:value="1" calcext:value-type="float">
            <text:p>1</text:p>
          </table:table-cell>
          <table:table-cell table:formula="of:=&quot;('&quot;&amp;[.C419]&amp;&quot;',&quot;&amp;[.H41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ke-combs/joe" xlink:type="simple">Joe</text:a> - Luke Combs</text:p>
          </table:table-cell>
          <table:table-cell/>
          <table:table-cell table:formula="of:=LEFT([.A420];(FIND(&quot;-&quot;;[.A420])-1))" office:value-type="string" office:string-value="Joe " calcext:value-type="string">
            <text:p>Joe </text:p>
          </table:table-cell>
          <table:table-cell table:number-columns-repeated="4"/>
          <table:table-cell table:formula="of:=RANDBETWEEN(1;4)" office:value-type="float" office:value="1" calcext:value-type="float">
            <text:p>1</text:p>
          </table:table-cell>
          <table:table-cell table:formula="of:=&quot;('&quot;&amp;[.C420]&amp;&quot;',&quot;&amp;[.H4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jonah" xlink:type="simple">Jonah</text:a> - Kanye West</text:p>
          </table:table-cell>
          <table:table-cell/>
          <table:table-cell table:formula="of:=LEFT([.A421];(FIND(&quot;-&quot;;[.A421])-1))" office:value-type="string" office:string-value="Jonah " calcext:value-type="string">
            <text:p>Jonah </text:p>
          </table:table-cell>
          <table:table-cell table:number-columns-repeated="4"/>
          <table:table-cell table:formula="of:=RANDBETWEEN(1;4)" office:value-type="float" office:value="3" calcext:value-type="float">
            <text:p>3</text:p>
          </table:table-cell>
          <table:table-cell table:formula="of:=&quot;('&quot;&amp;[.C421]&amp;&quot;',&quot;&amp;[.H42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junya" xlink:type="simple">Junya</text:a> - Kanye West</text:p>
          </table:table-cell>
          <table:table-cell/>
          <table:table-cell table:formula="of:=LEFT([.A422];(FIND(&quot;-&quot;;[.A422])-1))" office:value-type="string" office:string-value="Junya " calcext:value-type="string">
            <text:p>Junya </text:p>
          </table:table-cell>
          <table:table-cell table:number-columns-repeated="4"/>
          <table:table-cell table:formula="of:=RANDBETWEEN(1;4)" office:value-type="float" office:value="1" calcext:value-type="float">
            <text:p>1</text:p>
          </table:table-cell>
          <table:table-cell table:formula="of:=&quot;('&quot;&amp;[.C422]&amp;&quot;',&quot;&amp;[.H42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laptone/just-a-ghost" xlink:type="simple">Just A Ghost</text:a> - Claptone</text:p>
          </table:table-cell>
          <table:table-cell/>
          <table:table-cell table:formula="of:=LEFT([.A423];(FIND(&quot;-&quot;;[.A423])-1))" office:value-type="string" office:string-value="Just A Ghost " calcext:value-type="string">
            <text:p>Just A Ghost </text:p>
          </table:table-cell>
          <table:table-cell table:number-columns-repeated="4"/>
          <table:table-cell table:formula="of:=RANDBETWEEN(1;4)" office:value-type="float" office:value="4" calcext:value-type="float">
            <text:p>4</text:p>
          </table:table-cell>
          <table:table-cell table:formula="of:=&quot;('&quot;&amp;[.C423]&amp;&quot;',&quot;&amp;[.H4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bba/just-a-notion" xlink:type="simple">Just A Notion</text:a> - ABBA</text:p>
          </table:table-cell>
          <table:table-cell/>
          <table:table-cell table:formula="of:=LEFT([.A424];(FIND(&quot;-&quot;;[.A424])-1))" office:value-type="string" office:string-value="Just A Notion " calcext:value-type="string">
            <text:p>Just A Notion </text:p>
          </table:table-cell>
          <table:table-cell table:number-columns-repeated="4"/>
          <table:table-cell table:formula="of:=RANDBETWEEN(1;4)" office:value-type="float" office:value="1" calcext:value-type="float">
            <text:p>1</text:p>
          </table:table-cell>
          <table:table-cell table:formula="of:=&quot;('&quot;&amp;[.C424]&amp;&quot;',&quot;&amp;[.H42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pinkpantheress/just-for-me" xlink:type="simple">Just For Me</text:a> - PinkPantheress</text:p>
          </table:table-cell>
          <table:table-cell/>
          <table:table-cell table:formula="of:=LEFT([.A425];(FIND(&quot;-&quot;;[.A425])-1))" office:value-type="string" office:string-value="Just For Me " calcext:value-type="string">
            <text:p>Just For Me </text:p>
          </table:table-cell>
          <table:table-cell table:number-columns-repeated="4"/>
          <table:table-cell table:formula="of:=RANDBETWEEN(1;4)" office:value-type="float" office:value="2" calcext:value-type="float">
            <text:p>2</text:p>
          </table:table-cell>
          <table:table-cell table:formula="of:=&quot;('&quot;&amp;[.C425]&amp;&quot;',&quot;&amp;[.H4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lairo/just-for-today" xlink:type="simple">Just For Today</text:a> - Clairo</text:p>
          </table:table-cell>
          <table:table-cell/>
          <table:table-cell table:formula="of:=LEFT([.A426];(FIND(&quot;-&quot;;[.A426])-1))" office:value-type="string" office:string-value="Just For Today " calcext:value-type="string">
            <text:p>Just For Today </text:p>
          </table:table-cell>
          <table:table-cell table:number-columns-repeated="4"/>
          <table:table-cell table:formula="of:=RANDBETWEEN(1;4)" office:value-type="float" office:value="3" calcext:value-type="float">
            <text:p>3</text:p>
          </table:table-cell>
          <table:table-cell table:formula="of:=&quot;('&quot;&amp;[.C426]&amp;&quot;',&quot;&amp;[.H42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riana-grande/just-look-up" xlink:type="simple">Just Look Up</text:a> - Ariana Grande</text:p>
          </table:table-cell>
          <table:table-cell/>
          <table:table-cell table:formula="of:=LEFT([.A427];(FIND(&quot;-&quot;;[.A427])-1))" office:value-type="string" office:string-value="Just Look Up " calcext:value-type="string">
            <text:p>Just Look Up </text:p>
          </table:table-cell>
          <table:table-cell table:number-columns-repeated="4"/>
          <table:table-cell table:formula="of:=RANDBETWEEN(1;4)" office:value-type="float" office:value="3" calcext:value-type="float">
            <text:p>3</text:p>
          </table:table-cell>
          <table:table-cell table:formula="of:=&quot;('&quot;&amp;[.C427]&amp;&quot;',&quot;&amp;[.H4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melda-may/just-one-kiss" xlink:type="simple">Just One Kiss</text:a> - Imelda May</text:p>
          </table:table-cell>
          <table:table-cell/>
          <table:table-cell table:formula="of:=LEFT([.A428];(FIND(&quot;-&quot;;[.A428])-1))" office:value-type="string" office:string-value="Just One Kiss " calcext:value-type="string">
            <text:p>Just One Kiss </text:p>
          </table:table-cell>
          <table:table-cell table:number-columns-repeated="4"/>
          <table:table-cell table:formula="of:=RANDBETWEEN(1;4)" office:value-type="float" office:value="4" calcext:value-type="float">
            <text:p>4</text:p>
          </table:table-cell>
          <table:table-cell table:formula="of:=&quot;('&quot;&amp;[.C428]&amp;&quot;',&quot;&amp;[.H42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acey-musgraves/justified" xlink:type="simple">Justified</text:a> - Kacey Musgraves</text:p>
          </table:table-cell>
          <table:table-cell/>
          <table:table-cell table:formula="of:=LEFT([.A429];(FIND(&quot;-&quot;;[.A429])-1))" office:value-type="string" office:string-value="Justified " calcext:value-type="string">
            <text:p>Justified </text:p>
          </table:table-cell>
          <table:table-cell table:number-columns-repeated="4"/>
          <table:table-cell table:formula="of:=RANDBETWEEN(1;4)" office:value-type="float" office:value="1" calcext:value-type="float">
            <text:p>1</text:p>
          </table:table-cell>
          <table:table-cell table:formula="of:=&quot;('&quot;&amp;[.C429]&amp;&quot;',&quot;&amp;[.H4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bba/keep-an-eye-on-dan" xlink:type="simple">Keep An Eye On Dan</text:a> - ABBA</text:p>
          </table:table-cell>
          <table:table-cell/>
          <table:table-cell table:formula="of:=LEFT([.A430];(FIND(&quot;-&quot;;[.A430])-1))" office:value-type="string" office:string-value="Keep An Eye On Dan " calcext:value-type="string">
            <text:p>Keep An Eye On Dan </text:p>
          </table:table-cell>
          <table:table-cell table:number-columns-repeated="4"/>
          <table:table-cell table:formula="of:=RANDBETWEEN(1;4)" office:value-type="float" office:value="2" calcext:value-type="float">
            <text:p>2</text:p>
          </table:table-cell>
          <table:table-cell table:formula="of:=&quot;('&quot;&amp;[.C430]&amp;&quot;',&quot;&amp;[.H4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ug-pinnick/key-changer" xlink:type="simple">Key Changer</text:a> - Dug Pinnick</text:p>
          </table:table-cell>
          <table:table-cell/>
          <table:table-cell table:formula="of:=LEFT([.A431];(FIND(&quot;-&quot;;[.A431])-1))" office:value-type="string" office:string-value="Key Changer " calcext:value-type="string">
            <text:p>Key Changer </text:p>
          </table:table-cell>
          <table:table-cell table:number-columns-repeated="4"/>
          <table:table-cell table:formula="of:=RANDBETWEEN(1;4)" office:value-type="float" office:value="3" calcext:value-type="float">
            <text:p>3</text:p>
          </table:table-cell>
          <table:table-cell table:formula="of:=&quot;('&quot;&amp;[.C431]&amp;&quot;',&quot;&amp;[.H4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sh-turner/king-size-manger" xlink:type="simple">King Size Manger</text:a> - Josh Turner</text:p>
          </table:table-cell>
          <table:table-cell/>
          <table:table-cell table:formula="of:=LEFT([.A432];(FIND(&quot;-&quot;;[.A432])-1))" office:value-type="string" office:string-value="King Size Manger " calcext:value-type="string">
            <text:p>King Size Manger </text:p>
          </table:table-cell>
          <table:table-cell table:number-columns-repeated="4"/>
          <table:table-cell table:formula="of:=RANDBETWEEN(1;4)" office:value-type="float" office:value="4" calcext:value-type="float">
            <text:p>4</text:p>
          </table:table-cell>
          <table:table-cell table:formula="of:=&quot;('&quot;&amp;[.C432]&amp;&quot;',&quot;&amp;[.H4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kiss-me-more" xlink:type="simple">Kiss Me More</text:a> - Doja Cat</text:p>
          </table:table-cell>
          <table:table-cell/>
          <table:table-cell table:formula="of:=LEFT([.A433];(FIND(&quot;-&quot;;[.A433])-1))" office:value-type="string" office:string-value="Kiss Me More " calcext:value-type="string">
            <text:p>Kiss Me More </text:p>
          </table:table-cell>
          <table:table-cell table:number-columns-repeated="4"/>
          <table:table-cell table:formula="of:=RANDBETWEEN(1;4)" office:value-type="float" office:value="4" calcext:value-type="float">
            <text:p>4</text:p>
          </table:table-cell>
          <table:table-cell table:formula="of:=&quot;('&quot;&amp;[.C433]&amp;&quot;',&quot;&amp;[.H4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nne-marie/kiss-my-uh-oh" xlink:type="simple">Kiss My (Uh-Oh)</text:a> - Anne-Marie</text:p>
          </table:table-cell>
          <table:table-cell/>
          <table:table-cell table:formula="of:=LEFT([.A434];(FIND(&quot;-&quot;;[.A434])-1))" office:value-type="string" office:string-value="Kiss My (Uh" calcext:value-type="string">
            <text:p>Kiss My (Uh</text:p>
          </table:table-cell>
          <table:table-cell table:number-columns-repeated="4"/>
          <table:table-cell table:formula="of:=RANDBETWEEN(1;4)" office:value-type="float" office:value="3" calcext:value-type="float">
            <text:p>3</text:p>
          </table:table-cell>
          <table:table-cell table:formula="of:=&quot;('&quot;&amp;[.C434]&amp;&quot;',&quot;&amp;[.H4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mone/kissing-strangers" xlink:type="simple">Kissing Strangers</text:a> - Simone</text:p>
          </table:table-cell>
          <table:table-cell/>
          <table:table-cell table:formula="of:=LEFT([.A435];(FIND(&quot;-&quot;;[.A435])-1))" office:value-type="string" office:string-value="Kissing Strangers " calcext:value-type="string">
            <text:p>Kissing Strangers </text:p>
          </table:table-cell>
          <table:table-cell table:number-columns-repeated="4"/>
          <table:table-cell table:formula="of:=RANDBETWEEN(1;4)" office:value-type="float" office:value="4" calcext:value-type="float">
            <text:p>4</text:p>
          </table:table-cell>
          <table:table-cell table:formula="of:=&quot;('&quot;&amp;[.C435]&amp;&quot;',&quot;&amp;[.H4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knife-talk" xlink:type="simple">Knife Talk</text:a> - Drake</text:p>
          </table:table-cell>
          <table:table-cell/>
          <table:table-cell table:formula="of:=LEFT([.A436];(FIND(&quot;-&quot;;[.A436])-1))" office:value-type="string" office:string-value="Knife Talk " calcext:value-type="string">
            <text:p>Knife Talk </text:p>
          </table:table-cell>
          <table:table-cell table:number-columns-repeated="4"/>
          <table:table-cell table:formula="of:=RANDBETWEEN(1;4)" office:value-type="float" office:value="3" calcext:value-type="float">
            <text:p>3</text:p>
          </table:table-cell>
          <table:table-cell table:formula="of:=&quot;('&quot;&amp;[.C436]&amp;&quot;',&quot;&amp;[.H43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ullet-for-my-valentine/knives" xlink:type="simple">Knives</text:a> - Bullet For My Valentine</text:p>
          </table:table-cell>
          <table:table-cell/>
          <table:table-cell table:formula="of:=LEFT([.A437];(FIND(&quot;-&quot;;[.A437])-1))" office:value-type="string" office:string-value="Knives " calcext:value-type="string">
            <text:p>Knives </text:p>
          </table:table-cell>
          <table:table-cell table:number-columns-repeated="4"/>
          <table:table-cell table:formula="of:=RANDBETWEEN(1;4)" office:value-type="float" office:value="4" calcext:value-type="float">
            <text:p>4</text:p>
          </table:table-cell>
          <table:table-cell table:formula="of:=&quot;('&quot;&amp;[.C437]&amp;&quot;',&quot;&amp;[.H4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salia/la-fama" xlink:type="simple">La Fama</text:a> - Rosalia</text:p>
          </table:table-cell>
          <table:table-cell/>
          <table:table-cell table:formula="of:=LEFT([.A438];(FIND(&quot;-&quot;;[.A438])-1))" office:value-type="string" office:string-value="La Fama " calcext:value-type="string">
            <text:p>La Fama </text:p>
          </table:table-cell>
          <table:table-cell table:number-columns-repeated="4"/>
          <table:table-cell table:formula="of:=RANDBETWEEN(1;4)" office:value-type="float" office:value="1" calcext:value-type="float">
            <text:p>1</text:p>
          </table:table-cell>
          <table:table-cell table:formula="of:=&quot;('&quot;&amp;[.C438]&amp;&quot;',&quot;&amp;[.H438]&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lisa/lalisa" xlink:type="simple">Lalisa</text:a> - Lisa</text:p>
          </table:table-cell>
          <table:table-cell/>
          <table:table-cell table:formula="of:=LEFT([.A439];(FIND(&quot;-&quot;;[.A439])-1))" office:value-type="string" office:string-value="Lalisa " calcext:value-type="string">
            <text:p>Lalisa </text:p>
          </table:table-cell>
          <table:table-cell table:number-columns-repeated="4"/>
          <table:table-cell table:formula="of:=RANDBETWEEN(1;4)" office:value-type="float" office:value="3" calcext:value-type="float">
            <text:p>3</text:p>
          </table:table-cell>
          <table:table-cell table:formula="of:=&quot;('&quot;&amp;[.C439]&amp;&quot;',&quot;&amp;[.H4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kylar-grey/last-one-standing" xlink:type="simple">Last One Standing</text:a> - Skylar Grey</text:p>
          </table:table-cell>
          <table:table-cell/>
          <table:table-cell table:formula="of:=LEFT([.A440];(FIND(&quot;-&quot;;[.A440])-1))" office:value-type="string" office:string-value="Last One Standing " calcext:value-type="string">
            <text:p>Last One Standing </text:p>
          </table:table-cell>
          <table:table-cell table:number-columns-repeated="4"/>
          <table:table-cell table:formula="of:=RANDBETWEEN(1;4)" office:value-type="float" office:value="4" calcext:value-type="float">
            <text:p>4</text:p>
          </table:table-cell>
          <table:table-cell table:formula="of:=&quot;('&quot;&amp;[.C440]&amp;&quot;',&quot;&amp;[.H4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cky-hill/last-time" xlink:type="simple">Last Time</text:a> - Becky Hill</text:p>
          </table:table-cell>
          <table:table-cell/>
          <table:table-cell table:formula="of:=LEFT([.A441];(FIND(&quot;-&quot;;[.A441])-1))" office:value-type="string" office:string-value="Last Time " calcext:value-type="string">
            <text:p>Last Time </text:p>
          </table:table-cell>
          <table:table-cell table:number-columns-repeated="4"/>
          <table:table-cell table:formula="of:=RANDBETWEEN(1;4)" office:value-type="float" office:value="4" calcext:value-type="float">
            <text:p>4</text:p>
          </table:table-cell>
          <table:table-cell table:formula="of:=&quot;('&quot;&amp;[.C441]&amp;&quot;',&quot;&amp;[.H44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mayer/last-train-home" xlink:type="simple">Last Train Home</text:a> - John Mayer</text:p>
          </table:table-cell>
          <table:table-cell/>
          <table:table-cell table:formula="of:=LEFT([.A442];(FIND(&quot;-&quot;;[.A442])-1))" office:value-type="string" office:string-value="Last Train Home " calcext:value-type="string">
            <text:p>Last Train Home </text:p>
          </table:table-cell>
          <table:table-cell table:number-columns-repeated="4"/>
          <table:table-cell table:formula="of:=RANDBETWEEN(1;4)" office:value-type="float" office:value="2" calcext:value-type="float">
            <text:p>2</text:p>
          </table:table-cell>
          <table:table-cell table:formula="of:=&quot;('&quot;&amp;[.C442]&amp;&quot;',&quot;&amp;[.H44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oddy-ricch/late-at-night" xlink:type="simple">Late At Night</text:a> - Roddy Ricch</text:p>
          </table:table-cell>
          <table:table-cell/>
          <table:table-cell table:formula="of:=LEFT([.A443];(FIND(&quot;-&quot;;[.A443])-1))" office:value-type="string" office:string-value="Late At Night " calcext:value-type="string">
            <text:p>Late At Night </text:p>
          </table:table-cell>
          <table:table-cell table:number-columns-repeated="4"/>
          <table:table-cell table:formula="of:=RANDBETWEEN(1;4)" office:value-type="float" office:value="3" calcext:value-type="float">
            <text:p>3</text:p>
          </table:table-cell>
          <table:table-cell table:formula="of:=&quot;('&quot;&amp;[.C443]&amp;&quot;',&quot;&amp;[.H44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ina-maximilian/late-bloomer" xlink:type="simple">Late Bloomer</text:a> - Marina Maximilian</text:p>
          </table:table-cell>
          <table:table-cell/>
          <table:table-cell table:formula="of:=LEFT([.A444];(FIND(&quot;-&quot;;[.A444])-1))" office:value-type="string" office:string-value="Late Bloomer " calcext:value-type="string">
            <text:p>Late Bloomer </text:p>
          </table:table-cell>
          <table:table-cell table:number-columns-repeated="4"/>
          <table:table-cell table:formula="of:=RANDBETWEEN(1;4)" office:value-type="float" office:value="2" calcext:value-type="float">
            <text:p>2</text:p>
          </table:table-cell>
          <table:table-cell table:formula="of:=&quot;('&quot;&amp;[.C444]&amp;&quot;',&quot;&amp;[.H44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1-x-j1/latest-trends" xlink:type="simple">Latest Trends</text:a> - A1 x J1</text:p>
          </table:table-cell>
          <table:table-cell/>
          <table:table-cell table:formula="of:=LEFT([.A445];(FIND(&quot;-&quot;;[.A445])-1))" office:value-type="string" office:string-value="Latest Trends " calcext:value-type="string">
            <text:p>Latest Trends </text:p>
          </table:table-cell>
          <table:table-cell table:number-columns-repeated="4"/>
          <table:table-cell table:formula="of:=RANDBETWEEN(1;4)" office:value-type="float" office:value="4" calcext:value-type="float">
            <text:p>4</text:p>
          </table:table-cell>
          <table:table-cell table:formula="of:=&quot;('&quot;&amp;[.C445]&amp;&quot;',&quot;&amp;[.H445]&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ick-cave-warren-ellis/lavender-fields" xlink:type="simple">Lavender Fields</text:a> - Nick Cave &amp; Warren Ellis</text:p>
          </table:table-cell>
          <table:table-cell/>
          <table:table-cell table:formula="of:=LEFT([.A446];(FIND(&quot;-&quot;;[.A446])-1))" office:value-type="string" office:string-value="Lavender Fields " calcext:value-type="string">
            <text:p>Lavender Fields </text:p>
          </table:table-cell>
          <table:table-cell table:number-columns-repeated="4"/>
          <table:table-cell table:formula="of:=RANDBETWEEN(1;4)" office:value-type="float" office:value="3" calcext:value-type="float">
            <text:p>3</text:p>
          </table:table-cell>
          <table:table-cell table:formula="of:=&quot;('&quot;&amp;[.C446]&amp;&quot;',&quot;&amp;[.H4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leader-of-a-new-regime" xlink:type="simple">Leader Of A New Regime</text:a> - Lorde</text:p>
          </table:table-cell>
          <table:table-cell/>
          <table:table-cell table:formula="of:=LEFT([.A447];(FIND(&quot;-&quot;;[.A447])-1))" office:value-type="string" office:string-value="Leader Of A New Regime " calcext:value-type="string">
            <text:p>Leader Of A New Regime </text:p>
          </table:table-cell>
          <table:table-cell table:number-columns-repeated="4"/>
          <table:table-cell table:formula="of:=RANDBETWEEN(1;4)" office:value-type="float" office:value="3" calcext:value-type="float">
            <text:p>3</text:p>
          </table:table-cell>
          <table:table-cell table:formula="of:=&quot;('&quot;&amp;[.C447]&amp;&quot;',&quot;&amp;[.H4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itch/learning-curve" xlink:type="simple">Learning Curve</text:a> - Aitch</text:p>
          </table:table-cell>
          <table:table-cell/>
          <table:table-cell table:formula="of:=LEFT([.A448];(FIND(&quot;-&quot;;[.A448])-1))" office:value-type="string" office:string-value="Learning Curve " calcext:value-type="string">
            <text:p>Learning Curve </text:p>
          </table:table-cell>
          <table:table-cell table:number-columns-repeated="4"/>
          <table:table-cell table:formula="of:=RANDBETWEEN(1;4)" office:value-type="float" office:value="2" calcext:value-type="float">
            <text:p>2</text:p>
          </table:table-cell>
          <table:table-cell table:formula="of:=&quot;('&quot;&amp;[.C448]&amp;&quot;',&quot;&amp;[.H44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ndy-grammer/lease-on-life" xlink:type="simple">Lease On Life</text:a> - Andy Grammer</text:p>
          </table:table-cell>
          <table:table-cell/>
          <table:table-cell table:formula="of:=LEFT([.A449];(FIND(&quot;-&quot;;[.A449])-1))" office:value-type="string" office:string-value="Lease On Life " calcext:value-type="string">
            <text:p>Lease On Life </text:p>
          </table:table-cell>
          <table:table-cell table:number-columns-repeated="4"/>
          <table:table-cell table:formula="of:=RANDBETWEEN(1;4)" office:value-type="float" office:value="4" calcext:value-type="float">
            <text:p>4</text:p>
          </table:table-cell>
          <table:table-cell table:formula="of:=&quot;('&quot;&amp;[.C449]&amp;&quot;',&quot;&amp;[.H4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rshmello/leave-before-you-love-me" xlink:type="simple">Leave Before You Love Me</text:a> - Marshmello</text:p>
          </table:table-cell>
          <table:table-cell/>
          <table:table-cell table:formula="of:=LEFT([.A450];(FIND(&quot;-&quot;;[.A450])-1))" office:value-type="string" office:string-value="Leave Before You Love Me " calcext:value-type="string">
            <text:p>Leave Before You Love Me </text:p>
          </table:table-cell>
          <table:table-cell table:number-columns-repeated="4"/>
          <table:table-cell table:formula="of:=RANDBETWEEN(1;4)" office:value-type="float" office:value="3" calcext:value-type="float">
            <text:p>3</text:p>
          </table:table-cell>
          <table:table-cell table:formula="of:=&quot;('&quot;&amp;[.C450]&amp;&quot;',&quot;&amp;[.H45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lk-sonic/leave-the-door-open" xlink:type="simple">Leave The Door Open</text:a> - Silk Sonic</text:p>
          </table:table-cell>
          <table:table-cell/>
          <table:table-cell table:formula="of:=LEFT([.A451];(FIND(&quot;-&quot;;[.A451])-1))" office:value-type="string" office:string-value="Leave The Door Open " calcext:value-type="string">
            <text:p>Leave The Door Open </text:p>
          </table:table-cell>
          <table:table-cell table:number-columns-repeated="4"/>
          <table:table-cell table:formula="of:=RANDBETWEEN(1;4)" office:value-type="float" office:value="3" calcext:value-type="float">
            <text:p>3</text:p>
          </table:table-cell>
          <table:table-cell table:formula="of:=&quot;('&quot;&amp;[.C451]&amp;&quot;',&quot;&amp;[.H4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leave-your-life" xlink:type="simple">Leave Your Life</text:a> - Ed Sheeran</text:p>
          </table:table-cell>
          <table:table-cell/>
          <table:table-cell table:formula="of:=LEFT([.A452];(FIND(&quot;-&quot;;[.A452])-1))" office:value-type="string" office:string-value="Leave Your Life " calcext:value-type="string">
            <text:p>Leave Your Life </text:p>
          </table:table-cell>
          <table:table-cell table:number-columns-repeated="4"/>
          <table:table-cell table:formula="of:=RANDBETWEEN(1;4)" office:value-type="float" office:value="1" calcext:value-type="float">
            <text:p>1</text:p>
          </table:table-cell>
          <table:table-cell table:formula="of:=&quot;('&quot;&amp;[.C452]&amp;&quot;',&quot;&amp;[.H4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lemon-pepper-freestyle" xlink:type="simple">Lemon Pepper Freestyle</text:a> - Drake</text:p>
          </table:table-cell>
          <table:table-cell/>
          <table:table-cell table:formula="of:=LEFT([.A453];(FIND(&quot;-&quot;;[.A453])-1))" office:value-type="string" office:string-value="Lemon Pepper Freestyle " calcext:value-type="string">
            <text:p>Lemon Pepper Freestyle </text:p>
          </table:table-cell>
          <table:table-cell table:number-columns-repeated="4"/>
          <table:table-cell table:formula="of:=RANDBETWEEN(1;4)" office:value-type="float" office:value="3" calcext:value-type="float">
            <text:p>3</text:p>
          </table:table-cell>
          <table:table-cell table:formula="of:=&quot;('&quot;&amp;[.C453]&amp;&quot;',&quot;&amp;[.H45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let-go-my-hand" xlink:type="simple">Let Go My Hand</text:a> - J. Cole</text:p>
          </table:table-cell>
          <table:table-cell/>
          <table:table-cell table:formula="of:=LEFT([.A454];(FIND(&quot;-&quot;;[.A454])-1))" office:value-type="string" office:string-value="Let Go My Hand " calcext:value-type="string">
            <text:p>Let Go My Hand </text:p>
          </table:table-cell>
          <table:table-cell table:number-columns-repeated="4"/>
          <table:table-cell table:formula="of:=RANDBETWEEN(1;4)" office:value-type="float" office:value="3" calcext:value-type="float">
            <text:p>3</text:p>
          </table:table-cell>
          <table:table-cell table:formula="of:=&quot;('&quot;&amp;[.C454]&amp;&quot;',&quot;&amp;[.H4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dplay/let-somebody-go" xlink:type="simple">Let Somebody Go</text:a> - Coldplay</text:p>
          </table:table-cell>
          <table:table-cell/>
          <table:table-cell table:formula="of:=LEFT([.A455];(FIND(&quot;-&quot;;[.A455])-1))" office:value-type="string" office:string-value="Let Somebody Go " calcext:value-type="string">
            <text:p>Let Somebody Go </text:p>
          </table:table-cell>
          <table:table-cell table:number-columns-repeated="4"/>
          <table:table-cell table:formula="of:=RANDBETWEEN(1;4)" office:value-type="float" office:value="1" calcext:value-type="float">
            <text:p>1</text:p>
          </table:table-cell>
          <table:table-cell table:formula="of:=&quot;('&quot;&amp;[.C455]&amp;&quot;',&quot;&amp;[.H45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offspring/let-the-bad-times-roll" xlink:type="simple">Let The Bad Times Roll</text:a> - The Offspring</text:p>
          </table:table-cell>
          <table:table-cell/>
          <table:table-cell table:formula="of:=LEFT([.A456];(FIND(&quot;-&quot;;[.A456])-1))" office:value-type="string" office:string-value="Let The Bad Times Roll " calcext:value-type="string">
            <text:p>Let The Bad Times Roll </text:p>
          </table:table-cell>
          <table:table-cell table:number-columns-repeated="4"/>
          <table:table-cell table:formula="of:=RANDBETWEEN(1;4)" office:value-type="float" office:value="4" calcext:value-type="float">
            <text:p>4</text:p>
          </table:table-cell>
          <table:table-cell table:formula="of:=&quot;('&quot;&amp;[.C456]&amp;&quot;',&quot;&amp;[.H45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bel/let-them-know" xlink:type="simple">Let Them Know</text:a> - Mabel</text:p>
          </table:table-cell>
          <table:table-cell/>
          <table:table-cell table:formula="of:=LEFT([.A457];(FIND(&quot;-&quot;;[.A457])-1))" office:value-type="string" office:string-value="Let Them Know " calcext:value-type="string">
            <text:p>Let Them Know </text:p>
          </table:table-cell>
          <table:table-cell table:number-columns-repeated="4"/>
          <table:table-cell table:formula="of:=RANDBETWEEN(1;4)" office:value-type="float" office:value="1" calcext:value-type="float">
            <text:p>1</text:p>
          </table:table-cell>
          <table:table-cell table:formula="of:=&quot;('&quot;&amp;[.C457]&amp;&quot;',&quot;&amp;[.H457]&amp;&quot;,'default','default','&quot;&amp;#REF!&amp;&quot;'),&quot;" office:value-type="string" office:string-value="" calcext:value-type="error">
            <text:p>#RÉF !</text:p>
          </table:table-cell>
        </table:table-row>
        <table:table-row table:style-name="ro5">
          <table:table-cell office:value-type="string" calcext:value-type="string">
            <text:p>Lets All Dance - Donny Osmond</text:p>
          </table:table-cell>
          <table:table-cell/>
          <table:table-cell table:formula="of:=LEFT([.A458];(FIND(&quot;-&quot;;[.A458])-1))" office:value-type="string" office:string-value="Lets All Dance " calcext:value-type="string">
            <text:p>Lets All Dance </text:p>
          </table:table-cell>
          <table:table-cell table:number-columns-repeated="4"/>
          <table:table-cell table:formula="of:=RANDBETWEEN(1;4)" office:value-type="float" office:value="3" calcext:value-type="float">
            <text:p>3</text:p>
          </table:table-cell>
          <table:table-cell table:formula="of:=&quot;('&quot;&amp;[.C458]&amp;&quot;',&quot;&amp;[.H458]&amp;&quot;,'default','default','&quot;&amp;#REF!&amp;&quot;'),&quot;" office:value-type="string" office:string-value="" calcext:value-type="error">
            <text:p>#RÉF !</text:p>
          </table:table-cell>
        </table:table-row>
        <table:table-row table:style-name="ro3">
          <table:table-cell office:value-type="string" calcext:value-type="string">
            <text:p>Lets Go Brandon - Bryson Gray</text:p>
          </table:table-cell>
          <table:table-cell/>
          <table:table-cell table:formula="of:=LEFT([.A459];(FIND(&quot;-&quot;;[.A459])-1))" office:value-type="string" office:string-value="Lets Go Brandon " calcext:value-type="string">
            <text:p>Lets Go Brandon </text:p>
          </table:table-cell>
          <table:table-cell table:number-columns-repeated="4"/>
          <table:table-cell table:formula="of:=RANDBETWEEN(1;4)" office:value-type="float" office:value="4" calcext:value-type="float">
            <text:p>4</text:p>
          </table:table-cell>
          <table:table-cell table:formula="of:=&quot;('&quot;&amp;[.C459]&amp;&quot;',&quot;&amp;[.H459]&amp;&quot;,'default','default','&quot;&amp;#REF!&amp;&quot;'),&quot;" office:value-type="string" office:string-value="" calcext:value-type="error">
            <text:p>#RÉF !</text:p>
          </table:table-cell>
        </table:table-row>
        <table:table-row table:style-name="ro5">
          <table:table-cell office:value-type="string" calcext:value-type="string">
            <text:p>Lets Go Home Together - Ella Henderson</text:p>
          </table:table-cell>
          <table:table-cell/>
          <table:table-cell table:formula="of:=LEFT([.A460];(FIND(&quot;-&quot;;[.A460])-1))" office:value-type="string" office:string-value="Lets Go Home Together " calcext:value-type="string">
            <text:p>Lets Go Home Together </text:p>
          </table:table-cell>
          <table:table-cell table:number-columns-repeated="4"/>
          <table:table-cell table:formula="of:=RANDBETWEEN(1;4)" office:value-type="float" office:value="1" calcext:value-type="float">
            <text:p>1</text:p>
          </table:table-cell>
          <table:table-cell table:formula="of:=&quot;('&quot;&amp;[.C460]&amp;&quot;',&quot;&amp;[.H46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oza-alexander/lets-go-brandon" xlink:type="simple">Lets Go Brandon</text:a> - Loza Alexander</text:p>
          </table:table-cell>
          <table:table-cell/>
          <table:table-cell table:formula="of:=LEFT([.A461];(FIND(&quot;-&quot;;[.A461])-1))" office:value-type="string" office:string-value="Lets Go Brandon " calcext:value-type="string">
            <text:p>Lets Go Brandon </text:p>
          </table:table-cell>
          <table:table-cell table:number-columns-repeated="4"/>
          <table:table-cell table:formula="of:=RANDBETWEEN(1;4)" office:value-type="float" office:value="4" calcext:value-type="float">
            <text:p>4</text:p>
          </table:table-cell>
          <table:table-cell table:formula="of:=&quot;('&quot;&amp;[.C461]&amp;&quot;',&quot;&amp;[.H46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oshua-bassett/lie-lie-lie" xlink:type="simple">Lie Lie Lie</text:a> - Joshua Bassett</text:p>
          </table:table-cell>
          <table:table-cell/>
          <table:table-cell table:formula="of:=LEFT([.A462];(FIND(&quot;-&quot;;[.A462])-1))" office:value-type="string" office:string-value="Lie Lie Lie " calcext:value-type="string">
            <text:p>Lie Lie Lie </text:p>
          </table:table-cell>
          <table:table-cell table:number-columns-repeated="4"/>
          <table:table-cell table:formula="of:=RANDBETWEEN(1;4)" office:value-type="float" office:value="1" calcext:value-type="float">
            <text:p>1</text:p>
          </table:table-cell>
          <table:table-cell table:formula="of:=&quot;('&quot;&amp;[.C462]&amp;&quot;',&quot;&amp;[.H46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onny-osmond/life-after-loneliness" xlink:type="simple">Life After Loneliness</text:a> - Donny Osmond</text:p>
          </table:table-cell>
          <table:table-cell/>
          <table:table-cell table:formula="of:=LEFT([.A463];(FIND(&quot;-&quot;;[.A463])-1))" office:value-type="string" office:string-value="Life After Loneliness " calcext:value-type="string">
            <text:p>Life After Loneliness </text:p>
          </table:table-cell>
          <table:table-cell table:number-columns-repeated="4"/>
          <table:table-cell table:formula="of:=RANDBETWEEN(1;4)" office:value-type="float" office:value="3" calcext:value-type="float">
            <text:p>3</text:p>
          </table:table-cell>
          <table:table-cell table:formula="of:=&quot;('&quot;&amp;[.C463]&amp;&quot;',&quot;&amp;[.H4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oliver-tree/life-goes-on" xlink:type="simple">Life Goes On</text:a> - Oliver Tree</text:p>
          </table:table-cell>
          <table:table-cell/>
          <table:table-cell table:formula="of:=LEFT([.A464];(FIND(&quot;-&quot;;[.A464])-1))" office:value-type="string" office:string-value="Life Goes On " calcext:value-type="string">
            <text:p>Life Goes On </text:p>
          </table:table-cell>
          <table:table-cell table:number-columns-repeated="4"/>
          <table:table-cell table:formula="of:=RANDBETWEEN(1;4)" office:value-type="float" office:value="2" calcext:value-type="float">
            <text:p>2</text:p>
          </table:table-cell>
          <table:table-cell table:formula="of:=&quot;('&quot;&amp;[.C464]&amp;&quot;',&quot;&amp;[.H4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life-of-the-party" xlink:type="simple">Life Of The Party</text:a> - Kanye West</text:p>
          </table:table-cell>
          <table:table-cell/>
          <table:table-cell table:formula="of:=LEFT([.A465];(FIND(&quot;-&quot;;[.A465])-1))" office:value-type="string" office:string-value="Life Of The Party " calcext:value-type="string">
            <text:p>Life Of The Party </text:p>
          </table:table-cell>
          <table:table-cell table:number-columns-repeated="4"/>
          <table:table-cell table:formula="of:=RANDBETWEEN(1;4)" office:value-type="float" office:value="1" calcext:value-type="float">
            <text:p>1</text:p>
          </table:table-cell>
          <table:table-cell table:formula="of:=&quot;('&quot;&amp;[.C465]&amp;&quot;',&quot;&amp;[.H46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florida-georgia-line/life-rolls-on" xlink:type="simple">Life Rolls On</text:a> - Florida Georgia Line</text:p>
          </table:table-cell>
          <table:table-cell/>
          <table:table-cell table:formula="of:=LEFT([.A466];(FIND(&quot;-&quot;;[.A466])-1))" office:value-type="string" office:string-value="Life Rolls On " calcext:value-type="string">
            <text:p>Life Rolls On </text:p>
          </table:table-cell>
          <table:table-cell table:number-columns-repeated="4"/>
          <table:table-cell table:formula="of:=RANDBETWEEN(1;4)" office:value-type="float" office:value="3" calcext:value-type="float">
            <text:p>3</text:p>
          </table:table-cell>
          <table:table-cell table:formula="of:=&quot;('&quot;&amp;[.C466]&amp;&quot;',&quot;&amp;[.H46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son-derulo/lifestyle" xlink:type="simple">Lifestyle</text:a> - Jason Derulo</text:p>
          </table:table-cell>
          <table:table-cell/>
          <table:table-cell table:formula="of:=LEFT([.A467];(FIND(&quot;-&quot;;[.A467])-1))" office:value-type="string" office:string-value="Lifestyle " calcext:value-type="string">
            <text:p>Lifestyle </text:p>
          </table:table-cell>
          <table:table-cell table:number-columns-repeated="4"/>
          <table:table-cell table:formula="of:=RANDBETWEEN(1;4)" office:value-type="float" office:value="4" calcext:value-type="float">
            <text:p>4</text:p>
          </table:table-cell>
          <table:table-cell table:formula="of:=&quot;('&quot;&amp;[.C467]&amp;&quot;',&quot;&amp;[.H46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dy-antebellum/like-a-lady" xlink:type="simple">Like A Lady</text:a> - Lady A</text:p>
          </table:table-cell>
          <table:table-cell/>
          <table:table-cell table:formula="of:=LEFT([.A468];(FIND(&quot;-&quot;;[.A468])-1))" office:value-type="string" office:string-value="Like A Lady " calcext:value-type="string">
            <text:p>Like A Lady </text:p>
          </table:table-cell>
          <table:table-cell table:number-columns-repeated="4"/>
          <table:table-cell table:formula="of:=RANDBETWEEN(1;4)" office:value-type="float" office:value="3" calcext:value-type="float">
            <text:p>3</text:p>
          </table:table-cell>
          <table:table-cell table:formula="of:=&quot;('&quot;&amp;[.C468]&amp;&quot;',&quot;&amp;[.H46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yal-blood/limbo" xlink:type="simple">Limbo</text:a> - Royal Blood</text:p>
          </table:table-cell>
          <table:table-cell/>
          <table:table-cell table:formula="of:=LEFT([.A469];(FIND(&quot;-&quot;;[.A469])-1))" office:value-type="string" office:string-value="Limbo " calcext:value-type="string">
            <text:p>Limbo </text:p>
          </table:table-cell>
          <table:table-cell table:number-columns-repeated="4"/>
          <table:table-cell table:formula="of:=RANDBETWEEN(1;4)" office:value-type="float" office:value="2" calcext:value-type="float">
            <text:p>2</text:p>
          </table:table-cell>
          <table:table-cell table:formula="of:=&quot;('&quot;&amp;[.C469]&amp;&quot;',&quot;&amp;[.H46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en-morris/line-by-line" xlink:type="simple">Line By Line </text:a>- Maren Morris</text:p>
          </table:table-cell>
          <table:table-cell/>
          <table:table-cell table:formula="of:=LEFT([.A470];(FIND(&quot;-&quot;;[.A470])-1))" office:value-type="string" office:string-value="Line By Line " calcext:value-type="string">
            <text:p>Line By Line </text:p>
          </table:table-cell>
          <table:table-cell table:number-columns-repeated="4"/>
          <table:table-cell table:formula="of:=RANDBETWEEN(1;4)" office:value-type="float" office:value="2" calcext:value-type="float">
            <text:p>2</text:p>
          </table:table-cell>
          <table:table-cell table:formula="of:=&quot;('&quot;&amp;[.C470]&amp;&quot;',&quot;&amp;[.H4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olf-alice/lipstick-on-the-glass" xlink:type="simple">Lipstick On The Glass</text:a> - Wolf Alice</text:p>
          </table:table-cell>
          <table:table-cell/>
          <table:table-cell table:formula="of:=LEFT([.A471];(FIND(&quot;-&quot;;[.A471])-1))" office:value-type="string" office:string-value="Lipstick On The Glass " calcext:value-type="string">
            <text:p>Lipstick On The Glass </text:p>
          </table:table-cell>
          <table:table-cell table:number-columns-repeated="4"/>
          <table:table-cell table:formula="of:=RANDBETWEEN(1;4)" office:value-type="float" office:value="3" calcext:value-type="float">
            <text:p>3</text:p>
          </table:table-cell>
          <table:table-cell table:formula="of:=&quot;('&quot;&amp;[.C471]&amp;&quot;',&quot;&amp;[.H47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om-grennan/little-bit-of-love" xlink:type="simple">Little Bit Of Love</text:a> - Tom Grennan</text:p>
          </table:table-cell>
          <table:table-cell/>
          <table:table-cell table:formula="of:=LEFT([.A472];(FIND(&quot;-&quot;;[.A472])-1))" office:value-type="string" office:string-value="Little Bit Of Love " calcext:value-type="string">
            <text:p>Little Bit Of Love </text:p>
          </table:table-cell>
          <table:table-cell table:number-columns-repeated="4"/>
          <table:table-cell table:formula="of:=RANDBETWEEN(1;4)" office:value-type="float" office:value="4" calcext:value-type="float">
            <text:p>4</text:p>
          </table:table-cell>
          <table:table-cell table:formula="of:=&quot;('&quot;&amp;[.C472]&amp;&quot;',&quot;&amp;[.H4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rdy/little-blue" xlink:type="simple">Little Blue</text:a> - Birdy</text:p>
          </table:table-cell>
          <table:table-cell/>
          <table:table-cell table:formula="of:=LEFT([.A473];(FIND(&quot;-&quot;;[.A473])-1))" office:value-type="string" office:string-value="Little Blue " calcext:value-type="string">
            <text:p>Little Blue </text:p>
          </table:table-cell>
          <table:table-cell table:number-columns-repeated="4"/>
          <table:table-cell table:formula="of:=RANDBETWEEN(1;4)" office:value-type="float" office:value="3" calcext:value-type="float">
            <text:p>3</text:p>
          </table:table-cell>
          <table:table-cell table:formula="of:=&quot;('&quot;&amp;[.C473]&amp;&quot;',&quot;&amp;[.H4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j-tracey/little-more-love" xlink:type="simple">Little More Love</text:a> - AJ Tracey</text:p>
          </table:table-cell>
          <table:table-cell/>
          <table:table-cell table:formula="of:=LEFT([.A474];(FIND(&quot;-&quot;;[.A474])-1))" office:value-type="string" office:string-value="Little More Love " calcext:value-type="string">
            <text:p>Little More Love </text:p>
          </table:table-cell>
          <table:table-cell table:number-columns-repeated="4"/>
          <table:table-cell table:formula="of:=RANDBETWEEN(1;4)" office:value-type="float" office:value="2" calcext:value-type="float">
            <text:p>2</text:p>
          </table:table-cell>
          <table:table-cell table:formula="of:=&quot;('&quot;&amp;[.C474]&amp;&quot;',&quot;&amp;[.H4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bba/little-things" xlink:type="simple">Little Things</text:a> - ABBA</text:p>
          </table:table-cell>
          <table:table-cell/>
          <table:table-cell table:formula="of:=LEFT([.A475];(FIND(&quot;-&quot;;[.A475])-1))" office:value-type="string" office:string-value="Little Things " calcext:value-type="string">
            <text:p>Little Things </text:p>
          </table:table-cell>
          <table:table-cell table:number-columns-repeated="4"/>
          <table:table-cell table:formula="of:=RANDBETWEEN(1;4)" office:value-type="float" office:value="4" calcext:value-type="float">
            <text:p>4</text:p>
          </table:table-cell>
          <table:table-cell table:formula="of:=&quot;('&quot;&amp;[.C475]&amp;&quot;',&quot;&amp;[.H47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war-on-drugs/living-proof" xlink:type="simple">Living Proof</text:a> - The War On Drugs</text:p>
          </table:table-cell>
          <table:table-cell/>
          <table:table-cell table:formula="of:=LEFT([.A476];(FIND(&quot;-&quot;;[.A476])-1))" office:value-type="string" office:string-value="Living Proof " calcext:value-type="string">
            <text:p>Living Proof </text:p>
          </table:table-cell>
          <table:table-cell table:number-columns-repeated="4"/>
          <table:table-cell table:formula="of:=RANDBETWEEN(1;4)" office:value-type="float" office:value="4" calcext:value-type="float">
            <text:p>4</text:p>
          </table:table-cell>
          <table:table-cell table:formula="of:=&quot;('&quot;&amp;[.C476]&amp;&quot;',&quot;&amp;[.H4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lo-vas-a-olvidar" xlink:type="simple">Lo Vas a Olvidar</text:a> - Billie Eilish</text:p>
          </table:table-cell>
          <table:table-cell/>
          <table:table-cell table:formula="of:=LEFT([.A477];(FIND(&quot;-&quot;;[.A477])-1))" office:value-type="string" office:string-value="Lo Vas a Olvidar " calcext:value-type="string">
            <text:p>Lo Vas a Olvidar </text:p>
          </table:table-cell>
          <table:table-cell table:number-columns-repeated="4"/>
          <table:table-cell table:formula="of:=RANDBETWEEN(1;4)" office:value-type="float" office:value="1" calcext:value-type="float">
            <text:p>1</text:p>
          </table:table-cell>
          <table:table-cell table:formula="of:=&quot;('&quot;&amp;[.C477]&amp;&quot;',&quot;&amp;[.H4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rdy/loneliness" xlink:type="simple">Loneliness</text:a> - Birdy</text:p>
          </table:table-cell>
          <table:table-cell/>
          <table:table-cell table:formula="of:=LEFT([.A478];(FIND(&quot;-&quot;;[.A478])-1))" office:value-type="string" office:string-value="Loneliness " calcext:value-type="string">
            <text:p>Loneliness </text:p>
          </table:table-cell>
          <table:table-cell table:number-columns-repeated="4"/>
          <table:table-cell table:formula="of:=RANDBETWEEN(1;4)" office:value-type="float" office:value="2" calcext:value-type="float">
            <text:p>2</text:p>
          </table:table-cell>
          <table:table-cell table:formula="of:=&quot;('&quot;&amp;[.C478]&amp;&quot;',&quot;&amp;[.H47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nes-and-i/lonely" xlink:type="simple">Lonely</text:a> - Tones and I</text:p>
          </table:table-cell>
          <table:table-cell/>
          <table:table-cell table:formula="of:=LEFT([.A479];(FIND(&quot;-&quot;;[.A479])-1))" office:value-type="string" office:string-value="Lonely " calcext:value-type="string">
            <text:p>Lonely </text:p>
          </table:table-cell>
          <table:table-cell table:number-columns-repeated="4"/>
          <table:table-cell table:formula="of:=RANDBETWEEN(1;4)" office:value-type="float" office:value="2" calcext:value-type="float">
            <text:p>2</text:p>
          </table:table-cell>
          <table:table-cell table:formula="of:=&quot;('&quot;&amp;[.C479]&amp;&quot;',&quot;&amp;[.H479]&amp;&quot;,'default','default','&quot;&amp;#REF!&amp;&quot;'),&quot;" office:value-type="string" office:string-value="" calcext:value-type="error">
            <text:p>#RÉF !</text:p>
          </table:table-cell>
        </table:table-row>
        <table:table-row table:style-name="ro3">
          <table:table-cell office:value-type="string" calcext:value-type="string">
            <text:p>Look What Youve Done - Zara Larsson</text:p>
          </table:table-cell>
          <table:table-cell/>
          <table:table-cell table:formula="of:=LEFT([.A480];(FIND(&quot;-&quot;;[.A480])-1))" office:value-type="string" office:string-value="Look What Youve Done " calcext:value-type="string">
            <text:p>Look What Youve Done </text:p>
          </table:table-cell>
          <table:table-cell table:number-columns-repeated="4"/>
          <table:table-cell table:formula="of:=RANDBETWEEN(1;4)" office:value-type="float" office:value="4" calcext:value-type="float">
            <text:p>4</text:p>
          </table:table-cell>
          <table:table-cell table:formula="of:=&quot;('&quot;&amp;[.C480]&amp;&quot;',&quot;&amp;[.H480]&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ksi/lose" xlink:type="simple">Lose</text:a> - KSI</text:p>
          </table:table-cell>
          <table:table-cell/>
          <table:table-cell table:formula="of:=LEFT([.A481];(FIND(&quot;-&quot;;[.A481])-1))" office:value-type="string" office:string-value="Lose " calcext:value-type="string">
            <text:p>Lose </text:p>
          </table:table-cell>
          <table:table-cell table:number-columns-repeated="4"/>
          <table:table-cell table:formula="of:=RANDBETWEEN(1;4)" office:value-type="float" office:value="2" calcext:value-type="float">
            <text:p>2</text:p>
          </table:table-cell>
          <table:table-cell table:formula="of:=&quot;('&quot;&amp;[.C481]&amp;&quot;',&quot;&amp;[.H48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ondon-grammar/lose-your-head" xlink:type="simple">Lose Your Head</text:a> - London Grammar</text:p>
          </table:table-cell>
          <table:table-cell/>
          <table:table-cell table:formula="of:=LEFT([.A482];(FIND(&quot;-&quot;;[.A482])-1))" office:value-type="string" office:string-value="Lose Your Head " calcext:value-type="string">
            <text:p>Lose Your Head </text:p>
          </table:table-cell>
          <table:table-cell table:number-columns-repeated="4"/>
          <table:table-cell table:formula="of:=RANDBETWEEN(1;4)" office:value-type="float" office:value="4" calcext:value-type="float">
            <text:p>4</text:p>
          </table:table-cell>
          <table:table-cell table:formula="of:=&quot;('&quot;&amp;[.C482]&amp;&quot;',&quot;&amp;[.H482]&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nf/lost" xlink:type="simple">Lost</text:a> - NF</text:p>
          </table:table-cell>
          <table:table-cell/>
          <table:table-cell table:formula="of:=LEFT([.A483];(FIND(&quot;-&quot;;[.A483])-1))" office:value-type="string" office:string-value="Lost " calcext:value-type="string">
            <text:p>Lost </text:p>
          </table:table-cell>
          <table:table-cell table:number-columns-repeated="4"/>
          <table:table-cell table:formula="of:=RANDBETWEEN(1;4)" office:value-type="float" office:value="3" calcext:value-type="float">
            <text:p>3</text:p>
          </table:table-cell>
          <table:table-cell table:formula="of:=&quot;('&quot;&amp;[.C483]&amp;&quot;',&quot;&amp;[.H4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roon-5/lost" xlink:type="simple">Lost</text:a> - Maroon 5</text:p>
          </table:table-cell>
          <table:table-cell/>
          <table:table-cell table:formula="of:=LEFT([.A484];(FIND(&quot;-&quot;;[.A484])-1))" office:value-type="string" office:string-value="Lost " calcext:value-type="string">
            <text:p>Lost </text:p>
          </table:table-cell>
          <table:table-cell table:number-columns-repeated="4"/>
          <table:table-cell table:formula="of:=RANDBETWEEN(1;4)" office:value-type="float" office:value="3" calcext:value-type="float">
            <text:p>3</text:p>
          </table:table-cell>
          <table:table-cell table:formula="of:=&quot;('&quot;&amp;[.C484]&amp;&quot;',&quot;&amp;[.H4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lost-cause" xlink:type="simple">Lost Cause</text:a> - Billie Eilish</text:p>
          </table:table-cell>
          <table:table-cell/>
          <table:table-cell table:formula="of:=LEFT([.A485];(FIND(&quot;-&quot;;[.A485])-1))" office:value-type="string" office:string-value="Lost Cause " calcext:value-type="string">
            <text:p>Lost Cause </text:p>
          </table:table-cell>
          <table:table-cell table:number-columns-repeated="4"/>
          <table:table-cell table:formula="of:=RANDBETWEEN(1;4)" office:value-type="float" office:value="3" calcext:value-type="float">
            <text:p>3</text:p>
          </table:table-cell>
          <table:table-cell table:formula="of:=&quot;('&quot;&amp;[.C485]&amp;&quot;',&quot;&amp;[.H48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ttle-mix/love-sweet-love" xlink:type="simple">Love (Sweet Love)</text:a> - Little Mix</text:p>
          </table:table-cell>
          <table:table-cell/>
          <table:table-cell table:formula="of:=LEFT([.A486];(FIND(&quot;-&quot;;[.A486])-1))" office:value-type="string" office:string-value="Love (Sweet Love) " calcext:value-type="string">
            <text:p>Love (Sweet Love) </text:p>
          </table:table-cell>
          <table:table-cell table:number-columns-repeated="4"/>
          <table:table-cell table:formula="of:=RANDBETWEEN(1;4)" office:value-type="float" office:value="1" calcext:value-type="float">
            <text:p>1</text:p>
          </table:table-cell>
          <table:table-cell table:formula="of:=&quot;('&quot;&amp;[.C486]&amp;&quot;',&quot;&amp;[.H48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love-all" xlink:type="simple">Love All</text:a> - Drake</text:p>
          </table:table-cell>
          <table:table-cell/>
          <table:table-cell table:formula="of:=LEFT([.A487];(FIND(&quot;-&quot;;[.A487])-1))" office:value-type="string" office:string-value="Love All " calcext:value-type="string">
            <text:p>Love All </text:p>
          </table:table-cell>
          <table:table-cell table:number-columns-repeated="4"/>
          <table:table-cell table:formula="of:=RANDBETWEEN(1;4)" office:value-type="float" office:value="3" calcext:value-type="float">
            <text:p>3</text:p>
          </table:table-cell>
          <table:table-cell table:formula="of:=&quot;('&quot;&amp;[.C487]&amp;&quot;',&quot;&amp;[.H4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love-dies-young" xlink:type="simple">Love Dies Young</text:a> - Foo Fighters</text:p>
          </table:table-cell>
          <table:table-cell/>
          <table:table-cell table:formula="of:=LEFT([.A488];(FIND(&quot;-&quot;;[.A488])-1))" office:value-type="string" office:string-value="Love Dies Young " calcext:value-type="string">
            <text:p>Love Dies Young </text:p>
          </table:table-cell>
          <table:table-cell table:number-columns-repeated="4"/>
          <table:table-cell table:formula="of:=RANDBETWEEN(1;4)" office:value-type="float" office:value="3" calcext:value-type="float">
            <text:p>3</text:p>
          </table:table-cell>
          <table:table-cell table:formula="of:=&quot;('&quot;&amp;[.C488]&amp;&quot;',&quot;&amp;[.H4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love-in-slow-motion" xlink:type="simple">Love In Slow Motion</text:a> - Ed Sheeran</text:p>
          </table:table-cell>
          <table:table-cell/>
          <table:table-cell table:formula="of:=LEFT([.A489];(FIND(&quot;-&quot;;[.A489])-1))" office:value-type="string" office:string-value="Love In Slow Motion " calcext:value-type="string">
            <text:p>Love In Slow Motion </text:p>
          </table:table-cell>
          <table:table-cell table:number-columns-repeated="4"/>
          <table:table-cell table:formula="of:=RANDBETWEEN(1;4)" office:value-type="float" office:value="1" calcext:value-type="float">
            <text:p>1</text:p>
          </table:table-cell>
          <table:table-cell table:formula="of:=&quot;('&quot;&amp;[.C489]&amp;&quot;',&quot;&amp;[.H4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love-is-a-game" xlink:type="simple">Love Is A Game</text:a> - Adele</text:p>
          </table:table-cell>
          <table:table-cell/>
          <table:table-cell table:formula="of:=LEFT([.A490];(FIND(&quot;-&quot;;[.A490])-1))" office:value-type="string" office:string-value="Love Is A Game " calcext:value-type="string">
            <text:p>Love Is A Game </text:p>
          </table:table-cell>
          <table:table-cell table:number-columns-repeated="4"/>
          <table:table-cell table:formula="of:=RANDBETWEEN(1;4)" office:value-type="float" office:value="4" calcext:value-type="float">
            <text:p>4</text:p>
          </table:table-cell>
          <table:table-cell table:formula="of:=&quot;('&quot;&amp;[.C490]&amp;&quot;',&quot;&amp;[.H49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ickey-guyton/love-my-hair" xlink:type="simple">Love My Hair</text:a> - Mickey Guyton</text:p>
          </table:table-cell>
          <table:table-cell/>
          <table:table-cell table:formula="of:=LEFT([.A491];(FIND(&quot;-&quot;;[.A491])-1))" office:value-type="string" office:string-value="Love My Hair " calcext:value-type="string">
            <text:p>Love My Hair </text:p>
          </table:table-cell>
          <table:table-cell table:number-columns-repeated="4"/>
          <table:table-cell table:formula="of:=RANDBETWEEN(1;4)" office:value-type="float" office:value="2" calcext:value-type="float">
            <text:p>2</text:p>
          </table:table-cell>
          <table:table-cell table:formula="of:=&quot;('&quot;&amp;[.C491]&amp;&quot;',&quot;&amp;[.H49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chine-gun-kelly/love-race" xlink:type="simple">Love Race</text:a> - Machine Gun Kelly</text:p>
          </table:table-cell>
          <table:table-cell/>
          <table:table-cell table:formula="of:=LEFT([.A492];(FIND(&quot;-&quot;;[.A492])-1))" office:value-type="string" office:string-value="Love Race " calcext:value-type="string">
            <text:p>Love Race </text:p>
          </table:table-cell>
          <table:table-cell table:number-columns-repeated="4"/>
          <table:table-cell table:formula="of:=RANDBETWEEN(1;4)" office:value-type="float" office:value="4" calcext:value-type="float">
            <text:p>4</text:p>
          </table:table-cell>
          <table:table-cell table:formula="of:=&quot;('&quot;&amp;[.C492]&amp;&quot;',&quot;&amp;[.H4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house/love-tonight" xlink:type="simple">Love Tonight</text:a> - Shouse</text:p>
          </table:table-cell>
          <table:table-cell/>
          <table:table-cell table:formula="of:=LEFT([.A493];(FIND(&quot;-&quot;;[.A493])-1))" office:value-type="string" office:string-value="Love Tonight " calcext:value-type="string">
            <text:p>Love Tonight </text:p>
          </table:table-cell>
          <table:table-cell table:number-columns-repeated="4"/>
          <table:table-cell table:formula="of:=RANDBETWEEN(1;4)" office:value-type="float" office:value="3" calcext:value-type="float">
            <text:p>3</text:p>
          </table:table-cell>
          <table:table-cell table:formula="of:=&quot;('&quot;&amp;[.C493]&amp;&quot;',&quot;&amp;[.H49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tha-wainwright/love-will-be-reborn" xlink:type="simple">Love Will Be Reborn</text:a> - Martha Wainwright</text:p>
          </table:table-cell>
          <table:table-cell/>
          <table:table-cell table:formula="of:=LEFT([.A494];(FIND(&quot;-&quot;;[.A494])-1))" office:value-type="string" office:string-value="Love Will Be Reborn " calcext:value-type="string">
            <text:p>Love Will Be Reborn </text:p>
          </table:table-cell>
          <table:table-cell table:number-columns-repeated="4"/>
          <table:table-cell table:formula="of:=RANDBETWEEN(1;4)" office:value-type="float" office:value="2" calcext:value-type="float">
            <text:p>2</text:p>
          </table:table-cell>
          <table:table-cell table:formula="of:=&quot;('&quot;&amp;[.C494]&amp;&quot;',&quot;&amp;[.H494]&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durand-jones-the-indications/love-will-work-it-out" xlink:type="simple">Love Will Work It Out</text:a> - Durand Jones &amp; The Indications</text:p>
          </table:table-cell>
          <table:table-cell/>
          <table:table-cell table:formula="of:=LEFT([.A495];(FIND(&quot;-&quot;;[.A495])-1))" office:value-type="string" office:string-value="Love Will Work It Out " calcext:value-type="string">
            <text:p>Love Will Work It Out </text:p>
          </table:table-cell>
          <table:table-cell table:number-columns-repeated="4"/>
          <table:table-cell table:formula="of:=RANDBETWEEN(1;4)" office:value-type="float" office:value="4" calcext:value-type="float">
            <text:p>4</text:p>
          </table:table-cell>
          <table:table-cell table:formula="of:=&quot;('&quot;&amp;[.C495]&amp;&quot;',&quot;&amp;[.H49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yler-the-creator/lumberjack" xlink:type="simple">Lumberjack</text:a> - Tyler, the Creator</text:p>
          </table:table-cell>
          <table:table-cell/>
          <table:table-cell table:formula="of:=LEFT([.A496];(FIND(&quot;-&quot;;[.A496])-1))" office:value-type="string" office:string-value="Lumberjack " calcext:value-type="string">
            <text:p>Lumberjack </text:p>
          </table:table-cell>
          <table:table-cell table:number-columns-repeated="4"/>
          <table:table-cell table:formula="of:=RANDBETWEEN(1;4)" office:value-type="float" office:value="4" calcext:value-type="float">
            <text:p>4</text:p>
          </table:table-cell>
          <table:table-cell table:formula="of:=&quot;('&quot;&amp;[.C496]&amp;&quot;',&quot;&amp;[.H4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shay/lying" xlink:type="simple">Lying</text:a> - Dan + Shay</text:p>
          </table:table-cell>
          <table:table-cell/>
          <table:table-cell table:formula="of:=LEFT([.A497];(FIND(&quot;-&quot;;[.A497])-1))" office:value-type="string" office:string-value="Lying " calcext:value-type="string">
            <text:p>Lying </text:p>
          </table:table-cell>
          <table:table-cell table:number-columns-repeated="4"/>
          <table:table-cell table:formula="of:=RANDBETWEEN(1;4)" office:value-type="float" office:value="1" calcext:value-type="float">
            <text:p>1</text:p>
          </table:table-cell>
          <table:table-cell table:formula="of:=&quot;('&quot;&amp;[.C497]&amp;&quot;',&quot;&amp;[.H4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ric-church/lynyrd-skynyrd-jones" xlink:type="simple">Lynyrd Skynyrd Jones</text:a> - Eric Church</text:p>
          </table:table-cell>
          <table:table-cell/>
          <table:table-cell table:formula="of:=LEFT([.A498];(FIND(&quot;-&quot;;[.A498])-1))" office:value-type="string" office:string-value="Lynyrd Skynyrd Jones " calcext:value-type="string">
            <text:p>Lynyrd Skynyrd Jones </text:p>
          </table:table-cell>
          <table:table-cell table:number-columns-repeated="4"/>
          <table:table-cell table:formula="of:=RANDBETWEEN(1;4)" office:value-type="float" office:value="4" calcext:value-type="float">
            <text:p>4</text:p>
          </table:table-cell>
          <table:table-cell table:formula="of:=&quot;('&quot;&amp;[.C498]&amp;&quot;',&quot;&amp;[.H4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rkin-poe/mad-as-a-hatter" xlink:type="simple">Mad As A Hatter</text:a> - Larkin Poe</text:p>
          </table:table-cell>
          <table:table-cell/>
          <table:table-cell table:formula="of:=LEFT([.A499];(FIND(&quot;-&quot;;[.A499])-1))" office:value-type="string" office:string-value="Mad As A Hatter " calcext:value-type="string">
            <text:p>Mad As A Hatter </text:p>
          </table:table-cell>
          <table:table-cell table:number-columns-repeated="4"/>
          <table:table-cell table:formula="of:=RANDBETWEEN(1;4)" office:value-type="float" office:value="1" calcext:value-type="float">
            <text:p>1</text:p>
          </table:table-cell>
          <table:table-cell table:formula="of:=&quot;('&quot;&amp;[.C499]&amp;&quot;',&quot;&amp;[.H4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iesha/made-for-silence" xlink:type="simple">Made For Silence</text:a> - Miiesha</text:p>
          </table:table-cell>
          <table:table-cell/>
          <table:table-cell table:formula="of:=LEFT([.A500];(FIND(&quot;-&quot;;[.A500])-1))" office:value-type="string" office:string-value="Made For Silence " calcext:value-type="string">
            <text:p>Made For Silence </text:p>
          </table:table-cell>
          <table:table-cell table:number-columns-repeated="4"/>
          <table:table-cell table:formula="of:=RANDBETWEEN(1;4)" office:value-type="float" office:value="3" calcext:value-type="float">
            <text:p>3</text:p>
          </table:table-cell>
          <table:table-cell table:formula="of:=&quot;('&quot;&amp;[.C500]&amp;&quot;',&quot;&amp;[.H5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ayde-wolf/madness" xlink:type="simple">Madness</text:a> - Zayde Wolf</text:p>
          </table:table-cell>
          <table:table-cell/>
          <table:table-cell table:formula="of:=LEFT([.A501];(FIND(&quot;-&quot;;[.A501])-1))" office:value-type="string" office:string-value="Madness " calcext:value-type="string">
            <text:p>Madness </text:p>
          </table:table-cell>
          <table:table-cell table:number-columns-repeated="4"/>
          <table:table-cell table:formula="of:=RANDBETWEEN(1;4)" office:value-type="float" office:value="1" calcext:value-type="float">
            <text:p>1</text:p>
          </table:table-cell>
          <table:table-cell table:formula="of:=&quot;('&quot;&amp;[.C501]&amp;&quot;',&quot;&amp;[.H50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avis-scott/mafia" xlink:type="simple">Mafia</text:a> - Travis Scott</text:p>
          </table:table-cell>
          <table:table-cell/>
          <table:table-cell table:formula="of:=LEFT([.A502];(FIND(&quot;-&quot;;[.A502])-1))" office:value-type="string" office:string-value="Mafia " calcext:value-type="string">
            <text:p>Mafia </text:p>
          </table:table-cell>
          <table:table-cell table:number-columns-repeated="4"/>
          <table:table-cell table:formula="of:=RANDBETWEEN(1;4)" office:value-type="float" office:value="2" calcext:value-type="float">
            <text:p>2</text:p>
          </table:table-cell>
          <table:table-cell table:formula="of:=&quot;('&quot;&amp;[.C502]&amp;&quot;',&quot;&amp;[.H50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lters-only/make-me-feel-good" xlink:type="simple">Make Me Feel Good</text:a> - Belters Only</text:p>
          </table:table-cell>
          <table:table-cell/>
          <table:table-cell table:formula="of:=LEFT([.A503];(FIND(&quot;-&quot;;[.A503])-1))" office:value-type="string" office:string-value="Make Me Feel Good " calcext:value-type="string">
            <text:p>Make Me Feel Good </text:p>
          </table:table-cell>
          <table:table-cell table:number-columns-repeated="4"/>
          <table:table-cell table:formula="of:=RANDBETWEEN(1;4)" office:value-type="float" office:value="2" calcext:value-type="float">
            <text:p>2</text:p>
          </table:table-cell>
          <table:table-cell table:formula="of:=&quot;('&quot;&amp;[.C503]&amp;&quot;',&quot;&amp;[.H50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block-europe/make-you-smile" xlink:type="simple">Make You Smile</text:a> - D-Block Europe</text:p>
          </table:table-cell>
          <table:table-cell/>
          <table:table-cell table:formula="of:=LEFT([.A504];(FIND(&quot;-&quot;;[.A504])-1))" office:value-type="string" office:string-value="Make You Smile " calcext:value-type="string">
            <text:p>Make You Smile </text:p>
          </table:table-cell>
          <table:table-cell table:number-columns-repeated="4"/>
          <table:table-cell table:formula="of:=RANDBETWEEN(1;4)" office:value-type="float" office:value="4" calcext:value-type="float">
            <text:p>4</text:p>
          </table:table-cell>
          <table:table-cell table:formula="of:=&quot;('&quot;&amp;[.C504]&amp;&quot;',&quot;&amp;[.H50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making-a-fire" xlink:type="simple">Making A Fire</text:a> - Foo Fighters</text:p>
          </table:table-cell>
          <table:table-cell/>
          <table:table-cell table:formula="of:=LEFT([.A505];(FIND(&quot;-&quot;;[.A505])-1))" office:value-type="string" office:string-value="Making A Fire " calcext:value-type="string">
            <text:p>Making A Fire </text:p>
          </table:table-cell>
          <table:table-cell table:number-columns-repeated="4"/>
          <table:table-cell table:formula="of:=RANDBETWEEN(1;4)" office:value-type="float" office:value="3" calcext:value-type="float">
            <text:p>3</text:p>
          </table:table-cell>
          <table:table-cell table:formula="of:=&quot;('&quot;&amp;[.C505]&amp;&quot;',&quot;&amp;[.H50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male-fantasy" xlink:type="simple">Male Fantasy</text:a> - Billie Eilish</text:p>
          </table:table-cell>
          <table:table-cell/>
          <table:table-cell table:formula="of:=LEFT([.A506];(FIND(&quot;-&quot;;[.A506])-1))" office:value-type="string" office:string-value="Male Fantasy " calcext:value-type="string">
            <text:p>Male Fantasy </text:p>
          </table:table-cell>
          <table:table-cell table:number-columns-repeated="4"/>
          <table:table-cell table:formula="of:=RANDBETWEEN(1;4)" office:value-type="float" office:value="1" calcext:value-type="float">
            <text:p>1</text:p>
          </table:table-cell>
          <table:table-cell table:formula="of:=&quot;('&quot;&amp;[.C506]&amp;&quot;',&quot;&amp;[.H5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neskin/mammamia" xlink:type="simple">Mammamia</text:a> - Måneskin</text:p>
          </table:table-cell>
          <table:table-cell/>
          <table:table-cell table:formula="of:=LEFT([.A507];(FIND(&quot;-&quot;;[.A507])-1))" office:value-type="string" office:string-value="Mammamia " calcext:value-type="string">
            <text:p>Mammamia </text:p>
          </table:table-cell>
          <table:table-cell table:number-columns-repeated="4"/>
          <table:table-cell table:formula="of:=RANDBETWEEN(1;4)" office:value-type="float" office:value="3" calcext:value-type="float">
            <text:p>3</text:p>
          </table:table-cell>
          <table:table-cell table:formula="of:=&quot;('&quot;&amp;[.C507]&amp;&quot;',&quot;&amp;[.H50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mmoth-wvh/mammoth" xlink:type="simple">Mammoth</text:a> - Mammoth WVH</text:p>
          </table:table-cell>
          <table:table-cell/>
          <table:table-cell table:formula="of:=LEFT([.A508];(FIND(&quot;-&quot;;[.A508])-1))" office:value-type="string" office:string-value="Mammoth " calcext:value-type="string">
            <text:p>Mammoth </text:p>
          </table:table-cell>
          <table:table-cell table:number-columns-repeated="4"/>
          <table:table-cell table:formula="of:=RANDBETWEEN(1;4)" office:value-type="float" office:value="3" calcext:value-type="float">
            <text:p>3</text:p>
          </table:table-cell>
          <table:table-cell table:formula="of:=&quot;('&quot;&amp;[.C508]&amp;&quot;',&quot;&amp;[.H508]&amp;&quot;,'default','default','&quot;&amp;#REF!&amp;&quot;'),&quot;" office:value-type="string" office:string-value="" calcext:value-type="error">
            <text:p>#RÉF !</text:p>
          </table:table-cell>
        </table:table-row>
        <table:table-row table:style-name="ro5">
          <table:table-cell office:value-type="string" calcext:value-type="string">
            <text:p>Marea (Weve Lost Dancing) - Fred again</text:p>
          </table:table-cell>
          <table:table-cell/>
          <table:table-cell table:formula="of:=LEFT([.A509];(FIND(&quot;-&quot;;[.A509])-1))" office:value-type="string" office:string-value="Marea (Weve Lost Dancing) " calcext:value-type="string">
            <text:p>Marea (Weve Lost Dancing) </text:p>
          </table:table-cell>
          <table:table-cell table:number-columns-repeated="4"/>
          <table:table-cell table:formula="of:=RANDBETWEEN(1;4)" office:value-type="float" office:value="3" calcext:value-type="float">
            <text:p>3</text:p>
          </table:table-cell>
          <table:table-cell table:formula="of:=&quot;('&quot;&amp;[.C509]&amp;&quot;',&quot;&amp;[.H50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racy-bonham/me-symphony" xlink:type="simple">Me Symphony</text:a> - Tracy Bonham</text:p>
          </table:table-cell>
          <table:table-cell/>
          <table:table-cell table:formula="of:=LEFT([.A510];(FIND(&quot;-&quot;;[.A510])-1))" office:value-type="string" office:string-value="Me Symphony " calcext:value-type="string">
            <text:p>Me Symphony </text:p>
          </table:table-cell>
          <table:table-cell table:number-columns-repeated="4"/>
          <table:table-cell table:formula="of:=RANDBETWEEN(1;4)" office:value-type="float" office:value="1" calcext:value-type="float">
            <text:p>1</text:p>
          </table:table-cell>
          <table:table-cell table:formula="of:=&quot;('&quot;&amp;[.C510]&amp;&quot;',&quot;&amp;[.H51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tay-flee-get-lizzy/meant-to-be" xlink:type="simple">Meant To Be</text:a> - Stay Flee Get Lizzy</text:p>
          </table:table-cell>
          <table:table-cell/>
          <table:table-cell table:formula="of:=LEFT([.A511];(FIND(&quot;-&quot;;[.A511])-1))" office:value-type="string" office:string-value="Meant To Be " calcext:value-type="string">
            <text:p>Meant To Be </text:p>
          </table:table-cell>
          <table:table-cell table:number-columns-repeated="4"/>
          <table:table-cell table:formula="of:=RANDBETWEEN(1;4)" office:value-type="float" office:value="1" calcext:value-type="float">
            <text:p>1</text:p>
          </table:table-cell>
          <table:table-cell table:formula="of:=&quot;('&quot;&amp;[.C511]&amp;&quot;',&quot;&amp;[.H5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arthur/medicine" xlink:type="simple">Medicine</text:a> - James Arthur</text:p>
          </table:table-cell>
          <table:table-cell/>
          <table:table-cell table:formula="of:=LEFT([.A512];(FIND(&quot;-&quot;;[.A512])-1))" office:value-type="string" office:string-value="Medicine " calcext:value-type="string">
            <text:p>Medicine </text:p>
          </table:table-cell>
          <table:table-cell table:number-columns-repeated="4"/>
          <table:table-cell table:formula="of:=RANDBETWEEN(1;4)" office:value-type="float" office:value="3" calcext:value-type="float">
            <text:p>3</text:p>
          </table:table-cell>
          <table:table-cell table:formula="of:=&quot;('&quot;&amp;[.C512]&amp;&quot;',&quot;&amp;[.H5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medicine-at-midnight" xlink:type="simple">Medicine At Midnight</text:a> - Foo Fighters</text:p>
          </table:table-cell>
          <table:table-cell/>
          <table:table-cell table:formula="of:=LEFT([.A513];(FIND(&quot;-&quot;;[.A513])-1))" office:value-type="string" office:string-value="Medicine At Midnight " calcext:value-type="string">
            <text:p>Medicine At Midnight </text:p>
          </table:table-cell>
          <table:table-cell table:number-columns-repeated="4"/>
          <table:table-cell table:formula="of:=RANDBETWEEN(1;4)" office:value-type="float" office:value="3" calcext:value-type="float">
            <text:p>3</text:p>
          </table:table-cell>
          <table:table-cell table:formula="of:=&quot;('&quot;&amp;[.C513]&amp;&quot;',&quot;&amp;[.H51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emi-lovato/melon-cake" xlink:type="simple">Melon Cake</text:a> - Demi Lovato</text:p>
          </table:table-cell>
          <table:table-cell/>
          <table:table-cell table:formula="of:=LEFT([.A514];(FIND(&quot;-&quot;;[.A514])-1))" office:value-type="string" office:string-value="Melon Cake " calcext:value-type="string">
            <text:p>Melon Cake </text:p>
          </table:table-cell>
          <table:table-cell table:number-columns-repeated="4"/>
          <table:table-cell table:formula="of:=RANDBETWEEN(1;4)" office:value-type="float" office:value="2" calcext:value-type="float">
            <text:p>2</text:p>
          </table:table-cell>
          <table:table-cell table:formula="of:=&quot;('&quot;&amp;[.C514]&amp;&quot;',&quot;&amp;[.H51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e-brown/memory" xlink:type="simple">Memory</text:a> - Kane Brown</text:p>
          </table:table-cell>
          <table:table-cell/>
          <table:table-cell table:formula="of:=LEFT([.A515];(FIND(&quot;-&quot;;[.A515])-1))" office:value-type="string" office:string-value="Memory " calcext:value-type="string">
            <text:p>Memory </text:p>
          </table:table-cell>
          <table:table-cell table:number-columns-repeated="4"/>
          <table:table-cell table:formula="of:=RANDBETWEEN(1;4)" office:value-type="float" office:value="1" calcext:value-type="float">
            <text:p>1</text:p>
          </table:table-cell>
          <table:table-cell table:formula="of:=&quot;('&quot;&amp;[.C515]&amp;&quot;',&quot;&amp;[.H5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ve/mercury" xlink:type="simple">Mercury</text:a> - Dave</text:p>
          </table:table-cell>
          <table:table-cell/>
          <table:table-cell table:formula="of:=LEFT([.A516];(FIND(&quot;-&quot;;[.A516])-1))" office:value-type="string" office:string-value="Mercury " calcext:value-type="string">
            <text:p>Mercury </text:p>
          </table:table-cell>
          <table:table-cell table:number-columns-repeated="4"/>
          <table:table-cell table:formula="of:=RANDBETWEEN(1;4)" office:value-type="float" office:value="2" calcext:value-type="float">
            <text:p>2</text:p>
          </table:table-cell>
          <table:table-cell table:formula="of:=&quot;('&quot;&amp;[.C516]&amp;&quot;',&quot;&amp;[.H5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merry-christmas" xlink:type="simple">Merry Christmas</text:a> - Ed Sheeran</text:p>
          </table:table-cell>
          <table:table-cell/>
          <table:table-cell table:formula="of:=LEFT([.A517];(FIND(&quot;-&quot;;[.A517])-1))" office:value-type="string" office:string-value="Merry Christmas " calcext:value-type="string">
            <text:p>Merry Christmas </text:p>
          </table:table-cell>
          <table:table-cell table:number-columns-repeated="4"/>
          <table:table-cell table:formula="of:=RANDBETWEEN(1;4)" office:value-type="float" office:value="3" calcext:value-type="float">
            <text:p>3</text:p>
          </table:table-cell>
          <table:table-cell table:formula="of:=&quot;('&quot;&amp;[.C517]&amp;&quot;',&quot;&amp;[.H51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message-in-a-bottle" xlink:type="simple">Message In A Bottle</text:a> - Taylor Swift</text:p>
          </table:table-cell>
          <table:table-cell/>
          <table:table-cell table:formula="of:=LEFT([.A518];(FIND(&quot;-&quot;;[.A518])-1))" office:value-type="string" office:string-value="Message In A Bottle " calcext:value-type="string">
            <text:p>Message In A Bottle </text:p>
          </table:table-cell>
          <table:table-cell table:number-columns-repeated="4"/>
          <table:table-cell table:formula="of:=RANDBETWEEN(1;4)" office:value-type="float" office:value="2" calcext:value-type="float">
            <text:p>2</text:p>
          </table:table-cell>
          <table:table-cell table:formula="of:=&quot;('&quot;&amp;[.C518]&amp;&quot;',&quot;&amp;[.H51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mi-lovato/met-him-last-night" xlink:type="simple">Met Him Last Night</text:a> - Demi Lovato</text:p>
          </table:table-cell>
          <table:table-cell/>
          <table:table-cell table:formula="of:=LEFT([.A519];(FIND(&quot;-&quot;;[.A519])-1))" office:value-type="string" office:string-value="Met Him Last Night " calcext:value-type="string">
            <text:p>Met Him Last Night </text:p>
          </table:table-cell>
          <table:table-cell table:number-columns-repeated="4"/>
          <table:table-cell table:formula="of:=RANDBETWEEN(1;4)" office:value-type="float" office:value="3" calcext:value-type="float">
            <text:p>3</text:p>
          </table:table-cell>
          <table:table-cell table:formula="of:=&quot;('&quot;&amp;[.C519]&amp;&quot;',&quot;&amp;[.H51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lake-shelton/minimum-wage" xlink:type="simple">Minimum Wage</text:a> - Blake Shelton</text:p>
          </table:table-cell>
          <table:table-cell/>
          <table:table-cell table:formula="of:=LEFT([.A520];(FIND(&quot;-&quot;;[.A520])-1))" office:value-type="string" office:string-value="Minimum Wage " calcext:value-type="string">
            <text:p>Minimum Wage </text:p>
          </table:table-cell>
          <table:table-cell table:number-columns-repeated="4"/>
          <table:table-cell table:formula="of:=RANDBETWEEN(1;4)" office:value-type="float" office:value="3" calcext:value-type="float">
            <text:p>3</text:p>
          </table:table-cell>
          <table:table-cell table:formula="of:=&quot;('&quot;&amp;[.C520]&amp;&quot;',&quot;&amp;[.H5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rank-turner/miranda" xlink:type="simple">Miranda</text:a> - Frank Turner</text:p>
          </table:table-cell>
          <table:table-cell/>
          <table:table-cell table:formula="of:=LEFT([.A521];(FIND(&quot;-&quot;;[.A521])-1))" office:value-type="string" office:string-value="Miranda " calcext:value-type="string">
            <text:p>Miranda </text:p>
          </table:table-cell>
          <table:table-cell table:number-columns-repeated="4"/>
          <table:table-cell table:formula="of:=RANDBETWEEN(1;4)" office:value-type="float" office:value="4" calcext:value-type="float">
            <text:p>4</text:p>
          </table:table-cell>
          <table:table-cell table:formula="of:=&quot;('&quot;&amp;[.C521]&amp;&quot;',&quot;&amp;[.H52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sigrid/mirror" xlink:type="simple">Mirror</text:a> - Sigrid</text:p>
          </table:table-cell>
          <table:table-cell/>
          <table:table-cell table:formula="of:=LEFT([.A522];(FIND(&quot;-&quot;;[.A522])-1))" office:value-type="string" office:string-value="Mirror " calcext:value-type="string">
            <text:p>Mirror </text:p>
          </table:table-cell>
          <table:table-cell table:number-columns-repeated="4"/>
          <table:table-cell table:formula="of:=RANDBETWEEN(1;4)" office:value-type="float" office:value="2" calcext:value-type="float">
            <text:p>2</text:p>
          </table:table-cell>
          <table:table-cell table:formula="of:=&quot;('&quot;&amp;[.C522]&amp;&quot;',&quot;&amp;[.H52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rippie-redd/miss-the-rage" xlink:type="simple">Miss The Rage</text:a> - Trippie Redd</text:p>
          </table:table-cell>
          <table:table-cell/>
          <table:table-cell table:formula="of:=LEFT([.A523];(FIND(&quot;-&quot;;[.A523])-1))" office:value-type="string" office:string-value="Miss The Rage " calcext:value-type="string">
            <text:p>Miss The Rage </text:p>
          </table:table-cell>
          <table:table-cell table:number-columns-repeated="4"/>
          <table:table-cell table:formula="of:=RANDBETWEEN(1;4)" office:value-type="float" office:value="3" calcext:value-type="float">
            <text:p>3</text:p>
          </table:table-cell>
          <table:table-cell table:formula="of:=&quot;('&quot;&amp;[.C523]&amp;&quot;',&quot;&amp;[.H5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es-rocs/mmc" xlink:type="simple">MMC</text:a> - Des Rocs</text:p>
          </table:table-cell>
          <table:table-cell/>
          <table:table-cell table:formula="of:=LEFT([.A524];(FIND(&quot;-&quot;;[.A524])-1))" office:value-type="string" office:string-value="MMC " calcext:value-type="string">
            <text:p>MMC </text:p>
          </table:table-cell>
          <table:table-cell table:number-columns-repeated="4"/>
          <table:table-cell table:formula="of:=RANDBETWEEN(1;4)" office:value-type="float" office:value="4" calcext:value-type="float">
            <text:p>4</text:p>
          </table:table-cell>
          <table:table-cell table:formula="of:=&quot;('&quot;&amp;[.C524]&amp;&quot;',&quot;&amp;[.H52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ath-from-above/modern-guy" xlink:type="simple">Modern Guy</text:a> - Death From Above 1979</text:p>
          </table:table-cell>
          <table:table-cell/>
          <table:table-cell table:formula="of:=LEFT([.A525];(FIND(&quot;-&quot;;[.A525])-1))" office:value-type="string" office:string-value="Modern Guy " calcext:value-type="string">
            <text:p>Modern Guy </text:p>
          </table:table-cell>
          <table:table-cell table:number-columns-repeated="4"/>
          <table:table-cell table:formula="of:=RANDBETWEEN(1;4)" office:value-type="float" office:value="3" calcext:value-type="float">
            <text:p>3</text:p>
          </table:table-cell>
          <table:table-cell table:formula="of:=&quot;('&quot;&amp;[.C525]&amp;&quot;',&quot;&amp;[.H5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ise-against/monarch" xlink:type="simple">Monarch</text:a> - Rise Against</text:p>
          </table:table-cell>
          <table:table-cell/>
          <table:table-cell table:formula="of:=LEFT([.A526];(FIND(&quot;-&quot;;[.A526])-1))" office:value-type="string" office:string-value="Monarch " calcext:value-type="string">
            <text:p>Monarch </text:p>
          </table:table-cell>
          <table:table-cell table:number-columns-repeated="4"/>
          <table:table-cell table:formula="of:=RANDBETWEEN(1;4)" office:value-type="float" office:value="3" calcext:value-type="float">
            <text:p>3</text:p>
          </table:table-cell>
          <table:table-cell table:formula="of:=&quot;('&quot;&amp;[.C526]&amp;&quot;',&quot;&amp;[.H526]&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lisa/money" xlink:type="simple">Money</text:a> - Lisa</text:p>
          </table:table-cell>
          <table:table-cell/>
          <table:table-cell table:formula="of:=LEFT([.A527];(FIND(&quot;-&quot;;[.A527])-1))" office:value-type="string" office:string-value="Money " calcext:value-type="string">
            <text:p>Money </text:p>
          </table:table-cell>
          <table:table-cell table:number-columns-repeated="4"/>
          <table:table-cell table:formula="of:=RANDBETWEEN(1;4)" office:value-type="float" office:value="4" calcext:value-type="float">
            <text:p>4</text:p>
          </table:table-cell>
          <table:table-cell table:formula="of:=&quot;('&quot;&amp;[.C527]&amp;&quot;',&quot;&amp;[.H52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a-beatfreakz/money-calling" xlink:type="simple">Money Calling</text:a> - Da Beatfreakz</text:p>
          </table:table-cell>
          <table:table-cell/>
          <table:table-cell table:formula="of:=LEFT([.A528];(FIND(&quot;-&quot;;[.A528])-1))" office:value-type="string" office:string-value="Money Calling " calcext:value-type="string">
            <text:p>Money Calling </text:p>
          </table:table-cell>
          <table:table-cell table:number-columns-repeated="4"/>
          <table:table-cell table:formula="of:=RANDBETWEEN(1;4)" office:value-type="float" office:value="3" calcext:value-type="float">
            <text:p>3</text:p>
          </table:table-cell>
          <table:table-cell table:formula="of:=&quot;('&quot;&amp;[.C528]&amp;&quot;',&quot;&amp;[.H5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redo/money-talks" xlink:type="simple">Money Talks</text:a> - Fredo</text:p>
          </table:table-cell>
          <table:table-cell/>
          <table:table-cell table:formula="of:=LEFT([.A529];(FIND(&quot;-&quot;;[.A529])-1))" office:value-type="string" office:string-value="Money Talks " calcext:value-type="string">
            <text:p>Money Talks </text:p>
          </table:table-cell>
          <table:table-cell table:number-columns-repeated="4"/>
          <table:table-cell table:formula="of:=RANDBETWEEN(1;4)" office:value-type="float" office:value="4" calcext:value-type="float">
            <text:p>4</text:p>
          </table:table-cell>
          <table:table-cell table:formula="of:=&quot;('&quot;&amp;[.C529]&amp;&quot;',&quot;&amp;[.H5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m-odell/monster" xlink:type="simple">Monster</text:a> - Tom Odell</text:p>
          </table:table-cell>
          <table:table-cell/>
          <table:table-cell table:formula="of:=LEFT([.A530];(FIND(&quot;-&quot;;[.A530])-1))" office:value-type="string" office:string-value="Monster " calcext:value-type="string">
            <text:p>Monster </text:p>
          </table:table-cell>
          <table:table-cell table:number-columns-repeated="4"/>
          <table:table-cell table:formula="of:=RANDBETWEEN(1;4)" office:value-type="float" office:value="2" calcext:value-type="float">
            <text:p>2</text:p>
          </table:table-cell>
          <table:table-cell table:formula="of:=&quot;('&quot;&amp;[.C530]&amp;&quot;',&quot;&amp;[.H5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nas-x/montero-call-me-by-your-name" xlink:type="simple">MONTERO (Call Me By Your Name)</text:a> - Lil Nas X</text:p>
          </table:table-cell>
          <table:table-cell/>
          <table:table-cell table:formula="of:=LEFT([.A531];(FIND(&quot;-&quot;;[.A531])-1))" office:value-type="string" office:string-value="MONTERO (Call Me By Your Name) " calcext:value-type="string">
            <text:p>MONTERO (Call Me By Your Name) </text:p>
          </table:table-cell>
          <table:table-cell table:number-columns-repeated="4"/>
          <table:table-cell table:formula="of:=RANDBETWEEN(1;4)" office:value-type="float" office:value="2" calcext:value-type="float">
            <text:p>2</text:p>
          </table:table-cell>
          <table:table-cell table:formula="of:=&quot;('&quot;&amp;[.C531]&amp;&quot;',&quot;&amp;[.H5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mood-ring" xlink:type="simple">Mood Ring</text:a> - Lorde</text:p>
          </table:table-cell>
          <table:table-cell/>
          <table:table-cell table:formula="of:=LEFT([.A532];(FIND(&quot;-&quot;;[.A532])-1))" office:value-type="string" office:string-value="Mood Ring " calcext:value-type="string">
            <text:p>Mood Ring </text:p>
          </table:table-cell>
          <table:table-cell table:number-columns-repeated="4"/>
          <table:table-cell table:formula="of:=RANDBETWEEN(1;4)" office:value-type="float" office:value="4" calcext:value-type="float">
            <text:p>4</text:p>
          </table:table-cell>
          <table:table-cell table:formula="of:=&quot;('&quot;&amp;[.C532]&amp;&quot;',&quot;&amp;[.H5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moon" xlink:type="simple">Moon</text:a> - Kanye West</text:p>
          </table:table-cell>
          <table:table-cell/>
          <table:table-cell table:formula="of:=LEFT([.A533];(FIND(&quot;-&quot;;[.A533])-1))" office:value-type="string" office:string-value="Moon " calcext:value-type="string">
            <text:p>Moon </text:p>
          </table:table-cell>
          <table:table-cell table:number-columns-repeated="4"/>
          <table:table-cell table:formula="of:=RANDBETWEEN(1;4)" office:value-type="float" office:value="3" calcext:value-type="float">
            <text:p>3</text:p>
          </table:table-cell>
          <table:table-cell table:formula="of:=&quot;('&quot;&amp;[.C533]&amp;&quot;',&quot;&amp;[.H5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uran-duran/more-joy" xlink:type="simple">More Joy</text:a> - Duran Duran</text:p>
          </table:table-cell>
          <table:table-cell/>
          <table:table-cell table:formula="of:=LEFT([.A534];(FIND(&quot;-&quot;;[.A534])-1))" office:value-type="string" office:string-value="More Joy " calcext:value-type="string">
            <text:p>More Joy </text:p>
          </table:table-cell>
          <table:table-cell table:number-columns-repeated="4"/>
          <table:table-cell table:formula="of:=RANDBETWEEN(1;4)" office:value-type="float" office:value="1" calcext:value-type="float">
            <text:p>1</text:p>
          </table:table-cell>
          <table:table-cell table:formula="of:=&quot;('&quot;&amp;[.C534]&amp;&quot;',&quot;&amp;[.H53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wedish-house-mafia/moth-to-a-flame" xlink:type="simple">Moth To A Flame</text:a> - Swedish House Mafia</text:p>
          </table:table-cell>
          <table:table-cell/>
          <table:table-cell table:formula="of:=LEFT([.A535];(FIND(&quot;-&quot;;[.A535])-1))" office:value-type="string" office:string-value="Moth To A Flame " calcext:value-type="string">
            <text:p>Moth To A Flame </text:p>
          </table:table-cell>
          <table:table-cell table:number-columns-repeated="4"/>
          <table:table-cell table:formula="of:=RANDBETWEEN(1;4)" office:value-type="float" office:value="4" calcext:value-type="float">
            <text:p>4</text:p>
          </table:table-cell>
          <table:table-cell table:formula="of:=&quot;('&quot;&amp;[.C535]&amp;&quot;',&quot;&amp;[.H5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st-malone/motley-crew" xlink:type="simple">Motley Crew</text:a> - Post Malone</text:p>
          </table:table-cell>
          <table:table-cell/>
          <table:table-cell table:formula="of:=LEFT([.A536];(FIND(&quot;-&quot;;[.A536])-1))" office:value-type="string" office:string-value="Motley Crew " calcext:value-type="string">
            <text:p>Motley Crew </text:p>
          </table:table-cell>
          <table:table-cell table:number-columns-repeated="4"/>
          <table:table-cell table:formula="of:=RANDBETWEEN(1;4)" office:value-type="float" office:value="3" calcext:value-type="float">
            <text:p>3</text:p>
          </table:table-cell>
          <table:table-cell table:formula="of:=&quot;('&quot;&amp;[.C536]&amp;&quot;',&quot;&amp;[.H53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eon-bridges/motorbike" xlink:type="simple">Motorbike</text:a> - Leon Bridges</text:p>
          </table:table-cell>
          <table:table-cell/>
          <table:table-cell table:formula="of:=LEFT([.A537];(FIND(&quot;-&quot;;[.A537])-1))" office:value-type="string" office:string-value="Motorbike " calcext:value-type="string">
            <text:p>Motorbike </text:p>
          </table:table-cell>
          <table:table-cell table:number-columns-repeated="4"/>
          <table:table-cell table:formula="of:=RANDBETWEEN(1;4)" office:value-type="float" office:value="3" calcext:value-type="float">
            <text:p>3</text:p>
          </table:table-cell>
          <table:table-cell table:formula="of:=&quot;('&quot;&amp;[.C537]&amp;&quot;',&quot;&amp;[.H5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mr-perfectly-fine" xlink:type="simple">Mr. Perfectly Fine</text:a> - Taylor Swift</text:p>
          </table:table-cell>
          <table:table-cell/>
          <table:table-cell table:formula="of:=LEFT([.A538];(FIND(&quot;-&quot;;[.A538])-1))" office:value-type="string" office:string-value="Mr. Perfectly Fine " calcext:value-type="string">
            <text:p>Mr. Perfectly Fine </text:p>
          </table:table-cell>
          <table:table-cell table:number-columns-repeated="4"/>
          <table:table-cell table:formula="of:=RANDBETWEEN(1;4)" office:value-type="float" office:value="3" calcext:value-type="float">
            <text:p>3</text:p>
          </table:table-cell>
          <table:table-cell table:formula="of:=&quot;('&quot;&amp;[.C538]&amp;&quot;',&quot;&amp;[.H53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dles/mtt-420-rr" xlink:type="simple">MTT 420 RR</text:a> - Idles</text:p>
          </table:table-cell>
          <table:table-cell/>
          <table:table-cell table:formula="of:=LEFT([.A539];(FIND(&quot;-&quot;;[.A539])-1))" office:value-type="string" office:string-value="MTT 420 RR " calcext:value-type="string">
            <text:p>MTT 420 RR </text:p>
          </table:table-cell>
          <table:table-cell table:number-columns-repeated="4"/>
          <table:table-cell table:formula="of:=RANDBETWEEN(1;4)" office:value-type="float" office:value="2" calcext:value-type="float">
            <text:p>2</text:p>
          </table:table-cell>
          <table:table-cell table:formula="of:=&quot;('&quot;&amp;[.C539]&amp;&quot;',&quot;&amp;[.H5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vincent/my-baby-wants-a-baby" xlink:type="simple">My Baby Wants A Baby</text:a> - St. Vincent</text:p>
          </table:table-cell>
          <table:table-cell/>
          <table:table-cell table:formula="of:=LEFT([.A540];(FIND(&quot;-&quot;;[.A540])-1))" office:value-type="string" office:string-value="My Baby Wants A Baby " calcext:value-type="string">
            <text:p>My Baby Wants A Baby </text:p>
          </table:table-cell>
          <table:table-cell table:number-columns-repeated="4"/>
          <table:table-cell table:formula="of:=RANDBETWEEN(1;4)" office:value-type="float" office:value="3" calcext:value-type="float">
            <text:p>3</text:p>
          </table:table-cell>
          <table:table-cell table:formula="of:=&quot;('&quot;&amp;[.C540]&amp;&quot;',&quot;&amp;[.H5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cky-hill/my-heart-goes-la-di-da" xlink:type="simple">My Heart Goes (La Di Da)</text:a> - Becky Hill</text:p>
          </table:table-cell>
          <table:table-cell/>
          <table:table-cell table:formula="of:=LEFT([.A541];(FIND(&quot;-&quot;;[.A541])-1))" office:value-type="string" office:string-value="My Heart Goes (La Di Da) " calcext:value-type="string">
            <text:p>My Heart Goes (La Di Da) </text:p>
          </table:table-cell>
          <table:table-cell table:number-columns-repeated="4"/>
          <table:table-cell table:formula="of:=RANDBETWEEN(1;4)" office:value-type="float" office:value="1" calcext:value-type="float">
            <text:p>1</text:p>
          </table:table-cell>
          <table:table-cell table:formula="of:=&quot;('&quot;&amp;[.C541]&amp;&quot;',&quot;&amp;[.H54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nne-wilson/my-jesus" xlink:type="simple">My Jesus</text:a> - Anne Wilson</text:p>
          </table:table-cell>
          <table:table-cell/>
          <table:table-cell table:formula="of:=LEFT([.A542];(FIND(&quot;-&quot;;[.A542])-1))" office:value-type="string" office:string-value="My Jesus " calcext:value-type="string">
            <text:p>My Jesus </text:p>
          </table:table-cell>
          <table:table-cell table:number-columns-repeated="4"/>
          <table:table-cell table:formula="of:=RANDBETWEEN(1;4)" office:value-type="float" office:value="4" calcext:value-type="float">
            <text:p>4</text:p>
          </table:table-cell>
          <table:table-cell table:formula="of:=&quot;('&quot;&amp;[.C542]&amp;&quot;',&quot;&amp;[.H5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my-life" xlink:type="simple">My Life</text:a> - J. Cole</text:p>
          </table:table-cell>
          <table:table-cell/>
          <table:table-cell table:formula="of:=LEFT([.A543];(FIND(&quot;-&quot;;[.A543])-1))" office:value-type="string" office:string-value="My Life " calcext:value-type="string">
            <text:p>My Life </text:p>
          </table:table-cell>
          <table:table-cell table:number-columns-repeated="4"/>
          <table:table-cell table:formula="of:=RANDBETWEEN(1;4)" office:value-type="float" office:value="3" calcext:value-type="float">
            <text:p>3</text:p>
          </table:table-cell>
          <table:table-cell table:formula="of:=&quot;('&quot;&amp;[.C543]&amp;&quot;',&quot;&amp;[.H5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my-little-love" xlink:type="simple">My Little Love</text:a> - Adele</text:p>
          </table:table-cell>
          <table:table-cell/>
          <table:table-cell table:formula="of:=LEFT([.A544];(FIND(&quot;-&quot;;[.A544])-1))" office:value-type="string" office:string-value="My Little Love " calcext:value-type="string">
            <text:p>My Little Love </text:p>
          </table:table-cell>
          <table:table-cell table:number-columns-repeated="4"/>
          <table:table-cell table:formula="of:=RANDBETWEEN(1;4)" office:value-type="float" office:value="3" calcext:value-type="float">
            <text:p>3</text:p>
          </table:table-cell>
          <table:table-cell table:formula="of:=&quot;('&quot;&amp;[.C544]&amp;&quot;',&quot;&amp;[.H54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arius-rucker/my-masterpiece" xlink:type="simple">My Masterpiece</text:a> - Darius Rucker</text:p>
          </table:table-cell>
          <table:table-cell/>
          <table:table-cell table:formula="of:=LEFT([.A545];(FIND(&quot;-&quot;;[.A545])-1))" office:value-type="string" office:string-value="My Masterpiece " calcext:value-type="string">
            <text:p>My Masterpiece </text:p>
          </table:table-cell>
          <table:table-cell table:number-columns-repeated="4"/>
          <table:table-cell table:formula="of:=RANDBETWEEN(1;4)" office:value-type="float" office:value="4" calcext:value-type="float">
            <text:p>4</text:p>
          </table:table-cell>
          <table:table-cell table:formula="of:=&quot;('&quot;&amp;[.C545]&amp;&quot;',&quot;&amp;[.H5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tty-moon/my-only-one" xlink:type="simple">My Only One</text:a> - Betty Moon</text:p>
          </table:table-cell>
          <table:table-cell/>
          <table:table-cell table:formula="of:=LEFT([.A546];(FIND(&quot;-&quot;;[.A546])-1))" office:value-type="string" office:string-value="My Only One " calcext:value-type="string">
            <text:p>My Only One </text:p>
          </table:table-cell>
          <table:table-cell table:number-columns-repeated="4"/>
          <table:table-cell table:formula="of:=RANDBETWEEN(1;4)" office:value-type="float" office:value="2" calcext:value-type="float">
            <text:p>2</text:p>
          </table:table-cell>
          <table:table-cell table:formula="of:=&quot;('&quot;&amp;[.C546]&amp;&quot;',&quot;&amp;[.H5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dplay/my-universe" xlink:type="simple">My Universe</text:a> - Coldplay</text:p>
          </table:table-cell>
          <table:table-cell/>
          <table:table-cell table:formula="of:=LEFT([.A547];(FIND(&quot;-&quot;;[.A547])-1))" office:value-type="string" office:string-value="My Universe " calcext:value-type="string">
            <text:p>My Universe </text:p>
          </table:table-cell>
          <table:table-cell table:number-columns-repeated="4"/>
          <table:table-cell table:formula="of:=RANDBETWEEN(1;4)" office:value-type="float" office:value="4" calcext:value-type="float">
            <text:p>4</text:p>
          </table:table-cell>
          <table:table-cell table:formula="of:=&quot;('&quot;&amp;[.C547]&amp;&quot;',&quot;&amp;[.H5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n-2-deep" xlink:type="simple">N 2 Deep</text:a> - Drake</text:p>
          </table:table-cell>
          <table:table-cell/>
          <table:table-cell table:formula="of:=LEFT([.A548];(FIND(&quot;-&quot;;[.A548])-1))" office:value-type="string" office:string-value="N 2 Deep " calcext:value-type="string">
            <text:p>N 2 Deep </text:p>
          </table:table-cell>
          <table:table-cell table:number-columns-repeated="4"/>
          <table:table-cell table:formula="of:=RANDBETWEEN(1;4)" office:value-type="float" office:value="4" calcext:value-type="float">
            <text:p>4</text:p>
          </table:table-cell>
          <table:table-cell table:formula="of:=&quot;('&quot;&amp;[.C548]&amp;&quot;',&quot;&amp;[.H54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ck-arneson/naturally" xlink:type="simple">Naturally</text:a> - Nick Arneson</text:p>
          </table:table-cell>
          <table:table-cell/>
          <table:table-cell table:formula="of:=LEFT([.A549];(FIND(&quot;-&quot;;[.A549])-1))" office:value-type="string" office:string-value="Naturally " calcext:value-type="string">
            <text:p>Naturally </text:p>
          </table:table-cell>
          <table:table-cell table:number-columns-repeated="4"/>
          <table:table-cell table:formula="of:=RANDBETWEEN(1;4)" office:value-type="float" office:value="4" calcext:value-type="float">
            <text:p>4</text:p>
          </table:table-cell>
          <table:table-cell table:formula="of:=&quot;('&quot;&amp;[.C549]&amp;&quot;',&quot;&amp;[.H5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nda" xlink:type="simple">NDA</text:a> - Billie Eilish</text:p>
          </table:table-cell>
          <table:table-cell/>
          <table:table-cell table:formula="of:=LEFT([.A550];(FIND(&quot;-&quot;;[.A550])-1))" office:value-type="string" office:string-value="NDA " calcext:value-type="string">
            <text:p>NDA </text:p>
          </table:table-cell>
          <table:table-cell table:number-columns-repeated="4"/>
          <table:table-cell table:formula="of:=RANDBETWEEN(1;4)" office:value-type="float" office:value="2" calcext:value-type="float">
            <text:p>2</text:p>
          </table:table-cell>
          <table:table-cell table:formula="of:=&quot;('&quot;&amp;[.C550]&amp;&quot;',&quot;&amp;[.H55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need-to-know" xlink:type="simple">Need To Know</text:a> - Doja Cat</text:p>
          </table:table-cell>
          <table:table-cell/>
          <table:table-cell table:formula="of:=LEFT([.A551];(FIND(&quot;-&quot;;[.A551])-1))" office:value-type="string" office:string-value="Need To Know " calcext:value-type="string">
            <text:p>Need To Know </text:p>
          </table:table-cell>
          <table:table-cell table:number-columns-repeated="4"/>
          <table:table-cell table:formula="of:=RANDBETWEEN(1;4)" office:value-type="float" office:value="1" calcext:value-type="float">
            <text:p>1</text:p>
          </table:table-cell>
          <table:table-cell table:formula="of:=&quot;('&quot;&amp;[.C551]&amp;&quot;',&quot;&amp;[.H55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ole-swindell/never-say-never" xlink:type="simple">Never Say Never</text:a> - Cole Swindell</text:p>
          </table:table-cell>
          <table:table-cell/>
          <table:table-cell table:formula="of:=LEFT([.A552];(FIND(&quot;-&quot;;[.A552])-1))" office:value-type="string" office:string-value="Never Say Never " calcext:value-type="string">
            <text:p>Never Say Never </text:p>
          </table:table-cell>
          <table:table-cell table:number-columns-repeated="4"/>
          <table:table-cell table:formula="of:=RANDBETWEEN(1;4)" office:value-type="float" office:value="4" calcext:value-type="float">
            <text:p>4</text:p>
          </table:table-cell>
          <table:table-cell table:formula="of:=&quot;('&quot;&amp;[.C552]&amp;&quot;',&quot;&amp;[.H5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arly-pearce/never-wanted-to-be-that-girl" xlink:type="simple">Never Wanted To Be That Girl</text:a> - Carly Pearce</text:p>
          </table:table-cell>
          <table:table-cell/>
          <table:table-cell table:formula="of:=LEFT([.A553];(FIND(&quot;-&quot;;[.A553])-1))" office:value-type="string" office:string-value="Never Wanted To Be That Girl " calcext:value-type="string">
            <text:p>Never Wanted To Be That Girl </text:p>
          </table:table-cell>
          <table:table-cell table:number-columns-repeated="4"/>
          <table:table-cell table:formula="of:=RANDBETWEEN(1;4)" office:value-type="float" office:value="4" calcext:value-type="float">
            <text:p>4</text:p>
          </table:table-cell>
          <table:table-cell table:formula="of:=&quot;('&quot;&amp;[.C553]&amp;&quot;',&quot;&amp;[.H55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lk-city/new-love" xlink:type="simple">New Love</text:a> - Silk City</text:p>
          </table:table-cell>
          <table:table-cell/>
          <table:table-cell table:formula="of:=LEFT([.A554];(FIND(&quot;-&quot;;[.A554])-1))" office:value-type="string" office:string-value="New Love " calcext:value-type="string">
            <text:p>New Love </text:p>
          </table:table-cell>
          <table:table-cell table:number-columns-repeated="4"/>
          <table:table-cell table:formula="of:=RANDBETWEEN(1;4)" office:value-type="float" office:value="2" calcext:value-type="float">
            <text:p>2</text:p>
          </table:table-cell>
          <table:table-cell table:formula="of:=&quot;('&quot;&amp;[.C554]&amp;&quot;',&quot;&amp;[.H5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halid/new-normal" xlink:type="simple">New Normal</text:a> - Khalid</text:p>
          </table:table-cell>
          <table:table-cell/>
          <table:table-cell table:formula="of:=LEFT([.A555];(FIND(&quot;-&quot;;[.A555])-1))" office:value-type="string" office:string-value="New Normal " calcext:value-type="string">
            <text:p>New Normal </text:p>
          </table:table-cell>
          <table:table-cell table:number-columns-repeated="4"/>
          <table:table-cell table:formula="of:=RANDBETWEEN(1;4)" office:value-type="float" office:value="4" calcext:value-type="float">
            <text:p>4</text:p>
          </table:table-cell>
          <table:table-cell table:formula="of:=&quot;('&quot;&amp;[.C555]&amp;&quot;',&quot;&amp;[.H5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arli-xcx/new-shapes" xlink:type="simple">New Shapes</text:a> - Charli XCX</text:p>
          </table:table-cell>
          <table:table-cell/>
          <table:table-cell table:formula="of:=LEFT([.A556];(FIND(&quot;-&quot;;[.A556])-1))" office:value-type="string" office:string-value="New Shapes " calcext:value-type="string">
            <text:p>New Shapes </text:p>
          </table:table-cell>
          <table:table-cell table:number-columns-repeated="4"/>
          <table:table-cell table:formula="of:=RANDBETWEEN(1;4)" office:value-type="float" office:value="3" calcext:value-type="float">
            <text:p>3</text:p>
          </table:table-cell>
          <table:table-cell table:formula="of:=&quot;('&quot;&amp;[.C556]&amp;&quot;',&quot;&amp;[.H55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florida-georgia-line/new-truck" xlink:type="simple">New Truck</text:a> - Florida Georgia Line</text:p>
          </table:table-cell>
          <table:table-cell/>
          <table:table-cell table:formula="of:=LEFT([.A557];(FIND(&quot;-&quot;;[.A557])-1))" office:value-type="string" office:string-value="New Truck " calcext:value-type="string">
            <text:p>New Truck </text:p>
          </table:table-cell>
          <table:table-cell table:number-columns-repeated="4"/>
          <table:table-cell table:formula="of:=RANDBETWEEN(1;4)" office:value-type="float" office:value="4" calcext:value-type="float">
            <text:p>4</text:p>
          </table:table-cell>
          <table:table-cell table:formula="of:=&quot;('&quot;&amp;[.C557]&amp;&quot;',&quot;&amp;[.H5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ylan-scott/new-truck" xlink:type="simple">New Truck</text:a> - Dylan Scott</text:p>
          </table:table-cell>
          <table:table-cell/>
          <table:table-cell table:formula="of:=LEFT([.A558];(FIND(&quot;-&quot;;[.A558])-1))" office:value-type="string" office:string-value="New Truck " calcext:value-type="string">
            <text:p>New Truck </text:p>
          </table:table-cell>
          <table:table-cell table:number-columns-repeated="4"/>
          <table:table-cell table:formula="of:=RANDBETWEEN(1;4)" office:value-type="float" office:value="4" calcext:value-type="float">
            <text:p>4</text:p>
          </table:table-cell>
          <table:table-cell table:formula="of:=&quot;('&quot;&amp;[.C558]&amp;&quot;',&quot;&amp;[.H55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accidentals/night-train" xlink:type="simple">Night Train</text:a> - The Accidentals</text:p>
          </table:table-cell>
          <table:table-cell/>
          <table:table-cell table:formula="of:=LEFT([.A559];(FIND(&quot;-&quot;;[.A559])-1))" office:value-type="string" office:string-value="Night Train " calcext:value-type="string">
            <text:p>Night Train </text:p>
          </table:table-cell>
          <table:table-cell table:number-columns-repeated="4"/>
          <table:table-cell table:formula="of:=RANDBETWEEN(1;4)" office:value-type="float" office:value="4" calcext:value-type="float">
            <text:p>4</text:p>
          </table:table-cell>
          <table:table-cell table:formula="of:=&quot;('&quot;&amp;[.C559]&amp;&quot;',&quot;&amp;[.H5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stille/no-bad-days" xlink:type="simple">No Bad Days</text:a> - Bastille</text:p>
          </table:table-cell>
          <table:table-cell/>
          <table:table-cell table:formula="of:=LEFT([.A560];(FIND(&quot;-&quot;;[.A560])-1))" office:value-type="string" office:string-value="No Bad Days " calcext:value-type="string">
            <text:p>No Bad Days </text:p>
          </table:table-cell>
          <table:table-cell table:number-columns-repeated="4"/>
          <table:table-cell table:formula="of:=RANDBETWEEN(1;4)" office:value-type="float" office:value="4" calcext:value-type="float">
            <text:p>4</text:p>
          </table:table-cell>
          <table:table-cell table:formula="of:=&quot;('&quot;&amp;[.C560]&amp;&quot;',&quot;&amp;[.H5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no-child-left-behind" xlink:type="simple">No Child Left Behind</text:a> - Kanye West</text:p>
          </table:table-cell>
          <table:table-cell/>
          <table:table-cell table:formula="of:=LEFT([.A561];(FIND(&quot;-&quot;;[.A561])-1))" office:value-type="string" office:string-value="No Child Left Behind " calcext:value-type="string">
            <text:p>No Child Left Behind </text:p>
          </table:table-cell>
          <table:table-cell table:number-columns-repeated="4"/>
          <table:table-cell table:formula="of:=RANDBETWEEN(1;4)" office:value-type="float" office:value="2" calcext:value-type="float">
            <text:p>2</text:p>
          </table:table-cell>
          <table:table-cell table:formula="of:=&quot;('&quot;&amp;[.C561]&amp;&quot;',&quot;&amp;[.H56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block-europe/no-competition" xlink:type="simple">No Competition</text:a> - D-Block Europe</text:p>
          </table:table-cell>
          <table:table-cell/>
          <table:table-cell table:formula="of:=LEFT([.A562];(FIND(&quot;-&quot;;[.A562])-1))" office:value-type="string" office:string-value="No Competition " calcext:value-type="string">
            <text:p>No Competition </text:p>
          </table:table-cell>
          <table:table-cell table:number-columns-repeated="4"/>
          <table:table-cell table:formula="of:=RANDBETWEEN(1;4)" office:value-type="float" office:value="3" calcext:value-type="float">
            <text:p>3</text:p>
          </table:table-cell>
          <table:table-cell table:formula="of:=&quot;('&quot;&amp;[.C562]&amp;&quot;',&quot;&amp;[.H56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no-friends-in-the-industry" xlink:type="simple">No Friends In The Industry</text:a> - Drake</text:p>
          </table:table-cell>
          <table:table-cell/>
          <table:table-cell table:formula="of:=LEFT([.A563];(FIND(&quot;-&quot;;[.A563])-1))" office:value-type="string" office:string-value="No Friends In The Industry " calcext:value-type="string">
            <text:p>No Friends In The Industry </text:p>
          </table:table-cell>
          <table:table-cell table:number-columns-repeated="4"/>
          <table:table-cell table:formula="of:=RANDBETWEEN(1;4)" office:value-type="float" office:value="2" calcext:value-type="float">
            <text:p>2</text:p>
          </table:table-cell>
          <table:table-cell table:formula="of:=&quot;('&quot;&amp;[.C563]&amp;&quot;',&quot;&amp;[.H5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bage/no-gods-no-masters" xlink:type="simple">No Gods No Masters</text:a> - Garbage</text:p>
          </table:table-cell>
          <table:table-cell/>
          <table:table-cell table:formula="of:=LEFT([.A564];(FIND(&quot;-&quot;;[.A564])-1))" office:value-type="string" office:string-value="No Gods No Masters " calcext:value-type="string">
            <text:p>No Gods No Masters </text:p>
          </table:table-cell>
          <table:table-cell table:number-columns-repeated="4"/>
          <table:table-cell table:formula="of:=RANDBETWEEN(1;4)" office:value-type="float" office:value="4" calcext:value-type="float">
            <text:p>4</text:p>
          </table:table-cell>
          <table:table-cell table:formula="of:=&quot;('&quot;&amp;[.C564]&amp;&quot;',&quot;&amp;[.H5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olf-alice/no-hard-feelings" xlink:type="simple">No Hard Feelings</text:a> - Wolf Alice</text:p>
          </table:table-cell>
          <table:table-cell/>
          <table:table-cell table:formula="of:=LEFT([.A565];(FIND(&quot;-&quot;;[.A565])-1))" office:value-type="string" office:string-value="No Hard Feelings " calcext:value-type="string">
            <text:p>No Hard Feelings </text:p>
          </table:table-cell>
          <table:table-cell table:number-columns-repeated="4"/>
          <table:table-cell table:formula="of:=RANDBETWEEN(1;4)" office:value-type="float" office:value="2" calcext:value-type="float">
            <text:p>2</text:p>
          </table:table-cell>
          <table:table-cell table:formula="of:=&quot;('&quot;&amp;[.C565]&amp;&quot;',&quot;&amp;[.H56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d-dominion/no-hard-feelings" xlink:type="simple">No Hard Feelings</text:a> - Old Dominion</text:p>
          </table:table-cell>
          <table:table-cell/>
          <table:table-cell table:formula="of:=LEFT([.A566];(FIND(&quot;-&quot;;[.A566])-1))" office:value-type="string" office:string-value="No Hard Feelings " calcext:value-type="string">
            <text:p>No Hard Feelings </text:p>
          </table:table-cell>
          <table:table-cell table:number-columns-repeated="4"/>
          <table:table-cell table:formula="of:=RANDBETWEEN(1;4)" office:value-type="float" office:value="1" calcext:value-type="float">
            <text:p>1</text:p>
          </table:table-cell>
          <table:table-cell table:formula="of:=&quot;('&quot;&amp;[.C566]&amp;&quot;',&quot;&amp;[.H56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ummer-walker/no-love" xlink:type="simple">No Love</text:a> - Summer Walker</text:p>
          </table:table-cell>
          <table:table-cell/>
          <table:table-cell table:formula="of:=LEFT([.A567];(FIND(&quot;-&quot;;[.A567])-1))" office:value-type="string" office:string-value="No Love " calcext:value-type="string">
            <text:p>No Love </text:p>
          </table:table-cell>
          <table:table-cell table:number-columns-repeated="4"/>
          <table:table-cell table:formula="of:=RANDBETWEEN(1;4)" office:value-type="float" office:value="3" calcext:value-type="float">
            <text:p>3</text:p>
          </table:table-cell>
          <table:table-cell table:formula="of:=&quot;('&quot;&amp;[.C567]&amp;&quot;',&quot;&amp;[.H56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i-leray/no-more-parties" xlink:type="simple">No More Parties</text:a> - Coi Leray</text:p>
          </table:table-cell>
          <table:table-cell/>
          <table:table-cell table:formula="of:=LEFT([.A568];(FIND(&quot;-&quot;;[.A568])-1))" office:value-type="string" office:string-value="No More Parties " calcext:value-type="string">
            <text:p>No More Parties </text:p>
          </table:table-cell>
          <table:table-cell table:number-columns-repeated="4"/>
          <table:table-cell table:formula="of:=RANDBETWEEN(1;4)" office:value-type="float" office:value="3" calcext:value-type="float">
            <text:p>3</text:p>
          </table:table-cell>
          <table:table-cell table:formula="of:=&quot;('&quot;&amp;[.C568]&amp;&quot;',&quot;&amp;[.H568]&amp;&quot;,'default','default','&quot;&amp;#REF!&amp;&quot;'),&quot;" office:value-type="string" office:string-value="" calcext:value-type="error">
            <text:p>#RÉF !</text:p>
          </table:table-cell>
        </table:table-row>
        <table:table-row table:style-name="ro4">
          <table:table-cell office:value-type="string" calcext:value-type="string">
            <text:p>No Ones Gonna Break This Heart (Again) - The Verve Pipe</text:p>
          </table:table-cell>
          <table:table-cell/>
          <table:table-cell table:formula="of:=LEFT([.A569];(FIND(&quot;-&quot;;[.A569])-1))" office:value-type="string" office:string-value="No Ones Gonna Break This Heart (Again) " calcext:value-type="string">
            <text:p>No Ones Gonna Break This Heart (Again) </text:p>
          </table:table-cell>
          <table:table-cell table:number-columns-repeated="4"/>
          <table:table-cell table:formula="of:=RANDBETWEEN(1;4)" office:value-type="float" office:value="2" calcext:value-type="float">
            <text:p>2</text:p>
          </table:table-cell>
          <table:table-cell table:formula="of:=&quot;('&quot;&amp;[.C569]&amp;&quot;',&quot;&amp;[.H56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lo-g/no-return" xlink:type="simple">No Return</text:a> - Polo G</text:p>
          </table:table-cell>
          <table:table-cell/>
          <table:table-cell table:formula="of:=LEFT([.A570];(FIND(&quot;-&quot;;[.A570])-1))" office:value-type="string" office:string-value="No Return " calcext:value-type="string">
            <text:p>No Return </text:p>
          </table:table-cell>
          <table:table-cell table:number-columns-repeated="4"/>
          <table:table-cell table:formula="of:=RANDBETWEEN(1;4)" office:value-type="float" office:value="3" calcext:value-type="float">
            <text:p>3</text:p>
          </table:table-cell>
          <table:table-cell table:formula="of:=&quot;('&quot;&amp;[.C570]&amp;&quot;',&quot;&amp;[.H5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no-son-of-mine" xlink:type="simple">No Son Of Mine</text:a> - Foo Fighters</text:p>
          </table:table-cell>
          <table:table-cell/>
          <table:table-cell table:formula="of:=LEFT([.A571];(FIND(&quot;-&quot;;[.A571])-1))" office:value-type="string" office:string-value="No Son Of Mine " calcext:value-type="string">
            <text:p>No Son Of Mine </text:p>
          </table:table-cell>
          <table:table-cell table:number-columns-repeated="4"/>
          <table:table-cell table:formula="of:=RANDBETWEEN(1;4)" office:value-type="float" office:value="1" calcext:value-type="float">
            <text:p>1</text:p>
          </table:table-cell>
          <table:table-cell table:formula="of:=&quot;('&quot;&amp;[.C571]&amp;&quot;',&quot;&amp;[.H57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ksi/no-time" xlink:type="simple">No Time</text:a> - KSI</text:p>
          </table:table-cell>
          <table:table-cell/>
          <table:table-cell table:formula="of:=LEFT([.A572];(FIND(&quot;-&quot;;[.A572])-1))" office:value-type="string" office:string-value="No Time " calcext:value-type="string">
            <text:p>No Time </text:p>
          </table:table-cell>
          <table:table-cell table:number-columns-repeated="4"/>
          <table:table-cell table:formula="of:=RANDBETWEEN(1;4)" office:value-type="float" office:value="4" calcext:value-type="float">
            <text:p>4</text:p>
          </table:table-cell>
          <table:table-cell table:formula="of:=&quot;('&quot;&amp;[.C572]&amp;&quot;',&quot;&amp;[.H5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not-my-responsibility" xlink:type="simple">Not My Responsibility</text:a> - Billie Eilish</text:p>
          </table:table-cell>
          <table:table-cell/>
          <table:table-cell table:formula="of:=LEFT([.A573];(FIND(&quot;-&quot;;[.A573])-1))" office:value-type="string" office:string-value="Not My Responsibility " calcext:value-type="string">
            <text:p>Not My Responsibility </text:p>
          </table:table-cell>
          <table:table-cell table:number-columns-repeated="4"/>
          <table:table-cell table:formula="of:=RANDBETWEEN(1;4)" office:value-type="float" office:value="1" calcext:value-type="float">
            <text:p>1</text:p>
          </table:table-cell>
          <table:table-cell table:formula="of:=&quot;('&quot;&amp;[.C573]&amp;&quot;',&quot;&amp;[.H5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rett-young/not-yet" xlink:type="simple">Not Yet</text:a> - Brett Young</text:p>
          </table:table-cell>
          <table:table-cell/>
          <table:table-cell table:formula="of:=LEFT([.A574];(FIND(&quot;-&quot;;[.A574])-1))" office:value-type="string" office:string-value="Not Yet " calcext:value-type="string">
            <text:p>Not Yet </text:p>
          </table:table-cell>
          <table:table-cell table:number-columns-repeated="4"/>
          <table:table-cell table:formula="of:=RANDBETWEEN(1;4)" office:value-type="float" office:value="3" calcext:value-type="float">
            <text:p>3</text:p>
          </table:table-cell>
          <table:table-cell table:formula="of:=&quot;('&quot;&amp;[.C574]&amp;&quot;',&quot;&amp;[.H5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eleste/not-your-muse" xlink:type="simple">Not Your Muse</text:a> - Celeste</text:p>
          </table:table-cell>
          <table:table-cell/>
          <table:table-cell table:formula="of:=LEFT([.A575];(FIND(&quot;-&quot;;[.A575])-1))" office:value-type="string" office:string-value="Not Your Muse " calcext:value-type="string">
            <text:p>Not Your Muse </text:p>
          </table:table-cell>
          <table:table-cell table:number-columns-repeated="4"/>
          <table:table-cell table:formula="of:=RANDBETWEEN(1;4)" office:value-type="float" office:value="3" calcext:value-type="float">
            <text:p>3</text:p>
          </table:table-cell>
          <table:table-cell table:formula="of:=&quot;('&quot;&amp;[.C575]&amp;&quot;',&quot;&amp;[.H57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splithoff/note-to-self" xlink:type="simple">Note To Self</text:a> - John Splithoff</text:p>
          </table:table-cell>
          <table:table-cell/>
          <table:table-cell table:formula="of:=LEFT([.A576];(FIND(&quot;-&quot;;[.A576])-1))" office:value-type="string" office:string-value="Note To Self " calcext:value-type="string">
            <text:p>Note To Self </text:p>
          </table:table-cell>
          <table:table-cell table:number-columns-repeated="4"/>
          <table:table-cell table:formula="of:=RANDBETWEEN(1;4)" office:value-type="float" office:value="2" calcext:value-type="float">
            <text:p>2</text:p>
          </table:table-cell>
          <table:table-cell table:formula="of:=&quot;('&quot;&amp;[.C576]&amp;&quot;',&quot;&amp;[.H5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anderers/nothing-in-this-world" xlink:type="simple">Nothing In This World</text:a> - Wanderers</text:p>
          </table:table-cell>
          <table:table-cell/>
          <table:table-cell table:formula="of:=LEFT([.A577];(FIND(&quot;-&quot;;[.A577])-1))" office:value-type="string" office:string-value="Nothing In This World " calcext:value-type="string">
            <text:p>Nothing In This World </text:p>
          </table:table-cell>
          <table:table-cell table:number-columns-repeated="4"/>
          <table:table-cell table:formula="of:=RANDBETWEEN(1;4)" office:value-type="float" office:value="1" calcext:value-type="float">
            <text:p>1</text:p>
          </table:table-cell>
          <table:table-cell table:formula="of:=&quot;('&quot;&amp;[.C577]&amp;&quot;',&quot;&amp;[.H5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nothing-new" xlink:type="simple">Nothing New</text:a> - Taylor Swift</text:p>
          </table:table-cell>
          <table:table-cell/>
          <table:table-cell table:formula="of:=LEFT([.A578];(FIND(&quot;-&quot;;[.A578])-1))" office:value-type="string" office:string-value="Nothing New " calcext:value-type="string">
            <text:p>Nothing New </text:p>
          </table:table-cell>
          <table:table-cell table:number-columns-repeated="4"/>
          <table:table-cell table:formula="of:=RANDBETWEEN(1;4)" office:value-type="float" office:value="1" calcext:value-type="float">
            <text:p>1</text:p>
          </table:table-cell>
          <table:table-cell table:formula="of:=&quot;('&quot;&amp;[.C578]&amp;&quot;',&quot;&amp;[.H57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ise-against/nowhere-generation" xlink:type="simple">Nowhere Generation</text:a> - Rise Against</text:p>
          </table:table-cell>
          <table:table-cell/>
          <table:table-cell table:formula="of:=LEFT([.A579];(FIND(&quot;-&quot;;[.A579])-1))" office:value-type="string" office:string-value="Nowhere Generation " calcext:value-type="string">
            <text:p>Nowhere Generation </text:p>
          </table:table-cell>
          <table:table-cell table:number-columns-repeated="4"/>
          <table:table-cell table:formula="of:=RANDBETWEEN(1;4)" office:value-type="float" office:value="1" calcext:value-type="float">
            <text:p>1</text:p>
          </table:table-cell>
          <table:table-cell table:formula="of:=&quot;('&quot;&amp;[.C579]&amp;&quot;',&quot;&amp;[.H57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yal-blood/oblivion" xlink:type="simple">Oblivion</text:a> - Royal Blood</text:p>
          </table:table-cell>
          <table:table-cell/>
          <table:table-cell table:formula="of:=LEFT([.A580];(FIND(&quot;-&quot;;[.A580])-1))" office:value-type="string" office:string-value="Oblivion " calcext:value-type="string">
            <text:p>Oblivion </text:p>
          </table:table-cell>
          <table:table-cell table:number-columns-repeated="4"/>
          <table:table-cell table:formula="of:=RANDBETWEEN(1;4)" office:value-type="float" office:value="4" calcext:value-type="float">
            <text:p>4</text:p>
          </table:table-cell>
          <table:table-cell table:formula="of:=&quot;('&quot;&amp;[.C580]&amp;&quot;',&quot;&amp;[.H5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entral-cee/obsessed-with-you" xlink:type="simple">Obsessed With You</text:a> - Central Cee</text:p>
          </table:table-cell>
          <table:table-cell/>
          <table:table-cell table:formula="of:=LEFT([.A581];(FIND(&quot;-&quot;;[.A581])-1))" office:value-type="string" office:string-value="Obsessed With You " calcext:value-type="string">
            <text:p>Obsessed With You </text:p>
          </table:table-cell>
          <table:table-cell table:number-columns-repeated="4"/>
          <table:table-cell table:formula="of:=RANDBETWEEN(1;4)" office:value-type="float" office:value="4" calcext:value-type="float">
            <text:p>4</text:p>
          </table:table-cell>
          <table:table-cell table:formula="of:=&quot;('&quot;&amp;[.C581]&amp;&quot;',&quot;&amp;[.H58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off-my-face" xlink:type="simple">Off My Face</text:a> - Justin Bieber</text:p>
          </table:table-cell>
          <table:table-cell/>
          <table:table-cell table:formula="of:=LEFT([.A582];(FIND(&quot;-&quot;;[.A582])-1))" office:value-type="string" office:string-value="Off My Face " calcext:value-type="string">
            <text:p>Off My Face </text:p>
          </table:table-cell>
          <table:table-cell table:number-columns-repeated="4"/>
          <table:table-cell table:formula="of:=RANDBETWEEN(1;4)" office:value-type="float" office:value="1" calcext:value-type="float">
            <text:p>1</text:p>
          </table:table-cell>
          <table:table-cell table:formula="of:=&quot;('&quot;&amp;[.C582]&amp;&quot;',&quot;&amp;[.H58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off-the-grid" xlink:type="simple">Off The Grid</text:a> - Kanye West</text:p>
          </table:table-cell>
          <table:table-cell/>
          <table:table-cell table:formula="of:=LEFT([.A583];(FIND(&quot;-&quot;;[.A583])-1))" office:value-type="string" office:string-value="Off The Grid " calcext:value-type="string">
            <text:p>Off The Grid </text:p>
          </table:table-cell>
          <table:table-cell table:number-columns-repeated="4"/>
          <table:table-cell table:formula="of:=RANDBETWEEN(1;4)" office:value-type="float" office:value="2" calcext:value-type="float">
            <text:p>2</text:p>
          </table:table-cell>
          <table:table-cell table:formula="of:=&quot;('&quot;&amp;[.C583]&amp;&quot;',&quot;&amp;[.H5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shay/officially-christmas" xlink:type="simple">Officially Christmas</text:a> - Dan + Shay</text:p>
          </table:table-cell>
          <table:table-cell/>
          <table:table-cell table:formula="of:=LEFT([.A584];(FIND(&quot;-&quot;;[.A584])-1))" office:value-type="string" office:string-value="Officially Christmas " calcext:value-type="string">
            <text:p>Officially Christmas </text:p>
          </table:table-cell>
          <table:table-cell table:number-columns-repeated="4"/>
          <table:table-cell table:formula="of:=RANDBETWEEN(1;4)" office:value-type="float" office:value="4" calcext:value-type="float">
            <text:p>4</text:p>
          </table:table-cell>
          <table:table-cell table:formula="of:=&quot;('&quot;&amp;[.C584]&amp;&quot;',&quot;&amp;[.H58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tt-berninger/oh-dearie" xlink:type="simple">Oh Dearie</text:a> - Matt Berninger</text:p>
          </table:table-cell>
          <table:table-cell/>
          <table:table-cell table:formula="of:=LEFT([.A585];(FIND(&quot;-&quot;;[.A585])-1))" office:value-type="string" office:string-value="Oh Dearie " calcext:value-type="string">
            <text:p>Oh Dearie </text:p>
          </table:table-cell>
          <table:table-cell table:number-columns-repeated="4"/>
          <table:table-cell table:formula="of:=RANDBETWEEN(1;4)" office:value-type="float" office:value="4" calcext:value-type="float">
            <text:p>4</text:p>
          </table:table-cell>
          <table:table-cell table:formula="of:=&quot;('&quot;&amp;[.C585]&amp;&quot;',&quot;&amp;[.H58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oh-my-god" xlink:type="simple">Oh My God</text:a> - Adele</text:p>
          </table:table-cell>
          <table:table-cell/>
          <table:table-cell table:formula="of:=LEFT([.A586];(FIND(&quot;-&quot;;[.A586])-1))" office:value-type="string" office:string-value="Oh My God " calcext:value-type="string">
            <text:p>Oh My God </text:p>
          </table:table-cell>
          <table:table-cell table:number-columns-repeated="4"/>
          <table:table-cell table:formula="of:=RANDBETWEEN(1;4)" office:value-type="float" office:value="2" calcext:value-type="float">
            <text:p>2</text:p>
          </table:table-cell>
          <table:table-cell table:formula="of:=&quot;('&quot;&amp;[.C586]&amp;&quot;',&quot;&amp;[.H586]&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benjamin-francis-leftwich/oh-my-god-please" xlink:type="simple">Oh My God Please</text:a> - Benjamin Francis Leftwich</text:p>
          </table:table-cell>
          <table:table-cell/>
          <table:table-cell table:formula="of:=LEFT([.A587];(FIND(&quot;-&quot;;[.A587])-1))" office:value-type="string" office:string-value="Oh My God Please " calcext:value-type="string">
            <text:p>Oh My God Please </text:p>
          </table:table-cell>
          <table:table-cell table:number-columns-repeated="4"/>
          <table:table-cell table:formula="of:=RANDBETWEEN(1;4)" office:value-type="float" office:value="2" calcext:value-type="float">
            <text:p>2</text:p>
          </table:table-cell>
          <table:table-cell table:formula="of:=&quot;('&quot;&amp;[.C587]&amp;&quot;',&quot;&amp;[.H5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ok-ok" xlink:type="simple">Ok Ok</text:a> - Kanye West</text:p>
          </table:table-cell>
          <table:table-cell/>
          <table:table-cell table:formula="of:=LEFT([.A588];(FIND(&quot;-&quot;;[.A588])-1))" office:value-type="string" office:string-value="Ok Ok " calcext:value-type="string">
            <text:p>Ok Ok </text:p>
          </table:table-cell>
          <table:table-cell table:number-columns-repeated="4"/>
          <table:table-cell table:formula="of:=RANDBETWEEN(1;4)" office:value-type="float" office:value="1" calcext:value-type="float">
            <text:p>1</text:p>
          </table:table-cell>
          <table:table-cell table:formula="of:=&quot;('&quot;&amp;[.C588]&amp;&quot;',&quot;&amp;[.H5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licia-keys/old-memories" xlink:type="simple">Old Memories</text:a> - Alicia Keys</text:p>
          </table:table-cell>
          <table:table-cell/>
          <table:table-cell table:formula="of:=LEFT([.A589];(FIND(&quot;-&quot;;[.A589])-1))" office:value-type="string" office:string-value="Old Memories " calcext:value-type="string">
            <text:p>Old Memories </text:p>
          </table:table-cell>
          <table:table-cell table:number-columns-repeated="4"/>
          <table:table-cell table:formula="of:=RANDBETWEEN(1;4)" office:value-type="float" office:value="3" calcext:value-type="float">
            <text:p>3</text:p>
          </table:table-cell>
          <table:table-cell table:formula="of:=&quot;('&quot;&amp;[.C589]&amp;&quot;',&quot;&amp;[.H5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rdee/oliver-twist" xlink:type="simple">Oliver Twist</text:a> - ArrDee</text:p>
          </table:table-cell>
          <table:table-cell/>
          <table:table-cell table:formula="of:=LEFT([.A590];(FIND(&quot;-&quot;;[.A590])-1))" office:value-type="string" office:string-value="Oliver Twist " calcext:value-type="string">
            <text:p>Oliver Twist </text:p>
          </table:table-cell>
          <table:table-cell table:number-columns-repeated="4"/>
          <table:table-cell table:formula="of:=RANDBETWEEN(1;4)" office:value-type="float" office:value="1" calcext:value-type="float">
            <text:p>1</text:p>
          </table:table-cell>
          <table:table-cell table:formula="of:=&quot;('&quot;&amp;[.C590]&amp;&quot;',&quot;&amp;[.H59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arren-hue/omomo-punk" xlink:type="simple">Omomo Punk</text:a> - Warren Hue</text:p>
          </table:table-cell>
          <table:table-cell/>
          <table:table-cell table:formula="of:=LEFT([.A591];(FIND(&quot;-&quot;;[.A591])-1))" office:value-type="string" office:string-value="Omomo Punk " calcext:value-type="string">
            <text:p>Omomo Punk </text:p>
          </table:table-cell>
          <table:table-cell table:number-columns-repeated="4"/>
          <table:table-cell table:formula="of:=RANDBETWEEN(1;4)" office:value-type="float" office:value="2" calcext:value-type="float">
            <text:p>2</text:p>
          </table:table-cell>
          <table:table-cell table:formula="of:=&quot;('&quot;&amp;[.C591]&amp;&quot;',&quot;&amp;[.H59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se/on-the-ground" xlink:type="simple">On The Ground</text:a> - Rosé</text:p>
          </table:table-cell>
          <table:table-cell/>
          <table:table-cell table:formula="of:=LEFT([.A592];(FIND(&quot;-&quot;;[.A592])-1))" office:value-type="string" office:string-value="On The Ground " calcext:value-type="string">
            <text:p>On The Ground </text:p>
          </table:table-cell>
          <table:table-cell table:number-columns-repeated="4"/>
          <table:table-cell table:formula="of:=RANDBETWEEN(1;4)" office:value-type="float" office:value="1" calcext:value-type="float">
            <text:p>1</text:p>
          </table:table-cell>
          <table:table-cell table:formula="of:=&quot;('&quot;&amp;[.C592]&amp;&quot;',&quot;&amp;[.H59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nstro-vocal/once-upon-a-fiction" xlink:type="simple">Once Upon A Fiction</text:a> - Monstro Vocal</text:p>
          </table:table-cell>
          <table:table-cell/>
          <table:table-cell table:formula="of:=LEFT([.A593];(FIND(&quot;-&quot;;[.A593])-1))" office:value-type="string" office:string-value="Once Upon A Fiction " calcext:value-type="string">
            <text:p>Once Upon A Fiction </text:p>
          </table:table-cell>
          <table:table-cell table:number-columns-repeated="4"/>
          <table:table-cell table:formula="of:=RANDBETWEEN(1;4)" office:value-type="float" office:value="4" calcext:value-type="float">
            <text:p>4</text:p>
          </table:table-cell>
          <table:table-cell table:formula="of:=&quot;('&quot;&amp;[.C593]&amp;&quot;',&quot;&amp;[.H59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ath-from-above/one-one" xlink:type="simple">One + One</text:a> - Death From Above 1979</text:p>
          </table:table-cell>
          <table:table-cell/>
          <table:table-cell table:formula="of:=LEFT([.A594];(FIND(&quot;-&quot;;[.A594])-1))" office:value-type="string" office:string-value="One + One " calcext:value-type="string">
            <text:p>One + One </text:p>
          </table:table-cell>
          <table:table-cell table:number-columns-repeated="4"/>
          <table:table-cell table:formula="of:=RANDBETWEEN(1;4)" office:value-type="float" office:value="1" calcext:value-type="float">
            <text:p>1</text:p>
          </table:table-cell>
          <table:table-cell table:formula="of:=&quot;('&quot;&amp;[.C594]&amp;&quot;',&quot;&amp;[.H5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vejoy/one-day" xlink:type="simple">One Day</text:a> - Lovejoy</text:p>
          </table:table-cell>
          <table:table-cell/>
          <table:table-cell table:formula="of:=LEFT([.A595];(FIND(&quot;-&quot;;[.A595])-1))" office:value-type="string" office:string-value="One Day " calcext:value-type="string">
            <text:p>One Day </text:p>
          </table:table-cell>
          <table:table-cell table:number-columns-repeated="4"/>
          <table:table-cell table:formula="of:=RANDBETWEEN(1;4)" office:value-type="float" office:value="3" calcext:value-type="float">
            <text:p>3</text:p>
          </table:table-cell>
          <table:table-cell table:formula="of:=&quot;('&quot;&amp;[.C595]&amp;&quot;',&quot;&amp;[.H5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riff/one-foot-in-front-of-the-other" xlink:type="simple">One Foot In Front Of The Other</text:a> - Griff</text:p>
          </table:table-cell>
          <table:table-cell/>
          <table:table-cell table:formula="of:=LEFT([.A596];(FIND(&quot;-&quot;;[.A596])-1))" office:value-type="string" office:string-value="One Foot In Front Of The Other " calcext:value-type="string">
            <text:p>One Foot In Front Of The Other </text:p>
          </table:table-cell>
          <table:table-cell table:number-columns-repeated="4"/>
          <table:table-cell table:formula="of:=RANDBETWEEN(1;4)" office:value-type="float" office:value="2" calcext:value-type="float">
            <text:p>2</text:p>
          </table:table-cell>
          <table:table-cell table:formula="of:=&quot;('&quot;&amp;[.C596]&amp;&quot;',&quot;&amp;[.H5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p/one-last-time" xlink:type="simple">One Last Time</text:a> - LP</text:p>
          </table:table-cell>
          <table:table-cell/>
          <table:table-cell table:formula="of:=LEFT([.A597];(FIND(&quot;-&quot;;[.A597])-1))" office:value-type="string" office:string-value="One Last Time " calcext:value-type="string">
            <text:p>One Last Time </text:p>
          </table:table-cell>
          <table:table-cell table:number-columns-repeated="4"/>
          <table:table-cell table:formula="of:=RANDBETWEEN(1;4)" office:value-type="float" office:value="1" calcext:value-type="float">
            <text:p>1</text:p>
          </table:table-cell>
          <table:table-cell table:formula="of:=&quot;('&quot;&amp;[.C597]&amp;&quot;',&quot;&amp;[.H5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e-brown/one-mississippi" xlink:type="simple">One Mississippi</text:a> - Kane Brown</text:p>
          </table:table-cell>
          <table:table-cell/>
          <table:table-cell table:formula="of:=LEFT([.A598];(FIND(&quot;-&quot;;[.A598])-1))" office:value-type="string" office:string-value="One Mississippi " calcext:value-type="string">
            <text:p>One Mississippi </text:p>
          </table:table-cell>
          <table:table-cell table:number-columns-repeated="4"/>
          <table:table-cell table:formula="of:=RANDBETWEEN(1;4)" office:value-type="float" office:value="2" calcext:value-type="float">
            <text:p>2</text:p>
          </table:table-cell>
          <table:table-cell table:formula="of:=&quot;('&quot;&amp;[.C598]&amp;&quot;',&quot;&amp;[.H59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riff/one-night" xlink:type="simple">One Night</text:a> - Griff</text:p>
          </table:table-cell>
          <table:table-cell/>
          <table:table-cell table:formula="of:=LEFT([.A599];(FIND(&quot;-&quot;;[.A599])-1))" office:value-type="string" office:string-value="One Night " calcext:value-type="string">
            <text:p>One Night </text:p>
          </table:table-cell>
          <table:table-cell table:number-columns-repeated="4"/>
          <table:table-cell table:formula="of:=RANDBETWEEN(1;4)" office:value-type="float" office:value="2" calcext:value-type="float">
            <text:p>2</text:p>
          </table:table-cell>
          <table:table-cell table:formula="of:=&quot;('&quot;&amp;[.C599]&amp;&quot;',&quot;&amp;[.H5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st-malone/one-right-now" xlink:type="simple">One Right Now</text:a> - Post Malone</text:p>
          </table:table-cell>
          <table:table-cell/>
          <table:table-cell table:formula="of:=LEFT([.A600];(FIND(&quot;-&quot;;[.A600])-1))" office:value-type="string" office:string-value="One Right Now " calcext:value-type="string">
            <text:p>One Right Now </text:p>
          </table:table-cell>
          <table:table-cell table:number-columns-repeated="4"/>
          <table:table-cell table:formula="of:=RANDBETWEEN(1;4)" office:value-type="float" office:value="3" calcext:value-type="float">
            <text:p>3</text:p>
          </table:table-cell>
          <table:table-cell table:formula="of:=&quot;('&quot;&amp;[.C600]&amp;&quot;',&quot;&amp;[.H6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inneas/only-a-lifetime" xlink:type="simple">Only A Lifetime</text:a> - Finneas</text:p>
          </table:table-cell>
          <table:table-cell/>
          <table:table-cell table:formula="of:=LEFT([.A601];(FIND(&quot;-&quot;;[.A601])-1))" office:value-type="string" office:string-value="Only A Lifetime " calcext:value-type="string">
            <text:p>Only A Lifetime </text:p>
          </table:table-cell>
          <table:table-cell table:number-columns-repeated="4"/>
          <table:table-cell table:formula="of:=RANDBETWEEN(1;4)" office:value-type="float" office:value="4" calcext:value-type="float">
            <text:p>4</text:p>
          </table:table-cell>
          <table:table-cell table:formula="of:=&quot;('&quot;&amp;[.C601]&amp;&quot;',&quot;&amp;[.H60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oshua-bassett/only-a-matter-of-time" xlink:type="simple">Only A Matter of Time</text:a> - Joshua Bassett</text:p>
          </table:table-cell>
          <table:table-cell/>
          <table:table-cell table:formula="of:=LEFT([.A602];(FIND(&quot;-&quot;;[.A602])-1))" office:value-type="string" office:string-value="Only A Matter of Time " calcext:value-type="string">
            <text:p>Only A Matter of Time </text:p>
          </table:table-cell>
          <table:table-cell table:number-columns-repeated="4"/>
          <table:table-cell table:formula="of:=RANDBETWEEN(1;4)" office:value-type="float" office:value="3" calcext:value-type="float">
            <text:p>3</text:p>
          </table:table-cell>
          <table:table-cell table:formula="of:=&quot;('&quot;&amp;[.C602]&amp;&quot;',&quot;&amp;[.H60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pretty-reckless/only-love-can-save-me-now" xlink:type="simple">Only Love Can Save Me Now</text:a> - The Pretty Reckless</text:p>
          </table:table-cell>
          <table:table-cell/>
          <table:table-cell table:formula="of:=LEFT([.A603];(FIND(&quot;-&quot;;[.A603])-1))" office:value-type="string" office:string-value="Only Love Can Save Me Now " calcext:value-type="string">
            <text:p>Only Love Can Save Me Now </text:p>
          </table:table-cell>
          <table:table-cell table:number-columns-repeated="4"/>
          <table:table-cell table:formula="of:=RANDBETWEEN(1;4)" office:value-type="float" office:value="2" calcext:value-type="float">
            <text:p>2</text:p>
          </table:table-cell>
          <table:table-cell table:formula="of:=&quot;('&quot;&amp;[.C603]&amp;&quot;',&quot;&amp;[.H603]&amp;&quot;,'default','default','&quot;&amp;#REF!&amp;&quot;'),&quot;" office:value-type="string" office:string-value="" calcext:value-type="error">
            <text:p>#RÉF !</text:p>
          </table:table-cell>
        </table:table-row>
        <table:table-row table:style-name="ro5">
          <table:table-cell office:value-type="string" calcext:value-type="string">
            <text:p>Only Thing Thats Gone - Morgan Wallen</text:p>
          </table:table-cell>
          <table:table-cell/>
          <table:table-cell table:formula="of:=LEFT([.A604];(FIND(&quot;-&quot;;[.A604])-1))" office:value-type="string" office:string-value="Only Thing Thats Gone " calcext:value-type="string">
            <text:p>Only Thing Thats Gone </text:p>
          </table:table-cell>
          <table:table-cell table:number-columns-repeated="4"/>
          <table:table-cell table:formula="of:=RANDBETWEEN(1;4)" office:value-type="float" office:value="3" calcext:value-type="float">
            <text:p>3</text:p>
          </table:table-cell>
          <table:table-cell table:formula="of:=&quot;('&quot;&amp;[.C604]&amp;&quot;',&quot;&amp;[.H60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de-bird/open-up-the-heavens" xlink:type="simple">Open Up The Heavens</text:a> - Jade Bird</text:p>
          </table:table-cell>
          <table:table-cell/>
          <table:table-cell table:formula="of:=LEFT([.A605];(FIND(&quot;-&quot;;[.A605])-1))" office:value-type="string" office:string-value="Open Up The Heavens " calcext:value-type="string">
            <text:p>Open Up The Heavens </text:p>
          </table:table-cell>
          <table:table-cell table:number-columns-repeated="4"/>
          <table:table-cell table:formula="of:=RANDBETWEEN(1;4)" office:value-type="float" office:value="3" calcext:value-type="float">
            <text:p>3</text:p>
          </table:table-cell>
          <table:table-cell table:formula="of:=&quot;('&quot;&amp;[.C605]&amp;&quot;',&quot;&amp;[.H60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nne-marie/our-song" xlink:type="simple">Our Song</text:a> - Anne-Marie</text:p>
          </table:table-cell>
          <table:table-cell/>
          <table:table-cell table:formula="of:=LEFT([.A606];(FIND(&quot;-&quot;;[.A606])-1))" office:value-type="string" office:string-value="Our Song " calcext:value-type="string">
            <text:p>Our Song </text:p>
          </table:table-cell>
          <table:table-cell table:number-columns-repeated="4"/>
          <table:table-cell table:formula="of:=RANDBETWEEN(1;4)" office:value-type="float" office:value="1" calcext:value-type="float">
            <text:p>1</text:p>
          </table:table-cell>
          <table:table-cell table:formula="of:=&quot;('&quot;&amp;[.C606]&amp;&quot;',&quot;&amp;[.H6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el-corry/out-out" xlink:type="simple">Out Out</text:a> - Joel Corry</text:p>
          </table:table-cell>
          <table:table-cell/>
          <table:table-cell table:formula="of:=LEFT([.A607];(FIND(&quot;-&quot;;[.A607])-1))" office:value-type="string" office:string-value="Out Out " calcext:value-type="string">
            <text:p>Out Out </text:p>
          </table:table-cell>
          <table:table-cell table:number-columns-repeated="4"/>
          <table:table-cell table:formula="of:=RANDBETWEEN(1;4)" office:value-type="float" office:value="2" calcext:value-type="float">
            <text:p>2</text:p>
          </table:table-cell>
          <table:table-cell table:formula="of:=&quot;('&quot;&amp;[.C607]&amp;&quot;',&quot;&amp;[.H6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miley/over-the-top" xlink:type="simple">Over The Top</text:a> - Smiley</text:p>
          </table:table-cell>
          <table:table-cell/>
          <table:table-cell table:formula="of:=LEFT([.A608];(FIND(&quot;-&quot;;[.A608])-1))" office:value-type="string" office:string-value="Over The Top " calcext:value-type="string">
            <text:p>Over The Top </text:p>
          </table:table-cell>
          <table:table-cell table:number-columns-repeated="4"/>
          <table:table-cell table:formula="of:=RANDBETWEEN(1;4)" office:value-type="float" office:value="4" calcext:value-type="float">
            <text:p>4</text:p>
          </table:table-cell>
          <table:table-cell table:formula="of:=&quot;('&quot;&amp;[.C608]&amp;&quot;',&quot;&amp;[.H60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nan-gray/overdrive" xlink:type="simple">Overdrive</text:a> - Conan Gray</text:p>
          </table:table-cell>
          <table:table-cell/>
          <table:table-cell table:formula="of:=LEFT([.A609];(FIND(&quot;-&quot;;[.A609])-1))" office:value-type="string" office:string-value="Overdrive " calcext:value-type="string">
            <text:p>Overdrive </text:p>
          </table:table-cell>
          <table:table-cell table:number-columns-repeated="4"/>
          <table:table-cell table:formula="of:=RANDBETWEEN(1;4)" office:value-type="float" office:value="1" calcext:value-type="float">
            <text:p>1</text:p>
          </table:table-cell>
          <table:table-cell table:formula="of:=&quot;('&quot;&amp;[.C609]&amp;&quot;',&quot;&amp;[.H60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overheated" xlink:type="simple">Overheated</text:a> - Billie Eilish</text:p>
          </table:table-cell>
          <table:table-cell/>
          <table:table-cell table:formula="of:=LEFT([.A610];(FIND(&quot;-&quot;;[.A610])-1))" office:value-type="string" office:string-value="Overheated " calcext:value-type="string">
            <text:p>Overheated </text:p>
          </table:table-cell>
          <table:table-cell table:number-columns-repeated="4"/>
          <table:table-cell table:formula="of:=RANDBETWEEN(1;4)" office:value-type="float" office:value="1" calcext:value-type="float">
            <text:p>1</text:p>
          </table:table-cell>
          <table:table-cell table:formula="of:=&quot;('&quot;&amp;[.C610]&amp;&quot;',&quot;&amp;[.H6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overpass-graffiti" xlink:type="simple">Overpass Graffiti</text:a> - Ed Sheeran</text:p>
          </table:table-cell>
          <table:table-cell/>
          <table:table-cell table:formula="of:=LEFT([.A611];(FIND(&quot;-&quot;;[.A611])-1))" office:value-type="string" office:string-value="Overpass Graffiti " calcext:value-type="string">
            <text:p>Overpass Graffiti </text:p>
          </table:table-cell>
          <table:table-cell table:number-columns-repeated="4"/>
          <table:table-cell table:formula="of:=RANDBETWEEN(1;4)" office:value-type="float" office:value="2" calcext:value-type="float">
            <text:p>2</text:p>
          </table:table-cell>
          <table:table-cell table:formula="of:=&quot;('&quot;&amp;[.C611]&amp;&quot;',&quot;&amp;[.H6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block-europe/overseas" xlink:type="simple">Overseas</text:a> - D-Block Europe</text:p>
          </table:table-cell>
          <table:table-cell/>
          <table:table-cell table:formula="of:=LEFT([.A612];(FIND(&quot;-&quot;;[.A612])-1))" office:value-type="string" office:string-value="Overseas " calcext:value-type="string">
            <text:p>Overseas </text:p>
          </table:table-cell>
          <table:table-cell table:number-columns-repeated="4"/>
          <table:table-cell table:formula="of:=RANDBETWEEN(1;4)" office:value-type="float" office:value="1" calcext:value-type="float">
            <text:p>1</text:p>
          </table:table-cell>
          <table:table-cell table:formula="of:=&quot;('&quot;&amp;[.C612]&amp;&quot;',&quot;&amp;[.H6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oxytocin" xlink:type="simple">Oxytocin</text:a> - Billie Eilish</text:p>
          </table:table-cell>
          <table:table-cell/>
          <table:table-cell table:formula="of:=LEFT([.A613];(FIND(&quot;-&quot;;[.A613])-1))" office:value-type="string" office:string-value="Oxytocin " calcext:value-type="string">
            <text:p>Oxytocin </text:p>
          </table:table-cell>
          <table:table-cell table:number-columns-repeated="4"/>
          <table:table-cell table:formula="of:=RANDBETWEEN(1;4)" office:value-type="float" office:value="2" calcext:value-type="float">
            <text:p>2</text:p>
          </table:table-cell>
          <table:table-cell table:formula="of:=&quot;('&quot;&amp;[.C613]&amp;&quot;',&quot;&amp;[.H61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pinkpantheress/pain" xlink:type="simple">Pain</text:a> - PinkPantheress</text:p>
          </table:table-cell>
          <table:table-cell/>
          <table:table-cell table:formula="of:=LEFT([.A614];(FIND(&quot;-&quot;;[.A614])-1))" office:value-type="string" office:string-value="Pain " calcext:value-type="string">
            <text:p>Pain </text:p>
          </table:table-cell>
          <table:table-cell table:number-columns-repeated="4"/>
          <table:table-cell table:formula="of:=RANDBETWEEN(1;4)" office:value-type="float" office:value="4" calcext:value-type="float">
            <text:p>4</text:p>
          </table:table-cell>
          <table:table-cell table:formula="of:=&quot;('&quot;&amp;[.C614]&amp;&quot;',&quot;&amp;[.H61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quid/pamphlets" xlink:type="simple">Pamphlets</text:a> - Squid</text:p>
          </table:table-cell>
          <table:table-cell/>
          <table:table-cell table:formula="of:=LEFT([.A615];(FIND(&quot;-&quot;;[.A615])-1))" office:value-type="string" office:string-value="Pamphlets " calcext:value-type="string">
            <text:p>Pamphlets </text:p>
          </table:table-cell>
          <table:table-cell table:number-columns-repeated="4"/>
          <table:table-cell table:formula="of:=RANDBETWEEN(1;4)" office:value-type="float" office:value="1" calcext:value-type="float">
            <text:p>1</text:p>
          </table:table-cell>
          <table:table-cell table:formula="of:=&quot;('&quot;&amp;[.C615]&amp;&quot;',&quot;&amp;[.H615]&amp;&quot;,'default','default','&quot;&amp;#REF!&amp;&quot;'),&quot;" office:value-type="string" office:string-value="" calcext:value-type="error">
            <text:p>#RÉF !</text:p>
          </table:table-cell>
        </table:table-row>
        <table:table-row table:style-name="ro2">
          <table:table-cell office:value-type="string" calcext:value-type="string">
            <text:p>Papis Home - Drake</text:p>
          </table:table-cell>
          <table:table-cell/>
          <table:table-cell table:formula="of:=LEFT([.A616];(FIND(&quot;-&quot;;[.A616])-1))" office:value-type="string" office:string-value="Papis Home " calcext:value-type="string">
            <text:p>Papis Home </text:p>
          </table:table-cell>
          <table:table-cell table:number-columns-repeated="4"/>
          <table:table-cell table:formula="of:=RANDBETWEEN(1;4)" office:value-type="float" office:value="3" calcext:value-type="float">
            <text:p>3</text:p>
          </table:table-cell>
          <table:table-cell table:formula="of:=&quot;('&quot;&amp;[.C616]&amp;&quot;',&quot;&amp;[.H6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ueco/paralyzed" xlink:type="simple">Paralyzed</text:a> - Sueco</text:p>
          </table:table-cell>
          <table:table-cell/>
          <table:table-cell table:formula="of:=LEFT([.A617];(FIND(&quot;-&quot;;[.A617])-1))" office:value-type="string" office:string-value="Paralyzed " calcext:value-type="string">
            <text:p>Paralyzed </text:p>
          </table:table-cell>
          <table:table-cell table:number-columns-repeated="4"/>
          <table:table-cell table:formula="of:=RANDBETWEEN(1;4)" office:value-type="float" office:value="1" calcext:value-type="float">
            <text:p>1</text:p>
          </table:table-cell>
          <table:table-cell table:formula="of:=&quot;('&quot;&amp;[.C617]&amp;&quot;',&quot;&amp;[.H61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amon-albarn/particles" xlink:type="simple">Particles</text:a> - Damon Albarn</text:p>
          </table:table-cell>
          <table:table-cell/>
          <table:table-cell table:formula="of:=LEFT([.A618];(FIND(&quot;-&quot;;[.A618])-1))" office:value-type="string" office:string-value="Particles " calcext:value-type="string">
            <text:p>Particles </text:p>
          </table:table-cell>
          <table:table-cell table:number-columns-repeated="4"/>
          <table:table-cell table:formula="of:=RANDBETWEEN(1;4)" office:value-type="float" office:value="3" calcext:value-type="float">
            <text:p>3</text:p>
          </table:table-cell>
          <table:table-cell table:formula="of:=&quot;('&quot;&amp;[.C618]&amp;&quot;',&quot;&amp;[.H618]&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ksi/patience" xlink:type="simple">Patience</text:a> - KSI</text:p>
          </table:table-cell>
          <table:table-cell/>
          <table:table-cell table:formula="of:=LEFT([.A619];(FIND(&quot;-&quot;;[.A619])-1))" office:value-type="string" office:string-value="Patience " calcext:value-type="string">
            <text:p>Patience </text:p>
          </table:table-cell>
          <table:table-cell table:number-columns-repeated="4"/>
          <table:table-cell table:formula="of:=RANDBETWEEN(1;4)" office:value-type="float" office:value="3" calcext:value-type="float">
            <text:p>3</text:p>
          </table:table-cell>
          <table:table-cell table:formula="of:=&quot;('&quot;&amp;[.C619]&amp;&quot;',&quot;&amp;[.H61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vincent/pay-your-way-in-pain" xlink:type="simple">Pay Your Way In Pain</text:a> - St. Vincent</text:p>
          </table:table-cell>
          <table:table-cell/>
          <table:table-cell table:formula="of:=LEFT([.A620];(FIND(&quot;-&quot;;[.A620])-1))" office:value-type="string" office:string-value="Pay Your Way In Pain " calcext:value-type="string">
            <text:p>Pay Your Way In Pain </text:p>
          </table:table-cell>
          <table:table-cell table:number-columns-repeated="4"/>
          <table:table-cell table:formula="of:=RANDBETWEEN(1;4)" office:value-type="float" office:value="4" calcext:value-type="float">
            <text:p>4</text:p>
          </table:table-cell>
          <table:table-cell table:formula="of:=&quot;('&quot;&amp;[.C620]&amp;&quot;',&quot;&amp;[.H6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peaches" xlink:type="simple">Peaches</text:a> - Justin Bieber</text:p>
          </table:table-cell>
          <table:table-cell/>
          <table:table-cell table:formula="of:=LEFT([.A621];(FIND(&quot;-&quot;;[.A621])-1))" office:value-type="string" office:string-value="Peaches " calcext:value-type="string">
            <text:p>Peaches </text:p>
          </table:table-cell>
          <table:table-cell table:number-columns-repeated="4"/>
          <table:table-cell table:formula="of:=RANDBETWEEN(1;4)" office:value-type="float" office:value="3" calcext:value-type="float">
            <text:p>3</text:p>
          </table:table-cell>
          <table:table-cell table:formula="of:=&quot;('&quot;&amp;[.C621]&amp;&quot;',&quot;&amp;[.H62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dplay/people-of-the-pride" xlink:type="simple">People Of The Pride</text:a> - Coldplay</text:p>
          </table:table-cell>
          <table:table-cell/>
          <table:table-cell table:formula="of:=LEFT([.A622];(FIND(&quot;-&quot;;[.A622])-1))" office:value-type="string" office:string-value="People Of The Pride " calcext:value-type="string">
            <text:p>People Of The Pride </text:p>
          </table:table-cell>
          <table:table-cell table:number-columns-repeated="4"/>
          <table:table-cell table:formula="of:=RANDBETWEEN(1;4)" office:value-type="float" office:value="2" calcext:value-type="float">
            <text:p>2</text:p>
          </table:table-cell>
          <table:table-cell table:formula="of:=&quot;('&quot;&amp;[.C622]&amp;&quot;',&quot;&amp;[.H62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nan-gray/people-watching" xlink:type="simple">People Watching</text:a> - Conan Gray</text:p>
          </table:table-cell>
          <table:table-cell/>
          <table:table-cell table:formula="of:=LEFT([.A623];(FIND(&quot;-&quot;;[.A623])-1))" office:value-type="string" office:string-value="People Watching " calcext:value-type="string">
            <text:p>People Watching </text:p>
          </table:table-cell>
          <table:table-cell table:number-columns-repeated="4"/>
          <table:table-cell table:formula="of:=RANDBETWEEN(1;4)" office:value-type="float" office:value="4" calcext:value-type="float">
            <text:p>4</text:p>
          </table:table-cell>
          <table:table-cell table:formula="of:=&quot;('&quot;&amp;[.C623]&amp;&quot;',&quot;&amp;[.H6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arruko/pepas" xlink:type="simple">Pepas</text:a> - Farruko</text:p>
          </table:table-cell>
          <table:table-cell/>
          <table:table-cell table:formula="of:=LEFT([.A624];(FIND(&quot;-&quot;;[.A624])-1))" office:value-type="string" office:string-value="Pepas " calcext:value-type="string">
            <text:p>Pepas </text:p>
          </table:table-cell>
          <table:table-cell table:number-columns-repeated="4"/>
          <table:table-cell table:formula="of:=RANDBETWEEN(1;4)" office:value-type="float" office:value="2" calcext:value-type="float">
            <text:p>2</text:p>
          </table:table-cell>
          <table:table-cell table:formula="of:=&quot;('&quot;&amp;[.C624]&amp;&quot;',&quot;&amp;[.H62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vejoy/perfume" xlink:type="simple">Perfume</text:a> - Lovejoy</text:p>
          </table:table-cell>
          <table:table-cell/>
          <table:table-cell table:formula="of:=LEFT([.A625];(FIND(&quot;-&quot;;[.A625])-1))" office:value-type="string" office:string-value="Perfume " calcext:value-type="string">
            <text:p>Perfume </text:p>
          </table:table-cell>
          <table:table-cell table:number-columns-repeated="4"/>
          <table:table-cell table:formula="of:=RANDBETWEEN(1;4)" office:value-type="float" office:value="4" calcext:value-type="float">
            <text:p>4</text:p>
          </table:table-cell>
          <table:table-cell table:formula="of:=&quot;('&quot;&amp;[.C625]&amp;&quot;',&quot;&amp;[.H6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ts/permission-to-dance" xlink:type="simple">Permission To Dance</text:a> - BTS</text:p>
          </table:table-cell>
          <table:table-cell/>
          <table:table-cell table:formula="of:=LEFT([.A626];(FIND(&quot;-&quot;;[.A626])-1))" office:value-type="string" office:string-value="Permission To Dance " calcext:value-type="string">
            <text:p>Permission To Dance </text:p>
          </table:table-cell>
          <table:table-cell table:number-columns-repeated="4"/>
          <table:table-cell table:formula="of:=RANDBETWEEN(1;4)" office:value-type="float" office:value="1" calcext:value-type="float">
            <text:p>1</text:p>
          </table:table-cell>
          <table:table-cell table:formula="of:=&quot;('&quot;&amp;[.C626]&amp;&quot;',&quot;&amp;[.H6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ireboy-dml/peru" xlink:type="simple">Peru</text:a> - Fireboy DML</text:p>
          </table:table-cell>
          <table:table-cell/>
          <table:table-cell table:formula="of:=LEFT([.A627];(FIND(&quot;-&quot;;[.A627])-1))" office:value-type="string" office:string-value="Peru " calcext:value-type="string">
            <text:p>Peru </text:p>
          </table:table-cell>
          <table:table-cell table:number-columns-repeated="4"/>
          <table:table-cell table:formula="of:=RANDBETWEEN(1;4)" office:value-type="float" office:value="3" calcext:value-type="float">
            <text:p>3</text:p>
          </table:table-cell>
          <table:table-cell table:formula="of:=&quot;('&quot;&amp;[.C627]&amp;&quot;',&quot;&amp;[.H6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g-red-machine/phoenix" xlink:type="simple">Phoenix</text:a> - Big Red Machine</text:p>
          </table:table-cell>
          <table:table-cell/>
          <table:table-cell table:formula="of:=LEFT([.A628];(FIND(&quot;-&quot;;[.A628])-1))" office:value-type="string" office:string-value="Phoenix " calcext:value-type="string">
            <text:p>Phoenix </text:p>
          </table:table-cell>
          <table:table-cell table:number-columns-repeated="4"/>
          <table:table-cell table:formula="of:=RANDBETWEEN(1;4)" office:value-type="float" office:value="3" calcext:value-type="float">
            <text:p>3</text:p>
          </table:table-cell>
          <table:table-cell table:formula="of:=&quot;('&quot;&amp;[.C628]&amp;&quot;',&quot;&amp;[.H6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bby-barrett/pick-me-up" xlink:type="simple">Pick Me Up</text:a> - Gabby Barrett</text:p>
          </table:table-cell>
          <table:table-cell/>
          <table:table-cell table:formula="of:=LEFT([.A629];(FIND(&quot;-&quot;;[.A629])-1))" office:value-type="string" office:string-value="Pick Me Up " calcext:value-type="string">
            <text:p>Pick Me Up </text:p>
          </table:table-cell>
          <table:table-cell table:number-columns-repeated="4"/>
          <table:table-cell table:formula="of:=RANDBETWEEN(1;4)" office:value-type="float" office:value="3" calcext:value-type="float">
            <text:p>3</text:p>
          </table:table-cell>
          <table:table-cell table:formula="of:=&quot;('&quot;&amp;[.C629]&amp;&quot;',&quot;&amp;[.H6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pipe-down" xlink:type="simple">Pipe Down</text:a> - Drake</text:p>
          </table:table-cell>
          <table:table-cell/>
          <table:table-cell table:formula="of:=LEFT([.A630];(FIND(&quot;-&quot;;[.A630])-1))" office:value-type="string" office:string-value="Pipe Down " calcext:value-type="string">
            <text:p>Pipe Down </text:p>
          </table:table-cell>
          <table:table-cell table:number-columns-repeated="4"/>
          <table:table-cell table:formula="of:=RANDBETWEEN(1;4)" office:value-type="float" office:value="1" calcext:value-type="float">
            <text:p>1</text:p>
          </table:table-cell>
          <table:table-cell table:formula="of:=&quot;('&quot;&amp;[.C630]&amp;&quot;',&quot;&amp;[.H6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durk/pissed-me-off" xlink:type="simple">Pissed Me Off</text:a> - Lil Durk</text:p>
          </table:table-cell>
          <table:table-cell/>
          <table:table-cell table:formula="of:=LEFT([.A631];(FIND(&quot;-&quot;;[.A631])-1))" office:value-type="string" office:string-value="Pissed Me Off " calcext:value-type="string">
            <text:p>Pissed Me Off </text:p>
          </table:table-cell>
          <table:table-cell table:number-columns-repeated="4"/>
          <table:table-cell table:formula="of:=RANDBETWEEN(1;4)" office:value-type="float" office:value="1" calcext:value-type="float">
            <text:p>1</text:p>
          </table:table-cell>
          <table:table-cell table:formula="of:=&quot;('&quot;&amp;[.C631]&amp;&quot;',&quot;&amp;[.H6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rimes/player-of-games" xlink:type="simple">Player Of Games</text:a> - Grimes</text:p>
          </table:table-cell>
          <table:table-cell/>
          <table:table-cell table:formula="of:=LEFT([.A632];(FIND(&quot;-&quot;;[.A632])-1))" office:value-type="string" office:string-value="Player Of Games " calcext:value-type="string">
            <text:p>Player Of Games </text:p>
          </table:table-cell>
          <table:table-cell table:number-columns-repeated="4"/>
          <table:table-cell table:formula="of:=RANDBETWEEN(1;4)" office:value-type="float" office:value="3" calcext:value-type="float">
            <text:p>3</text:p>
          </table:table-cell>
          <table:table-cell table:formula="of:=&quot;('&quot;&amp;[.C632]&amp;&quot;',&quot;&amp;[.H6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nk-wedel/poe-park-2am" xlink:type="simple">Poe Park 2AM</text:a> - Hank Wedel</text:p>
          </table:table-cell>
          <table:table-cell/>
          <table:table-cell table:formula="of:=LEFT([.A633];(FIND(&quot;-&quot;;[.A633])-1))" office:value-type="string" office:string-value="Poe Park 2AM " calcext:value-type="string">
            <text:p>Poe Park 2AM </text:p>
          </table:table-cell>
          <table:table-cell table:number-columns-repeated="4"/>
          <table:table-cell table:formula="of:=RANDBETWEEN(1;4)" office:value-type="float" office:value="1" calcext:value-type="float">
            <text:p>1</text:p>
          </table:table-cell>
          <table:table-cell table:formula="of:=&quot;('&quot;&amp;[.C633]&amp;&quot;',&quot;&amp;[.H6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aliyah/poison" xlink:type="simple">Poison</text:a> - Aaliyah</text:p>
          </table:table-cell>
          <table:table-cell/>
          <table:table-cell table:formula="of:=LEFT([.A634];(FIND(&quot;-&quot;;[.A634])-1))" office:value-type="string" office:string-value="Poison " calcext:value-type="string">
            <text:p>Poison </text:p>
          </table:table-cell>
          <table:table-cell table:number-columns-repeated="4"/>
          <table:table-cell table:formula="of:=RANDBETWEEN(1;4)" office:value-type="float" office:value="1" calcext:value-type="float">
            <text:p>1</text:p>
          </table:table-cell>
          <table:table-cell table:formula="of:=&quot;('&quot;&amp;[.C634]&amp;&quot;',&quot;&amp;[.H6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iel-lanois/power" xlink:type="simple">Power</text:a> - Daniel Lanois</text:p>
          </table:table-cell>
          <table:table-cell/>
          <table:table-cell table:formula="of:=LEFT([.A635];(FIND(&quot;-&quot;;[.A635])-1))" office:value-type="string" office:string-value="Power " calcext:value-type="string">
            <text:p>Power </text:p>
          </table:table-cell>
          <table:table-cell table:number-columns-repeated="4"/>
          <table:table-cell table:formula="of:=RANDBETWEEN(1;4)" office:value-type="float" office:value="1" calcext:value-type="float">
            <text:p>1</text:p>
          </table:table-cell>
          <table:table-cell table:formula="of:=&quot;('&quot;&amp;[.C635]&amp;&quot;',&quot;&amp;[.H6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t-kearney/powerless" xlink:type="simple">Powerless</text:a> - Mat Kearney</text:p>
          </table:table-cell>
          <table:table-cell/>
          <table:table-cell table:formula="of:=LEFT([.A636];(FIND(&quot;-&quot;;[.A636])-1))" office:value-type="string" office:string-value="Powerless " calcext:value-type="string">
            <text:p>Powerless </text:p>
          </table:table-cell>
          <table:table-cell table:number-columns-repeated="4"/>
          <table:table-cell table:formula="of:=RANDBETWEEN(1;4)" office:value-type="float" office:value="4" calcext:value-type="float">
            <text:p>4</text:p>
          </table:table-cell>
          <table:table-cell table:formula="of:=&quot;('&quot;&amp;[.C636]&amp;&quot;',&quot;&amp;[.H63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anye-west/praise-god" xlink:type="simple">Praise God</text:a> - Kanye West</text:p>
          </table:table-cell>
          <table:table-cell/>
          <table:table-cell table:formula="of:=LEFT([.A637];(FIND(&quot;-&quot;;[.A637])-1))" office:value-type="string" office:string-value="Praise God " calcext:value-type="string">
            <text:p>Praise God </text:p>
          </table:table-cell>
          <table:table-cell table:number-columns-repeated="4"/>
          <table:table-cell table:formula="of:=RANDBETWEEN(1;4)" office:value-type="float" office:value="4" calcext:value-type="float">
            <text:p>4</text:p>
          </table:table-cell>
          <table:table-cell table:formula="of:=&quot;('&quot;&amp;[.C637]&amp;&quot;',&quot;&amp;[.H63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mon-hunter/praise-the-void" xlink:type="simple">Praise The Void</text:a> - Demon Hunter</text:p>
          </table:table-cell>
          <table:table-cell/>
          <table:table-cell table:formula="of:=LEFT([.A638];(FIND(&quot;-&quot;;[.A638])-1))" office:value-type="string" office:string-value="Praise The Void " calcext:value-type="string">
            <text:p>Praise The Void </text:p>
          </table:table-cell>
          <table:table-cell table:number-columns-repeated="4"/>
          <table:table-cell table:formula="of:=RANDBETWEEN(1;4)" office:value-type="float" office:value="1" calcext:value-type="float">
            <text:p>1</text:p>
          </table:table-cell>
          <table:table-cell table:formula="of:=&quot;('&quot;&amp;[.C638]&amp;&quot;',&quot;&amp;[.H63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i-lennox/pressure" xlink:type="simple">Pressure</text:a> - Ari Lennox</text:p>
          </table:table-cell>
          <table:table-cell/>
          <table:table-cell table:formula="of:=LEFT([.A639];(FIND(&quot;-&quot;;[.A639])-1))" office:value-type="string" office:string-value="Pressure " calcext:value-type="string">
            <text:p>Pressure </text:p>
          </table:table-cell>
          <table:table-cell table:number-columns-repeated="4"/>
          <table:table-cell table:formula="of:=RANDBETWEEN(1;4)" office:value-type="float" office:value="3" calcext:value-type="float">
            <text:p>3</text:p>
          </table:table-cell>
          <table:table-cell table:formula="of:=&quot;('&quot;&amp;[.C639]&amp;&quot;',&quot;&amp;[.H63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killers/pressure-machine" xlink:type="simple">Pressure Machine</text:a> - The Killers</text:p>
          </table:table-cell>
          <table:table-cell/>
          <table:table-cell table:formula="of:=LEFT([.A640];(FIND(&quot;-&quot;;[.A640])-1))" office:value-type="string" office:string-value="Pressure Machine " calcext:value-type="string">
            <text:p>Pressure Machine </text:p>
          </table:table-cell>
          <table:table-cell table:number-columns-repeated="4"/>
          <table:table-cell table:formula="of:=RANDBETWEEN(1;4)" office:value-type="float" office:value="1" calcext:value-type="float">
            <text:p>1</text:p>
          </table:table-cell>
          <table:table-cell table:formula="of:=&quot;('&quot;&amp;[.C640]&amp;&quot;',&quot;&amp;[.H6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cole/pride-is-the-devil" xlink:type="simple">Pride Is The Devil</text:a> - J. Cole</text:p>
          </table:table-cell>
          <table:table-cell/>
          <table:table-cell table:formula="of:=LEFT([.A641];(FIND(&quot;-&quot;;[.A641])-1))" office:value-type="string" office:string-value="Pride Is The Devil " calcext:value-type="string">
            <text:p>Pride Is The Devil </text:p>
          </table:table-cell>
          <table:table-cell table:number-columns-repeated="4"/>
          <table:table-cell table:formula="of:=RANDBETWEEN(1;4)" office:value-type="float" office:value="2" calcext:value-type="float">
            <text:p>2</text:p>
          </table:table-cell>
          <table:table-cell table:formula="of:=&quot;('&quot;&amp;[.C641]&amp;&quot;',&quot;&amp;[.H641]&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durand-jones-the-indications/private-space" xlink:type="simple">Private Space</text:a> - Durand Jones &amp; The Indications</text:p>
          </table:table-cell>
          <table:table-cell/>
          <table:table-cell table:formula="of:=LEFT([.A642];(FIND(&quot;-&quot;;[.A642])-1))" office:value-type="string" office:string-value="Private Space " calcext:value-type="string">
            <text:p>Private Space </text:p>
          </table:table-cell>
          <table:table-cell table:number-columns-repeated="4"/>
          <table:table-cell table:formula="of:=RANDBETWEEN(1;4)" office:value-type="float" office:value="4" calcext:value-type="float">
            <text:p>4</text:p>
          </table:table-cell>
          <table:table-cell table:formula="of:=&quot;('&quot;&amp;[.C642]&amp;&quot;',&quot;&amp;[.H6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eazy/provide" xlink:type="simple">Provide</text:a> - G-Eazy</text:p>
          </table:table-cell>
          <table:table-cell/>
          <table:table-cell table:formula="of:=LEFT([.A643];(FIND(&quot;-&quot;;[.A643])-1))" office:value-type="string" office:string-value="Provide " calcext:value-type="string">
            <text:p>Provide </text:p>
          </table:table-cell>
          <table:table-cell table:number-columns-repeated="4"/>
          <table:table-cell table:formula="of:=RANDBETWEEN(1;4)" office:value-type="float" office:value="3" calcext:value-type="float">
            <text:p>3</text:p>
          </table:table-cell>
          <table:table-cell table:formula="of:=&quot;('&quot;&amp;[.C643]&amp;&quot;',&quot;&amp;[.H6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isie-peters/psycho" xlink:type="simple">Psycho</text:a> - Maisie Peters</text:p>
          </table:table-cell>
          <table:table-cell/>
          <table:table-cell table:formula="of:=LEFT([.A644];(FIND(&quot;-&quot;;[.A644])-1))" office:value-type="string" office:string-value="Psycho " calcext:value-type="string">
            <text:p>Psycho </text:p>
          </table:table-cell>
          <table:table-cell table:number-columns-repeated="4"/>
          <table:table-cell table:formula="of:=RANDBETWEEN(1;4)" office:value-type="float" office:value="4" calcext:value-type="float">
            <text:p>4</text:p>
          </table:table-cell>
          <table:table-cell table:formula="of:=&quot;('&quot;&amp;[.C644]&amp;&quot;',&quot;&amp;[.H644]&amp;&quot;,'default','default','&quot;&amp;#REF!&amp;&quot;'),&quot;" office:value-type="string" office:string-value="" calcext:value-type="error">
            <text:p>#RÉF !</text:p>
          </table:table-cell>
        </table:table-row>
        <table:table-row table:style-name="ro3">
          <table:table-cell office:value-type="string" calcext:value-type="string">
            <text:p>Punchin the Clock - J. Cole</text:p>
          </table:table-cell>
          <table:table-cell/>
          <table:table-cell table:formula="of:=LEFT([.A645];(FIND(&quot;-&quot;;[.A645])-1))" office:value-type="string" office:string-value="Punchin the Clock " calcext:value-type="string">
            <text:p>Punchin the Clock </text:p>
          </table:table-cell>
          <table:table-cell table:number-columns-repeated="4"/>
          <table:table-cell table:formula="of:=RANDBETWEEN(1;4)" office:value-type="float" office:value="4" calcext:value-type="float">
            <text:p>4</text:p>
          </table:table-cell>
          <table:table-cell table:formula="of:=&quot;('&quot;&amp;[.C645]&amp;&quot;',&quot;&amp;[.H6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rina-and-the-diamonds/purge-the-poison" xlink:type="simple">Purge The Poison</text:a> - Marina</text:p>
          </table:table-cell>
          <table:table-cell/>
          <table:table-cell table:formula="of:=LEFT([.A646];(FIND(&quot;-&quot;;[.A646])-1))" office:value-type="string" office:string-value="Purge The Poison " calcext:value-type="string">
            <text:p>Purge The Poison </text:p>
          </table:table-cell>
          <table:table-cell table:number-columns-repeated="4"/>
          <table:table-cell table:formula="of:=RANDBETWEEN(1;4)" office:value-type="float" office:value="4" calcext:value-type="float">
            <text:p>4</text:p>
          </table:table-cell>
          <table:table-cell table:formula="of:=&quot;('&quot;&amp;[.C646]&amp;&quot;',&quot;&amp;[.H6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killers/quiet-town" xlink:type="simple">Quiet Town</text:a> - The Killers</text:p>
          </table:table-cell>
          <table:table-cell/>
          <table:table-cell table:formula="of:=LEFT([.A647];(FIND(&quot;-&quot;;[.A647])-1))" office:value-type="string" office:string-value="Quiet Town " calcext:value-type="string">
            <text:p>Quiet Town </text:p>
          </table:table-cell>
          <table:table-cell table:number-columns-repeated="4"/>
          <table:table-cell table:formula="of:=RANDBETWEEN(1;4)" office:value-type="float" office:value="2" calcext:value-type="float">
            <text:p>2</text:p>
          </table:table-cell>
          <table:table-cell table:formula="of:=&quot;('&quot;&amp;[.C647]&amp;&quot;',&quot;&amp;[.H6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race-my-mind" xlink:type="simple">Race My Mind</text:a> - Drake</text:p>
          </table:table-cell>
          <table:table-cell/>
          <table:table-cell table:formula="of:=LEFT([.A648];(FIND(&quot;-&quot;;[.A648])-1))" office:value-type="string" office:string-value="Race My Mind " calcext:value-type="string">
            <text:p>Race My Mind </text:p>
          </table:table-cell>
          <table:table-cell table:number-columns-repeated="4"/>
          <table:table-cell table:formula="of:=RANDBETWEEN(1;4)" office:value-type="float" office:value="3" calcext:value-type="float">
            <text:p>3</text:p>
          </table:table-cell>
          <table:table-cell table:formula="of:=&quot;('&quot;&amp;[.C648]&amp;&quot;',&quot;&amp;[.H64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by-keem/range-brothers" xlink:type="simple">Range Brothers</text:a> - Baby Keem</text:p>
          </table:table-cell>
          <table:table-cell/>
          <table:table-cell table:formula="of:=LEFT([.A649];(FIND(&quot;-&quot;;[.A649])-1))" office:value-type="string" office:string-value="Range Brothers " calcext:value-type="string">
            <text:p>Range Brothers </text:p>
          </table:table-cell>
          <table:table-cell table:number-columns-repeated="4"/>
          <table:table-cell table:formula="of:=RANDBETWEEN(1;4)" office:value-type="float" office:value="2" calcext:value-type="float">
            <text:p>2</text:p>
          </table:table-cell>
          <table:table-cell table:formula="of:=&quot;('&quot;&amp;[.C649]&amp;&quot;',&quot;&amp;[.H6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lo-g/rapstar" xlink:type="simple">RAPSTAR</text:a> - Polo G</text:p>
          </table:table-cell>
          <table:table-cell/>
          <table:table-cell table:formula="of:=LEFT([.A650];(FIND(&quot;-&quot;;[.A650])-1))" office:value-type="string" office:string-value="RAPSTAR " calcext:value-type="string">
            <text:p>RAPSTAR </text:p>
          </table:table-cell>
          <table:table-cell table:number-columns-repeated="4"/>
          <table:table-cell table:formula="of:=RANDBETWEEN(1;4)" office:value-type="float" office:value="2" calcext:value-type="float">
            <text:p>2</text:p>
          </table:table-cell>
          <table:table-cell table:formula="of:=&quot;('&quot;&amp;[.C650]&amp;&quot;',&quot;&amp;[.H650]&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frank-carter-the-rattlesnakes/rat-race" xlink:type="simple">Rat Race</text:a> - Frank Carter &amp; The Rattlesnakes</text:p>
          </table:table-cell>
          <table:table-cell/>
          <table:table-cell table:formula="of:=LEFT([.A651];(FIND(&quot;-&quot;;[.A651])-1))" office:value-type="string" office:string-value="Rat Race " calcext:value-type="string">
            <text:p>Rat Race </text:p>
          </table:table-cell>
          <table:table-cell table:number-columns-repeated="4"/>
          <table:table-cell table:formula="of:=RANDBETWEEN(1;4)" office:value-type="float" office:value="2" calcext:value-type="float">
            <text:p>2</text:p>
          </table:table-cell>
          <table:table-cell table:formula="of:=&quot;('&quot;&amp;[.C651]&amp;&quot;',&quot;&amp;[.H65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fredo/ready" xlink:type="simple">Ready</text:a> - Fredo</text:p>
          </table:table-cell>
          <table:table-cell/>
          <table:table-cell table:formula="of:=LEFT([.A652];(FIND(&quot;-&quot;;[.A652])-1))" office:value-type="string" office:string-value="Ready " calcext:value-type="string">
            <text:p>Ready </text:p>
          </table:table-cell>
          <table:table-cell table:number-columns-repeated="4"/>
          <table:table-cell table:formula="of:=RANDBETWEEN(1;4)" office:value-type="float" office:value="1" calcext:value-type="float">
            <text:p>1</text:p>
          </table:table-cell>
          <table:table-cell table:formula="of:=&quot;('&quot;&amp;[.C652]&amp;&quot;',&quot;&amp;[.H65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eddy-grossman/ready" xlink:type="simple">Ready</text:a> - Teddy Grossman</text:p>
          </table:table-cell>
          <table:table-cell/>
          <table:table-cell table:formula="of:=LEFT([.A653];(FIND(&quot;-&quot;;[.A653])-1))" office:value-type="string" office:string-value="Ready " calcext:value-type="string">
            <text:p>Ready </text:p>
          </table:table-cell>
          <table:table-cell table:number-columns-repeated="4"/>
          <table:table-cell table:formula="of:=RANDBETWEEN(1;4)" office:value-type="float" office:value="4" calcext:value-type="float">
            <text:p>4</text:p>
          </table:table-cell>
          <table:table-cell table:formula="of:=&quot;('&quot;&amp;[.C653]&amp;&quot;',&quot;&amp;[.H65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baby/real-as-it-gets" xlink:type="simple">Real As It Gets</text:a> - Lil Baby</text:p>
          </table:table-cell>
          <table:table-cell/>
          <table:table-cell table:formula="of:=LEFT([.A654];(FIND(&quot;-&quot;;[.A654])-1))" office:value-type="string" office:string-value="Real As It Gets " calcext:value-type="string">
            <text:p>Real As It Gets </text:p>
          </table:table-cell>
          <table:table-cell table:number-columns-repeated="4"/>
          <table:table-cell table:formula="of:=RANDBETWEEN(1;4)" office:value-type="float" office:value="2" calcext:value-type="float">
            <text:p>2</text:p>
          </table:table-cell>
          <table:table-cell table:formula="of:=&quot;('&quot;&amp;[.C654]&amp;&quot;',&quot;&amp;[.H6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connells/really-great" xlink:type="simple">Really Great</text:a> - The Connells</text:p>
          </table:table-cell>
          <table:table-cell/>
          <table:table-cell table:formula="of:=LEFT([.A655];(FIND(&quot;-&quot;;[.A655])-1))" office:value-type="string" office:string-value="Really Great " calcext:value-type="string">
            <text:p>Really Great </text:p>
          </table:table-cell>
          <table:table-cell table:number-columns-repeated="4"/>
          <table:table-cell table:formula="of:=RANDBETWEEN(1;4)" office:value-type="float" office:value="2" calcext:value-type="float">
            <text:p>2</text:p>
          </table:table-cell>
          <table:table-cell table:formula="of:=&quot;('&quot;&amp;[.C655]&amp;&quot;',&quot;&amp;[.H6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recover" xlink:type="simple">Recover</text:a> - James</text:p>
          </table:table-cell>
          <table:table-cell/>
          <table:table-cell table:formula="of:=LEFT([.A656];(FIND(&quot;-&quot;;[.A656])-1))" office:value-type="string" office:string-value="Recover " calcext:value-type="string">
            <text:p>Recover </text:p>
          </table:table-cell>
          <table:table-cell table:number-columns-repeated="4"/>
          <table:table-cell table:formula="of:=RANDBETWEEN(1;4)" office:value-type="float" office:value="3" calcext:value-type="float">
            <text:p>3</text:p>
          </table:table-cell>
          <table:table-cell table:formula="of:=&quot;('&quot;&amp;[.C656]&amp;&quot;',&quot;&amp;[.H65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red-eye" xlink:type="simple">Red Eye</text:a> - Justin Bieber</text:p>
          </table:table-cell>
          <table:table-cell/>
          <table:table-cell table:formula="of:=LEFT([.A657];(FIND(&quot;-&quot;;[.A657])-1))" office:value-type="string" office:string-value="Red Eye " calcext:value-type="string">
            <text:p>Red Eye </text:p>
          </table:table-cell>
          <table:table-cell table:number-columns-repeated="4"/>
          <table:table-cell table:formula="of:=RANDBETWEEN(1;4)" office:value-type="float" office:value="4" calcext:value-type="float">
            <text:p>4</text:p>
          </table:table-cell>
          <table:table-cell table:formula="of:=&quot;('&quot;&amp;[.C657]&amp;&quot;',&quot;&amp;[.H6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sa-heller/red-flags" xlink:type="simple">red flags</text:a> - Lisa Heller</text:p>
          </table:table-cell>
          <table:table-cell/>
          <table:table-cell table:formula="of:=LEFT([.A658];(FIND(&quot;-&quot;;[.A658])-1))" office:value-type="string" office:string-value="red flags " calcext:value-type="string">
            <text:p>red flags </text:p>
          </table:table-cell>
          <table:table-cell table:number-columns-repeated="4"/>
          <table:table-cell table:formula="of:=RANDBETWEEN(1;4)" office:value-type="float" office:value="4" calcext:value-type="float">
            <text:p>4</text:p>
          </table:table-cell>
          <table:table-cell table:formula="of:=&quot;('&quot;&amp;[.C658]&amp;&quot;',&quot;&amp;[.H6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igga-d/red-light-green-light" xlink:type="simple">Red Light Green Light</text:a> - Digga D</text:p>
          </table:table-cell>
          <table:table-cell/>
          <table:table-cell table:formula="of:=LEFT([.A659];(FIND(&quot;-&quot;;[.A659])-1))" office:value-type="string" office:string-value="Red Light Green Light " calcext:value-type="string">
            <text:p>Red Light Green Light </text:p>
          </table:table-cell>
          <table:table-cell table:number-columns-repeated="4"/>
          <table:table-cell table:formula="of:=RANDBETWEEN(1;4)" office:value-type="float" office:value="3" calcext:value-type="float">
            <text:p>3</text:p>
          </table:table-cell>
          <table:table-cell table:formula="of:=&quot;('&quot;&amp;[.C659]&amp;&quot;',&quot;&amp;[.H65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omas-rhett/redneck-be-like" xlink:type="simple">Redneck Be Like</text:a> - Thomas Rhett</text:p>
          </table:table-cell>
          <table:table-cell/>
          <table:table-cell table:formula="of:=LEFT([.A660];(FIND(&quot;-&quot;;[.A660])-1))" office:value-type="string" office:string-value="Redneck Be Like " calcext:value-type="string">
            <text:p>Redneck Be Like </text:p>
          </table:table-cell>
          <table:table-cell table:number-columns-repeated="4"/>
          <table:table-cell table:formula="of:=RANDBETWEEN(1;4)" office:value-type="float" office:value="4" calcext:value-type="float">
            <text:p>4</text:p>
          </table:table-cell>
          <table:table-cell table:formula="of:=&quot;('&quot;&amp;[.C660]&amp;&quot;',&quot;&amp;[.H66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for-king-country/relate" xlink:type="simple">Relate</text:a> - For King &amp; Country</text:p>
          </table:table-cell>
          <table:table-cell/>
          <table:table-cell table:formula="of:=LEFT([.A661];(FIND(&quot;-&quot;;[.A661])-1))" office:value-type="string" office:string-value="Relate " calcext:value-type="string">
            <text:p>Relate </text:p>
          </table:table-cell>
          <table:table-cell table:number-columns-repeated="4"/>
          <table:table-cell table:formula="of:=RANDBETWEEN(1;4)" office:value-type="float" office:value="1" calcext:value-type="float">
            <text:p>1</text:p>
          </table:table-cell>
          <table:table-cell table:formula="of:=&quot;('&quot;&amp;[.C661]&amp;&quot;',&quot;&amp;[.H66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cky-hill/remember" xlink:type="simple">Remember</text:a> - Becky Hill</text:p>
          </table:table-cell>
          <table:table-cell/>
          <table:table-cell table:formula="of:=LEFT([.A662];(FIND(&quot;-&quot;;[.A662])-1))" office:value-type="string" office:string-value="Remember " calcext:value-type="string">
            <text:p>Remember </text:p>
          </table:table-cell>
          <table:table-cell table:number-columns-repeated="4"/>
          <table:table-cell table:formula="of:=RANDBETWEEN(1;4)" office:value-type="float" office:value="2" calcext:value-type="float">
            <text:p>2</text:p>
          </table:table-cell>
          <table:table-cell table:formula="of:=&quot;('&quot;&amp;[.C662]&amp;&quot;',&quot;&amp;[.H66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ig-red-machine/renegade" xlink:type="simple">Renegade</text:a> - Big Red Machine</text:p>
          </table:table-cell>
          <table:table-cell/>
          <table:table-cell table:formula="of:=LEFT([.A663];(FIND(&quot;-&quot;;[.A663])-1))" office:value-type="string" office:string-value="Renegade " calcext:value-type="string">
            <text:p>Renegade </text:p>
          </table:table-cell>
          <table:table-cell table:number-columns-repeated="4"/>
          <table:table-cell table:formula="of:=RANDBETWEEN(1;4)" office:value-type="float" office:value="4" calcext:value-type="float">
            <text:p>4</text:p>
          </table:table-cell>
          <table:table-cell table:formula="of:=&quot;('&quot;&amp;[.C663]&amp;&quot;',&quot;&amp;[.H66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tha-wainwright/report-card" xlink:type="simple">Report Card</text:a> - Martha Wainwright</text:p>
          </table:table-cell>
          <table:table-cell/>
          <table:table-cell table:formula="of:=LEFT([.A664];(FIND(&quot;-&quot;;[.A664])-1))" office:value-type="string" office:string-value="Report Card " calcext:value-type="string">
            <text:p>Report Card </text:p>
          </table:table-cell>
          <table:table-cell table:number-columns-repeated="4"/>
          <table:table-cell table:formula="of:=RANDBETWEEN(1;4)" office:value-type="float" office:value="3" calcext:value-type="float">
            <text:p>3</text:p>
          </table:table-cell>
          <table:table-cell table:formula="of:=&quot;('&quot;&amp;[.C664]&amp;&quot;',&quot;&amp;[.H6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d-wave/richer" xlink:type="simple">Richer</text:a> - Rod Wave</text:p>
          </table:table-cell>
          <table:table-cell/>
          <table:table-cell table:formula="of:=LEFT([.A665];(FIND(&quot;-&quot;;[.A665])-1))" office:value-type="string" office:string-value="Richer " calcext:value-type="string">
            <text:p>Richer </text:p>
          </table:table-cell>
          <table:table-cell table:number-columns-repeated="4"/>
          <table:table-cell table:formula="of:=RANDBETWEEN(1;4)" office:value-type="float" office:value="2" calcext:value-type="float">
            <text:p>2</text:p>
          </table:table-cell>
          <table:table-cell table:formula="of:=&quot;('&quot;&amp;[.C665]&amp;&quot;',&quot;&amp;[.H66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andi-carlile/right-on-time" xlink:type="simple">Right On Time</text:a> - Brandi Carlile</text:p>
          </table:table-cell>
          <table:table-cell/>
          <table:table-cell table:formula="of:=LEFT([.A666];(FIND(&quot;-&quot;;[.A666])-1))" office:value-type="string" office:string-value="Right On Time " calcext:value-type="string">
            <text:p>Right On Time </text:p>
          </table:table-cell>
          <table:table-cell table:number-columns-repeated="4"/>
          <table:table-cell table:formula="of:=RANDBETWEEN(1;4)" office:value-type="float" office:value="1" calcext:value-type="float">
            <text:p>1</text:p>
          </table:table-cell>
          <table:table-cell table:formula="of:=&quot;('&quot;&amp;[.C666]&amp;&quot;',&quot;&amp;[.H66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right-where-you-left-me" xlink:type="simple">Right Where You Left Me</text:a> - Taylor Swift</text:p>
          </table:table-cell>
          <table:table-cell/>
          <table:table-cell table:formula="of:=LEFT([.A667];(FIND(&quot;-&quot;;[.A667])-1))" office:value-type="string" office:string-value="Right Where You Left Me " calcext:value-type="string">
            <text:p>Right Where You Left Me </text:p>
          </table:table-cell>
          <table:table-cell table:number-columns-repeated="4"/>
          <table:table-cell table:formula="of:=RANDBETWEEN(1;4)" office:value-type="float" office:value="1" calcext:value-type="float">
            <text:p>1</text:p>
          </table:table-cell>
          <table:table-cell table:formula="of:=&quot;('&quot;&amp;[.C667]&amp;&quot;',&quot;&amp;[.H667]&amp;&quot;,'default','default','&quot;&amp;#REF!&amp;&quot;'),&quot;" office:value-type="string" office:string-value="" calcext:value-type="error">
            <text:p>#RÉF !</text:p>
          </table:table-cell>
        </table:table-row>
        <table:table-row table:style-name="ro5">
          <table:table-cell office:value-type="string" calcext:value-type="string">
            <text:p>Rings Around My Fathers Eyes - The War On Drugs</text:p>
          </table:table-cell>
          <table:table-cell/>
          <table:table-cell table:formula="of:=LEFT([.A668];(FIND(&quot;-&quot;;[.A668])-1))" office:value-type="string" office:string-value="Rings Around My Fathers Eyes " calcext:value-type="string">
            <text:p>Rings Around My Fathers Eyes </text:p>
          </table:table-cell>
          <table:table-cell table:number-columns-repeated="4"/>
          <table:table-cell table:formula="of:=RANDBETWEEN(1;4)" office:value-type="float" office:value="2" calcext:value-type="float">
            <text:p>2</text:p>
          </table:table-cell>
          <table:table-cell table:formula="of:=&quot;('&quot;&amp;[.C668]&amp;&quot;',&quot;&amp;[.H66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ogwai/ritchie-sacramento" xlink:type="simple">Ritchie Sacramento</text:a> - Mogwai</text:p>
          </table:table-cell>
          <table:table-cell/>
          <table:table-cell table:formula="of:=LEFT([.A669];(FIND(&quot;-&quot;;[.A669])-1))" office:value-type="string" office:string-value="Ritchie Sacramento " calcext:value-type="string">
            <text:p>Ritchie Sacramento </text:p>
          </table:table-cell>
          <table:table-cell table:number-columns-repeated="4"/>
          <table:table-cell table:formula="of:=RANDBETWEEN(1;4)" office:value-type="float" office:value="1" calcext:value-type="float">
            <text:p>1</text:p>
          </table:table-cell>
          <table:table-cell table:formula="of:=&quot;('&quot;&amp;[.C669]&amp;&quot;',&quot;&amp;[.H66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ream/roadtrip" xlink:type="simple">Roadtrip</text:a> - Dream &amp; PmBata</text:p>
          </table:table-cell>
          <table:table-cell/>
          <table:table-cell table:formula="of:=LEFT([.A670];(FIND(&quot;-&quot;;[.A670])-1))" office:value-type="string" office:string-value="Roadtrip " calcext:value-type="string">
            <text:p>Roadtrip </text:p>
          </table:table-cell>
          <table:table-cell table:number-columns-repeated="4"/>
          <table:table-cell table:formula="of:=RANDBETWEEN(1;4)" office:value-type="float" office:value="1" calcext:value-type="float">
            <text:p>1</text:p>
          </table:table-cell>
          <table:table-cell table:formula="of:=&quot;('&quot;&amp;[.C670]&amp;&quot;',&quot;&amp;[.H6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ric-church/rock-roll-found-me" xlink:type="simple">Rock &amp; Roll Found Me</text:a> - Eric Church</text:p>
          </table:table-cell>
          <table:table-cell/>
          <table:table-cell table:formula="of:=LEFT([.A671];(FIND(&quot;-&quot;;[.A671])-1))" office:value-type="string" office:string-value="Rock &amp; Roll Found Me " calcext:value-type="string">
            <text:p>Rock &amp; Roll Found Me </text:p>
          </table:table-cell>
          <table:table-cell table:number-columns-repeated="4"/>
          <table:table-cell table:formula="of:=RANDBETWEEN(1;4)" office:value-type="float" office:value="1" calcext:value-type="float">
            <text:p>1</text:p>
          </table:table-cell>
          <table:table-cell table:formula="of:=&quot;('&quot;&amp;[.C671]&amp;&quot;',&quot;&amp;[.H67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avid-crosby/rodriguez-for-a-night" xlink:type="simple">Rodriguez For A Night</text:a> - David Crosby</text:p>
          </table:table-cell>
          <table:table-cell/>
          <table:table-cell table:formula="of:=LEFT([.A672];(FIND(&quot;-&quot;;[.A672])-1))" office:value-type="string" office:string-value="Rodriguez For A Night " calcext:value-type="string">
            <text:p>Rodriguez For A Night </text:p>
          </table:table-cell>
          <table:table-cell table:number-columns-repeated="4"/>
          <table:table-cell table:formula="of:=RANDBETWEEN(1;4)" office:value-type="float" office:value="2" calcext:value-type="float">
            <text:p>2</text:p>
          </table:table-cell>
          <table:table-cell table:formula="of:=&quot;('&quot;&amp;[.C672]&amp;&quot;',&quot;&amp;[.H6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zzo/rumors" xlink:type="simple">Rumors</text:a> - Lizzo</text:p>
          </table:table-cell>
          <table:table-cell/>
          <table:table-cell table:formula="of:=LEFT([.A673];(FIND(&quot;-&quot;;[.A673])-1))" office:value-type="string" office:string-value="Rumors " calcext:value-type="string">
            <text:p>Rumors </text:p>
          </table:table-cell>
          <table:table-cell table:number-columns-repeated="4"/>
          <table:table-cell table:formula="of:=RANDBETWEEN(1;4)" office:value-type="float" office:value="2" calcext:value-type="float">
            <text:p>2</text:p>
          </table:table-cell>
          <table:table-cell table:formula="of:=&quot;('&quot;&amp;[.C673]&amp;&quot;',&quot;&amp;[.H6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onerepublic/run" xlink:type="simple">Run</text:a> - OneRepublic</text:p>
          </table:table-cell>
          <table:table-cell/>
          <table:table-cell table:formula="of:=LEFT([.A674];(FIND(&quot;-&quot;;[.A674])-1))" office:value-type="string" office:string-value="Run " calcext:value-type="string">
            <text:p>Run </text:p>
          </table:table-cell>
          <table:table-cell table:number-columns-repeated="4"/>
          <table:table-cell table:formula="of:=RANDBETWEEN(1;4)" office:value-type="float" office:value="3" calcext:value-type="float">
            <text:p>3</text:p>
          </table:table-cell>
          <table:table-cell table:formula="of:=&quot;('&quot;&amp;[.C674]&amp;&quot;',&quot;&amp;[.H6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run" xlink:type="simple">Run</text:a> - Taylor Swift</text:p>
          </table:table-cell>
          <table:table-cell/>
          <table:table-cell table:formula="of:=LEFT([.A675];(FIND(&quot;-&quot;;[.A675])-1))" office:value-type="string" office:string-value="Run " calcext:value-type="string">
            <text:p>Run </text:p>
          </table:table-cell>
          <table:table-cell table:number-columns-repeated="4"/>
          <table:table-cell table:formula="of:=RANDBETWEEN(1;4)" office:value-type="float" office:value="2" calcext:value-type="float">
            <text:p>2</text:p>
          </table:table-cell>
          <table:table-cell table:formula="of:=&quot;('&quot;&amp;[.C675]&amp;&quot;',&quot;&amp;[.H67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killers/runaway-horses" xlink:type="simple">Runaway Horses</text:a> - The Killers</text:p>
          </table:table-cell>
          <table:table-cell/>
          <table:table-cell table:formula="of:=LEFT([.A676];(FIND(&quot;-&quot;;[.A676])-1))" office:value-type="string" office:string-value="Runaway Horses " calcext:value-type="string">
            <text:p>Runaway Horses </text:p>
          </table:table-cell>
          <table:table-cell table:number-columns-repeated="4"/>
          <table:table-cell table:formula="of:=RANDBETWEEN(1;4)" office:value-type="float" office:value="4" calcext:value-type="float">
            <text:p>4</text:p>
          </table:table-cell>
          <table:table-cell table:formula="of:=&quot;('&quot;&amp;[.C676]&amp;&quot;',&quot;&amp;[.H676]&amp;&quot;,'default','default','&quot;&amp;#REF!&amp;&quot;'),&quot;" office:value-type="string" office:string-value="" calcext:value-type="error">
            <text:p>#RÉF !</text:p>
          </table:table-cell>
        </table:table-row>
        <table:table-row table:style-name="ro2">
          <table:table-cell office:value-type="string" calcext:value-type="string">
            <text:p>Rynes Song - Ashe</text:p>
          </table:table-cell>
          <table:table-cell/>
          <table:table-cell table:formula="of:=LEFT([.A677];(FIND(&quot;-&quot;;[.A677])-1))" office:value-type="string" office:string-value="Rynes Song " calcext:value-type="string">
            <text:p>Rynes Song </text:p>
          </table:table-cell>
          <table:table-cell table:number-columns-repeated="4"/>
          <table:table-cell table:formula="of:=RANDBETWEEN(1;4)" office:value-type="float" office:value="3" calcext:value-type="float">
            <text:p>3</text:p>
          </table:table-cell>
          <table:table-cell table:formula="of:=&quot;('&quot;&amp;[.C677]&amp;&quot;',&quot;&amp;[.H6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ethro-tull/sad-city-sisters" xlink:type="simple">Sad City Sisters</text:a> - Jethro Tull</text:p>
          </table:table-cell>
          <table:table-cell/>
          <table:table-cell table:formula="of:=LEFT([.A678];(FIND(&quot;-&quot;;[.A678])-1))" office:value-type="string" office:string-value="Sad City Sisters " calcext:value-type="string">
            <text:p>Sad City Sisters </text:p>
          </table:table-cell>
          <table:table-cell table:number-columns-repeated="4"/>
          <table:table-cell table:formula="of:=RANDBETWEEN(1;4)" office:value-type="float" office:value="1" calcext:value-type="float">
            <text:p>1</text:p>
          </table:table-cell>
          <table:table-cell table:formula="of:=&quot;('&quot;&amp;[.C678]&amp;&quot;',&quot;&amp;[.H67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zac-brown-band/same-boat" xlink:type="simple">Same Boat</text:a> - Zac Brown Band</text:p>
          </table:table-cell>
          <table:table-cell/>
          <table:table-cell table:formula="of:=LEFT([.A679];(FIND(&quot;-&quot;;[.A679])-1))" office:value-type="string" office:string-value="Same Boat " calcext:value-type="string">
            <text:p>Same Boat </text:p>
          </table:table-cell>
          <table:table-cell table:number-columns-repeated="4"/>
          <table:table-cell table:formula="of:=RANDBETWEEN(1;4)" office:value-type="float" office:value="3" calcext:value-type="float">
            <text:p>3</text:p>
          </table:table-cell>
          <table:table-cell table:formula="of:=&quot;('&quot;&amp;[.C679]&amp;&quot;',&quot;&amp;[.H67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rgan-wallen/sand-in-my-boots" xlink:type="simple">Sand In My Boots</text:a> - Morgan Wallen</text:p>
          </table:table-cell>
          <table:table-cell/>
          <table:table-cell table:formula="of:=LEFT([.A680];(FIND(&quot;-&quot;;[.A680])-1))" office:value-type="string" office:string-value="Sand In My Boots " calcext:value-type="string">
            <text:p>Sand In My Boots </text:p>
          </table:table-cell>
          <table:table-cell table:number-columns-repeated="4"/>
          <table:table-cell table:formula="of:=RANDBETWEEN(1;4)" office:value-type="float" office:value="2" calcext:value-type="float">
            <text:p>2</text:p>
          </table:table-cell>
          <table:table-cell table:formula="of:=&quot;('&quot;&amp;[.C680]&amp;&quot;',&quot;&amp;[.H6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sandman" xlink:type="simple">Sandman</text:a> - Ed Sheeran</text:p>
          </table:table-cell>
          <table:table-cell/>
          <table:table-cell table:formula="of:=LEFT([.A681];(FIND(&quot;-&quot;;[.A681])-1))" office:value-type="string" office:string-value="Sandman " calcext:value-type="string">
            <text:p>Sandman </text:p>
          </table:table-cell>
          <table:table-cell table:number-columns-repeated="4"/>
          <table:table-cell table:formula="of:=RANDBETWEEN(1;4)" office:value-type="float" office:value="1" calcext:value-type="float">
            <text:p>1</text:p>
          </table:table-cell>
          <table:table-cell table:formula="of:=&quot;('&quot;&amp;[.C681]&amp;&quot;',&quot;&amp;[.H681]&amp;&quot;,'default','default','&quot;&amp;#REF!&amp;&quot;'),&quot;" office:value-type="string" office:string-value="" calcext:value-type="error">
            <text:p>#RÉF !</text:p>
          </table:table-cell>
        </table:table-row>
        <table:table-row table:style-name="ro5">
          <table:table-cell office:value-type="string" calcext:value-type="string">
            <text:p>Santa, Cant You Hear Me - Kelly Clarkson</text:p>
          </table:table-cell>
          <table:table-cell/>
          <table:table-cell table:formula="of:=LEFT([.A682];(FIND(&quot;-&quot;;[.A682])-1))" office:value-type="string" office:string-value="Santa, Cant You Hear Me " calcext:value-type="string">
            <text:p>Santa, Cant You Hear Me </text:p>
          </table:table-cell>
          <table:table-cell table:number-columns-repeated="4"/>
          <table:table-cell table:formula="of:=RANDBETWEEN(1;4)" office:value-type="float" office:value="3" calcext:value-type="float">
            <text:p>3</text:p>
          </table:table-cell>
          <table:table-cell table:formula="of:=&quot;('&quot;&amp;[.C682]&amp;&quot;',&quot;&amp;[.H68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wenty-one-pilots/saturday" xlink:type="simple">Saturday</text:a> - Twenty One Pilots</text:p>
          </table:table-cell>
          <table:table-cell/>
          <table:table-cell table:formula="of:=LEFT([.A683];(FIND(&quot;-&quot;;[.A683])-1))" office:value-type="string" office:string-value="Saturday " calcext:value-type="string">
            <text:p>Saturday </text:p>
          </table:table-cell>
          <table:table-cell table:number-columns-repeated="4"/>
          <table:table-cell table:formula="of:=RANDBETWEEN(1;4)" office:value-type="float" office:value="1" calcext:value-type="float">
            <text:p>1</text:p>
          </table:table-cell>
          <table:table-cell table:formula="of:=&quot;('&quot;&amp;[.C683]&amp;&quot;',&quot;&amp;[.H6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dbaby/sausage-rolls-for-everyone" xlink:type="simple">Sausage Rolls For Everyone</text:a> - LadBaby</text:p>
          </table:table-cell>
          <table:table-cell/>
          <table:table-cell table:formula="of:=LEFT([.A684];(FIND(&quot;-&quot;;[.A684])-1))" office:value-type="string" office:string-value="Sausage Rolls For Everyone " calcext:value-type="string">
            <text:p>Sausage Rolls For Everyone </text:p>
          </table:table-cell>
          <table:table-cell table:number-columns-repeated="4"/>
          <table:table-cell table:formula="of:=RANDBETWEEN(1;4)" office:value-type="float" office:value="1" calcext:value-type="float">
            <text:p>1</text:p>
          </table:table-cell>
          <table:table-cell table:formula="of:=&quot;('&quot;&amp;[.C684]&amp;&quot;',&quot;&amp;[.H68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panese-breakfast/savage-good-boy" xlink:type="simple">Savage Good Boy</text:a> - Japanese Breakfast</text:p>
          </table:table-cell>
          <table:table-cell/>
          <table:table-cell table:formula="of:=LEFT([.A685];(FIND(&quot;-&quot;;[.A685])-1))" office:value-type="string" office:string-value="Savage Good Boy " calcext:value-type="string">
            <text:p>Savage Good Boy </text:p>
          </table:table-cell>
          <table:table-cell table:number-columns-repeated="4"/>
          <table:table-cell table:formula="of:=RANDBETWEEN(1;4)" office:value-type="float" office:value="1" calcext:value-type="float">
            <text:p>1</text:p>
          </table:table-cell>
          <table:table-cell table:formula="of:=&quot;('&quot;&amp;[.C685]&amp;&quot;',&quot;&amp;[.H685]&amp;&quot;,'default','default','&quot;&amp;#REF!&amp;&quot;'),&quot;" office:value-type="string" office:string-value="" calcext:value-type="error">
            <text:p>#RÉF !</text:p>
          </table:table-cell>
        </table:table-row>
        <table:table-row table:style-name="ro5">
          <table:table-cell office:value-type="string" calcext:value-type="string">
            <text:p>Save Me (From You) - Paul Stanleys Soul Station</text:p>
          </table:table-cell>
          <table:table-cell/>
          <table:table-cell table:formula="of:=LEFT([.A686];(FIND(&quot;-&quot;;[.A686])-1))" office:value-type="string" office:string-value="Save Me (From You) " calcext:value-type="string">
            <text:p>Save Me (From You) </text:p>
          </table:table-cell>
          <table:table-cell table:number-columns-repeated="4"/>
          <table:table-cell table:formula="of:=RANDBETWEEN(1;4)" office:value-type="float" office:value="4" calcext:value-type="float">
            <text:p>4</text:p>
          </table:table-cell>
          <table:table-cell table:formula="of:=&quot;('&quot;&amp;[.C686]&amp;&quot;',&quot;&amp;[.H68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blake/say-what-you-will" xlink:type="simple">Say What You Will</text:a> - James Blake</text:p>
          </table:table-cell>
          <table:table-cell/>
          <table:table-cell table:formula="of:=LEFT([.A687];(FIND(&quot;-&quot;;[.A687])-1))" office:value-type="string" office:string-value="Say What You Will " calcext:value-type="string">
            <text:p>Say What You Will </text:p>
          </table:table-cell>
          <table:table-cell table:number-columns-repeated="4"/>
          <table:table-cell table:formula="of:=RANDBETWEEN(1;4)" office:value-type="float" office:value="1" calcext:value-type="float">
            <text:p>1</text:p>
          </table:table-cell>
          <table:table-cell table:formula="of:=&quot;('&quot;&amp;[.C687]&amp;&quot;',&quot;&amp;[.H68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holly-humberstone/scarlett" xlink:type="simple">Scarlett</text:a> - Holly Humberstone</text:p>
          </table:table-cell>
          <table:table-cell/>
          <table:table-cell table:formula="of:=LEFT([.A688];(FIND(&quot;-&quot;;[.A688])-1))" office:value-type="string" office:string-value="Scarlett " calcext:value-type="string">
            <text:p>Scarlett </text:p>
          </table:table-cell>
          <table:table-cell table:number-columns-repeated="4"/>
          <table:table-cell table:formula="of:=RANDBETWEEN(1;4)" office:value-type="float" office:value="1" calcext:value-type="float">
            <text:p>1</text:p>
          </table:table-cell>
          <table:table-cell table:formula="of:=&quot;('&quot;&amp;[.C688]&amp;&quot;',&quot;&amp;[.H68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asting-crowns/scars-in-heaven" xlink:type="simple">Scars In Heaven</text:a> - Casting Crowns</text:p>
          </table:table-cell>
          <table:table-cell/>
          <table:table-cell table:formula="of:=LEFT([.A689];(FIND(&quot;-&quot;;[.A689])-1))" office:value-type="string" office:string-value="Scars In Heaven " calcext:value-type="string">
            <text:p>Scars In Heaven </text:p>
          </table:table-cell>
          <table:table-cell table:number-columns-repeated="4"/>
          <table:table-cell table:formula="of:=RANDBETWEEN(1;4)" office:value-type="float" office:value="4" calcext:value-type="float">
            <text:p>4</text:p>
          </table:table-cell>
          <table:table-cell table:formula="of:=&quot;('&quot;&amp;[.C689]&amp;&quot;',&quot;&amp;[.H68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nas-x/scoop" xlink:type="simple">Scoop</text:a> - Lil Nas X</text:p>
          </table:table-cell>
          <table:table-cell/>
          <table:table-cell table:formula="of:=LEFT([.A690];(FIND(&quot;-&quot;;[.A690])-1))" office:value-type="string" office:string-value="Scoop " calcext:value-type="string">
            <text:p>Scoop </text:p>
          </table:table-cell>
          <table:table-cell table:number-columns-repeated="4"/>
          <table:table-cell table:formula="of:=RANDBETWEEN(1;4)" office:value-type="float" office:value="3" calcext:value-type="float">
            <text:p>3</text:p>
          </table:table-cell>
          <table:table-cell table:formula="of:=&quot;('&quot;&amp;[.C690]&amp;&quot;',&quot;&amp;[.H69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oshua-bassett/secret" xlink:type="simple">Secret</text:a> - Joshua Bassett</text:p>
          </table:table-cell>
          <table:table-cell/>
          <table:table-cell table:formula="of:=LEFT([.A691];(FIND(&quot;-&quot;;[.A691])-1))" office:value-type="string" office:string-value="Secret " calcext:value-type="string">
            <text:p>Secret </text:p>
          </table:table-cell>
          <table:table-cell table:number-columns-repeated="4"/>
          <table:table-cell table:formula="of:=RANDBETWEEN(1;4)" office:value-type="float" office:value="1" calcext:value-type="float">
            <text:p>1</text:p>
          </table:table-cell>
          <table:table-cell table:formula="of:=&quot;('&quot;&amp;[.C691]&amp;&quot;',&quot;&amp;[.H69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cki-minaj/seeing-green" xlink:type="simple">Seeing Green</text:a> - Nicki Minaj</text:p>
          </table:table-cell>
          <table:table-cell/>
          <table:table-cell table:formula="of:=LEFT([.A692];(FIND(&quot;-&quot;;[.A692])-1))" office:value-type="string" office:string-value="Seeing Green " calcext:value-type="string">
            <text:p>Seeing Green </text:p>
          </table:table-cell>
          <table:table-cell table:number-columns-repeated="4"/>
          <table:table-cell table:formula="of:=RANDBETWEEN(1;4)" office:value-type="float" office:value="4" calcext:value-type="float">
            <text:p>4</text:p>
          </table:table-cell>
          <table:table-cell table:formula="of:=&quot;('&quot;&amp;[.C692]&amp;&quot;',&quot;&amp;[.H69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evelle/self-destructor" xlink:type="simple">Self Destructor</text:a> - Chevelle</text:p>
          </table:table-cell>
          <table:table-cell/>
          <table:table-cell table:formula="of:=LEFT([.A693];(FIND(&quot;-&quot;;[.A693])-1))" office:value-type="string" office:string-value="Self Destructor " calcext:value-type="string">
            <text:p>Self Destructor </text:p>
          </table:table-cell>
          <table:table-cell table:number-columns-repeated="4"/>
          <table:table-cell table:formula="of:=RANDBETWEEN(1;4)" office:value-type="float" office:value="3" calcext:value-type="float">
            <text:p>3</text:p>
          </table:table-cell>
          <table:table-cell table:formula="of:=&quot;('&quot;&amp;[.C693]&amp;&quot;',&quot;&amp;[.H69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elena-gomez/selfish-love" xlink:type="simple">Selfish Love</text:a> - Selena Gomez</text:p>
          </table:table-cell>
          <table:table-cell/>
          <table:table-cell table:formula="of:=LEFT([.A694];(FIND(&quot;-&quot;;[.A694])-1))" office:value-type="string" office:string-value="Selfish Love " calcext:value-type="string">
            <text:p>Selfish Love </text:p>
          </table:table-cell>
          <table:table-cell table:number-columns-repeated="4"/>
          <table:table-cell table:formula="of:=RANDBETWEEN(1;4)" office:value-type="float" office:value="2" calcext:value-type="float">
            <text:p>2</text:p>
          </table:table-cell>
          <table:table-cell table:formula="of:=&quot;('&quot;&amp;[.C694]&amp;&quot;',&quot;&amp;[.H6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ron-maiden/senjutsu" xlink:type="simple">Senjutsu</text:a> - Iron Maiden</text:p>
          </table:table-cell>
          <table:table-cell/>
          <table:table-cell table:formula="of:=LEFT([.A695];(FIND(&quot;-&quot;;[.A695])-1))" office:value-type="string" office:string-value="Senjutsu " calcext:value-type="string">
            <text:p>Senjutsu </text:p>
          </table:table-cell>
          <table:table-cell table:number-columns-repeated="4"/>
          <table:table-cell table:formula="of:=RANDBETWEEN(1;4)" office:value-type="float" office:value="3" calcext:value-type="float">
            <text:p>3</text:p>
          </table:table-cell>
          <table:table-cell table:formula="of:=&quot;('&quot;&amp;[.C695]&amp;&quot;',&quot;&amp;[.H6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ames-arthur/september" xlink:type="simple">September</text:a> - James Arthur</text:p>
          </table:table-cell>
          <table:table-cell/>
          <table:table-cell table:formula="of:=LEFT([.A696];(FIND(&quot;-&quot;;[.A696])-1))" office:value-type="string" office:string-value="September " calcext:value-type="string">
            <text:p>September </text:p>
          </table:table-cell>
          <table:table-cell table:number-columns-repeated="4"/>
          <table:table-cell table:formula="of:=RANDBETWEEN(1;4)" office:value-type="float" office:value="4" calcext:value-type="float">
            <text:p>4</text:p>
          </table:table-cell>
          <table:table-cell table:formula="of:=&quot;('&quot;&amp;[.C696]&amp;&quot;',&quot;&amp;[.H6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irl-in-red/serotonin" xlink:type="simple">Serotonin</text:a> - Girl in Red</text:p>
          </table:table-cell>
          <table:table-cell/>
          <table:table-cell table:formula="of:=LEFT([.A697];(FIND(&quot;-&quot;;[.A697])-1))" office:value-type="string" office:string-value="Serotonin " calcext:value-type="string">
            <text:p>Serotonin </text:p>
          </table:table-cell>
          <table:table-cell table:number-columns-repeated="4"/>
          <table:table-cell table:formula="of:=RANDBETWEEN(1;4)" office:value-type="float" office:value="2" calcext:value-type="float">
            <text:p>2</text:p>
          </table:table-cell>
          <table:table-cell table:formula="of:=&quot;('&quot;&amp;[.C697]&amp;&quot;',&quot;&amp;[.H6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m-fender/seventeen-going-under" xlink:type="simple">Seventeen Going Under</text:a> - Sam Fender</text:p>
          </table:table-cell>
          <table:table-cell/>
          <table:table-cell table:formula="of:=LEFT([.A698];(FIND(&quot;-&quot;;[.A698])-1))" office:value-type="string" office:string-value="Seventeen Going Under " calcext:value-type="string">
            <text:p>Seventeen Going Under </text:p>
          </table:table-cell>
          <table:table-cell table:number-columns-repeated="4"/>
          <table:table-cell table:formula="of:=RANDBETWEEN(1;4)" office:value-type="float" office:value="4" calcext:value-type="float">
            <text:p>4</text:p>
          </table:table-cell>
          <table:table-cell table:formula="of:=&quot;('&quot;&amp;[.C698]&amp;&quot;',&quot;&amp;[.H698]&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dj-snake/sg" xlink:type="simple">SG</text:a> - DJ Snake</text:p>
          </table:table-cell>
          <table:table-cell/>
          <table:table-cell table:formula="of:=LEFT([.A699];(FIND(&quot;-&quot;;[.A699])-1))" office:value-type="string" office:string-value="SG " calcext:value-type="string">
            <text:p>SG </text:p>
          </table:table-cell>
          <table:table-cell table:number-columns-repeated="4"/>
          <table:table-cell table:formula="of:=RANDBETWEEN(1;4)" office:value-type="float" office:value="4" calcext:value-type="float">
            <text:p>4</text:p>
          </table:table-cell>
          <table:table-cell table:formula="of:=&quot;('&quot;&amp;[.C699]&amp;&quot;',&quot;&amp;[.H69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elizabeth-and-the-catapult/sha-la-la" xlink:type="simple">Sha-la-la</text:a> - Elizabeth And The Catapult</text:p>
          </table:table-cell>
          <table:table-cell/>
          <table:table-cell table:formula="of:=LEFT([.A700];(FIND(&quot;-&quot;;[.A700])-1))" office:value-type="string" office:string-value="Sha" calcext:value-type="string">
            <text:p>Sha</text:p>
          </table:table-cell>
          <table:table-cell table:number-columns-repeated="4"/>
          <table:table-cell table:formula="of:=RANDBETWEEN(1;4)" office:value-type="float" office:value="1" calcext:value-type="float">
            <text:p>1</text:p>
          </table:table-cell>
          <table:table-cell table:formula="of:=&quot;('&quot;&amp;[.C700]&amp;&quot;',&quot;&amp;[.H7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shades-of-blue" xlink:type="simple">Shades Of Blue</text:a> - Paul Weller</text:p>
          </table:table-cell>
          <table:table-cell/>
          <table:table-cell table:formula="of:=LEFT([.A701];(FIND(&quot;-&quot;;[.A701])-1))" office:value-type="string" office:string-value="Shades Of Blue " calcext:value-type="string">
            <text:p>Shades Of Blue </text:p>
          </table:table-cell>
          <table:table-cell table:number-columns-repeated="4"/>
          <table:table-cell table:formula="of:=RANDBETWEEN(1;4)" office:value-type="float" office:value="1" calcext:value-type="float">
            <text:p>1</text:p>
          </table:table-cell>
          <table:table-cell table:formula="of:=&quot;('&quot;&amp;[.C701]&amp;&quot;',&quot;&amp;[.H70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eek-mill/sharing-locations" xlink:type="simple">Sharing Locations</text:a> - Meek Mill</text:p>
          </table:table-cell>
          <table:table-cell/>
          <table:table-cell table:formula="of:=LEFT([.A702];(FIND(&quot;-&quot;;[.A702])-1))" office:value-type="string" office:string-value="Sharing Locations " calcext:value-type="string">
            <text:p>Sharing Locations </text:p>
          </table:table-cell>
          <table:table-cell table:number-columns-repeated="4"/>
          <table:table-cell table:formula="of:=RANDBETWEEN(1;4)" office:value-type="float" office:value="4" calcext:value-type="float">
            <text:p>4</text:p>
          </table:table-cell>
          <table:table-cell table:formula="of:=&quot;('&quot;&amp;[.C702]&amp;&quot;',&quot;&amp;[.H70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shivers" xlink:type="simple">Shivers</text:a> - Ed Sheeran</text:p>
          </table:table-cell>
          <table:table-cell/>
          <table:table-cell table:formula="of:=LEFT([.A703];(FIND(&quot;-&quot;;[.A703])-1))" office:value-type="string" office:string-value="Shivers " calcext:value-type="string">
            <text:p>Shivers </text:p>
          </table:table-cell>
          <table:table-cell table:number-columns-repeated="4"/>
          <table:table-cell table:formula="of:=RANDBETWEEN(1;4)" office:value-type="float" office:value="3" calcext:value-type="float">
            <text:p>3</text:p>
          </table:table-cell>
          <table:table-cell table:formula="of:=&quot;('&quot;&amp;[.C703]&amp;&quot;',&quot;&amp;[.H703]&amp;&quot;,'default','default','&quot;&amp;#REF!&amp;&quot;'),&quot;" office:value-type="string" office:string-value="" calcext:value-type="error">
            <text:p>#RÉF !</text:p>
          </table:table-cell>
        </table:table-row>
        <table:table-row table:style-name="ro5">
          <table:table-cell office:value-type="string" calcext:value-type="string">
            <text:p>Shouldve Known Better - Carly Pearce</text:p>
          </table:table-cell>
          <table:table-cell/>
          <table:table-cell table:formula="of:=LEFT([.A704];(FIND(&quot;-&quot;;[.A704])-1))" office:value-type="string" office:string-value="Shouldve Known Better " calcext:value-type="string">
            <text:p>Shouldve Known Better </text:p>
          </table:table-cell>
          <table:table-cell table:number-columns-repeated="4"/>
          <table:table-cell table:formula="of:=RANDBETWEEN(1;4)" office:value-type="float" office:value="3" calcext:value-type="float">
            <text:p>3</text:p>
          </table:table-cell>
          <table:table-cell table:formula="of:=&quot;('&quot;&amp;[.C704]&amp;&quot;',&quot;&amp;[.H704]&amp;&quot;,'default','default','&quot;&amp;#REF!&amp;&quot;'),&quot;" office:value-type="string" office:string-value="" calcext:value-type="error">
            <text:p>#RÉF !</text:p>
          </table:table-cell>
        </table:table-row>
        <table:table-row table:style-name="ro5">
          <table:table-cell office:value-type="string" calcext:value-type="string">
            <text:p>Shouldnt Matter But It Does - John Mayer</text:p>
          </table:table-cell>
          <table:table-cell/>
          <table:table-cell table:formula="of:=LEFT([.A705];(FIND(&quot;-&quot;;[.A705])-1))" office:value-type="string" office:string-value="Shouldnt Matter But It Does " calcext:value-type="string">
            <text:p>Shouldnt Matter But It Does </text:p>
          </table:table-cell>
          <table:table-cell table:number-columns-repeated="4"/>
          <table:table-cell table:formula="of:=RANDBETWEEN(1;4)" office:value-type="float" office:value="2" calcext:value-type="float">
            <text:p>2</text:p>
          </table:table-cell>
          <table:table-cell table:formula="of:=&quot;('&quot;&amp;[.C705]&amp;&quot;',&quot;&amp;[.H70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wenty-one-pilots/shy-away" xlink:type="simple">Shy Away</text:a> - Twenty One Pilots</text:p>
          </table:table-cell>
          <table:table-cell/>
          <table:table-cell table:formula="of:=LEFT([.A706];(FIND(&quot;-&quot;;[.A706])-1))" office:value-type="string" office:string-value="Shy Away " calcext:value-type="string">
            <text:p>Shy Away </text:p>
          </table:table-cell>
          <table:table-cell table:number-columns-repeated="4"/>
          <table:table-cell table:formula="of:=RANDBETWEEN(1;4)" office:value-type="float" office:value="4" calcext:value-type="float">
            <text:p>4</text:p>
          </table:table-cell>
          <table:table-cell table:formula="of:=&quot;('&quot;&amp;[.C706]&amp;&quot;',&quot;&amp;[.H7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stodon/sickle-and-peace" xlink:type="simple">Sickle And Peace</text:a> - Mastodon</text:p>
          </table:table-cell>
          <table:table-cell/>
          <table:table-cell table:formula="of:=LEFT([.A707];(FIND(&quot;-&quot;;[.A707])-1))" office:value-type="string" office:string-value="Sickle And Peace " calcext:value-type="string">
            <text:p>Sickle And Peace </text:p>
          </table:table-cell>
          <table:table-cell table:number-columns-repeated="4"/>
          <table:table-cell table:formula="of:=RANDBETWEEN(1;4)" office:value-type="float" office:value="4" calcext:value-type="float">
            <text:p>4</text:p>
          </table:table-cell>
          <table:table-cell table:formula="of:=&quot;('&quot;&amp;[.C707]&amp;&quot;',&quot;&amp;[.H7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ising-appalachia/silver" xlink:type="simple">Silver</text:a> - Rising Appalachia</text:p>
          </table:table-cell>
          <table:table-cell/>
          <table:table-cell table:formula="of:=LEFT([.A708];(FIND(&quot;-&quot;;[.A708])-1))" office:value-type="string" office:string-value="Silver " calcext:value-type="string">
            <text:p>Silver </text:p>
          </table:table-cell>
          <table:table-cell table:number-columns-repeated="4"/>
          <table:table-cell table:formula="of:=RANDBETWEEN(1;4)" office:value-type="float" office:value="2" calcext:value-type="float">
            <text:p>2</text:p>
          </table:table-cell>
          <table:table-cell table:formula="of:=&quot;('&quot;&amp;[.C708]&amp;&quot;',&quot;&amp;[.H70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lk-sonic/skate" xlink:type="simple">Skate</text:a> - Silk Sonic</text:p>
          </table:table-cell>
          <table:table-cell/>
          <table:table-cell table:formula="of:=LEFT([.A709];(FIND(&quot;-&quot;;[.A709])-1))" office:value-type="string" office:string-value="Skate " calcext:value-type="string">
            <text:p>Skate </text:p>
          </table:table-cell>
          <table:table-cell table:number-columns-repeated="4"/>
          <table:table-cell table:formula="of:=RANDBETWEEN(1;4)" office:value-type="float" office:value="4" calcext:value-type="float">
            <text:p>4</text:p>
          </table:table-cell>
          <table:table-cell table:formula="of:=&quot;('&quot;&amp;[.C709]&amp;&quot;',&quot;&amp;[.H70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et-it-off/skeleton" xlink:type="simple">Skeleton</text:a> - Set It Off</text:p>
          </table:table-cell>
          <table:table-cell/>
          <table:table-cell table:formula="of:=LEFT([.A710];(FIND(&quot;-&quot;;[.A710])-1))" office:value-type="string" office:string-value="Skeleton " calcext:value-type="string">
            <text:p>Skeleton </text:p>
          </table:table-cell>
          <table:table-cell table:number-columns-repeated="4"/>
          <table:table-cell table:formula="of:=RANDBETWEEN(1;4)" office:value-type="float" office:value="3" calcext:value-type="float">
            <text:p>3</text:p>
          </table:table-cell>
          <table:table-cell table:formula="of:=&quot;('&quot;&amp;[.C710]&amp;&quot;',&quot;&amp;[.H7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oung-thug/ski" xlink:type="simple">Ski</text:a> - Young Thug</text:p>
          </table:table-cell>
          <table:table-cell/>
          <table:table-cell table:formula="of:=LEFT([.A711];(FIND(&quot;-&quot;;[.A711])-1))" office:value-type="string" office:string-value="Ski " calcext:value-type="string">
            <text:p>Ski </text:p>
          </table:table-cell>
          <table:table-cell table:number-columns-repeated="4"/>
          <table:table-cell table:formula="of:=RANDBETWEEN(1;4)" office:value-type="float" office:value="1" calcext:value-type="float">
            <text:p>1</text:p>
          </table:table-cell>
          <table:table-cell table:formula="of:=&quot;('&quot;&amp;[.C711]&amp;&quot;',&quot;&amp;[.H7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brina-carpenter/skin" xlink:type="simple">Skin</text:a> - Sabrina Carpenter</text:p>
          </table:table-cell>
          <table:table-cell/>
          <table:table-cell table:formula="of:=LEFT([.A712];(FIND(&quot;-&quot;;[.A712])-1))" office:value-type="string" office:string-value="Skin " calcext:value-type="string">
            <text:p>Skin </text:p>
          </table:table-cell>
          <table:table-cell table:number-columns-repeated="4"/>
          <table:table-cell table:formula="of:=RANDBETWEEN(1;4)" office:value-type="float" office:value="4" calcext:value-type="float">
            <text:p>4</text:p>
          </table:table-cell>
          <table:table-cell table:formula="of:=&quot;('&quot;&amp;[.C712]&amp;&quot;',&quot;&amp;[.H71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abrina-carpenter/skinny-dipping" xlink:type="simple">Skinny Dipping</text:a> - Sabrina Carpenter</text:p>
          </table:table-cell>
          <table:table-cell/>
          <table:table-cell table:formula="of:=LEFT([.A713];(FIND(&quot;-&quot;;[.A713])-1))" office:value-type="string" office:string-value="Skinny Dipping " calcext:value-type="string">
            <text:p>Skinny Dipping </text:p>
          </table:table-cell>
          <table:table-cell table:number-columns-repeated="4"/>
          <table:table-cell table:formula="of:=RANDBETWEEN(1;4)" office:value-type="float" office:value="2" calcext:value-type="float">
            <text:p>2</text:p>
          </table:table-cell>
          <table:table-cell table:formula="of:=&quot;('&quot;&amp;[.C713]&amp;&quot;',&quot;&amp;[.H71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wen-stefani/slow-clap" xlink:type="simple">Slow Clap</text:a> - Gwen Stefani</text:p>
          </table:table-cell>
          <table:table-cell/>
          <table:table-cell table:formula="of:=LEFT([.A714];(FIND(&quot;-&quot;;[.A714])-1))" office:value-type="string" office:string-value="Slow Clap " calcext:value-type="string">
            <text:p>Slow Clap </text:p>
          </table:table-cell>
          <table:table-cell table:number-columns-repeated="4"/>
          <table:table-cell table:formula="of:=RANDBETWEEN(1;4)" office:value-type="float" office:value="2" calcext:value-type="float">
            <text:p>2</text:p>
          </table:table-cell>
          <table:table-cell table:formula="of:=&quot;('&quot;&amp;[.C714]&amp;&quot;',&quot;&amp;[.H71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omas-rhett/slow-down-summer" xlink:type="simple">Slow Down Summer</text:a> - Thomas Rhett</text:p>
          </table:table-cell>
          <table:table-cell/>
          <table:table-cell table:formula="of:=LEFT([.A715];(FIND(&quot;-&quot;;[.A715])-1))" office:value-type="string" office:string-value="Slow Down Summer " calcext:value-type="string">
            <text:p>Slow Down Summer </text:p>
          </table:table-cell>
          <table:table-cell table:number-columns-repeated="4"/>
          <table:table-cell table:formula="of:=RANDBETWEEN(1;4)" office:value-type="float" office:value="2" calcext:value-type="float">
            <text:p>2</text:p>
          </table:table-cell>
          <table:table-cell table:formula="of:=&quot;('&quot;&amp;[.C715]&amp;&quot;',&quot;&amp;[.H7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olf-alice/smile" xlink:type="simple">Smile</text:a> - Wolf Alice</text:p>
          </table:table-cell>
          <table:table-cell/>
          <table:table-cell table:formula="of:=LEFT([.A716];(FIND(&quot;-&quot;;[.A716])-1))" office:value-type="string" office:string-value="Smile " calcext:value-type="string">
            <text:p>Smile </text:p>
          </table:table-cell>
          <table:table-cell table:number-columns-repeated="4"/>
          <table:table-cell table:formula="of:=RANDBETWEEN(1;4)" office:value-type="float" office:value="3" calcext:value-type="float">
            <text:p>3</text:p>
          </table:table-cell>
          <table:table-cell table:formula="of:=&quot;('&quot;&amp;[.C716]&amp;&quot;',&quot;&amp;[.H7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lk-sonic/smokin-out-the-window" xlink:type="simple">Smokin Out The Window</text:a> - Silk Sonic</text:p>
          </table:table-cell>
          <table:table-cell/>
          <table:table-cell table:formula="of:=LEFT([.A717];(FIND(&quot;-&quot;;[.A717])-1))" office:value-type="string" office:string-value="Smokin Out The Window " calcext:value-type="string">
            <text:p>Smokin Out The Window </text:p>
          </table:table-cell>
          <table:table-cell table:number-columns-repeated="4"/>
          <table:table-cell table:formula="of:=RANDBETWEEN(1;4)" office:value-type="float" office:value="4" calcext:value-type="float">
            <text:p>4</text:p>
          </table:table-cell>
          <table:table-cell table:formula="of:=&quot;('&quot;&amp;[.C717]&amp;&quot;',&quot;&amp;[.H71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iley-bryan/sober" xlink:type="simple">Sober</text:a> - Bailey Bryan</text:p>
          </table:table-cell>
          <table:table-cell/>
          <table:table-cell table:formula="of:=LEFT([.A718];(FIND(&quot;-&quot;;[.A718])-1))" office:value-type="string" office:string-value="Sober " calcext:value-type="string">
            <text:p>Sober </text:p>
          </table:table-cell>
          <table:table-cell table:number-columns-repeated="4"/>
          <table:table-cell table:formula="of:=RANDBETWEEN(1;4)" office:value-type="float" office:value="2" calcext:value-type="float">
            <text:p>2</text:p>
          </table:table-cell>
          <table:table-cell table:formula="of:=&quot;('&quot;&amp;[.C718]&amp;&quot;',&quot;&amp;[.H71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z-phair/soberish" xlink:type="simple">Soberish</text:a> - Liz Phair</text:p>
          </table:table-cell>
          <table:table-cell/>
          <table:table-cell table:formula="of:=LEFT([.A719];(FIND(&quot;-&quot;;[.A719])-1))" office:value-type="string" office:string-value="Soberish " calcext:value-type="string">
            <text:p>Soberish </text:p>
          </table:table-cell>
          <table:table-cell table:number-columns-repeated="4"/>
          <table:table-cell table:formula="of:=RANDBETWEEN(1;4)" office:value-type="float" office:value="4" calcext:value-type="float">
            <text:p>4</text:p>
          </table:table-cell>
          <table:table-cell table:formula="of:=&quot;('&quot;&amp;[.C719]&amp;&quot;',&quot;&amp;[.H71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solar-power" xlink:type="simple">Solar Power</text:a> - Lorde</text:p>
          </table:table-cell>
          <table:table-cell/>
          <table:table-cell table:formula="of:=LEFT([.A720];(FIND(&quot;-&quot;;[.A720])-1))" office:value-type="string" office:string-value="Solar Power " calcext:value-type="string">
            <text:p>Solar Power </text:p>
          </table:table-cell>
          <table:table-cell table:number-columns-repeated="4"/>
          <table:table-cell table:formula="of:=RANDBETWEEN(1;4)" office:value-type="float" office:value="1" calcext:value-type="float">
            <text:p>1</text:p>
          </table:table-cell>
          <table:table-cell table:formula="of:=&quot;('&quot;&amp;[.C720]&amp;&quot;',&quot;&amp;[.H7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oung-thug/solid" xlink:type="simple">Solid</text:a> - Young Thug</text:p>
          </table:table-cell>
          <table:table-cell/>
          <table:table-cell table:formula="of:=LEFT([.A721];(FIND(&quot;-&quot;;[.A721])-1))" office:value-type="string" office:string-value="Solid " calcext:value-type="string">
            <text:p>Solid </text:p>
          </table:table-cell>
          <table:table-cell table:number-columns-repeated="4"/>
          <table:table-cell table:formula="of:=RANDBETWEEN(1;4)" office:value-type="float" office:value="1" calcext:value-type="float">
            <text:p>1</text:p>
          </table:table-cell>
          <table:table-cell table:formula="of:=&quot;('&quot;&amp;[.C721]&amp;&quot;',&quot;&amp;[.H72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ole-swindell/some-habits" xlink:type="simple">Some Habits</text:a> - Cole Swindell</text:p>
          </table:table-cell>
          <table:table-cell/>
          <table:table-cell table:formula="of:=LEFT([.A722];(FIND(&quot;-&quot;;[.A722])-1))" office:value-type="string" office:string-value="Some Habits " calcext:value-type="string">
            <text:p>Some Habits </text:p>
          </table:table-cell>
          <table:table-cell table:number-columns-repeated="4"/>
          <table:table-cell table:formula="of:=RANDBETWEEN(1;4)" office:value-type="float" office:value="4" calcext:value-type="float">
            <text:p>4</text:p>
          </table:table-cell>
          <table:table-cell table:formula="of:=&quot;('&quot;&amp;[.C722]&amp;&quot;',&quot;&amp;[.H72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somebody" xlink:type="simple">Somebody</text:a> - Justin Bieber</text:p>
          </table:table-cell>
          <table:table-cell/>
          <table:table-cell table:formula="of:=LEFT([.A723];(FIND(&quot;-&quot;;[.A723])-1))" office:value-type="string" office:string-value="Somebody " calcext:value-type="string">
            <text:p>Somebody </text:p>
          </table:table-cell>
          <table:table-cell table:number-columns-repeated="4"/>
          <table:table-cell table:formula="of:=RANDBETWEEN(1;4)" office:value-type="float" office:value="4" calcext:value-type="float">
            <text:p>4</text:p>
          </table:table-cell>
          <table:table-cell table:formula="of:=&quot;('&quot;&amp;[.C723]&amp;&quot;',&quot;&amp;[.H7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snuts/somebody-loves-you" xlink:type="simple">Somebody Loves You</text:a> - The Snuts</text:p>
          </table:table-cell>
          <table:table-cell/>
          <table:table-cell table:formula="of:=LEFT([.A724];(FIND(&quot;-&quot;;[.A724])-1))" office:value-type="string" office:string-value="Somebody Loves You " calcext:value-type="string">
            <text:p>Somebody Loves You </text:p>
          </table:table-cell>
          <table:table-cell table:number-columns-repeated="4"/>
          <table:table-cell table:formula="of:=RANDBETWEEN(1;4)" office:value-type="float" office:value="1" calcext:value-type="float">
            <text:p>1</text:p>
          </table:table-cell>
          <table:table-cell table:formula="of:=&quot;('&quot;&amp;[.C724]&amp;&quot;',&quot;&amp;[.H724]&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eil-young-crazy-horse/song-of-the-seasons" xlink:type="simple">Song Of The Seasons</text:a> - Neil Young &amp; Crazy Horse</text:p>
          </table:table-cell>
          <table:table-cell/>
          <table:table-cell table:formula="of:=LEFT([.A725];(FIND(&quot;-&quot;;[.A725])-1))" office:value-type="string" office:string-value="Song Of The Seasons " calcext:value-type="string">
            <text:p>Song Of The Seasons </text:p>
          </table:table-cell>
          <table:table-cell table:number-columns-repeated="4"/>
          <table:table-cell table:formula="of:=RANDBETWEEN(1;4)" office:value-type="float" office:value="2" calcext:value-type="float">
            <text:p>2</text:p>
          </table:table-cell>
          <table:table-cell table:formula="of:=&quot;('&quot;&amp;[.C725]&amp;&quot;',&quot;&amp;[.H7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j-khaled/sorry-not-sorry" xlink:type="simple">Sorry Not Sorry</text:a> - DJ Khaled</text:p>
          </table:table-cell>
          <table:table-cell/>
          <table:table-cell table:formula="of:=LEFT([.A726];(FIND(&quot;-&quot;;[.A726])-1))" office:value-type="string" office:string-value="Sorry Not Sorry " calcext:value-type="string">
            <text:p>Sorry Not Sorry </text:p>
          </table:table-cell>
          <table:table-cell table:number-columns-repeated="4"/>
          <table:table-cell table:formula="of:=RANDBETWEEN(1;4)" office:value-type="float" office:value="4" calcext:value-type="float">
            <text:p>4</text:p>
          </table:table-cell>
          <table:table-cell table:formula="of:=&quot;('&quot;&amp;[.C726]&amp;&quot;',&quot;&amp;[.H72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payton-smith/sounds-like-a-good-time" xlink:type="simple">Sounds Like A Good Time</text:a> - Payton Smith</text:p>
          </table:table-cell>
          <table:table-cell/>
          <table:table-cell table:formula="of:=LEFT([.A727];(FIND(&quot;-&quot;;[.A727])-1))" office:value-type="string" office:string-value="Sounds Like A Good Time " calcext:value-type="string">
            <text:p>Sounds Like A Good Time </text:p>
          </table:table-cell>
          <table:table-cell table:number-columns-repeated="4"/>
          <table:table-cell table:formula="of:=RANDBETWEEN(1;4)" office:value-type="float" office:value="3" calcext:value-type="float">
            <text:p>3</text:p>
          </table:table-cell>
          <table:table-cell table:formula="of:=&quot;('&quot;&amp;[.C727]&amp;&quot;',&quot;&amp;[.H7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ck-jonas/spaceman" xlink:type="simple">Spaceman</text:a> - Nick Jonas</text:p>
          </table:table-cell>
          <table:table-cell/>
          <table:table-cell table:formula="of:=LEFT([.A728];(FIND(&quot;-&quot;;[.A728])-1))" office:value-type="string" office:string-value="Spaceman " calcext:value-type="string">
            <text:p>Spaceman </text:p>
          </table:table-cell>
          <table:table-cell table:number-columns-repeated="4"/>
          <table:table-cell table:formula="of:=RANDBETWEEN(1;4)" office:value-type="float" office:value="1" calcext:value-type="float">
            <text:p>1</text:p>
          </table:table-cell>
          <table:table-cell table:formula="of:=&quot;('&quot;&amp;[.C728]&amp;&quot;',&quot;&amp;[.H7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z-phair/spanish-doors" xlink:type="simple">Spanish Doors</text:a> - Liz Phair</text:p>
          </table:table-cell>
          <table:table-cell/>
          <table:table-cell table:formula="of:=LEFT([.A729];(FIND(&quot;-&quot;;[.A729])-1))" office:value-type="string" office:string-value="Spanish Doors " calcext:value-type="string">
            <text:p>Spanish Doors </text:p>
          </table:table-cell>
          <table:table-cell table:number-columns-repeated="4"/>
          <table:table-cell table:formula="of:=RANDBETWEEN(1;4)" office:value-type="float" office:value="1" calcext:value-type="float">
            <text:p>1</text:p>
          </table:table-cell>
          <table:table-cell table:formula="of:=&quot;('&quot;&amp;[.C729]&amp;&quot;',&quot;&amp;[.H7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ri-amos/speaking-with-trees" xlink:type="simple">Speaking With Trees</text:a> - Tori Amos</text:p>
          </table:table-cell>
          <table:table-cell/>
          <table:table-cell table:formula="of:=LEFT([.A730];(FIND(&quot;-&quot;;[.A730])-1))" office:value-type="string" office:string-value="Speaking With Trees " calcext:value-type="string">
            <text:p>Speaking With Trees </text:p>
          </table:table-cell>
          <table:table-cell table:number-columns-repeated="4"/>
          <table:table-cell table:formula="of:=RANDBETWEEN(1;4)" office:value-type="float" office:value="2" calcext:value-type="float">
            <text:p>2</text:p>
          </table:table-cell>
          <table:table-cell table:formula="of:=&quot;('&quot;&amp;[.C730]&amp;&quot;',&quot;&amp;[.H7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ori-amos/spies" xlink:type="simple">Spies</text:a> - Tori Amos</text:p>
          </table:table-cell>
          <table:table-cell/>
          <table:table-cell table:formula="of:=LEFT([.A731];(FIND(&quot;-&quot;;[.A731])-1))" office:value-type="string" office:string-value="Spies " calcext:value-type="string">
            <text:p>Spies </text:p>
          </table:table-cell>
          <table:table-cell table:number-columns-repeated="4"/>
          <table:table-cell table:formula="of:=RANDBETWEEN(1;4)" office:value-type="float" office:value="3" calcext:value-type="float">
            <text:p>3</text:p>
          </table:table-cell>
          <table:table-cell table:formula="of:=&quot;('&quot;&amp;[.C731]&amp;&quot;',&quot;&amp;[.H7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m-fender/spit-of-you" xlink:type="simple">Spit Of You</text:a> - Sam Fender</text:p>
          </table:table-cell>
          <table:table-cell/>
          <table:table-cell table:formula="of:=LEFT([.A732];(FIND(&quot;-&quot;;[.A732])-1))" office:value-type="string" office:string-value="Spit Of You " calcext:value-type="string">
            <text:p>Spit Of You </text:p>
          </table:table-cell>
          <table:table-cell table:number-columns-repeated="4"/>
          <table:table-cell table:formula="of:=RANDBETWEEN(1;4)" office:value-type="float" office:value="2" calcext:value-type="float">
            <text:p>2</text:p>
          </table:table-cell>
          <table:table-cell table:formula="of:=&quot;('&quot;&amp;[.C732]&amp;&quot;',&quot;&amp;[.H73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acey-musgraves/star-crossed" xlink:type="simple">Star-Crossed</text:a> - Kacey Musgraves</text:p>
          </table:table-cell>
          <table:table-cell/>
          <table:table-cell table:formula="of:=LEFT([.A733];(FIND(&quot;-&quot;;[.A733])-1))" office:value-type="string" office:string-value="Star" calcext:value-type="string">
            <text:p>Star</text:p>
          </table:table-cell>
          <table:table-cell table:number-columns-repeated="4"/>
          <table:table-cell table:formula="of:=RANDBETWEEN(1;4)" office:value-type="float" office:value="4" calcext:value-type="float">
            <text:p>4</text:p>
          </table:table-cell>
          <table:table-cell table:formula="of:=&quot;('&quot;&amp;[.C733]&amp;&quot;',&quot;&amp;[.H7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ears-years/starstruck" xlink:type="simple">Starstruck</text:a> - Years &amp; Years</text:p>
          </table:table-cell>
          <table:table-cell/>
          <table:table-cell table:formula="of:=LEFT([.A734];(FIND(&quot;-&quot;;[.A734])-1))" office:value-type="string" office:string-value="Starstruck " calcext:value-type="string">
            <text:p>Starstruck </text:p>
          </table:table-cell>
          <table:table-cell table:number-columns-repeated="4"/>
          <table:table-cell table:formula="of:=RANDBETWEEN(1;4)" office:value-type="float" office:value="4" calcext:value-type="float">
            <text:p>4</text:p>
          </table:table-cell>
          <table:table-cell table:formula="of:=&quot;('&quot;&amp;[.C734]&amp;&quot;',&quot;&amp;[.H7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orn/start-the-healing" xlink:type="simple">Start The Healing</text:a> - Korn</text:p>
          </table:table-cell>
          <table:table-cell/>
          <table:table-cell table:formula="of:=LEFT([.A735];(FIND(&quot;-&quot;;[.A735])-1))" office:value-type="string" office:string-value="Start The Healing " calcext:value-type="string">
            <text:p>Start The Healing </text:p>
          </table:table-cell>
          <table:table-cell table:number-columns-repeated="4"/>
          <table:table-cell table:formula="of:=RANDBETWEEN(1;4)" office:value-type="float" office:value="1" calcext:value-type="float">
            <text:p>1</text:p>
          </table:table-cell>
          <table:table-cell table:formula="of:=&quot;('&quot;&amp;[.C735]&amp;&quot;',&quot;&amp;[.H73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uke-hemmings/starting-line" xlink:type="simple">Starting Line</text:a> - Luke Hemmings</text:p>
          </table:table-cell>
          <table:table-cell/>
          <table:table-cell table:formula="of:=LEFT([.A736];(FIND(&quot;-&quot;;[.A736])-1))" office:value-type="string" office:string-value="Starting Line " calcext:value-type="string">
            <text:p>Starting Line </text:p>
          </table:table-cell>
          <table:table-cell table:number-columns-repeated="4"/>
          <table:table-cell table:formula="of:=RANDBETWEEN(1;4)" office:value-type="float" office:value="1" calcext:value-type="float">
            <text:p>1</text:p>
          </table:table-cell>
          <table:table-cell table:formula="of:=&quot;('&quot;&amp;[.C736]&amp;&quot;',&quot;&amp;[.H73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kid-laroi/stay" xlink:type="simple">Stay</text:a> - The Kid Laroi</text:p>
          </table:table-cell>
          <table:table-cell/>
          <table:table-cell table:formula="of:=LEFT([.A737];(FIND(&quot;-&quot;;[.A737])-1))" office:value-type="string" office:string-value="Stay " calcext:value-type="string">
            <text:p>Stay </text:p>
          </table:table-cell>
          <table:table-cell table:number-columns-repeated="4"/>
          <table:table-cell table:formula="of:=RANDBETWEEN(1;4)" office:value-type="float" office:value="2" calcext:value-type="float">
            <text:p>2</text:p>
          </table:table-cell>
          <table:table-cell table:formula="of:=&quot;('&quot;&amp;[.C737]&amp;&quot;',&quot;&amp;[.H737]&amp;&quot;,'default','default','&quot;&amp;#REF!&amp;&quot;'),&quot;" office:value-type="string" office:string-value="" calcext:value-type="error">
            <text:p>#RÉF !</text:p>
          </table:table-cell>
        </table:table-row>
        <table:table-row table:style-name="ro3">
          <table:table-cell office:value-type="string" calcext:value-type="string">
            <text:p>Steadmans Wake - The Connells</text:p>
          </table:table-cell>
          <table:table-cell/>
          <table:table-cell table:formula="of:=LEFT([.A738];(FIND(&quot;-&quot;;[.A738])-1))" office:value-type="string" office:string-value="Steadmans Wake " calcext:value-type="string">
            <text:p>Steadmans Wake </text:p>
          </table:table-cell>
          <table:table-cell table:number-columns-repeated="4"/>
          <table:table-cell table:formula="of:=RANDBETWEEN(1;4)" office:value-type="float" office:value="3" calcext:value-type="float">
            <text:p>3</text:p>
          </table:table-cell>
          <table:table-cell table:formula="of:=&quot;('&quot;&amp;[.C738]&amp;&quot;',&quot;&amp;[.H73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shay/steal-my-love" xlink:type="simple">Steal My Love</text:a> - Dan + Shay</text:p>
          </table:table-cell>
          <table:table-cell/>
          <table:table-cell table:formula="of:=LEFT([.A739];(FIND(&quot;-&quot;;[.A739])-1))" office:value-type="string" office:string-value="Steal My Love " calcext:value-type="string">
            <text:p>Steal My Love </text:p>
          </table:table-cell>
          <table:table-cell table:number-columns-repeated="4"/>
          <table:table-cell table:formula="of:=RANDBETWEEN(1;4)" office:value-type="float" office:value="4" calcext:value-type="float">
            <text:p>4</text:p>
          </table:table-cell>
          <table:table-cell table:formula="of:=&quot;('&quot;&amp;[.C739]&amp;&quot;',&quot;&amp;[.H739]&amp;&quot;,'default','default','&quot;&amp;#REF!&amp;&quot;'),&quot;" office:value-type="string" office:string-value="" calcext:value-type="error">
            <text:p>#RÉF !</text:p>
          </table:table-cell>
        </table:table-row>
        <table:table-row table:style-name="ro5">
          <table:table-cell office:value-type="string" calcext:value-type="string">
            <text:p>Still Goin Down - Morgan Wallen</text:p>
          </table:table-cell>
          <table:table-cell/>
          <table:table-cell table:formula="of:=LEFT([.A740];(FIND(&quot;-&quot;;[.A740])-1))" office:value-type="string" office:string-value="Still Goin Down " calcext:value-type="string">
            <text:p>Still Goin Down </text:p>
          </table:table-cell>
          <table:table-cell table:number-columns-repeated="4"/>
          <table:table-cell table:formula="of:=RANDBETWEEN(1;4)" office:value-type="float" office:value="4" calcext:value-type="float">
            <text:p>4</text:p>
          </table:table-cell>
          <table:table-cell table:formula="of:=&quot;('&quot;&amp;[.C740]&amp;&quot;',&quot;&amp;[.H74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ckson-browne/still-looking-for-something" xlink:type="simple">Still Looking For Something</text:a> - Jackson Browne</text:p>
          </table:table-cell>
          <table:table-cell/>
          <table:table-cell table:formula="of:=LEFT([.A741];(FIND(&quot;-&quot;;[.A741])-1))" office:value-type="string" office:string-value="Still Looking For Something " calcext:value-type="string">
            <text:p>Still Looking For Something </text:p>
          </table:table-cell>
          <table:table-cell table:number-columns-repeated="4"/>
          <table:table-cell table:formula="of:=RANDBETWEEN(1;4)" office:value-type="float" office:value="1" calcext:value-type="float">
            <text:p>1</text:p>
          </table:table-cell>
          <table:table-cell table:formula="of:=&quot;('&quot;&amp;[.C741]&amp;&quot;',&quot;&amp;[.H741]&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manic-street-preachers/still-snowing-in-sapporo" xlink:type="simple">Still Snowing In Sapporo</text:a> - Manic Street Preachers</text:p>
          </table:table-cell>
          <table:table-cell/>
          <table:table-cell table:formula="of:=LEFT([.A742];(FIND(&quot;-&quot;;[.A742])-1))" office:value-type="string" office:string-value="Still Snowing In Sapporo " calcext:value-type="string">
            <text:p>Still Snowing In Sapporo </text:p>
          </table:table-cell>
          <table:table-cell table:number-columns-repeated="4"/>
          <table:table-cell table:formula="of:=RANDBETWEEN(1;4)" office:value-type="float" office:value="4" calcext:value-type="float">
            <text:p>4</text:p>
          </table:table-cell>
          <table:table-cell table:formula="of:=&quot;('&quot;&amp;[.C742]&amp;&quot;',&quot;&amp;[.H7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stoned-at-the-nail-salon" xlink:type="simple">Stoned At The Nail Salon</text:a> - Lorde</text:p>
          </table:table-cell>
          <table:table-cell/>
          <table:table-cell table:formula="of:=LEFT([.A743];(FIND(&quot;-&quot;;[.A743])-1))" office:value-type="string" office:string-value="Stoned At The Nail Salon " calcext:value-type="string">
            <text:p>Stoned At The Nail Salon </text:p>
          </table:table-cell>
          <table:table-cell table:number-columns-repeated="4"/>
          <table:table-cell table:formula="of:=RANDBETWEEN(1;4)" office:value-type="float" office:value="1" calcext:value-type="float">
            <text:p>1</text:p>
          </table:table-cell>
          <table:table-cell table:formula="of:=&quot;('&quot;&amp;[.C743]&amp;&quot;',&quot;&amp;[.H7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leachers/stop-making-this-hurt" xlink:type="simple">Stop Making This Hurt</text:a> - Bleachers</text:p>
          </table:table-cell>
          <table:table-cell/>
          <table:table-cell table:formula="of:=LEFT([.A744];(FIND(&quot;-&quot;;[.A744])-1))" office:value-type="string" office:string-value="Stop Making This Hurt " calcext:value-type="string">
            <text:p>Stop Making This Hurt </text:p>
          </table:table-cell>
          <table:table-cell table:number-columns-repeated="4"/>
          <table:table-cell table:formula="of:=RANDBETWEEN(1;4)" office:value-type="float" office:value="1" calcext:value-type="float">
            <text:p>1</text:p>
          </table:table-cell>
          <table:table-cell table:formula="of:=&quot;('&quot;&amp;[.C744]&amp;&quot;',&quot;&amp;[.H74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brielle/stop-right-now" xlink:type="simple">Stop Right Now</text:a> - Gabrielle</text:p>
          </table:table-cell>
          <table:table-cell/>
          <table:table-cell table:formula="of:=LEFT([.A745];(FIND(&quot;-&quot;;[.A745])-1))" office:value-type="string" office:string-value="Stop Right Now " calcext:value-type="string">
            <text:p>Stop Right Now </text:p>
          </table:table-cell>
          <table:table-cell table:number-columns-repeated="4"/>
          <table:table-cell table:formula="of:=RANDBETWEEN(1;4)" office:value-type="float" office:value="4" calcext:value-type="float">
            <text:p>4</text:p>
          </table:table-cell>
          <table:table-cell table:formula="of:=&quot;('&quot;&amp;[.C745]&amp;&quot;',&quot;&amp;[.H7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stop-the-rain" xlink:type="simple">Stop The Rain</text:a> - Ed Sheeran</text:p>
          </table:table-cell>
          <table:table-cell/>
          <table:table-cell table:formula="of:=LEFT([.A746];(FIND(&quot;-&quot;;[.A746])-1))" office:value-type="string" office:string-value="Stop The Rain " calcext:value-type="string">
            <text:p>Stop The Rain </text:p>
          </table:table-cell>
          <table:table-cell table:number-columns-repeated="4"/>
          <table:table-cell table:formula="of:=RANDBETWEEN(1;4)" office:value-type="float" office:value="4" calcext:value-type="float">
            <text:p>4</text:p>
          </table:table-cell>
          <table:table-cell table:formula="of:=&quot;('&quot;&amp;[.C746]&amp;&quot;',&quot;&amp;[.H7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strangers-by-nature" xlink:type="simple">Strangers By Nature</text:a> - Adele</text:p>
          </table:table-cell>
          <table:table-cell/>
          <table:table-cell table:formula="of:=LEFT([.A747];(FIND(&quot;-&quot;;[.A747])-1))" office:value-type="string" office:string-value="Strangers By Nature " calcext:value-type="string">
            <text:p>Strangers By Nature </text:p>
          </table:table-cell>
          <table:table-cell table:number-columns-repeated="4"/>
          <table:table-cell table:formula="of:=RANDBETWEEN(1;4)" office:value-type="float" office:value="4" calcext:value-type="float">
            <text:p>4</text:p>
          </table:table-cell>
          <table:table-cell table:formula="of:=&quot;('&quot;&amp;[.C747]&amp;&quot;',&quot;&amp;[.H74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ron-maiden/stratego" xlink:type="simple">Stratego</text:a> - Iron Maiden</text:p>
          </table:table-cell>
          <table:table-cell/>
          <table:table-cell table:formula="of:=LEFT([.A748];(FIND(&quot;-&quot;;[.A748])-1))" office:value-type="string" office:string-value="Stratego " calcext:value-type="string">
            <text:p>Stratego </text:p>
          </table:table-cell>
          <table:table-cell table:number-columns-repeated="4"/>
          <table:table-cell table:formula="of:=RANDBETWEEN(1;4)" office:value-type="float" office:value="4" calcext:value-type="float">
            <text:p>4</text:p>
          </table:table-cell>
          <table:table-cell table:formula="of:=&quot;('&quot;&amp;[.C748]&amp;&quot;',&quot;&amp;[.H74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d-wave/street-runner" xlink:type="simple">Street Runner</text:a> - Rod Wave</text:p>
          </table:table-cell>
          <table:table-cell/>
          <table:table-cell table:formula="of:=LEFT([.A749];(FIND(&quot;-&quot;;[.A749])-1))" office:value-type="string" office:string-value="Street Runner " calcext:value-type="string">
            <text:p>Street Runner </text:p>
          </table:table-cell>
          <table:table-cell table:number-columns-repeated="4"/>
          <table:table-cell table:formula="of:=RANDBETWEEN(1;4)" office:value-type="float" office:value="4" calcext:value-type="float">
            <text:p>4</text:p>
          </table:table-cell>
          <table:table-cell table:formula="of:=&quot;('&quot;&amp;[.C749]&amp;&quot;',&quot;&amp;[.H7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kells/strong" xlink:type="simple">Strong</text:a> - Arkells</text:p>
          </table:table-cell>
          <table:table-cell/>
          <table:table-cell table:formula="of:=LEFT([.A750];(FIND(&quot;-&quot;;[.A750])-1))" office:value-type="string" office:string-value="Strong " calcext:value-type="string">
            <text:p>Strong </text:p>
          </table:table-cell>
          <table:table-cell table:number-columns-repeated="4"/>
          <table:table-cell table:formula="of:=RANDBETWEEN(1;4)" office:value-type="float" office:value="4" calcext:value-type="float">
            <text:p>4</text:p>
          </table:table-cell>
          <table:table-cell table:formula="of:=&quot;('&quot;&amp;[.C750]&amp;&quot;',&quot;&amp;[.H75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zac-brown-band/stubborn-pride" xlink:type="simple">Stubborn Pride</text:a> - Zac Brown Band</text:p>
          </table:table-cell>
          <table:table-cell/>
          <table:table-cell table:formula="of:=LEFT([.A751];(FIND(&quot;-&quot;;[.A751])-1))" office:value-type="string" office:string-value="Stubborn Pride " calcext:value-type="string">
            <text:p>Stubborn Pride </text:p>
          </table:table-cell>
          <table:table-cell table:number-columns-repeated="4"/>
          <table:table-cell table:formula="of:=RANDBETWEEN(1;4)" office:value-type="float" office:value="1" calcext:value-type="float">
            <text:p>1</text:p>
          </table:table-cell>
          <table:table-cell table:formula="of:=&quot;('&quot;&amp;[.C751]&amp;&quot;',&quot;&amp;[.H7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yotto/sugarcrash" xlink:type="simple">SugarCrash!</text:a> - ElyOtto</text:p>
          </table:table-cell>
          <table:table-cell/>
          <table:table-cell table:formula="of:=LEFT([.A752];(FIND(&quot;-&quot;;[.A752])-1))" office:value-type="string" office:string-value="SugarCrash! " calcext:value-type="string">
            <text:p>SugarCrash! </text:p>
          </table:table-cell>
          <table:table-cell table:number-columns-repeated="4"/>
          <table:table-cell table:formula="of:=RANDBETWEEN(1;4)" office:value-type="float" office:value="4" calcext:value-type="float">
            <text:p>4</text:p>
          </table:table-cell>
          <table:table-cell table:formula="of:=&quot;('&quot;&amp;[.C752]&amp;&quot;',&quot;&amp;[.H75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oizu/summer-91-looking-back" xlink:type="simple">Summer 91 (Looking Back) </text:a>- Noizu</text:p>
          </table:table-cell>
          <table:table-cell/>
          <table:table-cell table:formula="of:=LEFT([.A753];(FIND(&quot;-&quot;;[.A753])-1))" office:value-type="string" office:string-value="Summer 91 (Looking Back) " calcext:value-type="string">
            <text:p>Summer 91 (Looking Back) </text:p>
          </table:table-cell>
          <table:table-cell table:number-columns-repeated="4"/>
          <table:table-cell table:formula="of:=RANDBETWEEN(1;4)" office:value-type="float" office:value="1" calcext:value-type="float">
            <text:p>1</text:p>
          </table:table-cell>
          <table:table-cell table:formula="of:=&quot;('&quot;&amp;[.C753]&amp;&quot;',&quot;&amp;[.H75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ris-lane/summer-job-money" xlink:type="simple">Summer Job Money</text:a> - Chris Lane</text:p>
          </table:table-cell>
          <table:table-cell/>
          <table:table-cell table:formula="of:=LEFT([.A754];(FIND(&quot;-&quot;;[.A754])-1))" office:value-type="string" office:string-value="Summer Job Money " calcext:value-type="string">
            <text:p>Summer Job Money </text:p>
          </table:table-cell>
          <table:table-cell table:number-columns-repeated="4"/>
          <table:table-cell table:formula="of:=RANDBETWEEN(1;4)" office:value-type="float" office:value="3" calcext:value-type="float">
            <text:p>3</text:p>
          </table:table-cell>
          <table:table-cell table:formula="of:=&quot;('&quot;&amp;[.C754]&amp;&quot;',&quot;&amp;[.H75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hawn-mendes/summer-of-love" xlink:type="simple">Summer of Love</text:a> - Shawn Mendes</text:p>
          </table:table-cell>
          <table:table-cell/>
          <table:table-cell table:formula="of:=LEFT([.A755];(FIND(&quot;-&quot;;[.A755])-1))" office:value-type="string" office:string-value="Summer of Love " calcext:value-type="string">
            <text:p>Summer of Love </text:p>
          </table:table-cell>
          <table:table-cell table:number-columns-repeated="4"/>
          <table:table-cell table:formula="of:=RANDBETWEEN(1;4)" office:value-type="float" office:value="3" calcext:value-type="float">
            <text:p>3</text:p>
          </table:table-cell>
          <table:table-cell table:formula="of:=&quot;('&quot;&amp;[.C755]&amp;&quot;',&quot;&amp;[.H7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nas-x/sun-goes-down" xlink:type="simple">Sun Goes Down</text:a> - Lil Nas X</text:p>
          </table:table-cell>
          <table:table-cell/>
          <table:table-cell table:formula="of:=LEFT([.A756];(FIND(&quot;-&quot;;[.A756])-1))" office:value-type="string" office:string-value="Sun Goes Down " calcext:value-type="string">
            <text:p>Sun Goes Down </text:p>
          </table:table-cell>
          <table:table-cell table:number-columns-repeated="4"/>
          <table:table-cell table:formula="of:=RANDBETWEEN(1;4)" office:value-type="float" office:value="1" calcext:value-type="float">
            <text:p>1</text:p>
          </table:table-cell>
          <table:table-cell table:formula="of:=&quot;('&quot;&amp;[.C756]&amp;&quot;',&quot;&amp;[.H756]&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bobby-gillespie-and-jehnny-beth/sunk-in-reverie" xlink:type="simple">Sunk In Reverie</text:a> - Bobby Gillespie and Jehnny Beth</text:p>
          </table:table-cell>
          <table:table-cell/>
          <table:table-cell table:formula="of:=LEFT([.A757];(FIND(&quot;-&quot;;[.A757])-1))" office:value-type="string" office:string-value="Sunk In Reverie " calcext:value-type="string">
            <text:p>Sunk In Reverie </text:p>
          </table:table-cell>
          <table:table-cell table:number-columns-repeated="4"/>
          <table:table-cell table:formula="of:=RANDBETWEEN(1;4)" office:value-type="float" office:value="2" calcext:value-type="float">
            <text:p>2</text:p>
          </table:table-cell>
          <table:table-cell table:formula="of:=&quot;('&quot;&amp;[.C757]&amp;&quot;',&quot;&amp;[.H75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odak-black/super-gremlin" xlink:type="simple">Super Gremlin</text:a> - Kodak Black</text:p>
          </table:table-cell>
          <table:table-cell/>
          <table:table-cell table:formula="of:=LEFT([.A758];(FIND(&quot;-&quot;;[.A758])-1))" office:value-type="string" office:string-value="Super Gremlin " calcext:value-type="string">
            <text:p>Super Gremlin </text:p>
          </table:table-cell>
          <table:table-cell table:number-columns-repeated="4"/>
          <table:table-cell table:formula="of:=RANDBETWEEN(1;4)" office:value-type="float" office:value="3" calcext:value-type="float">
            <text:p>3</text:p>
          </table:table-cell>
          <table:table-cell table:formula="of:=&quot;('&quot;&amp;[.C758]&amp;&quot;',&quot;&amp;[.H75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essica-darrow/surface-pressure" xlink:type="simple">Surface Pressure</text:a> - Jessica Darrow</text:p>
          </table:table-cell>
          <table:table-cell/>
          <table:table-cell table:formula="of:=LEFT([.A759];(FIND(&quot;-&quot;;[.A759])-1))" office:value-type="string" office:string-value="Surface Pressure " calcext:value-type="string">
            <text:p>Surface Pressure </text:p>
          </table:table-cell>
          <table:table-cell table:number-columns-repeated="4"/>
          <table:table-cell table:formula="of:=RANDBETWEEN(1;4)" office:value-type="float" office:value="4" calcext:value-type="float">
            <text:p>4</text:p>
          </table:table-cell>
          <table:table-cell table:formula="of:=&quot;('&quot;&amp;[.C759]&amp;&quot;',&quot;&amp;[.H7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rdy/surrender" xlink:type="simple">Surrender</text:a> - Birdy</text:p>
          </table:table-cell>
          <table:table-cell/>
          <table:table-cell table:formula="of:=LEFT([.A760];(FIND(&quot;-&quot;;[.A760])-1))" office:value-type="string" office:string-value="Surrender " calcext:value-type="string">
            <text:p>Surrender </text:p>
          </table:table-cell>
          <table:table-cell table:number-columns-repeated="4"/>
          <table:table-cell table:formula="of:=RANDBETWEEN(1;4)" office:value-type="float" office:value="4" calcext:value-type="float">
            <text:p>4</text:p>
          </table:table-cell>
          <table:table-cell table:formula="of:=&quot;('&quot;&amp;[.C760]&amp;&quot;',&quot;&amp;[.H7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killet/surviving-the-game" xlink:type="simple">Surviving The Game</text:a> - Skillet</text:p>
          </table:table-cell>
          <table:table-cell/>
          <table:table-cell table:formula="of:=LEFT([.A761];(FIND(&quot;-&quot;;[.A761])-1))" office:value-type="string" office:string-value="Surviving The Game " calcext:value-type="string">
            <text:p>Surviving The Game </text:p>
          </table:table-cell>
          <table:table-cell table:number-columns-repeated="4"/>
          <table:table-cell table:formula="of:=RANDBETWEEN(1;4)" office:value-type="float" office:value="3" calcext:value-type="float">
            <text:p>3</text:p>
          </table:table-cell>
          <table:table-cell table:formula="of:=&quot;('&quot;&amp;[.C761]&amp;&quot;',&quot;&amp;[.H761]&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athaniel-rateliff-the-night-sweats/survivor" xlink:type="simple">Survivor</text:a> - Nathaniel Rateliff &amp; the Night Sweats</text:p>
          </table:table-cell>
          <table:table-cell/>
          <table:table-cell table:formula="of:=LEFT([.A762];(FIND(&quot;-&quot;;[.A762])-1))" office:value-type="string" office:string-value="Survivor " calcext:value-type="string">
            <text:p>Survivor </text:p>
          </table:table-cell>
          <table:table-cell table:number-columns-repeated="4"/>
          <table:table-cell table:formula="of:=RANDBETWEEN(1;4)" office:value-type="float" office:value="4" calcext:value-type="float">
            <text:p>4</text:p>
          </table:table-cell>
          <table:table-cell table:formula="of:=&quot;('&quot;&amp;[.C762]&amp;&quot;',&quot;&amp;[.H76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indsey-buckingham/swan-song" xlink:type="simple">Swan Song</text:a> - Lindsey Buckingham</text:p>
          </table:table-cell>
          <table:table-cell/>
          <table:table-cell table:formula="of:=LEFT([.A763];(FIND(&quot;-&quot;;[.A763])-1))" office:value-type="string" office:string-value="Swan Song " calcext:value-type="string">
            <text:p>Swan Song </text:p>
          </table:table-cell>
          <table:table-cell table:number-columns-repeated="4"/>
          <table:table-cell table:formula="of:=RANDBETWEEN(1;4)" office:value-type="float" office:value="3" calcext:value-type="float">
            <text:p>3</text:p>
          </table:table-cell>
          <table:table-cell table:formula="of:=&quot;('&quot;&amp;[.C763]&amp;&quot;',&quot;&amp;[.H7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lessia-cara/sweet-dream" xlink:type="simple">Sweet Dream</text:a> - Alessia Cara</text:p>
          </table:table-cell>
          <table:table-cell/>
          <table:table-cell table:formula="of:=LEFT([.A764];(FIND(&quot;-&quot;;[.A764])-1))" office:value-type="string" office:string-value="Sweet Dream " calcext:value-type="string">
            <text:p>Sweet Dream </text:p>
          </table:table-cell>
          <table:table-cell table:number-columns-repeated="4"/>
          <table:table-cell table:formula="of:=RANDBETWEEN(1;4)" office:value-type="float" office:value="1" calcext:value-type="float">
            <text:p>1</text:p>
          </table:table-cell>
          <table:table-cell table:formula="of:=&quot;('&quot;&amp;[.C764]&amp;&quot;',&quot;&amp;[.H7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years-years/sweet-talker" xlink:type="simple">Sweet Talker</text:a> - Years &amp; Years</text:p>
          </table:table-cell>
          <table:table-cell/>
          <table:table-cell table:formula="of:=LEFT([.A765];(FIND(&quot;-&quot;;[.A765])-1))" office:value-type="string" office:string-value="Sweet Talker " calcext:value-type="string">
            <text:p>Sweet Talker </text:p>
          </table:table-cell>
          <table:table-cell table:number-columns-repeated="4"/>
          <table:table-cell table:formula="of:=RANDBETWEEN(1;4)" office:value-type="float" office:value="2" calcext:value-type="float">
            <text:p>2</text:p>
          </table:table-cell>
          <table:table-cell table:formula="of:=&quot;('&quot;&amp;[.C765]&amp;&quot;',&quot;&amp;[.H76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ssenger/sword-from-the-stone" xlink:type="simple">Sword From The Stone</text:a> - Passenger</text:p>
          </table:table-cell>
          <table:table-cell/>
          <table:table-cell table:formula="of:=LEFT([.A766];(FIND(&quot;-&quot;;[.A766])-1))" office:value-type="string" office:string-value="Sword From The Stone " calcext:value-type="string">
            <text:p>Sword From The Stone </text:p>
          </table:table-cell>
          <table:table-cell table:number-columns-repeated="4"/>
          <table:table-cell table:formula="of:=RANDBETWEEN(1;4)" office:value-type="float" office:value="1" calcext:value-type="float">
            <text:p>1</text:p>
          </table:table-cell>
          <table:table-cell table:formula="of:=&quot;('&quot;&amp;[.C766]&amp;&quot;',&quot;&amp;[.H76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nerepublic/take-care-of-you" xlink:type="simple">Take Care Of You</text:a> - OneRepublic</text:p>
          </table:table-cell>
          <table:table-cell/>
          <table:table-cell table:formula="of:=LEFT([.A767];(FIND(&quot;-&quot;;[.A767])-1))" office:value-type="string" office:string-value="Take Care Of You " calcext:value-type="string">
            <text:p>Take Care Of You </text:p>
          </table:table-cell>
          <table:table-cell table:number-columns-repeated="4"/>
          <table:table-cell table:formula="of:=RANDBETWEEN(1;4)" office:value-type="float" office:value="3" calcext:value-type="float">
            <text:p>3</text:p>
          </table:table-cell>
          <table:table-cell table:formula="of:=&quot;('&quot;&amp;[.C767]&amp;&quot;',&quot;&amp;[.H76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weeknd/take-my-breath" xlink:type="simple">Take My Breath</text:a> - The Weeknd</text:p>
          </table:table-cell>
          <table:table-cell/>
          <table:table-cell table:formula="of:=LEFT([.A768];(FIND(&quot;-&quot;;[.A768])-1))" office:value-type="string" office:string-value="Take My Breath " calcext:value-type="string">
            <text:p>Take My Breath </text:p>
          </table:table-cell>
          <table:table-cell table:number-columns-repeated="4"/>
          <table:table-cell table:formula="of:=RANDBETWEEN(1;4)" office:value-type="float" office:value="1" calcext:value-type="float">
            <text:p>1</text:p>
          </table:table-cell>
          <table:table-cell table:formula="of:=&quot;('&quot;&amp;[.C768]&amp;&quot;',&quot;&amp;[.H768]&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rain-radio-dj-craig-gorman/talk-about" xlink:type="simple">Talk About</text:a> - Rain Radio &amp; DJ Craig Gorman</text:p>
          </table:table-cell>
          <table:table-cell/>
          <table:table-cell table:formula="of:=LEFT([.A769];(FIND(&quot;-&quot;;[.A769])-1))" office:value-type="string" office:string-value="Talk About " calcext:value-type="string">
            <text:p>Talk About </text:p>
          </table:table-cell>
          <table:table-cell table:number-columns-repeated="4"/>
          <table:table-cell table:formula="of:=RANDBETWEEN(1;4)" office:value-type="float" office:value="4" calcext:value-type="float">
            <text:p>4</text:p>
          </table:table-cell>
          <table:table-cell table:formula="of:=&quot;('&quot;&amp;[.C769]&amp;&quot;',&quot;&amp;[.H76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zara-larsson/talk-about-love" xlink:type="simple">Talk About Love</text:a> - Zara Larsson</text:p>
          </table:table-cell>
          <table:table-cell/>
          <table:table-cell table:formula="of:=LEFT([.A770];(FIND(&quot;-&quot;;[.A770])-1))" office:value-type="string" office:string-value="Talk About Love " calcext:value-type="string">
            <text:p>Talk About Love </text:p>
          </table:table-cell>
          <table:table-cell table:number-columns-repeated="4"/>
          <table:table-cell table:formula="of:=RANDBETWEEN(1;4)" office:value-type="float" office:value="1" calcext:value-type="float">
            <text:p>1</text:p>
          </table:table-cell>
          <table:table-cell table:formula="of:=&quot;('&quot;&amp;[.C770]&amp;&quot;',&quot;&amp;[.H77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ise-against/talking-to-ourselves" xlink:type="simple">Talking To Ourselves</text:a> - Rise Against</text:p>
          </table:table-cell>
          <table:table-cell/>
          <table:table-cell table:formula="of:=LEFT([.A771];(FIND(&quot;-&quot;;[.A771])-1))" office:value-type="string" office:string-value="Talking To Ourselves " calcext:value-type="string">
            <text:p>Talking To Ourselves </text:p>
          </table:table-cell>
          <table:table-cell table:number-columns-repeated="4"/>
          <table:table-cell table:formula="of:=RANDBETWEEN(1;4)" office:value-type="float" office:value="3" calcext:value-type="float">
            <text:p>3</text:p>
          </table:table-cell>
          <table:table-cell table:formula="of:=&quot;('&quot;&amp;[.C771]&amp;&quot;',&quot;&amp;[.H77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eah-nobel/talking-to-the-dog-at-the-party" xlink:type="simple">Talking To The Dog At The Party</text:a> - Leah Nobel</text:p>
          </table:table-cell>
          <table:table-cell/>
          <table:table-cell table:formula="of:=LEFT([.A772];(FIND(&quot;-&quot;;[.A772])-1))" office:value-type="string" office:string-value="Talking To The Dog At The Party " calcext:value-type="string">
            <text:p>Talking To The Dog At The Party </text:p>
          </table:table-cell>
          <table:table-cell table:number-columns-repeated="4"/>
          <table:table-cell table:formula="of:=RANDBETWEEN(1;4)" office:value-type="float" office:value="1" calcext:value-type="float">
            <text:p>1</text:p>
          </table:table-cell>
          <table:table-cell table:formula="of:=&quot;('&quot;&amp;[.C772]&amp;&quot;',&quot;&amp;[.H7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ka-twigs/tears-in-the-club" xlink:type="simple">Tears In The Club</text:a> - FKA Twigs</text:p>
          </table:table-cell>
          <table:table-cell/>
          <table:table-cell table:formula="of:=LEFT([.A773];(FIND(&quot;-&quot;;[.A773])-1))" office:value-type="string" office:string-value="Tears In The Club " calcext:value-type="string">
            <text:p>Tears In The Club </text:p>
          </table:table-cell>
          <table:table-cell table:number-columns-repeated="4"/>
          <table:table-cell table:formula="of:=RANDBETWEEN(1;4)" office:value-type="float" office:value="2" calcext:value-type="float">
            <text:p>2</text:p>
          </table:table-cell>
          <table:table-cell table:formula="of:=&quot;('&quot;&amp;[.C773]&amp;&quot;',&quot;&amp;[.H7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ab-strap/tears-on-tour" xlink:type="simple">Tears On Tour</text:a> - Arab Strap</text:p>
          </table:table-cell>
          <table:table-cell/>
          <table:table-cell table:formula="of:=LEFT([.A774];(FIND(&quot;-&quot;;[.A774])-1))" office:value-type="string" office:string-value="Tears On Tour " calcext:value-type="string">
            <text:p>Tears On Tour </text:p>
          </table:table-cell>
          <table:table-cell table:number-columns-repeated="4"/>
          <table:table-cell table:formula="of:=RANDBETWEEN(1;4)" office:value-type="float" office:value="1" calcext:value-type="float">
            <text:p>1</text:p>
          </table:table-cell>
          <table:table-cell table:formula="of:=&quot;('&quot;&amp;[.C774]&amp;&quot;',&quot;&amp;[.H7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eduza/tell-it-to-my-heart" xlink:type="simple">Tell It To My Heart</text:a> - Meduza</text:p>
          </table:table-cell>
          <table:table-cell/>
          <table:table-cell table:formula="of:=LEFT([.A775];(FIND(&quot;-&quot;;[.A775])-1))" office:value-type="string" office:string-value="Tell It To My Heart " calcext:value-type="string">
            <text:p>Tell It To My Heart </text:p>
          </table:table-cell>
          <table:table-cell table:number-columns-repeated="4"/>
          <table:table-cell table:formula="of:=RANDBETWEEN(1;4)" office:value-type="float" office:value="4" calcext:value-type="float">
            <text:p>4</text:p>
          </table:table-cell>
          <table:table-cell table:formula="of:=&quot;('&quot;&amp;[.C775]&amp;&quot;',&quot;&amp;[.H77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op-smoke/tell-the-vision" xlink:type="simple">Tell The Vision</text:a> - Pop Smoke</text:p>
          </table:table-cell>
          <table:table-cell/>
          <table:table-cell table:formula="of:=LEFT([.A776];(FIND(&quot;-&quot;;[.A776])-1))" office:value-type="string" office:string-value="Tell The Vision " calcext:value-type="string">
            <text:p>Tell The Vision </text:p>
          </table:table-cell>
          <table:table-cell table:number-columns-repeated="4"/>
          <table:table-cell table:formula="of:=RANDBETWEEN(1;4)" office:value-type="float" office:value="4" calcext:value-type="float">
            <text:p>4</text:p>
          </table:table-cell>
          <table:table-cell table:formula="of:=&quot;('&quot;&amp;[.C776]&amp;&quot;',&quot;&amp;[.H7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iana-grande/test-drive" xlink:type="simple">Test Drive</text:a> - Ariana Grande</text:p>
          </table:table-cell>
          <table:table-cell/>
          <table:table-cell table:formula="of:=LEFT([.A777];(FIND(&quot;-&quot;;[.A777])-1))" office:value-type="string" office:string-value="Test Drive " calcext:value-type="string">
            <text:p>Test Drive </text:p>
          </table:table-cell>
          <table:table-cell table:number-columns-repeated="4"/>
          <table:table-cell table:formula="of:=RANDBETWEEN(1;4)" office:value-type="float" office:value="1" calcext:value-type="float">
            <text:p>1</text:p>
          </table:table-cell>
          <table:table-cell table:formula="of:=&quot;('&quot;&amp;[.C777]&amp;&quot;',&quot;&amp;[.H7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aul-weller/testify" xlink:type="simple">Testify</text:a> - Paul Weller</text:p>
          </table:table-cell>
          <table:table-cell/>
          <table:table-cell table:formula="of:=LEFT([.A778];(FIND(&quot;-&quot;;[.A778])-1))" office:value-type="string" office:string-value="Testify " calcext:value-type="string">
            <text:p>Testify </text:p>
          </table:table-cell>
          <table:table-cell table:number-columns-repeated="4"/>
          <table:table-cell table:formula="of:=RANDBETWEEN(1;4)" office:value-type="float" office:value="4" calcext:value-type="float">
            <text:p>4</text:p>
          </table:table-cell>
          <table:table-cell table:formula="of:=&quot;('&quot;&amp;[.C778]&amp;&quot;',&quot;&amp;[.H778]&amp;&quot;,'default','default','&quot;&amp;#REF!&amp;&quot;'),&quot;" office:value-type="string" office:string-value="" calcext:value-type="error">
            <text:p>#RÉF !</text:p>
          </table:table-cell>
        </table:table-row>
        <table:table-row table:style-name="ro2">
          <table:table-cell office:value-type="string" calcext:value-type="string">
            <text:p>Thats When - Taylor Swift</text:p>
          </table:table-cell>
          <table:table-cell/>
          <table:table-cell table:formula="of:=LEFT([.A779];(FIND(&quot;-&quot;;[.A779])-1))" office:value-type="string" office:string-value="Thats When " calcext:value-type="string">
            <text:p>Thats When </text:p>
          </table:table-cell>
          <table:table-cell table:number-columns-repeated="4"/>
          <table:table-cell table:formula="of:=RANDBETWEEN(1;4)" office:value-type="float" office:value="1" calcext:value-type="float">
            <text:p>1</text:p>
          </table:table-cell>
          <table:table-cell table:formula="of:=&quot;('&quot;&amp;[.C779]&amp;&quot;',&quot;&amp;[.H77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l-nas-x/thats-what-i-want" xlink:type="simple">Thats What I Want</text:a> - Lil Nas X</text:p>
          </table:table-cell>
          <table:table-cell/>
          <table:table-cell table:formula="of:=LEFT([.A780];(FIND(&quot;-&quot;;[.A780])-1))" office:value-type="string" office:string-value="Thats What I Want " calcext:value-type="string">
            <text:p>Thats What I Want </text:p>
          </table:table-cell>
          <table:table-cell table:number-columns-repeated="4"/>
          <table:table-cell table:formula="of:=RANDBETWEEN(1;4)" office:value-type="float" office:value="3" calcext:value-type="float">
            <text:p>3</text:p>
          </table:table-cell>
          <table:table-cell table:formula="of:=&quot;('&quot;&amp;[.C780]&amp;&quot;',&quot;&amp;[.H78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gang-of-youths/the-angel-of-8th-ave" xlink:type="simple">The Angel of 8th Ave.</text:a> - Gang of Youths</text:p>
          </table:table-cell>
          <table:table-cell/>
          <table:table-cell table:formula="of:=LEFT([.A781];(FIND(&quot;-&quot;;[.A781])-1))" office:value-type="string" office:string-value="The Angel of 8th Ave. " calcext:value-type="string">
            <text:p>The Angel of 8th Ave. </text:p>
          </table:table-cell>
          <table:table-cell table:number-columns-repeated="4"/>
          <table:table-cell table:formula="of:=RANDBETWEEN(1;4)" office:value-type="float" office:value="2" calcext:value-type="float">
            <text:p>2</text:p>
          </table:table-cell>
          <table:table-cell table:formula="of:=&quot;('&quot;&amp;[.C781]&amp;&quot;',&quot;&amp;[.H78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ananda-maitreya/the-ballad-of-rod-steiger" xlink:type="simple">The Ballad Of Rod Steiger</text:a> - Sananda Maitreya</text:p>
          </table:table-cell>
          <table:table-cell/>
          <table:table-cell table:formula="of:=LEFT([.A782];(FIND(&quot;-&quot;;[.A782])-1))" office:value-type="string" office:string-value="The Ballad Of Rod Steiger " calcext:value-type="string">
            <text:p>The Ballad Of Rod Steiger </text:p>
          </table:table-cell>
          <table:table-cell table:number-columns-repeated="4"/>
          <table:table-cell table:formula="of:=RANDBETWEEN(1;4)" office:value-type="float" office:value="3" calcext:value-type="float">
            <text:p>3</text:p>
          </table:table-cell>
          <table:table-cell table:formula="of:=&quot;('&quot;&amp;[.C782]&amp;&quot;',&quot;&amp;[.H78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ings-of-leon/the-bandit" xlink:type="simple">The Bandit</text:a> - Kings of Leon</text:p>
          </table:table-cell>
          <table:table-cell/>
          <table:table-cell table:formula="of:=LEFT([.A783];(FIND(&quot;-&quot;;[.A783])-1))" office:value-type="string" office:string-value="The Bandit " calcext:value-type="string">
            <text:p>The Bandit </text:p>
          </table:table-cell>
          <table:table-cell table:number-columns-repeated="4"/>
          <table:table-cell table:formula="of:=RANDBETWEEN(1;4)" office:value-type="float" office:value="4" calcext:value-type="float">
            <text:p>4</text:p>
          </table:table-cell>
          <table:table-cell table:formula="of:=&quot;('&quot;&amp;[.C783]&amp;&quot;',&quot;&amp;[.H78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dles/the-beachland-ballroom" xlink:type="simple">The Beachland Ballroom</text:a> - Idles</text:p>
          </table:table-cell>
          <table:table-cell/>
          <table:table-cell table:formula="of:=LEFT([.A784];(FIND(&quot;-&quot;;[.A784])-1))" office:value-type="string" office:string-value="The Beachland Ballroom " calcext:value-type="string">
            <text:p>The Beachland Ballroom </text:p>
          </table:table-cell>
          <table:table-cell table:number-columns-repeated="4"/>
          <table:table-cell table:formula="of:=RANDBETWEEN(1;4)" office:value-type="float" office:value="2" calcext:value-type="float">
            <text:p>2</text:p>
          </table:table-cell>
          <table:table-cell table:formula="of:=&quot;('&quot;&amp;[.C784]&amp;&quot;',&quot;&amp;[.H78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lipknot/the-chapeltown-rag" xlink:type="simple">The Chapeltown Rag</text:a> - Slipknot</text:p>
          </table:table-cell>
          <table:table-cell/>
          <table:table-cell table:formula="of:=LEFT([.A785];(FIND(&quot;-&quot;;[.A785])-1))" office:value-type="string" office:string-value="The Chapeltown Rag " calcext:value-type="string">
            <text:p>The Chapeltown Rag </text:p>
          </table:table-cell>
          <table:table-cell table:number-columns-repeated="4"/>
          <table:table-cell table:formula="of:=RANDBETWEEN(1;4)" office:value-type="float" office:value="4" calcext:value-type="float">
            <text:p>4</text:p>
          </table:table-cell>
          <table:table-cell table:formula="of:=&quot;('&quot;&amp;[.C785]&amp;&quot;',&quot;&amp;[.H78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bage/the-creeps" xlink:type="simple">The Creeps</text:a> - Garbage</text:p>
          </table:table-cell>
          <table:table-cell/>
          <table:table-cell table:formula="of:=LEFT([.A786];(FIND(&quot;-&quot;;[.A786])-1))" office:value-type="string" office:string-value="The Creeps " calcext:value-type="string">
            <text:p>The Creeps </text:p>
          </table:table-cell>
          <table:table-cell table:number-columns-repeated="4"/>
          <table:table-cell table:formula="of:=RANDBETWEEN(1;4)" office:value-type="float" office:value="1" calcext:value-type="float">
            <text:p>1</text:p>
          </table:table-cell>
          <table:table-cell table:formula="of:=&quot;('&quot;&amp;[.C786]&amp;&quot;',&quot;&amp;[.H786]&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the-chemical-brothers/the-darkness-that-you-fear" xlink:type="simple">The Darkness That You Fear</text:a> - The Chemical Brothers</text:p>
          </table:table-cell>
          <table:table-cell/>
          <table:table-cell table:formula="of:=LEFT([.A787];(FIND(&quot;-&quot;;[.A787])-1))" office:value-type="string" office:string-value="The Darkness That You Fear " calcext:value-type="string">
            <text:p>The Darkness That You Fear </text:p>
          </table:table-cell>
          <table:table-cell table:number-columns-repeated="4"/>
          <table:table-cell table:formula="of:=RANDBETWEEN(1;4)" office:value-type="float" office:value="2" calcext:value-type="float">
            <text:p>2</text:p>
          </table:table-cell>
          <table:table-cell table:formula="of:=&quot;('&quot;&amp;[.C787]&amp;&quot;',&quot;&amp;[.H78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tephanie-beatriz/the-family-madrigal" xlink:type="simple">The Family Madrigal</text:a> - Stephanie Beatriz</text:p>
          </table:table-cell>
          <table:table-cell/>
          <table:table-cell table:formula="of:=LEFT([.A788];(FIND(&quot;-&quot;;[.A788])-1))" office:value-type="string" office:string-value="The Family Madrigal " calcext:value-type="string">
            <text:p>The Family Madrigal </text:p>
          </table:table-cell>
          <table:table-cell table:number-columns-repeated="4"/>
          <table:table-cell table:formula="of:=RANDBETWEEN(1;4)" office:value-type="float" office:value="2" calcext:value-type="float">
            <text:p>2</text:p>
          </table:table-cell>
          <table:table-cell table:formula="of:=&quot;('&quot;&amp;[.C788]&amp;&quot;',&quot;&amp;[.H7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wice/the-feels" xlink:type="simple">The Feels</text:a> - Twice</text:p>
          </table:table-cell>
          <table:table-cell/>
          <table:table-cell table:formula="of:=LEFT([.A789];(FIND(&quot;-&quot;;[.A789])-1))" office:value-type="string" office:string-value="The Feels " calcext:value-type="string">
            <text:p>The Feels </text:p>
          </table:table-cell>
          <table:table-cell table:number-columns-repeated="4"/>
          <table:table-cell table:formula="of:=RANDBETWEEN(1;4)" office:value-type="float" office:value="4" calcext:value-type="float">
            <text:p>4</text:p>
          </table:table-cell>
          <table:table-cell table:formula="of:=&quot;('&quot;&amp;[.C789]&amp;&quot;',&quot;&amp;[.H789]&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nathaniel-rateliff-the-night-sweats/the-future" xlink:type="simple">The Future</text:a> - Nathaniel Rateliff &amp; the Night Sweats</text:p>
          </table:table-cell>
          <table:table-cell/>
          <table:table-cell table:formula="of:=LEFT([.A790];(FIND(&quot;-&quot;;[.A790])-1))" office:value-type="string" office:string-value="The Future " calcext:value-type="string">
            <text:p>The Future </text:p>
          </table:table-cell>
          <table:table-cell table:number-columns-repeated="4"/>
          <table:table-cell table:formula="of:=RANDBETWEEN(1;4)" office:value-type="float" office:value="1" calcext:value-type="float">
            <text:p>1</text:p>
          </table:table-cell>
          <table:table-cell table:formula="of:=&quot;('&quot;&amp;[.C790]&amp;&quot;',&quot;&amp;[.H79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frank-turner/the-gathering" xlink:type="simple">The Gathering</text:a> - Frank Turner</text:p>
          </table:table-cell>
          <table:table-cell/>
          <table:table-cell table:formula="of:=LEFT([.A791];(FIND(&quot;-&quot;;[.A791])-1))" office:value-type="string" office:string-value="The Gathering " calcext:value-type="string">
            <text:p>The Gathering </text:p>
          </table:table-cell>
          <table:table-cell table:number-columns-repeated="4"/>
          <table:table-cell table:formula="of:=RANDBETWEEN(1;4)" office:value-type="float" office:value="1" calcext:value-type="float">
            <text:p>1</text:p>
          </table:table-cell>
          <table:table-cell table:formula="of:=&quot;('&quot;&amp;[.C791]&amp;&quot;',&quot;&amp;[.H79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uke-combs/the-great-divide" xlink:type="simple">The Great Divide</text:a> - Luke Combs</text:p>
          </table:table-cell>
          <table:table-cell/>
          <table:table-cell table:formula="of:=LEFT([.A792];(FIND(&quot;-&quot;;[.A792])-1))" office:value-type="string" office:string-value="The Great Divide " calcext:value-type="string">
            <text:p>The Great Divide </text:p>
          </table:table-cell>
          <table:table-cell table:number-columns-repeated="4"/>
          <table:table-cell table:formula="of:=RANDBETWEEN(1;4)" office:value-type="float" office:value="1" calcext:value-type="float">
            <text:p>1</text:p>
          </table:table-cell>
          <table:table-cell table:formula="of:=&quot;('&quot;&amp;[.C792]&amp;&quot;',&quot;&amp;[.H79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yles-kennedy/the-ides-of-march" xlink:type="simple">The Ides Of March</text:a> - Myles Kennedy</text:p>
          </table:table-cell>
          <table:table-cell/>
          <table:table-cell table:formula="of:=LEFT([.A793];(FIND(&quot;-&quot;;[.A793])-1))" office:value-type="string" office:string-value="The Ides Of March " calcext:value-type="string">
            <text:p>The Ides Of March </text:p>
          </table:table-cell>
          <table:table-cell table:number-columns-repeated="4"/>
          <table:table-cell table:formula="of:=RANDBETWEEN(1;4)" office:value-type="float" office:value="4" calcext:value-type="float">
            <text:p>4</text:p>
          </table:table-cell>
          <table:table-cell table:formula="of:=&quot;('&quot;&amp;[.C793]&amp;&quot;',&quot;&amp;[.H79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the-joker-and-the-queen" xlink:type="simple">The Joker And The Queen</text:a> - Ed Sheeran</text:p>
          </table:table-cell>
          <table:table-cell/>
          <table:table-cell table:formula="of:=LEFT([.A794];(FIND(&quot;-&quot;;[.A794])-1))" office:value-type="string" office:string-value="The Joker And The Queen " calcext:value-type="string">
            <text:p>The Joker And The Queen </text:p>
          </table:table-cell>
          <table:table-cell table:number-columns-repeated="4"/>
          <table:table-cell table:formula="of:=RANDBETWEEN(1;4)" office:value-type="float" office:value="2" calcext:value-type="float">
            <text:p>2</text:p>
          </table:table-cell>
          <table:table-cell table:formula="of:=&quot;('&quot;&amp;[.C794]&amp;&quot;',&quot;&amp;[.H7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illie-nile/the-justice-bell" xlink:type="simple">The Justice Bell</text:a> - Willie Nile</text:p>
          </table:table-cell>
          <table:table-cell/>
          <table:table-cell table:formula="of:=LEFT([.A795];(FIND(&quot;-&quot;;[.A795])-1))" office:value-type="string" office:string-value="The Justice Bell " calcext:value-type="string">
            <text:p>The Justice Bell </text:p>
          </table:table-cell>
          <table:table-cell table:number-columns-repeated="4"/>
          <table:table-cell table:formula="of:=RANDBETWEEN(1;4)" office:value-type="float" office:value="3" calcext:value-type="float">
            <text:p>3</text:p>
          </table:table-cell>
          <table:table-cell table:formula="of:=&quot;('&quot;&amp;[.C795]&amp;&quot;',&quot;&amp;[.H7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mbchop/the-last-benedict" xlink:type="simple">The Last Benedict</text:a> - Lambchop</text:p>
          </table:table-cell>
          <table:table-cell/>
          <table:table-cell table:formula="of:=LEFT([.A796];(FIND(&quot;-&quot;;[.A796])-1))" office:value-type="string" office:string-value="The Last Benedict " calcext:value-type="string">
            <text:p>The Last Benedict </text:p>
          </table:table-cell>
          <table:table-cell table:number-columns-repeated="4"/>
          <table:table-cell table:formula="of:=RANDBETWEEN(1;4)" office:value-type="float" office:value="1" calcext:value-type="float">
            <text:p>1</text:p>
          </table:table-cell>
          <table:table-cell table:formula="of:=&quot;('&quot;&amp;[.C796]&amp;&quot;',&quot;&amp;[.H79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olf-alice/the-last-man-on-earth" xlink:type="simple">The Last Man On Earth</text:a> - Wolf Alice</text:p>
          </table:table-cell>
          <table:table-cell/>
          <table:table-cell table:formula="of:=LEFT([.A797];(FIND(&quot;-&quot;;[.A797])-1))" office:value-type="string" office:string-value="The Last Man On Earth " calcext:value-type="string">
            <text:p>The Last Man On Earth </text:p>
          </table:table-cell>
          <table:table-cell table:number-columns-repeated="4"/>
          <table:table-cell table:formula="of:=RANDBETWEEN(1;4)" office:value-type="float" office:value="2" calcext:value-type="float">
            <text:p>2</text:p>
          </table:table-cell>
          <table:table-cell table:formula="of:=&quot;('&quot;&amp;[.C797]&amp;&quot;',&quot;&amp;[.H79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inda-perry/the-letter" xlink:type="simple">The Letter</text:a> - Linda Perry</text:p>
          </table:table-cell>
          <table:table-cell/>
          <table:table-cell table:formula="of:=LEFT([.A798];(FIND(&quot;-&quot;;[.A798])-1))" office:value-type="string" office:string-value="The Letter " calcext:value-type="string">
            <text:p>The Letter </text:p>
          </table:table-cell>
          <table:table-cell table:number-columns-repeated="4"/>
          <table:table-cell table:formula="of:=RANDBETWEEN(1;4)" office:value-type="float" office:value="1" calcext:value-type="float">
            <text:p>1</text:p>
          </table:table-cell>
          <table:table-cell table:formula="of:=&quot;('&quot;&amp;[.C798]&amp;&quot;',&quot;&amp;[.H798]&amp;&quot;,'default','default','&quot;&amp;#REF!&amp;&quot;'),&quot;" office:value-type="string" office:string-value="" calcext:value-type="error">
            <text:p>#RÉF !</text:p>
          </table:table-cell>
        </table:table-row>
        <table:table-row table:style-name="ro3">
          <table:table-cell office:value-type="string" calcext:value-type="string">
            <text:p>The Medicine Man - Keb Mo</text:p>
          </table:table-cell>
          <table:table-cell/>
          <table:table-cell table:formula="of:=LEFT([.A799];(FIND(&quot;-&quot;;[.A799])-1))" office:value-type="string" office:string-value="The Medicine Man " calcext:value-type="string">
            <text:p>The Medicine Man </text:p>
          </table:table-cell>
          <table:table-cell table:number-columns-repeated="4"/>
          <table:table-cell table:formula="of:=RANDBETWEEN(1;4)" office:value-type="float" office:value="3" calcext:value-type="float">
            <text:p>3</text:p>
          </table:table-cell>
          <table:table-cell table:formula="of:=&quot;('&quot;&amp;[.C799]&amp;&quot;',&quot;&amp;[.H7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t-vincent/the-melting-of-the-sun" xlink:type="simple">The Melting Of The Sun</text:a> - St. Vincent</text:p>
          </table:table-cell>
          <table:table-cell/>
          <table:table-cell table:formula="of:=LEFT([.A800];(FIND(&quot;-&quot;;[.A800])-1))" office:value-type="string" office:string-value="The Melting Of The Sun " calcext:value-type="string">
            <text:p>The Melting Of The Sun </text:p>
          </table:table-cell>
          <table:table-cell table:number-columns-repeated="4"/>
          <table:table-cell table:formula="of:=RANDBETWEEN(1;4)" office:value-type="float" office:value="4" calcext:value-type="float">
            <text:p>4</text:p>
          </table:table-cell>
          <table:table-cell table:formula="of:=&quot;('&quot;&amp;[.C800]&amp;&quot;',&quot;&amp;[.H8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bage/the-men-who-rule-the-world" xlink:type="simple">The Men Who Rule The World</text:a> - Garbage</text:p>
          </table:table-cell>
          <table:table-cell/>
          <table:table-cell table:formula="of:=LEFT([.A801];(FIND(&quot;-&quot;;[.A801])-1))" office:value-type="string" office:string-value="The Men Who Rule The World " calcext:value-type="string">
            <text:p>The Men Who Rule The World </text:p>
          </table:table-cell>
          <table:table-cell table:number-columns-repeated="4"/>
          <table:table-cell table:formula="of:=RANDBETWEEN(1;4)" office:value-type="float" office:value="4" calcext:value-type="float">
            <text:p>4</text:p>
          </table:table-cell>
          <table:table-cell table:formula="of:=&quot;('&quot;&amp;[.C801]&amp;&quot;',&quot;&amp;[.H80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iesto/the-motto" xlink:type="simple">The Motto</text:a> - Tiesto</text:p>
          </table:table-cell>
          <table:table-cell/>
          <table:table-cell table:formula="of:=LEFT([.A802];(FIND(&quot;-&quot;;[.A802])-1))" office:value-type="string" office:string-value="The Motto " calcext:value-type="string">
            <text:p>The Motto </text:p>
          </table:table-cell>
          <table:table-cell table:number-columns-repeated="4"/>
          <table:table-cell table:formula="of:=RANDBETWEEN(1;4)" office:value-type="float" office:value="2" calcext:value-type="float">
            <text:p>2</text:p>
          </table:table-cell>
          <table:table-cell table:formula="of:=&quot;('&quot;&amp;[.C802]&amp;&quot;',&quot;&amp;[.H80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ise-against/the-numbers" xlink:type="simple">The Numbers</text:a> - Rise Against</text:p>
          </table:table-cell>
          <table:table-cell/>
          <table:table-cell table:formula="of:=LEFT([.A803];(FIND(&quot;-&quot;;[.A803])-1))" office:value-type="string" office:string-value="The Numbers " calcext:value-type="string">
            <text:p>The Numbers </text:p>
          </table:table-cell>
          <table:table-cell table:number-columns-repeated="4"/>
          <table:table-cell table:formula="of:=RANDBETWEEN(1;4)" office:value-type="float" office:value="4" calcext:value-type="float">
            <text:p>4</text:p>
          </table:table-cell>
          <table:table-cell table:formula="of:=&quot;('&quot;&amp;[.C803]&amp;&quot;',&quot;&amp;[.H80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tski/the-only-heartbreaker" xlink:type="simple">The Only Heartbreaker</text:a> - Mitski</text:p>
          </table:table-cell>
          <table:table-cell/>
          <table:table-cell table:formula="of:=LEFT([.A804];(FIND(&quot;-&quot;;[.A804])-1))" office:value-type="string" office:string-value="The Only Heartbreaker " calcext:value-type="string">
            <text:p>The Only Heartbreaker </text:p>
          </table:table-cell>
          <table:table-cell table:number-columns-repeated="4"/>
          <table:table-cell table:formula="of:=RANDBETWEEN(1;4)" office:value-type="float" office:value="3" calcext:value-type="float">
            <text:p>3</text:p>
          </table:table-cell>
          <table:table-cell table:formula="of:=&quot;('&quot;&amp;[.C804]&amp;&quot;',&quot;&amp;[.H80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offspring/the-opioid-diaries" xlink:type="simple">The Opioid Diaries</text:a> - The Offspring</text:p>
          </table:table-cell>
          <table:table-cell/>
          <table:table-cell table:formula="of:=LEFT([.A805];(FIND(&quot;-&quot;;[.A805])-1))" office:value-type="string" office:string-value="The Opioid Diaries " calcext:value-type="string">
            <text:p>The Opioid Diaries </text:p>
          </table:table-cell>
          <table:table-cell table:number-columns-repeated="4"/>
          <table:table-cell table:formula="of:=RANDBETWEEN(1;4)" office:value-type="float" office:value="3" calcext:value-type="float">
            <text:p>3</text:p>
          </table:table-cell>
          <table:table-cell table:formula="of:=&quot;('&quot;&amp;[.C805]&amp;&quot;',&quot;&amp;[.H80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zmine-sullivan/the-other-side" xlink:type="simple">The Other Side</text:a> - Jazmine Sullivan</text:p>
          </table:table-cell>
          <table:table-cell/>
          <table:table-cell table:formula="of:=LEFT([.A806];(FIND(&quot;-&quot;;[.A806])-1))" office:value-type="string" office:string-value="The Other Side " calcext:value-type="string">
            <text:p>The Other Side </text:p>
          </table:table-cell>
          <table:table-cell table:number-columns-repeated="4"/>
          <table:table-cell table:formula="of:=RANDBETWEEN(1;4)" office:value-type="float" office:value="2" calcext:value-type="float">
            <text:p>2</text:p>
          </table:table-cell>
          <table:table-cell table:formula="of:=&quot;('&quot;&amp;[.C806]&amp;&quot;',&quot;&amp;[.H8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rde/the-path" xlink:type="simple">The Path</text:a> - Lorde</text:p>
          </table:table-cell>
          <table:table-cell/>
          <table:table-cell table:formula="of:=LEFT([.A807];(FIND(&quot;-&quot;;[.A807])-1))" office:value-type="string" office:string-value="The Path " calcext:value-type="string">
            <text:p>The Path </text:p>
          </table:table-cell>
          <table:table-cell table:number-columns-repeated="4"/>
          <table:table-cell table:formula="of:=RANDBETWEEN(1;4)" office:value-type="float" office:value="2" calcext:value-type="float">
            <text:p>2</text:p>
          </table:table-cell>
          <table:table-cell table:formula="of:=&quot;('&quot;&amp;[.C807]&amp;&quot;',&quot;&amp;[.H80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lash/the-river-is-rising" xlink:type="simple">The River Is Rising</text:a> - Slash</text:p>
          </table:table-cell>
          <table:table-cell/>
          <table:table-cell table:formula="of:=LEFT([.A808];(FIND(&quot;-&quot;;[.A808])-1))" office:value-type="string" office:string-value="The River Is Rising " calcext:value-type="string">
            <text:p>The River Is Rising </text:p>
          </table:table-cell>
          <table:table-cell table:number-columns-repeated="4"/>
          <table:table-cell table:formula="of:=RANDBETWEEN(1;4)" office:value-type="float" office:value="4" calcext:value-type="float">
            <text:p>4</text:p>
          </table:table-cell>
          <table:table-cell table:formula="of:=&quot;('&quot;&amp;[.C808]&amp;&quot;',&quot;&amp;[.H80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grant/the-rusty-bull" xlink:type="simple">The Rusty Bull</text:a> - John Grant</text:p>
          </table:table-cell>
          <table:table-cell/>
          <table:table-cell table:formula="of:=LEFT([.A809];(FIND(&quot;-&quot;;[.A809])-1))" office:value-type="string" office:string-value="The Rusty Bull " calcext:value-type="string">
            <text:p>The Rusty Bull </text:p>
          </table:table-cell>
          <table:table-cell table:number-columns-repeated="4"/>
          <table:table-cell table:formula="of:=RANDBETWEEN(1;4)" office:value-type="float" office:value="4" calcext:value-type="float">
            <text:p>4</text:p>
          </table:table-cell>
          <table:table-cell table:formula="of:=&quot;('&quot;&amp;[.C809]&amp;&quot;',&quot;&amp;[.H809]&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manic-street-preachers/the-secret-he-had-missed" xlink:type="simple">The Secret He Had Missed</text:a> - Manic Street Preachers</text:p>
          </table:table-cell>
          <table:table-cell/>
          <table:table-cell table:formula="of:=LEFT([.A810];(FIND(&quot;-&quot;;[.A810])-1))" office:value-type="string" office:string-value="The Secret He Had Missed " calcext:value-type="string">
            <text:p>The Secret He Had Missed </text:p>
          </table:table-cell>
          <table:table-cell table:number-columns-repeated="4"/>
          <table:table-cell table:formula="of:=RANDBETWEEN(1;4)" office:value-type="float" office:value="3" calcext:value-type="float">
            <text:p>3</text:p>
          </table:table-cell>
          <table:table-cell table:formula="of:=&quot;('&quot;&amp;[.C810]&amp;&quot;',&quot;&amp;[.H8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bow/the-seldom-seen-kid" xlink:type="simple">The Seldom Seen Kid</text:a> - Elbow</text:p>
          </table:table-cell>
          <table:table-cell/>
          <table:table-cell table:formula="of:=LEFT([.A811];(FIND(&quot;-&quot;;[.A811])-1))" office:value-type="string" office:string-value="The Seldom Seen Kid " calcext:value-type="string">
            <text:p>The Seldom Seen Kid </text:p>
          </table:table-cell>
          <table:table-cell table:number-columns-repeated="4"/>
          <table:table-cell table:formula="of:=RANDBETWEEN(1;4)" office:value-type="float" office:value="2" calcext:value-type="float">
            <text:p>2</text:p>
          </table:table-cell>
          <table:table-cell table:formula="of:=&quot;('&quot;&amp;[.C811]&amp;&quot;',&quot;&amp;[.H81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ears-for-fears/the-tipping-point" xlink:type="simple">The Tipping Point</text:a> - Tears for Fears</text:p>
          </table:table-cell>
          <table:table-cell/>
          <table:table-cell table:formula="of:=LEFT([.A812];(FIND(&quot;-&quot;;[.A812])-1))" office:value-type="string" office:string-value="The Tipping Point " calcext:value-type="string">
            <text:p>The Tipping Point </text:p>
          </table:table-cell>
          <table:table-cell table:number-columns-repeated="4"/>
          <table:table-cell table:formula="of:=RANDBETWEEN(1;4)" office:value-type="float" office:value="1" calcext:value-type="float">
            <text:p>1</text:p>
          </table:table-cell>
          <table:table-cell table:formula="of:=&quot;('&quot;&amp;[.C812]&amp;&quot;',&quot;&amp;[.H81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lsey/the-tradition" xlink:type="simple">The Tradition</text:a> - Halsey</text:p>
          </table:table-cell>
          <table:table-cell/>
          <table:table-cell table:formula="of:=LEFT([.A813];(FIND(&quot;-&quot;;[.A813])-1))" office:value-type="string" office:string-value="The Tradition " calcext:value-type="string">
            <text:p>The Tradition </text:p>
          </table:table-cell>
          <table:table-cell table:number-columns-repeated="4"/>
          <table:table-cell table:formula="of:=RANDBETWEEN(1;4)" office:value-type="float" office:value="1" calcext:value-type="float">
            <text:p>1</text:p>
          </table:table-cell>
          <table:table-cell table:formula="of:=&quot;('&quot;&amp;[.C813]&amp;&quot;',&quot;&amp;[.H81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the-very-first-night" xlink:type="simple">The Very First Night</text:a> - Taylor Swift</text:p>
          </table:table-cell>
          <table:table-cell/>
          <table:table-cell table:formula="of:=LEFT([.A814];(FIND(&quot;-&quot;;[.A814])-1))" office:value-type="string" office:string-value="The Very First Night " calcext:value-type="string">
            <text:p>The Very First Night </text:p>
          </table:table-cell>
          <table:table-cell table:number-columns-repeated="4"/>
          <table:table-cell table:formula="of:=RANDBETWEEN(1;4)" office:value-type="float" office:value="3" calcext:value-type="float">
            <text:p>3</text:p>
          </table:table-cell>
          <table:table-cell table:formula="of:=&quot;('&quot;&amp;[.C814]&amp;&quot;',&quot;&amp;[.H81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antley-gilbert/the-worst-country-song-of-all-time" xlink:type="simple">The Worst Country Song Of All Time</text:a> - Brantley Gilbert</text:p>
          </table:table-cell>
          <table:table-cell/>
          <table:table-cell table:formula="of:=LEFT([.A815];(FIND(&quot;-&quot;;[.A815])-1))" office:value-type="string" office:string-value="The Worst Country Song Of All Time " calcext:value-type="string">
            <text:p>The Worst Country Song Of All Time </text:p>
          </table:table-cell>
          <table:table-cell table:number-columns-repeated="4"/>
          <table:table-cell table:formula="of:=RANDBETWEEN(1;4)" office:value-type="float" office:value="3" calcext:value-type="float">
            <text:p>3</text:p>
          </table:table-cell>
          <table:table-cell table:formula="of:=&quot;('&quot;&amp;[.C815]&amp;&quot;',&quot;&amp;[.H8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iron-maiden/the-writing-on-the-wall" xlink:type="simple">The Writing On The Wall</text:a> - Iron Maiden</text:p>
          </table:table-cell>
          <table:table-cell/>
          <table:table-cell table:formula="of:=LEFT([.A816];(FIND(&quot;-&quot;;[.A816])-1))" office:value-type="string" office:string-value="The Writing On The Wall " calcext:value-type="string">
            <text:p>The Writing On The Wall </text:p>
          </table:table-cell>
          <table:table-cell table:number-columns-repeated="4"/>
          <table:table-cell table:formula="of:=RANDBETWEEN(1;4)" office:value-type="float" office:value="1" calcext:value-type="float">
            <text:p>1</text:p>
          </table:table-cell>
          <table:table-cell table:formula="of:=&quot;('&quot;&amp;[.C816]&amp;&quot;',&quot;&amp;[.H81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stille/thelma-louise" xlink:type="simple">Thelma + Louise</text:a> - Bastille</text:p>
          </table:table-cell>
          <table:table-cell/>
          <table:table-cell table:formula="of:=LEFT([.A817];(FIND(&quot;-&quot;;[.A817])-1))" office:value-type="string" office:string-value="Thelma + Louise " calcext:value-type="string">
            <text:p>Thelma + Louise </text:p>
          </table:table-cell>
          <table:table-cell table:number-columns-repeated="4"/>
          <table:table-cell table:formula="of:=RANDBETWEEN(1;4)" office:value-type="float" office:value="3" calcext:value-type="float">
            <text:p>3</text:p>
          </table:table-cell>
          <table:table-cell table:formula="of:=&quot;('&quot;&amp;[.C817]&amp;&quot;',&quot;&amp;[.H81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kacey-musgraves/there-is-a-light" xlink:type="simple">There Is A Light</text:a> - Kacey Musgraves</text:p>
          </table:table-cell>
          <table:table-cell/>
          <table:table-cell table:formula="of:=LEFT([.A818];(FIND(&quot;-&quot;;[.A818])-1))" office:value-type="string" office:string-value="There Is A Light " calcext:value-type="string">
            <text:p>There Is A Light </text:p>
          </table:table-cell>
          <table:table-cell table:number-columns-repeated="4"/>
          <table:table-cell table:formula="of:=RANDBETWEEN(1;4)" office:value-type="float" office:value="1" calcext:value-type="float">
            <text:p>1</text:p>
          </table:table-cell>
          <table:table-cell table:formula="of:=&quot;('&quot;&amp;[.C818]&amp;&quot;',&quot;&amp;[.H81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mmoth-wvh/think-it-over" xlink:type="simple">Think It Over</text:a> - Mammoth WVH</text:p>
          </table:table-cell>
          <table:table-cell/>
          <table:table-cell table:formula="of:=LEFT([.A819];(FIND(&quot;-&quot;;[.A819])-1))" office:value-type="string" office:string-value="Think It Over " calcext:value-type="string">
            <text:p>Think It Over </text:p>
          </table:table-cell>
          <table:table-cell table:number-columns-repeated="4"/>
          <table:table-cell table:formula="of:=RANDBETWEEN(1;4)" office:value-type="float" office:value="4" calcext:value-type="float">
            <text:p>4</text:p>
          </table:table-cell>
          <table:table-cell table:formula="of:=&quot;('&quot;&amp;[.C819]&amp;&quot;',&quot;&amp;[.H819]&amp;&quot;,'default','default','&quot;&amp;#REF!&amp;&quot;'),&quot;" office:value-type="string" office:string-value="" calcext:value-type="error">
            <text:p>#RÉF !</text:p>
          </table:table-cell>
        </table:table-row>
        <table:table-row table:style-name="ro3">
          <table:table-cell office:value-type="string" calcext:value-type="string">
            <text:p>This Aint That Song - Payton Smith</text:p>
          </table:table-cell>
          <table:table-cell/>
          <table:table-cell table:formula="of:=LEFT([.A820];(FIND(&quot;-&quot;;[.A820])-1))" office:value-type="string" office:string-value="This Aint That Song " calcext:value-type="string">
            <text:p>This Aint That Song </text:p>
          </table:table-cell>
          <table:table-cell table:number-columns-repeated="4"/>
          <table:table-cell table:formula="of:=RANDBETWEEN(1;4)" office:value-type="float" office:value="3" calcext:value-type="float">
            <text:p>3</text:p>
          </table:table-cell>
          <table:table-cell table:formula="of:=&quot;('&quot;&amp;[.C820]&amp;&quot;',&quot;&amp;[.H8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ck-jonas/this-is-heaven" xlink:type="simple">This Is Heaven</text:a> - Nick Jonas</text:p>
          </table:table-cell>
          <table:table-cell/>
          <table:table-cell table:formula="of:=LEFT([.A821];(FIND(&quot;-&quot;;[.A821])-1))" office:value-type="string" office:string-value="This Is Heaven " calcext:value-type="string">
            <text:p>This Is Heaven </text:p>
          </table:table-cell>
          <table:table-cell table:number-columns-repeated="4"/>
          <table:table-cell table:formula="of:=RANDBETWEEN(1;4)" office:value-type="float" office:value="3" calcext:value-type="float">
            <text:p>3</text:p>
          </table:table-cell>
          <table:table-cell table:formula="of:=&quot;('&quot;&amp;[.C821]&amp;&quot;',&quot;&amp;[.H82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offspring/this-is-not-utopia" xlink:type="simple">This Is Not Utopia</text:a> - The Offspring</text:p>
          </table:table-cell>
          <table:table-cell/>
          <table:table-cell table:formula="of:=LEFT([.A822];(FIND(&quot;-&quot;;[.A822])-1))" office:value-type="string" office:string-value="This Is Not Utopia " calcext:value-type="string">
            <text:p>This Is Not Utopia </text:p>
          </table:table-cell>
          <table:table-cell table:number-columns-repeated="4"/>
          <table:table-cell table:formula="of:=RANDBETWEEN(1;4)" office:value-type="float" office:value="2" calcext:value-type="float">
            <text:p>2</text:p>
          </table:table-cell>
          <table:table-cell table:formula="of:=&quot;('&quot;&amp;[.C822]&amp;&quot;',&quot;&amp;[.H822]&amp;&quot;,'default','default','&quot;&amp;#REF!&amp;&quot;'),&quot;" office:value-type="string" office:string-value="" calcext:value-type="error">
            <text:p>#RÉF !</text:p>
          </table:table-cell>
        </table:table-row>
        <table:table-row table:style-name="ro3">
          <table:table-cell office:value-type="string" calcext:value-type="string">
            <text:p>This Wont Last Forever - Ellen Foley</text:p>
          </table:table-cell>
          <table:table-cell/>
          <table:table-cell table:formula="of:=LEFT([.A823];(FIND(&quot;-&quot;;[.A823])-1))" office:value-type="string" office:string-value="This Wont Last Forever " calcext:value-type="string">
            <text:p>This Wont Last Forever </text:p>
          </table:table-cell>
          <table:table-cell table:number-columns-repeated="4"/>
          <table:table-cell table:formula="of:=RANDBETWEEN(1;4)" office:value-type="float" office:value="2" calcext:value-type="float">
            <text:p>2</text:p>
          </table:table-cell>
          <table:table-cell table:formula="of:=&quot;('&quot;&amp;[.C823]&amp;&quot;',&quot;&amp;[.H82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egan-thee-stallion/thot-sh-t" xlink:type="simple">Thot Sh-t</text:a> - Megan Thee Stallion</text:p>
          </table:table-cell>
          <table:table-cell/>
          <table:table-cell table:formula="of:=LEFT([.A824];(FIND(&quot;-&quot;;[.A824])-1))" office:value-type="string" office:string-value="Thot Sh" calcext:value-type="string">
            <text:p>Thot Sh</text:p>
          </table:table-cell>
          <table:table-cell table:number-columns-repeated="4"/>
          <table:table-cell table:formula="of:=RANDBETWEEN(1;4)" office:value-type="float" office:value="1" calcext:value-type="float">
            <text:p>1</text:p>
          </table:table-cell>
          <table:table-cell table:formula="of:=&quot;('&quot;&amp;[.C824]&amp;&quot;',&quot;&amp;[.H82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reland/throw-it-back" xlink:type="simple">Throw It Back</text:a> - Breland</text:p>
          </table:table-cell>
          <table:table-cell/>
          <table:table-cell table:formula="of:=LEFT([.A825];(FIND(&quot;-&quot;;[.A825])-1))" office:value-type="string" office:string-value="Throw It Back " calcext:value-type="string">
            <text:p>Throw It Back </text:p>
          </table:table-cell>
          <table:table-cell table:number-columns-repeated="4"/>
          <table:table-cell table:formula="of:=RANDBETWEEN(1;4)" office:value-type="float" office:value="4" calcext:value-type="float">
            <text:p>4</text:p>
          </table:table-cell>
          <table:table-cell table:formula="of:=&quot;('&quot;&amp;[.C825]&amp;&quot;',&quot;&amp;[.H8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cy-dacus/thumbs" xlink:type="simple">Thumbs</text:a> - Lucy Dacus</text:p>
          </table:table-cell>
          <table:table-cell/>
          <table:table-cell table:formula="of:=LEFT([.A826];(FIND(&quot;-&quot;;[.A826])-1))" office:value-type="string" office:string-value="Thumbs " calcext:value-type="string">
            <text:p>Thumbs </text:p>
          </table:table-cell>
          <table:table-cell table:number-columns-repeated="4"/>
          <table:table-cell table:formula="of:=RANDBETWEEN(1;4)" office:value-type="float" office:value="2" calcext:value-type="float">
            <text:p>2</text:p>
          </table:table-cell>
          <table:table-cell table:formula="of:=&quot;('&quot;&amp;[.C826]&amp;&quot;',&quot;&amp;[.H8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tides" xlink:type="simple">Tides</text:a> - Ed Sheeran</text:p>
          </table:table-cell>
          <table:table-cell/>
          <table:table-cell table:formula="of:=LEFT([.A827];(FIND(&quot;-&quot;;[.A827])-1))" office:value-type="string" office:string-value="Tides " calcext:value-type="string">
            <text:p>Tides </text:p>
          </table:table-cell>
          <table:table-cell table:number-columns-repeated="4"/>
          <table:table-cell table:formula="of:=RANDBETWEEN(1;4)" office:value-type="float" office:value="4" calcext:value-type="float">
            <text:p>4</text:p>
          </table:table-cell>
          <table:table-cell table:formula="of:=&quot;('&quot;&amp;[.C827]&amp;&quot;',&quot;&amp;[.H8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vrywhr/tie-dye" xlink:type="simple">Tie Dye</text:a> - evrYwhr</text:p>
          </table:table-cell>
          <table:table-cell/>
          <table:table-cell table:formula="of:=LEFT([.A828];(FIND(&quot;-&quot;;[.A828])-1))" office:value-type="string" office:string-value="Tie Dye " calcext:value-type="string">
            <text:p>Tie Dye </text:p>
          </table:table-cell>
          <table:table-cell table:number-columns-repeated="4"/>
          <table:table-cell table:formula="of:=RANDBETWEEN(1;4)" office:value-type="float" office:value="1" calcext:value-type="float">
            <text:p>1</text:p>
          </table:table-cell>
          <table:table-cell table:formula="of:=&quot;('&quot;&amp;[.C828]&amp;&quot;',&quot;&amp;[.H82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zayn/tightrope" xlink:type="simple">Tightrope</text:a> - Zayn</text:p>
          </table:table-cell>
          <table:table-cell/>
          <table:table-cell table:formula="of:=LEFT([.A829];(FIND(&quot;-&quot;;[.A829])-1))" office:value-type="string" office:string-value="Tightrope " calcext:value-type="string">
            <text:p>Tightrope </text:p>
          </table:table-cell>
          <table:table-cell table:number-columns-repeated="4"/>
          <table:table-cell table:formula="of:=RANDBETWEEN(1;4)" office:value-type="float" office:value="2" calcext:value-type="float">
            <text:p>2</text:p>
          </table:table-cell>
          <table:table-cell table:formula="of:=&quot;('&quot;&amp;[.C829]&amp;&quot;',&quot;&amp;[.H82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she/till-forever-falls-apart" xlink:type="simple">Till Forever Falls Apart</text:a> - Ashe</text:p>
          </table:table-cell>
          <table:table-cell/>
          <table:table-cell table:formula="of:=LEFT([.A830];(FIND(&quot;-&quot;;[.A830])-1))" office:value-type="string" office:string-value="Till Forever Falls Apart " calcext:value-type="string">
            <text:p>Till Forever Falls Apart </text:p>
          </table:table-cell>
          <table:table-cell table:number-columns-repeated="4"/>
          <table:table-cell table:formula="of:=RANDBETWEEN(1;4)" office:value-type="float" office:value="3" calcext:value-type="float">
            <text:p>3</text:p>
          </table:table-cell>
          <table:table-cell table:formula="of:=&quot;('&quot;&amp;[.C830]&amp;&quot;',&quot;&amp;[.H8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willie-nile/time-to-be-great" xlink:type="simple">Time To Be Great</text:a> - Willie Nile</text:p>
          </table:table-cell>
          <table:table-cell/>
          <table:table-cell table:formula="of:=LEFT([.A831];(FIND(&quot;-&quot;;[.A831])-1))" office:value-type="string" office:string-value="Time To Be Great " calcext:value-type="string">
            <text:p>Time To Be Great </text:p>
          </table:table-cell>
          <table:table-cell table:number-columns-repeated="4"/>
          <table:table-cell table:formula="of:=RANDBETWEEN(1;4)" office:value-type="float" office:value="4" calcext:value-type="float">
            <text:p>4</text:p>
          </table:table-cell>
          <table:table-cell table:formula="of:=&quot;('&quot;&amp;[.C831]&amp;&quot;',&quot;&amp;[.H83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neybagg-yo/time-today" xlink:type="simple">Time Today</text:a> - Moneybagg Yo</text:p>
          </table:table-cell>
          <table:table-cell/>
          <table:table-cell table:formula="of:=LEFT([.A832];(FIND(&quot;-&quot;;[.A832])-1))" office:value-type="string" office:string-value="Time Today " calcext:value-type="string">
            <text:p>Time Today </text:p>
          </table:table-cell>
          <table:table-cell table:number-columns-repeated="4"/>
          <table:table-cell table:formula="of:=RANDBETWEEN(1;4)" office:value-type="float" office:value="3" calcext:value-type="float">
            <text:p>3</text:p>
          </table:table-cell>
          <table:table-cell table:formula="of:=&quot;('&quot;&amp;[.C832]&amp;&quot;',&quot;&amp;[.H8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ve/titanium" xlink:type="simple">Titanium</text:a> - Dave</text:p>
          </table:table-cell>
          <table:table-cell/>
          <table:table-cell table:formula="of:=LEFT([.A833];(FIND(&quot;-&quot;;[.A833])-1))" office:value-type="string" office:string-value="Titanium " calcext:value-type="string">
            <text:p>Titanium </text:p>
          </table:table-cell>
          <table:table-cell table:number-columns-repeated="4"/>
          <table:table-cell table:formula="of:=RANDBETWEEN(1;4)" office:value-type="float" office:value="1" calcext:value-type="float">
            <text:p>1</text:p>
          </table:table-cell>
          <table:table-cell table:formula="of:=&quot;('&quot;&amp;[.C833]&amp;&quot;',&quot;&amp;[.H83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to-be-loved" xlink:type="simple">To Be Loved</text:a> - Adele</text:p>
          </table:table-cell>
          <table:table-cell/>
          <table:table-cell table:formula="of:=LEFT([.A834];(FIND(&quot;-&quot;;[.A834])-1))" office:value-type="string" office:string-value="To Be Loved " calcext:value-type="string">
            <text:p>To Be Loved </text:p>
          </table:table-cell>
          <table:table-cell table:number-columns-repeated="4"/>
          <table:table-cell table:formula="of:=RANDBETWEEN(1;4)" office:value-type="float" office:value="1" calcext:value-type="float">
            <text:p>1</text:p>
          </table:table-cell>
          <table:table-cell table:formula="of:=&quot;('&quot;&amp;[.C834]&amp;&quot;',&quot;&amp;[.H83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parker-mccollum/to-be-loved-by-you" xlink:type="simple">To Be Loved By You</text:a> - Parker McCollum</text:p>
          </table:table-cell>
          <table:table-cell/>
          <table:table-cell table:formula="of:=LEFT([.A835];(FIND(&quot;-&quot;;[.A835])-1))" office:value-type="string" office:string-value="To Be Loved By You " calcext:value-type="string">
            <text:p>To Be Loved By You </text:p>
          </table:table-cell>
          <table:table-cell table:number-columns-repeated="4"/>
          <table:table-cell table:formula="of:=RANDBETWEEN(1;4)" office:value-type="float" office:value="1" calcext:value-type="float">
            <text:p>1</text:p>
          </table:table-cell>
          <table:table-cell table:formula="of:=&quot;('&quot;&amp;[.C835]&amp;&quot;',&quot;&amp;[.H83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ingrid-michaelson/to-begin-again" xlink:type="simple">To Begin Again</text:a> - Ingrid Michaelson</text:p>
          </table:table-cell>
          <table:table-cell/>
          <table:table-cell table:formula="of:=LEFT([.A836];(FIND(&quot;-&quot;;[.A836])-1))" office:value-type="string" office:string-value="To Begin Again " calcext:value-type="string">
            <text:p>To Begin Again </text:p>
          </table:table-cell>
          <table:table-cell table:number-columns-repeated="4"/>
          <table:table-cell table:formula="of:=RANDBETWEEN(1;4)" office:value-type="float" office:value="2" calcext:value-type="float">
            <text:p>2</text:p>
          </table:table-cell>
          <table:table-cell table:formula="of:=&quot;('&quot;&amp;[.C836]&amp;&quot;',&quot;&amp;[.H83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omas-rhett/to-the-guys-that-date-my-girls" xlink:type="simple">To The Guys That Date My Girls</text:a> - Thomas Rhett</text:p>
          </table:table-cell>
          <table:table-cell/>
          <table:table-cell table:formula="of:=LEFT([.A837];(FIND(&quot;-&quot;;[.A837])-1))" office:value-type="string" office:string-value="To The Guys That Date My Girls " calcext:value-type="string">
            <text:p>To The Guys That Date My Girls </text:p>
          </table:table-cell>
          <table:table-cell table:number-columns-repeated="4"/>
          <table:table-cell table:formula="of:=RANDBETWEEN(1;4)" office:value-type="float" office:value="4" calcext:value-type="float">
            <text:p>4</text:p>
          </table:table-cell>
          <table:table-cell table:formula="of:=&quot;('&quot;&amp;[.C837]&amp;&quot;',&quot;&amp;[.H83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nr-choi/to-the-moon" xlink:type="simple">To The Moon</text:a> - Jnr Choi</text:p>
          </table:table-cell>
          <table:table-cell/>
          <table:table-cell table:formula="of:=LEFT([.A838];(FIND(&quot;-&quot;;[.A838])-1))" office:value-type="string" office:string-value="To The Moon " calcext:value-type="string">
            <text:p>To The Moon </text:p>
          </table:table-cell>
          <table:table-cell table:number-columns-repeated="4"/>
          <table:table-cell table:formula="of:=RANDBETWEEN(1;4)" office:value-type="float" office:value="4" calcext:value-type="float">
            <text:p>4</text:p>
          </table:table-cell>
          <table:table-cell table:formula="of:=&quot;('&quot;&amp;[.C838]&amp;&quot;',&quot;&amp;[.H83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auw-alejandro/todo-de-ti" xlink:type="simple">Todo De Ti</text:a> - Rauw Alejandro</text:p>
          </table:table-cell>
          <table:table-cell/>
          <table:table-cell table:formula="of:=LEFT([.A839];(FIND(&quot;-&quot;;[.A839])-1))" office:value-type="string" office:string-value="Todo De Ti " calcext:value-type="string">
            <text:p>Todo De Ti </text:p>
          </table:table-cell>
          <table:table-cell table:number-columns-repeated="4"/>
          <table:table-cell table:formula="of:=RANDBETWEEN(1;4)" office:value-type="float" office:value="1" calcext:value-type="float">
            <text:p>1</text:p>
          </table:table-cell>
          <table:table-cell table:formula="of:=&quot;('&quot;&amp;[.C839]&amp;&quot;',&quot;&amp;[.H839]&amp;&quot;,'default','default','&quot;&amp;#REF!&amp;&quot;'),&quot;" office:value-type="string" office:string-value="" calcext:value-type="error">
            <text:p>#RÉF !</text:p>
          </table:table-cell>
        </table:table-row>
        <table:table-row table:style-name="ro5">
          <table:table-cell office:value-type="string" calcext:value-type="string">
            <text:p><text:a xlink:href="https://www.songfacts.com/facts/elizabeth-and-the-catapult/together-alone" xlink:type="simple">Together, Alone</text:a> - Elizabeth And The Catapult</text:p>
          </table:table-cell>
          <table:table-cell/>
          <table:table-cell table:formula="of:=LEFT([.A840];(FIND(&quot;-&quot;;[.A840])-1))" office:value-type="string" office:string-value="Together, Alone " calcext:value-type="string">
            <text:p>Together, Alone </text:p>
          </table:table-cell>
          <table:table-cell table:number-columns-repeated="4"/>
          <table:table-cell table:formula="of:=RANDBETWEEN(1;4)" office:value-type="float" office:value="3" calcext:value-type="float">
            <text:p>3</text:p>
          </table:table-cell>
          <table:table-cell table:formula="of:=&quot;('&quot;&amp;[.C840]&amp;&quot;',&quot;&amp;[.H84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d-wave/tombstone" xlink:type="simple">Tombstone</text:a> - Rod Wave</text:p>
          </table:table-cell>
          <table:table-cell/>
          <table:table-cell table:formula="of:=LEFT([.A841];(FIND(&quot;-&quot;;[.A841])-1))" office:value-type="string" office:string-value="Tombstone " calcext:value-type="string">
            <text:p>Tombstone </text:p>
          </table:table-cell>
          <table:table-cell table:number-columns-repeated="4"/>
          <table:table-cell table:formula="of:=RANDBETWEEN(1;4)" office:value-type="float" office:value="1" calcext:value-type="float">
            <text:p>1</text:p>
          </table:table-cell>
          <table:table-cell table:formula="of:=&quot;('&quot;&amp;[.C841]&amp;&quot;',&quot;&amp;[.H84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ight-ranger/tomorrow" xlink:type="simple">Tomorrow</text:a> - Night Ranger</text:p>
          </table:table-cell>
          <table:table-cell/>
          <table:table-cell table:formula="of:=LEFT([.A842];(FIND(&quot;-&quot;;[.A842])-1))" office:value-type="string" office:string-value="Tomorrow " calcext:value-type="string">
            <text:p>Tomorrow </text:p>
          </table:table-cell>
          <table:table-cell table:number-columns-repeated="4"/>
          <table:table-cell table:formula="of:=RANDBETWEEN(1;4)" office:value-type="float" office:value="4" calcext:value-type="float">
            <text:p>4</text:p>
          </table:table-cell>
          <table:table-cell table:formula="of:=&quot;('&quot;&amp;[.C842]&amp;&quot;',&quot;&amp;[.H84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unna/too-easy" xlink:type="simple">Too Easy</text:a> - Gunna</text:p>
          </table:table-cell>
          <table:table-cell/>
          <table:table-cell table:formula="of:=LEFT([.A843];(FIND(&quot;-&quot;;[.A843])-1))" office:value-type="string" office:string-value="Too Easy " calcext:value-type="string">
            <text:p>Too Easy </text:p>
          </table:table-cell>
          <table:table-cell table:number-columns-repeated="4"/>
          <table:table-cell table:formula="of:=RANDBETWEEN(1;4)" office:value-type="float" office:value="4" calcext:value-type="float">
            <text:p>4</text:p>
          </table:table-cell>
          <table:table-cell table:formula="of:=&quot;('&quot;&amp;[.C843]&amp;&quot;',&quot;&amp;[.H8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rlo-parks/too-good" xlink:type="simple">Too Good</text:a> - Arlo Parks</text:p>
          </table:table-cell>
          <table:table-cell/>
          <table:table-cell table:formula="of:=LEFT([.A844];(FIND(&quot;-&quot;;[.A844])-1))" office:value-type="string" office:string-value="Too Good " calcext:value-type="string">
            <text:p>Too Good </text:p>
          </table:table-cell>
          <table:table-cell table:number-columns-repeated="4"/>
          <table:table-cell table:formula="of:=RANDBETWEEN(1;4)" office:value-type="float" office:value="2" calcext:value-type="float">
            <text:p>2</text:p>
          </table:table-cell>
          <table:table-cell table:formula="of:=&quot;('&quot;&amp;[.C844]&amp;&quot;',&quot;&amp;[.H84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ising-appalachia/top-shelf" xlink:type="simple">Top Shelf</text:a> - Rising Appalachia</text:p>
          </table:table-cell>
          <table:table-cell/>
          <table:table-cell table:formula="of:=LEFT([.A845];(FIND(&quot;-&quot;;[.A845])-1))" office:value-type="string" office:string-value="Top Shelf " calcext:value-type="string">
            <text:p>Top Shelf </text:p>
          </table:table-cell>
          <table:table-cell table:number-columns-repeated="4"/>
          <table:table-cell table:formula="of:=RANDBETWEEN(1;4)" office:value-type="float" office:value="3" calcext:value-type="float">
            <text:p>3</text:p>
          </table:table-cell>
          <table:table-cell table:formula="of:=&quot;('&quot;&amp;[.C845]&amp;&quot;',&quot;&amp;[.H84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olivia-rodrigo/traitor" xlink:type="simple">Traitor</text:a> - Olivia Rodrigo</text:p>
          </table:table-cell>
          <table:table-cell/>
          <table:table-cell table:formula="of:=LEFT([.A846];(FIND(&quot;-&quot;;[.A846])-1))" office:value-type="string" office:string-value="Traitor " calcext:value-type="string">
            <text:p>Traitor </text:p>
          </table:table-cell>
          <table:table-cell table:number-columns-repeated="4"/>
          <table:table-cell table:formula="of:=RANDBETWEEN(1;4)" office:value-type="float" office:value="1" calcext:value-type="float">
            <text:p>1</text:p>
          </table:table-cell>
          <table:table-cell table:formula="of:=&quot;('&quot;&amp;[.C846]&amp;&quot;',&quot;&amp;[.H84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rodney-crowell/transient-global-amnesia-blues" xlink:type="simple">Transient Global Amnesia Blues</text:a> - Rodney Crowell</text:p>
          </table:table-cell>
          <table:table-cell/>
          <table:table-cell table:formula="of:=LEFT([.A847];(FIND(&quot;-&quot;;[.A847])-1))" office:value-type="string" office:string-value="Transient Global Amnesia Blues " calcext:value-type="string">
            <text:p>Transient Global Amnesia Blues </text:p>
          </table:table-cell>
          <table:table-cell table:number-columns-repeated="4"/>
          <table:table-cell table:formula="of:=RANDBETWEEN(1;4)" office:value-type="float" office:value="1" calcext:value-type="float">
            <text:p>1</text:p>
          </table:table-cell>
          <table:table-cell table:formula="of:=&quot;('&quot;&amp;[.C847]&amp;&quot;',&quot;&amp;[.H84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willow-smith/transparent-soul" xlink:type="simple">Transparent Soul</text:a> - Willow Smith</text:p>
          </table:table-cell>
          <table:table-cell/>
          <table:table-cell table:formula="of:=LEFT([.A848];(FIND(&quot;-&quot;;[.A848])-1))" office:value-type="string" office:string-value="Transparent Soul " calcext:value-type="string">
            <text:p>Transparent Soul </text:p>
          </table:table-cell>
          <table:table-cell table:number-columns-repeated="4"/>
          <table:table-cell table:formula="of:=RANDBETWEEN(1;4)" office:value-type="float" office:value="4" calcext:value-type="float">
            <text:p>4</text:p>
          </table:table-cell>
          <table:table-cell table:formula="of:=&quot;('&quot;&amp;[.C848]&amp;&quot;',&quot;&amp;[.H84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ary-heather-hickman/treasure" xlink:type="simple">Treasure</text:a> - Mary Heather Hickman</text:p>
          </table:table-cell>
          <table:table-cell/>
          <table:table-cell table:formula="of:=LEFT([.A849];(FIND(&quot;-&quot;;[.A849])-1))" office:value-type="string" office:string-value="Treasure " calcext:value-type="string">
            <text:p>Treasure </text:p>
          </table:table-cell>
          <table:table-cell table:number-columns-repeated="4"/>
          <table:table-cell table:formula="of:=RANDBETWEEN(1;4)" office:value-type="float" office:value="3" calcext:value-type="float">
            <text:p>3</text:p>
          </table:table-cell>
          <table:table-cell table:formula="of:=&quot;('&quot;&amp;[.C849]&amp;&quot;',&quot;&amp;[.H84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greta-van-fleet/trip-the-light-fantastic" xlink:type="simple">Trip the Light Fantastic</text:a> - Greta Van Fleet</text:p>
          </table:table-cell>
          <table:table-cell/>
          <table:table-cell table:formula="of:=LEFT([.A850];(FIND(&quot;-&quot;;[.A850])-1))" office:value-type="string" office:string-value="Trip the Light Fantastic " calcext:value-type="string">
            <text:p>Trip the Light Fantastic </text:p>
          </table:table-cell>
          <table:table-cell table:number-columns-repeated="4"/>
          <table:table-cell table:formula="of:=RANDBETWEEN(1;4)" office:value-type="float" office:value="1" calcext:value-type="float">
            <text:p>1</text:p>
          </table:table-cell>
          <table:table-cell table:formula="of:=&quot;('&quot;&amp;[.C850]&amp;&quot;',&quot;&amp;[.H85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cy-dacus/triple-dog-dare" xlink:type="simple">Triple Dog Dare</text:a> - Lucy Dacus</text:p>
          </table:table-cell>
          <table:table-cell/>
          <table:table-cell table:formula="of:=LEFT([.A851];(FIND(&quot;-&quot;;[.A851])-1))" office:value-type="string" office:string-value="Triple Dog Dare " calcext:value-type="string">
            <text:p>Triple Dog Dare </text:p>
          </table:table-cell>
          <table:table-cell table:number-columns-repeated="4"/>
          <table:table-cell table:formula="of:=RANDBETWEEN(1;4)" office:value-type="float" office:value="4" calcext:value-type="float">
            <text:p>4</text:p>
          </table:table-cell>
          <table:table-cell table:formula="of:=&quot;('&quot;&amp;[.C851]&amp;&quot;',&quot;&amp;[.H85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he-weather-station/trust" xlink:type="simple">Trust</text:a> - The Weather Station</text:p>
          </table:table-cell>
          <table:table-cell/>
          <table:table-cell table:formula="of:=LEFT([.A852];(FIND(&quot;-&quot;;[.A852])-1))" office:value-type="string" office:string-value="Trust " calcext:value-type="string">
            <text:p>Trust </text:p>
          </table:table-cell>
          <table:table-cell table:number-columns-repeated="4"/>
          <table:table-cell table:formula="of:=RANDBETWEEN(1;4)" office:value-type="float" office:value="4" calcext:value-type="float">
            <text:p>4</text:p>
          </table:table-cell>
          <table:table-cell table:formula="of:=&quot;('&quot;&amp;[.C852]&amp;&quot;',&quot;&amp;[.H852]&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jungle/truth" xlink:type="simple">Truth</text:a> - Jungle</text:p>
          </table:table-cell>
          <table:table-cell/>
          <table:table-cell table:formula="of:=LEFT([.A853];(FIND(&quot;-&quot;;[.A853])-1))" office:value-type="string" office:string-value="Truth " calcext:value-type="string">
            <text:p>Truth </text:p>
          </table:table-cell>
          <table:table-cell table:number-columns-repeated="4"/>
          <table:table-cell table:formula="of:=RANDBETWEEN(1;4)" office:value-type="float" office:value="2" calcext:value-type="float">
            <text:p>2</text:p>
          </table:table-cell>
          <table:table-cell table:formula="of:=&quot;('&quot;&amp;[.C853]&amp;&quot;',&quot;&amp;[.H853]&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drake/tsu" xlink:type="simple">TSU</text:a> - Drake</text:p>
          </table:table-cell>
          <table:table-cell/>
          <table:table-cell table:formula="of:=LEFT([.A854];(FIND(&quot;-&quot;;[.A854])-1))" office:value-type="string" office:string-value="TSU " calcext:value-type="string">
            <text:p>TSU </text:p>
          </table:table-cell>
          <table:table-cell table:number-columns-repeated="4"/>
          <table:table-cell table:formula="of:=RANDBETWEEN(1;4)" office:value-type="float" office:value="2" calcext:value-type="float">
            <text:p>2</text:p>
          </table:table-cell>
          <table:table-cell table:formula="of:=&quot;('&quot;&amp;[.C854]&amp;&quot;',&quot;&amp;[.H85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ourtney-barnett/turning-green" xlink:type="simple">Turning Green</text:a> - Courtney Barnett</text:p>
          </table:table-cell>
          <table:table-cell/>
          <table:table-cell table:formula="of:=LEFT([.A855];(FIND(&quot;-&quot;;[.A855])-1))" office:value-type="string" office:string-value="Turning Green " calcext:value-type="string">
            <text:p>Turning Green </text:p>
          </table:table-cell>
          <table:table-cell table:number-columns-repeated="4"/>
          <table:table-cell table:formula="of:=RANDBETWEEN(1;4)" office:value-type="float" office:value="2" calcext:value-type="float">
            <text:p>2</text:p>
          </table:table-cell>
          <table:table-cell table:formula="of:=&quot;('&quot;&amp;[.C855]&amp;&quot;',&quot;&amp;[.H85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royal-blood/typhoons" xlink:type="simple">Typhoons</text:a> - Royal Blood</text:p>
          </table:table-cell>
          <table:table-cell/>
          <table:table-cell table:formula="of:=LEFT([.A856];(FIND(&quot;-&quot;;[.A856])-1))" office:value-type="string" office:string-value="Typhoons " calcext:value-type="string">
            <text:p>Typhoons </text:p>
          </table:table-cell>
          <table:table-cell table:number-columns-repeated="4"/>
          <table:table-cell table:formula="of:=RANDBETWEEN(1;4)" office:value-type="float" office:value="2" calcext:value-type="float">
            <text:p>2</text:p>
          </table:table-cell>
          <table:table-cell table:formula="of:=&quot;('&quot;&amp;[.C856]&amp;&quot;',&quot;&amp;[.H856]&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alt-j/ume" xlink:type="simple">U&amp;ME</text:a> - Alt-J</text:p>
          </table:table-cell>
          <table:table-cell/>
          <table:table-cell table:formula="of:=LEFT([.A857];(FIND(&quot;-&quot;;[.A857])-1))" office:value-type="string" office:string-value="U&amp;ME " calcext:value-type="string">
            <text:p>U&amp;ME </text:p>
          </table:table-cell>
          <table:table-cell table:number-columns-repeated="4"/>
          <table:table-cell table:formula="of:=RANDBETWEEN(1;4)" office:value-type="float" office:value="1" calcext:value-type="float">
            <text:p>1</text:p>
          </table:table-cell>
          <table:table-cell table:formula="of:=&quot;('&quot;&amp;[.C857]&amp;&quot;',&quot;&amp;[.H8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n-wilson/under-the-circumstances" xlink:type="simple">Under The Circumstances</text:a> - Dan Wilson</text:p>
          </table:table-cell>
          <table:table-cell/>
          <table:table-cell table:formula="of:=LEFT([.A858];(FIND(&quot;-&quot;;[.A858])-1))" office:value-type="string" office:string-value="Under The Circumstances " calcext:value-type="string">
            <text:p>Under The Circumstances </text:p>
          </table:table-cell>
          <table:table-cell table:number-columns-repeated="4"/>
          <table:table-cell table:formula="of:=RANDBETWEEN(1;4)" office:value-type="float" office:value="3" calcext:value-type="float">
            <text:p>3</text:p>
          </table:table-cell>
          <table:table-cell table:formula="of:=&quot;('&quot;&amp;[.C858]&amp;&quot;',&quot;&amp;[.H8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im-mcgraw/undivided" xlink:type="simple">Undivided</text:a> - Tim McGraw</text:p>
          </table:table-cell>
          <table:table-cell/>
          <table:table-cell table:formula="of:=LEFT([.A859];(FIND(&quot;-&quot;;[.A859])-1))" office:value-type="string" office:string-value="Undivided " calcext:value-type="string">
            <text:p>Undivided </text:p>
          </table:table-cell>
          <table:table-cell table:number-columns-repeated="4"/>
          <table:table-cell table:formula="of:=RANDBETWEEN(1;4)" office:value-type="float" office:value="4" calcext:value-type="float">
            <text:p>4</text:p>
          </table:table-cell>
          <table:table-cell table:formula="of:=&quot;('&quot;&amp;[.C859]&amp;&quot;',&quot;&amp;[.H8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ffy-clyro/unknown-male-01" xlink:type="simple">Unknown Male 01</text:a> - Biffy Clyro</text:p>
          </table:table-cell>
          <table:table-cell/>
          <table:table-cell table:formula="of:=LEFT([.A860];(FIND(&quot;-&quot;;[.A860])-1))" office:value-type="string" office:string-value="Unknown Male 01 " calcext:value-type="string">
            <text:p>Unknown Male 01 </text:p>
          </table:table-cell>
          <table:table-cell table:number-columns-repeated="4"/>
          <table:table-cell table:formula="of:=RANDBETWEEN(1;4)" office:value-type="float" office:value="1" calcext:value-type="float">
            <text:p>1</text:p>
          </table:table-cell>
          <table:table-cell table:formula="of:=&quot;('&quot;&amp;[.C860]&amp;&quot;',&quot;&amp;[.H86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stin-bieber/unstable" xlink:type="simple">Unstable</text:a> - Justin Bieber</text:p>
          </table:table-cell>
          <table:table-cell/>
          <table:table-cell table:formula="of:=LEFT([.A861];(FIND(&quot;-&quot;;[.A861])-1))" office:value-type="string" office:string-value="Unstable " calcext:value-type="string">
            <text:p>Unstable </text:p>
          </table:table-cell>
          <table:table-cell table:number-columns-repeated="4"/>
          <table:table-cell table:formula="of:=RANDBETWEEN(1;4)" office:value-type="float" office:value="2" calcext:value-type="float">
            <text:p>2</text:p>
          </table:table-cell>
          <table:table-cell table:formula="of:=&quot;('&quot;&amp;[.C861]&amp;&quot;',&quot;&amp;[.H861]&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cardi-b/up" xlink:type="simple">Up</text:a> - Cardi B</text:p>
          </table:table-cell>
          <table:table-cell/>
          <table:table-cell table:formula="of:=LEFT([.A862];(FIND(&quot;-&quot;;[.A862])-1))" office:value-type="string" office:string-value="Up " calcext:value-type="string">
            <text:p>Up </text:p>
          </table:table-cell>
          <table:table-cell table:number-columns-repeated="4"/>
          <table:table-cell table:formula="of:=RANDBETWEEN(1;4)" office:value-type="float" office:value="3" calcext:value-type="float">
            <text:p>3</text:p>
          </table:table-cell>
          <table:table-cell table:formula="of:=&quot;('&quot;&amp;[.C862]&amp;&quot;',&quot;&amp;[.H86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ke-bryan/up" xlink:type="simple">Up</text:a> - Luke Bryan</text:p>
          </table:table-cell>
          <table:table-cell/>
          <table:table-cell table:formula="of:=LEFT([.A863];(FIND(&quot;-&quot;;[.A863])-1))" office:value-type="string" office:string-value="Up " calcext:value-type="string">
            <text:p>Up </text:p>
          </table:table-cell>
          <table:table-cell table:number-columns-repeated="4"/>
          <table:table-cell table:formula="of:=RANDBETWEEN(1;4)" office:value-type="float" office:value="1" calcext:value-type="float">
            <text:p>1</text:p>
          </table:table-cell>
          <table:table-cell table:formula="of:=&quot;('&quot;&amp;[.C863]&amp;&quot;',&quot;&amp;[.H86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splithoff/value" xlink:type="simple">Value</text:a> - John Splithoff</text:p>
          </table:table-cell>
          <table:table-cell/>
          <table:table-cell table:formula="of:=LEFT([.A864];(FIND(&quot;-&quot;;[.A864])-1))" office:value-type="string" office:string-value="Value " calcext:value-type="string">
            <text:p>Value </text:p>
          </table:table-cell>
          <table:table-cell table:number-columns-repeated="4"/>
          <table:table-cell table:formula="of:=RANDBETWEEN(1;4)" office:value-type="float" office:value="4" calcext:value-type="float">
            <text:p>4</text:p>
          </table:table-cell>
          <table:table-cell table:formula="of:=&quot;('&quot;&amp;[.C864]&amp;&quot;',&quot;&amp;[.H86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pebe-sebert/vampire" xlink:type="simple">Vampire</text:a> - Pebe Sebert</text:p>
          </table:table-cell>
          <table:table-cell/>
          <table:table-cell table:formula="of:=LEFT([.A865];(FIND(&quot;-&quot;;[.A865])-1))" office:value-type="string" office:string-value="Vampire " calcext:value-type="string">
            <text:p>Vampire </text:p>
          </table:table-cell>
          <table:table-cell table:number-columns-repeated="4"/>
          <table:table-cell table:formula="of:=RANDBETWEEN(1;4)" office:value-type="float" office:value="1" calcext:value-type="float">
            <text:p>1</text:p>
          </table:table-cell>
          <table:table-cell table:formula="of:=&quot;('&quot;&amp;[.C865]&amp;&quot;',&quot;&amp;[.H86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cy-dacus/vbs" xlink:type="simple">VBS</text:a> - Lucy Dacus</text:p>
          </table:table-cell>
          <table:table-cell/>
          <table:table-cell table:formula="of:=LEFT([.A866];(FIND(&quot;-&quot;;[.A866])-1))" office:value-type="string" office:string-value="VBS " calcext:value-type="string">
            <text:p>VBS </text:p>
          </table:table-cell>
          <table:table-cell table:number-columns-repeated="4"/>
          <table:table-cell table:formula="of:=RANDBETWEEN(1;4)" office:value-type="float" office:value="4" calcext:value-type="float">
            <text:p>4</text:p>
          </table:table-cell>
          <table:table-cell table:formula="of:=&quot;('&quot;&amp;[.C866]&amp;&quot;',&quot;&amp;[.H86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rishes/venom" xlink:type="simple">Venom</text:a> - TRISHES</text:p>
          </table:table-cell>
          <table:table-cell/>
          <table:table-cell table:formula="of:=LEFT([.A867];(FIND(&quot;-&quot;;[.A867])-1))" office:value-type="string" office:string-value="Venom " calcext:value-type="string">
            <text:p>Venom </text:p>
          </table:table-cell>
          <table:table-cell table:number-columns-repeated="4"/>
          <table:table-cell table:formula="of:=RANDBETWEEN(1;4)" office:value-type="float" office:value="2" calcext:value-type="float">
            <text:p>2</text:p>
          </table:table-cell>
          <table:table-cell table:formula="of:=&quot;('&quot;&amp;[.C867]&amp;&quot;',&quot;&amp;[.H86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rina-and-the-diamonds/venus-fly-trap" xlink:type="simple">Venus Fly Trap</text:a> - Marina</text:p>
          </table:table-cell>
          <table:table-cell/>
          <table:table-cell table:formula="of:=LEFT([.A868];(FIND(&quot;-&quot;;[.A868])-1))" office:value-type="string" office:string-value="Venus Fly Trap " calcext:value-type="string">
            <text:p>Venus Fly Trap </text:p>
          </table:table-cell>
          <table:table-cell table:number-columns-repeated="4"/>
          <table:table-cell table:formula="of:=RANDBETWEEN(1;4)" office:value-type="float" office:value="1" calcext:value-type="float">
            <text:p>1</text:p>
          </table:table-cell>
          <table:table-cell table:formula="of:=&quot;('&quot;&amp;[.C868]&amp;&quot;',&quot;&amp;[.H86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ave/verdansk" xlink:type="simple">Verdansk</text:a> - Dave</text:p>
          </table:table-cell>
          <table:table-cell/>
          <table:table-cell table:formula="of:=LEFT([.A869];(FIND(&quot;-&quot;;[.A869])-1))" office:value-type="string" office:string-value="Verdansk " calcext:value-type="string">
            <text:p>Verdansk </text:p>
          </table:table-cell>
          <table:table-cell table:number-columns-repeated="4"/>
          <table:table-cell table:formula="of:=RANDBETWEEN(1;4)" office:value-type="float" office:value="2" calcext:value-type="float">
            <text:p>2</text:p>
          </table:table-cell>
          <table:table-cell table:formula="of:=&quot;('&quot;&amp;[.C869]&amp;&quot;',&quot;&amp;[.H869]&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zayn/vibez" xlink:type="simple">Vibez</text:a> - Zayn</text:p>
          </table:table-cell>
          <table:table-cell/>
          <table:table-cell table:formula="of:=LEFT([.A870];(FIND(&quot;-&quot;;[.A870])-1))" office:value-type="string" office:string-value="Vibez " calcext:value-type="string">
            <text:p>Vibez </text:p>
          </table:table-cell>
          <table:table-cell table:number-columns-repeated="4"/>
          <table:table-cell table:formula="of:=RANDBETWEEN(1;4)" office:value-type="float" office:value="4" calcext:value-type="float">
            <text:p>4</text:p>
          </table:table-cell>
          <table:table-cell table:formula="of:=&quot;('&quot;&amp;[.C870]&amp;&quot;',&quot;&amp;[.H87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d-sheeran/visiting-hours" xlink:type="simple">Visiting Hours</text:a> - Ed Sheeran</text:p>
          </table:table-cell>
          <table:table-cell/>
          <table:table-cell table:formula="of:=LEFT([.A871];(FIND(&quot;-&quot;;[.A871])-1))" office:value-type="string" office:string-value="Visiting Hours " calcext:value-type="string">
            <text:p>Visiting Hours </text:p>
          </table:table-cell>
          <table:table-cell table:number-columns-repeated="4"/>
          <table:table-cell table:formula="of:=RANDBETWEEN(1;4)" office:value-type="float" office:value="1" calcext:value-type="float">
            <text:p>1</text:p>
          </table:table-cell>
          <table:table-cell table:formula="of:=&quot;('&quot;&amp;[.C871]&amp;&quot;',&quot;&amp;[.H87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il-baby-and-lil-durk/voice-of-the-heroes" xlink:type="simple">Voice Of The Heroes</text:a> - Lil Baby and Lil Durk</text:p>
          </table:table-cell>
          <table:table-cell/>
          <table:table-cell table:formula="of:=LEFT([.A872];(FIND(&quot;-&quot;;[.A872])-1))" office:value-type="string" office:string-value="Voice Of The Heroes " calcext:value-type="string">
            <text:p>Voice Of The Heroes </text:p>
          </table:table-cell>
          <table:table-cell table:number-columns-repeated="4"/>
          <table:table-cell table:formula="of:=RANDBETWEEN(1;4)" office:value-type="float" office:value="1" calcext:value-type="float">
            <text:p>1</text:p>
          </table:table-cell>
          <table:table-cell table:formula="of:=&quot;('&quot;&amp;[.C872]&amp;&quot;',&quot;&amp;[.H87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ventura/volvi" xlink:type="simple">Volvi</text:a> - Aventura</text:p>
          </table:table-cell>
          <table:table-cell/>
          <table:table-cell table:formula="of:=LEFT([.A873];(FIND(&quot;-&quot;;[.A873])-1))" office:value-type="string" office:string-value="Volvi " calcext:value-type="string">
            <text:p>Volvi </text:p>
          </table:table-cell>
          <table:table-cell table:number-columns-repeated="4"/>
          <table:table-cell table:formula="of:=RANDBETWEEN(1;4)" office:value-type="float" office:value="3" calcext:value-type="float">
            <text:p>3</text:p>
          </table:table-cell>
          <table:table-cell table:formula="of:=&quot;('&quot;&amp;[.C873]&amp;&quot;',&quot;&amp;[.H87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volbeat/wait-a-minute-my-girl" xlink:type="simple">Wait A Minute My Girl</text:a> - Volbeat</text:p>
          </table:table-cell>
          <table:table-cell/>
          <table:table-cell table:formula="of:=LEFT([.A874];(FIND(&quot;-&quot;;[.A874])-1))" office:value-type="string" office:string-value="Wait A Minute My Girl " calcext:value-type="string">
            <text:p>Wait A Minute My Girl </text:p>
          </table:table-cell>
          <table:table-cell table:number-columns-repeated="4"/>
          <table:table-cell table:formula="of:=RANDBETWEEN(1;4)" office:value-type="float" office:value="3" calcext:value-type="float">
            <text:p>3</text:p>
          </table:table-cell>
          <table:table-cell table:formula="of:=&quot;('&quot;&amp;[.C874]&amp;&quot;',&quot;&amp;[.H87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bage/waiting-for-god" xlink:type="simple">Waiting For God</text:a> - Garbage</text:p>
          </table:table-cell>
          <table:table-cell/>
          <table:table-cell table:formula="of:=LEFT([.A875];(FIND(&quot;-&quot;;[.A875])-1))" office:value-type="string" office:string-value="Waiting For God " calcext:value-type="string">
            <text:p>Waiting For God </text:p>
          </table:table-cell>
          <table:table-cell table:number-columns-repeated="4"/>
          <table:table-cell table:formula="of:=RANDBETWEEN(1;4)" office:value-type="float" office:value="2" calcext:value-type="float">
            <text:p>2</text:p>
          </table:table-cell>
          <table:table-cell table:formula="of:=&quot;('&quot;&amp;[.C875]&amp;&quot;',&quot;&amp;[.H87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stephanie-beatriz/waiting-on-a-miracle" xlink:type="simple">Waiting On A Miracle</text:a> - Stephanie Beatriz</text:p>
          </table:table-cell>
          <table:table-cell/>
          <table:table-cell table:formula="of:=LEFT([.A876];(FIND(&quot;-&quot;;[.A876])-1))" office:value-type="string" office:string-value="Waiting On A Miracle " calcext:value-type="string">
            <text:p>Waiting On A Miracle </text:p>
          </table:table-cell>
          <table:table-cell table:number-columns-repeated="4"/>
          <table:table-cell table:formula="of:=RANDBETWEEN(1;4)" office:value-type="float" office:value="2" calcext:value-type="float">
            <text:p>2</text:p>
          </table:table-cell>
          <table:table-cell table:formula="of:=&quot;('&quot;&amp;[.C876]&amp;&quot;',&quot;&amp;[.H87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o-fighters/waiting-on-a-war" xlink:type="simple">Waiting On A War</text:a> - Foo Fighters</text:p>
          </table:table-cell>
          <table:table-cell/>
          <table:table-cell table:formula="of:=LEFT([.A877];(FIND(&quot;-&quot;;[.A877])-1))" office:value-type="string" office:string-value="Waiting On A War " calcext:value-type="string">
            <text:p>Waiting On A War </text:p>
          </table:table-cell>
          <table:table-cell table:number-columns-repeated="4"/>
          <table:table-cell table:formula="of:=RANDBETWEEN(1;4)" office:value-type="float" office:value="2" calcext:value-type="float">
            <text:p>2</text:p>
          </table:table-cell>
          <table:table-cell table:formula="of:=&quot;('&quot;&amp;[.C877]&amp;&quot;',&quot;&amp;[.H87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foals/wake-me-up" xlink:type="simple">Wake Me Up</text:a> - Foals</text:p>
          </table:table-cell>
          <table:table-cell/>
          <table:table-cell table:formula="of:=LEFT([.A878];(FIND(&quot;-&quot;;[.A878])-1))" office:value-type="string" office:string-value="Wake Me Up " calcext:value-type="string">
            <text:p>Wake Me Up </text:p>
          </table:table-cell>
          <table:table-cell table:number-columns-repeated="4"/>
          <table:table-cell table:formula="of:=RANDBETWEEN(1;4)" office:value-type="float" office:value="4" calcext:value-type="float">
            <text:p>4</text:p>
          </table:table-cell>
          <table:table-cell table:formula="of:=&quot;('&quot;&amp;[.C878]&amp;&quot;',&quot;&amp;[.H87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ice-wrld/wandered-to-la" xlink:type="simple">Wandered To LA</text:a> - Juice WRLD</text:p>
          </table:table-cell>
          <table:table-cell/>
          <table:table-cell table:formula="of:=LEFT([.A879];(FIND(&quot;-&quot;;[.A879])-1))" office:value-type="string" office:string-value="Wandered To LA " calcext:value-type="string">
            <text:p>Wandered To LA </text:p>
          </table:table-cell>
          <table:table-cell table:number-columns-repeated="4"/>
          <table:table-cell table:formula="of:=RANDBETWEEN(1;4)" office:value-type="float" office:value="4" calcext:value-type="float">
            <text:p>4</text:p>
          </table:table-cell>
          <table:table-cell table:formula="of:=&quot;('&quot;&amp;[.C879]&amp;&quot;',&quot;&amp;[.H87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vaccines/wanderlust" xlink:type="simple">Wanderlust</text:a> - The Vaccines</text:p>
          </table:table-cell>
          <table:table-cell/>
          <table:table-cell table:formula="of:=LEFT([.A880];(FIND(&quot;-&quot;;[.A880])-1))" office:value-type="string" office:string-value="Wanderlust " calcext:value-type="string">
            <text:p>Wanderlust </text:p>
          </table:table-cell>
          <table:table-cell table:number-columns-repeated="4"/>
          <table:table-cell table:formula="of:=RANDBETWEEN(1;4)" office:value-type="float" office:value="2" calcext:value-type="float">
            <text:p>2</text:p>
          </table:table-cell>
          <table:table-cell table:formula="of:=&quot;('&quot;&amp;[.C880]&amp;&quot;',&quot;&amp;[.H88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wants-and-needs" xlink:type="simple">Wants And Needs</text:a> - Drake</text:p>
          </table:table-cell>
          <table:table-cell/>
          <table:table-cell table:formula="of:=LEFT([.A881];(FIND(&quot;-&quot;;[.A881])-1))" office:value-type="string" office:string-value="Wants And Needs " calcext:value-type="string">
            <text:p>Wants And Needs </text:p>
          </table:table-cell>
          <table:table-cell table:number-columns-repeated="4"/>
          <table:table-cell table:formula="of:=RANDBETWEEN(1;4)" office:value-type="float" office:value="2" calcext:value-type="float">
            <text:p>2</text:p>
          </table:table-cell>
          <table:table-cell table:formula="of:=&quot;('&quot;&amp;[.C881]&amp;&quot;',&quot;&amp;[.H88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rgan-wallen/warning" xlink:type="simple">Warning</text:a> - Morgan Wallen</text:p>
          </table:table-cell>
          <table:table-cell/>
          <table:table-cell table:formula="of:=LEFT([.A882];(FIND(&quot;-&quot;;[.A882])-1))" office:value-type="string" office:string-value="Warning " calcext:value-type="string">
            <text:p>Warning </text:p>
          </table:table-cell>
          <table:table-cell table:number-columns-repeated="4"/>
          <table:table-cell table:formula="of:=RANDBETWEEN(1;4)" office:value-type="float" office:value="2" calcext:value-type="float">
            <text:p>2</text:p>
          </table:table-cell>
          <table:table-cell table:formula="of:=&quot;('&quot;&amp;[.C882]&amp;&quot;',&quot;&amp;[.H88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igga-d/wasted" xlink:type="simple">Wasted</text:a> - Digga D</text:p>
          </table:table-cell>
          <table:table-cell/>
          <table:table-cell table:formula="of:=LEFT([.A883];(FIND(&quot;-&quot;;[.A883])-1))" office:value-type="string" office:string-value="Wasted " calcext:value-type="string">
            <text:p>Wasted </text:p>
          </table:table-cell>
          <table:table-cell table:number-columns-repeated="4"/>
          <table:table-cell table:formula="of:=RANDBETWEEN(1;4)" office:value-type="float" office:value="3" calcext:value-type="float">
            <text:p>3</text:p>
          </table:table-cell>
          <table:table-cell table:formula="of:=&quot;('&quot;&amp;[.C883]&amp;&quot;',&quot;&amp;[.H88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ohn-mellencamp/wasted-days" xlink:type="simple">Wasted Days</text:a> - John Mellencamp</text:p>
          </table:table-cell>
          <table:table-cell/>
          <table:table-cell table:formula="of:=LEFT([.A884];(FIND(&quot;-&quot;;[.A884])-1))" office:value-type="string" office:string-value="Wasted Days " calcext:value-type="string">
            <text:p>Wasted Days </text:p>
          </table:table-cell>
          <table:table-cell table:number-columns-repeated="4"/>
          <table:table-cell table:formula="of:=RANDBETWEEN(1;4)" office:value-type="float" office:value="4" calcext:value-type="float">
            <text:p>4</text:p>
          </table:table-cell>
          <table:table-cell table:formula="of:=&quot;('&quot;&amp;[.C884]&amp;&quot;',&quot;&amp;[.H88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rgan-wallen/wasted-on-you" xlink:type="simple">Wasted On You</text:a> - Morgan Wallen</text:p>
          </table:table-cell>
          <table:table-cell/>
          <table:table-cell table:formula="of:=LEFT([.A885];(FIND(&quot;-&quot;;[.A885])-1))" office:value-type="string" office:string-value="Wasted On You " calcext:value-type="string">
            <text:p>Wasted On You </text:p>
          </table:table-cell>
          <table:table-cell table:number-columns-repeated="4"/>
          <table:table-cell table:formula="of:=RANDBETWEEN(1;4)" office:value-type="float" office:value="3" calcext:value-type="float">
            <text:p>3</text:p>
          </table:table-cell>
          <table:table-cell table:formula="of:=&quot;('&quot;&amp;[.C885]&amp;&quot;',&quot;&amp;[.H88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ent-faiyaz/wasting-time" xlink:type="simple">Wasting Time</text:a> - Brent Faiyaz</text:p>
          </table:table-cell>
          <table:table-cell/>
          <table:table-cell table:formula="of:=LEFT([.A886];(FIND(&quot;-&quot;;[.A886])-1))" office:value-type="string" office:string-value="Wasting Time " calcext:value-type="string">
            <text:p>Wasting Time </text:p>
          </table:table-cell>
          <table:table-cell table:number-columns-repeated="4"/>
          <table:table-cell table:formula="of:=RANDBETWEEN(1;4)" office:value-type="float" office:value="4" calcext:value-type="float">
            <text:p>4</text:p>
          </table:table-cell>
          <table:table-cell table:formula="of:=&quot;('&quot;&amp;[.C886]&amp;&quot;',&quot;&amp;[.H88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uke-bryan/waves" xlink:type="simple">Waves</text:a> - Luke Bryan</text:p>
          </table:table-cell>
          <table:table-cell/>
          <table:table-cell table:formula="of:=LEFT([.A887];(FIND(&quot;-&quot;;[.A887])-1))" office:value-type="string" office:string-value="Waves " calcext:value-type="string">
            <text:p>Waves </text:p>
          </table:table-cell>
          <table:table-cell table:number-columns-repeated="4"/>
          <table:table-cell table:formula="of:=RANDBETWEEN(1;4)" office:value-type="float" office:value="4" calcext:value-type="float">
            <text:p>4</text:p>
          </table:table-cell>
          <table:table-cell table:formula="of:=&quot;('&quot;&amp;[.C887]&amp;&quot;',&quot;&amp;[.H88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rake/way-2-sexy" xlink:type="simple">Way 2 Sexy</text:a> - Drake</text:p>
          </table:table-cell>
          <table:table-cell/>
          <table:table-cell table:formula="of:=LEFT([.A888];(FIND(&quot;-&quot;;[.A888])-1))" office:value-type="string" office:string-value="Way 2 Sexy " calcext:value-type="string">
            <text:p>Way 2 Sexy </text:p>
          </table:table-cell>
          <table:table-cell table:number-columns-repeated="4"/>
          <table:table-cell table:formula="of:=RANDBETWEEN(1;4)" office:value-type="float" office:value="2" calcext:value-type="float">
            <text:p>2</text:p>
          </table:table-cell>
          <table:table-cell table:formula="of:=&quot;('&quot;&amp;[.C888]&amp;&quot;',&quot;&amp;[.H88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jr/way-less-sad" xlink:type="simple">Way Less Sad</text:a> - AJR</text:p>
          </table:table-cell>
          <table:table-cell/>
          <table:table-cell table:formula="of:=LEFT([.A889];(FIND(&quot;-&quot;;[.A889])-1))" office:value-type="string" office:string-value="Way Less Sad " calcext:value-type="string">
            <text:p>Way Less Sad </text:p>
          </table:table-cell>
          <table:table-cell table:number-columns-repeated="4"/>
          <table:table-cell table:formula="of:=RANDBETWEEN(1;4)" office:value-type="float" office:value="2" calcext:value-type="float">
            <text:p>2</text:p>
          </table:table-cell>
          <table:table-cell table:formula="of:=&quot;('&quot;&amp;[.C889]&amp;&quot;',&quot;&amp;[.H88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nathan-dawe/way-too-long" xlink:type="simple">Way Too Long</text:a> - Nathan Dawe</text:p>
          </table:table-cell>
          <table:table-cell/>
          <table:table-cell table:formula="of:=LEFT([.A890];(FIND(&quot;-&quot;;[.A890])-1))" office:value-type="string" office:string-value="Way Too Long " calcext:value-type="string">
            <text:p>Way Too Long </text:p>
          </table:table-cell>
          <table:table-cell table:number-columns-repeated="4"/>
          <table:table-cell table:formula="of:=RANDBETWEEN(1;4)" office:value-type="float" office:value="1" calcext:value-type="float">
            <text:p>1</text:p>
          </table:table-cell>
          <table:table-cell table:formula="of:=&quot;('&quot;&amp;[.C890]&amp;&quot;',&quot;&amp;[.H89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ulia-stone/we-all-have" xlink:type="simple">We All Have</text:a> - Julia Stone</text:p>
          </table:table-cell>
          <table:table-cell/>
          <table:table-cell table:formula="of:=LEFT([.A891];(FIND(&quot;-&quot;;[.A891])-1))" office:value-type="string" office:string-value="We All Have " calcext:value-type="string">
            <text:p>We All Have </text:p>
          </table:table-cell>
          <table:table-cell table:number-columns-repeated="4"/>
          <table:table-cell table:formula="of:=RANDBETWEEN(1;4)" office:value-type="float" office:value="4" calcext:value-type="float">
            <text:p>4</text:p>
          </table:table-cell>
          <table:table-cell table:formula="of:=&quot;('&quot;&amp;[.C891]&amp;&quot;',&quot;&amp;[.H891]&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dest-mouse/we-are-between" xlink:type="simple">We Are Between</text:a> - Modest Mouse</text:p>
          </table:table-cell>
          <table:table-cell/>
          <table:table-cell table:formula="of:=LEFT([.A892];(FIND(&quot;-&quot;;[.A892])-1))" office:value-type="string" office:string-value="We Are Between " calcext:value-type="string">
            <text:p>We Are Between </text:p>
          </table:table-cell>
          <table:table-cell table:number-columns-repeated="4"/>
          <table:table-cell table:formula="of:=RANDBETWEEN(1;4)" office:value-type="float" office:value="3" calcext:value-type="float">
            <text:p>3</text:p>
          </table:table-cell>
          <table:table-cell table:formula="of:=&quot;('&quot;&amp;[.C892]&amp;&quot;',&quot;&amp;[.H89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lake-shelton/we-can-reach-the-stars" xlink:type="simple">We Can Reach the Stars</text:a> - Blake Shelton</text:p>
          </table:table-cell>
          <table:table-cell/>
          <table:table-cell table:formula="of:=LEFT([.A893];(FIND(&quot;-&quot;;[.A893])-1))" office:value-type="string" office:string-value="We Can Reach the Stars " calcext:value-type="string">
            <text:p>We Can Reach the Stars </text:p>
          </table:table-cell>
          <table:table-cell table:number-columns-repeated="4"/>
          <table:table-cell table:formula="of:=RANDBETWEEN(1;4)" office:value-type="float" office:value="4" calcext:value-type="float">
            <text:p>4</text:p>
          </table:table-cell>
          <table:table-cell table:formula="of:=&quot;('&quot;&amp;[.C893]&amp;&quot;',&quot;&amp;[.H893]&amp;&quot;,'default','default','&quot;&amp;#REF!&amp;&quot;'),&quot;" office:value-type="string" office:string-value="" calcext:value-type="error">
            <text:p>#RÉF !</text:p>
          </table:table-cell>
        </table:table-row>
        <table:table-row table:style-name="ro5">
          <table:table-cell office:value-type="string" calcext:value-type="string">
            <text:p>We Dont Talk About Bruno - Carolina Gaitán</text:p>
          </table:table-cell>
          <table:table-cell/>
          <table:table-cell table:formula="of:=LEFT([.A894];(FIND(&quot;-&quot;;[.A894])-1))" office:value-type="string" office:string-value="We Dont Talk About Bruno " calcext:value-type="string">
            <text:p>We Dont Talk About Bruno </text:p>
          </table:table-cell>
          <table:table-cell table:number-columns-repeated="4"/>
          <table:table-cell table:formula="of:=RANDBETWEEN(1;4)" office:value-type="float" office:value="4" calcext:value-type="float">
            <text:p>4</text:p>
          </table:table-cell>
          <table:table-cell table:formula="of:=&quot;('&quot;&amp;[.C894]&amp;&quot;',&quot;&amp;[.H89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y-levox/we-got-fight" xlink:type="simple">We Got Fight</text:a> - Gary LeVox</text:p>
          </table:table-cell>
          <table:table-cell/>
          <table:table-cell table:formula="of:=LEFT([.A895];(FIND(&quot;-&quot;;[.A895])-1))" office:value-type="string" office:string-value="We Got Fight " calcext:value-type="string">
            <text:p>We Got Fight </text:p>
          </table:table-cell>
          <table:table-cell table:number-columns-repeated="4"/>
          <table:table-cell table:formula="of:=RANDBETWEEN(1;4)" office:value-type="float" office:value="4" calcext:value-type="float">
            <text:p>4</text:p>
          </table:table-cell>
          <table:table-cell table:formula="of:=&quot;('&quot;&amp;[.C895]&amp;&quot;',&quot;&amp;[.H89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we-were-happy" xlink:type="simple">We Were Happy</text:a> - Taylor Swift</text:p>
          </table:table-cell>
          <table:table-cell/>
          <table:table-cell table:formula="of:=LEFT([.A896];(FIND(&quot;-&quot;;[.A896])-1))" office:value-type="string" office:string-value="We Were Happy " calcext:value-type="string">
            <text:p>We Were Happy </text:p>
          </table:table-cell>
          <table:table-cell table:number-columns-repeated="4"/>
          <table:table-cell table:formula="of:=RANDBETWEEN(1;4)" office:value-type="float" office:value="2" calcext:value-type="float">
            <text:p>2</text:p>
          </table:table-cell>
          <table:table-cell table:formula="of:=&quot;('&quot;&amp;[.C896]&amp;&quot;',&quot;&amp;[.H896]&amp;&quot;,'default','default','&quot;&amp;#REF!&amp;&quot;'),&quot;" office:value-type="string" office:string-value="" calcext:value-type="error">
            <text:p>#RÉF !</text:p>
          </table:table-cell>
        </table:table-row>
        <table:table-row table:style-name="ro2">
          <table:table-cell office:value-type="string" calcext:value-type="string">
            <text:p>Were All Alone - Dave</text:p>
          </table:table-cell>
          <table:table-cell/>
          <table:table-cell table:formula="of:=LEFT([.A897];(FIND(&quot;-&quot;;[.A897])-1))" office:value-type="string" office:string-value="Were All Alone " calcext:value-type="string">
            <text:p>Were All Alone </text:p>
          </table:table-cell>
          <table:table-cell table:number-columns-repeated="4"/>
          <table:table-cell table:formula="of:=RANDBETWEEN(1;4)" office:value-type="float" office:value="3" calcext:value-type="float">
            <text:p>3</text:p>
          </table:table-cell>
          <table:table-cell table:formula="of:=&quot;('&quot;&amp;[.C897]&amp;&quot;',&quot;&amp;[.H897]&amp;&quot;,'default','default','&quot;&amp;#REF!&amp;&quot;'),&quot;" office:value-type="string" office:string-value="" calcext:value-type="error">
            <text:p>#RÉF !</text:p>
          </table:table-cell>
        </table:table-row>
        <table:table-row table:style-name="ro2">
          <table:table-cell office:value-type="string" calcext:value-type="string">
            <text:p>Were Good - Dua Lipa</text:p>
          </table:table-cell>
          <table:table-cell/>
          <table:table-cell table:formula="of:=LEFT([.A898];(FIND(&quot;-&quot;;[.A898])-1))" office:value-type="string" office:string-value="Were Good " calcext:value-type="string">
            <text:p>Were Good </text:p>
          </table:table-cell>
          <table:table-cell table:number-columns-repeated="4"/>
          <table:table-cell table:formula="of:=RANDBETWEEN(1;4)" office:value-type="float" office:value="2" calcext:value-type="float">
            <text:p>2</text:p>
          </table:table-cell>
          <table:table-cell table:formula="of:=&quot;('&quot;&amp;[.C898]&amp;&quot;',&quot;&amp;[.H898]&amp;&quot;,'default','default','&quot;&amp;#REF!&amp;&quot;'),&quot;" office:value-type="string" office:string-value="" calcext:value-type="error">
            <text:p>#RÉF !</text:p>
          </table:table-cell>
        </table:table-row>
        <table:table-row table:style-name="ro7">
          <table:table-cell office:value-type="string" calcext:value-type="string">
            <text:p>Were On Our Way Now - Noel Gallaghers High Flying Birds</text:p>
          </table:table-cell>
          <table:table-cell/>
          <table:table-cell table:formula="of:=LEFT([.A899];(FIND(&quot;-&quot;;[.A899])-1))" office:value-type="string" office:string-value="Were On Our Way Now " calcext:value-type="string">
            <text:p>Were On Our Way Now </text:p>
          </table:table-cell>
          <table:table-cell table:number-columns-repeated="4"/>
          <table:table-cell table:formula="of:=RANDBETWEEN(1;4)" office:value-type="float" office:value="1" calcext:value-type="float">
            <text:p>1</text:p>
          </table:table-cell>
          <table:table-cell table:formula="of:=&quot;('&quot;&amp;[.C899]&amp;&quot;',&quot;&amp;[.H89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killers/west-hills" xlink:type="simple">West Hills</text:a> - The Killers</text:p>
          </table:table-cell>
          <table:table-cell/>
          <table:table-cell table:formula="of:=LEFT([.A900];(FIND(&quot;-&quot;;[.A900])-1))" office:value-type="string" office:string-value="West Hills " calcext:value-type="string">
            <text:p>West Hills </text:p>
          </table:table-cell>
          <table:table-cell table:number-columns-repeated="4"/>
          <table:table-cell table:formula="of:=RANDBETWEEN(1;4)" office:value-type="float" office:value="1" calcext:value-type="float">
            <text:p>1</text:p>
          </table:table-cell>
          <table:table-cell table:formula="of:=&quot;('&quot;&amp;[.C900]&amp;&quot;',&quot;&amp;[.H90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hn-splithoff/wgyg" xlink:type="simple">WGYG</text:a> - John Splithoff</text:p>
          </table:table-cell>
          <table:table-cell/>
          <table:table-cell table:formula="of:=LEFT([.A901];(FIND(&quot;-&quot;;[.A901])-1))" office:value-type="string" office:string-value="WGYG " calcext:value-type="string">
            <text:p>WGYG </text:p>
          </table:table-cell>
          <table:table-cell table:number-columns-repeated="4"/>
          <table:table-cell table:formula="of:=RANDBETWEEN(1;4)" office:value-type="float" office:value="2" calcext:value-type="float">
            <text:p>2</text:p>
          </table:table-cell>
          <table:table-cell table:formula="of:=&quot;('&quot;&amp;[.C901]&amp;&quot;',&quot;&amp;[.H90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dy-antebellum/what-a-song-can-do" xlink:type="simple">What A Song Can Do</text:a> - Lady A</text:p>
          </table:table-cell>
          <table:table-cell/>
          <table:table-cell table:formula="of:=LEFT([.A902];(FIND(&quot;-&quot;;[.A902])-1))" office:value-type="string" office:string-value="What A Song Can Do " calcext:value-type="string">
            <text:p>What A Song Can Do </text:p>
          </table:table-cell>
          <table:table-cell table:number-columns-repeated="4"/>
          <table:table-cell table:formula="of:=RANDBETWEEN(1;4)" office:value-type="float" office:value="2" calcext:value-type="float">
            <text:p>2</text:p>
          </table:table-cell>
          <table:table-cell table:formula="of:=&quot;('&quot;&amp;[.C902]&amp;&quot;',&quot;&amp;[.H90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elbow/what-am-i-without-you" xlink:type="simple">What Am I Without You</text:a> - Elbow</text:p>
          </table:table-cell>
          <table:table-cell/>
          <table:table-cell table:formula="of:=LEFT([.A903];(FIND(&quot;-&quot;;[.A903])-1))" office:value-type="string" office:string-value="What Am I Without You " calcext:value-type="string">
            <text:p>What Am I Without You </text:p>
          </table:table-cell>
          <table:table-cell table:number-columns-repeated="4"/>
          <table:table-cell table:formula="of:=RANDBETWEEN(1;4)" office:value-type="float" office:value="1" calcext:value-type="float">
            <text:p>1</text:p>
          </table:table-cell>
          <table:table-cell table:formula="of:=&quot;('&quot;&amp;[.C903]&amp;&quot;',&quot;&amp;[.H90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iane-guerrero/what-else-can-i-do" xlink:type="simple">What Else Can I Do?</text:a> - Diane Guerrero</text:p>
          </table:table-cell>
          <table:table-cell/>
          <table:table-cell table:formula="of:=LEFT([.A904];(FIND(&quot;-&quot;;[.A904])-1))" office:value-type="string" office:string-value="What Else Can I Do? " calcext:value-type="string">
            <text:p>What Else Can I Do? </text:p>
          </table:table-cell>
          <table:table-cell table:number-columns-repeated="4"/>
          <table:table-cell table:formula="of:=RANDBETWEEN(1;4)" office:value-type="float" office:value="3" calcext:value-type="float">
            <text:p>3</text:p>
          </table:table-cell>
          <table:table-cell table:formula="of:=&quot;('&quot;&amp;[.C904]&amp;&quot;',&quot;&amp;[.H90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nipsey-hussle/what-it-feels-like" xlink:type="simple">What It Feels Like</text:a> - Nipsey Hussle</text:p>
          </table:table-cell>
          <table:table-cell/>
          <table:table-cell table:formula="of:=LEFT([.A905];(FIND(&quot;-&quot;;[.A905])-1))" office:value-type="string" office:string-value="What It Feels Like " calcext:value-type="string">
            <text:p>What It Feels Like </text:p>
          </table:table-cell>
          <table:table-cell table:number-columns-repeated="4"/>
          <table:table-cell table:formula="of:=RANDBETWEEN(1;4)" office:value-type="float" office:value="1" calcext:value-type="float">
            <text:p>1</text:p>
          </table:table-cell>
          <table:table-cell table:formula="of:=&quot;('&quot;&amp;[.C905]&amp;&quot;',&quot;&amp;[.H90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demi-lovato/what-other-people-say" xlink:type="simple">What Other People Say</text:a> - Demi Lovato</text:p>
          </table:table-cell>
          <table:table-cell/>
          <table:table-cell table:formula="of:=LEFT([.A906];(FIND(&quot;-&quot;;[.A906])-1))" office:value-type="string" office:string-value="What Other People Say " calcext:value-type="string">
            <text:p>What Other People Say </text:p>
          </table:table-cell>
          <table:table-cell table:number-columns-repeated="4"/>
          <table:table-cell table:formula="of:=RANDBETWEEN(1;4)" office:value-type="float" office:value="2" calcext:value-type="float">
            <text:p>2</text:p>
          </table:table-cell>
          <table:table-cell table:formula="of:=&quot;('&quot;&amp;[.C906]&amp;&quot;',&quot;&amp;[.H90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ub-radio/what-you-want-to-hear" xlink:type="simple">What You Want To Hear</text:a> - Sub-Radio</text:p>
          </table:table-cell>
          <table:table-cell/>
          <table:table-cell table:formula="of:=LEFT([.A907];(FIND(&quot;-&quot;;[.A907])-1))" office:value-type="string" office:string-value="What You Want To Hear " calcext:value-type="string">
            <text:p>What You Want To Hear </text:p>
          </table:table-cell>
          <table:table-cell table:number-columns-repeated="4"/>
          <table:table-cell table:formula="of:=RANDBETWEEN(1;4)" office:value-type="float" office:value="3" calcext:value-type="float">
            <text:p>3</text:p>
          </table:table-cell>
          <table:table-cell table:formula="of:=&quot;('&quot;&amp;[.C907]&amp;&quot;',&quot;&amp;[.H907]&amp;&quot;,'default','default','&quot;&amp;#REF!&amp;&quot;'),&quot;" office:value-type="string" office:string-value="" calcext:value-type="error">
            <text:p>#RÉF !</text:p>
          </table:table-cell>
        </table:table-row>
        <table:table-row table:style-name="ro3">
          <table:table-cell office:value-type="string" calcext:value-type="string">
            <text:p>What Youre Waiting For - Passenger</text:p>
          </table:table-cell>
          <table:table-cell/>
          <table:table-cell table:formula="of:=LEFT([.A908];(FIND(&quot;-&quot;;[.A908])-1))" office:value-type="string" office:string-value="What Youre Waiting For " calcext:value-type="string">
            <text:p>What Youre Waiting For </text:p>
          </table:table-cell>
          <table:table-cell table:number-columns-repeated="4"/>
          <table:table-cell table:formula="of:=RANDBETWEEN(1;4)" office:value-type="float" office:value="2" calcext:value-type="float">
            <text:p>2</text:p>
          </table:table-cell>
          <table:table-cell table:formula="of:=&quot;('&quot;&amp;[.C908]&amp;&quot;',&quot;&amp;[.H908]&amp;&quot;,'default','default','&quot;&amp;#REF!&amp;&quot;'),&quot;" office:value-type="string" office:string-value="" calcext:value-type="error">
            <text:p>#RÉF !</text:p>
          </table:table-cell>
        </table:table-row>
        <table:table-row table:style-name="ro2">
          <table:table-cell office:value-type="string" calcext:value-type="string">
            <text:p>Whats Next - Drake</text:p>
          </table:table-cell>
          <table:table-cell/>
          <table:table-cell table:formula="of:=LEFT([.A909];(FIND(&quot;-&quot;;[.A909])-1))" office:value-type="string" office:string-value="Whats Next " calcext:value-type="string">
            <text:p>Whats Next </text:p>
          </table:table-cell>
          <table:table-cell table:number-columns-repeated="4"/>
          <table:table-cell table:formula="of:=RANDBETWEEN(1;4)" office:value-type="float" office:value="3" calcext:value-type="float">
            <text:p>3</text:p>
          </table:table-cell>
          <table:table-cell table:formula="of:=&quot;('&quot;&amp;[.C909]&amp;&quot;',&quot;&amp;[.H909]&amp;&quot;,'default','default','&quot;&amp;#REF!&amp;&quot;'),&quot;" office:value-type="string" office:string-value="" calcext:value-type="error">
            <text:p>#RÉF !</text:p>
          </table:table-cell>
        </table:table-row>
        <table:table-row table:style-name="ro3">
          <table:table-cell office:value-type="string" calcext:value-type="string">
            <text:p>When Im Gone - Katy Perry</text:p>
          </table:table-cell>
          <table:table-cell/>
          <table:table-cell table:formula="of:=LEFT([.A910];(FIND(&quot;-&quot;;[.A910])-1))" office:value-type="string" office:string-value="When Im Gone " calcext:value-type="string">
            <text:p>When Im Gone </text:p>
          </table:table-cell>
          <table:table-cell table:number-columns-repeated="4"/>
          <table:table-cell table:formula="of:=RANDBETWEEN(1;4)" office:value-type="float" office:value="3" calcext:value-type="float">
            <text:p>3</text:p>
          </table:table-cell>
          <table:table-cell table:formula="of:=&quot;('&quot;&amp;[.C910]&amp;&quot;',&quot;&amp;[.H91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asha-sloan/when-was-it-over" xlink:type="simple">When Was It Over?</text:a> - Sasha Sloan</text:p>
          </table:table-cell>
          <table:table-cell/>
          <table:table-cell table:formula="of:=LEFT([.A911];(FIND(&quot;-&quot;;[.A911])-1))" office:value-type="string" office:string-value="When Was It Over? " calcext:value-type="string">
            <text:p>When Was It Over? </text:p>
          </table:table-cell>
          <table:table-cell table:number-columns-repeated="4"/>
          <table:table-cell table:formula="of:=RANDBETWEEN(1;4)" office:value-type="float" office:value="3" calcext:value-type="float">
            <text:p>3</text:p>
          </table:table-cell>
          <table:table-cell table:formula="of:=&quot;('&quot;&amp;[.C911]&amp;&quot;',&quot;&amp;[.H91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y-crookes/when-you-were-mine" xlink:type="simple">When You Were Mine</text:a> - Joy Crookes</text:p>
          </table:table-cell>
          <table:table-cell/>
          <table:table-cell table:formula="of:=LEFT([.A912];(FIND(&quot;-&quot;;[.A912])-1))" office:value-type="string" office:string-value="When You Were Mine " calcext:value-type="string">
            <text:p>When You Were Mine </text:p>
          </table:table-cell>
          <table:table-cell table:number-columns-repeated="4"/>
          <table:table-cell table:formula="of:=RANDBETWEEN(1;4)" office:value-type="float" office:value="1" calcext:value-type="float">
            <text:p>1</text:p>
          </table:table-cell>
          <table:table-cell table:formula="of:=&quot;('&quot;&amp;[.C912]&amp;&quot;',&quot;&amp;[.H91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lost-frequencies/where-are-you-now" xlink:type="simple">Where Are You Now</text:a> - Lost Frequencies</text:p>
          </table:table-cell>
          <table:table-cell/>
          <table:table-cell table:formula="of:=LEFT([.A913];(FIND(&quot;-&quot;;[.A913])-1))" office:value-type="string" office:string-value="Where Are You Now " calcext:value-type="string">
            <text:p>Where Are You Now </text:p>
          </table:table-cell>
          <table:table-cell table:number-columns-repeated="4"/>
          <table:table-cell table:formula="of:=RANDBETWEEN(1;4)" office:value-type="float" office:value="4" calcext:value-type="float">
            <text:p>4</text:p>
          </table:table-cell>
          <table:table-cell table:formula="of:=&quot;('&quot;&amp;[.C913]&amp;&quot;',&quot;&amp;[.H913]&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lan-jackson/where-have-you-gone" xlink:type="simple">Where Have You Gone</text:a> - Alan Jackson</text:p>
          </table:table-cell>
          <table:table-cell/>
          <table:table-cell table:formula="of:=LEFT([.A914];(FIND(&quot;-&quot;;[.A914])-1))" office:value-type="string" office:string-value="Where Have You Gone " calcext:value-type="string">
            <text:p>Where Have You Gone </text:p>
          </table:table-cell>
          <table:table-cell table:number-columns-repeated="4"/>
          <table:table-cell table:formula="of:=RANDBETWEEN(1;4)" office:value-type="float" office:value="2" calcext:value-type="float">
            <text:p>2</text:p>
          </table:table-cell>
          <table:table-cell table:formula="of:=&quot;('&quot;&amp;[.C914]&amp;&quot;',&quot;&amp;[.H914]&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alan-jackson/where-her-heart-has-always-been" xlink:type="simple">Where Her Heart Has Always Been</text:a> - Alan Jackson</text:p>
          </table:table-cell>
          <table:table-cell/>
          <table:table-cell table:formula="of:=LEFT([.A915];(FIND(&quot;-&quot;;[.A915])-1))" office:value-type="string" office:string-value="Where Her Heart Has Always Been " calcext:value-type="string">
            <text:p>Where Her Heart Has Always Been </text:p>
          </table:table-cell>
          <table:table-cell table:number-columns-repeated="4"/>
          <table:table-cell table:formula="of:=RANDBETWEEN(1;4)" office:value-type="float" office:value="3" calcext:value-type="float">
            <text:p>3</text:p>
          </table:table-cell>
          <table:table-cell table:formula="of:=&quot;('&quot;&amp;[.C915]&amp;&quot;',&quot;&amp;[.H91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etty-moon/where-my-heart-is" xlink:type="simple">Where My Heart Is</text:a> - Betty Moon</text:p>
          </table:table-cell>
          <table:table-cell/>
          <table:table-cell table:formula="of:=LEFT([.A916];(FIND(&quot;-&quot;;[.A916])-1))" office:value-type="string" office:string-value="Where My Heart Is " calcext:value-type="string">
            <text:p>Where My Heart Is </text:p>
          </table:table-cell>
          <table:table-cell table:number-columns-repeated="4"/>
          <table:table-cell table:formula="of:=RANDBETWEEN(1;4)" office:value-type="float" office:value="4" calcext:value-type="float">
            <text:p>4</text:p>
          </table:table-cell>
          <table:table-cell table:formula="of:=&quot;('&quot;&amp;[.C916]&amp;&quot;',&quot;&amp;[.H916]&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ason-aldean/whiskey-me-away" xlink:type="simple">Whiskey Me Away</text:a> - Jason Aldean</text:p>
          </table:table-cell>
          <table:table-cell/>
          <table:table-cell table:formula="of:=LEFT([.A917];(FIND(&quot;-&quot;;[.A917])-1))" office:value-type="string" office:string-value="Whiskey Me Away " calcext:value-type="string">
            <text:p>Whiskey Me Away </text:p>
          </table:table-cell>
          <table:table-cell table:number-columns-repeated="4"/>
          <table:table-cell table:formula="of:=RANDBETWEEN(1;4)" office:value-type="float" office:value="1" calcext:value-type="float">
            <text:p>1</text:p>
          </table:table-cell>
          <table:table-cell table:formula="of:=&quot;('&quot;&amp;[.C917]&amp;&quot;',&quot;&amp;[.H91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ana-del-rey/white-dress" xlink:type="simple">White Dress</text:a> - Lana Del Rey</text:p>
          </table:table-cell>
          <table:table-cell/>
          <table:table-cell table:formula="of:=LEFT([.A918];(FIND(&quot;-&quot;;[.A918])-1))" office:value-type="string" office:string-value="White Dress " calcext:value-type="string">
            <text:p>White Dress </text:p>
          </table:table-cell>
          <table:table-cell table:number-columns-repeated="4"/>
          <table:table-cell table:formula="of:=RANDBETWEEN(1;4)" office:value-type="float" office:value="2" calcext:value-type="float">
            <text:p>2</text:p>
          </table:table-cell>
          <table:table-cell table:formula="of:=&quot;('&quot;&amp;[.C918]&amp;&quot;',&quot;&amp;[.H91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low/white-horses" xlink:type="simple">White Horses</text:a> - Low</text:p>
          </table:table-cell>
          <table:table-cell/>
          <table:table-cell table:formula="of:=LEFT([.A919];(FIND(&quot;-&quot;;[.A919])-1))" office:value-type="string" office:string-value="White Horses " calcext:value-type="string">
            <text:p>White Horses </text:p>
          </table:table-cell>
          <table:table-cell table:number-columns-repeated="4"/>
          <table:table-cell table:formula="of:=RANDBETWEEN(1;4)" office:value-type="float" office:value="3" calcext:value-type="float">
            <text:p>3</text:p>
          </table:table-cell>
          <table:table-cell table:formula="of:=&quot;('&quot;&amp;[.C919]&amp;&quot;',&quot;&amp;[.H91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nny-osmond/who" xlink:type="simple">Who</text:a> - Donny Osmond</text:p>
          </table:table-cell>
          <table:table-cell/>
          <table:table-cell table:formula="of:=LEFT([.A920];(FIND(&quot;-&quot;;[.A920])-1))" office:value-type="string" office:string-value="Who " calcext:value-type="string">
            <text:p>Who </text:p>
          </table:table-cell>
          <table:table-cell table:number-columns-repeated="4"/>
          <table:table-cell table:formula="of:=RANDBETWEEN(1;4)" office:value-type="float" office:value="2" calcext:value-type="float">
            <text:p>2</text:p>
          </table:table-cell>
          <table:table-cell table:formula="of:=&quot;('&quot;&amp;[.C920]&amp;&quot;',&quot;&amp;[.H92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ardo-wick/who-want-smoke" xlink:type="simple">Who Want Smoke??</text:a> - Nardo Wick</text:p>
          </table:table-cell>
          <table:table-cell/>
          <table:table-cell table:formula="of:=LEFT([.A921];(FIND(&quot;-&quot;;[.A921])-1))" office:value-type="string" office:string-value="Who Want Smoke?? " calcext:value-type="string">
            <text:p>Who Want Smoke?? </text:p>
          </table:table-cell>
          <table:table-cell table:number-columns-repeated="4"/>
          <table:table-cell table:formula="of:=RANDBETWEEN(1;4)" office:value-type="float" office:value="4" calcext:value-type="float">
            <text:p>4</text:p>
          </table:table-cell>
          <table:table-cell table:formula="of:=&quot;('&quot;&amp;[.C921]&amp;&quot;',&quot;&amp;[.H92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raig-david/who-you-are" xlink:type="simple">Who You Are</text:a> - Craig David</text:p>
          </table:table-cell>
          <table:table-cell/>
          <table:table-cell table:formula="of:=LEFT([.A922];(FIND(&quot;-&quot;;[.A922])-1))" office:value-type="string" office:string-value="Who You Are " calcext:value-type="string">
            <text:p>Who You Are </text:p>
          </table:table-cell>
          <table:table-cell table:number-columns-repeated="4"/>
          <table:table-cell table:formula="of:=RANDBETWEEN(1;4)" office:value-type="float" office:value="4" calcext:value-type="float">
            <text:p>4</text:p>
          </table:table-cell>
          <table:table-cell table:formula="of:=&quot;('&quot;&amp;[.C922]&amp;&quot;',&quot;&amp;[.H922]&amp;&quot;,'default','default','&quot;&amp;#REF!&amp;&quot;'),&quot;" office:value-type="string" office:string-value="" calcext:value-type="error">
            <text:p>#RÉF !</text:p>
          </table:table-cell>
        </table:table-row>
        <table:table-row table:style-name="ro3">
          <table:table-cell office:value-type="string" calcext:value-type="string">
            <text:p>Whos In Your Head - Jonas Brothers</text:p>
          </table:table-cell>
          <table:table-cell/>
          <table:table-cell table:formula="of:=LEFT([.A923];(FIND(&quot;-&quot;;[.A923])-1))" office:value-type="string" office:string-value="Whos In Your Head " calcext:value-type="string">
            <text:p>Whos In Your Head </text:p>
          </table:table-cell>
          <table:table-cell table:number-columns-repeated="4"/>
          <table:table-cell table:formula="of:=RANDBETWEEN(1;4)" office:value-type="float" office:value="4" calcext:value-type="float">
            <text:p>4</text:p>
          </table:table-cell>
          <table:table-cell table:formula="of:=&quot;('&quot;&amp;[.C923]&amp;&quot;',&quot;&amp;[.H92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ion-wayne/wid-it" xlink:type="simple">Wid It</text:a> - Tion Wayne</text:p>
          </table:table-cell>
          <table:table-cell/>
          <table:table-cell table:formula="of:=LEFT([.A924];(FIND(&quot;-&quot;;[.A924])-1))" office:value-type="string" office:string-value="Wid It " calcext:value-type="string">
            <text:p>Wid It </text:p>
          </table:table-cell>
          <table:table-cell table:number-columns-repeated="4"/>
          <table:table-cell table:formula="of:=RANDBETWEEN(1;4)" office:value-type="float" office:value="2" calcext:value-type="float">
            <text:p>2</text:p>
          </table:table-cell>
          <table:table-cell table:formula="of:=&quot;('&quot;&amp;[.C924]&amp;&quot;',&quot;&amp;[.H92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eith-urban/wild-hearts" xlink:type="simple">Wild Hearts</text:a> - Keith Urban</text:p>
          </table:table-cell>
          <table:table-cell/>
          <table:table-cell table:formula="of:=LEFT([.A925];(FIND(&quot;-&quot;;[.A925])-1))" office:value-type="string" office:string-value="Wild Hearts " calcext:value-type="string">
            <text:p>Wild Hearts </text:p>
          </table:table-cell>
          <table:table-cell table:number-columns-repeated="4"/>
          <table:table-cell table:formula="of:=RANDBETWEEN(1;4)" office:value-type="float" office:value="4" calcext:value-type="float">
            <text:p>4</text:p>
          </table:table-cell>
          <table:table-cell table:formula="of:=&quot;('&quot;&amp;[.C925]&amp;&quot;',&quot;&amp;[.H92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normani/wild-side" xlink:type="simple">Wild Side</text:a> - Normani</text:p>
          </table:table-cell>
          <table:table-cell/>
          <table:table-cell table:formula="of:=LEFT([.A926];(FIND(&quot;-&quot;;[.A926])-1))" office:value-type="string" office:string-value="Wild Side " calcext:value-type="string">
            <text:p>Wild Side </text:p>
          </table:table-cell>
          <table:table-cell table:number-columns-repeated="4"/>
          <table:table-cell table:formula="of:=RANDBETWEEN(1;4)" office:value-type="float" office:value="2" calcext:value-type="float">
            <text:p>2</text:p>
          </table:table-cell>
          <table:table-cell table:formula="of:=&quot;('&quot;&amp;[.C926]&amp;&quot;',&quot;&amp;[.H92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accidentals/wildfire" xlink:type="simple">Wildfire</text:a> - The Accidentals</text:p>
          </table:table-cell>
          <table:table-cell/>
          <table:table-cell table:formula="of:=LEFT([.A927];(FIND(&quot;-&quot;;[.A927])-1))" office:value-type="string" office:string-value="Wildfire " calcext:value-type="string">
            <text:p>Wildfire </text:p>
          </table:table-cell>
          <table:table-cell table:number-columns-repeated="4"/>
          <table:table-cell table:formula="of:=RANDBETWEEN(1;4)" office:value-type="float" office:value="2" calcext:value-type="float">
            <text:p>2</text:p>
          </table:table-cell>
          <table:table-cell table:formula="of:=&quot;('&quot;&amp;[.C927]&amp;&quot;',&quot;&amp;[.H92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he-heavy-hours/wildfire" xlink:type="simple">Wildfire</text:a> - The Heavy Hours</text:p>
          </table:table-cell>
          <table:table-cell/>
          <table:table-cell table:formula="of:=LEFT([.A928];(FIND(&quot;-&quot;;[.A928])-1))" office:value-type="string" office:string-value="Wildfire " calcext:value-type="string">
            <text:p>Wildfire </text:p>
          </table:table-cell>
          <table:table-cell table:number-columns-repeated="4"/>
          <table:table-cell table:formula="of:=RANDBETWEEN(1;4)" office:value-type="float" office:value="2" calcext:value-type="float">
            <text:p>2</text:p>
          </table:table-cell>
          <table:table-cell table:formula="of:=&quot;('&quot;&amp;[.C928]&amp;&quot;',&quot;&amp;[.H92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justin-moore/with-a-woman-you-love" xlink:type="simple">With A Woman You Love</text:a> - Justin Moore</text:p>
          </table:table-cell>
          <table:table-cell/>
          <table:table-cell table:formula="of:=LEFT([.A929];(FIND(&quot;-&quot;;[.A929])-1))" office:value-type="string" office:string-value="With A Woman You Love " calcext:value-type="string">
            <text:p>With A Woman You Love </text:p>
          </table:table-cell>
          <table:table-cell table:number-columns-repeated="4"/>
          <table:table-cell table:formula="of:=RANDBETWEEN(1;4)" office:value-type="float" office:value="4" calcext:value-type="float">
            <text:p>4</text:p>
          </table:table-cell>
          <table:table-cell table:formula="of:=&quot;('&quot;&amp;[.C929]&amp;&quot;',&quot;&amp;[.H92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neybagg-yo/wockesha" xlink:type="simple">Wockesha</text:a> - Moneybagg Yo</text:p>
          </table:table-cell>
          <table:table-cell/>
          <table:table-cell table:formula="of:=LEFT([.A930];(FIND(&quot;-&quot;;[.A930])-1))" office:value-type="string" office:string-value="Wockesha " calcext:value-type="string">
            <text:p>Wockesha </text:p>
          </table:table-cell>
          <table:table-cell table:number-columns-repeated="4"/>
          <table:table-cell table:formula="of:=RANDBETWEEN(1;4)" office:value-type="float" office:value="1" calcext:value-type="float">
            <text:p>1</text:p>
          </table:table-cell>
          <table:table-cell table:formula="of:=&quot;('&quot;&amp;[.C930]&amp;&quot;',&quot;&amp;[.H930]&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bage/wolves" xlink:type="simple">Wolves</text:a> - Garbage</text:p>
          </table:table-cell>
          <table:table-cell/>
          <table:table-cell table:formula="of:=LEFT([.A931];(FIND(&quot;-&quot;;[.A931])-1))" office:value-type="string" office:string-value="Wolves " calcext:value-type="string">
            <text:p>Wolves </text:p>
          </table:table-cell>
          <table:table-cell table:number-columns-repeated="4"/>
          <table:table-cell table:formula="of:=RANDBETWEEN(1;4)" office:value-type="float" office:value="2" calcext:value-type="float">
            <text:p>2</text:p>
          </table:table-cell>
          <table:table-cell table:formula="of:=&quot;('&quot;&amp;[.C931]&amp;&quot;',&quot;&amp;[.H93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woman" xlink:type="simple">Woman</text:a> - Doja Cat</text:p>
          </table:table-cell>
          <table:table-cell/>
          <table:table-cell table:formula="of:=LEFT([.A932];(FIND(&quot;-&quot;;[.A932])-1))" office:value-type="string" office:string-value="Woman " calcext:value-type="string">
            <text:p>Woman </text:p>
          </table:table-cell>
          <table:table-cell table:number-columns-repeated="4"/>
          <table:table-cell table:formula="of:=RANDBETWEEN(1;4)" office:value-type="float" office:value="3" calcext:value-type="float">
            <text:p>3</text:p>
          </table:table-cell>
          <table:table-cell table:formula="of:=&quot;('&quot;&amp;[.C932]&amp;&quot;',&quot;&amp;[.H932]&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adele/woman-like-me" xlink:type="simple">Woman Like Me</text:a> - Adele</text:p>
          </table:table-cell>
          <table:table-cell/>
          <table:table-cell table:formula="of:=LEFT([.A933];(FIND(&quot;-&quot;;[.A933])-1))" office:value-type="string" office:string-value="Woman Like Me " calcext:value-type="string">
            <text:p>Woman Like Me </text:p>
          </table:table-cell>
          <table:table-cell table:number-columns-repeated="4"/>
          <table:table-cell table:formula="of:=RANDBETWEEN(1;4)" office:value-type="float" office:value="3" calcext:value-type="float">
            <text:p>3</text:p>
          </table:table-cell>
          <table:table-cell table:formula="of:=&quot;('&quot;&amp;[.C933]&amp;&quot;',&quot;&amp;[.H933]&amp;&quot;,'default','default','&quot;&amp;#REF!&amp;&quot;'),&quot;" office:value-type="string" office:string-value="" calcext:value-type="error">
            <text:p>#RÉF !</text:p>
          </table:table-cell>
        </table:table-row>
        <table:table-row table:style-name="ro2">
          <table:table-cell office:value-type="string" calcext:value-type="string">
            <text:p>Wont Stand Down - Muse</text:p>
          </table:table-cell>
          <table:table-cell/>
          <table:table-cell table:formula="of:=LEFT([.A934];(FIND(&quot;-&quot;;[.A934])-1))" office:value-type="string" office:string-value="Wont Stand Down " calcext:value-type="string">
            <text:p>Wont Stand Down </text:p>
          </table:table-cell>
          <table:table-cell table:number-columns-repeated="4"/>
          <table:table-cell table:formula="of:=RANDBETWEEN(1;4)" office:value-type="float" office:value="2" calcext:value-type="float">
            <text:p>2</text:p>
          </table:table-cell>
          <table:table-cell table:formula="of:=&quot;('&quot;&amp;[.C934]&amp;&quot;',&quot;&amp;[.H93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khalid/working" xlink:type="simple">Working</text:a> - Khalid</text:p>
          </table:table-cell>
          <table:table-cell/>
          <table:table-cell table:formula="of:=LEFT([.A935];(FIND(&quot;-&quot;;[.A935])-1))" office:value-type="string" office:string-value="Working " calcext:value-type="string">
            <text:p>Working </text:p>
          </table:table-cell>
          <table:table-cell table:number-columns-repeated="4"/>
          <table:table-cell table:formula="of:=RANDBETWEEN(1;4)" office:value-type="float" office:value="3" calcext:value-type="float">
            <text:p>3</text:p>
          </table:table-cell>
          <table:table-cell table:formula="of:=&quot;('&quot;&amp;[.C935]&amp;&quot;',&quot;&amp;[.H93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itski/working-for-the-knife" xlink:type="simple">Working For The Knife</text:a> - Mitski</text:p>
          </table:table-cell>
          <table:table-cell/>
          <table:table-cell table:formula="of:=LEFT([.A936];(FIND(&quot;-&quot;;[.A936])-1))" office:value-type="string" office:string-value="Working For The Knife " calcext:value-type="string">
            <text:p>Working For The Knife </text:p>
          </table:table-cell>
          <table:table-cell table:number-columns-repeated="4"/>
          <table:table-cell table:formula="of:=RANDBETWEEN(1;4)" office:value-type="float" office:value="3" calcext:value-type="float">
            <text:p>3</text:p>
          </table:table-cell>
          <table:table-cell table:formula="of:=&quot;('&quot;&amp;[.C936]&amp;&quot;',&quot;&amp;[.H93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gary-levox/working-on-sunday" xlink:type="simple">Working On Sunday</text:a> - Gary LeVox</text:p>
          </table:table-cell>
          <table:table-cell/>
          <table:table-cell table:formula="of:=LEFT([.A937];(FIND(&quot;-&quot;;[.A937])-1))" office:value-type="string" office:string-value="Working On Sunday " calcext:value-type="string">
            <text:p>Working On Sunday </text:p>
          </table:table-cell>
          <table:table-cell table:number-columns-repeated="4"/>
          <table:table-cell table:formula="of:=RANDBETWEEN(1;4)" office:value-type="float" office:value="4" calcext:value-type="float">
            <text:p>4</text:p>
          </table:table-cell>
          <table:table-cell table:formula="of:=&quot;('&quot;&amp;[.C937]&amp;&quot;',&quot;&amp;[.H937]&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imagine-dragons/wrecked" xlink:type="simple">Wrecked</text:a> - Imagine Dragons</text:p>
          </table:table-cell>
          <table:table-cell/>
          <table:table-cell table:formula="of:=LEFT([.A938];(FIND(&quot;-&quot;;[.A938])-1))" office:value-type="string" office:string-value="Wrecked " calcext:value-type="string">
            <text:p>Wrecked </text:p>
          </table:table-cell>
          <table:table-cell table:number-columns-repeated="4"/>
          <table:table-cell table:formula="of:=RANDBETWEEN(1;4)" office:value-type="float" office:value="1" calcext:value-type="float">
            <text:p>1</text:p>
          </table:table-cell>
          <table:table-cell table:formula="of:=&quot;('&quot;&amp;[.C938]&amp;&quot;',&quot;&amp;[.H938]&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courtney-barnett/write-a-list-of-things-to-look-forward-to" xlink:type="simple">Write A List Of Things To Look Forward To</text:a> - Courtney Barnett</text:p>
          </table:table-cell>
          <table:table-cell/>
          <table:table-cell table:formula="of:=LEFT([.A939];(FIND(&quot;-&quot;;[.A939])-1))" office:value-type="string" office:string-value="Write A List Of Things To Look Forward To " calcext:value-type="string">
            <text:p>Write A List Of Things To Look Forward To </text:p>
          </table:table-cell>
          <table:table-cell table:number-columns-repeated="4"/>
          <table:table-cell table:formula="of:=RANDBETWEEN(1;4)" office:value-type="float" office:value="3" calcext:value-type="float">
            <text:p>3</text:p>
          </table:table-cell>
          <table:table-cell table:formula="of:=&quot;('&quot;&amp;[.C939]&amp;&quot;',&quot;&amp;[.H939]&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tyler-the-creator/wusyaname" xlink:type="simple">WusYaName</text:a> - Tyler, the Creator</text:p>
          </table:table-cell>
          <table:table-cell/>
          <table:table-cell table:formula="of:=LEFT([.A940];(FIND(&quot;-&quot;;[.A940])-1))" office:value-type="string" office:string-value="WusYaName " calcext:value-type="string">
            <text:p>WusYaName </text:p>
          </table:table-cell>
          <table:table-cell table:number-columns-repeated="4"/>
          <table:table-cell table:formula="of:=RANDBETWEEN(1;4)" office:value-type="float" office:value="1" calcext:value-type="float">
            <text:p>1</text:p>
          </table:table-cell>
          <table:table-cell table:formula="of:=&quot;('&quot;&amp;[.C940]&amp;&quot;',&quot;&amp;[.H940]&amp;&quot;,'default','default','&quot;&amp;#REF!&amp;&quot;'),&quot;" office:value-type="string" office:string-value="" calcext:value-type="error">
            <text:p>#RÉF !</text:p>
          </table:table-cell>
        </table:table-row>
        <table:table-row table:style-name="ro2">
          <table:table-cell office:value-type="string" calcext:value-type="string">
            <text:p>Yaaburnee - Halsey</text:p>
          </table:table-cell>
          <table:table-cell/>
          <table:table-cell table:formula="of:=LEFT([.A941];(FIND(&quot;-&quot;;[.A941])-1))" office:value-type="string" office:string-value="Yaaburnee " calcext:value-type="string">
            <text:p>Yaaburnee </text:p>
          </table:table-cell>
          <table:table-cell table:number-columns-repeated="4"/>
          <table:table-cell table:formula="of:=RANDBETWEEN(1;4)" office:value-type="float" office:value="2" calcext:value-type="float">
            <text:p>2</text:p>
          </table:table-cell>
          <table:table-cell table:formula="of:=&quot;('&quot;&amp;[.C941]&amp;&quot;',&quot;&amp;[.H941]&amp;&quot;,'default','default','&quot;&amp;#REF!&amp;&quot;'),&quot;" office:value-type="string" office:string-value="" calcext:value-type="error">
            <text:p>#RÉF !</text:p>
          </table:table-cell>
        </table:table-row>
        <table:table-row table:style-name="ro3">
          <table:table-cell office:value-type="string" calcext:value-type="string">
            <text:p>Yebbas Heartbreak - Drake</text:p>
          </table:table-cell>
          <table:table-cell/>
          <table:table-cell table:formula="of:=LEFT([.A942];(FIND(&quot;-&quot;;[.A942])-1))" office:value-type="string" office:string-value="Yebbas Heartbreak " calcext:value-type="string">
            <text:p>Yebbas Heartbreak </text:p>
          </table:table-cell>
          <table:table-cell table:number-columns-repeated="4"/>
          <table:table-cell table:formula="of:=RANDBETWEEN(1;4)" office:value-type="float" office:value="3" calcext:value-type="float">
            <text:p>3</text:p>
          </table:table-cell>
          <table:table-cell table:formula="of:=&quot;('&quot;&amp;[.C942]&amp;&quot;',&quot;&amp;[.H942]&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moneybagg-yo/yo-shottas-lala" xlink:type="simple">Yo Shottas (Lala)</text:a> - Moneybagg Yo</text:p>
          </table:table-cell>
          <table:table-cell/>
          <table:table-cell table:formula="of:=LEFT([.A943];(FIND(&quot;-&quot;;[.A943])-1))" office:value-type="string" office:string-value="Yo Shottas (Lala) " calcext:value-type="string">
            <text:p>Yo Shottas (Lala) </text:p>
          </table:table-cell>
          <table:table-cell table:number-columns-repeated="4"/>
          <table:table-cell table:formula="of:=RANDBETWEEN(1;4)" office:value-type="float" office:value="1" calcext:value-type="float">
            <text:p>1</text:p>
          </table:table-cell>
          <table:table-cell table:formula="of:=&quot;('&quot;&amp;[.C943]&amp;&quot;',&quot;&amp;[.H943]&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ad-bunny/yonaguni" xlink:type="simple">Yonaguni</text:a> - Bad Bunny</text:p>
          </table:table-cell>
          <table:table-cell/>
          <table:table-cell table:formula="of:=LEFT([.A944];(FIND(&quot;-&quot;;[.A944])-1))" office:value-type="string" office:string-value="Yonaguni " calcext:value-type="string">
            <text:p>Yonaguni </text:p>
          </table:table-cell>
          <table:table-cell table:number-columns-repeated="4"/>
          <table:table-cell table:formula="of:=RANDBETWEEN(1;4)" office:value-type="float" office:value="4" calcext:value-type="float">
            <text:p>4</text:p>
          </table:table-cell>
          <table:table-cell table:formula="of:=&quot;('&quot;&amp;[.C944]&amp;&quot;',&quot;&amp;[.H944]&amp;&quot;,'default','default','&quot;&amp;#REF!&amp;&quot;'),&quot;" office:value-type="string" office:string-value="" calcext:value-type="error">
            <text:p>#RÉF !</text:p>
          </table:table-cell>
        </table:table-row>
        <table:table-row table:style-name="ro1">
          <table:table-cell office:value-type="string" calcext:value-type="string">
            <text:p><text:a xlink:href="https://www.songfacts.com/facts/regard/you" xlink:type="simple">You</text:a> - Regard</text:p>
          </table:table-cell>
          <table:table-cell/>
          <table:table-cell table:formula="of:=LEFT([.A945];(FIND(&quot;-&quot;;[.A945])-1))" office:value-type="string" office:string-value="You " calcext:value-type="string">
            <text:p>You </text:p>
          </table:table-cell>
          <table:table-cell table:number-columns-repeated="4"/>
          <table:table-cell table:formula="of:=RANDBETWEEN(1;4)" office:value-type="float" office:value="4" calcext:value-type="float">
            <text:p>4</text:p>
          </table:table-cell>
          <table:table-cell table:formula="of:=&quot;('&quot;&amp;[.C945]&amp;&quot;',&quot;&amp;[.H945]&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taylor-swift/you-all-over-me" xlink:type="simple">You All Over Me</text:a> - Taylor Swift</text:p>
          </table:table-cell>
          <table:table-cell/>
          <table:table-cell table:formula="of:=LEFT([.A946];(FIND(&quot;-&quot;;[.A946])-1))" office:value-type="string" office:string-value="You All Over Me " calcext:value-type="string">
            <text:p>You All Over Me </text:p>
          </table:table-cell>
          <table:table-cell table:number-columns-repeated="4"/>
          <table:table-cell table:formula="of:=RANDBETWEEN(1;4)" office:value-type="float" office:value="3" calcext:value-type="float">
            <text:p>3</text:p>
          </table:table-cell>
          <table:table-cell table:formula="of:=&quot;('&quot;&amp;[.C946]&amp;&quot;',&quot;&amp;[.H94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halsey/you-asked-for-this" xlink:type="simple">You Asked For This</text:a> - Halsey</text:p>
          </table:table-cell>
          <table:table-cell/>
          <table:table-cell table:formula="of:=LEFT([.A947];(FIND(&quot;-&quot;;[.A947])-1))" office:value-type="string" office:string-value="You Asked For This " calcext:value-type="string">
            <text:p>You Asked For This </text:p>
          </table:table-cell>
          <table:table-cell table:number-columns-repeated="4"/>
          <table:table-cell table:formula="of:=RANDBETWEEN(1;4)" office:value-type="float" office:value="2" calcext:value-type="float">
            <text:p>2</text:p>
          </table:table-cell>
          <table:table-cell table:formula="of:=&quot;('&quot;&amp;[.C947]&amp;&quot;',&quot;&amp;[.H947]&amp;&quot;,'default','default','&quot;&amp;#REF!&amp;&quot;'),&quot;" office:value-type="string" office:string-value="" calcext:value-type="error">
            <text:p>#RÉF !</text:p>
          </table:table-cell>
        </table:table-row>
        <table:table-row table:style-name="ro2">
          <table:table-cell office:value-type="string" calcext:value-type="string">
            <text:p>You Didnt - Brett Young</text:p>
          </table:table-cell>
          <table:table-cell/>
          <table:table-cell table:formula="of:=LEFT([.A948];(FIND(&quot;-&quot;;[.A948])-1))" office:value-type="string" office:string-value="You Didnt " calcext:value-type="string">
            <text:p>You Didnt </text:p>
          </table:table-cell>
          <table:table-cell table:number-columns-repeated="4"/>
          <table:table-cell table:formula="of:=RANDBETWEEN(1;4)" office:value-type="float" office:value="2" calcext:value-type="float">
            <text:p>2</text:p>
          </table:table-cell>
          <table:table-cell table:formula="of:=&quot;('&quot;&amp;[.C948]&amp;&quot;',&quot;&amp;[.H94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sigala/you-for-me" xlink:type="simple">You For Me</text:a> - Sigala</text:p>
          </table:table-cell>
          <table:table-cell/>
          <table:table-cell table:formula="of:=LEFT([.A949];(FIND(&quot;-&quot;;[.A949])-1))" office:value-type="string" office:string-value="You For Me " calcext:value-type="string">
            <text:p>You For Me </text:p>
          </table:table-cell>
          <table:table-cell table:number-columns-repeated="4"/>
          <table:table-cell table:formula="of:=RANDBETWEEN(1;4)" office:value-type="float" office:value="2" calcext:value-type="float">
            <text:p>2</text:p>
          </table:table-cell>
          <table:table-cell table:formula="of:=&quot;('&quot;&amp;[.C949]&amp;&quot;',&quot;&amp;[.H94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rett-young/you-got-away-with-it" xlink:type="simple">You Got Away With It</text:a> - Brett Young</text:p>
          </table:table-cell>
          <table:table-cell/>
          <table:table-cell table:formula="of:=LEFT([.A950];(FIND(&quot;-&quot;;[.A950])-1))" office:value-type="string" office:string-value="You Got Away With It " calcext:value-type="string">
            <text:p>You Got Away With It </text:p>
          </table:table-cell>
          <table:table-cell table:number-columns-repeated="4"/>
          <table:table-cell table:formula="of:=RANDBETWEEN(1;4)" office:value-type="float" office:value="1" calcext:value-type="float">
            <text:p>1</text:p>
          </table:table-cell>
          <table:table-cell table:formula="of:=&quot;('&quot;&amp;[.C950]&amp;&quot;',&quot;&amp;[.H95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lackberry-smoke/you-hear-georgia" xlink:type="simple">You Hear Georgia</text:a> - Blackberry Smoke</text:p>
          </table:table-cell>
          <table:table-cell/>
          <table:table-cell table:formula="of:=LEFT([.A951];(FIND(&quot;-&quot;;[.A951])-1))" office:value-type="string" office:string-value="You Hear Georgia " calcext:value-type="string">
            <text:p>You Hear Georgia </text:p>
          </table:table-cell>
          <table:table-cell table:number-columns-repeated="4"/>
          <table:table-cell table:formula="of:=RANDBETWEEN(1;4)" office:value-type="float" office:value="3" calcext:value-type="float">
            <text:p>3</text:p>
          </table:table-cell>
          <table:table-cell table:formula="of:=&quot;('&quot;&amp;[.C951]&amp;&quot;',&quot;&amp;[.H951]&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doja-cat/you-right" xlink:type="simple">You Right</text:a> - Doja Cat</text:p>
          </table:table-cell>
          <table:table-cell/>
          <table:table-cell table:formula="of:=LEFT([.A952];(FIND(&quot;-&quot;;[.A952])-1))" office:value-type="string" office:string-value="You Right " calcext:value-type="string">
            <text:p>You Right </text:p>
          </table:table-cell>
          <table:table-cell table:number-columns-repeated="4"/>
          <table:table-cell table:formula="of:=RANDBETWEEN(1;4)" office:value-type="float" office:value="3" calcext:value-type="float">
            <text:p>3</text:p>
          </table:table-cell>
          <table:table-cell table:formula="of:=&quot;('&quot;&amp;[.C952]&amp;&quot;',&quot;&amp;[.H952]&amp;&quot;,'default','default','&quot;&amp;#REF!&amp;&quot;'),&quot;" office:value-type="string" office:string-value="" calcext:value-type="error">
            <text:p>#RÉF !</text:p>
          </table:table-cell>
        </table:table-row>
        <table:table-row table:style-name="ro3">
          <table:table-cell office:value-type="string" calcext:value-type="string">
            <text:p>Youll Always Be My Baby - Alan Jackson</text:p>
          </table:table-cell>
          <table:table-cell/>
          <table:table-cell table:formula="of:=LEFT([.A953];(FIND(&quot;-&quot;;[.A953])-1))" office:value-type="string" office:string-value="Youll Always Be My Baby " calcext:value-type="string">
            <text:p>Youll Always Be My Baby </text:p>
          </table:table-cell>
          <table:table-cell table:number-columns-repeated="4"/>
          <table:table-cell table:formula="of:=RANDBETWEEN(1;4)" office:value-type="float" office:value="2" calcext:value-type="float">
            <text:p>2</text:p>
          </table:table-cell>
          <table:table-cell table:formula="of:=&quot;('&quot;&amp;[.C953]&amp;&quot;',&quot;&amp;[.H953]&amp;&quot;,'default','default','&quot;&amp;#REF!&amp;&quot;'),&quot;" office:value-type="string" office:string-value="" calcext:value-type="error">
            <text:p>#RÉF !</text:p>
          </table:table-cell>
        </table:table-row>
        <table:table-row table:style-name="ro5">
          <table:table-cell office:value-type="string" calcext:value-type="string">
            <text:p>Youre To Blame - Mammoth WVH</text:p>
          </table:table-cell>
          <table:table-cell/>
          <table:table-cell table:formula="of:=LEFT([.A954];(FIND(&quot;-&quot;;[.A954])-1))" office:value-type="string" office:string-value="Youre To Blame " calcext:value-type="string">
            <text:p>Youre To Blame </text:p>
          </table:table-cell>
          <table:table-cell table:number-columns-repeated="4"/>
          <table:table-cell table:formula="of:=RANDBETWEEN(1;4)" office:value-type="float" office:value="3" calcext:value-type="float">
            <text:p>3</text:p>
          </table:table-cell>
          <table:table-cell table:formula="of:=&quot;('&quot;&amp;[.C954]&amp;&quot;',&quot;&amp;[.H954]&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chris-pierce/young-black-and-beautiful" xlink:type="simple">Young, Black And Beautiful</text:a> - Chris Pierce</text:p>
          </table:table-cell>
          <table:table-cell/>
          <table:table-cell table:formula="of:=LEFT([.A955];(FIND(&quot;-&quot;;[.A955])-1))" office:value-type="string" office:string-value="Young, Black And Beautiful " calcext:value-type="string">
            <text:p>Young, Black And Beautiful </text:p>
          </table:table-cell>
          <table:table-cell table:number-columns-repeated="4"/>
          <table:table-cell table:formula="of:=RANDBETWEEN(1;4)" office:value-type="float" office:value="3" calcext:value-type="float">
            <text:p>3</text:p>
          </table:table-cell>
          <table:table-cell table:formula="of:=&quot;('&quot;&amp;[.C955]&amp;&quot;',&quot;&amp;[.H955]&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brothers-osborne/younger-me" xlink:type="simple">Younger Me</text:a> - Brothers Osborne</text:p>
          </table:table-cell>
          <table:table-cell/>
          <table:table-cell table:formula="of:=LEFT([.A956];(FIND(&quot;-&quot;;[.A956])-1))" office:value-type="string" office:string-value="Younger Me " calcext:value-type="string">
            <text:p>Younger Me </text:p>
          </table:table-cell>
          <table:table-cell table:number-columns-repeated="4"/>
          <table:table-cell table:formula="of:=RANDBETWEEN(1;4)" office:value-type="float" office:value="2" calcext:value-type="float">
            <text:p>2</text:p>
          </table:table-cell>
          <table:table-cell table:formula="of:=&quot;('&quot;&amp;[.C956]&amp;&quot;',&quot;&amp;[.H956]&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joyner-lucas/your-heart" xlink:type="simple">Your Heart</text:a> - Joyner Lucas</text:p>
          </table:table-cell>
          <table:table-cell/>
          <table:table-cell table:formula="of:=LEFT([.A957];(FIND(&quot;-&quot;;[.A957])-1))" office:value-type="string" office:string-value="Your Heart " calcext:value-type="string">
            <text:p>Your Heart </text:p>
          </table:table-cell>
          <table:table-cell table:number-columns-repeated="4"/>
          <table:table-cell table:formula="of:=RANDBETWEEN(1;4)" office:value-type="float" office:value="2" calcext:value-type="float">
            <text:p>2</text:p>
          </table:table-cell>
          <table:table-cell table:formula="of:=&quot;('&quot;&amp;[.C957]&amp;&quot;',&quot;&amp;[.H957]&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billie-eilish/your-power" xlink:type="simple">Your Power</text:a> - Billie Eilish</text:p>
          </table:table-cell>
          <table:table-cell/>
          <table:table-cell table:formula="of:=LEFT([.A958];(FIND(&quot;-&quot;;[.A958])-1))" office:value-type="string" office:string-value="Your Power " calcext:value-type="string">
            <text:p>Your Power </text:p>
          </table:table-cell>
          <table:table-cell table:number-columns-repeated="4"/>
          <table:table-cell table:formula="of:=RANDBETWEEN(1;4)" office:value-type="float" office:value="2" calcext:value-type="float">
            <text:p>2</text:p>
          </table:table-cell>
          <table:table-cell table:formula="of:=&quot;('&quot;&amp;[.C958]&amp;&quot;',&quot;&amp;[.H958]&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u2/your-song-saved-my-life" xlink:type="simple">Your Song Saved My Life</text:a> - U2</text:p>
          </table:table-cell>
          <table:table-cell/>
          <table:table-cell table:formula="of:=LEFT([.A959];(FIND(&quot;-&quot;;[.A959])-1))" office:value-type="string" office:string-value="Your Song Saved My Life " calcext:value-type="string">
            <text:p>Your Song Saved My Life </text:p>
          </table:table-cell>
          <table:table-cell table:number-columns-repeated="4"/>
          <table:table-cell table:formula="of:=RANDBETWEEN(1;4)" office:value-type="float" office:value="3" calcext:value-type="float">
            <text:p>3</text:p>
          </table:table-cell>
          <table:table-cell table:formula="of:=&quot;('&quot;&amp;[.C959]&amp;&quot;',&quot;&amp;[.H959]&amp;&quot;,'default','default','&quot;&amp;#REF!&amp;&quot;'),&quot;" office:value-type="string" office:string-value="" calcext:value-type="error">
            <text:p>#RÉF !</text:p>
          </table:table-cell>
        </table:table-row>
        <table:table-row table:style-name="ro2">
          <table:table-cell office:value-type="string" calcext:value-type="string">
            <text:p><text:a xlink:href="https://www.songfacts.com/facts/maneskin/zitti-e-buoni" xlink:type="simple">Zitti E Buoni</text:a> - Måneskin</text:p>
          </table:table-cell>
          <table:table-cell/>
          <table:table-cell table:formula="of:=LEFT([.A960];(FIND(&quot;-&quot;;[.A960])-1))" office:value-type="string" office:string-value="Zitti E Buoni " calcext:value-type="string">
            <text:p>Zitti E Buoni </text:p>
          </table:table-cell>
          <table:table-cell table:number-columns-repeated="4"/>
          <table:table-cell table:formula="of:=RANDBETWEEN(1;4)" office:value-type="float" office:value="3" calcext:value-type="float">
            <text:p>3</text:p>
          </table:table-cell>
          <table:table-cell table:formula="of:=&quot;('&quot;&amp;[.C960]&amp;&quot;',&quot;&amp;[.H960]&amp;&quot;,'default','default','&quot;&amp;#REF!&amp;&quot;'),&quot;" office:value-type="string" office:string-value="" calcext:value-type="error">
            <text:p>#RÉF !</text:p>
          </table:table-cell>
        </table:table-row>
        <table:table-row table:style-name="ro3">
          <table:table-cell office:value-type="string" calcext:value-type="string">
            <text:p><text:a xlink:href="https://www.songfacts.com/facts/falling-in-reverse/zombified" xlink:type="simple">Zombified</text:a> - Falling in Reverse</text:p>
          </table:table-cell>
          <table:table-cell/>
          <table:table-cell table:formula="of:=LEFT([.A961];(FIND(&quot;-&quot;;[.A961])-1))" office:value-type="string" office:string-value="Zombified " calcext:value-type="string">
            <text:p>Zombified </text:p>
          </table:table-cell>
          <table:table-cell table:number-columns-repeated="4"/>
          <table:table-cell table:formula="of:=RANDBETWEEN(1;4)" office:value-type="float" office:value="1" calcext:value-type="float">
            <text:p>1</text:p>
          </table:table-cell>
          <table:table-cell table:formula="of:=&quot;('&quot;&amp;[.C961]&amp;&quot;',&quot;&amp;[.H961]&amp;&quot;,'default','default','&quot;&amp;#REF!&amp;&quot;'),&quot;" office:value-type="string" office:string-value="" calcext:value-type="error">
            <text:p>#RÉF !</text:p>
          </table:table-cell>
        </table:table-row>
        <table:table-row table:style-name="ro1" table:number-rows-repeated="3">
          <table:table-cell table:style-name="Default" table:number-columns-repeated="2"/>
          <table:table-cell table:number-columns-repeated="7"/>
        </table:table-row>
        <table:table-row table:style-name="ro1">
          <table:table-cell table:style-name="Default" table:number-columns-repeated="2"/>
          <table:table-cell table:number-columns-repeated="5"/>
          <table:table-cell office:value-type="string" calcext:value-type="string">
            <text:p>INSERT INTO music(title,idgenre,image,lien,auteur) VALUES(Zombified ,2,'default','default', Falling in Reverse),</text:p>
          </table:table-cell>
          <table:table-cell/>
        </table:table-row>
        <table:table-row table:style-name="ro1">
          <table:table-cell table:style-name="Default" table:number-columns-repeated="2"/>
          <table:table-cell office:value-type="string" calcext:value-type="string">
            <text:p>INSERT INTO music(title,idgenre,image,lien,auteur) VALUES('Zombified ','2','default','default',' Falling in Reverse'),</text:p>
          </table:table-cell>
          <table:table-cell table:number-columns-repeated="6"/>
        </table:table-row>
        <table:table-row table:style-name="ro1">
          <table:table-cell table:style-name="Default" table:number-columns-repeated="2"/>
          <table:table-cell office:value-type="string" calcext:value-type="string">
            <text:p>INSERT INTO music(title,idgenre,image,lien,auteur) VALUES('Zombified ',6,'default','default',' Falling in Reverse'),</text:p>
          </table:table-cell>
          <table:table-cell table:number-columns-repeated="6"/>
        </table:table-row>
      </table:table>
      <table:table table:name="Feuille1" table:style-name="ta1">
        <table:table-column table:style-name="co1" table:default-cell-style-name="ce1"/>
        <table:table-column table:style-name="co1" table:number-columns-repeated="8" table:default-cell-style-name="Default"/>
        <table:table-row table:style-name="ro1">
          <table:table-cell table:style-name="ce2" office:value-type="string" calcext:value-type="string">
            <text:p>tarte au poulet </text:p>
          </table:table-cell>
          <table:table-cell table:style-name="ce5" office:value-type="string" calcext:value-type="string">
            <text:p>1989-12-07 15:45:23</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https://images.pexels.com/photos/8951299/pexels-photo-8951299.jpeg?auto=compress&amp;cs=tinysrgb&amp;w=1260&amp;h=750&amp;dpr=1</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table:formula="of:=RANDBETWEEN(1;3)" office:value-type="float" office:value="3" calcext:value-type="float">
            <text:p>3</text:p>
          </table:table-cell>
          <table:table-cell table:formula="of:=RANDBETWEEN(1;2)" office:value-type="float" office:value="2" calcext:value-type="float">
            <text:p>2</text:p>
          </table:table-cell>
          <table:table-cell/>
          <table:table-cell table:style-name="ce6" table:formula="of:=&quot;INSERT INTO article(titre,dateCreate,resume,image,description, idCategorie, idUsers) VALUES('&quot;&amp;[.A1]&amp;&quot;','&quot;&amp;[.B1]&amp;&quot;','&quot;&amp;[.C1]&amp;&quot;','&quot;&amp;[.D1]&amp;&quot;','&quot;&amp;[.E1]&amp;&quot;','&quot;&amp;[.F1]&amp;&quot;','&quot;&amp;[.G1]&amp;&quot;'),&quot;" office:value-type="string" office:string-value="INSERT INTO article(titre,dateCreate,resume,image,description, idCategorie, idUsers) VALUES('tarte au poulet ','1989-12-07 15:45:23','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8951299/pexels-photo-8951299.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3','2')," calcext:value-type="string">
            <text:p>INSERT INTO article(titre,dateCreate,resume,image,description, idCategorie, idUsers) VALUES('tarte au poulet ','1989-12-07 15:45:23','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8951299/pexels-photo-8951299.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3','2'),</text:p>
          </table:table-cell>
        </table:table-row>
        <table:table-row table:style-name="ro1">
          <table:table-cell office:value-type="string" calcext:value-type="string">
            <text:p>poulet roti</text:p>
          </table:table-cell>
          <table:table-cell table:style-name="ce5" office:value-type="string" calcext:value-type="string">
            <text:p>1989-12-07 15:45:24</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https://images.pexels.com/photos/11372190/pexels-photo-11372190.jpeg?auto=compress&amp;cs=tinysrgb&amp;w=1260&amp;h=750&amp;dpr=1</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table:formula="of:=RANDBETWEEN(1;3)" office:value-type="float" office:value="2" calcext:value-type="float">
            <text:p>2</text:p>
          </table:table-cell>
          <table:table-cell table:formula="of:=RANDBETWEEN(1;2)" office:value-type="float" office:value="2" calcext:value-type="float">
            <text:p>2</text:p>
          </table:table-cell>
          <table:table-cell/>
          <table:table-cell table:formula="of:=&quot;('&quot;&amp;[.A2]&amp;&quot;','&quot;&amp;[.B2]&amp;&quot;','&quot;&amp;[.C2]&amp;&quot;','&quot;&amp;[.D2]&amp;&quot;','&quot;&amp;[.E2]&amp;&quot;','&quot;&amp;[.F2]&amp;&quot;','&quot;&amp;[.G2]&amp;&quot;'),&quot;" office:value-type="string" office:string-value="('poulet roti','1989-12-07 15:45:24','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11372190/pexels-photo-11372190.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2')," calcext:value-type="string">
            <text:p>('poulet roti','1989-12-07 15:45:24','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11372190/pexels-photo-11372190.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2'),</text:p>
          </table:table-cell>
        </table:table-row>
        <table:table-row table:style-name="ro1">
          <table:table-cell office:value-type="string" calcext:value-type="string">
            <text:p>tarye au pion</text:p>
          </table:table-cell>
          <table:table-cell table:style-name="ce5" office:value-type="string" calcext:value-type="string">
            <text:p>1989-12-07 15:45:25</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https://images.pexels.com/photos/8951203/pexels-photo-8951203.jpeg?auto=compress&amp;cs=tinysrgb&amp;w=1260&amp;h=750&amp;dpr=1</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table:formula="of:=RANDBETWEEN(1;3)" office:value-type="float" office:value="2" calcext:value-type="float">
            <text:p>2</text:p>
          </table:table-cell>
          <table:table-cell table:formula="of:=RANDBETWEEN(1;2)" office:value-type="float" office:value="1" calcext:value-type="float">
            <text:p>1</text:p>
          </table:table-cell>
          <table:table-cell/>
          <table:table-cell table:formula="of:=&quot;('&quot;&amp;[.A3]&amp;&quot;','&quot;&amp;[.B3]&amp;&quot;','&quot;&amp;[.C3]&amp;&quot;','&quot;&amp;[.D3]&amp;&quot;','&quot;&amp;[.E3]&amp;&quot;','&quot;&amp;[.F3]&amp;&quot;','&quot;&amp;[.G3]&amp;&quot;'),&quot;" office:value-type="string" office:string-value="('tarye au pion','1989-12-07 15:45:25','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8951203/pexels-photo-8951203.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1')," calcext:value-type="string">
            <text:p>('tarye au pion','1989-12-07 15:45:25','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8951203/pexels-photo-8951203.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1'),</text:p>
          </table:table-cell>
        </table:table-row>
        <table:table-row table:style-name="ro1">
          <table:table-cell office:value-type="string" calcext:value-type="string">
            <text:p>millle feuille</text:p>
          </table:table-cell>
          <table:table-cell table:style-name="ce5" office:value-type="string" calcext:value-type="string">
            <text:p>1989-12-07 15:45:26</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https://images.pexels.com/photos/6232591/pexels-photo-6232591.jpeg?auto=compress&amp;cs=tinysrgb&amp;w=1260&amp;h=750&amp;dpr=1</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table:formula="of:=RANDBETWEEN(1;3)" office:value-type="float" office:value="2" calcext:value-type="float">
            <text:p>2</text:p>
          </table:table-cell>
          <table:table-cell table:formula="of:=RANDBETWEEN(1;2)" office:value-type="float" office:value="1" calcext:value-type="float">
            <text:p>1</text:p>
          </table:table-cell>
          <table:table-cell/>
          <table:table-cell table:formula="of:=&quot;('&quot;&amp;[.A4]&amp;&quot;','&quot;&amp;[.B4]&amp;&quot;','&quot;&amp;[.C4]&amp;&quot;','&quot;&amp;[.D4]&amp;&quot;','&quot;&amp;[.E4]&amp;&quot;','&quot;&amp;[.F4]&amp;&quot;','&quot;&amp;[.G4]&amp;&quot;'),&quot;" office:value-type="string" office:string-value="('millle feuille','1989-12-07 15:45:26','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6232591/pexels-photo-6232591.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1')," calcext:value-type="string">
            <text:p>('millle feuille','1989-12-07 15:45:26','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6232591/pexels-photo-6232591.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2','1'),</text:p>
          </table:table-cell>
        </table:table-row>
        <table:table-row table:style-name="ro2">
          <table:table-cell office:value-type="string" calcext:value-type="string">
            <text:p>tarte au chocolat</text:p>
          </table:table-cell>
          <table:table-cell table:style-name="ce5" office:value-type="string" calcext:value-type="string">
            <text:p>1989-12-07 15:45:27</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office:value-type="string" calcext:value-type="string">
            <text:p>https://images.pexels.com/photos/3026804/pexels-photo-3026804.jpeg?auto=compress&amp;cs=tinysrgb&amp;w=1260&amp;h=750&amp;dpr=1</text:p>
          </table:table-cell>
          <table:table-cell office:value-type="string" calcext:value-type="string">
            <text:p>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able:table-cell>
          <table:table-cell table:formula="of:=RANDBETWEEN(1;3)" office:value-type="float" office:value="1" calcext:value-type="float">
            <text:p>1</text:p>
          </table:table-cell>
          <table:table-cell table:formula="of:=RANDBETWEEN(1;2)" office:value-type="float" office:value="2" calcext:value-type="float">
            <text:p>2</text:p>
          </table:table-cell>
          <table:table-cell/>
          <table:table-cell table:formula="of:=&quot;('&quot;&amp;[.A5]&amp;&quot;','&quot;&amp;[.B5]&amp;&quot;','&quot;&amp;[.C5]&amp;&quot;','&quot;&amp;[.D5]&amp;&quot;','&quot;&amp;[.E5]&amp;&quot;','&quot;&amp;[.F5]&amp;&quot;','&quot;&amp;[.G5]&amp;&quot;'),&quot;" office:value-type="string" office:string-value="('tarte au chocolat','1989-12-07 15:45:27','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3026804/pexels-photo-3026804.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1','2')," calcext:value-type="string">
            <text:p>('tarte au chocolat','1989-12-07 15:45:27','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https://images.pexels.com/photos/3026804/pexels-photo-3026804.jpeg?auto=compress&amp;cs=tinysrgb&amp;w=1260&amp;h=750&amp;dpr=1','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1','2'),</text:p>
          </table:table-cell>
        </table:table-row>
        <table:table-row table:style-name="ro3">
          <table:table-cell office:value-type="string" calcext:value-type="string">
            <text:p><text:a xlink:href="https://www.songfacts.com/facts/5-seconds-of-summer/2011" xlink:type="simple">2011</text:a> - 5 Seconds of Summer</text:p>
          </table:table-cell>
          <table:table-cell table:formula="of:=LEFT([.A6];(FIND(&quot;-&quot;;[.A6])-1))" office:value-type="string" office:string-value="2011 " calcext:value-type="string">
            <text:p>2011 </text:p>
          </table:table-cell>
          <table:table-cell table:formula="of:=SUBSTITUTE([.A6];LEFT([.A6];(FIND(&quot;-&quot;;[.A6])));&quot;&quot;)" office:value-type="string" office:string-value=" 5 Seconds of Summer" calcext:value-type="string">
            <text:p><text:s/>5 Seconds of Summer</text:p>
          </table:table-cell>
          <table:table-cell table:number-columns-repeated="4"/>
          <table:table-cell table:formula="of:=RANDBETWEEN(1;4)" office:value-type="float" office:value="1" calcext:value-type="float">
            <text:p>1</text:p>
          </table:table-cell>
          <table:table-cell table:formula="of:=&quot;('&quot;&amp;[.B6]&amp;&quot;',&quot;&amp;[.H6]&amp;&quot;,'default','default','&quot;&amp;[.C6]&amp;&quot;'),&quot;" office:value-type="string" office:string-value="('2011 ',1,'default','default',' 5 Seconds of Summer')," calcext:value-type="string">
            <text:p>('2011 ',1,'default','default',' 5 Seconds of Summer'),</text:p>
          </table:table-cell>
        </table:table-row>
        <table:table-row table:style-name="ro2">
          <table:table-cell office:value-type="string" calcext:value-type="string">
            <text:p><text:a xlink:href="https://www.songfacts.com/facts/sleepy-hallow/2055" xlink:type="simple">2055</text:a> - Sleepy Hallow</text:p>
          </table:table-cell>
          <table:table-cell table:formula="of:=LEFT([.A7];(FIND(&quot;-&quot;;[.A7])-1))" office:value-type="string" office:string-value="2055 " calcext:value-type="string">
            <text:p>2055 </text:p>
          </table:table-cell>
          <table:table-cell table:formula="of:=SUBSTITUTE([.A7];LEFT([.A7];(FIND(&quot;-&quot;;[.A7])));&quot;&quot;)" office:value-type="string" office:string-value=" Sleepy Hallow" calcext:value-type="string">
            <text:p><text:s/>Sleepy Hallow</text:p>
          </table:table-cell>
          <table:table-cell table:number-columns-repeated="4"/>
          <table:table-cell table:formula="of:=RANDBETWEEN(1;4)" office:value-type="float" office:value="2" calcext:value-type="float">
            <text:p>2</text:p>
          </table:table-cell>
          <table:table-cell table:formula="of:=&quot;('&quot;&amp;[.B7]&amp;&quot;',&quot;&amp;[.H7]&amp;&quot;,'default','default','&quot;&amp;[.C7]&amp;&quot;'),&quot;" office:value-type="string" office:string-value="('2055 ',2,'default','default',' Sleepy Hallow')," calcext:value-type="string">
            <text:p>('2055 ',2,'default','default',' Sleepy Hallow'),</text:p>
          </table:table-cell>
        </table:table-row>
        <table:table-row table:style-name="ro1">
          <table:table-cell office:value-type="string" calcext:value-type="string">
            <text:p><text:a xlink:href="https://www.songfacts.com/facts/sam-hunt/23" xlink:type="simple">23</text:a> - Sam Hunt</text:p>
          </table:table-cell>
          <table:table-cell table:formula="of:=LEFT([.A8];(FIND(&quot;-&quot;;[.A8])-1))" office:value-type="string" office:string-value="23 " calcext:value-type="string">
            <text:p>23 </text:p>
          </table:table-cell>
          <table:table-cell table:formula="of:=SUBSTITUTE([.A8];LEFT([.A8];(FIND(&quot;-&quot;;[.A8])));&quot;&quot;)" office:value-type="string" office:string-value=" Sam Hunt" calcext:value-type="string">
            <text:p><text:s/>Sam Hunt</text:p>
          </table:table-cell>
          <table:table-cell table:number-columns-repeated="4"/>
          <table:table-cell table:formula="of:=RANDBETWEEN(1;4)" office:value-type="float" office:value="3" calcext:value-type="float">
            <text:p>3</text:p>
          </table:table-cell>
          <table:table-cell table:formula="of:=&quot;('&quot;&amp;[.B8]&amp;&quot;',&quot;&amp;[.H8]&amp;&quot;,'default','default','&quot;&amp;[.C8]&amp;&quot;'),&quot;" office:value-type="string" office:string-value="('23 ',3,'default','default',' Sam Hunt')," calcext:value-type="string">
            <text:p>('23 ',3,'default','default',' Sam Hunt'),</text:p>
          </table:table-cell>
        </table:table-row>
        <table:table-row table:style-name="ro2">
          <table:table-cell office:value-type="string" calcext:value-type="string">
            <text:p><text:a xlink:href="https://www.songfacts.com/facts/anuel-aa/23-preguntas" xlink:type="simple">23 Preguntas</text:a> - Anuel AA</text:p>
          </table:table-cell>
          <table:table-cell table:formula="of:=LEFT([.A9];(FIND(&quot;-&quot;;[.A9])-1))" office:value-type="string" office:string-value="23 Preguntas " calcext:value-type="string">
            <text:p>23 Preguntas </text:p>
          </table:table-cell>
          <table:table-cell table:formula="of:=SUBSTITUTE([.A9];LEFT([.A9];(FIND(&quot;-&quot;;[.A9])));&quot;&quot;)" office:value-type="string" office:string-value=" Anuel AA" calcext:value-type="string">
            <text:p><text:s/>Anuel AA</text:p>
          </table:table-cell>
          <table:table-cell table:number-columns-repeated="4"/>
          <table:table-cell table:formula="of:=RANDBETWEEN(1;4)" office:value-type="float" office:value="3" calcext:value-type="float">
            <text:p>3</text:p>
          </table:table-cell>
          <table:table-cell table:formula="of:=&quot;('&quot;&amp;[.B9]&amp;&quot;',&quot;&amp;[.H9]&amp;&quot;,'default','default','&quot;&amp;[.C9]&amp;&quot;'),&quot;" office:value-type="string" office:string-value="('23 Preguntas ',3,'default','default',' Anuel AA')," calcext:value-type="string">
            <text:p>('23 Preguntas ',3,'default','default',' Anuel AA'),</text:p>
          </table:table-cell>
        </table:table-row>
        <table:table-row table:style-name="ro2">
          <table:table-cell office:value-type="string" calcext:value-type="string">
            <text:p><text:a xlink:href="https://www.songfacts.com/facts/kanye-west/24" xlink:type="simple">24</text:a> - Kanye West</text:p>
          </table:table-cell>
          <table:table-cell table:formula="of:=LEFT([.A10];(FIND(&quot;-&quot;;[.A10])-1))" office:value-type="string" office:string-value="24 " calcext:value-type="string">
            <text:p>24 </text:p>
          </table:table-cell>
          <table:table-cell table:formula="of:=SUBSTITUTE([.A10];LEFT([.A10];(FIND(&quot;-&quot;;[.A10])));&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10]&amp;&quot;',&quot;&amp;[.H10]&amp;&quot;,'default','default','&quot;&amp;[.C10]&amp;&quot;'),&quot;" office:value-type="string" office:string-value="('24 ',3,'default','default',' Kanye West')," calcext:value-type="string">
            <text:p>('24 ',3,'default','default',' Kanye West'),</text:p>
          </table:table-cell>
        </table:table-row>
        <table:table-row table:style-name="ro2">
          <table:table-cell office:value-type="string" calcext:value-type="string">
            <text:p><text:a xlink:href="https://www.songfacts.com/facts/mimi-webb/245" xlink:type="simple">24/5</text:a> - Mimi Webb</text:p>
          </table:table-cell>
          <table:table-cell table:formula="of:=LEFT([.A11];(FIND(&quot;-&quot;;[.A11])-1))" office:value-type="string" office:string-value="24/5 " calcext:value-type="string">
            <text:p>24/5 </text:p>
          </table:table-cell>
          <table:table-cell table:formula="of:=SUBSTITUTE([.A11];LEFT([.A11];(FIND(&quot;-&quot;;[.A11])));&quot;&quot;)" office:value-type="string" office:string-value=" Mimi Webb" calcext:value-type="string">
            <text:p><text:s/>Mimi Webb</text:p>
          </table:table-cell>
          <table:table-cell table:number-columns-repeated="4"/>
          <table:table-cell table:formula="of:=RANDBETWEEN(1;4)" office:value-type="float" office:value="1" calcext:value-type="float">
            <text:p>1</text:p>
          </table:table-cell>
          <table:table-cell table:formula="of:=&quot;('&quot;&amp;[.B11]&amp;&quot;',&quot;&amp;[.H11]&amp;&quot;,'default','default','&quot;&amp;[.C11]&amp;&quot;'),&quot;" office:value-type="string" office:string-value="('24/5 ',1,'default','default',' Mimi Webb')," calcext:value-type="string">
            <text:p>('24/5 ',1,'default','default',' Mimi Webb'),</text:p>
          </table:table-cell>
        </table:table-row>
        <table:table-row table:style-name="ro1">
          <table:table-cell office:value-type="string" calcext:value-type="string">
            <text:p><text:a xlink:href="https://www.songfacts.com/facts/foals/2am" xlink:type="simple">2am</text:a> - Foals</text:p>
          </table:table-cell>
          <table:table-cell table:formula="of:=LEFT([.A12];(FIND(&quot;-&quot;;[.A12])-1))" office:value-type="string" office:string-value="2am " calcext:value-type="string">
            <text:p>2am </text:p>
          </table:table-cell>
          <table:table-cell table:formula="of:=SUBSTITUTE([.A12];LEFT([.A12];(FIND(&quot;-&quot;;[.A12])));&quot;&quot;)" office:value-type="string" office:string-value=" Foals" calcext:value-type="string">
            <text:p><text:s/>Foals</text:p>
          </table:table-cell>
          <table:table-cell table:number-columns-repeated="4"/>
          <table:table-cell table:formula="of:=RANDBETWEEN(1;4)" office:value-type="float" office:value="3" calcext:value-type="float">
            <text:p>3</text:p>
          </table:table-cell>
          <table:table-cell table:formula="of:=&quot;('&quot;&amp;[.B12]&amp;&quot;',&quot;&amp;[.H12]&amp;&quot;,'default','default','&quot;&amp;[.C12]&amp;&quot;'),&quot;" office:value-type="string" office:string-value="('2am ',3,'default','default',' Foals')," calcext:value-type="string">
            <text:p>('2am ',3,'default','default',' Foals'),</text:p>
          </table:table-cell>
        </table:table-row>
        <table:table-row table:style-name="ro2">
          <table:table-cell office:value-type="string" calcext:value-type="string">
            <text:p><text:a xlink:href="https://www.songfacts.com/facts/ed-sheeran/2step" xlink:type="simple">2step</text:a> - Ed Sheeran</text:p>
          </table:table-cell>
          <table:table-cell table:formula="of:=LEFT([.A13];(FIND(&quot;-&quot;;[.A13])-1))" office:value-type="string" office:string-value="2step " calcext:value-type="string">
            <text:p>2step </text:p>
          </table:table-cell>
          <table:table-cell table:formula="of:=SUBSTITUTE([.A13];LEFT([.A13];(FIND(&quot;-&quot;;[.A13])));&quot;&quot;)" office:value-type="string" office:string-value=" Ed Sheeran" calcext:value-type="string">
            <text:p><text:s/>Ed Sheeran</text:p>
          </table:table-cell>
          <table:table-cell table:number-columns-repeated="4"/>
          <table:table-cell table:formula="of:=RANDBETWEEN(1;4)" office:value-type="float" office:value="3" calcext:value-type="float">
            <text:p>3</text:p>
          </table:table-cell>
          <table:table-cell table:formula="of:=&quot;('&quot;&amp;[.B13]&amp;&quot;',&quot;&amp;[.H13]&amp;&quot;,'default','default','&quot;&amp;[.C13]&amp;&quot;'),&quot;" office:value-type="string" office:string-value="('2step ',3,'default','default',' Ed Sheeran')," calcext:value-type="string">
            <text:p>('2step ',3,'default','default',' Ed Sheeran'),</text:p>
          </table:table-cell>
        </table:table-row>
        <table:table-row table:style-name="ro2">
          <table:table-cell office:value-type="string" calcext:value-type="string">
            <text:p>3 OClock Things - AJR</text:p>
          </table:table-cell>
          <table:table-cell table:formula="of:=LEFT([.A14];(FIND(&quot;-&quot;;[.A14])-1))" office:value-type="string" office:string-value="3 OClock Things " calcext:value-type="string">
            <text:p>3 OClock Things </text:p>
          </table:table-cell>
          <table:table-cell table:formula="of:=SUBSTITUTE([.A14];LEFT([.A14];(FIND(&quot;-&quot;;[.A14])));&quot;&quot;)" office:value-type="string" office:string-value=" AJR" calcext:value-type="string">
            <text:p><text:s/>AJR</text:p>
          </table:table-cell>
          <table:table-cell table:number-columns-repeated="4"/>
          <table:table-cell table:formula="of:=RANDBETWEEN(1;4)" office:value-type="float" office:value="3" calcext:value-type="float">
            <text:p>3</text:p>
          </table:table-cell>
          <table:table-cell table:formula="of:=&quot;('&quot;&amp;[.B14]&amp;&quot;',&quot;&amp;[.H14]&amp;&quot;,'default','default','&quot;&amp;[.C14]&amp;&quot;'),&quot;" office:value-type="string" office:string-value="('3 OClock Things ',3,'default','default',' AJR')," calcext:value-type="string">
            <text:p>('3 OClock Things ',3,'default','default',' AJR'),</text:p>
          </table:table-cell>
        </table:table-row>
        <table:table-row table:style-name="ro2">
          <table:table-cell office:value-type="string" calcext:value-type="string">
            <text:p><text:a xlink:href="https://www.songfacts.com/facts/rostam/4runner" xlink:type="simple">4Runner</text:a> - Rostam</text:p>
          </table:table-cell>
          <table:table-cell table:formula="of:=LEFT([.A15];(FIND(&quot;-&quot;;[.A15])-1))" office:value-type="string" office:string-value="4Runner " calcext:value-type="string">
            <text:p>4Runner </text:p>
          </table:table-cell>
          <table:table-cell table:formula="of:=SUBSTITUTE([.A15];LEFT([.A15];(FIND(&quot;-&quot;;[.A15])));&quot;&quot;)" office:value-type="string" office:string-value=" Rostam" calcext:value-type="string">
            <text:p><text:s/>Rostam</text:p>
          </table:table-cell>
          <table:table-cell table:number-columns-repeated="4"/>
          <table:table-cell table:formula="of:=RANDBETWEEN(1;4)" office:value-type="float" office:value="2" calcext:value-type="float">
            <text:p>2</text:p>
          </table:table-cell>
          <table:table-cell table:formula="of:=&quot;('&quot;&amp;[.B15]&amp;&quot;',&quot;&amp;[.H15]&amp;&quot;,'default','default','&quot;&amp;[.C15]&amp;&quot;'),&quot;" office:value-type="string" office:string-value="('4Runner ',2,'default','default',' Rostam')," calcext:value-type="string">
            <text:p>('4Runner ',2,'default','default',' Rostam'),</text:p>
          </table:table-cell>
        </table:table-row>
        <table:table-row table:style-name="ro2">
          <table:table-cell office:value-type="string" calcext:value-type="string">
            <text:p><text:a xlink:href="https://www.songfacts.com/facts/the-anchoress/5am" xlink:type="simple">5AM</text:a> - The Anchoress</text:p>
          </table:table-cell>
          <table:table-cell table:formula="of:=LEFT([.A16];(FIND(&quot;-&quot;;[.A16])-1))" office:value-type="string" office:string-value="5AM " calcext:value-type="string">
            <text:p>5AM </text:p>
          </table:table-cell>
          <table:table-cell table:formula="of:=SUBSTITUTE([.A16];LEFT([.A16];(FIND(&quot;-&quot;;[.A16])));&quot;&quot;)" office:value-type="string" office:string-value=" The Anchoress" calcext:value-type="string">
            <text:p><text:s/>The Anchoress</text:p>
          </table:table-cell>
          <table:table-cell table:number-columns-repeated="4"/>
          <table:table-cell table:formula="of:=RANDBETWEEN(1;4)" office:value-type="float" office:value="2" calcext:value-type="float">
            <text:p>2</text:p>
          </table:table-cell>
          <table:table-cell table:formula="of:=&quot;('&quot;&amp;[.B16]&amp;&quot;',&quot;&amp;[.H16]&amp;&quot;,'default','default','&quot;&amp;[.C16]&amp;&quot;'),&quot;" office:value-type="string" office:string-value="('5AM ',2,'default','default',' The Anchoress')," calcext:value-type="string">
            <text:p>('5AM ',2,'default','default',' The Anchoress'),</text:p>
          </table:table-cell>
        </table:table-row>
        <table:table-row table:style-name="ro2">
          <table:table-cell office:value-type="string" calcext:value-type="string">
            <text:p><text:a xlink:href="https://www.songfacts.com/facts/central-cee/6-for-6" xlink:type="simple">6 For 6</text:a> - Central Cee</text:p>
          </table:table-cell>
          <table:table-cell table:formula="of:=LEFT([.A17];(FIND(&quot;-&quot;;[.A17])-1))" office:value-type="string" office:string-value="6 For 6 " calcext:value-type="string">
            <text:p>6 For 6 </text:p>
          </table:table-cell>
          <table:table-cell table:formula="of:=SUBSTITUTE([.A17];LEFT([.A17];(FIND(&quot;-&quot;;[.A17])));&quot;&quot;)" office:value-type="string" office:string-value=" Central Cee" calcext:value-type="string">
            <text:p><text:s/>Central Cee</text:p>
          </table:table-cell>
          <table:table-cell table:number-columns-repeated="4"/>
          <table:table-cell table:formula="of:=RANDBETWEEN(1;4)" office:value-type="float" office:value="4" calcext:value-type="float">
            <text:p>4</text:p>
          </table:table-cell>
          <table:table-cell table:formula="of:=&quot;('&quot;&amp;[.B17]&amp;&quot;',&quot;&amp;[.H17]&amp;&quot;,'default','default','&quot;&amp;[.C17]&amp;&quot;'),&quot;" office:value-type="string" office:string-value="('6 For 6 ',4,'default','default',' Central Cee')," calcext:value-type="string">
            <text:p>('6 For 6 ',4,'default','default',' Central Cee'),</text:p>
          </table:table-cell>
        </table:table-row>
        <table:table-row table:style-name="ro2">
          <table:table-cell office:value-type="string" calcext:value-type="string">
            <text:p><text:a xlink:href="https://www.songfacts.com/facts/drake/7am-on-bridle-path" xlink:type="simple">7AM On Bridle Path</text:a> - Drake</text:p>
          </table:table-cell>
          <table:table-cell table:formula="of:=LEFT([.A18];(FIND(&quot;-&quot;;[.A18])-1))" office:value-type="string" office:string-value="7AM On Bridle Path " calcext:value-type="string">
            <text:p>7AM On Bridle Path </text:p>
          </table:table-cell>
          <table:table-cell table:formula="of:=SUBSTITUTE([.A18];LEFT([.A18];(FIND(&quot;-&quot;;[.A18])));&quot;&quot;)" office:value-type="string" office:string-value=" Drake" calcext:value-type="string">
            <text:p><text:s/>Drake</text:p>
          </table:table-cell>
          <table:table-cell table:number-columns-repeated="4"/>
          <table:table-cell table:formula="of:=RANDBETWEEN(1;4)" office:value-type="float" office:value="2" calcext:value-type="float">
            <text:p>2</text:p>
          </table:table-cell>
          <table:table-cell table:formula="of:=&quot;('&quot;&amp;[.B18]&amp;&quot;',&quot;&amp;[.H18]&amp;&quot;,'default','default','&quot;&amp;[.C18]&amp;&quot;'),&quot;" office:value-type="string" office:string-value="('7AM On Bridle Path ',2,'default','default',' Drake')," calcext:value-type="string">
            <text:p>('7AM On Bridle Path ',2,'default','default',' Drake'),</text:p>
          </table:table-cell>
        </table:table-row>
        <table:table-row table:style-name="ro2">
          <table:table-cell office:value-type="string" calcext:value-type="string">
            <text:p><text:a xlink:href="https://www.songfacts.com/facts/morgan-wallen/865" xlink:type="simple">865</text:a> - Morgan Wallen</text:p>
          </table:table-cell>
          <table:table-cell table:formula="of:=LEFT([.A19];(FIND(&quot;-&quot;;[.A19])-1))" office:value-type="string" office:string-value="865 " calcext:value-type="string">
            <text:p>865 </text:p>
          </table:table-cell>
          <table:table-cell table:formula="of:=SUBSTITUTE([.A19];LEFT([.A19];(FIND(&quot;-&quot;;[.A19])));&quot;&quot;)" office:value-type="string" office:string-value=" Morgan Wallen" calcext:value-type="string">
            <text:p><text:s/>Morgan Wallen</text:p>
          </table:table-cell>
          <table:table-cell table:number-columns-repeated="4"/>
          <table:table-cell table:formula="of:=RANDBETWEEN(1;4)" office:value-type="float" office:value="4" calcext:value-type="float">
            <text:p>4</text:p>
          </table:table-cell>
          <table:table-cell table:formula="of:=&quot;('&quot;&amp;[.B19]&amp;&quot;',&quot;&amp;[.H19]&amp;&quot;,'default','default','&quot;&amp;[.C19]&amp;&quot;'),&quot;" office:value-type="string" office:string-value="('865 ',4,'default','default',' Morgan Wallen')," calcext:value-type="string">
            <text:p>('865 ',4,'default','default',' Morgan Wallen'),</text:p>
          </table:table-cell>
        </table:table-row>
        <table:table-row table:style-name="ro2">
          <table:table-cell office:value-type="string" calcext:value-type="string">
            <text:p><text:a xlink:href="https://www.songfacts.com/facts/j-cole/95-south" xlink:type="simple">95 South</text:a> - J. Cole</text:p>
          </table:table-cell>
          <table:table-cell table:formula="of:=LEFT([.A20];(FIND(&quot;-&quot;;[.A20])-1))" office:value-type="string" office:string-value="95 South " calcext:value-type="string">
            <text:p>95 South </text:p>
          </table:table-cell>
          <table:table-cell table:formula="of:=SUBSTITUTE([.A20];LEFT([.A20];(FIND(&quot;-&quot;;[.A20])));&quot;&quot;)" office:value-type="string" office:string-value=" J. Cole" calcext:value-type="string">
            <text:p><text:s/>J. Cole</text:p>
          </table:table-cell>
          <table:table-cell table:number-columns-repeated="4"/>
          <table:table-cell table:formula="of:=RANDBETWEEN(1;4)" office:value-type="float" office:value="1" calcext:value-type="float">
            <text:p>1</text:p>
          </table:table-cell>
          <table:table-cell table:formula="of:=&quot;('&quot;&amp;[.B20]&amp;&quot;',&quot;&amp;[.H20]&amp;&quot;,'default','default','&quot;&amp;[.C20]&amp;&quot;'),&quot;" office:value-type="string" office:string-value="('95 South ',1,'default','default',' J. Cole')," calcext:value-type="string">
            <text:p>('95 South ',1,'default','default',' J. Cole'),</text:p>
          </table:table-cell>
        </table:table-row>
        <table:table-row table:style-name="ro2">
          <table:table-cell office:value-type="string" calcext:value-type="string">
            <text:p><text:a xlink:href="https://www.songfacts.com/facts/biffy-clyro/a-hunger-in-your-haunt" xlink:type="simple">A Hunger In Your Haunt</text:a> - Biffy Clyro</text:p>
          </table:table-cell>
          <table:table-cell table:formula="of:=LEFT([.A21];(FIND(&quot;-&quot;;[.A21])-1))" office:value-type="string" office:string-value="A Hunger In Your Haunt " calcext:value-type="string">
            <text:p>A Hunger In Your Haunt </text:p>
          </table:table-cell>
          <table:table-cell table:formula="of:=SUBSTITUTE([.A21];LEFT([.A21];(FIND(&quot;-&quot;;[.A21])));&quot;&quot;)" office:value-type="string" office:string-value=" Biffy Clyro" calcext:value-type="string">
            <text:p><text:s/>Biffy Clyro</text:p>
          </table:table-cell>
          <table:table-cell table:number-columns-repeated="4"/>
          <table:table-cell table:formula="of:=RANDBETWEEN(1;4)" office:value-type="float" office:value="1" calcext:value-type="float">
            <text:p>1</text:p>
          </table:table-cell>
          <table:table-cell table:formula="of:=&quot;('&quot;&amp;[.B21]&amp;&quot;',&quot;&amp;[.H21]&amp;&quot;,'default','default','&quot;&amp;[.C21]&amp;&quot;'),&quot;" office:value-type="string" office:string-value="('A Hunger In Your Haunt ',1,'default','default',' Biffy Clyro')," calcext:value-type="string">
            <text:p>('A Hunger In Your Haunt ',1,'default','default',' Biffy Clyro'),</text:p>
          </table:table-cell>
        </table:table-row>
        <table:table-row table:style-name="ro3">
          <table:table-cell office:value-type="string" calcext:value-type="string">
            <text:p><text:a xlink:href="https://www.songfacts.com/facts/jackson-browne/a-song-for-barcelona" xlink:type="simple">A Song For Barcelona</text:a> - Jackson Browne</text:p>
          </table:table-cell>
          <table:table-cell table:formula="of:=LEFT([.A22];(FIND(&quot;-&quot;;[.A22])-1))" office:value-type="string" office:string-value="A Song For Barcelona " calcext:value-type="string">
            <text:p>A Song For Barcelona </text:p>
          </table:table-cell>
          <table:table-cell table:formula="of:=SUBSTITUTE([.A22];LEFT([.A22];(FIND(&quot;-&quot;;[.A22])));&quot;&quot;)" office:value-type="string" office:string-value=" Jackson Browne" calcext:value-type="string">
            <text:p><text:s/>Jackson Browne</text:p>
          </table:table-cell>
          <table:table-cell table:number-columns-repeated="4"/>
          <table:table-cell table:formula="of:=RANDBETWEEN(1;4)" office:value-type="float" office:value="2" calcext:value-type="float">
            <text:p>2</text:p>
          </table:table-cell>
          <table:table-cell table:formula="of:=&quot;('&quot;&amp;[.B22]&amp;&quot;',&quot;&amp;[.H22]&amp;&quot;,'default','default','&quot;&amp;[.C22]&amp;&quot;'),&quot;" office:value-type="string" office:string-value="('A Song For Barcelona ',2,'default','default',' Jackson Browne')," calcext:value-type="string">
            <text:p>('A Song For Barcelona ',2,'default','default',' Jackson Browne'),</text:p>
          </table:table-cell>
        </table:table-row>
        <table:table-row table:style-name="ro2">
          <table:table-cell office:value-type="string" calcext:value-type="string">
            <text:p><text:a xlink:href="https://www.songfacts.com/facts/tai-verdes/a-o-k" xlink:type="simple">A-O-K</text:a> - Tai Verdes</text:p>
          </table:table-cell>
          <table:table-cell table:formula="of:=LEFT([.A23];(FIND(&quot;-&quot;;[.A23])-1))" office:value-type="string" office:string-value="A" calcext:value-type="string">
            <text:p>A</text:p>
          </table:table-cell>
          <table:table-cell table:formula="of:=SUBSTITUTE([.A23];LEFT([.A23];(FIND(&quot;-&quot;;[.A23])));&quot;&quot;)" office:value-type="string" office:string-value="O-K - Tai Verdes" calcext:value-type="string">
            <text:p>O-K - Tai Verdes</text:p>
          </table:table-cell>
          <table:table-cell table:number-columns-repeated="4"/>
          <table:table-cell table:formula="of:=RANDBETWEEN(1;4)" office:value-type="float" office:value="3" calcext:value-type="float">
            <text:p>3</text:p>
          </table:table-cell>
          <table:table-cell table:formula="of:=&quot;('&quot;&amp;[.B23]&amp;&quot;',&quot;&amp;[.H23]&amp;&quot;,'default','default','&quot;&amp;[.C23]&amp;&quot;'),&quot;" office:value-type="string" office:string-value="('A',3,'default','default','O-K - Tai Verdes')," calcext:value-type="string">
            <text:p>('A',3,'default','default','O-K - Tai Verdes'),</text:p>
          </table:table-cell>
        </table:table-row>
        <table:table-row table:style-name="ro2">
          <table:table-cell office:value-type="string" calcext:value-type="string">
            <text:p><text:a xlink:href="https://www.songfacts.com/facts/walker-hayes/aa" xlink:type="simple">AA</text:a> - Walker Hayes</text:p>
          </table:table-cell>
          <table:table-cell table:formula="of:=LEFT([.A24];(FIND(&quot;-&quot;;[.A24])-1))" office:value-type="string" office:string-value="AA " calcext:value-type="string">
            <text:p>AA </text:p>
          </table:table-cell>
          <table:table-cell table:formula="of:=SUBSTITUTE([.A24];LEFT([.A24];(FIND(&quot;-&quot;;[.A24])));&quot;&quot;)" office:value-type="string" office:string-value=" Walker Hayes" calcext:value-type="string">
            <text:p><text:s/>Walker Hayes</text:p>
          </table:table-cell>
          <table:table-cell table:number-columns-repeated="4"/>
          <table:table-cell table:formula="of:=RANDBETWEEN(1;4)" office:value-type="float" office:value="2" calcext:value-type="float">
            <text:p>2</text:p>
          </table:table-cell>
          <table:table-cell table:formula="of:=&quot;('&quot;&amp;[.B24]&amp;&quot;',&quot;&amp;[.H24]&amp;&quot;,'default','default','&quot;&amp;[.C24]&amp;&quot;'),&quot;" office:value-type="string" office:string-value="('AA ',2,'default','default',' Walker Hayes')," calcext:value-type="string">
            <text:p>('AA ',2,'default','default',' Walker Hayes'),</text:p>
          </table:table-cell>
        </table:table-row>
        <table:table-row table:style-name="ro2">
          <table:table-cell office:value-type="string" calcext:value-type="string">
            <text:p><text:a xlink:href="https://www.songfacts.com/facts/gayle/abcdefu" xlink:type="simple">Abcdefu</text:a> - GAYLE</text:p>
          </table:table-cell>
          <table:table-cell table:formula="of:=LEFT([.A25];(FIND(&quot;-&quot;;[.A25])-1))" office:value-type="string" office:string-value="Abcdefu " calcext:value-type="string">
            <text:p>Abcdefu </text:p>
          </table:table-cell>
          <table:table-cell table:formula="of:=SUBSTITUTE([.A25];LEFT([.A25];(FIND(&quot;-&quot;;[.A25])));&quot;&quot;)" office:value-type="string" office:string-value=" GAYLE" calcext:value-type="string">
            <text:p><text:s/>GAYLE</text:p>
          </table:table-cell>
          <table:table-cell table:number-columns-repeated="4"/>
          <table:table-cell table:formula="of:=RANDBETWEEN(1;4)" office:value-type="float" office:value="1" calcext:value-type="float">
            <text:p>1</text:p>
          </table:table-cell>
          <table:table-cell table:formula="of:=&quot;('&quot;&amp;[.B25]&amp;&quot;',&quot;&amp;[.H25]&amp;&quot;,'default','default','&quot;&amp;[.C25]&amp;&quot;'),&quot;" office:value-type="string" office:string-value="('Abcdefu ',1,'default','default',' GAYLE')," calcext:value-type="string">
            <text:p>('Abcdefu ',1,'default','default',' GAYLE'),</text:p>
          </table:table-cell>
        </table:table-row>
        <table:table-row table:style-name="ro2">
          <table:table-cell office:value-type="string" calcext:value-type="string">
            <text:p><text:a xlink:href="https://www.songfacts.com/facts/jorja-smith/addicted" xlink:type="simple">Addicted</text:a> - Jorja Smith</text:p>
          </table:table-cell>
          <table:table-cell table:formula="of:=LEFT([.A26];(FIND(&quot;-&quot;;[.A26])-1))" office:value-type="string" office:string-value="Addicted " calcext:value-type="string">
            <text:p>Addicted </text:p>
          </table:table-cell>
          <table:table-cell table:formula="of:=SUBSTITUTE([.A26];LEFT([.A26];(FIND(&quot;-&quot;;[.A26])));&quot;&quot;)" office:value-type="string" office:string-value=" Jorja Smith" calcext:value-type="string">
            <text:p><text:s/>Jorja Smith</text:p>
          </table:table-cell>
          <table:table-cell table:number-columns-repeated="4"/>
          <table:table-cell table:formula="of:=RANDBETWEEN(1;4)" office:value-type="float" office:value="3" calcext:value-type="float">
            <text:p>3</text:p>
          </table:table-cell>
          <table:table-cell table:formula="of:=&quot;('&quot;&amp;[.B26]&amp;&quot;',&quot;&amp;[.H26]&amp;&quot;,'default','default','&quot;&amp;[.C26]&amp;&quot;'),&quot;" office:value-type="string" office:string-value="('Addicted ',3,'default','default',' Jorja Smith')," calcext:value-type="string">
            <text:p>('Addicted ',3,'default','default',' Jorja Smith'),</text:p>
          </table:table-cell>
        </table:table-row>
        <table:table-row table:style-name="ro2">
          <table:table-cell office:value-type="string" calcext:value-type="string">
            <text:p><text:a xlink:href="https://www.songfacts.com/facts/elton-john/after-all" xlink:type="simple">After All</text:a> - Elton John</text:p>
          </table:table-cell>
          <table:table-cell table:formula="of:=LEFT([.A27];(FIND(&quot;-&quot;;[.A27])-1))" office:value-type="string" office:string-value="After All " calcext:value-type="string">
            <text:p>After All </text:p>
          </table:table-cell>
          <table:table-cell table:formula="of:=SUBSTITUTE([.A27];LEFT([.A27];(FIND(&quot;-&quot;;[.A27])));&quot;&quot;)" office:value-type="string" office:string-value=" Elton John" calcext:value-type="string">
            <text:p><text:s/>Elton John</text:p>
          </table:table-cell>
          <table:table-cell table:number-columns-repeated="4"/>
          <table:table-cell table:formula="of:=RANDBETWEEN(1;4)" office:value-type="float" office:value="2" calcext:value-type="float">
            <text:p>2</text:p>
          </table:table-cell>
          <table:table-cell table:formula="of:=&quot;('&quot;&amp;[.B27]&amp;&quot;',&quot;&amp;[.H27]&amp;&quot;,'default','default','&quot;&amp;[.C27]&amp;&quot;'),&quot;" office:value-type="string" office:string-value="('After All ',2,'default','default',' Elton John')," calcext:value-type="string">
            <text:p>('After All ',2,'default','default',' Elton John'),</text:p>
          </table:table-cell>
        </table:table-row>
        <table:table-row table:style-name="ro3">
          <table:table-cell office:value-type="string" calcext:value-type="string">
            <text:p><text:a xlink:href="https://www.songfacts.com/facts/greta-van-fleet/age-of-machine" xlink:type="simple">Age of Machine</text:a> - Greta Van Fleet</text:p>
          </table:table-cell>
          <table:table-cell table:formula="of:=LEFT([.A28];(FIND(&quot;-&quot;;[.A28])-1))" office:value-type="string" office:string-value="Age of Machine " calcext:value-type="string">
            <text:p>Age of Machine </text:p>
          </table:table-cell>
          <table:table-cell table:formula="of:=SUBSTITUTE([.A28];LEFT([.A28];(FIND(&quot;-&quot;;[.A28])));&quot;&quot;)" office:value-type="string" office:string-value=" Greta Van Fleet" calcext:value-type="string">
            <text:p><text:s/>Greta Van Fleet</text:p>
          </table:table-cell>
          <table:table-cell table:number-columns-repeated="4"/>
          <table:table-cell table:formula="of:=RANDBETWEEN(1;4)" office:value-type="float" office:value="4" calcext:value-type="float">
            <text:p>4</text:p>
          </table:table-cell>
          <table:table-cell table:formula="of:=&quot;('&quot;&amp;[.B28]&amp;&quot;',&quot;&amp;[.H28]&amp;&quot;,'default','default','&quot;&amp;[.C28]&amp;&quot;'),&quot;" office:value-type="string" office:string-value="('Age of Machine ',4,'default','default',' Greta Van Fleet')," calcext:value-type="string">
            <text:p>('Age of Machine ',4,'default','default',' Greta Van Fleet'),</text:p>
          </table:table-cell>
        </table:table-row>
        <table:table-row table:style-name="ro2">
          <table:table-cell office:value-type="string" calcext:value-type="string">
            <text:p>Aint S--t - Doja Cat</text:p>
          </table:table-cell>
          <table:table-cell table:formula="of:=LEFT([.A29];(FIND(&quot;-&quot;;[.A29])-1))" office:value-type="string" office:string-value="Aint S" calcext:value-type="string">
            <text:p>Aint S</text:p>
          </table:table-cell>
          <table:table-cell table:formula="of:=SUBSTITUTE([.A29];LEFT([.A29];(FIND(&quot;-&quot;;[.A29])));&quot;&quot;)" office:value-type="string" office:string-value="-t - Doja Cat" calcext:value-type="string">
            <text:p>-t - Doja Cat</text:p>
          </table:table-cell>
          <table:table-cell table:number-columns-repeated="4"/>
          <table:table-cell table:formula="of:=RANDBETWEEN(1;4)" office:value-type="float" office:value="3" calcext:value-type="float">
            <text:p>3</text:p>
          </table:table-cell>
          <table:table-cell table:formula="of:=&quot;('&quot;&amp;[.B29]&amp;&quot;',&quot;&amp;[.H29]&amp;&quot;,'default','default','&quot;&amp;[.C29]&amp;&quot;'),&quot;" office:value-type="string" office:string-value="('Aint S',3,'default','default','-t - Doja Cat')," calcext:value-type="string">
            <text:p>('Aint S',3,'default','default','-t - Doja Cat'),</text:p>
          </table:table-cell>
        </table:table-row>
        <table:table-row table:style-name="ro2">
          <table:table-cell office:value-type="string" calcext:value-type="string">
            <text:p><text:a xlink:href="https://www.songfacts.com/facts/joeboy/alcohol" xlink:type="simple">Alcohol</text:a> - Joeboy</text:p>
          </table:table-cell>
          <table:table-cell table:formula="of:=LEFT([.A30];(FIND(&quot;-&quot;;[.A30])-1))" office:value-type="string" office:string-value="Alcohol " calcext:value-type="string">
            <text:p>Alcohol </text:p>
          </table:table-cell>
          <table:table-cell table:formula="of:=SUBSTITUTE([.A30];LEFT([.A30];(FIND(&quot;-&quot;;[.A30])));&quot;&quot;)" office:value-type="string" office:string-value=" Joeboy" calcext:value-type="string">
            <text:p><text:s/>Joeboy</text:p>
          </table:table-cell>
          <table:table-cell table:number-columns-repeated="4"/>
          <table:table-cell table:formula="of:=RANDBETWEEN(1;4)" office:value-type="float" office:value="1" calcext:value-type="float">
            <text:p>1</text:p>
          </table:table-cell>
          <table:table-cell table:formula="of:=&quot;('&quot;&amp;[.B30]&amp;&quot;',&quot;&amp;[.H30]&amp;&quot;,'default','default','&quot;&amp;[.C30]&amp;&quot;'),&quot;" office:value-type="string" office:string-value="('Alcohol ',1,'default','default',' Joeboy')," calcext:value-type="string">
            <text:p>('Alcohol ',1,'default','default',' Joeboy'),</text:p>
          </table:table-cell>
        </table:table-row>
        <table:table-row table:style-name="ro3">
          <table:table-cell office:value-type="string" calcext:value-type="string">
            <text:p><text:a xlink:href="https://www.songfacts.com/facts/mickey-guyton/all-american" xlink:type="simple">All American</text:a> - Mickey Guyton</text:p>
          </table:table-cell>
          <table:table-cell table:formula="of:=LEFT([.A31];(FIND(&quot;-&quot;;[.A31])-1))" office:value-type="string" office:string-value="All American " calcext:value-type="string">
            <text:p>All American </text:p>
          </table:table-cell>
          <table:table-cell table:formula="of:=SUBSTITUTE([.A31];LEFT([.A31];(FIND(&quot;-&quot;;[.A31])));&quot;&quot;)" office:value-type="string" office:string-value=" Mickey Guyton" calcext:value-type="string">
            <text:p><text:s/>Mickey Guyton</text:p>
          </table:table-cell>
          <table:table-cell table:number-columns-repeated="4"/>
          <table:table-cell table:formula="of:=RANDBETWEEN(1;4)" office:value-type="float" office:value="1" calcext:value-type="float">
            <text:p>1</text:p>
          </table:table-cell>
          <table:table-cell table:formula="of:=&quot;('&quot;&amp;[.B31]&amp;&quot;',&quot;&amp;[.H31]&amp;&quot;,'default','default','&quot;&amp;[.C31]&amp;&quot;'),&quot;" office:value-type="string" office:string-value="('All American ',1,'default','default',' Mickey Guyton')," calcext:value-type="string">
            <text:p>('All American ',1,'default','default',' Mickey Guyton'),</text:p>
          </table:table-cell>
        </table:table-row>
        <table:table-row table:style-name="ro2">
          <table:table-cell office:value-type="string" calcext:value-type="string">
            <text:p><text:a xlink:href="https://www.songfacts.com/facts/bo-burnham/all-eyes-on-me" xlink:type="simple">All Eyes On Me</text:a> - Bo Burnham</text:p>
          </table:table-cell>
          <table:table-cell table:formula="of:=LEFT([.A32];(FIND(&quot;-&quot;;[.A32])-1))" office:value-type="string" office:string-value="All Eyes On Me " calcext:value-type="string">
            <text:p>All Eyes On Me </text:p>
          </table:table-cell>
          <table:table-cell table:formula="of:=SUBSTITUTE([.A32];LEFT([.A32];(FIND(&quot;-&quot;;[.A32])));&quot;&quot;)" office:value-type="string" office:string-value=" Bo Burnham" calcext:value-type="string">
            <text:p><text:s/>Bo Burnham</text:p>
          </table:table-cell>
          <table:table-cell table:number-columns-repeated="4"/>
          <table:table-cell table:formula="of:=RANDBETWEEN(1;4)" office:value-type="float" office:value="2" calcext:value-type="float">
            <text:p>2</text:p>
          </table:table-cell>
          <table:table-cell table:formula="of:=&quot;('&quot;&amp;[.B32]&amp;&quot;',&quot;&amp;[.H32]&amp;&quot;,'default','default','&quot;&amp;[.C32]&amp;&quot;'),&quot;" office:value-type="string" office:string-value="('All Eyes On Me ',2,'default','default',' Bo Burnham')," calcext:value-type="string">
            <text:p>('All Eyes On Me ',2,'default','default',' Bo Burnham'),</text:p>
          </table:table-cell>
        </table:table-row>
        <table:table-row table:style-name="ro2">
          <table:table-cell office:value-type="string" calcext:value-type="string">
            <text:p><text:a xlink:href="https://www.songfacts.com/facts/pnk/all-i-know-so-far" xlink:type="simple">All I Know So Far</text:a> - Pink</text:p>
          </table:table-cell>
          <table:table-cell table:formula="of:=LEFT([.A33];(FIND(&quot;-&quot;;[.A33])-1))" office:value-type="string" office:string-value="All I Know So Far " calcext:value-type="string">
            <text:p>All I Know So Far </text:p>
          </table:table-cell>
          <table:table-cell table:formula="of:=SUBSTITUTE([.A33];LEFT([.A33];(FIND(&quot;-&quot;;[.A33])));&quot;&quot;)" office:value-type="string" office:string-value=" Pink" calcext:value-type="string">
            <text:p><text:s/>Pink</text:p>
          </table:table-cell>
          <table:table-cell table:number-columns-repeated="4"/>
          <table:table-cell table:formula="of:=RANDBETWEEN(1;4)" office:value-type="float" office:value="2" calcext:value-type="float">
            <text:p>2</text:p>
          </table:table-cell>
          <table:table-cell table:formula="of:=&quot;('&quot;&amp;[.B33]&amp;&quot;',&quot;&amp;[.H33]&amp;&quot;,'default','default','&quot;&amp;[.C33]&amp;&quot;'),&quot;" office:value-type="string" office:string-value="('All I Know So Far ',2,'default','default',' Pink')," calcext:value-type="string">
            <text:p>('All I Know So Far ',2,'default','default',' Pink'),</text:p>
          </table:table-cell>
        </table:table-row>
        <table:table-row table:style-name="ro3">
          <table:table-cell office:value-type="string" calcext:value-type="string">
            <text:p><text:a xlink:href="https://www.songfacts.com/facts/benedict-cork/all-my-famous-friends" xlink:type="simple">All My Famous Friends</text:a> - Benedict Cork</text:p>
          </table:table-cell>
          <table:table-cell table:formula="of:=LEFT([.A34];(FIND(&quot;-&quot;;[.A34])-1))" office:value-type="string" office:string-value="All My Famous Friends " calcext:value-type="string">
            <text:p>All My Famous Friends </text:p>
          </table:table-cell>
          <table:table-cell table:formula="of:=SUBSTITUTE([.A34];LEFT([.A34];(FIND(&quot;-&quot;;[.A34])));&quot;&quot;)" office:value-type="string" office:string-value=" Benedict Cork" calcext:value-type="string">
            <text:p><text:s/>Benedict Cork</text:p>
          </table:table-cell>
          <table:table-cell table:number-columns-repeated="4"/>
          <table:table-cell table:formula="of:=RANDBETWEEN(1;4)" office:value-type="float" office:value="4" calcext:value-type="float">
            <text:p>4</text:p>
          </table:table-cell>
          <table:table-cell table:formula="of:=&quot;('&quot;&amp;[.B34]&amp;&quot;',&quot;&amp;[.H34]&amp;&quot;,'default','default','&quot;&amp;[.C34]&amp;&quot;'),&quot;" office:value-type="string" office:string-value="('All My Famous Friends ',4,'default','default',' Benedict Cork')," calcext:value-type="string">
            <text:p>('All My Famous Friends ',4,'default','default',' Benedict Cork'),</text:p>
          </table:table-cell>
        </table:table-row>
        <table:table-row table:style-name="ro2">
          <table:table-cell office:value-type="string" calcext:value-type="string">
            <text:p><text:a xlink:href="https://www.songfacts.com/facts/weezer/all-my-favorite-songs" xlink:type="simple">All My Favorite Songs</text:a> - Weezer</text:p>
          </table:table-cell>
          <table:table-cell table:formula="of:=LEFT([.A35];(FIND(&quot;-&quot;;[.A35])-1))" office:value-type="string" office:string-value="All My Favorite Songs " calcext:value-type="string">
            <text:p>All My Favorite Songs </text:p>
          </table:table-cell>
          <table:table-cell table:formula="of:=SUBSTITUTE([.A35];LEFT([.A35];(FIND(&quot;-&quot;;[.A35])));&quot;&quot;)" office:value-type="string" office:string-value=" Weezer" calcext:value-type="string">
            <text:p><text:s/>Weezer</text:p>
          </table:table-cell>
          <table:table-cell table:number-columns-repeated="4"/>
          <table:table-cell table:formula="of:=RANDBETWEEN(1;4)" office:value-type="float" office:value="1" calcext:value-type="float">
            <text:p>1</text:p>
          </table:table-cell>
          <table:table-cell table:formula="of:=&quot;('&quot;&amp;[.B35]&amp;&quot;',&quot;&amp;[.H35]&amp;&quot;,'default','default','&quot;&amp;[.C35]&amp;&quot;'),&quot;" office:value-type="string" office:string-value="('All My Favorite Songs ',1,'default','default',' Weezer')," calcext:value-type="string">
            <text:p>('All My Favorite Songs ',1,'default','default',' Weezer'),</text:p>
          </table:table-cell>
        </table:table-row>
        <table:table-row table:style-name="ro2">
          <table:table-cell office:value-type="string" calcext:value-type="string">
            <text:p><text:a xlink:href="https://www.songfacts.com/facts/adele/all-night-parking" xlink:type="simple">All Night Parking</text:a> - Adele</text:p>
          </table:table-cell>
          <table:table-cell table:formula="of:=LEFT([.A36];(FIND(&quot;-&quot;;[.A36])-1))" office:value-type="string" office:string-value="All Night Parking " calcext:value-type="string">
            <text:p>All Night Parking </text:p>
          </table:table-cell>
          <table:table-cell table:formula="of:=SUBSTITUTE([.A36];LEFT([.A36];(FIND(&quot;-&quot;;[.A36])));&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36]&amp;&quot;',&quot;&amp;[.H36]&amp;&quot;,'default','default','&quot;&amp;[.C36]&amp;&quot;'),&quot;" office:value-type="string" office:string-value="('All Night Parking ',4,'default','default',' Adele')," calcext:value-type="string">
            <text:p>('All Night Parking ',4,'default','default',' Adele'),</text:p>
          </table:table-cell>
        </table:table-row>
        <table:table-row table:style-name="ro2">
          <table:table-cell office:value-type="string" calcext:value-type="string">
            <text:p><text:a xlink:href="https://www.songfacts.com/facts/jorja-smith/all-of-this" xlink:type="simple">All Of This</text:a> - Jorja Smith</text:p>
          </table:table-cell>
          <table:table-cell table:formula="of:=LEFT([.A37];(FIND(&quot;-&quot;;[.A37])-1))" office:value-type="string" office:string-value="All Of This " calcext:value-type="string">
            <text:p>All Of This </text:p>
          </table:table-cell>
          <table:table-cell table:formula="of:=SUBSTITUTE([.A37];LEFT([.A37];(FIND(&quot;-&quot;;[.A37])));&quot;&quot;)" office:value-type="string" office:string-value=" Jorja Smith" calcext:value-type="string">
            <text:p><text:s/>Jorja Smith</text:p>
          </table:table-cell>
          <table:table-cell table:number-columns-repeated="4"/>
          <table:table-cell table:formula="of:=RANDBETWEEN(1;4)" office:value-type="float" office:value="3" calcext:value-type="float">
            <text:p>3</text:p>
          </table:table-cell>
          <table:table-cell table:formula="of:=&quot;('&quot;&amp;[.B37]&amp;&quot;',&quot;&amp;[.H37]&amp;&quot;,'default','default','&quot;&amp;[.C37]&amp;&quot;'),&quot;" office:value-type="string" office:string-value="('All Of This ',3,'default','default',' Jorja Smith')," calcext:value-type="string">
            <text:p>('All Of This ',3,'default','default',' Jorja Smith'),</text:p>
          </table:table-cell>
        </table:table-row>
        <table:table-row table:style-name="ro3">
          <table:table-cell office:value-type="string" calcext:value-type="string">
            <text:p><text:a xlink:href="https://www.songfacts.com/facts/cast-of-encanto/all-of-you" xlink:type="simple">All Of You</text:a> - Cast of Encanto</text:p>
          </table:table-cell>
          <table:table-cell table:formula="of:=LEFT([.A38];(FIND(&quot;-&quot;;[.A38])-1))" office:value-type="string" office:string-value="All Of You " calcext:value-type="string">
            <text:p>All Of You </text:p>
          </table:table-cell>
          <table:table-cell table:formula="of:=SUBSTITUTE([.A38];LEFT([.A38];(FIND(&quot;-&quot;;[.A38])));&quot;&quot;)" office:value-type="string" office:string-value=" Cast of Encanto" calcext:value-type="string">
            <text:p><text:s/>Cast of Encanto</text:p>
          </table:table-cell>
          <table:table-cell table:number-columns-repeated="4"/>
          <table:table-cell table:formula="of:=RANDBETWEEN(1;4)" office:value-type="float" office:value="3" calcext:value-type="float">
            <text:p>3</text:p>
          </table:table-cell>
          <table:table-cell table:formula="of:=&quot;('&quot;&amp;[.B38]&amp;&quot;',&quot;&amp;[.H38]&amp;&quot;,'default','default','&quot;&amp;[.C38]&amp;&quot;'),&quot;" office:value-type="string" office:string-value="('All Of You ',3,'default','default',' Cast of Encanto')," calcext:value-type="string">
            <text:p>('All Of You ',3,'default','default',' Cast of Encanto'),</text:p>
          </table:table-cell>
        </table:table-row>
        <table:table-row table:style-name="ro2">
          <table:table-cell office:value-type="string" calcext:value-type="string">
            <text:p><text:a xlink:href="https://www.songfacts.com/facts/arkells/all-roads" xlink:type="simple">All Roads</text:a> - Arkells</text:p>
          </table:table-cell>
          <table:table-cell table:formula="of:=LEFT([.A39];(FIND(&quot;-&quot;;[.A39])-1))" office:value-type="string" office:string-value="All Roads " calcext:value-type="string">
            <text:p>All Roads </text:p>
          </table:table-cell>
          <table:table-cell table:formula="of:=SUBSTITUTE([.A39];LEFT([.A39];(FIND(&quot;-&quot;;[.A39])));&quot;&quot;)" office:value-type="string" office:string-value=" Arkells" calcext:value-type="string">
            <text:p><text:s/>Arkells</text:p>
          </table:table-cell>
          <table:table-cell table:number-columns-repeated="4"/>
          <table:table-cell table:formula="of:=RANDBETWEEN(1;4)" office:value-type="float" office:value="2" calcext:value-type="float">
            <text:p>2</text:p>
          </table:table-cell>
          <table:table-cell table:formula="of:=&quot;('&quot;&amp;[.B39]&amp;&quot;',&quot;&amp;[.H39]&amp;&quot;,'default','default','&quot;&amp;[.C39]&amp;&quot;'),&quot;" office:value-type="string" office:string-value="('All Roads ',2,'default','default',' Arkells')," calcext:value-type="string">
            <text:p>('All Roads ',2,'default','default',' Arkells'),</text:p>
          </table:table-cell>
        </table:table-row>
        <table:table-row table:style-name="ro3">
          <table:table-cell office:value-type="string" calcext:value-type="string">
            <text:p><text:a xlink:href="https://www.songfacts.com/facts/the-accidentals/all-shall-be-well" xlink:type="simple">All Shall Be Well</text:a> - The Accidentals</text:p>
          </table:table-cell>
          <table:table-cell table:formula="of:=LEFT([.A40];(FIND(&quot;-&quot;;[.A40])-1))" office:value-type="string" office:string-value="All Shall Be Well " calcext:value-type="string">
            <text:p>All Shall Be Well </text:p>
          </table:table-cell>
          <table:table-cell table:formula="of:=SUBSTITUTE([.A40];LEFT([.A40];(FIND(&quot;-&quot;;[.A40])));&quot;&quot;)" office:value-type="string" office:string-value=" The Accidentals" calcext:value-type="string">
            <text:p><text:s/>The Accidentals</text:p>
          </table:table-cell>
          <table:table-cell table:number-columns-repeated="4"/>
          <table:table-cell table:formula="of:=RANDBETWEEN(1;4)" office:value-type="float" office:value="3" calcext:value-type="float">
            <text:p>3</text:p>
          </table:table-cell>
          <table:table-cell table:formula="of:=&quot;('&quot;&amp;[.B40]&amp;&quot;',&quot;&amp;[.H40]&amp;&quot;,'default','default','&quot;&amp;[.C40]&amp;&quot;'),&quot;" office:value-type="string" office:string-value="('All Shall Be Well ',3,'default','default',' The Accidentals')," calcext:value-type="string">
            <text:p>('All Shall Be Well ',3,'default','default',' The Accidentals'),</text:p>
          </table:table-cell>
        </table:table-row>
        <table:table-row table:style-name="ro3">
          <table:table-cell office:value-type="string" calcext:value-type="string">
            <text:p><text:a xlink:href="https://www.songfacts.com/facts/tracy-bonham/all-the-blackbirds" xlink:type="simple">All The Blackbirds</text:a> - Tracy Bonham</text:p>
          </table:table-cell>
          <table:table-cell table:formula="of:=LEFT([.A41];(FIND(&quot;-&quot;;[.A41])-1))" office:value-type="string" office:string-value="All The Blackbirds " calcext:value-type="string">
            <text:p>All The Blackbirds </text:p>
          </table:table-cell>
          <table:table-cell table:formula="of:=SUBSTITUTE([.A41];LEFT([.A41];(FIND(&quot;-&quot;;[.A41])));&quot;&quot;)" office:value-type="string" office:string-value=" Tracy Bonham" calcext:value-type="string">
            <text:p><text:s/>Tracy Bonham</text:p>
          </table:table-cell>
          <table:table-cell table:number-columns-repeated="4"/>
          <table:table-cell table:formula="of:=RANDBETWEEN(1;4)" office:value-type="float" office:value="3" calcext:value-type="float">
            <text:p>3</text:p>
          </table:table-cell>
          <table:table-cell table:formula="of:=&quot;('&quot;&amp;[.B41]&amp;&quot;',&quot;&amp;[.H41]&amp;&quot;,'default','default','&quot;&amp;[.C41]&amp;&quot;'),&quot;" office:value-type="string" office:string-value="('All The Blackbirds ',3,'default','default',' Tracy Bonham')," calcext:value-type="string">
            <text:p>('All The Blackbirds ',3,'default','default',' Tracy Bonham'),</text:p>
          </table:table-cell>
        </table:table-row>
        <table:table-row table:style-name="ro2">
          <table:table-cell office:value-type="string" calcext:value-type="string">
            <text:p><text:a xlink:href="https://www.songfacts.com/facts/james/all-the-colours-of-you" xlink:type="simple">All The Colours Of You</text:a> - James</text:p>
          </table:table-cell>
          <table:table-cell table:formula="of:=LEFT([.A42];(FIND(&quot;-&quot;;[.A42])-1))" office:value-type="string" office:string-value="All The Colours Of You " calcext:value-type="string">
            <text:p>All The Colours Of You </text:p>
          </table:table-cell>
          <table:table-cell table:formula="of:=SUBSTITUTE([.A42];LEFT([.A42];(FIND(&quot;-&quot;;[.A42])));&quot;&quot;)" office:value-type="string" office:string-value=" James" calcext:value-type="string">
            <text:p><text:s/>James</text:p>
          </table:table-cell>
          <table:table-cell table:number-columns-repeated="4"/>
          <table:table-cell table:formula="of:=RANDBETWEEN(1;4)" office:value-type="float" office:value="3" calcext:value-type="float">
            <text:p>3</text:p>
          </table:table-cell>
          <table:table-cell table:formula="of:=&quot;('&quot;&amp;[.B42]&amp;&quot;',&quot;&amp;[.H42]&amp;&quot;,'default','default','&quot;&amp;[.C42]&amp;&quot;'),&quot;" office:value-type="string" office:string-value="('All The Colours Of You ',3,'default','default',' James')," calcext:value-type="string">
            <text:p>('All The Colours Of You ',3,'default','default',' James'),</text:p>
          </table:table-cell>
        </table:table-row>
        <table:table-row table:style-name="ro5">
          <table:table-cell office:value-type="string" calcext:value-type="string">
            <text:p>All You Ever Wanted - RagnBone Man</text:p>
          </table:table-cell>
          <table:table-cell table:formula="of:=LEFT([.A43];(FIND(&quot;-&quot;;[.A43])-1))" office:value-type="string" office:string-value="All You Ever Wanted " calcext:value-type="string">
            <text:p>All You Ever Wanted </text:p>
          </table:table-cell>
          <table:table-cell table:formula="of:=SUBSTITUTE([.A43];LEFT([.A43];(FIND(&quot;-&quot;;[.A43])));&quot;&quot;)" office:value-type="string" office:string-value=" RagnBone Man" calcext:value-type="string">
            <text:p><text:s/>RagnBone Man</text:p>
          </table:table-cell>
          <table:table-cell table:number-columns-repeated="4"/>
          <table:table-cell table:formula="of:=RANDBETWEEN(1;4)" office:value-type="float" office:value="4" calcext:value-type="float">
            <text:p>4</text:p>
          </table:table-cell>
          <table:table-cell table:formula="of:=&quot;('&quot;&amp;[.B43]&amp;&quot;',&quot;&amp;[.H43]&amp;&quot;,'default','default','&quot;&amp;[.C43]&amp;&quot;'),&quot;" office:value-type="string" office:string-value="('All You Ever Wanted ',4,'default','default',' RagnBone Man')," calcext:value-type="string">
            <text:p>('All You Ever Wanted ',4,'default','default',' RagnBone Man'),</text:p>
          </table:table-cell>
        </table:table-row>
        <table:table-row table:style-name="ro3">
          <table:table-cell office:value-type="string" calcext:value-type="string">
            <text:p><text:a xlink:href="https://www.songfacts.com/facts/julia-michaels/all-your-exes" xlink:type="simple">All Your Exes</text:a> - Julia Michaels</text:p>
          </table:table-cell>
          <table:table-cell table:formula="of:=LEFT([.A44];(FIND(&quot;-&quot;;[.A44])-1))" office:value-type="string" office:string-value="All Your Exes " calcext:value-type="string">
            <text:p>All Your Exes </text:p>
          </table:table-cell>
          <table:table-cell table:formula="of:=SUBSTITUTE([.A44];LEFT([.A44];(FIND(&quot;-&quot;;[.A44])));&quot;&quot;)" office:value-type="string" office:string-value=" Julia Michaels" calcext:value-type="string">
            <text:p><text:s/>Julia Michaels</text:p>
          </table:table-cell>
          <table:table-cell table:number-columns-repeated="4"/>
          <table:table-cell table:formula="of:=RANDBETWEEN(1;4)" office:value-type="float" office:value="1" calcext:value-type="float">
            <text:p>1</text:p>
          </table:table-cell>
          <table:table-cell table:formula="of:=&quot;('&quot;&amp;[.B44]&amp;&quot;',&quot;&amp;[.H44]&amp;&quot;,'default','default','&quot;&amp;[.C44]&amp;&quot;'),&quot;" office:value-type="string" office:string-value="('All Your Exes ',1,'default','default',' Julia Michaels')," calcext:value-type="string">
            <text:p>('All Your Exes ',1,'default','default',' Julia Michaels'),</text:p>
          </table:table-cell>
        </table:table-row>
        <table:table-row table:style-name="ro3">
          <table:table-cell office:value-type="string" calcext:value-type="string">
            <text:p>Alone - RagnBone Man</text:p>
          </table:table-cell>
          <table:table-cell table:formula="of:=LEFT([.A45];(FIND(&quot;-&quot;;[.A45])-1))" office:value-type="string" office:string-value="Alone " calcext:value-type="string">
            <text:p>Alone </text:p>
          </table:table-cell>
          <table:table-cell table:formula="of:=SUBSTITUTE([.A45];LEFT([.A45];(FIND(&quot;-&quot;;[.A45])));&quot;&quot;)" office:value-type="string" office:string-value=" RagnBone Man" calcext:value-type="string">
            <text:p><text:s/>RagnBone Man</text:p>
          </table:table-cell>
          <table:table-cell table:number-columns-repeated="4"/>
          <table:table-cell table:formula="of:=RANDBETWEEN(1;4)" office:value-type="float" office:value="2" calcext:value-type="float">
            <text:p>2</text:p>
          </table:table-cell>
          <table:table-cell table:formula="of:=&quot;('&quot;&amp;[.B45]&amp;&quot;',&quot;&amp;[.H45]&amp;&quot;,'default','default','&quot;&amp;[.C45]&amp;&quot;'),&quot;" office:value-type="string" office:string-value="('Alone ',2,'default','default',' RagnBone Man')," calcext:value-type="string">
            <text:p>('Alone ',2,'default','default',' RagnBone Man'),</text:p>
          </table:table-cell>
        </table:table-row>
        <table:table-row table:style-name="ro2">
          <table:table-cell office:value-type="string" calcext:value-type="string">
            <text:p><text:a xlink:href="https://www.songfacts.com/facts/the-vaccines/alone-star" xlink:type="simple">Alone Star</text:a> - The Vaccines</text:p>
          </table:table-cell>
          <table:table-cell table:formula="of:=LEFT([.A46];(FIND(&quot;-&quot;;[.A46])-1))" office:value-type="string" office:string-value="Alone Star " calcext:value-type="string">
            <text:p>Alone Star </text:p>
          </table:table-cell>
          <table:table-cell table:formula="of:=SUBSTITUTE([.A46];LEFT([.A46];(FIND(&quot;-&quot;;[.A46])));&quot;&quot;)" office:value-type="string" office:string-value=" The Vaccines" calcext:value-type="string">
            <text:p><text:s/>The Vaccines</text:p>
          </table:table-cell>
          <table:table-cell table:number-columns-repeated="4"/>
          <table:table-cell table:formula="of:=RANDBETWEEN(1;4)" office:value-type="float" office:value="2" calcext:value-type="float">
            <text:p>2</text:p>
          </table:table-cell>
          <table:table-cell table:formula="of:=&quot;('&quot;&amp;[.B46]&amp;&quot;',&quot;&amp;[.H46]&amp;&quot;,'default','default','&quot;&amp;[.C46]&amp;&quot;'),&quot;" office:value-type="string" office:string-value="('Alone Star ',2,'default','default',' The Vaccines')," calcext:value-type="string">
            <text:p>('Alone Star ',2,'default','default',' The Vaccines'),</text:p>
          </table:table-cell>
        </table:table-row>
        <table:table-row table:style-name="ro2">
          <table:table-cell office:value-type="string" calcext:value-type="string">
            <text:p><text:a xlink:href="https://www.songfacts.com/facts/arz/alone-with-you" xlink:type="simple">Alone With You</text:a> - Arz</text:p>
          </table:table-cell>
          <table:table-cell table:formula="of:=LEFT([.A47];(FIND(&quot;-&quot;;[.A47])-1))" office:value-type="string" office:string-value="Alone With You " calcext:value-type="string">
            <text:p>Alone With You </text:p>
          </table:table-cell>
          <table:table-cell table:formula="of:=SUBSTITUTE([.A47];LEFT([.A47];(FIND(&quot;-&quot;;[.A47])));&quot;&quot;)" office:value-type="string" office:string-value=" Arz" calcext:value-type="string">
            <text:p><text:s/>Arz</text:p>
          </table:table-cell>
          <table:table-cell table:number-columns-repeated="4"/>
          <table:table-cell table:formula="of:=RANDBETWEEN(1;4)" office:value-type="float" office:value="1" calcext:value-type="float">
            <text:p>1</text:p>
          </table:table-cell>
          <table:table-cell table:formula="of:=&quot;('&quot;&amp;[.B47]&amp;&quot;',&quot;&amp;[.H47]&amp;&quot;,'default','default','&quot;&amp;[.C47]&amp;&quot;'),&quot;" office:value-type="string" office:string-value="('Alone With You ',1,'default','default',' Arz')," calcext:value-type="string">
            <text:p>('Alone With You ',1,'default','default',' Arz'),</text:p>
          </table:table-cell>
        </table:table-row>
        <table:table-row table:style-name="ro2">
          <table:table-cell office:value-type="string" calcext:value-type="string">
            <text:p><text:a xlink:href="https://www.songfacts.com/facts/juice-wrld/already-dead" xlink:type="simple">Already Dead</text:a> - Juice WRLD</text:p>
          </table:table-cell>
          <table:table-cell table:formula="of:=LEFT([.A48];(FIND(&quot;-&quot;;[.A48])-1))" office:value-type="string" office:string-value="Already Dead " calcext:value-type="string">
            <text:p>Already Dead </text:p>
          </table:table-cell>
          <table:table-cell table:formula="of:=SUBSTITUTE([.A48];LEFT([.A48];(FIND(&quot;-&quot;;[.A48])));&quot;&quot;)" office:value-type="string" office:string-value=" Juice WRLD" calcext:value-type="string">
            <text:p><text:s/>Juice WRLD</text:p>
          </table:table-cell>
          <table:table-cell table:number-columns-repeated="4"/>
          <table:table-cell table:formula="of:=RANDBETWEEN(1;4)" office:value-type="float" office:value="3" calcext:value-type="float">
            <text:p>3</text:p>
          </table:table-cell>
          <table:table-cell table:formula="of:=&quot;('&quot;&amp;[.B48]&amp;&quot;',&quot;&amp;[.H48]&amp;&quot;,'default','default','&quot;&amp;[.C48]&amp;&quot;'),&quot;" office:value-type="string" office:string-value="('Already Dead ',3,'default','default',' Juice WRLD')," calcext:value-type="string">
            <text:p>('Already Dead ',3,'default','default',' Juice WRLD'),</text:p>
          </table:table-cell>
        </table:table-row>
        <table:table-row table:style-name="ro1">
          <table:table-cell office:value-type="string" calcext:value-type="string">
            <text:p><text:a xlink:href="https://www.songfacts.com/facts/kehlani/altar" xlink:type="simple">Altar</text:a> - Kehlani</text:p>
          </table:table-cell>
          <table:table-cell table:formula="of:=LEFT([.A49];(FIND(&quot;-&quot;;[.A49])-1))" office:value-type="string" office:string-value="Altar " calcext:value-type="string">
            <text:p>Altar </text:p>
          </table:table-cell>
          <table:table-cell table:formula="of:=SUBSTITUTE([.A49];LEFT([.A49];(FIND(&quot;-&quot;;[.A49])));&quot;&quot;)" office:value-type="string" office:string-value=" Kehlani" calcext:value-type="string">
            <text:p><text:s/>Kehlani</text:p>
          </table:table-cell>
          <table:table-cell table:number-columns-repeated="4"/>
          <table:table-cell table:formula="of:=RANDBETWEEN(1;4)" office:value-type="float" office:value="2" calcext:value-type="float">
            <text:p>2</text:p>
          </table:table-cell>
          <table:table-cell table:formula="of:=&quot;('&quot;&amp;[.B49]&amp;&quot;',&quot;&amp;[.H49]&amp;&quot;,'default','default','&quot;&amp;[.C49]&amp;&quot;'),&quot;" office:value-type="string" office:string-value="('Altar ',2,'default','default',' Kehlani')," calcext:value-type="string">
            <text:p>('Altar ',2,'default','default',' Kehlani'),</text:p>
          </table:table-cell>
        </table:table-row>
        <table:table-row table:style-name="ro2">
          <table:table-cell office:value-type="string" calcext:value-type="string">
            <text:p><text:a xlink:href="https://www.songfacts.com/facts/jessie-murph/always-been-you" xlink:type="simple">Always Been You</text:a> - Jessie Murph</text:p>
          </table:table-cell>
          <table:table-cell table:formula="of:=LEFT([.A50];(FIND(&quot;-&quot;;[.A50])-1))" office:value-type="string" office:string-value="Always Been You " calcext:value-type="string">
            <text:p>Always Been You </text:p>
          </table:table-cell>
          <table:table-cell table:formula="of:=SUBSTITUTE([.A50];LEFT([.A50];(FIND(&quot;-&quot;;[.A50])));&quot;&quot;)" office:value-type="string" office:string-value=" Jessie Murph" calcext:value-type="string">
            <text:p><text:s/>Jessie Murph</text:p>
          </table:table-cell>
          <table:table-cell table:number-columns-repeated="4"/>
          <table:table-cell table:formula="of:=RANDBETWEEN(1;4)" office:value-type="float" office:value="3" calcext:value-type="float">
            <text:p>3</text:p>
          </table:table-cell>
          <table:table-cell table:formula="of:=&quot;('&quot;&amp;[.B50]&amp;&quot;',&quot;&amp;[.H50]&amp;&quot;,'default','default','&quot;&amp;[.C50]&amp;&quot;'),&quot;" office:value-type="string" office:string-value="('Always Been You ',3,'default','default',' Jessie Murph')," calcext:value-type="string">
            <text:p>('Always Been You ',3,'default','default',' Jessie Murph'),</text:p>
          </table:table-cell>
        </table:table-row>
        <table:table-row table:style-name="ro2">
          <table:table-cell office:value-type="string" calcext:value-type="string">
            <text:p><text:a xlink:href="https://www.songfacts.com/facts/nio-garcia/am" xlink:type="simple">AM</text:a> - Nio García</text:p>
          </table:table-cell>
          <table:table-cell table:formula="of:=LEFT([.A51];(FIND(&quot;-&quot;;[.A51])-1))" office:value-type="string" office:string-value="AM " calcext:value-type="string">
            <text:p>AM </text:p>
          </table:table-cell>
          <table:table-cell table:formula="of:=SUBSTITUTE([.A51];LEFT([.A51];(FIND(&quot;-&quot;;[.A51])));&quot;&quot;)" office:value-type="string" office:string-value=" Nio García" calcext:value-type="string">
            <text:p><text:s/>Nio García</text:p>
          </table:table-cell>
          <table:table-cell table:number-columns-repeated="4"/>
          <table:table-cell table:formula="of:=RANDBETWEEN(1;4)" office:value-type="float" office:value="1" calcext:value-type="float">
            <text:p>1</text:p>
          </table:table-cell>
          <table:table-cell table:formula="of:=&quot;('&quot;&amp;[.B51]&amp;&quot;',&quot;&amp;[.H51]&amp;&quot;,'default','default','&quot;&amp;[.C51]&amp;&quot;'),&quot;" office:value-type="string" office:string-value="('AM ',1,'default','default',' Nio García')," calcext:value-type="string">
            <text:p>('AM ',1,'default','default',' Nio García'),</text:p>
          </table:table-cell>
        </table:table-row>
        <table:table-row table:style-name="ro2">
          <table:table-cell office:value-type="string" calcext:value-type="string">
            <text:p><text:a xlink:href="https://www.songfacts.com/facts/aaron-lewis/am-i-the-only-one" xlink:type="simple">Am I The Only One</text:a> - Aaron Lewis</text:p>
          </table:table-cell>
          <table:table-cell table:formula="of:=LEFT([.A52];(FIND(&quot;-&quot;;[.A52])-1))" office:value-type="string" office:string-value="Am I The Only One " calcext:value-type="string">
            <text:p>Am I The Only One </text:p>
          </table:table-cell>
          <table:table-cell table:formula="of:=SUBSTITUTE([.A52];LEFT([.A52];(FIND(&quot;-&quot;;[.A52])));&quot;&quot;)" office:value-type="string" office:string-value=" Aaron Lewis" calcext:value-type="string">
            <text:p><text:s/>Aaron Lewis</text:p>
          </table:table-cell>
          <table:table-cell table:number-columns-repeated="4"/>
          <table:table-cell table:formula="of:=RANDBETWEEN(1;4)" office:value-type="float" office:value="4" calcext:value-type="float">
            <text:p>4</text:p>
          </table:table-cell>
          <table:table-cell table:formula="of:=&quot;('&quot;&amp;[.B52]&amp;&quot;',&quot;&amp;[.H52]&amp;&quot;,'default','default','&quot;&amp;[.C52]&amp;&quot;'),&quot;" office:value-type="string" office:string-value="('Am I The Only One ',4,'default','default',' Aaron Lewis')," calcext:value-type="string">
            <text:p>('Am I The Only One ',4,'default','default',' Aaron Lewis'),</text:p>
          </table:table-cell>
        </table:table-row>
        <table:table-row table:style-name="ro1">
          <table:table-cell office:value-type="string" calcext:value-type="string">
            <text:p><text:a xlink:href="https://www.songfacts.com/facts/j-cole/amari" xlink:type="simple">Amari</text:a> - J. Cole</text:p>
          </table:table-cell>
          <table:table-cell table:formula="of:=LEFT([.A53];(FIND(&quot;-&quot;;[.A53])-1))" office:value-type="string" office:string-value="Amari " calcext:value-type="string">
            <text:p>Amari </text:p>
          </table:table-cell>
          <table:table-cell table:formula="of:=SUBSTITUTE([.A53];LEFT([.A53];(FIND(&quot;-&quot;;[.A53])));&quot;&quot;)" office:value-type="string" office:string-value=" J. Cole" calcext:value-type="string">
            <text:p><text:s/>J. Cole</text:p>
          </table:table-cell>
          <table:table-cell table:number-columns-repeated="4"/>
          <table:table-cell table:formula="of:=RANDBETWEEN(1;4)" office:value-type="float" office:value="2" calcext:value-type="float">
            <text:p>2</text:p>
          </table:table-cell>
          <table:table-cell table:formula="of:=&quot;('&quot;&amp;[.B53]&amp;&quot;',&quot;&amp;[.H53]&amp;&quot;,'default','default','&quot;&amp;[.C53]&amp;&quot;'),&quot;" office:value-type="string" office:string-value="('Amari ',2,'default','default',' J. Cole')," calcext:value-type="string">
            <text:p>('Amari ',2,'default','default',' J. Cole'),</text:p>
          </table:table-cell>
        </table:table-row>
        <table:table-row table:style-name="ro3">
          <table:table-cell office:value-type="string" calcext:value-type="string">
            <text:p><text:a xlink:href="https://www.songfacts.com/facts/london-grammar/america" xlink:type="simple">America</text:a> - London Grammar</text:p>
          </table:table-cell>
          <table:table-cell table:formula="of:=LEFT([.A54];(FIND(&quot;-&quot;;[.A54])-1))" office:value-type="string" office:string-value="America " calcext:value-type="string">
            <text:p>America </text:p>
          </table:table-cell>
          <table:table-cell table:formula="of:=SUBSTITUTE([.A54];LEFT([.A54];(FIND(&quot;-&quot;;[.A54])));&quot;&quot;)" office:value-type="string" office:string-value=" London Grammar" calcext:value-type="string">
            <text:p><text:s/>London Grammar</text:p>
          </table:table-cell>
          <table:table-cell table:number-columns-repeated="4"/>
          <table:table-cell table:formula="of:=RANDBETWEEN(1;4)" office:value-type="float" office:value="3" calcext:value-type="float">
            <text:p>3</text:p>
          </table:table-cell>
          <table:table-cell table:formula="of:=&quot;('&quot;&amp;[.B54]&amp;&quot;',&quot;&amp;[.H54]&amp;&quot;,'default','default','&quot;&amp;[.C54]&amp;&quot;'),&quot;" office:value-type="string" office:string-value="('America ',3,'default','default',' London Grammar')," calcext:value-type="string">
            <text:p>('America ',3,'default','default',' London Grammar'),</text:p>
          </table:table-cell>
        </table:table-row>
        <table:table-row table:style-name="ro3">
          <table:table-cell office:value-type="string" calcext:value-type="string">
            <text:p><text:a xlink:href="https://www.songfacts.com/facts/the-pretty-reckless/and-so-it-went" xlink:type="simple">And So It Went</text:a> - The Pretty Reckless</text:p>
          </table:table-cell>
          <table:table-cell table:formula="of:=LEFT([.A55];(FIND(&quot;-&quot;;[.A55])-1))" office:value-type="string" office:string-value="And So It Went " calcext:value-type="string">
            <text:p>And So It Went </text:p>
          </table:table-cell>
          <table:table-cell table:formula="of:=SUBSTITUTE([.A55];LEFT([.A55];(FIND(&quot;-&quot;;[.A55])));&quot;&quot;)" office:value-type="string" office:string-value=" The Pretty Reckless" calcext:value-type="string">
            <text:p><text:s/>The Pretty Reckless</text:p>
          </table:table-cell>
          <table:table-cell table:number-columns-repeated="4"/>
          <table:table-cell table:formula="of:=RANDBETWEEN(1;4)" office:value-type="float" office:value="3" calcext:value-type="float">
            <text:p>3</text:p>
          </table:table-cell>
          <table:table-cell table:formula="of:=&quot;('&quot;&amp;[.B55]&amp;&quot;',&quot;&amp;[.H55]&amp;&quot;,'default','default','&quot;&amp;[.C55]&amp;&quot;'),&quot;" office:value-type="string" office:string-value="('And So It Went ',3,'default','default',' The Pretty Reckless')," calcext:value-type="string">
            <text:p>('And So It Went ',3,'default','default',' The Pretty Reckless'),</text:p>
          </table:table-cell>
        </table:table-row>
        <table:table-row table:style-name="ro1">
          <table:table-cell office:value-type="string" calcext:value-type="string">
            <text:p><text:a xlink:href="https://www.songfacts.com/facts/lp/angels" xlink:type="simple">Angels</text:a> - LP</text:p>
          </table:table-cell>
          <table:table-cell table:formula="of:=LEFT([.A56];(FIND(&quot;-&quot;;[.A56])-1))" office:value-type="string" office:string-value="Angels " calcext:value-type="string">
            <text:p>Angels </text:p>
          </table:table-cell>
          <table:table-cell table:formula="of:=SUBSTITUTE([.A56];LEFT([.A56];(FIND(&quot;-&quot;;[.A56])));&quot;&quot;)" office:value-type="string" office:string-value=" LP" calcext:value-type="string">
            <text:p><text:s/>LP</text:p>
          </table:table-cell>
          <table:table-cell table:number-columns-repeated="4"/>
          <table:table-cell table:formula="of:=RANDBETWEEN(1;4)" office:value-type="float" office:value="3" calcext:value-type="float">
            <text:p>3</text:p>
          </table:table-cell>
          <table:table-cell table:formula="of:=&quot;('&quot;&amp;[.B56]&amp;&quot;',&quot;&amp;[.H56]&amp;&quot;,'default','default','&quot;&amp;[.C56]&amp;&quot;'),&quot;" office:value-type="string" office:string-value="('Angels ',3,'default','default',' LP')," calcext:value-type="string">
            <text:p>('Angels ',3,'default','default',' LP'),</text:p>
          </table:table-cell>
        </table:table-row>
        <table:table-row table:style-name="ro2">
          <table:table-cell office:value-type="string" calcext:value-type="string">
            <text:p><text:a xlink:href="https://www.songfacts.com/facts/duran-duran/anniversary" xlink:type="simple">Anniversary</text:a> - Duran Duran</text:p>
          </table:table-cell>
          <table:table-cell table:formula="of:=LEFT([.A57];(FIND(&quot;-&quot;;[.A57])-1))" office:value-type="string" office:string-value="Anniversary " calcext:value-type="string">
            <text:p>Anniversary </text:p>
          </table:table-cell>
          <table:table-cell table:formula="of:=SUBSTITUTE([.A57];LEFT([.A57];(FIND(&quot;-&quot;;[.A57])));&quot;&quot;)" office:value-type="string" office:string-value=" Duran Duran" calcext:value-type="string">
            <text:p><text:s/>Duran Duran</text:p>
          </table:table-cell>
          <table:table-cell table:number-columns-repeated="4"/>
          <table:table-cell table:formula="of:=RANDBETWEEN(1;4)" office:value-type="float" office:value="4" calcext:value-type="float">
            <text:p>4</text:p>
          </table:table-cell>
          <table:table-cell table:formula="of:=&quot;('&quot;&amp;[.B57]&amp;&quot;',&quot;&amp;[.H57]&amp;&quot;,'default','default','&quot;&amp;[.C57]&amp;&quot;'),&quot;" office:value-type="string" office:string-value="('Anniversary ',4,'default','default',' Duran Duran')," calcext:value-type="string">
            <text:p>('Anniversary ',4,'default','default',' Duran Duran'),</text:p>
          </table:table-cell>
        </table:table-row>
        <table:table-row table:style-name="ro2">
          <table:table-cell office:value-type="string" calcext:value-type="string">
            <text:p><text:a xlink:href="https://www.songfacts.com/facts/aj-tracey/anxious" xlink:type="simple">Anxious</text:a> - AJ Tracey</text:p>
          </table:table-cell>
          <table:table-cell table:formula="of:=LEFT([.A58];(FIND(&quot;-&quot;;[.A58])-1))" office:value-type="string" office:string-value="Anxious " calcext:value-type="string">
            <text:p>Anxious </text:p>
          </table:table-cell>
          <table:table-cell table:formula="of:=SUBSTITUTE([.A58];LEFT([.A58];(FIND(&quot;-&quot;;[.A58])));&quot;&quot;)" office:value-type="string" office:string-value=" AJ Tracey" calcext:value-type="string">
            <text:p><text:s/>AJ Tracey</text:p>
          </table:table-cell>
          <table:table-cell table:number-columns-repeated="4"/>
          <table:table-cell table:formula="of:=RANDBETWEEN(1;4)" office:value-type="float" office:value="1" calcext:value-type="float">
            <text:p>1</text:p>
          </table:table-cell>
          <table:table-cell table:formula="of:=&quot;('&quot;&amp;[.B58]&amp;&quot;',&quot;&amp;[.H58]&amp;&quot;,'default','default','&quot;&amp;[.C58]&amp;&quot;'),&quot;" office:value-type="string" office:string-value="('Anxious ',1,'default','default',' AJ Tracey')," calcext:value-type="string">
            <text:p>('Anxious ',1,'default','default',' AJ Tracey'),</text:p>
          </table:table-cell>
        </table:table-row>
        <table:table-row table:style-name="ro2">
          <table:table-cell office:value-type="string" calcext:value-type="string">
            <text:p><text:a xlink:href="https://www.songfacts.com/facts/justin-bieber/anyone" xlink:type="simple">Anyone</text:a> - Justin Bieber</text:p>
          </table:table-cell>
          <table:table-cell table:formula="of:=LEFT([.A59];(FIND(&quot;-&quot;;[.A59])-1))" office:value-type="string" office:string-value="Anyone " calcext:value-type="string">
            <text:p>Anyone </text:p>
          </table:table-cell>
          <table:table-cell table:formula="of:=SUBSTITUTE([.A59];LEFT([.A59];(FIND(&quot;-&quot;;[.A59])));&quot;&quot;)" office:value-type="string" office:string-value=" Justin Bieber" calcext:value-type="string">
            <text:p><text:s/>Justin Bieber</text:p>
          </table:table-cell>
          <table:table-cell table:number-columns-repeated="4"/>
          <table:table-cell table:formula="of:=RANDBETWEEN(1;4)" office:value-type="float" office:value="4" calcext:value-type="float">
            <text:p>4</text:p>
          </table:table-cell>
          <table:table-cell table:formula="of:=&quot;('&quot;&amp;[.B59]&amp;&quot;',&quot;&amp;[.H59]&amp;&quot;,'default','default','&quot;&amp;[.C59]&amp;&quot;'),&quot;" office:value-type="string" office:string-value="('Anyone ',4,'default','default',' Justin Bieber')," calcext:value-type="string">
            <text:p>('Anyone ',4,'default','default',' Justin Bieber'),</text:p>
          </table:table-cell>
        </table:table-row>
        <table:table-row table:style-name="ro2">
          <table:table-cell office:value-type="string" calcext:value-type="string">
            <text:p><text:a xlink:href="https://www.songfacts.com/facts/the-accidentals/anyway" xlink:type="simple">Anyway</text:a> - The Accidentals</text:p>
          </table:table-cell>
          <table:table-cell table:formula="of:=LEFT([.A60];(FIND(&quot;-&quot;;[.A60])-1))" office:value-type="string" office:string-value="Anyway " calcext:value-type="string">
            <text:p>Anyway </text:p>
          </table:table-cell>
          <table:table-cell table:formula="of:=SUBSTITUTE([.A60];LEFT([.A60];(FIND(&quot;-&quot;;[.A60])));&quot;&quot;)" office:value-type="string" office:string-value=" The Accidentals" calcext:value-type="string">
            <text:p><text:s/>The Accidentals</text:p>
          </table:table-cell>
          <table:table-cell table:number-columns-repeated="4"/>
          <table:table-cell table:formula="of:=RANDBETWEEN(1;4)" office:value-type="float" office:value="3" calcext:value-type="float">
            <text:p>3</text:p>
          </table:table-cell>
          <table:table-cell table:formula="of:=&quot;('&quot;&amp;[.B60]&amp;&quot;',&quot;&amp;[.H60]&amp;&quot;,'default','default','&quot;&amp;[.C60]&amp;&quot;'),&quot;" office:value-type="string" office:string-value="('Anyway ',3,'default','default',' The Accidentals')," calcext:value-type="string">
            <text:p>('Anyway ',3,'default','default',' The Accidentals'),</text:p>
          </table:table-cell>
        </table:table-row>
        <table:table-row table:style-name="ro4">
          <table:table-cell office:value-type="string" calcext:value-type="string">
            <text:p>Anywhere Away From Here - RagnBone Man</text:p>
          </table:table-cell>
          <table:table-cell table:formula="of:=LEFT([.A61];(FIND(&quot;-&quot;;[.A61])-1))" office:value-type="string" office:string-value="Anywhere Away From Here " calcext:value-type="string">
            <text:p>Anywhere Away From Here </text:p>
          </table:table-cell>
          <table:table-cell table:formula="of:=SUBSTITUTE([.A61];LEFT([.A61];(FIND(&quot;-&quot;;[.A61])));&quot;&quot;)" office:value-type="string" office:string-value=" RagnBone Man" calcext:value-type="string">
            <text:p><text:s/>RagnBone Man</text:p>
          </table:table-cell>
          <table:table-cell table:number-columns-repeated="4"/>
          <table:table-cell table:formula="of:=RANDBETWEEN(1;4)" office:value-type="float" office:value="4" calcext:value-type="float">
            <text:p>4</text:p>
          </table:table-cell>
          <table:table-cell table:formula="of:=&quot;('&quot;&amp;[.B61]&amp;&quot;',&quot;&amp;[.H61]&amp;&quot;,'default','default','&quot;&amp;[.C61]&amp;&quot;'),&quot;" office:value-type="string" office:string-value="('Anywhere Away From Here ',4,'default','default',' RagnBone Man')," calcext:value-type="string">
            <text:p>('Anywhere Away From Here ',4,'default','default',' RagnBone Man'),</text:p>
          </table:table-cell>
        </table:table-row>
        <table:table-row table:style-name="ro2">
          <table:table-cell office:value-type="string" calcext:value-type="string">
            <text:p><text:a xlink:href="https://www.songfacts.com/facts/pop-smoke/ap" xlink:type="simple">AP</text:a> - Pop Smoke</text:p>
          </table:table-cell>
          <table:table-cell table:formula="of:=LEFT([.A62];(FIND(&quot;-&quot;;[.A62])-1))" office:value-type="string" office:string-value="AP " calcext:value-type="string">
            <text:p>AP </text:p>
          </table:table-cell>
          <table:table-cell table:formula="of:=SUBSTITUTE([.A62];LEFT([.A62];(FIND(&quot;-&quot;;[.A62])));&quot;&quot;)" office:value-type="string" office:string-value=" Pop Smoke" calcext:value-type="string">
            <text:p><text:s/>Pop Smoke</text:p>
          </table:table-cell>
          <table:table-cell table:number-columns-repeated="4"/>
          <table:table-cell table:formula="of:=RANDBETWEEN(1;4)" office:value-type="float" office:value="4" calcext:value-type="float">
            <text:p>4</text:p>
          </table:table-cell>
          <table:table-cell table:formula="of:=&quot;('&quot;&amp;[.B62]&amp;&quot;',&quot;&amp;[.H62]&amp;&quot;,'default','default','&quot;&amp;[.C62]&amp;&quot;'),&quot;" office:value-type="string" office:string-value="('AP ',4,'default','default',' Pop Smoke')," calcext:value-type="string">
            <text:p>('AP ',4,'default','default',' Pop Smoke'),</text:p>
          </table:table-cell>
        </table:table-row>
        <table:table-row table:style-name="ro2">
          <table:table-cell office:value-type="string" calcext:value-type="string">
            <text:p><text:a xlink:href="https://www.songfacts.com/facts/j-cole/applying-pressure" xlink:type="simple">Applying Pressure</text:a> - J. Cole</text:p>
          </table:table-cell>
          <table:table-cell table:formula="of:=LEFT([.A63];(FIND(&quot;-&quot;;[.A63])-1))" office:value-type="string" office:string-value="Applying Pressure " calcext:value-type="string">
            <text:p>Applying Pressure </text:p>
          </table:table-cell>
          <table:table-cell table:formula="of:=SUBSTITUTE([.A63];LEFT([.A63];(FIND(&quot;-&quot;;[.A63])));&quot;&quot;)" office:value-type="string" office:string-value=" J. Cole" calcext:value-type="string">
            <text:p><text:s/>J. Cole</text:p>
          </table:table-cell>
          <table:table-cell table:number-columns-repeated="4"/>
          <table:table-cell table:formula="of:=RANDBETWEEN(1;4)" office:value-type="float" office:value="2" calcext:value-type="float">
            <text:p>2</text:p>
          </table:table-cell>
          <table:table-cell table:formula="of:=&quot;('&quot;&amp;[.B63]&amp;&quot;',&quot;&amp;[.H63]&amp;&quot;,'default','default','&quot;&amp;[.C63]&amp;&quot;'),&quot;" office:value-type="string" office:string-value="('Applying Pressure ',2,'default','default',' J. Cole')," calcext:value-type="string">
            <text:p>('Applying Pressure ',2,'default','default',' J. Cole'),</text:p>
          </table:table-cell>
        </table:table-row>
        <table:table-row table:style-name="ro2">
          <table:table-cell office:value-type="string" calcext:value-type="string">
            <text:p><text:a xlink:href="https://www.songfacts.com/facts/lana-del-rey/arcadia" xlink:type="simple">Arcadia</text:a> - Lana Del Rey</text:p>
          </table:table-cell>
          <table:table-cell table:formula="of:=LEFT([.A64];(FIND(&quot;-&quot;;[.A64])-1))" office:value-type="string" office:string-value="Arcadia " calcext:value-type="string">
            <text:p>Arcadia </text:p>
          </table:table-cell>
          <table:table-cell table:formula="of:=SUBSTITUTE([.A64];LEFT([.A64];(FIND(&quot;-&quot;;[.A64])));&quot;&quot;)" office:value-type="string" office:string-value=" Lana Del Rey" calcext:value-type="string">
            <text:p><text:s/>Lana Del Rey</text:p>
          </table:table-cell>
          <table:table-cell table:number-columns-repeated="4"/>
          <table:table-cell table:formula="of:=RANDBETWEEN(1;4)" office:value-type="float" office:value="1" calcext:value-type="float">
            <text:p>1</text:p>
          </table:table-cell>
          <table:table-cell table:formula="of:=&quot;('&quot;&amp;[.B64]&amp;&quot;',&quot;&amp;[.H64]&amp;&quot;,'default','default','&quot;&amp;[.C64]&amp;&quot;'),&quot;" office:value-type="string" office:string-value="('Arcadia ',1,'default','default',' Lana Del Rey')," calcext:value-type="string">
            <text:p>('Arcadia ',1,'default','default',' Lana Del Rey'),</text:p>
          </table:table-cell>
        </table:table-row>
        <table:table-row table:style-name="ro3">
          <table:table-cell office:value-type="string" calcext:value-type="string">
            <text:p><text:a xlink:href="https://www.songfacts.com/facts/vince-staples/are-you-with-that" xlink:type="simple">Are You With That?</text:a> - Vince Staples</text:p>
          </table:table-cell>
          <table:table-cell table:formula="of:=LEFT([.A65];(FIND(&quot;-&quot;;[.A65])-1))" office:value-type="string" office:string-value="Are You With That? " calcext:value-type="string">
            <text:p>Are You With That? </text:p>
          </table:table-cell>
          <table:table-cell table:formula="of:=SUBSTITUTE([.A65];LEFT([.A65];(FIND(&quot;-&quot;;[.A65])));&quot;&quot;)" office:value-type="string" office:string-value=" Vince Staples" calcext:value-type="string">
            <text:p><text:s/>Vince Staples</text:p>
          </table:table-cell>
          <table:table-cell table:number-columns-repeated="4"/>
          <table:table-cell table:formula="of:=RANDBETWEEN(1;4)" office:value-type="float" office:value="3" calcext:value-type="float">
            <text:p>3</text:p>
          </table:table-cell>
          <table:table-cell table:formula="of:=&quot;('&quot;&amp;[.B65]&amp;&quot;',&quot;&amp;[.H65]&amp;&quot;,'default','default','&quot;&amp;[.C65]&amp;&quot;'),&quot;" office:value-type="string" office:string-value="('Are You With That? ',3,'default','default',' Vince Staples')," calcext:value-type="string">
            <text:p>('Are You With That? ',3,'default','default',' Vince Staples'),</text:p>
          </table:table-cell>
        </table:table-row>
        <table:table-row table:style-name="ro2">
          <table:table-cell office:value-type="string" calcext:value-type="string">
            <text:p><text:a xlink:href="https://www.songfacts.com/facts/justin-bieber/as-i-am" xlink:type="simple">As I Am</text:a> - Justin Bieber</text:p>
          </table:table-cell>
          <table:table-cell table:formula="of:=LEFT([.A66];(FIND(&quot;-&quot;;[.A66])-1))" office:value-type="string" office:string-value="As I Am " calcext:value-type="string">
            <text:p>As I Am </text:p>
          </table:table-cell>
          <table:table-cell table:formula="of:=SUBSTITUTE([.A66];LEFT([.A66];(FIND(&quot;-&quot;;[.A66])));&quot;&quot;)" office:value-type="string" office:string-value=" Justin Bieber" calcext:value-type="string">
            <text:p><text:s/>Justin Bieber</text:p>
          </table:table-cell>
          <table:table-cell table:number-columns-repeated="4"/>
          <table:table-cell table:formula="of:=RANDBETWEEN(1;4)" office:value-type="float" office:value="1" calcext:value-type="float">
            <text:p>1</text:p>
          </table:table-cell>
          <table:table-cell table:formula="of:=&quot;('&quot;&amp;[.B66]&amp;&quot;',&quot;&amp;[.H66]&amp;&quot;,'default','default','&quot;&amp;[.C66]&amp;&quot;'),&quot;" office:value-type="string" office:string-value="('As I Am ',1,'default','default',' Justin Bieber')," calcext:value-type="string">
            <text:p>('As I Am ',1,'default','default',' Justin Bieber'),</text:p>
          </table:table-cell>
        </table:table-row>
        <table:table-row table:style-name="ro2">
          <table:table-cell office:value-type="string" calcext:value-type="string">
            <text:p><text:a xlink:href="https://www.songfacts.com/facts/chris-young/at-the-end-of-a-bar" xlink:type="simple">At The End Of A Bar</text:a> - Chris Young</text:p>
          </table:table-cell>
          <table:table-cell table:formula="of:=LEFT([.A67];(FIND(&quot;-&quot;;[.A67])-1))" office:value-type="string" office:string-value="At The End Of A Bar " calcext:value-type="string">
            <text:p>At The End Of A Bar </text:p>
          </table:table-cell>
          <table:table-cell table:formula="of:=SUBSTITUTE([.A67];LEFT([.A67];(FIND(&quot;-&quot;;[.A67])));&quot;&quot;)" office:value-type="string" office:string-value=" Chris Young" calcext:value-type="string">
            <text:p><text:s/>Chris Young</text:p>
          </table:table-cell>
          <table:table-cell table:number-columns-repeated="4"/>
          <table:table-cell table:formula="of:=RANDBETWEEN(1;4)" office:value-type="float" office:value="3" calcext:value-type="float">
            <text:p>3</text:p>
          </table:table-cell>
          <table:table-cell table:formula="of:=&quot;('&quot;&amp;[.B67]&amp;&quot;',&quot;&amp;[.H67]&amp;&quot;,'default','default','&quot;&amp;[.C67]&amp;&quot;'),&quot;" office:value-type="string" office:string-value="('At The End Of A Bar ',3,'default','default',' Chris Young')," calcext:value-type="string">
            <text:p>('At The End Of A Bar ',3,'default','default',' Chris Young'),</text:p>
          </table:table-cell>
        </table:table-row>
        <table:table-row table:style-name="ro2">
          <table:table-cell office:value-type="string" calcext:value-type="string">
            <text:p><text:a xlink:href="https://www.songfacts.com/facts/migos/avalanche" xlink:type="simple">Avalanche</text:a> - Migos</text:p>
          </table:table-cell>
          <table:table-cell table:formula="of:=LEFT([.A68];(FIND(&quot;-&quot;;[.A68])-1))" office:value-type="string" office:string-value="Avalanche " calcext:value-type="string">
            <text:p>Avalanche </text:p>
          </table:table-cell>
          <table:table-cell table:formula="of:=SUBSTITUTE([.A68];LEFT([.A68];(FIND(&quot;-&quot;;[.A68])));&quot;&quot;)" office:value-type="string" office:string-value=" Migos" calcext:value-type="string">
            <text:p><text:s/>Migos</text:p>
          </table:table-cell>
          <table:table-cell table:number-columns-repeated="4"/>
          <table:table-cell table:formula="of:=RANDBETWEEN(1;4)" office:value-type="float" office:value="3" calcext:value-type="float">
            <text:p>3</text:p>
          </table:table-cell>
          <table:table-cell table:formula="of:=&quot;('&quot;&amp;[.B68]&amp;&quot;',&quot;&amp;[.H68]&amp;&quot;,'default','default','&quot;&amp;[.C68]&amp;&quot;'),&quot;" office:value-type="string" office:string-value="('Avalanche ',3,'default','default',' Migos')," calcext:value-type="string">
            <text:p>('Avalanche ',3,'default','default',' Migos'),</text:p>
          </table:table-cell>
        </table:table-row>
        <table:table-row table:style-name="ro2">
          <table:table-cell office:value-type="string" calcext:value-type="string">
            <text:p><text:a xlink:href="https://www.songfacts.com/facts/james-arthur/avalanche" xlink:type="simple">Avalanche</text:a> - James Arthur</text:p>
          </table:table-cell>
          <table:table-cell table:formula="of:=LEFT([.A69];(FIND(&quot;-&quot;;[.A69])-1))" office:value-type="string" office:string-value="Avalanche " calcext:value-type="string">
            <text:p>Avalanche </text:p>
          </table:table-cell>
          <table:table-cell table:formula="of:=SUBSTITUTE([.A69];LEFT([.A69];(FIND(&quot;-&quot;;[.A69])));&quot;&quot;)" office:value-type="string" office:string-value=" James Arthur" calcext:value-type="string">
            <text:p><text:s/>James Arthur</text:p>
          </table:table-cell>
          <table:table-cell table:number-columns-repeated="4"/>
          <table:table-cell table:formula="of:=RANDBETWEEN(1;4)" office:value-type="float" office:value="2" calcext:value-type="float">
            <text:p>2</text:p>
          </table:table-cell>
          <table:table-cell table:formula="of:=&quot;('&quot;&amp;[.B69]&amp;&quot;',&quot;&amp;[.H69]&amp;&quot;,'default','default','&quot;&amp;[.C69]&amp;&quot;'),&quot;" office:value-type="string" office:string-value="('Avalanche ',2,'default','default',' James Arthur')," calcext:value-type="string">
            <text:p>('Avalanche ',2,'default','default',' James Arthur'),</text:p>
          </table:table-cell>
        </table:table-row>
        <table:table-row table:style-name="ro2">
          <table:table-cell office:value-type="string" calcext:value-type="string">
            <text:p><text:a xlink:href="https://www.songfacts.com/facts/zayde-wolf/back-at-it" xlink:type="simple">Back At It</text:a> - Zayde Wolf</text:p>
          </table:table-cell>
          <table:table-cell table:formula="of:=LEFT([.A70];(FIND(&quot;-&quot;;[.A70])-1))" office:value-type="string" office:string-value="Back At It " calcext:value-type="string">
            <text:p>Back At It </text:p>
          </table:table-cell>
          <table:table-cell table:formula="of:=SUBSTITUTE([.A70];LEFT([.A70];(FIND(&quot;-&quot;;[.A70])));&quot;&quot;)" office:value-type="string" office:string-value=" Zayde Wolf" calcext:value-type="string">
            <text:p><text:s/>Zayde Wolf</text:p>
          </table:table-cell>
          <table:table-cell table:number-columns-repeated="4"/>
          <table:table-cell table:formula="of:=RANDBETWEEN(1;4)" office:value-type="float" office:value="3" calcext:value-type="float">
            <text:p>3</text:p>
          </table:table-cell>
          <table:table-cell table:formula="of:=&quot;('&quot;&amp;[.B70]&amp;&quot;',&quot;&amp;[.H70]&amp;&quot;,'default','default','&quot;&amp;[.C70]&amp;&quot;'),&quot;" office:value-type="string" office:string-value="('Back At It ',3,'default','default',' Zayde Wolf')," calcext:value-type="string">
            <text:p>('Back At It ',3,'default','default',' Zayde Wolf'),</text:p>
          </table:table-cell>
        </table:table-row>
        <table:table-row table:style-name="ro2">
          <table:table-cell office:value-type="string" calcext:value-type="string">
            <text:p><text:a xlink:href="https://www.songfacts.com/facts/halestorm/back-from-the-dead" xlink:type="simple">Back From The Dead</text:a> - Halestorm</text:p>
          </table:table-cell>
          <table:table-cell table:formula="of:=LEFT([.A71];(FIND(&quot;-&quot;;[.A71])-1))" office:value-type="string" office:string-value="Back From The Dead " calcext:value-type="string">
            <text:p>Back From The Dead </text:p>
          </table:table-cell>
          <table:table-cell table:formula="of:=SUBSTITUTE([.A71];LEFT([.A71];(FIND(&quot;-&quot;;[.A71])));&quot;&quot;)" office:value-type="string" office:string-value=" Halestorm" calcext:value-type="string">
            <text:p><text:s/>Halestorm</text:p>
          </table:table-cell>
          <table:table-cell table:number-columns-repeated="4"/>
          <table:table-cell table:formula="of:=RANDBETWEEN(1;4)" office:value-type="float" office:value="1" calcext:value-type="float">
            <text:p>1</text:p>
          </table:table-cell>
          <table:table-cell table:formula="of:=&quot;('&quot;&amp;[.B71]&amp;&quot;',&quot;&amp;[.H71]&amp;&quot;,'default','default','&quot;&amp;[.C71]&amp;&quot;'),&quot;" office:value-type="string" office:string-value="('Back From The Dead ',1,'default','default',' Halestorm')," calcext:value-type="string">
            <text:p>('Back From The Dead ',1,'default','default',' Halestorm'),</text:p>
          </table:table-cell>
        </table:table-row>
        <table:table-row table:style-name="ro3">
          <table:table-cell office:value-type="string" calcext:value-type="string">
            <text:p><text:a xlink:href="https://www.songfacts.com/facts/the-vaccines/back-in-love-city" xlink:type="simple">Back In Love City</text:a> - The Vaccines</text:p>
          </table:table-cell>
          <table:table-cell table:formula="of:=LEFT([.A72];(FIND(&quot;-&quot;;[.A72])-1))" office:value-type="string" office:string-value="Back In Love City " calcext:value-type="string">
            <text:p>Back In Love City </text:p>
          </table:table-cell>
          <table:table-cell table:formula="of:=SUBSTITUTE([.A72];LEFT([.A72];(FIND(&quot;-&quot;;[.A72])));&quot;&quot;)" office:value-type="string" office:string-value=" The Vaccines" calcext:value-type="string">
            <text:p><text:s/>The Vaccines</text:p>
          </table:table-cell>
          <table:table-cell table:number-columns-repeated="4"/>
          <table:table-cell table:formula="of:=RANDBETWEEN(1;4)" office:value-type="float" office:value="1" calcext:value-type="float">
            <text:p>1</text:p>
          </table:table-cell>
          <table:table-cell table:formula="of:=&quot;('&quot;&amp;[.B72]&amp;&quot;',&quot;&amp;[.H72]&amp;&quot;,'default','default','&quot;&amp;[.C72]&amp;&quot;'),&quot;" office:value-type="string" office:string-value="('Back In Love City ',1,'default','default',' The Vaccines')," calcext:value-type="string">
            <text:p>('Back In Love City ',1,'default','default',' The Vaccines'),</text:p>
          </table:table-cell>
        </table:table-row>
        <table:table-row table:style-name="ro2">
          <table:table-cell office:value-type="string" calcext:value-type="string">
            <text:p><text:a xlink:href="https://www.songfacts.com/facts/fredo/back-to-basics" xlink:type="simple">Back To Basics</text:a> - Fredo</text:p>
          </table:table-cell>
          <table:table-cell table:formula="of:=LEFT([.A73];(FIND(&quot;-&quot;;[.A73])-1))" office:value-type="string" office:string-value="Back To Basics " calcext:value-type="string">
            <text:p>Back To Basics </text:p>
          </table:table-cell>
          <table:table-cell table:formula="of:=SUBSTITUTE([.A73];LEFT([.A73];(FIND(&quot;-&quot;;[.A73])));&quot;&quot;)" office:value-type="string" office:string-value=" Fredo" calcext:value-type="string">
            <text:p><text:s/>Fredo</text:p>
          </table:table-cell>
          <table:table-cell table:number-columns-repeated="4"/>
          <table:table-cell table:formula="of:=RANDBETWEEN(1;4)" office:value-type="float" office:value="1" calcext:value-type="float">
            <text:p>1</text:p>
          </table:table-cell>
          <table:table-cell table:formula="of:=&quot;('&quot;&amp;[.B73]&amp;&quot;',&quot;&amp;[.H73]&amp;&quot;,'default','default','&quot;&amp;[.C73]&amp;&quot;'),&quot;" office:value-type="string" office:string-value="('Back To Basics ',1,'default','default',' Fredo')," calcext:value-type="string">
            <text:p>('Back To Basics ',1,'default','default',' Fredo'),</text:p>
          </table:table-cell>
        </table:table-row>
        <table:table-row table:style-name="ro2">
          <table:table-cell office:value-type="string" calcext:value-type="string">
            <text:p><text:a xlink:href="https://www.songfacts.com/facts/juice-wrld/bad-boy" xlink:type="simple">Bad Boy</text:a> - Juice WRLD</text:p>
          </table:table-cell>
          <table:table-cell table:formula="of:=LEFT([.A74];(FIND(&quot;-&quot;;[.A74])-1))" office:value-type="string" office:string-value="Bad Boy " calcext:value-type="string">
            <text:p>Bad Boy </text:p>
          </table:table-cell>
          <table:table-cell table:formula="of:=SUBSTITUTE([.A74];LEFT([.A74];(FIND(&quot;-&quot;;[.A74])));&quot;&quot;)" office:value-type="string" office:string-value=" Juice WRLD" calcext:value-type="string">
            <text:p><text:s/>Juice WRLD</text:p>
          </table:table-cell>
          <table:table-cell table:number-columns-repeated="4"/>
          <table:table-cell table:formula="of:=RANDBETWEEN(1;4)" office:value-type="float" office:value="3" calcext:value-type="float">
            <text:p>3</text:p>
          </table:table-cell>
          <table:table-cell table:formula="of:=&quot;('&quot;&amp;[.B74]&amp;&quot;',&quot;&amp;[.H74]&amp;&quot;,'default','default','&quot;&amp;[.C74]&amp;&quot;'),&quot;" office:value-type="string" office:string-value="('Bad Boy ',3,'default','default',' Juice WRLD')," calcext:value-type="string">
            <text:p>('Bad Boy ',3,'default','default',' Juice WRLD'),</text:p>
          </table:table-cell>
        </table:table-row>
        <table:table-row table:style-name="ro3">
          <table:table-cell office:value-type="string" calcext:value-type="string">
            <text:p><text:a xlink:href="https://www.songfacts.com/facts/justus-bennetts/bad-day" xlink:type="simple">Bad Day</text:a> - Justus Bennetts</text:p>
          </table:table-cell>
          <table:table-cell table:formula="of:=LEFT([.A75];(FIND(&quot;-&quot;;[.A75])-1))" office:value-type="string" office:string-value="Bad Day " calcext:value-type="string">
            <text:p>Bad Day </text:p>
          </table:table-cell>
          <table:table-cell table:formula="of:=SUBSTITUTE([.A75];LEFT([.A75];(FIND(&quot;-&quot;;[.A75])));&quot;&quot;)" office:value-type="string" office:string-value=" Justus Bennetts" calcext:value-type="string">
            <text:p><text:s/>Justus Bennetts</text:p>
          </table:table-cell>
          <table:table-cell table:number-columns-repeated="4"/>
          <table:table-cell table:formula="of:=RANDBETWEEN(1;4)" office:value-type="float" office:value="3" calcext:value-type="float">
            <text:p>3</text:p>
          </table:table-cell>
          <table:table-cell table:formula="of:=&quot;('&quot;&amp;[.B75]&amp;&quot;',&quot;&amp;[.H75]&amp;&quot;,'default','default','&quot;&amp;[.C75]&amp;&quot;'),&quot;" office:value-type="string" office:string-value="('Bad Day ',3,'default','default',' Justus Bennetts')," calcext:value-type="string">
            <text:p>('Bad Day ',3,'default','default',' Justus Bennetts'),</text:p>
          </table:table-cell>
        </table:table-row>
        <table:table-row table:style-name="ro2">
          <table:table-cell office:value-type="string" calcext:value-type="string">
            <text:p><text:a xlink:href="https://www.songfacts.com/facts/ed-sheeran/bad-habits" xlink:type="simple">Bad Habits</text:a> - Ed Sheeran</text:p>
          </table:table-cell>
          <table:table-cell table:formula="of:=LEFT([.A76];(FIND(&quot;-&quot;;[.A76])-1))" office:value-type="string" office:string-value="Bad Habits " calcext:value-type="string">
            <text:p>Bad Habits </text:p>
          </table:table-cell>
          <table:table-cell table:formula="of:=SUBSTITUTE([.A76];LEFT([.A76];(FIND(&quot;-&quot;;[.A76])));&quot;&quot;)" office:value-type="string" office:string-value=" Ed Sheeran" calcext:value-type="string">
            <text:p><text:s/>Ed Sheeran</text:p>
          </table:table-cell>
          <table:table-cell table:number-columns-repeated="4"/>
          <table:table-cell table:formula="of:=RANDBETWEEN(1;4)" office:value-type="float" office:value="2" calcext:value-type="float">
            <text:p>2</text:p>
          </table:table-cell>
          <table:table-cell table:formula="of:=&quot;('&quot;&amp;[.B76]&amp;&quot;',&quot;&amp;[.H76]&amp;&quot;,'default','default','&quot;&amp;[.C76]&amp;&quot;'),&quot;" office:value-type="string" office:string-value="('Bad Habits ',2,'default','default',' Ed Sheeran')," calcext:value-type="string">
            <text:p>('Bad Habits ',2,'default','default',' Ed Sheeran'),</text:p>
          </table:table-cell>
        </table:table-row>
        <table:table-row table:style-name="ro5">
          <table:table-cell office:value-type="string" calcext:value-type="string">
            <text:p><text:a xlink:href="https://www.songfacts.com/facts/youngboy-never-broke-again/bad-morning" xlink:type="simple">Bad Morning</text:a> - YoungBoy Never Broke Again</text:p>
          </table:table-cell>
          <table:table-cell table:formula="of:=LEFT([.A77];(FIND(&quot;-&quot;;[.A77])-1))" office:value-type="string" office:string-value="Bad Morning " calcext:value-type="string">
            <text:p>Bad Morning </text:p>
          </table:table-cell>
          <table:table-cell table:formula="of:=SUBSTITUTE([.A77];LEFT([.A77];(FIND(&quot;-&quot;;[.A77])));&quot;&quot;)" office:value-type="string" office:string-value=" YoungBoy Never Broke Again" calcext:value-type="string">
            <text:p><text:s/>YoungBoy Never Broke Again</text:p>
          </table:table-cell>
          <table:table-cell table:number-columns-repeated="4"/>
          <table:table-cell table:formula="of:=RANDBETWEEN(1;4)" office:value-type="float" office:value="2" calcext:value-type="float">
            <text:p>2</text:p>
          </table:table-cell>
          <table:table-cell table:formula="of:=&quot;('&quot;&amp;[.B77]&amp;&quot;',&quot;&amp;[.H77]&amp;&quot;,'default','default','&quot;&amp;[.C77]&amp;&quot;'),&quot;" office:value-type="string" office:string-value="('Bad Morning ',2,'default','default',' YoungBoy Never Broke Again')," calcext:value-type="string">
            <text:p>('Bad Morning ',2,'default','default',' YoungBoy Never Broke Again'),</text:p>
          </table:table-cell>
        </table:table-row>
        <table:table-row table:style-name="ro2">
          <table:table-cell office:value-type="string" calcext:value-type="string">
            <text:p><text:a xlink:href="https://www.songfacts.com/facts/goat-girl/badibaba" xlink:type="simple">Badibaba</text:a> - Goat Girl</text:p>
          </table:table-cell>
          <table:table-cell table:formula="of:=LEFT([.A78];(FIND(&quot;-&quot;;[.A78])-1))" office:value-type="string" office:string-value="Badibaba " calcext:value-type="string">
            <text:p>Badibaba </text:p>
          </table:table-cell>
          <table:table-cell table:formula="of:=SUBSTITUTE([.A78];LEFT([.A78];(FIND(&quot;-&quot;;[.A78])));&quot;&quot;)" office:value-type="string" office:string-value=" Goat Girl" calcext:value-type="string">
            <text:p><text:s/>Goat Girl</text:p>
          </table:table-cell>
          <table:table-cell table:number-columns-repeated="4"/>
          <table:table-cell table:formula="of:=RANDBETWEEN(1;4)" office:value-type="float" office:value="3" calcext:value-type="float">
            <text:p>3</text:p>
          </table:table-cell>
          <table:table-cell table:formula="of:=&quot;('&quot;&amp;[.B78]&amp;&quot;',&quot;&amp;[.H78]&amp;&quot;,'default','default','&quot;&amp;[.C78]&amp;&quot;'),&quot;" office:value-type="string" office:string-value="('Badibaba ',3,'default','default',' Goat Girl')," calcext:value-type="string">
            <text:p>('Badibaba ',3,'default','default',' Goat Girl'),</text:p>
          </table:table-cell>
        </table:table-row>
        <table:table-row table:style-name="ro3">
          <table:table-cell office:value-type="string" calcext:value-type="string">
            <text:p><text:a xlink:href="https://www.songfacts.com/facts/selena-gomez/baila-conmigo" xlink:type="simple">Baila Conmigo</text:a> - Selena Gomez</text:p>
          </table:table-cell>
          <table:table-cell table:formula="of:=LEFT([.A79];(FIND(&quot;-&quot;;[.A79])-1))" office:value-type="string" office:string-value="Baila Conmigo " calcext:value-type="string">
            <text:p>Baila Conmigo </text:p>
          </table:table-cell>
          <table:table-cell table:formula="of:=SUBSTITUTE([.A79];LEFT([.A79];(FIND(&quot;-&quot;;[.A79])));&quot;&quot;)" office:value-type="string" office:string-value=" Selena Gomez" calcext:value-type="string">
            <text:p><text:s/>Selena Gomez</text:p>
          </table:table-cell>
          <table:table-cell table:number-columns-repeated="4"/>
          <table:table-cell table:formula="of:=RANDBETWEEN(1;4)" office:value-type="float" office:value="1" calcext:value-type="float">
            <text:p>1</text:p>
          </table:table-cell>
          <table:table-cell table:formula="of:=&quot;('&quot;&amp;[.B79]&amp;&quot;',&quot;&amp;[.H79]&amp;&quot;,'default','default','&quot;&amp;[.C79]&amp;&quot;'),&quot;" office:value-type="string" office:string-value="('Baila Conmigo ',1,'default','default',' Selena Gomez')," calcext:value-type="string">
            <text:p>('Baila Conmigo ',1,'default','default',' Selena Gomez'),</text:p>
          </table:table-cell>
        </table:table-row>
        <table:table-row table:style-name="ro2">
          <table:table-cell office:value-type="string" calcext:value-type="string">
            <text:p><text:a xlink:href="https://www.songfacts.com/facts/dmx/bath-salts" xlink:type="simple">Bath Salts</text:a> - DMX</text:p>
          </table:table-cell>
          <table:table-cell table:formula="of:=LEFT([.A80];(FIND(&quot;-&quot;;[.A80])-1))" office:value-type="string" office:string-value="Bath Salts " calcext:value-type="string">
            <text:p>Bath Salts </text:p>
          </table:table-cell>
          <table:table-cell table:formula="of:=SUBSTITUTE([.A80];LEFT([.A80];(FIND(&quot;-&quot;;[.A80])));&quot;&quot;)" office:value-type="string" office:string-value=" DMX" calcext:value-type="string">
            <text:p><text:s/>DMX</text:p>
          </table:table-cell>
          <table:table-cell table:number-columns-repeated="4"/>
          <table:table-cell table:formula="of:=RANDBETWEEN(1;4)" office:value-type="float" office:value="2" calcext:value-type="float">
            <text:p>2</text:p>
          </table:table-cell>
          <table:table-cell table:formula="of:=&quot;('&quot;&amp;[.B80]&amp;&quot;',&quot;&amp;[.H80]&amp;&quot;,'default','default','&quot;&amp;[.C80]&amp;&quot;'),&quot;" office:value-type="string" office:string-value="('Bath Salts ',2,'default','default',' DMX')," calcext:value-type="string">
            <text:p>('Bath Salts ',2,'default','default',' DMX'),</text:p>
          </table:table-cell>
        </table:table-row>
        <table:table-row table:style-name="ro2">
          <table:table-cell office:value-type="string" calcext:value-type="string">
            <text:p><text:a xlink:href="https://www.songfacts.com/facts/ed-sheeran/be-right-now" xlink:type="simple">Be Right Now</text:a> - Ed Sheeran</text:p>
          </table:table-cell>
          <table:table-cell table:formula="of:=LEFT([.A81];(FIND(&quot;-&quot;;[.A81])-1))" office:value-type="string" office:string-value="Be Right Now " calcext:value-type="string">
            <text:p>Be Right Now </text:p>
          </table:table-cell>
          <table:table-cell table:formula="of:=SUBSTITUTE([.A81];LEFT([.A81];(FIND(&quot;-&quot;;[.A81])));&quot;&quot;)" office:value-type="string" office:string-value=" Ed Sheeran" calcext:value-type="string">
            <text:p><text:s/>Ed Sheeran</text:p>
          </table:table-cell>
          <table:table-cell table:number-columns-repeated="4"/>
          <table:table-cell table:formula="of:=RANDBETWEEN(1;4)" office:value-type="float" office:value="3" calcext:value-type="float">
            <text:p>3</text:p>
          </table:table-cell>
          <table:table-cell table:formula="of:=&quot;('&quot;&amp;[.B81]&amp;&quot;',&quot;&amp;[.H81]&amp;&quot;,'default','default','&quot;&amp;[.C81]&amp;&quot;'),&quot;" office:value-type="string" office:string-value="('Be Right Now ',3,'default','default',' Ed Sheeran')," calcext:value-type="string">
            <text:p>('Be Right Now ',3,'default','default',' Ed Sheeran'),</text:p>
          </table:table-cell>
        </table:table-row>
        <table:table-row table:style-name="ro2">
          <table:table-cell office:value-type="string" calcext:value-type="string">
            <text:p><text:a xlink:href="https://www.songfacts.com/facts/anne-marie/beautiful" xlink:type="simple">Beautiful</text:a> - Anne-Marie</text:p>
          </table:table-cell>
          <table:table-cell table:formula="of:=LEFT([.A82];(FIND(&quot;-&quot;;[.A82])-1))" office:value-type="string" office:string-value="Beautiful " calcext:value-type="string">
            <text:p>Beautiful </text:p>
          </table:table-cell>
          <table:table-cell table:formula="of:=SUBSTITUTE([.A82];LEFT([.A82];(FIND(&quot;-&quot;;[.A82])));&quot;&quot;)" office:value-type="string" office:string-value=" Anne-Marie" calcext:value-type="string">
            <text:p><text:s/>Anne-Marie</text:p>
          </table:table-cell>
          <table:table-cell table:number-columns-repeated="4"/>
          <table:table-cell table:formula="of:=RANDBETWEEN(1;4)" office:value-type="float" office:value="1" calcext:value-type="float">
            <text:p>1</text:p>
          </table:table-cell>
          <table:table-cell table:formula="of:=&quot;('&quot;&amp;[.B82]&amp;&quot;',&quot;&amp;[.H82]&amp;&quot;,'default','default','&quot;&amp;[.C82]&amp;&quot;'),&quot;" office:value-type="string" office:string-value="('Beautiful ',1,'default','default',' Anne-Marie')," calcext:value-type="string">
            <text:p>('Beautiful ',1,'default','default',' Anne-Marie'),</text:p>
          </table:table-cell>
        </table:table-row>
        <table:table-row table:style-name="ro2">
          <table:table-cell office:value-type="string" calcext:value-type="string">
            <text:p><text:a xlink:href="https://www.songfacts.com/facts/james/beautiful-beaches" xlink:type="simple">Beautiful Beaches</text:a> - James</text:p>
          </table:table-cell>
          <table:table-cell table:formula="of:=LEFT([.A83];(FIND(&quot;-&quot;;[.A83])-1))" office:value-type="string" office:string-value="Beautiful Beaches " calcext:value-type="string">
            <text:p>Beautiful Beaches </text:p>
          </table:table-cell>
          <table:table-cell table:formula="of:=SUBSTITUTE([.A83];LEFT([.A83];(FIND(&quot;-&quot;;[.A83])));&quot;&quot;)" office:value-type="string" office:string-value=" James" calcext:value-type="string">
            <text:p><text:s/>James</text:p>
          </table:table-cell>
          <table:table-cell table:number-columns-repeated="4"/>
          <table:table-cell table:formula="of:=RANDBETWEEN(1;4)" office:value-type="float" office:value="1" calcext:value-type="float">
            <text:p>1</text:p>
          </table:table-cell>
          <table:table-cell table:formula="of:=&quot;('&quot;&amp;[.B83]&amp;&quot;',&quot;&amp;[.H83]&amp;&quot;,'default','default','&quot;&amp;[.C83]&amp;&quot;'),&quot;" office:value-type="string" office:string-value="('Beautiful Beaches ',1,'default','default',' James')," calcext:value-type="string">
            <text:p>('Beautiful Beaches ',1,'default','default',' James'),</text:p>
          </table:table-cell>
        </table:table-row>
        <table:table-row table:style-name="ro2">
          <table:table-cell office:value-type="string" calcext:value-type="string">
            <text:p><text:a xlink:href="https://www.songfacts.com/facts/placebo/beautiful-james" xlink:type="simple">Beautiful James</text:a> - Placebo</text:p>
          </table:table-cell>
          <table:table-cell table:formula="of:=LEFT([.A84];(FIND(&quot;-&quot;;[.A84])-1))" office:value-type="string" office:string-value="Beautiful James " calcext:value-type="string">
            <text:p>Beautiful James </text:p>
          </table:table-cell>
          <table:table-cell table:formula="of:=SUBSTITUTE([.A84];LEFT([.A84];(FIND(&quot;-&quot;;[.A84])));&quot;&quot;)" office:value-type="string" office:string-value=" Placebo" calcext:value-type="string">
            <text:p><text:s/>Placebo</text:p>
          </table:table-cell>
          <table:table-cell table:number-columns-repeated="4"/>
          <table:table-cell table:formula="of:=RANDBETWEEN(1;4)" office:value-type="float" office:value="1" calcext:value-type="float">
            <text:p>1</text:p>
          </table:table-cell>
          <table:table-cell table:formula="of:=&quot;('&quot;&amp;[.B84]&amp;&quot;',&quot;&amp;[.H84]&amp;&quot;,'default','default','&quot;&amp;[.C84]&amp;&quot;'),&quot;" office:value-type="string" office:string-value="('Beautiful James ',1,'default','default',' Placebo')," calcext:value-type="string">
            <text:p>('Beautiful James ',1,'default','default',' Placebo'),</text:p>
          </table:table-cell>
        </table:table-row>
        <table:table-row table:style-name="ro2">
          <table:table-cell office:value-type="string" calcext:value-type="string">
            <text:p><text:a xlink:href="https://www.songfacts.com/facts/maroon-5/beautiful-mistakes" xlink:type="simple">Beautiful Mistakes</text:a> - Maroon 5</text:p>
          </table:table-cell>
          <table:table-cell table:formula="of:=LEFT([.A85];(FIND(&quot;-&quot;;[.A85])-1))" office:value-type="string" office:string-value="Beautiful Mistakes " calcext:value-type="string">
            <text:p>Beautiful Mistakes </text:p>
          </table:table-cell>
          <table:table-cell table:formula="of:=SUBSTITUTE([.A85];LEFT([.A85];(FIND(&quot;-&quot;;[.A85])));&quot;&quot;)" office:value-type="string" office:string-value=" Maroon 5" calcext:value-type="string">
            <text:p><text:s/>Maroon 5</text:p>
          </table:table-cell>
          <table:table-cell table:number-columns-repeated="4"/>
          <table:table-cell table:formula="of:=RANDBETWEEN(1;4)" office:value-type="float" office:value="4" calcext:value-type="float">
            <text:p>4</text:p>
          </table:table-cell>
          <table:table-cell table:formula="of:=&quot;('&quot;&amp;[.B85]&amp;&quot;',&quot;&amp;[.H85]&amp;&quot;,'default','default','&quot;&amp;[.C85]&amp;&quot;'),&quot;" office:value-type="string" office:string-value="('Beautiful Mistakes ',4,'default','default',' Maroon 5')," calcext:value-type="string">
            <text:p>('Beautiful Mistakes ',4,'default','default',' Maroon 5'),</text:p>
          </table:table-cell>
        </table:table-row>
        <table:table-row table:style-name="ro2">
          <table:table-cell office:value-type="string" calcext:value-type="string">
            <text:p><text:a xlink:href="https://www.songfacts.com/facts/joel-corry/bed" xlink:type="simple">BED</text:a> - Joel Corry</text:p>
          </table:table-cell>
          <table:table-cell table:formula="of:=LEFT([.A86];(FIND(&quot;-&quot;;[.A86])-1))" office:value-type="string" office:string-value="BED " calcext:value-type="string">
            <text:p>BED </text:p>
          </table:table-cell>
          <table:table-cell table:formula="of:=SUBSTITUTE([.A86];LEFT([.A86];(FIND(&quot;-&quot;;[.A86])));&quot;&quot;)" office:value-type="string" office:string-value=" Joel Corry" calcext:value-type="string">
            <text:p><text:s/>Joel Corry</text:p>
          </table:table-cell>
          <table:table-cell table:number-columns-repeated="4"/>
          <table:table-cell table:formula="of:=RANDBETWEEN(1;4)" office:value-type="float" office:value="2" calcext:value-type="float">
            <text:p>2</text:p>
          </table:table-cell>
          <table:table-cell table:formula="of:=&quot;('&quot;&amp;[.B86]&amp;&quot;',&quot;&amp;[.H86]&amp;&quot;,'default','default','&quot;&amp;[.C86]&amp;&quot;'),&quot;" office:value-type="string" office:string-value="('BED ',2,'default','default',' Joel Corry')," calcext:value-type="string">
            <text:p>('BED ',2,'default','default',' Joel Corry'),</text:p>
          </table:table-cell>
        </table:table-row>
        <table:table-row table:style-name="ro2">
          <table:table-cell office:value-type="string" calcext:value-type="string">
            <text:p><text:a xlink:href="https://www.songfacts.com/facts/doja-cat/been-like-this" xlink:type="simple">Been Like This</text:a> - Doja Cat</text:p>
          </table:table-cell>
          <table:table-cell table:formula="of:=LEFT([.A87];(FIND(&quot;-&quot;;[.A87])-1))" office:value-type="string" office:string-value="Been Like This " calcext:value-type="string">
            <text:p>Been Like This </text:p>
          </table:table-cell>
          <table:table-cell table:formula="of:=SUBSTITUTE([.A87];LEFT([.A87];(FIND(&quot;-&quot;;[.A87])));&quot;&quot;)" office:value-type="string" office:string-value=" Doja Cat" calcext:value-type="string">
            <text:p><text:s/>Doja Cat</text:p>
          </table:table-cell>
          <table:table-cell table:number-columns-repeated="4"/>
          <table:table-cell table:formula="of:=RANDBETWEEN(1;4)" office:value-type="float" office:value="1" calcext:value-type="float">
            <text:p>1</text:p>
          </table:table-cell>
          <table:table-cell table:formula="of:=&quot;('&quot;&amp;[.B87]&amp;&quot;',&quot;&amp;[.H87]&amp;&quot;,'default','default','&quot;&amp;[.C87]&amp;&quot;'),&quot;" office:value-type="string" office:string-value="('Been Like This ',1,'default','default',' Doja Cat')," calcext:value-type="string">
            <text:p>('Been Like This ',1,'default','default',' Doja Cat'),</text:p>
          </table:table-cell>
        </table:table-row>
        <table:table-row table:style-name="ro2">
          <table:table-cell office:value-type="string" calcext:value-type="string">
            <text:p><text:a xlink:href="https://www.songfacts.com/facts/dmx/been-to-war" xlink:type="simple">Been To War</text:a> - DMX</text:p>
          </table:table-cell>
          <table:table-cell table:formula="of:=LEFT([.A88];(FIND(&quot;-&quot;;[.A88])-1))" office:value-type="string" office:string-value="Been To War " calcext:value-type="string">
            <text:p>Been To War </text:p>
          </table:table-cell>
          <table:table-cell table:formula="of:=SUBSTITUTE([.A88];LEFT([.A88];(FIND(&quot;-&quot;;[.A88])));&quot;&quot;)" office:value-type="string" office:string-value=" DMX" calcext:value-type="string">
            <text:p><text:s/>DMX</text:p>
          </table:table-cell>
          <table:table-cell table:number-columns-repeated="4"/>
          <table:table-cell table:formula="of:=RANDBETWEEN(1;4)" office:value-type="float" office:value="3" calcext:value-type="float">
            <text:p>3</text:p>
          </table:table-cell>
          <table:table-cell table:formula="of:=&quot;('&quot;&amp;[.B88]&amp;&quot;',&quot;&amp;[.H88]&amp;&quot;,'default','default','&quot;&amp;[.C88]&amp;&quot;'),&quot;" office:value-type="string" office:string-value="('Been To War ',3,'default','default',' DMX')," calcext:value-type="string">
            <text:p>('Been To War ',3,'default','default',' DMX'),</text:p>
          </table:table-cell>
        </table:table-row>
        <table:table-row table:style-name="ro2">
          <table:table-cell office:value-type="string" calcext:value-type="string">
            <text:p><text:a xlink:href="https://www.songfacts.com/facts/dierks-bentley/beers-on-me" xlink:type="simple">Beers On Me</text:a> - Dierks Bentley</text:p>
          </table:table-cell>
          <table:table-cell table:formula="of:=LEFT([.A89];(FIND(&quot;-&quot;;[.A89])-1))" office:value-type="string" office:string-value="Beers On Me " calcext:value-type="string">
            <text:p>Beers On Me </text:p>
          </table:table-cell>
          <table:table-cell table:formula="of:=SUBSTITUTE([.A89];LEFT([.A89];(FIND(&quot;-&quot;;[.A89])));&quot;&quot;)" office:value-type="string" office:string-value=" Dierks Bentley" calcext:value-type="string">
            <text:p><text:s/>Dierks Bentley</text:p>
          </table:table-cell>
          <table:table-cell table:number-columns-repeated="4"/>
          <table:table-cell table:formula="of:=RANDBETWEEN(1;4)" office:value-type="float" office:value="1" calcext:value-type="float">
            <text:p>1</text:p>
          </table:table-cell>
          <table:table-cell table:formula="of:=&quot;('&quot;&amp;[.B89]&amp;&quot;',&quot;&amp;[.H89]&amp;&quot;,'default','default','&quot;&amp;[.C89]&amp;&quot;'),&quot;" office:value-type="string" office:string-value="('Beers On Me ',1,'default','default',' Dierks Bentley')," calcext:value-type="string">
            <text:p>('Beers On Me ',1,'default','default',' Dierks Bentley'),</text:p>
          </table:table-cell>
        </table:table-row>
        <table:table-row table:style-name="ro3">
          <table:table-cell office:value-type="string" calcext:value-type="string">
            <text:p><text:a xlink:href="https://www.songfacts.com/facts/courtney-barnett/before-you-gotta-go" xlink:type="simple">Before You Gotta Go</text:a> - Courtney Barnett</text:p>
          </table:table-cell>
          <table:table-cell table:formula="of:=LEFT([.A90];(FIND(&quot;-&quot;;[.A90])-1))" office:value-type="string" office:string-value="Before You Gotta Go " calcext:value-type="string">
            <text:p>Before You Gotta Go </text:p>
          </table:table-cell>
          <table:table-cell table:formula="of:=SUBSTITUTE([.A90];LEFT([.A90];(FIND(&quot;-&quot;;[.A90])));&quot;&quot;)" office:value-type="string" office:string-value=" Courtney Barnett" calcext:value-type="string">
            <text:p><text:s/>Courtney Barnett</text:p>
          </table:table-cell>
          <table:table-cell table:number-columns-repeated="4"/>
          <table:table-cell table:formula="of:=RANDBETWEEN(1;4)" office:value-type="float" office:value="3" calcext:value-type="float">
            <text:p>3</text:p>
          </table:table-cell>
          <table:table-cell table:formula="of:=&quot;('&quot;&amp;[.B90]&amp;&quot;',&quot;&amp;[.H90]&amp;&quot;,'default','default','&quot;&amp;[.C90]&amp;&quot;'),&quot;" office:value-type="string" office:string-value="('Before You Gotta Go ',3,'default','default',' Courtney Barnett')," calcext:value-type="string">
            <text:p>('Before You Gotta Go ',3,'default','default',' Courtney Barnett'),</text:p>
          </table:table-cell>
        </table:table-row>
        <table:table-row table:style-name="ro2">
          <table:table-cell office:value-type="string" calcext:value-type="string">
            <text:p><text:a xlink:href="https://www.songfacts.com/facts/navos/believe-me" xlink:type="simple">Believe Me</text:a> - Navos</text:p>
          </table:table-cell>
          <table:table-cell table:formula="of:=LEFT([.A91];(FIND(&quot;-&quot;;[.A91])-1))" office:value-type="string" office:string-value="Believe Me " calcext:value-type="string">
            <text:p>Believe Me </text:p>
          </table:table-cell>
          <table:table-cell table:formula="of:=SUBSTITUTE([.A91];LEFT([.A91];(FIND(&quot;-&quot;;[.A91])));&quot;&quot;)" office:value-type="string" office:string-value=" Navos" calcext:value-type="string">
            <text:p><text:s/>Navos</text:p>
          </table:table-cell>
          <table:table-cell table:number-columns-repeated="4"/>
          <table:table-cell table:formula="of:=RANDBETWEEN(1;4)" office:value-type="float" office:value="2" calcext:value-type="float">
            <text:p>2</text:p>
          </table:table-cell>
          <table:table-cell table:formula="of:=&quot;('&quot;&amp;[.B91]&amp;&quot;',&quot;&amp;[.H91]&amp;&quot;,'default','default','&quot;&amp;[.C91]&amp;&quot;'),&quot;" office:value-type="string" office:string-value="('Believe Me ',2,'default','default',' Navos')," calcext:value-type="string">
            <text:p>('Believe Me ',2,'default','default',' Navos'),</text:p>
          </table:table-cell>
        </table:table-row>
        <table:table-row table:style-name="ro2">
          <table:table-cell office:value-type="string" calcext:value-type="string">
            <text:p><text:a xlink:href="https://www.songfacts.com/facts/kanye-west/believe-what-i-say" xlink:type="simple">Believe What I Say</text:a> - Kanye West</text:p>
          </table:table-cell>
          <table:table-cell table:formula="of:=LEFT([.A92];(FIND(&quot;-&quot;;[.A92])-1))" office:value-type="string" office:string-value="Believe What I Say " calcext:value-type="string">
            <text:p>Believe What I Say </text:p>
          </table:table-cell>
          <table:table-cell table:formula="of:=SUBSTITUTE([.A92];LEFT([.A92];(FIND(&quot;-&quot;;[.A92])));&quot;&quot;)" office:value-type="string" office:string-value=" Kanye West" calcext:value-type="string">
            <text:p><text:s/>Kanye West</text:p>
          </table:table-cell>
          <table:table-cell table:number-columns-repeated="4"/>
          <table:table-cell table:formula="of:=RANDBETWEEN(1;4)" office:value-type="float" office:value="1" calcext:value-type="float">
            <text:p>1</text:p>
          </table:table-cell>
          <table:table-cell table:formula="of:=&quot;('&quot;&amp;[.B92]&amp;&quot;',&quot;&amp;[.H92]&amp;&quot;,'default','default','&quot;&amp;[.C92]&amp;&quot;'),&quot;" office:value-type="string" office:string-value="('Believe What I Say ',1,'default','default',' Kanye West')," calcext:value-type="string">
            <text:p>('Believe What I Say ',1,'default','default',' Kanye West'),</text:p>
          </table:table-cell>
        </table:table-row>
        <table:table-row table:style-name="ro2">
          <table:table-cell office:value-type="string" calcext:value-type="string">
            <text:p><text:a xlink:href="https://www.songfacts.com/facts/saweetie/best-friend" xlink:type="simple">Best Friend</text:a> - Saweetie</text:p>
          </table:table-cell>
          <table:table-cell table:formula="of:=LEFT([.A93];(FIND(&quot;-&quot;;[.A93])-1))" office:value-type="string" office:string-value="Best Friend " calcext:value-type="string">
            <text:p>Best Friend </text:p>
          </table:table-cell>
          <table:table-cell table:formula="of:=SUBSTITUTE([.A93];LEFT([.A93];(FIND(&quot;-&quot;;[.A93])));&quot;&quot;)" office:value-type="string" office:string-value=" Saweetie" calcext:value-type="string">
            <text:p><text:s/>Saweetie</text:p>
          </table:table-cell>
          <table:table-cell table:number-columns-repeated="4"/>
          <table:table-cell table:formula="of:=RANDBETWEEN(1;4)" office:value-type="float" office:value="3" calcext:value-type="float">
            <text:p>3</text:p>
          </table:table-cell>
          <table:table-cell table:formula="of:=&quot;('&quot;&amp;[.B93]&amp;&quot;',&quot;&amp;[.H93]&amp;&quot;,'default','default','&quot;&amp;[.C93]&amp;&quot;'),&quot;" office:value-type="string" office:string-value="('Best Friend ',3,'default','default',' Saweetie')," calcext:value-type="string">
            <text:p>('Best Friend ',3,'default','default',' Saweetie'),</text:p>
          </table:table-cell>
        </table:table-row>
        <table:table-row table:style-name="ro2">
          <table:table-cell office:value-type="string" calcext:value-type="string">
            <text:p><text:a xlink:href="https://www.songfacts.com/facts/alicia-keys/best-of-me" xlink:type="simple">Best Of Me</text:a> - Alicia Keys</text:p>
          </table:table-cell>
          <table:table-cell table:formula="of:=LEFT([.A94];(FIND(&quot;-&quot;;[.A94])-1))" office:value-type="string" office:string-value="Best Of Me " calcext:value-type="string">
            <text:p>Best Of Me </text:p>
          </table:table-cell>
          <table:table-cell table:formula="of:=SUBSTITUTE([.A94];LEFT([.A94];(FIND(&quot;-&quot;;[.A94])));&quot;&quot;)" office:value-type="string" office:string-value=" Alicia Keys" calcext:value-type="string">
            <text:p><text:s/>Alicia Keys</text:p>
          </table:table-cell>
          <table:table-cell table:number-columns-repeated="4"/>
          <table:table-cell table:formula="of:=RANDBETWEEN(1;4)" office:value-type="float" office:value="1" calcext:value-type="float">
            <text:p>1</text:p>
          </table:table-cell>
          <table:table-cell table:formula="of:=&quot;('&quot;&amp;[.B94]&amp;&quot;',&quot;&amp;[.H94]&amp;&quot;,'default','default','&quot;&amp;[.C94]&amp;&quot;'),&quot;" office:value-type="string" office:string-value="('Best Of Me ',1,'default','default',' Alicia Keys')," calcext:value-type="string">
            <text:p>('Best Of Me ',1,'default','default',' Alicia Keys'),</text:p>
          </table:table-cell>
        </table:table-row>
        <table:table-row table:style-name="ro2">
          <table:table-cell office:value-type="string" calcext:value-type="string">
            <text:p><text:a xlink:href="https://www.songfacts.com/facts/trippie-redd/betrayal" xlink:type="simple">Betrayal</text:a> - Trippie Redd</text:p>
          </table:table-cell>
          <table:table-cell table:formula="of:=LEFT([.A95];(FIND(&quot;-&quot;;[.A95])-1))" office:value-type="string" office:string-value="Betrayal " calcext:value-type="string">
            <text:p>Betrayal </text:p>
          </table:table-cell>
          <table:table-cell table:formula="of:=SUBSTITUTE([.A95];LEFT([.A95];(FIND(&quot;-&quot;;[.A95])));&quot;&quot;)" office:value-type="string" office:string-value=" Trippie Redd" calcext:value-type="string">
            <text:p><text:s/>Trippie Redd</text:p>
          </table:table-cell>
          <table:table-cell table:number-columns-repeated="4"/>
          <table:table-cell table:formula="of:=RANDBETWEEN(1;4)" office:value-type="float" office:value="3" calcext:value-type="float">
            <text:p>3</text:p>
          </table:table-cell>
          <table:table-cell table:formula="of:=&quot;('&quot;&amp;[.B95]&amp;&quot;',&quot;&amp;[.H95]&amp;&quot;,'default','default','&quot;&amp;[.C95]&amp;&quot;'),&quot;" office:value-type="string" office:string-value="('Betrayal ',3,'default','default',' Trippie Redd')," calcext:value-type="string">
            <text:p>('Betrayal ',3,'default','default',' Trippie Redd'),</text:p>
          </table:table-cell>
        </table:table-row>
        <table:table-row table:style-name="ro3">
          <table:table-cell office:value-type="string" calcext:value-type="string">
            <text:p><text:a xlink:href="https://www.songfacts.com/facts/dermot-kennedy/better-days" xlink:type="simple">Better Days</text:a> - Dermot Kennedy</text:p>
          </table:table-cell>
          <table:table-cell table:formula="of:=LEFT([.A96];(FIND(&quot;-&quot;;[.A96])-1))" office:value-type="string" office:string-value="Better Days " calcext:value-type="string">
            <text:p>Better Days </text:p>
          </table:table-cell>
          <table:table-cell table:formula="of:=SUBSTITUTE([.A96];LEFT([.A96];(FIND(&quot;-&quot;;[.A96])));&quot;&quot;)" office:value-type="string" office:string-value=" Dermot Kennedy" calcext:value-type="string">
            <text:p><text:s/>Dermot Kennedy</text:p>
          </table:table-cell>
          <table:table-cell table:number-columns-repeated="4"/>
          <table:table-cell table:formula="of:=RANDBETWEEN(1;4)" office:value-type="float" office:value="4" calcext:value-type="float">
            <text:p>4</text:p>
          </table:table-cell>
          <table:table-cell table:formula="of:=&quot;('&quot;&amp;[.B96]&amp;&quot;',&quot;&amp;[.H96]&amp;&quot;,'default','default','&quot;&amp;[.C96]&amp;&quot;'),&quot;" office:value-type="string" office:string-value="('Better Days ',4,'default','default',' Dermot Kennedy')," calcext:value-type="string">
            <text:p>('Better Days ',4,'default','default',' Dermot Kennedy'),</text:p>
          </table:table-cell>
        </table:table-row>
        <table:table-row table:style-name="ro2">
          <table:table-cell office:value-type="string" calcext:value-type="string">
            <text:p><text:a xlink:href="https://www.songfacts.com/facts/neiked/better-days" xlink:type="simple">Better Days</text:a> - Neiked</text:p>
          </table:table-cell>
          <table:table-cell table:formula="of:=LEFT([.A97];(FIND(&quot;-&quot;;[.A97])-1))" office:value-type="string" office:string-value="Better Days " calcext:value-type="string">
            <text:p>Better Days </text:p>
          </table:table-cell>
          <table:table-cell table:formula="of:=SUBSTITUTE([.A97];LEFT([.A97];(FIND(&quot;-&quot;;[.A97])));&quot;&quot;)" office:value-type="string" office:string-value=" Neiked" calcext:value-type="string">
            <text:p><text:s/>Neiked</text:p>
          </table:table-cell>
          <table:table-cell table:number-columns-repeated="4"/>
          <table:table-cell table:formula="of:=RANDBETWEEN(1;4)" office:value-type="float" office:value="1" calcext:value-type="float">
            <text:p>1</text:p>
          </table:table-cell>
          <table:table-cell table:formula="of:=&quot;('&quot;&amp;[.B97]&amp;&quot;',&quot;&amp;[.H97]&amp;&quot;,'default','default','&quot;&amp;[.C97]&amp;&quot;'),&quot;" office:value-type="string" office:string-value="('Better Days ',1,'default','default',' Neiked')," calcext:value-type="string">
            <text:p>('Better Days ',1,'default','default',' Neiked'),</text:p>
          </table:table-cell>
        </table:table-row>
        <table:table-row table:style-name="ro2">
          <table:table-cell office:value-type="string" calcext:value-type="string">
            <text:p><text:a xlink:href="https://www.songfacts.com/facts/little-mix/between-us" xlink:type="simple">Between Us</text:a> - Little Mix</text:p>
          </table:table-cell>
          <table:table-cell table:formula="of:=LEFT([.A98];(FIND(&quot;-&quot;;[.A98])-1))" office:value-type="string" office:string-value="Between Us " calcext:value-type="string">
            <text:p>Between Us </text:p>
          </table:table-cell>
          <table:table-cell table:formula="of:=SUBSTITUTE([.A98];LEFT([.A98];(FIND(&quot;-&quot;;[.A98])));&quot;&quot;)" office:value-type="string" office:string-value=" Little Mix" calcext:value-type="string">
            <text:p><text:s/>Little Mix</text:p>
          </table:table-cell>
          <table:table-cell table:number-columns-repeated="4"/>
          <table:table-cell table:formula="of:=RANDBETWEEN(1;4)" office:value-type="float" office:value="4" calcext:value-type="float">
            <text:p>4</text:p>
          </table:table-cell>
          <table:table-cell table:formula="of:=&quot;('&quot;&amp;[.B98]&amp;&quot;',&quot;&amp;[.H98]&amp;&quot;,'default','default','&quot;&amp;[.C98]&amp;&quot;'),&quot;" office:value-type="string" office:string-value="('Between Us ',4,'default','default',' Little Mix')," calcext:value-type="string">
            <text:p>('Between Us ',4,'default','default',' Little Mix'),</text:p>
          </table:table-cell>
        </table:table-row>
        <table:table-row table:style-name="ro2">
          <table:table-cell office:value-type="string" calcext:value-type="string">
            <text:p><text:a xlink:href="https://www.songfacts.com/facts/bo-burnham/bezos-i" xlink:type="simple">Bezos I</text:a> - Bo Burnham</text:p>
          </table:table-cell>
          <table:table-cell table:formula="of:=LEFT([.A99];(FIND(&quot;-&quot;;[.A99])-1))" office:value-type="string" office:string-value="Bezos I " calcext:value-type="string">
            <text:p>Bezos I </text:p>
          </table:table-cell>
          <table:table-cell table:formula="of:=SUBSTITUTE([.A99];LEFT([.A99];(FIND(&quot;-&quot;;[.A99])));&quot;&quot;)" office:value-type="string" office:string-value=" Bo Burnham" calcext:value-type="string">
            <text:p><text:s/>Bo Burnham</text:p>
          </table:table-cell>
          <table:table-cell table:number-columns-repeated="4"/>
          <table:table-cell table:formula="of:=RANDBETWEEN(1;4)" office:value-type="float" office:value="4" calcext:value-type="float">
            <text:p>4</text:p>
          </table:table-cell>
          <table:table-cell table:formula="of:=&quot;('&quot;&amp;[.B99]&amp;&quot;',&quot;&amp;[.H99]&amp;&quot;,'default','default','&quot;&amp;[.C99]&amp;&quot;'),&quot;" office:value-type="string" office:string-value="('Bezos I ',4,'default','default',' Bo Burnham')," calcext:value-type="string">
            <text:p>('Bezos I ',4,'default','default',' Bo Burnham'),</text:p>
          </table:table-cell>
        </table:table-row>
        <table:table-row table:style-name="ro2">
          <table:table-cell office:value-type="string" calcext:value-type="string">
            <text:p><text:a xlink:href="https://www.songfacts.com/facts/blake-shelton/bible-verses" xlink:type="simple">Bible Verses</text:a> - Blake Shelton</text:p>
          </table:table-cell>
          <table:table-cell table:formula="of:=LEFT([.A100];(FIND(&quot;-&quot;;[.A100])-1))" office:value-type="string" office:string-value="Bible Verses " calcext:value-type="string">
            <text:p>Bible Verses </text:p>
          </table:table-cell>
          <table:table-cell table:formula="of:=SUBSTITUTE([.A100];LEFT([.A100];(FIND(&quot;-&quot;;[.A100])));&quot;&quot;)" office:value-type="string" office:string-value=" Blake Shelton" calcext:value-type="string">
            <text:p><text:s/>Blake Shelton</text:p>
          </table:table-cell>
          <table:table-cell table:number-columns-repeated="4"/>
          <table:table-cell table:formula="of:=RANDBETWEEN(1;4)" office:value-type="float" office:value="1" calcext:value-type="float">
            <text:p>1</text:p>
          </table:table-cell>
          <table:table-cell table:formula="of:=&quot;('&quot;&amp;[.B100]&amp;&quot;',&quot;&amp;[.H100]&amp;&quot;,'default','default','&quot;&amp;[.C100]&amp;&quot;'),&quot;" office:value-type="string" office:string-value="('Bible Verses ',1,'default','default',' Blake Shelton')," calcext:value-type="string">
            <text:p>('Bible Verses ',1,'default','default',' Blake Shelton'),</text:p>
          </table:table-cell>
        </table:table-row>
        <table:table-row table:style-name="ro1">
          <table:table-cell office:value-type="string" calcext:value-type="string">
            <text:p><text:a xlink:href="https://www.songfacts.com/facts/rm/bicycle" xlink:type="simple">Bicycle</text:a> - RM</text:p>
          </table:table-cell>
          <table:table-cell table:formula="of:=LEFT([.A101];(FIND(&quot;-&quot;;[.A101])-1))" office:value-type="string" office:string-value="Bicycle " calcext:value-type="string">
            <text:p>Bicycle </text:p>
          </table:table-cell>
          <table:table-cell table:formula="of:=SUBSTITUTE([.A101];LEFT([.A101];(FIND(&quot;-&quot;;[.A101])));&quot;&quot;)" office:value-type="string" office:string-value=" RM" calcext:value-type="string">
            <text:p><text:s/>RM</text:p>
          </table:table-cell>
          <table:table-cell table:number-columns-repeated="4"/>
          <table:table-cell table:formula="of:=RANDBETWEEN(1;4)" office:value-type="float" office:value="4" calcext:value-type="float">
            <text:p>4</text:p>
          </table:table-cell>
          <table:table-cell table:formula="of:=&quot;('&quot;&amp;[.B101]&amp;&quot;',&quot;&amp;[.H101]&amp;&quot;,'default','default','&quot;&amp;[.C101]&amp;&quot;'),&quot;" office:value-type="string" office:string-value="('Bicycle ',4,'default','default',' RM')," calcext:value-type="string">
            <text:p>('Bicycle ',4,'default','default',' RM'),</text:p>
          </table:table-cell>
        </table:table-row>
        <table:table-row table:style-name="ro2">
          <table:table-cell office:value-type="string" calcext:value-type="string">
            <text:p><text:a xlink:href="https://www.songfacts.com/facts/latto/big-energy" xlink:type="simple">Big Energy</text:a> - Latto</text:p>
          </table:table-cell>
          <table:table-cell table:formula="of:=LEFT([.A102];(FIND(&quot;-&quot;;[.A102])-1))" office:value-type="string" office:string-value="Big Energy " calcext:value-type="string">
            <text:p>Big Energy </text:p>
          </table:table-cell>
          <table:table-cell table:formula="of:=SUBSTITUTE([.A102];LEFT([.A102];(FIND(&quot;-&quot;;[.A102])));&quot;&quot;)" office:value-type="string" office:string-value=" Latto" calcext:value-type="string">
            <text:p><text:s/>Latto</text:p>
          </table:table-cell>
          <table:table-cell table:number-columns-repeated="4"/>
          <table:table-cell table:formula="of:=RANDBETWEEN(1;4)" office:value-type="float" office:value="1" calcext:value-type="float">
            <text:p>1</text:p>
          </table:table-cell>
          <table:table-cell table:formula="of:=&quot;('&quot;&amp;[.B102]&amp;&quot;',&quot;&amp;[.H102]&amp;&quot;,'default','default','&quot;&amp;[.C102]&amp;&quot;'),&quot;" office:value-type="string" office:string-value="('Big Energy ',1,'default','default',' Latto')," calcext:value-type="string">
            <text:p>('Big Energy ',1,'default','default',' Latto'),</text:p>
          </table:table-cell>
        </table:table-row>
        <table:table-row table:style-name="ro2">
          <table:table-cell office:value-type="string" calcext:value-type="string">
            <text:p><text:a xlink:href="https://www.songfacts.com/facts/dj-khaled/big-paper" xlink:type="simple">Big Paper</text:a> - DJ Khaled</text:p>
          </table:table-cell>
          <table:table-cell table:formula="of:=LEFT([.A103];(FIND(&quot;-&quot;;[.A103])-1))" office:value-type="string" office:string-value="Big Paper " calcext:value-type="string">
            <text:p>Big Paper </text:p>
          </table:table-cell>
          <table:table-cell table:formula="of:=SUBSTITUTE([.A103];LEFT([.A103];(FIND(&quot;-&quot;;[.A103])));&quot;&quot;)" office:value-type="string" office:string-value=" DJ Khaled" calcext:value-type="string">
            <text:p><text:s/>DJ Khaled</text:p>
          </table:table-cell>
          <table:table-cell table:number-columns-repeated="4"/>
          <table:table-cell table:formula="of:=RANDBETWEEN(1;4)" office:value-type="float" office:value="4" calcext:value-type="float">
            <text:p>4</text:p>
          </table:table-cell>
          <table:table-cell table:formula="of:=&quot;('&quot;&amp;[.B103]&amp;&quot;',&quot;&amp;[.H103]&amp;&quot;,'default','default','&quot;&amp;[.C103]&amp;&quot;'),&quot;" office:value-type="string" office:string-value="('Big Paper ',4,'default','default',' DJ Khaled')," calcext:value-type="string">
            <text:p>('Big Paper ',4,'default','default',' DJ Khaled'),</text:p>
          </table:table-cell>
        </table:table-row>
        <table:table-row table:style-name="ro2">
          <table:table-cell office:value-type="string" calcext:value-type="string">
            <text:p><text:a xlink:href="https://www.songfacts.com/facts/the-lumineers/big-shot" xlink:type="simple">Big Shot</text:a> - The Lumineers</text:p>
          </table:table-cell>
          <table:table-cell table:formula="of:=LEFT([.A104];(FIND(&quot;-&quot;;[.A104])-1))" office:value-type="string" office:string-value="Big Shot " calcext:value-type="string">
            <text:p>Big Shot </text:p>
          </table:table-cell>
          <table:table-cell table:formula="of:=SUBSTITUTE([.A104];LEFT([.A104];(FIND(&quot;-&quot;;[.A104])));&quot;&quot;)" office:value-type="string" office:string-value=" The Lumineers" calcext:value-type="string">
            <text:p><text:s/>The Lumineers</text:p>
          </table:table-cell>
          <table:table-cell table:number-columns-repeated="4"/>
          <table:table-cell table:formula="of:=RANDBETWEEN(1;4)" office:value-type="float" office:value="3" calcext:value-type="float">
            <text:p>3</text:p>
          </table:table-cell>
          <table:table-cell table:formula="of:=&quot;('&quot;&amp;[.B104]&amp;&quot;',&quot;&amp;[.H104]&amp;&quot;,'default','default','&quot;&amp;[.C104]&amp;&quot;'),&quot;" office:value-type="string" office:string-value="('Big Shot ',3,'default','default',' The Lumineers')," calcext:value-type="string">
            <text:p>('Big Shot ',3,'default','default',' The Lumineers'),</text:p>
          </table:table-cell>
        </table:table-row>
        <table:table-row table:style-name="ro2">
          <table:table-cell office:value-type="string" calcext:value-type="string">
            <text:p><text:a xlink:href="https://www.songfacts.com/facts/luke-bryan/bill-dance" xlink:type="simple">Bill Dance</text:a> - Luke Bryan</text:p>
          </table:table-cell>
          <table:table-cell table:formula="of:=LEFT([.A105];(FIND(&quot;-&quot;;[.A105])-1))" office:value-type="string" office:string-value="Bill Dance " calcext:value-type="string">
            <text:p>Bill Dance </text:p>
          </table:table-cell>
          <table:table-cell table:formula="of:=SUBSTITUTE([.A105];LEFT([.A105];(FIND(&quot;-&quot;;[.A105])));&quot;&quot;)" office:value-type="string" office:string-value=" Luke Bryan" calcext:value-type="string">
            <text:p><text:s/>Luke Bryan</text:p>
          </table:table-cell>
          <table:table-cell table:number-columns-repeated="4"/>
          <table:table-cell table:formula="of:=RANDBETWEEN(1;4)" office:value-type="float" office:value="2" calcext:value-type="float">
            <text:p>2</text:p>
          </table:table-cell>
          <table:table-cell table:formula="of:=&quot;('&quot;&amp;[.B105]&amp;&quot;',&quot;&amp;[.H105]&amp;&quot;,'default','default','&quot;&amp;[.C105]&amp;&quot;'),&quot;" office:value-type="string" office:string-value="('Bill Dance ',2,'default','default',' Luke Bryan')," calcext:value-type="string">
            <text:p>('Bill Dance ',2,'default','default',' Luke Bryan'),</text:p>
          </table:table-cell>
        </table:table-row>
        <table:table-row table:style-name="ro2">
          <table:table-cell office:value-type="string" calcext:value-type="string">
            <text:p><text:a xlink:href="https://www.songfacts.com/facts/billie-eilish/billie-bossa-nova" xlink:type="simple">Billie Bossa Nova</text:a> - Billie Eilish</text:p>
          </table:table-cell>
          <table:table-cell table:formula="of:=LEFT([.A106];(FIND(&quot;-&quot;;[.A106])-1))" office:value-type="string" office:string-value="Billie Bossa Nova " calcext:value-type="string">
            <text:p>Billie Bossa Nova </text:p>
          </table:table-cell>
          <table:table-cell table:formula="of:=SUBSTITUTE([.A106];LEFT([.A106];(FIND(&quot;-&quot;;[.A106])));&quot;&quot;)" office:value-type="string" office:string-value=" Billie Eilish" calcext:value-type="string">
            <text:p><text:s/>Billie Eilish</text:p>
          </table:table-cell>
          <table:table-cell table:number-columns-repeated="4"/>
          <table:table-cell table:formula="of:=RANDBETWEEN(1;4)" office:value-type="float" office:value="1" calcext:value-type="float">
            <text:p>1</text:p>
          </table:table-cell>
          <table:table-cell table:formula="of:=&quot;('&quot;&amp;[.B106]&amp;&quot;',&quot;&amp;[.H106]&amp;&quot;,'default','default','&quot;&amp;[.C106]&amp;&quot;'),&quot;" office:value-type="string" office:string-value="('Billie Bossa Nova ',1,'default','default',' Billie Eilish')," calcext:value-type="string">
            <text:p>('Billie Bossa Nova ',1,'default','default',' Billie Eilish'),</text:p>
          </table:table-cell>
        </table:table-row>
        <table:table-row table:style-name="ro2">
          <table:table-cell office:value-type="string" calcext:value-type="string">
            <text:p><text:a xlink:href="https://www.songfacts.com/facts/big-red-machine/birch" xlink:type="simple">Birch</text:a> - Big Red Machine</text:p>
          </table:table-cell>
          <table:table-cell table:formula="of:=LEFT([.A107];(FIND(&quot;-&quot;;[.A107])-1))" office:value-type="string" office:string-value="Birch " calcext:value-type="string">
            <text:p>Birch </text:p>
          </table:table-cell>
          <table:table-cell table:formula="of:=SUBSTITUTE([.A107];LEFT([.A107];(FIND(&quot;-&quot;;[.A107])));&quot;&quot;)" office:value-type="string" office:string-value=" Big Red Machine" calcext:value-type="string">
            <text:p><text:s/>Big Red Machine</text:p>
          </table:table-cell>
          <table:table-cell table:number-columns-repeated="4"/>
          <table:table-cell table:formula="of:=RANDBETWEEN(1;4)" office:value-type="float" office:value="3" calcext:value-type="float">
            <text:p>3</text:p>
          </table:table-cell>
          <table:table-cell table:formula="of:=&quot;('&quot;&amp;[.B107]&amp;&quot;',&quot;&amp;[.H107]&amp;&quot;,'default','default','&quot;&amp;[.C107]&amp;&quot;'),&quot;" office:value-type="string" office:string-value="('Birch ',3,'default','default',' Big Red Machine')," calcext:value-type="string">
            <text:p>('Birch ',3,'default','default',' Big Red Machine'),</text:p>
          </table:table-cell>
        </table:table-row>
        <table:table-row table:style-name="ro5">
          <table:table-cell office:value-type="string" calcext:value-type="string">
            <text:p><text:a xlink:href="https://www.songfacts.com/facts/elizabeth-and-the-catapult/birds-and-the-bees" xlink:type="simple">Birds And The Bees</text:a> - Elizabeth And The Catapult</text:p>
          </table:table-cell>
          <table:table-cell table:formula="of:=LEFT([.A108];(FIND(&quot;-&quot;;[.A108])-1))" office:value-type="string" office:string-value="Birds And The Bees " calcext:value-type="string">
            <text:p>Birds And The Bees </text:p>
          </table:table-cell>
          <table:table-cell table:formula="of:=SUBSTITUTE([.A108];LEFT([.A108];(FIND(&quot;-&quot;;[.A108])));&quot;&quot;)" office:value-type="string" office:string-value=" Elizabeth And The Catapult" calcext:value-type="string">
            <text:p><text:s/>Elizabeth And The Catapult</text:p>
          </table:table-cell>
          <table:table-cell table:number-columns-repeated="4"/>
          <table:table-cell table:formula="of:=RANDBETWEEN(1;4)" office:value-type="float" office:value="3" calcext:value-type="float">
            <text:p>3</text:p>
          </table:table-cell>
          <table:table-cell table:formula="of:=&quot;('&quot;&amp;[.B108]&amp;&quot;',&quot;&amp;[.H108]&amp;&quot;,'default','default','&quot;&amp;[.C108]&amp;&quot;'),&quot;" office:value-type="string" office:string-value="('Birds And The Bees ',3,'default','default',' Elizabeth And The Catapult')," calcext:value-type="string">
            <text:p>('Birds And The Bees ',3,'default','default',' Elizabeth And The Catapult'),</text:p>
          </table:table-cell>
        </table:table-row>
        <table:table-row table:style-name="ro2">
          <table:table-cell office:value-type="string" calcext:value-type="string">
            <text:p><text:a xlink:href="https://www.songfacts.com/facts/avril-lavigne/bite-me" xlink:type="simple">Bite Me</text:a> - Avril Lavigne</text:p>
          </table:table-cell>
          <table:table-cell table:formula="of:=LEFT([.A109];(FIND(&quot;-&quot;;[.A109])-1))" office:value-type="string" office:string-value="Bite Me " calcext:value-type="string">
            <text:p>Bite Me </text:p>
          </table:table-cell>
          <table:table-cell table:formula="of:=SUBSTITUTE([.A109];LEFT([.A109];(FIND(&quot;-&quot;;[.A109])));&quot;&quot;)" office:value-type="string" office:string-value=" Avril Lavigne" calcext:value-type="string">
            <text:p><text:s/>Avril Lavigne</text:p>
          </table:table-cell>
          <table:table-cell table:number-columns-repeated="4"/>
          <table:table-cell table:formula="of:=RANDBETWEEN(1;4)" office:value-type="float" office:value="4" calcext:value-type="float">
            <text:p>4</text:p>
          </table:table-cell>
          <table:table-cell table:formula="of:=&quot;('&quot;&amp;[.B109]&amp;&quot;',&quot;&amp;[.H109]&amp;&quot;,'default','default','&quot;&amp;[.C109]&amp;&quot;'),&quot;" office:value-type="string" office:string-value="('Bite Me ',4,'default','default',' Avril Lavigne')," calcext:value-type="string">
            <text:p>('Bite Me ',4,'default','default',' Avril Lavigne'),</text:p>
          </table:table-cell>
        </table:table-row>
        <table:table-row table:style-name="ro3">
          <table:table-cell office:value-type="string" calcext:value-type="string">
            <text:p><text:a xlink:href="https://www.songfacts.com/facts/summer-walker/bitter" xlink:type="simple">Bitter</text:a> - Summer Walker</text:p>
          </table:table-cell>
          <table:table-cell table:formula="of:=LEFT([.A110];(FIND(&quot;-&quot;;[.A110])-1))" office:value-type="string" office:string-value="Bitter " calcext:value-type="string">
            <text:p>Bitter </text:p>
          </table:table-cell>
          <table:table-cell table:formula="of:=SUBSTITUTE([.A110];LEFT([.A110];(FIND(&quot;-&quot;;[.A110])));&quot;&quot;)" office:value-type="string" office:string-value=" Summer Walker" calcext:value-type="string">
            <text:p><text:s/>Summer Walker</text:p>
          </table:table-cell>
          <table:table-cell table:number-columns-repeated="4"/>
          <table:table-cell table:formula="of:=RANDBETWEEN(1;4)" office:value-type="float" office:value="4" calcext:value-type="float">
            <text:p>4</text:p>
          </table:table-cell>
          <table:table-cell table:formula="of:=&quot;('&quot;&amp;[.B110]&amp;&quot;',&quot;&amp;[.H110]&amp;&quot;,'default','default','&quot;&amp;[.C110]&amp;&quot;'),&quot;" office:value-type="string" office:string-value="('Bitter ',4,'default','default',' Summer Walker')," calcext:value-type="string">
            <text:p>('Bitter ',4,'default','default',' Summer Walker'),</text:p>
          </table:table-cell>
        </table:table-row>
        <table:table-row table:style-name="ro2">
          <table:table-cell office:value-type="string" calcext:value-type="string">
            <text:p><text:a xlink:href="https://www.songfacts.com/facts/billy-idol/bitter-taste" xlink:type="simple">Bitter Taste</text:a> - Billy Idol</text:p>
          </table:table-cell>
          <table:table-cell table:formula="of:=LEFT([.A111];(FIND(&quot;-&quot;;[.A111])-1))" office:value-type="string" office:string-value="Bitter Taste " calcext:value-type="string">
            <text:p>Bitter Taste </text:p>
          </table:table-cell>
          <table:table-cell table:formula="of:=SUBSTITUTE([.A111];LEFT([.A111];(FIND(&quot;-&quot;;[.A111])));&quot;&quot;)" office:value-type="string" office:string-value=" Billy Idol" calcext:value-type="string">
            <text:p><text:s/>Billy Idol</text:p>
          </table:table-cell>
          <table:table-cell table:number-columns-repeated="4"/>
          <table:table-cell table:formula="of:=RANDBETWEEN(1;4)" office:value-type="float" office:value="2" calcext:value-type="float">
            <text:p>2</text:p>
          </table:table-cell>
          <table:table-cell table:formula="of:=&quot;('&quot;&amp;[.B111]&amp;&quot;',&quot;&amp;[.H111]&amp;&quot;,'default','default','&quot;&amp;[.C111]&amp;&quot;'),&quot;" office:value-type="string" office:string-value="('Bitter Taste ',2,'default','default',' Billy Idol')," calcext:value-type="string">
            <text:p>('Bitter Taste ',2,'default','default',' Billy Idol'),</text:p>
          </table:table-cell>
        </table:table-row>
        <table:table-row table:style-name="ro2">
          <table:table-cell office:value-type="string" calcext:value-type="string">
            <text:p><text:a xlink:href="https://www.songfacts.com/facts/sons-of-kemet/black" xlink:type="simple">Black</text:a> - Sons Of Kemet</text:p>
          </table:table-cell>
          <table:table-cell table:formula="of:=LEFT([.A112];(FIND(&quot;-&quot;;[.A112])-1))" office:value-type="string" office:string-value="Black " calcext:value-type="string">
            <text:p>Black </text:p>
          </table:table-cell>
          <table:table-cell table:formula="of:=SUBSTITUTE([.A112];LEFT([.A112];(FIND(&quot;-&quot;;[.A112])));&quot;&quot;)" office:value-type="string" office:string-value=" Sons Of Kemet" calcext:value-type="string">
            <text:p><text:s/>Sons Of Kemet</text:p>
          </table:table-cell>
          <table:table-cell table:number-columns-repeated="4"/>
          <table:table-cell table:formula="of:=RANDBETWEEN(1;4)" office:value-type="float" office:value="4" calcext:value-type="float">
            <text:p>4</text:p>
          </table:table-cell>
          <table:table-cell table:formula="of:=&quot;('&quot;&amp;[.B112]&amp;&quot;',&quot;&amp;[.H112]&amp;&quot;,'default','default','&quot;&amp;[.C112]&amp;&quot;'),&quot;" office:value-type="string" office:string-value="('Black ',4,'default','default',' Sons Of Kemet')," calcext:value-type="string">
            <text:p>('Black ',4,'default','default',' Sons Of Kemet'),</text:p>
          </table:table-cell>
        </table:table-row>
        <table:table-row table:style-name="ro3">
          <table:table-cell office:value-type="string" calcext:value-type="string">
            <text:p><text:a xlink:href="https://www.songfacts.com/facts/lana-del-rey/black-bathing-suit" xlink:type="simple">Black Bathing Suit</text:a> - Lana Del Rey</text:p>
          </table:table-cell>
          <table:table-cell table:formula="of:=LEFT([.A113];(FIND(&quot;-&quot;;[.A113])-1))" office:value-type="string" office:string-value="Black Bathing Suit " calcext:value-type="string">
            <text:p>Black Bathing Suit </text:p>
          </table:table-cell>
          <table:table-cell table:formula="of:=SUBSTITUTE([.A113];LEFT([.A113];(FIND(&quot;-&quot;;[.A113])));&quot;&quot;)" office:value-type="string" office:string-value=" Lana Del Rey" calcext:value-type="string">
            <text:p><text:s/>Lana Del Rey</text:p>
          </table:table-cell>
          <table:table-cell table:number-columns-repeated="4"/>
          <table:table-cell table:formula="of:=RANDBETWEEN(1;4)" office:value-type="float" office:value="3" calcext:value-type="float">
            <text:p>3</text:p>
          </table:table-cell>
          <table:table-cell table:formula="of:=&quot;('&quot;&amp;[.B113]&amp;&quot;',&quot;&amp;[.H113]&amp;&quot;,'default','default','&quot;&amp;[.C113]&amp;&quot;'),&quot;" office:value-type="string" office:string-value="('Black Bathing Suit ',3,'default','default',' Lana Del Rey')," calcext:value-type="string">
            <text:p>('Black Bathing Suit ',3,'default','default',' Lana Del Rey'),</text:p>
          </table:table-cell>
        </table:table-row>
        <table:table-row table:style-name="ro2">
          <table:table-cell office:value-type="string" calcext:value-type="string">
            <text:p><text:a xlink:href="https://www.songfacts.com/facts/griff/black-hole" xlink:type="simple">Black Hole</text:a> - Griff</text:p>
          </table:table-cell>
          <table:table-cell table:formula="of:=LEFT([.A114];(FIND(&quot;-&quot;;[.A114])-1))" office:value-type="string" office:string-value="Black Hole " calcext:value-type="string">
            <text:p>Black Hole </text:p>
          </table:table-cell>
          <table:table-cell table:formula="of:=SUBSTITUTE([.A114];LEFT([.A114];(FIND(&quot;-&quot;;[.A114])));&quot;&quot;)" office:value-type="string" office:string-value=" Griff" calcext:value-type="string">
            <text:p><text:s/>Griff</text:p>
          </table:table-cell>
          <table:table-cell table:number-columns-repeated="4"/>
          <table:table-cell table:formula="of:=RANDBETWEEN(1;4)" office:value-type="float" office:value="3" calcext:value-type="float">
            <text:p>3</text:p>
          </table:table-cell>
          <table:table-cell table:formula="of:=&quot;('&quot;&amp;[.B114]&amp;&quot;',&quot;&amp;[.H114]&amp;&quot;,'default','default','&quot;&amp;[.C114]&amp;&quot;'),&quot;" office:value-type="string" office:string-value="('Black Hole ',3,'default','default',' Griff')," calcext:value-type="string">
            <text:p>('Black Hole ',3,'default','default',' Griff'),</text:p>
          </table:table-cell>
        </table:table-row>
        <table:table-row table:style-name="ro2">
          <table:table-cell office:value-type="string" calcext:value-type="string">
            <text:p><text:a xlink:href="https://www.songfacts.com/facts/kane-brown/blessed-free" xlink:type="simple">Blessed &amp; Free</text:a> - Kane Brown</text:p>
          </table:table-cell>
          <table:table-cell table:formula="of:=LEFT([.A115];(FIND(&quot;-&quot;;[.A115])-1))" office:value-type="string" office:string-value="Blessed &amp; Free " calcext:value-type="string">
            <text:p>Blessed &amp; Free </text:p>
          </table:table-cell>
          <table:table-cell table:formula="of:=SUBSTITUTE([.A115];LEFT([.A115];(FIND(&quot;-&quot;;[.A115])));&quot;&quot;)" office:value-type="string" office:string-value=" Kane Brown" calcext:value-type="string">
            <text:p><text:s/>Kane Brown</text:p>
          </table:table-cell>
          <table:table-cell table:number-columns-repeated="4"/>
          <table:table-cell table:formula="of:=RANDBETWEEN(1;4)" office:value-type="float" office:value="1" calcext:value-type="float">
            <text:p>1</text:p>
          </table:table-cell>
          <table:table-cell table:formula="of:=&quot;('&quot;&amp;[.B115]&amp;&quot;',&quot;&amp;[.H115]&amp;&quot;,'default','default','&quot;&amp;[.C115]&amp;&quot;'),&quot;" office:value-type="string" office:string-value="('Blessed &amp; Free ',1,'default','default',' Kane Brown')," calcext:value-type="string">
            <text:p>('Blessed &amp; Free ',1,'default','default',' Kane Brown'),</text:p>
          </table:table-cell>
        </table:table-row>
        <table:table-row table:style-name="ro2">
          <table:table-cell office:value-type="string" calcext:value-type="string">
            <text:p><text:a xlink:href="https://www.songfacts.com/facts/willie-nile/blood-on-your-hands" xlink:type="simple">Blood On Your Hands</text:a> - Willie Nile</text:p>
          </table:table-cell>
          <table:table-cell table:formula="of:=LEFT([.A116];(FIND(&quot;-&quot;;[.A116])-1))" office:value-type="string" office:string-value="Blood On Your Hands " calcext:value-type="string">
            <text:p>Blood On Your Hands </text:p>
          </table:table-cell>
          <table:table-cell table:formula="of:=SUBSTITUTE([.A116];LEFT([.A116];(FIND(&quot;-&quot;;[.A116])));&quot;&quot;)" office:value-type="string" office:string-value=" Willie Nile" calcext:value-type="string">
            <text:p><text:s/>Willie Nile</text:p>
          </table:table-cell>
          <table:table-cell table:number-columns-repeated="4"/>
          <table:table-cell table:formula="of:=RANDBETWEEN(1;4)" office:value-type="float" office:value="3" calcext:value-type="float">
            <text:p>3</text:p>
          </table:table-cell>
          <table:table-cell table:formula="of:=&quot;('&quot;&amp;[.B116]&amp;&quot;',&quot;&amp;[.H116]&amp;&quot;,'default','default','&quot;&amp;[.C116]&amp;&quot;'),&quot;" office:value-type="string" office:string-value="('Blood On Your Hands ',3,'default','default',' Willie Nile')," calcext:value-type="string">
            <text:p>('Blood On Your Hands ',3,'default','default',' Willie Nile'),</text:p>
          </table:table-cell>
        </table:table-row>
        <table:table-row table:style-name="ro3">
          <table:table-cell office:value-type="string" calcext:value-type="string">
            <text:p><text:a xlink:href="https://www.songfacts.com/facts/lana-del-rey/blue-banisters" xlink:type="simple">Blue Banisters</text:a> - Lana Del Rey</text:p>
          </table:table-cell>
          <table:table-cell table:formula="of:=LEFT([.A117];(FIND(&quot;-&quot;;[.A117])-1))" office:value-type="string" office:string-value="Blue Banisters " calcext:value-type="string">
            <text:p>Blue Banisters </text:p>
          </table:table-cell>
          <table:table-cell table:formula="of:=SUBSTITUTE([.A117];LEFT([.A117];(FIND(&quot;-&quot;;[.A117])));&quot;&quot;)" office:value-type="string" office:string-value=" Lana Del Rey" calcext:value-type="string">
            <text:p><text:s/>Lana Del Rey</text:p>
          </table:table-cell>
          <table:table-cell table:number-columns-repeated="4"/>
          <table:table-cell table:formula="of:=RANDBETWEEN(1;4)" office:value-type="float" office:value="4" calcext:value-type="float">
            <text:p>4</text:p>
          </table:table-cell>
          <table:table-cell table:formula="of:=&quot;('&quot;&amp;[.B117]&amp;&quot;',&quot;&amp;[.H117]&amp;&quot;,'default','default','&quot;&amp;[.C117]&amp;&quot;'),&quot;" office:value-type="string" office:string-value="('Blue Banisters ',4,'default','default',' Lana Del Rey')," calcext:value-type="string">
            <text:p>('Blue Banisters ',4,'default','default',' Lana Del Rey'),</text:p>
          </table:table-cell>
        </table:table-row>
        <table:table-row table:style-name="ro2">
          <table:table-cell office:value-type="string" calcext:value-type="string">
            <text:p><text:a xlink:href="https://www.songfacts.com/facts/russ-splash/body" xlink:type="simple">Body</text:a> - Russ Millions</text:p>
          </table:table-cell>
          <table:table-cell table:formula="of:=LEFT([.A118];(FIND(&quot;-&quot;;[.A118])-1))" office:value-type="string" office:string-value="Body " calcext:value-type="string">
            <text:p>Body </text:p>
          </table:table-cell>
          <table:table-cell table:formula="of:=SUBSTITUTE([.A118];LEFT([.A118];(FIND(&quot;-&quot;;[.A118])));&quot;&quot;)" office:value-type="string" office:string-value=" Russ Millions" calcext:value-type="string">
            <text:p><text:s/>Russ Millions</text:p>
          </table:table-cell>
          <table:table-cell table:number-columns-repeated="4"/>
          <table:table-cell table:formula="of:=RANDBETWEEN(1;4)" office:value-type="float" office:value="3" calcext:value-type="float">
            <text:p>3</text:p>
          </table:table-cell>
          <table:table-cell table:formula="of:=&quot;('&quot;&amp;[.B118]&amp;&quot;',&quot;&amp;[.H118]&amp;&quot;,'default','default','&quot;&amp;[.C118]&amp;&quot;'),&quot;" office:value-type="string" office:string-value="('Body ',3,'default','default',' Russ Millions')," calcext:value-type="string">
            <text:p>('Body ',3,'default','default',' Russ Millions'),</text:p>
          </table:table-cell>
        </table:table-row>
        <table:table-row table:style-name="ro3">
          <table:table-cell office:value-type="string" calcext:value-type="string">
            <text:p><text:a xlink:href="https://www.songfacts.com/facts/tierra-whack/body-of-water" xlink:type="simple">Body Of Water</text:a> - Tierra Whack</text:p>
          </table:table-cell>
          <table:table-cell table:formula="of:=LEFT([.A119];(FIND(&quot;-&quot;;[.A119])-1))" office:value-type="string" office:string-value="Body Of Water " calcext:value-type="string">
            <text:p>Body Of Water </text:p>
          </table:table-cell>
          <table:table-cell table:formula="of:=SUBSTITUTE([.A119];LEFT([.A119];(FIND(&quot;-&quot;;[.A119])));&quot;&quot;)" office:value-type="string" office:string-value=" Tierra Whack" calcext:value-type="string">
            <text:p><text:s/>Tierra Whack</text:p>
          </table:table-cell>
          <table:table-cell table:number-columns-repeated="4"/>
          <table:table-cell table:formula="of:=RANDBETWEEN(1;4)" office:value-type="float" office:value="4" calcext:value-type="float">
            <text:p>4</text:p>
          </table:table-cell>
          <table:table-cell table:formula="of:=&quot;('&quot;&amp;[.B119]&amp;&quot;',&quot;&amp;[.H119]&amp;&quot;,'default','default','&quot;&amp;[.C119]&amp;&quot;'),&quot;" office:value-type="string" office:string-value="('Body Of Water ',4,'default','default',' Tierra Whack')," calcext:value-type="string">
            <text:p>('Body Of Water ',4,'default','default',' Tierra Whack'),</text:p>
          </table:table-cell>
        </table:table-row>
        <table:table-row table:style-name="ro2">
          <table:table-cell office:value-type="string" calcext:value-type="string">
            <text:p><text:a xlink:href="https://www.songfacts.com/facts/royal-blood/boilermaker" xlink:type="simple">Boilermaker</text:a> - Royal Blood</text:p>
          </table:table-cell>
          <table:table-cell table:formula="of:=LEFT([.A120];(FIND(&quot;-&quot;;[.A120])-1))" office:value-type="string" office:string-value="Boilermaker " calcext:value-type="string">
            <text:p>Boilermaker </text:p>
          </table:table-cell>
          <table:table-cell table:formula="of:=SUBSTITUTE([.A120];LEFT([.A120];(FIND(&quot;-&quot;;[.A120])));&quot;&quot;)" office:value-type="string" office:string-value=" Royal Blood" calcext:value-type="string">
            <text:p><text:s/>Royal Blood</text:p>
          </table:table-cell>
          <table:table-cell table:number-columns-repeated="4"/>
          <table:table-cell table:formula="of:=RANDBETWEEN(1;4)" office:value-type="float" office:value="4" calcext:value-type="float">
            <text:p>4</text:p>
          </table:table-cell>
          <table:table-cell table:formula="of:=&quot;('&quot;&amp;[.B120]&amp;&quot;',&quot;&amp;[.H120]&amp;&quot;,'default','default','&quot;&amp;[.C120]&amp;&quot;'),&quot;" office:value-type="string" office:string-value="('Boilermaker ',4,'default','default',' Royal Blood')," calcext:value-type="string">
            <text:p>('Boilermaker ',4,'default','default',' Royal Blood'),</text:p>
          </table:table-cell>
        </table:table-row>
        <table:table-row table:style-name="ro5">
          <table:table-cell office:value-type="string" calcext:value-type="string">
            <text:p><text:a xlink:href="https://www.songfacts.com/facts/gera-mx-christian-nodal/botella-tras-botella" xlink:type="simple">Botella Tras Botella</text:a> - Gera MX &amp; Christian Nodal</text:p>
          </table:table-cell>
          <table:table-cell table:formula="of:=LEFT([.A121];(FIND(&quot;-&quot;;[.A121])-1))" office:value-type="string" office:string-value="Botella Tras Botella " calcext:value-type="string">
            <text:p>Botella Tras Botella </text:p>
          </table:table-cell>
          <table:table-cell table:formula="of:=SUBSTITUTE([.A121];LEFT([.A121];(FIND(&quot;-&quot;;[.A121])));&quot;&quot;)" office:value-type="string" office:string-value=" Gera MX &amp; Christian Nodal" calcext:value-type="string">
            <text:p><text:s/>Gera MX &amp; Christian Nodal</text:p>
          </table:table-cell>
          <table:table-cell table:number-columns-repeated="4"/>
          <table:table-cell table:formula="of:=RANDBETWEEN(1;4)" office:value-type="float" office:value="2" calcext:value-type="float">
            <text:p>2</text:p>
          </table:table-cell>
          <table:table-cell table:formula="of:=&quot;('&quot;&amp;[.B121]&amp;&quot;',&quot;&amp;[.H121]&amp;&quot;,'default','default','&quot;&amp;[.C121]&amp;&quot;'),&quot;" office:value-type="string" office:string-value="('Botella Tras Botella ',2,'default','default',' Gera MX &amp; Christian Nodal')," calcext:value-type="string">
            <text:p>('Botella Tras Botella ',2,'default','default',' Gera MX &amp; Christian Nodal'),</text:p>
          </table:table-cell>
        </table:table-row>
        <table:table-row table:style-name="ro2">
          <table:table-cell office:value-type="string" calcext:value-type="string">
            <text:p><text:a xlink:href="https://www.songfacts.com/facts/jon-batiste/boy-hood" xlink:type="simple">Boy Hood</text:a> - Jon Batiste</text:p>
          </table:table-cell>
          <table:table-cell table:formula="of:=LEFT([.A122];(FIND(&quot;-&quot;;[.A122])-1))" office:value-type="string" office:string-value="Boy Hood " calcext:value-type="string">
            <text:p>Boy Hood </text:p>
          </table:table-cell>
          <table:table-cell table:formula="of:=SUBSTITUTE([.A122];LEFT([.A122];(FIND(&quot;-&quot;;[.A122])));&quot;&quot;)" office:value-type="string" office:string-value=" Jon Batiste" calcext:value-type="string">
            <text:p><text:s/>Jon Batiste</text:p>
          </table:table-cell>
          <table:table-cell table:number-columns-repeated="4"/>
          <table:table-cell table:formula="of:=RANDBETWEEN(1;4)" office:value-type="float" office:value="4" calcext:value-type="float">
            <text:p>4</text:p>
          </table:table-cell>
          <table:table-cell table:formula="of:=&quot;('&quot;&amp;[.B122]&amp;&quot;',&quot;&amp;[.H122]&amp;&quot;,'default','default','&quot;&amp;[.C122]&amp;&quot;'),&quot;" office:value-type="string" office:string-value="('Boy Hood ',4,'default','default',' Jon Batiste')," calcext:value-type="string">
            <text:p>('Boy Hood ',4,'default','default',' Jon Batiste'),</text:p>
          </table:table-cell>
        </table:table-row>
        <table:table-row table:style-name="ro3">
          <table:table-cell office:value-type="string" calcext:value-type="string">
            <text:p><text:a xlink:href="https://www.songfacts.com/facts/noah-cunane/boy-with-a-broken-heart" xlink:type="simple">Boy With A Broken Heart</text:a> - Noah Cunane</text:p>
          </table:table-cell>
          <table:table-cell table:formula="of:=LEFT([.A123];(FIND(&quot;-&quot;;[.A123])-1))" office:value-type="string" office:string-value="Boy With A Broken Heart " calcext:value-type="string">
            <text:p>Boy With A Broken Heart </text:p>
          </table:table-cell>
          <table:table-cell table:formula="of:=SUBSTITUTE([.A123];LEFT([.A123];(FIND(&quot;-&quot;;[.A123])));&quot;&quot;)" office:value-type="string" office:string-value=" Noah Cunane" calcext:value-type="string">
            <text:p><text:s/>Noah Cunane</text:p>
          </table:table-cell>
          <table:table-cell table:number-columns-repeated="4"/>
          <table:table-cell table:formula="of:=RANDBETWEEN(1;4)" office:value-type="float" office:value="2" calcext:value-type="float">
            <text:p>2</text:p>
          </table:table-cell>
          <table:table-cell table:formula="of:=&quot;('&quot;&amp;[.B123]&amp;&quot;',&quot;&amp;[.H123]&amp;&quot;,'default','default','&quot;&amp;[.C123]&amp;&quot;'),&quot;" office:value-type="string" office:string-value="('Boy With A Broken Heart ',2,'default','default',' Noah Cunane')," calcext:value-type="string">
            <text:p>('Boy With A Broken Heart ',2,'default','default',' Noah Cunane'),</text:p>
          </table:table-cell>
        </table:table-row>
        <table:table-row table:style-name="ro2">
          <table:table-cell office:value-type="string" calcext:value-type="string">
            <text:p><text:a xlink:href="https://www.songfacts.com/facts/jesy-nelson/boyz" xlink:type="simple">Boyz</text:a> - Jesy Nelson</text:p>
          </table:table-cell>
          <table:table-cell table:formula="of:=LEFT([.A124];(FIND(&quot;-&quot;;[.A124])-1))" office:value-type="string" office:string-value="Boyz " calcext:value-type="string">
            <text:p>Boyz </text:p>
          </table:table-cell>
          <table:table-cell table:formula="of:=SUBSTITUTE([.A124];LEFT([.A124];(FIND(&quot;-&quot;;[.A124])));&quot;&quot;)" office:value-type="string" office:string-value=" Jesy Nelson" calcext:value-type="string">
            <text:p><text:s/>Jesy Nelson</text:p>
          </table:table-cell>
          <table:table-cell table:number-columns-repeated="4"/>
          <table:table-cell table:formula="of:=RANDBETWEEN(1;4)" office:value-type="float" office:value="4" calcext:value-type="float">
            <text:p>4</text:p>
          </table:table-cell>
          <table:table-cell table:formula="of:=&quot;('&quot;&amp;[.B124]&amp;&quot;',&quot;&amp;[.H124]&amp;&quot;,'default','default','&quot;&amp;[.C124]&amp;&quot;'),&quot;" office:value-type="string" office:string-value="('Boyz ',4,'default','default',' Jesy Nelson')," calcext:value-type="string">
            <text:p>('Boyz ',4,'default','default',' Jesy Nelson'),</text:p>
          </table:table-cell>
        </table:table-row>
        <table:table-row table:style-name="ro3">
          <table:table-cell office:value-type="string" calcext:value-type="string">
            <text:p><text:a xlink:href="https://www.songfacts.com/facts/kacey-musgraves/breadwinner" xlink:type="simple">Breadwinner</text:a> - Kacey Musgraves</text:p>
          </table:table-cell>
          <table:table-cell table:formula="of:=LEFT([.A125];(FIND(&quot;-&quot;;[.A125])-1))" office:value-type="string" office:string-value="Breadwinner " calcext:value-type="string">
            <text:p>Breadwinner </text:p>
          </table:table-cell>
          <table:table-cell table:formula="of:=SUBSTITUTE([.A125];LEFT([.A125];(FIND(&quot;-&quot;;[.A125])));&quot;&quot;)" office:value-type="string" office:string-value=" Kacey Musgraves" calcext:value-type="string">
            <text:p><text:s/>Kacey Musgraves</text:p>
          </table:table-cell>
          <table:table-cell table:number-columns-repeated="4"/>
          <table:table-cell table:formula="of:=RANDBETWEEN(1;4)" office:value-type="float" office:value="3" calcext:value-type="float">
            <text:p>3</text:p>
          </table:table-cell>
          <table:table-cell table:formula="of:=&quot;('&quot;&amp;[.B125]&amp;&quot;',&quot;&amp;[.H125]&amp;&quot;,'default','default','&quot;&amp;[.C125]&amp;&quot;'),&quot;" office:value-type="string" office:string-value="('Breadwinner ',3,'default','default',' Kacey Musgraves')," calcext:value-type="string">
            <text:p>('Breadwinner ',3,'default','default',' Kacey Musgraves'),</text:p>
          </table:table-cell>
        </table:table-row>
        <table:table-row table:style-name="ro2">
          <table:table-cell office:value-type="string" calcext:value-type="string">
            <text:p><text:a xlink:href="https://www.songfacts.com/facts/eric-church/break-it-kind-of-guy" xlink:type="simple">Break It Kind Of Guy</text:a> - Eric Church</text:p>
          </table:table-cell>
          <table:table-cell table:formula="of:=LEFT([.A126];(FIND(&quot;-&quot;;[.A126])-1))" office:value-type="string" office:string-value="Break It Kind Of Guy " calcext:value-type="string">
            <text:p>Break It Kind Of Guy </text:p>
          </table:table-cell>
          <table:table-cell table:formula="of:=SUBSTITUTE([.A126];LEFT([.A126];(FIND(&quot;-&quot;;[.A126])));&quot;&quot;)" office:value-type="string" office:string-value=" Eric Church" calcext:value-type="string">
            <text:p><text:s/>Eric Church</text:p>
          </table:table-cell>
          <table:table-cell table:number-columns-repeated="4"/>
          <table:table-cell table:formula="of:=RANDBETWEEN(1;4)" office:value-type="float" office:value="4" calcext:value-type="float">
            <text:p>4</text:p>
          </table:table-cell>
          <table:table-cell table:formula="of:=&quot;('&quot;&amp;[.B126]&amp;&quot;',&quot;&amp;[.H126]&amp;&quot;,'default','default','&quot;&amp;[.C126]&amp;&quot;'),&quot;" office:value-type="string" office:string-value="('Break It Kind Of Guy ',4,'default','default',' Eric Church')," calcext:value-type="string">
            <text:p>('Break It Kind Of Guy ',4,'default','default',' Eric Church'),</text:p>
          </table:table-cell>
        </table:table-row>
        <table:table-row table:style-name="ro3">
          <table:table-cell office:value-type="string" calcext:value-type="string">
            <text:p><text:a xlink:href="https://www.songfacts.com/facts/lana-del-rey/breaking-up-slowly" xlink:type="simple">Breaking Up Slowly</text:a> - Lana Del Rey</text:p>
          </table:table-cell>
          <table:table-cell table:formula="of:=LEFT([.A127];(FIND(&quot;-&quot;;[.A127])-1))" office:value-type="string" office:string-value="Breaking Up Slowly " calcext:value-type="string">
            <text:p>Breaking Up Slowly </text:p>
          </table:table-cell>
          <table:table-cell table:formula="of:=SUBSTITUTE([.A127];LEFT([.A127];(FIND(&quot;-&quot;;[.A127])));&quot;&quot;)" office:value-type="string" office:string-value=" Lana Del Rey" calcext:value-type="string">
            <text:p><text:s/>Lana Del Rey</text:p>
          </table:table-cell>
          <table:table-cell table:number-columns-repeated="4"/>
          <table:table-cell table:formula="of:=RANDBETWEEN(1;4)" office:value-type="float" office:value="1" calcext:value-type="float">
            <text:p>1</text:p>
          </table:table-cell>
          <table:table-cell table:formula="of:=&quot;('&quot;&amp;[.B127]&amp;&quot;',&quot;&amp;[.H127]&amp;&quot;,'default','default','&quot;&amp;[.C127]&amp;&quot;'),&quot;" office:value-type="string" office:string-value="('Breaking Up Slowly ',1,'default','default',' Lana Del Rey')," calcext:value-type="string">
            <text:p>('Breaking Up Slowly ',1,'default','default',' Lana Del Rey'),</text:p>
          </table:table-cell>
        </table:table-row>
        <table:table-row table:style-name="ro2">
          <table:table-cell office:value-type="string" calcext:value-type="string">
            <text:p><text:a xlink:href="https://www.songfacts.com/facts/night-ranger/breakout" xlink:type="simple">Breakout</text:a> - Night Ranger</text:p>
          </table:table-cell>
          <table:table-cell table:formula="of:=LEFT([.A128];(FIND(&quot;-&quot;;[.A128])-1))" office:value-type="string" office:string-value="Breakout " calcext:value-type="string">
            <text:p>Breakout </text:p>
          </table:table-cell>
          <table:table-cell table:formula="of:=SUBSTITUTE([.A128];LEFT([.A128];(FIND(&quot;-&quot;;[.A128])));&quot;&quot;)" office:value-type="string" office:string-value=" Night Ranger" calcext:value-type="string">
            <text:p><text:s/>Night Ranger</text:p>
          </table:table-cell>
          <table:table-cell table:number-columns-repeated="4"/>
          <table:table-cell table:formula="of:=RANDBETWEEN(1;4)" office:value-type="float" office:value="4" calcext:value-type="float">
            <text:p>4</text:p>
          </table:table-cell>
          <table:table-cell table:formula="of:=&quot;('&quot;&amp;[.B128]&amp;&quot;',&quot;&amp;[.H128]&amp;&quot;,'default','default','&quot;&amp;[.C128]&amp;&quot;'),&quot;" office:value-type="string" office:string-value="('Breakout ',4,'default','default',' Night Ranger')," calcext:value-type="string">
            <text:p>('Breakout ',4,'default','default',' Night Ranger'),</text:p>
          </table:table-cell>
        </table:table-row>
        <table:table-row table:style-name="ro2">
          <table:table-cell office:value-type="string" calcext:value-type="string">
            <text:p><text:a xlink:href="https://www.songfacts.com/facts/the-lumineers/brightside" xlink:type="simple">Brightside</text:a> - The Lumineers</text:p>
          </table:table-cell>
          <table:table-cell table:formula="of:=LEFT([.A129];(FIND(&quot;-&quot;;[.A129])-1))" office:value-type="string" office:string-value="Brightside " calcext:value-type="string">
            <text:p>Brightside </text:p>
          </table:table-cell>
          <table:table-cell table:formula="of:=SUBSTITUTE([.A129];LEFT([.A129];(FIND(&quot;-&quot;;[.A129])));&quot;&quot;)" office:value-type="string" office:string-value=" The Lumineers" calcext:value-type="string">
            <text:p><text:s/>The Lumineers</text:p>
          </table:table-cell>
          <table:table-cell table:number-columns-repeated="4"/>
          <table:table-cell table:formula="of:=RANDBETWEEN(1;4)" office:value-type="float" office:value="3" calcext:value-type="float">
            <text:p>3</text:p>
          </table:table-cell>
          <table:table-cell table:formula="of:=&quot;('&quot;&amp;[.B129]&amp;&quot;',&quot;&amp;[.H129]&amp;&quot;,'default','default','&quot;&amp;[.C129]&amp;&quot;'),&quot;" office:value-type="string" office:string-value="('Brightside ',3,'default','default',' The Lumineers')," calcext:value-type="string">
            <text:p>('Brightside ',3,'default','default',' The Lumineers'),</text:p>
          </table:table-cell>
        </table:table-row>
        <table:table-row table:style-name="ro2">
          <table:table-cell office:value-type="string" calcext:value-type="string">
            <text:p><text:a xlink:href="https://www.songfacts.com/facts/digga-d/bringing-it-back" xlink:type="simple">Bringing It Back</text:a> - Digga D</text:p>
          </table:table-cell>
          <table:table-cell table:formula="of:=LEFT([.A130];(FIND(&quot;-&quot;;[.A130])-1))" office:value-type="string" office:string-value="Bringing It Back " calcext:value-type="string">
            <text:p>Bringing It Back </text:p>
          </table:table-cell>
          <table:table-cell table:formula="of:=SUBSTITUTE([.A130];LEFT([.A130];(FIND(&quot;-&quot;;[.A130])));&quot;&quot;)" office:value-type="string" office:string-value=" Digga D" calcext:value-type="string">
            <text:p><text:s/>Digga D</text:p>
          </table:table-cell>
          <table:table-cell table:number-columns-repeated="4"/>
          <table:table-cell table:formula="of:=RANDBETWEEN(1;4)" office:value-type="float" office:value="1" calcext:value-type="float">
            <text:p>1</text:p>
          </table:table-cell>
          <table:table-cell table:formula="of:=&quot;('&quot;&amp;[.B130]&amp;&quot;',&quot;&amp;[.H130]&amp;&quot;,'default','default','&quot;&amp;[.C130]&amp;&quot;'),&quot;" office:value-type="string" office:string-value="('Bringing It Back ',1,'default','default',' Digga D')," calcext:value-type="string">
            <text:p>('Bringing It Back ',1,'default','default',' Digga D'),</text:p>
          </table:table-cell>
        </table:table-row>
        <table:table-row table:style-name="ro2">
          <table:table-cell office:value-type="string" calcext:value-type="string">
            <text:p><text:a xlink:href="https://www.songfacts.com/facts/lil-durk/broadway-girls" xlink:type="simple">Broadway Girls</text:a> - Lil Durk</text:p>
          </table:table-cell>
          <table:table-cell table:formula="of:=LEFT([.A131];(FIND(&quot;-&quot;;[.A131])-1))" office:value-type="string" office:string-value="Broadway Girls " calcext:value-type="string">
            <text:p>Broadway Girls </text:p>
          </table:table-cell>
          <table:table-cell table:formula="of:=SUBSTITUTE([.A131];LEFT([.A131];(FIND(&quot;-&quot;;[.A131])));&quot;&quot;)" office:value-type="string" office:string-value=" Lil Durk" calcext:value-type="string">
            <text:p><text:s/>Lil Durk</text:p>
          </table:table-cell>
          <table:table-cell table:number-columns-repeated="4"/>
          <table:table-cell table:formula="of:=RANDBETWEEN(1;4)" office:value-type="float" office:value="3" calcext:value-type="float">
            <text:p>3</text:p>
          </table:table-cell>
          <table:table-cell table:formula="of:=&quot;('&quot;&amp;[.B131]&amp;&quot;',&quot;&amp;[.H131]&amp;&quot;,'default','default','&quot;&amp;[.C131]&amp;&quot;'),&quot;" office:value-type="string" office:string-value="('Broadway Girls ',3,'default','default',' Lil Durk')," calcext:value-type="string">
            <text:p>('Broadway Girls ',3,'default','default',' Lil Durk'),</text:p>
          </table:table-cell>
        </table:table-row>
        <table:table-row table:style-name="ro2">
          <table:table-cell office:value-type="string" calcext:value-type="string">
            <text:p><text:a xlink:href="https://www.songfacts.com/facts/maisie-peters/brooklyn" xlink:type="simple">Brooklyn</text:a> - Maisie Peters</text:p>
          </table:table-cell>
          <table:table-cell table:formula="of:=LEFT([.A132];(FIND(&quot;-&quot;;[.A132])-1))" office:value-type="string" office:string-value="Brooklyn " calcext:value-type="string">
            <text:p>Brooklyn </text:p>
          </table:table-cell>
          <table:table-cell table:formula="of:=SUBSTITUTE([.A132];LEFT([.A132];(FIND(&quot;-&quot;;[.A132])));&quot;&quot;)" office:value-type="string" office:string-value=" Maisie Peters" calcext:value-type="string">
            <text:p><text:s/>Maisie Peters</text:p>
          </table:table-cell>
          <table:table-cell table:number-columns-repeated="4"/>
          <table:table-cell table:formula="of:=RANDBETWEEN(1;4)" office:value-type="float" office:value="3" calcext:value-type="float">
            <text:p>3</text:p>
          </table:table-cell>
          <table:table-cell table:formula="of:=&quot;('&quot;&amp;[.B132]&amp;&quot;',&quot;&amp;[.H132]&amp;&quot;,'default','default','&quot;&amp;[.C132]&amp;&quot;'),&quot;" office:value-type="string" office:string-value="('Brooklyn ',3,'default','default',' Maisie Peters')," calcext:value-type="string">
            <text:p>('Brooklyn ',3,'default','default',' Maisie Peters'),</text:p>
          </table:table-cell>
        </table:table-row>
        <table:table-row table:style-name="ro2">
          <table:table-cell office:value-type="string" calcext:value-type="string">
            <text:p><text:a xlink:href="https://www.songfacts.com/facts/olivia-rodrigo/brutal" xlink:type="simple">Brutal</text:a> - Olivia Rodrigo</text:p>
          </table:table-cell>
          <table:table-cell table:formula="of:=LEFT([.A133];(FIND(&quot;-&quot;;[.A133])-1))" office:value-type="string" office:string-value="Brutal " calcext:value-type="string">
            <text:p>Brutal </text:p>
          </table:table-cell>
          <table:table-cell table:formula="of:=SUBSTITUTE([.A133];LEFT([.A133];(FIND(&quot;-&quot;;[.A133])));&quot;&quot;)" office:value-type="string" office:string-value=" Olivia Rodrigo" calcext:value-type="string">
            <text:p><text:s/>Olivia Rodrigo</text:p>
          </table:table-cell>
          <table:table-cell table:number-columns-repeated="4"/>
          <table:table-cell table:formula="of:=RANDBETWEEN(1;4)" office:value-type="float" office:value="1" calcext:value-type="float">
            <text:p>1</text:p>
          </table:table-cell>
          <table:table-cell table:formula="of:=&quot;('&quot;&amp;[.B133]&amp;&quot;',&quot;&amp;[.H133]&amp;&quot;,'default','default','&quot;&amp;[.C133]&amp;&quot;'),&quot;" office:value-type="string" office:string-value="('Brutal ',1,'default','default',' Olivia Rodrigo')," calcext:value-type="string">
            <text:p>('Brutal ',1,'default','default',' Olivia Rodrigo'),</text:p>
          </table:table-cell>
        </table:table-row>
        <table:table-row table:style-name="ro2">
          <table:table-cell office:value-type="string" calcext:value-type="string">
            <text:p><text:a xlink:href="https://www.songfacts.com/facts/big-red-machine/brycie" xlink:type="simple">Brycie</text:a> - Big Red Machine</text:p>
          </table:table-cell>
          <table:table-cell table:formula="of:=LEFT([.A134];(FIND(&quot;-&quot;;[.A134])-1))" office:value-type="string" office:string-value="Brycie " calcext:value-type="string">
            <text:p>Brycie </text:p>
          </table:table-cell>
          <table:table-cell table:formula="of:=SUBSTITUTE([.A134];LEFT([.A134];(FIND(&quot;-&quot;;[.A134])));&quot;&quot;)" office:value-type="string" office:string-value=" Big Red Machine" calcext:value-type="string">
            <text:p><text:s/>Big Red Machine</text:p>
          </table:table-cell>
          <table:table-cell table:number-columns-repeated="4"/>
          <table:table-cell table:formula="of:=RANDBETWEEN(1;4)" office:value-type="float" office:value="3" calcext:value-type="float">
            <text:p>3</text:p>
          </table:table-cell>
          <table:table-cell table:formula="of:=&quot;('&quot;&amp;[.B134]&amp;&quot;',&quot;&amp;[.H134]&amp;&quot;,'default','default','&quot;&amp;[.C134]&amp;&quot;'),&quot;" office:value-type="string" office:string-value="('Brycie ',3,'default','default',' Big Red Machine')," calcext:value-type="string">
            <text:p>('Brycie ',3,'default','default',' Big Red Machine'),</text:p>
          </table:table-cell>
        </table:table-row>
        <table:table-row table:style-name="ro2">
          <table:table-cell office:value-type="string" calcext:value-type="string">
            <text:p><text:a xlink:href="https://www.songfacts.com/facts/young-thug/bubbly" xlink:type="simple">Bubbly</text:a> - Young Thug</text:p>
          </table:table-cell>
          <table:table-cell table:formula="of:=LEFT([.A135];(FIND(&quot;-&quot;;[.A135])-1))" office:value-type="string" office:string-value="Bubbly " calcext:value-type="string">
            <text:p>Bubbly </text:p>
          </table:table-cell>
          <table:table-cell table:formula="of:=SUBSTITUTE([.A135];LEFT([.A135];(FIND(&quot;-&quot;;[.A135])));&quot;&quot;)" office:value-type="string" office:string-value=" Young Thug" calcext:value-type="string">
            <text:p><text:s/>Young Thug</text:p>
          </table:table-cell>
          <table:table-cell table:number-columns-repeated="4"/>
          <table:table-cell table:formula="of:=RANDBETWEEN(1;4)" office:value-type="float" office:value="2" calcext:value-type="float">
            <text:p>2</text:p>
          </table:table-cell>
          <table:table-cell table:formula="of:=&quot;('&quot;&amp;[.B135]&amp;&quot;',&quot;&amp;[.H135]&amp;&quot;,'default','default','&quot;&amp;[.C135]&amp;&quot;'),&quot;" office:value-type="string" office:string-value="('Bubbly ',2,'default','default',' Young Thug')," calcext:value-type="string">
            <text:p>('Bubbly ',2,'default','default',' Young Thug'),</text:p>
          </table:table-cell>
        </table:table-row>
        <table:table-row table:style-name="ro3">
          <table:table-cell office:value-type="string" calcext:value-type="string">
            <text:p><text:a xlink:href="https://www.songfacts.com/facts/mitchell-tenpenny/bucket-list" xlink:type="simple">Bucket List</text:a> - Mitchell Tenpenny</text:p>
          </table:table-cell>
          <table:table-cell table:formula="of:=LEFT([.A136];(FIND(&quot;-&quot;;[.A136])-1))" office:value-type="string" office:string-value="Bucket List " calcext:value-type="string">
            <text:p>Bucket List </text:p>
          </table:table-cell>
          <table:table-cell table:formula="of:=SUBSTITUTE([.A136];LEFT([.A136];(FIND(&quot;-&quot;;[.A136])));&quot;&quot;)" office:value-type="string" office:string-value=" Mitchell Tenpenny" calcext:value-type="string">
            <text:p><text:s/>Mitchell Tenpenny</text:p>
          </table:table-cell>
          <table:table-cell table:number-columns-repeated="4"/>
          <table:table-cell table:formula="of:=RANDBETWEEN(1;4)" office:value-type="float" office:value="2" calcext:value-type="float">
            <text:p>2</text:p>
          </table:table-cell>
          <table:table-cell table:formula="of:=&quot;('&quot;&amp;[.B136]&amp;&quot;',&quot;&amp;[.H136]&amp;&quot;,'default','default','&quot;&amp;[.C136]&amp;&quot;'),&quot;" office:value-type="string" office:string-value="('Bucket List ',2,'default','default',' Mitchell Tenpenny')," calcext:value-type="string">
            <text:p>('Bucket List ',2,'default','default',' Mitchell Tenpenny'),</text:p>
          </table:table-cell>
        </table:table-row>
        <table:table-row table:style-name="ro2">
          <table:table-cell office:value-type="string" calcext:value-type="string">
            <text:p><text:a xlink:href="https://www.songfacts.com/facts/bella-poarch/build-a-bitch" xlink:type="simple">Build A Bitch</text:a> - Bella Poarch</text:p>
          </table:table-cell>
          <table:table-cell table:formula="of:=LEFT([.A137];(FIND(&quot;-&quot;;[.A137])-1))" office:value-type="string" office:string-value="Build A Bitch " calcext:value-type="string">
            <text:p>Build A Bitch </text:p>
          </table:table-cell>
          <table:table-cell table:formula="of:=SUBSTITUTE([.A137];LEFT([.A137];(FIND(&quot;-&quot;;[.A137])));&quot;&quot;)" office:value-type="string" office:string-value=" Bella Poarch" calcext:value-type="string">
            <text:p><text:s/>Bella Poarch</text:p>
          </table:table-cell>
          <table:table-cell table:number-columns-repeated="4"/>
          <table:table-cell table:formula="of:=RANDBETWEEN(1;4)" office:value-type="float" office:value="3" calcext:value-type="float">
            <text:p>3</text:p>
          </table:table-cell>
          <table:table-cell table:formula="of:=&quot;('&quot;&amp;[.B137]&amp;&quot;',&quot;&amp;[.H137]&amp;&quot;,'default','default','&quot;&amp;[.C137]&amp;&quot;'),&quot;" office:value-type="string" office:string-value="('Build A Bitch ',3,'default','default',' Bella Poarch')," calcext:value-type="string">
            <text:p>('Build A Bitch ',3,'default','default',' Bella Poarch'),</text:p>
          </table:table-cell>
        </table:table-row>
        <table:table-row table:style-name="ro3">
          <table:table-cell office:value-type="string" calcext:value-type="string">
            <text:p><text:a xlink:href="https://www.songfacts.com/facts/caroline-polachek/bunny-is-a-rider" xlink:type="simple">Bunny Is A Rider</text:a> - Caroline Polachek</text:p>
          </table:table-cell>
          <table:table-cell table:formula="of:=LEFT([.A138];(FIND(&quot;-&quot;;[.A138])-1))" office:value-type="string" office:string-value="Bunny Is A Rider " calcext:value-type="string">
            <text:p>Bunny Is A Rider </text:p>
          </table:table-cell>
          <table:table-cell table:formula="of:=SUBSTITUTE([.A138];LEFT([.A138];(FIND(&quot;-&quot;;[.A138])));&quot;&quot;)" office:value-type="string" office:string-value=" Caroline Polachek" calcext:value-type="string">
            <text:p><text:s/>Caroline Polachek</text:p>
          </table:table-cell>
          <table:table-cell table:number-columns-repeated="4"/>
          <table:table-cell table:formula="of:=RANDBETWEEN(1;4)" office:value-type="float" office:value="2" calcext:value-type="float">
            <text:p>2</text:p>
          </table:table-cell>
          <table:table-cell table:formula="of:=&quot;('&quot;&amp;[.B138]&amp;&quot;',&quot;&amp;[.H138]&amp;&quot;,'default','default','&quot;&amp;[.C138]&amp;&quot;'),&quot;" office:value-type="string" office:string-value="('Bunny Is A Rider ',2,'default','default',' Caroline Polachek')," calcext:value-type="string">
            <text:p>('Bunny Is A Rider ',2,'default','default',' Caroline Polachek'),</text:p>
          </table:table-cell>
        </table:table-row>
        <table:table-row table:style-name="ro2">
          <table:table-cell office:value-type="string" calcext:value-type="string">
            <text:p><text:a xlink:href="https://www.songfacts.com/facts/juice-wrld/burn" xlink:type="simple">Burn</text:a> - Juice WRLD</text:p>
          </table:table-cell>
          <table:table-cell table:formula="of:=LEFT([.A139];(FIND(&quot;-&quot;;[.A139])-1))" office:value-type="string" office:string-value="Burn " calcext:value-type="string">
            <text:p>Burn </text:p>
          </table:table-cell>
          <table:table-cell table:formula="of:=SUBSTITUTE([.A139];LEFT([.A139];(FIND(&quot;-&quot;;[.A139])));&quot;&quot;)" office:value-type="string" office:string-value=" Juice WRLD" calcext:value-type="string">
            <text:p><text:s/>Juice WRLD</text:p>
          </table:table-cell>
          <table:table-cell table:number-columns-repeated="4"/>
          <table:table-cell table:formula="of:=RANDBETWEEN(1;4)" office:value-type="float" office:value="2" calcext:value-type="float">
            <text:p>2</text:p>
          </table:table-cell>
          <table:table-cell table:formula="of:=&quot;('&quot;&amp;[.B139]&amp;&quot;',&quot;&amp;[.H139]&amp;&quot;,'default','default','&quot;&amp;[.C139]&amp;&quot;'),&quot;" office:value-type="string" office:string-value="('Burn ',2,'default','default',' Juice WRLD')," calcext:value-type="string">
            <text:p>('Burn ',2,'default','default',' Juice WRLD'),</text:p>
          </table:table-cell>
        </table:table-row>
        <table:table-row table:style-name="ro2">
          <table:table-cell office:value-type="string" calcext:value-type="string">
            <text:p><text:a xlink:href="https://www.songfacts.com/facts/sigrid/burning-bridges" xlink:type="simple">Burning Bridges</text:a> - Sigrid</text:p>
          </table:table-cell>
          <table:table-cell table:formula="of:=LEFT([.A140];(FIND(&quot;-&quot;;[.A140])-1))" office:value-type="string" office:string-value="Burning Bridges " calcext:value-type="string">
            <text:p>Burning Bridges </text:p>
          </table:table-cell>
          <table:table-cell table:formula="of:=SUBSTITUTE([.A140];LEFT([.A140];(FIND(&quot;-&quot;;[.A140])));&quot;&quot;)" office:value-type="string" office:string-value=" Sigrid" calcext:value-type="string">
            <text:p><text:s/>Sigrid</text:p>
          </table:table-cell>
          <table:table-cell table:number-columns-repeated="4"/>
          <table:table-cell table:formula="of:=RANDBETWEEN(1;4)" office:value-type="float" office:value="2" calcext:value-type="float">
            <text:p>2</text:p>
          </table:table-cell>
          <table:table-cell table:formula="of:=&quot;('&quot;&amp;[.B140]&amp;&quot;',&quot;&amp;[.H140]&amp;&quot;,'default','default','&quot;&amp;[.C140]&amp;&quot;'),&quot;" office:value-type="string" office:string-value="('Burning Bridges ',2,'default','default',' Sigrid')," calcext:value-type="string">
            <text:p>('Burning Bridges ',2,'default','default',' Sigrid'),</text:p>
          </table:table-cell>
        </table:table-row>
        <table:table-row table:style-name="ro1">
          <table:table-cell office:value-type="string" calcext:value-type="string">
            <text:p><text:a xlink:href="https://www.songfacts.com/facts/bts/butter" xlink:type="simple">Butter</text:a> - BTS</text:p>
          </table:table-cell>
          <table:table-cell table:formula="of:=LEFT([.A141];(FIND(&quot;-&quot;;[.A141])-1))" office:value-type="string" office:string-value="Butter " calcext:value-type="string">
            <text:p>Butter </text:p>
          </table:table-cell>
          <table:table-cell table:formula="of:=SUBSTITUTE([.A141];LEFT([.A141];(FIND(&quot;-&quot;;[.A141])));&quot;&quot;)" office:value-type="string" office:string-value=" BTS" calcext:value-type="string">
            <text:p><text:s/>BTS</text:p>
          </table:table-cell>
          <table:table-cell table:number-columns-repeated="4"/>
          <table:table-cell table:formula="of:=RANDBETWEEN(1;4)" office:value-type="float" office:value="1" calcext:value-type="float">
            <text:p>1</text:p>
          </table:table-cell>
          <table:table-cell table:formula="of:=&quot;('&quot;&amp;[.B141]&amp;&quot;',&quot;&amp;[.H141]&amp;&quot;,'default','default','&quot;&amp;[.C141]&amp;&quot;'),&quot;" office:value-type="string" office:string-value="('Butter ',1,'default','default',' BTS')," calcext:value-type="string">
            <text:p>('Butter ',1,'default','default',' BTS'),</text:p>
          </table:table-cell>
        </table:table-row>
        <table:table-row table:style-name="ro2">
          <table:table-cell office:value-type="string" calcext:value-type="string">
            <text:p><text:a xlink:href="https://www.songfacts.com/facts/jordan-davis/buy-dirt" xlink:type="simple">Buy Dirt</text:a> - Jordan Davis</text:p>
          </table:table-cell>
          <table:table-cell table:formula="of:=LEFT([.A142];(FIND(&quot;-&quot;;[.A142])-1))" office:value-type="string" office:string-value="Buy Dirt " calcext:value-type="string">
            <text:p>Buy Dirt </text:p>
          </table:table-cell>
          <table:table-cell table:formula="of:=SUBSTITUTE([.A142];LEFT([.A142];(FIND(&quot;-&quot;;[.A142])));&quot;&quot;)" office:value-type="string" office:string-value=" Jordan Davis" calcext:value-type="string">
            <text:p><text:s/>Jordan Davis</text:p>
          </table:table-cell>
          <table:table-cell table:number-columns-repeated="4"/>
          <table:table-cell table:formula="of:=RANDBETWEEN(1;4)" office:value-type="float" office:value="3" calcext:value-type="float">
            <text:p>3</text:p>
          </table:table-cell>
          <table:table-cell table:formula="of:=&quot;('&quot;&amp;[.B142]&amp;&quot;',&quot;&amp;[.H142]&amp;&quot;,'default','default','&quot;&amp;[.C142]&amp;&quot;'),&quot;" office:value-type="string" office:string-value="('Buy Dirt ',3,'default','default',' Jordan Davis')," calcext:value-type="string">
            <text:p>('Buy Dirt ',3,'default','default',' Jordan Davis'),</text:p>
          </table:table-cell>
        </table:table-row>
        <table:table-row table:style-name="ro2">
          <table:table-cell office:value-type="string" calcext:value-type="string">
            <text:p><text:a xlink:href="https://www.songfacts.com/facts/calvin-harris/by-your-side" xlink:type="simple">By Your Side</text:a> - Calvin Harris</text:p>
          </table:table-cell>
          <table:table-cell table:formula="of:=LEFT([.A143];(FIND(&quot;-&quot;;[.A143])-1))" office:value-type="string" office:string-value="By Your Side " calcext:value-type="string">
            <text:p>By Your Side </text:p>
          </table:table-cell>
          <table:table-cell table:formula="of:=SUBSTITUTE([.A143];LEFT([.A143];(FIND(&quot;-&quot;;[.A143])));&quot;&quot;)" office:value-type="string" office:string-value=" Calvin Harris" calcext:value-type="string">
            <text:p><text:s/>Calvin Harris</text:p>
          </table:table-cell>
          <table:table-cell table:number-columns-repeated="4"/>
          <table:table-cell table:formula="of:=RANDBETWEEN(1;4)" office:value-type="float" office:value="3" calcext:value-type="float">
            <text:p>3</text:p>
          </table:table-cell>
          <table:table-cell table:formula="of:=&quot;('&quot;&amp;[.B143]&amp;&quot;',&quot;&amp;[.H143]&amp;&quot;,'default','default','&quot;&amp;[.C143]&amp;&quot;'),&quot;" office:value-type="string" office:string-value="('By Your Side ',3,'default','default',' Calvin Harris')," calcext:value-type="string">
            <text:p>('By Your Side ',3,'default','default',' Calvin Harris'),</text:p>
          </table:table-cell>
        </table:table-row>
        <table:table-row table:style-name="ro2">
          <table:table-cell office:value-type="string" calcext:value-type="string">
            <text:p><text:a xlink:href="https://www.songfacts.com/facts/rod-wave/by-your-side" xlink:type="simple">By Your Side</text:a> - Rod Wave</text:p>
          </table:table-cell>
          <table:table-cell table:formula="of:=LEFT([.A144];(FIND(&quot;-&quot;;[.A144])-1))" office:value-type="string" office:string-value="By Your Side " calcext:value-type="string">
            <text:p>By Your Side </text:p>
          </table:table-cell>
          <table:table-cell table:formula="of:=SUBSTITUTE([.A144];LEFT([.A144];(FIND(&quot;-&quot;;[.A144])));&quot;&quot;)" office:value-type="string" office:string-value=" Rod Wave" calcext:value-type="string">
            <text:p><text:s/>Rod Wave</text:p>
          </table:table-cell>
          <table:table-cell table:number-columns-repeated="4"/>
          <table:table-cell table:formula="of:=RANDBETWEEN(1;4)" office:value-type="float" office:value="2" calcext:value-type="float">
            <text:p>2</text:p>
          </table:table-cell>
          <table:table-cell table:formula="of:=&quot;('&quot;&amp;[.B144]&amp;&quot;',&quot;&amp;[.H144]&amp;&quot;,'default','default','&quot;&amp;[.C144]&amp;&quot;'),&quot;" office:value-type="string" office:string-value="('By Your Side ',2,'default','default',' Rod Wave')," calcext:value-type="string">
            <text:p>('By Your Side ',2,'default','default',' Rod Wave'),</text:p>
          </table:table-cell>
        </table:table-row>
        <table:table-row table:style-name="ro2">
          <table:table-cell office:value-type="string" calcext:value-type="string">
            <text:p><text:a xlink:href="https://www.songfacts.com/facts/taylor-swift/bye-bye-baby" xlink:type="simple">Bye Bye Baby</text:a> - Taylor Swift</text:p>
          </table:table-cell>
          <table:table-cell table:formula="of:=LEFT([.A145];(FIND(&quot;-&quot;;[.A145])-1))" office:value-type="string" office:string-value="Bye Bye Baby " calcext:value-type="string">
            <text:p>Bye Bye Baby </text:p>
          </table:table-cell>
          <table:table-cell table:formula="of:=SUBSTITUTE([.A145];LEFT([.A145];(FIND(&quot;-&quot;;[.A145])));&quot;&quot;)" office:value-type="string" office:string-value=" Taylor Swift" calcext:value-type="string">
            <text:p><text:s/>Taylor Swift</text:p>
          </table:table-cell>
          <table:table-cell table:number-columns-repeated="4"/>
          <table:table-cell table:formula="of:=RANDBETWEEN(1;4)" office:value-type="float" office:value="4" calcext:value-type="float">
            <text:p>4</text:p>
          </table:table-cell>
          <table:table-cell table:formula="of:=&quot;('&quot;&amp;[.B145]&amp;&quot;',&quot;&amp;[.H145]&amp;&quot;,'default','default','&quot;&amp;[.C145]&amp;&quot;'),&quot;" office:value-type="string" office:string-value="('Bye Bye Baby ',4,'default','default',' Taylor Swift')," calcext:value-type="string">
            <text:p>('Bye Bye Baby ',4,'default','default',' Taylor Swift'),</text:p>
          </table:table-cell>
        </table:table-row>
        <table:table-row table:style-name="ro2">
          <table:table-cell office:value-type="string" calcext:value-type="string">
            <text:p><text:a xlink:href="https://www.songfacts.com/facts/raye/call-on-me" xlink:type="simple">Call On Me</text:a> - Raye</text:p>
          </table:table-cell>
          <table:table-cell table:formula="of:=LEFT([.A146];(FIND(&quot;-&quot;;[.A146])-1))" office:value-type="string" office:string-value="Call On Me " calcext:value-type="string">
            <text:p>Call On Me </text:p>
          </table:table-cell>
          <table:table-cell table:formula="of:=SUBSTITUTE([.A146];LEFT([.A146];(FIND(&quot;-&quot;;[.A146])));&quot;&quot;)" office:value-type="string" office:string-value=" Raye" calcext:value-type="string">
            <text:p><text:s/>Raye</text:p>
          </table:table-cell>
          <table:table-cell table:number-columns-repeated="4"/>
          <table:table-cell table:formula="of:=RANDBETWEEN(1;4)" office:value-type="float" office:value="2" calcext:value-type="float">
            <text:p>2</text:p>
          </table:table-cell>
          <table:table-cell table:formula="of:=&quot;('&quot;&amp;[.B146]&amp;&quot;',&quot;&amp;[.H146]&amp;&quot;,'default','default','&quot;&amp;[.C146]&amp;&quot;'),&quot;" office:value-type="string" office:string-value="('Call On Me ',2,'default','default',' Raye')," calcext:value-type="string">
            <text:p>('Call On Me ',2,'default','default',' Raye'),</text:p>
          </table:table-cell>
        </table:table-row>
        <table:table-row table:style-name="ro2">
          <table:table-cell office:value-type="string" calcext:value-type="string">
            <text:p><text:a xlink:href="https://www.songfacts.com/facts/lil-tjay/calling-my-phone" xlink:type="simple">Calling My Phone</text:a> - Lil Tjay</text:p>
          </table:table-cell>
          <table:table-cell table:formula="of:=LEFT([.A147];(FIND(&quot;-&quot;;[.A147])-1))" office:value-type="string" office:string-value="Calling My Phone " calcext:value-type="string">
            <text:p>Calling My Phone </text:p>
          </table:table-cell>
          <table:table-cell table:formula="of:=SUBSTITUTE([.A147];LEFT([.A147];(FIND(&quot;-&quot;;[.A147])));&quot;&quot;)" office:value-type="string" office:string-value=" Lil Tjay" calcext:value-type="string">
            <text:p><text:s/>Lil Tjay</text:p>
          </table:table-cell>
          <table:table-cell table:number-columns-repeated="4"/>
          <table:table-cell table:formula="of:=RANDBETWEEN(1;4)" office:value-type="float" office:value="1" calcext:value-type="float">
            <text:p>1</text:p>
          </table:table-cell>
          <table:table-cell table:formula="of:=&quot;('&quot;&amp;[.B147]&amp;&quot;',&quot;&amp;[.H147]&amp;&quot;,'default','default','&quot;&amp;[.C147]&amp;&quot;'),&quot;" office:value-type="string" office:string-value="('Calling My Phone ',1,'default','default',' Lil Tjay')," calcext:value-type="string">
            <text:p>('Calling My Phone ',1,'default','default',' Lil Tjay'),</text:p>
          </table:table-cell>
        </table:table-row>
        <table:table-row table:style-name="ro3">
          <table:table-cell office:value-type="string" calcext:value-type="string">
            <text:p><text:a xlink:href="https://www.songfacts.com/facts/jennifer-lopez/cambia-el-pasio" xlink:type="simple">Cambia El Pasio</text:a> - Jennifer Lopez</text:p>
          </table:table-cell>
          <table:table-cell table:formula="of:=LEFT([.A148];(FIND(&quot;-&quot;;[.A148])-1))" office:value-type="string" office:string-value="Cambia El Pasio " calcext:value-type="string">
            <text:p>Cambia El Pasio </text:p>
          </table:table-cell>
          <table:table-cell table:formula="of:=SUBSTITUTE([.A148];LEFT([.A148];(FIND(&quot;-&quot;;[.A148])));&quot;&quot;)" office:value-type="string" office:string-value=" Jennifer Lopez" calcext:value-type="string">
            <text:p><text:s/>Jennifer Lopez</text:p>
          </table:table-cell>
          <table:table-cell table:number-columns-repeated="4"/>
          <table:table-cell table:formula="of:=RANDBETWEEN(1;4)" office:value-type="float" office:value="1" calcext:value-type="float">
            <text:p>1</text:p>
          </table:table-cell>
          <table:table-cell table:formula="of:=&quot;('&quot;&amp;[.B148]&amp;&quot;',&quot;&amp;[.H148]&amp;&quot;,'default','default','&quot;&amp;[.C148]&amp;&quot;'),&quot;" office:value-type="string" office:string-value="('Cambia El Pasio ',1,'default','default',' Jennifer Lopez')," calcext:value-type="string">
            <text:p>('Cambia El Pasio ',1,'default','default',' Jennifer Lopez'),</text:p>
          </table:table-cell>
        </table:table-row>
        <table:table-row table:style-name="ro3">
          <table:table-cell office:value-type="string" calcext:value-type="string">
            <text:p><text:a xlink:href="https://www.songfacts.com/facts/kacey-musgraves/camera-roll" xlink:type="simple">Camera Roll</text:a> - Kacey Musgraves</text:p>
          </table:table-cell>
          <table:table-cell table:formula="of:=LEFT([.A149];(FIND(&quot;-&quot;;[.A149])-1))" office:value-type="string" office:string-value="Camera Roll " calcext:value-type="string">
            <text:p>Camera Roll </text:p>
          </table:table-cell>
          <table:table-cell table:formula="of:=SUBSTITUTE([.A149];LEFT([.A149];(FIND(&quot;-&quot;;[.A149])));&quot;&quot;)" office:value-type="string" office:string-value=" Kacey Musgraves" calcext:value-type="string">
            <text:p><text:s/>Kacey Musgraves</text:p>
          </table:table-cell>
          <table:table-cell table:number-columns-repeated="4"/>
          <table:table-cell table:formula="of:=RANDBETWEEN(1;4)" office:value-type="float" office:value="1" calcext:value-type="float">
            <text:p>1</text:p>
          </table:table-cell>
          <table:table-cell table:formula="of:=&quot;('&quot;&amp;[.B149]&amp;&quot;',&quot;&amp;[.H149]&amp;&quot;,'default','default','&quot;&amp;[.C149]&amp;&quot;'),&quot;" office:value-type="string" office:string-value="('Camera Roll ',1,'default','default',' Kacey Musgraves')," calcext:value-type="string">
            <text:p>('Camera Roll ',1,'default','default',' Kacey Musgraves'),</text:p>
          </table:table-cell>
        </table:table-row>
        <table:table-row table:style-name="ro2">
          <table:table-cell office:value-type="string" calcext:value-type="string">
            <text:p><text:a xlink:href="https://www.songfacts.com/facts/adele/can-i-get-it" xlink:type="simple">Can I Get It</text:a> - Adele</text:p>
          </table:table-cell>
          <table:table-cell table:formula="of:=LEFT([.A150];(FIND(&quot;-&quot;;[.A150])-1))" office:value-type="string" office:string-value="Can I Get It " calcext:value-type="string">
            <text:p>Can I Get It </text:p>
          </table:table-cell>
          <table:table-cell table:formula="of:=SUBSTITUTE([.A150];LEFT([.A150];(FIND(&quot;-&quot;;[.A150])));&quot;&quot;)" office:value-type="string" office:string-value=" Adele" calcext:value-type="string">
            <text:p><text:s/>Adele</text:p>
          </table:table-cell>
          <table:table-cell table:number-columns-repeated="4"/>
          <table:table-cell table:formula="of:=RANDBETWEEN(1;4)" office:value-type="float" office:value="2" calcext:value-type="float">
            <text:p>2</text:p>
          </table:table-cell>
          <table:table-cell table:formula="of:=&quot;('&quot;&amp;[.B150]&amp;&quot;',&quot;&amp;[.H150]&amp;&quot;,'default','default','&quot;&amp;[.C150]&amp;&quot;'),&quot;" office:value-type="string" office:string-value="('Can I Get It ',2,'default','default',' Adele')," calcext:value-type="string">
            <text:p>('Can I Get It ',2,'default','default',' Adele'),</text:p>
          </table:table-cell>
        </table:table-row>
        <table:table-row table:style-name="ro2">
          <table:table-cell office:value-type="string" calcext:value-type="string">
            <text:p><text:a xlink:href="https://www.songfacts.com/facts/slowthai/cancelled" xlink:type="simple">CANCELLED</text:a> - Slowthai</text:p>
          </table:table-cell>
          <table:table-cell table:formula="of:=LEFT([.A151];(FIND(&quot;-&quot;;[.A151])-1))" office:value-type="string" office:string-value="CANCELLED " calcext:value-type="string">
            <text:p>CANCELLED </text:p>
          </table:table-cell>
          <table:table-cell table:formula="of:=SUBSTITUTE([.A151];LEFT([.A151];(FIND(&quot;-&quot;;[.A151])));&quot;&quot;)" office:value-type="string" office:string-value=" Slowthai" calcext:value-type="string">
            <text:p><text:s/>Slowthai</text:p>
          </table:table-cell>
          <table:table-cell table:number-columns-repeated="4"/>
          <table:table-cell table:formula="of:=RANDBETWEEN(1;4)" office:value-type="float" office:value="2" calcext:value-type="float">
            <text:p>2</text:p>
          </table:table-cell>
          <table:table-cell table:formula="of:=&quot;('&quot;&amp;[.B151]&amp;&quot;',&quot;&amp;[.H151]&amp;&quot;,'default','default','&quot;&amp;[.C151]&amp;&quot;'),&quot;" office:value-type="string" office:string-value="('CANCELLED ',2,'default','default',' Slowthai')," calcext:value-type="string">
            <text:p>('CANCELLED ',2,'default','default',' Slowthai'),</text:p>
          </table:table-cell>
        </table:table-row>
        <table:table-row table:style-name="ro2">
          <table:table-cell office:value-type="string" calcext:value-type="string">
            <text:p><text:a xlink:href="https://www.songfacts.com/facts/st-vincent/candy-darling" xlink:type="simple">Candy Darling</text:a> - St. Vincent</text:p>
          </table:table-cell>
          <table:table-cell table:formula="of:=LEFT([.A152];(FIND(&quot;-&quot;;[.A152])-1))" office:value-type="string" office:string-value="Candy Darling " calcext:value-type="string">
            <text:p>Candy Darling </text:p>
          </table:table-cell>
          <table:table-cell table:formula="of:=SUBSTITUTE([.A152];LEFT([.A152];(FIND(&quot;-&quot;;[.A152])));&quot;&quot;)" office:value-type="string" office:string-value=" St. Vincent" calcext:value-type="string">
            <text:p><text:s/>St. Vincent</text:p>
          </table:table-cell>
          <table:table-cell table:number-columns-repeated="4"/>
          <table:table-cell table:formula="of:=RANDBETWEEN(1;4)" office:value-type="float" office:value="4" calcext:value-type="float">
            <text:p>4</text:p>
          </table:table-cell>
          <table:table-cell table:formula="of:=&quot;('&quot;&amp;[.B152]&amp;&quot;',&quot;&amp;[.H152]&amp;&quot;,'default','default','&quot;&amp;[.C152]&amp;&quot;'),&quot;" office:value-type="string" office:string-value="('Candy Darling ',4,'default','default',' St. Vincent')," calcext:value-type="string">
            <text:p>('Candy Darling ',4,'default','default',' St. Vincent'),</text:p>
          </table:table-cell>
        </table:table-row>
        <table:table-row table:style-name="ro3">
          <table:table-cell office:value-type="string" calcext:value-type="string">
            <text:p><text:a xlink:href="https://www.songfacts.com/facts/rising-appalachia/catalyst" xlink:type="simple">Catalyst</text:a> - Rising Appalachia</text:p>
          </table:table-cell>
          <table:table-cell table:formula="of:=LEFT([.A153];(FIND(&quot;-&quot;;[.A153])-1))" office:value-type="string" office:string-value="Catalyst " calcext:value-type="string">
            <text:p>Catalyst </text:p>
          </table:table-cell>
          <table:table-cell table:formula="of:=SUBSTITUTE([.A153];LEFT([.A153];(FIND(&quot;-&quot;;[.A153])));&quot;&quot;)" office:value-type="string" office:string-value=" Rising Appalachia" calcext:value-type="string">
            <text:p><text:s/>Rising Appalachia</text:p>
          </table:table-cell>
          <table:table-cell table:number-columns-repeated="4"/>
          <table:table-cell table:formula="of:=RANDBETWEEN(1;4)" office:value-type="float" office:value="3" calcext:value-type="float">
            <text:p>3</text:p>
          </table:table-cell>
          <table:table-cell table:formula="of:=&quot;('&quot;&amp;[.B153]&amp;&quot;',&quot;&amp;[.H153]&amp;&quot;,'default','default','&quot;&amp;[.C153]&amp;&quot;'),&quot;" office:value-type="string" office:string-value="('Catalyst ',3,'default','default',' Rising Appalachia')," calcext:value-type="string">
            <text:p>('Catalyst ',3,'default','default',' Rising Appalachia'),</text:p>
          </table:table-cell>
        </table:table-row>
        <table:table-row table:style-name="ro2">
          <table:table-cell office:value-type="string" calcext:value-type="string">
            <text:p><text:a xlink:href="https://www.songfacts.com/facts/drake/champagne-poetry" xlink:type="simple">Champagne Poetry</text:a> - Drake</text:p>
          </table:table-cell>
          <table:table-cell table:formula="of:=LEFT([.A154];(FIND(&quot;-&quot;;[.A154])-1))" office:value-type="string" office:string-value="Champagne Poetry " calcext:value-type="string">
            <text:p>Champagne Poetry </text:p>
          </table:table-cell>
          <table:table-cell table:formula="of:=SUBSTITUTE([.A154];LEFT([.A154];(FIND(&quot;-&quot;;[.A154])));&quot;&quot;)" office:value-type="string" office:string-value=" Drake" calcext:value-type="string">
            <text:p><text:s/>Drake</text:p>
          </table:table-cell>
          <table:table-cell table:number-columns-repeated="4"/>
          <table:table-cell table:formula="of:=RANDBETWEEN(1;4)" office:value-type="float" office:value="4" calcext:value-type="float">
            <text:p>4</text:p>
          </table:table-cell>
          <table:table-cell table:formula="of:=&quot;('&quot;&amp;[.B154]&amp;&quot;',&quot;&amp;[.H154]&amp;&quot;,'default','default','&quot;&amp;[.C154]&amp;&quot;'),&quot;" office:value-type="string" office:string-value="('Champagne Poetry ',4,'default','default',' Drake')," calcext:value-type="string">
            <text:p>('Champagne Poetry ',4,'default','default',' Drake'),</text:p>
          </table:table-cell>
        </table:table-row>
        <table:table-row table:style-name="ro2">
          <table:table-cell office:value-type="string" calcext:value-type="string">
            <text:p><text:a xlink:href="https://www.songfacts.com/facts/the-war-on-drugs/change" xlink:type="simple">Change</text:a> - The War On Drugs</text:p>
          </table:table-cell>
          <table:table-cell table:formula="of:=LEFT([.A155];(FIND(&quot;-&quot;;[.A155])-1))" office:value-type="string" office:string-value="Change " calcext:value-type="string">
            <text:p>Change </text:p>
          </table:table-cell>
          <table:table-cell table:formula="of:=SUBSTITUTE([.A155];LEFT([.A155];(FIND(&quot;-&quot;;[.A155])));&quot;&quot;)" office:value-type="string" office:string-value=" The War On Drugs" calcext:value-type="string">
            <text:p><text:s/>The War On Drugs</text:p>
          </table:table-cell>
          <table:table-cell table:number-columns-repeated="4"/>
          <table:table-cell table:formula="of:=RANDBETWEEN(1;4)" office:value-type="float" office:value="2" calcext:value-type="float">
            <text:p>2</text:p>
          </table:table-cell>
          <table:table-cell table:formula="of:=&quot;('&quot;&amp;[.B155]&amp;&quot;',&quot;&amp;[.H155]&amp;&quot;,'default','default','&quot;&amp;[.C155]&amp;&quot;'),&quot;" office:value-type="string" office:string-value="('Change ',2,'default','default',' The War On Drugs')," calcext:value-type="string">
            <text:p>('Change ',2,'default','default',' The War On Drugs'),</text:p>
          </table:table-cell>
        </table:table-row>
        <table:table-row table:style-name="ro2">
          <table:table-cell office:value-type="string" calcext:value-type="string">
            <text:p><text:a xlink:href="https://www.songfacts.com/facts/ryan-hurd/chasing-after-you" xlink:type="simple">Chasing After You</text:a> - Ryan Hurd</text:p>
          </table:table-cell>
          <table:table-cell table:formula="of:=LEFT([.A156];(FIND(&quot;-&quot;;[.A156])-1))" office:value-type="string" office:string-value="Chasing After You " calcext:value-type="string">
            <text:p>Chasing After You </text:p>
          </table:table-cell>
          <table:table-cell table:formula="of:=SUBSTITUTE([.A156];LEFT([.A156];(FIND(&quot;-&quot;;[.A156])));&quot;&quot;)" office:value-type="string" office:string-value=" Ryan Hurd" calcext:value-type="string">
            <text:p><text:s/>Ryan Hurd</text:p>
          </table:table-cell>
          <table:table-cell table:number-columns-repeated="4"/>
          <table:table-cell table:formula="of:=RANDBETWEEN(1;4)" office:value-type="float" office:value="3" calcext:value-type="float">
            <text:p>3</text:p>
          </table:table-cell>
          <table:table-cell table:formula="of:=&quot;('&quot;&amp;[.B156]&amp;&quot;',&quot;&amp;[.H156]&amp;&quot;,'default','default','&quot;&amp;[.C156]&amp;&quot;'),&quot;" office:value-type="string" office:string-value="('Chasing After You ',3,'default','default',' Ryan Hurd')," calcext:value-type="string">
            <text:p>('Chasing After You ',3,'default','default',' Ryan Hurd'),</text:p>
          </table:table-cell>
        </table:table-row>
        <table:table-row table:style-name="ro2">
          <table:table-cell office:value-type="string" calcext:value-type="string">
            <text:p><text:a xlink:href="https://www.songfacts.com/facts/foo-fighters/chasing-birds" xlink:type="simple">Chasing Birds</text:a> - Foo Fighters</text:p>
          </table:table-cell>
          <table:table-cell table:formula="of:=LEFT([.A157];(FIND(&quot;-&quot;;[.A157])-1))" office:value-type="string" office:string-value="Chasing Birds " calcext:value-type="string">
            <text:p>Chasing Birds </text:p>
          </table:table-cell>
          <table:table-cell table:formula="of:=SUBSTITUTE([.A157];LEFT([.A157];(FIND(&quot;-&quot;;[.A157])));&quot;&quot;)" office:value-type="string" office:string-value=" Foo Fighters" calcext:value-type="string">
            <text:p><text:s/>Foo Fighters</text:p>
          </table:table-cell>
          <table:table-cell table:number-columns-repeated="4"/>
          <table:table-cell table:formula="of:=RANDBETWEEN(1;4)" office:value-type="float" office:value="2" calcext:value-type="float">
            <text:p>2</text:p>
          </table:table-cell>
          <table:table-cell table:formula="of:=&quot;('&quot;&amp;[.B157]&amp;&quot;',&quot;&amp;[.H157]&amp;&quot;,'default','default','&quot;&amp;[.C157]&amp;&quot;'),&quot;" office:value-type="string" office:string-value="('Chasing Birds ',2,'default','default',' Foo Fighters')," calcext:value-type="string">
            <text:p>('Chasing Birds ',2,'default','default',' Foo Fighters'),</text:p>
          </table:table-cell>
        </table:table-row>
        <table:table-row table:style-name="ro3">
          <table:table-cell office:value-type="string" calcext:value-type="string">
            <text:p><text:a xlink:href="https://www.songfacts.com/facts/lana-del-rey/chemtrails-over-the-country-club" xlink:type="simple">Chemtrails Over The Country Club</text:a> - Lana Del Rey</text:p>
          </table:table-cell>
          <table:table-cell table:formula="of:=LEFT([.A158];(FIND(&quot;-&quot;;[.A158])-1))" office:value-type="string" office:string-value="Chemtrails Over The Country Club " calcext:value-type="string">
            <text:p>Chemtrails Over The Country Club </text:p>
          </table:table-cell>
          <table:table-cell table:formula="of:=SUBSTITUTE([.A158];LEFT([.A158];(FIND(&quot;-&quot;;[.A158])));&quot;&quot;)" office:value-type="string" office:string-value=" Lana Del Rey" calcext:value-type="string">
            <text:p><text:s/>Lana Del Rey</text:p>
          </table:table-cell>
          <table:table-cell table:number-columns-repeated="4"/>
          <table:table-cell table:formula="of:=RANDBETWEEN(1;4)" office:value-type="float" office:value="1" calcext:value-type="float">
            <text:p>1</text:p>
          </table:table-cell>
          <table:table-cell table:formula="of:=&quot;('&quot;&amp;[.B158]&amp;&quot;',&quot;&amp;[.H158]&amp;&quot;,'default','default','&quot;&amp;[.C158]&amp;&quot;'),&quot;" office:value-type="string" office:string-value="('Chemtrails Over The Country Club ',1,'default','default',' Lana Del Rey')," calcext:value-type="string">
            <text:p>('Chemtrails Over The Country Club ',1,'default','default',' Lana Del Rey'),</text:p>
          </table:table-cell>
        </table:table-row>
        <table:table-row table:style-name="ro3">
          <table:table-cell office:value-type="string" calcext:value-type="string">
            <text:p><text:a xlink:href="https://www.songfacts.com/facts/twenty-one-pilots/choker" xlink:type="simple">Choker</text:a> - Twenty One Pilots</text:p>
          </table:table-cell>
          <table:table-cell table:formula="of:=LEFT([.A159];(FIND(&quot;-&quot;;[.A159])-1))" office:value-type="string" office:string-value="Choker " calcext:value-type="string">
            <text:p>Choker </text:p>
          </table:table-cell>
          <table:table-cell table:formula="of:=SUBSTITUTE([.A159];LEFT([.A159];(FIND(&quot;-&quot;;[.A159])));&quot;&quot;)" office:value-type="string" office:string-value=" Twenty One Pilots" calcext:value-type="string">
            <text:p><text:s/>Twenty One Pilots</text:p>
          </table:table-cell>
          <table:table-cell table:number-columns-repeated="4"/>
          <table:table-cell table:formula="of:=RANDBETWEEN(1;4)" office:value-type="float" office:value="4" calcext:value-type="float">
            <text:p>4</text:p>
          </table:table-cell>
          <table:table-cell table:formula="of:=&quot;('&quot;&amp;[.B159]&amp;&quot;',&quot;&amp;[.H159]&amp;&quot;,'default','default','&quot;&amp;[.C159]&amp;&quot;'),&quot;" office:value-type="string" office:string-value="('Choker ',4,'default','default',' Twenty One Pilots')," calcext:value-type="string">
            <text:p>('Choker ',4,'default','default',' Twenty One Pilots'),</text:p>
          </table:table-cell>
        </table:table-row>
        <table:table-row table:style-name="ro2">
          <table:table-cell office:value-type="string" calcext:value-type="string">
            <text:p><text:a xlink:href="https://www.songfacts.com/facts/sabaton/christmas-truce" xlink:type="simple">Christmas Truce</text:a> - Sabaton</text:p>
          </table:table-cell>
          <table:table-cell table:formula="of:=LEFT([.A160];(FIND(&quot;-&quot;;[.A160])-1))" office:value-type="string" office:string-value="Christmas Truce " calcext:value-type="string">
            <text:p>Christmas Truce </text:p>
          </table:table-cell>
          <table:table-cell table:formula="of:=SUBSTITUTE([.A160];LEFT([.A160];(FIND(&quot;-&quot;;[.A160])));&quot;&quot;)" office:value-type="string" office:string-value=" Sabaton" calcext:value-type="string">
            <text:p><text:s/>Sabaton</text:p>
          </table:table-cell>
          <table:table-cell table:number-columns-repeated="4"/>
          <table:table-cell table:formula="of:=RANDBETWEEN(1;4)" office:value-type="float" office:value="2" calcext:value-type="float">
            <text:p>2</text:p>
          </table:table-cell>
          <table:table-cell table:formula="of:=&quot;('&quot;&amp;[.B160]&amp;&quot;',&quot;&amp;[.H160]&amp;&quot;,'default','default','&quot;&amp;[.C160]&amp;&quot;'),&quot;" office:value-type="string" office:string-value="('Christmas Truce ',2,'default','default',' Sabaton')," calcext:value-type="string">
            <text:p>('Christmas Truce ',2,'default','default',' Sabaton'),</text:p>
          </table:table-cell>
        </table:table-row>
        <table:table-row table:style-name="ro2">
          <table:table-cell office:value-type="string" calcext:value-type="string">
            <text:p><text:a xlink:href="https://www.songfacts.com/facts/brad-paisley/city-of-music" xlink:type="simple">City Of Music</text:a> - Brad Paisley</text:p>
          </table:table-cell>
          <table:table-cell table:formula="of:=LEFT([.A161];(FIND(&quot;-&quot;;[.A161])-1))" office:value-type="string" office:string-value="City Of Music " calcext:value-type="string">
            <text:p>City Of Music </text:p>
          </table:table-cell>
          <table:table-cell table:formula="of:=SUBSTITUTE([.A161];LEFT([.A161];(FIND(&quot;-&quot;;[.A161])));&quot;&quot;)" office:value-type="string" office:string-value=" Brad Paisley" calcext:value-type="string">
            <text:p><text:s/>Brad Paisley</text:p>
          </table:table-cell>
          <table:table-cell table:number-columns-repeated="4"/>
          <table:table-cell table:formula="of:=RANDBETWEEN(1;4)" office:value-type="float" office:value="4" calcext:value-type="float">
            <text:p>4</text:p>
          </table:table-cell>
          <table:table-cell table:formula="of:=&quot;('&quot;&amp;[.B161]&amp;&quot;',&quot;&amp;[.H161]&amp;&quot;,'default','default','&quot;&amp;[.C161]&amp;&quot;'),&quot;" office:value-type="string" office:string-value="('City Of Music ',4,'default','default',' Brad Paisley')," calcext:value-type="string">
            <text:p>('City Of Music ',4,'default','default',' Brad Paisley'),</text:p>
          </table:table-cell>
        </table:table-row>
        <table:table-row table:style-name="ro1">
          <table:table-cell office:value-type="string" calcext:value-type="string">
            <text:p><text:a xlink:href="https://www.songfacts.com/facts/dave/clash" xlink:type="simple">Clash</text:a> - Dave</text:p>
          </table:table-cell>
          <table:table-cell table:formula="of:=LEFT([.A162];(FIND(&quot;-&quot;;[.A162])-1))" office:value-type="string" office:string-value="Clash " calcext:value-type="string">
            <text:p>Clash </text:p>
          </table:table-cell>
          <table:table-cell table:formula="of:=SUBSTITUTE([.A162];LEFT([.A162];(FIND(&quot;-&quot;;[.A162])));&quot;&quot;)" office:value-type="string" office:string-value=" Dave" calcext:value-type="string">
            <text:p><text:s/>Dave</text:p>
          </table:table-cell>
          <table:table-cell table:number-columns-repeated="4"/>
          <table:table-cell table:formula="of:=RANDBETWEEN(1;4)" office:value-type="float" office:value="1" calcext:value-type="float">
            <text:p>1</text:p>
          </table:table-cell>
          <table:table-cell table:formula="of:=&quot;('&quot;&amp;[.B162]&amp;&quot;',&quot;&amp;[.H162]&amp;&quot;,'default','default','&quot;&amp;[.C162]&amp;&quot;'),&quot;" office:value-type="string" office:string-value="('Clash ',1,'default','default',' Dave')," calcext:value-type="string">
            <text:p>('Clash ',1,'default','default',' Dave'),</text:p>
          </table:table-cell>
        </table:table-row>
        <table:table-row table:style-name="ro2">
          <table:table-cell office:value-type="string" calcext:value-type="string">
            <text:p><text:a xlink:href="https://www.songfacts.com/facts/rising-appalachia/clay" xlink:type="simple">Clay</text:a> - Rising Appalachia</text:p>
          </table:table-cell>
          <table:table-cell table:formula="of:=LEFT([.A163];(FIND(&quot;-&quot;;[.A163])-1))" office:value-type="string" office:string-value="Clay " calcext:value-type="string">
            <text:p>Clay </text:p>
          </table:table-cell>
          <table:table-cell table:formula="of:=SUBSTITUTE([.A163];LEFT([.A163];(FIND(&quot;-&quot;;[.A163])));&quot;&quot;)" office:value-type="string" office:string-value=" Rising Appalachia" calcext:value-type="string">
            <text:p><text:s/>Rising Appalachia</text:p>
          </table:table-cell>
          <table:table-cell table:number-columns-repeated="4"/>
          <table:table-cell table:formula="of:=RANDBETWEEN(1;4)" office:value-type="float" office:value="4" calcext:value-type="float">
            <text:p>4</text:p>
          </table:table-cell>
          <table:table-cell table:formula="of:=&quot;('&quot;&amp;[.B163]&amp;&quot;',&quot;&amp;[.H163]&amp;&quot;,'default','default','&quot;&amp;[.C163]&amp;&quot;'),&quot;" office:value-type="string" office:string-value="('Clay ',4,'default','default',' Rising Appalachia')," calcext:value-type="string">
            <text:p>('Clay ',4,'default','default',' Rising Appalachia'),</text:p>
          </table:table-cell>
        </table:table-row>
        <table:table-row table:style-name="ro1">
          <table:table-cell office:value-type="string" calcext:value-type="string">
            <text:p><text:a xlink:href="https://www.songfacts.com/facts/nf/clouds" xlink:type="simple">Clouds</text:a> - NF</text:p>
          </table:table-cell>
          <table:table-cell table:formula="of:=LEFT([.A164];(FIND(&quot;-&quot;;[.A164])-1))" office:value-type="string" office:string-value="Clouds " calcext:value-type="string">
            <text:p>Clouds </text:p>
          </table:table-cell>
          <table:table-cell table:formula="of:=SUBSTITUTE([.A164];LEFT([.A164];(FIND(&quot;-&quot;;[.A164])));&quot;&quot;)" office:value-type="string" office:string-value=" NF" calcext:value-type="string">
            <text:p><text:s/>NF</text:p>
          </table:table-cell>
          <table:table-cell table:number-columns-repeated="4"/>
          <table:table-cell table:formula="of:=RANDBETWEEN(1;4)" office:value-type="float" office:value="1" calcext:value-type="float">
            <text:p>1</text:p>
          </table:table-cell>
          <table:table-cell table:formula="of:=&quot;('&quot;&amp;[.B164]&amp;&quot;',&quot;&amp;[.H164]&amp;&quot;,'default','default','&quot;&amp;[.C164]&amp;&quot;'),&quot;" office:value-type="string" office:string-value="('Clouds ',1,'default','default',' NF')," calcext:value-type="string">
            <text:p>('Clouds ',1,'default','default',' NF'),</text:p>
          </table:table-cell>
        </table:table-row>
        <table:table-row table:style-name="ro2">
          <table:table-cell office:value-type="string" calcext:value-type="string">
            <text:p><text:a xlink:href="https://www.songfacts.com/facts/foo-fighters/cloudspotter" xlink:type="simple">Cloudspotter</text:a> - Foo Fighters</text:p>
          </table:table-cell>
          <table:table-cell table:formula="of:=LEFT([.A165];(FIND(&quot;-&quot;;[.A165])-1))" office:value-type="string" office:string-value="Cloudspotter " calcext:value-type="string">
            <text:p>Cloudspotter </text:p>
          </table:table-cell>
          <table:table-cell table:formula="of:=SUBSTITUTE([.A165];LEFT([.A165];(FIND(&quot;-&quot;;[.A165])));&quot;&quot;)" office:value-type="string" office:string-value=" Foo Fighters" calcext:value-type="string">
            <text:p><text:s/>Foo Fighters</text:p>
          </table:table-cell>
          <table:table-cell table:number-columns-repeated="4"/>
          <table:table-cell table:formula="of:=RANDBETWEEN(1;4)" office:value-type="float" office:value="4" calcext:value-type="float">
            <text:p>4</text:p>
          </table:table-cell>
          <table:table-cell table:formula="of:=&quot;('&quot;&amp;[.B165]&amp;&quot;',&quot;&amp;[.H165]&amp;&quot;,'default','default','&quot;&amp;[.C165]&amp;&quot;'),&quot;" office:value-type="string" office:string-value="('Cloudspotter ',4,'default','default',' Foo Fighters')," calcext:value-type="string">
            <text:p>('Cloudspotter ',4,'default','default',' Foo Fighters'),</text:p>
          </table:table-cell>
        </table:table-row>
        <table:table-row table:style-name="ro2">
          <table:table-cell office:value-type="string" calcext:value-type="string">
            <text:p><text:a xlink:href="https://www.songfacts.com/facts/tones-and-i/cloudy-day" xlink:type="simple">Cloudy Day</text:a> - Tones and I</text:p>
          </table:table-cell>
          <table:table-cell table:formula="of:=LEFT([.A166];(FIND(&quot;-&quot;;[.A166])-1))" office:value-type="string" office:string-value="Cloudy Day " calcext:value-type="string">
            <text:p>Cloudy Day </text:p>
          </table:table-cell>
          <table:table-cell table:formula="of:=SUBSTITUTE([.A166];LEFT([.A166];(FIND(&quot;-&quot;;[.A166])));&quot;&quot;)" office:value-type="string" office:string-value=" Tones and I" calcext:value-type="string">
            <text:p><text:s/>Tones and I</text:p>
          </table:table-cell>
          <table:table-cell table:number-columns-repeated="4"/>
          <table:table-cell table:formula="of:=RANDBETWEEN(1;4)" office:value-type="float" office:value="1" calcext:value-type="float">
            <text:p>1</text:p>
          </table:table-cell>
          <table:table-cell table:formula="of:=&quot;('&quot;&amp;[.B166]&amp;&quot;',&quot;&amp;[.H166]&amp;&quot;,'default','default','&quot;&amp;[.C166]&amp;&quot;'),&quot;" office:value-type="string" office:string-value="('Cloudy Day ',1,'default','default',' Tones and I')," calcext:value-type="string">
            <text:p>('Cloudy Day ',1,'default','default',' Tones and I'),</text:p>
          </table:table-cell>
        </table:table-row>
        <table:table-row table:style-name="ro2">
          <table:table-cell office:value-type="string" calcext:value-type="string">
            <text:p><text:a xlink:href="https://www.songfacts.com/facts/roses-revolutions/coffee" xlink:type="simple">Coffee</text:a> - Roses &amp; Revolutions</text:p>
          </table:table-cell>
          <table:table-cell table:formula="of:=LEFT([.A167];(FIND(&quot;-&quot;;[.A167])-1))" office:value-type="string" office:string-value="Coffee " calcext:value-type="string">
            <text:p>Coffee </text:p>
          </table:table-cell>
          <table:table-cell table:formula="of:=SUBSTITUTE([.A167];LEFT([.A167];(FIND(&quot;-&quot;;[.A167])));&quot;&quot;)" office:value-type="string" office:string-value=" Roses &amp; Revolutions" calcext:value-type="string">
            <text:p><text:s/>Roses &amp; Revolutions</text:p>
          </table:table-cell>
          <table:table-cell table:number-columns-repeated="4"/>
          <table:table-cell table:formula="of:=RANDBETWEEN(1;4)" office:value-type="float" office:value="1" calcext:value-type="float">
            <text:p>1</text:p>
          </table:table-cell>
          <table:table-cell table:formula="of:=&quot;('&quot;&amp;[.B167]&amp;&quot;',&quot;&amp;[.H167]&amp;&quot;,'default','default','&quot;&amp;[.C167]&amp;&quot;'),&quot;" office:value-type="string" office:string-value="('Coffee ',1,'default','default',' Roses &amp; Revolutions')," calcext:value-type="string">
            <text:p>('Coffee ',1,'default','default',' Roses &amp; Revolutions'),</text:p>
          </table:table-cell>
        </table:table-row>
        <table:table-row table:style-name="ro2">
          <table:table-cell office:value-type="string" calcext:value-type="string">
            <text:p><text:a xlink:href="https://www.songfacts.com/facts/tesla/cold-blue-steel" xlink:type="simple">Cold Blue Steel</text:a> - Tesla</text:p>
          </table:table-cell>
          <table:table-cell table:formula="of:=LEFT([.A168];(FIND(&quot;-&quot;;[.A168])-1))" office:value-type="string" office:string-value="Cold Blue Steel " calcext:value-type="string">
            <text:p>Cold Blue Steel </text:p>
          </table:table-cell>
          <table:table-cell table:formula="of:=SUBSTITUTE([.A168];LEFT([.A168];(FIND(&quot;-&quot;;[.A168])));&quot;&quot;)" office:value-type="string" office:string-value=" Tesla" calcext:value-type="string">
            <text:p><text:s/>Tesla</text:p>
          </table:table-cell>
          <table:table-cell table:number-columns-repeated="4"/>
          <table:table-cell table:formula="of:=RANDBETWEEN(1;4)" office:value-type="float" office:value="4" calcext:value-type="float">
            <text:p>4</text:p>
          </table:table-cell>
          <table:table-cell table:formula="of:=&quot;('&quot;&amp;[.B168]&amp;&quot;',&quot;&amp;[.H168]&amp;&quot;,'default','default','&quot;&amp;[.C168]&amp;&quot;'),&quot;" office:value-type="string" office:string-value="('Cold Blue Steel ',4,'default','default',' Tesla')," calcext:value-type="string">
            <text:p>('Cold Blue Steel ',4,'default','default',' Tesla'),</text:p>
          </table:table-cell>
        </table:table-row>
        <table:table-row table:style-name="ro2">
          <table:table-cell office:value-type="string" calcext:value-type="string">
            <text:p><text:a xlink:href="https://www.songfacts.com/facts/elton-john/cold-heart-pnau-remix" xlink:type="simple">Cold Heart (PNAU Remix)</text:a> - Elton John</text:p>
          </table:table-cell>
          <table:table-cell table:formula="of:=LEFT([.A169];(FIND(&quot;-&quot;;[.A169])-1))" office:value-type="string" office:string-value="Cold Heart (PNAU Remix) " calcext:value-type="string">
            <text:p>Cold Heart (PNAU Remix) </text:p>
          </table:table-cell>
          <table:table-cell table:formula="of:=SUBSTITUTE([.A169];LEFT([.A169];(FIND(&quot;-&quot;;[.A169])));&quot;&quot;)" office:value-type="string" office:string-value=" Elton John" calcext:value-type="string">
            <text:p><text:s/>Elton John</text:p>
          </table:table-cell>
          <table:table-cell table:number-columns-repeated="4"/>
          <table:table-cell table:formula="of:=RANDBETWEEN(1;4)" office:value-type="float" office:value="2" calcext:value-type="float">
            <text:p>2</text:p>
          </table:table-cell>
          <table:table-cell table:formula="of:=&quot;('&quot;&amp;[.B169]&amp;&quot;',&quot;&amp;[.H169]&amp;&quot;,'default','default','&quot;&amp;[.C169]&amp;&quot;'),&quot;" office:value-type="string" office:string-value="('Cold Heart (PNAU Remix) ',2,'default','default',' Elton John')," calcext:value-type="string">
            <text:p>('Cold Heart (PNAU Remix) ',2,'default','default',' Elton John'),</text:p>
          </table:table-cell>
        </table:table-row>
        <table:table-row table:style-name="ro2">
          <table:table-cell office:value-type="string" calcext:value-type="string">
            <text:p><text:a xlink:href="https://www.songfacts.com/facts/ed-sheeran/collide" xlink:type="simple">Collide</text:a> - Ed Sheeran</text:p>
          </table:table-cell>
          <table:table-cell table:formula="of:=LEFT([.A170];(FIND(&quot;-&quot;;[.A170])-1))" office:value-type="string" office:string-value="Collide " calcext:value-type="string">
            <text:p>Collide </text:p>
          </table:table-cell>
          <table:table-cell table:formula="of:=SUBSTITUTE([.A170];LEFT([.A170];(FIND(&quot;-&quot;;[.A170])));&quot;&quot;)" office:value-type="string" office:string-value=" Ed Sheeran" calcext:value-type="string">
            <text:p><text:s/>Ed Sheeran</text:p>
          </table:table-cell>
          <table:table-cell table:number-columns-repeated="4"/>
          <table:table-cell table:formula="of:=RANDBETWEEN(1;4)" office:value-type="float" office:value="2" calcext:value-type="float">
            <text:p>2</text:p>
          </table:table-cell>
          <table:table-cell table:formula="of:=&quot;('&quot;&amp;[.B170]&amp;&quot;',&quot;&amp;[.H170]&amp;&quot;,'default','default','&quot;&amp;[.C170]&amp;&quot;'),&quot;" office:value-type="string" office:string-value="('Collide ',2,'default','default',' Ed Sheeran')," calcext:value-type="string">
            <text:p>('Collide ',2,'default','default',' Ed Sheeran'),</text:p>
          </table:table-cell>
        </table:table-row>
        <table:table-row table:style-name="ro2">
          <table:table-cell office:value-type="string" calcext:value-type="string">
            <text:p><text:a xlink:href="https://www.songfacts.com/facts/carlos-vives/colombia-mi-encanto" xlink:type="simple">Colombia, Mi Encanto</text:a> - Carlos Vives</text:p>
          </table:table-cell>
          <table:table-cell table:formula="of:=LEFT([.A171];(FIND(&quot;-&quot;;[.A171])-1))" office:value-type="string" office:string-value="Colombia, Mi Encanto " calcext:value-type="string">
            <text:p>Colombia, Mi Encanto </text:p>
          </table:table-cell>
          <table:table-cell table:formula="of:=SUBSTITUTE([.A171];LEFT([.A171];(FIND(&quot;-&quot;;[.A171])));&quot;&quot;)" office:value-type="string" office:string-value=" Carlos Vives" calcext:value-type="string">
            <text:p><text:s/>Carlos Vives</text:p>
          </table:table-cell>
          <table:table-cell table:number-columns-repeated="4"/>
          <table:table-cell table:formula="of:=RANDBETWEEN(1;4)" office:value-type="float" office:value="2" calcext:value-type="float">
            <text:p>2</text:p>
          </table:table-cell>
          <table:table-cell table:formula="of:=&quot;('&quot;&amp;[.B171]&amp;&quot;',&quot;&amp;[.H171]&amp;&quot;,'default','default','&quot;&amp;[.C171]&amp;&quot;'),&quot;" office:value-type="string" office:string-value="('Colombia, Mi Encanto ',2,'default','default',' Carlos Vives')," calcext:value-type="string">
            <text:p>('Colombia, Mi Encanto ',2,'default','default',' Carlos Vives'),</text:p>
          </table:table-cell>
        </table:table-row>
        <table:table-row table:style-name="ro2">
          <table:table-cell office:value-type="string" calcext:value-type="string">
            <text:p><text:a xlink:href="https://www.songfacts.com/facts/coldplay/coloratura" xlink:type="simple">Coloratura</text:a> - Coldplay</text:p>
          </table:table-cell>
          <table:table-cell table:formula="of:=LEFT([.A172];(FIND(&quot;-&quot;;[.A172])-1))" office:value-type="string" office:string-value="Coloratura " calcext:value-type="string">
            <text:p>Coloratura </text:p>
          </table:table-cell>
          <table:table-cell table:formula="of:=SUBSTITUTE([.A172];LEFT([.A172];(FIND(&quot;-&quot;;[.A172])));&quot;&quot;)" office:value-type="string" office:string-value=" Coldplay" calcext:value-type="string">
            <text:p><text:s/>Coldplay</text:p>
          </table:table-cell>
          <table:table-cell table:number-columns-repeated="4"/>
          <table:table-cell table:formula="of:=RANDBETWEEN(1;4)" office:value-type="float" office:value="1" calcext:value-type="float">
            <text:p>1</text:p>
          </table:table-cell>
          <table:table-cell table:formula="of:=&quot;('&quot;&amp;[.B172]&amp;&quot;',&quot;&amp;[.H172]&amp;&quot;,'default','default','&quot;&amp;[.C172]&amp;&quot;'),&quot;" office:value-type="string" office:string-value="('Coloratura ',1,'default','default',' Coldplay')," calcext:value-type="string">
            <text:p>('Coloratura ',1,'default','default',' Coldplay'),</text:p>
          </table:table-cell>
        </table:table-row>
        <table:table-row table:style-name="ro2">
          <table:table-cell office:value-type="string" calcext:value-type="string">
            <text:p><text:a xlink:href="https://www.songfacts.com/facts/ted-nugent/come-and-take-it" xlink:type="simple">Come And Take It</text:a> - Ted Nugent</text:p>
          </table:table-cell>
          <table:table-cell table:formula="of:=LEFT([.A173];(FIND(&quot;-&quot;;[.A173])-1))" office:value-type="string" office:string-value="Come And Take It " calcext:value-type="string">
            <text:p>Come And Take It </text:p>
          </table:table-cell>
          <table:table-cell table:formula="of:=SUBSTITUTE([.A173];LEFT([.A173];(FIND(&quot;-&quot;;[.A173])));&quot;&quot;)" office:value-type="string" office:string-value=" Ted Nugent" calcext:value-type="string">
            <text:p><text:s/>Ted Nugent</text:p>
          </table:table-cell>
          <table:table-cell table:number-columns-repeated="4"/>
          <table:table-cell table:formula="of:=RANDBETWEEN(1;4)" office:value-type="float" office:value="4" calcext:value-type="float">
            <text:p>4</text:p>
          </table:table-cell>
          <table:table-cell table:formula="of:=&quot;('&quot;&amp;[.B173]&amp;&quot;',&quot;&amp;[.H173]&amp;&quot;,'default','default','&quot;&amp;[.C173]&amp;&quot;'),&quot;" office:value-type="string" office:string-value="('Come And Take It ',4,'default','default',' Ted Nugent')," calcext:value-type="string">
            <text:p>('Come And Take It ',4,'default','default',' Ted Nugent'),</text:p>
          </table:table-cell>
        </table:table-row>
        <table:table-row table:style-name="ro3">
          <table:table-cell office:value-type="string" calcext:value-type="string">
            <text:p><text:a xlink:href="https://www.songfacts.com/facts/blake-shelton/come-back-as-a-country-boy" xlink:type="simple">Come Back As A Country Boy</text:a> - Blake Shelton</text:p>
          </table:table-cell>
          <table:table-cell table:formula="of:=LEFT([.A174];(FIND(&quot;-&quot;;[.A174])-1))" office:value-type="string" office:string-value="Come Back As A Country Boy " calcext:value-type="string">
            <text:p>Come Back As A Country Boy </text:p>
          </table:table-cell>
          <table:table-cell table:formula="of:=SUBSTITUTE([.A174];LEFT([.A174];(FIND(&quot;-&quot;;[.A174])));&quot;&quot;)" office:value-type="string" office:string-value=" Blake Shelton" calcext:value-type="string">
            <text:p><text:s/>Blake Shelton</text:p>
          </table:table-cell>
          <table:table-cell table:number-columns-repeated="4"/>
          <table:table-cell table:formula="of:=RANDBETWEEN(1;4)" office:value-type="float" office:value="4" calcext:value-type="float">
            <text:p>4</text:p>
          </table:table-cell>
          <table:table-cell table:formula="of:=&quot;('&quot;&amp;[.B174]&amp;&quot;',&quot;&amp;[.H174]&amp;&quot;,'default','default','&quot;&amp;[.C174]&amp;&quot;'),&quot;" office:value-type="string" office:string-value="('Come Back As A Country Boy ',4,'default','default',' Blake Shelton')," calcext:value-type="string">
            <text:p>('Come Back As A Country Boy ',4,'default','default',' Blake Shelton'),</text:p>
          </table:table-cell>
        </table:table-row>
        <table:table-row table:style-name="ro4">
          <table:table-cell office:value-type="string" calcext:value-type="string">
            <text:p>Come In (But Dont Make Yourself Comfortable) - Caroline Jones</text:p>
          </table:table-cell>
          <table:table-cell table:formula="of:=LEFT([.A175];(FIND(&quot;-&quot;;[.A175])-1))" office:value-type="string" office:string-value="Come In (But Dont Make Yourself Comfortable) " calcext:value-type="string">
            <text:p>Come In (But Dont Make Yourself Comfortable) </text:p>
          </table:table-cell>
          <table:table-cell table:formula="of:=SUBSTITUTE([.A175];LEFT([.A175];(FIND(&quot;-&quot;;[.A175])));&quot;&quot;)" office:value-type="string" office:string-value=" Caroline Jones" calcext:value-type="string">
            <text:p><text:s/>Caroline Jones</text:p>
          </table:table-cell>
          <table:table-cell table:number-columns-repeated="4"/>
          <table:table-cell table:formula="of:=RANDBETWEEN(1;4)" office:value-type="float" office:value="1" calcext:value-type="float">
            <text:p>1</text:p>
          </table:table-cell>
          <table:table-cell table:formula="of:=&quot;('&quot;&amp;[.B175]&amp;&quot;',&quot;&amp;[.H175]&amp;&quot;,'default','default','&quot;&amp;[.C175]&amp;&quot;'),&quot;" office:value-type="string" office:string-value="('Come In (But Dont Make Yourself Comfortable) ',1,'default','default',' Caroline Jones')," calcext:value-type="string">
            <text:p>('Come In (But Dont Make Yourself Comfortable) ',1,'default','default',' Caroline Jones'),</text:p>
          </table:table-cell>
        </table:table-row>
        <table:table-row table:style-name="ro2">
          <table:table-cell office:value-type="string" calcext:value-type="string">
            <text:p><text:a xlink:href="https://www.songfacts.com/facts/her/come-through" xlink:type="simple">Come Through</text:a> - H.E.R.</text:p>
          </table:table-cell>
          <table:table-cell table:formula="of:=LEFT([.A176];(FIND(&quot;-&quot;;[.A176])-1))" office:value-type="string" office:string-value="Come Through " calcext:value-type="string">
            <text:p>Come Through </text:p>
          </table:table-cell>
          <table:table-cell table:formula="of:=SUBSTITUTE([.A176];LEFT([.A176];(FIND(&quot;-&quot;;[.A176])));&quot;&quot;)" office:value-type="string" office:string-value=" H.E.R." calcext:value-type="string">
            <text:p><text:s/>H.E.R.</text:p>
          </table:table-cell>
          <table:table-cell table:number-columns-repeated="4"/>
          <table:table-cell table:formula="of:=RANDBETWEEN(1;4)" office:value-type="float" office:value="1" calcext:value-type="float">
            <text:p>1</text:p>
          </table:table-cell>
          <table:table-cell table:formula="of:=&quot;('&quot;&amp;[.B176]&amp;&quot;',&quot;&amp;[.H176]&amp;&quot;,'default','default','&quot;&amp;[.C176]&amp;&quot;'),&quot;" office:value-type="string" office:string-value="('Come Through ',1,'default','default',' H.E.R.')," calcext:value-type="string">
            <text:p>('Come Through ',1,'default','default',' H.E.R.'),</text:p>
          </table:table-cell>
        </table:table-row>
        <table:table-row table:style-name="ro2">
          <table:table-cell office:value-type="string" calcext:value-type="string">
            <text:p><text:a xlink:href="https://www.songfacts.com/facts/kanye-west/come-to-life" xlink:type="simple">Come To Life</text:a> - Kanye West</text:p>
          </table:table-cell>
          <table:table-cell table:formula="of:=LEFT([.A177];(FIND(&quot;-&quot;;[.A177])-1))" office:value-type="string" office:string-value="Come To Life " calcext:value-type="string">
            <text:p>Come To Life </text:p>
          </table:table-cell>
          <table:table-cell table:formula="of:=SUBSTITUTE([.A177];LEFT([.A177];(FIND(&quot;-&quot;;[.A177])));&quot;&quot;)" office:value-type="string" office:string-value=" Kanye West" calcext:value-type="string">
            <text:p><text:s/>Kanye West</text:p>
          </table:table-cell>
          <table:table-cell table:number-columns-repeated="4"/>
          <table:table-cell table:formula="of:=RANDBETWEEN(1;4)" office:value-type="float" office:value="4" calcext:value-type="float">
            <text:p>4</text:p>
          </table:table-cell>
          <table:table-cell table:formula="of:=&quot;('&quot;&amp;[.B177]&amp;&quot;',&quot;&amp;[.H177]&amp;&quot;,'default','default','&quot;&amp;[.C177]&amp;&quot;'),&quot;" office:value-type="string" office:string-value="('Come To Life ',4,'default','default',' Kanye West')," calcext:value-type="string">
            <text:p>('Come To Life ',4,'default','default',' Kanye West'),</text:p>
          </table:table-cell>
        </table:table-row>
        <table:table-row table:style-name="ro2">
          <table:table-cell office:value-type="string" calcext:value-type="string">
            <text:p><text:a xlink:href="https://www.songfacts.com/facts/james-blake/coming-back" xlink:type="simple">Coming Back</text:a> - James Blake</text:p>
          </table:table-cell>
          <table:table-cell table:formula="of:=LEFT([.A178];(FIND(&quot;-&quot;;[.A178])-1))" office:value-type="string" office:string-value="Coming Back " calcext:value-type="string">
            <text:p>Coming Back </text:p>
          </table:table-cell>
          <table:table-cell table:formula="of:=SUBSTITUTE([.A178];LEFT([.A178];(FIND(&quot;-&quot;;[.A178])));&quot;&quot;)" office:value-type="string" office:string-value=" James Blake" calcext:value-type="string">
            <text:p><text:s/>James Blake</text:p>
          </table:table-cell>
          <table:table-cell table:number-columns-repeated="4"/>
          <table:table-cell table:formula="of:=RANDBETWEEN(1;4)" office:value-type="float" office:value="1" calcext:value-type="float">
            <text:p>1</text:p>
          </table:table-cell>
          <table:table-cell table:formula="of:=&quot;('&quot;&amp;[.B178]&amp;&quot;',&quot;&amp;[.H178]&amp;&quot;,'default','default','&quot;&amp;[.C178]&amp;&quot;'),&quot;" office:value-type="string" office:string-value="('Coming Back ',1,'default','default',' James Blake')," calcext:value-type="string">
            <text:p>('Coming Back ',1,'default','default',' James Blake'),</text:p>
          </table:table-cell>
        </table:table-row>
        <table:table-row table:style-name="ro2">
          <table:table-cell office:value-type="string" calcext:value-type="string">
            <text:p><text:a xlink:href="https://www.songfacts.com/facts/switchotr/coming-for-you" xlink:type="simple">Coming For You</text:a> - SwitchOTR</text:p>
          </table:table-cell>
          <table:table-cell table:formula="of:=LEFT([.A179];(FIND(&quot;-&quot;;[.A179])-1))" office:value-type="string" office:string-value="Coming For You " calcext:value-type="string">
            <text:p>Coming For You </text:p>
          </table:table-cell>
          <table:table-cell table:formula="of:=SUBSTITUTE([.A179];LEFT([.A179];(FIND(&quot;-&quot;;[.A179])));&quot;&quot;)" office:value-type="string" office:string-value=" SwitchOTR" calcext:value-type="string">
            <text:p><text:s/>SwitchOTR</text:p>
          </table:table-cell>
          <table:table-cell table:number-columns-repeated="4"/>
          <table:table-cell table:formula="of:=RANDBETWEEN(1;4)" office:value-type="float" office:value="3" calcext:value-type="float">
            <text:p>3</text:p>
          </table:table-cell>
          <table:table-cell table:formula="of:=&quot;('&quot;&amp;[.B179]&amp;&quot;',&quot;&amp;[.H179]&amp;&quot;,'default','default','&quot;&amp;[.C179]&amp;&quot;'),&quot;" office:value-type="string" office:string-value="('Coming For You ',3,'default','default',' SwitchOTR')," calcext:value-type="string">
            <text:p>('Coming For You ',3,'default','default',' SwitchOTR'),</text:p>
          </table:table-cell>
        </table:table-row>
        <table:table-row table:style-name="ro2">
          <table:table-cell office:value-type="string" calcext:value-type="string">
            <text:p><text:a xlink:href="https://www.songfacts.com/facts/central-cee/commitment-issues" xlink:type="simple">Commitment Issues</text:a> - Central Cee</text:p>
          </table:table-cell>
          <table:table-cell table:formula="of:=LEFT([.A180];(FIND(&quot;-&quot;;[.A180])-1))" office:value-type="string" office:string-value="Commitment Issues " calcext:value-type="string">
            <text:p>Commitment Issues </text:p>
          </table:table-cell>
          <table:table-cell table:formula="of:=SUBSTITUTE([.A180];LEFT([.A180];(FIND(&quot;-&quot;;[.A180])));&quot;&quot;)" office:value-type="string" office:string-value=" Central Cee" calcext:value-type="string">
            <text:p><text:s/>Central Cee</text:p>
          </table:table-cell>
          <table:table-cell table:number-columns-repeated="4"/>
          <table:table-cell table:formula="of:=RANDBETWEEN(1;4)" office:value-type="float" office:value="4" calcext:value-type="float">
            <text:p>4</text:p>
          </table:table-cell>
          <table:table-cell table:formula="of:=&quot;('&quot;&amp;[.B180]&amp;&quot;',&quot;&amp;[.H180]&amp;&quot;,'default','default','&quot;&amp;[.C180]&amp;&quot;'),&quot;" office:value-type="string" office:string-value="('Commitment Issues ',4,'default','default',' Central Cee')," calcext:value-type="string">
            <text:p>('Commitment Issues ',4,'default','default',' Central Cee'),</text:p>
          </table:table-cell>
        </table:table-row>
        <table:table-row table:style-name="ro2">
          <table:table-cell office:value-type="string" calcext:value-type="string">
            <text:p><text:a xlink:href="https://www.songfacts.com/facts/tristen/complex" xlink:type="simple">Complex</text:a> - Tristen</text:p>
          </table:table-cell>
          <table:table-cell table:formula="of:=LEFT([.A181];(FIND(&quot;-&quot;;[.A181])-1))" office:value-type="string" office:string-value="Complex " calcext:value-type="string">
            <text:p>Complex </text:p>
          </table:table-cell>
          <table:table-cell table:formula="of:=SUBSTITUTE([.A181];LEFT([.A181];(FIND(&quot;-&quot;;[.A181])));&quot;&quot;)" office:value-type="string" office:string-value=" Tristen" calcext:value-type="string">
            <text:p><text:s/>Tristen</text:p>
          </table:table-cell>
          <table:table-cell table:number-columns-repeated="4"/>
          <table:table-cell table:formula="of:=RANDBETWEEN(1;4)" office:value-type="float" office:value="1" calcext:value-type="float">
            <text:p>1</text:p>
          </table:table-cell>
          <table:table-cell table:formula="of:=&quot;('&quot;&amp;[.B181]&amp;&quot;',&quot;&amp;[.H181]&amp;&quot;,'default','default','&quot;&amp;[.C181]&amp;&quot;'),&quot;" office:value-type="string" office:string-value="('Complex ',1,'default','default',' Tristen')," calcext:value-type="string">
            <text:p>('Complex ',1,'default','default',' Tristen'),</text:p>
          </table:table-cell>
        </table:table-row>
        <table:table-row table:style-name="ro5">
          <table:table-cell office:value-type="string" calcext:value-type="string">
            <text:p><text:a xlink:href="https://www.songfacts.com/facts/black-country-new-road/concorde" xlink:type="simple">Concorde</text:a> - Black Country, New Road</text:p>
          </table:table-cell>
          <table:table-cell table:formula="of:=LEFT([.A182];(FIND(&quot;-&quot;;[.A182])-1))" office:value-type="string" office:string-value="Concorde " calcext:value-type="string">
            <text:p>Concorde </text:p>
          </table:table-cell>
          <table:table-cell table:formula="of:=SUBSTITUTE([.A182];LEFT([.A182];(FIND(&quot;-&quot;;[.A182])));&quot;&quot;)" office:value-type="string" office:string-value=" Black Country, New Road" calcext:value-type="string">
            <text:p><text:s/>Black Country, New Road</text:p>
          </table:table-cell>
          <table:table-cell table:number-columns-repeated="4"/>
          <table:table-cell table:formula="of:=RANDBETWEEN(1;4)" office:value-type="float" office:value="2" calcext:value-type="float">
            <text:p>2</text:p>
          </table:table-cell>
          <table:table-cell table:formula="of:=&quot;('&quot;&amp;[.B182]&amp;&quot;',&quot;&amp;[.H182]&amp;&quot;,'default','default','&quot;&amp;[.C182]&amp;&quot;'),&quot;" office:value-type="string" office:string-value="('Concorde ',2,'default','default',' Black Country, New Road')," calcext:value-type="string">
            <text:p>('Concorde ',2,'default','default',' Black Country, New Road'),</text:p>
          </table:table-cell>
        </table:table-row>
        <table:table-row table:style-name="ro2">
          <table:table-cell office:value-type="string" calcext:value-type="string">
            <text:p><text:a xlink:href="https://www.songfacts.com/facts/tristen/cool-blue" xlink:type="simple">Cool Blue</text:a> - Tristen</text:p>
          </table:table-cell>
          <table:table-cell table:formula="of:=LEFT([.A183];(FIND(&quot;-&quot;;[.A183])-1))" office:value-type="string" office:string-value="Cool Blue " calcext:value-type="string">
            <text:p>Cool Blue </text:p>
          </table:table-cell>
          <table:table-cell table:formula="of:=SUBSTITUTE([.A183];LEFT([.A183];(FIND(&quot;-&quot;;[.A183])));&quot;&quot;)" office:value-type="string" office:string-value=" Tristen" calcext:value-type="string">
            <text:p><text:s/>Tristen</text:p>
          </table:table-cell>
          <table:table-cell table:number-columns-repeated="4"/>
          <table:table-cell table:formula="of:=RANDBETWEEN(1;4)" office:value-type="float" office:value="3" calcext:value-type="float">
            <text:p>3</text:p>
          </table:table-cell>
          <table:table-cell table:formula="of:=&quot;('&quot;&amp;[.B183]&amp;&quot;',&quot;&amp;[.H183]&amp;&quot;,'default','default','&quot;&amp;[.C183]&amp;&quot;'),&quot;" office:value-type="string" office:string-value="('Cool Blue ',3,'default','default',' Tristen')," calcext:value-type="string">
            <text:p>('Cool Blue ',3,'default','default',' Tristen'),</text:p>
          </table:table-cell>
        </table:table-row>
        <table:table-row table:style-name="ro2">
          <table:table-cell office:value-type="string" calcext:value-type="string">
            <text:p><text:a xlink:href="https://www.songfacts.com/facts/paul-weller/cosmic-fringes" xlink:type="simple">Cosmic Fringes</text:a> - Paul Weller</text:p>
          </table:table-cell>
          <table:table-cell table:formula="of:=LEFT([.A184];(FIND(&quot;-&quot;;[.A184])-1))" office:value-type="string" office:string-value="Cosmic Fringes " calcext:value-type="string">
            <text:p>Cosmic Fringes </text:p>
          </table:table-cell>
          <table:table-cell table:formula="of:=SUBSTITUTE([.A184];LEFT([.A184];(FIND(&quot;-&quot;;[.A184])));&quot;&quot;)" office:value-type="string" office:string-value=" Paul Weller" calcext:value-type="string">
            <text:p><text:s/>Paul Weller</text:p>
          </table:table-cell>
          <table:table-cell table:number-columns-repeated="4"/>
          <table:table-cell table:formula="of:=RANDBETWEEN(1;4)" office:value-type="float" office:value="1" calcext:value-type="float">
            <text:p>1</text:p>
          </table:table-cell>
          <table:table-cell table:formula="of:=&quot;('&quot;&amp;[.B184]&amp;&quot;',&quot;&amp;[.H184]&amp;&quot;,'default','default','&quot;&amp;[.C184]&amp;&quot;'),&quot;" office:value-type="string" office:string-value="('Cosmic Fringes ',1,'default','default',' Paul Weller')," calcext:value-type="string">
            <text:p>('Cosmic Fringes ',1,'default','default',' Paul Weller'),</text:p>
          </table:table-cell>
        </table:table-row>
        <table:table-row table:style-name="ro3">
          <table:table-cell office:value-type="string" calcext:value-type="string">
            <text:p><text:a xlink:href="https://www.songfacts.com/facts/thomas-rhett/country-again" xlink:type="simple">Country Again</text:a> - Thomas Rhett</text:p>
          </table:table-cell>
          <table:table-cell table:formula="of:=LEFT([.A185];(FIND(&quot;-&quot;;[.A185])-1))" office:value-type="string" office:string-value="Country Again " calcext:value-type="string">
            <text:p>Country Again </text:p>
          </table:table-cell>
          <table:table-cell table:formula="of:=SUBSTITUTE([.A185];LEFT([.A185];(FIND(&quot;-&quot;;[.A185])));&quot;&quot;)" office:value-type="string" office:string-value=" Thomas Rhett" calcext:value-type="string">
            <text:p><text:s/>Thomas Rhett</text:p>
          </table:table-cell>
          <table:table-cell table:number-columns-repeated="4"/>
          <table:table-cell table:formula="of:=RANDBETWEEN(1;4)" office:value-type="float" office:value="2" calcext:value-type="float">
            <text:p>2</text:p>
          </table:table-cell>
          <table:table-cell table:formula="of:=&quot;('&quot;&amp;[.B185]&amp;&quot;',&quot;&amp;[.H185]&amp;&quot;,'default','default','&quot;&amp;[.C185]&amp;&quot;'),&quot;" office:value-type="string" office:string-value="('Country Again ',2,'default','default',' Thomas Rhett')," calcext:value-type="string">
            <text:p>('Country Again ',2,'default','default',' Thomas Rhett'),</text:p>
          </table:table-cell>
        </table:table-row>
        <table:table-row table:style-name="ro2">
          <table:table-cell office:value-type="string" calcext:value-type="string">
            <text:p><text:a xlink:href="https://www.songfacts.com/facts/luke-bryan/country-does" xlink:type="simple">Country Does</text:a> - Luke Bryan</text:p>
          </table:table-cell>
          <table:table-cell table:formula="of:=LEFT([.A186];(FIND(&quot;-&quot;;[.A186])-1))" office:value-type="string" office:string-value="Country Does " calcext:value-type="string">
            <text:p>Country Does </text:p>
          </table:table-cell>
          <table:table-cell table:formula="of:=SUBSTITUTE([.A186];LEFT([.A186];(FIND(&quot;-&quot;;[.A186])));&quot;&quot;)" office:value-type="string" office:string-value=" Luke Bryan" calcext:value-type="string">
            <text:p><text:s/>Luke Bryan</text:p>
          </table:table-cell>
          <table:table-cell table:number-columns-repeated="4"/>
          <table:table-cell table:formula="of:=RANDBETWEEN(1;4)" office:value-type="float" office:value="1" calcext:value-type="float">
            <text:p>1</text:p>
          </table:table-cell>
          <table:table-cell table:formula="of:=&quot;('&quot;&amp;[.B186]&amp;&quot;',&quot;&amp;[.H186]&amp;&quot;,'default','default','&quot;&amp;[.C186]&amp;&quot;'),&quot;" office:value-type="string" office:string-value="('Country Does ',1,'default','default',' Luke Bryan')," calcext:value-type="string">
            <text:p>('Country Does ',1,'default','default',' Luke Bryan'),</text:p>
          </table:table-cell>
        </table:table-row>
        <table:table-row table:style-name="ro2">
          <table:table-cell office:value-type="string" calcext:value-type="string">
            <text:p><text:a xlink:href="https://www.songfacts.com/facts/pnk/cover-me-in-sunshine" xlink:type="simple">Cover Me In Sunshine</text:a> - Pink</text:p>
          </table:table-cell>
          <table:table-cell table:formula="of:=LEFT([.A187];(FIND(&quot;-&quot;;[.A187])-1))" office:value-type="string" office:string-value="Cover Me In Sunshine " calcext:value-type="string">
            <text:p>Cover Me In Sunshine </text:p>
          </table:table-cell>
          <table:table-cell table:formula="of:=SUBSTITUTE([.A187];LEFT([.A187];(FIND(&quot;-&quot;;[.A187])));&quot;&quot;)" office:value-type="string" office:string-value=" Pink" calcext:value-type="string">
            <text:p><text:s/>Pink</text:p>
          </table:table-cell>
          <table:table-cell table:number-columns-repeated="4"/>
          <table:table-cell table:formula="of:=RANDBETWEEN(1;4)" office:value-type="float" office:value="4" calcext:value-type="float">
            <text:p>4</text:p>
          </table:table-cell>
          <table:table-cell table:formula="of:=&quot;('&quot;&amp;[.B187]&amp;&quot;',&quot;&amp;[.H187]&amp;&quot;,'default','default','&quot;&amp;[.C187]&amp;&quot;'),&quot;" office:value-type="string" office:string-value="('Cover Me In Sunshine ',4,'default','default',' Pink')," calcext:value-type="string">
            <text:p>('Cover Me In Sunshine ',4,'default','default',' Pink'),</text:p>
          </table:table-cell>
        </table:table-row>
        <table:table-row table:style-name="ro2">
          <table:table-cell office:value-type="string" calcext:value-type="string">
            <text:p><text:a xlink:href="https://www.songfacts.com/facts/keith-urban/crimson-blue" xlink:type="simple">Crimson Blue</text:a> - Keith Urban</text:p>
          </table:table-cell>
          <table:table-cell table:formula="of:=LEFT([.A188];(FIND(&quot;-&quot;;[.A188])-1))" office:value-type="string" office:string-value="Crimson Blue " calcext:value-type="string">
            <text:p>Crimson Blue </text:p>
          </table:table-cell>
          <table:table-cell table:formula="of:=SUBSTITUTE([.A188];LEFT([.A188];(FIND(&quot;-&quot;;[.A188])));&quot;&quot;)" office:value-type="string" office:string-value=" Keith Urban" calcext:value-type="string">
            <text:p><text:s/>Keith Urban</text:p>
          </table:table-cell>
          <table:table-cell table:number-columns-repeated="4"/>
          <table:table-cell table:formula="of:=RANDBETWEEN(1;4)" office:value-type="float" office:value="3" calcext:value-type="float">
            <text:p>3</text:p>
          </table:table-cell>
          <table:table-cell table:formula="of:=&quot;('&quot;&amp;[.B188]&amp;&quot;',&quot;&amp;[.H188]&amp;&quot;,'default','default','&quot;&amp;[.C188]&amp;&quot;'),&quot;" office:value-type="string" office:string-value="('Crimson Blue ',3,'default','default',' Keith Urban')," calcext:value-type="string">
            <text:p>('Crimson Blue ',3,'default','default',' Keith Urban'),</text:p>
          </table:table-cell>
        </table:table-row>
        <table:table-row table:style-name="ro2">
          <table:table-cell office:value-type="string" calcext:value-type="string">
            <text:p><text:a xlink:href="https://www.songfacts.com/facts/joshua-bassett/crisis" xlink:type="simple">Crisis</text:a> - Joshua Bassett</text:p>
          </table:table-cell>
          <table:table-cell table:formula="of:=LEFT([.A189];(FIND(&quot;-&quot;;[.A189])-1))" office:value-type="string" office:string-value="Crisis " calcext:value-type="string">
            <text:p>Crisis </text:p>
          </table:table-cell>
          <table:table-cell table:formula="of:=SUBSTITUTE([.A189];LEFT([.A189];(FIND(&quot;-&quot;;[.A189])));&quot;&quot;)" office:value-type="string" office:string-value=" Joshua Bassett" calcext:value-type="string">
            <text:p><text:s/>Joshua Bassett</text:p>
          </table:table-cell>
          <table:table-cell table:number-columns-repeated="4"/>
          <table:table-cell table:formula="of:=RANDBETWEEN(1;4)" office:value-type="float" office:value="1" calcext:value-type="float">
            <text:p>1</text:p>
          </table:table-cell>
          <table:table-cell table:formula="of:=&quot;('&quot;&amp;[.B189]&amp;&quot;',&quot;&amp;[.H189]&amp;&quot;,'default','default','&quot;&amp;[.C189]&amp;&quot;'),&quot;" office:value-type="string" office:string-value="('Crisis ',1,'default','default',' Joshua Bassett')," calcext:value-type="string">
            <text:p>('Crisis ',1,'default','default',' Joshua Bassett'),</text:p>
          </table:table-cell>
        </table:table-row>
        <table:table-row table:style-name="ro3">
          <table:table-cell office:value-type="string" calcext:value-type="string">
            <text:p>Crossfire - RagnBone Man</text:p>
          </table:table-cell>
          <table:table-cell table:formula="of:=LEFT([.A190];(FIND(&quot;-&quot;;[.A190])-1))" office:value-type="string" office:string-value="Crossfire " calcext:value-type="string">
            <text:p>Crossfire </text:p>
          </table:table-cell>
          <table:table-cell table:formula="of:=SUBSTITUTE([.A190];LEFT([.A190];(FIND(&quot;-&quot;;[.A190])));&quot;&quot;)" office:value-type="string" office:string-value=" RagnBone Man" calcext:value-type="string">
            <text:p><text:s/>RagnBone Man</text:p>
          </table:table-cell>
          <table:table-cell table:number-columns-repeated="4"/>
          <table:table-cell table:formula="of:=RANDBETWEEN(1;4)" office:value-type="float" office:value="2" calcext:value-type="float">
            <text:p>2</text:p>
          </table:table-cell>
          <table:table-cell table:formula="of:=&quot;('&quot;&amp;[.B190]&amp;&quot;',&quot;&amp;[.H190]&amp;&quot;,'default','default','&quot;&amp;[.C190]&amp;&quot;'),&quot;" office:value-type="string" office:string-value="('Crossfire ',2,'default','default',' RagnBone Man')," calcext:value-type="string">
            <text:p>('Crossfire ',2,'default','default',' RagnBone Man'),</text:p>
          </table:table-cell>
        </table:table-row>
        <table:table-row table:style-name="ro2">
          <table:table-cell office:value-type="string" calcext:value-type="string">
            <text:p><text:a xlink:href="https://www.songfacts.com/facts/band-of-horses/crutch" xlink:type="simple">Crutch</text:a> - Band of Horses</text:p>
          </table:table-cell>
          <table:table-cell table:formula="of:=LEFT([.A191];(FIND(&quot;-&quot;;[.A191])-1))" office:value-type="string" office:string-value="Crutch " calcext:value-type="string">
            <text:p>Crutch </text:p>
          </table:table-cell>
          <table:table-cell table:formula="of:=SUBSTITUTE([.A191];LEFT([.A191];(FIND(&quot;-&quot;;[.A191])));&quot;&quot;)" office:value-type="string" office:string-value=" Band of Horses" calcext:value-type="string">
            <text:p><text:s/>Band of Horses</text:p>
          </table:table-cell>
          <table:table-cell table:number-columns-repeated="4"/>
          <table:table-cell table:formula="of:=RANDBETWEEN(1;4)" office:value-type="float" office:value="1" calcext:value-type="float">
            <text:p>1</text:p>
          </table:table-cell>
          <table:table-cell table:formula="of:=&quot;('&quot;&amp;[.B191]&amp;&quot;',&quot;&amp;[.H191]&amp;&quot;,'default','default','&quot;&amp;[.C191]&amp;&quot;'),&quot;" office:value-type="string" office:string-value="('Crutch ',1,'default','default',' Band of Horses')," calcext:value-type="string">
            <text:p>('Crutch ',1,'default','default',' Band of Horses'),</text:p>
          </table:table-cell>
        </table:table-row>
        <table:table-row table:style-name="ro2">
          <table:table-cell office:value-type="string" calcext:value-type="string">
            <text:p><text:a xlink:href="https://www.songfacts.com/facts/adele/cry-your-heart-out" xlink:type="simple">Cry Your Heart Out</text:a> - Adele</text:p>
          </table:table-cell>
          <table:table-cell table:formula="of:=LEFT([.A192];(FIND(&quot;-&quot;;[.A192])-1))" office:value-type="string" office:string-value="Cry Your Heart Out " calcext:value-type="string">
            <text:p>Cry Your Heart Out </text:p>
          </table:table-cell>
          <table:table-cell table:formula="of:=SUBSTITUTE([.A192];LEFT([.A192];(FIND(&quot;-&quot;;[.A192])));&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192]&amp;&quot;',&quot;&amp;[.H192]&amp;&quot;,'default','default','&quot;&amp;[.C192]&amp;&quot;'),&quot;" office:value-type="string" office:string-value="('Cry Your Heart Out ',4,'default','default',' Adele')," calcext:value-type="string">
            <text:p>('Cry Your Heart Out ',4,'default','default',' Adele'),</text:p>
          </table:table-cell>
        </table:table-row>
        <table:table-row table:style-name="ro2">
          <table:table-cell office:value-type="string" calcext:value-type="string">
            <text:p><text:a xlink:href="https://www.songfacts.com/facts/jax-jones/crystallise" xlink:type="simple">Crystallise</text:a> - Jax Jones</text:p>
          </table:table-cell>
          <table:table-cell table:formula="of:=LEFT([.A193];(FIND(&quot;-&quot;;[.A193])-1))" office:value-type="string" office:string-value="Crystallise " calcext:value-type="string">
            <text:p>Crystallise </text:p>
          </table:table-cell>
          <table:table-cell table:formula="of:=SUBSTITUTE([.A193];LEFT([.A193];(FIND(&quot;-&quot;;[.A193])));&quot;&quot;)" office:value-type="string" office:string-value=" Jax Jones" calcext:value-type="string">
            <text:p><text:s/>Jax Jones</text:p>
          </table:table-cell>
          <table:table-cell table:number-columns-repeated="4"/>
          <table:table-cell table:formula="of:=RANDBETWEEN(1;4)" office:value-type="float" office:value="3" calcext:value-type="float">
            <text:p>3</text:p>
          </table:table-cell>
          <table:table-cell table:formula="of:=&quot;('&quot;&amp;[.B193]&amp;&quot;',&quot;&amp;[.H193]&amp;&quot;,'default','default','&quot;&amp;[.C193]&amp;&quot;'),&quot;" office:value-type="string" office:string-value="('Crystallise ',3,'default','default',' Jax Jones')," calcext:value-type="string">
            <text:p>('Crystallise ',3,'default','default',' Jax Jones'),</text:p>
          </table:table-cell>
        </table:table-row>
        <table:table-row table:style-name="ro2">
          <table:table-cell office:value-type="string" calcext:value-type="string">
            <text:p><text:a xlink:href="https://www.songfacts.com/facts/aurora/cure-for-me" xlink:type="simple">Cure For Me</text:a> - Aurora</text:p>
          </table:table-cell>
          <table:table-cell table:formula="of:=LEFT([.A194];(FIND(&quot;-&quot;;[.A194])-1))" office:value-type="string" office:string-value="Cure For Me " calcext:value-type="string">
            <text:p>Cure For Me </text:p>
          </table:table-cell>
          <table:table-cell table:formula="of:=SUBSTITUTE([.A194];LEFT([.A194];(FIND(&quot;-&quot;;[.A194])));&quot;&quot;)" office:value-type="string" office:string-value=" Aurora" calcext:value-type="string">
            <text:p><text:s/>Aurora</text:p>
          </table:table-cell>
          <table:table-cell table:number-columns-repeated="4"/>
          <table:table-cell table:formula="of:=RANDBETWEEN(1;4)" office:value-type="float" office:value="1" calcext:value-type="float">
            <text:p>1</text:p>
          </table:table-cell>
          <table:table-cell table:formula="of:=&quot;('&quot;&amp;[.B194]&amp;&quot;',&quot;&amp;[.H194]&amp;&quot;,'default','default','&quot;&amp;[.C194]&amp;&quot;'),&quot;" office:value-type="string" office:string-value="('Cure For Me ',1,'default','default',' Aurora')," calcext:value-type="string">
            <text:p>('Cure For Me ',1,'default','default',' Aurora'),</text:p>
          </table:table-cell>
        </table:table-row>
        <table:table-row table:style-name="ro3">
          <table:table-cell office:value-type="string" calcext:value-type="string">
            <text:p><text:a xlink:href="https://www.songfacts.com/facts/imagine-dragons/cutthroat" xlink:type="simple">Cutthroat</text:a> - Imagine Dragons</text:p>
          </table:table-cell>
          <table:table-cell table:formula="of:=LEFT([.A195];(FIND(&quot;-&quot;;[.A195])-1))" office:value-type="string" office:string-value="Cutthroat " calcext:value-type="string">
            <text:p>Cutthroat </text:p>
          </table:table-cell>
          <table:table-cell table:formula="of:=SUBSTITUTE([.A195];LEFT([.A195];(FIND(&quot;-&quot;;[.A195])));&quot;&quot;)" office:value-type="string" office:string-value=" Imagine Dragons" calcext:value-type="string">
            <text:p><text:s/>Imagine Dragons</text:p>
          </table:table-cell>
          <table:table-cell table:number-columns-repeated="4"/>
          <table:table-cell table:formula="of:=RANDBETWEEN(1;4)" office:value-type="float" office:value="3" calcext:value-type="float">
            <text:p>3</text:p>
          </table:table-cell>
          <table:table-cell table:formula="of:=&quot;('&quot;&amp;[.B195]&amp;&quot;',&quot;&amp;[.H195]&amp;&quot;,'default','default','&quot;&amp;[.C195]&amp;&quot;'),&quot;" office:value-type="string" office:string-value="('Cutthroat ',3,'default','default',' Imagine Dragons')," calcext:value-type="string">
            <text:p>('Cutthroat ',3,'default','default',' Imagine Dragons'),</text:p>
          </table:table-cell>
        </table:table-row>
        <table:table-row table:style-name="ro2">
          <table:table-cell office:value-type="string" calcext:value-type="string">
            <text:p><text:a xlink:href="https://www.songfacts.com/facts/limp-bizkit/dad-vibes" xlink:type="simple">Dad Vibes</text:a> - Limp Bizkit</text:p>
          </table:table-cell>
          <table:table-cell table:formula="of:=LEFT([.A196];(FIND(&quot;-&quot;;[.A196])-1))" office:value-type="string" office:string-value="Dad Vibes " calcext:value-type="string">
            <text:p>Dad Vibes </text:p>
          </table:table-cell>
          <table:table-cell table:formula="of:=SUBSTITUTE([.A196];LEFT([.A196];(FIND(&quot;-&quot;;[.A196])));&quot;&quot;)" office:value-type="string" office:string-value=" Limp Bizkit" calcext:value-type="string">
            <text:p><text:s/>Limp Bizkit</text:p>
          </table:table-cell>
          <table:table-cell table:number-columns-repeated="4"/>
          <table:table-cell table:formula="of:=RANDBETWEEN(1;4)" office:value-type="float" office:value="1" calcext:value-type="float">
            <text:p>1</text:p>
          </table:table-cell>
          <table:table-cell table:formula="of:=&quot;('&quot;&amp;[.B196]&amp;&quot;',&quot;&amp;[.H196]&amp;&quot;,'default','default','&quot;&amp;[.C196]&amp;&quot;'),&quot;" office:value-type="string" office:string-value="('Dad Vibes ',1,'default','default',' Limp Bizkit')," calcext:value-type="string">
            <text:p>('Dad Vibes ',1,'default','default',' Limp Bizkit'),</text:p>
          </table:table-cell>
        </table:table-row>
        <table:table-row table:style-name="ro3">
          <table:table-cell office:value-type="string" calcext:value-type="string">
            <text:p>Daddys Home - St. Vincent</text:p>
          </table:table-cell>
          <table:table-cell table:formula="of:=LEFT([.A197];(FIND(&quot;-&quot;;[.A197])-1))" office:value-type="string" office:string-value="Daddys Home " calcext:value-type="string">
            <text:p>Daddys Home </text:p>
          </table:table-cell>
          <table:table-cell table:formula="of:=SUBSTITUTE([.A197];LEFT([.A197];(FIND(&quot;-&quot;;[.A197])));&quot;&quot;)" office:value-type="string" office:string-value=" St. Vincent" calcext:value-type="string">
            <text:p><text:s/>St. Vincent</text:p>
          </table:table-cell>
          <table:table-cell table:number-columns-repeated="4"/>
          <table:table-cell table:formula="of:=RANDBETWEEN(1;4)" office:value-type="float" office:value="2" calcext:value-type="float">
            <text:p>2</text:p>
          </table:table-cell>
          <table:table-cell table:formula="of:=&quot;('&quot;&amp;[.B197]&amp;&quot;',&quot;&amp;[.H197]&amp;&quot;,'default','default','&quot;&amp;[.C197]&amp;&quot;'),&quot;" office:value-type="string" office:string-value="('Daddys Home ',2,'default','default',' St. Vincent')," calcext:value-type="string">
            <text:p>('Daddys Home ',2,'default','default',' St. Vincent'),</text:p>
          </table:table-cell>
        </table:table-row>
        <table:table-row table:style-name="ro2">
          <table:table-cell office:value-type="string" calcext:value-type="string">
            <text:p><text:a xlink:href="https://www.songfacts.com/facts/miiesha/damaged" xlink:type="simple">Damaged</text:a> - Miiesha</text:p>
          </table:table-cell>
          <table:table-cell table:formula="of:=LEFT([.A198];(FIND(&quot;-&quot;;[.A198])-1))" office:value-type="string" office:string-value="Damaged " calcext:value-type="string">
            <text:p>Damaged </text:p>
          </table:table-cell>
          <table:table-cell table:formula="of:=SUBSTITUTE([.A198];LEFT([.A198];(FIND(&quot;-&quot;;[.A198])));&quot;&quot;)" office:value-type="string" office:string-value=" Miiesha" calcext:value-type="string">
            <text:p><text:s/>Miiesha</text:p>
          </table:table-cell>
          <table:table-cell table:number-columns-repeated="4"/>
          <table:table-cell table:formula="of:=RANDBETWEEN(1;4)" office:value-type="float" office:value="4" calcext:value-type="float">
            <text:p>4</text:p>
          </table:table-cell>
          <table:table-cell table:formula="of:=&quot;('&quot;&amp;[.B198]&amp;&quot;',&quot;&amp;[.H198]&amp;&quot;,'default','default','&quot;&amp;[.C198]&amp;&quot;'),&quot;" office:value-type="string" office:string-value="('Damaged ',4,'default','default',' Miiesha')," calcext:value-type="string">
            <text:p>('Damaged ',4,'default','default',' Miiesha'),</text:p>
          </table:table-cell>
        </table:table-row>
        <table:table-row table:style-name="ro3">
          <table:table-cell office:value-type="string" calcext:value-type="string">
            <text:p><text:a xlink:href="https://www.songfacts.com/facts/andy-grammer/damn-it-feels-good-to-be-me" xlink:type="simple">Damn It Feels Good To Be Me</text:a> - Andy Grammer</text:p>
          </table:table-cell>
          <table:table-cell table:formula="of:=LEFT([.A199];(FIND(&quot;-&quot;;[.A199])-1))" office:value-type="string" office:string-value="Damn It Feels Good To Be Me " calcext:value-type="string">
            <text:p>Damn It Feels Good To Be Me </text:p>
          </table:table-cell>
          <table:table-cell table:formula="of:=SUBSTITUTE([.A199];LEFT([.A199];(FIND(&quot;-&quot;;[.A199])));&quot;&quot;)" office:value-type="string" office:string-value=" Andy Grammer" calcext:value-type="string">
            <text:p><text:s/>Andy Grammer</text:p>
          </table:table-cell>
          <table:table-cell table:number-columns-repeated="4"/>
          <table:table-cell table:formula="of:=RANDBETWEEN(1;4)" office:value-type="float" office:value="3" calcext:value-type="float">
            <text:p>3</text:p>
          </table:table-cell>
          <table:table-cell table:formula="of:=&quot;('&quot;&amp;[.B199]&amp;&quot;',&quot;&amp;[.H199]&amp;&quot;,'default','default','&quot;&amp;[.C199]&amp;&quot;'),&quot;" office:value-type="string" office:string-value="('Damn It Feels Good To Be Me ',3,'default','default',' Andy Grammer')," calcext:value-type="string">
            <text:p>('Damn It Feels Good To Be Me ',3,'default','default',' Andy Grammer'),</text:p>
          </table:table-cell>
        </table:table-row>
        <table:table-row table:style-name="ro3">
          <table:table-cell office:value-type="string" calcext:value-type="string">
            <text:p><text:a xlink:href="https://www.songfacts.com/facts/scotty-mccreery/damn-strait" xlink:type="simple">Damn Strait</text:a> - Scotty McCreery</text:p>
          </table:table-cell>
          <table:table-cell table:formula="of:=LEFT([.A200];(FIND(&quot;-&quot;;[.A200])-1))" office:value-type="string" office:string-value="Damn Strait " calcext:value-type="string">
            <text:p>Damn Strait </text:p>
          </table:table-cell>
          <table:table-cell table:formula="of:=SUBSTITUTE([.A200];LEFT([.A200];(FIND(&quot;-&quot;;[.A200])));&quot;&quot;)" office:value-type="string" office:string-value=" Scotty McCreery" calcext:value-type="string">
            <text:p><text:s/>Scotty McCreery</text:p>
          </table:table-cell>
          <table:table-cell table:number-columns-repeated="4"/>
          <table:table-cell table:formula="of:=RANDBETWEEN(1;4)" office:value-type="float" office:value="3" calcext:value-type="float">
            <text:p>3</text:p>
          </table:table-cell>
          <table:table-cell table:formula="of:=&quot;('&quot;&amp;[.B200]&amp;&quot;',&quot;&amp;[.H200]&amp;&quot;,'default','default','&quot;&amp;[.C200]&amp;&quot;'),&quot;" office:value-type="string" office:string-value="('Damn Strait ',3,'default','default',' Scotty McCreery')," calcext:value-type="string">
            <text:p>('Damn Strait ',3,'default','default',' Scotty McCreery'),</text:p>
          </table:table-cell>
        </table:table-row>
        <table:table-row table:style-name="ro2">
          <table:table-cell office:value-type="string" calcext:value-type="string">
            <text:p><text:a xlink:href="https://www.songfacts.com/facts/demi-lovato/dancing-with-the-devil" xlink:type="simple">Dancing With The Devil</text:a> - Demi Lovato</text:p>
          </table:table-cell>
          <table:table-cell table:formula="of:=LEFT([.A201];(FIND(&quot;-&quot;;[.A201])-1))" office:value-type="string" office:string-value="Dancing With The Devil " calcext:value-type="string">
            <text:p>Dancing With The Devil </text:p>
          </table:table-cell>
          <table:table-cell table:formula="of:=SUBSTITUTE([.A201];LEFT([.A201];(FIND(&quot;-&quot;;[.A201])));&quot;&quot;)" office:value-type="string" office:string-value=" Demi Lovato" calcext:value-type="string">
            <text:p><text:s/>Demi Lovato</text:p>
          </table:table-cell>
          <table:table-cell table:number-columns-repeated="4"/>
          <table:table-cell table:formula="of:=RANDBETWEEN(1;4)" office:value-type="float" office:value="2" calcext:value-type="float">
            <text:p>2</text:p>
          </table:table-cell>
          <table:table-cell table:formula="of:=&quot;('&quot;&amp;[.B201]&amp;&quot;',&quot;&amp;[.H201]&amp;&quot;,'default','default','&quot;&amp;[.C201]&amp;&quot;'),&quot;" office:value-type="string" office:string-value="('Dancing With The Devil ',2,'default','default',' Demi Lovato')," calcext:value-type="string">
            <text:p>('Dancing With The Devil ',2,'default','default',' Demi Lovato'),</text:p>
          </table:table-cell>
        </table:table-row>
        <table:table-row table:style-name="ro3">
          <table:table-cell office:value-type="string" calcext:value-type="string">
            <text:p><text:a xlink:href="https://www.songfacts.com/facts/morgan-wallen/dangerous" xlink:type="simple">Dangerous</text:a> - Morgan Wallen</text:p>
          </table:table-cell>
          <table:table-cell table:formula="of:=LEFT([.A202];(FIND(&quot;-&quot;;[.A202])-1))" office:value-type="string" office:string-value="Dangerous " calcext:value-type="string">
            <text:p>Dangerous </text:p>
          </table:table-cell>
          <table:table-cell table:formula="of:=SUBSTITUTE([.A202];LEFT([.A202];(FIND(&quot;-&quot;;[.A202])));&quot;&quot;)" office:value-type="string" office:string-value=" Morgan Wallen" calcext:value-type="string">
            <text:p><text:s/>Morgan Wallen</text:p>
          </table:table-cell>
          <table:table-cell table:number-columns-repeated="4"/>
          <table:table-cell table:formula="of:=RANDBETWEEN(1;4)" office:value-type="float" office:value="3" calcext:value-type="float">
            <text:p>3</text:p>
          </table:table-cell>
          <table:table-cell table:formula="of:=&quot;('&quot;&amp;[.B202]&amp;&quot;',&quot;&amp;[.H202]&amp;&quot;,'default','default','&quot;&amp;[.C202]&amp;&quot;'),&quot;" office:value-type="string" office:string-value="('Dangerous ',3,'default','default',' Morgan Wallen')," calcext:value-type="string">
            <text:p>('Dangerous ',3,'default','default',' Morgan Wallen'),</text:p>
          </table:table-cell>
        </table:table-row>
        <table:table-row table:style-name="ro3">
          <table:table-cell office:value-type="string" calcext:value-type="string">
            <text:p><text:a xlink:href="https://www.songfacts.com/facts/lana-del-rey/dark-but-just-a-game" xlink:type="simple">Dark But Just A Game</text:a> - Lana Del Rey</text:p>
          </table:table-cell>
          <table:table-cell table:formula="of:=LEFT([.A203];(FIND(&quot;-&quot;;[.A203])-1))" office:value-type="string" office:string-value="Dark But Just A Game " calcext:value-type="string">
            <text:p>Dark But Just A Game </text:p>
          </table:table-cell>
          <table:table-cell table:formula="of:=SUBSTITUTE([.A203];LEFT([.A203];(FIND(&quot;-&quot;;[.A203])));&quot;&quot;)" office:value-type="string" office:string-value=" Lana Del Rey" calcext:value-type="string">
            <text:p><text:s/>Lana Del Rey</text:p>
          </table:table-cell>
          <table:table-cell table:number-columns-repeated="4"/>
          <table:table-cell table:formula="of:=RANDBETWEEN(1;4)" office:value-type="float" office:value="3" calcext:value-type="float">
            <text:p>3</text:p>
          </table:table-cell>
          <table:table-cell table:formula="of:=&quot;('&quot;&amp;[.B203]&amp;&quot;',&quot;&amp;[.H203]&amp;&quot;,'default','default','&quot;&amp;[.C203]&amp;&quot;'),&quot;" office:value-type="string" office:string-value="('Dark But Just A Game ',3,'default','default',' Lana Del Rey')," calcext:value-type="string">
            <text:p>('Dark But Just A Game ',3,'default','default',' Lana Del Rey'),</text:p>
          </table:table-cell>
        </table:table-row>
        <table:table-row table:style-name="ro2">
          <table:table-cell office:value-type="string" calcext:value-type="string">
            <text:p><text:a xlink:href="https://www.songfacts.com/facts/halsey/darling" xlink:type="simple">Darling</text:a> - Halsey</text:p>
          </table:table-cell>
          <table:table-cell table:formula="of:=LEFT([.A204];(FIND(&quot;-&quot;;[.A204])-1))" office:value-type="string" office:string-value="Darling " calcext:value-type="string">
            <text:p>Darling </text:p>
          </table:table-cell>
          <table:table-cell table:formula="of:=SUBSTITUTE([.A204];LEFT([.A204];(FIND(&quot;-&quot;;[.A204])));&quot;&quot;)" office:value-type="string" office:string-value=" Halsey" calcext:value-type="string">
            <text:p><text:s/>Halsey</text:p>
          </table:table-cell>
          <table:table-cell table:number-columns-repeated="4"/>
          <table:table-cell table:formula="of:=RANDBETWEEN(1;4)" office:value-type="float" office:value="3" calcext:value-type="float">
            <text:p>3</text:p>
          </table:table-cell>
          <table:table-cell table:formula="of:=&quot;('&quot;&amp;[.B204]&amp;&quot;',&quot;&amp;[.H204]&amp;&quot;,'default','default','&quot;&amp;[.C204]&amp;&quot;'),&quot;" office:value-type="string" office:string-value="('Darling ',3,'default','default',' Halsey')," calcext:value-type="string">
            <text:p>('Darling ',3,'default','default',' Halsey'),</text:p>
          </table:table-cell>
        </table:table-row>
        <table:table-row table:style-name="ro3">
          <table:table-cell office:value-type="string" calcext:value-type="string">
            <text:p><text:a xlink:href="https://www.songfacts.com/facts/machine-gun-kelly/daywalker" xlink:type="simple">Daywalker</text:a> - Machine Gun Kelly</text:p>
          </table:table-cell>
          <table:table-cell table:formula="of:=LEFT([.A205];(FIND(&quot;-&quot;;[.A205])-1))" office:value-type="string" office:string-value="Daywalker " calcext:value-type="string">
            <text:p>Daywalker </text:p>
          </table:table-cell>
          <table:table-cell table:formula="of:=SUBSTITUTE([.A205];LEFT([.A205];(FIND(&quot;-&quot;;[.A205])));&quot;&quot;)" office:value-type="string" office:string-value=" Machine Gun Kelly" calcext:value-type="string">
            <text:p><text:s/>Machine Gun Kelly</text:p>
          </table:table-cell>
          <table:table-cell table:number-columns-repeated="4"/>
          <table:table-cell table:formula="of:=RANDBETWEEN(1;4)" office:value-type="float" office:value="3" calcext:value-type="float">
            <text:p>3</text:p>
          </table:table-cell>
          <table:table-cell table:formula="of:=&quot;('&quot;&amp;[.B205]&amp;&quot;',&quot;&amp;[.H205]&amp;&quot;,'default','default','&quot;&amp;[.C205]&amp;&quot;'),&quot;" office:value-type="string" office:string-value="('Daywalker ',3,'default','default',' Machine Gun Kelly')," calcext:value-type="string">
            <text:p>('Daywalker ',3,'default','default',' Machine Gun Kelly'),</text:p>
          </table:table-cell>
        </table:table-row>
        <table:table-row table:style-name="ro2">
          <table:table-cell office:value-type="string" calcext:value-type="string">
            <text:p><text:a xlink:href="https://www.songfacts.com/facts/selena-gomez/de-una-vez" xlink:type="simple">De Una Vez</text:a> - Selena Gomez</text:p>
          </table:table-cell>
          <table:table-cell table:formula="of:=LEFT([.A206];(FIND(&quot;-&quot;;[.A206])-1))" office:value-type="string" office:string-value="De Una Vez " calcext:value-type="string">
            <text:p>De Una Vez </text:p>
          </table:table-cell>
          <table:table-cell table:formula="of:=SUBSTITUTE([.A206];LEFT([.A206];(FIND(&quot;-&quot;;[.A206])));&quot;&quot;)" office:value-type="string" office:string-value=" Selena Gomez" calcext:value-type="string">
            <text:p><text:s/>Selena Gomez</text:p>
          </table:table-cell>
          <table:table-cell table:number-columns-repeated="4"/>
          <table:table-cell table:formula="of:=RANDBETWEEN(1;4)" office:value-type="float" office:value="4" calcext:value-type="float">
            <text:p>4</text:p>
          </table:table-cell>
          <table:table-cell table:formula="of:=&quot;('&quot;&amp;[.B206]&amp;&quot;',&quot;&amp;[.H206]&amp;&quot;,'default','default','&quot;&amp;[.C206]&amp;&quot;'),&quot;" office:value-type="string" office:string-value="('De Una Vez ',4,'default','default',' Selena Gomez')," calcext:value-type="string">
            <text:p>('De Una Vez ',4,'default','default',' Selena Gomez'),</text:p>
          </table:table-cell>
        </table:table-row>
        <table:table-row table:style-name="ro2">
          <table:table-cell office:value-type="string" calcext:value-type="string">
            <text:p><text:a xlink:href="https://www.songfacts.com/facts/lana-del-rey/dealer" xlink:type="simple">Dealer</text:a> - Lana Del Rey</text:p>
          </table:table-cell>
          <table:table-cell table:formula="of:=LEFT([.A207];(FIND(&quot;-&quot;;[.A207])-1))" office:value-type="string" office:string-value="Dealer " calcext:value-type="string">
            <text:p>Dealer </text:p>
          </table:table-cell>
          <table:table-cell table:formula="of:=SUBSTITUTE([.A207];LEFT([.A207];(FIND(&quot;-&quot;;[.A207])));&quot;&quot;)" office:value-type="string" office:string-value=" Lana Del Rey" calcext:value-type="string">
            <text:p><text:s/>Lana Del Rey</text:p>
          </table:table-cell>
          <table:table-cell table:number-columns-repeated="4"/>
          <table:table-cell table:formula="of:=RANDBETWEEN(1;4)" office:value-type="float" office:value="1" calcext:value-type="float">
            <text:p>1</text:p>
          </table:table-cell>
          <table:table-cell table:formula="of:=&quot;('&quot;&amp;[.B207]&amp;&quot;',&quot;&amp;[.H207]&amp;&quot;,'default','default','&quot;&amp;[.C207]&amp;&quot;'),&quot;" office:value-type="string" office:string-value="('Dealer ',1,'default','default',' Lana Del Rey')," calcext:value-type="string">
            <text:p>('Dealer ',1,'default','default',' Lana Del Rey'),</text:p>
          </table:table-cell>
        </table:table-row>
        <table:table-row table:style-name="ro3">
          <table:table-cell office:value-type="string" calcext:value-type="string">
            <text:p><text:a xlink:href="https://www.songfacts.com/facts/the-pretty-reckless/death-by-rock-and-roll" xlink:type="simple">Death By Rock And Roll</text:a> - The Pretty Reckless</text:p>
          </table:table-cell>
          <table:table-cell table:formula="of:=LEFT([.A208];(FIND(&quot;-&quot;;[.A208])-1))" office:value-type="string" office:string-value="Death By Rock And Roll " calcext:value-type="string">
            <text:p>Death By Rock And Roll </text:p>
          </table:table-cell>
          <table:table-cell table:formula="of:=SUBSTITUTE([.A208];LEFT([.A208];(FIND(&quot;-&quot;;[.A208])));&quot;&quot;)" office:value-type="string" office:string-value=" The Pretty Reckless" calcext:value-type="string">
            <text:p><text:s/>The Pretty Reckless</text:p>
          </table:table-cell>
          <table:table-cell table:number-columns-repeated="4"/>
          <table:table-cell table:formula="of:=RANDBETWEEN(1;4)" office:value-type="float" office:value="1" calcext:value-type="float">
            <text:p>1</text:p>
          </table:table-cell>
          <table:table-cell table:formula="of:=&quot;('&quot;&amp;[.B208]&amp;&quot;',&quot;&amp;[.H208]&amp;&quot;,'default','default','&quot;&amp;[.C208]&amp;&quot;'),&quot;" office:value-type="string" office:string-value="('Death By Rock And Roll ',1,'default','default',' The Pretty Reckless')," calcext:value-type="string">
            <text:p>('Death By Rock And Roll ',1,'default','default',' The Pretty Reckless'),</text:p>
          </table:table-cell>
        </table:table-row>
        <table:table-row table:style-name="ro3">
          <table:table-cell office:value-type="string" calcext:value-type="string">
            <text:p><text:a xlink:href="https://www.songfacts.com/facts/olivia-rodrigo/deja-vu" xlink:type="simple">Deja Vu </text:a>- Olivia Rodrigo</text:p>
          </table:table-cell>
          <table:table-cell table:formula="of:=LEFT([.A209];(FIND(&quot;-&quot;;[.A209])-1))" office:value-type="string" office:string-value="Deja Vu " calcext:value-type="string">
            <text:p>Deja Vu </text:p>
          </table:table-cell>
          <table:table-cell table:formula="of:=SUBSTITUTE([.A209];LEFT([.A209];(FIND(&quot;-&quot;;[.A209])));&quot;&quot;)" office:value-type="string" office:string-value=" Olivia Rodrigo" calcext:value-type="string">
            <text:p><text:s/>Olivia Rodrigo</text:p>
          </table:table-cell>
          <table:table-cell table:number-columns-repeated="4"/>
          <table:table-cell table:formula="of:=RANDBETWEEN(1;4)" office:value-type="float" office:value="3" calcext:value-type="float">
            <text:p>3</text:p>
          </table:table-cell>
          <table:table-cell table:formula="of:=&quot;('&quot;&amp;[.B209]&amp;&quot;',&quot;&amp;[.H209]&amp;&quot;,'default','default','&quot;&amp;[.C209]&amp;&quot;'),&quot;" office:value-type="string" office:string-value="('Deja Vu ',3,'default','default',' Olivia Rodrigo')," calcext:value-type="string">
            <text:p>('Deja Vu ',3,'default','default',' Olivia Rodrigo'),</text:p>
          </table:table-cell>
        </table:table-row>
        <table:table-row table:style-name="ro2">
          <table:table-cell office:value-type="string" calcext:value-type="string">
            <text:p><text:a xlink:href="https://www.songfacts.com/facts/pop-smoke/demeanor" xlink:type="simple">Demeanor</text:a> - Pop Smoke</text:p>
          </table:table-cell>
          <table:table-cell table:formula="of:=LEFT([.A210];(FIND(&quot;-&quot;;[.A210])-1))" office:value-type="string" office:string-value="Demeanor " calcext:value-type="string">
            <text:p>Demeanor </text:p>
          </table:table-cell>
          <table:table-cell table:formula="of:=SUBSTITUTE([.A210];LEFT([.A210];(FIND(&quot;-&quot;;[.A210])));&quot;&quot;)" office:value-type="string" office:string-value=" Pop Smoke" calcext:value-type="string">
            <text:p><text:s/>Pop Smoke</text:p>
          </table:table-cell>
          <table:table-cell table:number-columns-repeated="4"/>
          <table:table-cell table:formula="of:=RANDBETWEEN(1;4)" office:value-type="float" office:value="2" calcext:value-type="float">
            <text:p>2</text:p>
          </table:table-cell>
          <table:table-cell table:formula="of:=&quot;('&quot;&amp;[.B210]&amp;&quot;',&quot;&amp;[.H210]&amp;&quot;,'default','default','&quot;&amp;[.C210]&amp;&quot;'),&quot;" office:value-type="string" office:string-value="('Demeanor ',2,'default','default',' Pop Smoke')," calcext:value-type="string">
            <text:p>('Demeanor ',2,'default','default',' Pop Smoke'),</text:p>
          </table:table-cell>
        </table:table-row>
        <table:table-row table:style-name="ro2">
          <table:table-cell office:value-type="string" calcext:value-type="string">
            <text:p>Devils Bane - Tori Amos</text:p>
          </table:table-cell>
          <table:table-cell table:formula="of:=LEFT([.A211];(FIND(&quot;-&quot;;[.A211])-1))" office:value-type="string" office:string-value="Devils Bane " calcext:value-type="string">
            <text:p>Devils Bane </text:p>
          </table:table-cell>
          <table:table-cell table:formula="of:=SUBSTITUTE([.A211];LEFT([.A211];(FIND(&quot;-&quot;;[.A211])));&quot;&quot;)" office:value-type="string" office:string-value=" Tori Amos" calcext:value-type="string">
            <text:p><text:s/>Tori Amos</text:p>
          </table:table-cell>
          <table:table-cell table:number-columns-repeated="4"/>
          <table:table-cell table:formula="of:=RANDBETWEEN(1;4)" office:value-type="float" office:value="1" calcext:value-type="float">
            <text:p>1</text:p>
          </table:table-cell>
          <table:table-cell table:formula="of:=&quot;('&quot;&amp;[.B211]&amp;&quot;',&quot;&amp;[.H211]&amp;&quot;,'default','default','&quot;&amp;[.C211]&amp;&quot;'),&quot;" office:value-type="string" office:string-value="('Devils Bane ',1,'default','default',' Tori Amos')," calcext:value-type="string">
            <text:p>('Devils Bane ',1,'default','default',' Tori Amos'),</text:p>
          </table:table-cell>
        </table:table-row>
        <table:table-row table:style-name="ro2">
          <table:table-cell office:value-type="string" calcext:value-type="string">
            <text:p><text:a xlink:href="https://www.songfacts.com/facts/yola/diamond-studded-shoes" xlink:type="simple">Diamond Studded Shoes</text:a> - Yola</text:p>
          </table:table-cell>
          <table:table-cell table:formula="of:=LEFT([.A212];(FIND(&quot;-&quot;;[.A212])-1))" office:value-type="string" office:string-value="Diamond Studded Shoes " calcext:value-type="string">
            <text:p>Diamond Studded Shoes </text:p>
          </table:table-cell>
          <table:table-cell table:formula="of:=SUBSTITUTE([.A212];LEFT([.A212];(FIND(&quot;-&quot;;[.A212])));&quot;&quot;)" office:value-type="string" office:string-value=" Yola" calcext:value-type="string">
            <text:p><text:s/>Yola</text:p>
          </table:table-cell>
          <table:table-cell table:number-columns-repeated="4"/>
          <table:table-cell table:formula="of:=RANDBETWEEN(1;4)" office:value-type="float" office:value="3" calcext:value-type="float">
            <text:p>3</text:p>
          </table:table-cell>
          <table:table-cell table:formula="of:=&quot;('&quot;&amp;[.B212]&amp;&quot;',&quot;&amp;[.H212]&amp;&quot;,'default','default','&quot;&amp;[.C212]&amp;&quot;'),&quot;" office:value-type="string" office:string-value="('Diamond Studded Shoes ',3,'default','default',' Yola')," calcext:value-type="string">
            <text:p>('Diamond Studded Shoes ',3,'default','default',' Yola'),</text:p>
          </table:table-cell>
        </table:table-row>
        <table:table-row table:style-name="ro2">
          <table:table-cell office:value-type="string" calcext:value-type="string">
            <text:p>Didnt Know - Tom Zanetti</text:p>
          </table:table-cell>
          <table:table-cell table:formula="of:=LEFT([.A213];(FIND(&quot;-&quot;;[.A213])-1))" office:value-type="string" office:string-value="Didnt Know " calcext:value-type="string">
            <text:p>Didnt Know </text:p>
          </table:table-cell>
          <table:table-cell table:formula="of:=SUBSTITUTE([.A213];LEFT([.A213];(FIND(&quot;-&quot;;[.A213])));&quot;&quot;)" office:value-type="string" office:string-value=" Tom Zanetti" calcext:value-type="string">
            <text:p><text:s/>Tom Zanetti</text:p>
          </table:table-cell>
          <table:table-cell table:number-columns-repeated="4"/>
          <table:table-cell table:formula="of:=RANDBETWEEN(1;4)" office:value-type="float" office:value="3" calcext:value-type="float">
            <text:p>3</text:p>
          </table:table-cell>
          <table:table-cell table:formula="of:=&quot;('&quot;&amp;[.B213]&amp;&quot;',&quot;&amp;[.H213]&amp;&quot;,'default','default','&quot;&amp;[.C213]&amp;&quot;'),&quot;" office:value-type="string" office:string-value="('Didnt Know ',3,'default','default',' Tom Zanetti')," calcext:value-type="string">
            <text:p>('Didnt Know ',3,'default','default',' Tom Zanetti'),</text:p>
          </table:table-cell>
        </table:table-row>
        <table:table-row table:style-name="ro2">
          <table:table-cell office:value-type="string" calcext:value-type="string">
            <text:p><text:a xlink:href="https://www.songfacts.com/facts/young-thug/die-slow" xlink:type="simple">Die Slow</text:a> - Young Thug</text:p>
          </table:table-cell>
          <table:table-cell table:formula="of:=LEFT([.A214];(FIND(&quot;-&quot;;[.A214])-1))" office:value-type="string" office:string-value="Die Slow " calcext:value-type="string">
            <text:p>Die Slow </text:p>
          </table:table-cell>
          <table:table-cell table:formula="of:=SUBSTITUTE([.A214];LEFT([.A214];(FIND(&quot;-&quot;;[.A214])));&quot;&quot;)" office:value-type="string" office:string-value=" Young Thug" calcext:value-type="string">
            <text:p><text:s/>Young Thug</text:p>
          </table:table-cell>
          <table:table-cell table:number-columns-repeated="4"/>
          <table:table-cell table:formula="of:=RANDBETWEEN(1;4)" office:value-type="float" office:value="4" calcext:value-type="float">
            <text:p>4</text:p>
          </table:table-cell>
          <table:table-cell table:formula="of:=&quot;('&quot;&amp;[.B214]&amp;&quot;',&quot;&amp;[.H214]&amp;&quot;,'default','default','&quot;&amp;[.C214]&amp;&quot;'),&quot;" office:value-type="string" office:string-value="('Die Slow ',4,'default','default',' Young Thug')," calcext:value-type="string">
            <text:p>('Die Slow ',4,'default','default',' Young Thug'),</text:p>
          </table:table-cell>
        </table:table-row>
        <table:table-row table:style-name="ro3">
          <table:table-cell office:value-type="string" calcext:value-type="string">
            <text:p><text:a xlink:href="https://www.songfacts.com/facts/bring-me-the-horizon/die4u" xlink:type="simple">DiE4u</text:a> - Bring Me The Horizon</text:p>
          </table:table-cell>
          <table:table-cell table:formula="of:=LEFT([.A215];(FIND(&quot;-&quot;;[.A215])-1))" office:value-type="string" office:string-value="DiE4u " calcext:value-type="string">
            <text:p>DiE4u </text:p>
          </table:table-cell>
          <table:table-cell table:formula="of:=SUBSTITUTE([.A215];LEFT([.A215];(FIND(&quot;-&quot;;[.A215])));&quot;&quot;)" office:value-type="string" office:string-value=" Bring Me The Horizon" calcext:value-type="string">
            <text:p><text:s/>Bring Me The Horizon</text:p>
          </table:table-cell>
          <table:table-cell table:number-columns-repeated="4"/>
          <table:table-cell table:formula="of:=RANDBETWEEN(1;4)" office:value-type="float" office:value="2" calcext:value-type="float">
            <text:p>2</text:p>
          </table:table-cell>
          <table:table-cell table:formula="of:=&quot;('&quot;&amp;[.B215]&amp;&quot;',&quot;&amp;[.H215]&amp;&quot;,'default','default','&quot;&amp;[.C215]&amp;&quot;'),&quot;" office:value-type="string" office:string-value="('DiE4u ',2,'default','default',' Bring Me The Horizon')," calcext:value-type="string">
            <text:p>('DiE4u ',2,'default','default',' Bring Me The Horizon'),</text:p>
          </table:table-cell>
        </table:table-row>
        <table:table-row table:style-name="ro2">
          <table:table-cell office:value-type="string" calcext:value-type="string">
            <text:p><text:a xlink:href="https://www.songfacts.com/facts/low/disappearing" xlink:type="simple">Disappearing</text:a> - Low</text:p>
          </table:table-cell>
          <table:table-cell table:formula="of:=LEFT([.A216];(FIND(&quot;-&quot;;[.A216])-1))" office:value-type="string" office:string-value="Disappearing " calcext:value-type="string">
            <text:p>Disappearing </text:p>
          </table:table-cell>
          <table:table-cell table:formula="of:=SUBSTITUTE([.A216];LEFT([.A216];(FIND(&quot;-&quot;;[.A216])));&quot;&quot;)" office:value-type="string" office:string-value=" Low" calcext:value-type="string">
            <text:p><text:s/>Low</text:p>
          </table:table-cell>
          <table:table-cell table:number-columns-repeated="4"/>
          <table:table-cell table:formula="of:=RANDBETWEEN(1;4)" office:value-type="float" office:value="3" calcext:value-type="float">
            <text:p>3</text:p>
          </table:table-cell>
          <table:table-cell table:formula="of:=&quot;('&quot;&amp;[.B216]&amp;&quot;',&quot;&amp;[.H216]&amp;&quot;,'default','default','&quot;&amp;[.C216]&amp;&quot;'),&quot;" office:value-type="string" office:string-value="('Disappearing ',3,'default','default',' Low')," calcext:value-type="string">
            <text:p>('Disappearing ',3,'default','default',' Low'),</text:p>
          </table:table-cell>
        </table:table-row>
        <table:table-row table:style-name="ro2">
          <table:table-cell office:value-type="string" calcext:value-type="string">
            <text:p><text:a xlink:href="https://www.songfacts.com/facts/becky-hill/distance" xlink:type="simple">Distance</text:a> - Becky Hill</text:p>
          </table:table-cell>
          <table:table-cell table:formula="of:=LEFT([.A217];(FIND(&quot;-&quot;;[.A217])-1))" office:value-type="string" office:string-value="Distance " calcext:value-type="string">
            <text:p>Distance </text:p>
          </table:table-cell>
          <table:table-cell table:formula="of:=SUBSTITUTE([.A217];LEFT([.A217];(FIND(&quot;-&quot;;[.A217])));&quot;&quot;)" office:value-type="string" office:string-value=" Becky Hill" calcext:value-type="string">
            <text:p><text:s/>Becky Hill</text:p>
          </table:table-cell>
          <table:table-cell table:number-columns-repeated="4"/>
          <table:table-cell table:formula="of:=RANDBETWEEN(1;4)" office:value-type="float" office:value="2" calcext:value-type="float">
            <text:p>2</text:p>
          </table:table-cell>
          <table:table-cell table:formula="of:=&quot;('&quot;&amp;[.B217]&amp;&quot;',&quot;&amp;[.H217]&amp;&quot;,'default','default','&quot;&amp;[.C217]&amp;&quot;'),&quot;" office:value-type="string" office:string-value="('Distance ',2,'default','default',' Becky Hill')," calcext:value-type="string">
            <text:p>('Distance ',2,'default','default',' Becky Hill'),</text:p>
          </table:table-cell>
        </table:table-row>
        <table:table-row table:style-name="ro2">
          <table:table-cell office:value-type="string" calcext:value-type="string">
            <text:p><text:a xlink:href="https://www.songfacts.com/facts/bastille/distorted-light-beam" xlink:type="simple">Distorted Light Beam</text:a> - Bastille</text:p>
          </table:table-cell>
          <table:table-cell table:formula="of:=LEFT([.A218];(FIND(&quot;-&quot;;[.A218])-1))" office:value-type="string" office:string-value="Distorted Light Beam " calcext:value-type="string">
            <text:p>Distorted Light Beam </text:p>
          </table:table-cell>
          <table:table-cell table:formula="of:=SUBSTITUTE([.A218];LEFT([.A218];(FIND(&quot;-&quot;;[.A218])));&quot;&quot;)" office:value-type="string" office:string-value=" Bastille" calcext:value-type="string">
            <text:p><text:s/>Bastille</text:p>
          </table:table-cell>
          <table:table-cell table:number-columns-repeated="4"/>
          <table:table-cell table:formula="of:=RANDBETWEEN(1;4)" office:value-type="float" office:value="2" calcext:value-type="float">
            <text:p>2</text:p>
          </table:table-cell>
          <table:table-cell table:formula="of:=&quot;('&quot;&amp;[.B218]&amp;&quot;',&quot;&amp;[.H218]&amp;&quot;,'default','default','&quot;&amp;[.C218]&amp;&quot;'),&quot;" office:value-type="string" office:string-value="('Distorted Light Beam ',2,'default','default',' Bastille')," calcext:value-type="string">
            <text:p>('Distorted Light Beam ',2,'default','default',' Bastille'),</text:p>
          </table:table-cell>
        </table:table-row>
        <table:table-row table:style-name="ro2">
          <table:table-cell office:value-type="string" calcext:value-type="string">
            <text:p>Doin This - Luke Combs</text:p>
          </table:table-cell>
          <table:table-cell table:formula="of:=LEFT([.A219];(FIND(&quot;-&quot;;[.A219])-1))" office:value-type="string" office:string-value="Doin This " calcext:value-type="string">
            <text:p>Doin This </text:p>
          </table:table-cell>
          <table:table-cell table:formula="of:=SUBSTITUTE([.A219];LEFT([.A219];(FIND(&quot;-&quot;;[.A219])));&quot;&quot;)" office:value-type="string" office:string-value=" Luke Combs" calcext:value-type="string">
            <text:p><text:s/>Luke Combs</text:p>
          </table:table-cell>
          <table:table-cell table:number-columns-repeated="4"/>
          <table:table-cell table:formula="of:=RANDBETWEEN(1;4)" office:value-type="float" office:value="1" calcext:value-type="float">
            <text:p>1</text:p>
          </table:table-cell>
          <table:table-cell table:formula="of:=&quot;('&quot;&amp;[.B219]&amp;&quot;',&quot;&amp;[.H219]&amp;&quot;,'default','default','&quot;&amp;[.C219]&amp;&quot;'),&quot;" office:value-type="string" office:string-value="('Doin This ',1,'default','default',' Luke Combs')," calcext:value-type="string">
            <text:p>('Doin This ',1,'default','default',' Luke Combs'),</text:p>
          </table:table-cell>
        </table:table-row>
        <table:table-row table:style-name="ro5">
          <table:table-cell office:value-type="string" calcext:value-type="string">
            <text:p>Dont Back Down - Mammoth WVH</text:p>
          </table:table-cell>
          <table:table-cell table:formula="of:=LEFT([.A220];(FIND(&quot;-&quot;;[.A220])-1))" office:value-type="string" office:string-value="Dont Back Down " calcext:value-type="string">
            <text:p>Dont Back Down </text:p>
          </table:table-cell>
          <table:table-cell table:formula="of:=SUBSTITUTE([.A220];LEFT([.A220];(FIND(&quot;-&quot;;[.A220])));&quot;&quot;)" office:value-type="string" office:string-value=" Mammoth WVH" calcext:value-type="string">
            <text:p><text:s/>Mammoth WVH</text:p>
          </table:table-cell>
          <table:table-cell table:number-columns-repeated="4"/>
          <table:table-cell table:formula="of:=RANDBETWEEN(1;4)" office:value-type="float" office:value="3" calcext:value-type="float">
            <text:p>3</text:p>
          </table:table-cell>
          <table:table-cell table:formula="of:=&quot;('&quot;&amp;[.B220]&amp;&quot;',&quot;&amp;[.H220]&amp;&quot;,'default','default','&quot;&amp;[.C220]&amp;&quot;'),&quot;" office:value-type="string" office:string-value="('Dont Back Down ',3,'default','default',' Mammoth WVH')," calcext:value-type="string">
            <text:p>('Dont Back Down ',3,'default','default',' Mammoth WVH'),</text:p>
          </table:table-cell>
        </table:table-row>
        <table:table-row table:style-name="ro2">
          <table:table-cell office:value-type="string" calcext:value-type="string">
            <text:p>Dont Be Shy - Tiesto</text:p>
          </table:table-cell>
          <table:table-cell table:formula="of:=LEFT([.A221];(FIND(&quot;-&quot;;[.A221])-1))" office:value-type="string" office:string-value="Dont Be Shy " calcext:value-type="string">
            <text:p>Dont Be Shy </text:p>
          </table:table-cell>
          <table:table-cell table:formula="of:=SUBSTITUTE([.A221];LEFT([.A221];(FIND(&quot;-&quot;;[.A221])));&quot;&quot;)" office:value-type="string" office:string-value=" Tiesto" calcext:value-type="string">
            <text:p><text:s/>Tiesto</text:p>
          </table:table-cell>
          <table:table-cell table:number-columns-repeated="4"/>
          <table:table-cell table:formula="of:=RANDBETWEEN(1;4)" office:value-type="float" office:value="4" calcext:value-type="float">
            <text:p>4</text:p>
          </table:table-cell>
          <table:table-cell table:formula="of:=&quot;('&quot;&amp;[.B221]&amp;&quot;',&quot;&amp;[.H221]&amp;&quot;,'default','default','&quot;&amp;[.C221]&amp;&quot;'),&quot;" office:value-type="string" office:string-value="('Dont Be Shy ',4,'default','default',' Tiesto')," calcext:value-type="string">
            <text:p>('Dont Be Shy ',4,'default','default',' Tiesto'),</text:p>
          </table:table-cell>
        </table:table-row>
        <table:table-row table:style-name="ro5">
          <table:table-cell office:value-type="string" calcext:value-type="string">
            <text:p>Dont Break My Balls - Sananda Maitreya</text:p>
          </table:table-cell>
          <table:table-cell table:formula="of:=LEFT([.A222];(FIND(&quot;-&quot;;[.A222])-1))" office:value-type="string" office:string-value="Dont Break My Balls " calcext:value-type="string">
            <text:p>Dont Break My Balls </text:p>
          </table:table-cell>
          <table:table-cell table:formula="of:=SUBSTITUTE([.A222];LEFT([.A222];(FIND(&quot;-&quot;;[.A222])));&quot;&quot;)" office:value-type="string" office:string-value=" Sananda Maitreya" calcext:value-type="string">
            <text:p><text:s/>Sananda Maitreya</text:p>
          </table:table-cell>
          <table:table-cell table:number-columns-repeated="4"/>
          <table:table-cell table:formula="of:=RANDBETWEEN(1;4)" office:value-type="float" office:value="1" calcext:value-type="float">
            <text:p>1</text:p>
          </table:table-cell>
          <table:table-cell table:formula="of:=&quot;('&quot;&amp;[.B222]&amp;&quot;',&quot;&amp;[.H222]&amp;&quot;,'default','default','&quot;&amp;[.C222]&amp;&quot;'),&quot;" office:value-type="string" office:string-value="('Dont Break My Balls ',1,'default','default',' Sananda Maitreya')," calcext:value-type="string">
            <text:p>('Dont Break My Balls ',1,'default','default',' Sananda Maitreya'),</text:p>
          </table:table-cell>
        </table:table-row>
        <table:table-row table:style-name="ro3">
          <table:table-cell office:value-type="string" calcext:value-type="string">
            <text:p>Dont Break The Heart - Tom Grennan</text:p>
          </table:table-cell>
          <table:table-cell table:formula="of:=LEFT([.A223];(FIND(&quot;-&quot;;[.A223])-1))" office:value-type="string" office:string-value="Dont Break The Heart " calcext:value-type="string">
            <text:p>Dont Break The Heart </text:p>
          </table:table-cell>
          <table:table-cell table:formula="of:=SUBSTITUTE([.A223];LEFT([.A223];(FIND(&quot;-&quot;;[.A223])));&quot;&quot;)" office:value-type="string" office:string-value=" Tom Grennan" calcext:value-type="string">
            <text:p><text:s/>Tom Grennan</text:p>
          </table:table-cell>
          <table:table-cell table:number-columns-repeated="4"/>
          <table:table-cell table:formula="of:=RANDBETWEEN(1;4)" office:value-type="float" office:value="3" calcext:value-type="float">
            <text:p>3</text:p>
          </table:table-cell>
          <table:table-cell table:formula="of:=&quot;('&quot;&amp;[.B223]&amp;&quot;',&quot;&amp;[.H223]&amp;&quot;,'default','default','&quot;&amp;[.C223]&amp;&quot;'),&quot;" office:value-type="string" office:string-value="('Dont Break The Heart ',3,'default','default',' Tom Grennan')," calcext:value-type="string">
            <text:p>('Dont Break The Heart ',3,'default','default',' Tom Grennan'),</text:p>
          </table:table-cell>
        </table:table-row>
        <table:table-row table:style-name="ro2">
          <table:table-cell office:value-type="string" calcext:value-type="string">
            <text:p>Dont Go - Skrillex</text:p>
          </table:table-cell>
          <table:table-cell table:formula="of:=LEFT([.A224];(FIND(&quot;-&quot;;[.A224])-1))" office:value-type="string" office:string-value="Dont Go " calcext:value-type="string">
            <text:p>Dont Go </text:p>
          </table:table-cell>
          <table:table-cell table:formula="of:=SUBSTITUTE([.A224];LEFT([.A224];(FIND(&quot;-&quot;;[.A224])));&quot;&quot;)" office:value-type="string" office:string-value=" Skrillex" calcext:value-type="string">
            <text:p><text:s/>Skrillex</text:p>
          </table:table-cell>
          <table:table-cell table:number-columns-repeated="4"/>
          <table:table-cell table:formula="of:=RANDBETWEEN(1;4)" office:value-type="float" office:value="3" calcext:value-type="float">
            <text:p>3</text:p>
          </table:table-cell>
          <table:table-cell table:formula="of:=&quot;('&quot;&amp;[.B224]&amp;&quot;',&quot;&amp;[.H224]&amp;&quot;,'default','default','&quot;&amp;[.C224]&amp;&quot;'),&quot;" office:value-type="string" office:string-value="('Dont Go ',3,'default','default',' Skrillex')," calcext:value-type="string">
            <text:p>('Dont Go ',3,'default','default',' Skrillex'),</text:p>
          </table:table-cell>
        </table:table-row>
        <table:table-row table:style-name="ro3">
          <table:table-cell office:value-type="string" calcext:value-type="string">
            <text:p>Dont Go Yet - Camila Cabello</text:p>
          </table:table-cell>
          <table:table-cell table:formula="of:=LEFT([.A225];(FIND(&quot;-&quot;;[.A225])-1))" office:value-type="string" office:string-value="Dont Go Yet " calcext:value-type="string">
            <text:p>Dont Go Yet </text:p>
          </table:table-cell>
          <table:table-cell table:formula="of:=SUBSTITUTE([.A225];LEFT([.A225];(FIND(&quot;-&quot;;[.A225])));&quot;&quot;)" office:value-type="string" office:string-value=" Camila Cabello" calcext:value-type="string">
            <text:p><text:s/>Camila Cabello</text:p>
          </table:table-cell>
          <table:table-cell table:number-columns-repeated="4"/>
          <table:table-cell table:formula="of:=RANDBETWEEN(1;4)" office:value-type="float" office:value="1" calcext:value-type="float">
            <text:p>1</text:p>
          </table:table-cell>
          <table:table-cell table:formula="of:=&quot;('&quot;&amp;[.B225]&amp;&quot;',&quot;&amp;[.H225]&amp;&quot;,'default','default','&quot;&amp;[.C225]&amp;&quot;'),&quot;" office:value-type="string" office:string-value="('Dont Go Yet ',1,'default','default',' Camila Cabello')," calcext:value-type="string">
            <text:p>('Dont Go Yet ',1,'default','default',' Camila Cabello'),</text:p>
          </table:table-cell>
        </table:table-row>
        <table:table-row table:style-name="ro3">
          <table:table-cell office:value-type="string" calcext:value-type="string">
            <text:p>Dont Judge Me - FKA Twigs</text:p>
          </table:table-cell>
          <table:table-cell table:formula="of:=LEFT([.A226];(FIND(&quot;-&quot;;[.A226])-1))" office:value-type="string" office:string-value="Dont Judge Me " calcext:value-type="string">
            <text:p>Dont Judge Me </text:p>
          </table:table-cell>
          <table:table-cell table:formula="of:=SUBSTITUTE([.A226];LEFT([.A226];(FIND(&quot;-&quot;;[.A226])));&quot;&quot;)" office:value-type="string" office:string-value=" FKA Twigs" calcext:value-type="string">
            <text:p><text:s/>FKA Twigs</text:p>
          </table:table-cell>
          <table:table-cell table:number-columns-repeated="4"/>
          <table:table-cell table:formula="of:=RANDBETWEEN(1;4)" office:value-type="float" office:value="3" calcext:value-type="float">
            <text:p>3</text:p>
          </table:table-cell>
          <table:table-cell table:formula="of:=&quot;('&quot;&amp;[.B226]&amp;&quot;',&quot;&amp;[.H226]&amp;&quot;,'default','default','&quot;&amp;[.C226]&amp;&quot;'),&quot;" office:value-type="string" office:string-value="('Dont Judge Me ',3,'default','default',' FKA Twigs')," calcext:value-type="string">
            <text:p>('Dont Judge Me ',3,'default','default',' FKA Twigs'),</text:p>
          </table:table-cell>
        </table:table-row>
        <table:table-row table:style-name="ro4">
          <table:table-cell office:value-type="string" calcext:value-type="string">
            <text:p>Dont Let the Night Divide Us - Manic Street Preachers</text:p>
          </table:table-cell>
          <table:table-cell table:formula="of:=LEFT([.A227];(FIND(&quot;-&quot;;[.A227])-1))" office:value-type="string" office:string-value="Dont Let the Night Divide Us " calcext:value-type="string">
            <text:p>Dont Let the Night Divide Us </text:p>
          </table:table-cell>
          <table:table-cell table:formula="of:=SUBSTITUTE([.A227];LEFT([.A227];(FIND(&quot;-&quot;;[.A227])));&quot;&quot;)" office:value-type="string" office:string-value=" Manic Street Preachers" calcext:value-type="string">
            <text:p><text:s/>Manic Street Preachers</text:p>
          </table:table-cell>
          <table:table-cell table:number-columns-repeated="4"/>
          <table:table-cell table:formula="of:=RANDBETWEEN(1;4)" office:value-type="float" office:value="3" calcext:value-type="float">
            <text:p>3</text:p>
          </table:table-cell>
          <table:table-cell table:formula="of:=&quot;('&quot;&amp;[.B227]&amp;&quot;',&quot;&amp;[.H227]&amp;&quot;,'default','default','&quot;&amp;[.C227]&amp;&quot;'),&quot;" office:value-type="string" office:string-value="('Dont Let the Night Divide Us ',3,'default','default',' Manic Street Preachers')," calcext:value-type="string">
            <text:p>('Dont Let the Night Divide Us ',3,'default','default',' Manic Street Preachers'),</text:p>
          </table:table-cell>
        </table:table-row>
        <table:table-row table:style-name="ro2">
          <table:table-cell office:value-type="string" calcext:value-type="string">
            <text:p>Dont Play - Anne-Marie</text:p>
          </table:table-cell>
          <table:table-cell table:formula="of:=LEFT([.A228];(FIND(&quot;-&quot;;[.A228])-1))" office:value-type="string" office:string-value="Dont Play " calcext:value-type="string">
            <text:p>Dont Play </text:p>
          </table:table-cell>
          <table:table-cell table:formula="of:=SUBSTITUTE([.A228];LEFT([.A228];(FIND(&quot;-&quot;;[.A228])));&quot;&quot;)" office:value-type="string" office:string-value=" Anne-Marie" calcext:value-type="string">
            <text:p><text:s/>Anne-Marie</text:p>
          </table:table-cell>
          <table:table-cell table:number-columns-repeated="4"/>
          <table:table-cell table:formula="of:=RANDBETWEEN(1;4)" office:value-type="float" office:value="4" calcext:value-type="float">
            <text:p>4</text:p>
          </table:table-cell>
          <table:table-cell table:formula="of:=&quot;('&quot;&amp;[.B228]&amp;&quot;',&quot;&amp;[.H228]&amp;&quot;,'default','default','&quot;&amp;[.C228]&amp;&quot;'),&quot;" office:value-type="string" office:string-value="('Dont Play ',4,'default','default',' Anne-Marie')," calcext:value-type="string">
            <text:p>('Dont Play ',4,'default','default',' Anne-Marie'),</text:p>
          </table:table-cell>
        </table:table-row>
        <table:table-row table:style-name="ro2">
          <table:table-cell office:value-type="string" calcext:value-type="string">
            <text:p>Dont Shut Me Down - ABBA</text:p>
          </table:table-cell>
          <table:table-cell table:formula="of:=LEFT([.A229];(FIND(&quot;-&quot;;[.A229])-1))" office:value-type="string" office:string-value="Dont Shut Me Down " calcext:value-type="string">
            <text:p>Dont Shut Me Down </text:p>
          </table:table-cell>
          <table:table-cell table:formula="of:=SUBSTITUTE([.A229];LEFT([.A229];(FIND(&quot;-&quot;;[.A229])));&quot;&quot;)" office:value-type="string" office:string-value=" ABBA" calcext:value-type="string">
            <text:p><text:s/>ABBA</text:p>
          </table:table-cell>
          <table:table-cell table:number-columns-repeated="4"/>
          <table:table-cell table:formula="of:=RANDBETWEEN(1;4)" office:value-type="float" office:value="2" calcext:value-type="float">
            <text:p>2</text:p>
          </table:table-cell>
          <table:table-cell table:formula="of:=&quot;('&quot;&amp;[.B229]&amp;&quot;',&quot;&amp;[.H229]&amp;&quot;,'default','default','&quot;&amp;[.C229]&amp;&quot;'),&quot;" office:value-type="string" office:string-value="('Dont Shut Me Down ',2,'default','default',' ABBA')," calcext:value-type="string">
            <text:p>('Dont Shut Me Down ',2,'default','default',' ABBA'),</text:p>
          </table:table-cell>
        </table:table-row>
        <table:table-row table:style-name="ro2">
          <table:table-cell office:value-type="string" calcext:value-type="string">
            <text:p>Dont Wait Up - Shakira</text:p>
          </table:table-cell>
          <table:table-cell table:formula="of:=LEFT([.A230];(FIND(&quot;-&quot;;[.A230])-1))" office:value-type="string" office:string-value="Dont Wait Up " calcext:value-type="string">
            <text:p>Dont Wait Up </text:p>
          </table:table-cell>
          <table:table-cell table:formula="of:=SUBSTITUTE([.A230];LEFT([.A230];(FIND(&quot;-&quot;;[.A230])));&quot;&quot;)" office:value-type="string" office:string-value=" Shakira" calcext:value-type="string">
            <text:p><text:s/>Shakira</text:p>
          </table:table-cell>
          <table:table-cell table:number-columns-repeated="4"/>
          <table:table-cell table:formula="of:=RANDBETWEEN(1;4)" office:value-type="float" office:value="1" calcext:value-type="float">
            <text:p>1</text:p>
          </table:table-cell>
          <table:table-cell table:formula="of:=&quot;('&quot;&amp;[.B230]&amp;&quot;',&quot;&amp;[.H230]&amp;&quot;,'default','default','&quot;&amp;[.C230]&amp;&quot;'),&quot;" office:value-type="string" office:string-value="('Dont Wait Up ',1,'default','default',' Shakira')," calcext:value-type="string">
            <text:p>('Dont Wait Up ',1,'default','default',' Shakira'),</text:p>
          </table:table-cell>
        </table:table-row>
        <table:table-row table:style-name="ro2">
          <table:table-cell office:value-type="string" calcext:value-type="string">
            <text:p>Dont Worry - Leon Bridges</text:p>
          </table:table-cell>
          <table:table-cell table:formula="of:=LEFT([.A231];(FIND(&quot;-&quot;;[.A231])-1))" office:value-type="string" office:string-value="Dont Worry " calcext:value-type="string">
            <text:p>Dont Worry </text:p>
          </table:table-cell>
          <table:table-cell table:formula="of:=SUBSTITUTE([.A231];LEFT([.A231];(FIND(&quot;-&quot;;[.A231])));&quot;&quot;)" office:value-type="string" office:string-value=" Leon Bridges" calcext:value-type="string">
            <text:p><text:s/>Leon Bridges</text:p>
          </table:table-cell>
          <table:table-cell table:number-columns-repeated="4"/>
          <table:table-cell table:formula="of:=RANDBETWEEN(1;4)" office:value-type="float" office:value="4" calcext:value-type="float">
            <text:p>4</text:p>
          </table:table-cell>
          <table:table-cell table:formula="of:=&quot;('&quot;&amp;[.B231]&amp;&quot;',&quot;&amp;[.H231]&amp;&quot;,'default','default','&quot;&amp;[.C231]&amp;&quot;'),&quot;" office:value-type="string" office:string-value="('Dont Worry ',4,'default','default',' Leon Bridges')," calcext:value-type="string">
            <text:p>('Dont Worry ',4,'default','default',' Leon Bridges'),</text:p>
          </table:table-cell>
        </table:table-row>
        <table:table-row table:style-name="ro2">
          <table:table-cell office:value-type="string" calcext:value-type="string">
            <text:p>Dont You - Taylor Swift</text:p>
          </table:table-cell>
          <table:table-cell table:formula="of:=LEFT([.A232];(FIND(&quot;-&quot;;[.A232])-1))" office:value-type="string" office:string-value="Dont You " calcext:value-type="string">
            <text:p>Dont You </text:p>
          </table:table-cell>
          <table:table-cell table:formula="of:=SUBSTITUTE([.A232];LEFT([.A232];(FIND(&quot;-&quot;;[.A232])));&quot;&quot;)" office:value-type="string" office:string-value=" Taylor Swift" calcext:value-type="string">
            <text:p><text:s/>Taylor Swift</text:p>
          </table:table-cell>
          <table:table-cell table:number-columns-repeated="4"/>
          <table:table-cell table:formula="of:=RANDBETWEEN(1;4)" office:value-type="float" office:value="3" calcext:value-type="float">
            <text:p>3</text:p>
          </table:table-cell>
          <table:table-cell table:formula="of:=&quot;('&quot;&amp;[.B232]&amp;&quot;',&quot;&amp;[.H232]&amp;&quot;,'default','default','&quot;&amp;[.C232]&amp;&quot;'),&quot;" office:value-type="string" office:string-value="('Dont You ',3,'default','default',' Taylor Swift')," calcext:value-type="string">
            <text:p>('Dont You ',3,'default','default',' Taylor Swift'),</text:p>
          </table:table-cell>
        </table:table-row>
        <table:table-row table:style-name="ro3">
          <table:table-cell office:value-type="string" calcext:value-type="string">
            <text:p><text:a xlink:href="https://www.songfacts.com/facts/sebastian-yatra/dos-oruguitas" xlink:type="simple">Dos Oruguitas</text:a> - Sebastián Yatra</text:p>
          </table:table-cell>
          <table:table-cell table:formula="of:=LEFT([.A233];(FIND(&quot;-&quot;;[.A233])-1))" office:value-type="string" office:string-value="Dos Oruguitas " calcext:value-type="string">
            <text:p>Dos Oruguitas </text:p>
          </table:table-cell>
          <table:table-cell table:formula="of:=SUBSTITUTE([.A233];LEFT([.A233];(FIND(&quot;-&quot;;[.A233])));&quot;&quot;)" office:value-type="string" office:string-value=" Sebastián Yatra" calcext:value-type="string">
            <text:p><text:s/>Sebastián Yatra</text:p>
          </table:table-cell>
          <table:table-cell table:number-columns-repeated="4"/>
          <table:table-cell table:formula="of:=RANDBETWEEN(1;4)" office:value-type="float" office:value="2" calcext:value-type="float">
            <text:p>2</text:p>
          </table:table-cell>
          <table:table-cell table:formula="of:=&quot;('&quot;&amp;[.B233]&amp;&quot;',&quot;&amp;[.H233]&amp;&quot;,'default','default','&quot;&amp;[.C233]&amp;&quot;'),&quot;" office:value-type="string" office:string-value="('Dos Oruguitas ',2,'default','default',' Sebastián Yatra')," calcext:value-type="string">
            <text:p>('Dos Oruguitas ',2,'default','default',' Sebastián Yatra'),</text:p>
          </table:table-cell>
        </table:table-row>
        <table:table-row table:style-name="ro2">
          <table:table-cell office:value-type="string" calcext:value-type="string">
            <text:p><text:a xlink:href="https://www.songfacts.com/facts/clean-bandit/drive" xlink:type="simple">Drive</text:a> - Clean Bandit</text:p>
          </table:table-cell>
          <table:table-cell table:formula="of:=LEFT([.A234];(FIND(&quot;-&quot;;[.A234])-1))" office:value-type="string" office:string-value="Drive " calcext:value-type="string">
            <text:p>Drive </text:p>
          </table:table-cell>
          <table:table-cell table:formula="of:=SUBSTITUTE([.A234];LEFT([.A234];(FIND(&quot;-&quot;;[.A234])));&quot;&quot;)" office:value-type="string" office:string-value=" Clean Bandit" calcext:value-type="string">
            <text:p><text:s/>Clean Bandit</text:p>
          </table:table-cell>
          <table:table-cell table:number-columns-repeated="4"/>
          <table:table-cell table:formula="of:=RANDBETWEEN(1;4)" office:value-type="float" office:value="2" calcext:value-type="float">
            <text:p>2</text:p>
          </table:table-cell>
          <table:table-cell table:formula="of:=&quot;('&quot;&amp;[.B234]&amp;&quot;',&quot;&amp;[.H234]&amp;&quot;,'default','default','&quot;&amp;[.C234]&amp;&quot;'),&quot;" office:value-type="string" office:string-value="('Drive ',2,'default','default',' Clean Bandit')," calcext:value-type="string">
            <text:p>('Drive ',2,'default','default',' Clean Bandit'),</text:p>
          </table:table-cell>
        </table:table-row>
        <table:table-row table:style-name="ro3">
          <table:table-cell office:value-type="string" calcext:value-type="string">
            <text:p><text:a xlink:href="https://www.songfacts.com/facts/olivia-rodrigo/drivers-license" xlink:type="simple">Drivers License</text:a> - Olivia Rodrigo</text:p>
          </table:table-cell>
          <table:table-cell table:formula="of:=LEFT([.A235];(FIND(&quot;-&quot;;[.A235])-1))" office:value-type="string" office:string-value="Drivers License " calcext:value-type="string">
            <text:p>Drivers License </text:p>
          </table:table-cell>
          <table:table-cell table:formula="of:=SUBSTITUTE([.A235];LEFT([.A235];(FIND(&quot;-&quot;;[.A235])));&quot;&quot;)" office:value-type="string" office:string-value=" Olivia Rodrigo" calcext:value-type="string">
            <text:p><text:s/>Olivia Rodrigo</text:p>
          </table:table-cell>
          <table:table-cell table:number-columns-repeated="4"/>
          <table:table-cell table:formula="of:=RANDBETWEEN(1;4)" office:value-type="float" office:value="3" calcext:value-type="float">
            <text:p>3</text:p>
          </table:table-cell>
          <table:table-cell table:formula="of:=&quot;('&quot;&amp;[.B235]&amp;&quot;',&quot;&amp;[.H235]&amp;&quot;,'default','default','&quot;&amp;[.C235]&amp;&quot;'),&quot;" office:value-type="string" office:string-value="('Drivers License ',3,'default','default',' Olivia Rodrigo')," calcext:value-type="string">
            <text:p>('Drivers License ',3,'default','default',' Olivia Rodrigo'),</text:p>
          </table:table-cell>
        </table:table-row>
        <table:table-row table:style-name="ro5">
          <table:table-cell office:value-type="string" calcext:value-type="string">
            <text:p>Drunk (And I Dont Wanna Go Home) - Elle King</text:p>
          </table:table-cell>
          <table:table-cell table:formula="of:=LEFT([.A236];(FIND(&quot;-&quot;;[.A236])-1))" office:value-type="string" office:string-value="Drunk (And I Dont Wanna Go Home) " calcext:value-type="string">
            <text:p>Drunk (And I Dont Wanna Go Home) </text:p>
          </table:table-cell>
          <table:table-cell table:formula="of:=SUBSTITUTE([.A236];LEFT([.A236];(FIND(&quot;-&quot;;[.A236])));&quot;&quot;)" office:value-type="string" office:string-value=" Elle King" calcext:value-type="string">
            <text:p><text:s/>Elle King</text:p>
          </table:table-cell>
          <table:table-cell table:number-columns-repeated="4"/>
          <table:table-cell table:formula="of:=RANDBETWEEN(1;4)" office:value-type="float" office:value="1" calcext:value-type="float">
            <text:p>1</text:p>
          </table:table-cell>
          <table:table-cell table:formula="of:=&quot;('&quot;&amp;[.B236]&amp;&quot;',&quot;&amp;[.H236]&amp;&quot;,'default','default','&quot;&amp;[.C236]&amp;&quot;'),&quot;" office:value-type="string" office:string-value="('Drunk (And I Dont Wanna Go Home) ',1,'default','default',' Elle King')," calcext:value-type="string">
            <text:p>('Drunk (And I Dont Wanna Go Home) ',1,'default','default',' Elle King'),</text:p>
          </table:table-cell>
        </table:table-row>
        <table:table-row table:style-name="ro2">
          <table:table-cell office:value-type="string" calcext:value-type="string">
            <text:p><text:a xlink:href="https://www.songfacts.com/facts/mimi-webb/dumb-love" xlink:type="simple">Dumb Love</text:a> - Mimi Webb</text:p>
          </table:table-cell>
          <table:table-cell table:formula="of:=LEFT([.A237];(FIND(&quot;-&quot;;[.A237])-1))" office:value-type="string" office:string-value="Dumb Love " calcext:value-type="string">
            <text:p>Dumb Love </text:p>
          </table:table-cell>
          <table:table-cell table:formula="of:=SUBSTITUTE([.A237];LEFT([.A237];(FIND(&quot;-&quot;;[.A237])));&quot;&quot;)" office:value-type="string" office:string-value=" Mimi Webb" calcext:value-type="string">
            <text:p><text:s/>Mimi Webb</text:p>
          </table:table-cell>
          <table:table-cell table:number-columns-repeated="4"/>
          <table:table-cell table:formula="of:=RANDBETWEEN(1;4)" office:value-type="float" office:value="1" calcext:value-type="float">
            <text:p>1</text:p>
          </table:table-cell>
          <table:table-cell table:formula="of:=&quot;('&quot;&amp;[.B237]&amp;&quot;',&quot;&amp;[.H237]&amp;&quot;,'default','default','&quot;&amp;[.C237]&amp;&quot;'),&quot;" office:value-type="string" office:string-value="('Dumb Love ',1,'default','default',' Mimi Webb')," calcext:value-type="string">
            <text:p>('Dumb Love ',1,'default','default',' Mimi Webb'),</text:p>
          </table:table-cell>
        </table:table-row>
        <table:table-row table:style-name="ro2">
          <table:table-cell office:value-type="string" calcext:value-type="string">
            <text:p><text:a xlink:href="https://www.songfacts.com/facts/halsey/easier-than-lying" xlink:type="simple">Easier Than Lying</text:a> - Halsey</text:p>
          </table:table-cell>
          <table:table-cell table:formula="of:=LEFT([.A238];(FIND(&quot;-&quot;;[.A238])-1))" office:value-type="string" office:string-value="Easier Than Lying " calcext:value-type="string">
            <text:p>Easier Than Lying </text:p>
          </table:table-cell>
          <table:table-cell table:formula="of:=SUBSTITUTE([.A238];LEFT([.A238];(FIND(&quot;-&quot;;[.A238])));&quot;&quot;)" office:value-type="string" office:string-value=" Halsey" calcext:value-type="string">
            <text:p><text:s/>Halsey</text:p>
          </table:table-cell>
          <table:table-cell table:number-columns-repeated="4"/>
          <table:table-cell table:formula="of:=RANDBETWEEN(1;4)" office:value-type="float" office:value="1" calcext:value-type="float">
            <text:p>1</text:p>
          </table:table-cell>
          <table:table-cell table:formula="of:=&quot;('&quot;&amp;[.B238]&amp;&quot;',&quot;&amp;[.H238]&amp;&quot;,'default','default','&quot;&amp;[.C238]&amp;&quot;'),&quot;" office:value-type="string" office:string-value="('Easier Than Lying ',1,'default','default',' Halsey')," calcext:value-type="string">
            <text:p>('Easier Than Lying ',1,'default','default',' Halsey'),</text:p>
          </table:table-cell>
        </table:table-row>
        <table:table-row table:style-name="ro2">
          <table:table-cell office:value-type="string" calcext:value-type="string">
            <text:p><text:a xlink:href="https://www.songfacts.com/facts/adele/easy-on-me" xlink:type="simple">Easy On Me</text:a> - Adele</text:p>
          </table:table-cell>
          <table:table-cell table:formula="of:=LEFT([.A239];(FIND(&quot;-&quot;;[.A239])-1))" office:value-type="string" office:string-value="Easy On Me " calcext:value-type="string">
            <text:p>Easy On Me </text:p>
          </table:table-cell>
          <table:table-cell table:formula="of:=SUBSTITUTE([.A239];LEFT([.A239];(FIND(&quot;-&quot;;[.A239])));&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239]&amp;&quot;',&quot;&amp;[.H239]&amp;&quot;,'default','default','&quot;&amp;[.C239]&amp;&quot;'),&quot;" office:value-type="string" office:string-value="('Easy On Me ',4,'default','default',' Adele')," calcext:value-type="string">
            <text:p>('Easy On Me ',4,'default','default',' Adele'),</text:p>
          </table:table-cell>
        </table:table-row>
        <table:table-row table:style-name="ro2">
          <table:table-cell office:value-type="string" calcext:value-type="string">
            <text:p><text:a xlink:href="https://www.songfacts.com/facts/mick-jagger/eazy-sleazy" xlink:type="simple">Eazy Sleazy</text:a> - Mick Jagger</text:p>
          </table:table-cell>
          <table:table-cell table:formula="of:=LEFT([.A240];(FIND(&quot;-&quot;;[.A240])-1))" office:value-type="string" office:string-value="Eazy Sleazy " calcext:value-type="string">
            <text:p>Eazy Sleazy </text:p>
          </table:table-cell>
          <table:table-cell table:formula="of:=SUBSTITUTE([.A240];LEFT([.A240];(FIND(&quot;-&quot;;[.A240])));&quot;&quot;)" office:value-type="string" office:string-value=" Mick Jagger" calcext:value-type="string">
            <text:p><text:s/>Mick Jagger</text:p>
          </table:table-cell>
          <table:table-cell table:number-columns-repeated="4"/>
          <table:table-cell table:formula="of:=RANDBETWEEN(1;4)" office:value-type="float" office:value="4" calcext:value-type="float">
            <text:p>4</text:p>
          </table:table-cell>
          <table:table-cell table:formula="of:=&quot;('&quot;&amp;[.B240]&amp;&quot;',&quot;&amp;[.H240]&amp;&quot;,'default','default','&quot;&amp;[.C240]&amp;&quot;'),&quot;" office:value-type="string" office:string-value="('Eazy Sleazy ',4,'default','default',' Mick Jagger')," calcext:value-type="string">
            <text:p>('Eazy Sleazy ',4,'default','default',' Mick Jagger'),</text:p>
          </table:table-cell>
        </table:table-row>
        <table:table-row table:style-name="ro2">
          <table:table-cell office:value-type="string" calcext:value-type="string">
            <text:p><text:a xlink:href="https://www.songfacts.com/facts/madison-beer/effortlessly" xlink:type="simple">Effortlessly</text:a> - Madison Beer</text:p>
          </table:table-cell>
          <table:table-cell table:formula="of:=LEFT([.A241];(FIND(&quot;-&quot;;[.A241])-1))" office:value-type="string" office:string-value="Effortlessly " calcext:value-type="string">
            <text:p>Effortlessly </text:p>
          </table:table-cell>
          <table:table-cell table:formula="of:=SUBSTITUTE([.A241];LEFT([.A241];(FIND(&quot;-&quot;;[.A241])));&quot;&quot;)" office:value-type="string" office:string-value=" Madison Beer" calcext:value-type="string">
            <text:p><text:s/>Madison Beer</text:p>
          </table:table-cell>
          <table:table-cell table:number-columns-repeated="4"/>
          <table:table-cell table:formula="of:=RANDBETWEEN(1;4)" office:value-type="float" office:value="1" calcext:value-type="float">
            <text:p>1</text:p>
          </table:table-cell>
          <table:table-cell table:formula="of:=&quot;('&quot;&amp;[.B241]&amp;&quot;',&quot;&amp;[.H241]&amp;&quot;,'default','default','&quot;&amp;[.C241]&amp;&quot;'),&quot;" office:value-type="string" office:string-value="('Effortlessly ',1,'default','default',' Madison Beer')," calcext:value-type="string">
            <text:p>('Effortlessly ',1,'default','default',' Madison Beer'),</text:p>
          </table:table-cell>
        </table:table-row>
        <table:table-row table:style-name="ro2">
          <table:table-cell office:value-type="string" calcext:value-type="string">
            <text:p><text:a xlink:href="https://www.songfacts.com/facts/katy-perry/electric" xlink:type="simple">Electric</text:a> - Katy Perry</text:p>
          </table:table-cell>
          <table:table-cell table:formula="of:=LEFT([.A242];(FIND(&quot;-&quot;;[.A242])-1))" office:value-type="string" office:string-value="Electric " calcext:value-type="string">
            <text:p>Electric </text:p>
          </table:table-cell>
          <table:table-cell table:formula="of:=SUBSTITUTE([.A242];LEFT([.A242];(FIND(&quot;-&quot;;[.A242])));&quot;&quot;)" office:value-type="string" office:string-value=" Katy Perry" calcext:value-type="string">
            <text:p><text:s/>Katy Perry</text:p>
          </table:table-cell>
          <table:table-cell table:number-columns-repeated="4"/>
          <table:table-cell table:formula="of:=RANDBETWEEN(1;4)" office:value-type="float" office:value="4" calcext:value-type="float">
            <text:p>4</text:p>
          </table:table-cell>
          <table:table-cell table:formula="of:=&quot;('&quot;&amp;[.B242]&amp;&quot;',&quot;&amp;[.H242]&amp;&quot;,'default','default','&quot;&amp;[.C242]&amp;&quot;'),&quot;" office:value-type="string" office:string-value="('Electric ',4,'default','default',' Katy Perry')," calcext:value-type="string">
            <text:p>('Electric ',4,'default','default',' Katy Perry'),</text:p>
          </table:table-cell>
        </table:table-row>
        <table:table-row table:style-name="ro2">
          <table:table-cell office:value-type="string" calcext:value-type="string">
            <text:p><text:a xlink:href="https://www.songfacts.com/facts/james-newman/embers" xlink:type="simple">Embers</text:a> - James Newman</text:p>
          </table:table-cell>
          <table:table-cell table:formula="of:=LEFT([.A243];(FIND(&quot;-&quot;;[.A243])-1))" office:value-type="string" office:string-value="Embers " calcext:value-type="string">
            <text:p>Embers </text:p>
          </table:table-cell>
          <table:table-cell table:formula="of:=SUBSTITUTE([.A243];LEFT([.A243];(FIND(&quot;-&quot;;[.A243])));&quot;&quot;)" office:value-type="string" office:string-value=" James Newman" calcext:value-type="string">
            <text:p><text:s/>James Newman</text:p>
          </table:table-cell>
          <table:table-cell table:number-columns-repeated="4"/>
          <table:table-cell table:formula="of:=RANDBETWEEN(1;4)" office:value-type="float" office:value="3" calcext:value-type="float">
            <text:p>3</text:p>
          </table:table-cell>
          <table:table-cell table:formula="of:=&quot;('&quot;&amp;[.B243]&amp;&quot;',&quot;&amp;[.H243]&amp;&quot;,'default','default','&quot;&amp;[.C243]&amp;&quot;'),&quot;" office:value-type="string" office:string-value="('Embers ',3,'default','default',' James Newman')," calcext:value-type="string">
            <text:p>('Embers ',3,'default','default',' James Newman'),</text:p>
          </table:table-cell>
        </table:table-row>
        <table:table-row table:style-name="ro3">
          <table:table-cell office:value-type="string" calcext:value-type="string">
            <text:p><text:a xlink:href="https://www.songfacts.com/facts/boom-dice-and-sola/embers" xlink:type="simple">Embers</text:a> - Boom Dice and Sola</text:p>
          </table:table-cell>
          <table:table-cell table:formula="of:=LEFT([.A244];(FIND(&quot;-&quot;;[.A244])-1))" office:value-type="string" office:string-value="Embers " calcext:value-type="string">
            <text:p>Embers </text:p>
          </table:table-cell>
          <table:table-cell table:formula="of:=SUBSTITUTE([.A244];LEFT([.A244];(FIND(&quot;-&quot;;[.A244])));&quot;&quot;)" office:value-type="string" office:string-value=" Boom Dice and Sola" calcext:value-type="string">
            <text:p><text:s/>Boom Dice and Sola</text:p>
          </table:table-cell>
          <table:table-cell table:number-columns-repeated="4"/>
          <table:table-cell table:formula="of:=RANDBETWEEN(1;4)" office:value-type="float" office:value="2" calcext:value-type="float">
            <text:p>2</text:p>
          </table:table-cell>
          <table:table-cell table:formula="of:=&quot;('&quot;&amp;[.B244]&amp;&quot;',&quot;&amp;[.H244]&amp;&quot;,'default','default','&quot;&amp;[.C244]&amp;&quot;'),&quot;" office:value-type="string" office:string-value="('Embers ',2,'default','default',' Boom Dice and Sola')," calcext:value-type="string">
            <text:p>('Embers ',2,'default','default',' Boom Dice and Sola'),</text:p>
          </table:table-cell>
        </table:table-row>
        <table:table-row table:style-name="ro2">
          <table:table-cell office:value-type="string" calcext:value-type="string">
            <text:p><text:a xlink:href="https://www.songfacts.com/facts/james-arthur/emily" xlink:type="simple">Emily</text:a> - James Arthur</text:p>
          </table:table-cell>
          <table:table-cell table:formula="of:=LEFT([.A245];(FIND(&quot;-&quot;;[.A245])-1))" office:value-type="string" office:string-value="Emily " calcext:value-type="string">
            <text:p>Emily </text:p>
          </table:table-cell>
          <table:table-cell table:formula="of:=SUBSTITUTE([.A245];LEFT([.A245];(FIND(&quot;-&quot;;[.A245])));&quot;&quot;)" office:value-type="string" office:string-value=" James Arthur" calcext:value-type="string">
            <text:p><text:s/>James Arthur</text:p>
          </table:table-cell>
          <table:table-cell table:number-columns-repeated="4"/>
          <table:table-cell table:formula="of:=RANDBETWEEN(1;4)" office:value-type="float" office:value="1" calcext:value-type="float">
            <text:p>1</text:p>
          </table:table-cell>
          <table:table-cell table:formula="of:=&quot;('&quot;&amp;[.B245]&amp;&quot;',&quot;&amp;[.H245]&amp;&quot;,'default','default','&quot;&amp;[.C245]&amp;&quot;'),&quot;" office:value-type="string" office:string-value="('Emily ',1,'default','default',' James Arthur')," calcext:value-type="string">
            <text:p>('Emily ',1,'default','default',' James Arthur'),</text:p>
          </table:table-cell>
        </table:table-row>
        <table:table-row table:style-name="ro3">
          <table:table-cell office:value-type="string" calcext:value-type="string">
            <text:p><text:a xlink:href="https://www.songfacts.com/facts/imagine-dragons/enemy" xlink:type="simple">Enemy</text:a> - Imagine Dragons</text:p>
          </table:table-cell>
          <table:table-cell table:formula="of:=LEFT([.A246];(FIND(&quot;-&quot;;[.A246])-1))" office:value-type="string" office:string-value="Enemy " calcext:value-type="string">
            <text:p>Enemy </text:p>
          </table:table-cell>
          <table:table-cell table:formula="of:=SUBSTITUTE([.A246];LEFT([.A246];(FIND(&quot;-&quot;;[.A246])));&quot;&quot;)" office:value-type="string" office:string-value=" Imagine Dragons" calcext:value-type="string">
            <text:p><text:s/>Imagine Dragons</text:p>
          </table:table-cell>
          <table:table-cell table:number-columns-repeated="4"/>
          <table:table-cell table:formula="of:=RANDBETWEEN(1;4)" office:value-type="float" office:value="4" calcext:value-type="float">
            <text:p>4</text:p>
          </table:table-cell>
          <table:table-cell table:formula="of:=&quot;('&quot;&amp;[.B246]&amp;&quot;',&quot;&amp;[.H246]&amp;&quot;,'default','default','&quot;&amp;[.C246]&amp;&quot;'),&quot;" office:value-type="string" office:string-value="('Enemy ',4,'default','default',' Imagine Dragons')," calcext:value-type="string">
            <text:p>('Enemy ',4,'default','default',' Imagine Dragons'),</text:p>
          </table:table-cell>
        </table:table-row>
        <table:table-row table:style-name="ro3">
          <table:table-cell office:value-type="string" calcext:value-type="string">
            <text:p><text:a xlink:href="https://www.songfacts.com/facts/olivia-rodrigo/enough-for-you" xlink:type="simple">Enough For You</text:a> - Olivia Rodrigo</text:p>
          </table:table-cell>
          <table:table-cell table:formula="of:=LEFT([.A247];(FIND(&quot;-&quot;;[.A247])-1))" office:value-type="string" office:string-value="Enough For You " calcext:value-type="string">
            <text:p>Enough For You </text:p>
          </table:table-cell>
          <table:table-cell table:formula="of:=SUBSTITUTE([.A247];LEFT([.A247];(FIND(&quot;-&quot;;[.A247])));&quot;&quot;)" office:value-type="string" office:string-value=" Olivia Rodrigo" calcext:value-type="string">
            <text:p><text:s/>Olivia Rodrigo</text:p>
          </table:table-cell>
          <table:table-cell table:number-columns-repeated="4"/>
          <table:table-cell table:formula="of:=RANDBETWEEN(1;4)" office:value-type="float" office:value="2" calcext:value-type="float">
            <text:p>2</text:p>
          </table:table-cell>
          <table:table-cell table:formula="of:=&quot;('&quot;&amp;[.B247]&amp;&quot;',&quot;&amp;[.H247]&amp;&quot;,'default','default','&quot;&amp;[.C247]&amp;&quot;'),&quot;" office:value-type="string" office:string-value="('Enough For You ',2,'default','default',' Olivia Rodrigo')," calcext:value-type="string">
            <text:p>('Enough For You ',2,'default','default',' Olivia Rodrigo'),</text:p>
          </table:table-cell>
        </table:table-row>
        <table:table-row table:style-name="ro1">
          <table:table-cell office:value-type="string" calcext:value-type="string">
            <text:p><text:a xlink:href="https://www.songfacts.com/facts/nas/epmd" xlink:type="simple">EPMD</text:a> - Nas</text:p>
          </table:table-cell>
          <table:table-cell table:formula="of:=LEFT([.A248];(FIND(&quot;-&quot;;[.A248])-1))" office:value-type="string" office:string-value="EPMD " calcext:value-type="string">
            <text:p>EPMD </text:p>
          </table:table-cell>
          <table:table-cell table:formula="of:=SUBSTITUTE([.A248];LEFT([.A248];(FIND(&quot;-&quot;;[.A248])));&quot;&quot;)" office:value-type="string" office:string-value=" Nas" calcext:value-type="string">
            <text:p><text:s/>Nas</text:p>
          </table:table-cell>
          <table:table-cell table:number-columns-repeated="4"/>
          <table:table-cell table:formula="of:=RANDBETWEEN(1;4)" office:value-type="float" office:value="2" calcext:value-type="float">
            <text:p>2</text:p>
          </table:table-cell>
          <table:table-cell table:formula="of:=&quot;('&quot;&amp;[.B248]&amp;&quot;',&quot;&amp;[.H248]&amp;&quot;,'default','default','&quot;&amp;[.C248]&amp;&quot;'),&quot;" office:value-type="string" office:string-value="('EPMD ',2,'default','default',' Nas')," calcext:value-type="string">
            <text:p>('EPMD ',2,'default','default',' Nas'),</text:p>
          </table:table-cell>
        </table:table-row>
        <table:table-row table:style-name="ro2">
          <table:table-cell office:value-type="string" calcext:value-type="string">
            <text:p><text:a xlink:href="https://www.songfacts.com/facts/travis-scott/escape-plan" xlink:type="simple">Escape Plan</text:a> - Travis Scott</text:p>
          </table:table-cell>
          <table:table-cell table:formula="of:=LEFT([.A249];(FIND(&quot;-&quot;;[.A249])-1))" office:value-type="string" office:string-value="Escape Plan " calcext:value-type="string">
            <text:p>Escape Plan </text:p>
          </table:table-cell>
          <table:table-cell table:formula="of:=SUBSTITUTE([.A249];LEFT([.A249];(FIND(&quot;-&quot;;[.A249])));&quot;&quot;)" office:value-type="string" office:string-value=" Travis Scott" calcext:value-type="string">
            <text:p><text:s/>Travis Scott</text:p>
          </table:table-cell>
          <table:table-cell table:number-columns-repeated="4"/>
          <table:table-cell table:formula="of:=RANDBETWEEN(1;4)" office:value-type="float" office:value="2" calcext:value-type="float">
            <text:p>2</text:p>
          </table:table-cell>
          <table:table-cell table:formula="of:=&quot;('&quot;&amp;[.B249]&amp;&quot;',&quot;&amp;[.H249]&amp;&quot;,'default','default','&quot;&amp;[.C249]&amp;&quot;'),&quot;" office:value-type="string" office:string-value="('Escape Plan ',2,'default','default',' Travis Scott')," calcext:value-type="string">
            <text:p>('Escape Plan ',2,'default','default',' Travis Scott'),</text:p>
          </table:table-cell>
        </table:table-row>
        <table:table-row table:style-name="ro3">
          <table:table-cell office:value-type="string" calcext:value-type="string">
            <text:p><text:a xlink:href="https://www.songfacts.com/facts/angels-airwaves/euphoria" xlink:type="simple">Euphoria</text:a> - Angels &amp; Airwaves</text:p>
          </table:table-cell>
          <table:table-cell table:formula="of:=LEFT([.A250];(FIND(&quot;-&quot;;[.A250])-1))" office:value-type="string" office:string-value="Euphoria " calcext:value-type="string">
            <text:p>Euphoria </text:p>
          </table:table-cell>
          <table:table-cell table:formula="of:=SUBSTITUTE([.A250];LEFT([.A250];(FIND(&quot;-&quot;;[.A250])));&quot;&quot;)" office:value-type="string" office:string-value=" Angels &amp; Airwaves" calcext:value-type="string">
            <text:p><text:s/>Angels &amp; Airwaves</text:p>
          </table:table-cell>
          <table:table-cell table:number-columns-repeated="4"/>
          <table:table-cell table:formula="of:=RANDBETWEEN(1;4)" office:value-type="float" office:value="3" calcext:value-type="float">
            <text:p>3</text:p>
          </table:table-cell>
          <table:table-cell table:formula="of:=&quot;('&quot;&amp;[.B250]&amp;&quot;',&quot;&amp;[.H250]&amp;&quot;,'default','default','&quot;&amp;[.C250]&amp;&quot;'),&quot;" office:value-type="string" office:string-value="('Euphoria ',3,'default','default',' Angels &amp; Airwaves')," calcext:value-type="string">
            <text:p>('Euphoria ',3,'default','default',' Angels &amp; Airwaves'),</text:p>
          </table:table-cell>
        </table:table-row>
        <table:table-row table:style-name="ro2">
          <table:table-cell office:value-type="string" calcext:value-type="string">
            <text:p><text:a xlink:href="https://www.songfacts.com/facts/dj-khaled/every-chance-i-get" xlink:type="simple">Every Chance I Get</text:a> - DJ Khaled</text:p>
          </table:table-cell>
          <table:table-cell table:formula="of:=LEFT([.A251];(FIND(&quot;-&quot;;[.A251])-1))" office:value-type="string" office:string-value="Every Chance I Get " calcext:value-type="string">
            <text:p>Every Chance I Get </text:p>
          </table:table-cell>
          <table:table-cell table:formula="of:=SUBSTITUTE([.A251];LEFT([.A251];(FIND(&quot;-&quot;;[.A251])));&quot;&quot;)" office:value-type="string" office:string-value=" DJ Khaled" calcext:value-type="string">
            <text:p><text:s/>DJ Khaled</text:p>
          </table:table-cell>
          <table:table-cell table:number-columns-repeated="4"/>
          <table:table-cell table:formula="of:=RANDBETWEEN(1;4)" office:value-type="float" office:value="3" calcext:value-type="float">
            <text:p>3</text:p>
          </table:table-cell>
          <table:table-cell table:formula="of:=&quot;('&quot;&amp;[.B251]&amp;&quot;',&quot;&amp;[.H251]&amp;&quot;,'default','default','&quot;&amp;[.C251]&amp;&quot;'),&quot;" office:value-type="string" office:string-value="('Every Chance I Get ',3,'default','default',' DJ Khaled')," calcext:value-type="string">
            <text:p>('Every Chance I Get ',3,'default','default',' DJ Khaled'),</text:p>
          </table:table-cell>
        </table:table-row>
        <table:table-row table:style-name="ro2">
          <table:table-cell office:value-type="string" calcext:value-type="string">
            <text:p><text:a xlink:href="https://www.songfacts.com/facts/billie-eilish/everybody-dies" xlink:type="simple">Everybody Dies</text:a> - Billie Eilish</text:p>
          </table:table-cell>
          <table:table-cell table:formula="of:=LEFT([.A252];(FIND(&quot;-&quot;;[.A252])-1))" office:value-type="string" office:string-value="Everybody Dies " calcext:value-type="string">
            <text:p>Everybody Dies </text:p>
          </table:table-cell>
          <table:table-cell table:formula="of:=SUBSTITUTE([.A252];LEFT([.A252];(FIND(&quot;-&quot;;[.A252])));&quot;&quot;)" office:value-type="string" office:string-value=" Billie Eilish" calcext:value-type="string">
            <text:p><text:s/>Billie Eilish</text:p>
          </table:table-cell>
          <table:table-cell table:number-columns-repeated="4"/>
          <table:table-cell table:formula="of:=RANDBETWEEN(1;4)" office:value-type="float" office:value="2" calcext:value-type="float">
            <text:p>2</text:p>
          </table:table-cell>
          <table:table-cell table:formula="of:=&quot;('&quot;&amp;[.B252]&amp;&quot;',&quot;&amp;[.H252]&amp;&quot;,'default','default','&quot;&amp;[.C252]&amp;&quot;'),&quot;" office:value-type="string" office:string-value="('Everybody Dies ',2,'default','default',' Billie Eilish')," calcext:value-type="string">
            <text:p>('Everybody Dies ',2,'default','default',' Billie Eilish'),</text:p>
          </table:table-cell>
        </table:table-row>
        <table:table-row table:style-name="ro3">
          <table:table-cell office:value-type="string" calcext:value-type="string">
            <text:p><text:a xlink:href="https://www.songfacts.com/facts/a-day-to-remember/everything-we-need" xlink:type="simple">Everything We Need</text:a> - A Day to Remember</text:p>
          </table:table-cell>
          <table:table-cell table:formula="of:=LEFT([.A253];(FIND(&quot;-&quot;;[.A253])-1))" office:value-type="string" office:string-value="Everything We Need " calcext:value-type="string">
            <text:p>Everything We Need </text:p>
          </table:table-cell>
          <table:table-cell table:formula="of:=SUBSTITUTE([.A253];LEFT([.A253];(FIND(&quot;-&quot;;[.A253])));&quot;&quot;)" office:value-type="string" office:string-value=" A Day to Remember" calcext:value-type="string">
            <text:p><text:s/>A Day to Remember</text:p>
          </table:table-cell>
          <table:table-cell table:number-columns-repeated="4"/>
          <table:table-cell table:formula="of:=RANDBETWEEN(1;4)" office:value-type="float" office:value="4" calcext:value-type="float">
            <text:p>4</text:p>
          </table:table-cell>
          <table:table-cell table:formula="of:=&quot;('&quot;&amp;[.B253]&amp;&quot;',&quot;&amp;[.H253]&amp;&quot;,'default','default','&quot;&amp;[.C253]&amp;&quot;'),&quot;" office:value-type="string" office:string-value="('Everything We Need ',4,'default','default',' A Day to Remember')," calcext:value-type="string">
            <text:p>('Everything We Need ',4,'default','default',' A Day to Remember'),</text:p>
          </table:table-cell>
        </table:table-row>
        <table:table-row table:style-name="ro3">
          <table:table-cell office:value-type="string" calcext:value-type="string">
            <text:p><text:a xlink:href="https://www.songfacts.com/facts/summer-walker/ex-for-a-reason" xlink:type="simple">Ex For A Reason</text:a> - Summer Walker</text:p>
          </table:table-cell>
          <table:table-cell table:formula="of:=LEFT([.A254];(FIND(&quot;-&quot;;[.A254])-1))" office:value-type="string" office:string-value="Ex For A Reason " calcext:value-type="string">
            <text:p>Ex For A Reason </text:p>
          </table:table-cell>
          <table:table-cell table:formula="of:=SUBSTITUTE([.A254];LEFT([.A254];(FIND(&quot;-&quot;;[.A254])));&quot;&quot;)" office:value-type="string" office:string-value=" Summer Walker" calcext:value-type="string">
            <text:p><text:s/>Summer Walker</text:p>
          </table:table-cell>
          <table:table-cell table:number-columns-repeated="4"/>
          <table:table-cell table:formula="of:=RANDBETWEEN(1;4)" office:value-type="float" office:value="3" calcext:value-type="float">
            <text:p>3</text:p>
          </table:table-cell>
          <table:table-cell table:formula="of:=&quot;('&quot;&amp;[.B254]&amp;&quot;',&quot;&amp;[.H254]&amp;&quot;,'default','default','&quot;&amp;[.C254]&amp;&quot;'),&quot;" office:value-type="string" office:string-value="('Ex For A Reason ',3,'default','default',' Summer Walker')," calcext:value-type="string">
            <text:p>('Ex For A Reason ',3,'default','default',' Summer Walker'),</text:p>
          </table:table-cell>
        </table:table-row>
        <table:table-row table:style-name="ro2">
          <table:table-cell office:value-type="string" calcext:value-type="string">
            <text:p><text:a xlink:href="https://www.songfacts.com/facts/biffy-clyro/existed" xlink:type="simple">Existed</text:a> - Biffy Clyro</text:p>
          </table:table-cell>
          <table:table-cell table:formula="of:=LEFT([.A255];(FIND(&quot;-&quot;;[.A255])-1))" office:value-type="string" office:string-value="Existed " calcext:value-type="string">
            <text:p>Existed </text:p>
          </table:table-cell>
          <table:table-cell table:formula="of:=SUBSTITUTE([.A255];LEFT([.A255];(FIND(&quot;-&quot;;[.A255])));&quot;&quot;)" office:value-type="string" office:string-value=" Biffy Clyro" calcext:value-type="string">
            <text:p><text:s/>Biffy Clyro</text:p>
          </table:table-cell>
          <table:table-cell table:number-columns-repeated="4"/>
          <table:table-cell table:formula="of:=RANDBETWEEN(1;4)" office:value-type="float" office:value="3" calcext:value-type="float">
            <text:p>3</text:p>
          </table:table-cell>
          <table:table-cell table:formula="of:=&quot;('&quot;&amp;[.B255]&amp;&quot;',&quot;&amp;[.H255]&amp;&quot;,'default','default','&quot;&amp;[.C255]&amp;&quot;'),&quot;" office:value-type="string" office:string-value="('Existed ',3,'default','default',' Biffy Clyro')," calcext:value-type="string">
            <text:p>('Existed ',3,'default','default',' Biffy Clyro'),</text:p>
          </table:table-cell>
        </table:table-row>
        <table:table-row table:style-name="ro2">
          <table:table-cell office:value-type="string" calcext:value-type="string">
            <text:p><text:a xlink:href="https://www.songfacts.com/facts/arab-strap/fable-of-the-urban-fox" xlink:type="simple">Fable Of The Urban Fox</text:a> - Arab Strap</text:p>
          </table:table-cell>
          <table:table-cell table:formula="of:=LEFT([.A256];(FIND(&quot;-&quot;;[.A256])-1))" office:value-type="string" office:string-value="Fable Of The Urban Fox " calcext:value-type="string">
            <text:p>Fable Of The Urban Fox </text:p>
          </table:table-cell>
          <table:table-cell table:formula="of:=SUBSTITUTE([.A256];LEFT([.A256];(FIND(&quot;-&quot;;[.A256])));&quot;&quot;)" office:value-type="string" office:string-value=" Arab Strap" calcext:value-type="string">
            <text:p><text:s/>Arab Strap</text:p>
          </table:table-cell>
          <table:table-cell table:number-columns-repeated="4"/>
          <table:table-cell table:formula="of:=RANDBETWEEN(1;4)" office:value-type="float" office:value="1" calcext:value-type="float">
            <text:p>1</text:p>
          </table:table-cell>
          <table:table-cell table:formula="of:=&quot;('&quot;&amp;[.B256]&amp;&quot;',&quot;&amp;[.H256]&amp;&quot;,'default','default','&quot;&amp;[.C256]&amp;&quot;'),&quot;" office:value-type="string" office:string-value="('Fable Of The Urban Fox ',1,'default','default',' Arab Strap')," calcext:value-type="string">
            <text:p>('Fable Of The Urban Fox ',1,'default','default',' Arab Strap'),</text:p>
          </table:table-cell>
        </table:table-row>
        <table:table-row table:style-name="ro3">
          <table:table-cell office:value-type="string" calcext:value-type="string">
            <text:p><text:a xlink:href="https://www.songfacts.com/facts/the-connells/fading-in-hardy" xlink:type="simple">Fading In (Hardy)</text:a> - The Connells</text:p>
          </table:table-cell>
          <table:table-cell table:formula="of:=LEFT([.A257];(FIND(&quot;-&quot;;[.A257])-1))" office:value-type="string" office:string-value="Fading In (Hardy) " calcext:value-type="string">
            <text:p>Fading In (Hardy) </text:p>
          </table:table-cell>
          <table:table-cell table:formula="of:=SUBSTITUTE([.A257];LEFT([.A257];(FIND(&quot;-&quot;;[.A257])));&quot;&quot;)" office:value-type="string" office:string-value=" The Connells" calcext:value-type="string">
            <text:p><text:s/>The Connells</text:p>
          </table:table-cell>
          <table:table-cell table:number-columns-repeated="4"/>
          <table:table-cell table:formula="of:=RANDBETWEEN(1;4)" office:value-type="float" office:value="2" calcext:value-type="float">
            <text:p>2</text:p>
          </table:table-cell>
          <table:table-cell table:formula="of:=&quot;('&quot;&amp;[.B257]&amp;&quot;',&quot;&amp;[.H257]&amp;&quot;,'default','default','&quot;&amp;[.C257]&amp;&quot;'),&quot;" office:value-type="string" office:string-value="('Fading In (Hardy) ',2,'default','default',' The Connells')," calcext:value-type="string">
            <text:p>('Fading In (Hardy) ',2,'default','default',' The Connells'),</text:p>
          </table:table-cell>
        </table:table-row>
        <table:table-row table:style-name="ro2">
          <table:table-cell office:value-type="string" calcext:value-type="string">
            <text:p><text:a xlink:href="https://www.songfacts.com/facts/john-splithoff/fahrenheit" xlink:type="simple">Fahrenheit</text:a> - John Splithoff</text:p>
          </table:table-cell>
          <table:table-cell table:formula="of:=LEFT([.A258];(FIND(&quot;-&quot;;[.A258])-1))" office:value-type="string" office:string-value="Fahrenheit " calcext:value-type="string">
            <text:p>Fahrenheit </text:p>
          </table:table-cell>
          <table:table-cell table:formula="of:=SUBSTITUTE([.A258];LEFT([.A258];(FIND(&quot;-&quot;;[.A258])));&quot;&quot;)" office:value-type="string" office:string-value=" John Splithoff" calcext:value-type="string">
            <text:p><text:s/>John Splithoff</text:p>
          </table:table-cell>
          <table:table-cell table:number-columns-repeated="4"/>
          <table:table-cell table:formula="of:=RANDBETWEEN(1;4)" office:value-type="float" office:value="2" calcext:value-type="float">
            <text:p>2</text:p>
          </table:table-cell>
          <table:table-cell table:formula="of:=&quot;('&quot;&amp;[.B258]&amp;&quot;',&quot;&amp;[.H258]&amp;&quot;,'default','default','&quot;&amp;[.C258]&amp;&quot;'),&quot;" office:value-type="string" office:string-value="('Fahrenheit ',2,'default','default',' John Splithoff')," calcext:value-type="string">
            <text:p>('Fahrenheit ',2,'default','default',' John Splithoff'),</text:p>
          </table:table-cell>
        </table:table-row>
        <table:table-row table:style-name="ro2">
          <table:table-cell office:value-type="string" calcext:value-type="string">
            <text:p><text:a xlink:href="https://www.songfacts.com/facts/paul-weller/failed" xlink:type="simple">Failed</text:a> - Paul Weller</text:p>
          </table:table-cell>
          <table:table-cell table:formula="of:=LEFT([.A259];(FIND(&quot;-&quot;;[.A259])-1))" office:value-type="string" office:string-value="Failed " calcext:value-type="string">
            <text:p>Failed </text:p>
          </table:table-cell>
          <table:table-cell table:formula="of:=SUBSTITUTE([.A259];LEFT([.A259];(FIND(&quot;-&quot;;[.A259])));&quot;&quot;)" office:value-type="string" office:string-value=" Paul Weller" calcext:value-type="string">
            <text:p><text:s/>Paul Weller</text:p>
          </table:table-cell>
          <table:table-cell table:number-columns-repeated="4"/>
          <table:table-cell table:formula="of:=RANDBETWEEN(1;4)" office:value-type="float" office:value="3" calcext:value-type="float">
            <text:p>3</text:p>
          </table:table-cell>
          <table:table-cell table:formula="of:=&quot;('&quot;&amp;[.B259]&amp;&quot;',&quot;&amp;[.H259]&amp;&quot;,'default','default','&quot;&amp;[.C259]&amp;&quot;'),&quot;" office:value-type="string" office:string-value="('Failed ',3,'default','default',' Paul Weller')," calcext:value-type="string">
            <text:p>('Failed ',3,'default','default',' Paul Weller'),</text:p>
          </table:table-cell>
        </table:table-row>
        <table:table-row table:style-name="ro2">
          <table:table-cell office:value-type="string" calcext:value-type="string">
            <text:p><text:a xlink:href="https://www.songfacts.com/facts/drake/fair-trade" xlink:type="simple">Fair Trade</text:a> - Drake</text:p>
          </table:table-cell>
          <table:table-cell table:formula="of:=LEFT([.A260];(FIND(&quot;-&quot;;[.A260])-1))" office:value-type="string" office:string-value="Fair Trade " calcext:value-type="string">
            <text:p>Fair Trade </text:p>
          </table:table-cell>
          <table:table-cell table:formula="of:=SUBSTITUTE([.A260];LEFT([.A260];(FIND(&quot;-&quot;;[.A260])));&quot;&quot;)" office:value-type="string" office:string-value=" Drake" calcext:value-type="string">
            <text:p><text:s/>Drake</text:p>
          </table:table-cell>
          <table:table-cell table:number-columns-repeated="4"/>
          <table:table-cell table:formula="of:=RANDBETWEEN(1;4)" office:value-type="float" office:value="4" calcext:value-type="float">
            <text:p>4</text:p>
          </table:table-cell>
          <table:table-cell table:formula="of:=&quot;('&quot;&amp;[.B260]&amp;&quot;',&quot;&amp;[.H260]&amp;&quot;,'default','default','&quot;&amp;[.C260]&amp;&quot;'),&quot;" office:value-type="string" office:string-value="('Fair Trade ',4,'default','default',' Drake')," calcext:value-type="string">
            <text:p>('Fair Trade ',4,'default','default',' Drake'),</text:p>
          </table:table-cell>
        </table:table-row>
        <table:table-row table:style-name="ro2">
          <table:table-cell office:value-type="string" calcext:value-type="string">
            <text:p><text:a xlink:href="https://www.songfacts.com/facts/lorde/fallen-fruit" xlink:type="simple">Fallen Fruit</text:a> - Lorde</text:p>
          </table:table-cell>
          <table:table-cell table:formula="of:=LEFT([.A261];(FIND(&quot;-&quot;;[.A261])-1))" office:value-type="string" office:string-value="Fallen Fruit " calcext:value-type="string">
            <text:p>Fallen Fruit </text:p>
          </table:table-cell>
          <table:table-cell table:formula="of:=SUBSTITUTE([.A261];LEFT([.A261];(FIND(&quot;-&quot;;[.A261])));&quot;&quot;)" office:value-type="string" office:string-value=" Lorde" calcext:value-type="string">
            <text:p><text:s/>Lorde</text:p>
          </table:table-cell>
          <table:table-cell table:number-columns-repeated="4"/>
          <table:table-cell table:formula="of:=RANDBETWEEN(1;4)" office:value-type="float" office:value="1" calcext:value-type="float">
            <text:p>1</text:p>
          </table:table-cell>
          <table:table-cell table:formula="of:=&quot;('&quot;&amp;[.B261]&amp;&quot;',&quot;&amp;[.H261]&amp;&quot;,'default','default','&quot;&amp;[.C261]&amp;&quot;'),&quot;" office:value-type="string" office:string-value="('Fallen Fruit ',1,'default','default',' Lorde')," calcext:value-type="string">
            <text:p>('Fallen Fruit ',1,'default','default',' Lorde'),</text:p>
          </table:table-cell>
        </table:table-row>
        <table:table-row table:style-name="ro2">
          <table:table-cell office:value-type="string" calcext:value-type="string">
            <text:p><text:a xlink:href="https://www.songfacts.com/facts/baby-keem/family-ties" xlink:type="simple">Family Ties</text:a> - Baby Keem</text:p>
          </table:table-cell>
          <table:table-cell table:formula="of:=LEFT([.A262];(FIND(&quot;-&quot;;[.A262])-1))" office:value-type="string" office:string-value="Family Ties " calcext:value-type="string">
            <text:p>Family Ties </text:p>
          </table:table-cell>
          <table:table-cell table:formula="of:=SUBSTITUTE([.A262];LEFT([.A262];(FIND(&quot;-&quot;;[.A262])));&quot;&quot;)" office:value-type="string" office:string-value=" Baby Keem" calcext:value-type="string">
            <text:p><text:s/>Baby Keem</text:p>
          </table:table-cell>
          <table:table-cell table:number-columns-repeated="4"/>
          <table:table-cell table:formula="of:=RANDBETWEEN(1;4)" office:value-type="float" office:value="3" calcext:value-type="float">
            <text:p>3</text:p>
          </table:table-cell>
          <table:table-cell table:formula="of:=&quot;('&quot;&amp;[.B262]&amp;&quot;',&quot;&amp;[.H262]&amp;&quot;,'default','default','&quot;&amp;[.C262]&amp;&quot;'),&quot;" office:value-type="string" office:string-value="('Family Ties ',3,'default','default',' Baby Keem')," calcext:value-type="string">
            <text:p>('Family Ties ',3,'default','default',' Baby Keem'),</text:p>
          </table:table-cell>
        </table:table-row>
        <table:table-row table:style-name="ro2">
          <table:table-cell office:value-type="string" calcext:value-type="string">
            <text:p><text:a xlink:href="https://www.songfacts.com/facts/james-blake/famous-last-words" xlink:type="simple">Famous Last Words</text:a> - James Blake</text:p>
          </table:table-cell>
          <table:table-cell table:formula="of:=LEFT([.A263];(FIND(&quot;-&quot;;[.A263])-1))" office:value-type="string" office:string-value="Famous Last Words " calcext:value-type="string">
            <text:p>Famous Last Words </text:p>
          </table:table-cell>
          <table:table-cell table:formula="of:=SUBSTITUTE([.A263];LEFT([.A263];(FIND(&quot;-&quot;;[.A263])));&quot;&quot;)" office:value-type="string" office:string-value=" James Blake" calcext:value-type="string">
            <text:p><text:s/>James Blake</text:p>
          </table:table-cell>
          <table:table-cell table:number-columns-repeated="4"/>
          <table:table-cell table:formula="of:=RANDBETWEEN(1;4)" office:value-type="float" office:value="3" calcext:value-type="float">
            <text:p>3</text:p>
          </table:table-cell>
          <table:table-cell table:formula="of:=&quot;('&quot;&amp;[.B263]&amp;&quot;',&quot;&amp;[.H263]&amp;&quot;,'default','default','&quot;&amp;[.C263]&amp;&quot;'),&quot;" office:value-type="string" office:string-value="('Famous Last Words ',3,'default','default',' James Blake')," calcext:value-type="string">
            <text:p>('Famous Last Words ',3,'default','default',' James Blake'),</text:p>
          </table:table-cell>
        </table:table-row>
        <table:table-row table:style-name="ro2">
          <table:table-cell office:value-type="string" calcext:value-type="string">
            <text:p><text:a xlink:href="https://www.songfacts.com/facts/walker-hayes/fancy-like" xlink:type="simple">Fancy Like</text:a> - Walker Hayes</text:p>
          </table:table-cell>
          <table:table-cell table:formula="of:=LEFT([.A264];(FIND(&quot;-&quot;;[.A264])-1))" office:value-type="string" office:string-value="Fancy Like " calcext:value-type="string">
            <text:p>Fancy Like </text:p>
          </table:table-cell>
          <table:table-cell table:formula="of:=SUBSTITUTE([.A264];LEFT([.A264];(FIND(&quot;-&quot;;[.A264])));&quot;&quot;)" office:value-type="string" office:string-value=" Walker Hayes" calcext:value-type="string">
            <text:p><text:s/>Walker Hayes</text:p>
          </table:table-cell>
          <table:table-cell table:number-columns-repeated="4"/>
          <table:table-cell table:formula="of:=RANDBETWEEN(1;4)" office:value-type="float" office:value="2" calcext:value-type="float">
            <text:p>2</text:p>
          </table:table-cell>
          <table:table-cell table:formula="of:=&quot;('&quot;&amp;[.B264]&amp;&quot;',&quot;&amp;[.H264]&amp;&quot;,'default','default','&quot;&amp;[.C264]&amp;&quot;'),&quot;" office:value-type="string" office:string-value="('Fancy Like ',2,'default','default',' Walker Hayes')," calcext:value-type="string">
            <text:p>('Fancy Like ',2,'default','default',' Walker Hayes'),</text:p>
          </table:table-cell>
        </table:table-row>
        <table:table-row table:style-name="ro2">
          <table:table-cell office:value-type="string" calcext:value-type="string">
            <text:p><text:a xlink:href="https://www.songfacts.com/facts/paul-weller/fat-pop" xlink:type="simple">Fat Pop</text:a> - Paul Weller</text:p>
          </table:table-cell>
          <table:table-cell table:formula="of:=LEFT([.A265];(FIND(&quot;-&quot;;[.A265])-1))" office:value-type="string" office:string-value="Fat Pop " calcext:value-type="string">
            <text:p>Fat Pop </text:p>
          </table:table-cell>
          <table:table-cell table:formula="of:=SUBSTITUTE([.A265];LEFT([.A265];(FIND(&quot;-&quot;;[.A265])));&quot;&quot;)" office:value-type="string" office:string-value=" Paul Weller" calcext:value-type="string">
            <text:p><text:s/>Paul Weller</text:p>
          </table:table-cell>
          <table:table-cell table:number-columns-repeated="4"/>
          <table:table-cell table:formula="of:=RANDBETWEEN(1;4)" office:value-type="float" office:value="4" calcext:value-type="float">
            <text:p>4</text:p>
          </table:table-cell>
          <table:table-cell table:formula="of:=&quot;('&quot;&amp;[.B265]&amp;&quot;',&quot;&amp;[.H265]&amp;&quot;,'default','default','&quot;&amp;[.C265]&amp;&quot;'),&quot;" office:value-type="string" office:string-value="('Fat Pop ',4,'default','default',' Paul Weller')," calcext:value-type="string">
            <text:p>('Fat Pop ',4,'default','default',' Paul Weller'),</text:p>
          </table:table-cell>
        </table:table-row>
        <table:table-row table:style-name="ro3">
          <table:table-cell office:value-type="string" calcext:value-type="string">
            <text:p><text:a xlink:href="https://www.songfacts.com/facts/olivia-rodrigo/favorite-crime" xlink:type="simple">Favorite Crime</text:a> - Olivia Rodrigo</text:p>
          </table:table-cell>
          <table:table-cell table:formula="of:=LEFT([.A266];(FIND(&quot;-&quot;;[.A266])-1))" office:value-type="string" office:string-value="Favorite Crime " calcext:value-type="string">
            <text:p>Favorite Crime </text:p>
          </table:table-cell>
          <table:table-cell table:formula="of:=SUBSTITUTE([.A266];LEFT([.A266];(FIND(&quot;-&quot;;[.A266])));&quot;&quot;)" office:value-type="string" office:string-value=" Olivia Rodrigo" calcext:value-type="string">
            <text:p><text:s/>Olivia Rodrigo</text:p>
          </table:table-cell>
          <table:table-cell table:number-columns-repeated="4"/>
          <table:table-cell table:formula="of:=RANDBETWEEN(1;4)" office:value-type="float" office:value="2" calcext:value-type="float">
            <text:p>2</text:p>
          </table:table-cell>
          <table:table-cell table:formula="of:=&quot;('&quot;&amp;[.B266]&amp;&quot;',&quot;&amp;[.H266]&amp;&quot;,'default','default','&quot;&amp;[.C266]&amp;&quot;'),&quot;" office:value-type="string" office:string-value="('Favorite Crime ',2,'default','default',' Olivia Rodrigo')," calcext:value-type="string">
            <text:p>('Favorite Crime ',2,'default','default',' Olivia Rodrigo'),</text:p>
          </table:table-cell>
        </table:table-row>
        <table:table-row table:style-name="ro5">
          <table:table-cell office:value-type="string" calcext:value-type="string">
            <text:p>Feather In The Wind - Blackmores Night</text:p>
          </table:table-cell>
          <table:table-cell table:formula="of:=LEFT([.A267];(FIND(&quot;-&quot;;[.A267])-1))" office:value-type="string" office:string-value="Feather In The Wind " calcext:value-type="string">
            <text:p>Feather In The Wind </text:p>
          </table:table-cell>
          <table:table-cell table:formula="of:=SUBSTITUTE([.A267];LEFT([.A267];(FIND(&quot;-&quot;;[.A267])));&quot;&quot;)" office:value-type="string" office:string-value=" Blackmores Night" calcext:value-type="string">
            <text:p><text:s/>Blackmores Night</text:p>
          </table:table-cell>
          <table:table-cell table:number-columns-repeated="4"/>
          <table:table-cell table:formula="of:=RANDBETWEEN(1;4)" office:value-type="float" office:value="2" calcext:value-type="float">
            <text:p>2</text:p>
          </table:table-cell>
          <table:table-cell table:formula="of:=&quot;('&quot;&amp;[.B267]&amp;&quot;',&quot;&amp;[.H267]&amp;&quot;,'default','default','&quot;&amp;[.C267]&amp;&quot;'),&quot;" office:value-type="string" office:string-value="('Feather In The Wind ',2,'default','default',' Blackmores Night')," calcext:value-type="string">
            <text:p>('Feather In The Wind ',2,'default','default',' Blackmores Night'),</text:p>
          </table:table-cell>
        </table:table-row>
        <table:table-row table:style-name="ro3">
          <table:table-cell office:value-type="string" calcext:value-type="string">
            <text:p><text:a xlink:href="https://www.songfacts.com/facts/mammoth-wvh/feel" xlink:type="simple">Feel</text:a> - Mammoth WVH</text:p>
          </table:table-cell>
          <table:table-cell table:formula="of:=LEFT([.A268];(FIND(&quot;-&quot;;[.A268])-1))" office:value-type="string" office:string-value="Feel " calcext:value-type="string">
            <text:p>Feel </text:p>
          </table:table-cell>
          <table:table-cell table:formula="of:=SUBSTITUTE([.A268];LEFT([.A268];(FIND(&quot;-&quot;;[.A268])));&quot;&quot;)" office:value-type="string" office:string-value=" Mammoth WVH" calcext:value-type="string">
            <text:p><text:s/>Mammoth WVH</text:p>
          </table:table-cell>
          <table:table-cell table:number-columns-repeated="4"/>
          <table:table-cell table:formula="of:=RANDBETWEEN(1;4)" office:value-type="float" office:value="4" calcext:value-type="float">
            <text:p>4</text:p>
          </table:table-cell>
          <table:table-cell table:formula="of:=&quot;('&quot;&amp;[.B268]&amp;&quot;',&quot;&amp;[.H268]&amp;&quot;,'default','default','&quot;&amp;[.C268]&amp;&quot;'),&quot;" office:value-type="string" office:string-value="('Feel ',4,'default','default',' Mammoth WVH')," calcext:value-type="string">
            <text:p>('Feel ',4,'default','default',' Mammoth WVH'),</text:p>
          </table:table-cell>
        </table:table-row>
        <table:table-row table:style-name="ro2">
          <table:table-cell office:value-type="string" calcext:value-type="string">
            <text:p><text:a xlink:href="https://www.songfacts.com/facts/zara-larsson/fff" xlink:type="simple">FFF</text:a> - Zara Larsson</text:p>
          </table:table-cell>
          <table:table-cell table:formula="of:=LEFT([.A269];(FIND(&quot;-&quot;;[.A269])-1))" office:value-type="string" office:string-value="FFF " calcext:value-type="string">
            <text:p>FFF </text:p>
          </table:table-cell>
          <table:table-cell table:formula="of:=SUBSTITUTE([.A269];LEFT([.A269];(FIND(&quot;-&quot;;[.A269])));&quot;&quot;)" office:value-type="string" office:string-value=" Zara Larsson" calcext:value-type="string">
            <text:p><text:s/>Zara Larsson</text:p>
          </table:table-cell>
          <table:table-cell table:number-columns-repeated="4"/>
          <table:table-cell table:formula="of:=RANDBETWEEN(1;4)" office:value-type="float" office:value="1" calcext:value-type="float">
            <text:p>1</text:p>
          </table:table-cell>
          <table:table-cell table:formula="of:=&quot;('&quot;&amp;[.B269]&amp;&quot;',&quot;&amp;[.H269]&amp;&quot;,'default','default','&quot;&amp;[.C269]&amp;&quot;'),&quot;" office:value-type="string" office:string-value="('FFF ',1,'default','default',' Zara Larsson')," calcext:value-type="string">
            <text:p>('FFF ',1,'default','default',' Zara Larsson'),</text:p>
          </table:table-cell>
        </table:table-row>
        <table:table-row table:style-name="ro2">
          <table:table-cell office:value-type="string" calcext:value-type="string">
            <text:p><text:a xlink:href="https://www.songfacts.com/facts/los-legendarios/fiel" xlink:type="simple">Fiel</text:a> - Los Legendarios</text:p>
          </table:table-cell>
          <table:table-cell table:formula="of:=LEFT([.A270];(FIND(&quot;-&quot;;[.A270])-1))" office:value-type="string" office:string-value="Fiel " calcext:value-type="string">
            <text:p>Fiel </text:p>
          </table:table-cell>
          <table:table-cell table:formula="of:=SUBSTITUTE([.A270];LEFT([.A270];(FIND(&quot;-&quot;;[.A270])));&quot;&quot;)" office:value-type="string" office:string-value=" Los Legendarios" calcext:value-type="string">
            <text:p><text:s/>Los Legendarios</text:p>
          </table:table-cell>
          <table:table-cell table:number-columns-repeated="4"/>
          <table:table-cell table:formula="of:=RANDBETWEEN(1;4)" office:value-type="float" office:value="1" calcext:value-type="float">
            <text:p>1</text:p>
          </table:table-cell>
          <table:table-cell table:formula="of:=&quot;('&quot;&amp;[.B270]&amp;&quot;',&quot;&amp;[.H270]&amp;&quot;,'default','default','&quot;&amp;[.C270]&amp;&quot;'),&quot;" office:value-type="string" office:string-value="('Fiel ',1,'default','default',' Los Legendarios')," calcext:value-type="string">
            <text:p>('Fiel ',1,'default','default',' Los Legendarios'),</text:p>
          </table:table-cell>
        </table:table-row>
        <table:table-row table:style-name="ro2">
          <table:table-cell office:value-type="string" calcext:value-type="string">
            <text:p><text:a xlink:href="https://www.songfacts.com/facts/her/fight-for-you" xlink:type="simple">Fight For You</text:a> - H.E.R.</text:p>
          </table:table-cell>
          <table:table-cell table:formula="of:=LEFT([.A271];(FIND(&quot;-&quot;;[.A271])-1))" office:value-type="string" office:string-value="Fight For You " calcext:value-type="string">
            <text:p>Fight For You </text:p>
          </table:table-cell>
          <table:table-cell table:formula="of:=SUBSTITUTE([.A271];LEFT([.A271];(FIND(&quot;-&quot;;[.A271])));&quot;&quot;)" office:value-type="string" office:string-value=" H.E.R." calcext:value-type="string">
            <text:p><text:s/>H.E.R.</text:p>
          </table:table-cell>
          <table:table-cell table:number-columns-repeated="4"/>
          <table:table-cell table:formula="of:=RANDBETWEEN(1;4)" office:value-type="float" office:value="2" calcext:value-type="float">
            <text:p>2</text:p>
          </table:table-cell>
          <table:table-cell table:formula="of:=&quot;('&quot;&amp;[.B271]&amp;&quot;',&quot;&amp;[.H271]&amp;&quot;,'default','default','&quot;&amp;[.C271]&amp;&quot;'),&quot;" office:value-type="string" office:string-value="('Fight For You ',2,'default','default',' H.E.R.')," calcext:value-type="string">
            <text:p>('Fight For You ',2,'default','default',' H.E.R.'),</text:p>
          </table:table-cell>
        </table:table-row>
        <table:table-row table:style-name="ro2">
          <table:table-cell office:value-type="string" calcext:value-type="string">
            <text:p><text:a xlink:href="https://www.songfacts.com/facts/slash/fill-my-world" xlink:type="simple">Fill My World</text:a> - Slash</text:p>
          </table:table-cell>
          <table:table-cell table:formula="of:=LEFT([.A272];(FIND(&quot;-&quot;;[.A272])-1))" office:value-type="string" office:string-value="Fill My World " calcext:value-type="string">
            <text:p>Fill My World </text:p>
          </table:table-cell>
          <table:table-cell table:formula="of:=SUBSTITUTE([.A272];LEFT([.A272];(FIND(&quot;-&quot;;[.A272])));&quot;&quot;)" office:value-type="string" office:string-value=" Slash" calcext:value-type="string">
            <text:p><text:s/>Slash</text:p>
          </table:table-cell>
          <table:table-cell table:number-columns-repeated="4"/>
          <table:table-cell table:formula="of:=RANDBETWEEN(1;4)" office:value-type="float" office:value="1" calcext:value-type="float">
            <text:p>1</text:p>
          </table:table-cell>
          <table:table-cell table:formula="of:=&quot;('&quot;&amp;[.B272]&amp;&quot;',&quot;&amp;[.H272]&amp;&quot;,'default','default','&quot;&amp;[.C272]&amp;&quot;'),&quot;" office:value-type="string" office:string-value="('Fill My World ',1,'default','default',' Slash')," calcext:value-type="string">
            <text:p>('Fill My World ',1,'default','default',' Slash'),</text:p>
          </table:table-cell>
        </table:table-row>
        <table:table-row table:style-name="ro2">
          <table:table-cell office:value-type="string" calcext:value-type="string">
            <text:p><text:a xlink:href="https://www.songfacts.com/facts/chris-lane/fill-them-boots" xlink:type="simple">Fill Them Boots</text:a> - Chris Lane</text:p>
          </table:table-cell>
          <table:table-cell table:formula="of:=LEFT([.A273];(FIND(&quot;-&quot;;[.A273])-1))" office:value-type="string" office:string-value="Fill Them Boots " calcext:value-type="string">
            <text:p>Fill Them Boots </text:p>
          </table:table-cell>
          <table:table-cell table:formula="of:=SUBSTITUTE([.A273];LEFT([.A273];(FIND(&quot;-&quot;;[.A273])));&quot;&quot;)" office:value-type="string" office:string-value=" Chris Lane" calcext:value-type="string">
            <text:p><text:s/>Chris Lane</text:p>
          </table:table-cell>
          <table:table-cell table:number-columns-repeated="4"/>
          <table:table-cell table:formula="of:=RANDBETWEEN(1;4)" office:value-type="float" office:value="4" calcext:value-type="float">
            <text:p>4</text:p>
          </table:table-cell>
          <table:table-cell table:formula="of:=&quot;('&quot;&amp;[.B273]&amp;&quot;',&quot;&amp;[.H273]&amp;&quot;,'default','default','&quot;&amp;[.C273]&amp;&quot;'),&quot;" office:value-type="string" office:string-value="('Fill Them Boots ',4,'default','default',' Chris Lane')," calcext:value-type="string">
            <text:p>('Fill Them Boots ',4,'default','default',' Chris Lane'),</text:p>
          </table:table-cell>
        </table:table-row>
        <table:table-row table:style-name="ro3">
          <table:table-cell office:value-type="string" calcext:value-type="string">
            <text:p>Fillin My Cup - Hailey Whitters</text:p>
          </table:table-cell>
          <table:table-cell table:formula="of:=LEFT([.A274];(FIND(&quot;-&quot;;[.A274])-1))" office:value-type="string" office:string-value="Fillin My Cup " calcext:value-type="string">
            <text:p>Fillin My Cup </text:p>
          </table:table-cell>
          <table:table-cell table:formula="of:=SUBSTITUTE([.A274];LEFT([.A274];(FIND(&quot;-&quot;;[.A274])));&quot;&quot;)" office:value-type="string" office:string-value=" Hailey Whitters" calcext:value-type="string">
            <text:p><text:s/>Hailey Whitters</text:p>
          </table:table-cell>
          <table:table-cell table:number-columns-repeated="4"/>
          <table:table-cell table:formula="of:=RANDBETWEEN(1;4)" office:value-type="float" office:value="1" calcext:value-type="float">
            <text:p>1</text:p>
          </table:table-cell>
          <table:table-cell table:formula="of:=&quot;('&quot;&amp;[.B274]&amp;&quot;',&quot;&amp;[.H274]&amp;&quot;,'default','default','&quot;&amp;[.C274]&amp;&quot;'),&quot;" office:value-type="string" office:string-value="('Fillin My Cup ',1,'default','default',' Hailey Whitters')," calcext:value-type="string">
            <text:p>('Fillin My Cup ',1,'default','default',' Hailey Whitters'),</text:p>
          </table:table-cell>
        </table:table-row>
        <table:table-row table:style-name="ro2">
          <table:table-cell office:value-type="string" calcext:value-type="string">
            <text:p><text:a xlink:href="https://www.songfacts.com/facts/lil-durk/finesse-out-the-gang-way" xlink:type="simple">Finesse Out The Gang Way</text:a> - Lil Durk</text:p>
          </table:table-cell>
          <table:table-cell table:formula="of:=LEFT([.A275];(FIND(&quot;-&quot;;[.A275])-1))" office:value-type="string" office:string-value="Finesse Out The Gang Way " calcext:value-type="string">
            <text:p>Finesse Out The Gang Way </text:p>
          </table:table-cell>
          <table:table-cell table:formula="of:=SUBSTITUTE([.A275];LEFT([.A275];(FIND(&quot;-&quot;;[.A275])));&quot;&quot;)" office:value-type="string" office:string-value=" Lil Durk" calcext:value-type="string">
            <text:p><text:s/>Lil Durk</text:p>
          </table:table-cell>
          <table:table-cell table:number-columns-repeated="4"/>
          <table:table-cell table:formula="of:=RANDBETWEEN(1;4)" office:value-type="float" office:value="2" calcext:value-type="float">
            <text:p>2</text:p>
          </table:table-cell>
          <table:table-cell table:formula="of:=&quot;('&quot;&amp;[.B275]&amp;&quot;',&quot;&amp;[.H275]&amp;&quot;,'default','default','&quot;&amp;[.C275]&amp;&quot;'),&quot;" office:value-type="string" office:string-value="('Finesse Out The Gang Way ',2,'default','default',' Lil Durk')," calcext:value-type="string">
            <text:p>('Finesse Out The Gang Way ',2,'default','default',' Lil Durk'),</text:p>
          </table:table-cell>
        </table:table-row>
        <table:table-row table:style-name="ro2">
          <table:table-cell office:value-type="string" calcext:value-type="string">
            <text:p><text:a xlink:href="https://www.songfacts.com/facts/elton-john/finish-line" xlink:type="simple">Finish Line</text:a> - Elton John</text:p>
          </table:table-cell>
          <table:table-cell table:formula="of:=LEFT([.A276];(FIND(&quot;-&quot;;[.A276])-1))" office:value-type="string" office:string-value="Finish Line " calcext:value-type="string">
            <text:p>Finish Line </text:p>
          </table:table-cell>
          <table:table-cell table:formula="of:=SUBSTITUTE([.A276];LEFT([.A276];(FIND(&quot;-&quot;;[.A276])));&quot;&quot;)" office:value-type="string" office:string-value=" Elton John" calcext:value-type="string">
            <text:p><text:s/>Elton John</text:p>
          </table:table-cell>
          <table:table-cell table:number-columns-repeated="4"/>
          <table:table-cell table:formula="of:=RANDBETWEEN(1;4)" office:value-type="float" office:value="3" calcext:value-type="float">
            <text:p>3</text:p>
          </table:table-cell>
          <table:table-cell table:formula="of:=&quot;('&quot;&amp;[.B276]&amp;&quot;',&quot;&amp;[.H276]&amp;&quot;,'default','default','&quot;&amp;[.C276]&amp;&quot;'),&quot;" office:value-type="string" office:string-value="('Finish Line ',3,'default','default',' Elton John')," calcext:value-type="string">
            <text:p>('Finish Line ',3,'default','default',' Elton John'),</text:p>
          </table:table-cell>
        </table:table-row>
        <table:table-row table:style-name="ro2">
          <table:table-cell office:value-type="string" calcext:value-type="string">
            <text:p><text:a xlink:href="https://www.songfacts.com/facts/steve-cropper/fire-it-up" xlink:type="simple">Fire It Up</text:a> - Steve Cropper</text:p>
          </table:table-cell>
          <table:table-cell table:formula="of:=LEFT([.A277];(FIND(&quot;-&quot;;[.A277])-1))" office:value-type="string" office:string-value="Fire It Up " calcext:value-type="string">
            <text:p>Fire It Up </text:p>
          </table:table-cell>
          <table:table-cell table:formula="of:=SUBSTITUTE([.A277];LEFT([.A277];(FIND(&quot;-&quot;;[.A277])));&quot;&quot;)" office:value-type="string" office:string-value=" Steve Cropper" calcext:value-type="string">
            <text:p><text:s/>Steve Cropper</text:p>
          </table:table-cell>
          <table:table-cell table:number-columns-repeated="4"/>
          <table:table-cell table:formula="of:=RANDBETWEEN(1;4)" office:value-type="float" office:value="3" calcext:value-type="float">
            <text:p>3</text:p>
          </table:table-cell>
          <table:table-cell table:formula="of:=&quot;('&quot;&amp;[.B277]&amp;&quot;',&quot;&amp;[.H277]&amp;&quot;,'default','default','&quot;&amp;[.C277]&amp;&quot;'),&quot;" office:value-type="string" office:string-value="('Fire It Up ',3,'default','default',' Steve Cropper')," calcext:value-type="string">
            <text:p>('Fire It Up ',3,'default','default',' Steve Cropper'),</text:p>
          </table:table-cell>
        </table:table-row>
        <table:table-row table:style-name="ro2">
          <table:table-cell office:value-type="string" calcext:value-type="string">
            <text:p><text:a xlink:href="https://www.songfacts.com/facts/ed-sheeran/first-times" xlink:type="simple">First Times</text:a> - Ed Sheeran</text:p>
          </table:table-cell>
          <table:table-cell table:formula="of:=LEFT([.A278];(FIND(&quot;-&quot;;[.A278])-1))" office:value-type="string" office:string-value="First Times " calcext:value-type="string">
            <text:p>First Times </text:p>
          </table:table-cell>
          <table:table-cell table:formula="of:=SUBSTITUTE([.A278];LEFT([.A278];(FIND(&quot;-&quot;;[.A278])));&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278]&amp;&quot;',&quot;&amp;[.H278]&amp;&quot;,'default','default','&quot;&amp;[.C278]&amp;&quot;'),&quot;" office:value-type="string" office:string-value="('First Times ',4,'default','default',' Ed Sheeran')," calcext:value-type="string">
            <text:p>('First Times ',4,'default','default',' Ed Sheeran'),</text:p>
          </table:table-cell>
        </table:table-row>
        <table:table-row table:style-name="ro2">
          <table:table-cell office:value-type="string" calcext:value-type="string">
            <text:p><text:a xlink:href="https://www.songfacts.com/facts/sleaford-mods/fishcakes" xlink:type="simple">Fishcakes</text:a> - Sleaford Mods</text:p>
          </table:table-cell>
          <table:table-cell table:formula="of:=LEFT([.A279];(FIND(&quot;-&quot;;[.A279])-1))" office:value-type="string" office:string-value="Fishcakes " calcext:value-type="string">
            <text:p>Fishcakes </text:p>
          </table:table-cell>
          <table:table-cell table:formula="of:=SUBSTITUTE([.A279];LEFT([.A279];(FIND(&quot;-&quot;;[.A279])));&quot;&quot;)" office:value-type="string" office:string-value=" Sleaford Mods" calcext:value-type="string">
            <text:p><text:s/>Sleaford Mods</text:p>
          </table:table-cell>
          <table:table-cell table:number-columns-repeated="4"/>
          <table:table-cell table:formula="of:=RANDBETWEEN(1;4)" office:value-type="float" office:value="3" calcext:value-type="float">
            <text:p>3</text:p>
          </table:table-cell>
          <table:table-cell table:formula="of:=&quot;('&quot;&amp;[.B279]&amp;&quot;',&quot;&amp;[.H279]&amp;&quot;,'default','default','&quot;&amp;[.C279]&amp;&quot;'),&quot;" office:value-type="string" office:string-value="('Fishcakes ',3,'default','default',' Sleaford Mods')," calcext:value-type="string">
            <text:p>('Fishcakes ',3,'default','default',' Sleaford Mods'),</text:p>
          </table:table-cell>
        </table:table-row>
        <table:table-row table:style-name="ro2">
          <table:table-cell office:value-type="string" calcext:value-type="string">
            <text:p><text:a xlink:href="https://www.songfacts.com/facts/ernest/flower-shops" xlink:type="simple">Flower Shops</text:a> - Ernest</text:p>
          </table:table-cell>
          <table:table-cell table:formula="of:=LEFT([.A280];(FIND(&quot;-&quot;;[.A280])-1))" office:value-type="string" office:string-value="Flower Shops " calcext:value-type="string">
            <text:p>Flower Shops </text:p>
          </table:table-cell>
          <table:table-cell table:formula="of:=SUBSTITUTE([.A280];LEFT([.A280];(FIND(&quot;-&quot;;[.A280])));&quot;&quot;)" office:value-type="string" office:string-value=" Ernest" calcext:value-type="string">
            <text:p><text:s/>Ernest</text:p>
          </table:table-cell>
          <table:table-cell table:number-columns-repeated="4"/>
          <table:table-cell table:formula="of:=RANDBETWEEN(1;4)" office:value-type="float" office:value="4" calcext:value-type="float">
            <text:p>4</text:p>
          </table:table-cell>
          <table:table-cell table:formula="of:=&quot;('&quot;&amp;[.B280]&amp;&quot;',&quot;&amp;[.H280]&amp;&quot;,'default','default','&quot;&amp;[.C280]&amp;&quot;'),&quot;" office:value-type="string" office:string-value="('Flower Shops ',4,'default','default',' Ernest')," calcext:value-type="string">
            <text:p>('Flower Shops ',4,'default','default',' Ernest'),</text:p>
          </table:table-cell>
        </table:table-row>
        <table:table-row table:style-name="ro2">
          <table:table-cell office:value-type="string" calcext:value-type="string">
            <text:p><text:a xlink:href="https://www.songfacts.com/facts/arrdee/flowers-say-my-name" xlink:type="simple">Flowers (Say My Name)</text:a> - ArrDee</text:p>
          </table:table-cell>
          <table:table-cell table:formula="of:=LEFT([.A281];(FIND(&quot;-&quot;;[.A281])-1))" office:value-type="string" office:string-value="Flowers (Say My Name) " calcext:value-type="string">
            <text:p>Flowers (Say My Name) </text:p>
          </table:table-cell>
          <table:table-cell table:formula="of:=SUBSTITUTE([.A281];LEFT([.A281];(FIND(&quot;-&quot;;[.A281])));&quot;&quot;)" office:value-type="string" office:string-value=" ArrDee" calcext:value-type="string">
            <text:p><text:s/>ArrDee</text:p>
          </table:table-cell>
          <table:table-cell table:number-columns-repeated="4"/>
          <table:table-cell table:formula="of:=RANDBETWEEN(1;4)" office:value-type="float" office:value="2" calcext:value-type="float">
            <text:p>2</text:p>
          </table:table-cell>
          <table:table-cell table:formula="of:=&quot;('&quot;&amp;[.B281]&amp;&quot;',&quot;&amp;[.H281]&amp;&quot;,'default','default','&quot;&amp;[.C281]&amp;&quot;'),&quot;" office:value-type="string" office:string-value="('Flowers (Say My Name) ',2,'default','default',' ArrDee')," calcext:value-type="string">
            <text:p>('Flowers (Say My Name) ',2,'default','default',' ArrDee'),</text:p>
          </table:table-cell>
        </table:table-row>
        <table:table-row table:style-name="ro2">
          <table:table-cell office:value-type="string" calcext:value-type="string">
            <text:p><text:a xlink:href="https://www.songfacts.com/facts/tones-and-i/fly-away" xlink:type="simple">Fly Away</text:a> - Tones and I</text:p>
          </table:table-cell>
          <table:table-cell table:formula="of:=LEFT([.A282];(FIND(&quot;-&quot;;[.A282])-1))" office:value-type="string" office:string-value="Fly Away " calcext:value-type="string">
            <text:p>Fly Away </text:p>
          </table:table-cell>
          <table:table-cell table:formula="of:=SUBSTITUTE([.A282];LEFT([.A282];(FIND(&quot;-&quot;;[.A282])));&quot;&quot;)" office:value-type="string" office:string-value=" Tones and I" calcext:value-type="string">
            <text:p><text:s/>Tones and I</text:p>
          </table:table-cell>
          <table:table-cell table:number-columns-repeated="4"/>
          <table:table-cell table:formula="of:=RANDBETWEEN(1;4)" office:value-type="float" office:value="2" calcext:value-type="float">
            <text:p>2</text:p>
          </table:table-cell>
          <table:table-cell table:formula="of:=&quot;('&quot;&amp;[.B282]&amp;&quot;',&quot;&amp;[.H282]&amp;&quot;,'default','default','&quot;&amp;[.C282]&amp;&quot;'),&quot;" office:value-type="string" office:string-value="('Fly Away ',2,'default','default',' Tones and I')," calcext:value-type="string">
            <text:p>('Fly Away ',2,'default','default',' Tones and I'),</text:p>
          </table:table-cell>
        </table:table-row>
        <table:table-row table:style-name="ro4">
          <table:table-cell office:value-type="string" calcext:value-type="string">
            <text:p>Flying On The Ground - Noel Gallaghers High Flying Birds</text:p>
          </table:table-cell>
          <table:table-cell table:formula="of:=LEFT([.A283];(FIND(&quot;-&quot;;[.A283])-1))" office:value-type="string" office:string-value="Flying On The Ground " calcext:value-type="string">
            <text:p>Flying On The Ground </text:p>
          </table:table-cell>
          <table:table-cell table:formula="of:=SUBSTITUTE([.A283];LEFT([.A283];(FIND(&quot;-&quot;;[.A283])));&quot;&quot;)" office:value-type="string" office:string-value=" Noel Gallaghers High Flying Birds" calcext:value-type="string">
            <text:p><text:s/>Noel Gallaghers High Flying Birds</text:p>
          </table:table-cell>
          <table:table-cell table:number-columns-repeated="4"/>
          <table:table-cell table:formula="of:=RANDBETWEEN(1;4)" office:value-type="float" office:value="4" calcext:value-type="float">
            <text:p>4</text:p>
          </table:table-cell>
          <table:table-cell table:formula="of:=&quot;('&quot;&amp;[.B283]&amp;&quot;',&quot;&amp;[.H283]&amp;&quot;,'default','default','&quot;&amp;[.C283]&amp;&quot;'),&quot;" office:value-type="string" office:string-value="('Flying On The Ground ',4,'default','default',' Noel Gallaghers High Flying Birds')," calcext:value-type="string">
            <text:p>('Flying On The Ground ',4,'default','default',' Noel Gallaghers High Flying Birds'),</text:p>
          </table:table-cell>
        </table:table-row>
        <table:table-row table:style-name="ro2">
          <table:table-cell office:value-type="string" calcext:value-type="string">
            <text:p><text:a xlink:href="https://www.songfacts.com/facts/radiohead/follow-me-around" xlink:type="simple">Follow Me Around</text:a> - Radiohead</text:p>
          </table:table-cell>
          <table:table-cell table:formula="of:=LEFT([.A284];(FIND(&quot;-&quot;;[.A284])-1))" office:value-type="string" office:string-value="Follow Me Around " calcext:value-type="string">
            <text:p>Follow Me Around </text:p>
          </table:table-cell>
          <table:table-cell table:formula="of:=SUBSTITUTE([.A284];LEFT([.A284];(FIND(&quot;-&quot;;[.A284])));&quot;&quot;)" office:value-type="string" office:string-value=" Radiohead" calcext:value-type="string">
            <text:p><text:s/>Radiohead</text:p>
          </table:table-cell>
          <table:table-cell table:number-columns-repeated="4"/>
          <table:table-cell table:formula="of:=RANDBETWEEN(1;4)" office:value-type="float" office:value="4" calcext:value-type="float">
            <text:p>4</text:p>
          </table:table-cell>
          <table:table-cell table:formula="of:=&quot;('&quot;&amp;[.B284]&amp;&quot;',&quot;&amp;[.H284]&amp;&quot;,'default','default','&quot;&amp;[.C284]&amp;&quot;'),&quot;" office:value-type="string" office:string-value="('Follow Me Around ',4,'default','default',' Radiohead')," calcext:value-type="string">
            <text:p>('Follow Me Around ',4,'default','default',' Radiohead'),</text:p>
          </table:table-cell>
        </table:table-row>
        <table:table-row table:style-name="ro3">
          <table:table-cell office:value-type="string" calcext:value-type="string">
            <text:p><text:a xlink:href="https://www.songfacts.com/facts/imagine-dragons/follow-you" xlink:type="simple">Follow You</text:a> - Imagine Dragons</text:p>
          </table:table-cell>
          <table:table-cell table:formula="of:=LEFT([.A285];(FIND(&quot;-&quot;;[.A285])-1))" office:value-type="string" office:string-value="Follow You " calcext:value-type="string">
            <text:p>Follow You </text:p>
          </table:table-cell>
          <table:table-cell table:formula="of:=SUBSTITUTE([.A285];LEFT([.A285];(FIND(&quot;-&quot;;[.A285])));&quot;&quot;)" office:value-type="string" office:string-value=" Imagine Dragons" calcext:value-type="string">
            <text:p><text:s/>Imagine Dragons</text:p>
          </table:table-cell>
          <table:table-cell table:number-columns-repeated="4"/>
          <table:table-cell table:formula="of:=RANDBETWEEN(1;4)" office:value-type="float" office:value="3" calcext:value-type="float">
            <text:p>3</text:p>
          </table:table-cell>
          <table:table-cell table:formula="of:=&quot;('&quot;&amp;[.B285]&amp;&quot;',&quot;&amp;[.H285]&amp;&quot;,'default','default','&quot;&amp;[.C285]&amp;&quot;'),&quot;" office:value-type="string" office:string-value="('Follow You ',3,'default','default',' Imagine Dragons')," calcext:value-type="string">
            <text:p>('Follow You ',3,'default','default',' Imagine Dragons'),</text:p>
          </table:table-cell>
        </table:table-row>
        <table:table-row table:style-name="ro5">
          <table:table-cell office:value-type="string" calcext:value-type="string">
            <text:p>For Those Who Cant Be Here - Tom Walker</text:p>
          </table:table-cell>
          <table:table-cell table:formula="of:=LEFT([.A286];(FIND(&quot;-&quot;;[.A286])-1))" office:value-type="string" office:string-value="For Those Who Cant Be Here " calcext:value-type="string">
            <text:p>For Those Who Cant Be Here </text:p>
          </table:table-cell>
          <table:table-cell table:formula="of:=SUBSTITUTE([.A286];LEFT([.A286];(FIND(&quot;-&quot;;[.A286])));&quot;&quot;)" office:value-type="string" office:string-value=" Tom Walker" calcext:value-type="string">
            <text:p><text:s/>Tom Walker</text:p>
          </table:table-cell>
          <table:table-cell table:number-columns-repeated="4"/>
          <table:table-cell table:formula="of:=RANDBETWEEN(1;4)" office:value-type="float" office:value="2" calcext:value-type="float">
            <text:p>2</text:p>
          </table:table-cell>
          <table:table-cell table:formula="of:=&quot;('&quot;&amp;[.B286]&amp;&quot;',&quot;&amp;[.H286]&amp;&quot;,'default','default','&quot;&amp;[.C286]&amp;&quot;'),&quot;" office:value-type="string" office:string-value="('For Those Who Cant Be Here ',2,'default','default',' Tom Walker')," calcext:value-type="string">
            <text:p>('For Those Who Cant Be Here ',2,'default','default',' Tom Walker'),</text:p>
          </table:table-cell>
        </table:table-row>
        <table:table-row table:style-name="ro2">
          <table:table-cell office:value-type="string" calcext:value-type="string">
            <text:p><text:a xlink:href="https://www.songfacts.com/facts/giveon/for-tonight" xlink:type="simple">For Tonight</text:a> - Giveon</text:p>
          </table:table-cell>
          <table:table-cell table:formula="of:=LEFT([.A287];(FIND(&quot;-&quot;;[.A287])-1))" office:value-type="string" office:string-value="For Tonight " calcext:value-type="string">
            <text:p>For Tonight </text:p>
          </table:table-cell>
          <table:table-cell table:formula="of:=SUBSTITUTE([.A287];LEFT([.A287];(FIND(&quot;-&quot;;[.A287])));&quot;&quot;)" office:value-type="string" office:string-value=" Giveon" calcext:value-type="string">
            <text:p><text:s/>Giveon</text:p>
          </table:table-cell>
          <table:table-cell table:number-columns-repeated="4"/>
          <table:table-cell table:formula="of:=RANDBETWEEN(1;4)" office:value-type="float" office:value="4" calcext:value-type="float">
            <text:p>4</text:p>
          </table:table-cell>
          <table:table-cell table:formula="of:=&quot;('&quot;&amp;[.B287]&amp;&quot;',&quot;&amp;[.H287]&amp;&quot;,'default','default','&quot;&amp;[.C287]&amp;&quot;'),&quot;" office:value-type="string" office:string-value="('For Tonight ',4,'default','default',' Giveon')," calcext:value-type="string">
            <text:p>('For Tonight ',4,'default','default',' Giveon'),</text:p>
          </table:table-cell>
        </table:table-row>
        <table:table-row table:style-name="ro3">
          <table:table-cell office:value-type="string" calcext:value-type="string">
            <text:p><text:a xlink:href="https://www.songfacts.com/facts/gaspard-auge/force-majeure" xlink:type="simple">Force Majeure</text:a> - Gaspard Augé</text:p>
          </table:table-cell>
          <table:table-cell table:formula="of:=LEFT([.A288];(FIND(&quot;-&quot;;[.A288])-1))" office:value-type="string" office:string-value="Force Majeure " calcext:value-type="string">
            <text:p>Force Majeure </text:p>
          </table:table-cell>
          <table:table-cell table:formula="of:=SUBSTITUTE([.A288];LEFT([.A288];(FIND(&quot;-&quot;;[.A288])));&quot;&quot;)" office:value-type="string" office:string-value=" Gaspard Augé" calcext:value-type="string">
            <text:p><text:s/>Gaspard Augé</text:p>
          </table:table-cell>
          <table:table-cell table:number-columns-repeated="4"/>
          <table:table-cell table:formula="of:=RANDBETWEEN(1;4)" office:value-type="float" office:value="2" calcext:value-type="float">
            <text:p>2</text:p>
          </table:table-cell>
          <table:table-cell table:formula="of:=&quot;('&quot;&amp;[.B288]&amp;&quot;',&quot;&amp;[.H288]&amp;&quot;,'default','default','&quot;&amp;[.C288]&amp;&quot;'),&quot;" office:value-type="string" office:string-value="('Force Majeure ',2,'default','default',' Gaspard Augé')," calcext:value-type="string">
            <text:p>('Force Majeure ',2,'default','default',' Gaspard Augé'),</text:p>
          </table:table-cell>
        </table:table-row>
        <table:table-row table:style-name="ro2">
          <table:table-cell office:value-type="string" calcext:value-type="string">
            <text:p><text:a xlink:href="https://www.songfacts.com/facts/taylor-swift/forever-winter" xlink:type="simple">Forever Winter</text:a> - Taylor Swift</text:p>
          </table:table-cell>
          <table:table-cell table:formula="of:=LEFT([.A289];(FIND(&quot;-&quot;;[.A289])-1))" office:value-type="string" office:string-value="Forever Winter " calcext:value-type="string">
            <text:p>Forever Winter </text:p>
          </table:table-cell>
          <table:table-cell table:formula="of:=SUBSTITUTE([.A289];LEFT([.A289];(FIND(&quot;-&quot;;[.A289])));&quot;&quot;)" office:value-type="string" office:string-value=" Taylor Swift" calcext:value-type="string">
            <text:p><text:s/>Taylor Swift</text:p>
          </table:table-cell>
          <table:table-cell table:number-columns-repeated="4"/>
          <table:table-cell table:formula="of:=RANDBETWEEN(1;4)" office:value-type="float" office:value="3" calcext:value-type="float">
            <text:p>3</text:p>
          </table:table-cell>
          <table:table-cell table:formula="of:=&quot;('&quot;&amp;[.B289]&amp;&quot;',&quot;&amp;[.H289]&amp;&quot;,'default','default','&quot;&amp;[.C289]&amp;&quot;'),&quot;" office:value-type="string" office:string-value="('Forever Winter ',3,'default','default',' Taylor Swift')," calcext:value-type="string">
            <text:p>('Forever Winter ',3,'default','default',' Taylor Swift'),</text:p>
          </table:table-cell>
        </table:table-row>
        <table:table-row table:style-name="ro3">
          <table:table-cell office:value-type="string" calcext:value-type="string">
            <text:p><text:a xlink:href="https://www.songfacts.com/facts/jillette-johnson/forgive-her" xlink:type="simple">Forgive Her</text:a> - Jillette Johnson</text:p>
          </table:table-cell>
          <table:table-cell table:formula="of:=LEFT([.A290];(FIND(&quot;-&quot;;[.A290])-1))" office:value-type="string" office:string-value="Forgive Her " calcext:value-type="string">
            <text:p>Forgive Her </text:p>
          </table:table-cell>
          <table:table-cell table:formula="of:=SUBSTITUTE([.A290];LEFT([.A290];(FIND(&quot;-&quot;;[.A290])));&quot;&quot;)" office:value-type="string" office:string-value=" Jillette Johnson" calcext:value-type="string">
            <text:p><text:s/>Jillette Johnson</text:p>
          </table:table-cell>
          <table:table-cell table:number-columns-repeated="4"/>
          <table:table-cell table:formula="of:=RANDBETWEEN(1;4)" office:value-type="float" office:value="1" calcext:value-type="float">
            <text:p>1</text:p>
          </table:table-cell>
          <table:table-cell table:formula="of:=&quot;('&quot;&amp;[.B290]&amp;&quot;',&quot;&amp;[.H290]&amp;&quot;,'default','default','&quot;&amp;[.C290]&amp;&quot;'),&quot;" office:value-type="string" office:string-value="('Forgive Her ',1,'default','default',' Jillette Johnson')," calcext:value-type="string">
            <text:p>('Forgive Her ',1,'default','default',' Jillette Johnson'),</text:p>
          </table:table-cell>
        </table:table-row>
        <table:table-row table:style-name="ro2">
          <table:table-cell office:value-type="string" calcext:value-type="string">
            <text:p><text:a xlink:href="https://www.songfacts.com/facts/drake/fountains" xlink:type="simple">Fountains</text:a> - Drake</text:p>
          </table:table-cell>
          <table:table-cell table:formula="of:=LEFT([.A291];(FIND(&quot;-&quot;;[.A291])-1))" office:value-type="string" office:string-value="Fountains " calcext:value-type="string">
            <text:p>Fountains </text:p>
          </table:table-cell>
          <table:table-cell table:formula="of:=SUBSTITUTE([.A291];LEFT([.A291];(FIND(&quot;-&quot;;[.A291])));&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291]&amp;&quot;',&quot;&amp;[.H291]&amp;&quot;,'default','default','&quot;&amp;[.C291]&amp;&quot;'),&quot;" office:value-type="string" office:string-value="('Fountains ',3,'default','default',' Drake')," calcext:value-type="string">
            <text:p>('Fountains ',3,'default','default',' Drake'),</text:p>
          </table:table-cell>
        </table:table-row>
        <table:table-row table:style-name="ro2">
          <table:table-cell office:value-type="string" calcext:value-type="string">
            <text:p><text:a xlink:href="https://www.songfacts.com/facts/justin-bieber/freedom" xlink:type="simple">Freedom</text:a> - Justin Bieber</text:p>
          </table:table-cell>
          <table:table-cell table:formula="of:=LEFT([.A292];(FIND(&quot;-&quot;;[.A292])-1))" office:value-type="string" office:string-value="Freedom " calcext:value-type="string">
            <text:p>Freedom </text:p>
          </table:table-cell>
          <table:table-cell table:formula="of:=SUBSTITUTE([.A292];LEFT([.A292];(FIND(&quot;-&quot;;[.A292])));&quot;&quot;)" office:value-type="string" office:string-value=" Justin Bieber" calcext:value-type="string">
            <text:p><text:s/>Justin Bieber</text:p>
          </table:table-cell>
          <table:table-cell table:number-columns-repeated="4"/>
          <table:table-cell table:formula="of:=RANDBETWEEN(1;4)" office:value-type="float" office:value="3" calcext:value-type="float">
            <text:p>3</text:p>
          </table:table-cell>
          <table:table-cell table:formula="of:=&quot;('&quot;&amp;[.B292]&amp;&quot;',&quot;&amp;[.H292]&amp;&quot;,'default','default','&quot;&amp;[.C292]&amp;&quot;'),&quot;" office:value-type="string" office:string-value="('Freedom ',3,'default','default',' Justin Bieber')," calcext:value-type="string">
            <text:p>('Freedom ',3,'default','default',' Justin Bieber'),</text:p>
          </table:table-cell>
        </table:table-row>
        <table:table-row table:style-name="ro2">
          <table:table-cell office:value-type="string" calcext:value-type="string">
            <text:p><text:a xlink:href="https://www.songfacts.com/facts/jon-batiste/freedom" xlink:type="simple">Freedom</text:a> - Jon Batiste</text:p>
          </table:table-cell>
          <table:table-cell table:formula="of:=LEFT([.A293];(FIND(&quot;-&quot;;[.A293])-1))" office:value-type="string" office:string-value="Freedom " calcext:value-type="string">
            <text:p>Freedom </text:p>
          </table:table-cell>
          <table:table-cell table:formula="of:=SUBSTITUTE([.A293];LEFT([.A293];(FIND(&quot;-&quot;;[.A293])));&quot;&quot;)" office:value-type="string" office:string-value=" Jon Batiste" calcext:value-type="string">
            <text:p><text:s/>Jon Batiste</text:p>
          </table:table-cell>
          <table:table-cell table:number-columns-repeated="4"/>
          <table:table-cell table:formula="of:=RANDBETWEEN(1;4)" office:value-type="float" office:value="3" calcext:value-type="float">
            <text:p>3</text:p>
          </table:table-cell>
          <table:table-cell table:formula="of:=&quot;('&quot;&amp;[.B293]&amp;&quot;',&quot;&amp;[.H293]&amp;&quot;,'default','default','&quot;&amp;[.C293]&amp;&quot;'),&quot;" office:value-type="string" office:string-value="('Freedom ',3,'default','default',' Jon Batiste')," calcext:value-type="string">
            <text:p>('Freedom ',3,'default','default',' Jon Batiste'),</text:p>
          </table:table-cell>
        </table:table-row>
        <table:table-row table:style-name="ro1">
          <table:table-cell office:value-type="string" calcext:value-type="string">
            <text:p><text:a xlink:href="https://www.songfacts.com/facts/riton/friday" xlink:type="simple">Friday</text:a> - Riton</text:p>
          </table:table-cell>
          <table:table-cell table:formula="of:=LEFT([.A294];(FIND(&quot;-&quot;;[.A294])-1))" office:value-type="string" office:string-value="Friday " calcext:value-type="string">
            <text:p>Friday </text:p>
          </table:table-cell>
          <table:table-cell table:formula="of:=SUBSTITUTE([.A294];LEFT([.A294];(FIND(&quot;-&quot;;[.A294])));&quot;&quot;)" office:value-type="string" office:string-value=" Riton" calcext:value-type="string">
            <text:p><text:s/>Riton</text:p>
          </table:table-cell>
          <table:table-cell table:number-columns-repeated="4"/>
          <table:table-cell table:formula="of:=RANDBETWEEN(1;4)" office:value-type="float" office:value="1" calcext:value-type="float">
            <text:p>1</text:p>
          </table:table-cell>
          <table:table-cell table:formula="of:=&quot;('&quot;&amp;[.B294]&amp;&quot;',&quot;&amp;[.H294]&amp;&quot;,'default','default','&quot;&amp;[.C294]&amp;&quot;'),&quot;" office:value-type="string" office:string-value="('Friday ',1,'default','default',' Riton')," calcext:value-type="string">
            <text:p>('Friday ',1,'default','default',' Riton'),</text:p>
          </table:table-cell>
        </table:table-row>
        <table:table-row table:style-name="ro2">
          <table:table-cell office:value-type="string" calcext:value-type="string">
            <text:p><text:a xlink:href="https://www.songfacts.com/facts/polo-g/gang-gang" xlink:type="simple">Gang Gang</text:a> - Polo G</text:p>
          </table:table-cell>
          <table:table-cell table:formula="of:=LEFT([.A295];(FIND(&quot;-&quot;;[.A295])-1))" office:value-type="string" office:string-value="Gang Gang " calcext:value-type="string">
            <text:p>Gang Gang </text:p>
          </table:table-cell>
          <table:table-cell table:formula="of:=SUBSTITUTE([.A295];LEFT([.A295];(FIND(&quot;-&quot;;[.A295])));&quot;&quot;)" office:value-type="string" office:string-value=" Polo G" calcext:value-type="string">
            <text:p><text:s/>Polo G</text:p>
          </table:table-cell>
          <table:table-cell table:number-columns-repeated="4"/>
          <table:table-cell table:formula="of:=RANDBETWEEN(1;4)" office:value-type="float" office:value="4" calcext:value-type="float">
            <text:p>4</text:p>
          </table:table-cell>
          <table:table-cell table:formula="of:=&quot;('&quot;&amp;[.B295]&amp;&quot;',&quot;&amp;[.H295]&amp;&quot;,'default','default','&quot;&amp;[.C295]&amp;&quot;'),&quot;" office:value-type="string" office:string-value="('Gang Gang ',4,'default','default',' Polo G')," calcext:value-type="string">
            <text:p>('Gang Gang ',4,'default','default',' Polo G'),</text:p>
          </table:table-cell>
        </table:table-row>
        <table:table-row table:style-name="ro2">
          <table:table-cell office:value-type="string" calcext:value-type="string">
            <text:p><text:a xlink:href="https://www.songfacts.com/facts/alt-j/get-better" xlink:type="simple">Get Better</text:a> - Alt-J</text:p>
          </table:table-cell>
          <table:table-cell table:formula="of:=LEFT([.A296];(FIND(&quot;-&quot;;[.A296])-1))" office:value-type="string" office:string-value="Get Better " calcext:value-type="string">
            <text:p>Get Better </text:p>
          </table:table-cell>
          <table:table-cell table:formula="of:=SUBSTITUTE([.A296];LEFT([.A296];(FIND(&quot;-&quot;;[.A296])));&quot;&quot;)" office:value-type="string" office:string-value=" Alt-J" calcext:value-type="string">
            <text:p><text:s/>Alt-J</text:p>
          </table:table-cell>
          <table:table-cell table:number-columns-repeated="4"/>
          <table:table-cell table:formula="of:=RANDBETWEEN(1;4)" office:value-type="float" office:value="3" calcext:value-type="float">
            <text:p>3</text:p>
          </table:table-cell>
          <table:table-cell table:formula="of:=&quot;('&quot;&amp;[.B296]&amp;&quot;',&quot;&amp;[.H296]&amp;&quot;,'default','default','&quot;&amp;[.C296]&amp;&quot;'),&quot;" office:value-type="string" office:string-value="('Get Better ',3,'default','default',' Alt-J')," calcext:value-type="string">
            <text:p>('Get Better ',3,'default','default',' Alt-J'),</text:p>
          </table:table-cell>
        </table:table-row>
        <table:table-row table:style-name="ro2">
          <table:table-cell office:value-type="string" calcext:value-type="string">
            <text:p><text:a xlink:href="https://www.songfacts.com/facts/twin-atlantic/get-famous" xlink:type="simple">Get Famous</text:a> - Twin Atlantic</text:p>
          </table:table-cell>
          <table:table-cell table:formula="of:=LEFT([.A297];(FIND(&quot;-&quot;;[.A297])-1))" office:value-type="string" office:string-value="Get Famous " calcext:value-type="string">
            <text:p>Get Famous </text:p>
          </table:table-cell>
          <table:table-cell table:formula="of:=SUBSTITUTE([.A297];LEFT([.A297];(FIND(&quot;-&quot;;[.A297])));&quot;&quot;)" office:value-type="string" office:string-value=" Twin Atlantic" calcext:value-type="string">
            <text:p><text:s/>Twin Atlantic</text:p>
          </table:table-cell>
          <table:table-cell table:number-columns-repeated="4"/>
          <table:table-cell table:formula="of:=RANDBETWEEN(1;4)" office:value-type="float" office:value="2" calcext:value-type="float">
            <text:p>2</text:p>
          </table:table-cell>
          <table:table-cell table:formula="of:=&quot;('&quot;&amp;[.B297]&amp;&quot;',&quot;&amp;[.H297]&amp;&quot;,'default','default','&quot;&amp;[.C297]&amp;&quot;'),&quot;" office:value-type="string" office:string-value="('Get Famous ',2,'default','default',' Twin Atlantic')," calcext:value-type="string">
            <text:p>('Get Famous ',2,'default','default',' Twin Atlantic'),</text:p>
          </table:table-cell>
        </table:table-row>
        <table:table-row table:style-name="ro2">
          <table:table-cell office:value-type="string" calcext:value-type="string">
            <text:p><text:a xlink:href="https://www.songfacts.com/facts/doja-cat/get-into-it-yuh" xlink:type="simple">Get Into It (Yuh)</text:a> - Doja Cat</text:p>
          </table:table-cell>
          <table:table-cell table:formula="of:=LEFT([.A298];(FIND(&quot;-&quot;;[.A298])-1))" office:value-type="string" office:string-value="Get Into It (Yuh) " calcext:value-type="string">
            <text:p>Get Into It (Yuh) </text:p>
          </table:table-cell>
          <table:table-cell table:formula="of:=SUBSTITUTE([.A298];LEFT([.A298];(FIND(&quot;-&quot;;[.A298])));&quot;&quot;)" office:value-type="string" office:string-value=" Doja Cat" calcext:value-type="string">
            <text:p><text:s/>Doja Cat</text:p>
          </table:table-cell>
          <table:table-cell table:number-columns-repeated="4"/>
          <table:table-cell table:formula="of:=RANDBETWEEN(1;4)" office:value-type="float" office:value="1" calcext:value-type="float">
            <text:p>1</text:p>
          </table:table-cell>
          <table:table-cell table:formula="of:=&quot;('&quot;&amp;[.B298]&amp;&quot;',&quot;&amp;[.H298]&amp;&quot;,'default','default','&quot;&amp;[.C298]&amp;&quot;'),&quot;" office:value-type="string" office:string-value="('Get Into It (Yuh) ',1,'default','default',' Doja Cat')," calcext:value-type="string">
            <text:p>('Get Into It (Yuh) ',1,'default','default',' Doja Cat'),</text:p>
          </table:table-cell>
        </table:table-row>
        <table:table-row table:style-name="ro2">
          <table:table-cell office:value-type="string" calcext:value-type="string">
            <text:p><text:a xlink:href="https://www.songfacts.com/facts/sam-fender/get-you-down" xlink:type="simple">Get You Down</text:a> - Sam Fender</text:p>
          </table:table-cell>
          <table:table-cell table:formula="of:=LEFT([.A299];(FIND(&quot;-&quot;;[.A299])-1))" office:value-type="string" office:string-value="Get You Down " calcext:value-type="string">
            <text:p>Get You Down </text:p>
          </table:table-cell>
          <table:table-cell table:formula="of:=SUBSTITUTE([.A299];LEFT([.A299];(FIND(&quot;-&quot;;[.A299])));&quot;&quot;)" office:value-type="string" office:string-value=" Sam Fender" calcext:value-type="string">
            <text:p><text:s/>Sam Fender</text:p>
          </table:table-cell>
          <table:table-cell table:number-columns-repeated="4"/>
          <table:table-cell table:formula="of:=RANDBETWEEN(1;4)" office:value-type="float" office:value="3" calcext:value-type="float">
            <text:p>3</text:p>
          </table:table-cell>
          <table:table-cell table:formula="of:=&quot;('&quot;&amp;[.B299]&amp;&quot;',&quot;&amp;[.H299]&amp;&quot;,'default','default','&quot;&amp;[.C299]&amp;&quot;'),&quot;" office:value-type="string" office:string-value="('Get You Down ',3,'default','default',' Sam Fender')," calcext:value-type="string">
            <text:p>('Get You Down ',3,'default','default',' Sam Fender'),</text:p>
          </table:table-cell>
        </table:table-row>
        <table:table-row table:style-name="ro2">
          <table:table-cell office:value-type="string" calcext:value-type="string">
            <text:p><text:a xlink:href="https://www.songfacts.com/facts/billie-eilish/getting-older" xlink:type="simple">Getting Older</text:a> - Billie Eilish</text:p>
          </table:table-cell>
          <table:table-cell table:formula="of:=LEFT([.A300];(FIND(&quot;-&quot;;[.A300])-1))" office:value-type="string" office:string-value="Getting Older " calcext:value-type="string">
            <text:p>Getting Older </text:p>
          </table:table-cell>
          <table:table-cell table:formula="of:=SUBSTITUTE([.A300];LEFT([.A300];(FIND(&quot;-&quot;;[.A300])));&quot;&quot;)" office:value-type="string" office:string-value=" Billie Eilish" calcext:value-type="string">
            <text:p><text:s/>Billie Eilish</text:p>
          </table:table-cell>
          <table:table-cell table:number-columns-repeated="4"/>
          <table:table-cell table:formula="of:=RANDBETWEEN(1;4)" office:value-type="float" office:value="1" calcext:value-type="float">
            <text:p>1</text:p>
          </table:table-cell>
          <table:table-cell table:formula="of:=&quot;('&quot;&amp;[.B300]&amp;&quot;',&quot;&amp;[.H300]&amp;&quot;,'default','default','&quot;&amp;[.C300]&amp;&quot;'),&quot;" office:value-type="string" office:string-value="('Getting Older ',1,'default','default',' Billie Eilish')," calcext:value-type="string">
            <text:p>('Getting Older ',1,'default','default',' Billie Eilish'),</text:p>
          </table:table-cell>
        </table:table-row>
        <table:table-row table:style-name="ro2">
          <table:table-cell office:value-type="string" calcext:value-type="string">
            <text:p><text:a xlink:href="https://www.songfacts.com/facts/justin-bieber/ghost" xlink:type="simple">Ghost</text:a> - Justin Bieber</text:p>
          </table:table-cell>
          <table:table-cell table:formula="of:=LEFT([.A301];(FIND(&quot;-&quot;;[.A301])-1))" office:value-type="string" office:string-value="Ghost " calcext:value-type="string">
            <text:p>Ghost </text:p>
          </table:table-cell>
          <table:table-cell table:formula="of:=SUBSTITUTE([.A301];LEFT([.A301];(FIND(&quot;-&quot;;[.A301])));&quot;&quot;)" office:value-type="string" office:string-value=" Justin Bieber" calcext:value-type="string">
            <text:p><text:s/>Justin Bieber</text:p>
          </table:table-cell>
          <table:table-cell table:number-columns-repeated="4"/>
          <table:table-cell table:formula="of:=RANDBETWEEN(1;4)" office:value-type="float" office:value="1" calcext:value-type="float">
            <text:p>1</text:p>
          </table:table-cell>
          <table:table-cell table:formula="of:=&quot;('&quot;&amp;[.B301]&amp;&quot;',&quot;&amp;[.H301]&amp;&quot;,'default','default','&quot;&amp;[.C301]&amp;&quot;'),&quot;" office:value-type="string" office:string-value="('Ghost ',1,'default','default',' Justin Bieber')," calcext:value-type="string">
            <text:p>('Ghost ',1,'default','default',' Justin Bieber'),</text:p>
          </table:table-cell>
        </table:table-row>
        <table:table-row table:style-name="ro2">
          <table:table-cell office:value-type="string" calcext:value-type="string">
            <text:p><text:a xlink:href="https://www.songfacts.com/facts/benson-boone/ghost-town" xlink:type="simple">Ghost Town</text:a> - Benson Boone</text:p>
          </table:table-cell>
          <table:table-cell table:formula="of:=LEFT([.A302];(FIND(&quot;-&quot;;[.A302])-1))" office:value-type="string" office:string-value="Ghost Town " calcext:value-type="string">
            <text:p>Ghost Town </text:p>
          </table:table-cell>
          <table:table-cell table:formula="of:=SUBSTITUTE([.A302];LEFT([.A302];(FIND(&quot;-&quot;;[.A302])));&quot;&quot;)" office:value-type="string" office:string-value=" Benson Boone" calcext:value-type="string">
            <text:p><text:s/>Benson Boone</text:p>
          </table:table-cell>
          <table:table-cell table:number-columns-repeated="4"/>
          <table:table-cell table:formula="of:=RANDBETWEEN(1;4)" office:value-type="float" office:value="3" calcext:value-type="float">
            <text:p>3</text:p>
          </table:table-cell>
          <table:table-cell table:formula="of:=&quot;('&quot;&amp;[.B302]&amp;&quot;',&quot;&amp;[.H302]&amp;&quot;,'default','default','&quot;&amp;[.C302]&amp;&quot;'),&quot;" office:value-type="string" office:string-value="('Ghost Town ',3,'default','default',' Benson Boone')," calcext:value-type="string">
            <text:p>('Ghost Town ',3,'default','default',' Benson Boone'),</text:p>
          </table:table-cell>
        </table:table-row>
        <table:table-row table:style-name="ro3">
          <table:table-cell office:value-type="string" calcext:value-type="string">
            <text:p><text:a xlink:href="https://www.songfacts.com/facts/jazmine-sullivan/girl-like-me" xlink:type="simple">Girl Like Me</text:a> - Jazmine Sullivan</text:p>
          </table:table-cell>
          <table:table-cell table:formula="of:=LEFT([.A303];(FIND(&quot;-&quot;;[.A303])-1))" office:value-type="string" office:string-value="Girl Like Me " calcext:value-type="string">
            <text:p>Girl Like Me </text:p>
          </table:table-cell>
          <table:table-cell table:formula="of:=SUBSTITUTE([.A303];LEFT([.A303];(FIND(&quot;-&quot;;[.A303])));&quot;&quot;)" office:value-type="string" office:string-value=" Jazmine Sullivan" calcext:value-type="string">
            <text:p><text:s/>Jazmine Sullivan</text:p>
          </table:table-cell>
          <table:table-cell table:number-columns-repeated="4"/>
          <table:table-cell table:formula="of:=RANDBETWEEN(1;4)" office:value-type="float" office:value="3" calcext:value-type="float">
            <text:p>3</text:p>
          </table:table-cell>
          <table:table-cell table:formula="of:=&quot;('&quot;&amp;[.B303]&amp;&quot;',&quot;&amp;[.H303]&amp;&quot;,'default','default','&quot;&amp;[.C303]&amp;&quot;'),&quot;" office:value-type="string" office:string-value="('Girl Like Me ',3,'default','default',' Jazmine Sullivan')," calcext:value-type="string">
            <text:p>('Girl Like Me ',3,'default','default',' Jazmine Sullivan'),</text:p>
          </table:table-cell>
        </table:table-row>
        <table:table-row table:style-name="ro2">
          <table:table-cell office:value-type="string" calcext:value-type="string">
            <text:p><text:a xlink:href="https://www.songfacts.com/facts/juice-wrld/girl-of-my-dreams" xlink:type="simple">Girl Of My Dreams</text:a> - Juice WRLD</text:p>
          </table:table-cell>
          <table:table-cell table:formula="of:=LEFT([.A304];(FIND(&quot;-&quot;;[.A304])-1))" office:value-type="string" office:string-value="Girl Of My Dreams " calcext:value-type="string">
            <text:p>Girl Of My Dreams </text:p>
          </table:table-cell>
          <table:table-cell table:formula="of:=SUBSTITUTE([.A304];LEFT([.A304];(FIND(&quot;-&quot;;[.A304])));&quot;&quot;)" office:value-type="string" office:string-value=" Juice WRLD" calcext:value-type="string">
            <text:p><text:s/>Juice WRLD</text:p>
          </table:table-cell>
          <table:table-cell table:number-columns-repeated="4"/>
          <table:table-cell table:formula="of:=RANDBETWEEN(1;4)" office:value-type="float" office:value="3" calcext:value-type="float">
            <text:p>3</text:p>
          </table:table-cell>
          <table:table-cell table:formula="of:=&quot;('&quot;&amp;[.B304]&amp;&quot;',&quot;&amp;[.H304]&amp;&quot;,'default','default','&quot;&amp;[.C304]&amp;&quot;'),&quot;" office:value-type="string" office:string-value="('Girl Of My Dreams ',3,'default','default',' Juice WRLD')," calcext:value-type="string">
            <text:p>('Girl Of My Dreams ',3,'default','default',' Juice WRLD'),</text:p>
          </table:table-cell>
        </table:table-row>
        <table:table-row table:style-name="ro2">
          <table:table-cell office:value-type="string" calcext:value-type="string">
            <text:p><text:a xlink:href="https://www.songfacts.com/facts/zoe-wees/girls-like-us" xlink:type="simple">Girls Like Us</text:a> - Zoe Wees</text:p>
          </table:table-cell>
          <table:table-cell table:formula="of:=LEFT([.A305];(FIND(&quot;-&quot;;[.A305])-1))" office:value-type="string" office:string-value="Girls Like Us " calcext:value-type="string">
            <text:p>Girls Like Us </text:p>
          </table:table-cell>
          <table:table-cell table:formula="of:=SUBSTITUTE([.A305];LEFT([.A305];(FIND(&quot;-&quot;;[.A305])));&quot;&quot;)" office:value-type="string" office:string-value=" Zoe Wees" calcext:value-type="string">
            <text:p><text:s/>Zoe Wees</text:p>
          </table:table-cell>
          <table:table-cell table:number-columns-repeated="4"/>
          <table:table-cell table:formula="of:=RANDBETWEEN(1;4)" office:value-type="float" office:value="2" calcext:value-type="float">
            <text:p>2</text:p>
          </table:table-cell>
          <table:table-cell table:formula="of:=&quot;('&quot;&amp;[.B305]&amp;&quot;',&quot;&amp;[.H305]&amp;&quot;,'default','default','&quot;&amp;[.C305]&amp;&quot;'),&quot;" office:value-type="string" office:string-value="('Girls Like Us ',2,'default','default',' Zoe Wees')," calcext:value-type="string">
            <text:p>('Girls Like Us ',2,'default','default',' Zoe Wees'),</text:p>
          </table:table-cell>
        </table:table-row>
        <table:table-row table:style-name="ro2">
          <table:table-cell office:value-type="string" calcext:value-type="string">
            <text:p><text:a xlink:href="https://www.songfacts.com/facts/drake/girls-want-girls" xlink:type="simple">Girls Want Girls</text:a> - Drake</text:p>
          </table:table-cell>
          <table:table-cell table:formula="of:=LEFT([.A306];(FIND(&quot;-&quot;;[.A306])-1))" office:value-type="string" office:string-value="Girls Want Girls " calcext:value-type="string">
            <text:p>Girls Want Girls </text:p>
          </table:table-cell>
          <table:table-cell table:formula="of:=SUBSTITUTE([.A306];LEFT([.A306];(FIND(&quot;-&quot;;[.A306])));&quot;&quot;)" office:value-type="string" office:string-value=" Drake" calcext:value-type="string">
            <text:p><text:s/>Drake</text:p>
          </table:table-cell>
          <table:table-cell table:number-columns-repeated="4"/>
          <table:table-cell table:formula="of:=RANDBETWEEN(1;4)" office:value-type="float" office:value="4" calcext:value-type="float">
            <text:p>4</text:p>
          </table:table-cell>
          <table:table-cell table:formula="of:=&quot;('&quot;&amp;[.B306]&amp;&quot;',&quot;&amp;[.H306]&amp;&quot;,'default','default','&quot;&amp;[.C306]&amp;&quot;'),&quot;" office:value-type="string" office:string-value="('Girls Want Girls ',4,'default','default',' Drake')," calcext:value-type="string">
            <text:p>('Girls Want Girls ',4,'default','default',' Drake'),</text:p>
          </table:table-cell>
        </table:table-row>
        <table:table-row table:style-name="ro2">
          <table:table-cell office:value-type="string" calcext:value-type="string">
            <text:p><text:a xlink:href="https://www.songfacts.com/facts/bastille/give-me-the-future" xlink:type="simple">Give Me The Future</text:a> - Bastille</text:p>
          </table:table-cell>
          <table:table-cell table:formula="of:=LEFT([.A307];(FIND(&quot;-&quot;;[.A307])-1))" office:value-type="string" office:string-value="Give Me The Future " calcext:value-type="string">
            <text:p>Give Me The Future </text:p>
          </table:table-cell>
          <table:table-cell table:formula="of:=SUBSTITUTE([.A307];LEFT([.A307];(FIND(&quot;-&quot;;[.A307])));&quot;&quot;)" office:value-type="string" office:string-value=" Bastille" calcext:value-type="string">
            <text:p><text:s/>Bastille</text:p>
          </table:table-cell>
          <table:table-cell table:number-columns-repeated="4"/>
          <table:table-cell table:formula="of:=RANDBETWEEN(1;4)" office:value-type="float" office:value="4" calcext:value-type="float">
            <text:p>4</text:p>
          </table:table-cell>
          <table:table-cell table:formula="of:=&quot;('&quot;&amp;[.B307]&amp;&quot;',&quot;&amp;[.H307]&amp;&quot;,'default','default','&quot;&amp;[.C307]&amp;&quot;'),&quot;" office:value-type="string" office:string-value="('Give Me The Future ',4,'default','default',' Bastille')," calcext:value-type="string">
            <text:p>('Give Me The Future ',4,'default','default',' Bastille'),</text:p>
          </table:table-cell>
        </table:table-row>
        <table:table-row table:style-name="ro2">
          <table:table-cell office:value-type="string" calcext:value-type="string">
            <text:p><text:a xlink:href="https://www.songfacts.com/facts/aurora/giving-in-to-the-love" xlink:type="simple">Giving In To The Love</text:a> - Aurora</text:p>
          </table:table-cell>
          <table:table-cell table:formula="of:=LEFT([.A308];(FIND(&quot;-&quot;;[.A308])-1))" office:value-type="string" office:string-value="Giving In To The Love " calcext:value-type="string">
            <text:p>Giving In To The Love </text:p>
          </table:table-cell>
          <table:table-cell table:formula="of:=SUBSTITUTE([.A308];LEFT([.A308];(FIND(&quot;-&quot;;[.A308])));&quot;&quot;)" office:value-type="string" office:string-value=" Aurora" calcext:value-type="string">
            <text:p><text:s/>Aurora</text:p>
          </table:table-cell>
          <table:table-cell table:number-columns-repeated="4"/>
          <table:table-cell table:formula="of:=RANDBETWEEN(1;4)" office:value-type="float" office:value="3" calcext:value-type="float">
            <text:p>3</text:p>
          </table:table-cell>
          <table:table-cell table:formula="of:=&quot;('&quot;&amp;[.B308]&amp;&quot;',&quot;&amp;[.H308]&amp;&quot;,'default','default','&quot;&amp;[.C308]&amp;&quot;'),&quot;" office:value-type="string" office:string-value="('Giving In To The Love ',3,'default','default',' Aurora')," calcext:value-type="string">
            <text:p>('Giving In To The Love ',3,'default','default',' Aurora'),</text:p>
          </table:table-cell>
        </table:table-row>
        <table:table-row table:style-name="ro2">
          <table:table-cell office:value-type="string" calcext:value-type="string">
            <text:p><text:a xlink:href="https://www.songfacts.com/facts/paul-weller/glad-times" xlink:type="simple">Glad Times</text:a> - Paul Weller</text:p>
          </table:table-cell>
          <table:table-cell table:formula="of:=LEFT([.A309];(FIND(&quot;-&quot;;[.A309])-1))" office:value-type="string" office:string-value="Glad Times " calcext:value-type="string">
            <text:p>Glad Times </text:p>
          </table:table-cell>
          <table:table-cell table:formula="of:=SUBSTITUTE([.A309];LEFT([.A309];(FIND(&quot;-&quot;;[.A309])));&quot;&quot;)" office:value-type="string" office:string-value=" Paul Weller" calcext:value-type="string">
            <text:p><text:s/>Paul Weller</text:p>
          </table:table-cell>
          <table:table-cell table:number-columns-repeated="4"/>
          <table:table-cell table:formula="of:=RANDBETWEEN(1;4)" office:value-type="float" office:value="3" calcext:value-type="float">
            <text:p>3</text:p>
          </table:table-cell>
          <table:table-cell table:formula="of:=&quot;('&quot;&amp;[.B309]&amp;&quot;',&quot;&amp;[.H309]&amp;&quot;,'default','default','&quot;&amp;[.C309]&amp;&quot;'),&quot;" office:value-type="string" office:string-value="('Glad Times ',3,'default','default',' Paul Weller')," calcext:value-type="string">
            <text:p>('Glad Times ',3,'default','default',' Paul Weller'),</text:p>
          </table:table-cell>
        </table:table-row>
        <table:table-row table:style-name="ro2">
          <table:table-cell office:value-type="string" calcext:value-type="string">
            <text:p><text:a xlink:href="https://www.songfacts.com/facts/dan-shay/glad-you-exist" xlink:type="simple">Glad You Exist</text:a> - Dan + Shay</text:p>
          </table:table-cell>
          <table:table-cell table:formula="of:=LEFT([.A310];(FIND(&quot;-&quot;;[.A310])-1))" office:value-type="string" office:string-value="Glad You Exist " calcext:value-type="string">
            <text:p>Glad You Exist </text:p>
          </table:table-cell>
          <table:table-cell table:formula="of:=SUBSTITUTE([.A310];LEFT([.A310];(FIND(&quot;-&quot;;[.A310])));&quot;&quot;)" office:value-type="string" office:string-value=" Dan + Shay" calcext:value-type="string">
            <text:p><text:s/>Dan + Shay</text:p>
          </table:table-cell>
          <table:table-cell table:number-columns-repeated="4"/>
          <table:table-cell table:formula="of:=RANDBETWEEN(1;4)" office:value-type="float" office:value="1" calcext:value-type="float">
            <text:p>1</text:p>
          </table:table-cell>
          <table:table-cell table:formula="of:=&quot;('&quot;&amp;[.B310]&amp;&quot;',&quot;&amp;[.H310]&amp;&quot;,'default','default','&quot;&amp;[.C310]&amp;&quot;'),&quot;" office:value-type="string" office:string-value="('Glad You Exist ',1,'default','default',' Dan + Shay')," calcext:value-type="string">
            <text:p>('Glad You Exist ',1,'default','default',' Dan + Shay'),</text:p>
          </table:table-cell>
        </table:table-row>
        <table:table-row table:style-name="ro2">
          <table:table-cell office:value-type="string" calcext:value-type="string">
            <text:p><text:a xlink:href="https://www.songfacts.com/facts/kyd-the-band/glory" xlink:type="simple">Glory</text:a> - Kyd The Band</text:p>
          </table:table-cell>
          <table:table-cell table:formula="of:=LEFT([.A311];(FIND(&quot;-&quot;;[.A311])-1))" office:value-type="string" office:string-value="Glory " calcext:value-type="string">
            <text:p>Glory </text:p>
          </table:table-cell>
          <table:table-cell table:formula="of:=SUBSTITUTE([.A311];LEFT([.A311];(FIND(&quot;-&quot;;[.A311])));&quot;&quot;)" office:value-type="string" office:string-value=" Kyd The Band" calcext:value-type="string">
            <text:p><text:s/>Kyd The Band</text:p>
          </table:table-cell>
          <table:table-cell table:number-columns-repeated="4"/>
          <table:table-cell table:formula="of:=RANDBETWEEN(1;4)" office:value-type="float" office:value="4" calcext:value-type="float">
            <text:p>4</text:p>
          </table:table-cell>
          <table:table-cell table:formula="of:=&quot;('&quot;&amp;[.B311]&amp;&quot;',&quot;&amp;[.H311]&amp;&quot;,'default','default','&quot;&amp;[.C311]&amp;&quot;'),&quot;" office:value-type="string" office:string-value="('Glory ',4,'default','default',' Kyd The Band')," calcext:value-type="string">
            <text:p>('Glory ',4,'default','default',' Kyd The Band'),</text:p>
          </table:table-cell>
        </table:table-row>
        <table:table-row table:style-name="ro2">
          <table:table-cell office:value-type="string" calcext:value-type="string">
            <text:p><text:a xlink:href="https://www.songfacts.com/facts/kanye-west/god-breathed" xlink:type="simple">God Breathed</text:a> - Kanye West</text:p>
          </table:table-cell>
          <table:table-cell table:formula="of:=LEFT([.A312];(FIND(&quot;-&quot;;[.A312])-1))" office:value-type="string" office:string-value="God Breathed " calcext:value-type="string">
            <text:p>God Breathed </text:p>
          </table:table-cell>
          <table:table-cell table:formula="of:=SUBSTITUTE([.A312];LEFT([.A312];(FIND(&quot;-&quot;;[.A312])));&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312]&amp;&quot;',&quot;&amp;[.H312]&amp;&quot;,'default','default','&quot;&amp;[.C312]&amp;&quot;'),&quot;" office:value-type="string" office:string-value="('God Breathed ',3,'default','default',' Kanye West')," calcext:value-type="string">
            <text:p>('God Breathed ',3,'default','default',' Kanye West'),</text:p>
          </table:table-cell>
        </table:table-row>
        <table:table-row table:style-name="ro2">
          <table:table-cell office:value-type="string" calcext:value-type="string">
            <text:p><text:a xlink:href="https://www.songfacts.com/facts/tim-mcgraw/god-moves-the-pen" xlink:type="simple">God Moves the Pen</text:a> - Tim McGraw</text:p>
          </table:table-cell>
          <table:table-cell table:formula="of:=LEFT([.A313];(FIND(&quot;-&quot;;[.A313])-1))" office:value-type="string" office:string-value="God Moves the Pen " calcext:value-type="string">
            <text:p>God Moves the Pen </text:p>
          </table:table-cell>
          <table:table-cell table:formula="of:=SUBSTITUTE([.A313];LEFT([.A313];(FIND(&quot;-&quot;;[.A313])));&quot;&quot;)" office:value-type="string" office:string-value=" Tim McGraw" calcext:value-type="string">
            <text:p><text:s/>Tim McGraw</text:p>
          </table:table-cell>
          <table:table-cell table:number-columns-repeated="4"/>
          <table:table-cell table:formula="of:=RANDBETWEEN(1;4)" office:value-type="float" office:value="3" calcext:value-type="float">
            <text:p>3</text:p>
          </table:table-cell>
          <table:table-cell table:formula="of:=&quot;('&quot;&amp;[.B313]&amp;&quot;',&quot;&amp;[.H313]&amp;&quot;,'default','default','&quot;&amp;[.C313]&amp;&quot;'),&quot;" office:value-type="string" office:string-value="('God Moves the Pen ',3,'default','default',' Tim McGraw')," calcext:value-type="string">
            <text:p>('God Moves the Pen ',3,'default','default',' Tim McGraw'),</text:p>
          </table:table-cell>
        </table:table-row>
        <table:table-row table:style-name="ro2">
          <table:table-cell office:value-type="string" calcext:value-type="string">
            <text:p><text:a xlink:href="https://www.songfacts.com/facts/lucy-dacus/going-going-gone" xlink:type="simple">Going Going Gone</text:a> - Lucy Dacus</text:p>
          </table:table-cell>
          <table:table-cell table:formula="of:=LEFT([.A314];(FIND(&quot;-&quot;;[.A314])-1))" office:value-type="string" office:string-value="Going Going Gone " calcext:value-type="string">
            <text:p>Going Going Gone </text:p>
          </table:table-cell>
          <table:table-cell table:formula="of:=SUBSTITUTE([.A314];LEFT([.A314];(FIND(&quot;-&quot;;[.A314])));&quot;&quot;)" office:value-type="string" office:string-value=" Lucy Dacus" calcext:value-type="string">
            <text:p><text:s/>Lucy Dacus</text:p>
          </table:table-cell>
          <table:table-cell table:number-columns-repeated="4"/>
          <table:table-cell table:formula="of:=RANDBETWEEN(1;4)" office:value-type="float" office:value="2" calcext:value-type="float">
            <text:p>2</text:p>
          </table:table-cell>
          <table:table-cell table:formula="of:=&quot;('&quot;&amp;[.B314]&amp;&quot;',&quot;&amp;[.H314]&amp;&quot;,'default','default','&quot;&amp;[.C314]&amp;&quot;'),&quot;" office:value-type="string" office:string-value="('Going Going Gone ',2,'default','default',' Lucy Dacus')," calcext:value-type="string">
            <text:p>('Going Going Gone ',2,'default','default',' Lucy Dacus'),</text:p>
          </table:table-cell>
        </table:table-row>
        <table:table-row table:style-name="ro5">
          <table:table-cell office:value-type="string" calcext:value-type="string">
            <text:p>Going To The Faire - Blackmores Night</text:p>
          </table:table-cell>
          <table:table-cell table:formula="of:=LEFT([.A315];(FIND(&quot;-&quot;;[.A315])-1))" office:value-type="string" office:string-value="Going To The Faire " calcext:value-type="string">
            <text:p>Going To The Faire </text:p>
          </table:table-cell>
          <table:table-cell table:formula="of:=SUBSTITUTE([.A315];LEFT([.A315];(FIND(&quot;-&quot;;[.A315])));&quot;&quot;)" office:value-type="string" office:string-value=" Blackmores Night" calcext:value-type="string">
            <text:p><text:s/>Blackmores Night</text:p>
          </table:table-cell>
          <table:table-cell table:number-columns-repeated="4"/>
          <table:table-cell table:formula="of:=RANDBETWEEN(1;4)" office:value-type="float" office:value="1" calcext:value-type="float">
            <text:p>1</text:p>
          </table:table-cell>
          <table:table-cell table:formula="of:=&quot;('&quot;&amp;[.B315]&amp;&quot;',&quot;&amp;[.H315]&amp;&quot;,'default','default','&quot;&amp;[.C315]&amp;&quot;'),&quot;" office:value-type="string" office:string-value="('Going To The Faire ',1,'default','default',' Blackmores Night')," calcext:value-type="string">
            <text:p>('Going To The Faire ',1,'default','default',' Blackmores Night'),</text:p>
          </table:table-cell>
        </table:table-row>
        <table:table-row table:style-name="ro2">
          <table:table-cell office:value-type="string" calcext:value-type="string">
            <text:p><text:a xlink:href="https://www.songfacts.com/facts/billie-eilish/goldwing" xlink:type="simple">Goldwing</text:a> - Billie Eilish</text:p>
          </table:table-cell>
          <table:table-cell table:formula="of:=LEFT([.A316];(FIND(&quot;-&quot;;[.A316])-1))" office:value-type="string" office:string-value="Goldwing " calcext:value-type="string">
            <text:p>Goldwing </text:p>
          </table:table-cell>
          <table:table-cell table:formula="of:=SUBSTITUTE([.A316];LEFT([.A316];(FIND(&quot;-&quot;;[.A316])));&quot;&quot;)" office:value-type="string" office:string-value=" Billie Eilish" calcext:value-type="string">
            <text:p><text:s/>Billie Eilish</text:p>
          </table:table-cell>
          <table:table-cell table:number-columns-repeated="4"/>
          <table:table-cell table:formula="of:=RANDBETWEEN(1;4)" office:value-type="float" office:value="4" calcext:value-type="float">
            <text:p>4</text:p>
          </table:table-cell>
          <table:table-cell table:formula="of:=&quot;('&quot;&amp;[.B316]&amp;&quot;',&quot;&amp;[.H316]&amp;&quot;,'default','default','&quot;&amp;[.C316]&amp;&quot;'),&quot;" office:value-type="string" office:string-value="('Goldwing ',4,'default','default',' Billie Eilish')," calcext:value-type="string">
            <text:p>('Goldwing ',4,'default','default',' Billie Eilish'),</text:p>
          </table:table-cell>
        </table:table-row>
        <table:table-row table:style-name="ro1">
          <table:table-cell office:value-type="string" calcext:value-type="string">
            <text:p><text:a xlink:href="https://www.songfacts.com/facts/rose/gone" xlink:type="simple">Gone</text:a> - Rosé</text:p>
          </table:table-cell>
          <table:table-cell table:formula="of:=LEFT([.A317];(FIND(&quot;-&quot;;[.A317])-1))" office:value-type="string" office:string-value="Gone " calcext:value-type="string">
            <text:p>Gone </text:p>
          </table:table-cell>
          <table:table-cell table:formula="of:=SUBSTITUTE([.A317];LEFT([.A317];(FIND(&quot;-&quot;;[.A317])));&quot;&quot;)" office:value-type="string" office:string-value=" Rosé" calcext:value-type="string">
            <text:p><text:s/>Rosé</text:p>
          </table:table-cell>
          <table:table-cell table:number-columns-repeated="4"/>
          <table:table-cell table:formula="of:=RANDBETWEEN(1;4)" office:value-type="float" office:value="1" calcext:value-type="float">
            <text:p>1</text:p>
          </table:table-cell>
          <table:table-cell table:formula="of:=&quot;('&quot;&amp;[.B317]&amp;&quot;',&quot;&amp;[.H317]&amp;&quot;,'default','default','&quot;&amp;[.C317]&amp;&quot;'),&quot;" office:value-type="string" office:string-value="('Gone ',1,'default','default',' Rosé')," calcext:value-type="string">
            <text:p>('Gone ',1,'default','default',' Rosé'),</text:p>
          </table:table-cell>
        </table:table-row>
        <table:table-row table:style-name="ro3">
          <table:table-cell office:value-type="string" calcext:value-type="string">
            <text:p><text:a xlink:href="https://www.songfacts.com/facts/olivia-rodrigo/good-4-u" xlink:type="simple">Good 4 U</text:a> - Olivia Rodrigo</text:p>
          </table:table-cell>
          <table:table-cell table:formula="of:=LEFT([.A318];(FIND(&quot;-&quot;;[.A318])-1))" office:value-type="string" office:string-value="Good 4 U " calcext:value-type="string">
            <text:p>Good 4 U </text:p>
          </table:table-cell>
          <table:table-cell table:formula="of:=SUBSTITUTE([.A318];LEFT([.A318];(FIND(&quot;-&quot;;[.A318])));&quot;&quot;)" office:value-type="string" office:string-value=" Olivia Rodrigo" calcext:value-type="string">
            <text:p><text:s/>Olivia Rodrigo</text:p>
          </table:table-cell>
          <table:table-cell table:number-columns-repeated="4"/>
          <table:table-cell table:formula="of:=RANDBETWEEN(1;4)" office:value-type="float" office:value="1" calcext:value-type="float">
            <text:p>1</text:p>
          </table:table-cell>
          <table:table-cell table:formula="of:=&quot;('&quot;&amp;[.B318]&amp;&quot;',&quot;&amp;[.H318]&amp;&quot;,'default','default','&quot;&amp;[.C318]&amp;&quot;'),&quot;" office:value-type="string" office:string-value="('Good 4 U ',1,'default','default',' Olivia Rodrigo')," calcext:value-type="string">
            <text:p>('Good 4 U ',1,'default','default',' Olivia Rodrigo'),</text:p>
          </table:table-cell>
        </table:table-row>
        <table:table-row table:style-name="ro2">
          <table:table-cell office:value-type="string" calcext:value-type="string">
            <text:p><text:a xlink:href="https://www.songfacts.com/facts/chvrches/good-girls" xlink:type="simple">Good Girls</text:a> - Chvrches</text:p>
          </table:table-cell>
          <table:table-cell table:formula="of:=LEFT([.A319];(FIND(&quot;-&quot;;[.A319])-1))" office:value-type="string" office:string-value="Good Girls " calcext:value-type="string">
            <text:p>Good Girls </text:p>
          </table:table-cell>
          <table:table-cell table:formula="of:=SUBSTITUTE([.A319];LEFT([.A319];(FIND(&quot;-&quot;;[.A319])));&quot;&quot;)" office:value-type="string" office:string-value=" Chvrches" calcext:value-type="string">
            <text:p><text:s/>Chvrches</text:p>
          </table:table-cell>
          <table:table-cell table:number-columns-repeated="4"/>
          <table:table-cell table:formula="of:=RANDBETWEEN(1;4)" office:value-type="float" office:value="2" calcext:value-type="float">
            <text:p>2</text:p>
          </table:table-cell>
          <table:table-cell table:formula="of:=&quot;('&quot;&amp;[.B319]&amp;&quot;',&quot;&amp;[.H319]&amp;&quot;,'default','default','&quot;&amp;[.C319]&amp;&quot;'),&quot;" office:value-type="string" office:string-value="('Good Girls ',2,'default','default',' Chvrches')," calcext:value-type="string">
            <text:p>('Good Girls ',2,'default','default',' Chvrches'),</text:p>
          </table:table-cell>
        </table:table-row>
        <table:table-row table:style-name="ro2">
          <table:table-cell office:value-type="string" calcext:value-type="string">
            <text:p><text:a xlink:href="https://www.songfacts.com/facts/crowder/good-god-almighty" xlink:type="simple">Good God Almighty</text:a> - Crowder</text:p>
          </table:table-cell>
          <table:table-cell table:formula="of:=LEFT([.A320];(FIND(&quot;-&quot;;[.A320])-1))" office:value-type="string" office:string-value="Good God Almighty " calcext:value-type="string">
            <text:p>Good God Almighty </text:p>
          </table:table-cell>
          <table:table-cell table:formula="of:=SUBSTITUTE([.A320];LEFT([.A320];(FIND(&quot;-&quot;;[.A320])));&quot;&quot;)" office:value-type="string" office:string-value=" Crowder" calcext:value-type="string">
            <text:p><text:s/>Crowder</text:p>
          </table:table-cell>
          <table:table-cell table:number-columns-repeated="4"/>
          <table:table-cell table:formula="of:=RANDBETWEEN(1;4)" office:value-type="float" office:value="1" calcext:value-type="float">
            <text:p>1</text:p>
          </table:table-cell>
          <table:table-cell table:formula="of:=&quot;('&quot;&amp;[.B320]&amp;&quot;',&quot;&amp;[.H320]&amp;&quot;,'default','default','&quot;&amp;[.C320]&amp;&quot;'),&quot;" office:value-type="string" office:string-value="('Good God Almighty ',1,'default','default',' Crowder')," calcext:value-type="string">
            <text:p>('Good God Almighty ',1,'default','default',' Crowder'),</text:p>
          </table:table-cell>
        </table:table-row>
        <table:table-row table:style-name="ro3">
          <table:table-cell office:value-type="string" calcext:value-type="string">
            <text:p><text:a xlink:href="https://www.songfacts.com/facts/mary-j-blige/good-morning-gorgeous" xlink:type="simple">Good Morning Gorgeous</text:a> - Mary J. Blige</text:p>
          </table:table-cell>
          <table:table-cell table:formula="of:=LEFT([.A321];(FIND(&quot;-&quot;;[.A321])-1))" office:value-type="string" office:string-value="Good Morning Gorgeous " calcext:value-type="string">
            <text:p>Good Morning Gorgeous </text:p>
          </table:table-cell>
          <table:table-cell table:formula="of:=SUBSTITUTE([.A321];LEFT([.A321];(FIND(&quot;-&quot;;[.A321])));&quot;&quot;)" office:value-type="string" office:string-value=" Mary J. Blige" calcext:value-type="string">
            <text:p><text:s/>Mary J. Blige</text:p>
          </table:table-cell>
          <table:table-cell table:number-columns-repeated="4"/>
          <table:table-cell table:formula="of:=RANDBETWEEN(1;4)" office:value-type="float" office:value="2" calcext:value-type="float">
            <text:p>2</text:p>
          </table:table-cell>
          <table:table-cell table:formula="of:=&quot;('&quot;&amp;[.B321]&amp;&quot;',&quot;&amp;[.H321]&amp;&quot;,'default','default','&quot;&amp;[.C321]&amp;&quot;'),&quot;" office:value-type="string" office:string-value="('Good Morning Gorgeous ',2,'default','default',' Mary J. Blige')," calcext:value-type="string">
            <text:p>('Good Morning Gorgeous ',2,'default','default',' Mary J. Blige'),</text:p>
          </table:table-cell>
        </table:table-row>
        <table:table-row table:style-name="ro2">
          <table:table-cell office:value-type="string" calcext:value-type="string">
            <text:p><text:a xlink:href="https://www.songfacts.com/facts/eels/good-night-on-earth" xlink:type="simple">Good Night On Earth</text:a> - Eels</text:p>
          </table:table-cell>
          <table:table-cell table:formula="of:=LEFT([.A322];(FIND(&quot;-&quot;;[.A322])-1))" office:value-type="string" office:string-value="Good Night On Earth " calcext:value-type="string">
            <text:p>Good Night On Earth </text:p>
          </table:table-cell>
          <table:table-cell table:formula="of:=SUBSTITUTE([.A322];LEFT([.A322];(FIND(&quot;-&quot;;[.A322])));&quot;&quot;)" office:value-type="string" office:string-value=" Eels" calcext:value-type="string">
            <text:p><text:s/>Eels</text:p>
          </table:table-cell>
          <table:table-cell table:number-columns-repeated="4"/>
          <table:table-cell table:formula="of:=RANDBETWEEN(1;4)" office:value-type="float" office:value="3" calcext:value-type="float">
            <text:p>3</text:p>
          </table:table-cell>
          <table:table-cell table:formula="of:=&quot;('&quot;&amp;[.B322]&amp;&quot;',&quot;&amp;[.H322]&amp;&quot;,'default','default','&quot;&amp;[.C322]&amp;&quot;'),&quot;" office:value-type="string" office:string-value="('Good Night On Earth ',3,'default','default',' Eels')," calcext:value-type="string">
            <text:p>('Good Night On Earth ',3,'default','default',' Eels'),</text:p>
          </table:table-cell>
        </table:table-row>
        <table:table-row table:style-name="ro2">
          <table:table-cell office:value-type="string" calcext:value-type="string">
            <text:p><text:a xlink:href="https://www.songfacts.com/facts/charli-xcx/good-ones" xlink:type="simple">Good Ones</text:a> - Charli XCX</text:p>
          </table:table-cell>
          <table:table-cell table:formula="of:=LEFT([.A323];(FIND(&quot;-&quot;;[.A323])-1))" office:value-type="string" office:string-value="Good Ones " calcext:value-type="string">
            <text:p>Good Ones </text:p>
          </table:table-cell>
          <table:table-cell table:formula="of:=SUBSTITUTE([.A323];LEFT([.A323];(FIND(&quot;-&quot;;[.A323])));&quot;&quot;)" office:value-type="string" office:string-value=" Charli XCX" calcext:value-type="string">
            <text:p><text:s/>Charli XCX</text:p>
          </table:table-cell>
          <table:table-cell table:number-columns-repeated="4"/>
          <table:table-cell table:formula="of:=RANDBETWEEN(1;4)" office:value-type="float" office:value="2" calcext:value-type="float">
            <text:p>2</text:p>
          </table:table-cell>
          <table:table-cell table:formula="of:=&quot;('&quot;&amp;[.B323]&amp;&quot;',&quot;&amp;[.H323]&amp;&quot;,'default','default','&quot;&amp;[.C323]&amp;&quot;'),&quot;" office:value-type="string" office:string-value="('Good Ones ',2,'default','default',' Charli XCX')," calcext:value-type="string">
            <text:p>('Good Ones ',2,'default','default',' Charli XCX'),</text:p>
          </table:table-cell>
        </table:table-row>
        <table:table-row table:style-name="ro3">
          <table:table-cell office:value-type="string" calcext:value-type="string">
            <text:p>Good Strong Woman - Keb Mo</text:p>
          </table:table-cell>
          <table:table-cell table:formula="of:=LEFT([.A324];(FIND(&quot;-&quot;;[.A324])-1))" office:value-type="string" office:string-value="Good Strong Woman " calcext:value-type="string">
            <text:p>Good Strong Woman </text:p>
          </table:table-cell>
          <table:table-cell table:formula="of:=SUBSTITUTE([.A324];LEFT([.A324];(FIND(&quot;-&quot;;[.A324])));&quot;&quot;)" office:value-type="string" office:string-value=" Keb Mo" calcext:value-type="string">
            <text:p><text:s/>Keb Mo</text:p>
          </table:table-cell>
          <table:table-cell table:number-columns-repeated="4"/>
          <table:table-cell table:formula="of:=RANDBETWEEN(1;4)" office:value-type="float" office:value="2" calcext:value-type="float">
            <text:p>2</text:p>
          </table:table-cell>
          <table:table-cell table:formula="of:=&quot;('&quot;&amp;[.B324]&amp;&quot;',&quot;&amp;[.H324]&amp;&quot;,'default','default','&quot;&amp;[.C324]&amp;&quot;'),&quot;" office:value-type="string" office:string-value="('Good Strong Woman ',2,'default','default',' Keb Mo')," calcext:value-type="string">
            <text:p>('Good Strong Woman ',2,'default','default',' Keb Mo'),</text:p>
          </table:table-cell>
        </table:table-row>
        <table:table-row table:style-name="ro2">
          <table:table-cell office:value-type="string" calcext:value-type="string">
            <text:p><text:a xlink:href="https://www.songfacts.com/facts/dan-shay/good-things" xlink:type="simple">Good Things</text:a> - Dan + Shay</text:p>
          </table:table-cell>
          <table:table-cell table:formula="of:=LEFT([.A325];(FIND(&quot;-&quot;;[.A325])-1))" office:value-type="string" office:string-value="Good Things " calcext:value-type="string">
            <text:p>Good Things </text:p>
          </table:table-cell>
          <table:table-cell table:formula="of:=SUBSTITUTE([.A325];LEFT([.A325];(FIND(&quot;-&quot;;[.A325])));&quot;&quot;)" office:value-type="string" office:string-value=" Dan + Shay" calcext:value-type="string">
            <text:p><text:s/>Dan + Shay</text:p>
          </table:table-cell>
          <table:table-cell table:number-columns-repeated="4"/>
          <table:table-cell table:formula="of:=RANDBETWEEN(1;4)" office:value-type="float" office:value="4" calcext:value-type="float">
            <text:p>4</text:p>
          </table:table-cell>
          <table:table-cell table:formula="of:=&quot;('&quot;&amp;[.B325]&amp;&quot;',&quot;&amp;[.H325]&amp;&quot;,'default','default','&quot;&amp;[.C325]&amp;&quot;'),&quot;" office:value-type="string" office:string-value="('Good Things ',4,'default','default',' Dan + Shay')," calcext:value-type="string">
            <text:p>('Good Things ',4,'default','default',' Dan + Shay'),</text:p>
          </table:table-cell>
        </table:table-row>
        <table:table-row table:style-name="ro2">
          <table:table-cell office:value-type="string" calcext:value-type="string">
            <text:p><text:a xlink:href="https://www.songfacts.com/facts/mimi-webb/good-without" xlink:type="simple">Good Without</text:a> - Mimi Webb</text:p>
          </table:table-cell>
          <table:table-cell table:formula="of:=LEFT([.A326];(FIND(&quot;-&quot;;[.A326])-1))" office:value-type="string" office:string-value="Good Without " calcext:value-type="string">
            <text:p>Good Without </text:p>
          </table:table-cell>
          <table:table-cell table:formula="of:=SUBSTITUTE([.A326];LEFT([.A326];(FIND(&quot;-&quot;;[.A326])));&quot;&quot;)" office:value-type="string" office:string-value=" Mimi Webb" calcext:value-type="string">
            <text:p><text:s/>Mimi Webb</text:p>
          </table:table-cell>
          <table:table-cell table:number-columns-repeated="4"/>
          <table:table-cell table:formula="of:=RANDBETWEEN(1;4)" office:value-type="float" office:value="4" calcext:value-type="float">
            <text:p>4</text:p>
          </table:table-cell>
          <table:table-cell table:formula="of:=&quot;('&quot;&amp;[.B326]&amp;&quot;',&quot;&amp;[.H326]&amp;&quot;,'default','default','&quot;&amp;[.C326]&amp;&quot;'),&quot;" office:value-type="string" office:string-value="('Good Without ',4,'default','default',' Mimi Webb')," calcext:value-type="string">
            <text:p>('Good Without ',4,'default','default',' Mimi Webb'),</text:p>
          </table:table-cell>
        </table:table-row>
        <table:table-row table:style-name="ro1">
          <table:table-cell office:value-type="string" calcext:value-type="string">
            <text:p><text:a xlink:href="https://www.songfacts.com/facts/lp/goodbye" xlink:type="simple">Goodbye</text:a> - LP</text:p>
          </table:table-cell>
          <table:table-cell table:formula="of:=LEFT([.A327];(FIND(&quot;-&quot;;[.A327])-1))" office:value-type="string" office:string-value="Goodbye " calcext:value-type="string">
            <text:p>Goodbye </text:p>
          </table:table-cell>
          <table:table-cell table:formula="of:=SUBSTITUTE([.A327];LEFT([.A327];(FIND(&quot;-&quot;;[.A327])));&quot;&quot;)" office:value-type="string" office:string-value=" LP" calcext:value-type="string">
            <text:p><text:s/>LP</text:p>
          </table:table-cell>
          <table:table-cell table:number-columns-repeated="4"/>
          <table:table-cell table:formula="of:=RANDBETWEEN(1;4)" office:value-type="float" office:value="3" calcext:value-type="float">
            <text:p>3</text:p>
          </table:table-cell>
          <table:table-cell table:formula="of:=&quot;('&quot;&amp;[.B327]&amp;&quot;',&quot;&amp;[.H327]&amp;&quot;,'default','default','&quot;&amp;[.C327]&amp;&quot;'),&quot;" office:value-type="string" office:string-value="('Goodbye ',3,'default','default',' LP')," calcext:value-type="string">
            <text:p>('Goodbye ',3,'default','default',' LP'),</text:p>
          </table:table-cell>
        </table:table-row>
        <table:table-row table:style-name="ro2">
          <table:table-cell office:value-type="string" calcext:value-type="string">
            <text:p><text:a xlink:href="https://www.songfacts.com/facts/dr-dre/gospel" xlink:type="simple">Gospel</text:a> - Dr. Dre</text:p>
          </table:table-cell>
          <table:table-cell table:formula="of:=LEFT([.A328];(FIND(&quot;-&quot;;[.A328])-1))" office:value-type="string" office:string-value="Gospel " calcext:value-type="string">
            <text:p>Gospel </text:p>
          </table:table-cell>
          <table:table-cell table:formula="of:=SUBSTITUTE([.A328];LEFT([.A328];(FIND(&quot;-&quot;;[.A328])));&quot;&quot;)" office:value-type="string" office:string-value=" Dr. Dre" calcext:value-type="string">
            <text:p><text:s/>Dr. Dre</text:p>
          </table:table-cell>
          <table:table-cell table:number-columns-repeated="4"/>
          <table:table-cell table:formula="of:=RANDBETWEEN(1;4)" office:value-type="float" office:value="3" calcext:value-type="float">
            <text:p>3</text:p>
          </table:table-cell>
          <table:table-cell table:formula="of:=&quot;('&quot;&amp;[.B328]&amp;&quot;',&quot;&amp;[.H328]&amp;&quot;,'default','default','&quot;&amp;[.C328]&amp;&quot;'),&quot;" office:value-type="string" office:string-value="('Gospel ',3,'default','default',' Dr. Dre')," calcext:value-type="string">
            <text:p>('Gospel ',3,'default','default',' Dr. Dre'),</text:p>
          </table:table-cell>
        </table:table-row>
        <table:table-row table:style-name="ro2">
          <table:table-cell office:value-type="string" calcext:value-type="string">
            <text:p><text:a xlink:href="https://www.songfacts.com/facts/brent-faiyaz/gravity" xlink:type="simple">Gravity</text:a> - Brent Faiyaz</text:p>
          </table:table-cell>
          <table:table-cell table:formula="of:=LEFT([.A329];(FIND(&quot;-&quot;;[.A329])-1))" office:value-type="string" office:string-value="Gravity " calcext:value-type="string">
            <text:p>Gravity </text:p>
          </table:table-cell>
          <table:table-cell table:formula="of:=SUBSTITUTE([.A329];LEFT([.A329];(FIND(&quot;-&quot;;[.A329])));&quot;&quot;)" office:value-type="string" office:string-value=" Brent Faiyaz" calcext:value-type="string">
            <text:p><text:s/>Brent Faiyaz</text:p>
          </table:table-cell>
          <table:table-cell table:number-columns-repeated="4"/>
          <table:table-cell table:formula="of:=RANDBETWEEN(1;4)" office:value-type="float" office:value="4" calcext:value-type="float">
            <text:p>4</text:p>
          </table:table-cell>
          <table:table-cell table:formula="of:=&quot;('&quot;&amp;[.B329]&amp;&quot;',&quot;&amp;[.H329]&amp;&quot;,'default','default','&quot;&amp;[.C329]&amp;&quot;'),&quot;" office:value-type="string" office:string-value="('Gravity ',4,'default','default',' Brent Faiyaz')," calcext:value-type="string">
            <text:p>('Gravity ',4,'default','default',' Brent Faiyaz'),</text:p>
          </table:table-cell>
        </table:table-row>
        <table:table-row table:style-name="ro2">
          <table:table-cell office:value-type="string" calcext:value-type="string">
            <text:p><text:a xlink:href="https://www.songfacts.com/facts/ian-flanigan/grow-up" xlink:type="simple">Grow Up</text:a> - Ian Flanigan</text:p>
          </table:table-cell>
          <table:table-cell table:formula="of:=LEFT([.A330];(FIND(&quot;-&quot;;[.A330])-1))" office:value-type="string" office:string-value="Grow Up " calcext:value-type="string">
            <text:p>Grow Up </text:p>
          </table:table-cell>
          <table:table-cell table:formula="of:=SUBSTITUTE([.A330];LEFT([.A330];(FIND(&quot;-&quot;;[.A330])));&quot;&quot;)" office:value-type="string" office:string-value=" Ian Flanigan" calcext:value-type="string">
            <text:p><text:s/>Ian Flanigan</text:p>
          </table:table-cell>
          <table:table-cell table:number-columns-repeated="4"/>
          <table:table-cell table:formula="of:=RANDBETWEEN(1;4)" office:value-type="float" office:value="1" calcext:value-type="float">
            <text:p>1</text:p>
          </table:table-cell>
          <table:table-cell table:formula="of:=&quot;('&quot;&amp;[.B330]&amp;&quot;',&quot;&amp;[.H330]&amp;&quot;,'default','default','&quot;&amp;[.C330]&amp;&quot;'),&quot;" office:value-type="string" office:string-value="('Grow Up ',1,'default','default',' Ian Flanigan')," calcext:value-type="string">
            <text:p>('Grow Up ',1,'default','default',' Ian Flanigan'),</text:p>
          </table:table-cell>
        </table:table-row>
        <table:table-row table:style-name="ro2">
          <table:table-cell office:value-type="string" calcext:value-type="string">
            <text:p><text:a xlink:href="https://www.songfacts.com/facts/thomas-rhett/growing-up" xlink:type="simple">Growing Up</text:a> - Thomas Rhett</text:p>
          </table:table-cell>
          <table:table-cell table:formula="of:=LEFT([.A331];(FIND(&quot;-&quot;;[.A331])-1))" office:value-type="string" office:string-value="Growing Up " calcext:value-type="string">
            <text:p>Growing Up </text:p>
          </table:table-cell>
          <table:table-cell table:formula="of:=SUBSTITUTE([.A331];LEFT([.A331];(FIND(&quot;-&quot;;[.A331])));&quot;&quot;)" office:value-type="string" office:string-value=" Thomas Rhett" calcext:value-type="string">
            <text:p><text:s/>Thomas Rhett</text:p>
          </table:table-cell>
          <table:table-cell table:number-columns-repeated="4"/>
          <table:table-cell table:formula="of:=RANDBETWEEN(1;4)" office:value-type="float" office:value="4" calcext:value-type="float">
            <text:p>4</text:p>
          </table:table-cell>
          <table:table-cell table:formula="of:=&quot;('&quot;&amp;[.B331]&amp;&quot;',&quot;&amp;[.H331]&amp;&quot;,'default','default','&quot;&amp;[.C331]&amp;&quot;'),&quot;" office:value-type="string" office:string-value="('Growing Up ',4,'default','default',' Thomas Rhett')," calcext:value-type="string">
            <text:p>('Growing Up ',4,'default','default',' Thomas Rhett'),</text:p>
          </table:table-cell>
        </table:table-row>
        <table:table-row table:style-name="ro2">
          <table:table-cell office:value-type="string" calcext:value-type="string">
            <text:p><text:a xlink:href="https://www.songfacts.com/facts/capella-grey/gyalis" xlink:type="simple">Gyalis</text:a> - Capella Grey</text:p>
          </table:table-cell>
          <table:table-cell table:formula="of:=LEFT([.A332];(FIND(&quot;-&quot;;[.A332])-1))" office:value-type="string" office:string-value="Gyalis " calcext:value-type="string">
            <text:p>Gyalis </text:p>
          </table:table-cell>
          <table:table-cell table:formula="of:=SUBSTITUTE([.A332];LEFT([.A332];(FIND(&quot;-&quot;;[.A332])));&quot;&quot;)" office:value-type="string" office:string-value=" Capella Grey" calcext:value-type="string">
            <text:p><text:s/>Capella Grey</text:p>
          </table:table-cell>
          <table:table-cell table:number-columns-repeated="4"/>
          <table:table-cell table:formula="of:=RANDBETWEEN(1;4)" office:value-type="float" office:value="2" calcext:value-type="float">
            <text:p>2</text:p>
          </table:table-cell>
          <table:table-cell table:formula="of:=&quot;('&quot;&amp;[.B332]&amp;&quot;',&quot;&amp;[.H332]&amp;&quot;,'default','default','&quot;&amp;[.C332]&amp;&quot;'),&quot;" office:value-type="string" office:string-value="('Gyalis ',2,'default','default',' Capella Grey')," calcext:value-type="string">
            <text:p>('Gyalis ',2,'default','default',' Capella Grey'),</text:p>
          </table:table-cell>
        </table:table-row>
        <table:table-row table:style-name="ro3">
          <table:table-cell office:value-type="string" calcext:value-type="string">
            <text:p>Halleys Comet - Billie Eilish</text:p>
          </table:table-cell>
          <table:table-cell table:formula="of:=LEFT([.A333];(FIND(&quot;-&quot;;[.A333])-1))" office:value-type="string" office:string-value="Halleys Comet " calcext:value-type="string">
            <text:p>Halleys Comet </text:p>
          </table:table-cell>
          <table:table-cell table:formula="of:=SUBSTITUTE([.A333];LEFT([.A333];(FIND(&quot;-&quot;;[.A333])));&quot;&quot;)" office:value-type="string" office:string-value=" Billie Eilish" calcext:value-type="string">
            <text:p><text:s/>Billie Eilish</text:p>
          </table:table-cell>
          <table:table-cell table:number-columns-repeated="4"/>
          <table:table-cell table:formula="of:=RANDBETWEEN(1;4)" office:value-type="float" office:value="2" calcext:value-type="float">
            <text:p>2</text:p>
          </table:table-cell>
          <table:table-cell table:formula="of:=&quot;('&quot;&amp;[.B333]&amp;&quot;',&quot;&amp;[.H333]&amp;&quot;,'default','default','&quot;&amp;[.C333]&amp;&quot;'),&quot;" office:value-type="string" office:string-value="('Halleys Comet ',2,'default','default',' Billie Eilish')," calcext:value-type="string">
            <text:p>('Halleys Comet ',2,'default','default',' Billie Eilish'),</text:p>
          </table:table-cell>
        </table:table-row>
        <table:table-row table:style-name="ro3">
          <table:table-cell office:value-type="string" calcext:value-type="string">
            <text:p><text:a xlink:href="https://www.songfacts.com/facts/olivia-rodrigo/happier" xlink:type="simple">Happier</text:a> - Olivia Rodrigo</text:p>
          </table:table-cell>
          <table:table-cell table:formula="of:=LEFT([.A334];(FIND(&quot;-&quot;;[.A334])-1))" office:value-type="string" office:string-value="Happier " calcext:value-type="string">
            <text:p>Happier </text:p>
          </table:table-cell>
          <table:table-cell table:formula="of:=SUBSTITUTE([.A334];LEFT([.A334];(FIND(&quot;-&quot;;[.A334])));&quot;&quot;)" office:value-type="string" office:string-value=" Olivia Rodrigo" calcext:value-type="string">
            <text:p><text:s/>Olivia Rodrigo</text:p>
          </table:table-cell>
          <table:table-cell table:number-columns-repeated="4"/>
          <table:table-cell table:formula="of:=RANDBETWEEN(1;4)" office:value-type="float" office:value="1" calcext:value-type="float">
            <text:p>1</text:p>
          </table:table-cell>
          <table:table-cell table:formula="of:=&quot;('&quot;&amp;[.B334]&amp;&quot;',&quot;&amp;[.H334]&amp;&quot;,'default','default','&quot;&amp;[.C334]&amp;&quot;'),&quot;" office:value-type="string" office:string-value="('Happier ',1,'default','default',' Olivia Rodrigo')," calcext:value-type="string">
            <text:p>('Happier ',1,'default','default',' Olivia Rodrigo'),</text:p>
          </table:table-cell>
        </table:table-row>
        <table:table-row table:style-name="ro2">
          <table:table-cell office:value-type="string" calcext:value-type="string">
            <text:p><text:a xlink:href="https://www.songfacts.com/facts/billie-eilish/happier-than-ever" xlink:type="simple">Happier Than Ever</text:a> - Billie Eilish</text:p>
          </table:table-cell>
          <table:table-cell table:formula="of:=LEFT([.A335];(FIND(&quot;-&quot;;[.A335])-1))" office:value-type="string" office:string-value="Happier Than Ever " calcext:value-type="string">
            <text:p>Happier Than Ever </text:p>
          </table:table-cell>
          <table:table-cell table:formula="of:=SUBSTITUTE([.A335];LEFT([.A335];(FIND(&quot;-&quot;;[.A335])));&quot;&quot;)" office:value-type="string" office:string-value=" Billie Eilish" calcext:value-type="string">
            <text:p><text:s/>Billie Eilish</text:p>
          </table:table-cell>
          <table:table-cell table:number-columns-repeated="4"/>
          <table:table-cell table:formula="of:=RANDBETWEEN(1;4)" office:value-type="float" office:value="2" calcext:value-type="float">
            <text:p>2</text:p>
          </table:table-cell>
          <table:table-cell table:formula="of:=&quot;('&quot;&amp;[.B335]&amp;&quot;',&quot;&amp;[.H335]&amp;&quot;,'default','default','&quot;&amp;[.C335]&amp;&quot;'),&quot;" office:value-type="string" office:string-value="('Happier Than Ever ',2,'default','default',' Billie Eilish')," calcext:value-type="string">
            <text:p>('Happier Than Ever ',2,'default','default',' Billie Eilish'),</text:p>
          </table:table-cell>
        </table:table-row>
        <table:table-row table:style-name="ro3">
          <table:table-cell office:value-type="string" calcext:value-type="string">
            <text:p><text:a xlink:href="https://www.songfacts.com/facts/sam-williams/happy-all-the-time" xlink:type="simple">Happy All The Time</text:a> - Sam Williams</text:p>
          </table:table-cell>
          <table:table-cell table:formula="of:=LEFT([.A336];(FIND(&quot;-&quot;;[.A336])-1))" office:value-type="string" office:string-value="Happy All The Time " calcext:value-type="string">
            <text:p>Happy All The Time </text:p>
          </table:table-cell>
          <table:table-cell table:formula="of:=SUBSTITUTE([.A336];LEFT([.A336];(FIND(&quot;-&quot;;[.A336])));&quot;&quot;)" office:value-type="string" office:string-value=" Sam Williams" calcext:value-type="string">
            <text:p><text:s/>Sam Williams</text:p>
          </table:table-cell>
          <table:table-cell table:number-columns-repeated="4"/>
          <table:table-cell table:formula="of:=RANDBETWEEN(1;4)" office:value-type="float" office:value="1" calcext:value-type="float">
            <text:p>1</text:p>
          </table:table-cell>
          <table:table-cell table:formula="of:=&quot;('&quot;&amp;[.B336]&amp;&quot;',&quot;&amp;[.H336]&amp;&quot;,'default','default','&quot;&amp;[.C336]&amp;&quot;'),&quot;" office:value-type="string" office:string-value="('Happy All The Time ',1,'default','default',' Sam Williams')," calcext:value-type="string">
            <text:p>('Happy All The Time ',1,'default','default',' Sam Williams'),</text:p>
          </table:table-cell>
        </table:table-row>
        <table:table-row table:style-name="ro2">
          <table:table-cell office:value-type="string" calcext:value-type="string">
            <text:p><text:a xlink:href="https://www.songfacts.com/facts/toby-keith/happy-birthday-america" xlink:type="simple">Happy Birthday America</text:a> - Toby Keith</text:p>
          </table:table-cell>
          <table:table-cell table:formula="of:=LEFT([.A337];(FIND(&quot;-&quot;;[.A337])-1))" office:value-type="string" office:string-value="Happy Birthday America " calcext:value-type="string">
            <text:p>Happy Birthday America </text:p>
          </table:table-cell>
          <table:table-cell table:formula="of:=SUBSTITUTE([.A337];LEFT([.A337];(FIND(&quot;-&quot;;[.A337])));&quot;&quot;)" office:value-type="string" office:string-value=" Toby Keith" calcext:value-type="string">
            <text:p><text:s/>Toby Keith</text:p>
          </table:table-cell>
          <table:table-cell table:number-columns-repeated="4"/>
          <table:table-cell table:formula="of:=RANDBETWEEN(1;4)" office:value-type="float" office:value="4" calcext:value-type="float">
            <text:p>4</text:p>
          </table:table-cell>
          <table:table-cell table:formula="of:=&quot;('&quot;&amp;[.B337]&amp;&quot;',&quot;&amp;[.H337]&amp;&quot;,'default','default','&quot;&amp;[.C337]&amp;&quot;'),&quot;" office:value-type="string" office:string-value="('Happy Birthday America ',4,'default','default',' Toby Keith')," calcext:value-type="string">
            <text:p>('Happy Birthday America ',4,'default','default',' Toby Keith'),</text:p>
          </table:table-cell>
        </table:table-row>
        <table:table-row table:style-name="ro2">
          <table:table-cell office:value-type="string" calcext:value-type="string">
            <text:p>Hard Skool - Guns N Roses</text:p>
          </table:table-cell>
          <table:table-cell table:formula="of:=LEFT([.A338];(FIND(&quot;-&quot;;[.A338])-1))" office:value-type="string" office:string-value="Hard Skool " calcext:value-type="string">
            <text:p>Hard Skool </text:p>
          </table:table-cell>
          <table:table-cell table:formula="of:=SUBSTITUTE([.A338];LEFT([.A338];(FIND(&quot;-&quot;;[.A338])));&quot;&quot;)" office:value-type="string" office:string-value=" Guns N Roses" calcext:value-type="string">
            <text:p><text:s/>Guns N Roses</text:p>
          </table:table-cell>
          <table:table-cell table:number-columns-repeated="4"/>
          <table:table-cell table:formula="of:=RANDBETWEEN(1;4)" office:value-type="float" office:value="3" calcext:value-type="float">
            <text:p>3</text:p>
          </table:table-cell>
          <table:table-cell table:formula="of:=&quot;('&quot;&amp;[.B338]&amp;&quot;',&quot;&amp;[.H338]&amp;&quot;,'default','default','&quot;&amp;[.C338]&amp;&quot;'),&quot;" office:value-type="string" office:string-value="('Hard Skool ',3,'default','default',' Guns N Roses')," calcext:value-type="string">
            <text:p>('Hard Skool ',3,'default','default',' Guns N Roses'),</text:p>
          </table:table-cell>
        </table:table-row>
        <table:table-row table:style-name="ro2">
          <table:table-cell office:value-type="string" calcext:value-type="string">
            <text:p><text:a xlink:href="https://www.songfacts.com/facts/dodie/hate-myself" xlink:type="simple">Hate Myself</text:a> - Dodie</text:p>
          </table:table-cell>
          <table:table-cell table:formula="of:=LEFT([.A339];(FIND(&quot;-&quot;;[.A339])-1))" office:value-type="string" office:string-value="Hate Myself " calcext:value-type="string">
            <text:p>Hate Myself </text:p>
          </table:table-cell>
          <table:table-cell table:formula="of:=SUBSTITUTE([.A339];LEFT([.A339];(FIND(&quot;-&quot;;[.A339])));&quot;&quot;)" office:value-type="string" office:string-value=" Dodie" calcext:value-type="string">
            <text:p><text:s/>Dodie</text:p>
          </table:table-cell>
          <table:table-cell table:number-columns-repeated="4"/>
          <table:table-cell table:formula="of:=RANDBETWEEN(1;4)" office:value-type="float" office:value="4" calcext:value-type="float">
            <text:p>4</text:p>
          </table:table-cell>
          <table:table-cell table:formula="of:=&quot;('&quot;&amp;[.B339]&amp;&quot;',&quot;&amp;[.H339]&amp;&quot;,'default','default','&quot;&amp;[.C339]&amp;&quot;'),&quot;" office:value-type="string" office:string-value="('Hate Myself ',4,'default','default',' Dodie')," calcext:value-type="string">
            <text:p>('Hate Myself ',4,'default','default',' Dodie'),</text:p>
          </table:table-cell>
        </table:table-row>
        <table:table-row table:style-name="ro3">
          <table:table-cell office:value-type="string" calcext:value-type="string">
            <text:p><text:a xlink:href="https://www.songfacts.com/facts/lil-baby-and-lil-durk/hats-off" xlink:type="simple">Hats Off</text:a> - Lil Baby and Lil Durk</text:p>
          </table:table-cell>
          <table:table-cell table:formula="of:=LEFT([.A340];(FIND(&quot;-&quot;;[.A340])-1))" office:value-type="string" office:string-value="Hats Off " calcext:value-type="string">
            <text:p>Hats Off </text:p>
          </table:table-cell>
          <table:table-cell table:formula="of:=SUBSTITUTE([.A340];LEFT([.A340];(FIND(&quot;-&quot;;[.A340])));&quot;&quot;)" office:value-type="string" office:string-value=" Lil Baby and Lil Durk" calcext:value-type="string">
            <text:p><text:s/>Lil Baby and Lil Durk</text:p>
          </table:table-cell>
          <table:table-cell table:number-columns-repeated="4"/>
          <table:table-cell table:formula="of:=RANDBETWEEN(1;4)" office:value-type="float" office:value="1" calcext:value-type="float">
            <text:p>1</text:p>
          </table:table-cell>
          <table:table-cell table:formula="of:=&quot;('&quot;&amp;[.B340]&amp;&quot;',&quot;&amp;[.H340]&amp;&quot;,'default','default','&quot;&amp;[.C340]&amp;&quot;'),&quot;" office:value-type="string" office:string-value="('Hats Off ',1,'default','default',' Lil Baby and Lil Durk')," calcext:value-type="string">
            <text:p>('Hats Off ',1,'default','default',' Lil Baby and Lil Durk'),</text:p>
          </table:table-cell>
        </table:table-row>
        <table:table-row table:style-name="ro3">
          <table:table-cell office:value-type="string" calcext:value-type="string">
            <text:p><text:a xlink:href="https://www.songfacts.com/facts/benedict-cork/have-a-good-life-see-you-never" xlink:type="simple">Have a Good Life (See You Never)</text:a> - Benedict Cork</text:p>
          </table:table-cell>
          <table:table-cell table:formula="of:=LEFT([.A341];(FIND(&quot;-&quot;;[.A341])-1))" office:value-type="string" office:string-value="Have a Good Life (See You Never) " calcext:value-type="string">
            <text:p>Have a Good Life (See You Never) </text:p>
          </table:table-cell>
          <table:table-cell table:formula="of:=SUBSTITUTE([.A341];LEFT([.A341];(FIND(&quot;-&quot;;[.A341])));&quot;&quot;)" office:value-type="string" office:string-value=" Benedict Cork" calcext:value-type="string">
            <text:p><text:s/>Benedict Cork</text:p>
          </table:table-cell>
          <table:table-cell table:number-columns-repeated="4"/>
          <table:table-cell table:formula="of:=RANDBETWEEN(1;4)" office:value-type="float" office:value="4" calcext:value-type="float">
            <text:p>4</text:p>
          </table:table-cell>
          <table:table-cell table:formula="of:=&quot;('&quot;&amp;[.B341]&amp;&quot;',&quot;&amp;[.H341]&amp;&quot;,'default','default','&quot;&amp;[.C341]&amp;&quot;'),&quot;" office:value-type="string" office:string-value="('Have a Good Life (See You Never) ',4,'default','default',' Benedict Cork')," calcext:value-type="string">
            <text:p>('Have a Good Life (See You Never) ',4,'default','default',' Benedict Cork'),</text:p>
          </table:table-cell>
        </table:table-row>
        <table:table-row table:style-name="ro2">
          <table:table-cell office:value-type="string" calcext:value-type="string">
            <text:p><text:a xlink:href="https://www.songfacts.com/facts/chloe/have-mercy" xlink:type="simple">Have Mercy</text:a> - Chlöe</text:p>
          </table:table-cell>
          <table:table-cell table:formula="of:=LEFT([.A342];(FIND(&quot;-&quot;;[.A342])-1))" office:value-type="string" office:string-value="Have Mercy " calcext:value-type="string">
            <text:p>Have Mercy </text:p>
          </table:table-cell>
          <table:table-cell table:formula="of:=SUBSTITUTE([.A342];LEFT([.A342];(FIND(&quot;-&quot;;[.A342])));&quot;&quot;)" office:value-type="string" office:string-value=" Chlöe" calcext:value-type="string">
            <text:p><text:s/>Chlöe</text:p>
          </table:table-cell>
          <table:table-cell table:number-columns-repeated="4"/>
          <table:table-cell table:formula="of:=RANDBETWEEN(1;4)" office:value-type="float" office:value="2" calcext:value-type="float">
            <text:p>2</text:p>
          </table:table-cell>
          <table:table-cell table:formula="of:=&quot;('&quot;&amp;[.B342]&amp;&quot;',&quot;&amp;[.H342]&amp;&quot;,'default','default','&quot;&amp;[.C342]&amp;&quot;'),&quot;" office:value-type="string" office:string-value="('Have Mercy ',2,'default','default',' Chlöe')," calcext:value-type="string">
            <text:p>('Have Mercy ',2,'default','default',' Chlöe'),</text:p>
          </table:table-cell>
        </table:table-row>
        <table:table-row table:style-name="ro2">
          <table:table-cell office:value-type="string" calcext:value-type="string">
            <text:p><text:a xlink:href="https://www.songfacts.com/facts/migos/having-our-way" xlink:type="simple">Having Our Way</text:a> - Migos</text:p>
          </table:table-cell>
          <table:table-cell table:formula="of:=LEFT([.A343];(FIND(&quot;-&quot;;[.A343])-1))" office:value-type="string" office:string-value="Having Our Way " calcext:value-type="string">
            <text:p>Having Our Way </text:p>
          </table:table-cell>
          <table:table-cell table:formula="of:=SUBSTITUTE([.A343];LEFT([.A343];(FIND(&quot;-&quot;;[.A343])));&quot;&quot;)" office:value-type="string" office:string-value=" Migos" calcext:value-type="string">
            <text:p><text:s/>Migos</text:p>
          </table:table-cell>
          <table:table-cell table:number-columns-repeated="4"/>
          <table:table-cell table:formula="of:=RANDBETWEEN(1;4)" office:value-type="float" office:value="1" calcext:value-type="float">
            <text:p>1</text:p>
          </table:table-cell>
          <table:table-cell table:formula="of:=&quot;('&quot;&amp;[.B343]&amp;&quot;',&quot;&amp;[.H343]&amp;&quot;,'default','default','&quot;&amp;[.C343]&amp;&quot;'),&quot;" office:value-type="string" office:string-value="('Having Our Way ',1,'default','default',' Migos')," calcext:value-type="string">
            <text:p>('Having Our Way ',1,'default','default',' Migos'),</text:p>
          </table:table-cell>
        </table:table-row>
        <table:table-row table:style-name="ro2">
          <table:table-cell office:value-type="string" calcext:value-type="string">
            <text:p><text:a xlink:href="https://www.songfacts.com/facts/chvrches/he-said-she-said" xlink:type="simple">He Said She Said</text:a> - Chvrches</text:p>
          </table:table-cell>
          <table:table-cell table:formula="of:=LEFT([.A344];(FIND(&quot;-&quot;;[.A344])-1))" office:value-type="string" office:string-value="He Said She Said " calcext:value-type="string">
            <text:p>He Said She Said </text:p>
          </table:table-cell>
          <table:table-cell table:formula="of:=SUBSTITUTE([.A344];LEFT([.A344];(FIND(&quot;-&quot;;[.A344])));&quot;&quot;)" office:value-type="string" office:string-value=" Chvrches" calcext:value-type="string">
            <text:p><text:s/>Chvrches</text:p>
          </table:table-cell>
          <table:table-cell table:number-columns-repeated="4"/>
          <table:table-cell table:formula="of:=RANDBETWEEN(1;4)" office:value-type="float" office:value="3" calcext:value-type="float">
            <text:p>3</text:p>
          </table:table-cell>
          <table:table-cell table:formula="of:=&quot;('&quot;&amp;[.B344]&amp;&quot;',&quot;&amp;[.H344]&amp;&quot;,'default','default','&quot;&amp;[.C344]&amp;&quot;'),&quot;" office:value-type="string" office:string-value="('He Said She Said ',3,'default','default',' Chvrches')," calcext:value-type="string">
            <text:p>('He Said She Said ',3,'default','default',' Chvrches'),</text:p>
          </table:table-cell>
        </table:table-row>
        <table:table-row table:style-name="ro2">
          <table:table-cell office:value-type="string" calcext:value-type="string">
            <text:p><text:a xlink:href="https://www.songfacts.com/facts/dave/heart-attack" xlink:type="simple">Heart Attack</text:a> - Dave</text:p>
          </table:table-cell>
          <table:table-cell table:formula="of:=LEFT([.A345];(FIND(&quot;-&quot;;[.A345])-1))" office:value-type="string" office:string-value="Heart Attack " calcext:value-type="string">
            <text:p>Heart Attack </text:p>
          </table:table-cell>
          <table:table-cell table:formula="of:=SUBSTITUTE([.A345];LEFT([.A345];(FIND(&quot;-&quot;;[.A345])));&quot;&quot;)" office:value-type="string" office:string-value=" Dave" calcext:value-type="string">
            <text:p><text:s/>Dave</text:p>
          </table:table-cell>
          <table:table-cell table:number-columns-repeated="4"/>
          <table:table-cell table:formula="of:=RANDBETWEEN(1;4)" office:value-type="float" office:value="4" calcext:value-type="float">
            <text:p>4</text:p>
          </table:table-cell>
          <table:table-cell table:formula="of:=&quot;('&quot;&amp;[.B345]&amp;&quot;',&quot;&amp;[.H345]&amp;&quot;,'default','default','&quot;&amp;[.C345]&amp;&quot;'),&quot;" office:value-type="string" office:string-value="('Heart Attack ',4,'default','default',' Dave')," calcext:value-type="string">
            <text:p>('Heart Attack ',4,'default','default',' Dave'),</text:p>
          </table:table-cell>
        </table:table-row>
        <table:table-row table:style-name="ro2">
          <table:table-cell office:value-type="string" calcext:value-type="string">
            <text:p><text:a xlink:href="https://www.songfacts.com/facts/harlor/heart-games" xlink:type="simple">Heart Games</text:a> - HARLOR</text:p>
          </table:table-cell>
          <table:table-cell table:formula="of:=LEFT([.A346];(FIND(&quot;-&quot;;[.A346])-1))" office:value-type="string" office:string-value="Heart Games " calcext:value-type="string">
            <text:p>Heart Games </text:p>
          </table:table-cell>
          <table:table-cell table:formula="of:=SUBSTITUTE([.A346];LEFT([.A346];(FIND(&quot;-&quot;;[.A346])));&quot;&quot;)" office:value-type="string" office:string-value=" HARLOR" calcext:value-type="string">
            <text:p><text:s/>HARLOR</text:p>
          </table:table-cell>
          <table:table-cell table:number-columns-repeated="4"/>
          <table:table-cell table:formula="of:=RANDBETWEEN(1;4)" office:value-type="float" office:value="2" calcext:value-type="float">
            <text:p>2</text:p>
          </table:table-cell>
          <table:table-cell table:formula="of:=&quot;('&quot;&amp;[.B346]&amp;&quot;',&quot;&amp;[.H346]&amp;&quot;,'default','default','&quot;&amp;[.C346]&amp;&quot;'),&quot;" office:value-type="string" office:string-value="('Heart Games ',2,'default','default',' HARLOR')," calcext:value-type="string">
            <text:p>('Heart Games ',2,'default','default',' HARLOR'),</text:p>
          </table:table-cell>
        </table:table-row>
        <table:table-row table:style-name="ro2">
          <table:table-cell office:value-type="string" calcext:value-type="string">
            <text:p><text:a xlink:href="https://www.songfacts.com/facts/eric-church/heart-on-fire" xlink:type="simple">Heart On Fire</text:a> - Eric Church</text:p>
          </table:table-cell>
          <table:table-cell table:formula="of:=LEFT([.A347];(FIND(&quot;-&quot;;[.A347])-1))" office:value-type="string" office:string-value="Heart On Fire " calcext:value-type="string">
            <text:p>Heart On Fire </text:p>
          </table:table-cell>
          <table:table-cell table:formula="of:=SUBSTITUTE([.A347];LEFT([.A347];(FIND(&quot;-&quot;;[.A347])));&quot;&quot;)" office:value-type="string" office:string-value=" Eric Church" calcext:value-type="string">
            <text:p><text:s/>Eric Church</text:p>
          </table:table-cell>
          <table:table-cell table:number-columns-repeated="4"/>
          <table:table-cell table:formula="of:=RANDBETWEEN(1;4)" office:value-type="float" office:value="3" calcext:value-type="float">
            <text:p>3</text:p>
          </table:table-cell>
          <table:table-cell table:formula="of:=&quot;('&quot;&amp;[.B347]&amp;&quot;',&quot;&amp;[.H347]&amp;&quot;,'default','default','&quot;&amp;[.C347]&amp;&quot;'),&quot;" office:value-type="string" office:string-value="('Heart On Fire ',3,'default','default',' Eric Church')," calcext:value-type="string">
            <text:p>('Heart On Fire ',3,'default','default',' Eric Church'),</text:p>
          </table:table-cell>
        </table:table-row>
        <table:table-row table:style-name="ro3">
          <table:table-cell office:value-type="string" calcext:value-type="string">
            <text:p><text:a xlink:href="https://www.songfacts.com/facts/nick-cave-the-bad-seeds/heart-that-kills-you" xlink:type="simple">Heart That Kills You</text:a> - Nick Cave &amp; the Bad Seeds</text:p>
          </table:table-cell>
          <table:table-cell table:formula="of:=LEFT([.A348];(FIND(&quot;-&quot;;[.A348])-1))" office:value-type="string" office:string-value="Heart That Kills You " calcext:value-type="string">
            <text:p>Heart That Kills You </text:p>
          </table:table-cell>
          <table:table-cell table:formula="of:=SUBSTITUTE([.A348];LEFT([.A348];(FIND(&quot;-&quot;;[.A348])));&quot;&quot;)" office:value-type="string" office:string-value=" Nick Cave &amp; the Bad Seeds" calcext:value-type="string">
            <text:p><text:s/>Nick Cave &amp; the Bad Seeds</text:p>
          </table:table-cell>
          <table:table-cell table:number-columns-repeated="4"/>
          <table:table-cell table:formula="of:=RANDBETWEEN(1;4)" office:value-type="float" office:value="3" calcext:value-type="float">
            <text:p>3</text:p>
          </table:table-cell>
          <table:table-cell table:formula="of:=&quot;('&quot;&amp;[.B348]&amp;&quot;',&quot;&amp;[.H348]&amp;&quot;,'default','default','&quot;&amp;[.C348]&amp;&quot;'),&quot;" office:value-type="string" office:string-value="('Heart That Kills You ',3,'default','default',' Nick Cave &amp; the Bad Seeds')," calcext:value-type="string">
            <text:p>('Heart That Kills You ',3,'default','default',' Nick Cave &amp; the Bad Seeds'),</text:p>
          </table:table-cell>
        </table:table-row>
        <table:table-row table:style-name="ro2">
          <table:table-cell office:value-type="string" calcext:value-type="string">
            <text:p><text:a xlink:href="https://www.songfacts.com/facts/galantis/heartbreak-anthem" xlink:type="simple">Heartbreak Anthem</text:a> - Galantis</text:p>
          </table:table-cell>
          <table:table-cell table:formula="of:=LEFT([.A349];(FIND(&quot;-&quot;;[.A349])-1))" office:value-type="string" office:string-value="Heartbreak Anthem " calcext:value-type="string">
            <text:p>Heartbreak Anthem </text:p>
          </table:table-cell>
          <table:table-cell table:formula="of:=SUBSTITUTE([.A349];LEFT([.A349];(FIND(&quot;-&quot;;[.A349])));&quot;&quot;)" office:value-type="string" office:string-value=" Galantis" calcext:value-type="string">
            <text:p><text:s/>Galantis</text:p>
          </table:table-cell>
          <table:table-cell table:number-columns-repeated="4"/>
          <table:table-cell table:formula="of:=RANDBETWEEN(1;4)" office:value-type="float" office:value="2" calcext:value-type="float">
            <text:p>2</text:p>
          </table:table-cell>
          <table:table-cell table:formula="of:=&quot;('&quot;&amp;[.B349]&amp;&quot;',&quot;&amp;[.H349]&amp;&quot;,'default','default','&quot;&amp;[.C349]&amp;&quot;'),&quot;" office:value-type="string" office:string-value="('Heartbreak Anthem ',2,'default','default',' Galantis')," calcext:value-type="string">
            <text:p>('Heartbreak Anthem ',2,'default','default',' Galantis'),</text:p>
          </table:table-cell>
        </table:table-row>
        <table:table-row table:style-name="ro2">
          <table:table-cell office:value-type="string" calcext:value-type="string">
            <text:p><text:a xlink:href="https://www.songfacts.com/facts/jane-weaver/heartlow" xlink:type="simple">Heartlow</text:a> - Jane Weaver</text:p>
          </table:table-cell>
          <table:table-cell table:formula="of:=LEFT([.A350];(FIND(&quot;-&quot;;[.A350])-1))" office:value-type="string" office:string-value="Heartlow " calcext:value-type="string">
            <text:p>Heartlow </text:p>
          </table:table-cell>
          <table:table-cell table:formula="of:=SUBSTITUTE([.A350];LEFT([.A350];(FIND(&quot;-&quot;;[.A350])));&quot;&quot;)" office:value-type="string" office:string-value=" Jane Weaver" calcext:value-type="string">
            <text:p><text:s/>Jane Weaver</text:p>
          </table:table-cell>
          <table:table-cell table:number-columns-repeated="4"/>
          <table:table-cell table:formula="of:=RANDBETWEEN(1;4)" office:value-type="float" office:value="1" calcext:value-type="float">
            <text:p>1</text:p>
          </table:table-cell>
          <table:table-cell table:formula="of:=&quot;('&quot;&amp;[.B350]&amp;&quot;',&quot;&amp;[.H350]&amp;&quot;,'default','default','&quot;&amp;[.C350]&amp;&quot;'),&quot;" office:value-type="string" office:string-value="('Heartlow ',1,'default','default',' Jane Weaver')," calcext:value-type="string">
            <text:p>('Heartlow ',1,'default','default',' Jane Weaver'),</text:p>
          </table:table-cell>
        </table:table-row>
        <table:table-row table:style-name="ro3">
          <table:table-cell office:value-type="string" calcext:value-type="string">
            <text:p><text:a xlink:href="https://www.songfacts.com/facts/greta-van-fleet/heat-above" xlink:type="simple">Heat Above</text:a> - Greta Van Fleet</text:p>
          </table:table-cell>
          <table:table-cell table:formula="of:=LEFT([.A351];(FIND(&quot;-&quot;;[.A351])-1))" office:value-type="string" office:string-value="Heat Above " calcext:value-type="string">
            <text:p>Heat Above </text:p>
          </table:table-cell>
          <table:table-cell table:formula="of:=SUBSTITUTE([.A351];LEFT([.A351];(FIND(&quot;-&quot;;[.A351])));&quot;&quot;)" office:value-type="string" office:string-value=" Greta Van Fleet" calcext:value-type="string">
            <text:p><text:s/>Greta Van Fleet</text:p>
          </table:table-cell>
          <table:table-cell table:number-columns-repeated="4"/>
          <table:table-cell table:formula="of:=RANDBETWEEN(1;4)" office:value-type="float" office:value="2" calcext:value-type="float">
            <text:p>2</text:p>
          </table:table-cell>
          <table:table-cell table:formula="of:=&quot;('&quot;&amp;[.B351]&amp;&quot;',&quot;&amp;[.H351]&amp;&quot;,'default','default','&quot;&amp;[.C351]&amp;&quot;'),&quot;" office:value-type="string" office:string-value="('Heat Above ',2,'default','default',' Greta Van Fleet')," calcext:value-type="string">
            <text:p>('Heat Above ',2,'default','default',' Greta Van Fleet'),</text:p>
          </table:table-cell>
        </table:table-row>
        <table:table-row table:style-name="ro2">
          <table:table-cell office:value-type="string" calcext:value-type="string">
            <text:p><text:a xlink:href="https://www.songfacts.com/facts/kanye-west/heaven-and-hell" xlink:type="simple">Heaven And Hell</text:a> - Kanye West</text:p>
          </table:table-cell>
          <table:table-cell table:formula="of:=LEFT([.A352];(FIND(&quot;-&quot;;[.A352])-1))" office:value-type="string" office:string-value="Heaven And Hell " calcext:value-type="string">
            <text:p>Heaven And Hell </text:p>
          </table:table-cell>
          <table:table-cell table:formula="of:=SUBSTITUTE([.A352];LEFT([.A352];(FIND(&quot;-&quot;;[.A352])));&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352]&amp;&quot;',&quot;&amp;[.H352]&amp;&quot;,'default','default','&quot;&amp;[.C352]&amp;&quot;'),&quot;" office:value-type="string" office:string-value="('Heaven And Hell ',3,'default','default',' Kanye West')," calcext:value-type="string">
            <text:p>('Heaven And Hell ',3,'default','default',' Kanye West'),</text:p>
          </table:table-cell>
        </table:table-row>
        <table:table-row table:style-name="ro3">
          <table:table-cell office:value-type="string" calcext:value-type="string">
            <text:p><text:a xlink:href="https://www.songfacts.com/facts/thomas-rhett/heaven-right-now" xlink:type="simple">Heaven Right Now</text:a> - Thomas Rhett</text:p>
          </table:table-cell>
          <table:table-cell table:formula="of:=LEFT([.A353];(FIND(&quot;-&quot;;[.A353])-1))" office:value-type="string" office:string-value="Heaven Right Now " calcext:value-type="string">
            <text:p>Heaven Right Now </text:p>
          </table:table-cell>
          <table:table-cell table:formula="of:=SUBSTITUTE([.A353];LEFT([.A353];(FIND(&quot;-&quot;;[.A353])));&quot;&quot;)" office:value-type="string" office:string-value=" Thomas Rhett" calcext:value-type="string">
            <text:p><text:s/>Thomas Rhett</text:p>
          </table:table-cell>
          <table:table-cell table:number-columns-repeated="4"/>
          <table:table-cell table:formula="of:=RANDBETWEEN(1;4)" office:value-type="float" office:value="2" calcext:value-type="float">
            <text:p>2</text:p>
          </table:table-cell>
          <table:table-cell table:formula="of:=&quot;('&quot;&amp;[.B353]&amp;&quot;',&quot;&amp;[.H353]&amp;&quot;,'default','default','&quot;&amp;[.C353]&amp;&quot;'),&quot;" office:value-type="string" office:string-value="('Heaven Right Now ',2,'default','default',' Thomas Rhett')," calcext:value-type="string">
            <text:p>('Heaven Right Now ',2,'default','default',' Thomas Rhett'),</text:p>
          </table:table-cell>
        </table:table-row>
        <table:table-row table:style-name="ro2">
          <table:table-cell office:value-type="string" calcext:value-type="string">
            <text:p><text:a xlink:href="https://www.songfacts.com/facts/the-connells/helium" xlink:type="simple">Helium</text:a> - The Connells</text:p>
          </table:table-cell>
          <table:table-cell table:formula="of:=LEFT([.A354];(FIND(&quot;-&quot;;[.A354])-1))" office:value-type="string" office:string-value="Helium " calcext:value-type="string">
            <text:p>Helium </text:p>
          </table:table-cell>
          <table:table-cell table:formula="of:=SUBSTITUTE([.A354];LEFT([.A354];(FIND(&quot;-&quot;;[.A354])));&quot;&quot;)" office:value-type="string" office:string-value=" The Connells" calcext:value-type="string">
            <text:p><text:s/>The Connells</text:p>
          </table:table-cell>
          <table:table-cell table:number-columns-repeated="4"/>
          <table:table-cell table:formula="of:=RANDBETWEEN(1;4)" office:value-type="float" office:value="3" calcext:value-type="float">
            <text:p>3</text:p>
          </table:table-cell>
          <table:table-cell table:formula="of:=&quot;('&quot;&amp;[.B354]&amp;&quot;',&quot;&amp;[.H354]&amp;&quot;,'default','default','&quot;&amp;[.C354]&amp;&quot;'),&quot;" office:value-type="string" office:string-value="('Helium ',3,'default','default',' The Connells')," calcext:value-type="string">
            <text:p>('Helium ',3,'default','default',' The Connells'),</text:p>
          </table:table-cell>
        </table:table-row>
        <table:table-row table:style-name="ro2">
          <table:table-cell office:value-type="string" calcext:value-type="string">
            <text:p><text:a xlink:href="https://www.songfacts.com/facts/liz-phair/hey-lou" xlink:type="simple">Hey Lou</text:a> - Liz Phair</text:p>
          </table:table-cell>
          <table:table-cell table:formula="of:=LEFT([.A355];(FIND(&quot;-&quot;;[.A355])-1))" office:value-type="string" office:string-value="Hey Lou " calcext:value-type="string">
            <text:p>Hey Lou </text:p>
          </table:table-cell>
          <table:table-cell table:formula="of:=SUBSTITUTE([.A355];LEFT([.A355];(FIND(&quot;-&quot;;[.A355])));&quot;&quot;)" office:value-type="string" office:string-value=" Liz Phair" calcext:value-type="string">
            <text:p><text:s/>Liz Phair</text:p>
          </table:table-cell>
          <table:table-cell table:number-columns-repeated="4"/>
          <table:table-cell table:formula="of:=RANDBETWEEN(1;4)" office:value-type="float" office:value="3" calcext:value-type="float">
            <text:p>3</text:p>
          </table:table-cell>
          <table:table-cell table:formula="of:=&quot;('&quot;&amp;[.B355]&amp;&quot;',&quot;&amp;[.H355]&amp;&quot;,'default','default','&quot;&amp;[.C355]&amp;&quot;'),&quot;" office:value-type="string" office:string-value="('Hey Lou ',3,'default','default',' Liz Phair')," calcext:value-type="string">
            <text:p>('Hey Lou ',3,'default','default',' Liz Phair'),</text:p>
          </table:table-cell>
        </table:table-row>
        <table:table-row table:style-name="ro1">
          <table:table-cell office:value-type="string" calcext:value-type="string">
            <text:p><text:a xlink:href="https://www.songfacts.com/facts/texas/hi" xlink:type="simple">Hi</text:a> - Texas</text:p>
          </table:table-cell>
          <table:table-cell table:formula="of:=LEFT([.A356];(FIND(&quot;-&quot;;[.A356])-1))" office:value-type="string" office:string-value="Hi " calcext:value-type="string">
            <text:p>Hi </text:p>
          </table:table-cell>
          <table:table-cell table:formula="of:=SUBSTITUTE([.A356];LEFT([.A356];(FIND(&quot;-&quot;;[.A356])));&quot;&quot;)" office:value-type="string" office:string-value=" Texas" calcext:value-type="string">
            <text:p><text:s/>Texas</text:p>
          </table:table-cell>
          <table:table-cell table:number-columns-repeated="4"/>
          <table:table-cell table:formula="of:=RANDBETWEEN(1;4)" office:value-type="float" office:value="4" calcext:value-type="float">
            <text:p>4</text:p>
          </table:table-cell>
          <table:table-cell table:formula="of:=&quot;('&quot;&amp;[.B356]&amp;&quot;',&quot;&amp;[.H356]&amp;&quot;,'default','default','&quot;&amp;[.C356]&amp;&quot;'),&quot;" office:value-type="string" office:string-value="('Hi ',4,'default','default',' Texas')," calcext:value-type="string">
            <text:p>('Hi ',4,'default','default',' Texas'),</text:p>
          </table:table-cell>
        </table:table-row>
        <table:table-row table:style-name="ro5">
          <table:table-cell office:value-type="string" calcext:value-type="string">
            <text:p><text:a xlink:href="https://www.songfacts.com/facts/robert-plant-and-alison-krauss/high-and-lonesome" xlink:type="simple">High And Lonesome</text:a> - Robert Plant and Alison Krauss</text:p>
          </table:table-cell>
          <table:table-cell table:formula="of:=LEFT([.A357];(FIND(&quot;-&quot;;[.A357])-1))" office:value-type="string" office:string-value="High And Lonesome " calcext:value-type="string">
            <text:p>High And Lonesome </text:p>
          </table:table-cell>
          <table:table-cell table:formula="of:=SUBSTITUTE([.A357];LEFT([.A357];(FIND(&quot;-&quot;;[.A357])));&quot;&quot;)" office:value-type="string" office:string-value=" Robert Plant and Alison Krauss" calcext:value-type="string">
            <text:p><text:s/>Robert Plant and Alison Krauss</text:p>
          </table:table-cell>
          <table:table-cell table:number-columns-repeated="4"/>
          <table:table-cell table:formula="of:=RANDBETWEEN(1;4)" office:value-type="float" office:value="2" calcext:value-type="float">
            <text:p>2</text:p>
          </table:table-cell>
          <table:table-cell table:formula="of:=&quot;('&quot;&amp;[.B357]&amp;&quot;',&quot;&amp;[.H357]&amp;&quot;,'default','default','&quot;&amp;[.C357]&amp;&quot;'),&quot;" office:value-type="string" office:string-value="('High And Lonesome ',2,'default','default',' Robert Plant and Alison Krauss')," calcext:value-type="string">
            <text:p>('High And Lonesome ',2,'default','default',' Robert Plant and Alison Krauss'),</text:p>
          </table:table-cell>
        </table:table-row>
        <table:table-row table:style-name="ro2">
          <table:table-cell office:value-type="string" calcext:value-type="string">
            <text:p><text:a xlink:href="https://www.songfacts.com/facts/clean-bandit/higher" xlink:type="simple">Higher</text:a> - Clean Bandit</text:p>
          </table:table-cell>
          <table:table-cell table:formula="of:=LEFT([.A358];(FIND(&quot;-&quot;;[.A358])-1))" office:value-type="string" office:string-value="Higher " calcext:value-type="string">
            <text:p>Higher </text:p>
          </table:table-cell>
          <table:table-cell table:formula="of:=SUBSTITUTE([.A358];LEFT([.A358];(FIND(&quot;-&quot;;[.A358])));&quot;&quot;)" office:value-type="string" office:string-value=" Clean Bandit" calcext:value-type="string">
            <text:p><text:s/>Clean Bandit</text:p>
          </table:table-cell>
          <table:table-cell table:number-columns-repeated="4"/>
          <table:table-cell table:formula="of:=RANDBETWEEN(1;4)" office:value-type="float" office:value="1" calcext:value-type="float">
            <text:p>1</text:p>
          </table:table-cell>
          <table:table-cell table:formula="of:=&quot;('&quot;&amp;[.B358]&amp;&quot;',&quot;&amp;[.H358]&amp;&quot;,'default','default','&quot;&amp;[.C358]&amp;&quot;'),&quot;" office:value-type="string" office:string-value="('Higher ',1,'default','default',' Clean Bandit')," calcext:value-type="string">
            <text:p>('Higher ',1,'default','default',' Clean Bandit'),</text:p>
          </table:table-cell>
        </table:table-row>
        <table:table-row table:style-name="ro2">
          <table:table-cell office:value-type="string" calcext:value-type="string">
            <text:p><text:a xlink:href="https://www.songfacts.com/facts/coldplay/higher-power" xlink:type="simple">Higher Power</text:a> - Coldplay</text:p>
          </table:table-cell>
          <table:table-cell table:formula="of:=LEFT([.A359];(FIND(&quot;-&quot;;[.A359])-1))" office:value-type="string" office:string-value="Higher Power " calcext:value-type="string">
            <text:p>Higher Power </text:p>
          </table:table-cell>
          <table:table-cell table:formula="of:=SUBSTITUTE([.A359];LEFT([.A359];(FIND(&quot;-&quot;;[.A359])));&quot;&quot;)" office:value-type="string" office:string-value=" Coldplay" calcext:value-type="string">
            <text:p><text:s/>Coldplay</text:p>
          </table:table-cell>
          <table:table-cell table:number-columns-repeated="4"/>
          <table:table-cell table:formula="of:=RANDBETWEEN(1;4)" office:value-type="float" office:value="2" calcext:value-type="float">
            <text:p>2</text:p>
          </table:table-cell>
          <table:table-cell table:formula="of:=&quot;('&quot;&amp;[.B359]&amp;&quot;',&quot;&amp;[.H359]&amp;&quot;,'default','default','&quot;&amp;[.C359]&amp;&quot;'),&quot;" office:value-type="string" office:string-value="('Higher Power ',2,'default','default',' Coldplay')," calcext:value-type="string">
            <text:p>('Higher Power ',2,'default','default',' Coldplay'),</text:p>
          </table:table-cell>
        </table:table-row>
        <table:table-row table:style-name="ro2">
          <table:table-cell office:value-type="string" calcext:value-type="string">
            <text:p><text:a xlink:href="https://www.songfacts.com/facts/justin-bieber/hold-on" xlink:type="simple">Hold On</text:a> - Justin Bieber</text:p>
          </table:table-cell>
          <table:table-cell table:formula="of:=LEFT([.A360];(FIND(&quot;-&quot;;[.A360])-1))" office:value-type="string" office:string-value="Hold On " calcext:value-type="string">
            <text:p>Hold On </text:p>
          </table:table-cell>
          <table:table-cell table:formula="of:=SUBSTITUTE([.A360];LEFT([.A360];(FIND(&quot;-&quot;;[.A360])));&quot;&quot;)" office:value-type="string" office:string-value=" Justin Bieber" calcext:value-type="string">
            <text:p><text:s/>Justin Bieber</text:p>
          </table:table-cell>
          <table:table-cell table:number-columns-repeated="4"/>
          <table:table-cell table:formula="of:=RANDBETWEEN(1;4)" office:value-type="float" office:value="4" calcext:value-type="float">
            <text:p>4</text:p>
          </table:table-cell>
          <table:table-cell table:formula="of:=&quot;('&quot;&amp;[.B360]&amp;&quot;',&quot;&amp;[.H360]&amp;&quot;,'default','default','&quot;&amp;[.C360]&amp;&quot;'),&quot;" office:value-type="string" office:string-value="('Hold On ',4,'default','default',' Justin Bieber')," calcext:value-type="string">
            <text:p>('Hold On ',4,'default','default',' Justin Bieber'),</text:p>
          </table:table-cell>
        </table:table-row>
        <table:table-row table:style-name="ro2">
          <table:table-cell office:value-type="string" calcext:value-type="string">
            <text:p><text:a xlink:href="https://www.songfacts.com/facts/royal-blood/hold-on" xlink:type="simple">Hold On</text:a> - Royal Blood</text:p>
          </table:table-cell>
          <table:table-cell table:formula="of:=LEFT([.A361];(FIND(&quot;-&quot;;[.A361])-1))" office:value-type="string" office:string-value="Hold On " calcext:value-type="string">
            <text:p>Hold On </text:p>
          </table:table-cell>
          <table:table-cell table:formula="of:=SUBSTITUTE([.A361];LEFT([.A361];(FIND(&quot;-&quot;;[.A361])));&quot;&quot;)" office:value-type="string" office:string-value=" Royal Blood" calcext:value-type="string">
            <text:p><text:s/>Royal Blood</text:p>
          </table:table-cell>
          <table:table-cell table:number-columns-repeated="4"/>
          <table:table-cell table:formula="of:=RANDBETWEEN(1;4)" office:value-type="float" office:value="2" calcext:value-type="float">
            <text:p>2</text:p>
          </table:table-cell>
          <table:table-cell table:formula="of:=&quot;('&quot;&amp;[.B361]&amp;&quot;',&quot;&amp;[.H361]&amp;&quot;,'default','default','&quot;&amp;[.C361]&amp;&quot;'),&quot;" office:value-type="string" office:string-value="('Hold On ',2,'default','default',' Royal Blood')," calcext:value-type="string">
            <text:p>('Hold On ',2,'default','default',' Royal Blood'),</text:p>
          </table:table-cell>
        </table:table-row>
        <table:table-row table:style-name="ro2">
          <table:table-cell office:value-type="string" calcext:value-type="string">
            <text:p><text:a xlink:href="https://www.songfacts.com/facts/adele/hold-on" xlink:type="simple">Hold On</text:a> - Adele</text:p>
          </table:table-cell>
          <table:table-cell table:formula="of:=LEFT([.A362];(FIND(&quot;-&quot;;[.A362])-1))" office:value-type="string" office:string-value="Hold On " calcext:value-type="string">
            <text:p>Hold On </text:p>
          </table:table-cell>
          <table:table-cell table:formula="of:=SUBSTITUTE([.A362];LEFT([.A362];(FIND(&quot;-&quot;;[.A362])));&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362]&amp;&quot;',&quot;&amp;[.H362]&amp;&quot;,'default','default','&quot;&amp;[.C362]&amp;&quot;'),&quot;" office:value-type="string" office:string-value="('Hold On ',4,'default','default',' Adele')," calcext:value-type="string">
            <text:p>('Hold On ',4,'default','default',' Adele'),</text:p>
          </table:table-cell>
        </table:table-row>
        <table:table-row table:style-name="ro3">
          <table:table-cell office:value-type="string" calcext:value-type="string">
            <text:p><text:a xlink:href="https://www.songfacts.com/facts/lauren-daigle/hold-on-to-me" xlink:type="simple">Hold On To Me</text:a> - Lauren Daigle</text:p>
          </table:table-cell>
          <table:table-cell table:formula="of:=LEFT([.A363];(FIND(&quot;-&quot;;[.A363])-1))" office:value-type="string" office:string-value="Hold On To Me " calcext:value-type="string">
            <text:p>Hold On To Me </text:p>
          </table:table-cell>
          <table:table-cell table:formula="of:=SUBSTITUTE([.A363];LEFT([.A363];(FIND(&quot;-&quot;;[.A363])));&quot;&quot;)" office:value-type="string" office:string-value=" Lauren Daigle" calcext:value-type="string">
            <text:p><text:s/>Lauren Daigle</text:p>
          </table:table-cell>
          <table:table-cell table:number-columns-repeated="4"/>
          <table:table-cell table:formula="of:=RANDBETWEEN(1;4)" office:value-type="float" office:value="3" calcext:value-type="float">
            <text:p>3</text:p>
          </table:table-cell>
          <table:table-cell table:formula="of:=&quot;('&quot;&amp;[.B363]&amp;&quot;',&quot;&amp;[.H363]&amp;&quot;,'default','default','&quot;&amp;[.C363]&amp;&quot;'),&quot;" office:value-type="string" office:string-value="('Hold On To Me ',3,'default','default',' Lauren Daigle')," calcext:value-type="string">
            <text:p>('Hold On To Me ',3,'default','default',' Lauren Daigle'),</text:p>
          </table:table-cell>
        </table:table-row>
        <table:table-row table:style-name="ro1">
          <table:table-cell office:value-type="string" calcext:value-type="string">
            <text:p><text:a xlink:href="https://www.songfacts.com/facts/ksi/holiday" xlink:type="simple">Holiday</text:a> - KSI</text:p>
          </table:table-cell>
          <table:table-cell table:formula="of:=LEFT([.A364];(FIND(&quot;-&quot;;[.A364])-1))" office:value-type="string" office:string-value="Holiday " calcext:value-type="string">
            <text:p>Holiday </text:p>
          </table:table-cell>
          <table:table-cell table:formula="of:=SUBSTITUTE([.A364];LEFT([.A364];(FIND(&quot;-&quot;;[.A364])));&quot;&quot;)" office:value-type="string" office:string-value=" KSI" calcext:value-type="string">
            <text:p><text:s/>KSI</text:p>
          </table:table-cell>
          <table:table-cell table:number-columns-repeated="4"/>
          <table:table-cell table:formula="of:=RANDBETWEEN(1;4)" office:value-type="float" office:value="3" calcext:value-type="float">
            <text:p>3</text:p>
          </table:table-cell>
          <table:table-cell table:formula="of:=&quot;('&quot;&amp;[.B364]&amp;&quot;',&quot;&amp;[.H364]&amp;&quot;,'default','default','&quot;&amp;[.C364]&amp;&quot;'),&quot;" office:value-type="string" office:string-value="('Holiday ',3,'default','default',' KSI')," calcext:value-type="string">
            <text:p>('Holiday ',3,'default','default',' KSI'),</text:p>
          </table:table-cell>
        </table:table-row>
        <table:table-row table:style-name="ro2">
          <table:table-cell office:value-type="string" calcext:value-type="string">
            <text:p><text:a xlink:href="https://www.songfacts.com/facts/zayde-wolf/holy-water" xlink:type="simple">Holy Water</text:a> - Zayde Wolf</text:p>
          </table:table-cell>
          <table:table-cell table:formula="of:=LEFT([.A365];(FIND(&quot;-&quot;;[.A365])-1))" office:value-type="string" office:string-value="Holy Water " calcext:value-type="string">
            <text:p>Holy Water </text:p>
          </table:table-cell>
          <table:table-cell table:formula="of:=SUBSTITUTE([.A365];LEFT([.A365];(FIND(&quot;-&quot;;[.A365])));&quot;&quot;)" office:value-type="string" office:string-value=" Zayde Wolf" calcext:value-type="string">
            <text:p><text:s/>Zayde Wolf</text:p>
          </table:table-cell>
          <table:table-cell table:number-columns-repeated="4"/>
          <table:table-cell table:formula="of:=RANDBETWEEN(1;4)" office:value-type="float" office:value="2" calcext:value-type="float">
            <text:p>2</text:p>
          </table:table-cell>
          <table:table-cell table:formula="of:=&quot;('&quot;&amp;[.B365]&amp;&quot;',&quot;&amp;[.H365]&amp;&quot;,'default','default','&quot;&amp;[.C365]&amp;&quot;'),&quot;" office:value-type="string" office:string-value="('Holy Water ',2,'default','default',' Zayde Wolf')," calcext:value-type="string">
            <text:p>('Holy Water ',2,'default','default',' Zayde Wolf'),</text:p>
          </table:table-cell>
        </table:table-row>
        <table:table-row table:style-name="ro5">
          <table:table-cell office:value-type="string" calcext:value-type="string">
            <text:p><text:a xlink:href="https://www.songfacts.com/facts/analog-players-society/home-in-america" xlink:type="simple">Home In America</text:a> - Analog Players Society</text:p>
          </table:table-cell>
          <table:table-cell table:formula="of:=LEFT([.A366];(FIND(&quot;-&quot;;[.A366])-1))" office:value-type="string" office:string-value="Home In America " calcext:value-type="string">
            <text:p>Home In America </text:p>
          </table:table-cell>
          <table:table-cell table:formula="of:=SUBSTITUTE([.A366];LEFT([.A366];(FIND(&quot;-&quot;;[.A366])));&quot;&quot;)" office:value-type="string" office:string-value=" Analog Players Society" calcext:value-type="string">
            <text:p><text:s/>Analog Players Society</text:p>
          </table:table-cell>
          <table:table-cell table:number-columns-repeated="4"/>
          <table:table-cell table:formula="of:=RANDBETWEEN(1;4)" office:value-type="float" office:value="2" calcext:value-type="float">
            <text:p>2</text:p>
          </table:table-cell>
          <table:table-cell table:formula="of:=&quot;('&quot;&amp;[.B366]&amp;&quot;',&quot;&amp;[.H366]&amp;&quot;,'default','default','&quot;&amp;[.C366]&amp;&quot;'),&quot;" office:value-type="string" office:string-value="('Home In America ',2,'default','default',' Analog Players Society')," calcext:value-type="string">
            <text:p>('Home In America ',2,'default','default',' Analog Players Society'),</text:p>
          </table:table-cell>
        </table:table-row>
        <table:table-row table:style-name="ro2">
          <table:table-cell office:value-type="string" calcext:value-type="string">
            <text:p><text:a xlink:href="https://www.songfacts.com/facts/arlo-parks/hope" xlink:type="simple">Hope</text:a> - Arlo Parks</text:p>
          </table:table-cell>
          <table:table-cell table:formula="of:=LEFT([.A367];(FIND(&quot;-&quot;;[.A367])-1))" office:value-type="string" office:string-value="Hope " calcext:value-type="string">
            <text:p>Hope </text:p>
          </table:table-cell>
          <table:table-cell table:formula="of:=SUBSTITUTE([.A367];LEFT([.A367];(FIND(&quot;-&quot;;[.A367])));&quot;&quot;)" office:value-type="string" office:string-value=" Arlo Parks" calcext:value-type="string">
            <text:p><text:s/>Arlo Parks</text:p>
          </table:table-cell>
          <table:table-cell table:number-columns-repeated="4"/>
          <table:table-cell table:formula="of:=RANDBETWEEN(1;4)" office:value-type="float" office:value="4" calcext:value-type="float">
            <text:p>4</text:p>
          </table:table-cell>
          <table:table-cell table:formula="of:=&quot;('&quot;&amp;[.B367]&amp;&quot;',&quot;&amp;[.H367]&amp;&quot;,'default','default','&quot;&amp;[.C367]&amp;&quot;'),&quot;" office:value-type="string" office:string-value="('Hope ',4,'default','default',' Arlo Parks')," calcext:value-type="string">
            <text:p>('Hope ',4,'default','default',' Arlo Parks'),</text:p>
          </table:table-cell>
        </table:table-row>
        <table:table-row table:style-name="ro3">
          <table:table-cell office:value-type="string" calcext:value-type="string">
            <text:p><text:a xlink:href="https://www.songfacts.com/facts/olivia-rodrigo/hope-ur-ok" xlink:type="simple">Hope Ur Ok</text:a> - Olivia Rodrigo</text:p>
          </table:table-cell>
          <table:table-cell table:formula="of:=LEFT([.A368];(FIND(&quot;-&quot;;[.A368])-1))" office:value-type="string" office:string-value="Hope Ur Ok " calcext:value-type="string">
            <text:p>Hope Ur Ok </text:p>
          </table:table-cell>
          <table:table-cell table:formula="of:=SUBSTITUTE([.A368];LEFT([.A368];(FIND(&quot;-&quot;;[.A368])));&quot;&quot;)" office:value-type="string" office:string-value=" Olivia Rodrigo" calcext:value-type="string">
            <text:p><text:s/>Olivia Rodrigo</text:p>
          </table:table-cell>
          <table:table-cell table:number-columns-repeated="4"/>
          <table:table-cell table:formula="of:=RANDBETWEEN(1;4)" office:value-type="float" office:value="1" calcext:value-type="float">
            <text:p>1</text:p>
          </table:table-cell>
          <table:table-cell table:formula="of:=&quot;('&quot;&amp;[.B368]&amp;&quot;',&quot;&amp;[.H368]&amp;&quot;,'default','default','&quot;&amp;[.C368]&amp;&quot;'),&quot;" office:value-type="string" office:string-value="('Hope Ur Ok ',1,'default','default',' Olivia Rodrigo')," calcext:value-type="string">
            <text:p>('Hope Ur Ok ',1,'default','default',' Olivia Rodrigo'),</text:p>
          </table:table-cell>
        </table:table-row>
        <table:table-row table:style-name="ro3">
          <table:table-cell office:value-type="string" calcext:value-type="string">
            <text:p><text:a xlink:href="https://www.songfacts.com/facts/on-the-outside/how-beautiful" xlink:type="simple">How Beautiful</text:a> - On The Outside</text:p>
          </table:table-cell>
          <table:table-cell table:formula="of:=LEFT([.A369];(FIND(&quot;-&quot;;[.A369])-1))" office:value-type="string" office:string-value="How Beautiful " calcext:value-type="string">
            <text:p>How Beautiful </text:p>
          </table:table-cell>
          <table:table-cell table:formula="of:=SUBSTITUTE([.A369];LEFT([.A369];(FIND(&quot;-&quot;;[.A369])));&quot;&quot;)" office:value-type="string" office:string-value=" On The Outside" calcext:value-type="string">
            <text:p><text:s/>On The Outside</text:p>
          </table:table-cell>
          <table:table-cell table:number-columns-repeated="4"/>
          <table:table-cell table:formula="of:=RANDBETWEEN(1;4)" office:value-type="float" office:value="4" calcext:value-type="float">
            <text:p>4</text:p>
          </table:table-cell>
          <table:table-cell table:formula="of:=&quot;('&quot;&amp;[.B369]&amp;&quot;',&quot;&amp;[.H369]&amp;&quot;,'default','default','&quot;&amp;[.C369]&amp;&quot;'),&quot;" office:value-type="string" office:string-value="('How Beautiful ',4,'default','default',' On The Outside')," calcext:value-type="string">
            <text:p>('How Beautiful ',4,'default','default',' On The Outside'),</text:p>
          </table:table-cell>
        </table:table-row>
        <table:table-row table:style-name="ro2">
          <table:table-cell office:value-type="string" calcext:value-type="string">
            <text:p><text:a xlink:href="https://www.songfacts.com/facts/bleachers/how-dare-you-want-more" xlink:type="simple">How Dare You Want More</text:a> - Bleachers</text:p>
          </table:table-cell>
          <table:table-cell table:formula="of:=LEFT([.A370];(FIND(&quot;-&quot;;[.A370])-1))" office:value-type="string" office:string-value="How Dare You Want More " calcext:value-type="string">
            <text:p>How Dare You Want More </text:p>
          </table:table-cell>
          <table:table-cell table:formula="of:=SUBSTITUTE([.A370];LEFT([.A370];(FIND(&quot;-&quot;;[.A370])));&quot;&quot;)" office:value-type="string" office:string-value=" Bleachers" calcext:value-type="string">
            <text:p><text:s/>Bleachers</text:p>
          </table:table-cell>
          <table:table-cell table:number-columns-repeated="4"/>
          <table:table-cell table:formula="of:=RANDBETWEEN(1;4)" office:value-type="float" office:value="4" calcext:value-type="float">
            <text:p>4</text:p>
          </table:table-cell>
          <table:table-cell table:formula="of:=&quot;('&quot;&amp;[.B370]&amp;&quot;',&quot;&amp;[.H370]&amp;&quot;,'default','default','&quot;&amp;[.C370]&amp;&quot;'),&quot;" office:value-type="string" office:string-value="('How Dare You Want More ',4,'default','default',' Bleachers')," calcext:value-type="string">
            <text:p>('How Dare You Want More ',4,'default','default',' Bleachers'),</text:p>
          </table:table-cell>
        </table:table-row>
        <table:table-row table:style-name="ro3">
          <table:table-cell office:value-type="string" calcext:value-type="string">
            <text:p><text:a xlink:href="https://www.songfacts.com/facts/london-grammar/how-does-it-feel" xlink:type="simple">How Does It Feel</text:a> - London Grammar</text:p>
          </table:table-cell>
          <table:table-cell table:formula="of:=LEFT([.A371];(FIND(&quot;-&quot;;[.A371])-1))" office:value-type="string" office:string-value="How Does It Feel " calcext:value-type="string">
            <text:p>How Does It Feel </text:p>
          </table:table-cell>
          <table:table-cell table:formula="of:=SUBSTITUTE([.A371];LEFT([.A371];(FIND(&quot;-&quot;;[.A371])));&quot;&quot;)" office:value-type="string" office:string-value=" London Grammar" calcext:value-type="string">
            <text:p><text:s/>London Grammar</text:p>
          </table:table-cell>
          <table:table-cell table:number-columns-repeated="4"/>
          <table:table-cell table:formula="of:=RANDBETWEEN(1;4)" office:value-type="float" office:value="2" calcext:value-type="float">
            <text:p>2</text:p>
          </table:table-cell>
          <table:table-cell table:formula="of:=&quot;('&quot;&amp;[.B371]&amp;&quot;',&quot;&amp;[.H371]&amp;&quot;,'default','default','&quot;&amp;[.C371]&amp;&quot;'),&quot;" office:value-type="string" office:string-value="('How Does It Feel ',2,'default','default',' London Grammar')," calcext:value-type="string">
            <text:p>('How Does It Feel ',2,'default','default',' London Grammar'),</text:p>
          </table:table-cell>
        </table:table-row>
        <table:table-row table:style-name="ro2">
          <table:table-cell office:value-type="string" calcext:value-type="string">
            <text:p><text:a xlink:href="https://www.songfacts.com/facts/chvrches/how-not-to-drown" xlink:type="simple">How Not To Drown</text:a> - Chvrches</text:p>
          </table:table-cell>
          <table:table-cell table:formula="of:=LEFT([.A372];(FIND(&quot;-&quot;;[.A372])-1))" office:value-type="string" office:string-value="How Not To Drown " calcext:value-type="string">
            <text:p>How Not To Drown </text:p>
          </table:table-cell>
          <table:table-cell table:formula="of:=SUBSTITUTE([.A372];LEFT([.A372];(FIND(&quot;-&quot;;[.A372])));&quot;&quot;)" office:value-type="string" office:string-value=" Chvrches" calcext:value-type="string">
            <text:p><text:s/>Chvrches</text:p>
          </table:table-cell>
          <table:table-cell table:number-columns-repeated="4"/>
          <table:table-cell table:formula="of:=RANDBETWEEN(1;4)" office:value-type="float" office:value="2" calcext:value-type="float">
            <text:p>2</text:p>
          </table:table-cell>
          <table:table-cell table:formula="of:=&quot;('&quot;&amp;[.B372]&amp;&quot;',&quot;&amp;[.H372]&amp;&quot;,'default','default','&quot;&amp;[.C372]&amp;&quot;'),&quot;" office:value-type="string" office:string-value="('How Not To Drown ',2,'default','default',' Chvrches')," calcext:value-type="string">
            <text:p>('How Not To Drown ',2,'default','default',' Chvrches'),</text:p>
          </table:table-cell>
        </table:table-row>
        <table:table-row table:style-name="ro3">
          <table:table-cell office:value-type="string" calcext:value-type="string">
            <text:p><text:a xlink:href="https://www.songfacts.com/facts/brantley-gilbert/how-to-talk-to-girls" xlink:type="simple">How To Talk To Girls</text:a> - Brantley Gilbert</text:p>
          </table:table-cell>
          <table:table-cell table:formula="of:=LEFT([.A373];(FIND(&quot;-&quot;;[.A373])-1))" office:value-type="string" office:string-value="How To Talk To Girls " calcext:value-type="string">
            <text:p>How To Talk To Girls </text:p>
          </table:table-cell>
          <table:table-cell table:formula="of:=SUBSTITUTE([.A373];LEFT([.A373];(FIND(&quot;-&quot;;[.A373])));&quot;&quot;)" office:value-type="string" office:string-value=" Brantley Gilbert" calcext:value-type="string">
            <text:p><text:s/>Brantley Gilbert</text:p>
          </table:table-cell>
          <table:table-cell table:number-columns-repeated="4"/>
          <table:table-cell table:formula="of:=RANDBETWEEN(1;4)" office:value-type="float" office:value="1" calcext:value-type="float">
            <text:p>1</text:p>
          </table:table-cell>
          <table:table-cell table:formula="of:=&quot;('&quot;&amp;[.B373]&amp;&quot;',&quot;&amp;[.H373]&amp;&quot;,'default','default','&quot;&amp;[.C373]&amp;&quot;'),&quot;" office:value-type="string" office:string-value="('How To Talk To Girls ',1,'default','default',' Brantley Gilbert')," calcext:value-type="string">
            <text:p>('How To Talk To Girls ',1,'default','default',' Brantley Gilbert'),</text:p>
          </table:table-cell>
        </table:table-row>
        <table:table-row table:style-name="ro2">
          <table:table-cell office:value-type="string" calcext:value-type="string">
            <text:p><text:a xlink:href="https://www.songfacts.com/facts/priscilla-renea/hrs-and-hrs" xlink:type="simple">Hrs And Hrs</text:a> - Muni Long</text:p>
          </table:table-cell>
          <table:table-cell table:formula="of:=LEFT([.A374];(FIND(&quot;-&quot;;[.A374])-1))" office:value-type="string" office:string-value="Hrs And Hrs " calcext:value-type="string">
            <text:p>Hrs And Hrs </text:p>
          </table:table-cell>
          <table:table-cell table:formula="of:=SUBSTITUTE([.A374];LEFT([.A374];(FIND(&quot;-&quot;;[.A374])));&quot;&quot;)" office:value-type="string" office:string-value=" Muni Long" calcext:value-type="string">
            <text:p><text:s/>Muni Long</text:p>
          </table:table-cell>
          <table:table-cell table:number-columns-repeated="4"/>
          <table:table-cell table:formula="of:=RANDBETWEEN(1;4)" office:value-type="float" office:value="4" calcext:value-type="float">
            <text:p>4</text:p>
          </table:table-cell>
          <table:table-cell table:formula="of:=&quot;('&quot;&amp;[.B374]&amp;&quot;',&quot;&amp;[.H374]&amp;&quot;,'default','default','&quot;&amp;[.C374]&amp;&quot;'),&quot;" office:value-type="string" office:string-value="('Hrs And Hrs ',4,'default','default',' Muni Long')," calcext:value-type="string">
            <text:p>('Hrs And Hrs ',4,'default','default',' Muni Long'),</text:p>
          </table:table-cell>
        </table:table-row>
        <table:table-row table:style-name="ro2">
          <table:table-cell office:value-type="string" calcext:value-type="string">
            <text:p><text:a xlink:href="https://www.songfacts.com/facts/st-vincent/humming-interlude-1" xlink:type="simple">Humming (Interlude 1)</text:a> - St. Vincent</text:p>
          </table:table-cell>
          <table:table-cell table:formula="of:=LEFT([.A375];(FIND(&quot;-&quot;;[.A375])-1))" office:value-type="string" office:string-value="Humming (Interlude 1) " calcext:value-type="string">
            <text:p>Humming (Interlude 1) </text:p>
          </table:table-cell>
          <table:table-cell table:formula="of:=SUBSTITUTE([.A375];LEFT([.A375];(FIND(&quot;-&quot;;[.A375])));&quot;&quot;)" office:value-type="string" office:string-value=" St. Vincent" calcext:value-type="string">
            <text:p><text:s/>St. Vincent</text:p>
          </table:table-cell>
          <table:table-cell table:number-columns-repeated="4"/>
          <table:table-cell table:formula="of:=RANDBETWEEN(1;4)" office:value-type="float" office:value="3" calcext:value-type="float">
            <text:p>3</text:p>
          </table:table-cell>
          <table:table-cell table:formula="of:=&quot;('&quot;&amp;[.B375]&amp;&quot;',&quot;&amp;[.H375]&amp;&quot;,'default','default','&quot;&amp;[.C375]&amp;&quot;'),&quot;" office:value-type="string" office:string-value="('Humming (Interlude 1) ',3,'default','default',' St. Vincent')," calcext:value-type="string">
            <text:p>('Humming (Interlude 1) ',3,'default','default',' St. Vincent'),</text:p>
          </table:table-cell>
        </table:table-row>
        <table:table-row table:style-name="ro2">
          <table:table-cell office:value-type="string" calcext:value-type="string">
            <text:p><text:a xlink:href="https://www.songfacts.com/facts/kanye-west/hurricane" xlink:type="simple">Hurricane</text:a> - Kanye West</text:p>
          </table:table-cell>
          <table:table-cell table:formula="of:=LEFT([.A376];(FIND(&quot;-&quot;;[.A376])-1))" office:value-type="string" office:string-value="Hurricane " calcext:value-type="string">
            <text:p>Hurricane </text:p>
          </table:table-cell>
          <table:table-cell table:formula="of:=SUBSTITUTE([.A376];LEFT([.A376];(FIND(&quot;-&quot;;[.A376])));&quot;&quot;)" office:value-type="string" office:string-value=" Kanye West" calcext:value-type="string">
            <text:p><text:s/>Kanye West</text:p>
          </table:table-cell>
          <table:table-cell table:number-columns-repeated="4"/>
          <table:table-cell table:formula="of:=RANDBETWEEN(1;4)" office:value-type="float" office:value="1" calcext:value-type="float">
            <text:p>1</text:p>
          </table:table-cell>
          <table:table-cell table:formula="of:=&quot;('&quot;&amp;[.B376]&amp;&quot;',&quot;&amp;[.H376]&amp;&quot;,'default','default','&quot;&amp;[.C376]&amp;&quot;'),&quot;" office:value-type="string" office:string-value="('Hurricane ',1,'default','default',' Kanye West')," calcext:value-type="string">
            <text:p>('Hurricane ',1,'default','default',' Kanye West'),</text:p>
          </table:table-cell>
        </table:table-row>
        <table:table-row table:style-name="ro3">
          <table:table-cell office:value-type="string" calcext:value-type="string">
            <text:p>I Am Not A Woman, Im A God - Halsey</text:p>
          </table:table-cell>
          <table:table-cell table:formula="of:=LEFT([.A377];(FIND(&quot;-&quot;;[.A377])-1))" office:value-type="string" office:string-value="I Am Not A Woman, Im A God " calcext:value-type="string">
            <text:p>I Am Not A Woman, Im A God </text:p>
          </table:table-cell>
          <table:table-cell table:formula="of:=SUBSTITUTE([.A377];LEFT([.A377];(FIND(&quot;-&quot;;[.A377])));&quot;&quot;)" office:value-type="string" office:string-value=" Halsey" calcext:value-type="string">
            <text:p><text:s/>Halsey</text:p>
          </table:table-cell>
          <table:table-cell table:number-columns-repeated="4"/>
          <table:table-cell table:formula="of:=RANDBETWEEN(1;4)" office:value-type="float" office:value="2" calcext:value-type="float">
            <text:p>2</text:p>
          </table:table-cell>
          <table:table-cell table:formula="of:=&quot;('&quot;&amp;[.B377]&amp;&quot;',&quot;&amp;[.H377]&amp;&quot;,'default','default','&quot;&amp;[.C377]&amp;&quot;'),&quot;" office:value-type="string" office:string-value="('I Am Not A Woman, Im A God ',2,'default','default',' Halsey')," calcext:value-type="string">
            <text:p>('I Am Not A Woman, Im A God ',2,'default','default',' Halsey'),</text:p>
          </table:table-cell>
        </table:table-row>
        <table:table-row table:style-name="ro2">
          <table:table-cell office:value-type="string" calcext:value-type="string">
            <text:p><text:a xlink:href="https://www.songfacts.com/facts/emmy-meli/i-am-woman" xlink:type="simple">I Am Woman</text:a> - Emmy Meli</text:p>
          </table:table-cell>
          <table:table-cell table:formula="of:=LEFT([.A378];(FIND(&quot;-&quot;;[.A378])-1))" office:value-type="string" office:string-value="I Am Woman " calcext:value-type="string">
            <text:p>I Am Woman </text:p>
          </table:table-cell>
          <table:table-cell table:formula="of:=SUBSTITUTE([.A378];LEFT([.A378];(FIND(&quot;-&quot;;[.A378])));&quot;&quot;)" office:value-type="string" office:string-value=" Emmy Meli" calcext:value-type="string">
            <text:p><text:s/>Emmy Meli</text:p>
          </table:table-cell>
          <table:table-cell table:number-columns-repeated="4"/>
          <table:table-cell table:formula="of:=RANDBETWEEN(1;4)" office:value-type="float" office:value="4" calcext:value-type="float">
            <text:p>4</text:p>
          </table:table-cell>
          <table:table-cell table:formula="of:=&quot;('&quot;&amp;[.B378]&amp;&quot;',&quot;&amp;[.H378]&amp;&quot;,'default','default','&quot;&amp;[.C378]&amp;&quot;'),&quot;" office:value-type="string" office:string-value="('I Am Woman ',4,'default','default',' Emmy Meli')," calcext:value-type="string">
            <text:p>('I Am Woman ',4,'default','default',' Emmy Meli'),</text:p>
          </table:table-cell>
        </table:table-row>
        <table:table-row table:style-name="ro2">
          <table:table-cell office:value-type="string" calcext:value-type="string">
            <text:p><text:a xlink:href="https://www.songfacts.com/facts/taylor-swift/i-bet-you-think-about-me" xlink:type="simple">I Bet You Think About Me</text:a> - Taylor Swift</text:p>
          </table:table-cell>
          <table:table-cell table:formula="of:=LEFT([.A379];(FIND(&quot;-&quot;;[.A379])-1))" office:value-type="string" office:string-value="I Bet You Think About Me " calcext:value-type="string">
            <text:p>I Bet You Think About Me </text:p>
          </table:table-cell>
          <table:table-cell table:formula="of:=SUBSTITUTE([.A379];LEFT([.A379];(FIND(&quot;-&quot;;[.A379])));&quot;&quot;)" office:value-type="string" office:string-value=" Taylor Swift" calcext:value-type="string">
            <text:p><text:s/>Taylor Swift</text:p>
          </table:table-cell>
          <table:table-cell table:number-columns-repeated="4"/>
          <table:table-cell table:formula="of:=RANDBETWEEN(1;4)" office:value-type="float" office:value="3" calcext:value-type="float">
            <text:p>3</text:p>
          </table:table-cell>
          <table:table-cell table:formula="of:=&quot;('&quot;&amp;[.B379]&amp;&quot;',&quot;&amp;[.H379]&amp;&quot;,'default','default','&quot;&amp;[.C379]&amp;&quot;'),&quot;" office:value-type="string" office:string-value="('I Bet You Think About Me ',3,'default','default',' Taylor Swift')," calcext:value-type="string">
            <text:p>('I Bet You Think About Me ',3,'default','default',' Taylor Swift'),</text:p>
          </table:table-cell>
        </table:table-row>
        <table:table-row table:style-name="ro3">
          <table:table-cell office:value-type="string" calcext:value-type="string">
            <text:p>I Cant Fight This Feeling - Dug Pinnick</text:p>
          </table:table-cell>
          <table:table-cell table:formula="of:=LEFT([.A380];(FIND(&quot;-&quot;;[.A380])-1))" office:value-type="string" office:string-value="I Cant Fight This Feeling " calcext:value-type="string">
            <text:p>I Cant Fight This Feeling </text:p>
          </table:table-cell>
          <table:table-cell table:formula="of:=SUBSTITUTE([.A380];LEFT([.A380];(FIND(&quot;-&quot;;[.A380])));&quot;&quot;)" office:value-type="string" office:string-value=" Dug Pinnick" calcext:value-type="string">
            <text:p><text:s/>Dug Pinnick</text:p>
          </table:table-cell>
          <table:table-cell table:number-columns-repeated="4"/>
          <table:table-cell table:formula="of:=RANDBETWEEN(1;4)" office:value-type="float" office:value="2" calcext:value-type="float">
            <text:p>2</text:p>
          </table:table-cell>
          <table:table-cell table:formula="of:=&quot;('&quot;&amp;[.B380]&amp;&quot;',&quot;&amp;[.H380]&amp;&quot;,'default','default','&quot;&amp;[.C380]&amp;&quot;'),&quot;" office:value-type="string" office:string-value="('I Cant Fight This Feeling ',2,'default','default',' Dug Pinnick')," calcext:value-type="string">
            <text:p>('I Cant Fight This Feeling ',2,'default','default',' Dug Pinnick'),</text:p>
          </table:table-cell>
        </table:table-row>
        <table:table-row table:style-name="ro5">
          <table:table-cell office:value-type="string" calcext:value-type="string">
            <text:p>I Didnt Change My Number - Billie Eilish</text:p>
          </table:table-cell>
          <table:table-cell table:formula="of:=LEFT([.A381];(FIND(&quot;-&quot;;[.A381])-1))" office:value-type="string" office:string-value="I Didnt Change My Number " calcext:value-type="string">
            <text:p>I Didnt Change My Number </text:p>
          </table:table-cell>
          <table:table-cell table:formula="of:=SUBSTITUTE([.A381];LEFT([.A381];(FIND(&quot;-&quot;;[.A381])));&quot;&quot;)" office:value-type="string" office:string-value=" Billie Eilish" calcext:value-type="string">
            <text:p><text:s/>Billie Eilish</text:p>
          </table:table-cell>
          <table:table-cell table:number-columns-repeated="4"/>
          <table:table-cell table:formula="of:=RANDBETWEEN(1;4)" office:value-type="float" office:value="4" calcext:value-type="float">
            <text:p>4</text:p>
          </table:table-cell>
          <table:table-cell table:formula="of:=&quot;('&quot;&amp;[.B381]&amp;&quot;',&quot;&amp;[.H381]&amp;&quot;,'default','default','&quot;&amp;[.C381]&amp;&quot;'),&quot;" office:value-type="string" office:string-value="('I Didnt Change My Number ',4,'default','default',' Billie Eilish')," calcext:value-type="string">
            <text:p>('I Didnt Change My Number ',4,'default','default',' Billie Eilish'),</text:p>
          </table:table-cell>
        </table:table-row>
        <table:table-row table:style-name="ro3">
          <table:table-cell office:value-type="string" calcext:value-type="string">
            <text:p>I Dont Do Drugs - Doja Cat</text:p>
          </table:table-cell>
          <table:table-cell table:formula="of:=LEFT([.A382];(FIND(&quot;-&quot;;[.A382])-1))" office:value-type="string" office:string-value="I Dont Do Drugs " calcext:value-type="string">
            <text:p>I Dont Do Drugs </text:p>
          </table:table-cell>
          <table:table-cell table:formula="of:=SUBSTITUTE([.A382];LEFT([.A382];(FIND(&quot;-&quot;;[.A382])));&quot;&quot;)" office:value-type="string" office:string-value=" Doja Cat" calcext:value-type="string">
            <text:p><text:s/>Doja Cat</text:p>
          </table:table-cell>
          <table:table-cell table:number-columns-repeated="4"/>
          <table:table-cell table:formula="of:=RANDBETWEEN(1;4)" office:value-type="float" office:value="2" calcext:value-type="float">
            <text:p>2</text:p>
          </table:table-cell>
          <table:table-cell table:formula="of:=&quot;('&quot;&amp;[.B382]&amp;&quot;',&quot;&amp;[.H382]&amp;&quot;,'default','default','&quot;&amp;[.C382]&amp;&quot;'),&quot;" office:value-type="string" office:string-value="('I Dont Do Drugs ',2,'default','default',' Doja Cat')," calcext:value-type="string">
            <text:p>('I Dont Do Drugs ',2,'default','default',' Doja Cat'),</text:p>
          </table:table-cell>
        </table:table-row>
        <table:table-row table:style-name="ro5">
          <table:table-cell office:value-type="string" calcext:value-type="string">
            <text:p>I Dont Live Here Anymore - The War On Drugs</text:p>
          </table:table-cell>
          <table:table-cell table:formula="of:=LEFT([.A383];(FIND(&quot;-&quot;;[.A383])-1))" office:value-type="string" office:string-value="I Dont Live Here Anymore " calcext:value-type="string">
            <text:p>I Dont Live Here Anymore </text:p>
          </table:table-cell>
          <table:table-cell table:formula="of:=SUBSTITUTE([.A383];LEFT([.A383];(FIND(&quot;-&quot;;[.A383])));&quot;&quot;)" office:value-type="string" office:string-value=" The War On Drugs" calcext:value-type="string">
            <text:p><text:s/>The War On Drugs</text:p>
          </table:table-cell>
          <table:table-cell table:number-columns-repeated="4"/>
          <table:table-cell table:formula="of:=RANDBETWEEN(1;4)" office:value-type="float" office:value="4" calcext:value-type="float">
            <text:p>4</text:p>
          </table:table-cell>
          <table:table-cell table:formula="of:=&quot;('&quot;&amp;[.B383]&amp;&quot;',&quot;&amp;[.H383]&amp;&quot;,'default','default','&quot;&amp;[.C383]&amp;&quot;'),&quot;" office:value-type="string" office:string-value="('I Dont Live Here Anymore ',4,'default','default',' The War On Drugs')," calcext:value-type="string">
            <text:p>('I Dont Live Here Anymore ',4,'default','default',' The War On Drugs'),</text:p>
          </table:table-cell>
        </table:table-row>
        <table:table-row table:style-name="ro2">
          <table:table-cell office:value-type="string" calcext:value-type="string">
            <text:p><text:a xlink:href="https://www.songfacts.com/facts/adele/i-drink-wine" xlink:type="simple">I Drink Wine</text:a> - Adele</text:p>
          </table:table-cell>
          <table:table-cell table:formula="of:=LEFT([.A384];(FIND(&quot;-&quot;;[.A384])-1))" office:value-type="string" office:string-value="I Drink Wine " calcext:value-type="string">
            <text:p>I Drink Wine </text:p>
          </table:table-cell>
          <table:table-cell table:formula="of:=SUBSTITUTE([.A384];LEFT([.A384];(FIND(&quot;-&quot;;[.A384])));&quot;&quot;)" office:value-type="string" office:string-value=" Adele" calcext:value-type="string">
            <text:p><text:s/>Adele</text:p>
          </table:table-cell>
          <table:table-cell table:number-columns-repeated="4"/>
          <table:table-cell table:formula="of:=RANDBETWEEN(1;4)" office:value-type="float" office:value="1" calcext:value-type="float">
            <text:p>1</text:p>
          </table:table-cell>
          <table:table-cell table:formula="of:=&quot;('&quot;&amp;[.B384]&amp;&quot;',&quot;&amp;[.H384]&amp;&quot;,'default','default','&quot;&amp;[.C384]&amp;&quot;'),&quot;" office:value-type="string" office:string-value="('I Drink Wine ',1,'default','default',' Adele')," calcext:value-type="string">
            <text:p>('I Drink Wine ',1,'default','default',' Adele'),</text:p>
          </table:table-cell>
        </table:table-row>
        <table:table-row table:style-name="ro3">
          <table:table-cell office:value-type="string" calcext:value-type="string">
            <text:p>I Guess Im In Love - Clinton Kane</text:p>
          </table:table-cell>
          <table:table-cell table:formula="of:=LEFT([.A385];(FIND(&quot;-&quot;;[.A385])-1))" office:value-type="string" office:string-value="I Guess Im In Love " calcext:value-type="string">
            <text:p>I Guess Im In Love </text:p>
          </table:table-cell>
          <table:table-cell table:formula="of:=SUBSTITUTE([.A385];LEFT([.A385];(FIND(&quot;-&quot;;[.A385])));&quot;&quot;)" office:value-type="string" office:string-value=" Clinton Kane" calcext:value-type="string">
            <text:p><text:s/>Clinton Kane</text:p>
          </table:table-cell>
          <table:table-cell table:number-columns-repeated="4"/>
          <table:table-cell table:formula="of:=RANDBETWEEN(1;4)" office:value-type="float" office:value="4" calcext:value-type="float">
            <text:p>4</text:p>
          </table:table-cell>
          <table:table-cell table:formula="of:=&quot;('&quot;&amp;[.B385]&amp;&quot;',&quot;&amp;[.H385]&amp;&quot;,'default','default','&quot;&amp;[.C385]&amp;&quot;'),&quot;" office:value-type="string" office:string-value="('I Guess Im In Love ',4,'default','default',' Clinton Kane')," calcext:value-type="string">
            <text:p>('I Guess Im In Love ',4,'default','default',' Clinton Kane'),</text:p>
          </table:table-cell>
        </table:table-row>
        <table:table-row table:style-name="ro2">
          <table:table-cell office:value-type="string" calcext:value-type="string">
            <text:p><text:a xlink:href="https://www.songfacts.com/facts/nessa-barrett/i-hope-ur-miserable-until-ur-dead" xlink:type="simple">I Hope Ur Miserable Until Ur Dead</text:a> - Nessa Barrett</text:p>
          </table:table-cell>
          <table:table-cell table:formula="of:=LEFT([.A386];(FIND(&quot;-&quot;;[.A386])-1))" office:value-type="string" office:string-value="I Hope Ur Miserable Until Ur Dead " calcext:value-type="string">
            <text:p>I Hope Ur Miserable Until Ur Dead </text:p>
          </table:table-cell>
          <table:table-cell table:formula="of:=SUBSTITUTE([.A386];LEFT([.A386];(FIND(&quot;-&quot;;[.A386])));&quot;&quot;)" office:value-type="string" office:string-value=" Nessa Barrett" calcext:value-type="string">
            <text:p><text:s/>Nessa Barrett</text:p>
          </table:table-cell>
          <table:table-cell table:number-columns-repeated="4"/>
          <table:table-cell table:formula="of:=RANDBETWEEN(1;4)" office:value-type="float" office:value="3" calcext:value-type="float">
            <text:p>3</text:p>
          </table:table-cell>
          <table:table-cell table:formula="of:=&quot;('&quot;&amp;[.B386]&amp;&quot;',&quot;&amp;[.H386]&amp;&quot;,'default','default','&quot;&amp;[.C386]&amp;&quot;'),&quot;" office:value-type="string" office:string-value="('I Hope Ur Miserable Until Ur Dead ',3,'default','default',' Nessa Barrett')," calcext:value-type="string">
            <text:p>('I Hope Ur Miserable Until Ur Dead ',3,'default','default',' Nessa Barrett'),</text:p>
          </table:table-cell>
        </table:table-row>
        <table:table-row table:style-name="ro2">
          <table:table-cell office:value-type="string" calcext:value-type="string">
            <text:p><text:a xlink:href="https://www.songfacts.com/facts/j-cole/i-n-t-e-r-l-u-d-e" xlink:type="simple">i n t e r l u d e.</text:a> - J. Cole</text:p>
          </table:table-cell>
          <table:table-cell table:formula="of:=LEFT([.A387];(FIND(&quot;-&quot;;[.A387])-1))" office:value-type="string" office:string-value="i n t e r l u d e. " calcext:value-type="string">
            <text:p>i n t e r l u d e. </text:p>
          </table:table-cell>
          <table:table-cell table:formula="of:=SUBSTITUTE([.A387];LEFT([.A387];(FIND(&quot;-&quot;;[.A387])));&quot;&quot;)" office:value-type="string" office:string-value=" J. Cole" calcext:value-type="string">
            <text:p><text:s/>J. Cole</text:p>
          </table:table-cell>
          <table:table-cell table:number-columns-repeated="4"/>
          <table:table-cell table:formula="of:=RANDBETWEEN(1;4)" office:value-type="float" office:value="2" calcext:value-type="float">
            <text:p>2</text:p>
          </table:table-cell>
          <table:table-cell table:formula="of:=&quot;('&quot;&amp;[.B387]&amp;&quot;',&quot;&amp;[.H387]&amp;&quot;,'default','default','&quot;&amp;[.C387]&amp;&quot;'),&quot;" office:value-type="string" office:string-value="('i n t e r l u d e. ',2,'default','default',' J. Cole')," calcext:value-type="string">
            <text:p>('i n t e r l u d e. ',2,'default','default',' J. Cole'),</text:p>
          </table:table-cell>
        </table:table-row>
        <table:table-row table:style-name="ro2">
          <table:table-cell office:value-type="string" calcext:value-type="string">
            <text:p><text:a xlink:href="https://www.songfacts.com/facts/abba/i-still-have-faith-in-you" xlink:type="simple">I Still Have Faith In You</text:a> - ABBA</text:p>
          </table:table-cell>
          <table:table-cell table:formula="of:=LEFT([.A388];(FIND(&quot;-&quot;;[.A388])-1))" office:value-type="string" office:string-value="I Still Have Faith In You " calcext:value-type="string">
            <text:p>I Still Have Faith In You </text:p>
          </table:table-cell>
          <table:table-cell table:formula="of:=SUBSTITUTE([.A388];LEFT([.A388];(FIND(&quot;-&quot;;[.A388])));&quot;&quot;)" office:value-type="string" office:string-value=" ABBA" calcext:value-type="string">
            <text:p><text:s/>ABBA</text:p>
          </table:table-cell>
          <table:table-cell table:number-columns-repeated="4"/>
          <table:table-cell table:formula="of:=RANDBETWEEN(1;4)" office:value-type="float" office:value="1" calcext:value-type="float">
            <text:p>1</text:p>
          </table:table-cell>
          <table:table-cell table:formula="of:=&quot;('&quot;&amp;[.B388]&amp;&quot;',&quot;&amp;[.H388]&amp;&quot;,'default','default','&quot;&amp;[.C388]&amp;&quot;'),&quot;" office:value-type="string" office:string-value="('I Still Have Faith In You ',1,'default','default',' ABBA')," calcext:value-type="string">
            <text:p>('I Still Have Faith In You ',1,'default','default',' ABBA'),</text:p>
          </table:table-cell>
        </table:table-row>
        <table:table-row table:style-name="ro2">
          <table:table-cell office:value-type="string" calcext:value-type="string">
            <text:p><text:a xlink:href="https://www.songfacts.com/facts/maneskin/i-wanna-be-your-slave" xlink:type="simple">I Wanna Be Your Slave</text:a> - Måneskin</text:p>
          </table:table-cell>
          <table:table-cell table:formula="of:=LEFT([.A389];(FIND(&quot;-&quot;;[.A389])-1))" office:value-type="string" office:string-value="I Wanna Be Your Slave " calcext:value-type="string">
            <text:p>I Wanna Be Your Slave </text:p>
          </table:table-cell>
          <table:table-cell table:formula="of:=SUBSTITUTE([.A389];LEFT([.A389];(FIND(&quot;-&quot;;[.A389])));&quot;&quot;)" office:value-type="string" office:string-value=" Måneskin" calcext:value-type="string">
            <text:p><text:s/>Måneskin</text:p>
          </table:table-cell>
          <table:table-cell table:number-columns-repeated="4"/>
          <table:table-cell table:formula="of:=RANDBETWEEN(1;4)" office:value-type="float" office:value="4" calcext:value-type="float">
            <text:p>4</text:p>
          </table:table-cell>
          <table:table-cell table:formula="of:=&quot;('&quot;&amp;[.B389]&amp;&quot;',&quot;&amp;[.H389]&amp;&quot;,'default','default','&quot;&amp;[.C389]&amp;&quot;'),&quot;" office:value-type="string" office:string-value="('I Wanna Be Your Slave ',4,'default','default',' Måneskin')," calcext:value-type="string">
            <text:p>('I Wanna Be Your Slave ',4,'default','default',' Måneskin'),</text:p>
          </table:table-cell>
        </table:table-row>
        <table:table-row table:style-name="ro3">
          <table:table-cell office:value-type="string" calcext:value-type="string">
            <text:p><text:a xlink:href="https://www.songfacts.com/facts/needtobreathe/i-wanna-remember" xlink:type="simple">I Wanna Remember</text:a> - Needtobreathe</text:p>
          </table:table-cell>
          <table:table-cell table:formula="of:=LEFT([.A390];(FIND(&quot;-&quot;;[.A390])-1))" office:value-type="string" office:string-value="I Wanna Remember " calcext:value-type="string">
            <text:p>I Wanna Remember </text:p>
          </table:table-cell>
          <table:table-cell table:formula="of:=SUBSTITUTE([.A390];LEFT([.A390];(FIND(&quot;-&quot;;[.A390])));&quot;&quot;)" office:value-type="string" office:string-value=" Needtobreathe" calcext:value-type="string">
            <text:p><text:s/>Needtobreathe</text:p>
          </table:table-cell>
          <table:table-cell table:number-columns-repeated="4"/>
          <table:table-cell table:formula="of:=RANDBETWEEN(1;4)" office:value-type="float" office:value="3" calcext:value-type="float">
            <text:p>3</text:p>
          </table:table-cell>
          <table:table-cell table:formula="of:=&quot;('&quot;&amp;[.B390]&amp;&quot;',&quot;&amp;[.H390]&amp;&quot;,'default','default','&quot;&amp;[.C390]&amp;&quot;'),&quot;" office:value-type="string" office:string-value="('I Wanna Remember ',3,'default','default',' Needtobreathe')," calcext:value-type="string">
            <text:p>('I Wanna Remember ',3,'default','default',' Needtobreathe'),</text:p>
          </table:table-cell>
        </table:table-row>
        <table:table-row table:style-name="ro3">
          <table:table-cell office:value-type="string" calcext:value-type="string">
            <text:p><text:a xlink:href="https://www.songfacts.com/facts/old-dominion/i-was-on-a-boat-that-day" xlink:type="simple">I Was On A Boat That Day</text:a> - Old Dominion</text:p>
          </table:table-cell>
          <table:table-cell table:formula="of:=LEFT([.A391];(FIND(&quot;-&quot;;[.A391])-1))" office:value-type="string" office:string-value="I Was On A Boat That Day " calcext:value-type="string">
            <text:p>I Was On A Boat That Day </text:p>
          </table:table-cell>
          <table:table-cell table:formula="of:=SUBSTITUTE([.A391];LEFT([.A391];(FIND(&quot;-&quot;;[.A391])));&quot;&quot;)" office:value-type="string" office:string-value=" Old Dominion" calcext:value-type="string">
            <text:p><text:s/>Old Dominion</text:p>
          </table:table-cell>
          <table:table-cell table:number-columns-repeated="4"/>
          <table:table-cell table:formula="of:=RANDBETWEEN(1;4)" office:value-type="float" office:value="2" calcext:value-type="float">
            <text:p>2</text:p>
          </table:table-cell>
          <table:table-cell table:formula="of:=&quot;('&quot;&amp;[.B391]&amp;&quot;',&quot;&amp;[.H391]&amp;&quot;,'default','default','&quot;&amp;[.C391]&amp;&quot;'),&quot;" office:value-type="string" office:string-value="('I Was On A Boat That Day ',2,'default','default',' Old Dominion')," calcext:value-type="string">
            <text:p>('I Was On A Boat That Day ',2,'default','default',' Old Dominion'),</text:p>
          </table:table-cell>
        </table:table-row>
        <table:table-row table:style-name="ro2">
          <table:table-cell office:value-type="string" calcext:value-type="string">
            <text:p><text:a xlink:href="https://www.songfacts.com/facts/joel-corry/i-wish" xlink:type="simple">I Wish</text:a> - Joel Corry</text:p>
          </table:table-cell>
          <table:table-cell table:formula="of:=LEFT([.A392];(FIND(&quot;-&quot;;[.A392])-1))" office:value-type="string" office:string-value="I Wish " calcext:value-type="string">
            <text:p>I Wish </text:p>
          </table:table-cell>
          <table:table-cell table:formula="of:=SUBSTITUTE([.A392];LEFT([.A392];(FIND(&quot;-&quot;;[.A392])));&quot;&quot;)" office:value-type="string" office:string-value=" Joel Corry" calcext:value-type="string">
            <text:p><text:s/>Joel Corry</text:p>
          </table:table-cell>
          <table:table-cell table:number-columns-repeated="4"/>
          <table:table-cell table:formula="of:=RANDBETWEEN(1;4)" office:value-type="float" office:value="4" calcext:value-type="float">
            <text:p>4</text:p>
          </table:table-cell>
          <table:table-cell table:formula="of:=&quot;('&quot;&amp;[.B392]&amp;&quot;',&quot;&amp;[.H392]&amp;&quot;,'default','default','&quot;&amp;[.C392]&amp;&quot;'),&quot;" office:value-type="string" office:string-value="('I Wish ',4,'default','default',' Joel Corry')," calcext:value-type="string">
            <text:p>('I Wish ',4,'default','default',' Joel Corry'),</text:p>
          </table:table-cell>
        </table:table-row>
        <table:table-row table:style-name="ro2">
          <table:table-cell office:value-type="string" calcext:value-type="string">
            <text:p>Im Fine - Payton Smith</text:p>
          </table:table-cell>
          <table:table-cell table:formula="of:=LEFT([.A393];(FIND(&quot;-&quot;;[.A393])-1))" office:value-type="string" office:string-value="Im Fine " calcext:value-type="string">
            <text:p>Im Fine </text:p>
          </table:table-cell>
          <table:table-cell table:formula="of:=SUBSTITUTE([.A393];LEFT([.A393];(FIND(&quot;-&quot;;[.A393])));&quot;&quot;)" office:value-type="string" office:string-value=" Payton Smith" calcext:value-type="string">
            <text:p><text:s/>Payton Smith</text:p>
          </table:table-cell>
          <table:table-cell table:number-columns-repeated="4"/>
          <table:table-cell table:formula="of:=RANDBETWEEN(1;4)" office:value-type="float" office:value="2" calcext:value-type="float">
            <text:p>2</text:p>
          </table:table-cell>
          <table:table-cell table:formula="of:=&quot;('&quot;&amp;[.B393]&amp;&quot;',&quot;&amp;[.H393]&amp;&quot;,'default','default','&quot;&amp;[.C393]&amp;&quot;'),&quot;" office:value-type="string" office:string-value="('Im Fine ',2,'default','default',' Payton Smith')," calcext:value-type="string">
            <text:p>('Im Fine ',2,'default','default',' Payton Smith'),</text:p>
          </table:table-cell>
        </table:table-row>
        <table:table-row table:style-name="ro3">
          <table:table-cell office:value-type="string" calcext:value-type="string">
            <text:p>Im Just Happy To Be Here - Ellen Foley</text:p>
          </table:table-cell>
          <table:table-cell table:formula="of:=LEFT([.A394];(FIND(&quot;-&quot;;[.A394])-1))" office:value-type="string" office:string-value="Im Just Happy To Be Here " calcext:value-type="string">
            <text:p>Im Just Happy To Be Here </text:p>
          </table:table-cell>
          <table:table-cell table:formula="of:=SUBSTITUTE([.A394];LEFT([.A394];(FIND(&quot;-&quot;;[.A394])));&quot;&quot;)" office:value-type="string" office:string-value=" Ellen Foley" calcext:value-type="string">
            <text:p><text:s/>Ellen Foley</text:p>
          </table:table-cell>
          <table:table-cell table:number-columns-repeated="4"/>
          <table:table-cell table:formula="of:=RANDBETWEEN(1;4)" office:value-type="float" office:value="3" calcext:value-type="float">
            <text:p>3</text:p>
          </table:table-cell>
          <table:table-cell table:formula="of:=&quot;('&quot;&amp;[.B394]&amp;&quot;',&quot;&amp;[.H394]&amp;&quot;,'default','default','&quot;&amp;[.C394]&amp;&quot;'),&quot;" office:value-type="string" office:string-value="('Im Just Happy To Be Here ',3,'default','default',' Ellen Foley')," calcext:value-type="string">
            <text:p>('Im Just Happy To Be Here ',3,'default','default',' Ellen Foley'),</text:p>
          </table:table-cell>
        </table:table-row>
        <table:table-row table:style-name="ro3">
          <table:table-cell office:value-type="string" calcext:value-type="string">
            <text:p>Im Not Havin It - Steve Cropper</text:p>
          </table:table-cell>
          <table:table-cell table:formula="of:=LEFT([.A395];(FIND(&quot;-&quot;;[.A395])-1))" office:value-type="string" office:string-value="Im Not Havin It " calcext:value-type="string">
            <text:p>Im Not Havin It </text:p>
          </table:table-cell>
          <table:table-cell table:formula="of:=SUBSTITUTE([.A395];LEFT([.A395];(FIND(&quot;-&quot;;[.A395])));&quot;&quot;)" office:value-type="string" office:string-value=" Steve Cropper" calcext:value-type="string">
            <text:p><text:s/>Steve Cropper</text:p>
          </table:table-cell>
          <table:table-cell table:number-columns-repeated="4"/>
          <table:table-cell table:formula="of:=RANDBETWEEN(1;4)" office:value-type="float" office:value="4" calcext:value-type="float">
            <text:p>4</text:p>
          </table:table-cell>
          <table:table-cell table:formula="of:=&quot;('&quot;&amp;[.B395]&amp;&quot;',&quot;&amp;[.H395]&amp;&quot;,'default','default','&quot;&amp;[.C395]&amp;&quot;'),&quot;" office:value-type="string" office:string-value="('Im Not Havin It ',4,'default','default',' Steve Cropper')," calcext:value-type="string">
            <text:p>('Im Not Havin It ',4,'default','default',' Steve Cropper'),</text:p>
          </table:table-cell>
        </table:table-row>
        <table:table-row table:style-name="ro3">
          <table:table-cell office:value-type="string" calcext:value-type="string">
            <text:p>If I Didnt Love You - Jason Aldean</text:p>
          </table:table-cell>
          <table:table-cell table:formula="of:=LEFT([.A396];(FIND(&quot;-&quot;;[.A396])-1))" office:value-type="string" office:string-value="If I Didnt Love You " calcext:value-type="string">
            <text:p>If I Didnt Love You </text:p>
          </table:table-cell>
          <table:table-cell table:formula="of:=SUBSTITUTE([.A396];LEFT([.A396];(FIND(&quot;-&quot;;[.A396])));&quot;&quot;)" office:value-type="string" office:string-value=" Jason Aldean" calcext:value-type="string">
            <text:p><text:s/>Jason Aldean</text:p>
          </table:table-cell>
          <table:table-cell table:number-columns-repeated="4"/>
          <table:table-cell table:formula="of:=RANDBETWEEN(1;4)" office:value-type="float" office:value="1" calcext:value-type="float">
            <text:p>1</text:p>
          </table:table-cell>
          <table:table-cell table:formula="of:=&quot;('&quot;&amp;[.B396]&amp;&quot;',&quot;&amp;[.H396]&amp;&quot;,'default','default','&quot;&amp;[.C396]&amp;&quot;'),&quot;" office:value-type="string" office:string-value="('If I Didnt Love You ',1,'default','default',' Jason Aldean')," calcext:value-type="string">
            <text:p>('If I Didnt Love You ',1,'default','default',' Jason Aldean'),</text:p>
          </table:table-cell>
        </table:table-row>
        <table:table-row table:style-name="ro4">
          <table:table-cell office:value-type="string" calcext:value-type="string">
            <text:p>If I Dont Hear From You Tonight - Courtney Barnett</text:p>
          </table:table-cell>
          <table:table-cell table:formula="of:=LEFT([.A397];(FIND(&quot;-&quot;;[.A397])-1))" office:value-type="string" office:string-value="If I Dont Hear From You Tonight " calcext:value-type="string">
            <text:p>If I Dont Hear From You Tonight </text:p>
          </table:table-cell>
          <table:table-cell table:formula="of:=SUBSTITUTE([.A397];LEFT([.A397];(FIND(&quot;-&quot;;[.A397])));&quot;&quot;)" office:value-type="string" office:string-value=" Courtney Barnett" calcext:value-type="string">
            <text:p><text:s/>Courtney Barnett</text:p>
          </table:table-cell>
          <table:table-cell table:number-columns-repeated="4"/>
          <table:table-cell table:formula="of:=RANDBETWEEN(1;4)" office:value-type="float" office:value="4" calcext:value-type="float">
            <text:p>4</text:p>
          </table:table-cell>
          <table:table-cell table:formula="of:=&quot;('&quot;&amp;[.B397]&amp;&quot;',&quot;&amp;[.H397]&amp;&quot;,'default','default','&quot;&amp;[.C397]&amp;&quot;'),&quot;" office:value-type="string" office:string-value="('If I Dont Hear From You Tonight ',4,'default','default',' Courtney Barnett')," calcext:value-type="string">
            <text:p>('If I Dont Hear From You Tonight ',4,'default','default',' Courtney Barnett'),</text:p>
          </table:table-cell>
        </table:table-row>
        <table:table-row table:style-name="ro2">
          <table:table-cell office:value-type="string" calcext:value-type="string">
            <text:p><text:a xlink:href="https://www.songfacts.com/facts/jo-harrop/if-i-knew" xlink:type="simple">If I Knew</text:a> - Jo Harrop</text:p>
          </table:table-cell>
          <table:table-cell table:formula="of:=LEFT([.A398];(FIND(&quot;-&quot;;[.A398])-1))" office:value-type="string" office:string-value="If I Knew " calcext:value-type="string">
            <text:p>If I Knew </text:p>
          </table:table-cell>
          <table:table-cell table:formula="of:=SUBSTITUTE([.A398];LEFT([.A398];(FIND(&quot;-&quot;;[.A398])));&quot;&quot;)" office:value-type="string" office:string-value=" Jo Harrop" calcext:value-type="string">
            <text:p><text:s/>Jo Harrop</text:p>
          </table:table-cell>
          <table:table-cell table:number-columns-repeated="4"/>
          <table:table-cell table:formula="of:=RANDBETWEEN(1;4)" office:value-type="float" office:value="1" calcext:value-type="float">
            <text:p>1</text:p>
          </table:table-cell>
          <table:table-cell table:formula="of:=&quot;('&quot;&amp;[.B398]&amp;&quot;',&quot;&amp;[.H398]&amp;&quot;,'default','default','&quot;&amp;[.C398]&amp;&quot;'),&quot;" office:value-type="string" office:string-value="('If I Knew ',1,'default','default',' Jo Harrop')," calcext:value-type="string">
            <text:p>('If I Knew ',1,'default','default',' Jo Harrop'),</text:p>
          </table:table-cell>
        </table:table-row>
        <table:table-row table:style-name="ro3">
          <table:table-cell office:value-type="string" calcext:value-type="string">
            <text:p><text:a xlink:href="https://www.songfacts.com/facts/miranda-lambert/if-i-was-a-cowboy" xlink:type="simple">If I Was A Cowboy</text:a> - Miranda Lambert</text:p>
          </table:table-cell>
          <table:table-cell table:formula="of:=LEFT([.A399];(FIND(&quot;-&quot;;[.A399])-1))" office:value-type="string" office:string-value="If I Was A Cowboy " calcext:value-type="string">
            <text:p>If I Was A Cowboy </text:p>
          </table:table-cell>
          <table:table-cell table:formula="of:=SUBSTITUTE([.A399];LEFT([.A399];(FIND(&quot;-&quot;;[.A399])));&quot;&quot;)" office:value-type="string" office:string-value=" Miranda Lambert" calcext:value-type="string">
            <text:p><text:s/>Miranda Lambert</text:p>
          </table:table-cell>
          <table:table-cell table:number-columns-repeated="4"/>
          <table:table-cell table:formula="of:=RANDBETWEEN(1;4)" office:value-type="float" office:value="3" calcext:value-type="float">
            <text:p>3</text:p>
          </table:table-cell>
          <table:table-cell table:formula="of:=&quot;('&quot;&amp;[.B399]&amp;&quot;',&quot;&amp;[.H399]&amp;&quot;,'default','default','&quot;&amp;[.C399]&amp;&quot;'),&quot;" office:value-type="string" office:string-value="('If I Was A Cowboy ',3,'default','default',' Miranda Lambert')," calcext:value-type="string">
            <text:p>('If I Was A Cowboy ',3,'default','default',' Miranda Lambert'),</text:p>
          </table:table-cell>
        </table:table-row>
        <table:table-row table:style-name="ro2">
          <table:table-cell office:value-type="string" calcext:value-type="string">
            <text:p><text:a xlink:href="https://www.songfacts.com/facts/chase-rice/if-i-were-rock-roll" xlink:type="simple">If I Were Rock &amp; Roll</text:a> - Chase Rice</text:p>
          </table:table-cell>
          <table:table-cell table:formula="of:=LEFT([.A400];(FIND(&quot;-&quot;;[.A400])-1))" office:value-type="string" office:string-value="If I Were Rock &amp; Roll " calcext:value-type="string">
            <text:p>If I Were Rock &amp; Roll </text:p>
          </table:table-cell>
          <table:table-cell table:formula="of:=SUBSTITUTE([.A400];LEFT([.A400];(FIND(&quot;-&quot;;[.A400])));&quot;&quot;)" office:value-type="string" office:string-value=" Chase Rice" calcext:value-type="string">
            <text:p><text:s/>Chase Rice</text:p>
          </table:table-cell>
          <table:table-cell table:number-columns-repeated="4"/>
          <table:table-cell table:formula="of:=RANDBETWEEN(1;4)" office:value-type="float" office:value="1" calcext:value-type="float">
            <text:p>1</text:p>
          </table:table-cell>
          <table:table-cell table:formula="of:=&quot;('&quot;&amp;[.B400]&amp;&quot;',&quot;&amp;[.H400]&amp;&quot;,'default','default','&quot;&amp;[.C400]&amp;&quot;'),&quot;" office:value-type="string" office:string-value="('If I Were Rock &amp; Roll ',1,'default','default',' Chase Rice')," calcext:value-type="string">
            <text:p>('If I Were Rock &amp; Roll ',1,'default','default',' Chase Rice'),</text:p>
          </table:table-cell>
        </table:table-row>
        <table:table-row table:style-name="ro3">
          <table:table-cell office:value-type="string" calcext:value-type="string">
            <text:p><text:a xlink:href="https://www.songfacts.com/facts/david-guetta/if-you-really-love-me-how-will-i-know" xlink:type="simple">If You Really Love Me (How Will I Know)</text:a> - David Guetta</text:p>
          </table:table-cell>
          <table:table-cell table:formula="of:=LEFT([.A401];(FIND(&quot;-&quot;;[.A401])-1))" office:value-type="string" office:string-value="If You Really Love Me (How Will I Know) " calcext:value-type="string">
            <text:p>If You Really Love Me (How Will I Know) </text:p>
          </table:table-cell>
          <table:table-cell table:formula="of:=SUBSTITUTE([.A401];LEFT([.A401];(FIND(&quot;-&quot;;[.A401])));&quot;&quot;)" office:value-type="string" office:string-value=" David Guetta" calcext:value-type="string">
            <text:p><text:s/>David Guetta</text:p>
          </table:table-cell>
          <table:table-cell table:number-columns-repeated="4"/>
          <table:table-cell table:formula="of:=RANDBETWEEN(1;4)" office:value-type="float" office:value="1" calcext:value-type="float">
            <text:p>1</text:p>
          </table:table-cell>
          <table:table-cell table:formula="of:=&quot;('&quot;&amp;[.B401]&amp;&quot;',&quot;&amp;[.H401]&amp;&quot;,'default','default','&quot;&amp;[.C401]&amp;&quot;'),&quot;" office:value-type="string" office:string-value="('If You Really Love Me (How Will I Know) ',1,'default','default',' David Guetta')," calcext:value-type="string">
            <text:p>('If You Really Love Me (How Will I Know) ',1,'default','default',' David Guetta'),</text:p>
          </table:table-cell>
        </table:table-row>
        <table:table-row table:style-name="ro3">
          <table:table-cell office:value-type="string" calcext:value-type="string">
            <text:p><text:a xlink:href="https://www.songfacts.com/facts/bruce-sudano/in-shadowland" xlink:type="simple">In Shadowland</text:a> - Bruce Sudano</text:p>
          </table:table-cell>
          <table:table-cell table:formula="of:=LEFT([.A402];(FIND(&quot;-&quot;;[.A402])-1))" office:value-type="string" office:string-value="In Shadowland " calcext:value-type="string">
            <text:p>In Shadowland </text:p>
          </table:table-cell>
          <table:table-cell table:formula="of:=SUBSTITUTE([.A402];LEFT([.A402];(FIND(&quot;-&quot;;[.A402])));&quot;&quot;)" office:value-type="string" office:string-value=" Bruce Sudano" calcext:value-type="string">
            <text:p><text:s/>Bruce Sudano</text:p>
          </table:table-cell>
          <table:table-cell table:number-columns-repeated="4"/>
          <table:table-cell table:formula="of:=RANDBETWEEN(1;4)" office:value-type="float" office:value="4" calcext:value-type="float">
            <text:p>4</text:p>
          </table:table-cell>
          <table:table-cell table:formula="of:=&quot;('&quot;&amp;[.B402]&amp;&quot;',&quot;&amp;[.H402]&amp;&quot;,'default','default','&quot;&amp;[.C402]&amp;&quot;'),&quot;" office:value-type="string" office:string-value="('In Shadowland ',4,'default','default',' Bruce Sudano')," calcext:value-type="string">
            <text:p>('In Shadowland ',4,'default','default',' Bruce Sudano'),</text:p>
          </table:table-cell>
        </table:table-row>
        <table:table-row table:style-name="ro2">
          <table:table-cell office:value-type="string" calcext:value-type="string">
            <text:p><text:a xlink:href="https://www.songfacts.com/facts/drake/in-the-bible" xlink:type="simple">In The Bible</text:a> - Drake</text:p>
          </table:table-cell>
          <table:table-cell table:formula="of:=LEFT([.A403];(FIND(&quot;-&quot;;[.A403])-1))" office:value-type="string" office:string-value="In The Bible " calcext:value-type="string">
            <text:p>In The Bible </text:p>
          </table:table-cell>
          <table:table-cell table:formula="of:=SUBSTITUTE([.A403];LEFT([.A403];(FIND(&quot;-&quot;;[.A403])));&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403]&amp;&quot;',&quot;&amp;[.H403]&amp;&quot;,'default','default','&quot;&amp;[.C403]&amp;&quot;'),&quot;" office:value-type="string" office:string-value="('In The Bible ',3,'default','default',' Drake')," calcext:value-type="string">
            <text:p>('In The Bible ',3,'default','default',' Drake'),</text:p>
          </table:table-cell>
        </table:table-row>
        <table:table-row table:style-name="ro2">
          <table:table-cell office:value-type="string" calcext:value-type="string">
            <text:p><text:a xlink:href="https://www.songfacts.com/facts/dave/in-the-fire" xlink:type="simple">In The Fire</text:a> - Dave</text:p>
          </table:table-cell>
          <table:table-cell table:formula="of:=LEFT([.A404];(FIND(&quot;-&quot;;[.A404])-1))" office:value-type="string" office:string-value="In The Fire " calcext:value-type="string">
            <text:p>In The Fire </text:p>
          </table:table-cell>
          <table:table-cell table:formula="of:=SUBSTITUTE([.A404];LEFT([.A404];(FIND(&quot;-&quot;;[.A404])));&quot;&quot;)" office:value-type="string" office:string-value=" Dave" calcext:value-type="string">
            <text:p><text:s/>Dave</text:p>
          </table:table-cell>
          <table:table-cell table:number-columns-repeated="4"/>
          <table:table-cell table:formula="of:=RANDBETWEEN(1;4)" office:value-type="float" office:value="3" calcext:value-type="float">
            <text:p>3</text:p>
          </table:table-cell>
          <table:table-cell table:formula="of:=&quot;('&quot;&amp;[.B404]&amp;&quot;',&quot;&amp;[.H404]&amp;&quot;,'default','default','&quot;&amp;[.C404]&amp;&quot;'),&quot;" office:value-type="string" office:string-value="('In The Fire ',3,'default','default',' Dave')," calcext:value-type="string">
            <text:p>('In The Fire ',3,'default','default',' Dave'),</text:p>
          </table:table-cell>
        </table:table-row>
        <table:table-row table:style-name="ro2">
          <table:table-cell office:value-type="string" calcext:value-type="string">
            <text:p><text:a xlink:href="https://www.songfacts.com/facts/crowder/in-the-house" xlink:type="simple">In The House</text:a> - Crowder</text:p>
          </table:table-cell>
          <table:table-cell table:formula="of:=LEFT([.A405];(FIND(&quot;-&quot;;[.A405])-1))" office:value-type="string" office:string-value="In The House " calcext:value-type="string">
            <text:p>In The House </text:p>
          </table:table-cell>
          <table:table-cell table:formula="of:=SUBSTITUTE([.A405];LEFT([.A405];(FIND(&quot;-&quot;;[.A405])));&quot;&quot;)" office:value-type="string" office:string-value=" Crowder" calcext:value-type="string">
            <text:p><text:s/>Crowder</text:p>
          </table:table-cell>
          <table:table-cell table:number-columns-repeated="4"/>
          <table:table-cell table:formula="of:=RANDBETWEEN(1;4)" office:value-type="float" office:value="2" calcext:value-type="float">
            <text:p>2</text:p>
          </table:table-cell>
          <table:table-cell table:formula="of:=&quot;('&quot;&amp;[.B405]&amp;&quot;',&quot;&amp;[.H405]&amp;&quot;,'default','default','&quot;&amp;[.C405]&amp;&quot;'),&quot;" office:value-type="string" office:string-value="('In The House ',2,'default','default',' Crowder')," calcext:value-type="string">
            <text:p>('In The House ',2,'default','default',' Crowder'),</text:p>
          </table:table-cell>
        </table:table-row>
        <table:table-row table:style-name="ro2">
          <table:table-cell office:value-type="string" calcext:value-type="string">
            <text:p><text:a xlink:href="https://www.songfacts.com/facts/liz-phair/in-there" xlink:type="simple">In There</text:a> - Liz Phair</text:p>
          </table:table-cell>
          <table:table-cell table:formula="of:=LEFT([.A406];(FIND(&quot;-&quot;;[.A406])-1))" office:value-type="string" office:string-value="In There " calcext:value-type="string">
            <text:p>In There </text:p>
          </table:table-cell>
          <table:table-cell table:formula="of:=SUBSTITUTE([.A406];LEFT([.A406];(FIND(&quot;-&quot;;[.A406])));&quot;&quot;)" office:value-type="string" office:string-value=" Liz Phair" calcext:value-type="string">
            <text:p><text:s/>Liz Phair</text:p>
          </table:table-cell>
          <table:table-cell table:number-columns-repeated="4"/>
          <table:table-cell table:formula="of:=RANDBETWEEN(1;4)" office:value-type="float" office:value="1" calcext:value-type="float">
            <text:p>1</text:p>
          </table:table-cell>
          <table:table-cell table:formula="of:=&quot;('&quot;&amp;[.B406]&amp;&quot;',&quot;&amp;[.H406]&amp;&quot;,'default','default','&quot;&amp;[.C406]&amp;&quot;'),&quot;" office:value-type="string" office:string-value="('In There ',1,'default','default',' Liz Phair')," calcext:value-type="string">
            <text:p>('In There ',1,'default','default',' Liz Phair'),</text:p>
          </table:table-cell>
        </table:table-row>
        <table:table-row table:style-name="ro2">
          <table:table-cell office:value-type="string" calcext:value-type="string">
            <text:p><text:a xlink:href="https://www.songfacts.com/facts/lil-nas-x/industry-baby" xlink:type="simple">Industry Baby</text:a> - Lil Nas X</text:p>
          </table:table-cell>
          <table:table-cell table:formula="of:=LEFT([.A407];(FIND(&quot;-&quot;;[.A407])-1))" office:value-type="string" office:string-value="Industry Baby " calcext:value-type="string">
            <text:p>Industry Baby </text:p>
          </table:table-cell>
          <table:table-cell table:formula="of:=SUBSTITUTE([.A407];LEFT([.A407];(FIND(&quot;-&quot;;[.A407])));&quot;&quot;)" office:value-type="string" office:string-value=" Lil Nas X" calcext:value-type="string">
            <text:p><text:s/>Lil Nas X</text:p>
          </table:table-cell>
          <table:table-cell table:number-columns-repeated="4"/>
          <table:table-cell table:formula="of:=RANDBETWEEN(1;4)" office:value-type="float" office:value="3" calcext:value-type="float">
            <text:p>3</text:p>
          </table:table-cell>
          <table:table-cell table:formula="of:=&quot;('&quot;&amp;[.B407]&amp;&quot;',&quot;&amp;[.H407]&amp;&quot;,'default','default','&quot;&amp;[.C407]&amp;&quot;'),&quot;" office:value-type="string" office:string-value="('Industry Baby ',3,'default','default',' Lil Nas X')," calcext:value-type="string">
            <text:p>('Industry Baby ',3,'default','default',' Lil Nas X'),</text:p>
          </table:table-cell>
        </table:table-row>
        <table:table-row table:style-name="ro2">
          <table:table-cell office:value-type="string" calcext:value-type="string">
            <text:p><text:a xlink:href="https://www.songfacts.com/facts/bella-poarch/inferno" xlink:type="simple">Inferno</text:a> - Bella Poarch</text:p>
          </table:table-cell>
          <table:table-cell table:formula="of:=LEFT([.A408];(FIND(&quot;-&quot;;[.A408])-1))" office:value-type="string" office:string-value="Inferno " calcext:value-type="string">
            <text:p>Inferno </text:p>
          </table:table-cell>
          <table:table-cell table:formula="of:=SUBSTITUTE([.A408];LEFT([.A408];(FIND(&quot;-&quot;;[.A408])));&quot;&quot;)" office:value-type="string" office:string-value=" Bella Poarch" calcext:value-type="string">
            <text:p><text:s/>Bella Poarch</text:p>
          </table:table-cell>
          <table:table-cell table:number-columns-repeated="4"/>
          <table:table-cell table:formula="of:=RANDBETWEEN(1;4)" office:value-type="float" office:value="4" calcext:value-type="float">
            <text:p>4</text:p>
          </table:table-cell>
          <table:table-cell table:formula="of:=&quot;('&quot;&amp;[.B408]&amp;&quot;',&quot;&amp;[.H408]&amp;&quot;,'default','default','&quot;&amp;[.C408]&amp;&quot;'),&quot;" office:value-type="string" office:string-value="('Inferno ',4,'default','default',' Bella Poarch')," calcext:value-type="string">
            <text:p>('Inferno ',4,'default','default',' Bella Poarch'),</text:p>
          </table:table-cell>
        </table:table-row>
        <table:table-row table:style-name="ro2">
          <table:table-cell office:value-type="string" calcext:value-type="string">
            <text:p><text:a xlink:href="https://www.songfacts.com/facts/meek-mill/intro-hate-on-me" xlink:type="simple">Intro (Hate On Me)</text:a> - Meek Mill</text:p>
          </table:table-cell>
          <table:table-cell table:formula="of:=LEFT([.A409];(FIND(&quot;-&quot;;[.A409])-1))" office:value-type="string" office:string-value="Intro (Hate On Me) " calcext:value-type="string">
            <text:p>Intro (Hate On Me) </text:p>
          </table:table-cell>
          <table:table-cell table:formula="of:=SUBSTITUTE([.A409];LEFT([.A409];(FIND(&quot;-&quot;;[.A409])));&quot;&quot;)" office:value-type="string" office:string-value=" Meek Mill" calcext:value-type="string">
            <text:p><text:s/>Meek Mill</text:p>
          </table:table-cell>
          <table:table-cell table:number-columns-repeated="4"/>
          <table:table-cell table:formula="of:=RANDBETWEEN(1;4)" office:value-type="float" office:value="4" calcext:value-type="float">
            <text:p>4</text:p>
          </table:table-cell>
          <table:table-cell table:formula="of:=&quot;('&quot;&amp;[.B409]&amp;&quot;',&quot;&amp;[.H409]&amp;&quot;,'default','default','&quot;&amp;[.C409]&amp;&quot;'),&quot;" office:value-type="string" office:string-value="('Intro (Hate On Me) ',4,'default','default',' Meek Mill')," calcext:value-type="string">
            <text:p>('Intro (Hate On Me) ',4,'default','default',' Meek Mill'),</text:p>
          </table:table-cell>
        </table:table-row>
        <table:table-row table:style-name="ro3">
          <table:table-cell office:value-type="string" calcext:value-type="string">
            <text:p><text:a xlink:href="https://www.songfacts.com/facts/dream-theater/invisible-monster" xlink:type="simple">Invisible Monster</text:a> - Dream Theater</text:p>
          </table:table-cell>
          <table:table-cell table:formula="of:=LEFT([.A410];(FIND(&quot;-&quot;;[.A410])-1))" office:value-type="string" office:string-value="Invisible Monster " calcext:value-type="string">
            <text:p>Invisible Monster </text:p>
          </table:table-cell>
          <table:table-cell table:formula="of:=SUBSTITUTE([.A410];LEFT([.A410];(FIND(&quot;-&quot;;[.A410])));&quot;&quot;)" office:value-type="string" office:string-value=" Dream Theater" calcext:value-type="string">
            <text:p><text:s/>Dream Theater</text:p>
          </table:table-cell>
          <table:table-cell table:number-columns-repeated="4"/>
          <table:table-cell table:formula="of:=RANDBETWEEN(1;4)" office:value-type="float" office:value="3" calcext:value-type="float">
            <text:p>3</text:p>
          </table:table-cell>
          <table:table-cell table:formula="of:=&quot;('&quot;&amp;[.B410]&amp;&quot;',&quot;&amp;[.H410]&amp;&quot;,'default','default','&quot;&amp;[.C410]&amp;&quot;'),&quot;" office:value-type="string" office:string-value="('Invisible Monster ',3,'default','default',' Dream Theater')," calcext:value-type="string">
            <text:p>('Invisible Monster ',3,'default','default',' Dream Theater'),</text:p>
          </table:table-cell>
        </table:table-row>
        <table:table-row table:style-name="ro5">
          <table:table-cell office:value-type="string" calcext:value-type="string">
            <text:p>Isnt Everyone - Nine Inch Nails</text:p>
          </table:table-cell>
          <table:table-cell table:formula="of:=LEFT([.A411];(FIND(&quot;-&quot;;[.A411])-1))" office:value-type="string" office:string-value="Isnt Everyone " calcext:value-type="string">
            <text:p>Isnt Everyone </text:p>
          </table:table-cell>
          <table:table-cell table:formula="of:=SUBSTITUTE([.A411];LEFT([.A411];(FIND(&quot;-&quot;;[.A411])));&quot;&quot;)" office:value-type="string" office:string-value=" Nine Inch Nails" calcext:value-type="string">
            <text:p><text:s/>Nine Inch Nails</text:p>
          </table:table-cell>
          <table:table-cell table:number-columns-repeated="4"/>
          <table:table-cell table:formula="of:=RANDBETWEEN(1;4)" office:value-type="float" office:value="1" calcext:value-type="float">
            <text:p>1</text:p>
          </table:table-cell>
          <table:table-cell table:formula="of:=&quot;('&quot;&amp;[.B411]&amp;&quot;',&quot;&amp;[.H411]&amp;&quot;,'default','default','&quot;&amp;[.C411]&amp;&quot;'),&quot;" office:value-type="string" office:string-value="('Isnt Everyone ',1,'default','default',' Nine Inch Nails')," calcext:value-type="string">
            <text:p>('Isnt Everyone ',1,'default','default',' Nine Inch Nails'),</text:p>
          </table:table-cell>
        </table:table-row>
        <table:table-row table:style-name="ro3">
          <table:table-cell office:value-type="string" calcext:value-type="string">
            <text:p>Itll Be Okay - Shawn Mendes</text:p>
          </table:table-cell>
          <table:table-cell table:formula="of:=LEFT([.A412];(FIND(&quot;-&quot;;[.A412])-1))" office:value-type="string" office:string-value="Itll Be Okay " calcext:value-type="string">
            <text:p>Itll Be Okay </text:p>
          </table:table-cell>
          <table:table-cell table:formula="of:=SUBSTITUTE([.A412];LEFT([.A412];(FIND(&quot;-&quot;;[.A412])));&quot;&quot;)" office:value-type="string" office:string-value=" Shawn Mendes" calcext:value-type="string">
            <text:p><text:s/>Shawn Mendes</text:p>
          </table:table-cell>
          <table:table-cell table:number-columns-repeated="4"/>
          <table:table-cell table:formula="of:=RANDBETWEEN(1;4)" office:value-type="float" office:value="3" calcext:value-type="float">
            <text:p>3</text:p>
          </table:table-cell>
          <table:table-cell table:formula="of:=&quot;('&quot;&amp;[.B412]&amp;&quot;',&quot;&amp;[.H412]&amp;&quot;,'default','default','&quot;&amp;[.C412]&amp;&quot;'),&quot;" office:value-type="string" office:string-value="('Itll Be Okay ',3,'default','default',' Shawn Mendes')," calcext:value-type="string">
            <text:p>('Itll Be Okay ',3,'default','default',' Shawn Mendes'),</text:p>
          </table:table-cell>
        </table:table-row>
        <table:table-row table:style-name="ro2">
          <table:table-cell office:value-type="string" calcext:value-type="string">
            <text:p>Its Feelings - Del Amitri</text:p>
          </table:table-cell>
          <table:table-cell table:formula="of:=LEFT([.A413];(FIND(&quot;-&quot;;[.A413])-1))" office:value-type="string" office:string-value="Its Feelings " calcext:value-type="string">
            <text:p>Its Feelings </text:p>
          </table:table-cell>
          <table:table-cell table:formula="of:=SUBSTITUTE([.A413];LEFT([.A413];(FIND(&quot;-&quot;;[.A413])));&quot;&quot;)" office:value-type="string" office:string-value=" Del Amitri" calcext:value-type="string">
            <text:p><text:s/>Del Amitri</text:p>
          </table:table-cell>
          <table:table-cell table:number-columns-repeated="4"/>
          <table:table-cell table:formula="of:=RANDBETWEEN(1;4)" office:value-type="float" office:value="1" calcext:value-type="float">
            <text:p>1</text:p>
          </table:table-cell>
          <table:table-cell table:formula="of:=&quot;('&quot;&amp;[.B413]&amp;&quot;',&quot;&amp;[.H413]&amp;&quot;,'default','default','&quot;&amp;[.C413]&amp;&quot;'),&quot;" office:value-type="string" office:string-value="('Its Feelings ',1,'default','default',' Del Amitri')," calcext:value-type="string">
            <text:p>('Its Feelings ',1,'default','default',' Del Amitri'),</text:p>
          </table:table-cell>
        </table:table-row>
        <table:table-row table:style-name="ro3">
          <table:table-cell office:value-type="string" calcext:value-type="string">
            <text:p>Its Time To Go - Taylor Swift</text:p>
          </table:table-cell>
          <table:table-cell table:formula="of:=LEFT([.A414];(FIND(&quot;-&quot;;[.A414])-1))" office:value-type="string" office:string-value="Its Time To Go " calcext:value-type="string">
            <text:p>Its Time To Go </text:p>
          </table:table-cell>
          <table:table-cell table:formula="of:=SUBSTITUTE([.A414];LEFT([.A414];(FIND(&quot;-&quot;;[.A414])));&quot;&quot;)" office:value-type="string" office:string-value=" Taylor Swift" calcext:value-type="string">
            <text:p><text:s/>Taylor Swift</text:p>
          </table:table-cell>
          <table:table-cell table:number-columns-repeated="4"/>
          <table:table-cell table:formula="of:=RANDBETWEEN(1;4)" office:value-type="float" office:value="1" calcext:value-type="float">
            <text:p>1</text:p>
          </table:table-cell>
          <table:table-cell table:formula="of:=&quot;('&quot;&amp;[.B414]&amp;&quot;',&quot;&amp;[.H414]&amp;&quot;,'default','default','&quot;&amp;[.C414]&amp;&quot;'),&quot;" office:value-type="string" office:string-value="('Its Time To Go ',1,'default','default',' Taylor Swift')," calcext:value-type="string">
            <text:p>('Its Time To Go ',1,'default','default',' Taylor Swift'),</text:p>
          </table:table-cell>
        </table:table-row>
        <table:table-row table:style-name="ro2">
          <table:table-cell office:value-type="string" calcext:value-type="string">
            <text:p><text:a xlink:href="https://www.songfacts.com/facts/kanye-west/jail" xlink:type="simple">Jail</text:a> - Kanye West</text:p>
          </table:table-cell>
          <table:table-cell table:formula="of:=LEFT([.A415];(FIND(&quot;-&quot;;[.A415])-1))" office:value-type="string" office:string-value="Jail " calcext:value-type="string">
            <text:p>Jail </text:p>
          </table:table-cell>
          <table:table-cell table:formula="of:=SUBSTITUTE([.A415];LEFT([.A415];(FIND(&quot;-&quot;;[.A415])));&quot;&quot;)" office:value-type="string" office:string-value=" Kanye West" calcext:value-type="string">
            <text:p><text:s/>Kanye West</text:p>
          </table:table-cell>
          <table:table-cell table:number-columns-repeated="4"/>
          <table:table-cell table:formula="of:=RANDBETWEEN(1;4)" office:value-type="float" office:value="4" calcext:value-type="float">
            <text:p>4</text:p>
          </table:table-cell>
          <table:table-cell table:formula="of:=&quot;('&quot;&amp;[.B415]&amp;&quot;',&quot;&amp;[.H415]&amp;&quot;,'default','default','&quot;&amp;[.C415]&amp;&quot;'),&quot;" office:value-type="string" office:string-value="('Jail ',4,'default','default',' Kanye West')," calcext:value-type="string">
            <text:p>('Jail ',4,'default','default',' Kanye West'),</text:p>
          </table:table-cell>
        </table:table-row>
        <table:table-row table:style-name="ro2">
          <table:table-cell office:value-type="string" calcext:value-type="string">
            <text:p><text:a xlink:href="https://www.songfacts.com/facts/kanye-west/jail-pt-2" xlink:type="simple">Jail, Pt. 2</text:a> - Kanye West</text:p>
          </table:table-cell>
          <table:table-cell table:formula="of:=LEFT([.A416];(FIND(&quot;-&quot;;[.A416])-1))" office:value-type="string" office:string-value="Jail, Pt. 2 " calcext:value-type="string">
            <text:p>Jail, Pt. 2 </text:p>
          </table:table-cell>
          <table:table-cell table:formula="of:=SUBSTITUTE([.A416];LEFT([.A416];(FIND(&quot;-&quot;;[.A416])));&quot;&quot;)" office:value-type="string" office:string-value=" Kanye West" calcext:value-type="string">
            <text:p><text:s/>Kanye West</text:p>
          </table:table-cell>
          <table:table-cell table:number-columns-repeated="4"/>
          <table:table-cell table:formula="of:=RANDBETWEEN(1;4)" office:value-type="float" office:value="2" calcext:value-type="float">
            <text:p>2</text:p>
          </table:table-cell>
          <table:table-cell table:formula="of:=&quot;('&quot;&amp;[.B416]&amp;&quot;',&quot;&amp;[.H416]&amp;&quot;,'default','default','&quot;&amp;[.C416]&amp;&quot;'),&quot;" office:value-type="string" office:string-value="('Jail, Pt. 2 ',2,'default','default',' Kanye West')," calcext:value-type="string">
            <text:p>('Jail, Pt. 2 ',2,'default','default',' Kanye West'),</text:p>
          </table:table-cell>
        </table:table-row>
        <table:table-row table:style-name="ro3">
          <table:table-cell office:value-type="string" calcext:value-type="string">
            <text:p><text:a xlink:href="https://www.songfacts.com/facts/olivia-rodrigo/jealousy-jealousy" xlink:type="simple">Jealousy, Jealousy</text:a> - Olivia Rodrigo</text:p>
          </table:table-cell>
          <table:table-cell table:formula="of:=LEFT([.A417];(FIND(&quot;-&quot;;[.A417])-1))" office:value-type="string" office:string-value="Jealousy, Jealousy " calcext:value-type="string">
            <text:p>Jealousy, Jealousy </text:p>
          </table:table-cell>
          <table:table-cell table:formula="of:=SUBSTITUTE([.A417];LEFT([.A417];(FIND(&quot;-&quot;;[.A417])));&quot;&quot;)" office:value-type="string" office:string-value=" Olivia Rodrigo" calcext:value-type="string">
            <text:p><text:s/>Olivia Rodrigo</text:p>
          </table:table-cell>
          <table:table-cell table:number-columns-repeated="4"/>
          <table:table-cell table:formula="of:=RANDBETWEEN(1;4)" office:value-type="float" office:value="4" calcext:value-type="float">
            <text:p>4</text:p>
          </table:table-cell>
          <table:table-cell table:formula="of:=&quot;('&quot;&amp;[.B417]&amp;&quot;',&quot;&amp;[.H417]&amp;&quot;,'default','default','&quot;&amp;[.C417]&amp;&quot;'),&quot;" office:value-type="string" office:string-value="('Jealousy, Jealousy ',4,'default','default',' Olivia Rodrigo')," calcext:value-type="string">
            <text:p>('Jealousy, Jealousy ',4,'default','default',' Olivia Rodrigo'),</text:p>
          </table:table-cell>
        </table:table-row>
        <table:table-row table:style-name="ro2">
          <table:table-cell office:value-type="string" calcext:value-type="string">
            <text:p><text:a xlink:href="https://www.songfacts.com/facts/kanye-west/jesus-lord" xlink:type="simple">Jesus Lord</text:a> - Kanye West</text:p>
          </table:table-cell>
          <table:table-cell table:formula="of:=LEFT([.A418];(FIND(&quot;-&quot;;[.A418])-1))" office:value-type="string" office:string-value="Jesus Lord " calcext:value-type="string">
            <text:p>Jesus Lord </text:p>
          </table:table-cell>
          <table:table-cell table:formula="of:=SUBSTITUTE([.A418];LEFT([.A418];(FIND(&quot;-&quot;;[.A418])));&quot;&quot;)" office:value-type="string" office:string-value=" Kanye West" calcext:value-type="string">
            <text:p><text:s/>Kanye West</text:p>
          </table:table-cell>
          <table:table-cell table:number-columns-repeated="4"/>
          <table:table-cell table:formula="of:=RANDBETWEEN(1;4)" office:value-type="float" office:value="4" calcext:value-type="float">
            <text:p>4</text:p>
          </table:table-cell>
          <table:table-cell table:formula="of:=&quot;('&quot;&amp;[.B418]&amp;&quot;',&quot;&amp;[.H418]&amp;&quot;,'default','default','&quot;&amp;[.C418]&amp;&quot;'),&quot;" office:value-type="string" office:string-value="('Jesus Lord ',4,'default','default',' Kanye West')," calcext:value-type="string">
            <text:p>('Jesus Lord ',4,'default','default',' Kanye West'),</text:p>
          </table:table-cell>
        </table:table-row>
        <table:table-row table:style-name="ro2">
          <table:table-cell office:value-type="string" calcext:value-type="string">
            <text:p><text:a xlink:href="https://www.songfacts.com/facts/luke-combs/joe" xlink:type="simple">Joe</text:a> - Luke Combs</text:p>
          </table:table-cell>
          <table:table-cell table:formula="of:=LEFT([.A419];(FIND(&quot;-&quot;;[.A419])-1))" office:value-type="string" office:string-value="Joe " calcext:value-type="string">
            <text:p>Joe </text:p>
          </table:table-cell>
          <table:table-cell table:formula="of:=SUBSTITUTE([.A419];LEFT([.A419];(FIND(&quot;-&quot;;[.A419])));&quot;&quot;)" office:value-type="string" office:string-value=" Luke Combs" calcext:value-type="string">
            <text:p><text:s/>Luke Combs</text:p>
          </table:table-cell>
          <table:table-cell table:number-columns-repeated="4"/>
          <table:table-cell table:formula="of:=RANDBETWEEN(1;4)" office:value-type="float" office:value="2" calcext:value-type="float">
            <text:p>2</text:p>
          </table:table-cell>
          <table:table-cell table:formula="of:=&quot;('&quot;&amp;[.B419]&amp;&quot;',&quot;&amp;[.H419]&amp;&quot;,'default','default','&quot;&amp;[.C419]&amp;&quot;'),&quot;" office:value-type="string" office:string-value="('Joe ',2,'default','default',' Luke Combs')," calcext:value-type="string">
            <text:p>('Joe ',2,'default','default',' Luke Combs'),</text:p>
          </table:table-cell>
        </table:table-row>
        <table:table-row table:style-name="ro2">
          <table:table-cell office:value-type="string" calcext:value-type="string">
            <text:p><text:a xlink:href="https://www.songfacts.com/facts/kanye-west/jonah" xlink:type="simple">Jonah</text:a> - Kanye West</text:p>
          </table:table-cell>
          <table:table-cell table:formula="of:=LEFT([.A420];(FIND(&quot;-&quot;;[.A420])-1))" office:value-type="string" office:string-value="Jonah " calcext:value-type="string">
            <text:p>Jonah </text:p>
          </table:table-cell>
          <table:table-cell table:formula="of:=SUBSTITUTE([.A420];LEFT([.A420];(FIND(&quot;-&quot;;[.A420])));&quot;&quot;)" office:value-type="string" office:string-value=" Kanye West" calcext:value-type="string">
            <text:p><text:s/>Kanye West</text:p>
          </table:table-cell>
          <table:table-cell table:number-columns-repeated="4"/>
          <table:table-cell table:formula="of:=RANDBETWEEN(1;4)" office:value-type="float" office:value="1" calcext:value-type="float">
            <text:p>1</text:p>
          </table:table-cell>
          <table:table-cell table:formula="of:=&quot;('&quot;&amp;[.B420]&amp;&quot;',&quot;&amp;[.H420]&amp;&quot;,'default','default','&quot;&amp;[.C420]&amp;&quot;'),&quot;" office:value-type="string" office:string-value="('Jonah ',1,'default','default',' Kanye West')," calcext:value-type="string">
            <text:p>('Jonah ',1,'default','default',' Kanye West'),</text:p>
          </table:table-cell>
        </table:table-row>
        <table:table-row table:style-name="ro2">
          <table:table-cell office:value-type="string" calcext:value-type="string">
            <text:p><text:a xlink:href="https://www.songfacts.com/facts/kanye-west/junya" xlink:type="simple">Junya</text:a> - Kanye West</text:p>
          </table:table-cell>
          <table:table-cell table:formula="of:=LEFT([.A421];(FIND(&quot;-&quot;;[.A421])-1))" office:value-type="string" office:string-value="Junya " calcext:value-type="string">
            <text:p>Junya </text:p>
          </table:table-cell>
          <table:table-cell table:formula="of:=SUBSTITUTE([.A421];LEFT([.A421];(FIND(&quot;-&quot;;[.A421])));&quot;&quot;)" office:value-type="string" office:string-value=" Kanye West" calcext:value-type="string">
            <text:p><text:s/>Kanye West</text:p>
          </table:table-cell>
          <table:table-cell table:number-columns-repeated="4"/>
          <table:table-cell table:formula="of:=RANDBETWEEN(1;4)" office:value-type="float" office:value="2" calcext:value-type="float">
            <text:p>2</text:p>
          </table:table-cell>
          <table:table-cell table:formula="of:=&quot;('&quot;&amp;[.B421]&amp;&quot;',&quot;&amp;[.H421]&amp;&quot;,'default','default','&quot;&amp;[.C421]&amp;&quot;'),&quot;" office:value-type="string" office:string-value="('Junya ',2,'default','default',' Kanye West')," calcext:value-type="string">
            <text:p>('Junya ',2,'default','default',' Kanye West'),</text:p>
          </table:table-cell>
        </table:table-row>
        <table:table-row table:style-name="ro2">
          <table:table-cell office:value-type="string" calcext:value-type="string">
            <text:p><text:a xlink:href="https://www.songfacts.com/facts/claptone/just-a-ghost" xlink:type="simple">Just A Ghost</text:a> - Claptone</text:p>
          </table:table-cell>
          <table:table-cell table:formula="of:=LEFT([.A422];(FIND(&quot;-&quot;;[.A422])-1))" office:value-type="string" office:string-value="Just A Ghost " calcext:value-type="string">
            <text:p>Just A Ghost </text:p>
          </table:table-cell>
          <table:table-cell table:formula="of:=SUBSTITUTE([.A422];LEFT([.A422];(FIND(&quot;-&quot;;[.A422])));&quot;&quot;)" office:value-type="string" office:string-value=" Claptone" calcext:value-type="string">
            <text:p><text:s/>Claptone</text:p>
          </table:table-cell>
          <table:table-cell table:number-columns-repeated="4"/>
          <table:table-cell table:formula="of:=RANDBETWEEN(1;4)" office:value-type="float" office:value="2" calcext:value-type="float">
            <text:p>2</text:p>
          </table:table-cell>
          <table:table-cell table:formula="of:=&quot;('&quot;&amp;[.B422]&amp;&quot;',&quot;&amp;[.H422]&amp;&quot;,'default','default','&quot;&amp;[.C422]&amp;&quot;'),&quot;" office:value-type="string" office:string-value="('Just A Ghost ',2,'default','default',' Claptone')," calcext:value-type="string">
            <text:p>('Just A Ghost ',2,'default','default',' Claptone'),</text:p>
          </table:table-cell>
        </table:table-row>
        <table:table-row table:style-name="ro2">
          <table:table-cell office:value-type="string" calcext:value-type="string">
            <text:p><text:a xlink:href="https://www.songfacts.com/facts/abba/just-a-notion" xlink:type="simple">Just A Notion</text:a> - ABBA</text:p>
          </table:table-cell>
          <table:table-cell table:formula="of:=LEFT([.A423];(FIND(&quot;-&quot;;[.A423])-1))" office:value-type="string" office:string-value="Just A Notion " calcext:value-type="string">
            <text:p>Just A Notion </text:p>
          </table:table-cell>
          <table:table-cell table:formula="of:=SUBSTITUTE([.A423];LEFT([.A423];(FIND(&quot;-&quot;;[.A423])));&quot;&quot;)" office:value-type="string" office:string-value=" ABBA" calcext:value-type="string">
            <text:p><text:s/>ABBA</text:p>
          </table:table-cell>
          <table:table-cell table:number-columns-repeated="4"/>
          <table:table-cell table:formula="of:=RANDBETWEEN(1;4)" office:value-type="float" office:value="3" calcext:value-type="float">
            <text:p>3</text:p>
          </table:table-cell>
          <table:table-cell table:formula="of:=&quot;('&quot;&amp;[.B423]&amp;&quot;',&quot;&amp;[.H423]&amp;&quot;,'default','default','&quot;&amp;[.C423]&amp;&quot;'),&quot;" office:value-type="string" office:string-value="('Just A Notion ',3,'default','default',' ABBA')," calcext:value-type="string">
            <text:p>('Just A Notion ',3,'default','default',' ABBA'),</text:p>
          </table:table-cell>
        </table:table-row>
        <table:table-row table:style-name="ro3">
          <table:table-cell office:value-type="string" calcext:value-type="string">
            <text:p><text:a xlink:href="https://www.songfacts.com/facts/pinkpantheress/just-for-me" xlink:type="simple">Just For Me</text:a> - PinkPantheress</text:p>
          </table:table-cell>
          <table:table-cell table:formula="of:=LEFT([.A424];(FIND(&quot;-&quot;;[.A424])-1))" office:value-type="string" office:string-value="Just For Me " calcext:value-type="string">
            <text:p>Just For Me </text:p>
          </table:table-cell>
          <table:table-cell table:formula="of:=SUBSTITUTE([.A424];LEFT([.A424];(FIND(&quot;-&quot;;[.A424])));&quot;&quot;)" office:value-type="string" office:string-value=" PinkPantheress" calcext:value-type="string">
            <text:p><text:s/>PinkPantheress</text:p>
          </table:table-cell>
          <table:table-cell table:number-columns-repeated="4"/>
          <table:table-cell table:formula="of:=RANDBETWEEN(1;4)" office:value-type="float" office:value="4" calcext:value-type="float">
            <text:p>4</text:p>
          </table:table-cell>
          <table:table-cell table:formula="of:=&quot;('&quot;&amp;[.B424]&amp;&quot;',&quot;&amp;[.H424]&amp;&quot;,'default','default','&quot;&amp;[.C424]&amp;&quot;'),&quot;" office:value-type="string" office:string-value="('Just For Me ',4,'default','default',' PinkPantheress')," calcext:value-type="string">
            <text:p>('Just For Me ',4,'default','default',' PinkPantheress'),</text:p>
          </table:table-cell>
        </table:table-row>
        <table:table-row table:style-name="ro2">
          <table:table-cell office:value-type="string" calcext:value-type="string">
            <text:p><text:a xlink:href="https://www.songfacts.com/facts/clairo/just-for-today" xlink:type="simple">Just For Today</text:a> - Clairo</text:p>
          </table:table-cell>
          <table:table-cell table:formula="of:=LEFT([.A425];(FIND(&quot;-&quot;;[.A425])-1))" office:value-type="string" office:string-value="Just For Today " calcext:value-type="string">
            <text:p>Just For Today </text:p>
          </table:table-cell>
          <table:table-cell table:formula="of:=SUBSTITUTE([.A425];LEFT([.A425];(FIND(&quot;-&quot;;[.A425])));&quot;&quot;)" office:value-type="string" office:string-value=" Clairo" calcext:value-type="string">
            <text:p><text:s/>Clairo</text:p>
          </table:table-cell>
          <table:table-cell table:number-columns-repeated="4"/>
          <table:table-cell table:formula="of:=RANDBETWEEN(1;4)" office:value-type="float" office:value="4" calcext:value-type="float">
            <text:p>4</text:p>
          </table:table-cell>
          <table:table-cell table:formula="of:=&quot;('&quot;&amp;[.B425]&amp;&quot;',&quot;&amp;[.H425]&amp;&quot;,'default','default','&quot;&amp;[.C425]&amp;&quot;'),&quot;" office:value-type="string" office:string-value="('Just For Today ',4,'default','default',' Clairo')," calcext:value-type="string">
            <text:p>('Just For Today ',4,'default','default',' Clairo'),</text:p>
          </table:table-cell>
        </table:table-row>
        <table:table-row table:style-name="ro2">
          <table:table-cell office:value-type="string" calcext:value-type="string">
            <text:p><text:a xlink:href="https://www.songfacts.com/facts/ariana-grande/just-look-up" xlink:type="simple">Just Look Up</text:a> - Ariana Grande</text:p>
          </table:table-cell>
          <table:table-cell table:formula="of:=LEFT([.A426];(FIND(&quot;-&quot;;[.A426])-1))" office:value-type="string" office:string-value="Just Look Up " calcext:value-type="string">
            <text:p>Just Look Up </text:p>
          </table:table-cell>
          <table:table-cell table:formula="of:=SUBSTITUTE([.A426];LEFT([.A426];(FIND(&quot;-&quot;;[.A426])));&quot;&quot;)" office:value-type="string" office:string-value=" Ariana Grande" calcext:value-type="string">
            <text:p><text:s/>Ariana Grande</text:p>
          </table:table-cell>
          <table:table-cell table:number-columns-repeated="4"/>
          <table:table-cell table:formula="of:=RANDBETWEEN(1;4)" office:value-type="float" office:value="1" calcext:value-type="float">
            <text:p>1</text:p>
          </table:table-cell>
          <table:table-cell table:formula="of:=&quot;('&quot;&amp;[.B426]&amp;&quot;',&quot;&amp;[.H426]&amp;&quot;,'default','default','&quot;&amp;[.C426]&amp;&quot;'),&quot;" office:value-type="string" office:string-value="('Just Look Up ',1,'default','default',' Ariana Grande')," calcext:value-type="string">
            <text:p>('Just Look Up ',1,'default','default',' Ariana Grande'),</text:p>
          </table:table-cell>
        </table:table-row>
        <table:table-row table:style-name="ro2">
          <table:table-cell office:value-type="string" calcext:value-type="string">
            <text:p><text:a xlink:href="https://www.songfacts.com/facts/imelda-may/just-one-kiss" xlink:type="simple">Just One Kiss</text:a> - Imelda May</text:p>
          </table:table-cell>
          <table:table-cell table:formula="of:=LEFT([.A427];(FIND(&quot;-&quot;;[.A427])-1))" office:value-type="string" office:string-value="Just One Kiss " calcext:value-type="string">
            <text:p>Just One Kiss </text:p>
          </table:table-cell>
          <table:table-cell table:formula="of:=SUBSTITUTE([.A427];LEFT([.A427];(FIND(&quot;-&quot;;[.A427])));&quot;&quot;)" office:value-type="string" office:string-value=" Imelda May" calcext:value-type="string">
            <text:p><text:s/>Imelda May</text:p>
          </table:table-cell>
          <table:table-cell table:number-columns-repeated="4"/>
          <table:table-cell table:formula="of:=RANDBETWEEN(1;4)" office:value-type="float" office:value="2" calcext:value-type="float">
            <text:p>2</text:p>
          </table:table-cell>
          <table:table-cell table:formula="of:=&quot;('&quot;&amp;[.B427]&amp;&quot;',&quot;&amp;[.H427]&amp;&quot;,'default','default','&quot;&amp;[.C427]&amp;&quot;'),&quot;" office:value-type="string" office:string-value="('Just One Kiss ',2,'default','default',' Imelda May')," calcext:value-type="string">
            <text:p>('Just One Kiss ',2,'default','default',' Imelda May'),</text:p>
          </table:table-cell>
        </table:table-row>
        <table:table-row table:style-name="ro3">
          <table:table-cell office:value-type="string" calcext:value-type="string">
            <text:p><text:a xlink:href="https://www.songfacts.com/facts/kacey-musgraves/justified" xlink:type="simple">Justified</text:a> - Kacey Musgraves</text:p>
          </table:table-cell>
          <table:table-cell table:formula="of:=LEFT([.A428];(FIND(&quot;-&quot;;[.A428])-1))" office:value-type="string" office:string-value="Justified " calcext:value-type="string">
            <text:p>Justified </text:p>
          </table:table-cell>
          <table:table-cell table:formula="of:=SUBSTITUTE([.A428];LEFT([.A428];(FIND(&quot;-&quot;;[.A428])));&quot;&quot;)" office:value-type="string" office:string-value=" Kacey Musgraves" calcext:value-type="string">
            <text:p><text:s/>Kacey Musgraves</text:p>
          </table:table-cell>
          <table:table-cell table:number-columns-repeated="4"/>
          <table:table-cell table:formula="of:=RANDBETWEEN(1;4)" office:value-type="float" office:value="3" calcext:value-type="float">
            <text:p>3</text:p>
          </table:table-cell>
          <table:table-cell table:formula="of:=&quot;('&quot;&amp;[.B428]&amp;&quot;',&quot;&amp;[.H428]&amp;&quot;,'default','default','&quot;&amp;[.C428]&amp;&quot;'),&quot;" office:value-type="string" office:string-value="('Justified ',3,'default','default',' Kacey Musgraves')," calcext:value-type="string">
            <text:p>('Justified ',3,'default','default',' Kacey Musgraves'),</text:p>
          </table:table-cell>
        </table:table-row>
        <table:table-row table:style-name="ro2">
          <table:table-cell office:value-type="string" calcext:value-type="string">
            <text:p><text:a xlink:href="https://www.songfacts.com/facts/abba/keep-an-eye-on-dan" xlink:type="simple">Keep An Eye On Dan</text:a> - ABBA</text:p>
          </table:table-cell>
          <table:table-cell table:formula="of:=LEFT([.A429];(FIND(&quot;-&quot;;[.A429])-1))" office:value-type="string" office:string-value="Keep An Eye On Dan " calcext:value-type="string">
            <text:p>Keep An Eye On Dan </text:p>
          </table:table-cell>
          <table:table-cell table:formula="of:=SUBSTITUTE([.A429];LEFT([.A429];(FIND(&quot;-&quot;;[.A429])));&quot;&quot;)" office:value-type="string" office:string-value=" ABBA" calcext:value-type="string">
            <text:p><text:s/>ABBA</text:p>
          </table:table-cell>
          <table:table-cell table:number-columns-repeated="4"/>
          <table:table-cell table:formula="of:=RANDBETWEEN(1;4)" office:value-type="float" office:value="1" calcext:value-type="float">
            <text:p>1</text:p>
          </table:table-cell>
          <table:table-cell table:formula="of:=&quot;('&quot;&amp;[.B429]&amp;&quot;',&quot;&amp;[.H429]&amp;&quot;,'default','default','&quot;&amp;[.C429]&amp;&quot;'),&quot;" office:value-type="string" office:string-value="('Keep An Eye On Dan ',1,'default','default',' ABBA')," calcext:value-type="string">
            <text:p>('Keep An Eye On Dan ',1,'default','default',' ABBA'),</text:p>
          </table:table-cell>
        </table:table-row>
        <table:table-row table:style-name="ro2">
          <table:table-cell office:value-type="string" calcext:value-type="string">
            <text:p><text:a xlink:href="https://www.songfacts.com/facts/dug-pinnick/key-changer" xlink:type="simple">Key Changer</text:a> - Dug Pinnick</text:p>
          </table:table-cell>
          <table:table-cell table:formula="of:=LEFT([.A430];(FIND(&quot;-&quot;;[.A430])-1))" office:value-type="string" office:string-value="Key Changer " calcext:value-type="string">
            <text:p>Key Changer </text:p>
          </table:table-cell>
          <table:table-cell table:formula="of:=SUBSTITUTE([.A430];LEFT([.A430];(FIND(&quot;-&quot;;[.A430])));&quot;&quot;)" office:value-type="string" office:string-value=" Dug Pinnick" calcext:value-type="string">
            <text:p><text:s/>Dug Pinnick</text:p>
          </table:table-cell>
          <table:table-cell table:number-columns-repeated="4"/>
          <table:table-cell table:formula="of:=RANDBETWEEN(1;4)" office:value-type="float" office:value="1" calcext:value-type="float">
            <text:p>1</text:p>
          </table:table-cell>
          <table:table-cell table:formula="of:=&quot;('&quot;&amp;[.B430]&amp;&quot;',&quot;&amp;[.H430]&amp;&quot;,'default','default','&quot;&amp;[.C430]&amp;&quot;'),&quot;" office:value-type="string" office:string-value="('Key Changer ',1,'default','default',' Dug Pinnick')," calcext:value-type="string">
            <text:p>('Key Changer ',1,'default','default',' Dug Pinnick'),</text:p>
          </table:table-cell>
        </table:table-row>
        <table:table-row table:style-name="ro2">
          <table:table-cell office:value-type="string" calcext:value-type="string">
            <text:p><text:a xlink:href="https://www.songfacts.com/facts/josh-turner/king-size-manger" xlink:type="simple">King Size Manger</text:a> - Josh Turner</text:p>
          </table:table-cell>
          <table:table-cell table:formula="of:=LEFT([.A431];(FIND(&quot;-&quot;;[.A431])-1))" office:value-type="string" office:string-value="King Size Manger " calcext:value-type="string">
            <text:p>King Size Manger </text:p>
          </table:table-cell>
          <table:table-cell table:formula="of:=SUBSTITUTE([.A431];LEFT([.A431];(FIND(&quot;-&quot;;[.A431])));&quot;&quot;)" office:value-type="string" office:string-value=" Josh Turner" calcext:value-type="string">
            <text:p><text:s/>Josh Turner</text:p>
          </table:table-cell>
          <table:table-cell table:number-columns-repeated="4"/>
          <table:table-cell table:formula="of:=RANDBETWEEN(1;4)" office:value-type="float" office:value="3" calcext:value-type="float">
            <text:p>3</text:p>
          </table:table-cell>
          <table:table-cell table:formula="of:=&quot;('&quot;&amp;[.B431]&amp;&quot;',&quot;&amp;[.H431]&amp;&quot;,'default','default','&quot;&amp;[.C431]&amp;&quot;'),&quot;" office:value-type="string" office:string-value="('King Size Manger ',3,'default','default',' Josh Turner')," calcext:value-type="string">
            <text:p>('King Size Manger ',3,'default','default',' Josh Turner'),</text:p>
          </table:table-cell>
        </table:table-row>
        <table:table-row table:style-name="ro2">
          <table:table-cell office:value-type="string" calcext:value-type="string">
            <text:p><text:a xlink:href="https://www.songfacts.com/facts/doja-cat/kiss-me-more" xlink:type="simple">Kiss Me More</text:a> - Doja Cat</text:p>
          </table:table-cell>
          <table:table-cell table:formula="of:=LEFT([.A432];(FIND(&quot;-&quot;;[.A432])-1))" office:value-type="string" office:string-value="Kiss Me More " calcext:value-type="string">
            <text:p>Kiss Me More </text:p>
          </table:table-cell>
          <table:table-cell table:formula="of:=SUBSTITUTE([.A432];LEFT([.A432];(FIND(&quot;-&quot;;[.A432])));&quot;&quot;)" office:value-type="string" office:string-value=" Doja Cat" calcext:value-type="string">
            <text:p><text:s/>Doja Cat</text:p>
          </table:table-cell>
          <table:table-cell table:number-columns-repeated="4"/>
          <table:table-cell table:formula="of:=RANDBETWEEN(1;4)" office:value-type="float" office:value="3" calcext:value-type="float">
            <text:p>3</text:p>
          </table:table-cell>
          <table:table-cell table:formula="of:=&quot;('&quot;&amp;[.B432]&amp;&quot;',&quot;&amp;[.H432]&amp;&quot;,'default','default','&quot;&amp;[.C432]&amp;&quot;'),&quot;" office:value-type="string" office:string-value="('Kiss Me More ',3,'default','default',' Doja Cat')," calcext:value-type="string">
            <text:p>('Kiss Me More ',3,'default','default',' Doja Cat'),</text:p>
          </table:table-cell>
        </table:table-row>
        <table:table-row table:style-name="ro2">
          <table:table-cell office:value-type="string" calcext:value-type="string">
            <text:p><text:a xlink:href="https://www.songfacts.com/facts/anne-marie/kiss-my-uh-oh" xlink:type="simple">Kiss My (Uh-Oh)</text:a> - Anne-Marie</text:p>
          </table:table-cell>
          <table:table-cell table:formula="of:=LEFT([.A433];(FIND(&quot;-&quot;;[.A433])-1))" office:value-type="string" office:string-value="Kiss My (Uh" calcext:value-type="string">
            <text:p>Kiss My (Uh</text:p>
          </table:table-cell>
          <table:table-cell table:formula="of:=SUBSTITUTE([.A433];LEFT([.A433];(FIND(&quot;-&quot;;[.A433])));&quot;&quot;)" office:value-type="string" office:string-value="Oh) - Anne-Marie" calcext:value-type="string">
            <text:p>Oh) - Anne-Marie</text:p>
          </table:table-cell>
          <table:table-cell table:number-columns-repeated="4"/>
          <table:table-cell table:formula="of:=RANDBETWEEN(1;4)" office:value-type="float" office:value="4" calcext:value-type="float">
            <text:p>4</text:p>
          </table:table-cell>
          <table:table-cell table:formula="of:=&quot;('&quot;&amp;[.B433]&amp;&quot;',&quot;&amp;[.H433]&amp;&quot;,'default','default','&quot;&amp;[.C433]&amp;&quot;'),&quot;" office:value-type="string" office:string-value="('Kiss My (Uh',4,'default','default','Oh) - Anne-Marie')," calcext:value-type="string">
            <text:p>('Kiss My (Uh',4,'default','default','Oh) - Anne-Marie'),</text:p>
          </table:table-cell>
        </table:table-row>
        <table:table-row table:style-name="ro2">
          <table:table-cell office:value-type="string" calcext:value-type="string">
            <text:p><text:a xlink:href="https://www.songfacts.com/facts/simone/kissing-strangers" xlink:type="simple">Kissing Strangers</text:a> - Simone</text:p>
          </table:table-cell>
          <table:table-cell table:formula="of:=LEFT([.A434];(FIND(&quot;-&quot;;[.A434])-1))" office:value-type="string" office:string-value="Kissing Strangers " calcext:value-type="string">
            <text:p>Kissing Strangers </text:p>
          </table:table-cell>
          <table:table-cell table:formula="of:=SUBSTITUTE([.A434];LEFT([.A434];(FIND(&quot;-&quot;;[.A434])));&quot;&quot;)" office:value-type="string" office:string-value=" Simone" calcext:value-type="string">
            <text:p><text:s/>Simone</text:p>
          </table:table-cell>
          <table:table-cell table:number-columns-repeated="4"/>
          <table:table-cell table:formula="of:=RANDBETWEEN(1;4)" office:value-type="float" office:value="1" calcext:value-type="float">
            <text:p>1</text:p>
          </table:table-cell>
          <table:table-cell table:formula="of:=&quot;('&quot;&amp;[.B434]&amp;&quot;',&quot;&amp;[.H434]&amp;&quot;,'default','default','&quot;&amp;[.C434]&amp;&quot;'),&quot;" office:value-type="string" office:string-value="('Kissing Strangers ',1,'default','default',' Simone')," calcext:value-type="string">
            <text:p>('Kissing Strangers ',1,'default','default',' Simone'),</text:p>
          </table:table-cell>
        </table:table-row>
        <table:table-row table:style-name="ro2">
          <table:table-cell office:value-type="string" calcext:value-type="string">
            <text:p><text:a xlink:href="https://www.songfacts.com/facts/drake/knife-talk" xlink:type="simple">Knife Talk</text:a> - Drake</text:p>
          </table:table-cell>
          <table:table-cell table:formula="of:=LEFT([.A435];(FIND(&quot;-&quot;;[.A435])-1))" office:value-type="string" office:string-value="Knife Talk " calcext:value-type="string">
            <text:p>Knife Talk </text:p>
          </table:table-cell>
          <table:table-cell table:formula="of:=SUBSTITUTE([.A435];LEFT([.A435];(FIND(&quot;-&quot;;[.A435])));&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435]&amp;&quot;',&quot;&amp;[.H435]&amp;&quot;,'default','default','&quot;&amp;[.C435]&amp;&quot;'),&quot;" office:value-type="string" office:string-value="('Knife Talk ',3,'default','default',' Drake')," calcext:value-type="string">
            <text:p>('Knife Talk ',3,'default','default',' Drake'),</text:p>
          </table:table-cell>
        </table:table-row>
        <table:table-row table:style-name="ro3">
          <table:table-cell office:value-type="string" calcext:value-type="string">
            <text:p><text:a xlink:href="https://www.songfacts.com/facts/bullet-for-my-valentine/knives" xlink:type="simple">Knives</text:a> - Bullet For My Valentine</text:p>
          </table:table-cell>
          <table:table-cell table:formula="of:=LEFT([.A436];(FIND(&quot;-&quot;;[.A436])-1))" office:value-type="string" office:string-value="Knives " calcext:value-type="string">
            <text:p>Knives </text:p>
          </table:table-cell>
          <table:table-cell table:formula="of:=SUBSTITUTE([.A436];LEFT([.A436];(FIND(&quot;-&quot;;[.A436])));&quot;&quot;)" office:value-type="string" office:string-value=" Bullet For My Valentine" calcext:value-type="string">
            <text:p><text:s/>Bullet For My Valentine</text:p>
          </table:table-cell>
          <table:table-cell table:number-columns-repeated="4"/>
          <table:table-cell table:formula="of:=RANDBETWEEN(1;4)" office:value-type="float" office:value="1" calcext:value-type="float">
            <text:p>1</text:p>
          </table:table-cell>
          <table:table-cell table:formula="of:=&quot;('&quot;&amp;[.B436]&amp;&quot;',&quot;&amp;[.H436]&amp;&quot;,'default','default','&quot;&amp;[.C436]&amp;&quot;'),&quot;" office:value-type="string" office:string-value="('Knives ',1,'default','default',' Bullet For My Valentine')," calcext:value-type="string">
            <text:p>('Knives ',1,'default','default',' Bullet For My Valentine'),</text:p>
          </table:table-cell>
        </table:table-row>
        <table:table-row table:style-name="ro2">
          <table:table-cell office:value-type="string" calcext:value-type="string">
            <text:p><text:a xlink:href="https://www.songfacts.com/facts/rosalia/la-fama" xlink:type="simple">La Fama</text:a> - Rosalia</text:p>
          </table:table-cell>
          <table:table-cell table:formula="of:=LEFT([.A437];(FIND(&quot;-&quot;;[.A437])-1))" office:value-type="string" office:string-value="La Fama " calcext:value-type="string">
            <text:p>La Fama </text:p>
          </table:table-cell>
          <table:table-cell table:formula="of:=SUBSTITUTE([.A437];LEFT([.A437];(FIND(&quot;-&quot;;[.A437])));&quot;&quot;)" office:value-type="string" office:string-value=" Rosalia" calcext:value-type="string">
            <text:p><text:s/>Rosalia</text:p>
          </table:table-cell>
          <table:table-cell table:number-columns-repeated="4"/>
          <table:table-cell table:formula="of:=RANDBETWEEN(1;4)" office:value-type="float" office:value="3" calcext:value-type="float">
            <text:p>3</text:p>
          </table:table-cell>
          <table:table-cell table:formula="of:=&quot;('&quot;&amp;[.B437]&amp;&quot;',&quot;&amp;[.H437]&amp;&quot;,'default','default','&quot;&amp;[.C437]&amp;&quot;'),&quot;" office:value-type="string" office:string-value="('La Fama ',3,'default','default',' Rosalia')," calcext:value-type="string">
            <text:p>('La Fama ',3,'default','default',' Rosalia'),</text:p>
          </table:table-cell>
        </table:table-row>
        <table:table-row table:style-name="ro1">
          <table:table-cell office:value-type="string" calcext:value-type="string">
            <text:p><text:a xlink:href="https://www.songfacts.com/facts/lisa/lalisa" xlink:type="simple">Lalisa</text:a> - Lisa</text:p>
          </table:table-cell>
          <table:table-cell table:formula="of:=LEFT([.A438];(FIND(&quot;-&quot;;[.A438])-1))" office:value-type="string" office:string-value="Lalisa " calcext:value-type="string">
            <text:p>Lalisa </text:p>
          </table:table-cell>
          <table:table-cell table:formula="of:=SUBSTITUTE([.A438];LEFT([.A438];(FIND(&quot;-&quot;;[.A438])));&quot;&quot;)" office:value-type="string" office:string-value=" Lisa" calcext:value-type="string">
            <text:p><text:s/>Lisa</text:p>
          </table:table-cell>
          <table:table-cell table:number-columns-repeated="4"/>
          <table:table-cell table:formula="of:=RANDBETWEEN(1;4)" office:value-type="float" office:value="4" calcext:value-type="float">
            <text:p>4</text:p>
          </table:table-cell>
          <table:table-cell table:formula="of:=&quot;('&quot;&amp;[.B438]&amp;&quot;',&quot;&amp;[.H438]&amp;&quot;,'default','default','&quot;&amp;[.C438]&amp;&quot;'),&quot;" office:value-type="string" office:string-value="('Lalisa ',4,'default','default',' Lisa')," calcext:value-type="string">
            <text:p>('Lalisa ',4,'default','default',' Lisa'),</text:p>
          </table:table-cell>
        </table:table-row>
        <table:table-row table:style-name="ro2">
          <table:table-cell office:value-type="string" calcext:value-type="string">
            <text:p><text:a xlink:href="https://www.songfacts.com/facts/skylar-grey/last-one-standing" xlink:type="simple">Last One Standing</text:a> - Skylar Grey</text:p>
          </table:table-cell>
          <table:table-cell table:formula="of:=LEFT([.A439];(FIND(&quot;-&quot;;[.A439])-1))" office:value-type="string" office:string-value="Last One Standing " calcext:value-type="string">
            <text:p>Last One Standing </text:p>
          </table:table-cell>
          <table:table-cell table:formula="of:=SUBSTITUTE([.A439];LEFT([.A439];(FIND(&quot;-&quot;;[.A439])));&quot;&quot;)" office:value-type="string" office:string-value=" Skylar Grey" calcext:value-type="string">
            <text:p><text:s/>Skylar Grey</text:p>
          </table:table-cell>
          <table:table-cell table:number-columns-repeated="4"/>
          <table:table-cell table:formula="of:=RANDBETWEEN(1;4)" office:value-type="float" office:value="3" calcext:value-type="float">
            <text:p>3</text:p>
          </table:table-cell>
          <table:table-cell table:formula="of:=&quot;('&quot;&amp;[.B439]&amp;&quot;',&quot;&amp;[.H439]&amp;&quot;,'default','default','&quot;&amp;[.C439]&amp;&quot;'),&quot;" office:value-type="string" office:string-value="('Last One Standing ',3,'default','default',' Skylar Grey')," calcext:value-type="string">
            <text:p>('Last One Standing ',3,'default','default',' Skylar Grey'),</text:p>
          </table:table-cell>
        </table:table-row>
        <table:table-row table:style-name="ro2">
          <table:table-cell office:value-type="string" calcext:value-type="string">
            <text:p><text:a xlink:href="https://www.songfacts.com/facts/becky-hill/last-time" xlink:type="simple">Last Time</text:a> - Becky Hill</text:p>
          </table:table-cell>
          <table:table-cell table:formula="of:=LEFT([.A440];(FIND(&quot;-&quot;;[.A440])-1))" office:value-type="string" office:string-value="Last Time " calcext:value-type="string">
            <text:p>Last Time </text:p>
          </table:table-cell>
          <table:table-cell table:formula="of:=SUBSTITUTE([.A440];LEFT([.A440];(FIND(&quot;-&quot;;[.A440])));&quot;&quot;)" office:value-type="string" office:string-value=" Becky Hill" calcext:value-type="string">
            <text:p><text:s/>Becky Hill</text:p>
          </table:table-cell>
          <table:table-cell table:number-columns-repeated="4"/>
          <table:table-cell table:formula="of:=RANDBETWEEN(1;4)" office:value-type="float" office:value="4" calcext:value-type="float">
            <text:p>4</text:p>
          </table:table-cell>
          <table:table-cell table:formula="of:=&quot;('&quot;&amp;[.B440]&amp;&quot;',&quot;&amp;[.H440]&amp;&quot;,'default','default','&quot;&amp;[.C440]&amp;&quot;'),&quot;" office:value-type="string" office:string-value="('Last Time ',4,'default','default',' Becky Hill')," calcext:value-type="string">
            <text:p>('Last Time ',4,'default','default',' Becky Hill'),</text:p>
          </table:table-cell>
        </table:table-row>
        <table:table-row table:style-name="ro2">
          <table:table-cell office:value-type="string" calcext:value-type="string">
            <text:p><text:a xlink:href="https://www.songfacts.com/facts/john-mayer/last-train-home" xlink:type="simple">Last Train Home</text:a> - John Mayer</text:p>
          </table:table-cell>
          <table:table-cell table:formula="of:=LEFT([.A441];(FIND(&quot;-&quot;;[.A441])-1))" office:value-type="string" office:string-value="Last Train Home " calcext:value-type="string">
            <text:p>Last Train Home </text:p>
          </table:table-cell>
          <table:table-cell table:formula="of:=SUBSTITUTE([.A441];LEFT([.A441];(FIND(&quot;-&quot;;[.A441])));&quot;&quot;)" office:value-type="string" office:string-value=" John Mayer" calcext:value-type="string">
            <text:p><text:s/>John Mayer</text:p>
          </table:table-cell>
          <table:table-cell table:number-columns-repeated="4"/>
          <table:table-cell table:formula="of:=RANDBETWEEN(1;4)" office:value-type="float" office:value="3" calcext:value-type="float">
            <text:p>3</text:p>
          </table:table-cell>
          <table:table-cell table:formula="of:=&quot;('&quot;&amp;[.B441]&amp;&quot;',&quot;&amp;[.H441]&amp;&quot;,'default','default','&quot;&amp;[.C441]&amp;&quot;'),&quot;" office:value-type="string" office:string-value="('Last Train Home ',3,'default','default',' John Mayer')," calcext:value-type="string">
            <text:p>('Last Train Home ',3,'default','default',' John Mayer'),</text:p>
          </table:table-cell>
        </table:table-row>
        <table:table-row table:style-name="ro2">
          <table:table-cell office:value-type="string" calcext:value-type="string">
            <text:p><text:a xlink:href="https://www.songfacts.com/facts/roddy-ricch/late-at-night" xlink:type="simple">Late At Night</text:a> - Roddy Ricch</text:p>
          </table:table-cell>
          <table:table-cell table:formula="of:=LEFT([.A442];(FIND(&quot;-&quot;;[.A442])-1))" office:value-type="string" office:string-value="Late At Night " calcext:value-type="string">
            <text:p>Late At Night </text:p>
          </table:table-cell>
          <table:table-cell table:formula="of:=SUBSTITUTE([.A442];LEFT([.A442];(FIND(&quot;-&quot;;[.A442])));&quot;&quot;)" office:value-type="string" office:string-value=" Roddy Ricch" calcext:value-type="string">
            <text:p><text:s/>Roddy Ricch</text:p>
          </table:table-cell>
          <table:table-cell table:number-columns-repeated="4"/>
          <table:table-cell table:formula="of:=RANDBETWEEN(1;4)" office:value-type="float" office:value="3" calcext:value-type="float">
            <text:p>3</text:p>
          </table:table-cell>
          <table:table-cell table:formula="of:=&quot;('&quot;&amp;[.B442]&amp;&quot;',&quot;&amp;[.H442]&amp;&quot;,'default','default','&quot;&amp;[.C442]&amp;&quot;'),&quot;" office:value-type="string" office:string-value="('Late At Night ',3,'default','default',' Roddy Ricch')," calcext:value-type="string">
            <text:p>('Late At Night ',3,'default','default',' Roddy Ricch'),</text:p>
          </table:table-cell>
        </table:table-row>
        <table:table-row table:style-name="ro3">
          <table:table-cell office:value-type="string" calcext:value-type="string">
            <text:p><text:a xlink:href="https://www.songfacts.com/facts/marina-maximilian/late-bloomer" xlink:type="simple">Late Bloomer</text:a> - Marina Maximilian</text:p>
          </table:table-cell>
          <table:table-cell table:formula="of:=LEFT([.A443];(FIND(&quot;-&quot;;[.A443])-1))" office:value-type="string" office:string-value="Late Bloomer " calcext:value-type="string">
            <text:p>Late Bloomer </text:p>
          </table:table-cell>
          <table:table-cell table:formula="of:=SUBSTITUTE([.A443];LEFT([.A443];(FIND(&quot;-&quot;;[.A443])));&quot;&quot;)" office:value-type="string" office:string-value=" Marina Maximilian" calcext:value-type="string">
            <text:p><text:s/>Marina Maximilian</text:p>
          </table:table-cell>
          <table:table-cell table:number-columns-repeated="4"/>
          <table:table-cell table:formula="of:=RANDBETWEEN(1;4)" office:value-type="float" office:value="4" calcext:value-type="float">
            <text:p>4</text:p>
          </table:table-cell>
          <table:table-cell table:formula="of:=&quot;('&quot;&amp;[.B443]&amp;&quot;',&quot;&amp;[.H443]&amp;&quot;,'default','default','&quot;&amp;[.C443]&amp;&quot;'),&quot;" office:value-type="string" office:string-value="('Late Bloomer ',4,'default','default',' Marina Maximilian')," calcext:value-type="string">
            <text:p>('Late Bloomer ',4,'default','default',' Marina Maximilian'),</text:p>
          </table:table-cell>
        </table:table-row>
        <table:table-row table:style-name="ro2">
          <table:table-cell office:value-type="string" calcext:value-type="string">
            <text:p><text:a xlink:href="https://www.songfacts.com/facts/a1-x-j1/latest-trends" xlink:type="simple">Latest Trends</text:a> - A1 x J1</text:p>
          </table:table-cell>
          <table:table-cell table:formula="of:=LEFT([.A444];(FIND(&quot;-&quot;;[.A444])-1))" office:value-type="string" office:string-value="Latest Trends " calcext:value-type="string">
            <text:p>Latest Trends </text:p>
          </table:table-cell>
          <table:table-cell table:formula="of:=SUBSTITUTE([.A444];LEFT([.A444];(FIND(&quot;-&quot;;[.A444])));&quot;&quot;)" office:value-type="string" office:string-value=" A1 x J1" calcext:value-type="string">
            <text:p><text:s/>A1 x J1</text:p>
          </table:table-cell>
          <table:table-cell table:number-columns-repeated="4"/>
          <table:table-cell table:formula="of:=RANDBETWEEN(1;4)" office:value-type="float" office:value="1" calcext:value-type="float">
            <text:p>1</text:p>
          </table:table-cell>
          <table:table-cell table:formula="of:=&quot;('&quot;&amp;[.B444]&amp;&quot;',&quot;&amp;[.H444]&amp;&quot;,'default','default','&quot;&amp;[.C444]&amp;&quot;'),&quot;" office:value-type="string" office:string-value="('Latest Trends ',1,'default','default',' A1 x J1')," calcext:value-type="string">
            <text:p>('Latest Trends ',1,'default','default',' A1 x J1'),</text:p>
          </table:table-cell>
        </table:table-row>
        <table:table-row table:style-name="ro3">
          <table:table-cell office:value-type="string" calcext:value-type="string">
            <text:p><text:a xlink:href="https://www.songfacts.com/facts/nick-cave-warren-ellis/lavender-fields" xlink:type="simple">Lavender Fields</text:a> - Nick Cave &amp; Warren Ellis</text:p>
          </table:table-cell>
          <table:table-cell table:formula="of:=LEFT([.A445];(FIND(&quot;-&quot;;[.A445])-1))" office:value-type="string" office:string-value="Lavender Fields " calcext:value-type="string">
            <text:p>Lavender Fields </text:p>
          </table:table-cell>
          <table:table-cell table:formula="of:=SUBSTITUTE([.A445];LEFT([.A445];(FIND(&quot;-&quot;;[.A445])));&quot;&quot;)" office:value-type="string" office:string-value=" Nick Cave &amp; Warren Ellis" calcext:value-type="string">
            <text:p><text:s/>Nick Cave &amp; Warren Ellis</text:p>
          </table:table-cell>
          <table:table-cell table:number-columns-repeated="4"/>
          <table:table-cell table:formula="of:=RANDBETWEEN(1;4)" office:value-type="float" office:value="3" calcext:value-type="float">
            <text:p>3</text:p>
          </table:table-cell>
          <table:table-cell table:formula="of:=&quot;('&quot;&amp;[.B445]&amp;&quot;',&quot;&amp;[.H445]&amp;&quot;,'default','default','&quot;&amp;[.C445]&amp;&quot;'),&quot;" office:value-type="string" office:string-value="('Lavender Fields ',3,'default','default',' Nick Cave &amp; Warren Ellis')," calcext:value-type="string">
            <text:p>('Lavender Fields ',3,'default','default',' Nick Cave &amp; Warren Ellis'),</text:p>
          </table:table-cell>
        </table:table-row>
        <table:table-row table:style-name="ro2">
          <table:table-cell office:value-type="string" calcext:value-type="string">
            <text:p><text:a xlink:href="https://www.songfacts.com/facts/lorde/leader-of-a-new-regime" xlink:type="simple">Leader Of A New Regime</text:a> - Lorde</text:p>
          </table:table-cell>
          <table:table-cell table:formula="of:=LEFT([.A446];(FIND(&quot;-&quot;;[.A446])-1))" office:value-type="string" office:string-value="Leader Of A New Regime " calcext:value-type="string">
            <text:p>Leader Of A New Regime </text:p>
          </table:table-cell>
          <table:table-cell table:formula="of:=SUBSTITUTE([.A446];LEFT([.A446];(FIND(&quot;-&quot;;[.A446])));&quot;&quot;)" office:value-type="string" office:string-value=" Lorde" calcext:value-type="string">
            <text:p><text:s/>Lorde</text:p>
          </table:table-cell>
          <table:table-cell table:number-columns-repeated="4"/>
          <table:table-cell table:formula="of:=RANDBETWEEN(1;4)" office:value-type="float" office:value="3" calcext:value-type="float">
            <text:p>3</text:p>
          </table:table-cell>
          <table:table-cell table:formula="of:=&quot;('&quot;&amp;[.B446]&amp;&quot;',&quot;&amp;[.H446]&amp;&quot;,'default','default','&quot;&amp;[.C446]&amp;&quot;'),&quot;" office:value-type="string" office:string-value="('Leader Of A New Regime ',3,'default','default',' Lorde')," calcext:value-type="string">
            <text:p>('Leader Of A New Regime ',3,'default','default',' Lorde'),</text:p>
          </table:table-cell>
        </table:table-row>
        <table:table-row table:style-name="ro2">
          <table:table-cell office:value-type="string" calcext:value-type="string">
            <text:p><text:a xlink:href="https://www.songfacts.com/facts/aitch/learning-curve" xlink:type="simple">Learning Curve</text:a> - Aitch</text:p>
          </table:table-cell>
          <table:table-cell table:formula="of:=LEFT([.A447];(FIND(&quot;-&quot;;[.A447])-1))" office:value-type="string" office:string-value="Learning Curve " calcext:value-type="string">
            <text:p>Learning Curve </text:p>
          </table:table-cell>
          <table:table-cell table:formula="of:=SUBSTITUTE([.A447];LEFT([.A447];(FIND(&quot;-&quot;;[.A447])));&quot;&quot;)" office:value-type="string" office:string-value=" Aitch" calcext:value-type="string">
            <text:p><text:s/>Aitch</text:p>
          </table:table-cell>
          <table:table-cell table:number-columns-repeated="4"/>
          <table:table-cell table:formula="of:=RANDBETWEEN(1;4)" office:value-type="float" office:value="4" calcext:value-type="float">
            <text:p>4</text:p>
          </table:table-cell>
          <table:table-cell table:formula="of:=&quot;('&quot;&amp;[.B447]&amp;&quot;',&quot;&amp;[.H447]&amp;&quot;,'default','default','&quot;&amp;[.C447]&amp;&quot;'),&quot;" office:value-type="string" office:string-value="('Learning Curve ',4,'default','default',' Aitch')," calcext:value-type="string">
            <text:p>('Learning Curve ',4,'default','default',' Aitch'),</text:p>
          </table:table-cell>
        </table:table-row>
        <table:table-row table:style-name="ro3">
          <table:table-cell office:value-type="string" calcext:value-type="string">
            <text:p><text:a xlink:href="https://www.songfacts.com/facts/andy-grammer/lease-on-life" xlink:type="simple">Lease On Life</text:a> - Andy Grammer</text:p>
          </table:table-cell>
          <table:table-cell table:formula="of:=LEFT([.A448];(FIND(&quot;-&quot;;[.A448])-1))" office:value-type="string" office:string-value="Lease On Life " calcext:value-type="string">
            <text:p>Lease On Life </text:p>
          </table:table-cell>
          <table:table-cell table:formula="of:=SUBSTITUTE([.A448];LEFT([.A448];(FIND(&quot;-&quot;;[.A448])));&quot;&quot;)" office:value-type="string" office:string-value=" Andy Grammer" calcext:value-type="string">
            <text:p><text:s/>Andy Grammer</text:p>
          </table:table-cell>
          <table:table-cell table:number-columns-repeated="4"/>
          <table:table-cell table:formula="of:=RANDBETWEEN(1;4)" office:value-type="float" office:value="3" calcext:value-type="float">
            <text:p>3</text:p>
          </table:table-cell>
          <table:table-cell table:formula="of:=&quot;('&quot;&amp;[.B448]&amp;&quot;',&quot;&amp;[.H448]&amp;&quot;,'default','default','&quot;&amp;[.C448]&amp;&quot;'),&quot;" office:value-type="string" office:string-value="('Lease On Life ',3,'default','default',' Andy Grammer')," calcext:value-type="string">
            <text:p>('Lease On Life ',3,'default','default',' Andy Grammer'),</text:p>
          </table:table-cell>
        </table:table-row>
        <table:table-row table:style-name="ro2">
          <table:table-cell office:value-type="string" calcext:value-type="string">
            <text:p><text:a xlink:href="https://www.songfacts.com/facts/marshmello/leave-before-you-love-me" xlink:type="simple">Leave Before You Love Me</text:a> - Marshmello</text:p>
          </table:table-cell>
          <table:table-cell table:formula="of:=LEFT([.A449];(FIND(&quot;-&quot;;[.A449])-1))" office:value-type="string" office:string-value="Leave Before You Love Me " calcext:value-type="string">
            <text:p>Leave Before You Love Me </text:p>
          </table:table-cell>
          <table:table-cell table:formula="of:=SUBSTITUTE([.A449];LEFT([.A449];(FIND(&quot;-&quot;;[.A449])));&quot;&quot;)" office:value-type="string" office:string-value=" Marshmello" calcext:value-type="string">
            <text:p><text:s/>Marshmello</text:p>
          </table:table-cell>
          <table:table-cell table:number-columns-repeated="4"/>
          <table:table-cell table:formula="of:=RANDBETWEEN(1;4)" office:value-type="float" office:value="3" calcext:value-type="float">
            <text:p>3</text:p>
          </table:table-cell>
          <table:table-cell table:formula="of:=&quot;('&quot;&amp;[.B449]&amp;&quot;',&quot;&amp;[.H449]&amp;&quot;,'default','default','&quot;&amp;[.C449]&amp;&quot;'),&quot;" office:value-type="string" office:string-value="('Leave Before You Love Me ',3,'default','default',' Marshmello')," calcext:value-type="string">
            <text:p>('Leave Before You Love Me ',3,'default','default',' Marshmello'),</text:p>
          </table:table-cell>
        </table:table-row>
        <table:table-row table:style-name="ro2">
          <table:table-cell office:value-type="string" calcext:value-type="string">
            <text:p><text:a xlink:href="https://www.songfacts.com/facts/silk-sonic/leave-the-door-open" xlink:type="simple">Leave The Door Open</text:a> - Silk Sonic</text:p>
          </table:table-cell>
          <table:table-cell table:formula="of:=LEFT([.A450];(FIND(&quot;-&quot;;[.A450])-1))" office:value-type="string" office:string-value="Leave The Door Open " calcext:value-type="string">
            <text:p>Leave The Door Open </text:p>
          </table:table-cell>
          <table:table-cell table:formula="of:=SUBSTITUTE([.A450];LEFT([.A450];(FIND(&quot;-&quot;;[.A450])));&quot;&quot;)" office:value-type="string" office:string-value=" Silk Sonic" calcext:value-type="string">
            <text:p><text:s/>Silk Sonic</text:p>
          </table:table-cell>
          <table:table-cell table:number-columns-repeated="4"/>
          <table:table-cell table:formula="of:=RANDBETWEEN(1;4)" office:value-type="float" office:value="2" calcext:value-type="float">
            <text:p>2</text:p>
          </table:table-cell>
          <table:table-cell table:formula="of:=&quot;('&quot;&amp;[.B450]&amp;&quot;',&quot;&amp;[.H450]&amp;&quot;,'default','default','&quot;&amp;[.C450]&amp;&quot;'),&quot;" office:value-type="string" office:string-value="('Leave The Door Open ',2,'default','default',' Silk Sonic')," calcext:value-type="string">
            <text:p>('Leave The Door Open ',2,'default','default',' Silk Sonic'),</text:p>
          </table:table-cell>
        </table:table-row>
        <table:table-row table:style-name="ro2">
          <table:table-cell office:value-type="string" calcext:value-type="string">
            <text:p><text:a xlink:href="https://www.songfacts.com/facts/ed-sheeran/leave-your-life" xlink:type="simple">Leave Your Life</text:a> - Ed Sheeran</text:p>
          </table:table-cell>
          <table:table-cell table:formula="of:=LEFT([.A451];(FIND(&quot;-&quot;;[.A451])-1))" office:value-type="string" office:string-value="Leave Your Life " calcext:value-type="string">
            <text:p>Leave Your Life </text:p>
          </table:table-cell>
          <table:table-cell table:formula="of:=SUBSTITUTE([.A451];LEFT([.A451];(FIND(&quot;-&quot;;[.A451])));&quot;&quot;)" office:value-type="string" office:string-value=" Ed Sheeran" calcext:value-type="string">
            <text:p><text:s/>Ed Sheeran</text:p>
          </table:table-cell>
          <table:table-cell table:number-columns-repeated="4"/>
          <table:table-cell table:formula="of:=RANDBETWEEN(1;4)" office:value-type="float" office:value="3" calcext:value-type="float">
            <text:p>3</text:p>
          </table:table-cell>
          <table:table-cell table:formula="of:=&quot;('&quot;&amp;[.B451]&amp;&quot;',&quot;&amp;[.H451]&amp;&quot;,'default','default','&quot;&amp;[.C451]&amp;&quot;'),&quot;" office:value-type="string" office:string-value="('Leave Your Life ',3,'default','default',' Ed Sheeran')," calcext:value-type="string">
            <text:p>('Leave Your Life ',3,'default','default',' Ed Sheeran'),</text:p>
          </table:table-cell>
        </table:table-row>
        <table:table-row table:style-name="ro2">
          <table:table-cell office:value-type="string" calcext:value-type="string">
            <text:p><text:a xlink:href="https://www.songfacts.com/facts/drake/lemon-pepper-freestyle" xlink:type="simple">Lemon Pepper Freestyle</text:a> - Drake</text:p>
          </table:table-cell>
          <table:table-cell table:formula="of:=LEFT([.A452];(FIND(&quot;-&quot;;[.A452])-1))" office:value-type="string" office:string-value="Lemon Pepper Freestyle " calcext:value-type="string">
            <text:p>Lemon Pepper Freestyle </text:p>
          </table:table-cell>
          <table:table-cell table:formula="of:=SUBSTITUTE([.A452];LEFT([.A452];(FIND(&quot;-&quot;;[.A452])));&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452]&amp;&quot;',&quot;&amp;[.H452]&amp;&quot;,'default','default','&quot;&amp;[.C452]&amp;&quot;'),&quot;" office:value-type="string" office:string-value="('Lemon Pepper Freestyle ',3,'default','default',' Drake')," calcext:value-type="string">
            <text:p>('Lemon Pepper Freestyle ',3,'default','default',' Drake'),</text:p>
          </table:table-cell>
        </table:table-row>
        <table:table-row table:style-name="ro2">
          <table:table-cell office:value-type="string" calcext:value-type="string">
            <text:p><text:a xlink:href="https://www.songfacts.com/facts/j-cole/let-go-my-hand" xlink:type="simple">Let Go My Hand</text:a> - J. Cole</text:p>
          </table:table-cell>
          <table:table-cell table:formula="of:=LEFT([.A453];(FIND(&quot;-&quot;;[.A453])-1))" office:value-type="string" office:string-value="Let Go My Hand " calcext:value-type="string">
            <text:p>Let Go My Hand </text:p>
          </table:table-cell>
          <table:table-cell table:formula="of:=SUBSTITUTE([.A453];LEFT([.A453];(FIND(&quot;-&quot;;[.A453])));&quot;&quot;)" office:value-type="string" office:string-value=" J. Cole" calcext:value-type="string">
            <text:p><text:s/>J. Cole</text:p>
          </table:table-cell>
          <table:table-cell table:number-columns-repeated="4"/>
          <table:table-cell table:formula="of:=RANDBETWEEN(1;4)" office:value-type="float" office:value="2" calcext:value-type="float">
            <text:p>2</text:p>
          </table:table-cell>
          <table:table-cell table:formula="of:=&quot;('&quot;&amp;[.B453]&amp;&quot;',&quot;&amp;[.H453]&amp;&quot;,'default','default','&quot;&amp;[.C453]&amp;&quot;'),&quot;" office:value-type="string" office:string-value="('Let Go My Hand ',2,'default','default',' J. Cole')," calcext:value-type="string">
            <text:p>('Let Go My Hand ',2,'default','default',' J. Cole'),</text:p>
          </table:table-cell>
        </table:table-row>
        <table:table-row table:style-name="ro2">
          <table:table-cell office:value-type="string" calcext:value-type="string">
            <text:p><text:a xlink:href="https://www.songfacts.com/facts/coldplay/let-somebody-go" xlink:type="simple">Let Somebody Go</text:a> - Coldplay</text:p>
          </table:table-cell>
          <table:table-cell table:formula="of:=LEFT([.A454];(FIND(&quot;-&quot;;[.A454])-1))" office:value-type="string" office:string-value="Let Somebody Go " calcext:value-type="string">
            <text:p>Let Somebody Go </text:p>
          </table:table-cell>
          <table:table-cell table:formula="of:=SUBSTITUTE([.A454];LEFT([.A454];(FIND(&quot;-&quot;;[.A454])));&quot;&quot;)" office:value-type="string" office:string-value=" Coldplay" calcext:value-type="string">
            <text:p><text:s/>Coldplay</text:p>
          </table:table-cell>
          <table:table-cell table:number-columns-repeated="4"/>
          <table:table-cell table:formula="of:=RANDBETWEEN(1;4)" office:value-type="float" office:value="2" calcext:value-type="float">
            <text:p>2</text:p>
          </table:table-cell>
          <table:table-cell table:formula="of:=&quot;('&quot;&amp;[.B454]&amp;&quot;',&quot;&amp;[.H454]&amp;&quot;,'default','default','&quot;&amp;[.C454]&amp;&quot;'),&quot;" office:value-type="string" office:string-value="('Let Somebody Go ',2,'default','default',' Coldplay')," calcext:value-type="string">
            <text:p>('Let Somebody Go ',2,'default','default',' Coldplay'),</text:p>
          </table:table-cell>
        </table:table-row>
        <table:table-row table:style-name="ro3">
          <table:table-cell office:value-type="string" calcext:value-type="string">
            <text:p><text:a xlink:href="https://www.songfacts.com/facts/the-offspring/let-the-bad-times-roll" xlink:type="simple">Let The Bad Times Roll</text:a> - The Offspring</text:p>
          </table:table-cell>
          <table:table-cell table:formula="of:=LEFT([.A455];(FIND(&quot;-&quot;;[.A455])-1))" office:value-type="string" office:string-value="Let The Bad Times Roll " calcext:value-type="string">
            <text:p>Let The Bad Times Roll </text:p>
          </table:table-cell>
          <table:table-cell table:formula="of:=SUBSTITUTE([.A455];LEFT([.A455];(FIND(&quot;-&quot;;[.A455])));&quot;&quot;)" office:value-type="string" office:string-value=" The Offspring" calcext:value-type="string">
            <text:p><text:s/>The Offspring</text:p>
          </table:table-cell>
          <table:table-cell table:number-columns-repeated="4"/>
          <table:table-cell table:formula="of:=RANDBETWEEN(1;4)" office:value-type="float" office:value="2" calcext:value-type="float">
            <text:p>2</text:p>
          </table:table-cell>
          <table:table-cell table:formula="of:=&quot;('&quot;&amp;[.B455]&amp;&quot;',&quot;&amp;[.H455]&amp;&quot;,'default','default','&quot;&amp;[.C455]&amp;&quot;'),&quot;" office:value-type="string" office:string-value="('Let The Bad Times Roll ',2,'default','default',' The Offspring')," calcext:value-type="string">
            <text:p>('Let The Bad Times Roll ',2,'default','default',' The Offspring'),</text:p>
          </table:table-cell>
        </table:table-row>
        <table:table-row table:style-name="ro2">
          <table:table-cell office:value-type="string" calcext:value-type="string">
            <text:p><text:a xlink:href="https://www.songfacts.com/facts/mabel/let-them-know" xlink:type="simple">Let Them Know</text:a> - Mabel</text:p>
          </table:table-cell>
          <table:table-cell table:formula="of:=LEFT([.A456];(FIND(&quot;-&quot;;[.A456])-1))" office:value-type="string" office:string-value="Let Them Know " calcext:value-type="string">
            <text:p>Let Them Know </text:p>
          </table:table-cell>
          <table:table-cell table:formula="of:=SUBSTITUTE([.A456];LEFT([.A456];(FIND(&quot;-&quot;;[.A456])));&quot;&quot;)" office:value-type="string" office:string-value=" Mabel" calcext:value-type="string">
            <text:p><text:s/>Mabel</text:p>
          </table:table-cell>
          <table:table-cell table:number-columns-repeated="4"/>
          <table:table-cell table:formula="of:=RANDBETWEEN(1;4)" office:value-type="float" office:value="3" calcext:value-type="float">
            <text:p>3</text:p>
          </table:table-cell>
          <table:table-cell table:formula="of:=&quot;('&quot;&amp;[.B456]&amp;&quot;',&quot;&amp;[.H456]&amp;&quot;,'default','default','&quot;&amp;[.C456]&amp;&quot;'),&quot;" office:value-type="string" office:string-value="('Let Them Know ',3,'default','default',' Mabel')," calcext:value-type="string">
            <text:p>('Let Them Know ',3,'default','default',' Mabel'),</text:p>
          </table:table-cell>
        </table:table-row>
        <table:table-row table:style-name="ro3">
          <table:table-cell office:value-type="string" calcext:value-type="string">
            <text:p>Lets All Dance - Donny Osmond</text:p>
          </table:table-cell>
          <table:table-cell table:formula="of:=LEFT([.A457];(FIND(&quot;-&quot;;[.A457])-1))" office:value-type="string" office:string-value="Lets All Dance " calcext:value-type="string">
            <text:p>Lets All Dance </text:p>
          </table:table-cell>
          <table:table-cell table:formula="of:=SUBSTITUTE([.A457];LEFT([.A457];(FIND(&quot;-&quot;;[.A457])));&quot;&quot;)" office:value-type="string" office:string-value=" Donny Osmond" calcext:value-type="string">
            <text:p><text:s/>Donny Osmond</text:p>
          </table:table-cell>
          <table:table-cell table:number-columns-repeated="4"/>
          <table:table-cell table:formula="of:=RANDBETWEEN(1;4)" office:value-type="float" office:value="2" calcext:value-type="float">
            <text:p>2</text:p>
          </table:table-cell>
          <table:table-cell table:formula="of:=&quot;('&quot;&amp;[.B457]&amp;&quot;',&quot;&amp;[.H457]&amp;&quot;,'default','default','&quot;&amp;[.C457]&amp;&quot;'),&quot;" office:value-type="string" office:string-value="('Lets All Dance ',2,'default','default',' Donny Osmond')," calcext:value-type="string">
            <text:p>('Lets All Dance ',2,'default','default',' Donny Osmond'),</text:p>
          </table:table-cell>
        </table:table-row>
        <table:table-row table:style-name="ro3">
          <table:table-cell office:value-type="string" calcext:value-type="string">
            <text:p>Lets Go Brandon - Bryson Gray</text:p>
          </table:table-cell>
          <table:table-cell table:formula="of:=LEFT([.A458];(FIND(&quot;-&quot;;[.A458])-1))" office:value-type="string" office:string-value="Lets Go Brandon " calcext:value-type="string">
            <text:p>Lets Go Brandon </text:p>
          </table:table-cell>
          <table:table-cell table:formula="of:=SUBSTITUTE([.A458];LEFT([.A458];(FIND(&quot;-&quot;;[.A458])));&quot;&quot;)" office:value-type="string" office:string-value=" Bryson Gray" calcext:value-type="string">
            <text:p><text:s/>Bryson Gray</text:p>
          </table:table-cell>
          <table:table-cell table:number-columns-repeated="4"/>
          <table:table-cell table:formula="of:=RANDBETWEEN(1;4)" office:value-type="float" office:value="4" calcext:value-type="float">
            <text:p>4</text:p>
          </table:table-cell>
          <table:table-cell table:formula="of:=&quot;('&quot;&amp;[.B458]&amp;&quot;',&quot;&amp;[.H458]&amp;&quot;,'default','default','&quot;&amp;[.C458]&amp;&quot;'),&quot;" office:value-type="string" office:string-value="('Lets Go Brandon ',4,'default','default',' Bryson Gray')," calcext:value-type="string">
            <text:p>('Lets Go Brandon ',4,'default','default',' Bryson Gray'),</text:p>
          </table:table-cell>
        </table:table-row>
        <table:table-row table:style-name="ro3">
          <table:table-cell office:value-type="string" calcext:value-type="string">
            <text:p>Lets Go Home Together - Ella Henderson</text:p>
          </table:table-cell>
          <table:table-cell table:formula="of:=LEFT([.A459];(FIND(&quot;-&quot;;[.A459])-1))" office:value-type="string" office:string-value="Lets Go Home Together " calcext:value-type="string">
            <text:p>Lets Go Home Together </text:p>
          </table:table-cell>
          <table:table-cell table:formula="of:=SUBSTITUTE([.A459];LEFT([.A459];(FIND(&quot;-&quot;;[.A459])));&quot;&quot;)" office:value-type="string" office:string-value=" Ella Henderson" calcext:value-type="string">
            <text:p><text:s/>Ella Henderson</text:p>
          </table:table-cell>
          <table:table-cell table:number-columns-repeated="4"/>
          <table:table-cell table:formula="of:=RANDBETWEEN(1;4)" office:value-type="float" office:value="3" calcext:value-type="float">
            <text:p>3</text:p>
          </table:table-cell>
          <table:table-cell table:formula="of:=&quot;('&quot;&amp;[.B459]&amp;&quot;',&quot;&amp;[.H459]&amp;&quot;,'default','default','&quot;&amp;[.C459]&amp;&quot;'),&quot;" office:value-type="string" office:string-value="('Lets Go Home Together ',3,'default','default',' Ella Henderson')," calcext:value-type="string">
            <text:p>('Lets Go Home Together ',3,'default','default',' Ella Henderson'),</text:p>
          </table:table-cell>
        </table:table-row>
        <table:table-row table:style-name="ro3">
          <table:table-cell office:value-type="string" calcext:value-type="string">
            <text:p><text:a xlink:href="https://www.songfacts.com/facts/loza-alexander/lets-go-brandon" xlink:type="simple">Lets Go Brandon</text:a> - Loza Alexander</text:p>
          </table:table-cell>
          <table:table-cell table:formula="of:=LEFT([.A460];(FIND(&quot;-&quot;;[.A460])-1))" office:value-type="string" office:string-value="Lets Go Brandon " calcext:value-type="string">
            <text:p>Lets Go Brandon </text:p>
          </table:table-cell>
          <table:table-cell table:formula="of:=SUBSTITUTE([.A460];LEFT([.A460];(FIND(&quot;-&quot;;[.A460])));&quot;&quot;)" office:value-type="string" office:string-value=" Loza Alexander" calcext:value-type="string">
            <text:p><text:s/>Loza Alexander</text:p>
          </table:table-cell>
          <table:table-cell table:number-columns-repeated="4"/>
          <table:table-cell table:formula="of:=RANDBETWEEN(1;4)" office:value-type="float" office:value="2" calcext:value-type="float">
            <text:p>2</text:p>
          </table:table-cell>
          <table:table-cell table:formula="of:=&quot;('&quot;&amp;[.B460]&amp;&quot;',&quot;&amp;[.H460]&amp;&quot;,'default','default','&quot;&amp;[.C460]&amp;&quot;'),&quot;" office:value-type="string" office:string-value="('Lets Go Brandon ',2,'default','default',' Loza Alexander')," calcext:value-type="string">
            <text:p>('Lets Go Brandon ',2,'default','default',' Loza Alexander'),</text:p>
          </table:table-cell>
        </table:table-row>
        <table:table-row table:style-name="ro2">
          <table:table-cell office:value-type="string" calcext:value-type="string">
            <text:p><text:a xlink:href="https://www.songfacts.com/facts/joshua-bassett/lie-lie-lie" xlink:type="simple">Lie Lie Lie</text:a> - Joshua Bassett</text:p>
          </table:table-cell>
          <table:table-cell table:formula="of:=LEFT([.A461];(FIND(&quot;-&quot;;[.A461])-1))" office:value-type="string" office:string-value="Lie Lie Lie " calcext:value-type="string">
            <text:p>Lie Lie Lie </text:p>
          </table:table-cell>
          <table:table-cell table:formula="of:=SUBSTITUTE([.A461];LEFT([.A461];(FIND(&quot;-&quot;;[.A461])));&quot;&quot;)" office:value-type="string" office:string-value=" Joshua Bassett" calcext:value-type="string">
            <text:p><text:s/>Joshua Bassett</text:p>
          </table:table-cell>
          <table:table-cell table:number-columns-repeated="4"/>
          <table:table-cell table:formula="of:=RANDBETWEEN(1;4)" office:value-type="float" office:value="2" calcext:value-type="float">
            <text:p>2</text:p>
          </table:table-cell>
          <table:table-cell table:formula="of:=&quot;('&quot;&amp;[.B461]&amp;&quot;',&quot;&amp;[.H461]&amp;&quot;,'default','default','&quot;&amp;[.C461]&amp;&quot;'),&quot;" office:value-type="string" office:string-value="('Lie Lie Lie ',2,'default','default',' Joshua Bassett')," calcext:value-type="string">
            <text:p>('Lie Lie Lie ',2,'default','default',' Joshua Bassett'),</text:p>
          </table:table-cell>
        </table:table-row>
        <table:table-row table:style-name="ro3">
          <table:table-cell office:value-type="string" calcext:value-type="string">
            <text:p><text:a xlink:href="https://www.songfacts.com/facts/donny-osmond/life-after-loneliness" xlink:type="simple">Life After Loneliness</text:a> - Donny Osmond</text:p>
          </table:table-cell>
          <table:table-cell table:formula="of:=LEFT([.A462];(FIND(&quot;-&quot;;[.A462])-1))" office:value-type="string" office:string-value="Life After Loneliness " calcext:value-type="string">
            <text:p>Life After Loneliness </text:p>
          </table:table-cell>
          <table:table-cell table:formula="of:=SUBSTITUTE([.A462];LEFT([.A462];(FIND(&quot;-&quot;;[.A462])));&quot;&quot;)" office:value-type="string" office:string-value=" Donny Osmond" calcext:value-type="string">
            <text:p><text:s/>Donny Osmond</text:p>
          </table:table-cell>
          <table:table-cell table:number-columns-repeated="4"/>
          <table:table-cell table:formula="of:=RANDBETWEEN(1;4)" office:value-type="float" office:value="1" calcext:value-type="float">
            <text:p>1</text:p>
          </table:table-cell>
          <table:table-cell table:formula="of:=&quot;('&quot;&amp;[.B462]&amp;&quot;',&quot;&amp;[.H462]&amp;&quot;,'default','default','&quot;&amp;[.C462]&amp;&quot;'),&quot;" office:value-type="string" office:string-value="('Life After Loneliness ',1,'default','default',' Donny Osmond')," calcext:value-type="string">
            <text:p>('Life After Loneliness ',1,'default','default',' Donny Osmond'),</text:p>
          </table:table-cell>
        </table:table-row>
        <table:table-row table:style-name="ro2">
          <table:table-cell office:value-type="string" calcext:value-type="string">
            <text:p><text:a xlink:href="https://www.songfacts.com/facts/oliver-tree/life-goes-on" xlink:type="simple">Life Goes On</text:a> - Oliver Tree</text:p>
          </table:table-cell>
          <table:table-cell table:formula="of:=LEFT([.A463];(FIND(&quot;-&quot;;[.A463])-1))" office:value-type="string" office:string-value="Life Goes On " calcext:value-type="string">
            <text:p>Life Goes On </text:p>
          </table:table-cell>
          <table:table-cell table:formula="of:=SUBSTITUTE([.A463];LEFT([.A463];(FIND(&quot;-&quot;;[.A463])));&quot;&quot;)" office:value-type="string" office:string-value=" Oliver Tree" calcext:value-type="string">
            <text:p><text:s/>Oliver Tree</text:p>
          </table:table-cell>
          <table:table-cell table:number-columns-repeated="4"/>
          <table:table-cell table:formula="of:=RANDBETWEEN(1;4)" office:value-type="float" office:value="3" calcext:value-type="float">
            <text:p>3</text:p>
          </table:table-cell>
          <table:table-cell table:formula="of:=&quot;('&quot;&amp;[.B463]&amp;&quot;',&quot;&amp;[.H463]&amp;&quot;,'default','default','&quot;&amp;[.C463]&amp;&quot;'),&quot;" office:value-type="string" office:string-value="('Life Goes On ',3,'default','default',' Oliver Tree')," calcext:value-type="string">
            <text:p>('Life Goes On ',3,'default','default',' Oliver Tree'),</text:p>
          </table:table-cell>
        </table:table-row>
        <table:table-row table:style-name="ro2">
          <table:table-cell office:value-type="string" calcext:value-type="string">
            <text:p><text:a xlink:href="https://www.songfacts.com/facts/kanye-west/life-of-the-party" xlink:type="simple">Life Of The Party</text:a> - Kanye West</text:p>
          </table:table-cell>
          <table:table-cell table:formula="of:=LEFT([.A464];(FIND(&quot;-&quot;;[.A464])-1))" office:value-type="string" office:string-value="Life Of The Party " calcext:value-type="string">
            <text:p>Life Of The Party </text:p>
          </table:table-cell>
          <table:table-cell table:formula="of:=SUBSTITUTE([.A464];LEFT([.A464];(FIND(&quot;-&quot;;[.A464])));&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464]&amp;&quot;',&quot;&amp;[.H464]&amp;&quot;,'default','default','&quot;&amp;[.C464]&amp;&quot;'),&quot;" office:value-type="string" office:string-value="('Life Of The Party ',3,'default','default',' Kanye West')," calcext:value-type="string">
            <text:p>('Life Of The Party ',3,'default','default',' Kanye West'),</text:p>
          </table:table-cell>
        </table:table-row>
        <table:table-row table:style-name="ro3">
          <table:table-cell office:value-type="string" calcext:value-type="string">
            <text:p><text:a xlink:href="https://www.songfacts.com/facts/florida-georgia-line/life-rolls-on" xlink:type="simple">Life Rolls On</text:a> - Florida Georgia Line</text:p>
          </table:table-cell>
          <table:table-cell table:formula="of:=LEFT([.A465];(FIND(&quot;-&quot;;[.A465])-1))" office:value-type="string" office:string-value="Life Rolls On " calcext:value-type="string">
            <text:p>Life Rolls On </text:p>
          </table:table-cell>
          <table:table-cell table:formula="of:=SUBSTITUTE([.A465];LEFT([.A465];(FIND(&quot;-&quot;;[.A465])));&quot;&quot;)" office:value-type="string" office:string-value=" Florida Georgia Line" calcext:value-type="string">
            <text:p><text:s/>Florida Georgia Line</text:p>
          </table:table-cell>
          <table:table-cell table:number-columns-repeated="4"/>
          <table:table-cell table:formula="of:=RANDBETWEEN(1;4)" office:value-type="float" office:value="4" calcext:value-type="float">
            <text:p>4</text:p>
          </table:table-cell>
          <table:table-cell table:formula="of:=&quot;('&quot;&amp;[.B465]&amp;&quot;',&quot;&amp;[.H465]&amp;&quot;,'default','default','&quot;&amp;[.C465]&amp;&quot;'),&quot;" office:value-type="string" office:string-value="('Life Rolls On ',4,'default','default',' Florida Georgia Line')," calcext:value-type="string">
            <text:p>('Life Rolls On ',4,'default','default',' Florida Georgia Line'),</text:p>
          </table:table-cell>
        </table:table-row>
        <table:table-row table:style-name="ro2">
          <table:table-cell office:value-type="string" calcext:value-type="string">
            <text:p><text:a xlink:href="https://www.songfacts.com/facts/jason-derulo/lifestyle" xlink:type="simple">Lifestyle</text:a> - Jason Derulo</text:p>
          </table:table-cell>
          <table:table-cell table:formula="of:=LEFT([.A466];(FIND(&quot;-&quot;;[.A466])-1))" office:value-type="string" office:string-value="Lifestyle " calcext:value-type="string">
            <text:p>Lifestyle </text:p>
          </table:table-cell>
          <table:table-cell table:formula="of:=SUBSTITUTE([.A466];LEFT([.A466];(FIND(&quot;-&quot;;[.A466])));&quot;&quot;)" office:value-type="string" office:string-value=" Jason Derulo" calcext:value-type="string">
            <text:p><text:s/>Jason Derulo</text:p>
          </table:table-cell>
          <table:table-cell table:number-columns-repeated="4"/>
          <table:table-cell table:formula="of:=RANDBETWEEN(1;4)" office:value-type="float" office:value="4" calcext:value-type="float">
            <text:p>4</text:p>
          </table:table-cell>
          <table:table-cell table:formula="of:=&quot;('&quot;&amp;[.B466]&amp;&quot;',&quot;&amp;[.H466]&amp;&quot;,'default','default','&quot;&amp;[.C466]&amp;&quot;'),&quot;" office:value-type="string" office:string-value="('Lifestyle ',4,'default','default',' Jason Derulo')," calcext:value-type="string">
            <text:p>('Lifestyle ',4,'default','default',' Jason Derulo'),</text:p>
          </table:table-cell>
        </table:table-row>
        <table:table-row table:style-name="ro2">
          <table:table-cell office:value-type="string" calcext:value-type="string">
            <text:p><text:a xlink:href="https://www.songfacts.com/facts/lady-antebellum/like-a-lady" xlink:type="simple">Like A Lady</text:a> - Lady A</text:p>
          </table:table-cell>
          <table:table-cell table:formula="of:=LEFT([.A467];(FIND(&quot;-&quot;;[.A467])-1))" office:value-type="string" office:string-value="Like A Lady " calcext:value-type="string">
            <text:p>Like A Lady </text:p>
          </table:table-cell>
          <table:table-cell table:formula="of:=SUBSTITUTE([.A467];LEFT([.A467];(FIND(&quot;-&quot;;[.A467])));&quot;&quot;)" office:value-type="string" office:string-value=" Lady A" calcext:value-type="string">
            <text:p><text:s/>Lady A</text:p>
          </table:table-cell>
          <table:table-cell table:number-columns-repeated="4"/>
          <table:table-cell table:formula="of:=RANDBETWEEN(1;4)" office:value-type="float" office:value="1" calcext:value-type="float">
            <text:p>1</text:p>
          </table:table-cell>
          <table:table-cell table:formula="of:=&quot;('&quot;&amp;[.B467]&amp;&quot;',&quot;&amp;[.H467]&amp;&quot;,'default','default','&quot;&amp;[.C467]&amp;&quot;'),&quot;" office:value-type="string" office:string-value="('Like A Lady ',1,'default','default',' Lady A')," calcext:value-type="string">
            <text:p>('Like A Lady ',1,'default','default',' Lady A'),</text:p>
          </table:table-cell>
        </table:table-row>
        <table:table-row table:style-name="ro2">
          <table:table-cell office:value-type="string" calcext:value-type="string">
            <text:p><text:a xlink:href="https://www.songfacts.com/facts/royal-blood/limbo" xlink:type="simple">Limbo</text:a> - Royal Blood</text:p>
          </table:table-cell>
          <table:table-cell table:formula="of:=LEFT([.A468];(FIND(&quot;-&quot;;[.A468])-1))" office:value-type="string" office:string-value="Limbo " calcext:value-type="string">
            <text:p>Limbo </text:p>
          </table:table-cell>
          <table:table-cell table:formula="of:=SUBSTITUTE([.A468];LEFT([.A468];(FIND(&quot;-&quot;;[.A468])));&quot;&quot;)" office:value-type="string" office:string-value=" Royal Blood" calcext:value-type="string">
            <text:p><text:s/>Royal Blood</text:p>
          </table:table-cell>
          <table:table-cell table:number-columns-repeated="4"/>
          <table:table-cell table:formula="of:=RANDBETWEEN(1;4)" office:value-type="float" office:value="4" calcext:value-type="float">
            <text:p>4</text:p>
          </table:table-cell>
          <table:table-cell table:formula="of:=&quot;('&quot;&amp;[.B468]&amp;&quot;',&quot;&amp;[.H468]&amp;&quot;,'default','default','&quot;&amp;[.C468]&amp;&quot;'),&quot;" office:value-type="string" office:string-value="('Limbo ',4,'default','default',' Royal Blood')," calcext:value-type="string">
            <text:p>('Limbo ',4,'default','default',' Royal Blood'),</text:p>
          </table:table-cell>
        </table:table-row>
        <table:table-row table:style-name="ro2">
          <table:table-cell office:value-type="string" calcext:value-type="string">
            <text:p><text:a xlink:href="https://www.songfacts.com/facts/maren-morris/line-by-line" xlink:type="simple">Line By Line </text:a>- Maren Morris</text:p>
          </table:table-cell>
          <table:table-cell table:formula="of:=LEFT([.A469];(FIND(&quot;-&quot;;[.A469])-1))" office:value-type="string" office:string-value="Line By Line " calcext:value-type="string">
            <text:p>Line By Line </text:p>
          </table:table-cell>
          <table:table-cell table:formula="of:=SUBSTITUTE([.A469];LEFT([.A469];(FIND(&quot;-&quot;;[.A469])));&quot;&quot;)" office:value-type="string" office:string-value=" Maren Morris" calcext:value-type="string">
            <text:p><text:s/>Maren Morris</text:p>
          </table:table-cell>
          <table:table-cell table:number-columns-repeated="4"/>
          <table:table-cell table:formula="of:=RANDBETWEEN(1;4)" office:value-type="float" office:value="4" calcext:value-type="float">
            <text:p>4</text:p>
          </table:table-cell>
          <table:table-cell table:formula="of:=&quot;('&quot;&amp;[.B469]&amp;&quot;',&quot;&amp;[.H469]&amp;&quot;,'default','default','&quot;&amp;[.C469]&amp;&quot;'),&quot;" office:value-type="string" office:string-value="('Line By Line ',4,'default','default',' Maren Morris')," calcext:value-type="string">
            <text:p>('Line By Line ',4,'default','default',' Maren Morris'),</text:p>
          </table:table-cell>
        </table:table-row>
        <table:table-row table:style-name="ro2">
          <table:table-cell office:value-type="string" calcext:value-type="string">
            <text:p><text:a xlink:href="https://www.songfacts.com/facts/wolf-alice/lipstick-on-the-glass" xlink:type="simple">Lipstick On The Glass</text:a> - Wolf Alice</text:p>
          </table:table-cell>
          <table:table-cell table:formula="of:=LEFT([.A470];(FIND(&quot;-&quot;;[.A470])-1))" office:value-type="string" office:string-value="Lipstick On The Glass " calcext:value-type="string">
            <text:p>Lipstick On The Glass </text:p>
          </table:table-cell>
          <table:table-cell table:formula="of:=SUBSTITUTE([.A470];LEFT([.A470];(FIND(&quot;-&quot;;[.A470])));&quot;&quot;)" office:value-type="string" office:string-value=" Wolf Alice" calcext:value-type="string">
            <text:p><text:s/>Wolf Alice</text:p>
          </table:table-cell>
          <table:table-cell table:number-columns-repeated="4"/>
          <table:table-cell table:formula="of:=RANDBETWEEN(1;4)" office:value-type="float" office:value="3" calcext:value-type="float">
            <text:p>3</text:p>
          </table:table-cell>
          <table:table-cell table:formula="of:=&quot;('&quot;&amp;[.B470]&amp;&quot;',&quot;&amp;[.H470]&amp;&quot;,'default','default','&quot;&amp;[.C470]&amp;&quot;'),&quot;" office:value-type="string" office:string-value="('Lipstick On The Glass ',3,'default','default',' Wolf Alice')," calcext:value-type="string">
            <text:p>('Lipstick On The Glass ',3,'default','default',' Wolf Alice'),</text:p>
          </table:table-cell>
        </table:table-row>
        <table:table-row table:style-name="ro3">
          <table:table-cell office:value-type="string" calcext:value-type="string">
            <text:p><text:a xlink:href="https://www.songfacts.com/facts/tom-grennan/little-bit-of-love" xlink:type="simple">Little Bit Of Love</text:a> - Tom Grennan</text:p>
          </table:table-cell>
          <table:table-cell table:formula="of:=LEFT([.A471];(FIND(&quot;-&quot;;[.A471])-1))" office:value-type="string" office:string-value="Little Bit Of Love " calcext:value-type="string">
            <text:p>Little Bit Of Love </text:p>
          </table:table-cell>
          <table:table-cell table:formula="of:=SUBSTITUTE([.A471];LEFT([.A471];(FIND(&quot;-&quot;;[.A471])));&quot;&quot;)" office:value-type="string" office:string-value=" Tom Grennan" calcext:value-type="string">
            <text:p><text:s/>Tom Grennan</text:p>
          </table:table-cell>
          <table:table-cell table:number-columns-repeated="4"/>
          <table:table-cell table:formula="of:=RANDBETWEEN(1;4)" office:value-type="float" office:value="4" calcext:value-type="float">
            <text:p>4</text:p>
          </table:table-cell>
          <table:table-cell table:formula="of:=&quot;('&quot;&amp;[.B471]&amp;&quot;',&quot;&amp;[.H471]&amp;&quot;,'default','default','&quot;&amp;[.C471]&amp;&quot;'),&quot;" office:value-type="string" office:string-value="('Little Bit Of Love ',4,'default','default',' Tom Grennan')," calcext:value-type="string">
            <text:p>('Little Bit Of Love ',4,'default','default',' Tom Grennan'),</text:p>
          </table:table-cell>
        </table:table-row>
        <table:table-row table:style-name="ro2">
          <table:table-cell office:value-type="string" calcext:value-type="string">
            <text:p><text:a xlink:href="https://www.songfacts.com/facts/birdy/little-blue" xlink:type="simple">Little Blue</text:a> - Birdy</text:p>
          </table:table-cell>
          <table:table-cell table:formula="of:=LEFT([.A472];(FIND(&quot;-&quot;;[.A472])-1))" office:value-type="string" office:string-value="Little Blue " calcext:value-type="string">
            <text:p>Little Blue </text:p>
          </table:table-cell>
          <table:table-cell table:formula="of:=SUBSTITUTE([.A472];LEFT([.A472];(FIND(&quot;-&quot;;[.A472])));&quot;&quot;)" office:value-type="string" office:string-value=" Birdy" calcext:value-type="string">
            <text:p><text:s/>Birdy</text:p>
          </table:table-cell>
          <table:table-cell table:number-columns-repeated="4"/>
          <table:table-cell table:formula="of:=RANDBETWEEN(1;4)" office:value-type="float" office:value="4" calcext:value-type="float">
            <text:p>4</text:p>
          </table:table-cell>
          <table:table-cell table:formula="of:=&quot;('&quot;&amp;[.B472]&amp;&quot;',&quot;&amp;[.H472]&amp;&quot;,'default','default','&quot;&amp;[.C472]&amp;&quot;'),&quot;" office:value-type="string" office:string-value="('Little Blue ',4,'default','default',' Birdy')," calcext:value-type="string">
            <text:p>('Little Blue ',4,'default','default',' Birdy'),</text:p>
          </table:table-cell>
        </table:table-row>
        <table:table-row table:style-name="ro2">
          <table:table-cell office:value-type="string" calcext:value-type="string">
            <text:p><text:a xlink:href="https://www.songfacts.com/facts/aj-tracey/little-more-love" xlink:type="simple">Little More Love</text:a> - AJ Tracey</text:p>
          </table:table-cell>
          <table:table-cell table:formula="of:=LEFT([.A473];(FIND(&quot;-&quot;;[.A473])-1))" office:value-type="string" office:string-value="Little More Love " calcext:value-type="string">
            <text:p>Little More Love </text:p>
          </table:table-cell>
          <table:table-cell table:formula="of:=SUBSTITUTE([.A473];LEFT([.A473];(FIND(&quot;-&quot;;[.A473])));&quot;&quot;)" office:value-type="string" office:string-value=" AJ Tracey" calcext:value-type="string">
            <text:p><text:s/>AJ Tracey</text:p>
          </table:table-cell>
          <table:table-cell table:number-columns-repeated="4"/>
          <table:table-cell table:formula="of:=RANDBETWEEN(1;4)" office:value-type="float" office:value="3" calcext:value-type="float">
            <text:p>3</text:p>
          </table:table-cell>
          <table:table-cell table:formula="of:=&quot;('&quot;&amp;[.B473]&amp;&quot;',&quot;&amp;[.H473]&amp;&quot;,'default','default','&quot;&amp;[.C473]&amp;&quot;'),&quot;" office:value-type="string" office:string-value="('Little More Love ',3,'default','default',' AJ Tracey')," calcext:value-type="string">
            <text:p>('Little More Love ',3,'default','default',' AJ Tracey'),</text:p>
          </table:table-cell>
        </table:table-row>
        <table:table-row table:style-name="ro2">
          <table:table-cell office:value-type="string" calcext:value-type="string">
            <text:p><text:a xlink:href="https://www.songfacts.com/facts/abba/little-things" xlink:type="simple">Little Things</text:a> - ABBA</text:p>
          </table:table-cell>
          <table:table-cell table:formula="of:=LEFT([.A474];(FIND(&quot;-&quot;;[.A474])-1))" office:value-type="string" office:string-value="Little Things " calcext:value-type="string">
            <text:p>Little Things </text:p>
          </table:table-cell>
          <table:table-cell table:formula="of:=SUBSTITUTE([.A474];LEFT([.A474];(FIND(&quot;-&quot;;[.A474])));&quot;&quot;)" office:value-type="string" office:string-value=" ABBA" calcext:value-type="string">
            <text:p><text:s/>ABBA</text:p>
          </table:table-cell>
          <table:table-cell table:number-columns-repeated="4"/>
          <table:table-cell table:formula="of:=RANDBETWEEN(1;4)" office:value-type="float" office:value="4" calcext:value-type="float">
            <text:p>4</text:p>
          </table:table-cell>
          <table:table-cell table:formula="of:=&quot;('&quot;&amp;[.B474]&amp;&quot;',&quot;&amp;[.H474]&amp;&quot;,'default','default','&quot;&amp;[.C474]&amp;&quot;'),&quot;" office:value-type="string" office:string-value="('Little Things ',4,'default','default',' ABBA')," calcext:value-type="string">
            <text:p>('Little Things ',4,'default','default',' ABBA'),</text:p>
          </table:table-cell>
        </table:table-row>
        <table:table-row table:style-name="ro3">
          <table:table-cell office:value-type="string" calcext:value-type="string">
            <text:p><text:a xlink:href="https://www.songfacts.com/facts/the-war-on-drugs/living-proof" xlink:type="simple">Living Proof</text:a> - The War On Drugs</text:p>
          </table:table-cell>
          <table:table-cell table:formula="of:=LEFT([.A475];(FIND(&quot;-&quot;;[.A475])-1))" office:value-type="string" office:string-value="Living Proof " calcext:value-type="string">
            <text:p>Living Proof </text:p>
          </table:table-cell>
          <table:table-cell table:formula="of:=SUBSTITUTE([.A475];LEFT([.A475];(FIND(&quot;-&quot;;[.A475])));&quot;&quot;)" office:value-type="string" office:string-value=" The War On Drugs" calcext:value-type="string">
            <text:p><text:s/>The War On Drugs</text:p>
          </table:table-cell>
          <table:table-cell table:number-columns-repeated="4"/>
          <table:table-cell table:formula="of:=RANDBETWEEN(1;4)" office:value-type="float" office:value="3" calcext:value-type="float">
            <text:p>3</text:p>
          </table:table-cell>
          <table:table-cell table:formula="of:=&quot;('&quot;&amp;[.B475]&amp;&quot;',&quot;&amp;[.H475]&amp;&quot;,'default','default','&quot;&amp;[.C475]&amp;&quot;'),&quot;" office:value-type="string" office:string-value="('Living Proof ',3,'default','default',' The War On Drugs')," calcext:value-type="string">
            <text:p>('Living Proof ',3,'default','default',' The War On Drugs'),</text:p>
          </table:table-cell>
        </table:table-row>
        <table:table-row table:style-name="ro2">
          <table:table-cell office:value-type="string" calcext:value-type="string">
            <text:p><text:a xlink:href="https://www.songfacts.com/facts/billie-eilish/lo-vas-a-olvidar" xlink:type="simple">Lo Vas a Olvidar</text:a> - Billie Eilish</text:p>
          </table:table-cell>
          <table:table-cell table:formula="of:=LEFT([.A476];(FIND(&quot;-&quot;;[.A476])-1))" office:value-type="string" office:string-value="Lo Vas a Olvidar " calcext:value-type="string">
            <text:p>Lo Vas a Olvidar </text:p>
          </table:table-cell>
          <table:table-cell table:formula="of:=SUBSTITUTE([.A476];LEFT([.A476];(FIND(&quot;-&quot;;[.A476])));&quot;&quot;)" office:value-type="string" office:string-value=" Billie Eilish" calcext:value-type="string">
            <text:p><text:s/>Billie Eilish</text:p>
          </table:table-cell>
          <table:table-cell table:number-columns-repeated="4"/>
          <table:table-cell table:formula="of:=RANDBETWEEN(1;4)" office:value-type="float" office:value="1" calcext:value-type="float">
            <text:p>1</text:p>
          </table:table-cell>
          <table:table-cell table:formula="of:=&quot;('&quot;&amp;[.B476]&amp;&quot;',&quot;&amp;[.H476]&amp;&quot;,'default','default','&quot;&amp;[.C476]&amp;&quot;'),&quot;" office:value-type="string" office:string-value="('Lo Vas a Olvidar ',1,'default','default',' Billie Eilish')," calcext:value-type="string">
            <text:p>('Lo Vas a Olvidar ',1,'default','default',' Billie Eilish'),</text:p>
          </table:table-cell>
        </table:table-row>
        <table:table-row table:style-name="ro2">
          <table:table-cell office:value-type="string" calcext:value-type="string">
            <text:p><text:a xlink:href="https://www.songfacts.com/facts/birdy/loneliness" xlink:type="simple">Loneliness</text:a> - Birdy</text:p>
          </table:table-cell>
          <table:table-cell table:formula="of:=LEFT([.A477];(FIND(&quot;-&quot;;[.A477])-1))" office:value-type="string" office:string-value="Loneliness " calcext:value-type="string">
            <text:p>Loneliness </text:p>
          </table:table-cell>
          <table:table-cell table:formula="of:=SUBSTITUTE([.A477];LEFT([.A477];(FIND(&quot;-&quot;;[.A477])));&quot;&quot;)" office:value-type="string" office:string-value=" Birdy" calcext:value-type="string">
            <text:p><text:s/>Birdy</text:p>
          </table:table-cell>
          <table:table-cell table:number-columns-repeated="4"/>
          <table:table-cell table:formula="of:=RANDBETWEEN(1;4)" office:value-type="float" office:value="2" calcext:value-type="float">
            <text:p>2</text:p>
          </table:table-cell>
          <table:table-cell table:formula="of:=&quot;('&quot;&amp;[.B477]&amp;&quot;',&quot;&amp;[.H477]&amp;&quot;,'default','default','&quot;&amp;[.C477]&amp;&quot;'),&quot;" office:value-type="string" office:string-value="('Loneliness ',2,'default','default',' Birdy')," calcext:value-type="string">
            <text:p>('Loneliness ',2,'default','default',' Birdy'),</text:p>
          </table:table-cell>
        </table:table-row>
        <table:table-row table:style-name="ro2">
          <table:table-cell office:value-type="string" calcext:value-type="string">
            <text:p><text:a xlink:href="https://www.songfacts.com/facts/tones-and-i/lonely" xlink:type="simple">Lonely</text:a> - Tones and I</text:p>
          </table:table-cell>
          <table:table-cell table:formula="of:=LEFT([.A478];(FIND(&quot;-&quot;;[.A478])-1))" office:value-type="string" office:string-value="Lonely " calcext:value-type="string">
            <text:p>Lonely </text:p>
          </table:table-cell>
          <table:table-cell table:formula="of:=SUBSTITUTE([.A478];LEFT([.A478];(FIND(&quot;-&quot;;[.A478])));&quot;&quot;)" office:value-type="string" office:string-value=" Tones and I" calcext:value-type="string">
            <text:p><text:s/>Tones and I</text:p>
          </table:table-cell>
          <table:table-cell table:number-columns-repeated="4"/>
          <table:table-cell table:formula="of:=RANDBETWEEN(1;4)" office:value-type="float" office:value="4" calcext:value-type="float">
            <text:p>4</text:p>
          </table:table-cell>
          <table:table-cell table:formula="of:=&quot;('&quot;&amp;[.B478]&amp;&quot;',&quot;&amp;[.H478]&amp;&quot;,'default','default','&quot;&amp;[.C478]&amp;&quot;'),&quot;" office:value-type="string" office:string-value="('Lonely ',4,'default','default',' Tones and I')," calcext:value-type="string">
            <text:p>('Lonely ',4,'default','default',' Tones and I'),</text:p>
          </table:table-cell>
        </table:table-row>
        <table:table-row table:style-name="ro3">
          <table:table-cell office:value-type="string" calcext:value-type="string">
            <text:p>Look What Youve Done - Zara Larsson</text:p>
          </table:table-cell>
          <table:table-cell table:formula="of:=LEFT([.A479];(FIND(&quot;-&quot;;[.A479])-1))" office:value-type="string" office:string-value="Look What Youve Done " calcext:value-type="string">
            <text:p>Look What Youve Done </text:p>
          </table:table-cell>
          <table:table-cell table:formula="of:=SUBSTITUTE([.A479];LEFT([.A479];(FIND(&quot;-&quot;;[.A479])));&quot;&quot;)" office:value-type="string" office:string-value=" Zara Larsson" calcext:value-type="string">
            <text:p><text:s/>Zara Larsson</text:p>
          </table:table-cell>
          <table:table-cell table:number-columns-repeated="4"/>
          <table:table-cell table:formula="of:=RANDBETWEEN(1;4)" office:value-type="float" office:value="4" calcext:value-type="float">
            <text:p>4</text:p>
          </table:table-cell>
          <table:table-cell table:formula="of:=&quot;('&quot;&amp;[.B479]&amp;&quot;',&quot;&amp;[.H479]&amp;&quot;,'default','default','&quot;&amp;[.C479]&amp;&quot;'),&quot;" office:value-type="string" office:string-value="('Look What Youve Done ',4,'default','default',' Zara Larsson')," calcext:value-type="string">
            <text:p>('Look What Youve Done ',4,'default','default',' Zara Larsson'),</text:p>
          </table:table-cell>
        </table:table-row>
        <table:table-row table:style-name="ro1">
          <table:table-cell office:value-type="string" calcext:value-type="string">
            <text:p><text:a xlink:href="https://www.songfacts.com/facts/ksi/lose" xlink:type="simple">Lose</text:a> - KSI</text:p>
          </table:table-cell>
          <table:table-cell table:formula="of:=LEFT([.A480];(FIND(&quot;-&quot;;[.A480])-1))" office:value-type="string" office:string-value="Lose " calcext:value-type="string">
            <text:p>Lose </text:p>
          </table:table-cell>
          <table:table-cell table:formula="of:=SUBSTITUTE([.A480];LEFT([.A480];(FIND(&quot;-&quot;;[.A480])));&quot;&quot;)" office:value-type="string" office:string-value=" KSI" calcext:value-type="string">
            <text:p><text:s/>KSI</text:p>
          </table:table-cell>
          <table:table-cell table:number-columns-repeated="4"/>
          <table:table-cell table:formula="of:=RANDBETWEEN(1;4)" office:value-type="float" office:value="3" calcext:value-type="float">
            <text:p>3</text:p>
          </table:table-cell>
          <table:table-cell table:formula="of:=&quot;('&quot;&amp;[.B480]&amp;&quot;',&quot;&amp;[.H480]&amp;&quot;,'default','default','&quot;&amp;[.C480]&amp;&quot;'),&quot;" office:value-type="string" office:string-value="('Lose ',3,'default','default',' KSI')," calcext:value-type="string">
            <text:p>('Lose ',3,'default','default',' KSI'),</text:p>
          </table:table-cell>
        </table:table-row>
        <table:table-row table:style-name="ro3">
          <table:table-cell office:value-type="string" calcext:value-type="string">
            <text:p><text:a xlink:href="https://www.songfacts.com/facts/london-grammar/lose-your-head" xlink:type="simple">Lose Your Head</text:a> - London Grammar</text:p>
          </table:table-cell>
          <table:table-cell table:formula="of:=LEFT([.A481];(FIND(&quot;-&quot;;[.A481])-1))" office:value-type="string" office:string-value="Lose Your Head " calcext:value-type="string">
            <text:p>Lose Your Head </text:p>
          </table:table-cell>
          <table:table-cell table:formula="of:=SUBSTITUTE([.A481];LEFT([.A481];(FIND(&quot;-&quot;;[.A481])));&quot;&quot;)" office:value-type="string" office:string-value=" London Grammar" calcext:value-type="string">
            <text:p><text:s/>London Grammar</text:p>
          </table:table-cell>
          <table:table-cell table:number-columns-repeated="4"/>
          <table:table-cell table:formula="of:=RANDBETWEEN(1;4)" office:value-type="float" office:value="4" calcext:value-type="float">
            <text:p>4</text:p>
          </table:table-cell>
          <table:table-cell table:formula="of:=&quot;('&quot;&amp;[.B481]&amp;&quot;',&quot;&amp;[.H481]&amp;&quot;,'default','default','&quot;&amp;[.C481]&amp;&quot;'),&quot;" office:value-type="string" office:string-value="('Lose Your Head ',4,'default','default',' London Grammar')," calcext:value-type="string">
            <text:p>('Lose Your Head ',4,'default','default',' London Grammar'),</text:p>
          </table:table-cell>
        </table:table-row>
        <table:table-row table:style-name="ro1">
          <table:table-cell office:value-type="string" calcext:value-type="string">
            <text:p><text:a xlink:href="https://www.songfacts.com/facts/nf/lost" xlink:type="simple">Lost</text:a> - NF</text:p>
          </table:table-cell>
          <table:table-cell table:formula="of:=LEFT([.A482];(FIND(&quot;-&quot;;[.A482])-1))" office:value-type="string" office:string-value="Lost " calcext:value-type="string">
            <text:p>Lost </text:p>
          </table:table-cell>
          <table:table-cell table:formula="of:=SUBSTITUTE([.A482];LEFT([.A482];(FIND(&quot;-&quot;;[.A482])));&quot;&quot;)" office:value-type="string" office:string-value=" NF" calcext:value-type="string">
            <text:p><text:s/>NF</text:p>
          </table:table-cell>
          <table:table-cell table:number-columns-repeated="4"/>
          <table:table-cell table:formula="of:=RANDBETWEEN(1;4)" office:value-type="float" office:value="2" calcext:value-type="float">
            <text:p>2</text:p>
          </table:table-cell>
          <table:table-cell table:formula="of:=&quot;('&quot;&amp;[.B482]&amp;&quot;',&quot;&amp;[.H482]&amp;&quot;,'default','default','&quot;&amp;[.C482]&amp;&quot;'),&quot;" office:value-type="string" office:string-value="('Lost ',2,'default','default',' NF')," calcext:value-type="string">
            <text:p>('Lost ',2,'default','default',' NF'),</text:p>
          </table:table-cell>
        </table:table-row>
        <table:table-row table:style-name="ro2">
          <table:table-cell office:value-type="string" calcext:value-type="string">
            <text:p><text:a xlink:href="https://www.songfacts.com/facts/maroon-5/lost" xlink:type="simple">Lost</text:a> - Maroon 5</text:p>
          </table:table-cell>
          <table:table-cell table:formula="of:=LEFT([.A483];(FIND(&quot;-&quot;;[.A483])-1))" office:value-type="string" office:string-value="Lost " calcext:value-type="string">
            <text:p>Lost </text:p>
          </table:table-cell>
          <table:table-cell table:formula="of:=SUBSTITUTE([.A483];LEFT([.A483];(FIND(&quot;-&quot;;[.A483])));&quot;&quot;)" office:value-type="string" office:string-value=" Maroon 5" calcext:value-type="string">
            <text:p><text:s/>Maroon 5</text:p>
          </table:table-cell>
          <table:table-cell table:number-columns-repeated="4"/>
          <table:table-cell table:formula="of:=RANDBETWEEN(1;4)" office:value-type="float" office:value="2" calcext:value-type="float">
            <text:p>2</text:p>
          </table:table-cell>
          <table:table-cell table:formula="of:=&quot;('&quot;&amp;[.B483]&amp;&quot;',&quot;&amp;[.H483]&amp;&quot;,'default','default','&quot;&amp;[.C483]&amp;&quot;'),&quot;" office:value-type="string" office:string-value="('Lost ',2,'default','default',' Maroon 5')," calcext:value-type="string">
            <text:p>('Lost ',2,'default','default',' Maroon 5'),</text:p>
          </table:table-cell>
        </table:table-row>
        <table:table-row table:style-name="ro2">
          <table:table-cell office:value-type="string" calcext:value-type="string">
            <text:p><text:a xlink:href="https://www.songfacts.com/facts/billie-eilish/lost-cause" xlink:type="simple">Lost Cause</text:a> - Billie Eilish</text:p>
          </table:table-cell>
          <table:table-cell table:formula="of:=LEFT([.A484];(FIND(&quot;-&quot;;[.A484])-1))" office:value-type="string" office:string-value="Lost Cause " calcext:value-type="string">
            <text:p>Lost Cause </text:p>
          </table:table-cell>
          <table:table-cell table:formula="of:=SUBSTITUTE([.A484];LEFT([.A484];(FIND(&quot;-&quot;;[.A484])));&quot;&quot;)" office:value-type="string" office:string-value=" Billie Eilish" calcext:value-type="string">
            <text:p><text:s/>Billie Eilish</text:p>
          </table:table-cell>
          <table:table-cell table:number-columns-repeated="4"/>
          <table:table-cell table:formula="of:=RANDBETWEEN(1;4)" office:value-type="float" office:value="3" calcext:value-type="float">
            <text:p>3</text:p>
          </table:table-cell>
          <table:table-cell table:formula="of:=&quot;('&quot;&amp;[.B484]&amp;&quot;',&quot;&amp;[.H484]&amp;&quot;,'default','default','&quot;&amp;[.C484]&amp;&quot;'),&quot;" office:value-type="string" office:string-value="('Lost Cause ',3,'default','default',' Billie Eilish')," calcext:value-type="string">
            <text:p>('Lost Cause ',3,'default','default',' Billie Eilish'),</text:p>
          </table:table-cell>
        </table:table-row>
        <table:table-row table:style-name="ro2">
          <table:table-cell office:value-type="string" calcext:value-type="string">
            <text:p><text:a xlink:href="https://www.songfacts.com/facts/little-mix/love-sweet-love" xlink:type="simple">Love (Sweet Love)</text:a> - Little Mix</text:p>
          </table:table-cell>
          <table:table-cell table:formula="of:=LEFT([.A485];(FIND(&quot;-&quot;;[.A485])-1))" office:value-type="string" office:string-value="Love (Sweet Love) " calcext:value-type="string">
            <text:p>Love (Sweet Love) </text:p>
          </table:table-cell>
          <table:table-cell table:formula="of:=SUBSTITUTE([.A485];LEFT([.A485];(FIND(&quot;-&quot;;[.A485])));&quot;&quot;)" office:value-type="string" office:string-value=" Little Mix" calcext:value-type="string">
            <text:p><text:s/>Little Mix</text:p>
          </table:table-cell>
          <table:table-cell table:number-columns-repeated="4"/>
          <table:table-cell table:formula="of:=RANDBETWEEN(1;4)" office:value-type="float" office:value="4" calcext:value-type="float">
            <text:p>4</text:p>
          </table:table-cell>
          <table:table-cell table:formula="of:=&quot;('&quot;&amp;[.B485]&amp;&quot;',&quot;&amp;[.H485]&amp;&quot;,'default','default','&quot;&amp;[.C485]&amp;&quot;'),&quot;" office:value-type="string" office:string-value="('Love (Sweet Love) ',4,'default','default',' Little Mix')," calcext:value-type="string">
            <text:p>('Love (Sweet Love) ',4,'default','default',' Little Mix'),</text:p>
          </table:table-cell>
        </table:table-row>
        <table:table-row table:style-name="ro2">
          <table:table-cell office:value-type="string" calcext:value-type="string">
            <text:p><text:a xlink:href="https://www.songfacts.com/facts/drake/love-all" xlink:type="simple">Love All</text:a> - Drake</text:p>
          </table:table-cell>
          <table:table-cell table:formula="of:=LEFT([.A486];(FIND(&quot;-&quot;;[.A486])-1))" office:value-type="string" office:string-value="Love All " calcext:value-type="string">
            <text:p>Love All </text:p>
          </table:table-cell>
          <table:table-cell table:formula="of:=SUBSTITUTE([.A486];LEFT([.A486];(FIND(&quot;-&quot;;[.A486])));&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486]&amp;&quot;',&quot;&amp;[.H486]&amp;&quot;,'default','default','&quot;&amp;[.C486]&amp;&quot;'),&quot;" office:value-type="string" office:string-value="('Love All ',3,'default','default',' Drake')," calcext:value-type="string">
            <text:p>('Love All ',3,'default','default',' Drake'),</text:p>
          </table:table-cell>
        </table:table-row>
        <table:table-row table:style-name="ro2">
          <table:table-cell office:value-type="string" calcext:value-type="string">
            <text:p><text:a xlink:href="https://www.songfacts.com/facts/foo-fighters/love-dies-young" xlink:type="simple">Love Dies Young</text:a> - Foo Fighters</text:p>
          </table:table-cell>
          <table:table-cell table:formula="of:=LEFT([.A487];(FIND(&quot;-&quot;;[.A487])-1))" office:value-type="string" office:string-value="Love Dies Young " calcext:value-type="string">
            <text:p>Love Dies Young </text:p>
          </table:table-cell>
          <table:table-cell table:formula="of:=SUBSTITUTE([.A487];LEFT([.A487];(FIND(&quot;-&quot;;[.A487])));&quot;&quot;)" office:value-type="string" office:string-value=" Foo Fighters" calcext:value-type="string">
            <text:p><text:s/>Foo Fighters</text:p>
          </table:table-cell>
          <table:table-cell table:number-columns-repeated="4"/>
          <table:table-cell table:formula="of:=RANDBETWEEN(1;4)" office:value-type="float" office:value="3" calcext:value-type="float">
            <text:p>3</text:p>
          </table:table-cell>
          <table:table-cell table:formula="of:=&quot;('&quot;&amp;[.B487]&amp;&quot;',&quot;&amp;[.H487]&amp;&quot;,'default','default','&quot;&amp;[.C487]&amp;&quot;'),&quot;" office:value-type="string" office:string-value="('Love Dies Young ',3,'default','default',' Foo Fighters')," calcext:value-type="string">
            <text:p>('Love Dies Young ',3,'default','default',' Foo Fighters'),</text:p>
          </table:table-cell>
        </table:table-row>
        <table:table-row table:style-name="ro2">
          <table:table-cell office:value-type="string" calcext:value-type="string">
            <text:p><text:a xlink:href="https://www.songfacts.com/facts/ed-sheeran/love-in-slow-motion" xlink:type="simple">Love In Slow Motion</text:a> - Ed Sheeran</text:p>
          </table:table-cell>
          <table:table-cell table:formula="of:=LEFT([.A488];(FIND(&quot;-&quot;;[.A488])-1))" office:value-type="string" office:string-value="Love In Slow Motion " calcext:value-type="string">
            <text:p>Love In Slow Motion </text:p>
          </table:table-cell>
          <table:table-cell table:formula="of:=SUBSTITUTE([.A488];LEFT([.A488];(FIND(&quot;-&quot;;[.A488])));&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488]&amp;&quot;',&quot;&amp;[.H488]&amp;&quot;,'default','default','&quot;&amp;[.C488]&amp;&quot;'),&quot;" office:value-type="string" office:string-value="('Love In Slow Motion ',4,'default','default',' Ed Sheeran')," calcext:value-type="string">
            <text:p>('Love In Slow Motion ',4,'default','default',' Ed Sheeran'),</text:p>
          </table:table-cell>
        </table:table-row>
        <table:table-row table:style-name="ro2">
          <table:table-cell office:value-type="string" calcext:value-type="string">
            <text:p><text:a xlink:href="https://www.songfacts.com/facts/adele/love-is-a-game" xlink:type="simple">Love Is A Game</text:a> - Adele</text:p>
          </table:table-cell>
          <table:table-cell table:formula="of:=LEFT([.A489];(FIND(&quot;-&quot;;[.A489])-1))" office:value-type="string" office:string-value="Love Is A Game " calcext:value-type="string">
            <text:p>Love Is A Game </text:p>
          </table:table-cell>
          <table:table-cell table:formula="of:=SUBSTITUTE([.A489];LEFT([.A489];(FIND(&quot;-&quot;;[.A489])));&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489]&amp;&quot;',&quot;&amp;[.H489]&amp;&quot;,'default','default','&quot;&amp;[.C489]&amp;&quot;'),&quot;" office:value-type="string" office:string-value="('Love Is A Game ',4,'default','default',' Adele')," calcext:value-type="string">
            <text:p>('Love Is A Game ',4,'default','default',' Adele'),</text:p>
          </table:table-cell>
        </table:table-row>
        <table:table-row table:style-name="ro3">
          <table:table-cell office:value-type="string" calcext:value-type="string">
            <text:p><text:a xlink:href="https://www.songfacts.com/facts/mickey-guyton/love-my-hair" xlink:type="simple">Love My Hair</text:a> - Mickey Guyton</text:p>
          </table:table-cell>
          <table:table-cell table:formula="of:=LEFT([.A490];(FIND(&quot;-&quot;;[.A490])-1))" office:value-type="string" office:string-value="Love My Hair " calcext:value-type="string">
            <text:p>Love My Hair </text:p>
          </table:table-cell>
          <table:table-cell table:formula="of:=SUBSTITUTE([.A490];LEFT([.A490];(FIND(&quot;-&quot;;[.A490])));&quot;&quot;)" office:value-type="string" office:string-value=" Mickey Guyton" calcext:value-type="string">
            <text:p><text:s/>Mickey Guyton</text:p>
          </table:table-cell>
          <table:table-cell table:number-columns-repeated="4"/>
          <table:table-cell table:formula="of:=RANDBETWEEN(1;4)" office:value-type="float" office:value="1" calcext:value-type="float">
            <text:p>1</text:p>
          </table:table-cell>
          <table:table-cell table:formula="of:=&quot;('&quot;&amp;[.B490]&amp;&quot;',&quot;&amp;[.H490]&amp;&quot;,'default','default','&quot;&amp;[.C490]&amp;&quot;'),&quot;" office:value-type="string" office:string-value="('Love My Hair ',1,'default','default',' Mickey Guyton')," calcext:value-type="string">
            <text:p>('Love My Hair ',1,'default','default',' Mickey Guyton'),</text:p>
          </table:table-cell>
        </table:table-row>
        <table:table-row table:style-name="ro3">
          <table:table-cell office:value-type="string" calcext:value-type="string">
            <text:p><text:a xlink:href="https://www.songfacts.com/facts/machine-gun-kelly/love-race" xlink:type="simple">Love Race</text:a> - Machine Gun Kelly</text:p>
          </table:table-cell>
          <table:table-cell table:formula="of:=LEFT([.A491];(FIND(&quot;-&quot;;[.A491])-1))" office:value-type="string" office:string-value="Love Race " calcext:value-type="string">
            <text:p>Love Race </text:p>
          </table:table-cell>
          <table:table-cell table:formula="of:=SUBSTITUTE([.A491];LEFT([.A491];(FIND(&quot;-&quot;;[.A491])));&quot;&quot;)" office:value-type="string" office:string-value=" Machine Gun Kelly" calcext:value-type="string">
            <text:p><text:s/>Machine Gun Kelly</text:p>
          </table:table-cell>
          <table:table-cell table:number-columns-repeated="4"/>
          <table:table-cell table:formula="of:=RANDBETWEEN(1;4)" office:value-type="float" office:value="3" calcext:value-type="float">
            <text:p>3</text:p>
          </table:table-cell>
          <table:table-cell table:formula="of:=&quot;('&quot;&amp;[.B491]&amp;&quot;',&quot;&amp;[.H491]&amp;&quot;,'default','default','&quot;&amp;[.C491]&amp;&quot;'),&quot;" office:value-type="string" office:string-value="('Love Race ',3,'default','default',' Machine Gun Kelly')," calcext:value-type="string">
            <text:p>('Love Race ',3,'default','default',' Machine Gun Kelly'),</text:p>
          </table:table-cell>
        </table:table-row>
        <table:table-row table:style-name="ro2">
          <table:table-cell office:value-type="string" calcext:value-type="string">
            <text:p><text:a xlink:href="https://www.songfacts.com/facts/shouse/love-tonight" xlink:type="simple">Love Tonight</text:a> - Shouse</text:p>
          </table:table-cell>
          <table:table-cell table:formula="of:=LEFT([.A492];(FIND(&quot;-&quot;;[.A492])-1))" office:value-type="string" office:string-value="Love Tonight " calcext:value-type="string">
            <text:p>Love Tonight </text:p>
          </table:table-cell>
          <table:table-cell table:formula="of:=SUBSTITUTE([.A492];LEFT([.A492];(FIND(&quot;-&quot;;[.A492])));&quot;&quot;)" office:value-type="string" office:string-value=" Shouse" calcext:value-type="string">
            <text:p><text:s/>Shouse</text:p>
          </table:table-cell>
          <table:table-cell table:number-columns-repeated="4"/>
          <table:table-cell table:formula="of:=RANDBETWEEN(1;4)" office:value-type="float" office:value="2" calcext:value-type="float">
            <text:p>2</text:p>
          </table:table-cell>
          <table:table-cell table:formula="of:=&quot;('&quot;&amp;[.B492]&amp;&quot;',&quot;&amp;[.H492]&amp;&quot;,'default','default','&quot;&amp;[.C492]&amp;&quot;'),&quot;" office:value-type="string" office:string-value="('Love Tonight ',2,'default','default',' Shouse')," calcext:value-type="string">
            <text:p>('Love Tonight ',2,'default','default',' Shouse'),</text:p>
          </table:table-cell>
        </table:table-row>
        <table:table-row table:style-name="ro3">
          <table:table-cell office:value-type="string" calcext:value-type="string">
            <text:p><text:a xlink:href="https://www.songfacts.com/facts/martha-wainwright/love-will-be-reborn" xlink:type="simple">Love Will Be Reborn</text:a> - Martha Wainwright</text:p>
          </table:table-cell>
          <table:table-cell table:formula="of:=LEFT([.A493];(FIND(&quot;-&quot;;[.A493])-1))" office:value-type="string" office:string-value="Love Will Be Reborn " calcext:value-type="string">
            <text:p>Love Will Be Reborn </text:p>
          </table:table-cell>
          <table:table-cell table:formula="of:=SUBSTITUTE([.A493];LEFT([.A493];(FIND(&quot;-&quot;;[.A493])));&quot;&quot;)" office:value-type="string" office:string-value=" Martha Wainwright" calcext:value-type="string">
            <text:p><text:s/>Martha Wainwright</text:p>
          </table:table-cell>
          <table:table-cell table:number-columns-repeated="4"/>
          <table:table-cell table:formula="of:=RANDBETWEEN(1;4)" office:value-type="float" office:value="1" calcext:value-type="float">
            <text:p>1</text:p>
          </table:table-cell>
          <table:table-cell table:formula="of:=&quot;('&quot;&amp;[.B493]&amp;&quot;',&quot;&amp;[.H493]&amp;&quot;,'default','default','&quot;&amp;[.C493]&amp;&quot;'),&quot;" office:value-type="string" office:string-value="('Love Will Be Reborn ',1,'default','default',' Martha Wainwright')," calcext:value-type="string">
            <text:p>('Love Will Be Reborn ',1,'default','default',' Martha Wainwright'),</text:p>
          </table:table-cell>
        </table:table-row>
        <table:table-row table:style-name="ro5">
          <table:table-cell office:value-type="string" calcext:value-type="string">
            <text:p><text:a xlink:href="https://www.songfacts.com/facts/durand-jones-the-indications/love-will-work-it-out" xlink:type="simple">Love Will Work It Out</text:a> - Durand Jones &amp; The Indications</text:p>
          </table:table-cell>
          <table:table-cell table:formula="of:=LEFT([.A494];(FIND(&quot;-&quot;;[.A494])-1))" office:value-type="string" office:string-value="Love Will Work It Out " calcext:value-type="string">
            <text:p>Love Will Work It Out </text:p>
          </table:table-cell>
          <table:table-cell table:formula="of:=SUBSTITUTE([.A494];LEFT([.A494];(FIND(&quot;-&quot;;[.A494])));&quot;&quot;)" office:value-type="string" office:string-value=" Durand Jones &amp; The Indications" calcext:value-type="string">
            <text:p><text:s/>Durand Jones &amp; The Indications</text:p>
          </table:table-cell>
          <table:table-cell table:number-columns-repeated="4"/>
          <table:table-cell table:formula="of:=RANDBETWEEN(1;4)" office:value-type="float" office:value="1" calcext:value-type="float">
            <text:p>1</text:p>
          </table:table-cell>
          <table:table-cell table:formula="of:=&quot;('&quot;&amp;[.B494]&amp;&quot;',&quot;&amp;[.H494]&amp;&quot;,'default','default','&quot;&amp;[.C494]&amp;&quot;'),&quot;" office:value-type="string" office:string-value="('Love Will Work It Out ',1,'default','default',' Durand Jones &amp; The Indications')," calcext:value-type="string">
            <text:p>('Love Will Work It Out ',1,'default','default',' Durand Jones &amp; The Indications'),</text:p>
          </table:table-cell>
        </table:table-row>
        <table:table-row table:style-name="ro3">
          <table:table-cell office:value-type="string" calcext:value-type="string">
            <text:p><text:a xlink:href="https://www.songfacts.com/facts/tyler-the-creator/lumberjack" xlink:type="simple">Lumberjack</text:a> - Tyler, the Creator</text:p>
          </table:table-cell>
          <table:table-cell table:formula="of:=LEFT([.A495];(FIND(&quot;-&quot;;[.A495])-1))" office:value-type="string" office:string-value="Lumberjack " calcext:value-type="string">
            <text:p>Lumberjack </text:p>
          </table:table-cell>
          <table:table-cell table:formula="of:=SUBSTITUTE([.A495];LEFT([.A495];(FIND(&quot;-&quot;;[.A495])));&quot;&quot;)" office:value-type="string" office:string-value=" Tyler, the Creator" calcext:value-type="string">
            <text:p><text:s/>Tyler, the Creator</text:p>
          </table:table-cell>
          <table:table-cell table:number-columns-repeated="4"/>
          <table:table-cell table:formula="of:=RANDBETWEEN(1;4)" office:value-type="float" office:value="1" calcext:value-type="float">
            <text:p>1</text:p>
          </table:table-cell>
          <table:table-cell table:formula="of:=&quot;('&quot;&amp;[.B495]&amp;&quot;',&quot;&amp;[.H495]&amp;&quot;,'default','default','&quot;&amp;[.C495]&amp;&quot;'),&quot;" office:value-type="string" office:string-value="('Lumberjack ',1,'default','default',' Tyler, the Creator')," calcext:value-type="string">
            <text:p>('Lumberjack ',1,'default','default',' Tyler, the Creator'),</text:p>
          </table:table-cell>
        </table:table-row>
        <table:table-row table:style-name="ro2">
          <table:table-cell office:value-type="string" calcext:value-type="string">
            <text:p><text:a xlink:href="https://www.songfacts.com/facts/dan-shay/lying" xlink:type="simple">Lying</text:a> - Dan + Shay</text:p>
          </table:table-cell>
          <table:table-cell table:formula="of:=LEFT([.A496];(FIND(&quot;-&quot;;[.A496])-1))" office:value-type="string" office:string-value="Lying " calcext:value-type="string">
            <text:p>Lying </text:p>
          </table:table-cell>
          <table:table-cell table:formula="of:=SUBSTITUTE([.A496];LEFT([.A496];(FIND(&quot;-&quot;;[.A496])));&quot;&quot;)" office:value-type="string" office:string-value=" Dan + Shay" calcext:value-type="string">
            <text:p><text:s/>Dan + Shay</text:p>
          </table:table-cell>
          <table:table-cell table:number-columns-repeated="4"/>
          <table:table-cell table:formula="of:=RANDBETWEEN(1;4)" office:value-type="float" office:value="3" calcext:value-type="float">
            <text:p>3</text:p>
          </table:table-cell>
          <table:table-cell table:formula="of:=&quot;('&quot;&amp;[.B496]&amp;&quot;',&quot;&amp;[.H496]&amp;&quot;,'default','default','&quot;&amp;[.C496]&amp;&quot;'),&quot;" office:value-type="string" office:string-value="('Lying ',3,'default','default',' Dan + Shay')," calcext:value-type="string">
            <text:p>('Lying ',3,'default','default',' Dan + Shay'),</text:p>
          </table:table-cell>
        </table:table-row>
        <table:table-row table:style-name="ro2">
          <table:table-cell office:value-type="string" calcext:value-type="string">
            <text:p><text:a xlink:href="https://www.songfacts.com/facts/eric-church/lynyrd-skynyrd-jones" xlink:type="simple">Lynyrd Skynyrd Jones</text:a> - Eric Church</text:p>
          </table:table-cell>
          <table:table-cell table:formula="of:=LEFT([.A497];(FIND(&quot;-&quot;;[.A497])-1))" office:value-type="string" office:string-value="Lynyrd Skynyrd Jones " calcext:value-type="string">
            <text:p>Lynyrd Skynyrd Jones </text:p>
          </table:table-cell>
          <table:table-cell table:formula="of:=SUBSTITUTE([.A497];LEFT([.A497];(FIND(&quot;-&quot;;[.A497])));&quot;&quot;)" office:value-type="string" office:string-value=" Eric Church" calcext:value-type="string">
            <text:p><text:s/>Eric Church</text:p>
          </table:table-cell>
          <table:table-cell table:number-columns-repeated="4"/>
          <table:table-cell table:formula="of:=RANDBETWEEN(1;4)" office:value-type="float" office:value="4" calcext:value-type="float">
            <text:p>4</text:p>
          </table:table-cell>
          <table:table-cell table:formula="of:=&quot;('&quot;&amp;[.B497]&amp;&quot;',&quot;&amp;[.H497]&amp;&quot;,'default','default','&quot;&amp;[.C497]&amp;&quot;'),&quot;" office:value-type="string" office:string-value="('Lynyrd Skynyrd Jones ',4,'default','default',' Eric Church')," calcext:value-type="string">
            <text:p>('Lynyrd Skynyrd Jones ',4,'default','default',' Eric Church'),</text:p>
          </table:table-cell>
        </table:table-row>
        <table:table-row table:style-name="ro2">
          <table:table-cell office:value-type="string" calcext:value-type="string">
            <text:p><text:a xlink:href="https://www.songfacts.com/facts/larkin-poe/mad-as-a-hatter" xlink:type="simple">Mad As A Hatter</text:a> - Larkin Poe</text:p>
          </table:table-cell>
          <table:table-cell table:formula="of:=LEFT([.A498];(FIND(&quot;-&quot;;[.A498])-1))" office:value-type="string" office:string-value="Mad As A Hatter " calcext:value-type="string">
            <text:p>Mad As A Hatter </text:p>
          </table:table-cell>
          <table:table-cell table:formula="of:=SUBSTITUTE([.A498];LEFT([.A498];(FIND(&quot;-&quot;;[.A498])));&quot;&quot;)" office:value-type="string" office:string-value=" Larkin Poe" calcext:value-type="string">
            <text:p><text:s/>Larkin Poe</text:p>
          </table:table-cell>
          <table:table-cell table:number-columns-repeated="4"/>
          <table:table-cell table:formula="of:=RANDBETWEEN(1;4)" office:value-type="float" office:value="4" calcext:value-type="float">
            <text:p>4</text:p>
          </table:table-cell>
          <table:table-cell table:formula="of:=&quot;('&quot;&amp;[.B498]&amp;&quot;',&quot;&amp;[.H498]&amp;&quot;,'default','default','&quot;&amp;[.C498]&amp;&quot;'),&quot;" office:value-type="string" office:string-value="('Mad As A Hatter ',4,'default','default',' Larkin Poe')," calcext:value-type="string">
            <text:p>('Mad As A Hatter ',4,'default','default',' Larkin Poe'),</text:p>
          </table:table-cell>
        </table:table-row>
        <table:table-row table:style-name="ro2">
          <table:table-cell office:value-type="string" calcext:value-type="string">
            <text:p><text:a xlink:href="https://www.songfacts.com/facts/miiesha/made-for-silence" xlink:type="simple">Made For Silence</text:a> - Miiesha</text:p>
          </table:table-cell>
          <table:table-cell table:formula="of:=LEFT([.A499];(FIND(&quot;-&quot;;[.A499])-1))" office:value-type="string" office:string-value="Made For Silence " calcext:value-type="string">
            <text:p>Made For Silence </text:p>
          </table:table-cell>
          <table:table-cell table:formula="of:=SUBSTITUTE([.A499];LEFT([.A499];(FIND(&quot;-&quot;;[.A499])));&quot;&quot;)" office:value-type="string" office:string-value=" Miiesha" calcext:value-type="string">
            <text:p><text:s/>Miiesha</text:p>
          </table:table-cell>
          <table:table-cell table:number-columns-repeated="4"/>
          <table:table-cell table:formula="of:=RANDBETWEEN(1;4)" office:value-type="float" office:value="2" calcext:value-type="float">
            <text:p>2</text:p>
          </table:table-cell>
          <table:table-cell table:formula="of:=&quot;('&quot;&amp;[.B499]&amp;&quot;',&quot;&amp;[.H499]&amp;&quot;,'default','default','&quot;&amp;[.C499]&amp;&quot;'),&quot;" office:value-type="string" office:string-value="('Made For Silence ',2,'default','default',' Miiesha')," calcext:value-type="string">
            <text:p>('Made For Silence ',2,'default','default',' Miiesha'),</text:p>
          </table:table-cell>
        </table:table-row>
        <table:table-row table:style-name="ro2">
          <table:table-cell office:value-type="string" calcext:value-type="string">
            <text:p><text:a xlink:href="https://www.songfacts.com/facts/zayde-wolf/madness" xlink:type="simple">Madness</text:a> - Zayde Wolf</text:p>
          </table:table-cell>
          <table:table-cell table:formula="of:=LEFT([.A500];(FIND(&quot;-&quot;;[.A500])-1))" office:value-type="string" office:string-value="Madness " calcext:value-type="string">
            <text:p>Madness </text:p>
          </table:table-cell>
          <table:table-cell table:formula="of:=SUBSTITUTE([.A500];LEFT([.A500];(FIND(&quot;-&quot;;[.A500])));&quot;&quot;)" office:value-type="string" office:string-value=" Zayde Wolf" calcext:value-type="string">
            <text:p><text:s/>Zayde Wolf</text:p>
          </table:table-cell>
          <table:table-cell table:number-columns-repeated="4"/>
          <table:table-cell table:formula="of:=RANDBETWEEN(1;4)" office:value-type="float" office:value="4" calcext:value-type="float">
            <text:p>4</text:p>
          </table:table-cell>
          <table:table-cell table:formula="of:=&quot;('&quot;&amp;[.B500]&amp;&quot;',&quot;&amp;[.H500]&amp;&quot;,'default','default','&quot;&amp;[.C500]&amp;&quot;'),&quot;" office:value-type="string" office:string-value="('Madness ',4,'default','default',' Zayde Wolf')," calcext:value-type="string">
            <text:p>('Madness ',4,'default','default',' Zayde Wolf'),</text:p>
          </table:table-cell>
        </table:table-row>
        <table:table-row table:style-name="ro2">
          <table:table-cell office:value-type="string" calcext:value-type="string">
            <text:p><text:a xlink:href="https://www.songfacts.com/facts/travis-scott/mafia" xlink:type="simple">Mafia</text:a> - Travis Scott</text:p>
          </table:table-cell>
          <table:table-cell table:formula="of:=LEFT([.A501];(FIND(&quot;-&quot;;[.A501])-1))" office:value-type="string" office:string-value="Mafia " calcext:value-type="string">
            <text:p>Mafia </text:p>
          </table:table-cell>
          <table:table-cell table:formula="of:=SUBSTITUTE([.A501];LEFT([.A501];(FIND(&quot;-&quot;;[.A501])));&quot;&quot;)" office:value-type="string" office:string-value=" Travis Scott" calcext:value-type="string">
            <text:p><text:s/>Travis Scott</text:p>
          </table:table-cell>
          <table:table-cell table:number-columns-repeated="4"/>
          <table:table-cell table:formula="of:=RANDBETWEEN(1;4)" office:value-type="float" office:value="4" calcext:value-type="float">
            <text:p>4</text:p>
          </table:table-cell>
          <table:table-cell table:formula="of:=&quot;('&quot;&amp;[.B501]&amp;&quot;',&quot;&amp;[.H501]&amp;&quot;,'default','default','&quot;&amp;[.C501]&amp;&quot;'),&quot;" office:value-type="string" office:string-value="('Mafia ',4,'default','default',' Travis Scott')," calcext:value-type="string">
            <text:p>('Mafia ',4,'default','default',' Travis Scott'),</text:p>
          </table:table-cell>
        </table:table-row>
        <table:table-row table:style-name="ro2">
          <table:table-cell office:value-type="string" calcext:value-type="string">
            <text:p><text:a xlink:href="https://www.songfacts.com/facts/belters-only/make-me-feel-good" xlink:type="simple">Make Me Feel Good</text:a> - Belters Only</text:p>
          </table:table-cell>
          <table:table-cell table:formula="of:=LEFT([.A502];(FIND(&quot;-&quot;;[.A502])-1))" office:value-type="string" office:string-value="Make Me Feel Good " calcext:value-type="string">
            <text:p>Make Me Feel Good </text:p>
          </table:table-cell>
          <table:table-cell table:formula="of:=SUBSTITUTE([.A502];LEFT([.A502];(FIND(&quot;-&quot;;[.A502])));&quot;&quot;)" office:value-type="string" office:string-value=" Belters Only" calcext:value-type="string">
            <text:p><text:s/>Belters Only</text:p>
          </table:table-cell>
          <table:table-cell table:number-columns-repeated="4"/>
          <table:table-cell table:formula="of:=RANDBETWEEN(1;4)" office:value-type="float" office:value="2" calcext:value-type="float">
            <text:p>2</text:p>
          </table:table-cell>
          <table:table-cell table:formula="of:=&quot;('&quot;&amp;[.B502]&amp;&quot;',&quot;&amp;[.H502]&amp;&quot;,'default','default','&quot;&amp;[.C502]&amp;&quot;'),&quot;" office:value-type="string" office:string-value="('Make Me Feel Good ',2,'default','default',' Belters Only')," calcext:value-type="string">
            <text:p>('Make Me Feel Good ',2,'default','default',' Belters Only'),</text:p>
          </table:table-cell>
        </table:table-row>
        <table:table-row table:style-name="ro3">
          <table:table-cell office:value-type="string" calcext:value-type="string">
            <text:p><text:a xlink:href="https://www.songfacts.com/facts/d-block-europe/make-you-smile" xlink:type="simple">Make You Smile</text:a> - D-Block Europe</text:p>
          </table:table-cell>
          <table:table-cell table:formula="of:=LEFT([.A503];(FIND(&quot;-&quot;;[.A503])-1))" office:value-type="string" office:string-value="Make You Smile " calcext:value-type="string">
            <text:p>Make You Smile </text:p>
          </table:table-cell>
          <table:table-cell table:formula="of:=SUBSTITUTE([.A503];LEFT([.A503];(FIND(&quot;-&quot;;[.A503])));&quot;&quot;)" office:value-type="string" office:string-value=" D-Block Europe" calcext:value-type="string">
            <text:p><text:s/>D-Block Europe</text:p>
          </table:table-cell>
          <table:table-cell table:number-columns-repeated="4"/>
          <table:table-cell table:formula="of:=RANDBETWEEN(1;4)" office:value-type="float" office:value="4" calcext:value-type="float">
            <text:p>4</text:p>
          </table:table-cell>
          <table:table-cell table:formula="of:=&quot;('&quot;&amp;[.B503]&amp;&quot;',&quot;&amp;[.H503]&amp;&quot;,'default','default','&quot;&amp;[.C503]&amp;&quot;'),&quot;" office:value-type="string" office:string-value="('Make You Smile ',4,'default','default',' D-Block Europe')," calcext:value-type="string">
            <text:p>('Make You Smile ',4,'default','default',' D-Block Europe'),</text:p>
          </table:table-cell>
        </table:table-row>
        <table:table-row table:style-name="ro2">
          <table:table-cell office:value-type="string" calcext:value-type="string">
            <text:p><text:a xlink:href="https://www.songfacts.com/facts/foo-fighters/making-a-fire" xlink:type="simple">Making A Fire</text:a> - Foo Fighters</text:p>
          </table:table-cell>
          <table:table-cell table:formula="of:=LEFT([.A504];(FIND(&quot;-&quot;;[.A504])-1))" office:value-type="string" office:string-value="Making A Fire " calcext:value-type="string">
            <text:p>Making A Fire </text:p>
          </table:table-cell>
          <table:table-cell table:formula="of:=SUBSTITUTE([.A504];LEFT([.A504];(FIND(&quot;-&quot;;[.A504])));&quot;&quot;)" office:value-type="string" office:string-value=" Foo Fighters" calcext:value-type="string">
            <text:p><text:s/>Foo Fighters</text:p>
          </table:table-cell>
          <table:table-cell table:number-columns-repeated="4"/>
          <table:table-cell table:formula="of:=RANDBETWEEN(1;4)" office:value-type="float" office:value="2" calcext:value-type="float">
            <text:p>2</text:p>
          </table:table-cell>
          <table:table-cell table:formula="of:=&quot;('&quot;&amp;[.B504]&amp;&quot;',&quot;&amp;[.H504]&amp;&quot;,'default','default','&quot;&amp;[.C504]&amp;&quot;'),&quot;" office:value-type="string" office:string-value="('Making A Fire ',2,'default','default',' Foo Fighters')," calcext:value-type="string">
            <text:p>('Making A Fire ',2,'default','default',' Foo Fighters'),</text:p>
          </table:table-cell>
        </table:table-row>
        <table:table-row table:style-name="ro2">
          <table:table-cell office:value-type="string" calcext:value-type="string">
            <text:p><text:a xlink:href="https://www.songfacts.com/facts/billie-eilish/male-fantasy" xlink:type="simple">Male Fantasy</text:a> - Billie Eilish</text:p>
          </table:table-cell>
          <table:table-cell table:formula="of:=LEFT([.A505];(FIND(&quot;-&quot;;[.A505])-1))" office:value-type="string" office:string-value="Male Fantasy " calcext:value-type="string">
            <text:p>Male Fantasy </text:p>
          </table:table-cell>
          <table:table-cell table:formula="of:=SUBSTITUTE([.A505];LEFT([.A505];(FIND(&quot;-&quot;;[.A505])));&quot;&quot;)" office:value-type="string" office:string-value=" Billie Eilish" calcext:value-type="string">
            <text:p><text:s/>Billie Eilish</text:p>
          </table:table-cell>
          <table:table-cell table:number-columns-repeated="4"/>
          <table:table-cell table:formula="of:=RANDBETWEEN(1;4)" office:value-type="float" office:value="4" calcext:value-type="float">
            <text:p>4</text:p>
          </table:table-cell>
          <table:table-cell table:formula="of:=&quot;('&quot;&amp;[.B505]&amp;&quot;',&quot;&amp;[.H505]&amp;&quot;,'default','default','&quot;&amp;[.C505]&amp;&quot;'),&quot;" office:value-type="string" office:string-value="('Male Fantasy ',4,'default','default',' Billie Eilish')," calcext:value-type="string">
            <text:p>('Male Fantasy ',4,'default','default',' Billie Eilish'),</text:p>
          </table:table-cell>
        </table:table-row>
        <table:table-row table:style-name="ro2">
          <table:table-cell office:value-type="string" calcext:value-type="string">
            <text:p><text:a xlink:href="https://www.songfacts.com/facts/maneskin/mammamia" xlink:type="simple">Mammamia</text:a> - Måneskin</text:p>
          </table:table-cell>
          <table:table-cell table:formula="of:=LEFT([.A506];(FIND(&quot;-&quot;;[.A506])-1))" office:value-type="string" office:string-value="Mammamia " calcext:value-type="string">
            <text:p>Mammamia </text:p>
          </table:table-cell>
          <table:table-cell table:formula="of:=SUBSTITUTE([.A506];LEFT([.A506];(FIND(&quot;-&quot;;[.A506])));&quot;&quot;)" office:value-type="string" office:string-value=" Måneskin" calcext:value-type="string">
            <text:p><text:s/>Måneskin</text:p>
          </table:table-cell>
          <table:table-cell table:number-columns-repeated="4"/>
          <table:table-cell table:formula="of:=RANDBETWEEN(1;4)" office:value-type="float" office:value="1" calcext:value-type="float">
            <text:p>1</text:p>
          </table:table-cell>
          <table:table-cell table:formula="of:=&quot;('&quot;&amp;[.B506]&amp;&quot;',&quot;&amp;[.H506]&amp;&quot;,'default','default','&quot;&amp;[.C506]&amp;&quot;'),&quot;" office:value-type="string" office:string-value="('Mammamia ',1,'default','default',' Måneskin')," calcext:value-type="string">
            <text:p>('Mammamia ',1,'default','default',' Måneskin'),</text:p>
          </table:table-cell>
        </table:table-row>
        <table:table-row table:style-name="ro3">
          <table:table-cell office:value-type="string" calcext:value-type="string">
            <text:p><text:a xlink:href="https://www.songfacts.com/facts/mammoth-wvh/mammoth" xlink:type="simple">Mammoth</text:a> - Mammoth WVH</text:p>
          </table:table-cell>
          <table:table-cell table:formula="of:=LEFT([.A507];(FIND(&quot;-&quot;;[.A507])-1))" office:value-type="string" office:string-value="Mammoth " calcext:value-type="string">
            <text:p>Mammoth </text:p>
          </table:table-cell>
          <table:table-cell table:formula="of:=SUBSTITUTE([.A507];LEFT([.A507];(FIND(&quot;-&quot;;[.A507])));&quot;&quot;)" office:value-type="string" office:string-value=" Mammoth WVH" calcext:value-type="string">
            <text:p><text:s/>Mammoth WVH</text:p>
          </table:table-cell>
          <table:table-cell table:number-columns-repeated="4"/>
          <table:table-cell table:formula="of:=RANDBETWEEN(1;4)" office:value-type="float" office:value="1" calcext:value-type="float">
            <text:p>1</text:p>
          </table:table-cell>
          <table:table-cell table:formula="of:=&quot;('&quot;&amp;[.B507]&amp;&quot;',&quot;&amp;[.H507]&amp;&quot;,'default','default','&quot;&amp;[.C507]&amp;&quot;'),&quot;" office:value-type="string" office:string-value="('Mammoth ',1,'default','default',' Mammoth WVH')," calcext:value-type="string">
            <text:p>('Mammoth ',1,'default','default',' Mammoth WVH'),</text:p>
          </table:table-cell>
        </table:table-row>
        <table:table-row table:style-name="ro5">
          <table:table-cell office:value-type="string" calcext:value-type="string">
            <text:p>Marea (Weve Lost Dancing) - Fred again</text:p>
          </table:table-cell>
          <table:table-cell table:formula="of:=LEFT([.A508];(FIND(&quot;-&quot;;[.A508])-1))" office:value-type="string" office:string-value="Marea (Weve Lost Dancing) " calcext:value-type="string">
            <text:p>Marea (Weve Lost Dancing) </text:p>
          </table:table-cell>
          <table:table-cell table:formula="of:=SUBSTITUTE([.A508];LEFT([.A508];(FIND(&quot;-&quot;;[.A508])));&quot;&quot;)" office:value-type="string" office:string-value=" Fred again" calcext:value-type="string">
            <text:p><text:s/>Fred again</text:p>
          </table:table-cell>
          <table:table-cell table:number-columns-repeated="4"/>
          <table:table-cell table:formula="of:=RANDBETWEEN(1;4)" office:value-type="float" office:value="2" calcext:value-type="float">
            <text:p>2</text:p>
          </table:table-cell>
          <table:table-cell table:formula="of:=&quot;('&quot;&amp;[.B508]&amp;&quot;',&quot;&amp;[.H508]&amp;&quot;,'default','default','&quot;&amp;[.C508]&amp;&quot;'),&quot;" office:value-type="string" office:string-value="('Marea (Weve Lost Dancing) ',2,'default','default',' Fred again')," calcext:value-type="string">
            <text:p>('Marea (Weve Lost Dancing) ',2,'default','default',' Fred again'),</text:p>
          </table:table-cell>
        </table:table-row>
        <table:table-row table:style-name="ro3">
          <table:table-cell office:value-type="string" calcext:value-type="string">
            <text:p><text:a xlink:href="https://www.songfacts.com/facts/tracy-bonham/me-symphony" xlink:type="simple">Me Symphony</text:a> - Tracy Bonham</text:p>
          </table:table-cell>
          <table:table-cell table:formula="of:=LEFT([.A509];(FIND(&quot;-&quot;;[.A509])-1))" office:value-type="string" office:string-value="Me Symphony " calcext:value-type="string">
            <text:p>Me Symphony </text:p>
          </table:table-cell>
          <table:table-cell table:formula="of:=SUBSTITUTE([.A509];LEFT([.A509];(FIND(&quot;-&quot;;[.A509])));&quot;&quot;)" office:value-type="string" office:string-value=" Tracy Bonham" calcext:value-type="string">
            <text:p><text:s/>Tracy Bonham</text:p>
          </table:table-cell>
          <table:table-cell table:number-columns-repeated="4"/>
          <table:table-cell table:formula="of:=RANDBETWEEN(1;4)" office:value-type="float" office:value="3" calcext:value-type="float">
            <text:p>3</text:p>
          </table:table-cell>
          <table:table-cell table:formula="of:=&quot;('&quot;&amp;[.B509]&amp;&quot;',&quot;&amp;[.H509]&amp;&quot;,'default','default','&quot;&amp;[.C509]&amp;&quot;'),&quot;" office:value-type="string" office:string-value="('Me Symphony ',3,'default','default',' Tracy Bonham')," calcext:value-type="string">
            <text:p>('Me Symphony ',3,'default','default',' Tracy Bonham'),</text:p>
          </table:table-cell>
        </table:table-row>
        <table:table-row table:style-name="ro3">
          <table:table-cell office:value-type="string" calcext:value-type="string">
            <text:p><text:a xlink:href="https://www.songfacts.com/facts/stay-flee-get-lizzy/meant-to-be" xlink:type="simple">Meant To Be</text:a> - Stay Flee Get Lizzy</text:p>
          </table:table-cell>
          <table:table-cell table:formula="of:=LEFT([.A510];(FIND(&quot;-&quot;;[.A510])-1))" office:value-type="string" office:string-value="Meant To Be " calcext:value-type="string">
            <text:p>Meant To Be </text:p>
          </table:table-cell>
          <table:table-cell table:formula="of:=SUBSTITUTE([.A510];LEFT([.A510];(FIND(&quot;-&quot;;[.A510])));&quot;&quot;)" office:value-type="string" office:string-value=" Stay Flee Get Lizzy" calcext:value-type="string">
            <text:p><text:s/>Stay Flee Get Lizzy</text:p>
          </table:table-cell>
          <table:table-cell table:number-columns-repeated="4"/>
          <table:table-cell table:formula="of:=RANDBETWEEN(1;4)" office:value-type="float" office:value="2" calcext:value-type="float">
            <text:p>2</text:p>
          </table:table-cell>
          <table:table-cell table:formula="of:=&quot;('&quot;&amp;[.B510]&amp;&quot;',&quot;&amp;[.H510]&amp;&quot;,'default','default','&quot;&amp;[.C510]&amp;&quot;'),&quot;" office:value-type="string" office:string-value="('Meant To Be ',2,'default','default',' Stay Flee Get Lizzy')," calcext:value-type="string">
            <text:p>('Meant To Be ',2,'default','default',' Stay Flee Get Lizzy'),</text:p>
          </table:table-cell>
        </table:table-row>
        <table:table-row table:style-name="ro2">
          <table:table-cell office:value-type="string" calcext:value-type="string">
            <text:p><text:a xlink:href="https://www.songfacts.com/facts/james-arthur/medicine" xlink:type="simple">Medicine</text:a> - James Arthur</text:p>
          </table:table-cell>
          <table:table-cell table:formula="of:=LEFT([.A511];(FIND(&quot;-&quot;;[.A511])-1))" office:value-type="string" office:string-value="Medicine " calcext:value-type="string">
            <text:p>Medicine </text:p>
          </table:table-cell>
          <table:table-cell table:formula="of:=SUBSTITUTE([.A511];LEFT([.A511];(FIND(&quot;-&quot;;[.A511])));&quot;&quot;)" office:value-type="string" office:string-value=" James Arthur" calcext:value-type="string">
            <text:p><text:s/>James Arthur</text:p>
          </table:table-cell>
          <table:table-cell table:number-columns-repeated="4"/>
          <table:table-cell table:formula="of:=RANDBETWEEN(1;4)" office:value-type="float" office:value="4" calcext:value-type="float">
            <text:p>4</text:p>
          </table:table-cell>
          <table:table-cell table:formula="of:=&quot;('&quot;&amp;[.B511]&amp;&quot;',&quot;&amp;[.H511]&amp;&quot;,'default','default','&quot;&amp;[.C511]&amp;&quot;'),&quot;" office:value-type="string" office:string-value="('Medicine ',4,'default','default',' James Arthur')," calcext:value-type="string">
            <text:p>('Medicine ',4,'default','default',' James Arthur'),</text:p>
          </table:table-cell>
        </table:table-row>
        <table:table-row table:style-name="ro2">
          <table:table-cell office:value-type="string" calcext:value-type="string">
            <text:p><text:a xlink:href="https://www.songfacts.com/facts/foo-fighters/medicine-at-midnight" xlink:type="simple">Medicine At Midnight</text:a> - Foo Fighters</text:p>
          </table:table-cell>
          <table:table-cell table:formula="of:=LEFT([.A512];(FIND(&quot;-&quot;;[.A512])-1))" office:value-type="string" office:string-value="Medicine At Midnight " calcext:value-type="string">
            <text:p>Medicine At Midnight </text:p>
          </table:table-cell>
          <table:table-cell table:formula="of:=SUBSTITUTE([.A512];LEFT([.A512];(FIND(&quot;-&quot;;[.A512])));&quot;&quot;)" office:value-type="string" office:string-value=" Foo Fighters" calcext:value-type="string">
            <text:p><text:s/>Foo Fighters</text:p>
          </table:table-cell>
          <table:table-cell table:number-columns-repeated="4"/>
          <table:table-cell table:formula="of:=RANDBETWEEN(1;4)" office:value-type="float" office:value="3" calcext:value-type="float">
            <text:p>3</text:p>
          </table:table-cell>
          <table:table-cell table:formula="of:=&quot;('&quot;&amp;[.B512]&amp;&quot;',&quot;&amp;[.H512]&amp;&quot;,'default','default','&quot;&amp;[.C512]&amp;&quot;'),&quot;" office:value-type="string" office:string-value="('Medicine At Midnight ',3,'default','default',' Foo Fighters')," calcext:value-type="string">
            <text:p>('Medicine At Midnight ',3,'default','default',' Foo Fighters'),</text:p>
          </table:table-cell>
        </table:table-row>
        <table:table-row table:style-name="ro2">
          <table:table-cell office:value-type="string" calcext:value-type="string">
            <text:p><text:a xlink:href="https://www.songfacts.com/facts/demi-lovato/melon-cake" xlink:type="simple">Melon Cake</text:a> - Demi Lovato</text:p>
          </table:table-cell>
          <table:table-cell table:formula="of:=LEFT([.A513];(FIND(&quot;-&quot;;[.A513])-1))" office:value-type="string" office:string-value="Melon Cake " calcext:value-type="string">
            <text:p>Melon Cake </text:p>
          </table:table-cell>
          <table:table-cell table:formula="of:=SUBSTITUTE([.A513];LEFT([.A513];(FIND(&quot;-&quot;;[.A513])));&quot;&quot;)" office:value-type="string" office:string-value=" Demi Lovato" calcext:value-type="string">
            <text:p><text:s/>Demi Lovato</text:p>
          </table:table-cell>
          <table:table-cell table:number-columns-repeated="4"/>
          <table:table-cell table:formula="of:=RANDBETWEEN(1;4)" office:value-type="float" office:value="4" calcext:value-type="float">
            <text:p>4</text:p>
          </table:table-cell>
          <table:table-cell table:formula="of:=&quot;('&quot;&amp;[.B513]&amp;&quot;',&quot;&amp;[.H513]&amp;&quot;,'default','default','&quot;&amp;[.C513]&amp;&quot;'),&quot;" office:value-type="string" office:string-value="('Melon Cake ',4,'default','default',' Demi Lovato')," calcext:value-type="string">
            <text:p>('Melon Cake ',4,'default','default',' Demi Lovato'),</text:p>
          </table:table-cell>
        </table:table-row>
        <table:table-row table:style-name="ro2">
          <table:table-cell office:value-type="string" calcext:value-type="string">
            <text:p><text:a xlink:href="https://www.songfacts.com/facts/kane-brown/memory" xlink:type="simple">Memory</text:a> - Kane Brown</text:p>
          </table:table-cell>
          <table:table-cell table:formula="of:=LEFT([.A514];(FIND(&quot;-&quot;;[.A514])-1))" office:value-type="string" office:string-value="Memory " calcext:value-type="string">
            <text:p>Memory </text:p>
          </table:table-cell>
          <table:table-cell table:formula="of:=SUBSTITUTE([.A514];LEFT([.A514];(FIND(&quot;-&quot;;[.A514])));&quot;&quot;)" office:value-type="string" office:string-value=" Kane Brown" calcext:value-type="string">
            <text:p><text:s/>Kane Brown</text:p>
          </table:table-cell>
          <table:table-cell table:number-columns-repeated="4"/>
          <table:table-cell table:formula="of:=RANDBETWEEN(1;4)" office:value-type="float" office:value="2" calcext:value-type="float">
            <text:p>2</text:p>
          </table:table-cell>
          <table:table-cell table:formula="of:=&quot;('&quot;&amp;[.B514]&amp;&quot;',&quot;&amp;[.H514]&amp;&quot;,'default','default','&quot;&amp;[.C514]&amp;&quot;'),&quot;" office:value-type="string" office:string-value="('Memory ',2,'default','default',' Kane Brown')," calcext:value-type="string">
            <text:p>('Memory ',2,'default','default',' Kane Brown'),</text:p>
          </table:table-cell>
        </table:table-row>
        <table:table-row table:style-name="ro2">
          <table:table-cell office:value-type="string" calcext:value-type="string">
            <text:p><text:a xlink:href="https://www.songfacts.com/facts/dave/mercury" xlink:type="simple">Mercury</text:a> - Dave</text:p>
          </table:table-cell>
          <table:table-cell table:formula="of:=LEFT([.A515];(FIND(&quot;-&quot;;[.A515])-1))" office:value-type="string" office:string-value="Mercury " calcext:value-type="string">
            <text:p>Mercury </text:p>
          </table:table-cell>
          <table:table-cell table:formula="of:=SUBSTITUTE([.A515];LEFT([.A515];(FIND(&quot;-&quot;;[.A515])));&quot;&quot;)" office:value-type="string" office:string-value=" Dave" calcext:value-type="string">
            <text:p><text:s/>Dave</text:p>
          </table:table-cell>
          <table:table-cell table:number-columns-repeated="4"/>
          <table:table-cell table:formula="of:=RANDBETWEEN(1;4)" office:value-type="float" office:value="3" calcext:value-type="float">
            <text:p>3</text:p>
          </table:table-cell>
          <table:table-cell table:formula="of:=&quot;('&quot;&amp;[.B515]&amp;&quot;',&quot;&amp;[.H515]&amp;&quot;,'default','default','&quot;&amp;[.C515]&amp;&quot;'),&quot;" office:value-type="string" office:string-value="('Mercury ',3,'default','default',' Dave')," calcext:value-type="string">
            <text:p>('Mercury ',3,'default','default',' Dave'),</text:p>
          </table:table-cell>
        </table:table-row>
        <table:table-row table:style-name="ro2">
          <table:table-cell office:value-type="string" calcext:value-type="string">
            <text:p><text:a xlink:href="https://www.songfacts.com/facts/ed-sheeran/merry-christmas" xlink:type="simple">Merry Christmas</text:a> - Ed Sheeran</text:p>
          </table:table-cell>
          <table:table-cell table:formula="of:=LEFT([.A516];(FIND(&quot;-&quot;;[.A516])-1))" office:value-type="string" office:string-value="Merry Christmas " calcext:value-type="string">
            <text:p>Merry Christmas </text:p>
          </table:table-cell>
          <table:table-cell table:formula="of:=SUBSTITUTE([.A516];LEFT([.A516];(FIND(&quot;-&quot;;[.A516])));&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516]&amp;&quot;',&quot;&amp;[.H516]&amp;&quot;,'default','default','&quot;&amp;[.C516]&amp;&quot;'),&quot;" office:value-type="string" office:string-value="('Merry Christmas ',4,'default','default',' Ed Sheeran')," calcext:value-type="string">
            <text:p>('Merry Christmas ',4,'default','default',' Ed Sheeran'),</text:p>
          </table:table-cell>
        </table:table-row>
        <table:table-row table:style-name="ro2">
          <table:table-cell office:value-type="string" calcext:value-type="string">
            <text:p><text:a xlink:href="https://www.songfacts.com/facts/taylor-swift/message-in-a-bottle" xlink:type="simple">Message In A Bottle</text:a> - Taylor Swift</text:p>
          </table:table-cell>
          <table:table-cell table:formula="of:=LEFT([.A517];(FIND(&quot;-&quot;;[.A517])-1))" office:value-type="string" office:string-value="Message In A Bottle " calcext:value-type="string">
            <text:p>Message In A Bottle </text:p>
          </table:table-cell>
          <table:table-cell table:formula="of:=SUBSTITUTE([.A517];LEFT([.A517];(FIND(&quot;-&quot;;[.A517])));&quot;&quot;)" office:value-type="string" office:string-value=" Taylor Swift" calcext:value-type="string">
            <text:p><text:s/>Taylor Swift</text:p>
          </table:table-cell>
          <table:table-cell table:number-columns-repeated="4"/>
          <table:table-cell table:formula="of:=RANDBETWEEN(1;4)" office:value-type="float" office:value="2" calcext:value-type="float">
            <text:p>2</text:p>
          </table:table-cell>
          <table:table-cell table:formula="of:=&quot;('&quot;&amp;[.B517]&amp;&quot;',&quot;&amp;[.H517]&amp;&quot;,'default','default','&quot;&amp;[.C517]&amp;&quot;'),&quot;" office:value-type="string" office:string-value="('Message In A Bottle ',2,'default','default',' Taylor Swift')," calcext:value-type="string">
            <text:p>('Message In A Bottle ',2,'default','default',' Taylor Swift'),</text:p>
          </table:table-cell>
        </table:table-row>
        <table:table-row table:style-name="ro2">
          <table:table-cell office:value-type="string" calcext:value-type="string">
            <text:p><text:a xlink:href="https://www.songfacts.com/facts/demi-lovato/met-him-last-night" xlink:type="simple">Met Him Last Night</text:a> - Demi Lovato</text:p>
          </table:table-cell>
          <table:table-cell table:formula="of:=LEFT([.A518];(FIND(&quot;-&quot;;[.A518])-1))" office:value-type="string" office:string-value="Met Him Last Night " calcext:value-type="string">
            <text:p>Met Him Last Night </text:p>
          </table:table-cell>
          <table:table-cell table:formula="of:=SUBSTITUTE([.A518];LEFT([.A518];(FIND(&quot;-&quot;;[.A518])));&quot;&quot;)" office:value-type="string" office:string-value=" Demi Lovato" calcext:value-type="string">
            <text:p><text:s/>Demi Lovato</text:p>
          </table:table-cell>
          <table:table-cell table:number-columns-repeated="4"/>
          <table:table-cell table:formula="of:=RANDBETWEEN(1;4)" office:value-type="float" office:value="4" calcext:value-type="float">
            <text:p>4</text:p>
          </table:table-cell>
          <table:table-cell table:formula="of:=&quot;('&quot;&amp;[.B518]&amp;&quot;',&quot;&amp;[.H518]&amp;&quot;,'default','default','&quot;&amp;[.C518]&amp;&quot;'),&quot;" office:value-type="string" office:string-value="('Met Him Last Night ',4,'default','default',' Demi Lovato')," calcext:value-type="string">
            <text:p>('Met Him Last Night ',4,'default','default',' Demi Lovato'),</text:p>
          </table:table-cell>
        </table:table-row>
        <table:table-row table:style-name="ro3">
          <table:table-cell office:value-type="string" calcext:value-type="string">
            <text:p><text:a xlink:href="https://www.songfacts.com/facts/blake-shelton/minimum-wage" xlink:type="simple">Minimum Wage</text:a> - Blake Shelton</text:p>
          </table:table-cell>
          <table:table-cell table:formula="of:=LEFT([.A519];(FIND(&quot;-&quot;;[.A519])-1))" office:value-type="string" office:string-value="Minimum Wage " calcext:value-type="string">
            <text:p>Minimum Wage </text:p>
          </table:table-cell>
          <table:table-cell table:formula="of:=SUBSTITUTE([.A519];LEFT([.A519];(FIND(&quot;-&quot;;[.A519])));&quot;&quot;)" office:value-type="string" office:string-value=" Blake Shelton" calcext:value-type="string">
            <text:p><text:s/>Blake Shelton</text:p>
          </table:table-cell>
          <table:table-cell table:number-columns-repeated="4"/>
          <table:table-cell table:formula="of:=RANDBETWEEN(1;4)" office:value-type="float" office:value="4" calcext:value-type="float">
            <text:p>4</text:p>
          </table:table-cell>
          <table:table-cell table:formula="of:=&quot;('&quot;&amp;[.B519]&amp;&quot;',&quot;&amp;[.H519]&amp;&quot;,'default','default','&quot;&amp;[.C519]&amp;&quot;'),&quot;" office:value-type="string" office:string-value="('Minimum Wage ',4,'default','default',' Blake Shelton')," calcext:value-type="string">
            <text:p>('Minimum Wage ',4,'default','default',' Blake Shelton'),</text:p>
          </table:table-cell>
        </table:table-row>
        <table:table-row table:style-name="ro2">
          <table:table-cell office:value-type="string" calcext:value-type="string">
            <text:p><text:a xlink:href="https://www.songfacts.com/facts/frank-turner/miranda" xlink:type="simple">Miranda</text:a> - Frank Turner</text:p>
          </table:table-cell>
          <table:table-cell table:formula="of:=LEFT([.A520];(FIND(&quot;-&quot;;[.A520])-1))" office:value-type="string" office:string-value="Miranda " calcext:value-type="string">
            <text:p>Miranda </text:p>
          </table:table-cell>
          <table:table-cell table:formula="of:=SUBSTITUTE([.A520];LEFT([.A520];(FIND(&quot;-&quot;;[.A520])));&quot;&quot;)" office:value-type="string" office:string-value=" Frank Turner" calcext:value-type="string">
            <text:p><text:s/>Frank Turner</text:p>
          </table:table-cell>
          <table:table-cell table:number-columns-repeated="4"/>
          <table:table-cell table:formula="of:=RANDBETWEEN(1;4)" office:value-type="float" office:value="1" calcext:value-type="float">
            <text:p>1</text:p>
          </table:table-cell>
          <table:table-cell table:formula="of:=&quot;('&quot;&amp;[.B520]&amp;&quot;',&quot;&amp;[.H520]&amp;&quot;,'default','default','&quot;&amp;[.C520]&amp;&quot;'),&quot;" office:value-type="string" office:string-value="('Miranda ',1,'default','default',' Frank Turner')," calcext:value-type="string">
            <text:p>('Miranda ',1,'default','default',' Frank Turner'),</text:p>
          </table:table-cell>
        </table:table-row>
        <table:table-row table:style-name="ro1">
          <table:table-cell office:value-type="string" calcext:value-type="string">
            <text:p><text:a xlink:href="https://www.songfacts.com/facts/sigrid/mirror" xlink:type="simple">Mirror</text:a> - Sigrid</text:p>
          </table:table-cell>
          <table:table-cell table:formula="of:=LEFT([.A521];(FIND(&quot;-&quot;;[.A521])-1))" office:value-type="string" office:string-value="Mirror " calcext:value-type="string">
            <text:p>Mirror </text:p>
          </table:table-cell>
          <table:table-cell table:formula="of:=SUBSTITUTE([.A521];LEFT([.A521];(FIND(&quot;-&quot;;[.A521])));&quot;&quot;)" office:value-type="string" office:string-value=" Sigrid" calcext:value-type="string">
            <text:p><text:s/>Sigrid</text:p>
          </table:table-cell>
          <table:table-cell table:number-columns-repeated="4"/>
          <table:table-cell table:formula="of:=RANDBETWEEN(1;4)" office:value-type="float" office:value="1" calcext:value-type="float">
            <text:p>1</text:p>
          </table:table-cell>
          <table:table-cell table:formula="of:=&quot;('&quot;&amp;[.B521]&amp;&quot;',&quot;&amp;[.H521]&amp;&quot;,'default','default','&quot;&amp;[.C521]&amp;&quot;'),&quot;" office:value-type="string" office:string-value="('Mirror ',1,'default','default',' Sigrid')," calcext:value-type="string">
            <text:p>('Mirror ',1,'default','default',' Sigrid'),</text:p>
          </table:table-cell>
        </table:table-row>
        <table:table-row table:style-name="ro3">
          <table:table-cell office:value-type="string" calcext:value-type="string">
            <text:p><text:a xlink:href="https://www.songfacts.com/facts/trippie-redd/miss-the-rage" xlink:type="simple">Miss The Rage</text:a> - Trippie Redd</text:p>
          </table:table-cell>
          <table:table-cell table:formula="of:=LEFT([.A522];(FIND(&quot;-&quot;;[.A522])-1))" office:value-type="string" office:string-value="Miss The Rage " calcext:value-type="string">
            <text:p>Miss The Rage </text:p>
          </table:table-cell>
          <table:table-cell table:formula="of:=SUBSTITUTE([.A522];LEFT([.A522];(FIND(&quot;-&quot;;[.A522])));&quot;&quot;)" office:value-type="string" office:string-value=" Trippie Redd" calcext:value-type="string">
            <text:p><text:s/>Trippie Redd</text:p>
          </table:table-cell>
          <table:table-cell table:number-columns-repeated="4"/>
          <table:table-cell table:formula="of:=RANDBETWEEN(1;4)" office:value-type="float" office:value="1" calcext:value-type="float">
            <text:p>1</text:p>
          </table:table-cell>
          <table:table-cell table:formula="of:=&quot;('&quot;&amp;[.B522]&amp;&quot;',&quot;&amp;[.H522]&amp;&quot;,'default','default','&quot;&amp;[.C522]&amp;&quot;'),&quot;" office:value-type="string" office:string-value="('Miss The Rage ',1,'default','default',' Trippie Redd')," calcext:value-type="string">
            <text:p>('Miss The Rage ',1,'default','default',' Trippie Redd'),</text:p>
          </table:table-cell>
        </table:table-row>
        <table:table-row table:style-name="ro2">
          <table:table-cell office:value-type="string" calcext:value-type="string">
            <text:p><text:a xlink:href="https://www.songfacts.com/facts/des-rocs/mmc" xlink:type="simple">MMC</text:a> - Des Rocs</text:p>
          </table:table-cell>
          <table:table-cell table:formula="of:=LEFT([.A523];(FIND(&quot;-&quot;;[.A523])-1))" office:value-type="string" office:string-value="MMC " calcext:value-type="string">
            <text:p>MMC </text:p>
          </table:table-cell>
          <table:table-cell table:formula="of:=SUBSTITUTE([.A523];LEFT([.A523];(FIND(&quot;-&quot;;[.A523])));&quot;&quot;)" office:value-type="string" office:string-value=" Des Rocs" calcext:value-type="string">
            <text:p><text:s/>Des Rocs</text:p>
          </table:table-cell>
          <table:table-cell table:number-columns-repeated="4"/>
          <table:table-cell table:formula="of:=RANDBETWEEN(1;4)" office:value-type="float" office:value="2" calcext:value-type="float">
            <text:p>2</text:p>
          </table:table-cell>
          <table:table-cell table:formula="of:=&quot;('&quot;&amp;[.B523]&amp;&quot;',&quot;&amp;[.H523]&amp;&quot;,'default','default','&quot;&amp;[.C523]&amp;&quot;'),&quot;" office:value-type="string" office:string-value="('MMC ',2,'default','default',' Des Rocs')," calcext:value-type="string">
            <text:p>('MMC ',2,'default','default',' Des Rocs'),</text:p>
          </table:table-cell>
        </table:table-row>
        <table:table-row table:style-name="ro3">
          <table:table-cell office:value-type="string" calcext:value-type="string">
            <text:p><text:a xlink:href="https://www.songfacts.com/facts/death-from-above/modern-guy" xlink:type="simple">Modern Guy</text:a> - Death From Above 1979</text:p>
          </table:table-cell>
          <table:table-cell table:formula="of:=LEFT([.A524];(FIND(&quot;-&quot;;[.A524])-1))" office:value-type="string" office:string-value="Modern Guy " calcext:value-type="string">
            <text:p>Modern Guy </text:p>
          </table:table-cell>
          <table:table-cell table:formula="of:=SUBSTITUTE([.A524];LEFT([.A524];(FIND(&quot;-&quot;;[.A524])));&quot;&quot;)" office:value-type="string" office:string-value=" Death From Above 1979" calcext:value-type="string">
            <text:p><text:s/>Death From Above 1979</text:p>
          </table:table-cell>
          <table:table-cell table:number-columns-repeated="4"/>
          <table:table-cell table:formula="of:=RANDBETWEEN(1;4)" office:value-type="float" office:value="3" calcext:value-type="float">
            <text:p>3</text:p>
          </table:table-cell>
          <table:table-cell table:formula="of:=&quot;('&quot;&amp;[.B524]&amp;&quot;',&quot;&amp;[.H524]&amp;&quot;,'default','default','&quot;&amp;[.C524]&amp;&quot;'),&quot;" office:value-type="string" office:string-value="('Modern Guy ',3,'default','default',' Death From Above 1979')," calcext:value-type="string">
            <text:p>('Modern Guy ',3,'default','default',' Death From Above 1979'),</text:p>
          </table:table-cell>
        </table:table-row>
        <table:table-row table:style-name="ro2">
          <table:table-cell office:value-type="string" calcext:value-type="string">
            <text:p><text:a xlink:href="https://www.songfacts.com/facts/rise-against/monarch" xlink:type="simple">Monarch</text:a> - Rise Against</text:p>
          </table:table-cell>
          <table:table-cell table:formula="of:=LEFT([.A525];(FIND(&quot;-&quot;;[.A525])-1))" office:value-type="string" office:string-value="Monarch " calcext:value-type="string">
            <text:p>Monarch </text:p>
          </table:table-cell>
          <table:table-cell table:formula="of:=SUBSTITUTE([.A525];LEFT([.A525];(FIND(&quot;-&quot;;[.A525])));&quot;&quot;)" office:value-type="string" office:string-value=" Rise Against" calcext:value-type="string">
            <text:p><text:s/>Rise Against</text:p>
          </table:table-cell>
          <table:table-cell table:number-columns-repeated="4"/>
          <table:table-cell table:formula="of:=RANDBETWEEN(1;4)" office:value-type="float" office:value="4" calcext:value-type="float">
            <text:p>4</text:p>
          </table:table-cell>
          <table:table-cell table:formula="of:=&quot;('&quot;&amp;[.B525]&amp;&quot;',&quot;&amp;[.H525]&amp;&quot;,'default','default','&quot;&amp;[.C525]&amp;&quot;'),&quot;" office:value-type="string" office:string-value="('Monarch ',4,'default','default',' Rise Against')," calcext:value-type="string">
            <text:p>('Monarch ',4,'default','default',' Rise Against'),</text:p>
          </table:table-cell>
        </table:table-row>
        <table:table-row table:style-name="ro1">
          <table:table-cell office:value-type="string" calcext:value-type="string">
            <text:p><text:a xlink:href="https://www.songfacts.com/facts/lisa/money" xlink:type="simple">Money</text:a> - Lisa</text:p>
          </table:table-cell>
          <table:table-cell table:formula="of:=LEFT([.A526];(FIND(&quot;-&quot;;[.A526])-1))" office:value-type="string" office:string-value="Money " calcext:value-type="string">
            <text:p>Money </text:p>
          </table:table-cell>
          <table:table-cell table:formula="of:=SUBSTITUTE([.A526];LEFT([.A526];(FIND(&quot;-&quot;;[.A526])));&quot;&quot;)" office:value-type="string" office:string-value=" Lisa" calcext:value-type="string">
            <text:p><text:s/>Lisa</text:p>
          </table:table-cell>
          <table:table-cell table:number-columns-repeated="4"/>
          <table:table-cell table:formula="of:=RANDBETWEEN(1;4)" office:value-type="float" office:value="2" calcext:value-type="float">
            <text:p>2</text:p>
          </table:table-cell>
          <table:table-cell table:formula="of:=&quot;('&quot;&amp;[.B526]&amp;&quot;',&quot;&amp;[.H526]&amp;&quot;,'default','default','&quot;&amp;[.C526]&amp;&quot;'),&quot;" office:value-type="string" office:string-value="('Money ',2,'default','default',' Lisa')," calcext:value-type="string">
            <text:p>('Money ',2,'default','default',' Lisa'),</text:p>
          </table:table-cell>
        </table:table-row>
        <table:table-row table:style-name="ro3">
          <table:table-cell office:value-type="string" calcext:value-type="string">
            <text:p><text:a xlink:href="https://www.songfacts.com/facts/da-beatfreakz/money-calling" xlink:type="simple">Money Calling</text:a> - Da Beatfreakz</text:p>
          </table:table-cell>
          <table:table-cell table:formula="of:=LEFT([.A527];(FIND(&quot;-&quot;;[.A527])-1))" office:value-type="string" office:string-value="Money Calling " calcext:value-type="string">
            <text:p>Money Calling </text:p>
          </table:table-cell>
          <table:table-cell table:formula="of:=SUBSTITUTE([.A527];LEFT([.A527];(FIND(&quot;-&quot;;[.A527])));&quot;&quot;)" office:value-type="string" office:string-value=" Da Beatfreakz" calcext:value-type="string">
            <text:p><text:s/>Da Beatfreakz</text:p>
          </table:table-cell>
          <table:table-cell table:number-columns-repeated="4"/>
          <table:table-cell table:formula="of:=RANDBETWEEN(1;4)" office:value-type="float" office:value="3" calcext:value-type="float">
            <text:p>3</text:p>
          </table:table-cell>
          <table:table-cell table:formula="of:=&quot;('&quot;&amp;[.B527]&amp;&quot;',&quot;&amp;[.H527]&amp;&quot;,'default','default','&quot;&amp;[.C527]&amp;&quot;'),&quot;" office:value-type="string" office:string-value="('Money Calling ',3,'default','default',' Da Beatfreakz')," calcext:value-type="string">
            <text:p>('Money Calling ',3,'default','default',' Da Beatfreakz'),</text:p>
          </table:table-cell>
        </table:table-row>
        <table:table-row table:style-name="ro2">
          <table:table-cell office:value-type="string" calcext:value-type="string">
            <text:p><text:a xlink:href="https://www.songfacts.com/facts/fredo/money-talks" xlink:type="simple">Money Talks</text:a> - Fredo</text:p>
          </table:table-cell>
          <table:table-cell table:formula="of:=LEFT([.A528];(FIND(&quot;-&quot;;[.A528])-1))" office:value-type="string" office:string-value="Money Talks " calcext:value-type="string">
            <text:p>Money Talks </text:p>
          </table:table-cell>
          <table:table-cell table:formula="of:=SUBSTITUTE([.A528];LEFT([.A528];(FIND(&quot;-&quot;;[.A528])));&quot;&quot;)" office:value-type="string" office:string-value=" Fredo" calcext:value-type="string">
            <text:p><text:s/>Fredo</text:p>
          </table:table-cell>
          <table:table-cell table:number-columns-repeated="4"/>
          <table:table-cell table:formula="of:=RANDBETWEEN(1;4)" office:value-type="float" office:value="3" calcext:value-type="float">
            <text:p>3</text:p>
          </table:table-cell>
          <table:table-cell table:formula="of:=&quot;('&quot;&amp;[.B528]&amp;&quot;',&quot;&amp;[.H528]&amp;&quot;,'default','default','&quot;&amp;[.C528]&amp;&quot;'),&quot;" office:value-type="string" office:string-value="('Money Talks ',3,'default','default',' Fredo')," calcext:value-type="string">
            <text:p>('Money Talks ',3,'default','default',' Fredo'),</text:p>
          </table:table-cell>
        </table:table-row>
        <table:table-row table:style-name="ro2">
          <table:table-cell office:value-type="string" calcext:value-type="string">
            <text:p><text:a xlink:href="https://www.songfacts.com/facts/tom-odell/monster" xlink:type="simple">Monster</text:a> - Tom Odell</text:p>
          </table:table-cell>
          <table:table-cell table:formula="of:=LEFT([.A529];(FIND(&quot;-&quot;;[.A529])-1))" office:value-type="string" office:string-value="Monster " calcext:value-type="string">
            <text:p>Monster </text:p>
          </table:table-cell>
          <table:table-cell table:formula="of:=SUBSTITUTE([.A529];LEFT([.A529];(FIND(&quot;-&quot;;[.A529])));&quot;&quot;)" office:value-type="string" office:string-value=" Tom Odell" calcext:value-type="string">
            <text:p><text:s/>Tom Odell</text:p>
          </table:table-cell>
          <table:table-cell table:number-columns-repeated="4"/>
          <table:table-cell table:formula="of:=RANDBETWEEN(1;4)" office:value-type="float" office:value="4" calcext:value-type="float">
            <text:p>4</text:p>
          </table:table-cell>
          <table:table-cell table:formula="of:=&quot;('&quot;&amp;[.B529]&amp;&quot;',&quot;&amp;[.H529]&amp;&quot;,'default','default','&quot;&amp;[.C529]&amp;&quot;'),&quot;" office:value-type="string" office:string-value="('Monster ',4,'default','default',' Tom Odell')," calcext:value-type="string">
            <text:p>('Monster ',4,'default','default',' Tom Odell'),</text:p>
          </table:table-cell>
        </table:table-row>
        <table:table-row table:style-name="ro2">
          <table:table-cell office:value-type="string" calcext:value-type="string">
            <text:p><text:a xlink:href="https://www.songfacts.com/facts/lil-nas-x/montero-call-me-by-your-name" xlink:type="simple">MONTERO (Call Me By Your Name)</text:a> - Lil Nas X</text:p>
          </table:table-cell>
          <table:table-cell table:formula="of:=LEFT([.A530];(FIND(&quot;-&quot;;[.A530])-1))" office:value-type="string" office:string-value="MONTERO (Call Me By Your Name) " calcext:value-type="string">
            <text:p>MONTERO (Call Me By Your Name) </text:p>
          </table:table-cell>
          <table:table-cell table:formula="of:=SUBSTITUTE([.A530];LEFT([.A530];(FIND(&quot;-&quot;;[.A530])));&quot;&quot;)" office:value-type="string" office:string-value=" Lil Nas X" calcext:value-type="string">
            <text:p><text:s/>Lil Nas X</text:p>
          </table:table-cell>
          <table:table-cell table:number-columns-repeated="4"/>
          <table:table-cell table:formula="of:=RANDBETWEEN(1;4)" office:value-type="float" office:value="1" calcext:value-type="float">
            <text:p>1</text:p>
          </table:table-cell>
          <table:table-cell table:formula="of:=&quot;('&quot;&amp;[.B530]&amp;&quot;',&quot;&amp;[.H530]&amp;&quot;,'default','default','&quot;&amp;[.C530]&amp;&quot;'),&quot;" office:value-type="string" office:string-value="('MONTERO (Call Me By Your Name) ',1,'default','default',' Lil Nas X')," calcext:value-type="string">
            <text:p>('MONTERO (Call Me By Your Name) ',1,'default','default',' Lil Nas X'),</text:p>
          </table:table-cell>
        </table:table-row>
        <table:table-row table:style-name="ro2">
          <table:table-cell office:value-type="string" calcext:value-type="string">
            <text:p><text:a xlink:href="https://www.songfacts.com/facts/lorde/mood-ring" xlink:type="simple">Mood Ring</text:a> - Lorde</text:p>
          </table:table-cell>
          <table:table-cell table:formula="of:=LEFT([.A531];(FIND(&quot;-&quot;;[.A531])-1))" office:value-type="string" office:string-value="Mood Ring " calcext:value-type="string">
            <text:p>Mood Ring </text:p>
          </table:table-cell>
          <table:table-cell table:formula="of:=SUBSTITUTE([.A531];LEFT([.A531];(FIND(&quot;-&quot;;[.A531])));&quot;&quot;)" office:value-type="string" office:string-value=" Lorde" calcext:value-type="string">
            <text:p><text:s/>Lorde</text:p>
          </table:table-cell>
          <table:table-cell table:number-columns-repeated="4"/>
          <table:table-cell table:formula="of:=RANDBETWEEN(1;4)" office:value-type="float" office:value="3" calcext:value-type="float">
            <text:p>3</text:p>
          </table:table-cell>
          <table:table-cell table:formula="of:=&quot;('&quot;&amp;[.B531]&amp;&quot;',&quot;&amp;[.H531]&amp;&quot;,'default','default','&quot;&amp;[.C531]&amp;&quot;'),&quot;" office:value-type="string" office:string-value="('Mood Ring ',3,'default','default',' Lorde')," calcext:value-type="string">
            <text:p>('Mood Ring ',3,'default','default',' Lorde'),</text:p>
          </table:table-cell>
        </table:table-row>
        <table:table-row table:style-name="ro2">
          <table:table-cell office:value-type="string" calcext:value-type="string">
            <text:p><text:a xlink:href="https://www.songfacts.com/facts/kanye-west/moon" xlink:type="simple">Moon</text:a> - Kanye West</text:p>
          </table:table-cell>
          <table:table-cell table:formula="of:=LEFT([.A532];(FIND(&quot;-&quot;;[.A532])-1))" office:value-type="string" office:string-value="Moon " calcext:value-type="string">
            <text:p>Moon </text:p>
          </table:table-cell>
          <table:table-cell table:formula="of:=SUBSTITUTE([.A532];LEFT([.A532];(FIND(&quot;-&quot;;[.A532])));&quot;&quot;)" office:value-type="string" office:string-value=" Kanye West" calcext:value-type="string">
            <text:p><text:s/>Kanye West</text:p>
          </table:table-cell>
          <table:table-cell table:number-columns-repeated="4"/>
          <table:table-cell table:formula="of:=RANDBETWEEN(1;4)" office:value-type="float" office:value="4" calcext:value-type="float">
            <text:p>4</text:p>
          </table:table-cell>
          <table:table-cell table:formula="of:=&quot;('&quot;&amp;[.B532]&amp;&quot;',&quot;&amp;[.H532]&amp;&quot;,'default','default','&quot;&amp;[.C532]&amp;&quot;'),&quot;" office:value-type="string" office:string-value="('Moon ',4,'default','default',' Kanye West')," calcext:value-type="string">
            <text:p>('Moon ',4,'default','default',' Kanye West'),</text:p>
          </table:table-cell>
        </table:table-row>
        <table:table-row table:style-name="ro2">
          <table:table-cell office:value-type="string" calcext:value-type="string">
            <text:p><text:a xlink:href="https://www.songfacts.com/facts/duran-duran/more-joy" xlink:type="simple">More Joy</text:a> - Duran Duran</text:p>
          </table:table-cell>
          <table:table-cell table:formula="of:=LEFT([.A533];(FIND(&quot;-&quot;;[.A533])-1))" office:value-type="string" office:string-value="More Joy " calcext:value-type="string">
            <text:p>More Joy </text:p>
          </table:table-cell>
          <table:table-cell table:formula="of:=SUBSTITUTE([.A533];LEFT([.A533];(FIND(&quot;-&quot;;[.A533])));&quot;&quot;)" office:value-type="string" office:string-value=" Duran Duran" calcext:value-type="string">
            <text:p><text:s/>Duran Duran</text:p>
          </table:table-cell>
          <table:table-cell table:number-columns-repeated="4"/>
          <table:table-cell table:formula="of:=RANDBETWEEN(1;4)" office:value-type="float" office:value="4" calcext:value-type="float">
            <text:p>4</text:p>
          </table:table-cell>
          <table:table-cell table:formula="of:=&quot;('&quot;&amp;[.B533]&amp;&quot;',&quot;&amp;[.H533]&amp;&quot;,'default','default','&quot;&amp;[.C533]&amp;&quot;'),&quot;" office:value-type="string" office:string-value="('More Joy ',4,'default','default',' Duran Duran')," calcext:value-type="string">
            <text:p>('More Joy ',4,'default','default',' Duran Duran'),</text:p>
          </table:table-cell>
        </table:table-row>
        <table:table-row table:style-name="ro3">
          <table:table-cell office:value-type="string" calcext:value-type="string">
            <text:p><text:a xlink:href="https://www.songfacts.com/facts/swedish-house-mafia/moth-to-a-flame" xlink:type="simple">Moth To A Flame</text:a> - Swedish House Mafia</text:p>
          </table:table-cell>
          <table:table-cell table:formula="of:=LEFT([.A534];(FIND(&quot;-&quot;;[.A534])-1))" office:value-type="string" office:string-value="Moth To A Flame " calcext:value-type="string">
            <text:p>Moth To A Flame </text:p>
          </table:table-cell>
          <table:table-cell table:formula="of:=SUBSTITUTE([.A534];LEFT([.A534];(FIND(&quot;-&quot;;[.A534])));&quot;&quot;)" office:value-type="string" office:string-value=" Swedish House Mafia" calcext:value-type="string">
            <text:p><text:s/>Swedish House Mafia</text:p>
          </table:table-cell>
          <table:table-cell table:number-columns-repeated="4"/>
          <table:table-cell table:formula="of:=RANDBETWEEN(1;4)" office:value-type="float" office:value="2" calcext:value-type="float">
            <text:p>2</text:p>
          </table:table-cell>
          <table:table-cell table:formula="of:=&quot;('&quot;&amp;[.B534]&amp;&quot;',&quot;&amp;[.H534]&amp;&quot;,'default','default','&quot;&amp;[.C534]&amp;&quot;'),&quot;" office:value-type="string" office:string-value="('Moth To A Flame ',2,'default','default',' Swedish House Mafia')," calcext:value-type="string">
            <text:p>('Moth To A Flame ',2,'default','default',' Swedish House Mafia'),</text:p>
          </table:table-cell>
        </table:table-row>
        <table:table-row table:style-name="ro2">
          <table:table-cell office:value-type="string" calcext:value-type="string">
            <text:p><text:a xlink:href="https://www.songfacts.com/facts/post-malone/motley-crew" xlink:type="simple">Motley Crew</text:a> - Post Malone</text:p>
          </table:table-cell>
          <table:table-cell table:formula="of:=LEFT([.A535];(FIND(&quot;-&quot;;[.A535])-1))" office:value-type="string" office:string-value="Motley Crew " calcext:value-type="string">
            <text:p>Motley Crew </text:p>
          </table:table-cell>
          <table:table-cell table:formula="of:=SUBSTITUTE([.A535];LEFT([.A535];(FIND(&quot;-&quot;;[.A535])));&quot;&quot;)" office:value-type="string" office:string-value=" Post Malone" calcext:value-type="string">
            <text:p><text:s/>Post Malone</text:p>
          </table:table-cell>
          <table:table-cell table:number-columns-repeated="4"/>
          <table:table-cell table:formula="of:=RANDBETWEEN(1;4)" office:value-type="float" office:value="4" calcext:value-type="float">
            <text:p>4</text:p>
          </table:table-cell>
          <table:table-cell table:formula="of:=&quot;('&quot;&amp;[.B535]&amp;&quot;',&quot;&amp;[.H535]&amp;&quot;,'default','default','&quot;&amp;[.C535]&amp;&quot;'),&quot;" office:value-type="string" office:string-value="('Motley Crew ',4,'default','default',' Post Malone')," calcext:value-type="string">
            <text:p>('Motley Crew ',4,'default','default',' Post Malone'),</text:p>
          </table:table-cell>
        </table:table-row>
        <table:table-row table:style-name="ro2">
          <table:table-cell office:value-type="string" calcext:value-type="string">
            <text:p><text:a xlink:href="https://www.songfacts.com/facts/leon-bridges/motorbike" xlink:type="simple">Motorbike</text:a> - Leon Bridges</text:p>
          </table:table-cell>
          <table:table-cell table:formula="of:=LEFT([.A536];(FIND(&quot;-&quot;;[.A536])-1))" office:value-type="string" office:string-value="Motorbike " calcext:value-type="string">
            <text:p>Motorbike </text:p>
          </table:table-cell>
          <table:table-cell table:formula="of:=SUBSTITUTE([.A536];LEFT([.A536];(FIND(&quot;-&quot;;[.A536])));&quot;&quot;)" office:value-type="string" office:string-value=" Leon Bridges" calcext:value-type="string">
            <text:p><text:s/>Leon Bridges</text:p>
          </table:table-cell>
          <table:table-cell table:number-columns-repeated="4"/>
          <table:table-cell table:formula="of:=RANDBETWEEN(1;4)" office:value-type="float" office:value="3" calcext:value-type="float">
            <text:p>3</text:p>
          </table:table-cell>
          <table:table-cell table:formula="of:=&quot;('&quot;&amp;[.B536]&amp;&quot;',&quot;&amp;[.H536]&amp;&quot;,'default','default','&quot;&amp;[.C536]&amp;&quot;'),&quot;" office:value-type="string" office:string-value="('Motorbike ',3,'default','default',' Leon Bridges')," calcext:value-type="string">
            <text:p>('Motorbike ',3,'default','default',' Leon Bridges'),</text:p>
          </table:table-cell>
        </table:table-row>
        <table:table-row table:style-name="ro2">
          <table:table-cell office:value-type="string" calcext:value-type="string">
            <text:p><text:a xlink:href="https://www.songfacts.com/facts/taylor-swift/mr-perfectly-fine" xlink:type="simple">Mr. Perfectly Fine</text:a> - Taylor Swift</text:p>
          </table:table-cell>
          <table:table-cell table:formula="of:=LEFT([.A537];(FIND(&quot;-&quot;;[.A537])-1))" office:value-type="string" office:string-value="Mr. Perfectly Fine " calcext:value-type="string">
            <text:p>Mr. Perfectly Fine </text:p>
          </table:table-cell>
          <table:table-cell table:formula="of:=SUBSTITUTE([.A537];LEFT([.A537];(FIND(&quot;-&quot;;[.A537])));&quot;&quot;)" office:value-type="string" office:string-value=" Taylor Swift" calcext:value-type="string">
            <text:p><text:s/>Taylor Swift</text:p>
          </table:table-cell>
          <table:table-cell table:number-columns-repeated="4"/>
          <table:table-cell table:formula="of:=RANDBETWEEN(1;4)" office:value-type="float" office:value="4" calcext:value-type="float">
            <text:p>4</text:p>
          </table:table-cell>
          <table:table-cell table:formula="of:=&quot;('&quot;&amp;[.B537]&amp;&quot;',&quot;&amp;[.H537]&amp;&quot;,'default','default','&quot;&amp;[.C537]&amp;&quot;'),&quot;" office:value-type="string" office:string-value="('Mr. Perfectly Fine ',4,'default','default',' Taylor Swift')," calcext:value-type="string">
            <text:p>('Mr. Perfectly Fine ',4,'default','default',' Taylor Swift'),</text:p>
          </table:table-cell>
        </table:table-row>
        <table:table-row table:style-name="ro2">
          <table:table-cell office:value-type="string" calcext:value-type="string">
            <text:p><text:a xlink:href="https://www.songfacts.com/facts/idles/mtt-420-rr" xlink:type="simple">MTT 420 RR</text:a> - Idles</text:p>
          </table:table-cell>
          <table:table-cell table:formula="of:=LEFT([.A538];(FIND(&quot;-&quot;;[.A538])-1))" office:value-type="string" office:string-value="MTT 420 RR " calcext:value-type="string">
            <text:p>MTT 420 RR </text:p>
          </table:table-cell>
          <table:table-cell table:formula="of:=SUBSTITUTE([.A538];LEFT([.A538];(FIND(&quot;-&quot;;[.A538])));&quot;&quot;)" office:value-type="string" office:string-value=" Idles" calcext:value-type="string">
            <text:p><text:s/>Idles</text:p>
          </table:table-cell>
          <table:table-cell table:number-columns-repeated="4"/>
          <table:table-cell table:formula="of:=RANDBETWEEN(1;4)" office:value-type="float" office:value="3" calcext:value-type="float">
            <text:p>3</text:p>
          </table:table-cell>
          <table:table-cell table:formula="of:=&quot;('&quot;&amp;[.B538]&amp;&quot;',&quot;&amp;[.H538]&amp;&quot;,'default','default','&quot;&amp;[.C538]&amp;&quot;'),&quot;" office:value-type="string" office:string-value="('MTT 420 RR ',3,'default','default',' Idles')," calcext:value-type="string">
            <text:p>('MTT 420 RR ',3,'default','default',' Idles'),</text:p>
          </table:table-cell>
        </table:table-row>
        <table:table-row table:style-name="ro2">
          <table:table-cell office:value-type="string" calcext:value-type="string">
            <text:p><text:a xlink:href="https://www.songfacts.com/facts/st-vincent/my-baby-wants-a-baby" xlink:type="simple">My Baby Wants A Baby</text:a> - St. Vincent</text:p>
          </table:table-cell>
          <table:table-cell table:formula="of:=LEFT([.A539];(FIND(&quot;-&quot;;[.A539])-1))" office:value-type="string" office:string-value="My Baby Wants A Baby " calcext:value-type="string">
            <text:p>My Baby Wants A Baby </text:p>
          </table:table-cell>
          <table:table-cell table:formula="of:=SUBSTITUTE([.A539];LEFT([.A539];(FIND(&quot;-&quot;;[.A539])));&quot;&quot;)" office:value-type="string" office:string-value=" St. Vincent" calcext:value-type="string">
            <text:p><text:s/>St. Vincent</text:p>
          </table:table-cell>
          <table:table-cell table:number-columns-repeated="4"/>
          <table:table-cell table:formula="of:=RANDBETWEEN(1;4)" office:value-type="float" office:value="2" calcext:value-type="float">
            <text:p>2</text:p>
          </table:table-cell>
          <table:table-cell table:formula="of:=&quot;('&quot;&amp;[.B539]&amp;&quot;',&quot;&amp;[.H539]&amp;&quot;,'default','default','&quot;&amp;[.C539]&amp;&quot;'),&quot;" office:value-type="string" office:string-value="('My Baby Wants A Baby ',2,'default','default',' St. Vincent')," calcext:value-type="string">
            <text:p>('My Baby Wants A Baby ',2,'default','default',' St. Vincent'),</text:p>
          </table:table-cell>
        </table:table-row>
        <table:table-row table:style-name="ro2">
          <table:table-cell office:value-type="string" calcext:value-type="string">
            <text:p><text:a xlink:href="https://www.songfacts.com/facts/becky-hill/my-heart-goes-la-di-da" xlink:type="simple">My Heart Goes (La Di Da)</text:a> - Becky Hill</text:p>
          </table:table-cell>
          <table:table-cell table:formula="of:=LEFT([.A540];(FIND(&quot;-&quot;;[.A540])-1))" office:value-type="string" office:string-value="My Heart Goes (La Di Da) " calcext:value-type="string">
            <text:p>My Heart Goes (La Di Da) </text:p>
          </table:table-cell>
          <table:table-cell table:formula="of:=SUBSTITUTE([.A540];LEFT([.A540];(FIND(&quot;-&quot;;[.A540])));&quot;&quot;)" office:value-type="string" office:string-value=" Becky Hill" calcext:value-type="string">
            <text:p><text:s/>Becky Hill</text:p>
          </table:table-cell>
          <table:table-cell table:number-columns-repeated="4"/>
          <table:table-cell table:formula="of:=RANDBETWEEN(1;4)" office:value-type="float" office:value="4" calcext:value-type="float">
            <text:p>4</text:p>
          </table:table-cell>
          <table:table-cell table:formula="of:=&quot;('&quot;&amp;[.B540]&amp;&quot;',&quot;&amp;[.H540]&amp;&quot;,'default','default','&quot;&amp;[.C540]&amp;&quot;'),&quot;" office:value-type="string" office:string-value="('My Heart Goes (La Di Da) ',4,'default','default',' Becky Hill')," calcext:value-type="string">
            <text:p>('My Heart Goes (La Di Da) ',4,'default','default',' Becky Hill'),</text:p>
          </table:table-cell>
        </table:table-row>
        <table:table-row table:style-name="ro2">
          <table:table-cell office:value-type="string" calcext:value-type="string">
            <text:p><text:a xlink:href="https://www.songfacts.com/facts/anne-wilson/my-jesus" xlink:type="simple">My Jesus</text:a> - Anne Wilson</text:p>
          </table:table-cell>
          <table:table-cell table:formula="of:=LEFT([.A541];(FIND(&quot;-&quot;;[.A541])-1))" office:value-type="string" office:string-value="My Jesus " calcext:value-type="string">
            <text:p>My Jesus </text:p>
          </table:table-cell>
          <table:table-cell table:formula="of:=SUBSTITUTE([.A541];LEFT([.A541];(FIND(&quot;-&quot;;[.A541])));&quot;&quot;)" office:value-type="string" office:string-value=" Anne Wilson" calcext:value-type="string">
            <text:p><text:s/>Anne Wilson</text:p>
          </table:table-cell>
          <table:table-cell table:number-columns-repeated="4"/>
          <table:table-cell table:formula="of:=RANDBETWEEN(1;4)" office:value-type="float" office:value="4" calcext:value-type="float">
            <text:p>4</text:p>
          </table:table-cell>
          <table:table-cell table:formula="of:=&quot;('&quot;&amp;[.B541]&amp;&quot;',&quot;&amp;[.H541]&amp;&quot;,'default','default','&quot;&amp;[.C541]&amp;&quot;'),&quot;" office:value-type="string" office:string-value="('My Jesus ',4,'default','default',' Anne Wilson')," calcext:value-type="string">
            <text:p>('My Jesus ',4,'default','default',' Anne Wilson'),</text:p>
          </table:table-cell>
        </table:table-row>
        <table:table-row table:style-name="ro2">
          <table:table-cell office:value-type="string" calcext:value-type="string">
            <text:p><text:a xlink:href="https://www.songfacts.com/facts/j-cole/my-life" xlink:type="simple">My Life</text:a> - J. Cole</text:p>
          </table:table-cell>
          <table:table-cell table:formula="of:=LEFT([.A542];(FIND(&quot;-&quot;;[.A542])-1))" office:value-type="string" office:string-value="My Life " calcext:value-type="string">
            <text:p>My Life </text:p>
          </table:table-cell>
          <table:table-cell table:formula="of:=SUBSTITUTE([.A542];LEFT([.A542];(FIND(&quot;-&quot;;[.A542])));&quot;&quot;)" office:value-type="string" office:string-value=" J. Cole" calcext:value-type="string">
            <text:p><text:s/>J. Cole</text:p>
          </table:table-cell>
          <table:table-cell table:number-columns-repeated="4"/>
          <table:table-cell table:formula="of:=RANDBETWEEN(1;4)" office:value-type="float" office:value="2" calcext:value-type="float">
            <text:p>2</text:p>
          </table:table-cell>
          <table:table-cell table:formula="of:=&quot;('&quot;&amp;[.B542]&amp;&quot;',&quot;&amp;[.H542]&amp;&quot;,'default','default','&quot;&amp;[.C542]&amp;&quot;'),&quot;" office:value-type="string" office:string-value="('My Life ',2,'default','default',' J. Cole')," calcext:value-type="string">
            <text:p>('My Life ',2,'default','default',' J. Cole'),</text:p>
          </table:table-cell>
        </table:table-row>
        <table:table-row table:style-name="ro2">
          <table:table-cell office:value-type="string" calcext:value-type="string">
            <text:p><text:a xlink:href="https://www.songfacts.com/facts/adele/my-little-love" xlink:type="simple">My Little Love</text:a> - Adele</text:p>
          </table:table-cell>
          <table:table-cell table:formula="of:=LEFT([.A543];(FIND(&quot;-&quot;;[.A543])-1))" office:value-type="string" office:string-value="My Little Love " calcext:value-type="string">
            <text:p>My Little Love </text:p>
          </table:table-cell>
          <table:table-cell table:formula="of:=SUBSTITUTE([.A543];LEFT([.A543];(FIND(&quot;-&quot;;[.A543])));&quot;&quot;)" office:value-type="string" office:string-value=" Adele" calcext:value-type="string">
            <text:p><text:s/>Adele</text:p>
          </table:table-cell>
          <table:table-cell table:number-columns-repeated="4"/>
          <table:table-cell table:formula="of:=RANDBETWEEN(1;4)" office:value-type="float" office:value="3" calcext:value-type="float">
            <text:p>3</text:p>
          </table:table-cell>
          <table:table-cell table:formula="of:=&quot;('&quot;&amp;[.B543]&amp;&quot;',&quot;&amp;[.H543]&amp;&quot;,'default','default','&quot;&amp;[.C543]&amp;&quot;'),&quot;" office:value-type="string" office:string-value="('My Little Love ',3,'default','default',' Adele')," calcext:value-type="string">
            <text:p>('My Little Love ',3,'default','default',' Adele'),</text:p>
          </table:table-cell>
        </table:table-row>
        <table:table-row table:style-name="ro3">
          <table:table-cell office:value-type="string" calcext:value-type="string">
            <text:p><text:a xlink:href="https://www.songfacts.com/facts/darius-rucker/my-masterpiece" xlink:type="simple">My Masterpiece</text:a> - Darius Rucker</text:p>
          </table:table-cell>
          <table:table-cell table:formula="of:=LEFT([.A544];(FIND(&quot;-&quot;;[.A544])-1))" office:value-type="string" office:string-value="My Masterpiece " calcext:value-type="string">
            <text:p>My Masterpiece </text:p>
          </table:table-cell>
          <table:table-cell table:formula="of:=SUBSTITUTE([.A544];LEFT([.A544];(FIND(&quot;-&quot;;[.A544])));&quot;&quot;)" office:value-type="string" office:string-value=" Darius Rucker" calcext:value-type="string">
            <text:p><text:s/>Darius Rucker</text:p>
          </table:table-cell>
          <table:table-cell table:number-columns-repeated="4"/>
          <table:table-cell table:formula="of:=RANDBETWEEN(1;4)" office:value-type="float" office:value="1" calcext:value-type="float">
            <text:p>1</text:p>
          </table:table-cell>
          <table:table-cell table:formula="of:=&quot;('&quot;&amp;[.B544]&amp;&quot;',&quot;&amp;[.H544]&amp;&quot;,'default','default','&quot;&amp;[.C544]&amp;&quot;'),&quot;" office:value-type="string" office:string-value="('My Masterpiece ',1,'default','default',' Darius Rucker')," calcext:value-type="string">
            <text:p>('My Masterpiece ',1,'default','default',' Darius Rucker'),</text:p>
          </table:table-cell>
        </table:table-row>
        <table:table-row table:style-name="ro2">
          <table:table-cell office:value-type="string" calcext:value-type="string">
            <text:p><text:a xlink:href="https://www.songfacts.com/facts/betty-moon/my-only-one" xlink:type="simple">My Only One</text:a> - Betty Moon</text:p>
          </table:table-cell>
          <table:table-cell table:formula="of:=LEFT([.A545];(FIND(&quot;-&quot;;[.A545])-1))" office:value-type="string" office:string-value="My Only One " calcext:value-type="string">
            <text:p>My Only One </text:p>
          </table:table-cell>
          <table:table-cell table:formula="of:=SUBSTITUTE([.A545];LEFT([.A545];(FIND(&quot;-&quot;;[.A545])));&quot;&quot;)" office:value-type="string" office:string-value=" Betty Moon" calcext:value-type="string">
            <text:p><text:s/>Betty Moon</text:p>
          </table:table-cell>
          <table:table-cell table:number-columns-repeated="4"/>
          <table:table-cell table:formula="of:=RANDBETWEEN(1;4)" office:value-type="float" office:value="4" calcext:value-type="float">
            <text:p>4</text:p>
          </table:table-cell>
          <table:table-cell table:formula="of:=&quot;('&quot;&amp;[.B545]&amp;&quot;',&quot;&amp;[.H545]&amp;&quot;,'default','default','&quot;&amp;[.C545]&amp;&quot;'),&quot;" office:value-type="string" office:string-value="('My Only One ',4,'default','default',' Betty Moon')," calcext:value-type="string">
            <text:p>('My Only One ',4,'default','default',' Betty Moon'),</text:p>
          </table:table-cell>
        </table:table-row>
        <table:table-row table:style-name="ro2">
          <table:table-cell office:value-type="string" calcext:value-type="string">
            <text:p><text:a xlink:href="https://www.songfacts.com/facts/coldplay/my-universe" xlink:type="simple">My Universe</text:a> - Coldplay</text:p>
          </table:table-cell>
          <table:table-cell table:formula="of:=LEFT([.A546];(FIND(&quot;-&quot;;[.A546])-1))" office:value-type="string" office:string-value="My Universe " calcext:value-type="string">
            <text:p>My Universe </text:p>
          </table:table-cell>
          <table:table-cell table:formula="of:=SUBSTITUTE([.A546];LEFT([.A546];(FIND(&quot;-&quot;;[.A546])));&quot;&quot;)" office:value-type="string" office:string-value=" Coldplay" calcext:value-type="string">
            <text:p><text:s/>Coldplay</text:p>
          </table:table-cell>
          <table:table-cell table:number-columns-repeated="4"/>
          <table:table-cell table:formula="of:=RANDBETWEEN(1;4)" office:value-type="float" office:value="4" calcext:value-type="float">
            <text:p>4</text:p>
          </table:table-cell>
          <table:table-cell table:formula="of:=&quot;('&quot;&amp;[.B546]&amp;&quot;',&quot;&amp;[.H546]&amp;&quot;,'default','default','&quot;&amp;[.C546]&amp;&quot;'),&quot;" office:value-type="string" office:string-value="('My Universe ',4,'default','default',' Coldplay')," calcext:value-type="string">
            <text:p>('My Universe ',4,'default','default',' Coldplay'),</text:p>
          </table:table-cell>
        </table:table-row>
        <table:table-row table:style-name="ro2">
          <table:table-cell office:value-type="string" calcext:value-type="string">
            <text:p><text:a xlink:href="https://www.songfacts.com/facts/drake/n-2-deep" xlink:type="simple">N 2 Deep</text:a> - Drake</text:p>
          </table:table-cell>
          <table:table-cell table:formula="of:=LEFT([.A547];(FIND(&quot;-&quot;;[.A547])-1))" office:value-type="string" office:string-value="N 2 Deep " calcext:value-type="string">
            <text:p>N 2 Deep </text:p>
          </table:table-cell>
          <table:table-cell table:formula="of:=SUBSTITUTE([.A547];LEFT([.A547];(FIND(&quot;-&quot;;[.A547])));&quot;&quot;)" office:value-type="string" office:string-value=" Drake" calcext:value-type="string">
            <text:p><text:s/>Drake</text:p>
          </table:table-cell>
          <table:table-cell table:number-columns-repeated="4"/>
          <table:table-cell table:formula="of:=RANDBETWEEN(1;4)" office:value-type="float" office:value="2" calcext:value-type="float">
            <text:p>2</text:p>
          </table:table-cell>
          <table:table-cell table:formula="of:=&quot;('&quot;&amp;[.B547]&amp;&quot;',&quot;&amp;[.H547]&amp;&quot;,'default','default','&quot;&amp;[.C547]&amp;&quot;'),&quot;" office:value-type="string" office:string-value="('N 2 Deep ',2,'default','default',' Drake')," calcext:value-type="string">
            <text:p>('N 2 Deep ',2,'default','default',' Drake'),</text:p>
          </table:table-cell>
        </table:table-row>
        <table:table-row table:style-name="ro2">
          <table:table-cell office:value-type="string" calcext:value-type="string">
            <text:p><text:a xlink:href="https://www.songfacts.com/facts/nick-arneson/naturally" xlink:type="simple">Naturally</text:a> - Nick Arneson</text:p>
          </table:table-cell>
          <table:table-cell table:formula="of:=LEFT([.A548];(FIND(&quot;-&quot;;[.A548])-1))" office:value-type="string" office:string-value="Naturally " calcext:value-type="string">
            <text:p>Naturally </text:p>
          </table:table-cell>
          <table:table-cell table:formula="of:=SUBSTITUTE([.A548];LEFT([.A548];(FIND(&quot;-&quot;;[.A548])));&quot;&quot;)" office:value-type="string" office:string-value=" Nick Arneson" calcext:value-type="string">
            <text:p><text:s/>Nick Arneson</text:p>
          </table:table-cell>
          <table:table-cell table:number-columns-repeated="4"/>
          <table:table-cell table:formula="of:=RANDBETWEEN(1;4)" office:value-type="float" office:value="4" calcext:value-type="float">
            <text:p>4</text:p>
          </table:table-cell>
          <table:table-cell table:formula="of:=&quot;('&quot;&amp;[.B548]&amp;&quot;',&quot;&amp;[.H548]&amp;&quot;,'default','default','&quot;&amp;[.C548]&amp;&quot;'),&quot;" office:value-type="string" office:string-value="('Naturally ',4,'default','default',' Nick Arneson')," calcext:value-type="string">
            <text:p>('Naturally ',4,'default','default',' Nick Arneson'),</text:p>
          </table:table-cell>
        </table:table-row>
        <table:table-row table:style-name="ro2">
          <table:table-cell office:value-type="string" calcext:value-type="string">
            <text:p><text:a xlink:href="https://www.songfacts.com/facts/billie-eilish/nda" xlink:type="simple">NDA</text:a> - Billie Eilish</text:p>
          </table:table-cell>
          <table:table-cell table:formula="of:=LEFT([.A549];(FIND(&quot;-&quot;;[.A549])-1))" office:value-type="string" office:string-value="NDA " calcext:value-type="string">
            <text:p>NDA </text:p>
          </table:table-cell>
          <table:table-cell table:formula="of:=SUBSTITUTE([.A549];LEFT([.A549];(FIND(&quot;-&quot;;[.A549])));&quot;&quot;)" office:value-type="string" office:string-value=" Billie Eilish" calcext:value-type="string">
            <text:p><text:s/>Billie Eilish</text:p>
          </table:table-cell>
          <table:table-cell table:number-columns-repeated="4"/>
          <table:table-cell table:formula="of:=RANDBETWEEN(1;4)" office:value-type="float" office:value="4" calcext:value-type="float">
            <text:p>4</text:p>
          </table:table-cell>
          <table:table-cell table:formula="of:=&quot;('&quot;&amp;[.B549]&amp;&quot;',&quot;&amp;[.H549]&amp;&quot;,'default','default','&quot;&amp;[.C549]&amp;&quot;'),&quot;" office:value-type="string" office:string-value="('NDA ',4,'default','default',' Billie Eilish')," calcext:value-type="string">
            <text:p>('NDA ',4,'default','default',' Billie Eilish'),</text:p>
          </table:table-cell>
        </table:table-row>
        <table:table-row table:style-name="ro2">
          <table:table-cell office:value-type="string" calcext:value-type="string">
            <text:p><text:a xlink:href="https://www.songfacts.com/facts/doja-cat/need-to-know" xlink:type="simple">Need To Know</text:a> - Doja Cat</text:p>
          </table:table-cell>
          <table:table-cell table:formula="of:=LEFT([.A550];(FIND(&quot;-&quot;;[.A550])-1))" office:value-type="string" office:string-value="Need To Know " calcext:value-type="string">
            <text:p>Need To Know </text:p>
          </table:table-cell>
          <table:table-cell table:formula="of:=SUBSTITUTE([.A550];LEFT([.A550];(FIND(&quot;-&quot;;[.A550])));&quot;&quot;)" office:value-type="string" office:string-value=" Doja Cat" calcext:value-type="string">
            <text:p><text:s/>Doja Cat</text:p>
          </table:table-cell>
          <table:table-cell table:number-columns-repeated="4"/>
          <table:table-cell table:formula="of:=RANDBETWEEN(1;4)" office:value-type="float" office:value="4" calcext:value-type="float">
            <text:p>4</text:p>
          </table:table-cell>
          <table:table-cell table:formula="of:=&quot;('&quot;&amp;[.B550]&amp;&quot;',&quot;&amp;[.H550]&amp;&quot;,'default','default','&quot;&amp;[.C550]&amp;&quot;'),&quot;" office:value-type="string" office:string-value="('Need To Know ',4,'default','default',' Doja Cat')," calcext:value-type="string">
            <text:p>('Need To Know ',4,'default','default',' Doja Cat'),</text:p>
          </table:table-cell>
        </table:table-row>
        <table:table-row table:style-name="ro3">
          <table:table-cell office:value-type="string" calcext:value-type="string">
            <text:p><text:a xlink:href="https://www.songfacts.com/facts/cole-swindell/never-say-never" xlink:type="simple">Never Say Never</text:a> - Cole Swindell</text:p>
          </table:table-cell>
          <table:table-cell table:formula="of:=LEFT([.A551];(FIND(&quot;-&quot;;[.A551])-1))" office:value-type="string" office:string-value="Never Say Never " calcext:value-type="string">
            <text:p>Never Say Never </text:p>
          </table:table-cell>
          <table:table-cell table:formula="of:=SUBSTITUTE([.A551];LEFT([.A551];(FIND(&quot;-&quot;;[.A551])));&quot;&quot;)" office:value-type="string" office:string-value=" Cole Swindell" calcext:value-type="string">
            <text:p><text:s/>Cole Swindell</text:p>
          </table:table-cell>
          <table:table-cell table:number-columns-repeated="4"/>
          <table:table-cell table:formula="of:=RANDBETWEEN(1;4)" office:value-type="float" office:value="3" calcext:value-type="float">
            <text:p>3</text:p>
          </table:table-cell>
          <table:table-cell table:formula="of:=&quot;('&quot;&amp;[.B551]&amp;&quot;',&quot;&amp;[.H551]&amp;&quot;,'default','default','&quot;&amp;[.C551]&amp;&quot;'),&quot;" office:value-type="string" office:string-value="('Never Say Never ',3,'default','default',' Cole Swindell')," calcext:value-type="string">
            <text:p>('Never Say Never ',3,'default','default',' Cole Swindell'),</text:p>
          </table:table-cell>
        </table:table-row>
        <table:table-row table:style-name="ro2">
          <table:table-cell office:value-type="string" calcext:value-type="string">
            <text:p><text:a xlink:href="https://www.songfacts.com/facts/carly-pearce/never-wanted-to-be-that-girl" xlink:type="simple">Never Wanted To Be That Girl</text:a> - Carly Pearce</text:p>
          </table:table-cell>
          <table:table-cell table:formula="of:=LEFT([.A552];(FIND(&quot;-&quot;;[.A552])-1))" office:value-type="string" office:string-value="Never Wanted To Be That Girl " calcext:value-type="string">
            <text:p>Never Wanted To Be That Girl </text:p>
          </table:table-cell>
          <table:table-cell table:formula="of:=SUBSTITUTE([.A552];LEFT([.A552];(FIND(&quot;-&quot;;[.A552])));&quot;&quot;)" office:value-type="string" office:string-value=" Carly Pearce" calcext:value-type="string">
            <text:p><text:s/>Carly Pearce</text:p>
          </table:table-cell>
          <table:table-cell table:number-columns-repeated="4"/>
          <table:table-cell table:formula="of:=RANDBETWEEN(1;4)" office:value-type="float" office:value="1" calcext:value-type="float">
            <text:p>1</text:p>
          </table:table-cell>
          <table:table-cell table:formula="of:=&quot;('&quot;&amp;[.B552]&amp;&quot;',&quot;&amp;[.H552]&amp;&quot;,'default','default','&quot;&amp;[.C552]&amp;&quot;'),&quot;" office:value-type="string" office:string-value="('Never Wanted To Be That Girl ',1,'default','default',' Carly Pearce')," calcext:value-type="string">
            <text:p>('Never Wanted To Be That Girl ',1,'default','default',' Carly Pearce'),</text:p>
          </table:table-cell>
        </table:table-row>
        <table:table-row table:style-name="ro2">
          <table:table-cell office:value-type="string" calcext:value-type="string">
            <text:p><text:a xlink:href="https://www.songfacts.com/facts/silk-city/new-love" xlink:type="simple">New Love</text:a> - Silk City</text:p>
          </table:table-cell>
          <table:table-cell table:formula="of:=LEFT([.A553];(FIND(&quot;-&quot;;[.A553])-1))" office:value-type="string" office:string-value="New Love " calcext:value-type="string">
            <text:p>New Love </text:p>
          </table:table-cell>
          <table:table-cell table:formula="of:=SUBSTITUTE([.A553];LEFT([.A553];(FIND(&quot;-&quot;;[.A553])));&quot;&quot;)" office:value-type="string" office:string-value=" Silk City" calcext:value-type="string">
            <text:p><text:s/>Silk City</text:p>
          </table:table-cell>
          <table:table-cell table:number-columns-repeated="4"/>
          <table:table-cell table:formula="of:=RANDBETWEEN(1;4)" office:value-type="float" office:value="3" calcext:value-type="float">
            <text:p>3</text:p>
          </table:table-cell>
          <table:table-cell table:formula="of:=&quot;('&quot;&amp;[.B553]&amp;&quot;',&quot;&amp;[.H553]&amp;&quot;,'default','default','&quot;&amp;[.C553]&amp;&quot;'),&quot;" office:value-type="string" office:string-value="('New Love ',3,'default','default',' Silk City')," calcext:value-type="string">
            <text:p>('New Love ',3,'default','default',' Silk City'),</text:p>
          </table:table-cell>
        </table:table-row>
        <table:table-row table:style-name="ro2">
          <table:table-cell office:value-type="string" calcext:value-type="string">
            <text:p><text:a xlink:href="https://www.songfacts.com/facts/khalid/new-normal" xlink:type="simple">New Normal</text:a> - Khalid</text:p>
          </table:table-cell>
          <table:table-cell table:formula="of:=LEFT([.A554];(FIND(&quot;-&quot;;[.A554])-1))" office:value-type="string" office:string-value="New Normal " calcext:value-type="string">
            <text:p>New Normal </text:p>
          </table:table-cell>
          <table:table-cell table:formula="of:=SUBSTITUTE([.A554];LEFT([.A554];(FIND(&quot;-&quot;;[.A554])));&quot;&quot;)" office:value-type="string" office:string-value=" Khalid" calcext:value-type="string">
            <text:p><text:s/>Khalid</text:p>
          </table:table-cell>
          <table:table-cell table:number-columns-repeated="4"/>
          <table:table-cell table:formula="of:=RANDBETWEEN(1;4)" office:value-type="float" office:value="2" calcext:value-type="float">
            <text:p>2</text:p>
          </table:table-cell>
          <table:table-cell table:formula="of:=&quot;('&quot;&amp;[.B554]&amp;&quot;',&quot;&amp;[.H554]&amp;&quot;,'default','default','&quot;&amp;[.C554]&amp;&quot;'),&quot;" office:value-type="string" office:string-value="('New Normal ',2,'default','default',' Khalid')," calcext:value-type="string">
            <text:p>('New Normal ',2,'default','default',' Khalid'),</text:p>
          </table:table-cell>
        </table:table-row>
        <table:table-row table:style-name="ro2">
          <table:table-cell office:value-type="string" calcext:value-type="string">
            <text:p><text:a xlink:href="https://www.songfacts.com/facts/charli-xcx/new-shapes" xlink:type="simple">New Shapes</text:a> - Charli XCX</text:p>
          </table:table-cell>
          <table:table-cell table:formula="of:=LEFT([.A555];(FIND(&quot;-&quot;;[.A555])-1))" office:value-type="string" office:string-value="New Shapes " calcext:value-type="string">
            <text:p>New Shapes </text:p>
          </table:table-cell>
          <table:table-cell table:formula="of:=SUBSTITUTE([.A555];LEFT([.A555];(FIND(&quot;-&quot;;[.A555])));&quot;&quot;)" office:value-type="string" office:string-value=" Charli XCX" calcext:value-type="string">
            <text:p><text:s/>Charli XCX</text:p>
          </table:table-cell>
          <table:table-cell table:number-columns-repeated="4"/>
          <table:table-cell table:formula="of:=RANDBETWEEN(1;4)" office:value-type="float" office:value="1" calcext:value-type="float">
            <text:p>1</text:p>
          </table:table-cell>
          <table:table-cell table:formula="of:=&quot;('&quot;&amp;[.B555]&amp;&quot;',&quot;&amp;[.H555]&amp;&quot;,'default','default','&quot;&amp;[.C555]&amp;&quot;'),&quot;" office:value-type="string" office:string-value="('New Shapes ',1,'default','default',' Charli XCX')," calcext:value-type="string">
            <text:p>('New Shapes ',1,'default','default',' Charli XCX'),</text:p>
          </table:table-cell>
        </table:table-row>
        <table:table-row table:style-name="ro3">
          <table:table-cell office:value-type="string" calcext:value-type="string">
            <text:p><text:a xlink:href="https://www.songfacts.com/facts/florida-georgia-line/new-truck" xlink:type="simple">New Truck</text:a> - Florida Georgia Line</text:p>
          </table:table-cell>
          <table:table-cell table:formula="of:=LEFT([.A556];(FIND(&quot;-&quot;;[.A556])-1))" office:value-type="string" office:string-value="New Truck " calcext:value-type="string">
            <text:p>New Truck </text:p>
          </table:table-cell>
          <table:table-cell table:formula="of:=SUBSTITUTE([.A556];LEFT([.A556];(FIND(&quot;-&quot;;[.A556])));&quot;&quot;)" office:value-type="string" office:string-value=" Florida Georgia Line" calcext:value-type="string">
            <text:p><text:s/>Florida Georgia Line</text:p>
          </table:table-cell>
          <table:table-cell table:number-columns-repeated="4"/>
          <table:table-cell table:formula="of:=RANDBETWEEN(1;4)" office:value-type="float" office:value="4" calcext:value-type="float">
            <text:p>4</text:p>
          </table:table-cell>
          <table:table-cell table:formula="of:=&quot;('&quot;&amp;[.B556]&amp;&quot;',&quot;&amp;[.H556]&amp;&quot;,'default','default','&quot;&amp;[.C556]&amp;&quot;'),&quot;" office:value-type="string" office:string-value="('New Truck ',4,'default','default',' Florida Georgia Line')," calcext:value-type="string">
            <text:p>('New Truck ',4,'default','default',' Florida Georgia Line'),</text:p>
          </table:table-cell>
        </table:table-row>
        <table:table-row table:style-name="ro2">
          <table:table-cell office:value-type="string" calcext:value-type="string">
            <text:p><text:a xlink:href="https://www.songfacts.com/facts/dylan-scott/new-truck" xlink:type="simple">New Truck</text:a> - Dylan Scott</text:p>
          </table:table-cell>
          <table:table-cell table:formula="of:=LEFT([.A557];(FIND(&quot;-&quot;;[.A557])-1))" office:value-type="string" office:string-value="New Truck " calcext:value-type="string">
            <text:p>New Truck </text:p>
          </table:table-cell>
          <table:table-cell table:formula="of:=SUBSTITUTE([.A557];LEFT([.A557];(FIND(&quot;-&quot;;[.A557])));&quot;&quot;)" office:value-type="string" office:string-value=" Dylan Scott" calcext:value-type="string">
            <text:p><text:s/>Dylan Scott</text:p>
          </table:table-cell>
          <table:table-cell table:number-columns-repeated="4"/>
          <table:table-cell table:formula="of:=RANDBETWEEN(1;4)" office:value-type="float" office:value="3" calcext:value-type="float">
            <text:p>3</text:p>
          </table:table-cell>
          <table:table-cell table:formula="of:=&quot;('&quot;&amp;[.B557]&amp;&quot;',&quot;&amp;[.H557]&amp;&quot;,'default','default','&quot;&amp;[.C557]&amp;&quot;'),&quot;" office:value-type="string" office:string-value="('New Truck ',3,'default','default',' Dylan Scott')," calcext:value-type="string">
            <text:p>('New Truck ',3,'default','default',' Dylan Scott'),</text:p>
          </table:table-cell>
        </table:table-row>
        <table:table-row table:style-name="ro3">
          <table:table-cell office:value-type="string" calcext:value-type="string">
            <text:p><text:a xlink:href="https://www.songfacts.com/facts/the-accidentals/night-train" xlink:type="simple">Night Train</text:a> - The Accidentals</text:p>
          </table:table-cell>
          <table:table-cell table:formula="of:=LEFT([.A558];(FIND(&quot;-&quot;;[.A558])-1))" office:value-type="string" office:string-value="Night Train " calcext:value-type="string">
            <text:p>Night Train </text:p>
          </table:table-cell>
          <table:table-cell table:formula="of:=SUBSTITUTE([.A558];LEFT([.A558];(FIND(&quot;-&quot;;[.A558])));&quot;&quot;)" office:value-type="string" office:string-value=" The Accidentals" calcext:value-type="string">
            <text:p><text:s/>The Accidentals</text:p>
          </table:table-cell>
          <table:table-cell table:number-columns-repeated="4"/>
          <table:table-cell table:formula="of:=RANDBETWEEN(1;4)" office:value-type="float" office:value="4" calcext:value-type="float">
            <text:p>4</text:p>
          </table:table-cell>
          <table:table-cell table:formula="of:=&quot;('&quot;&amp;[.B558]&amp;&quot;',&quot;&amp;[.H558]&amp;&quot;,'default','default','&quot;&amp;[.C558]&amp;&quot;'),&quot;" office:value-type="string" office:string-value="('Night Train ',4,'default','default',' The Accidentals')," calcext:value-type="string">
            <text:p>('Night Train ',4,'default','default',' The Accidentals'),</text:p>
          </table:table-cell>
        </table:table-row>
        <table:table-row table:style-name="ro2">
          <table:table-cell office:value-type="string" calcext:value-type="string">
            <text:p><text:a xlink:href="https://www.songfacts.com/facts/bastille/no-bad-days" xlink:type="simple">No Bad Days</text:a> - Bastille</text:p>
          </table:table-cell>
          <table:table-cell table:formula="of:=LEFT([.A559];(FIND(&quot;-&quot;;[.A559])-1))" office:value-type="string" office:string-value="No Bad Days " calcext:value-type="string">
            <text:p>No Bad Days </text:p>
          </table:table-cell>
          <table:table-cell table:formula="of:=SUBSTITUTE([.A559];LEFT([.A559];(FIND(&quot;-&quot;;[.A559])));&quot;&quot;)" office:value-type="string" office:string-value=" Bastille" calcext:value-type="string">
            <text:p><text:s/>Bastille</text:p>
          </table:table-cell>
          <table:table-cell table:number-columns-repeated="4"/>
          <table:table-cell table:formula="of:=RANDBETWEEN(1;4)" office:value-type="float" office:value="1" calcext:value-type="float">
            <text:p>1</text:p>
          </table:table-cell>
          <table:table-cell table:formula="of:=&quot;('&quot;&amp;[.B559]&amp;&quot;',&quot;&amp;[.H559]&amp;&quot;,'default','default','&quot;&amp;[.C559]&amp;&quot;'),&quot;" office:value-type="string" office:string-value="('No Bad Days ',1,'default','default',' Bastille')," calcext:value-type="string">
            <text:p>('No Bad Days ',1,'default','default',' Bastille'),</text:p>
          </table:table-cell>
        </table:table-row>
        <table:table-row table:style-name="ro2">
          <table:table-cell office:value-type="string" calcext:value-type="string">
            <text:p><text:a xlink:href="https://www.songfacts.com/facts/kanye-west/no-child-left-behind" xlink:type="simple">No Child Left Behind</text:a> - Kanye West</text:p>
          </table:table-cell>
          <table:table-cell table:formula="of:=LEFT([.A560];(FIND(&quot;-&quot;;[.A560])-1))" office:value-type="string" office:string-value="No Child Left Behind " calcext:value-type="string">
            <text:p>No Child Left Behind </text:p>
          </table:table-cell>
          <table:table-cell table:formula="of:=SUBSTITUTE([.A560];LEFT([.A560];(FIND(&quot;-&quot;;[.A560])));&quot;&quot;)" office:value-type="string" office:string-value=" Kanye West" calcext:value-type="string">
            <text:p><text:s/>Kanye West</text:p>
          </table:table-cell>
          <table:table-cell table:number-columns-repeated="4"/>
          <table:table-cell table:formula="of:=RANDBETWEEN(1;4)" office:value-type="float" office:value="1" calcext:value-type="float">
            <text:p>1</text:p>
          </table:table-cell>
          <table:table-cell table:formula="of:=&quot;('&quot;&amp;[.B560]&amp;&quot;',&quot;&amp;[.H560]&amp;&quot;,'default','default','&quot;&amp;[.C560]&amp;&quot;'),&quot;" office:value-type="string" office:string-value="('No Child Left Behind ',1,'default','default',' Kanye West')," calcext:value-type="string">
            <text:p>('No Child Left Behind ',1,'default','default',' Kanye West'),</text:p>
          </table:table-cell>
        </table:table-row>
        <table:table-row table:style-name="ro3">
          <table:table-cell office:value-type="string" calcext:value-type="string">
            <text:p><text:a xlink:href="https://www.songfacts.com/facts/d-block-europe/no-competition" xlink:type="simple">No Competition</text:a> - D-Block Europe</text:p>
          </table:table-cell>
          <table:table-cell table:formula="of:=LEFT([.A561];(FIND(&quot;-&quot;;[.A561])-1))" office:value-type="string" office:string-value="No Competition " calcext:value-type="string">
            <text:p>No Competition </text:p>
          </table:table-cell>
          <table:table-cell table:formula="of:=SUBSTITUTE([.A561];LEFT([.A561];(FIND(&quot;-&quot;;[.A561])));&quot;&quot;)" office:value-type="string" office:string-value=" D-Block Europe" calcext:value-type="string">
            <text:p><text:s/>D-Block Europe</text:p>
          </table:table-cell>
          <table:table-cell table:number-columns-repeated="4"/>
          <table:table-cell table:formula="of:=RANDBETWEEN(1;4)" office:value-type="float" office:value="3" calcext:value-type="float">
            <text:p>3</text:p>
          </table:table-cell>
          <table:table-cell table:formula="of:=&quot;('&quot;&amp;[.B561]&amp;&quot;',&quot;&amp;[.H561]&amp;&quot;,'default','default','&quot;&amp;[.C561]&amp;&quot;'),&quot;" office:value-type="string" office:string-value="('No Competition ',3,'default','default',' D-Block Europe')," calcext:value-type="string">
            <text:p>('No Competition ',3,'default','default',' D-Block Europe'),</text:p>
          </table:table-cell>
        </table:table-row>
        <table:table-row table:style-name="ro2">
          <table:table-cell office:value-type="string" calcext:value-type="string">
            <text:p><text:a xlink:href="https://www.songfacts.com/facts/drake/no-friends-in-the-industry" xlink:type="simple">No Friends In The Industry</text:a> - Drake</text:p>
          </table:table-cell>
          <table:table-cell table:formula="of:=LEFT([.A562];(FIND(&quot;-&quot;;[.A562])-1))" office:value-type="string" office:string-value="No Friends In The Industry " calcext:value-type="string">
            <text:p>No Friends In The Industry </text:p>
          </table:table-cell>
          <table:table-cell table:formula="of:=SUBSTITUTE([.A562];LEFT([.A562];(FIND(&quot;-&quot;;[.A562])));&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562]&amp;&quot;',&quot;&amp;[.H562]&amp;&quot;,'default','default','&quot;&amp;[.C562]&amp;&quot;'),&quot;" office:value-type="string" office:string-value="('No Friends In The Industry ',3,'default','default',' Drake')," calcext:value-type="string">
            <text:p>('No Friends In The Industry ',3,'default','default',' Drake'),</text:p>
          </table:table-cell>
        </table:table-row>
        <table:table-row table:style-name="ro2">
          <table:table-cell office:value-type="string" calcext:value-type="string">
            <text:p><text:a xlink:href="https://www.songfacts.com/facts/garbage/no-gods-no-masters" xlink:type="simple">No Gods No Masters</text:a> - Garbage</text:p>
          </table:table-cell>
          <table:table-cell table:formula="of:=LEFT([.A563];(FIND(&quot;-&quot;;[.A563])-1))" office:value-type="string" office:string-value="No Gods No Masters " calcext:value-type="string">
            <text:p>No Gods No Masters </text:p>
          </table:table-cell>
          <table:table-cell table:formula="of:=SUBSTITUTE([.A563];LEFT([.A563];(FIND(&quot;-&quot;;[.A563])));&quot;&quot;)" office:value-type="string" office:string-value=" Garbage" calcext:value-type="string">
            <text:p><text:s/>Garbage</text:p>
          </table:table-cell>
          <table:table-cell table:number-columns-repeated="4"/>
          <table:table-cell table:formula="of:=RANDBETWEEN(1;4)" office:value-type="float" office:value="3" calcext:value-type="float">
            <text:p>3</text:p>
          </table:table-cell>
          <table:table-cell table:formula="of:=&quot;('&quot;&amp;[.B563]&amp;&quot;',&quot;&amp;[.H563]&amp;&quot;,'default','default','&quot;&amp;[.C563]&amp;&quot;'),&quot;" office:value-type="string" office:string-value="('No Gods No Masters ',3,'default','default',' Garbage')," calcext:value-type="string">
            <text:p>('No Gods No Masters ',3,'default','default',' Garbage'),</text:p>
          </table:table-cell>
        </table:table-row>
        <table:table-row table:style-name="ro2">
          <table:table-cell office:value-type="string" calcext:value-type="string">
            <text:p><text:a xlink:href="https://www.songfacts.com/facts/wolf-alice/no-hard-feelings" xlink:type="simple">No Hard Feelings</text:a> - Wolf Alice</text:p>
          </table:table-cell>
          <table:table-cell table:formula="of:=LEFT([.A564];(FIND(&quot;-&quot;;[.A564])-1))" office:value-type="string" office:string-value="No Hard Feelings " calcext:value-type="string">
            <text:p>No Hard Feelings </text:p>
          </table:table-cell>
          <table:table-cell table:formula="of:=SUBSTITUTE([.A564];LEFT([.A564];(FIND(&quot;-&quot;;[.A564])));&quot;&quot;)" office:value-type="string" office:string-value=" Wolf Alice" calcext:value-type="string">
            <text:p><text:s/>Wolf Alice</text:p>
          </table:table-cell>
          <table:table-cell table:number-columns-repeated="4"/>
          <table:table-cell table:formula="of:=RANDBETWEEN(1;4)" office:value-type="float" office:value="4" calcext:value-type="float">
            <text:p>4</text:p>
          </table:table-cell>
          <table:table-cell table:formula="of:=&quot;('&quot;&amp;[.B564]&amp;&quot;',&quot;&amp;[.H564]&amp;&quot;,'default','default','&quot;&amp;[.C564]&amp;&quot;'),&quot;" office:value-type="string" office:string-value="('No Hard Feelings ',4,'default','default',' Wolf Alice')," calcext:value-type="string">
            <text:p>('No Hard Feelings ',4,'default','default',' Wolf Alice'),</text:p>
          </table:table-cell>
        </table:table-row>
        <table:table-row table:style-name="ro3">
          <table:table-cell office:value-type="string" calcext:value-type="string">
            <text:p><text:a xlink:href="https://www.songfacts.com/facts/old-dominion/no-hard-feelings" xlink:type="simple">No Hard Feelings</text:a> - Old Dominion</text:p>
          </table:table-cell>
          <table:table-cell table:formula="of:=LEFT([.A565];(FIND(&quot;-&quot;;[.A565])-1))" office:value-type="string" office:string-value="No Hard Feelings " calcext:value-type="string">
            <text:p>No Hard Feelings </text:p>
          </table:table-cell>
          <table:table-cell table:formula="of:=SUBSTITUTE([.A565];LEFT([.A565];(FIND(&quot;-&quot;;[.A565])));&quot;&quot;)" office:value-type="string" office:string-value=" Old Dominion" calcext:value-type="string">
            <text:p><text:s/>Old Dominion</text:p>
          </table:table-cell>
          <table:table-cell table:number-columns-repeated="4"/>
          <table:table-cell table:formula="of:=RANDBETWEEN(1;4)" office:value-type="float" office:value="4" calcext:value-type="float">
            <text:p>4</text:p>
          </table:table-cell>
          <table:table-cell table:formula="of:=&quot;('&quot;&amp;[.B565]&amp;&quot;',&quot;&amp;[.H565]&amp;&quot;,'default','default','&quot;&amp;[.C565]&amp;&quot;'),&quot;" office:value-type="string" office:string-value="('No Hard Feelings ',4,'default','default',' Old Dominion')," calcext:value-type="string">
            <text:p>('No Hard Feelings ',4,'default','default',' Old Dominion'),</text:p>
          </table:table-cell>
        </table:table-row>
        <table:table-row table:style-name="ro3">
          <table:table-cell office:value-type="string" calcext:value-type="string">
            <text:p><text:a xlink:href="https://www.songfacts.com/facts/summer-walker/no-love" xlink:type="simple">No Love</text:a> - Summer Walker</text:p>
          </table:table-cell>
          <table:table-cell table:formula="of:=LEFT([.A566];(FIND(&quot;-&quot;;[.A566])-1))" office:value-type="string" office:string-value="No Love " calcext:value-type="string">
            <text:p>No Love </text:p>
          </table:table-cell>
          <table:table-cell table:formula="of:=SUBSTITUTE([.A566];LEFT([.A566];(FIND(&quot;-&quot;;[.A566])));&quot;&quot;)" office:value-type="string" office:string-value=" Summer Walker" calcext:value-type="string">
            <text:p><text:s/>Summer Walker</text:p>
          </table:table-cell>
          <table:table-cell table:number-columns-repeated="4"/>
          <table:table-cell table:formula="of:=RANDBETWEEN(1;4)" office:value-type="float" office:value="3" calcext:value-type="float">
            <text:p>3</text:p>
          </table:table-cell>
          <table:table-cell table:formula="of:=&quot;('&quot;&amp;[.B566]&amp;&quot;',&quot;&amp;[.H566]&amp;&quot;,'default','default','&quot;&amp;[.C566]&amp;&quot;'),&quot;" office:value-type="string" office:string-value="('No Love ',3,'default','default',' Summer Walker')," calcext:value-type="string">
            <text:p>('No Love ',3,'default','default',' Summer Walker'),</text:p>
          </table:table-cell>
        </table:table-row>
        <table:table-row table:style-name="ro2">
          <table:table-cell office:value-type="string" calcext:value-type="string">
            <text:p><text:a xlink:href="https://www.songfacts.com/facts/coi-leray/no-more-parties" xlink:type="simple">No More Parties</text:a> - Coi Leray</text:p>
          </table:table-cell>
          <table:table-cell table:formula="of:=LEFT([.A567];(FIND(&quot;-&quot;;[.A567])-1))" office:value-type="string" office:string-value="No More Parties " calcext:value-type="string">
            <text:p>No More Parties </text:p>
          </table:table-cell>
          <table:table-cell table:formula="of:=SUBSTITUTE([.A567];LEFT([.A567];(FIND(&quot;-&quot;;[.A567])));&quot;&quot;)" office:value-type="string" office:string-value=" Coi Leray" calcext:value-type="string">
            <text:p><text:s/>Coi Leray</text:p>
          </table:table-cell>
          <table:table-cell table:number-columns-repeated="4"/>
          <table:table-cell table:formula="of:=RANDBETWEEN(1;4)" office:value-type="float" office:value="4" calcext:value-type="float">
            <text:p>4</text:p>
          </table:table-cell>
          <table:table-cell table:formula="of:=&quot;('&quot;&amp;[.B567]&amp;&quot;',&quot;&amp;[.H567]&amp;&quot;,'default','default','&quot;&amp;[.C567]&amp;&quot;'),&quot;" office:value-type="string" office:string-value="('No More Parties ',4,'default','default',' Coi Leray')," calcext:value-type="string">
            <text:p>('No More Parties ',4,'default','default',' Coi Leray'),</text:p>
          </table:table-cell>
        </table:table-row>
        <table:table-row table:style-name="ro4">
          <table:table-cell office:value-type="string" calcext:value-type="string">
            <text:p>No Ones Gonna Break This Heart (Again) - The Verve Pipe</text:p>
          </table:table-cell>
          <table:table-cell table:formula="of:=LEFT([.A568];(FIND(&quot;-&quot;;[.A568])-1))" office:value-type="string" office:string-value="No Ones Gonna Break This Heart (Again) " calcext:value-type="string">
            <text:p>No Ones Gonna Break This Heart (Again) </text:p>
          </table:table-cell>
          <table:table-cell table:formula="of:=SUBSTITUTE([.A568];LEFT([.A568];(FIND(&quot;-&quot;;[.A568])));&quot;&quot;)" office:value-type="string" office:string-value=" The Verve Pipe" calcext:value-type="string">
            <text:p><text:s/>The Verve Pipe</text:p>
          </table:table-cell>
          <table:table-cell table:number-columns-repeated="4"/>
          <table:table-cell table:formula="of:=RANDBETWEEN(1;4)" office:value-type="float" office:value="1" calcext:value-type="float">
            <text:p>1</text:p>
          </table:table-cell>
          <table:table-cell table:formula="of:=&quot;('&quot;&amp;[.B568]&amp;&quot;',&quot;&amp;[.H568]&amp;&quot;,'default','default','&quot;&amp;[.C568]&amp;&quot;'),&quot;" office:value-type="string" office:string-value="('No Ones Gonna Break This Heart (Again) ',1,'default','default',' The Verve Pipe')," calcext:value-type="string">
            <text:p>('No Ones Gonna Break This Heart (Again) ',1,'default','default',' The Verve Pipe'),</text:p>
          </table:table-cell>
        </table:table-row>
        <table:table-row table:style-name="ro2">
          <table:table-cell office:value-type="string" calcext:value-type="string">
            <text:p><text:a xlink:href="https://www.songfacts.com/facts/polo-g/no-return" xlink:type="simple">No Return</text:a> - Polo G</text:p>
          </table:table-cell>
          <table:table-cell table:formula="of:=LEFT([.A569];(FIND(&quot;-&quot;;[.A569])-1))" office:value-type="string" office:string-value="No Return " calcext:value-type="string">
            <text:p>No Return </text:p>
          </table:table-cell>
          <table:table-cell table:formula="of:=SUBSTITUTE([.A569];LEFT([.A569];(FIND(&quot;-&quot;;[.A569])));&quot;&quot;)" office:value-type="string" office:string-value=" Polo G" calcext:value-type="string">
            <text:p><text:s/>Polo G</text:p>
          </table:table-cell>
          <table:table-cell table:number-columns-repeated="4"/>
          <table:table-cell table:formula="of:=RANDBETWEEN(1;4)" office:value-type="float" office:value="4" calcext:value-type="float">
            <text:p>4</text:p>
          </table:table-cell>
          <table:table-cell table:formula="of:=&quot;('&quot;&amp;[.B569]&amp;&quot;',&quot;&amp;[.H569]&amp;&quot;,'default','default','&quot;&amp;[.C569]&amp;&quot;'),&quot;" office:value-type="string" office:string-value="('No Return ',4,'default','default',' Polo G')," calcext:value-type="string">
            <text:p>('No Return ',4,'default','default',' Polo G'),</text:p>
          </table:table-cell>
        </table:table-row>
        <table:table-row table:style-name="ro2">
          <table:table-cell office:value-type="string" calcext:value-type="string">
            <text:p><text:a xlink:href="https://www.songfacts.com/facts/foo-fighters/no-son-of-mine" xlink:type="simple">No Son Of Mine</text:a> - Foo Fighters</text:p>
          </table:table-cell>
          <table:table-cell table:formula="of:=LEFT([.A570];(FIND(&quot;-&quot;;[.A570])-1))" office:value-type="string" office:string-value="No Son Of Mine " calcext:value-type="string">
            <text:p>No Son Of Mine </text:p>
          </table:table-cell>
          <table:table-cell table:formula="of:=SUBSTITUTE([.A570];LEFT([.A570];(FIND(&quot;-&quot;;[.A570])));&quot;&quot;)" office:value-type="string" office:string-value=" Foo Fighters" calcext:value-type="string">
            <text:p><text:s/>Foo Fighters</text:p>
          </table:table-cell>
          <table:table-cell table:number-columns-repeated="4"/>
          <table:table-cell table:formula="of:=RANDBETWEEN(1;4)" office:value-type="float" office:value="1" calcext:value-type="float">
            <text:p>1</text:p>
          </table:table-cell>
          <table:table-cell table:formula="of:=&quot;('&quot;&amp;[.B570]&amp;&quot;',&quot;&amp;[.H570]&amp;&quot;,'default','default','&quot;&amp;[.C570]&amp;&quot;'),&quot;" office:value-type="string" office:string-value="('No Son Of Mine ',1,'default','default',' Foo Fighters')," calcext:value-type="string">
            <text:p>('No Son Of Mine ',1,'default','default',' Foo Fighters'),</text:p>
          </table:table-cell>
        </table:table-row>
        <table:table-row table:style-name="ro1">
          <table:table-cell office:value-type="string" calcext:value-type="string">
            <text:p><text:a xlink:href="https://www.songfacts.com/facts/ksi/no-time" xlink:type="simple">No Time</text:a> - KSI</text:p>
          </table:table-cell>
          <table:table-cell table:formula="of:=LEFT([.A571];(FIND(&quot;-&quot;;[.A571])-1))" office:value-type="string" office:string-value="No Time " calcext:value-type="string">
            <text:p>No Time </text:p>
          </table:table-cell>
          <table:table-cell table:formula="of:=SUBSTITUTE([.A571];LEFT([.A571];(FIND(&quot;-&quot;;[.A571])));&quot;&quot;)" office:value-type="string" office:string-value=" KSI" calcext:value-type="string">
            <text:p><text:s/>KSI</text:p>
          </table:table-cell>
          <table:table-cell table:number-columns-repeated="4"/>
          <table:table-cell table:formula="of:=RANDBETWEEN(1;4)" office:value-type="float" office:value="4" calcext:value-type="float">
            <text:p>4</text:p>
          </table:table-cell>
          <table:table-cell table:formula="of:=&quot;('&quot;&amp;[.B571]&amp;&quot;',&quot;&amp;[.H571]&amp;&quot;,'default','default','&quot;&amp;[.C571]&amp;&quot;'),&quot;" office:value-type="string" office:string-value="('No Time ',4,'default','default',' KSI')," calcext:value-type="string">
            <text:p>('No Time ',4,'default','default',' KSI'),</text:p>
          </table:table-cell>
        </table:table-row>
        <table:table-row table:style-name="ro2">
          <table:table-cell office:value-type="string" calcext:value-type="string">
            <text:p><text:a xlink:href="https://www.songfacts.com/facts/billie-eilish/not-my-responsibility" xlink:type="simple">Not My Responsibility</text:a> - Billie Eilish</text:p>
          </table:table-cell>
          <table:table-cell table:formula="of:=LEFT([.A572];(FIND(&quot;-&quot;;[.A572])-1))" office:value-type="string" office:string-value="Not My Responsibility " calcext:value-type="string">
            <text:p>Not My Responsibility </text:p>
          </table:table-cell>
          <table:table-cell table:formula="of:=SUBSTITUTE([.A572];LEFT([.A572];(FIND(&quot;-&quot;;[.A572])));&quot;&quot;)" office:value-type="string" office:string-value=" Billie Eilish" calcext:value-type="string">
            <text:p><text:s/>Billie Eilish</text:p>
          </table:table-cell>
          <table:table-cell table:number-columns-repeated="4"/>
          <table:table-cell table:formula="of:=RANDBETWEEN(1;4)" office:value-type="float" office:value="3" calcext:value-type="float">
            <text:p>3</text:p>
          </table:table-cell>
          <table:table-cell table:formula="of:=&quot;('&quot;&amp;[.B572]&amp;&quot;',&quot;&amp;[.H572]&amp;&quot;,'default','default','&quot;&amp;[.C572]&amp;&quot;'),&quot;" office:value-type="string" office:string-value="('Not My Responsibility ',3,'default','default',' Billie Eilish')," calcext:value-type="string">
            <text:p>('Not My Responsibility ',3,'default','default',' Billie Eilish'),</text:p>
          </table:table-cell>
        </table:table-row>
        <table:table-row table:style-name="ro2">
          <table:table-cell office:value-type="string" calcext:value-type="string">
            <text:p><text:a xlink:href="https://www.songfacts.com/facts/brett-young/not-yet" xlink:type="simple">Not Yet</text:a> - Brett Young</text:p>
          </table:table-cell>
          <table:table-cell table:formula="of:=LEFT([.A573];(FIND(&quot;-&quot;;[.A573])-1))" office:value-type="string" office:string-value="Not Yet " calcext:value-type="string">
            <text:p>Not Yet </text:p>
          </table:table-cell>
          <table:table-cell table:formula="of:=SUBSTITUTE([.A573];LEFT([.A573];(FIND(&quot;-&quot;;[.A573])));&quot;&quot;)" office:value-type="string" office:string-value=" Brett Young" calcext:value-type="string">
            <text:p><text:s/>Brett Young</text:p>
          </table:table-cell>
          <table:table-cell table:number-columns-repeated="4"/>
          <table:table-cell table:formula="of:=RANDBETWEEN(1;4)" office:value-type="float" office:value="1" calcext:value-type="float">
            <text:p>1</text:p>
          </table:table-cell>
          <table:table-cell table:formula="of:=&quot;('&quot;&amp;[.B573]&amp;&quot;',&quot;&amp;[.H573]&amp;&quot;,'default','default','&quot;&amp;[.C573]&amp;&quot;'),&quot;" office:value-type="string" office:string-value="('Not Yet ',1,'default','default',' Brett Young')," calcext:value-type="string">
            <text:p>('Not Yet ',1,'default','default',' Brett Young'),</text:p>
          </table:table-cell>
        </table:table-row>
        <table:table-row table:style-name="ro2">
          <table:table-cell office:value-type="string" calcext:value-type="string">
            <text:p><text:a xlink:href="https://www.songfacts.com/facts/celeste/not-your-muse" xlink:type="simple">Not Your Muse</text:a> - Celeste</text:p>
          </table:table-cell>
          <table:table-cell table:formula="of:=LEFT([.A574];(FIND(&quot;-&quot;;[.A574])-1))" office:value-type="string" office:string-value="Not Your Muse " calcext:value-type="string">
            <text:p>Not Your Muse </text:p>
          </table:table-cell>
          <table:table-cell table:formula="of:=SUBSTITUTE([.A574];LEFT([.A574];(FIND(&quot;-&quot;;[.A574])));&quot;&quot;)" office:value-type="string" office:string-value=" Celeste" calcext:value-type="string">
            <text:p><text:s/>Celeste</text:p>
          </table:table-cell>
          <table:table-cell table:number-columns-repeated="4"/>
          <table:table-cell table:formula="of:=RANDBETWEEN(1;4)" office:value-type="float" office:value="3" calcext:value-type="float">
            <text:p>3</text:p>
          </table:table-cell>
          <table:table-cell table:formula="of:=&quot;('&quot;&amp;[.B574]&amp;&quot;',&quot;&amp;[.H574]&amp;&quot;,'default','default','&quot;&amp;[.C574]&amp;&quot;'),&quot;" office:value-type="string" office:string-value="('Not Your Muse ',3,'default','default',' Celeste')," calcext:value-type="string">
            <text:p>('Not Your Muse ',3,'default','default',' Celeste'),</text:p>
          </table:table-cell>
        </table:table-row>
        <table:table-row table:style-name="ro2">
          <table:table-cell office:value-type="string" calcext:value-type="string">
            <text:p><text:a xlink:href="https://www.songfacts.com/facts/john-splithoff/note-to-self" xlink:type="simple">Note To Self</text:a> - John Splithoff</text:p>
          </table:table-cell>
          <table:table-cell table:formula="of:=LEFT([.A575];(FIND(&quot;-&quot;;[.A575])-1))" office:value-type="string" office:string-value="Note To Self " calcext:value-type="string">
            <text:p>Note To Self </text:p>
          </table:table-cell>
          <table:table-cell table:formula="of:=SUBSTITUTE([.A575];LEFT([.A575];(FIND(&quot;-&quot;;[.A575])));&quot;&quot;)" office:value-type="string" office:string-value=" John Splithoff" calcext:value-type="string">
            <text:p><text:s/>John Splithoff</text:p>
          </table:table-cell>
          <table:table-cell table:number-columns-repeated="4"/>
          <table:table-cell table:formula="of:=RANDBETWEEN(1;4)" office:value-type="float" office:value="4" calcext:value-type="float">
            <text:p>4</text:p>
          </table:table-cell>
          <table:table-cell table:formula="of:=&quot;('&quot;&amp;[.B575]&amp;&quot;',&quot;&amp;[.H575]&amp;&quot;,'default','default','&quot;&amp;[.C575]&amp;&quot;'),&quot;" office:value-type="string" office:string-value="('Note To Self ',4,'default','default',' John Splithoff')," calcext:value-type="string">
            <text:p>('Note To Self ',4,'default','default',' John Splithoff'),</text:p>
          </table:table-cell>
        </table:table-row>
        <table:table-row table:style-name="ro2">
          <table:table-cell office:value-type="string" calcext:value-type="string">
            <text:p><text:a xlink:href="https://www.songfacts.com/facts/wanderers/nothing-in-this-world" xlink:type="simple">Nothing In This World</text:a> - Wanderers</text:p>
          </table:table-cell>
          <table:table-cell table:formula="of:=LEFT([.A576];(FIND(&quot;-&quot;;[.A576])-1))" office:value-type="string" office:string-value="Nothing In This World " calcext:value-type="string">
            <text:p>Nothing In This World </text:p>
          </table:table-cell>
          <table:table-cell table:formula="of:=SUBSTITUTE([.A576];LEFT([.A576];(FIND(&quot;-&quot;;[.A576])));&quot;&quot;)" office:value-type="string" office:string-value=" Wanderers" calcext:value-type="string">
            <text:p><text:s/>Wanderers</text:p>
          </table:table-cell>
          <table:table-cell table:number-columns-repeated="4"/>
          <table:table-cell table:formula="of:=RANDBETWEEN(1;4)" office:value-type="float" office:value="2" calcext:value-type="float">
            <text:p>2</text:p>
          </table:table-cell>
          <table:table-cell table:formula="of:=&quot;('&quot;&amp;[.B576]&amp;&quot;',&quot;&amp;[.H576]&amp;&quot;,'default','default','&quot;&amp;[.C576]&amp;&quot;'),&quot;" office:value-type="string" office:string-value="('Nothing In This World ',2,'default','default',' Wanderers')," calcext:value-type="string">
            <text:p>('Nothing In This World ',2,'default','default',' Wanderers'),</text:p>
          </table:table-cell>
        </table:table-row>
        <table:table-row table:style-name="ro2">
          <table:table-cell office:value-type="string" calcext:value-type="string">
            <text:p><text:a xlink:href="https://www.songfacts.com/facts/taylor-swift/nothing-new" xlink:type="simple">Nothing New</text:a> - Taylor Swift</text:p>
          </table:table-cell>
          <table:table-cell table:formula="of:=LEFT([.A577];(FIND(&quot;-&quot;;[.A577])-1))" office:value-type="string" office:string-value="Nothing New " calcext:value-type="string">
            <text:p>Nothing New </text:p>
          </table:table-cell>
          <table:table-cell table:formula="of:=SUBSTITUTE([.A577];LEFT([.A577];(FIND(&quot;-&quot;;[.A577])));&quot;&quot;)" office:value-type="string" office:string-value=" Taylor Swift" calcext:value-type="string">
            <text:p><text:s/>Taylor Swift</text:p>
          </table:table-cell>
          <table:table-cell table:number-columns-repeated="4"/>
          <table:table-cell table:formula="of:=RANDBETWEEN(1;4)" office:value-type="float" office:value="3" calcext:value-type="float">
            <text:p>3</text:p>
          </table:table-cell>
          <table:table-cell table:formula="of:=&quot;('&quot;&amp;[.B577]&amp;&quot;',&quot;&amp;[.H577]&amp;&quot;,'default','default','&quot;&amp;[.C577]&amp;&quot;'),&quot;" office:value-type="string" office:string-value="('Nothing New ',3,'default','default',' Taylor Swift')," calcext:value-type="string">
            <text:p>('Nothing New ',3,'default','default',' Taylor Swift'),</text:p>
          </table:table-cell>
        </table:table-row>
        <table:table-row table:style-name="ro2">
          <table:table-cell office:value-type="string" calcext:value-type="string">
            <text:p><text:a xlink:href="https://www.songfacts.com/facts/rise-against/nowhere-generation" xlink:type="simple">Nowhere Generation</text:a> - Rise Against</text:p>
          </table:table-cell>
          <table:table-cell table:formula="of:=LEFT([.A578];(FIND(&quot;-&quot;;[.A578])-1))" office:value-type="string" office:string-value="Nowhere Generation " calcext:value-type="string">
            <text:p>Nowhere Generation </text:p>
          </table:table-cell>
          <table:table-cell table:formula="of:=SUBSTITUTE([.A578];LEFT([.A578];(FIND(&quot;-&quot;;[.A578])));&quot;&quot;)" office:value-type="string" office:string-value=" Rise Against" calcext:value-type="string">
            <text:p><text:s/>Rise Against</text:p>
          </table:table-cell>
          <table:table-cell table:number-columns-repeated="4"/>
          <table:table-cell table:formula="of:=RANDBETWEEN(1;4)" office:value-type="float" office:value="2" calcext:value-type="float">
            <text:p>2</text:p>
          </table:table-cell>
          <table:table-cell table:formula="of:=&quot;('&quot;&amp;[.B578]&amp;&quot;',&quot;&amp;[.H578]&amp;&quot;,'default','default','&quot;&amp;[.C578]&amp;&quot;'),&quot;" office:value-type="string" office:string-value="('Nowhere Generation ',2,'default','default',' Rise Against')," calcext:value-type="string">
            <text:p>('Nowhere Generation ',2,'default','default',' Rise Against'),</text:p>
          </table:table-cell>
        </table:table-row>
        <table:table-row table:style-name="ro2">
          <table:table-cell office:value-type="string" calcext:value-type="string">
            <text:p><text:a xlink:href="https://www.songfacts.com/facts/royal-blood/oblivion" xlink:type="simple">Oblivion</text:a> - Royal Blood</text:p>
          </table:table-cell>
          <table:table-cell table:formula="of:=LEFT([.A579];(FIND(&quot;-&quot;;[.A579])-1))" office:value-type="string" office:string-value="Oblivion " calcext:value-type="string">
            <text:p>Oblivion </text:p>
          </table:table-cell>
          <table:table-cell table:formula="of:=SUBSTITUTE([.A579];LEFT([.A579];(FIND(&quot;-&quot;;[.A579])));&quot;&quot;)" office:value-type="string" office:string-value=" Royal Blood" calcext:value-type="string">
            <text:p><text:s/>Royal Blood</text:p>
          </table:table-cell>
          <table:table-cell table:number-columns-repeated="4"/>
          <table:table-cell table:formula="of:=RANDBETWEEN(1;4)" office:value-type="float" office:value="2" calcext:value-type="float">
            <text:p>2</text:p>
          </table:table-cell>
          <table:table-cell table:formula="of:=&quot;('&quot;&amp;[.B579]&amp;&quot;',&quot;&amp;[.H579]&amp;&quot;,'default','default','&quot;&amp;[.C579]&amp;&quot;'),&quot;" office:value-type="string" office:string-value="('Oblivion ',2,'default','default',' Royal Blood')," calcext:value-type="string">
            <text:p>('Oblivion ',2,'default','default',' Royal Blood'),</text:p>
          </table:table-cell>
        </table:table-row>
        <table:table-row table:style-name="ro2">
          <table:table-cell office:value-type="string" calcext:value-type="string">
            <text:p><text:a xlink:href="https://www.songfacts.com/facts/central-cee/obsessed-with-you" xlink:type="simple">Obsessed With You</text:a> - Central Cee</text:p>
          </table:table-cell>
          <table:table-cell table:formula="of:=LEFT([.A580];(FIND(&quot;-&quot;;[.A580])-1))" office:value-type="string" office:string-value="Obsessed With You " calcext:value-type="string">
            <text:p>Obsessed With You </text:p>
          </table:table-cell>
          <table:table-cell table:formula="of:=SUBSTITUTE([.A580];LEFT([.A580];(FIND(&quot;-&quot;;[.A580])));&quot;&quot;)" office:value-type="string" office:string-value=" Central Cee" calcext:value-type="string">
            <text:p><text:s/>Central Cee</text:p>
          </table:table-cell>
          <table:table-cell table:number-columns-repeated="4"/>
          <table:table-cell table:formula="of:=RANDBETWEEN(1;4)" office:value-type="float" office:value="4" calcext:value-type="float">
            <text:p>4</text:p>
          </table:table-cell>
          <table:table-cell table:formula="of:=&quot;('&quot;&amp;[.B580]&amp;&quot;',&quot;&amp;[.H580]&amp;&quot;,'default','default','&quot;&amp;[.C580]&amp;&quot;'),&quot;" office:value-type="string" office:string-value="('Obsessed With You ',4,'default','default',' Central Cee')," calcext:value-type="string">
            <text:p>('Obsessed With You ',4,'default','default',' Central Cee'),</text:p>
          </table:table-cell>
        </table:table-row>
        <table:table-row table:style-name="ro2">
          <table:table-cell office:value-type="string" calcext:value-type="string">
            <text:p><text:a xlink:href="https://www.songfacts.com/facts/justin-bieber/off-my-face" xlink:type="simple">Off My Face</text:a> - Justin Bieber</text:p>
          </table:table-cell>
          <table:table-cell table:formula="of:=LEFT([.A581];(FIND(&quot;-&quot;;[.A581])-1))" office:value-type="string" office:string-value="Off My Face " calcext:value-type="string">
            <text:p>Off My Face </text:p>
          </table:table-cell>
          <table:table-cell table:formula="of:=SUBSTITUTE([.A581];LEFT([.A581];(FIND(&quot;-&quot;;[.A581])));&quot;&quot;)" office:value-type="string" office:string-value=" Justin Bieber" calcext:value-type="string">
            <text:p><text:s/>Justin Bieber</text:p>
          </table:table-cell>
          <table:table-cell table:number-columns-repeated="4"/>
          <table:table-cell table:formula="of:=RANDBETWEEN(1;4)" office:value-type="float" office:value="3" calcext:value-type="float">
            <text:p>3</text:p>
          </table:table-cell>
          <table:table-cell table:formula="of:=&quot;('&quot;&amp;[.B581]&amp;&quot;',&quot;&amp;[.H581]&amp;&quot;,'default','default','&quot;&amp;[.C581]&amp;&quot;'),&quot;" office:value-type="string" office:string-value="('Off My Face ',3,'default','default',' Justin Bieber')," calcext:value-type="string">
            <text:p>('Off My Face ',3,'default','default',' Justin Bieber'),</text:p>
          </table:table-cell>
        </table:table-row>
        <table:table-row table:style-name="ro2">
          <table:table-cell office:value-type="string" calcext:value-type="string">
            <text:p><text:a xlink:href="https://www.songfacts.com/facts/kanye-west/off-the-grid" xlink:type="simple">Off The Grid</text:a> - Kanye West</text:p>
          </table:table-cell>
          <table:table-cell table:formula="of:=LEFT([.A582];(FIND(&quot;-&quot;;[.A582])-1))" office:value-type="string" office:string-value="Off The Grid " calcext:value-type="string">
            <text:p>Off The Grid </text:p>
          </table:table-cell>
          <table:table-cell table:formula="of:=SUBSTITUTE([.A582];LEFT([.A582];(FIND(&quot;-&quot;;[.A582])));&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582]&amp;&quot;',&quot;&amp;[.H582]&amp;&quot;,'default','default','&quot;&amp;[.C582]&amp;&quot;'),&quot;" office:value-type="string" office:string-value="('Off The Grid ',3,'default','default',' Kanye West')," calcext:value-type="string">
            <text:p>('Off The Grid ',3,'default','default',' Kanye West'),</text:p>
          </table:table-cell>
        </table:table-row>
        <table:table-row table:style-name="ro2">
          <table:table-cell office:value-type="string" calcext:value-type="string">
            <text:p><text:a xlink:href="https://www.songfacts.com/facts/dan-shay/officially-christmas" xlink:type="simple">Officially Christmas</text:a> - Dan + Shay</text:p>
          </table:table-cell>
          <table:table-cell table:formula="of:=LEFT([.A583];(FIND(&quot;-&quot;;[.A583])-1))" office:value-type="string" office:string-value="Officially Christmas " calcext:value-type="string">
            <text:p>Officially Christmas </text:p>
          </table:table-cell>
          <table:table-cell table:formula="of:=SUBSTITUTE([.A583];LEFT([.A583];(FIND(&quot;-&quot;;[.A583])));&quot;&quot;)" office:value-type="string" office:string-value=" Dan + Shay" calcext:value-type="string">
            <text:p><text:s/>Dan + Shay</text:p>
          </table:table-cell>
          <table:table-cell table:number-columns-repeated="4"/>
          <table:table-cell table:formula="of:=RANDBETWEEN(1;4)" office:value-type="float" office:value="3" calcext:value-type="float">
            <text:p>3</text:p>
          </table:table-cell>
          <table:table-cell table:formula="of:=&quot;('&quot;&amp;[.B583]&amp;&quot;',&quot;&amp;[.H583]&amp;&quot;,'default','default','&quot;&amp;[.C583]&amp;&quot;'),&quot;" office:value-type="string" office:string-value="('Officially Christmas ',3,'default','default',' Dan + Shay')," calcext:value-type="string">
            <text:p>('Officially Christmas ',3,'default','default',' Dan + Shay'),</text:p>
          </table:table-cell>
        </table:table-row>
        <table:table-row table:style-name="ro3">
          <table:table-cell office:value-type="string" calcext:value-type="string">
            <text:p><text:a xlink:href="https://www.songfacts.com/facts/matt-berninger/oh-dearie" xlink:type="simple">Oh Dearie</text:a> - Matt Berninger</text:p>
          </table:table-cell>
          <table:table-cell table:formula="of:=LEFT([.A584];(FIND(&quot;-&quot;;[.A584])-1))" office:value-type="string" office:string-value="Oh Dearie " calcext:value-type="string">
            <text:p>Oh Dearie </text:p>
          </table:table-cell>
          <table:table-cell table:formula="of:=SUBSTITUTE([.A584];LEFT([.A584];(FIND(&quot;-&quot;;[.A584])));&quot;&quot;)" office:value-type="string" office:string-value=" Matt Berninger" calcext:value-type="string">
            <text:p><text:s/>Matt Berninger</text:p>
          </table:table-cell>
          <table:table-cell table:number-columns-repeated="4"/>
          <table:table-cell table:formula="of:=RANDBETWEEN(1;4)" office:value-type="float" office:value="4" calcext:value-type="float">
            <text:p>4</text:p>
          </table:table-cell>
          <table:table-cell table:formula="of:=&quot;('&quot;&amp;[.B584]&amp;&quot;',&quot;&amp;[.H584]&amp;&quot;,'default','default','&quot;&amp;[.C584]&amp;&quot;'),&quot;" office:value-type="string" office:string-value="('Oh Dearie ',4,'default','default',' Matt Berninger')," calcext:value-type="string">
            <text:p>('Oh Dearie ',4,'default','default',' Matt Berninger'),</text:p>
          </table:table-cell>
        </table:table-row>
        <table:table-row table:style-name="ro2">
          <table:table-cell office:value-type="string" calcext:value-type="string">
            <text:p><text:a xlink:href="https://www.songfacts.com/facts/adele/oh-my-god" xlink:type="simple">Oh My God</text:a> - Adele</text:p>
          </table:table-cell>
          <table:table-cell table:formula="of:=LEFT([.A585];(FIND(&quot;-&quot;;[.A585])-1))" office:value-type="string" office:string-value="Oh My God " calcext:value-type="string">
            <text:p>Oh My God </text:p>
          </table:table-cell>
          <table:table-cell table:formula="of:=SUBSTITUTE([.A585];LEFT([.A585];(FIND(&quot;-&quot;;[.A585])));&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585]&amp;&quot;',&quot;&amp;[.H585]&amp;&quot;,'default','default','&quot;&amp;[.C585]&amp;&quot;'),&quot;" office:value-type="string" office:string-value="('Oh My God ',4,'default','default',' Adele')," calcext:value-type="string">
            <text:p>('Oh My God ',4,'default','default',' Adele'),</text:p>
          </table:table-cell>
        </table:table-row>
        <table:table-row table:style-name="ro5">
          <table:table-cell office:value-type="string" calcext:value-type="string">
            <text:p><text:a xlink:href="https://www.songfacts.com/facts/benjamin-francis-leftwich/oh-my-god-please" xlink:type="simple">Oh My God Please</text:a> - Benjamin Francis Leftwich</text:p>
          </table:table-cell>
          <table:table-cell table:formula="of:=LEFT([.A586];(FIND(&quot;-&quot;;[.A586])-1))" office:value-type="string" office:string-value="Oh My God Please " calcext:value-type="string">
            <text:p>Oh My God Please </text:p>
          </table:table-cell>
          <table:table-cell table:formula="of:=SUBSTITUTE([.A586];LEFT([.A586];(FIND(&quot;-&quot;;[.A586])));&quot;&quot;)" office:value-type="string" office:string-value=" Benjamin Francis Leftwich" calcext:value-type="string">
            <text:p><text:s/>Benjamin Francis Leftwich</text:p>
          </table:table-cell>
          <table:table-cell table:number-columns-repeated="4"/>
          <table:table-cell table:formula="of:=RANDBETWEEN(1;4)" office:value-type="float" office:value="4" calcext:value-type="float">
            <text:p>4</text:p>
          </table:table-cell>
          <table:table-cell table:formula="of:=&quot;('&quot;&amp;[.B586]&amp;&quot;',&quot;&amp;[.H586]&amp;&quot;,'default','default','&quot;&amp;[.C586]&amp;&quot;'),&quot;" office:value-type="string" office:string-value="('Oh My God Please ',4,'default','default',' Benjamin Francis Leftwich')," calcext:value-type="string">
            <text:p>('Oh My God Please ',4,'default','default',' Benjamin Francis Leftwich'),</text:p>
          </table:table-cell>
        </table:table-row>
        <table:table-row table:style-name="ro2">
          <table:table-cell office:value-type="string" calcext:value-type="string">
            <text:p><text:a xlink:href="https://www.songfacts.com/facts/kanye-west/ok-ok" xlink:type="simple">Ok Ok</text:a> - Kanye West</text:p>
          </table:table-cell>
          <table:table-cell table:formula="of:=LEFT([.A587];(FIND(&quot;-&quot;;[.A587])-1))" office:value-type="string" office:string-value="Ok Ok " calcext:value-type="string">
            <text:p>Ok Ok </text:p>
          </table:table-cell>
          <table:table-cell table:formula="of:=SUBSTITUTE([.A587];LEFT([.A587];(FIND(&quot;-&quot;;[.A587])));&quot;&quot;)" office:value-type="string" office:string-value=" Kanye West" calcext:value-type="string">
            <text:p><text:s/>Kanye West</text:p>
          </table:table-cell>
          <table:table-cell table:number-columns-repeated="4"/>
          <table:table-cell table:formula="of:=RANDBETWEEN(1;4)" office:value-type="float" office:value="3" calcext:value-type="float">
            <text:p>3</text:p>
          </table:table-cell>
          <table:table-cell table:formula="of:=&quot;('&quot;&amp;[.B587]&amp;&quot;',&quot;&amp;[.H587]&amp;&quot;,'default','default','&quot;&amp;[.C587]&amp;&quot;'),&quot;" office:value-type="string" office:string-value="('Ok Ok ',3,'default','default',' Kanye West')," calcext:value-type="string">
            <text:p>('Ok Ok ',3,'default','default',' Kanye West'),</text:p>
          </table:table-cell>
        </table:table-row>
        <table:table-row table:style-name="ro2">
          <table:table-cell office:value-type="string" calcext:value-type="string">
            <text:p><text:a xlink:href="https://www.songfacts.com/facts/alicia-keys/old-memories" xlink:type="simple">Old Memories</text:a> - Alicia Keys</text:p>
          </table:table-cell>
          <table:table-cell table:formula="of:=LEFT([.A588];(FIND(&quot;-&quot;;[.A588])-1))" office:value-type="string" office:string-value="Old Memories " calcext:value-type="string">
            <text:p>Old Memories </text:p>
          </table:table-cell>
          <table:table-cell table:formula="of:=SUBSTITUTE([.A588];LEFT([.A588];(FIND(&quot;-&quot;;[.A588])));&quot;&quot;)" office:value-type="string" office:string-value=" Alicia Keys" calcext:value-type="string">
            <text:p><text:s/>Alicia Keys</text:p>
          </table:table-cell>
          <table:table-cell table:number-columns-repeated="4"/>
          <table:table-cell table:formula="of:=RANDBETWEEN(1;4)" office:value-type="float" office:value="4" calcext:value-type="float">
            <text:p>4</text:p>
          </table:table-cell>
          <table:table-cell table:formula="of:=&quot;('&quot;&amp;[.B588]&amp;&quot;',&quot;&amp;[.H588]&amp;&quot;,'default','default','&quot;&amp;[.C588]&amp;&quot;'),&quot;" office:value-type="string" office:string-value="('Old Memories ',4,'default','default',' Alicia Keys')," calcext:value-type="string">
            <text:p>('Old Memories ',4,'default','default',' Alicia Keys'),</text:p>
          </table:table-cell>
        </table:table-row>
        <table:table-row table:style-name="ro2">
          <table:table-cell office:value-type="string" calcext:value-type="string">
            <text:p><text:a xlink:href="https://www.songfacts.com/facts/arrdee/oliver-twist" xlink:type="simple">Oliver Twist</text:a> - ArrDee</text:p>
          </table:table-cell>
          <table:table-cell table:formula="of:=LEFT([.A589];(FIND(&quot;-&quot;;[.A589])-1))" office:value-type="string" office:string-value="Oliver Twist " calcext:value-type="string">
            <text:p>Oliver Twist </text:p>
          </table:table-cell>
          <table:table-cell table:formula="of:=SUBSTITUTE([.A589];LEFT([.A589];(FIND(&quot;-&quot;;[.A589])));&quot;&quot;)" office:value-type="string" office:string-value=" ArrDee" calcext:value-type="string">
            <text:p><text:s/>ArrDee</text:p>
          </table:table-cell>
          <table:table-cell table:number-columns-repeated="4"/>
          <table:table-cell table:formula="of:=RANDBETWEEN(1;4)" office:value-type="float" office:value="3" calcext:value-type="float">
            <text:p>3</text:p>
          </table:table-cell>
          <table:table-cell table:formula="of:=&quot;('&quot;&amp;[.B589]&amp;&quot;',&quot;&amp;[.H589]&amp;&quot;,'default','default','&quot;&amp;[.C589]&amp;&quot;'),&quot;" office:value-type="string" office:string-value="('Oliver Twist ',3,'default','default',' ArrDee')," calcext:value-type="string">
            <text:p>('Oliver Twist ',3,'default','default',' ArrDee'),</text:p>
          </table:table-cell>
        </table:table-row>
        <table:table-row table:style-name="ro2">
          <table:table-cell office:value-type="string" calcext:value-type="string">
            <text:p><text:a xlink:href="https://www.songfacts.com/facts/warren-hue/omomo-punk" xlink:type="simple">Omomo Punk</text:a> - Warren Hue</text:p>
          </table:table-cell>
          <table:table-cell table:formula="of:=LEFT([.A590];(FIND(&quot;-&quot;;[.A590])-1))" office:value-type="string" office:string-value="Omomo Punk " calcext:value-type="string">
            <text:p>Omomo Punk </text:p>
          </table:table-cell>
          <table:table-cell table:formula="of:=SUBSTITUTE([.A590];LEFT([.A590];(FIND(&quot;-&quot;;[.A590])));&quot;&quot;)" office:value-type="string" office:string-value=" Warren Hue" calcext:value-type="string">
            <text:p><text:s/>Warren Hue</text:p>
          </table:table-cell>
          <table:table-cell table:number-columns-repeated="4"/>
          <table:table-cell table:formula="of:=RANDBETWEEN(1;4)" office:value-type="float" office:value="3" calcext:value-type="float">
            <text:p>3</text:p>
          </table:table-cell>
          <table:table-cell table:formula="of:=&quot;('&quot;&amp;[.B590]&amp;&quot;',&quot;&amp;[.H590]&amp;&quot;,'default','default','&quot;&amp;[.C590]&amp;&quot;'),&quot;" office:value-type="string" office:string-value="('Omomo Punk ',3,'default','default',' Warren Hue')," calcext:value-type="string">
            <text:p>('Omomo Punk ',3,'default','default',' Warren Hue'),</text:p>
          </table:table-cell>
        </table:table-row>
        <table:table-row table:style-name="ro2">
          <table:table-cell office:value-type="string" calcext:value-type="string">
            <text:p><text:a xlink:href="https://www.songfacts.com/facts/rose/on-the-ground" xlink:type="simple">On The Ground</text:a> - Rosé</text:p>
          </table:table-cell>
          <table:table-cell table:formula="of:=LEFT([.A591];(FIND(&quot;-&quot;;[.A591])-1))" office:value-type="string" office:string-value="On The Ground " calcext:value-type="string">
            <text:p>On The Ground </text:p>
          </table:table-cell>
          <table:table-cell table:formula="of:=SUBSTITUTE([.A591];LEFT([.A591];(FIND(&quot;-&quot;;[.A591])));&quot;&quot;)" office:value-type="string" office:string-value=" Rosé" calcext:value-type="string">
            <text:p><text:s/>Rosé</text:p>
          </table:table-cell>
          <table:table-cell table:number-columns-repeated="4"/>
          <table:table-cell table:formula="of:=RANDBETWEEN(1;4)" office:value-type="float" office:value="3" calcext:value-type="float">
            <text:p>3</text:p>
          </table:table-cell>
          <table:table-cell table:formula="of:=&quot;('&quot;&amp;[.B591]&amp;&quot;',&quot;&amp;[.H591]&amp;&quot;,'default','default','&quot;&amp;[.C591]&amp;&quot;'),&quot;" office:value-type="string" office:string-value="('On The Ground ',3,'default','default',' Rosé')," calcext:value-type="string">
            <text:p>('On The Ground ',3,'default','default',' Rosé'),</text:p>
          </table:table-cell>
        </table:table-row>
        <table:table-row table:style-name="ro3">
          <table:table-cell office:value-type="string" calcext:value-type="string">
            <text:p><text:a xlink:href="https://www.songfacts.com/facts/monstro-vocal/once-upon-a-fiction" xlink:type="simple">Once Upon A Fiction</text:a> - Monstro Vocal</text:p>
          </table:table-cell>
          <table:table-cell table:formula="of:=LEFT([.A592];(FIND(&quot;-&quot;;[.A592])-1))" office:value-type="string" office:string-value="Once Upon A Fiction " calcext:value-type="string">
            <text:p>Once Upon A Fiction </text:p>
          </table:table-cell>
          <table:table-cell table:formula="of:=SUBSTITUTE([.A592];LEFT([.A592];(FIND(&quot;-&quot;;[.A592])));&quot;&quot;)" office:value-type="string" office:string-value=" Monstro Vocal" calcext:value-type="string">
            <text:p><text:s/>Monstro Vocal</text:p>
          </table:table-cell>
          <table:table-cell table:number-columns-repeated="4"/>
          <table:table-cell table:formula="of:=RANDBETWEEN(1;4)" office:value-type="float" office:value="2" calcext:value-type="float">
            <text:p>2</text:p>
          </table:table-cell>
          <table:table-cell table:formula="of:=&quot;('&quot;&amp;[.B592]&amp;&quot;',&quot;&amp;[.H592]&amp;&quot;,'default','default','&quot;&amp;[.C592]&amp;&quot;'),&quot;" office:value-type="string" office:string-value="('Once Upon A Fiction ',2,'default','default',' Monstro Vocal')," calcext:value-type="string">
            <text:p>('Once Upon A Fiction ',2,'default','default',' Monstro Vocal'),</text:p>
          </table:table-cell>
        </table:table-row>
        <table:table-row table:style-name="ro3">
          <table:table-cell office:value-type="string" calcext:value-type="string">
            <text:p><text:a xlink:href="https://www.songfacts.com/facts/death-from-above/one-one" xlink:type="simple">One + One</text:a> - Death From Above 1979</text:p>
          </table:table-cell>
          <table:table-cell table:formula="of:=LEFT([.A593];(FIND(&quot;-&quot;;[.A593])-1))" office:value-type="string" office:string-value="One + One " calcext:value-type="string">
            <text:p>One + One </text:p>
          </table:table-cell>
          <table:table-cell table:formula="of:=SUBSTITUTE([.A593];LEFT([.A593];(FIND(&quot;-&quot;;[.A593])));&quot;&quot;)" office:value-type="string" office:string-value=" Death From Above 1979" calcext:value-type="string">
            <text:p><text:s/>Death From Above 1979</text:p>
          </table:table-cell>
          <table:table-cell table:number-columns-repeated="4"/>
          <table:table-cell table:formula="of:=RANDBETWEEN(1;4)" office:value-type="float" office:value="1" calcext:value-type="float">
            <text:p>1</text:p>
          </table:table-cell>
          <table:table-cell table:formula="of:=&quot;('&quot;&amp;[.B593]&amp;&quot;',&quot;&amp;[.H593]&amp;&quot;,'default','default','&quot;&amp;[.C593]&amp;&quot;'),&quot;" office:value-type="string" office:string-value="('One + One ',1,'default','default',' Death From Above 1979')," calcext:value-type="string">
            <text:p>('One + One ',1,'default','default',' Death From Above 1979'),</text:p>
          </table:table-cell>
        </table:table-row>
        <table:table-row table:style-name="ro2">
          <table:table-cell office:value-type="string" calcext:value-type="string">
            <text:p><text:a xlink:href="https://www.songfacts.com/facts/lovejoy/one-day" xlink:type="simple">One Day</text:a> - Lovejoy</text:p>
          </table:table-cell>
          <table:table-cell table:formula="of:=LEFT([.A594];(FIND(&quot;-&quot;;[.A594])-1))" office:value-type="string" office:string-value="One Day " calcext:value-type="string">
            <text:p>One Day </text:p>
          </table:table-cell>
          <table:table-cell table:formula="of:=SUBSTITUTE([.A594];LEFT([.A594];(FIND(&quot;-&quot;;[.A594])));&quot;&quot;)" office:value-type="string" office:string-value=" Lovejoy" calcext:value-type="string">
            <text:p><text:s/>Lovejoy</text:p>
          </table:table-cell>
          <table:table-cell table:number-columns-repeated="4"/>
          <table:table-cell table:formula="of:=RANDBETWEEN(1;4)" office:value-type="float" office:value="3" calcext:value-type="float">
            <text:p>3</text:p>
          </table:table-cell>
          <table:table-cell table:formula="of:=&quot;('&quot;&amp;[.B594]&amp;&quot;',&quot;&amp;[.H594]&amp;&quot;,'default','default','&quot;&amp;[.C594]&amp;&quot;'),&quot;" office:value-type="string" office:string-value="('One Day ',3,'default','default',' Lovejoy')," calcext:value-type="string">
            <text:p>('One Day ',3,'default','default',' Lovejoy'),</text:p>
          </table:table-cell>
        </table:table-row>
        <table:table-row table:style-name="ro2">
          <table:table-cell office:value-type="string" calcext:value-type="string">
            <text:p><text:a xlink:href="https://www.songfacts.com/facts/griff/one-foot-in-front-of-the-other" xlink:type="simple">One Foot In Front Of The Other</text:a> - Griff</text:p>
          </table:table-cell>
          <table:table-cell table:formula="of:=LEFT([.A595];(FIND(&quot;-&quot;;[.A595])-1))" office:value-type="string" office:string-value="One Foot In Front Of The Other " calcext:value-type="string">
            <text:p>One Foot In Front Of The Other </text:p>
          </table:table-cell>
          <table:table-cell table:formula="of:=SUBSTITUTE([.A595];LEFT([.A595];(FIND(&quot;-&quot;;[.A595])));&quot;&quot;)" office:value-type="string" office:string-value=" Griff" calcext:value-type="string">
            <text:p><text:s/>Griff</text:p>
          </table:table-cell>
          <table:table-cell table:number-columns-repeated="4"/>
          <table:table-cell table:formula="of:=RANDBETWEEN(1;4)" office:value-type="float" office:value="3" calcext:value-type="float">
            <text:p>3</text:p>
          </table:table-cell>
          <table:table-cell table:formula="of:=&quot;('&quot;&amp;[.B595]&amp;&quot;',&quot;&amp;[.H595]&amp;&quot;,'default','default','&quot;&amp;[.C595]&amp;&quot;'),&quot;" office:value-type="string" office:string-value="('One Foot In Front Of The Other ',3,'default','default',' Griff')," calcext:value-type="string">
            <text:p>('One Foot In Front Of The Other ',3,'default','default',' Griff'),</text:p>
          </table:table-cell>
        </table:table-row>
        <table:table-row table:style-name="ro2">
          <table:table-cell office:value-type="string" calcext:value-type="string">
            <text:p><text:a xlink:href="https://www.songfacts.com/facts/lp/one-last-time" xlink:type="simple">One Last Time</text:a> - LP</text:p>
          </table:table-cell>
          <table:table-cell table:formula="of:=LEFT([.A596];(FIND(&quot;-&quot;;[.A596])-1))" office:value-type="string" office:string-value="One Last Time " calcext:value-type="string">
            <text:p>One Last Time </text:p>
          </table:table-cell>
          <table:table-cell table:formula="of:=SUBSTITUTE([.A596];LEFT([.A596];(FIND(&quot;-&quot;;[.A596])));&quot;&quot;)" office:value-type="string" office:string-value=" LP" calcext:value-type="string">
            <text:p><text:s/>LP</text:p>
          </table:table-cell>
          <table:table-cell table:number-columns-repeated="4"/>
          <table:table-cell table:formula="of:=RANDBETWEEN(1;4)" office:value-type="float" office:value="2" calcext:value-type="float">
            <text:p>2</text:p>
          </table:table-cell>
          <table:table-cell table:formula="of:=&quot;('&quot;&amp;[.B596]&amp;&quot;',&quot;&amp;[.H596]&amp;&quot;,'default','default','&quot;&amp;[.C596]&amp;&quot;'),&quot;" office:value-type="string" office:string-value="('One Last Time ',2,'default','default',' LP')," calcext:value-type="string">
            <text:p>('One Last Time ',2,'default','default',' LP'),</text:p>
          </table:table-cell>
        </table:table-row>
        <table:table-row table:style-name="ro2">
          <table:table-cell office:value-type="string" calcext:value-type="string">
            <text:p><text:a xlink:href="https://www.songfacts.com/facts/kane-brown/one-mississippi" xlink:type="simple">One Mississippi</text:a> - Kane Brown</text:p>
          </table:table-cell>
          <table:table-cell table:formula="of:=LEFT([.A597];(FIND(&quot;-&quot;;[.A597])-1))" office:value-type="string" office:string-value="One Mississippi " calcext:value-type="string">
            <text:p>One Mississippi </text:p>
          </table:table-cell>
          <table:table-cell table:formula="of:=SUBSTITUTE([.A597];LEFT([.A597];(FIND(&quot;-&quot;;[.A597])));&quot;&quot;)" office:value-type="string" office:string-value=" Kane Brown" calcext:value-type="string">
            <text:p><text:s/>Kane Brown</text:p>
          </table:table-cell>
          <table:table-cell table:number-columns-repeated="4"/>
          <table:table-cell table:formula="of:=RANDBETWEEN(1;4)" office:value-type="float" office:value="1" calcext:value-type="float">
            <text:p>1</text:p>
          </table:table-cell>
          <table:table-cell table:formula="of:=&quot;('&quot;&amp;[.B597]&amp;&quot;',&quot;&amp;[.H597]&amp;&quot;,'default','default','&quot;&amp;[.C597]&amp;&quot;'),&quot;" office:value-type="string" office:string-value="('One Mississippi ',1,'default','default',' Kane Brown')," calcext:value-type="string">
            <text:p>('One Mississippi ',1,'default','default',' Kane Brown'),</text:p>
          </table:table-cell>
        </table:table-row>
        <table:table-row table:style-name="ro2">
          <table:table-cell office:value-type="string" calcext:value-type="string">
            <text:p><text:a xlink:href="https://www.songfacts.com/facts/griff/one-night" xlink:type="simple">One Night</text:a> - Griff</text:p>
          </table:table-cell>
          <table:table-cell table:formula="of:=LEFT([.A598];(FIND(&quot;-&quot;;[.A598])-1))" office:value-type="string" office:string-value="One Night " calcext:value-type="string">
            <text:p>One Night </text:p>
          </table:table-cell>
          <table:table-cell table:formula="of:=SUBSTITUTE([.A598];LEFT([.A598];(FIND(&quot;-&quot;;[.A598])));&quot;&quot;)" office:value-type="string" office:string-value=" Griff" calcext:value-type="string">
            <text:p><text:s/>Griff</text:p>
          </table:table-cell>
          <table:table-cell table:number-columns-repeated="4"/>
          <table:table-cell table:formula="of:=RANDBETWEEN(1;4)" office:value-type="float" office:value="2" calcext:value-type="float">
            <text:p>2</text:p>
          </table:table-cell>
          <table:table-cell table:formula="of:=&quot;('&quot;&amp;[.B598]&amp;&quot;',&quot;&amp;[.H598]&amp;&quot;,'default','default','&quot;&amp;[.C598]&amp;&quot;'),&quot;" office:value-type="string" office:string-value="('One Night ',2,'default','default',' Griff')," calcext:value-type="string">
            <text:p>('One Night ',2,'default','default',' Griff'),</text:p>
          </table:table-cell>
        </table:table-row>
        <table:table-row table:style-name="ro2">
          <table:table-cell office:value-type="string" calcext:value-type="string">
            <text:p><text:a xlink:href="https://www.songfacts.com/facts/post-malone/one-right-now" xlink:type="simple">One Right Now</text:a> - Post Malone</text:p>
          </table:table-cell>
          <table:table-cell table:formula="of:=LEFT([.A599];(FIND(&quot;-&quot;;[.A599])-1))" office:value-type="string" office:string-value="One Right Now " calcext:value-type="string">
            <text:p>One Right Now </text:p>
          </table:table-cell>
          <table:table-cell table:formula="of:=SUBSTITUTE([.A599];LEFT([.A599];(FIND(&quot;-&quot;;[.A599])));&quot;&quot;)" office:value-type="string" office:string-value=" Post Malone" calcext:value-type="string">
            <text:p><text:s/>Post Malone</text:p>
          </table:table-cell>
          <table:table-cell table:number-columns-repeated="4"/>
          <table:table-cell table:formula="of:=RANDBETWEEN(1;4)" office:value-type="float" office:value="1" calcext:value-type="float">
            <text:p>1</text:p>
          </table:table-cell>
          <table:table-cell table:formula="of:=&quot;('&quot;&amp;[.B599]&amp;&quot;',&quot;&amp;[.H599]&amp;&quot;,'default','default','&quot;&amp;[.C599]&amp;&quot;'),&quot;" office:value-type="string" office:string-value="('One Right Now ',1,'default','default',' Post Malone')," calcext:value-type="string">
            <text:p>('One Right Now ',1,'default','default',' Post Malone'),</text:p>
          </table:table-cell>
        </table:table-row>
        <table:table-row table:style-name="ro2">
          <table:table-cell office:value-type="string" calcext:value-type="string">
            <text:p><text:a xlink:href="https://www.songfacts.com/facts/finneas/only-a-lifetime" xlink:type="simple">Only A Lifetime</text:a> - Finneas</text:p>
          </table:table-cell>
          <table:table-cell table:formula="of:=LEFT([.A600];(FIND(&quot;-&quot;;[.A600])-1))" office:value-type="string" office:string-value="Only A Lifetime " calcext:value-type="string">
            <text:p>Only A Lifetime </text:p>
          </table:table-cell>
          <table:table-cell table:formula="of:=SUBSTITUTE([.A600];LEFT([.A600];(FIND(&quot;-&quot;;[.A600])));&quot;&quot;)" office:value-type="string" office:string-value=" Finneas" calcext:value-type="string">
            <text:p><text:s/>Finneas</text:p>
          </table:table-cell>
          <table:table-cell table:number-columns-repeated="4"/>
          <table:table-cell table:formula="of:=RANDBETWEEN(1;4)" office:value-type="float" office:value="3" calcext:value-type="float">
            <text:p>3</text:p>
          </table:table-cell>
          <table:table-cell table:formula="of:=&quot;('&quot;&amp;[.B600]&amp;&quot;',&quot;&amp;[.H600]&amp;&quot;,'default','default','&quot;&amp;[.C600]&amp;&quot;'),&quot;" office:value-type="string" office:string-value="('Only A Lifetime ',3,'default','default',' Finneas')," calcext:value-type="string">
            <text:p>('Only A Lifetime ',3,'default','default',' Finneas'),</text:p>
          </table:table-cell>
        </table:table-row>
        <table:table-row table:style-name="ro3">
          <table:table-cell office:value-type="string" calcext:value-type="string">
            <text:p><text:a xlink:href="https://www.songfacts.com/facts/joshua-bassett/only-a-matter-of-time" xlink:type="simple">Only A Matter of Time</text:a> - Joshua Bassett</text:p>
          </table:table-cell>
          <table:table-cell table:formula="of:=LEFT([.A601];(FIND(&quot;-&quot;;[.A601])-1))" office:value-type="string" office:string-value="Only A Matter of Time " calcext:value-type="string">
            <text:p>Only A Matter of Time </text:p>
          </table:table-cell>
          <table:table-cell table:formula="of:=SUBSTITUTE([.A601];LEFT([.A601];(FIND(&quot;-&quot;;[.A601])));&quot;&quot;)" office:value-type="string" office:string-value=" Joshua Bassett" calcext:value-type="string">
            <text:p><text:s/>Joshua Bassett</text:p>
          </table:table-cell>
          <table:table-cell table:number-columns-repeated="4"/>
          <table:table-cell table:formula="of:=RANDBETWEEN(1;4)" office:value-type="float" office:value="1" calcext:value-type="float">
            <text:p>1</text:p>
          </table:table-cell>
          <table:table-cell table:formula="of:=&quot;('&quot;&amp;[.B601]&amp;&quot;',&quot;&amp;[.H601]&amp;&quot;,'default','default','&quot;&amp;[.C601]&amp;&quot;'),&quot;" office:value-type="string" office:string-value="('Only A Matter of Time ',1,'default','default',' Joshua Bassett')," calcext:value-type="string">
            <text:p>('Only A Matter of Time ',1,'default','default',' Joshua Bassett'),</text:p>
          </table:table-cell>
        </table:table-row>
        <table:table-row table:style-name="ro3">
          <table:table-cell office:value-type="string" calcext:value-type="string">
            <text:p><text:a xlink:href="https://www.songfacts.com/facts/the-pretty-reckless/only-love-can-save-me-now" xlink:type="simple">Only Love Can Save Me Now</text:a> - The Pretty Reckless</text:p>
          </table:table-cell>
          <table:table-cell table:formula="of:=LEFT([.A602];(FIND(&quot;-&quot;;[.A602])-1))" office:value-type="string" office:string-value="Only Love Can Save Me Now " calcext:value-type="string">
            <text:p>Only Love Can Save Me Now </text:p>
          </table:table-cell>
          <table:table-cell table:formula="of:=SUBSTITUTE([.A602];LEFT([.A602];(FIND(&quot;-&quot;;[.A602])));&quot;&quot;)" office:value-type="string" office:string-value=" The Pretty Reckless" calcext:value-type="string">
            <text:p><text:s/>The Pretty Reckless</text:p>
          </table:table-cell>
          <table:table-cell table:number-columns-repeated="4"/>
          <table:table-cell table:formula="of:=RANDBETWEEN(1;4)" office:value-type="float" office:value="3" calcext:value-type="float">
            <text:p>3</text:p>
          </table:table-cell>
          <table:table-cell table:formula="of:=&quot;('&quot;&amp;[.B602]&amp;&quot;',&quot;&amp;[.H602]&amp;&quot;,'default','default','&quot;&amp;[.C602]&amp;&quot;'),&quot;" office:value-type="string" office:string-value="('Only Love Can Save Me Now ',3,'default','default',' The Pretty Reckless')," calcext:value-type="string">
            <text:p>('Only Love Can Save Me Now ',3,'default','default',' The Pretty Reckless'),</text:p>
          </table:table-cell>
        </table:table-row>
        <table:table-row table:style-name="ro5">
          <table:table-cell office:value-type="string" calcext:value-type="string">
            <text:p>Only Thing Thats Gone - Morgan Wallen</text:p>
          </table:table-cell>
          <table:table-cell table:formula="of:=LEFT([.A603];(FIND(&quot;-&quot;;[.A603])-1))" office:value-type="string" office:string-value="Only Thing Thats Gone " calcext:value-type="string">
            <text:p>Only Thing Thats Gone </text:p>
          </table:table-cell>
          <table:table-cell table:formula="of:=SUBSTITUTE([.A603];LEFT([.A603];(FIND(&quot;-&quot;;[.A603])));&quot;&quot;)" office:value-type="string" office:string-value=" Morgan Wallen" calcext:value-type="string">
            <text:p><text:s/>Morgan Wallen</text:p>
          </table:table-cell>
          <table:table-cell table:number-columns-repeated="4"/>
          <table:table-cell table:formula="of:=RANDBETWEEN(1;4)" office:value-type="float" office:value="1" calcext:value-type="float">
            <text:p>1</text:p>
          </table:table-cell>
          <table:table-cell table:formula="of:=&quot;('&quot;&amp;[.B603]&amp;&quot;',&quot;&amp;[.H603]&amp;&quot;,'default','default','&quot;&amp;[.C603]&amp;&quot;'),&quot;" office:value-type="string" office:string-value="('Only Thing Thats Gone ',1,'default','default',' Morgan Wallen')," calcext:value-type="string">
            <text:p>('Only Thing Thats Gone ',1,'default','default',' Morgan Wallen'),</text:p>
          </table:table-cell>
        </table:table-row>
        <table:table-row table:style-name="ro2">
          <table:table-cell office:value-type="string" calcext:value-type="string">
            <text:p><text:a xlink:href="https://www.songfacts.com/facts/jade-bird/open-up-the-heavens" xlink:type="simple">Open Up The Heavens</text:a> - Jade Bird</text:p>
          </table:table-cell>
          <table:table-cell table:formula="of:=LEFT([.A604];(FIND(&quot;-&quot;;[.A604])-1))" office:value-type="string" office:string-value="Open Up The Heavens " calcext:value-type="string">
            <text:p>Open Up The Heavens </text:p>
          </table:table-cell>
          <table:table-cell table:formula="of:=SUBSTITUTE([.A604];LEFT([.A604];(FIND(&quot;-&quot;;[.A604])));&quot;&quot;)" office:value-type="string" office:string-value=" Jade Bird" calcext:value-type="string">
            <text:p><text:s/>Jade Bird</text:p>
          </table:table-cell>
          <table:table-cell table:number-columns-repeated="4"/>
          <table:table-cell table:formula="of:=RANDBETWEEN(1;4)" office:value-type="float" office:value="2" calcext:value-type="float">
            <text:p>2</text:p>
          </table:table-cell>
          <table:table-cell table:formula="of:=&quot;('&quot;&amp;[.B604]&amp;&quot;',&quot;&amp;[.H604]&amp;&quot;,'default','default','&quot;&amp;[.C604]&amp;&quot;'),&quot;" office:value-type="string" office:string-value="('Open Up The Heavens ',2,'default','default',' Jade Bird')," calcext:value-type="string">
            <text:p>('Open Up The Heavens ',2,'default','default',' Jade Bird'),</text:p>
          </table:table-cell>
        </table:table-row>
        <table:table-row table:style-name="ro2">
          <table:table-cell office:value-type="string" calcext:value-type="string">
            <text:p><text:a xlink:href="https://www.songfacts.com/facts/anne-marie/our-song" xlink:type="simple">Our Song</text:a> - Anne-Marie</text:p>
          </table:table-cell>
          <table:table-cell table:formula="of:=LEFT([.A605];(FIND(&quot;-&quot;;[.A605])-1))" office:value-type="string" office:string-value="Our Song " calcext:value-type="string">
            <text:p>Our Song </text:p>
          </table:table-cell>
          <table:table-cell table:formula="of:=SUBSTITUTE([.A605];LEFT([.A605];(FIND(&quot;-&quot;;[.A605])));&quot;&quot;)" office:value-type="string" office:string-value=" Anne-Marie" calcext:value-type="string">
            <text:p><text:s/>Anne-Marie</text:p>
          </table:table-cell>
          <table:table-cell table:number-columns-repeated="4"/>
          <table:table-cell table:formula="of:=RANDBETWEEN(1;4)" office:value-type="float" office:value="2" calcext:value-type="float">
            <text:p>2</text:p>
          </table:table-cell>
          <table:table-cell table:formula="of:=&quot;('&quot;&amp;[.B605]&amp;&quot;',&quot;&amp;[.H605]&amp;&quot;,'default','default','&quot;&amp;[.C605]&amp;&quot;'),&quot;" office:value-type="string" office:string-value="('Our Song ',2,'default','default',' Anne-Marie')," calcext:value-type="string">
            <text:p>('Our Song ',2,'default','default',' Anne-Marie'),</text:p>
          </table:table-cell>
        </table:table-row>
        <table:table-row table:style-name="ro2">
          <table:table-cell office:value-type="string" calcext:value-type="string">
            <text:p><text:a xlink:href="https://www.songfacts.com/facts/joel-corry/out-out" xlink:type="simple">Out Out</text:a> - Joel Corry</text:p>
          </table:table-cell>
          <table:table-cell table:formula="of:=LEFT([.A606];(FIND(&quot;-&quot;;[.A606])-1))" office:value-type="string" office:string-value="Out Out " calcext:value-type="string">
            <text:p>Out Out </text:p>
          </table:table-cell>
          <table:table-cell table:formula="of:=SUBSTITUTE([.A606];LEFT([.A606];(FIND(&quot;-&quot;;[.A606])));&quot;&quot;)" office:value-type="string" office:string-value=" Joel Corry" calcext:value-type="string">
            <text:p><text:s/>Joel Corry</text:p>
          </table:table-cell>
          <table:table-cell table:number-columns-repeated="4"/>
          <table:table-cell table:formula="of:=RANDBETWEEN(1;4)" office:value-type="float" office:value="2" calcext:value-type="float">
            <text:p>2</text:p>
          </table:table-cell>
          <table:table-cell table:formula="of:=&quot;('&quot;&amp;[.B606]&amp;&quot;',&quot;&amp;[.H606]&amp;&quot;,'default','default','&quot;&amp;[.C606]&amp;&quot;'),&quot;" office:value-type="string" office:string-value="('Out Out ',2,'default','default',' Joel Corry')," calcext:value-type="string">
            <text:p>('Out Out ',2,'default','default',' Joel Corry'),</text:p>
          </table:table-cell>
        </table:table-row>
        <table:table-row table:style-name="ro2">
          <table:table-cell office:value-type="string" calcext:value-type="string">
            <text:p><text:a xlink:href="https://www.songfacts.com/facts/smiley/over-the-top" xlink:type="simple">Over The Top</text:a> - Smiley</text:p>
          </table:table-cell>
          <table:table-cell table:formula="of:=LEFT([.A607];(FIND(&quot;-&quot;;[.A607])-1))" office:value-type="string" office:string-value="Over The Top " calcext:value-type="string">
            <text:p>Over The Top </text:p>
          </table:table-cell>
          <table:table-cell table:formula="of:=SUBSTITUTE([.A607];LEFT([.A607];(FIND(&quot;-&quot;;[.A607])));&quot;&quot;)" office:value-type="string" office:string-value=" Smiley" calcext:value-type="string">
            <text:p><text:s/>Smiley</text:p>
          </table:table-cell>
          <table:table-cell table:number-columns-repeated="4"/>
          <table:table-cell table:formula="of:=RANDBETWEEN(1;4)" office:value-type="float" office:value="2" calcext:value-type="float">
            <text:p>2</text:p>
          </table:table-cell>
          <table:table-cell table:formula="of:=&quot;('&quot;&amp;[.B607]&amp;&quot;',&quot;&amp;[.H607]&amp;&quot;,'default','default','&quot;&amp;[.C607]&amp;&quot;'),&quot;" office:value-type="string" office:string-value="('Over The Top ',2,'default','default',' Smiley')," calcext:value-type="string">
            <text:p>('Over The Top ',2,'default','default',' Smiley'),</text:p>
          </table:table-cell>
        </table:table-row>
        <table:table-row table:style-name="ro2">
          <table:table-cell office:value-type="string" calcext:value-type="string">
            <text:p><text:a xlink:href="https://www.songfacts.com/facts/conan-gray/overdrive" xlink:type="simple">Overdrive</text:a> - Conan Gray</text:p>
          </table:table-cell>
          <table:table-cell table:formula="of:=LEFT([.A608];(FIND(&quot;-&quot;;[.A608])-1))" office:value-type="string" office:string-value="Overdrive " calcext:value-type="string">
            <text:p>Overdrive </text:p>
          </table:table-cell>
          <table:table-cell table:formula="of:=SUBSTITUTE([.A608];LEFT([.A608];(FIND(&quot;-&quot;;[.A608])));&quot;&quot;)" office:value-type="string" office:string-value=" Conan Gray" calcext:value-type="string">
            <text:p><text:s/>Conan Gray</text:p>
          </table:table-cell>
          <table:table-cell table:number-columns-repeated="4"/>
          <table:table-cell table:formula="of:=RANDBETWEEN(1;4)" office:value-type="float" office:value="2" calcext:value-type="float">
            <text:p>2</text:p>
          </table:table-cell>
          <table:table-cell table:formula="of:=&quot;('&quot;&amp;[.B608]&amp;&quot;',&quot;&amp;[.H608]&amp;&quot;,'default','default','&quot;&amp;[.C608]&amp;&quot;'),&quot;" office:value-type="string" office:string-value="('Overdrive ',2,'default','default',' Conan Gray')," calcext:value-type="string">
            <text:p>('Overdrive ',2,'default','default',' Conan Gray'),</text:p>
          </table:table-cell>
        </table:table-row>
        <table:table-row table:style-name="ro2">
          <table:table-cell office:value-type="string" calcext:value-type="string">
            <text:p><text:a xlink:href="https://www.songfacts.com/facts/billie-eilish/overheated" xlink:type="simple">Overheated</text:a> - Billie Eilish</text:p>
          </table:table-cell>
          <table:table-cell table:formula="of:=LEFT([.A609];(FIND(&quot;-&quot;;[.A609])-1))" office:value-type="string" office:string-value="Overheated " calcext:value-type="string">
            <text:p>Overheated </text:p>
          </table:table-cell>
          <table:table-cell table:formula="of:=SUBSTITUTE([.A609];LEFT([.A609];(FIND(&quot;-&quot;;[.A609])));&quot;&quot;)" office:value-type="string" office:string-value=" Billie Eilish" calcext:value-type="string">
            <text:p><text:s/>Billie Eilish</text:p>
          </table:table-cell>
          <table:table-cell table:number-columns-repeated="4"/>
          <table:table-cell table:formula="of:=RANDBETWEEN(1;4)" office:value-type="float" office:value="4" calcext:value-type="float">
            <text:p>4</text:p>
          </table:table-cell>
          <table:table-cell table:formula="of:=&quot;('&quot;&amp;[.B609]&amp;&quot;',&quot;&amp;[.H609]&amp;&quot;,'default','default','&quot;&amp;[.C609]&amp;&quot;'),&quot;" office:value-type="string" office:string-value="('Overheated ',4,'default','default',' Billie Eilish')," calcext:value-type="string">
            <text:p>('Overheated ',4,'default','default',' Billie Eilish'),</text:p>
          </table:table-cell>
        </table:table-row>
        <table:table-row table:style-name="ro2">
          <table:table-cell office:value-type="string" calcext:value-type="string">
            <text:p><text:a xlink:href="https://www.songfacts.com/facts/ed-sheeran/overpass-graffiti" xlink:type="simple">Overpass Graffiti</text:a> - Ed Sheeran</text:p>
          </table:table-cell>
          <table:table-cell table:formula="of:=LEFT([.A610];(FIND(&quot;-&quot;;[.A610])-1))" office:value-type="string" office:string-value="Overpass Graffiti " calcext:value-type="string">
            <text:p>Overpass Graffiti </text:p>
          </table:table-cell>
          <table:table-cell table:formula="of:=SUBSTITUTE([.A610];LEFT([.A610];(FIND(&quot;-&quot;;[.A610])));&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610]&amp;&quot;',&quot;&amp;[.H610]&amp;&quot;,'default','default','&quot;&amp;[.C610]&amp;&quot;'),&quot;" office:value-type="string" office:string-value="('Overpass Graffiti ',4,'default','default',' Ed Sheeran')," calcext:value-type="string">
            <text:p>('Overpass Graffiti ',4,'default','default',' Ed Sheeran'),</text:p>
          </table:table-cell>
        </table:table-row>
        <table:table-row table:style-name="ro2">
          <table:table-cell office:value-type="string" calcext:value-type="string">
            <text:p><text:a xlink:href="https://www.songfacts.com/facts/d-block-europe/overseas" xlink:type="simple">Overseas</text:a> - D-Block Europe</text:p>
          </table:table-cell>
          <table:table-cell table:formula="of:=LEFT([.A611];(FIND(&quot;-&quot;;[.A611])-1))" office:value-type="string" office:string-value="Overseas " calcext:value-type="string">
            <text:p>Overseas </text:p>
          </table:table-cell>
          <table:table-cell table:formula="of:=SUBSTITUTE([.A611];LEFT([.A611];(FIND(&quot;-&quot;;[.A611])));&quot;&quot;)" office:value-type="string" office:string-value=" D-Block Europe" calcext:value-type="string">
            <text:p><text:s/>D-Block Europe</text:p>
          </table:table-cell>
          <table:table-cell table:number-columns-repeated="4"/>
          <table:table-cell table:formula="of:=RANDBETWEEN(1;4)" office:value-type="float" office:value="1" calcext:value-type="float">
            <text:p>1</text:p>
          </table:table-cell>
          <table:table-cell table:formula="of:=&quot;('&quot;&amp;[.B611]&amp;&quot;',&quot;&amp;[.H611]&amp;&quot;,'default','default','&quot;&amp;[.C611]&amp;&quot;'),&quot;" office:value-type="string" office:string-value="('Overseas ',1,'default','default',' D-Block Europe')," calcext:value-type="string">
            <text:p>('Overseas ',1,'default','default',' D-Block Europe'),</text:p>
          </table:table-cell>
        </table:table-row>
        <table:table-row table:style-name="ro2">
          <table:table-cell office:value-type="string" calcext:value-type="string">
            <text:p><text:a xlink:href="https://www.songfacts.com/facts/billie-eilish/oxytocin" xlink:type="simple">Oxytocin</text:a> - Billie Eilish</text:p>
          </table:table-cell>
          <table:table-cell table:formula="of:=LEFT([.A612];(FIND(&quot;-&quot;;[.A612])-1))" office:value-type="string" office:string-value="Oxytocin " calcext:value-type="string">
            <text:p>Oxytocin </text:p>
          </table:table-cell>
          <table:table-cell table:formula="of:=SUBSTITUTE([.A612];LEFT([.A612];(FIND(&quot;-&quot;;[.A612])));&quot;&quot;)" office:value-type="string" office:string-value=" Billie Eilish" calcext:value-type="string">
            <text:p><text:s/>Billie Eilish</text:p>
          </table:table-cell>
          <table:table-cell table:number-columns-repeated="4"/>
          <table:table-cell table:formula="of:=RANDBETWEEN(1;4)" office:value-type="float" office:value="2" calcext:value-type="float">
            <text:p>2</text:p>
          </table:table-cell>
          <table:table-cell table:formula="of:=&quot;('&quot;&amp;[.B612]&amp;&quot;',&quot;&amp;[.H612]&amp;&quot;,'default','default','&quot;&amp;[.C612]&amp;&quot;'),&quot;" office:value-type="string" office:string-value="('Oxytocin ',2,'default','default',' Billie Eilish')," calcext:value-type="string">
            <text:p>('Oxytocin ',2,'default','default',' Billie Eilish'),</text:p>
          </table:table-cell>
        </table:table-row>
        <table:table-row table:style-name="ro3">
          <table:table-cell office:value-type="string" calcext:value-type="string">
            <text:p><text:a xlink:href="https://www.songfacts.com/facts/pinkpantheress/pain" xlink:type="simple">Pain</text:a> - PinkPantheress</text:p>
          </table:table-cell>
          <table:table-cell table:formula="of:=LEFT([.A613];(FIND(&quot;-&quot;;[.A613])-1))" office:value-type="string" office:string-value="Pain " calcext:value-type="string">
            <text:p>Pain </text:p>
          </table:table-cell>
          <table:table-cell table:formula="of:=SUBSTITUTE([.A613];LEFT([.A613];(FIND(&quot;-&quot;;[.A613])));&quot;&quot;)" office:value-type="string" office:string-value=" PinkPantheress" calcext:value-type="string">
            <text:p><text:s/>PinkPantheress</text:p>
          </table:table-cell>
          <table:table-cell table:number-columns-repeated="4"/>
          <table:table-cell table:formula="of:=RANDBETWEEN(1;4)" office:value-type="float" office:value="2" calcext:value-type="float">
            <text:p>2</text:p>
          </table:table-cell>
          <table:table-cell table:formula="of:=&quot;('&quot;&amp;[.B613]&amp;&quot;',&quot;&amp;[.H613]&amp;&quot;,'default','default','&quot;&amp;[.C613]&amp;&quot;'),&quot;" office:value-type="string" office:string-value="('Pain ',2,'default','default',' PinkPantheress')," calcext:value-type="string">
            <text:p>('Pain ',2,'default','default',' PinkPantheress'),</text:p>
          </table:table-cell>
        </table:table-row>
        <table:table-row table:style-name="ro2">
          <table:table-cell office:value-type="string" calcext:value-type="string">
            <text:p><text:a xlink:href="https://www.songfacts.com/facts/squid/pamphlets" xlink:type="simple">Pamphlets</text:a> - Squid</text:p>
          </table:table-cell>
          <table:table-cell table:formula="of:=LEFT([.A614];(FIND(&quot;-&quot;;[.A614])-1))" office:value-type="string" office:string-value="Pamphlets " calcext:value-type="string">
            <text:p>Pamphlets </text:p>
          </table:table-cell>
          <table:table-cell table:formula="of:=SUBSTITUTE([.A614];LEFT([.A614];(FIND(&quot;-&quot;;[.A614])));&quot;&quot;)" office:value-type="string" office:string-value=" Squid" calcext:value-type="string">
            <text:p><text:s/>Squid</text:p>
          </table:table-cell>
          <table:table-cell table:number-columns-repeated="4"/>
          <table:table-cell table:formula="of:=RANDBETWEEN(1;4)" office:value-type="float" office:value="2" calcext:value-type="float">
            <text:p>2</text:p>
          </table:table-cell>
          <table:table-cell table:formula="of:=&quot;('&quot;&amp;[.B614]&amp;&quot;',&quot;&amp;[.H614]&amp;&quot;,'default','default','&quot;&amp;[.C614]&amp;&quot;'),&quot;" office:value-type="string" office:string-value="('Pamphlets ',2,'default','default',' Squid')," calcext:value-type="string">
            <text:p>('Pamphlets ',2,'default','default',' Squid'),</text:p>
          </table:table-cell>
        </table:table-row>
        <table:table-row table:style-name="ro2">
          <table:table-cell office:value-type="string" calcext:value-type="string">
            <text:p>Papis Home - Drake</text:p>
          </table:table-cell>
          <table:table-cell table:formula="of:=LEFT([.A615];(FIND(&quot;-&quot;;[.A615])-1))" office:value-type="string" office:string-value="Papis Home " calcext:value-type="string">
            <text:p>Papis Home </text:p>
          </table:table-cell>
          <table:table-cell table:formula="of:=SUBSTITUTE([.A615];LEFT([.A615];(FIND(&quot;-&quot;;[.A615])));&quot;&quot;)" office:value-type="string" office:string-value=" Drake" calcext:value-type="string">
            <text:p><text:s/>Drake</text:p>
          </table:table-cell>
          <table:table-cell table:number-columns-repeated="4"/>
          <table:table-cell table:formula="of:=RANDBETWEEN(1;4)" office:value-type="float" office:value="4" calcext:value-type="float">
            <text:p>4</text:p>
          </table:table-cell>
          <table:table-cell table:formula="of:=&quot;('&quot;&amp;[.B615]&amp;&quot;',&quot;&amp;[.H615]&amp;&quot;,'default','default','&quot;&amp;[.C615]&amp;&quot;'),&quot;" office:value-type="string" office:string-value="('Papis Home ',4,'default','default',' Drake')," calcext:value-type="string">
            <text:p>('Papis Home ',4,'default','default',' Drake'),</text:p>
          </table:table-cell>
        </table:table-row>
        <table:table-row table:style-name="ro2">
          <table:table-cell office:value-type="string" calcext:value-type="string">
            <text:p><text:a xlink:href="https://www.songfacts.com/facts/sueco/paralyzed" xlink:type="simple">Paralyzed</text:a> - Sueco</text:p>
          </table:table-cell>
          <table:table-cell table:formula="of:=LEFT([.A616];(FIND(&quot;-&quot;;[.A616])-1))" office:value-type="string" office:string-value="Paralyzed " calcext:value-type="string">
            <text:p>Paralyzed </text:p>
          </table:table-cell>
          <table:table-cell table:formula="of:=SUBSTITUTE([.A616];LEFT([.A616];(FIND(&quot;-&quot;;[.A616])));&quot;&quot;)" office:value-type="string" office:string-value=" Sueco" calcext:value-type="string">
            <text:p><text:s/>Sueco</text:p>
          </table:table-cell>
          <table:table-cell table:number-columns-repeated="4"/>
          <table:table-cell table:formula="of:=RANDBETWEEN(1;4)" office:value-type="float" office:value="1" calcext:value-type="float">
            <text:p>1</text:p>
          </table:table-cell>
          <table:table-cell table:formula="of:=&quot;('&quot;&amp;[.B616]&amp;&quot;',&quot;&amp;[.H616]&amp;&quot;,'default','default','&quot;&amp;[.C616]&amp;&quot;'),&quot;" office:value-type="string" office:string-value="('Paralyzed ',1,'default','default',' Sueco')," calcext:value-type="string">
            <text:p>('Paralyzed ',1,'default','default',' Sueco'),</text:p>
          </table:table-cell>
        </table:table-row>
        <table:table-row table:style-name="ro2">
          <table:table-cell office:value-type="string" calcext:value-type="string">
            <text:p><text:a xlink:href="https://www.songfacts.com/facts/damon-albarn/particles" xlink:type="simple">Particles</text:a> - Damon Albarn</text:p>
          </table:table-cell>
          <table:table-cell table:formula="of:=LEFT([.A617];(FIND(&quot;-&quot;;[.A617])-1))" office:value-type="string" office:string-value="Particles " calcext:value-type="string">
            <text:p>Particles </text:p>
          </table:table-cell>
          <table:table-cell table:formula="of:=SUBSTITUTE([.A617];LEFT([.A617];(FIND(&quot;-&quot;;[.A617])));&quot;&quot;)" office:value-type="string" office:string-value=" Damon Albarn" calcext:value-type="string">
            <text:p><text:s/>Damon Albarn</text:p>
          </table:table-cell>
          <table:table-cell table:number-columns-repeated="4"/>
          <table:table-cell table:formula="of:=RANDBETWEEN(1;4)" office:value-type="float" office:value="1" calcext:value-type="float">
            <text:p>1</text:p>
          </table:table-cell>
          <table:table-cell table:formula="of:=&quot;('&quot;&amp;[.B617]&amp;&quot;',&quot;&amp;[.H617]&amp;&quot;,'default','default','&quot;&amp;[.C617]&amp;&quot;'),&quot;" office:value-type="string" office:string-value="('Particles ',1,'default','default',' Damon Albarn')," calcext:value-type="string">
            <text:p>('Particles ',1,'default','default',' Damon Albarn'),</text:p>
          </table:table-cell>
        </table:table-row>
        <table:table-row table:style-name="ro1">
          <table:table-cell office:value-type="string" calcext:value-type="string">
            <text:p><text:a xlink:href="https://www.songfacts.com/facts/ksi/patience" xlink:type="simple">Patience</text:a> - KSI</text:p>
          </table:table-cell>
          <table:table-cell table:formula="of:=LEFT([.A618];(FIND(&quot;-&quot;;[.A618])-1))" office:value-type="string" office:string-value="Patience " calcext:value-type="string">
            <text:p>Patience </text:p>
          </table:table-cell>
          <table:table-cell table:formula="of:=SUBSTITUTE([.A618];LEFT([.A618];(FIND(&quot;-&quot;;[.A618])));&quot;&quot;)" office:value-type="string" office:string-value=" KSI" calcext:value-type="string">
            <text:p><text:s/>KSI</text:p>
          </table:table-cell>
          <table:table-cell table:number-columns-repeated="4"/>
          <table:table-cell table:formula="of:=RANDBETWEEN(1;4)" office:value-type="float" office:value="2" calcext:value-type="float">
            <text:p>2</text:p>
          </table:table-cell>
          <table:table-cell table:formula="of:=&quot;('&quot;&amp;[.B618]&amp;&quot;',&quot;&amp;[.H618]&amp;&quot;,'default','default','&quot;&amp;[.C618]&amp;&quot;'),&quot;" office:value-type="string" office:string-value="('Patience ',2,'default','default',' KSI')," calcext:value-type="string">
            <text:p>('Patience ',2,'default','default',' KSI'),</text:p>
          </table:table-cell>
        </table:table-row>
        <table:table-row table:style-name="ro2">
          <table:table-cell office:value-type="string" calcext:value-type="string">
            <text:p><text:a xlink:href="https://www.songfacts.com/facts/st-vincent/pay-your-way-in-pain" xlink:type="simple">Pay Your Way In Pain</text:a> - St. Vincent</text:p>
          </table:table-cell>
          <table:table-cell table:formula="of:=LEFT([.A619];(FIND(&quot;-&quot;;[.A619])-1))" office:value-type="string" office:string-value="Pay Your Way In Pain " calcext:value-type="string">
            <text:p>Pay Your Way In Pain </text:p>
          </table:table-cell>
          <table:table-cell table:formula="of:=SUBSTITUTE([.A619];LEFT([.A619];(FIND(&quot;-&quot;;[.A619])));&quot;&quot;)" office:value-type="string" office:string-value=" St. Vincent" calcext:value-type="string">
            <text:p><text:s/>St. Vincent</text:p>
          </table:table-cell>
          <table:table-cell table:number-columns-repeated="4"/>
          <table:table-cell table:formula="of:=RANDBETWEEN(1;4)" office:value-type="float" office:value="2" calcext:value-type="float">
            <text:p>2</text:p>
          </table:table-cell>
          <table:table-cell table:formula="of:=&quot;('&quot;&amp;[.B619]&amp;&quot;',&quot;&amp;[.H619]&amp;&quot;,'default','default','&quot;&amp;[.C619]&amp;&quot;'),&quot;" office:value-type="string" office:string-value="('Pay Your Way In Pain ',2,'default','default',' St. Vincent')," calcext:value-type="string">
            <text:p>('Pay Your Way In Pain ',2,'default','default',' St. Vincent'),</text:p>
          </table:table-cell>
        </table:table-row>
        <table:table-row table:style-name="ro2">
          <table:table-cell office:value-type="string" calcext:value-type="string">
            <text:p><text:a xlink:href="https://www.songfacts.com/facts/justin-bieber/peaches" xlink:type="simple">Peaches</text:a> - Justin Bieber</text:p>
          </table:table-cell>
          <table:table-cell table:formula="of:=LEFT([.A620];(FIND(&quot;-&quot;;[.A620])-1))" office:value-type="string" office:string-value="Peaches " calcext:value-type="string">
            <text:p>Peaches </text:p>
          </table:table-cell>
          <table:table-cell table:formula="of:=SUBSTITUTE([.A620];LEFT([.A620];(FIND(&quot;-&quot;;[.A620])));&quot;&quot;)" office:value-type="string" office:string-value=" Justin Bieber" calcext:value-type="string">
            <text:p><text:s/>Justin Bieber</text:p>
          </table:table-cell>
          <table:table-cell table:number-columns-repeated="4"/>
          <table:table-cell table:formula="of:=RANDBETWEEN(1;4)" office:value-type="float" office:value="2" calcext:value-type="float">
            <text:p>2</text:p>
          </table:table-cell>
          <table:table-cell table:formula="of:=&quot;('&quot;&amp;[.B620]&amp;&quot;',&quot;&amp;[.H620]&amp;&quot;,'default','default','&quot;&amp;[.C620]&amp;&quot;'),&quot;" office:value-type="string" office:string-value="('Peaches ',2,'default','default',' Justin Bieber')," calcext:value-type="string">
            <text:p>('Peaches ',2,'default','default',' Justin Bieber'),</text:p>
          </table:table-cell>
        </table:table-row>
        <table:table-row table:style-name="ro2">
          <table:table-cell office:value-type="string" calcext:value-type="string">
            <text:p><text:a xlink:href="https://www.songfacts.com/facts/coldplay/people-of-the-pride" xlink:type="simple">People Of The Pride</text:a> - Coldplay</text:p>
          </table:table-cell>
          <table:table-cell table:formula="of:=LEFT([.A621];(FIND(&quot;-&quot;;[.A621])-1))" office:value-type="string" office:string-value="People Of The Pride " calcext:value-type="string">
            <text:p>People Of The Pride </text:p>
          </table:table-cell>
          <table:table-cell table:formula="of:=SUBSTITUTE([.A621];LEFT([.A621];(FIND(&quot;-&quot;;[.A621])));&quot;&quot;)" office:value-type="string" office:string-value=" Coldplay" calcext:value-type="string">
            <text:p><text:s/>Coldplay</text:p>
          </table:table-cell>
          <table:table-cell table:number-columns-repeated="4"/>
          <table:table-cell table:formula="of:=RANDBETWEEN(1;4)" office:value-type="float" office:value="3" calcext:value-type="float">
            <text:p>3</text:p>
          </table:table-cell>
          <table:table-cell table:formula="of:=&quot;('&quot;&amp;[.B621]&amp;&quot;',&quot;&amp;[.H621]&amp;&quot;,'default','default','&quot;&amp;[.C621]&amp;&quot;'),&quot;" office:value-type="string" office:string-value="('People Of The Pride ',3,'default','default',' Coldplay')," calcext:value-type="string">
            <text:p>('People Of The Pride ',3,'default','default',' Coldplay'),</text:p>
          </table:table-cell>
        </table:table-row>
        <table:table-row table:style-name="ro2">
          <table:table-cell office:value-type="string" calcext:value-type="string">
            <text:p><text:a xlink:href="https://www.songfacts.com/facts/conan-gray/people-watching" xlink:type="simple">People Watching</text:a> - Conan Gray</text:p>
          </table:table-cell>
          <table:table-cell table:formula="of:=LEFT([.A622];(FIND(&quot;-&quot;;[.A622])-1))" office:value-type="string" office:string-value="People Watching " calcext:value-type="string">
            <text:p>People Watching </text:p>
          </table:table-cell>
          <table:table-cell table:formula="of:=SUBSTITUTE([.A622];LEFT([.A622];(FIND(&quot;-&quot;;[.A622])));&quot;&quot;)" office:value-type="string" office:string-value=" Conan Gray" calcext:value-type="string">
            <text:p><text:s/>Conan Gray</text:p>
          </table:table-cell>
          <table:table-cell table:number-columns-repeated="4"/>
          <table:table-cell table:formula="of:=RANDBETWEEN(1;4)" office:value-type="float" office:value="2" calcext:value-type="float">
            <text:p>2</text:p>
          </table:table-cell>
          <table:table-cell table:formula="of:=&quot;('&quot;&amp;[.B622]&amp;&quot;',&quot;&amp;[.H622]&amp;&quot;,'default','default','&quot;&amp;[.C622]&amp;&quot;'),&quot;" office:value-type="string" office:string-value="('People Watching ',2,'default','default',' Conan Gray')," calcext:value-type="string">
            <text:p>('People Watching ',2,'default','default',' Conan Gray'),</text:p>
          </table:table-cell>
        </table:table-row>
        <table:table-row table:style-name="ro2">
          <table:table-cell office:value-type="string" calcext:value-type="string">
            <text:p><text:a xlink:href="https://www.songfacts.com/facts/farruko/pepas" xlink:type="simple">Pepas</text:a> - Farruko</text:p>
          </table:table-cell>
          <table:table-cell table:formula="of:=LEFT([.A623];(FIND(&quot;-&quot;;[.A623])-1))" office:value-type="string" office:string-value="Pepas " calcext:value-type="string">
            <text:p>Pepas </text:p>
          </table:table-cell>
          <table:table-cell table:formula="of:=SUBSTITUTE([.A623];LEFT([.A623];(FIND(&quot;-&quot;;[.A623])));&quot;&quot;)" office:value-type="string" office:string-value=" Farruko" calcext:value-type="string">
            <text:p><text:s/>Farruko</text:p>
          </table:table-cell>
          <table:table-cell table:number-columns-repeated="4"/>
          <table:table-cell table:formula="of:=RANDBETWEEN(1;4)" office:value-type="float" office:value="1" calcext:value-type="float">
            <text:p>1</text:p>
          </table:table-cell>
          <table:table-cell table:formula="of:=&quot;('&quot;&amp;[.B623]&amp;&quot;',&quot;&amp;[.H623]&amp;&quot;,'default','default','&quot;&amp;[.C623]&amp;&quot;'),&quot;" office:value-type="string" office:string-value="('Pepas ',1,'default','default',' Farruko')," calcext:value-type="string">
            <text:p>('Pepas ',1,'default','default',' Farruko'),</text:p>
          </table:table-cell>
        </table:table-row>
        <table:table-row table:style-name="ro2">
          <table:table-cell office:value-type="string" calcext:value-type="string">
            <text:p><text:a xlink:href="https://www.songfacts.com/facts/lovejoy/perfume" xlink:type="simple">Perfume</text:a> - Lovejoy</text:p>
          </table:table-cell>
          <table:table-cell table:formula="of:=LEFT([.A624];(FIND(&quot;-&quot;;[.A624])-1))" office:value-type="string" office:string-value="Perfume " calcext:value-type="string">
            <text:p>Perfume </text:p>
          </table:table-cell>
          <table:table-cell table:formula="of:=SUBSTITUTE([.A624];LEFT([.A624];(FIND(&quot;-&quot;;[.A624])));&quot;&quot;)" office:value-type="string" office:string-value=" Lovejoy" calcext:value-type="string">
            <text:p><text:s/>Lovejoy</text:p>
          </table:table-cell>
          <table:table-cell table:number-columns-repeated="4"/>
          <table:table-cell table:formula="of:=RANDBETWEEN(1;4)" office:value-type="float" office:value="2" calcext:value-type="float">
            <text:p>2</text:p>
          </table:table-cell>
          <table:table-cell table:formula="of:=&quot;('&quot;&amp;[.B624]&amp;&quot;',&quot;&amp;[.H624]&amp;&quot;,'default','default','&quot;&amp;[.C624]&amp;&quot;'),&quot;" office:value-type="string" office:string-value="('Perfume ',2,'default','default',' Lovejoy')," calcext:value-type="string">
            <text:p>('Perfume ',2,'default','default',' Lovejoy'),</text:p>
          </table:table-cell>
        </table:table-row>
        <table:table-row table:style-name="ro2">
          <table:table-cell office:value-type="string" calcext:value-type="string">
            <text:p><text:a xlink:href="https://www.songfacts.com/facts/bts/permission-to-dance" xlink:type="simple">Permission To Dance</text:a> - BTS</text:p>
          </table:table-cell>
          <table:table-cell table:formula="of:=LEFT([.A625];(FIND(&quot;-&quot;;[.A625])-1))" office:value-type="string" office:string-value="Permission To Dance " calcext:value-type="string">
            <text:p>Permission To Dance </text:p>
          </table:table-cell>
          <table:table-cell table:formula="of:=SUBSTITUTE([.A625];LEFT([.A625];(FIND(&quot;-&quot;;[.A625])));&quot;&quot;)" office:value-type="string" office:string-value=" BTS" calcext:value-type="string">
            <text:p><text:s/>BTS</text:p>
          </table:table-cell>
          <table:table-cell table:number-columns-repeated="4"/>
          <table:table-cell table:formula="of:=RANDBETWEEN(1;4)" office:value-type="float" office:value="4" calcext:value-type="float">
            <text:p>4</text:p>
          </table:table-cell>
          <table:table-cell table:formula="of:=&quot;('&quot;&amp;[.B625]&amp;&quot;',&quot;&amp;[.H625]&amp;&quot;,'default','default','&quot;&amp;[.C625]&amp;&quot;'),&quot;" office:value-type="string" office:string-value="('Permission To Dance ',4,'default','default',' BTS')," calcext:value-type="string">
            <text:p>('Permission To Dance ',4,'default','default',' BTS'),</text:p>
          </table:table-cell>
        </table:table-row>
        <table:table-row table:style-name="ro2">
          <table:table-cell office:value-type="string" calcext:value-type="string">
            <text:p><text:a xlink:href="https://www.songfacts.com/facts/fireboy-dml/peru" xlink:type="simple">Peru</text:a> - Fireboy DML</text:p>
          </table:table-cell>
          <table:table-cell table:formula="of:=LEFT([.A626];(FIND(&quot;-&quot;;[.A626])-1))" office:value-type="string" office:string-value="Peru " calcext:value-type="string">
            <text:p>Peru </text:p>
          </table:table-cell>
          <table:table-cell table:formula="of:=SUBSTITUTE([.A626];LEFT([.A626];(FIND(&quot;-&quot;;[.A626])));&quot;&quot;)" office:value-type="string" office:string-value=" Fireboy DML" calcext:value-type="string">
            <text:p><text:s/>Fireboy DML</text:p>
          </table:table-cell>
          <table:table-cell table:number-columns-repeated="4"/>
          <table:table-cell table:formula="of:=RANDBETWEEN(1;4)" office:value-type="float" office:value="2" calcext:value-type="float">
            <text:p>2</text:p>
          </table:table-cell>
          <table:table-cell table:formula="of:=&quot;('&quot;&amp;[.B626]&amp;&quot;',&quot;&amp;[.H626]&amp;&quot;,'default','default','&quot;&amp;[.C626]&amp;&quot;'),&quot;" office:value-type="string" office:string-value="('Peru ',2,'default','default',' Fireboy DML')," calcext:value-type="string">
            <text:p>('Peru ',2,'default','default',' Fireboy DML'),</text:p>
          </table:table-cell>
        </table:table-row>
        <table:table-row table:style-name="ro2">
          <table:table-cell office:value-type="string" calcext:value-type="string">
            <text:p><text:a xlink:href="https://www.songfacts.com/facts/big-red-machine/phoenix" xlink:type="simple">Phoenix</text:a> - Big Red Machine</text:p>
          </table:table-cell>
          <table:table-cell table:formula="of:=LEFT([.A627];(FIND(&quot;-&quot;;[.A627])-1))" office:value-type="string" office:string-value="Phoenix " calcext:value-type="string">
            <text:p>Phoenix </text:p>
          </table:table-cell>
          <table:table-cell table:formula="of:=SUBSTITUTE([.A627];LEFT([.A627];(FIND(&quot;-&quot;;[.A627])));&quot;&quot;)" office:value-type="string" office:string-value=" Big Red Machine" calcext:value-type="string">
            <text:p><text:s/>Big Red Machine</text:p>
          </table:table-cell>
          <table:table-cell table:number-columns-repeated="4"/>
          <table:table-cell table:formula="of:=RANDBETWEEN(1;4)" office:value-type="float" office:value="4" calcext:value-type="float">
            <text:p>4</text:p>
          </table:table-cell>
          <table:table-cell table:formula="of:=&quot;('&quot;&amp;[.B627]&amp;&quot;',&quot;&amp;[.H627]&amp;&quot;,'default','default','&quot;&amp;[.C627]&amp;&quot;'),&quot;" office:value-type="string" office:string-value="('Phoenix ',4,'default','default',' Big Red Machine')," calcext:value-type="string">
            <text:p>('Phoenix ',4,'default','default',' Big Red Machine'),</text:p>
          </table:table-cell>
        </table:table-row>
        <table:table-row table:style-name="ro2">
          <table:table-cell office:value-type="string" calcext:value-type="string">
            <text:p><text:a xlink:href="https://www.songfacts.com/facts/gabby-barrett/pick-me-up" xlink:type="simple">Pick Me Up</text:a> - Gabby Barrett</text:p>
          </table:table-cell>
          <table:table-cell table:formula="of:=LEFT([.A628];(FIND(&quot;-&quot;;[.A628])-1))" office:value-type="string" office:string-value="Pick Me Up " calcext:value-type="string">
            <text:p>Pick Me Up </text:p>
          </table:table-cell>
          <table:table-cell table:formula="of:=SUBSTITUTE([.A628];LEFT([.A628];(FIND(&quot;-&quot;;[.A628])));&quot;&quot;)" office:value-type="string" office:string-value=" Gabby Barrett" calcext:value-type="string">
            <text:p><text:s/>Gabby Barrett</text:p>
          </table:table-cell>
          <table:table-cell table:number-columns-repeated="4"/>
          <table:table-cell table:formula="of:=RANDBETWEEN(1;4)" office:value-type="float" office:value="1" calcext:value-type="float">
            <text:p>1</text:p>
          </table:table-cell>
          <table:table-cell table:formula="of:=&quot;('&quot;&amp;[.B628]&amp;&quot;',&quot;&amp;[.H628]&amp;&quot;,'default','default','&quot;&amp;[.C628]&amp;&quot;'),&quot;" office:value-type="string" office:string-value="('Pick Me Up ',1,'default','default',' Gabby Barrett')," calcext:value-type="string">
            <text:p>('Pick Me Up ',1,'default','default',' Gabby Barrett'),</text:p>
          </table:table-cell>
        </table:table-row>
        <table:table-row table:style-name="ro2">
          <table:table-cell office:value-type="string" calcext:value-type="string">
            <text:p><text:a xlink:href="https://www.songfacts.com/facts/drake/pipe-down" xlink:type="simple">Pipe Down</text:a> - Drake</text:p>
          </table:table-cell>
          <table:table-cell table:formula="of:=LEFT([.A629];(FIND(&quot;-&quot;;[.A629])-1))" office:value-type="string" office:string-value="Pipe Down " calcext:value-type="string">
            <text:p>Pipe Down </text:p>
          </table:table-cell>
          <table:table-cell table:formula="of:=SUBSTITUTE([.A629];LEFT([.A629];(FIND(&quot;-&quot;;[.A629])));&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629]&amp;&quot;',&quot;&amp;[.H629]&amp;&quot;,'default','default','&quot;&amp;[.C629]&amp;&quot;'),&quot;" office:value-type="string" office:string-value="('Pipe Down ',3,'default','default',' Drake')," calcext:value-type="string">
            <text:p>('Pipe Down ',3,'default','default',' Drake'),</text:p>
          </table:table-cell>
        </table:table-row>
        <table:table-row table:style-name="ro2">
          <table:table-cell office:value-type="string" calcext:value-type="string">
            <text:p><text:a xlink:href="https://www.songfacts.com/facts/lil-durk/pissed-me-off" xlink:type="simple">Pissed Me Off</text:a> - Lil Durk</text:p>
          </table:table-cell>
          <table:table-cell table:formula="of:=LEFT([.A630];(FIND(&quot;-&quot;;[.A630])-1))" office:value-type="string" office:string-value="Pissed Me Off " calcext:value-type="string">
            <text:p>Pissed Me Off </text:p>
          </table:table-cell>
          <table:table-cell table:formula="of:=SUBSTITUTE([.A630];LEFT([.A630];(FIND(&quot;-&quot;;[.A630])));&quot;&quot;)" office:value-type="string" office:string-value=" Lil Durk" calcext:value-type="string">
            <text:p><text:s/>Lil Durk</text:p>
          </table:table-cell>
          <table:table-cell table:number-columns-repeated="4"/>
          <table:table-cell table:formula="of:=RANDBETWEEN(1;4)" office:value-type="float" office:value="4" calcext:value-type="float">
            <text:p>4</text:p>
          </table:table-cell>
          <table:table-cell table:formula="of:=&quot;('&quot;&amp;[.B630]&amp;&quot;',&quot;&amp;[.H630]&amp;&quot;,'default','default','&quot;&amp;[.C630]&amp;&quot;'),&quot;" office:value-type="string" office:string-value="('Pissed Me Off ',4,'default','default',' Lil Durk')," calcext:value-type="string">
            <text:p>('Pissed Me Off ',4,'default','default',' Lil Durk'),</text:p>
          </table:table-cell>
        </table:table-row>
        <table:table-row table:style-name="ro2">
          <table:table-cell office:value-type="string" calcext:value-type="string">
            <text:p><text:a xlink:href="https://www.songfacts.com/facts/grimes/player-of-games" xlink:type="simple">Player Of Games</text:a> - Grimes</text:p>
          </table:table-cell>
          <table:table-cell table:formula="of:=LEFT([.A631];(FIND(&quot;-&quot;;[.A631])-1))" office:value-type="string" office:string-value="Player Of Games " calcext:value-type="string">
            <text:p>Player Of Games </text:p>
          </table:table-cell>
          <table:table-cell table:formula="of:=SUBSTITUTE([.A631];LEFT([.A631];(FIND(&quot;-&quot;;[.A631])));&quot;&quot;)" office:value-type="string" office:string-value=" Grimes" calcext:value-type="string">
            <text:p><text:s/>Grimes</text:p>
          </table:table-cell>
          <table:table-cell table:number-columns-repeated="4"/>
          <table:table-cell table:formula="of:=RANDBETWEEN(1;4)" office:value-type="float" office:value="2" calcext:value-type="float">
            <text:p>2</text:p>
          </table:table-cell>
          <table:table-cell table:formula="of:=&quot;('&quot;&amp;[.B631]&amp;&quot;',&quot;&amp;[.H631]&amp;&quot;,'default','default','&quot;&amp;[.C631]&amp;&quot;'),&quot;" office:value-type="string" office:string-value="('Player Of Games ',2,'default','default',' Grimes')," calcext:value-type="string">
            <text:p>('Player Of Games ',2,'default','default',' Grimes'),</text:p>
          </table:table-cell>
        </table:table-row>
        <table:table-row table:style-name="ro2">
          <table:table-cell office:value-type="string" calcext:value-type="string">
            <text:p><text:a xlink:href="https://www.songfacts.com/facts/hank-wedel/poe-park-2am" xlink:type="simple">Poe Park 2AM</text:a> - Hank Wedel</text:p>
          </table:table-cell>
          <table:table-cell table:formula="of:=LEFT([.A632];(FIND(&quot;-&quot;;[.A632])-1))" office:value-type="string" office:string-value="Poe Park 2AM " calcext:value-type="string">
            <text:p>Poe Park 2AM </text:p>
          </table:table-cell>
          <table:table-cell table:formula="of:=SUBSTITUTE([.A632];LEFT([.A632];(FIND(&quot;-&quot;;[.A632])));&quot;&quot;)" office:value-type="string" office:string-value=" Hank Wedel" calcext:value-type="string">
            <text:p><text:s/>Hank Wedel</text:p>
          </table:table-cell>
          <table:table-cell table:number-columns-repeated="4"/>
          <table:table-cell table:formula="of:=RANDBETWEEN(1;4)" office:value-type="float" office:value="4" calcext:value-type="float">
            <text:p>4</text:p>
          </table:table-cell>
          <table:table-cell table:formula="of:=&quot;('&quot;&amp;[.B632]&amp;&quot;',&quot;&amp;[.H632]&amp;&quot;,'default','default','&quot;&amp;[.C632]&amp;&quot;'),&quot;" office:value-type="string" office:string-value="('Poe Park 2AM ',4,'default','default',' Hank Wedel')," calcext:value-type="string">
            <text:p>('Poe Park 2AM ',4,'default','default',' Hank Wedel'),</text:p>
          </table:table-cell>
        </table:table-row>
        <table:table-row table:style-name="ro2">
          <table:table-cell office:value-type="string" calcext:value-type="string">
            <text:p><text:a xlink:href="https://www.songfacts.com/facts/aaliyah/poison" xlink:type="simple">Poison</text:a> - Aaliyah</text:p>
          </table:table-cell>
          <table:table-cell table:formula="of:=LEFT([.A633];(FIND(&quot;-&quot;;[.A633])-1))" office:value-type="string" office:string-value="Poison " calcext:value-type="string">
            <text:p>Poison </text:p>
          </table:table-cell>
          <table:table-cell table:formula="of:=SUBSTITUTE([.A633];LEFT([.A633];(FIND(&quot;-&quot;;[.A633])));&quot;&quot;)" office:value-type="string" office:string-value=" Aaliyah" calcext:value-type="string">
            <text:p><text:s/>Aaliyah</text:p>
          </table:table-cell>
          <table:table-cell table:number-columns-repeated="4"/>
          <table:table-cell table:formula="of:=RANDBETWEEN(1;4)" office:value-type="float" office:value="3" calcext:value-type="float">
            <text:p>3</text:p>
          </table:table-cell>
          <table:table-cell table:formula="of:=&quot;('&quot;&amp;[.B633]&amp;&quot;',&quot;&amp;[.H633]&amp;&quot;,'default','default','&quot;&amp;[.C633]&amp;&quot;'),&quot;" office:value-type="string" office:string-value="('Poison ',3,'default','default',' Aaliyah')," calcext:value-type="string">
            <text:p>('Poison ',3,'default','default',' Aaliyah'),</text:p>
          </table:table-cell>
        </table:table-row>
        <table:table-row table:style-name="ro2">
          <table:table-cell office:value-type="string" calcext:value-type="string">
            <text:p><text:a xlink:href="https://www.songfacts.com/facts/daniel-lanois/power" xlink:type="simple">Power</text:a> - Daniel Lanois</text:p>
          </table:table-cell>
          <table:table-cell table:formula="of:=LEFT([.A634];(FIND(&quot;-&quot;;[.A634])-1))" office:value-type="string" office:string-value="Power " calcext:value-type="string">
            <text:p>Power </text:p>
          </table:table-cell>
          <table:table-cell table:formula="of:=SUBSTITUTE([.A634];LEFT([.A634];(FIND(&quot;-&quot;;[.A634])));&quot;&quot;)" office:value-type="string" office:string-value=" Daniel Lanois" calcext:value-type="string">
            <text:p><text:s/>Daniel Lanois</text:p>
          </table:table-cell>
          <table:table-cell table:number-columns-repeated="4"/>
          <table:table-cell table:formula="of:=RANDBETWEEN(1;4)" office:value-type="float" office:value="3" calcext:value-type="float">
            <text:p>3</text:p>
          </table:table-cell>
          <table:table-cell table:formula="of:=&quot;('&quot;&amp;[.B634]&amp;&quot;',&quot;&amp;[.H634]&amp;&quot;,'default','default','&quot;&amp;[.C634]&amp;&quot;'),&quot;" office:value-type="string" office:string-value="('Power ',3,'default','default',' Daniel Lanois')," calcext:value-type="string">
            <text:p>('Power ',3,'default','default',' Daniel Lanois'),</text:p>
          </table:table-cell>
        </table:table-row>
        <table:table-row table:style-name="ro2">
          <table:table-cell office:value-type="string" calcext:value-type="string">
            <text:p><text:a xlink:href="https://www.songfacts.com/facts/mat-kearney/powerless" xlink:type="simple">Powerless</text:a> - Mat Kearney</text:p>
          </table:table-cell>
          <table:table-cell table:formula="of:=LEFT([.A635];(FIND(&quot;-&quot;;[.A635])-1))" office:value-type="string" office:string-value="Powerless " calcext:value-type="string">
            <text:p>Powerless </text:p>
          </table:table-cell>
          <table:table-cell table:formula="of:=SUBSTITUTE([.A635];LEFT([.A635];(FIND(&quot;-&quot;;[.A635])));&quot;&quot;)" office:value-type="string" office:string-value=" Mat Kearney" calcext:value-type="string">
            <text:p><text:s/>Mat Kearney</text:p>
          </table:table-cell>
          <table:table-cell table:number-columns-repeated="4"/>
          <table:table-cell table:formula="of:=RANDBETWEEN(1;4)" office:value-type="float" office:value="4" calcext:value-type="float">
            <text:p>4</text:p>
          </table:table-cell>
          <table:table-cell table:formula="of:=&quot;('&quot;&amp;[.B635]&amp;&quot;',&quot;&amp;[.H635]&amp;&quot;,'default','default','&quot;&amp;[.C635]&amp;&quot;'),&quot;" office:value-type="string" office:string-value="('Powerless ',4,'default','default',' Mat Kearney')," calcext:value-type="string">
            <text:p>('Powerless ',4,'default','default',' Mat Kearney'),</text:p>
          </table:table-cell>
        </table:table-row>
        <table:table-row table:style-name="ro2">
          <table:table-cell office:value-type="string" calcext:value-type="string">
            <text:p><text:a xlink:href="https://www.songfacts.com/facts/kanye-west/praise-god" xlink:type="simple">Praise God</text:a> - Kanye West</text:p>
          </table:table-cell>
          <table:table-cell table:formula="of:=LEFT([.A636];(FIND(&quot;-&quot;;[.A636])-1))" office:value-type="string" office:string-value="Praise God " calcext:value-type="string">
            <text:p>Praise God </text:p>
          </table:table-cell>
          <table:table-cell table:formula="of:=SUBSTITUTE([.A636];LEFT([.A636];(FIND(&quot;-&quot;;[.A636])));&quot;&quot;)" office:value-type="string" office:string-value=" Kanye West" calcext:value-type="string">
            <text:p><text:s/>Kanye West</text:p>
          </table:table-cell>
          <table:table-cell table:number-columns-repeated="4"/>
          <table:table-cell table:formula="of:=RANDBETWEEN(1;4)" office:value-type="float" office:value="4" calcext:value-type="float">
            <text:p>4</text:p>
          </table:table-cell>
          <table:table-cell table:formula="of:=&quot;('&quot;&amp;[.B636]&amp;&quot;',&quot;&amp;[.H636]&amp;&quot;,'default','default','&quot;&amp;[.C636]&amp;&quot;'),&quot;" office:value-type="string" office:string-value="('Praise God ',4,'default','default',' Kanye West')," calcext:value-type="string">
            <text:p>('Praise God ',4,'default','default',' Kanye West'),</text:p>
          </table:table-cell>
        </table:table-row>
        <table:table-row table:style-name="ro3">
          <table:table-cell office:value-type="string" calcext:value-type="string">
            <text:p><text:a xlink:href="https://www.songfacts.com/facts/demon-hunter/praise-the-void" xlink:type="simple">Praise The Void</text:a> - Demon Hunter</text:p>
          </table:table-cell>
          <table:table-cell table:formula="of:=LEFT([.A637];(FIND(&quot;-&quot;;[.A637])-1))" office:value-type="string" office:string-value="Praise The Void " calcext:value-type="string">
            <text:p>Praise The Void </text:p>
          </table:table-cell>
          <table:table-cell table:formula="of:=SUBSTITUTE([.A637];LEFT([.A637];(FIND(&quot;-&quot;;[.A637])));&quot;&quot;)" office:value-type="string" office:string-value=" Demon Hunter" calcext:value-type="string">
            <text:p><text:s/>Demon Hunter</text:p>
          </table:table-cell>
          <table:table-cell table:number-columns-repeated="4"/>
          <table:table-cell table:formula="of:=RANDBETWEEN(1;4)" office:value-type="float" office:value="1" calcext:value-type="float">
            <text:p>1</text:p>
          </table:table-cell>
          <table:table-cell table:formula="of:=&quot;('&quot;&amp;[.B637]&amp;&quot;',&quot;&amp;[.H637]&amp;&quot;,'default','default','&quot;&amp;[.C637]&amp;&quot;'),&quot;" office:value-type="string" office:string-value="('Praise The Void ',1,'default','default',' Demon Hunter')," calcext:value-type="string">
            <text:p>('Praise The Void ',1,'default','default',' Demon Hunter'),</text:p>
          </table:table-cell>
        </table:table-row>
        <table:table-row table:style-name="ro2">
          <table:table-cell office:value-type="string" calcext:value-type="string">
            <text:p><text:a xlink:href="https://www.songfacts.com/facts/ari-lennox/pressure" xlink:type="simple">Pressure</text:a> - Ari Lennox</text:p>
          </table:table-cell>
          <table:table-cell table:formula="of:=LEFT([.A638];(FIND(&quot;-&quot;;[.A638])-1))" office:value-type="string" office:string-value="Pressure " calcext:value-type="string">
            <text:p>Pressure </text:p>
          </table:table-cell>
          <table:table-cell table:formula="of:=SUBSTITUTE([.A638];LEFT([.A638];(FIND(&quot;-&quot;;[.A638])));&quot;&quot;)" office:value-type="string" office:string-value=" Ari Lennox" calcext:value-type="string">
            <text:p><text:s/>Ari Lennox</text:p>
          </table:table-cell>
          <table:table-cell table:number-columns-repeated="4"/>
          <table:table-cell table:formula="of:=RANDBETWEEN(1;4)" office:value-type="float" office:value="3" calcext:value-type="float">
            <text:p>3</text:p>
          </table:table-cell>
          <table:table-cell table:formula="of:=&quot;('&quot;&amp;[.B638]&amp;&quot;',&quot;&amp;[.H638]&amp;&quot;,'default','default','&quot;&amp;[.C638]&amp;&quot;'),&quot;" office:value-type="string" office:string-value="('Pressure ',3,'default','default',' Ari Lennox')," calcext:value-type="string">
            <text:p>('Pressure ',3,'default','default',' Ari Lennox'),</text:p>
          </table:table-cell>
        </table:table-row>
        <table:table-row table:style-name="ro2">
          <table:table-cell office:value-type="string" calcext:value-type="string">
            <text:p><text:a xlink:href="https://www.songfacts.com/facts/the-killers/pressure-machine" xlink:type="simple">Pressure Machine</text:a> - The Killers</text:p>
          </table:table-cell>
          <table:table-cell table:formula="of:=LEFT([.A639];(FIND(&quot;-&quot;;[.A639])-1))" office:value-type="string" office:string-value="Pressure Machine " calcext:value-type="string">
            <text:p>Pressure Machine </text:p>
          </table:table-cell>
          <table:table-cell table:formula="of:=SUBSTITUTE([.A639];LEFT([.A639];(FIND(&quot;-&quot;;[.A639])));&quot;&quot;)" office:value-type="string" office:string-value=" The Killers" calcext:value-type="string">
            <text:p><text:s/>The Killers</text:p>
          </table:table-cell>
          <table:table-cell table:number-columns-repeated="4"/>
          <table:table-cell table:formula="of:=RANDBETWEEN(1;4)" office:value-type="float" office:value="1" calcext:value-type="float">
            <text:p>1</text:p>
          </table:table-cell>
          <table:table-cell table:formula="of:=&quot;('&quot;&amp;[.B639]&amp;&quot;',&quot;&amp;[.H639]&amp;&quot;,'default','default','&quot;&amp;[.C639]&amp;&quot;'),&quot;" office:value-type="string" office:string-value="('Pressure Machine ',1,'default','default',' The Killers')," calcext:value-type="string">
            <text:p>('Pressure Machine ',1,'default','default',' The Killers'),</text:p>
          </table:table-cell>
        </table:table-row>
        <table:table-row table:style-name="ro2">
          <table:table-cell office:value-type="string" calcext:value-type="string">
            <text:p><text:a xlink:href="https://www.songfacts.com/facts/j-cole/pride-is-the-devil" xlink:type="simple">Pride Is The Devil</text:a> - J. Cole</text:p>
          </table:table-cell>
          <table:table-cell table:formula="of:=LEFT([.A640];(FIND(&quot;-&quot;;[.A640])-1))" office:value-type="string" office:string-value="Pride Is The Devil " calcext:value-type="string">
            <text:p>Pride Is The Devil </text:p>
          </table:table-cell>
          <table:table-cell table:formula="of:=SUBSTITUTE([.A640];LEFT([.A640];(FIND(&quot;-&quot;;[.A640])));&quot;&quot;)" office:value-type="string" office:string-value=" J. Cole" calcext:value-type="string">
            <text:p><text:s/>J. Cole</text:p>
          </table:table-cell>
          <table:table-cell table:number-columns-repeated="4"/>
          <table:table-cell table:formula="of:=RANDBETWEEN(1;4)" office:value-type="float" office:value="4" calcext:value-type="float">
            <text:p>4</text:p>
          </table:table-cell>
          <table:table-cell table:formula="of:=&quot;('&quot;&amp;[.B640]&amp;&quot;',&quot;&amp;[.H640]&amp;&quot;,'default','default','&quot;&amp;[.C640]&amp;&quot;'),&quot;" office:value-type="string" office:string-value="('Pride Is The Devil ',4,'default','default',' J. Cole')," calcext:value-type="string">
            <text:p>('Pride Is The Devil ',4,'default','default',' J. Cole'),</text:p>
          </table:table-cell>
        </table:table-row>
        <table:table-row table:style-name="ro5">
          <table:table-cell office:value-type="string" calcext:value-type="string">
            <text:p><text:a xlink:href="https://www.songfacts.com/facts/durand-jones-the-indications/private-space" xlink:type="simple">Private Space</text:a> - Durand Jones &amp; The Indications</text:p>
          </table:table-cell>
          <table:table-cell table:formula="of:=LEFT([.A641];(FIND(&quot;-&quot;;[.A641])-1))" office:value-type="string" office:string-value="Private Space " calcext:value-type="string">
            <text:p>Private Space </text:p>
          </table:table-cell>
          <table:table-cell table:formula="of:=SUBSTITUTE([.A641];LEFT([.A641];(FIND(&quot;-&quot;;[.A641])));&quot;&quot;)" office:value-type="string" office:string-value=" Durand Jones &amp; The Indications" calcext:value-type="string">
            <text:p><text:s/>Durand Jones &amp; The Indications</text:p>
          </table:table-cell>
          <table:table-cell table:number-columns-repeated="4"/>
          <table:table-cell table:formula="of:=RANDBETWEEN(1;4)" office:value-type="float" office:value="1" calcext:value-type="float">
            <text:p>1</text:p>
          </table:table-cell>
          <table:table-cell table:formula="of:=&quot;('&quot;&amp;[.B641]&amp;&quot;',&quot;&amp;[.H641]&amp;&quot;,'default','default','&quot;&amp;[.C641]&amp;&quot;'),&quot;" office:value-type="string" office:string-value="('Private Space ',1,'default','default',' Durand Jones &amp; The Indications')," calcext:value-type="string">
            <text:p>('Private Space ',1,'default','default',' Durand Jones &amp; The Indications'),</text:p>
          </table:table-cell>
        </table:table-row>
        <table:table-row table:style-name="ro2">
          <table:table-cell office:value-type="string" calcext:value-type="string">
            <text:p><text:a xlink:href="https://www.songfacts.com/facts/g-eazy/provide" xlink:type="simple">Provide</text:a> - G-Eazy</text:p>
          </table:table-cell>
          <table:table-cell table:formula="of:=LEFT([.A642];(FIND(&quot;-&quot;;[.A642])-1))" office:value-type="string" office:string-value="Provide " calcext:value-type="string">
            <text:p>Provide </text:p>
          </table:table-cell>
          <table:table-cell table:formula="of:=SUBSTITUTE([.A642];LEFT([.A642];(FIND(&quot;-&quot;;[.A642])));&quot;&quot;)" office:value-type="string" office:string-value=" G-Eazy" calcext:value-type="string">
            <text:p><text:s/>G-Eazy</text:p>
          </table:table-cell>
          <table:table-cell table:number-columns-repeated="4"/>
          <table:table-cell table:formula="of:=RANDBETWEEN(1;4)" office:value-type="float" office:value="4" calcext:value-type="float">
            <text:p>4</text:p>
          </table:table-cell>
          <table:table-cell table:formula="of:=&quot;('&quot;&amp;[.B642]&amp;&quot;',&quot;&amp;[.H642]&amp;&quot;,'default','default','&quot;&amp;[.C642]&amp;&quot;'),&quot;" office:value-type="string" office:string-value="('Provide ',4,'default','default',' G-Eazy')," calcext:value-type="string">
            <text:p>('Provide ',4,'default','default',' G-Eazy'),</text:p>
          </table:table-cell>
        </table:table-row>
        <table:table-row table:style-name="ro2">
          <table:table-cell office:value-type="string" calcext:value-type="string">
            <text:p><text:a xlink:href="https://www.songfacts.com/facts/maisie-peters/psycho" xlink:type="simple">Psycho</text:a> - Maisie Peters</text:p>
          </table:table-cell>
          <table:table-cell table:formula="of:=LEFT([.A643];(FIND(&quot;-&quot;;[.A643])-1))" office:value-type="string" office:string-value="Psycho " calcext:value-type="string">
            <text:p>Psycho </text:p>
          </table:table-cell>
          <table:table-cell table:formula="of:=SUBSTITUTE([.A643];LEFT([.A643];(FIND(&quot;-&quot;;[.A643])));&quot;&quot;)" office:value-type="string" office:string-value=" Maisie Peters" calcext:value-type="string">
            <text:p><text:s/>Maisie Peters</text:p>
          </table:table-cell>
          <table:table-cell table:number-columns-repeated="4"/>
          <table:table-cell table:formula="of:=RANDBETWEEN(1;4)" office:value-type="float" office:value="4" calcext:value-type="float">
            <text:p>4</text:p>
          </table:table-cell>
          <table:table-cell table:formula="of:=&quot;('&quot;&amp;[.B643]&amp;&quot;',&quot;&amp;[.H643]&amp;&quot;,'default','default','&quot;&amp;[.C643]&amp;&quot;'),&quot;" office:value-type="string" office:string-value="('Psycho ',4,'default','default',' Maisie Peters')," calcext:value-type="string">
            <text:p>('Psycho ',4,'default','default',' Maisie Peters'),</text:p>
          </table:table-cell>
        </table:table-row>
        <table:table-row table:style-name="ro2">
          <table:table-cell office:value-type="string" calcext:value-type="string">
            <text:p>Punchin the Clock - J. Cole</text:p>
          </table:table-cell>
          <table:table-cell table:formula="of:=LEFT([.A644];(FIND(&quot;-&quot;;[.A644])-1))" office:value-type="string" office:string-value="Punchin the Clock " calcext:value-type="string">
            <text:p>Punchin the Clock </text:p>
          </table:table-cell>
          <table:table-cell table:formula="of:=SUBSTITUTE([.A644];LEFT([.A644];(FIND(&quot;-&quot;;[.A644])));&quot;&quot;)" office:value-type="string" office:string-value=" J. Cole" calcext:value-type="string">
            <text:p><text:s/>J. Cole</text:p>
          </table:table-cell>
          <table:table-cell table:number-columns-repeated="4"/>
          <table:table-cell table:formula="of:=RANDBETWEEN(1;4)" office:value-type="float" office:value="4" calcext:value-type="float">
            <text:p>4</text:p>
          </table:table-cell>
          <table:table-cell table:formula="of:=&quot;('&quot;&amp;[.B644]&amp;&quot;',&quot;&amp;[.H644]&amp;&quot;,'default','default','&quot;&amp;[.C644]&amp;&quot;'),&quot;" office:value-type="string" office:string-value="('Punchin the Clock ',4,'default','default',' J. Cole')," calcext:value-type="string">
            <text:p>('Punchin the Clock ',4,'default','default',' J. Cole'),</text:p>
          </table:table-cell>
        </table:table-row>
        <table:table-row table:style-name="ro2">
          <table:table-cell office:value-type="string" calcext:value-type="string">
            <text:p><text:a xlink:href="https://www.songfacts.com/facts/marina-and-the-diamonds/purge-the-poison" xlink:type="simple">Purge The Poison</text:a> - Marina</text:p>
          </table:table-cell>
          <table:table-cell table:formula="of:=LEFT([.A645];(FIND(&quot;-&quot;;[.A645])-1))" office:value-type="string" office:string-value="Purge The Poison " calcext:value-type="string">
            <text:p>Purge The Poison </text:p>
          </table:table-cell>
          <table:table-cell table:formula="of:=SUBSTITUTE([.A645];LEFT([.A645];(FIND(&quot;-&quot;;[.A645])));&quot;&quot;)" office:value-type="string" office:string-value=" Marina" calcext:value-type="string">
            <text:p><text:s/>Marina</text:p>
          </table:table-cell>
          <table:table-cell table:number-columns-repeated="4"/>
          <table:table-cell table:formula="of:=RANDBETWEEN(1;4)" office:value-type="float" office:value="1" calcext:value-type="float">
            <text:p>1</text:p>
          </table:table-cell>
          <table:table-cell table:formula="of:=&quot;('&quot;&amp;[.B645]&amp;&quot;',&quot;&amp;[.H645]&amp;&quot;,'default','default','&quot;&amp;[.C645]&amp;&quot;'),&quot;" office:value-type="string" office:string-value="('Purge The Poison ',1,'default','default',' Marina')," calcext:value-type="string">
            <text:p>('Purge The Poison ',1,'default','default',' Marina'),</text:p>
          </table:table-cell>
        </table:table-row>
        <table:table-row table:style-name="ro2">
          <table:table-cell office:value-type="string" calcext:value-type="string">
            <text:p><text:a xlink:href="https://www.songfacts.com/facts/the-killers/quiet-town" xlink:type="simple">Quiet Town</text:a> - The Killers</text:p>
          </table:table-cell>
          <table:table-cell table:formula="of:=LEFT([.A646];(FIND(&quot;-&quot;;[.A646])-1))" office:value-type="string" office:string-value="Quiet Town " calcext:value-type="string">
            <text:p>Quiet Town </text:p>
          </table:table-cell>
          <table:table-cell table:formula="of:=SUBSTITUTE([.A646];LEFT([.A646];(FIND(&quot;-&quot;;[.A646])));&quot;&quot;)" office:value-type="string" office:string-value=" The Killers" calcext:value-type="string">
            <text:p><text:s/>The Killers</text:p>
          </table:table-cell>
          <table:table-cell table:number-columns-repeated="4"/>
          <table:table-cell table:formula="of:=RANDBETWEEN(1;4)" office:value-type="float" office:value="3" calcext:value-type="float">
            <text:p>3</text:p>
          </table:table-cell>
          <table:table-cell table:formula="of:=&quot;('&quot;&amp;[.B646]&amp;&quot;',&quot;&amp;[.H646]&amp;&quot;,'default','default','&quot;&amp;[.C646]&amp;&quot;'),&quot;" office:value-type="string" office:string-value="('Quiet Town ',3,'default','default',' The Killers')," calcext:value-type="string">
            <text:p>('Quiet Town ',3,'default','default',' The Killers'),</text:p>
          </table:table-cell>
        </table:table-row>
        <table:table-row table:style-name="ro2">
          <table:table-cell office:value-type="string" calcext:value-type="string">
            <text:p><text:a xlink:href="https://www.songfacts.com/facts/drake/race-my-mind" xlink:type="simple">Race My Mind</text:a> - Drake</text:p>
          </table:table-cell>
          <table:table-cell table:formula="of:=LEFT([.A647];(FIND(&quot;-&quot;;[.A647])-1))" office:value-type="string" office:string-value="Race My Mind " calcext:value-type="string">
            <text:p>Race My Mind </text:p>
          </table:table-cell>
          <table:table-cell table:formula="of:=SUBSTITUTE([.A647];LEFT([.A647];(FIND(&quot;-&quot;;[.A647])));&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647]&amp;&quot;',&quot;&amp;[.H647]&amp;&quot;,'default','default','&quot;&amp;[.C647]&amp;&quot;'),&quot;" office:value-type="string" office:string-value="('Race My Mind ',3,'default','default',' Drake')," calcext:value-type="string">
            <text:p>('Race My Mind ',3,'default','default',' Drake'),</text:p>
          </table:table-cell>
        </table:table-row>
        <table:table-row table:style-name="ro2">
          <table:table-cell office:value-type="string" calcext:value-type="string">
            <text:p><text:a xlink:href="https://www.songfacts.com/facts/baby-keem/range-brothers" xlink:type="simple">Range Brothers</text:a> - Baby Keem</text:p>
          </table:table-cell>
          <table:table-cell table:formula="of:=LEFT([.A648];(FIND(&quot;-&quot;;[.A648])-1))" office:value-type="string" office:string-value="Range Brothers " calcext:value-type="string">
            <text:p>Range Brothers </text:p>
          </table:table-cell>
          <table:table-cell table:formula="of:=SUBSTITUTE([.A648];LEFT([.A648];(FIND(&quot;-&quot;;[.A648])));&quot;&quot;)" office:value-type="string" office:string-value=" Baby Keem" calcext:value-type="string">
            <text:p><text:s/>Baby Keem</text:p>
          </table:table-cell>
          <table:table-cell table:number-columns-repeated="4"/>
          <table:table-cell table:formula="of:=RANDBETWEEN(1;4)" office:value-type="float" office:value="1" calcext:value-type="float">
            <text:p>1</text:p>
          </table:table-cell>
          <table:table-cell table:formula="of:=&quot;('&quot;&amp;[.B648]&amp;&quot;',&quot;&amp;[.H648]&amp;&quot;,'default','default','&quot;&amp;[.C648]&amp;&quot;'),&quot;" office:value-type="string" office:string-value="('Range Brothers ',1,'default','default',' Baby Keem')," calcext:value-type="string">
            <text:p>('Range Brothers ',1,'default','default',' Baby Keem'),</text:p>
          </table:table-cell>
        </table:table-row>
        <table:table-row table:style-name="ro2">
          <table:table-cell office:value-type="string" calcext:value-type="string">
            <text:p><text:a xlink:href="https://www.songfacts.com/facts/polo-g/rapstar" xlink:type="simple">RAPSTAR</text:a> - Polo G</text:p>
          </table:table-cell>
          <table:table-cell table:formula="of:=LEFT([.A649];(FIND(&quot;-&quot;;[.A649])-1))" office:value-type="string" office:string-value="RAPSTAR " calcext:value-type="string">
            <text:p>RAPSTAR </text:p>
          </table:table-cell>
          <table:table-cell table:formula="of:=SUBSTITUTE([.A649];LEFT([.A649];(FIND(&quot;-&quot;;[.A649])));&quot;&quot;)" office:value-type="string" office:string-value=" Polo G" calcext:value-type="string">
            <text:p><text:s/>Polo G</text:p>
          </table:table-cell>
          <table:table-cell table:number-columns-repeated="4"/>
          <table:table-cell table:formula="of:=RANDBETWEEN(1;4)" office:value-type="float" office:value="1" calcext:value-type="float">
            <text:p>1</text:p>
          </table:table-cell>
          <table:table-cell table:formula="of:=&quot;('&quot;&amp;[.B649]&amp;&quot;',&quot;&amp;[.H649]&amp;&quot;,'default','default','&quot;&amp;[.C649]&amp;&quot;'),&quot;" office:value-type="string" office:string-value="('RAPSTAR ',1,'default','default',' Polo G')," calcext:value-type="string">
            <text:p>('RAPSTAR ',1,'default','default',' Polo G'),</text:p>
          </table:table-cell>
        </table:table-row>
        <table:table-row table:style-name="ro5">
          <table:table-cell office:value-type="string" calcext:value-type="string">
            <text:p><text:a xlink:href="https://www.songfacts.com/facts/frank-carter-the-rattlesnakes/rat-race" xlink:type="simple">Rat Race</text:a> - Frank Carter &amp; The Rattlesnakes</text:p>
          </table:table-cell>
          <table:table-cell table:formula="of:=LEFT([.A650];(FIND(&quot;-&quot;;[.A650])-1))" office:value-type="string" office:string-value="Rat Race " calcext:value-type="string">
            <text:p>Rat Race </text:p>
          </table:table-cell>
          <table:table-cell table:formula="of:=SUBSTITUTE([.A650];LEFT([.A650];(FIND(&quot;-&quot;;[.A650])));&quot;&quot;)" office:value-type="string" office:string-value=" Frank Carter &amp; The Rattlesnakes" calcext:value-type="string">
            <text:p><text:s/>Frank Carter &amp; The Rattlesnakes</text:p>
          </table:table-cell>
          <table:table-cell table:number-columns-repeated="4"/>
          <table:table-cell table:formula="of:=RANDBETWEEN(1;4)" office:value-type="float" office:value="3" calcext:value-type="float">
            <text:p>3</text:p>
          </table:table-cell>
          <table:table-cell table:formula="of:=&quot;('&quot;&amp;[.B650]&amp;&quot;',&quot;&amp;[.H650]&amp;&quot;,'default','default','&quot;&amp;[.C650]&amp;&quot;'),&quot;" office:value-type="string" office:string-value="('Rat Race ',3,'default','default',' Frank Carter &amp; The Rattlesnakes')," calcext:value-type="string">
            <text:p>('Rat Race ',3,'default','default',' Frank Carter &amp; The Rattlesnakes'),</text:p>
          </table:table-cell>
        </table:table-row>
        <table:table-row table:style-name="ro1">
          <table:table-cell office:value-type="string" calcext:value-type="string">
            <text:p><text:a xlink:href="https://www.songfacts.com/facts/fredo/ready" xlink:type="simple">Ready</text:a> - Fredo</text:p>
          </table:table-cell>
          <table:table-cell table:formula="of:=LEFT([.A651];(FIND(&quot;-&quot;;[.A651])-1))" office:value-type="string" office:string-value="Ready " calcext:value-type="string">
            <text:p>Ready </text:p>
          </table:table-cell>
          <table:table-cell table:formula="of:=SUBSTITUTE([.A651];LEFT([.A651];(FIND(&quot;-&quot;;[.A651])));&quot;&quot;)" office:value-type="string" office:string-value=" Fredo" calcext:value-type="string">
            <text:p><text:s/>Fredo</text:p>
          </table:table-cell>
          <table:table-cell table:number-columns-repeated="4"/>
          <table:table-cell table:formula="of:=RANDBETWEEN(1;4)" office:value-type="float" office:value="2" calcext:value-type="float">
            <text:p>2</text:p>
          </table:table-cell>
          <table:table-cell table:formula="of:=&quot;('&quot;&amp;[.B651]&amp;&quot;',&quot;&amp;[.H651]&amp;&quot;,'default','default','&quot;&amp;[.C651]&amp;&quot;'),&quot;" office:value-type="string" office:string-value="('Ready ',2,'default','default',' Fredo')," calcext:value-type="string">
            <text:p>('Ready ',2,'default','default',' Fredo'),</text:p>
          </table:table-cell>
        </table:table-row>
        <table:table-row table:style-name="ro2">
          <table:table-cell office:value-type="string" calcext:value-type="string">
            <text:p><text:a xlink:href="https://www.songfacts.com/facts/teddy-grossman/ready" xlink:type="simple">Ready</text:a> - Teddy Grossman</text:p>
          </table:table-cell>
          <table:table-cell table:formula="of:=LEFT([.A652];(FIND(&quot;-&quot;;[.A652])-1))" office:value-type="string" office:string-value="Ready " calcext:value-type="string">
            <text:p>Ready </text:p>
          </table:table-cell>
          <table:table-cell table:formula="of:=SUBSTITUTE([.A652];LEFT([.A652];(FIND(&quot;-&quot;;[.A652])));&quot;&quot;)" office:value-type="string" office:string-value=" Teddy Grossman" calcext:value-type="string">
            <text:p><text:s/>Teddy Grossman</text:p>
          </table:table-cell>
          <table:table-cell table:number-columns-repeated="4"/>
          <table:table-cell table:formula="of:=RANDBETWEEN(1;4)" office:value-type="float" office:value="4" calcext:value-type="float">
            <text:p>4</text:p>
          </table:table-cell>
          <table:table-cell table:formula="of:=&quot;('&quot;&amp;[.B652]&amp;&quot;',&quot;&amp;[.H652]&amp;&quot;,'default','default','&quot;&amp;[.C652]&amp;&quot;'),&quot;" office:value-type="string" office:string-value="('Ready ',4,'default','default',' Teddy Grossman')," calcext:value-type="string">
            <text:p>('Ready ',4,'default','default',' Teddy Grossman'),</text:p>
          </table:table-cell>
        </table:table-row>
        <table:table-row table:style-name="ro2">
          <table:table-cell office:value-type="string" calcext:value-type="string">
            <text:p><text:a xlink:href="https://www.songfacts.com/facts/lil-baby/real-as-it-gets" xlink:type="simple">Real As It Gets</text:a> - Lil Baby</text:p>
          </table:table-cell>
          <table:table-cell table:formula="of:=LEFT([.A653];(FIND(&quot;-&quot;;[.A653])-1))" office:value-type="string" office:string-value="Real As It Gets " calcext:value-type="string">
            <text:p>Real As It Gets </text:p>
          </table:table-cell>
          <table:table-cell table:formula="of:=SUBSTITUTE([.A653];LEFT([.A653];(FIND(&quot;-&quot;;[.A653])));&quot;&quot;)" office:value-type="string" office:string-value=" Lil Baby" calcext:value-type="string">
            <text:p><text:s/>Lil Baby</text:p>
          </table:table-cell>
          <table:table-cell table:number-columns-repeated="4"/>
          <table:table-cell table:formula="of:=RANDBETWEEN(1;4)" office:value-type="float" office:value="4" calcext:value-type="float">
            <text:p>4</text:p>
          </table:table-cell>
          <table:table-cell table:formula="of:=&quot;('&quot;&amp;[.B653]&amp;&quot;',&quot;&amp;[.H653]&amp;&quot;,'default','default','&quot;&amp;[.C653]&amp;&quot;'),&quot;" office:value-type="string" office:string-value="('Real As It Gets ',4,'default','default',' Lil Baby')," calcext:value-type="string">
            <text:p>('Real As It Gets ',4,'default','default',' Lil Baby'),</text:p>
          </table:table-cell>
        </table:table-row>
        <table:table-row table:style-name="ro2">
          <table:table-cell office:value-type="string" calcext:value-type="string">
            <text:p><text:a xlink:href="https://www.songfacts.com/facts/the-connells/really-great" xlink:type="simple">Really Great</text:a> - The Connells</text:p>
          </table:table-cell>
          <table:table-cell table:formula="of:=LEFT([.A654];(FIND(&quot;-&quot;;[.A654])-1))" office:value-type="string" office:string-value="Really Great " calcext:value-type="string">
            <text:p>Really Great </text:p>
          </table:table-cell>
          <table:table-cell table:formula="of:=SUBSTITUTE([.A654];LEFT([.A654];(FIND(&quot;-&quot;;[.A654])));&quot;&quot;)" office:value-type="string" office:string-value=" The Connells" calcext:value-type="string">
            <text:p><text:s/>The Connells</text:p>
          </table:table-cell>
          <table:table-cell table:number-columns-repeated="4"/>
          <table:table-cell table:formula="of:=RANDBETWEEN(1;4)" office:value-type="float" office:value="2" calcext:value-type="float">
            <text:p>2</text:p>
          </table:table-cell>
          <table:table-cell table:formula="of:=&quot;('&quot;&amp;[.B654]&amp;&quot;',&quot;&amp;[.H654]&amp;&quot;,'default','default','&quot;&amp;[.C654]&amp;&quot;'),&quot;" office:value-type="string" office:string-value="('Really Great ',2,'default','default',' The Connells')," calcext:value-type="string">
            <text:p>('Really Great ',2,'default','default',' The Connells'),</text:p>
          </table:table-cell>
        </table:table-row>
        <table:table-row table:style-name="ro2">
          <table:table-cell office:value-type="string" calcext:value-type="string">
            <text:p><text:a xlink:href="https://www.songfacts.com/facts/james/recover" xlink:type="simple">Recover</text:a> - James</text:p>
          </table:table-cell>
          <table:table-cell table:formula="of:=LEFT([.A655];(FIND(&quot;-&quot;;[.A655])-1))" office:value-type="string" office:string-value="Recover " calcext:value-type="string">
            <text:p>Recover </text:p>
          </table:table-cell>
          <table:table-cell table:formula="of:=SUBSTITUTE([.A655];LEFT([.A655];(FIND(&quot;-&quot;;[.A655])));&quot;&quot;)" office:value-type="string" office:string-value=" James" calcext:value-type="string">
            <text:p><text:s/>James</text:p>
          </table:table-cell>
          <table:table-cell table:number-columns-repeated="4"/>
          <table:table-cell table:formula="of:=RANDBETWEEN(1;4)" office:value-type="float" office:value="1" calcext:value-type="float">
            <text:p>1</text:p>
          </table:table-cell>
          <table:table-cell table:formula="of:=&quot;('&quot;&amp;[.B655]&amp;&quot;',&quot;&amp;[.H655]&amp;&quot;,'default','default','&quot;&amp;[.C655]&amp;&quot;'),&quot;" office:value-type="string" office:string-value="('Recover ',1,'default','default',' James')," calcext:value-type="string">
            <text:p>('Recover ',1,'default','default',' James'),</text:p>
          </table:table-cell>
        </table:table-row>
        <table:table-row table:style-name="ro2">
          <table:table-cell office:value-type="string" calcext:value-type="string">
            <text:p><text:a xlink:href="https://www.songfacts.com/facts/justin-bieber/red-eye" xlink:type="simple">Red Eye</text:a> - Justin Bieber</text:p>
          </table:table-cell>
          <table:table-cell table:formula="of:=LEFT([.A656];(FIND(&quot;-&quot;;[.A656])-1))" office:value-type="string" office:string-value="Red Eye " calcext:value-type="string">
            <text:p>Red Eye </text:p>
          </table:table-cell>
          <table:table-cell table:formula="of:=SUBSTITUTE([.A656];LEFT([.A656];(FIND(&quot;-&quot;;[.A656])));&quot;&quot;)" office:value-type="string" office:string-value=" Justin Bieber" calcext:value-type="string">
            <text:p><text:s/>Justin Bieber</text:p>
          </table:table-cell>
          <table:table-cell table:number-columns-repeated="4"/>
          <table:table-cell table:formula="of:=RANDBETWEEN(1;4)" office:value-type="float" office:value="1" calcext:value-type="float">
            <text:p>1</text:p>
          </table:table-cell>
          <table:table-cell table:formula="of:=&quot;('&quot;&amp;[.B656]&amp;&quot;',&quot;&amp;[.H656]&amp;&quot;,'default','default','&quot;&amp;[.C656]&amp;&quot;'),&quot;" office:value-type="string" office:string-value="('Red Eye ',1,'default','default',' Justin Bieber')," calcext:value-type="string">
            <text:p>('Red Eye ',1,'default','default',' Justin Bieber'),</text:p>
          </table:table-cell>
        </table:table-row>
        <table:table-row table:style-name="ro2">
          <table:table-cell office:value-type="string" calcext:value-type="string">
            <text:p><text:a xlink:href="https://www.songfacts.com/facts/lisa-heller/red-flags" xlink:type="simple">red flags</text:a> - Lisa Heller</text:p>
          </table:table-cell>
          <table:table-cell table:formula="of:=LEFT([.A657];(FIND(&quot;-&quot;;[.A657])-1))" office:value-type="string" office:string-value="red flags " calcext:value-type="string">
            <text:p>red flags </text:p>
          </table:table-cell>
          <table:table-cell table:formula="of:=SUBSTITUTE([.A657];LEFT([.A657];(FIND(&quot;-&quot;;[.A657])));&quot;&quot;)" office:value-type="string" office:string-value=" Lisa Heller" calcext:value-type="string">
            <text:p><text:s/>Lisa Heller</text:p>
          </table:table-cell>
          <table:table-cell table:number-columns-repeated="4"/>
          <table:table-cell table:formula="of:=RANDBETWEEN(1;4)" office:value-type="float" office:value="4" calcext:value-type="float">
            <text:p>4</text:p>
          </table:table-cell>
          <table:table-cell table:formula="of:=&quot;('&quot;&amp;[.B657]&amp;&quot;',&quot;&amp;[.H657]&amp;&quot;,'default','default','&quot;&amp;[.C657]&amp;&quot;'),&quot;" office:value-type="string" office:string-value="('red flags ',4,'default','default',' Lisa Heller')," calcext:value-type="string">
            <text:p>('red flags ',4,'default','default',' Lisa Heller'),</text:p>
          </table:table-cell>
        </table:table-row>
        <table:table-row table:style-name="ro2">
          <table:table-cell office:value-type="string" calcext:value-type="string">
            <text:p><text:a xlink:href="https://www.songfacts.com/facts/digga-d/red-light-green-light" xlink:type="simple">Red Light Green Light</text:a> - Digga D</text:p>
          </table:table-cell>
          <table:table-cell table:formula="of:=LEFT([.A658];(FIND(&quot;-&quot;;[.A658])-1))" office:value-type="string" office:string-value="Red Light Green Light " calcext:value-type="string">
            <text:p>Red Light Green Light </text:p>
          </table:table-cell>
          <table:table-cell table:formula="of:=SUBSTITUTE([.A658];LEFT([.A658];(FIND(&quot;-&quot;;[.A658])));&quot;&quot;)" office:value-type="string" office:string-value=" Digga D" calcext:value-type="string">
            <text:p><text:s/>Digga D</text:p>
          </table:table-cell>
          <table:table-cell table:number-columns-repeated="4"/>
          <table:table-cell table:formula="of:=RANDBETWEEN(1;4)" office:value-type="float" office:value="1" calcext:value-type="float">
            <text:p>1</text:p>
          </table:table-cell>
          <table:table-cell table:formula="of:=&quot;('&quot;&amp;[.B658]&amp;&quot;',&quot;&amp;[.H658]&amp;&quot;,'default','default','&quot;&amp;[.C658]&amp;&quot;'),&quot;" office:value-type="string" office:string-value="('Red Light Green Light ',1,'default','default',' Digga D')," calcext:value-type="string">
            <text:p>('Red Light Green Light ',1,'default','default',' Digga D'),</text:p>
          </table:table-cell>
        </table:table-row>
        <table:table-row table:style-name="ro3">
          <table:table-cell office:value-type="string" calcext:value-type="string">
            <text:p><text:a xlink:href="https://www.songfacts.com/facts/thomas-rhett/redneck-be-like" xlink:type="simple">Redneck Be Like</text:a> - Thomas Rhett</text:p>
          </table:table-cell>
          <table:table-cell table:formula="of:=LEFT([.A659];(FIND(&quot;-&quot;;[.A659])-1))" office:value-type="string" office:string-value="Redneck Be Like " calcext:value-type="string">
            <text:p>Redneck Be Like </text:p>
          </table:table-cell>
          <table:table-cell table:formula="of:=SUBSTITUTE([.A659];LEFT([.A659];(FIND(&quot;-&quot;;[.A659])));&quot;&quot;)" office:value-type="string" office:string-value=" Thomas Rhett" calcext:value-type="string">
            <text:p><text:s/>Thomas Rhett</text:p>
          </table:table-cell>
          <table:table-cell table:number-columns-repeated="4"/>
          <table:table-cell table:formula="of:=RANDBETWEEN(1;4)" office:value-type="float" office:value="4" calcext:value-type="float">
            <text:p>4</text:p>
          </table:table-cell>
          <table:table-cell table:formula="of:=&quot;('&quot;&amp;[.B659]&amp;&quot;',&quot;&amp;[.H659]&amp;&quot;,'default','default','&quot;&amp;[.C659]&amp;&quot;'),&quot;" office:value-type="string" office:string-value="('Redneck Be Like ',4,'default','default',' Thomas Rhett')," calcext:value-type="string">
            <text:p>('Redneck Be Like ',4,'default','default',' Thomas Rhett'),</text:p>
          </table:table-cell>
        </table:table-row>
        <table:table-row table:style-name="ro3">
          <table:table-cell office:value-type="string" calcext:value-type="string">
            <text:p><text:a xlink:href="https://www.songfacts.com/facts/for-king-country/relate" xlink:type="simple">Relate</text:a> - For King &amp; Country</text:p>
          </table:table-cell>
          <table:table-cell table:formula="of:=LEFT([.A660];(FIND(&quot;-&quot;;[.A660])-1))" office:value-type="string" office:string-value="Relate " calcext:value-type="string">
            <text:p>Relate </text:p>
          </table:table-cell>
          <table:table-cell table:formula="of:=SUBSTITUTE([.A660];LEFT([.A660];(FIND(&quot;-&quot;;[.A660])));&quot;&quot;)" office:value-type="string" office:string-value=" For King &amp; Country" calcext:value-type="string">
            <text:p><text:s/>For King &amp; Country</text:p>
          </table:table-cell>
          <table:table-cell table:number-columns-repeated="4"/>
          <table:table-cell table:formula="of:=RANDBETWEEN(1;4)" office:value-type="float" office:value="2" calcext:value-type="float">
            <text:p>2</text:p>
          </table:table-cell>
          <table:table-cell table:formula="of:=&quot;('&quot;&amp;[.B660]&amp;&quot;',&quot;&amp;[.H660]&amp;&quot;,'default','default','&quot;&amp;[.C660]&amp;&quot;'),&quot;" office:value-type="string" office:string-value="('Relate ',2,'default','default',' For King &amp; Country')," calcext:value-type="string">
            <text:p>('Relate ',2,'default','default',' For King &amp; Country'),</text:p>
          </table:table-cell>
        </table:table-row>
        <table:table-row table:style-name="ro2">
          <table:table-cell office:value-type="string" calcext:value-type="string">
            <text:p><text:a xlink:href="https://www.songfacts.com/facts/becky-hill/remember" xlink:type="simple">Remember</text:a> - Becky Hill</text:p>
          </table:table-cell>
          <table:table-cell table:formula="of:=LEFT([.A661];(FIND(&quot;-&quot;;[.A661])-1))" office:value-type="string" office:string-value="Remember " calcext:value-type="string">
            <text:p>Remember </text:p>
          </table:table-cell>
          <table:table-cell table:formula="of:=SUBSTITUTE([.A661];LEFT([.A661];(FIND(&quot;-&quot;;[.A661])));&quot;&quot;)" office:value-type="string" office:string-value=" Becky Hill" calcext:value-type="string">
            <text:p><text:s/>Becky Hill</text:p>
          </table:table-cell>
          <table:table-cell table:number-columns-repeated="4"/>
          <table:table-cell table:formula="of:=RANDBETWEEN(1;4)" office:value-type="float" office:value="1" calcext:value-type="float">
            <text:p>1</text:p>
          </table:table-cell>
          <table:table-cell table:formula="of:=&quot;('&quot;&amp;[.B661]&amp;&quot;',&quot;&amp;[.H661]&amp;&quot;,'default','default','&quot;&amp;[.C661]&amp;&quot;'),&quot;" office:value-type="string" office:string-value="('Remember ',1,'default','default',' Becky Hill')," calcext:value-type="string">
            <text:p>('Remember ',1,'default','default',' Becky Hill'),</text:p>
          </table:table-cell>
        </table:table-row>
        <table:table-row table:style-name="ro3">
          <table:table-cell office:value-type="string" calcext:value-type="string">
            <text:p><text:a xlink:href="https://www.songfacts.com/facts/big-red-machine/renegade" xlink:type="simple">Renegade</text:a> - Big Red Machine</text:p>
          </table:table-cell>
          <table:table-cell table:formula="of:=LEFT([.A662];(FIND(&quot;-&quot;;[.A662])-1))" office:value-type="string" office:string-value="Renegade " calcext:value-type="string">
            <text:p>Renegade </text:p>
          </table:table-cell>
          <table:table-cell table:formula="of:=SUBSTITUTE([.A662];LEFT([.A662];(FIND(&quot;-&quot;;[.A662])));&quot;&quot;)" office:value-type="string" office:string-value=" Big Red Machine" calcext:value-type="string">
            <text:p><text:s/>Big Red Machine</text:p>
          </table:table-cell>
          <table:table-cell table:number-columns-repeated="4"/>
          <table:table-cell table:formula="of:=RANDBETWEEN(1;4)" office:value-type="float" office:value="2" calcext:value-type="float">
            <text:p>2</text:p>
          </table:table-cell>
          <table:table-cell table:formula="of:=&quot;('&quot;&amp;[.B662]&amp;&quot;',&quot;&amp;[.H662]&amp;&quot;,'default','default','&quot;&amp;[.C662]&amp;&quot;'),&quot;" office:value-type="string" office:string-value="('Renegade ',2,'default','default',' Big Red Machine')," calcext:value-type="string">
            <text:p>('Renegade ',2,'default','default',' Big Red Machine'),</text:p>
          </table:table-cell>
        </table:table-row>
        <table:table-row table:style-name="ro3">
          <table:table-cell office:value-type="string" calcext:value-type="string">
            <text:p><text:a xlink:href="https://www.songfacts.com/facts/martha-wainwright/report-card" xlink:type="simple">Report Card</text:a> - Martha Wainwright</text:p>
          </table:table-cell>
          <table:table-cell table:formula="of:=LEFT([.A663];(FIND(&quot;-&quot;;[.A663])-1))" office:value-type="string" office:string-value="Report Card " calcext:value-type="string">
            <text:p>Report Card </text:p>
          </table:table-cell>
          <table:table-cell table:formula="of:=SUBSTITUTE([.A663];LEFT([.A663];(FIND(&quot;-&quot;;[.A663])));&quot;&quot;)" office:value-type="string" office:string-value=" Martha Wainwright" calcext:value-type="string">
            <text:p><text:s/>Martha Wainwright</text:p>
          </table:table-cell>
          <table:table-cell table:number-columns-repeated="4"/>
          <table:table-cell table:formula="of:=RANDBETWEEN(1;4)" office:value-type="float" office:value="4" calcext:value-type="float">
            <text:p>4</text:p>
          </table:table-cell>
          <table:table-cell table:formula="of:=&quot;('&quot;&amp;[.B663]&amp;&quot;',&quot;&amp;[.H663]&amp;&quot;,'default','default','&quot;&amp;[.C663]&amp;&quot;'),&quot;" office:value-type="string" office:string-value="('Report Card ',4,'default','default',' Martha Wainwright')," calcext:value-type="string">
            <text:p>('Report Card ',4,'default','default',' Martha Wainwright'),</text:p>
          </table:table-cell>
        </table:table-row>
        <table:table-row table:style-name="ro2">
          <table:table-cell office:value-type="string" calcext:value-type="string">
            <text:p><text:a xlink:href="https://www.songfacts.com/facts/rod-wave/richer" xlink:type="simple">Richer</text:a> - Rod Wave</text:p>
          </table:table-cell>
          <table:table-cell table:formula="of:=LEFT([.A664];(FIND(&quot;-&quot;;[.A664])-1))" office:value-type="string" office:string-value="Richer " calcext:value-type="string">
            <text:p>Richer </text:p>
          </table:table-cell>
          <table:table-cell table:formula="of:=SUBSTITUTE([.A664];LEFT([.A664];(FIND(&quot;-&quot;;[.A664])));&quot;&quot;)" office:value-type="string" office:string-value=" Rod Wave" calcext:value-type="string">
            <text:p><text:s/>Rod Wave</text:p>
          </table:table-cell>
          <table:table-cell table:number-columns-repeated="4"/>
          <table:table-cell table:formula="of:=RANDBETWEEN(1;4)" office:value-type="float" office:value="4" calcext:value-type="float">
            <text:p>4</text:p>
          </table:table-cell>
          <table:table-cell table:formula="of:=&quot;('&quot;&amp;[.B664]&amp;&quot;',&quot;&amp;[.H664]&amp;&quot;,'default','default','&quot;&amp;[.C664]&amp;&quot;'),&quot;" office:value-type="string" office:string-value="('Richer ',4,'default','default',' Rod Wave')," calcext:value-type="string">
            <text:p>('Richer ',4,'default','default',' Rod Wave'),</text:p>
          </table:table-cell>
        </table:table-row>
        <table:table-row table:style-name="ro3">
          <table:table-cell office:value-type="string" calcext:value-type="string">
            <text:p><text:a xlink:href="https://www.songfacts.com/facts/brandi-carlile/right-on-time" xlink:type="simple">Right On Time</text:a> - Brandi Carlile</text:p>
          </table:table-cell>
          <table:table-cell table:formula="of:=LEFT([.A665];(FIND(&quot;-&quot;;[.A665])-1))" office:value-type="string" office:string-value="Right On Time " calcext:value-type="string">
            <text:p>Right On Time </text:p>
          </table:table-cell>
          <table:table-cell table:formula="of:=SUBSTITUTE([.A665];LEFT([.A665];(FIND(&quot;-&quot;;[.A665])));&quot;&quot;)" office:value-type="string" office:string-value=" Brandi Carlile" calcext:value-type="string">
            <text:p><text:s/>Brandi Carlile</text:p>
          </table:table-cell>
          <table:table-cell table:number-columns-repeated="4"/>
          <table:table-cell table:formula="of:=RANDBETWEEN(1;4)" office:value-type="float" office:value="1" calcext:value-type="float">
            <text:p>1</text:p>
          </table:table-cell>
          <table:table-cell table:formula="of:=&quot;('&quot;&amp;[.B665]&amp;&quot;',&quot;&amp;[.H665]&amp;&quot;,'default','default','&quot;&amp;[.C665]&amp;&quot;'),&quot;" office:value-type="string" office:string-value="('Right On Time ',1,'default','default',' Brandi Carlile')," calcext:value-type="string">
            <text:p>('Right On Time ',1,'default','default',' Brandi Carlile'),</text:p>
          </table:table-cell>
        </table:table-row>
        <table:table-row table:style-name="ro2">
          <table:table-cell office:value-type="string" calcext:value-type="string">
            <text:p><text:a xlink:href="https://www.songfacts.com/facts/taylor-swift/right-where-you-left-me" xlink:type="simple">Right Where You Left Me</text:a> - Taylor Swift</text:p>
          </table:table-cell>
          <table:table-cell table:formula="of:=LEFT([.A666];(FIND(&quot;-&quot;;[.A666])-1))" office:value-type="string" office:string-value="Right Where You Left Me " calcext:value-type="string">
            <text:p>Right Where You Left Me </text:p>
          </table:table-cell>
          <table:table-cell table:formula="of:=SUBSTITUTE([.A666];LEFT([.A666];(FIND(&quot;-&quot;;[.A666])));&quot;&quot;)" office:value-type="string" office:string-value=" Taylor Swift" calcext:value-type="string">
            <text:p><text:s/>Taylor Swift</text:p>
          </table:table-cell>
          <table:table-cell table:number-columns-repeated="4"/>
          <table:table-cell table:formula="of:=RANDBETWEEN(1;4)" office:value-type="float" office:value="1" calcext:value-type="float">
            <text:p>1</text:p>
          </table:table-cell>
          <table:table-cell table:formula="of:=&quot;('&quot;&amp;[.B666]&amp;&quot;',&quot;&amp;[.H666]&amp;&quot;,'default','default','&quot;&amp;[.C666]&amp;&quot;'),&quot;" office:value-type="string" office:string-value="('Right Where You Left Me ',1,'default','default',' Taylor Swift')," calcext:value-type="string">
            <text:p>('Right Where You Left Me ',1,'default','default',' Taylor Swift'),</text:p>
          </table:table-cell>
        </table:table-row>
        <table:table-row table:style-name="ro5">
          <table:table-cell office:value-type="string" calcext:value-type="string">
            <text:p>Rings Around My Fathers Eyes - The War On Drugs</text:p>
          </table:table-cell>
          <table:table-cell table:formula="of:=LEFT([.A667];(FIND(&quot;-&quot;;[.A667])-1))" office:value-type="string" office:string-value="Rings Around My Fathers Eyes " calcext:value-type="string">
            <text:p>Rings Around My Fathers Eyes </text:p>
          </table:table-cell>
          <table:table-cell table:formula="of:=SUBSTITUTE([.A667];LEFT([.A667];(FIND(&quot;-&quot;;[.A667])));&quot;&quot;)" office:value-type="string" office:string-value=" The War On Drugs" calcext:value-type="string">
            <text:p><text:s/>The War On Drugs</text:p>
          </table:table-cell>
          <table:table-cell table:number-columns-repeated="4"/>
          <table:table-cell table:formula="of:=RANDBETWEEN(1;4)" office:value-type="float" office:value="2" calcext:value-type="float">
            <text:p>2</text:p>
          </table:table-cell>
          <table:table-cell table:formula="of:=&quot;('&quot;&amp;[.B667]&amp;&quot;',&quot;&amp;[.H667]&amp;&quot;,'default','default','&quot;&amp;[.C667]&amp;&quot;'),&quot;" office:value-type="string" office:string-value="('Rings Around My Fathers Eyes ',2,'default','default',' The War On Drugs')," calcext:value-type="string">
            <text:p>('Rings Around My Fathers Eyes ',2,'default','default',' The War On Drugs'),</text:p>
          </table:table-cell>
        </table:table-row>
        <table:table-row table:style-name="ro2">
          <table:table-cell office:value-type="string" calcext:value-type="string">
            <text:p><text:a xlink:href="https://www.songfacts.com/facts/mogwai/ritchie-sacramento" xlink:type="simple">Ritchie Sacramento</text:a> - Mogwai</text:p>
          </table:table-cell>
          <table:table-cell table:formula="of:=LEFT([.A668];(FIND(&quot;-&quot;;[.A668])-1))" office:value-type="string" office:string-value="Ritchie Sacramento " calcext:value-type="string">
            <text:p>Ritchie Sacramento </text:p>
          </table:table-cell>
          <table:table-cell table:formula="of:=SUBSTITUTE([.A668];LEFT([.A668];(FIND(&quot;-&quot;;[.A668])));&quot;&quot;)" office:value-type="string" office:string-value=" Mogwai" calcext:value-type="string">
            <text:p><text:s/>Mogwai</text:p>
          </table:table-cell>
          <table:table-cell table:number-columns-repeated="4"/>
          <table:table-cell table:formula="of:=RANDBETWEEN(1;4)" office:value-type="float" office:value="4" calcext:value-type="float">
            <text:p>4</text:p>
          </table:table-cell>
          <table:table-cell table:formula="of:=&quot;('&quot;&amp;[.B668]&amp;&quot;',&quot;&amp;[.H668]&amp;&quot;,'default','default','&quot;&amp;[.C668]&amp;&quot;'),&quot;" office:value-type="string" office:string-value="('Ritchie Sacramento ',4,'default','default',' Mogwai')," calcext:value-type="string">
            <text:p>('Ritchie Sacramento ',4,'default','default',' Mogwai'),</text:p>
          </table:table-cell>
        </table:table-row>
        <table:table-row table:style-name="ro3">
          <table:table-cell office:value-type="string" calcext:value-type="string">
            <text:p><text:a xlink:href="https://www.songfacts.com/facts/dream/roadtrip" xlink:type="simple">Roadtrip</text:a> - Dream &amp; PmBata</text:p>
          </table:table-cell>
          <table:table-cell table:formula="of:=LEFT([.A669];(FIND(&quot;-&quot;;[.A669])-1))" office:value-type="string" office:string-value="Roadtrip " calcext:value-type="string">
            <text:p>Roadtrip </text:p>
          </table:table-cell>
          <table:table-cell table:formula="of:=SUBSTITUTE([.A669];LEFT([.A669];(FIND(&quot;-&quot;;[.A669])));&quot;&quot;)" office:value-type="string" office:string-value=" Dream &amp; PmBata" calcext:value-type="string">
            <text:p><text:s/>Dream &amp; PmBata</text:p>
          </table:table-cell>
          <table:table-cell table:number-columns-repeated="4"/>
          <table:table-cell table:formula="of:=RANDBETWEEN(1;4)" office:value-type="float" office:value="3" calcext:value-type="float">
            <text:p>3</text:p>
          </table:table-cell>
          <table:table-cell table:formula="of:=&quot;('&quot;&amp;[.B669]&amp;&quot;',&quot;&amp;[.H669]&amp;&quot;,'default','default','&quot;&amp;[.C669]&amp;&quot;'),&quot;" office:value-type="string" office:string-value="('Roadtrip ',3,'default','default',' Dream &amp; PmBata')," calcext:value-type="string">
            <text:p>('Roadtrip ',3,'default','default',' Dream &amp; PmBata'),</text:p>
          </table:table-cell>
        </table:table-row>
        <table:table-row table:style-name="ro2">
          <table:table-cell office:value-type="string" calcext:value-type="string">
            <text:p><text:a xlink:href="https://www.songfacts.com/facts/eric-church/rock-roll-found-me" xlink:type="simple">Rock &amp; Roll Found Me</text:a> - Eric Church</text:p>
          </table:table-cell>
          <table:table-cell table:formula="of:=LEFT([.A670];(FIND(&quot;-&quot;;[.A670])-1))" office:value-type="string" office:string-value="Rock &amp; Roll Found Me " calcext:value-type="string">
            <text:p>Rock &amp; Roll Found Me </text:p>
          </table:table-cell>
          <table:table-cell table:formula="of:=SUBSTITUTE([.A670];LEFT([.A670];(FIND(&quot;-&quot;;[.A670])));&quot;&quot;)" office:value-type="string" office:string-value=" Eric Church" calcext:value-type="string">
            <text:p><text:s/>Eric Church</text:p>
          </table:table-cell>
          <table:table-cell table:number-columns-repeated="4"/>
          <table:table-cell table:formula="of:=RANDBETWEEN(1;4)" office:value-type="float" office:value="1" calcext:value-type="float">
            <text:p>1</text:p>
          </table:table-cell>
          <table:table-cell table:formula="of:=&quot;('&quot;&amp;[.B670]&amp;&quot;',&quot;&amp;[.H670]&amp;&quot;,'default','default','&quot;&amp;[.C670]&amp;&quot;'),&quot;" office:value-type="string" office:string-value="('Rock &amp; Roll Found Me ',1,'default','default',' Eric Church')," calcext:value-type="string">
            <text:p>('Rock &amp; Roll Found Me ',1,'default','default',' Eric Church'),</text:p>
          </table:table-cell>
        </table:table-row>
        <table:table-row table:style-name="ro3">
          <table:table-cell office:value-type="string" calcext:value-type="string">
            <text:p><text:a xlink:href="https://www.songfacts.com/facts/david-crosby/rodriguez-for-a-night" xlink:type="simple">Rodriguez For A Night</text:a> - David Crosby</text:p>
          </table:table-cell>
          <table:table-cell table:formula="of:=LEFT([.A671];(FIND(&quot;-&quot;;[.A671])-1))" office:value-type="string" office:string-value="Rodriguez For A Night " calcext:value-type="string">
            <text:p>Rodriguez For A Night </text:p>
          </table:table-cell>
          <table:table-cell table:formula="of:=SUBSTITUTE([.A671];LEFT([.A671];(FIND(&quot;-&quot;;[.A671])));&quot;&quot;)" office:value-type="string" office:string-value=" David Crosby" calcext:value-type="string">
            <text:p><text:s/>David Crosby</text:p>
          </table:table-cell>
          <table:table-cell table:number-columns-repeated="4"/>
          <table:table-cell table:formula="of:=RANDBETWEEN(1;4)" office:value-type="float" office:value="3" calcext:value-type="float">
            <text:p>3</text:p>
          </table:table-cell>
          <table:table-cell table:formula="of:=&quot;('&quot;&amp;[.B671]&amp;&quot;',&quot;&amp;[.H671]&amp;&quot;,'default','default','&quot;&amp;[.C671]&amp;&quot;'),&quot;" office:value-type="string" office:string-value="('Rodriguez For A Night ',3,'default','default',' David Crosby')," calcext:value-type="string">
            <text:p>('Rodriguez For A Night ',3,'default','default',' David Crosby'),</text:p>
          </table:table-cell>
        </table:table-row>
        <table:table-row table:style-name="ro2">
          <table:table-cell office:value-type="string" calcext:value-type="string">
            <text:p><text:a xlink:href="https://www.songfacts.com/facts/lizzo/rumors" xlink:type="simple">Rumors</text:a> - Lizzo</text:p>
          </table:table-cell>
          <table:table-cell table:formula="of:=LEFT([.A672];(FIND(&quot;-&quot;;[.A672])-1))" office:value-type="string" office:string-value="Rumors " calcext:value-type="string">
            <text:p>Rumors </text:p>
          </table:table-cell>
          <table:table-cell table:formula="of:=SUBSTITUTE([.A672];LEFT([.A672];(FIND(&quot;-&quot;;[.A672])));&quot;&quot;)" office:value-type="string" office:string-value=" Lizzo" calcext:value-type="string">
            <text:p><text:s/>Lizzo</text:p>
          </table:table-cell>
          <table:table-cell table:number-columns-repeated="4"/>
          <table:table-cell table:formula="of:=RANDBETWEEN(1;4)" office:value-type="float" office:value="4" calcext:value-type="float">
            <text:p>4</text:p>
          </table:table-cell>
          <table:table-cell table:formula="of:=&quot;('&quot;&amp;[.B672]&amp;&quot;',&quot;&amp;[.H672]&amp;&quot;,'default','default','&quot;&amp;[.C672]&amp;&quot;'),&quot;" office:value-type="string" office:string-value="('Rumors ',4,'default','default',' Lizzo')," calcext:value-type="string">
            <text:p>('Rumors ',4,'default','default',' Lizzo'),</text:p>
          </table:table-cell>
        </table:table-row>
        <table:table-row table:style-name="ro2">
          <table:table-cell office:value-type="string" calcext:value-type="string">
            <text:p><text:a xlink:href="https://www.songfacts.com/facts/onerepublic/run" xlink:type="simple">Run</text:a> - OneRepublic</text:p>
          </table:table-cell>
          <table:table-cell table:formula="of:=LEFT([.A673];(FIND(&quot;-&quot;;[.A673])-1))" office:value-type="string" office:string-value="Run " calcext:value-type="string">
            <text:p>Run </text:p>
          </table:table-cell>
          <table:table-cell table:formula="of:=SUBSTITUTE([.A673];LEFT([.A673];(FIND(&quot;-&quot;;[.A673])));&quot;&quot;)" office:value-type="string" office:string-value=" OneRepublic" calcext:value-type="string">
            <text:p><text:s/>OneRepublic</text:p>
          </table:table-cell>
          <table:table-cell table:number-columns-repeated="4"/>
          <table:table-cell table:formula="of:=RANDBETWEEN(1;4)" office:value-type="float" office:value="3" calcext:value-type="float">
            <text:p>3</text:p>
          </table:table-cell>
          <table:table-cell table:formula="of:=&quot;('&quot;&amp;[.B673]&amp;&quot;',&quot;&amp;[.H673]&amp;&quot;,'default','default','&quot;&amp;[.C673]&amp;&quot;'),&quot;" office:value-type="string" office:string-value="('Run ',3,'default','default',' OneRepublic')," calcext:value-type="string">
            <text:p>('Run ',3,'default','default',' OneRepublic'),</text:p>
          </table:table-cell>
        </table:table-row>
        <table:table-row table:style-name="ro2">
          <table:table-cell office:value-type="string" calcext:value-type="string">
            <text:p><text:a xlink:href="https://www.songfacts.com/facts/taylor-swift/run" xlink:type="simple">Run</text:a> - Taylor Swift</text:p>
          </table:table-cell>
          <table:table-cell table:formula="of:=LEFT([.A674];(FIND(&quot;-&quot;;[.A674])-1))" office:value-type="string" office:string-value="Run " calcext:value-type="string">
            <text:p>Run </text:p>
          </table:table-cell>
          <table:table-cell table:formula="of:=SUBSTITUTE([.A674];LEFT([.A674];(FIND(&quot;-&quot;;[.A674])));&quot;&quot;)" office:value-type="string" office:string-value=" Taylor Swift" calcext:value-type="string">
            <text:p><text:s/>Taylor Swift</text:p>
          </table:table-cell>
          <table:table-cell table:number-columns-repeated="4"/>
          <table:table-cell table:formula="of:=RANDBETWEEN(1;4)" office:value-type="float" office:value="1" calcext:value-type="float">
            <text:p>1</text:p>
          </table:table-cell>
          <table:table-cell table:formula="of:=&quot;('&quot;&amp;[.B674]&amp;&quot;',&quot;&amp;[.H674]&amp;&quot;,'default','default','&quot;&amp;[.C674]&amp;&quot;'),&quot;" office:value-type="string" office:string-value="('Run ',1,'default','default',' Taylor Swift')," calcext:value-type="string">
            <text:p>('Run ',1,'default','default',' Taylor Swift'),</text:p>
          </table:table-cell>
        </table:table-row>
        <table:table-row table:style-name="ro2">
          <table:table-cell office:value-type="string" calcext:value-type="string">
            <text:p><text:a xlink:href="https://www.songfacts.com/facts/the-killers/runaway-horses" xlink:type="simple">Runaway Horses</text:a> - The Killers</text:p>
          </table:table-cell>
          <table:table-cell table:formula="of:=LEFT([.A675];(FIND(&quot;-&quot;;[.A675])-1))" office:value-type="string" office:string-value="Runaway Horses " calcext:value-type="string">
            <text:p>Runaway Horses </text:p>
          </table:table-cell>
          <table:table-cell table:formula="of:=SUBSTITUTE([.A675];LEFT([.A675];(FIND(&quot;-&quot;;[.A675])));&quot;&quot;)" office:value-type="string" office:string-value=" The Killers" calcext:value-type="string">
            <text:p><text:s/>The Killers</text:p>
          </table:table-cell>
          <table:table-cell table:number-columns-repeated="4"/>
          <table:table-cell table:formula="of:=RANDBETWEEN(1;4)" office:value-type="float" office:value="2" calcext:value-type="float">
            <text:p>2</text:p>
          </table:table-cell>
          <table:table-cell table:formula="of:=&quot;('&quot;&amp;[.B675]&amp;&quot;',&quot;&amp;[.H675]&amp;&quot;,'default','default','&quot;&amp;[.C675]&amp;&quot;'),&quot;" office:value-type="string" office:string-value="('Runaway Horses ',2,'default','default',' The Killers')," calcext:value-type="string">
            <text:p>('Runaway Horses ',2,'default','default',' The Killers'),</text:p>
          </table:table-cell>
        </table:table-row>
        <table:table-row table:style-name="ro2">
          <table:table-cell office:value-type="string" calcext:value-type="string">
            <text:p>Rynes Song - Ashe</text:p>
          </table:table-cell>
          <table:table-cell table:formula="of:=LEFT([.A676];(FIND(&quot;-&quot;;[.A676])-1))" office:value-type="string" office:string-value="Rynes Song " calcext:value-type="string">
            <text:p>Rynes Song </text:p>
          </table:table-cell>
          <table:table-cell table:formula="of:=SUBSTITUTE([.A676];LEFT([.A676];(FIND(&quot;-&quot;;[.A676])));&quot;&quot;)" office:value-type="string" office:string-value=" Ashe" calcext:value-type="string">
            <text:p><text:s/>Ashe</text:p>
          </table:table-cell>
          <table:table-cell table:number-columns-repeated="4"/>
          <table:table-cell table:formula="of:=RANDBETWEEN(1;4)" office:value-type="float" office:value="2" calcext:value-type="float">
            <text:p>2</text:p>
          </table:table-cell>
          <table:table-cell table:formula="of:=&quot;('&quot;&amp;[.B676]&amp;&quot;',&quot;&amp;[.H676]&amp;&quot;,'default','default','&quot;&amp;[.C676]&amp;&quot;'),&quot;" office:value-type="string" office:string-value="('Rynes Song ',2,'default','default',' Ashe')," calcext:value-type="string">
            <text:p>('Rynes Song ',2,'default','default',' Ashe'),</text:p>
          </table:table-cell>
        </table:table-row>
        <table:table-row table:style-name="ro2">
          <table:table-cell office:value-type="string" calcext:value-type="string">
            <text:p><text:a xlink:href="https://www.songfacts.com/facts/jethro-tull/sad-city-sisters" xlink:type="simple">Sad City Sisters</text:a> - Jethro Tull</text:p>
          </table:table-cell>
          <table:table-cell table:formula="of:=LEFT([.A677];(FIND(&quot;-&quot;;[.A677])-1))" office:value-type="string" office:string-value="Sad City Sisters " calcext:value-type="string">
            <text:p>Sad City Sisters </text:p>
          </table:table-cell>
          <table:table-cell table:formula="of:=SUBSTITUTE([.A677];LEFT([.A677];(FIND(&quot;-&quot;;[.A677])));&quot;&quot;)" office:value-type="string" office:string-value=" Jethro Tull" calcext:value-type="string">
            <text:p><text:s/>Jethro Tull</text:p>
          </table:table-cell>
          <table:table-cell table:number-columns-repeated="4"/>
          <table:table-cell table:formula="of:=RANDBETWEEN(1;4)" office:value-type="float" office:value="2" calcext:value-type="float">
            <text:p>2</text:p>
          </table:table-cell>
          <table:table-cell table:formula="of:=&quot;('&quot;&amp;[.B677]&amp;&quot;',&quot;&amp;[.H677]&amp;&quot;,'default','default','&quot;&amp;[.C677]&amp;&quot;'),&quot;" office:value-type="string" office:string-value="('Sad City Sisters ',2,'default','default',' Jethro Tull')," calcext:value-type="string">
            <text:p>('Sad City Sisters ',2,'default','default',' Jethro Tull'),</text:p>
          </table:table-cell>
        </table:table-row>
        <table:table-row table:style-name="ro3">
          <table:table-cell office:value-type="string" calcext:value-type="string">
            <text:p><text:a xlink:href="https://www.songfacts.com/facts/zac-brown-band/same-boat" xlink:type="simple">Same Boat</text:a> - Zac Brown Band</text:p>
          </table:table-cell>
          <table:table-cell table:formula="of:=LEFT([.A678];(FIND(&quot;-&quot;;[.A678])-1))" office:value-type="string" office:string-value="Same Boat " calcext:value-type="string">
            <text:p>Same Boat </text:p>
          </table:table-cell>
          <table:table-cell table:formula="of:=SUBSTITUTE([.A678];LEFT([.A678];(FIND(&quot;-&quot;;[.A678])));&quot;&quot;)" office:value-type="string" office:string-value=" Zac Brown Band" calcext:value-type="string">
            <text:p><text:s/>Zac Brown Band</text:p>
          </table:table-cell>
          <table:table-cell table:number-columns-repeated="4"/>
          <table:table-cell table:formula="of:=RANDBETWEEN(1;4)" office:value-type="float" office:value="2" calcext:value-type="float">
            <text:p>2</text:p>
          </table:table-cell>
          <table:table-cell table:formula="of:=&quot;('&quot;&amp;[.B678]&amp;&quot;',&quot;&amp;[.H678]&amp;&quot;,'default','default','&quot;&amp;[.C678]&amp;&quot;'),&quot;" office:value-type="string" office:string-value="('Same Boat ',2,'default','default',' Zac Brown Band')," calcext:value-type="string">
            <text:p>('Same Boat ',2,'default','default',' Zac Brown Band'),</text:p>
          </table:table-cell>
        </table:table-row>
        <table:table-row table:style-name="ro3">
          <table:table-cell office:value-type="string" calcext:value-type="string">
            <text:p><text:a xlink:href="https://www.songfacts.com/facts/morgan-wallen/sand-in-my-boots" xlink:type="simple">Sand In My Boots</text:a> - Morgan Wallen</text:p>
          </table:table-cell>
          <table:table-cell table:formula="of:=LEFT([.A679];(FIND(&quot;-&quot;;[.A679])-1))" office:value-type="string" office:string-value="Sand In My Boots " calcext:value-type="string">
            <text:p>Sand In My Boots </text:p>
          </table:table-cell>
          <table:table-cell table:formula="of:=SUBSTITUTE([.A679];LEFT([.A679];(FIND(&quot;-&quot;;[.A679])));&quot;&quot;)" office:value-type="string" office:string-value=" Morgan Wallen" calcext:value-type="string">
            <text:p><text:s/>Morgan Wallen</text:p>
          </table:table-cell>
          <table:table-cell table:number-columns-repeated="4"/>
          <table:table-cell table:formula="of:=RANDBETWEEN(1;4)" office:value-type="float" office:value="3" calcext:value-type="float">
            <text:p>3</text:p>
          </table:table-cell>
          <table:table-cell table:formula="of:=&quot;('&quot;&amp;[.B679]&amp;&quot;',&quot;&amp;[.H679]&amp;&quot;,'default','default','&quot;&amp;[.C679]&amp;&quot;'),&quot;" office:value-type="string" office:string-value="('Sand In My Boots ',3,'default','default',' Morgan Wallen')," calcext:value-type="string">
            <text:p>('Sand In My Boots ',3,'default','default',' Morgan Wallen'),</text:p>
          </table:table-cell>
        </table:table-row>
        <table:table-row table:style-name="ro2">
          <table:table-cell office:value-type="string" calcext:value-type="string">
            <text:p><text:a xlink:href="https://www.songfacts.com/facts/ed-sheeran/sandman" xlink:type="simple">Sandman</text:a> - Ed Sheeran</text:p>
          </table:table-cell>
          <table:table-cell table:formula="of:=LEFT([.A680];(FIND(&quot;-&quot;;[.A680])-1))" office:value-type="string" office:string-value="Sandman " calcext:value-type="string">
            <text:p>Sandman </text:p>
          </table:table-cell>
          <table:table-cell table:formula="of:=SUBSTITUTE([.A680];LEFT([.A680];(FIND(&quot;-&quot;;[.A680])));&quot;&quot;)" office:value-type="string" office:string-value=" Ed Sheeran" calcext:value-type="string">
            <text:p><text:s/>Ed Sheeran</text:p>
          </table:table-cell>
          <table:table-cell table:number-columns-repeated="4"/>
          <table:table-cell table:formula="of:=RANDBETWEEN(1;4)" office:value-type="float" office:value="1" calcext:value-type="float">
            <text:p>1</text:p>
          </table:table-cell>
          <table:table-cell table:formula="of:=&quot;('&quot;&amp;[.B680]&amp;&quot;',&quot;&amp;[.H680]&amp;&quot;,'default','default','&quot;&amp;[.C680]&amp;&quot;'),&quot;" office:value-type="string" office:string-value="('Sandman ',1,'default','default',' Ed Sheeran')," calcext:value-type="string">
            <text:p>('Sandman ',1,'default','default',' Ed Sheeran'),</text:p>
          </table:table-cell>
        </table:table-row>
        <table:table-row table:style-name="ro5">
          <table:table-cell office:value-type="string" calcext:value-type="string">
            <text:p>Santa, Cant You Hear Me - Kelly Clarkson</text:p>
          </table:table-cell>
          <table:table-cell table:formula="of:=LEFT([.A681];(FIND(&quot;-&quot;;[.A681])-1))" office:value-type="string" office:string-value="Santa, Cant You Hear Me " calcext:value-type="string">
            <text:p>Santa, Cant You Hear Me </text:p>
          </table:table-cell>
          <table:table-cell table:formula="of:=SUBSTITUTE([.A681];LEFT([.A681];(FIND(&quot;-&quot;;[.A681])));&quot;&quot;)" office:value-type="string" office:string-value=" Kelly Clarkson" calcext:value-type="string">
            <text:p><text:s/>Kelly Clarkson</text:p>
          </table:table-cell>
          <table:table-cell table:number-columns-repeated="4"/>
          <table:table-cell table:formula="of:=RANDBETWEEN(1;4)" office:value-type="float" office:value="1" calcext:value-type="float">
            <text:p>1</text:p>
          </table:table-cell>
          <table:table-cell table:formula="of:=&quot;('&quot;&amp;[.B681]&amp;&quot;',&quot;&amp;[.H681]&amp;&quot;,'default','default','&quot;&amp;[.C681]&amp;&quot;'),&quot;" office:value-type="string" office:string-value="('Santa, Cant You Hear Me ',1,'default','default',' Kelly Clarkson')," calcext:value-type="string">
            <text:p>('Santa, Cant You Hear Me ',1,'default','default',' Kelly Clarkson'),</text:p>
          </table:table-cell>
        </table:table-row>
        <table:table-row table:style-name="ro3">
          <table:table-cell office:value-type="string" calcext:value-type="string">
            <text:p><text:a xlink:href="https://www.songfacts.com/facts/twenty-one-pilots/saturday" xlink:type="simple">Saturday</text:a> - Twenty One Pilots</text:p>
          </table:table-cell>
          <table:table-cell table:formula="of:=LEFT([.A682];(FIND(&quot;-&quot;;[.A682])-1))" office:value-type="string" office:string-value="Saturday " calcext:value-type="string">
            <text:p>Saturday </text:p>
          </table:table-cell>
          <table:table-cell table:formula="of:=SUBSTITUTE([.A682];LEFT([.A682];(FIND(&quot;-&quot;;[.A682])));&quot;&quot;)" office:value-type="string" office:string-value=" Twenty One Pilots" calcext:value-type="string">
            <text:p><text:s/>Twenty One Pilots</text:p>
          </table:table-cell>
          <table:table-cell table:number-columns-repeated="4"/>
          <table:table-cell table:formula="of:=RANDBETWEEN(1;4)" office:value-type="float" office:value="3" calcext:value-type="float">
            <text:p>3</text:p>
          </table:table-cell>
          <table:table-cell table:formula="of:=&quot;('&quot;&amp;[.B682]&amp;&quot;',&quot;&amp;[.H682]&amp;&quot;,'default','default','&quot;&amp;[.C682]&amp;&quot;'),&quot;" office:value-type="string" office:string-value="('Saturday ',3,'default','default',' Twenty One Pilots')," calcext:value-type="string">
            <text:p>('Saturday ',3,'default','default',' Twenty One Pilots'),</text:p>
          </table:table-cell>
        </table:table-row>
        <table:table-row table:style-name="ro2">
          <table:table-cell office:value-type="string" calcext:value-type="string">
            <text:p><text:a xlink:href="https://www.songfacts.com/facts/ladbaby/sausage-rolls-for-everyone" xlink:type="simple">Sausage Rolls For Everyone</text:a> - LadBaby</text:p>
          </table:table-cell>
          <table:table-cell table:formula="of:=LEFT([.A683];(FIND(&quot;-&quot;;[.A683])-1))" office:value-type="string" office:string-value="Sausage Rolls For Everyone " calcext:value-type="string">
            <text:p>Sausage Rolls For Everyone </text:p>
          </table:table-cell>
          <table:table-cell table:formula="of:=SUBSTITUTE([.A683];LEFT([.A683];(FIND(&quot;-&quot;;[.A683])));&quot;&quot;)" office:value-type="string" office:string-value=" LadBaby" calcext:value-type="string">
            <text:p><text:s/>LadBaby</text:p>
          </table:table-cell>
          <table:table-cell table:number-columns-repeated="4"/>
          <table:table-cell table:formula="of:=RANDBETWEEN(1;4)" office:value-type="float" office:value="4" calcext:value-type="float">
            <text:p>4</text:p>
          </table:table-cell>
          <table:table-cell table:formula="of:=&quot;('&quot;&amp;[.B683]&amp;&quot;',&quot;&amp;[.H683]&amp;&quot;,'default','default','&quot;&amp;[.C683]&amp;&quot;'),&quot;" office:value-type="string" office:string-value="('Sausage Rolls For Everyone ',4,'default','default',' LadBaby')," calcext:value-type="string">
            <text:p>('Sausage Rolls For Everyone ',4,'default','default',' LadBaby'),</text:p>
          </table:table-cell>
        </table:table-row>
        <table:table-row table:style-name="ro3">
          <table:table-cell office:value-type="string" calcext:value-type="string">
            <text:p><text:a xlink:href="https://www.songfacts.com/facts/japanese-breakfast/savage-good-boy" xlink:type="simple">Savage Good Boy</text:a> - Japanese Breakfast</text:p>
          </table:table-cell>
          <table:table-cell table:formula="of:=LEFT([.A684];(FIND(&quot;-&quot;;[.A684])-1))" office:value-type="string" office:string-value="Savage Good Boy " calcext:value-type="string">
            <text:p>Savage Good Boy </text:p>
          </table:table-cell>
          <table:table-cell table:formula="of:=SUBSTITUTE([.A684];LEFT([.A684];(FIND(&quot;-&quot;;[.A684])));&quot;&quot;)" office:value-type="string" office:string-value=" Japanese Breakfast" calcext:value-type="string">
            <text:p><text:s/>Japanese Breakfast</text:p>
          </table:table-cell>
          <table:table-cell table:number-columns-repeated="4"/>
          <table:table-cell table:formula="of:=RANDBETWEEN(1;4)" office:value-type="float" office:value="2" calcext:value-type="float">
            <text:p>2</text:p>
          </table:table-cell>
          <table:table-cell table:formula="of:=&quot;('&quot;&amp;[.B684]&amp;&quot;',&quot;&amp;[.H684]&amp;&quot;,'default','default','&quot;&amp;[.C684]&amp;&quot;'),&quot;" office:value-type="string" office:string-value="('Savage Good Boy ',2,'default','default',' Japanese Breakfast')," calcext:value-type="string">
            <text:p>('Savage Good Boy ',2,'default','default',' Japanese Breakfast'),</text:p>
          </table:table-cell>
        </table:table-row>
        <table:table-row table:style-name="ro5">
          <table:table-cell office:value-type="string" calcext:value-type="string">
            <text:p>Save Me (From You) - Paul Stanleys Soul Station</text:p>
          </table:table-cell>
          <table:table-cell table:formula="of:=LEFT([.A685];(FIND(&quot;-&quot;;[.A685])-1))" office:value-type="string" office:string-value="Save Me (From You) " calcext:value-type="string">
            <text:p>Save Me (From You) </text:p>
          </table:table-cell>
          <table:table-cell table:formula="of:=SUBSTITUTE([.A685];LEFT([.A685];(FIND(&quot;-&quot;;[.A685])));&quot;&quot;)" office:value-type="string" office:string-value=" Paul Stanleys Soul Station" calcext:value-type="string">
            <text:p><text:s/>Paul Stanleys Soul Station</text:p>
          </table:table-cell>
          <table:table-cell table:number-columns-repeated="4"/>
          <table:table-cell table:formula="of:=RANDBETWEEN(1;4)" office:value-type="float" office:value="2" calcext:value-type="float">
            <text:p>2</text:p>
          </table:table-cell>
          <table:table-cell table:formula="of:=&quot;('&quot;&amp;[.B685]&amp;&quot;',&quot;&amp;[.H685]&amp;&quot;,'default','default','&quot;&amp;[.C685]&amp;&quot;'),&quot;" office:value-type="string" office:string-value="('Save Me (From You) ',2,'default','default',' Paul Stanleys Soul Station')," calcext:value-type="string">
            <text:p>('Save Me (From You) ',2,'default','default',' Paul Stanleys Soul Station'),</text:p>
          </table:table-cell>
        </table:table-row>
        <table:table-row table:style-name="ro2">
          <table:table-cell office:value-type="string" calcext:value-type="string">
            <text:p><text:a xlink:href="https://www.songfacts.com/facts/james-blake/say-what-you-will" xlink:type="simple">Say What You Will</text:a> - James Blake</text:p>
          </table:table-cell>
          <table:table-cell table:formula="of:=LEFT([.A686];(FIND(&quot;-&quot;;[.A686])-1))" office:value-type="string" office:string-value="Say What You Will " calcext:value-type="string">
            <text:p>Say What You Will </text:p>
          </table:table-cell>
          <table:table-cell table:formula="of:=SUBSTITUTE([.A686];LEFT([.A686];(FIND(&quot;-&quot;;[.A686])));&quot;&quot;)" office:value-type="string" office:string-value=" James Blake" calcext:value-type="string">
            <text:p><text:s/>James Blake</text:p>
          </table:table-cell>
          <table:table-cell table:number-columns-repeated="4"/>
          <table:table-cell table:formula="of:=RANDBETWEEN(1;4)" office:value-type="float" office:value="3" calcext:value-type="float">
            <text:p>3</text:p>
          </table:table-cell>
          <table:table-cell table:formula="of:=&quot;('&quot;&amp;[.B686]&amp;&quot;',&quot;&amp;[.H686]&amp;&quot;,'default','default','&quot;&amp;[.C686]&amp;&quot;'),&quot;" office:value-type="string" office:string-value="('Say What You Will ',3,'default','default',' James Blake')," calcext:value-type="string">
            <text:p>('Say What You Will ',3,'default','default',' James Blake'),</text:p>
          </table:table-cell>
        </table:table-row>
        <table:table-row table:style-name="ro3">
          <table:table-cell office:value-type="string" calcext:value-type="string">
            <text:p><text:a xlink:href="https://www.songfacts.com/facts/holly-humberstone/scarlett" xlink:type="simple">Scarlett</text:a> - Holly Humberstone</text:p>
          </table:table-cell>
          <table:table-cell table:formula="of:=LEFT([.A687];(FIND(&quot;-&quot;;[.A687])-1))" office:value-type="string" office:string-value="Scarlett " calcext:value-type="string">
            <text:p>Scarlett </text:p>
          </table:table-cell>
          <table:table-cell table:formula="of:=SUBSTITUTE([.A687];LEFT([.A687];(FIND(&quot;-&quot;;[.A687])));&quot;&quot;)" office:value-type="string" office:string-value=" Holly Humberstone" calcext:value-type="string">
            <text:p><text:s/>Holly Humberstone</text:p>
          </table:table-cell>
          <table:table-cell table:number-columns-repeated="4"/>
          <table:table-cell table:formula="of:=RANDBETWEEN(1;4)" office:value-type="float" office:value="1" calcext:value-type="float">
            <text:p>1</text:p>
          </table:table-cell>
          <table:table-cell table:formula="of:=&quot;('&quot;&amp;[.B687]&amp;&quot;',&quot;&amp;[.H687]&amp;&quot;,'default','default','&quot;&amp;[.C687]&amp;&quot;'),&quot;" office:value-type="string" office:string-value="('Scarlett ',1,'default','default',' Holly Humberstone')," calcext:value-type="string">
            <text:p>('Scarlett ',1,'default','default',' Holly Humberstone'),</text:p>
          </table:table-cell>
        </table:table-row>
        <table:table-row table:style-name="ro3">
          <table:table-cell office:value-type="string" calcext:value-type="string">
            <text:p><text:a xlink:href="https://www.songfacts.com/facts/casting-crowns/scars-in-heaven" xlink:type="simple">Scars In Heaven</text:a> - Casting Crowns</text:p>
          </table:table-cell>
          <table:table-cell table:formula="of:=LEFT([.A688];(FIND(&quot;-&quot;;[.A688])-1))" office:value-type="string" office:string-value="Scars In Heaven " calcext:value-type="string">
            <text:p>Scars In Heaven </text:p>
          </table:table-cell>
          <table:table-cell table:formula="of:=SUBSTITUTE([.A688];LEFT([.A688];(FIND(&quot;-&quot;;[.A688])));&quot;&quot;)" office:value-type="string" office:string-value=" Casting Crowns" calcext:value-type="string">
            <text:p><text:s/>Casting Crowns</text:p>
          </table:table-cell>
          <table:table-cell table:number-columns-repeated="4"/>
          <table:table-cell table:formula="of:=RANDBETWEEN(1;4)" office:value-type="float" office:value="4" calcext:value-type="float">
            <text:p>4</text:p>
          </table:table-cell>
          <table:table-cell table:formula="of:=&quot;('&quot;&amp;[.B688]&amp;&quot;',&quot;&amp;[.H688]&amp;&quot;,'default','default','&quot;&amp;[.C688]&amp;&quot;'),&quot;" office:value-type="string" office:string-value="('Scars In Heaven ',4,'default','default',' Casting Crowns')," calcext:value-type="string">
            <text:p>('Scars In Heaven ',4,'default','default',' Casting Crowns'),</text:p>
          </table:table-cell>
        </table:table-row>
        <table:table-row table:style-name="ro2">
          <table:table-cell office:value-type="string" calcext:value-type="string">
            <text:p><text:a xlink:href="https://www.songfacts.com/facts/lil-nas-x/scoop" xlink:type="simple">Scoop</text:a> - Lil Nas X</text:p>
          </table:table-cell>
          <table:table-cell table:formula="of:=LEFT([.A689];(FIND(&quot;-&quot;;[.A689])-1))" office:value-type="string" office:string-value="Scoop " calcext:value-type="string">
            <text:p>Scoop </text:p>
          </table:table-cell>
          <table:table-cell table:formula="of:=SUBSTITUTE([.A689];LEFT([.A689];(FIND(&quot;-&quot;;[.A689])));&quot;&quot;)" office:value-type="string" office:string-value=" Lil Nas X" calcext:value-type="string">
            <text:p><text:s/>Lil Nas X</text:p>
          </table:table-cell>
          <table:table-cell table:number-columns-repeated="4"/>
          <table:table-cell table:formula="of:=RANDBETWEEN(1;4)" office:value-type="float" office:value="2" calcext:value-type="float">
            <text:p>2</text:p>
          </table:table-cell>
          <table:table-cell table:formula="of:=&quot;('&quot;&amp;[.B689]&amp;&quot;',&quot;&amp;[.H689]&amp;&quot;,'default','default','&quot;&amp;[.C689]&amp;&quot;'),&quot;" office:value-type="string" office:string-value="('Scoop ',2,'default','default',' Lil Nas X')," calcext:value-type="string">
            <text:p>('Scoop ',2,'default','default',' Lil Nas X'),</text:p>
          </table:table-cell>
        </table:table-row>
        <table:table-row table:style-name="ro2">
          <table:table-cell office:value-type="string" calcext:value-type="string">
            <text:p><text:a xlink:href="https://www.songfacts.com/facts/joshua-bassett/secret" xlink:type="simple">Secret</text:a> - Joshua Bassett</text:p>
          </table:table-cell>
          <table:table-cell table:formula="of:=LEFT([.A690];(FIND(&quot;-&quot;;[.A690])-1))" office:value-type="string" office:string-value="Secret " calcext:value-type="string">
            <text:p>Secret </text:p>
          </table:table-cell>
          <table:table-cell table:formula="of:=SUBSTITUTE([.A690];LEFT([.A690];(FIND(&quot;-&quot;;[.A690])));&quot;&quot;)" office:value-type="string" office:string-value=" Joshua Bassett" calcext:value-type="string">
            <text:p><text:s/>Joshua Bassett</text:p>
          </table:table-cell>
          <table:table-cell table:number-columns-repeated="4"/>
          <table:table-cell table:formula="of:=RANDBETWEEN(1;4)" office:value-type="float" office:value="4" calcext:value-type="float">
            <text:p>4</text:p>
          </table:table-cell>
          <table:table-cell table:formula="of:=&quot;('&quot;&amp;[.B690]&amp;&quot;',&quot;&amp;[.H690]&amp;&quot;,'default','default','&quot;&amp;[.C690]&amp;&quot;'),&quot;" office:value-type="string" office:string-value="('Secret ',4,'default','default',' Joshua Bassett')," calcext:value-type="string">
            <text:p>('Secret ',4,'default','default',' Joshua Bassett'),</text:p>
          </table:table-cell>
        </table:table-row>
        <table:table-row table:style-name="ro2">
          <table:table-cell office:value-type="string" calcext:value-type="string">
            <text:p><text:a xlink:href="https://www.songfacts.com/facts/nicki-minaj/seeing-green" xlink:type="simple">Seeing Green</text:a> - Nicki Minaj</text:p>
          </table:table-cell>
          <table:table-cell table:formula="of:=LEFT([.A691];(FIND(&quot;-&quot;;[.A691])-1))" office:value-type="string" office:string-value="Seeing Green " calcext:value-type="string">
            <text:p>Seeing Green </text:p>
          </table:table-cell>
          <table:table-cell table:formula="of:=SUBSTITUTE([.A691];LEFT([.A691];(FIND(&quot;-&quot;;[.A691])));&quot;&quot;)" office:value-type="string" office:string-value=" Nicki Minaj" calcext:value-type="string">
            <text:p><text:s/>Nicki Minaj</text:p>
          </table:table-cell>
          <table:table-cell table:number-columns-repeated="4"/>
          <table:table-cell table:formula="of:=RANDBETWEEN(1;4)" office:value-type="float" office:value="2" calcext:value-type="float">
            <text:p>2</text:p>
          </table:table-cell>
          <table:table-cell table:formula="of:=&quot;('&quot;&amp;[.B691]&amp;&quot;',&quot;&amp;[.H691]&amp;&quot;,'default','default','&quot;&amp;[.C691]&amp;&quot;'),&quot;" office:value-type="string" office:string-value="('Seeing Green ',2,'default','default',' Nicki Minaj')," calcext:value-type="string">
            <text:p>('Seeing Green ',2,'default','default',' Nicki Minaj'),</text:p>
          </table:table-cell>
        </table:table-row>
        <table:table-row table:style-name="ro2">
          <table:table-cell office:value-type="string" calcext:value-type="string">
            <text:p><text:a xlink:href="https://www.songfacts.com/facts/chevelle/self-destructor" xlink:type="simple">Self Destructor</text:a> - Chevelle</text:p>
          </table:table-cell>
          <table:table-cell table:formula="of:=LEFT([.A692];(FIND(&quot;-&quot;;[.A692])-1))" office:value-type="string" office:string-value="Self Destructor " calcext:value-type="string">
            <text:p>Self Destructor </text:p>
          </table:table-cell>
          <table:table-cell table:formula="of:=SUBSTITUTE([.A692];LEFT([.A692];(FIND(&quot;-&quot;;[.A692])));&quot;&quot;)" office:value-type="string" office:string-value=" Chevelle" calcext:value-type="string">
            <text:p><text:s/>Chevelle</text:p>
          </table:table-cell>
          <table:table-cell table:number-columns-repeated="4"/>
          <table:table-cell table:formula="of:=RANDBETWEEN(1;4)" office:value-type="float" office:value="2" calcext:value-type="float">
            <text:p>2</text:p>
          </table:table-cell>
          <table:table-cell table:formula="of:=&quot;('&quot;&amp;[.B692]&amp;&quot;',&quot;&amp;[.H692]&amp;&quot;,'default','default','&quot;&amp;[.C692]&amp;&quot;'),&quot;" office:value-type="string" office:string-value="('Self Destructor ',2,'default','default',' Chevelle')," calcext:value-type="string">
            <text:p>('Self Destructor ',2,'default','default',' Chevelle'),</text:p>
          </table:table-cell>
        </table:table-row>
        <table:table-row table:style-name="ro2">
          <table:table-cell office:value-type="string" calcext:value-type="string">
            <text:p><text:a xlink:href="https://www.songfacts.com/facts/selena-gomez/selfish-love" xlink:type="simple">Selfish Love</text:a> - Selena Gomez</text:p>
          </table:table-cell>
          <table:table-cell table:formula="of:=LEFT([.A693];(FIND(&quot;-&quot;;[.A693])-1))" office:value-type="string" office:string-value="Selfish Love " calcext:value-type="string">
            <text:p>Selfish Love </text:p>
          </table:table-cell>
          <table:table-cell table:formula="of:=SUBSTITUTE([.A693];LEFT([.A693];(FIND(&quot;-&quot;;[.A693])));&quot;&quot;)" office:value-type="string" office:string-value=" Selena Gomez" calcext:value-type="string">
            <text:p><text:s/>Selena Gomez</text:p>
          </table:table-cell>
          <table:table-cell table:number-columns-repeated="4"/>
          <table:table-cell table:formula="of:=RANDBETWEEN(1;4)" office:value-type="float" office:value="3" calcext:value-type="float">
            <text:p>3</text:p>
          </table:table-cell>
          <table:table-cell table:formula="of:=&quot;('&quot;&amp;[.B693]&amp;&quot;',&quot;&amp;[.H693]&amp;&quot;,'default','default','&quot;&amp;[.C693]&amp;&quot;'),&quot;" office:value-type="string" office:string-value="('Selfish Love ',3,'default','default',' Selena Gomez')," calcext:value-type="string">
            <text:p>('Selfish Love ',3,'default','default',' Selena Gomez'),</text:p>
          </table:table-cell>
        </table:table-row>
        <table:table-row table:style-name="ro2">
          <table:table-cell office:value-type="string" calcext:value-type="string">
            <text:p><text:a xlink:href="https://www.songfacts.com/facts/iron-maiden/senjutsu" xlink:type="simple">Senjutsu</text:a> - Iron Maiden</text:p>
          </table:table-cell>
          <table:table-cell table:formula="of:=LEFT([.A694];(FIND(&quot;-&quot;;[.A694])-1))" office:value-type="string" office:string-value="Senjutsu " calcext:value-type="string">
            <text:p>Senjutsu </text:p>
          </table:table-cell>
          <table:table-cell table:formula="of:=SUBSTITUTE([.A694];LEFT([.A694];(FIND(&quot;-&quot;;[.A694])));&quot;&quot;)" office:value-type="string" office:string-value=" Iron Maiden" calcext:value-type="string">
            <text:p><text:s/>Iron Maiden</text:p>
          </table:table-cell>
          <table:table-cell table:number-columns-repeated="4"/>
          <table:table-cell table:formula="of:=RANDBETWEEN(1;4)" office:value-type="float" office:value="4" calcext:value-type="float">
            <text:p>4</text:p>
          </table:table-cell>
          <table:table-cell table:formula="of:=&quot;('&quot;&amp;[.B694]&amp;&quot;',&quot;&amp;[.H694]&amp;&quot;,'default','default','&quot;&amp;[.C694]&amp;&quot;'),&quot;" office:value-type="string" office:string-value="('Senjutsu ',4,'default','default',' Iron Maiden')," calcext:value-type="string">
            <text:p>('Senjutsu ',4,'default','default',' Iron Maiden'),</text:p>
          </table:table-cell>
        </table:table-row>
        <table:table-row table:style-name="ro2">
          <table:table-cell office:value-type="string" calcext:value-type="string">
            <text:p><text:a xlink:href="https://www.songfacts.com/facts/james-arthur/september" xlink:type="simple">September</text:a> - James Arthur</text:p>
          </table:table-cell>
          <table:table-cell table:formula="of:=LEFT([.A695];(FIND(&quot;-&quot;;[.A695])-1))" office:value-type="string" office:string-value="September " calcext:value-type="string">
            <text:p>September </text:p>
          </table:table-cell>
          <table:table-cell table:formula="of:=SUBSTITUTE([.A695];LEFT([.A695];(FIND(&quot;-&quot;;[.A695])));&quot;&quot;)" office:value-type="string" office:string-value=" James Arthur" calcext:value-type="string">
            <text:p><text:s/>James Arthur</text:p>
          </table:table-cell>
          <table:table-cell table:number-columns-repeated="4"/>
          <table:table-cell table:formula="of:=RANDBETWEEN(1;4)" office:value-type="float" office:value="2" calcext:value-type="float">
            <text:p>2</text:p>
          </table:table-cell>
          <table:table-cell table:formula="of:=&quot;('&quot;&amp;[.B695]&amp;&quot;',&quot;&amp;[.H695]&amp;&quot;,'default','default','&quot;&amp;[.C695]&amp;&quot;'),&quot;" office:value-type="string" office:string-value="('September ',2,'default','default',' James Arthur')," calcext:value-type="string">
            <text:p>('September ',2,'default','default',' James Arthur'),</text:p>
          </table:table-cell>
        </table:table-row>
        <table:table-row table:style-name="ro2">
          <table:table-cell office:value-type="string" calcext:value-type="string">
            <text:p><text:a xlink:href="https://www.songfacts.com/facts/girl-in-red/serotonin" xlink:type="simple">Serotonin</text:a> - Girl in Red</text:p>
          </table:table-cell>
          <table:table-cell table:formula="of:=LEFT([.A696];(FIND(&quot;-&quot;;[.A696])-1))" office:value-type="string" office:string-value="Serotonin " calcext:value-type="string">
            <text:p>Serotonin </text:p>
          </table:table-cell>
          <table:table-cell table:formula="of:=SUBSTITUTE([.A696];LEFT([.A696];(FIND(&quot;-&quot;;[.A696])));&quot;&quot;)" office:value-type="string" office:string-value=" Girl in Red" calcext:value-type="string">
            <text:p><text:s/>Girl in Red</text:p>
          </table:table-cell>
          <table:table-cell table:number-columns-repeated="4"/>
          <table:table-cell table:formula="of:=RANDBETWEEN(1;4)" office:value-type="float" office:value="2" calcext:value-type="float">
            <text:p>2</text:p>
          </table:table-cell>
          <table:table-cell table:formula="of:=&quot;('&quot;&amp;[.B696]&amp;&quot;',&quot;&amp;[.H696]&amp;&quot;,'default','default','&quot;&amp;[.C696]&amp;&quot;'),&quot;" office:value-type="string" office:string-value="('Serotonin ',2,'default','default',' Girl in Red')," calcext:value-type="string">
            <text:p>('Serotonin ',2,'default','default',' Girl in Red'),</text:p>
          </table:table-cell>
        </table:table-row>
        <table:table-row table:style-name="ro2">
          <table:table-cell office:value-type="string" calcext:value-type="string">
            <text:p><text:a xlink:href="https://www.songfacts.com/facts/sam-fender/seventeen-going-under" xlink:type="simple">Seventeen Going Under</text:a> - Sam Fender</text:p>
          </table:table-cell>
          <table:table-cell table:formula="of:=LEFT([.A697];(FIND(&quot;-&quot;;[.A697])-1))" office:value-type="string" office:string-value="Seventeen Going Under " calcext:value-type="string">
            <text:p>Seventeen Going Under </text:p>
          </table:table-cell>
          <table:table-cell table:formula="of:=SUBSTITUTE([.A697];LEFT([.A697];(FIND(&quot;-&quot;;[.A697])));&quot;&quot;)" office:value-type="string" office:string-value=" Sam Fender" calcext:value-type="string">
            <text:p><text:s/>Sam Fender</text:p>
          </table:table-cell>
          <table:table-cell table:number-columns-repeated="4"/>
          <table:table-cell table:formula="of:=RANDBETWEEN(1;4)" office:value-type="float" office:value="1" calcext:value-type="float">
            <text:p>1</text:p>
          </table:table-cell>
          <table:table-cell table:formula="of:=&quot;('&quot;&amp;[.B697]&amp;&quot;',&quot;&amp;[.H697]&amp;&quot;,'default','default','&quot;&amp;[.C697]&amp;&quot;'),&quot;" office:value-type="string" office:string-value="('Seventeen Going Under ',1,'default','default',' Sam Fender')," calcext:value-type="string">
            <text:p>('Seventeen Going Under ',1,'default','default',' Sam Fender'),</text:p>
          </table:table-cell>
        </table:table-row>
        <table:table-row table:style-name="ro1">
          <table:table-cell office:value-type="string" calcext:value-type="string">
            <text:p><text:a xlink:href="https://www.songfacts.com/facts/dj-snake/sg" xlink:type="simple">SG</text:a> - DJ Snake</text:p>
          </table:table-cell>
          <table:table-cell table:formula="of:=LEFT([.A698];(FIND(&quot;-&quot;;[.A698])-1))" office:value-type="string" office:string-value="SG " calcext:value-type="string">
            <text:p>SG </text:p>
          </table:table-cell>
          <table:table-cell table:formula="of:=SUBSTITUTE([.A698];LEFT([.A698];(FIND(&quot;-&quot;;[.A698])));&quot;&quot;)" office:value-type="string" office:string-value=" DJ Snake" calcext:value-type="string">
            <text:p><text:s/>DJ Snake</text:p>
          </table:table-cell>
          <table:table-cell table:number-columns-repeated="4"/>
          <table:table-cell table:formula="of:=RANDBETWEEN(1;4)" office:value-type="float" office:value="3" calcext:value-type="float">
            <text:p>3</text:p>
          </table:table-cell>
          <table:table-cell table:formula="of:=&quot;('&quot;&amp;[.B698]&amp;&quot;',&quot;&amp;[.H698]&amp;&quot;,'default','default','&quot;&amp;[.C698]&amp;&quot;'),&quot;" office:value-type="string" office:string-value="('SG ',3,'default','default',' DJ Snake')," calcext:value-type="string">
            <text:p>('SG ',3,'default','default',' DJ Snake'),</text:p>
          </table:table-cell>
        </table:table-row>
        <table:table-row table:style-name="ro3">
          <table:table-cell office:value-type="string" calcext:value-type="string">
            <text:p><text:a xlink:href="https://www.songfacts.com/facts/elizabeth-and-the-catapult/sha-la-la" xlink:type="simple">Sha-la-la</text:a> - Elizabeth And The Catapult</text:p>
          </table:table-cell>
          <table:table-cell table:formula="of:=LEFT([.A699];(FIND(&quot;-&quot;;[.A699])-1))" office:value-type="string" office:string-value="Sha" calcext:value-type="string">
            <text:p>Sha</text:p>
          </table:table-cell>
          <table:table-cell table:formula="of:=SUBSTITUTE([.A699];LEFT([.A699];(FIND(&quot;-&quot;;[.A699])));&quot;&quot;)" office:value-type="string" office:string-value="la-la - Elizabeth And The Catapult" calcext:value-type="string">
            <text:p>la-la - Elizabeth And The Catapult</text:p>
          </table:table-cell>
          <table:table-cell table:number-columns-repeated="4"/>
          <table:table-cell table:formula="of:=RANDBETWEEN(1;4)" office:value-type="float" office:value="1" calcext:value-type="float">
            <text:p>1</text:p>
          </table:table-cell>
          <table:table-cell table:formula="of:=&quot;('&quot;&amp;[.B699]&amp;&quot;',&quot;&amp;[.H699]&amp;&quot;,'default','default','&quot;&amp;[.C699]&amp;&quot;'),&quot;" office:value-type="string" office:string-value="('Sha',1,'default','default','la-la - Elizabeth And The Catapult')," calcext:value-type="string">
            <text:p>('Sha',1,'default','default','la-la - Elizabeth And The Catapult'),</text:p>
          </table:table-cell>
        </table:table-row>
        <table:table-row table:style-name="ro2">
          <table:table-cell office:value-type="string" calcext:value-type="string">
            <text:p><text:a xlink:href="https://www.songfacts.com/facts/paul-weller/shades-of-blue" xlink:type="simple">Shades Of Blue</text:a> - Paul Weller</text:p>
          </table:table-cell>
          <table:table-cell table:formula="of:=LEFT([.A700];(FIND(&quot;-&quot;;[.A700])-1))" office:value-type="string" office:string-value="Shades Of Blue " calcext:value-type="string">
            <text:p>Shades Of Blue </text:p>
          </table:table-cell>
          <table:table-cell table:formula="of:=SUBSTITUTE([.A700];LEFT([.A700];(FIND(&quot;-&quot;;[.A700])));&quot;&quot;)" office:value-type="string" office:string-value=" Paul Weller" calcext:value-type="string">
            <text:p><text:s/>Paul Weller</text:p>
          </table:table-cell>
          <table:table-cell table:number-columns-repeated="4"/>
          <table:table-cell table:formula="of:=RANDBETWEEN(1;4)" office:value-type="float" office:value="1" calcext:value-type="float">
            <text:p>1</text:p>
          </table:table-cell>
          <table:table-cell table:formula="of:=&quot;('&quot;&amp;[.B700]&amp;&quot;',&quot;&amp;[.H700]&amp;&quot;,'default','default','&quot;&amp;[.C700]&amp;&quot;'),&quot;" office:value-type="string" office:string-value="('Shades Of Blue ',1,'default','default',' Paul Weller')," calcext:value-type="string">
            <text:p>('Shades Of Blue ',1,'default','default',' Paul Weller'),</text:p>
          </table:table-cell>
        </table:table-row>
        <table:table-row table:style-name="ro2">
          <table:table-cell office:value-type="string" calcext:value-type="string">
            <text:p><text:a xlink:href="https://www.songfacts.com/facts/meek-mill/sharing-locations" xlink:type="simple">Sharing Locations</text:a> - Meek Mill</text:p>
          </table:table-cell>
          <table:table-cell table:formula="of:=LEFT([.A701];(FIND(&quot;-&quot;;[.A701])-1))" office:value-type="string" office:string-value="Sharing Locations " calcext:value-type="string">
            <text:p>Sharing Locations </text:p>
          </table:table-cell>
          <table:table-cell table:formula="of:=SUBSTITUTE([.A701];LEFT([.A701];(FIND(&quot;-&quot;;[.A701])));&quot;&quot;)" office:value-type="string" office:string-value=" Meek Mill" calcext:value-type="string">
            <text:p><text:s/>Meek Mill</text:p>
          </table:table-cell>
          <table:table-cell table:number-columns-repeated="4"/>
          <table:table-cell table:formula="of:=RANDBETWEEN(1;4)" office:value-type="float" office:value="2" calcext:value-type="float">
            <text:p>2</text:p>
          </table:table-cell>
          <table:table-cell table:formula="of:=&quot;('&quot;&amp;[.B701]&amp;&quot;',&quot;&amp;[.H701]&amp;&quot;,'default','default','&quot;&amp;[.C701]&amp;&quot;'),&quot;" office:value-type="string" office:string-value="('Sharing Locations ',2,'default','default',' Meek Mill')," calcext:value-type="string">
            <text:p>('Sharing Locations ',2,'default','default',' Meek Mill'),</text:p>
          </table:table-cell>
        </table:table-row>
        <table:table-row table:style-name="ro2">
          <table:table-cell office:value-type="string" calcext:value-type="string">
            <text:p><text:a xlink:href="https://www.songfacts.com/facts/ed-sheeran/shivers" xlink:type="simple">Shivers</text:a> - Ed Sheeran</text:p>
          </table:table-cell>
          <table:table-cell table:formula="of:=LEFT([.A702];(FIND(&quot;-&quot;;[.A702])-1))" office:value-type="string" office:string-value="Shivers " calcext:value-type="string">
            <text:p>Shivers </text:p>
          </table:table-cell>
          <table:table-cell table:formula="of:=SUBSTITUTE([.A702];LEFT([.A702];(FIND(&quot;-&quot;;[.A702])));&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702]&amp;&quot;',&quot;&amp;[.H702]&amp;&quot;,'default','default','&quot;&amp;[.C702]&amp;&quot;'),&quot;" office:value-type="string" office:string-value="('Shivers ',4,'default','default',' Ed Sheeran')," calcext:value-type="string">
            <text:p>('Shivers ',4,'default','default',' Ed Sheeran'),</text:p>
          </table:table-cell>
        </table:table-row>
        <table:table-row table:style-name="ro5">
          <table:table-cell office:value-type="string" calcext:value-type="string">
            <text:p>Shouldve Known Better - Carly Pearce</text:p>
          </table:table-cell>
          <table:table-cell table:formula="of:=LEFT([.A703];(FIND(&quot;-&quot;;[.A703])-1))" office:value-type="string" office:string-value="Shouldve Known Better " calcext:value-type="string">
            <text:p>Shouldve Known Better </text:p>
          </table:table-cell>
          <table:table-cell table:formula="of:=SUBSTITUTE([.A703];LEFT([.A703];(FIND(&quot;-&quot;;[.A703])));&quot;&quot;)" office:value-type="string" office:string-value=" Carly Pearce" calcext:value-type="string">
            <text:p><text:s/>Carly Pearce</text:p>
          </table:table-cell>
          <table:table-cell table:number-columns-repeated="4"/>
          <table:table-cell table:formula="of:=RANDBETWEEN(1;4)" office:value-type="float" office:value="2" calcext:value-type="float">
            <text:p>2</text:p>
          </table:table-cell>
          <table:table-cell table:formula="of:=&quot;('&quot;&amp;[.B703]&amp;&quot;',&quot;&amp;[.H703]&amp;&quot;,'default','default','&quot;&amp;[.C703]&amp;&quot;'),&quot;" office:value-type="string" office:string-value="('Shouldve Known Better ',2,'default','default',' Carly Pearce')," calcext:value-type="string">
            <text:p>('Shouldve Known Better ',2,'default','default',' Carly Pearce'),</text:p>
          </table:table-cell>
        </table:table-row>
        <table:table-row table:style-name="ro5">
          <table:table-cell office:value-type="string" calcext:value-type="string">
            <text:p>Shouldnt Matter But It Does - John Mayer</text:p>
          </table:table-cell>
          <table:table-cell table:formula="of:=LEFT([.A704];(FIND(&quot;-&quot;;[.A704])-1))" office:value-type="string" office:string-value="Shouldnt Matter But It Does " calcext:value-type="string">
            <text:p>Shouldnt Matter But It Does </text:p>
          </table:table-cell>
          <table:table-cell table:formula="of:=SUBSTITUTE([.A704];LEFT([.A704];(FIND(&quot;-&quot;;[.A704])));&quot;&quot;)" office:value-type="string" office:string-value=" John Mayer" calcext:value-type="string">
            <text:p><text:s/>John Mayer</text:p>
          </table:table-cell>
          <table:table-cell table:number-columns-repeated="4"/>
          <table:table-cell table:formula="of:=RANDBETWEEN(1;4)" office:value-type="float" office:value="4" calcext:value-type="float">
            <text:p>4</text:p>
          </table:table-cell>
          <table:table-cell table:formula="of:=&quot;('&quot;&amp;[.B704]&amp;&quot;',&quot;&amp;[.H704]&amp;&quot;,'default','default','&quot;&amp;[.C704]&amp;&quot;'),&quot;" office:value-type="string" office:string-value="('Shouldnt Matter But It Does ',4,'default','default',' John Mayer')," calcext:value-type="string">
            <text:p>('Shouldnt Matter But It Does ',4,'default','default',' John Mayer'),</text:p>
          </table:table-cell>
        </table:table-row>
        <table:table-row table:style-name="ro3">
          <table:table-cell office:value-type="string" calcext:value-type="string">
            <text:p><text:a xlink:href="https://www.songfacts.com/facts/twenty-one-pilots/shy-away" xlink:type="simple">Shy Away</text:a> - Twenty One Pilots</text:p>
          </table:table-cell>
          <table:table-cell table:formula="of:=LEFT([.A705];(FIND(&quot;-&quot;;[.A705])-1))" office:value-type="string" office:string-value="Shy Away " calcext:value-type="string">
            <text:p>Shy Away </text:p>
          </table:table-cell>
          <table:table-cell table:formula="of:=SUBSTITUTE([.A705];LEFT([.A705];(FIND(&quot;-&quot;;[.A705])));&quot;&quot;)" office:value-type="string" office:string-value=" Twenty One Pilots" calcext:value-type="string">
            <text:p><text:s/>Twenty One Pilots</text:p>
          </table:table-cell>
          <table:table-cell table:number-columns-repeated="4"/>
          <table:table-cell table:formula="of:=RANDBETWEEN(1;4)" office:value-type="float" office:value="3" calcext:value-type="float">
            <text:p>3</text:p>
          </table:table-cell>
          <table:table-cell table:formula="of:=&quot;('&quot;&amp;[.B705]&amp;&quot;',&quot;&amp;[.H705]&amp;&quot;,'default','default','&quot;&amp;[.C705]&amp;&quot;'),&quot;" office:value-type="string" office:string-value="('Shy Away ',3,'default','default',' Twenty One Pilots')," calcext:value-type="string">
            <text:p>('Shy Away ',3,'default','default',' Twenty One Pilots'),</text:p>
          </table:table-cell>
        </table:table-row>
        <table:table-row table:style-name="ro2">
          <table:table-cell office:value-type="string" calcext:value-type="string">
            <text:p><text:a xlink:href="https://www.songfacts.com/facts/mastodon/sickle-and-peace" xlink:type="simple">Sickle And Peace</text:a> - Mastodon</text:p>
          </table:table-cell>
          <table:table-cell table:formula="of:=LEFT([.A706];(FIND(&quot;-&quot;;[.A706])-1))" office:value-type="string" office:string-value="Sickle And Peace " calcext:value-type="string">
            <text:p>Sickle And Peace </text:p>
          </table:table-cell>
          <table:table-cell table:formula="of:=SUBSTITUTE([.A706];LEFT([.A706];(FIND(&quot;-&quot;;[.A706])));&quot;&quot;)" office:value-type="string" office:string-value=" Mastodon" calcext:value-type="string">
            <text:p><text:s/>Mastodon</text:p>
          </table:table-cell>
          <table:table-cell table:number-columns-repeated="4"/>
          <table:table-cell table:formula="of:=RANDBETWEEN(1;4)" office:value-type="float" office:value="1" calcext:value-type="float">
            <text:p>1</text:p>
          </table:table-cell>
          <table:table-cell table:formula="of:=&quot;('&quot;&amp;[.B706]&amp;&quot;',&quot;&amp;[.H706]&amp;&quot;,'default','default','&quot;&amp;[.C706]&amp;&quot;'),&quot;" office:value-type="string" office:string-value="('Sickle And Peace ',1,'default','default',' Mastodon')," calcext:value-type="string">
            <text:p>('Sickle And Peace ',1,'default','default',' Mastodon'),</text:p>
          </table:table-cell>
        </table:table-row>
        <table:table-row table:style-name="ro2">
          <table:table-cell office:value-type="string" calcext:value-type="string">
            <text:p><text:a xlink:href="https://www.songfacts.com/facts/rising-appalachia/silver" xlink:type="simple">Silver</text:a> - Rising Appalachia</text:p>
          </table:table-cell>
          <table:table-cell table:formula="of:=LEFT([.A707];(FIND(&quot;-&quot;;[.A707])-1))" office:value-type="string" office:string-value="Silver " calcext:value-type="string">
            <text:p>Silver </text:p>
          </table:table-cell>
          <table:table-cell table:formula="of:=SUBSTITUTE([.A707];LEFT([.A707];(FIND(&quot;-&quot;;[.A707])));&quot;&quot;)" office:value-type="string" office:string-value=" Rising Appalachia" calcext:value-type="string">
            <text:p><text:s/>Rising Appalachia</text:p>
          </table:table-cell>
          <table:table-cell table:number-columns-repeated="4"/>
          <table:table-cell table:formula="of:=RANDBETWEEN(1;4)" office:value-type="float" office:value="3" calcext:value-type="float">
            <text:p>3</text:p>
          </table:table-cell>
          <table:table-cell table:formula="of:=&quot;('&quot;&amp;[.B707]&amp;&quot;',&quot;&amp;[.H707]&amp;&quot;,'default','default','&quot;&amp;[.C707]&amp;&quot;'),&quot;" office:value-type="string" office:string-value="('Silver ',3,'default','default',' Rising Appalachia')," calcext:value-type="string">
            <text:p>('Silver ',3,'default','default',' Rising Appalachia'),</text:p>
          </table:table-cell>
        </table:table-row>
        <table:table-row table:style-name="ro2">
          <table:table-cell office:value-type="string" calcext:value-type="string">
            <text:p><text:a xlink:href="https://www.songfacts.com/facts/silk-sonic/skate" xlink:type="simple">Skate</text:a> - Silk Sonic</text:p>
          </table:table-cell>
          <table:table-cell table:formula="of:=LEFT([.A708];(FIND(&quot;-&quot;;[.A708])-1))" office:value-type="string" office:string-value="Skate " calcext:value-type="string">
            <text:p>Skate </text:p>
          </table:table-cell>
          <table:table-cell table:formula="of:=SUBSTITUTE([.A708];LEFT([.A708];(FIND(&quot;-&quot;;[.A708])));&quot;&quot;)" office:value-type="string" office:string-value=" Silk Sonic" calcext:value-type="string">
            <text:p><text:s/>Silk Sonic</text:p>
          </table:table-cell>
          <table:table-cell table:number-columns-repeated="4"/>
          <table:table-cell table:formula="of:=RANDBETWEEN(1;4)" office:value-type="float" office:value="2" calcext:value-type="float">
            <text:p>2</text:p>
          </table:table-cell>
          <table:table-cell table:formula="of:=&quot;('&quot;&amp;[.B708]&amp;&quot;',&quot;&amp;[.H708]&amp;&quot;,'default','default','&quot;&amp;[.C708]&amp;&quot;'),&quot;" office:value-type="string" office:string-value="('Skate ',2,'default','default',' Silk Sonic')," calcext:value-type="string">
            <text:p>('Skate ',2,'default','default',' Silk Sonic'),</text:p>
          </table:table-cell>
        </table:table-row>
        <table:table-row table:style-name="ro2">
          <table:table-cell office:value-type="string" calcext:value-type="string">
            <text:p><text:a xlink:href="https://www.songfacts.com/facts/set-it-off/skeleton" xlink:type="simple">Skeleton</text:a> - Set It Off</text:p>
          </table:table-cell>
          <table:table-cell table:formula="of:=LEFT([.A709];(FIND(&quot;-&quot;;[.A709])-1))" office:value-type="string" office:string-value="Skeleton " calcext:value-type="string">
            <text:p>Skeleton </text:p>
          </table:table-cell>
          <table:table-cell table:formula="of:=SUBSTITUTE([.A709];LEFT([.A709];(FIND(&quot;-&quot;;[.A709])));&quot;&quot;)" office:value-type="string" office:string-value=" Set It Off" calcext:value-type="string">
            <text:p><text:s/>Set It Off</text:p>
          </table:table-cell>
          <table:table-cell table:number-columns-repeated="4"/>
          <table:table-cell table:formula="of:=RANDBETWEEN(1;4)" office:value-type="float" office:value="3" calcext:value-type="float">
            <text:p>3</text:p>
          </table:table-cell>
          <table:table-cell table:formula="of:=&quot;('&quot;&amp;[.B709]&amp;&quot;',&quot;&amp;[.H709]&amp;&quot;,'default','default','&quot;&amp;[.C709]&amp;&quot;'),&quot;" office:value-type="string" office:string-value="('Skeleton ',3,'default','default',' Set It Off')," calcext:value-type="string">
            <text:p>('Skeleton ',3,'default','default',' Set It Off'),</text:p>
          </table:table-cell>
        </table:table-row>
        <table:table-row table:style-name="ro2">
          <table:table-cell office:value-type="string" calcext:value-type="string">
            <text:p><text:a xlink:href="https://www.songfacts.com/facts/young-thug/ski" xlink:type="simple">Ski</text:a> - Young Thug</text:p>
          </table:table-cell>
          <table:table-cell table:formula="of:=LEFT([.A710];(FIND(&quot;-&quot;;[.A710])-1))" office:value-type="string" office:string-value="Ski " calcext:value-type="string">
            <text:p>Ski </text:p>
          </table:table-cell>
          <table:table-cell table:formula="of:=SUBSTITUTE([.A710];LEFT([.A710];(FIND(&quot;-&quot;;[.A710])));&quot;&quot;)" office:value-type="string" office:string-value=" Young Thug" calcext:value-type="string">
            <text:p><text:s/>Young Thug</text:p>
          </table:table-cell>
          <table:table-cell table:number-columns-repeated="4"/>
          <table:table-cell table:formula="of:=RANDBETWEEN(1;4)" office:value-type="float" office:value="2" calcext:value-type="float">
            <text:p>2</text:p>
          </table:table-cell>
          <table:table-cell table:formula="of:=&quot;('&quot;&amp;[.B710]&amp;&quot;',&quot;&amp;[.H710]&amp;&quot;,'default','default','&quot;&amp;[.C710]&amp;&quot;'),&quot;" office:value-type="string" office:string-value="('Ski ',2,'default','default',' Young Thug')," calcext:value-type="string">
            <text:p>('Ski ',2,'default','default',' Young Thug'),</text:p>
          </table:table-cell>
        </table:table-row>
        <table:table-row table:style-name="ro2">
          <table:table-cell office:value-type="string" calcext:value-type="string">
            <text:p><text:a xlink:href="https://www.songfacts.com/facts/sabrina-carpenter/skin" xlink:type="simple">Skin</text:a> - Sabrina Carpenter</text:p>
          </table:table-cell>
          <table:table-cell table:formula="of:=LEFT([.A711];(FIND(&quot;-&quot;;[.A711])-1))" office:value-type="string" office:string-value="Skin " calcext:value-type="string">
            <text:p>Skin </text:p>
          </table:table-cell>
          <table:table-cell table:formula="of:=SUBSTITUTE([.A711];LEFT([.A711];(FIND(&quot;-&quot;;[.A711])));&quot;&quot;)" office:value-type="string" office:string-value=" Sabrina Carpenter" calcext:value-type="string">
            <text:p><text:s/>Sabrina Carpenter</text:p>
          </table:table-cell>
          <table:table-cell table:number-columns-repeated="4"/>
          <table:table-cell table:formula="of:=RANDBETWEEN(1;4)" office:value-type="float" office:value="2" calcext:value-type="float">
            <text:p>2</text:p>
          </table:table-cell>
          <table:table-cell table:formula="of:=&quot;('&quot;&amp;[.B711]&amp;&quot;',&quot;&amp;[.H711]&amp;&quot;,'default','default','&quot;&amp;[.C711]&amp;&quot;'),&quot;" office:value-type="string" office:string-value="('Skin ',2,'default','default',' Sabrina Carpenter')," calcext:value-type="string">
            <text:p>('Skin ',2,'default','default',' Sabrina Carpenter'),</text:p>
          </table:table-cell>
        </table:table-row>
        <table:table-row table:style-name="ro3">
          <table:table-cell office:value-type="string" calcext:value-type="string">
            <text:p><text:a xlink:href="https://www.songfacts.com/facts/sabrina-carpenter/skinny-dipping" xlink:type="simple">Skinny Dipping</text:a> - Sabrina Carpenter</text:p>
          </table:table-cell>
          <table:table-cell table:formula="of:=LEFT([.A712];(FIND(&quot;-&quot;;[.A712])-1))" office:value-type="string" office:string-value="Skinny Dipping " calcext:value-type="string">
            <text:p>Skinny Dipping </text:p>
          </table:table-cell>
          <table:table-cell table:formula="of:=SUBSTITUTE([.A712];LEFT([.A712];(FIND(&quot;-&quot;;[.A712])));&quot;&quot;)" office:value-type="string" office:string-value=" Sabrina Carpenter" calcext:value-type="string">
            <text:p><text:s/>Sabrina Carpenter</text:p>
          </table:table-cell>
          <table:table-cell table:number-columns-repeated="4"/>
          <table:table-cell table:formula="of:=RANDBETWEEN(1;4)" office:value-type="float" office:value="2" calcext:value-type="float">
            <text:p>2</text:p>
          </table:table-cell>
          <table:table-cell table:formula="of:=&quot;('&quot;&amp;[.B712]&amp;&quot;',&quot;&amp;[.H712]&amp;&quot;,'default','default','&quot;&amp;[.C712]&amp;&quot;'),&quot;" office:value-type="string" office:string-value="('Skinny Dipping ',2,'default','default',' Sabrina Carpenter')," calcext:value-type="string">
            <text:p>('Skinny Dipping ',2,'default','default',' Sabrina Carpenter'),</text:p>
          </table:table-cell>
        </table:table-row>
        <table:table-row table:style-name="ro2">
          <table:table-cell office:value-type="string" calcext:value-type="string">
            <text:p><text:a xlink:href="https://www.songfacts.com/facts/gwen-stefani/slow-clap" xlink:type="simple">Slow Clap</text:a> - Gwen Stefani</text:p>
          </table:table-cell>
          <table:table-cell table:formula="of:=LEFT([.A713];(FIND(&quot;-&quot;;[.A713])-1))" office:value-type="string" office:string-value="Slow Clap " calcext:value-type="string">
            <text:p>Slow Clap </text:p>
          </table:table-cell>
          <table:table-cell table:formula="of:=SUBSTITUTE([.A713];LEFT([.A713];(FIND(&quot;-&quot;;[.A713])));&quot;&quot;)" office:value-type="string" office:string-value=" Gwen Stefani" calcext:value-type="string">
            <text:p><text:s/>Gwen Stefani</text:p>
          </table:table-cell>
          <table:table-cell table:number-columns-repeated="4"/>
          <table:table-cell table:formula="of:=RANDBETWEEN(1;4)" office:value-type="float" office:value="4" calcext:value-type="float">
            <text:p>4</text:p>
          </table:table-cell>
          <table:table-cell table:formula="of:=&quot;('&quot;&amp;[.B713]&amp;&quot;',&quot;&amp;[.H713]&amp;&quot;,'default','default','&quot;&amp;[.C713]&amp;&quot;'),&quot;" office:value-type="string" office:string-value="('Slow Clap ',4,'default','default',' Gwen Stefani')," calcext:value-type="string">
            <text:p>('Slow Clap ',4,'default','default',' Gwen Stefani'),</text:p>
          </table:table-cell>
        </table:table-row>
        <table:table-row table:style-name="ro3">
          <table:table-cell office:value-type="string" calcext:value-type="string">
            <text:p><text:a xlink:href="https://www.songfacts.com/facts/thomas-rhett/slow-down-summer" xlink:type="simple">Slow Down Summer</text:a> - Thomas Rhett</text:p>
          </table:table-cell>
          <table:table-cell table:formula="of:=LEFT([.A714];(FIND(&quot;-&quot;;[.A714])-1))" office:value-type="string" office:string-value="Slow Down Summer " calcext:value-type="string">
            <text:p>Slow Down Summer </text:p>
          </table:table-cell>
          <table:table-cell table:formula="of:=SUBSTITUTE([.A714];LEFT([.A714];(FIND(&quot;-&quot;;[.A714])));&quot;&quot;)" office:value-type="string" office:string-value=" Thomas Rhett" calcext:value-type="string">
            <text:p><text:s/>Thomas Rhett</text:p>
          </table:table-cell>
          <table:table-cell table:number-columns-repeated="4"/>
          <table:table-cell table:formula="of:=RANDBETWEEN(1;4)" office:value-type="float" office:value="4" calcext:value-type="float">
            <text:p>4</text:p>
          </table:table-cell>
          <table:table-cell table:formula="of:=&quot;('&quot;&amp;[.B714]&amp;&quot;',&quot;&amp;[.H714]&amp;&quot;,'default','default','&quot;&amp;[.C714]&amp;&quot;'),&quot;" office:value-type="string" office:string-value="('Slow Down Summer ',4,'default','default',' Thomas Rhett')," calcext:value-type="string">
            <text:p>('Slow Down Summer ',4,'default','default',' Thomas Rhett'),</text:p>
          </table:table-cell>
        </table:table-row>
        <table:table-row table:style-name="ro2">
          <table:table-cell office:value-type="string" calcext:value-type="string">
            <text:p><text:a xlink:href="https://www.songfacts.com/facts/wolf-alice/smile" xlink:type="simple">Smile</text:a> - Wolf Alice</text:p>
          </table:table-cell>
          <table:table-cell table:formula="of:=LEFT([.A715];(FIND(&quot;-&quot;;[.A715])-1))" office:value-type="string" office:string-value="Smile " calcext:value-type="string">
            <text:p>Smile </text:p>
          </table:table-cell>
          <table:table-cell table:formula="of:=SUBSTITUTE([.A715];LEFT([.A715];(FIND(&quot;-&quot;;[.A715])));&quot;&quot;)" office:value-type="string" office:string-value=" Wolf Alice" calcext:value-type="string">
            <text:p><text:s/>Wolf Alice</text:p>
          </table:table-cell>
          <table:table-cell table:number-columns-repeated="4"/>
          <table:table-cell table:formula="of:=RANDBETWEEN(1;4)" office:value-type="float" office:value="1" calcext:value-type="float">
            <text:p>1</text:p>
          </table:table-cell>
          <table:table-cell table:formula="of:=&quot;('&quot;&amp;[.B715]&amp;&quot;',&quot;&amp;[.H715]&amp;&quot;,'default','default','&quot;&amp;[.C715]&amp;&quot;'),&quot;" office:value-type="string" office:string-value="('Smile ',1,'default','default',' Wolf Alice')," calcext:value-type="string">
            <text:p>('Smile ',1,'default','default',' Wolf Alice'),</text:p>
          </table:table-cell>
        </table:table-row>
        <table:table-row table:style-name="ro2">
          <table:table-cell office:value-type="string" calcext:value-type="string">
            <text:p><text:a xlink:href="https://www.songfacts.com/facts/silk-sonic/smokin-out-the-window" xlink:type="simple">Smokin Out The Window</text:a> - Silk Sonic</text:p>
          </table:table-cell>
          <table:table-cell table:formula="of:=LEFT([.A716];(FIND(&quot;-&quot;;[.A716])-1))" office:value-type="string" office:string-value="Smokin Out The Window " calcext:value-type="string">
            <text:p>Smokin Out The Window </text:p>
          </table:table-cell>
          <table:table-cell table:formula="of:=SUBSTITUTE([.A716];LEFT([.A716];(FIND(&quot;-&quot;;[.A716])));&quot;&quot;)" office:value-type="string" office:string-value=" Silk Sonic" calcext:value-type="string">
            <text:p><text:s/>Silk Sonic</text:p>
          </table:table-cell>
          <table:table-cell table:number-columns-repeated="4"/>
          <table:table-cell table:formula="of:=RANDBETWEEN(1;4)" office:value-type="float" office:value="2" calcext:value-type="float">
            <text:p>2</text:p>
          </table:table-cell>
          <table:table-cell table:formula="of:=&quot;('&quot;&amp;[.B716]&amp;&quot;',&quot;&amp;[.H716]&amp;&quot;,'default','default','&quot;&amp;[.C716]&amp;&quot;'),&quot;" office:value-type="string" office:string-value="('Smokin Out The Window ',2,'default','default',' Silk Sonic')," calcext:value-type="string">
            <text:p>('Smokin Out The Window ',2,'default','default',' Silk Sonic'),</text:p>
          </table:table-cell>
        </table:table-row>
        <table:table-row table:style-name="ro2">
          <table:table-cell office:value-type="string" calcext:value-type="string">
            <text:p><text:a xlink:href="https://www.songfacts.com/facts/bailey-bryan/sober" xlink:type="simple">Sober</text:a> - Bailey Bryan</text:p>
          </table:table-cell>
          <table:table-cell table:formula="of:=LEFT([.A717];(FIND(&quot;-&quot;;[.A717])-1))" office:value-type="string" office:string-value="Sober " calcext:value-type="string">
            <text:p>Sober </text:p>
          </table:table-cell>
          <table:table-cell table:formula="of:=SUBSTITUTE([.A717];LEFT([.A717];(FIND(&quot;-&quot;;[.A717])));&quot;&quot;)" office:value-type="string" office:string-value=" Bailey Bryan" calcext:value-type="string">
            <text:p><text:s/>Bailey Bryan</text:p>
          </table:table-cell>
          <table:table-cell table:number-columns-repeated="4"/>
          <table:table-cell table:formula="of:=RANDBETWEEN(1;4)" office:value-type="float" office:value="3" calcext:value-type="float">
            <text:p>3</text:p>
          </table:table-cell>
          <table:table-cell table:formula="of:=&quot;('&quot;&amp;[.B717]&amp;&quot;',&quot;&amp;[.H717]&amp;&quot;,'default','default','&quot;&amp;[.C717]&amp;&quot;'),&quot;" office:value-type="string" office:string-value="('Sober ',3,'default','default',' Bailey Bryan')," calcext:value-type="string">
            <text:p>('Sober ',3,'default','default',' Bailey Bryan'),</text:p>
          </table:table-cell>
        </table:table-row>
        <table:table-row table:style-name="ro2">
          <table:table-cell office:value-type="string" calcext:value-type="string">
            <text:p><text:a xlink:href="https://www.songfacts.com/facts/liz-phair/soberish" xlink:type="simple">Soberish</text:a> - Liz Phair</text:p>
          </table:table-cell>
          <table:table-cell table:formula="of:=LEFT([.A718];(FIND(&quot;-&quot;;[.A718])-1))" office:value-type="string" office:string-value="Soberish " calcext:value-type="string">
            <text:p>Soberish </text:p>
          </table:table-cell>
          <table:table-cell table:formula="of:=SUBSTITUTE([.A718];LEFT([.A718];(FIND(&quot;-&quot;;[.A718])));&quot;&quot;)" office:value-type="string" office:string-value=" Liz Phair" calcext:value-type="string">
            <text:p><text:s/>Liz Phair</text:p>
          </table:table-cell>
          <table:table-cell table:number-columns-repeated="4"/>
          <table:table-cell table:formula="of:=RANDBETWEEN(1;4)" office:value-type="float" office:value="4" calcext:value-type="float">
            <text:p>4</text:p>
          </table:table-cell>
          <table:table-cell table:formula="of:=&quot;('&quot;&amp;[.B718]&amp;&quot;',&quot;&amp;[.H718]&amp;&quot;,'default','default','&quot;&amp;[.C718]&amp;&quot;'),&quot;" office:value-type="string" office:string-value="('Soberish ',4,'default','default',' Liz Phair')," calcext:value-type="string">
            <text:p>('Soberish ',4,'default','default',' Liz Phair'),</text:p>
          </table:table-cell>
        </table:table-row>
        <table:table-row table:style-name="ro2">
          <table:table-cell office:value-type="string" calcext:value-type="string">
            <text:p><text:a xlink:href="https://www.songfacts.com/facts/lorde/solar-power" xlink:type="simple">Solar Power</text:a> - Lorde</text:p>
          </table:table-cell>
          <table:table-cell table:formula="of:=LEFT([.A719];(FIND(&quot;-&quot;;[.A719])-1))" office:value-type="string" office:string-value="Solar Power " calcext:value-type="string">
            <text:p>Solar Power </text:p>
          </table:table-cell>
          <table:table-cell table:formula="of:=SUBSTITUTE([.A719];LEFT([.A719];(FIND(&quot;-&quot;;[.A719])));&quot;&quot;)" office:value-type="string" office:string-value=" Lorde" calcext:value-type="string">
            <text:p><text:s/>Lorde</text:p>
          </table:table-cell>
          <table:table-cell table:number-columns-repeated="4"/>
          <table:table-cell table:formula="of:=RANDBETWEEN(1;4)" office:value-type="float" office:value="2" calcext:value-type="float">
            <text:p>2</text:p>
          </table:table-cell>
          <table:table-cell table:formula="of:=&quot;('&quot;&amp;[.B719]&amp;&quot;',&quot;&amp;[.H719]&amp;&quot;,'default','default','&quot;&amp;[.C719]&amp;&quot;'),&quot;" office:value-type="string" office:string-value="('Solar Power ',2,'default','default',' Lorde')," calcext:value-type="string">
            <text:p>('Solar Power ',2,'default','default',' Lorde'),</text:p>
          </table:table-cell>
        </table:table-row>
        <table:table-row table:style-name="ro2">
          <table:table-cell office:value-type="string" calcext:value-type="string">
            <text:p><text:a xlink:href="https://www.songfacts.com/facts/young-thug/solid" xlink:type="simple">Solid</text:a> - Young Thug</text:p>
          </table:table-cell>
          <table:table-cell table:formula="of:=LEFT([.A720];(FIND(&quot;-&quot;;[.A720])-1))" office:value-type="string" office:string-value="Solid " calcext:value-type="string">
            <text:p>Solid </text:p>
          </table:table-cell>
          <table:table-cell table:formula="of:=SUBSTITUTE([.A720];LEFT([.A720];(FIND(&quot;-&quot;;[.A720])));&quot;&quot;)" office:value-type="string" office:string-value=" Young Thug" calcext:value-type="string">
            <text:p><text:s/>Young Thug</text:p>
          </table:table-cell>
          <table:table-cell table:number-columns-repeated="4"/>
          <table:table-cell table:formula="of:=RANDBETWEEN(1;4)" office:value-type="float" office:value="3" calcext:value-type="float">
            <text:p>3</text:p>
          </table:table-cell>
          <table:table-cell table:formula="of:=&quot;('&quot;&amp;[.B720]&amp;&quot;',&quot;&amp;[.H720]&amp;&quot;,'default','default','&quot;&amp;[.C720]&amp;&quot;'),&quot;" office:value-type="string" office:string-value="('Solid ',3,'default','default',' Young Thug')," calcext:value-type="string">
            <text:p>('Solid ',3,'default','default',' Young Thug'),</text:p>
          </table:table-cell>
        </table:table-row>
        <table:table-row table:style-name="ro2">
          <table:table-cell office:value-type="string" calcext:value-type="string">
            <text:p><text:a xlink:href="https://www.songfacts.com/facts/cole-swindell/some-habits" xlink:type="simple">Some Habits</text:a> - Cole Swindell</text:p>
          </table:table-cell>
          <table:table-cell table:formula="of:=LEFT([.A721];(FIND(&quot;-&quot;;[.A721])-1))" office:value-type="string" office:string-value="Some Habits " calcext:value-type="string">
            <text:p>Some Habits </text:p>
          </table:table-cell>
          <table:table-cell table:formula="of:=SUBSTITUTE([.A721];LEFT([.A721];(FIND(&quot;-&quot;;[.A721])));&quot;&quot;)" office:value-type="string" office:string-value=" Cole Swindell" calcext:value-type="string">
            <text:p><text:s/>Cole Swindell</text:p>
          </table:table-cell>
          <table:table-cell table:number-columns-repeated="4"/>
          <table:table-cell table:formula="of:=RANDBETWEEN(1;4)" office:value-type="float" office:value="2" calcext:value-type="float">
            <text:p>2</text:p>
          </table:table-cell>
          <table:table-cell table:formula="of:=&quot;('&quot;&amp;[.B721]&amp;&quot;',&quot;&amp;[.H721]&amp;&quot;,'default','default','&quot;&amp;[.C721]&amp;&quot;'),&quot;" office:value-type="string" office:string-value="('Some Habits ',2,'default','default',' Cole Swindell')," calcext:value-type="string">
            <text:p>('Some Habits ',2,'default','default',' Cole Swindell'),</text:p>
          </table:table-cell>
        </table:table-row>
        <table:table-row table:style-name="ro2">
          <table:table-cell office:value-type="string" calcext:value-type="string">
            <text:p><text:a xlink:href="https://www.songfacts.com/facts/justin-bieber/somebody" xlink:type="simple">Somebody</text:a> - Justin Bieber</text:p>
          </table:table-cell>
          <table:table-cell table:formula="of:=LEFT([.A722];(FIND(&quot;-&quot;;[.A722])-1))" office:value-type="string" office:string-value="Somebody " calcext:value-type="string">
            <text:p>Somebody </text:p>
          </table:table-cell>
          <table:table-cell table:formula="of:=SUBSTITUTE([.A722];LEFT([.A722];(FIND(&quot;-&quot;;[.A722])));&quot;&quot;)" office:value-type="string" office:string-value=" Justin Bieber" calcext:value-type="string">
            <text:p><text:s/>Justin Bieber</text:p>
          </table:table-cell>
          <table:table-cell table:number-columns-repeated="4"/>
          <table:table-cell table:formula="of:=RANDBETWEEN(1;4)" office:value-type="float" office:value="1" calcext:value-type="float">
            <text:p>1</text:p>
          </table:table-cell>
          <table:table-cell table:formula="of:=&quot;('&quot;&amp;[.B722]&amp;&quot;',&quot;&amp;[.H722]&amp;&quot;,'default','default','&quot;&amp;[.C722]&amp;&quot;'),&quot;" office:value-type="string" office:string-value="('Somebody ',1,'default','default',' Justin Bieber')," calcext:value-type="string">
            <text:p>('Somebody ',1,'default','default',' Justin Bieber'),</text:p>
          </table:table-cell>
        </table:table-row>
        <table:table-row table:style-name="ro2">
          <table:table-cell office:value-type="string" calcext:value-type="string">
            <text:p><text:a xlink:href="https://www.songfacts.com/facts/the-snuts/somebody-loves-you" xlink:type="simple">Somebody Loves You</text:a> - The Snuts</text:p>
          </table:table-cell>
          <table:table-cell table:formula="of:=LEFT([.A723];(FIND(&quot;-&quot;;[.A723])-1))" office:value-type="string" office:string-value="Somebody Loves You " calcext:value-type="string">
            <text:p>Somebody Loves You </text:p>
          </table:table-cell>
          <table:table-cell table:formula="of:=SUBSTITUTE([.A723];LEFT([.A723];(FIND(&quot;-&quot;;[.A723])));&quot;&quot;)" office:value-type="string" office:string-value=" The Snuts" calcext:value-type="string">
            <text:p><text:s/>The Snuts</text:p>
          </table:table-cell>
          <table:table-cell table:number-columns-repeated="4"/>
          <table:table-cell table:formula="of:=RANDBETWEEN(1;4)" office:value-type="float" office:value="1" calcext:value-type="float">
            <text:p>1</text:p>
          </table:table-cell>
          <table:table-cell table:formula="of:=&quot;('&quot;&amp;[.B723]&amp;&quot;',&quot;&amp;[.H723]&amp;&quot;,'default','default','&quot;&amp;[.C723]&amp;&quot;'),&quot;" office:value-type="string" office:string-value="('Somebody Loves You ',1,'default','default',' The Snuts')," calcext:value-type="string">
            <text:p>('Somebody Loves You ',1,'default','default',' The Snuts'),</text:p>
          </table:table-cell>
        </table:table-row>
        <table:table-row table:style-name="ro3">
          <table:table-cell office:value-type="string" calcext:value-type="string">
            <text:p><text:a xlink:href="https://www.songfacts.com/facts/neil-young-crazy-horse/song-of-the-seasons" xlink:type="simple">Song Of The Seasons</text:a> - Neil Young &amp; Crazy Horse</text:p>
          </table:table-cell>
          <table:table-cell table:formula="of:=LEFT([.A724];(FIND(&quot;-&quot;;[.A724])-1))" office:value-type="string" office:string-value="Song Of The Seasons " calcext:value-type="string">
            <text:p>Song Of The Seasons </text:p>
          </table:table-cell>
          <table:table-cell table:formula="of:=SUBSTITUTE([.A724];LEFT([.A724];(FIND(&quot;-&quot;;[.A724])));&quot;&quot;)" office:value-type="string" office:string-value=" Neil Young &amp; Crazy Horse" calcext:value-type="string">
            <text:p><text:s/>Neil Young &amp; Crazy Horse</text:p>
          </table:table-cell>
          <table:table-cell table:number-columns-repeated="4"/>
          <table:table-cell table:formula="of:=RANDBETWEEN(1;4)" office:value-type="float" office:value="1" calcext:value-type="float">
            <text:p>1</text:p>
          </table:table-cell>
          <table:table-cell table:formula="of:=&quot;('&quot;&amp;[.B724]&amp;&quot;',&quot;&amp;[.H724]&amp;&quot;,'default','default','&quot;&amp;[.C724]&amp;&quot;'),&quot;" office:value-type="string" office:string-value="('Song Of The Seasons ',1,'default','default',' Neil Young &amp; Crazy Horse')," calcext:value-type="string">
            <text:p>('Song Of The Seasons ',1,'default','default',' Neil Young &amp; Crazy Horse'),</text:p>
          </table:table-cell>
        </table:table-row>
        <table:table-row table:style-name="ro2">
          <table:table-cell office:value-type="string" calcext:value-type="string">
            <text:p><text:a xlink:href="https://www.songfacts.com/facts/dj-khaled/sorry-not-sorry" xlink:type="simple">Sorry Not Sorry</text:a> - DJ Khaled</text:p>
          </table:table-cell>
          <table:table-cell table:formula="of:=LEFT([.A725];(FIND(&quot;-&quot;;[.A725])-1))" office:value-type="string" office:string-value="Sorry Not Sorry " calcext:value-type="string">
            <text:p>Sorry Not Sorry </text:p>
          </table:table-cell>
          <table:table-cell table:formula="of:=SUBSTITUTE([.A725];LEFT([.A725];(FIND(&quot;-&quot;;[.A725])));&quot;&quot;)" office:value-type="string" office:string-value=" DJ Khaled" calcext:value-type="string">
            <text:p><text:s/>DJ Khaled</text:p>
          </table:table-cell>
          <table:table-cell table:number-columns-repeated="4"/>
          <table:table-cell table:formula="of:=RANDBETWEEN(1;4)" office:value-type="float" office:value="4" calcext:value-type="float">
            <text:p>4</text:p>
          </table:table-cell>
          <table:table-cell table:formula="of:=&quot;('&quot;&amp;[.B725]&amp;&quot;',&quot;&amp;[.H725]&amp;&quot;,'default','default','&quot;&amp;[.C725]&amp;&quot;'),&quot;" office:value-type="string" office:string-value="('Sorry Not Sorry ',4,'default','default',' DJ Khaled')," calcext:value-type="string">
            <text:p>('Sorry Not Sorry ',4,'default','default',' DJ Khaled'),</text:p>
          </table:table-cell>
        </table:table-row>
        <table:table-row table:style-name="ro3">
          <table:table-cell office:value-type="string" calcext:value-type="string">
            <text:p><text:a xlink:href="https://www.songfacts.com/facts/payton-smith/sounds-like-a-good-time" xlink:type="simple">Sounds Like A Good Time</text:a> - Payton Smith</text:p>
          </table:table-cell>
          <table:table-cell table:formula="of:=LEFT([.A726];(FIND(&quot;-&quot;;[.A726])-1))" office:value-type="string" office:string-value="Sounds Like A Good Time " calcext:value-type="string">
            <text:p>Sounds Like A Good Time </text:p>
          </table:table-cell>
          <table:table-cell table:formula="of:=SUBSTITUTE([.A726];LEFT([.A726];(FIND(&quot;-&quot;;[.A726])));&quot;&quot;)" office:value-type="string" office:string-value=" Payton Smith" calcext:value-type="string">
            <text:p><text:s/>Payton Smith</text:p>
          </table:table-cell>
          <table:table-cell table:number-columns-repeated="4"/>
          <table:table-cell table:formula="of:=RANDBETWEEN(1;4)" office:value-type="float" office:value="3" calcext:value-type="float">
            <text:p>3</text:p>
          </table:table-cell>
          <table:table-cell table:formula="of:=&quot;('&quot;&amp;[.B726]&amp;&quot;',&quot;&amp;[.H726]&amp;&quot;,'default','default','&quot;&amp;[.C726]&amp;&quot;'),&quot;" office:value-type="string" office:string-value="('Sounds Like A Good Time ',3,'default','default',' Payton Smith')," calcext:value-type="string">
            <text:p>('Sounds Like A Good Time ',3,'default','default',' Payton Smith'),</text:p>
          </table:table-cell>
        </table:table-row>
        <table:table-row table:style-name="ro2">
          <table:table-cell office:value-type="string" calcext:value-type="string">
            <text:p><text:a xlink:href="https://www.songfacts.com/facts/nick-jonas/spaceman" xlink:type="simple">Spaceman</text:a> - Nick Jonas</text:p>
          </table:table-cell>
          <table:table-cell table:formula="of:=LEFT([.A727];(FIND(&quot;-&quot;;[.A727])-1))" office:value-type="string" office:string-value="Spaceman " calcext:value-type="string">
            <text:p>Spaceman </text:p>
          </table:table-cell>
          <table:table-cell table:formula="of:=SUBSTITUTE([.A727];LEFT([.A727];(FIND(&quot;-&quot;;[.A727])));&quot;&quot;)" office:value-type="string" office:string-value=" Nick Jonas" calcext:value-type="string">
            <text:p><text:s/>Nick Jonas</text:p>
          </table:table-cell>
          <table:table-cell table:number-columns-repeated="4"/>
          <table:table-cell table:formula="of:=RANDBETWEEN(1;4)" office:value-type="float" office:value="3" calcext:value-type="float">
            <text:p>3</text:p>
          </table:table-cell>
          <table:table-cell table:formula="of:=&quot;('&quot;&amp;[.B727]&amp;&quot;',&quot;&amp;[.H727]&amp;&quot;,'default','default','&quot;&amp;[.C727]&amp;&quot;'),&quot;" office:value-type="string" office:string-value="('Spaceman ',3,'default','default',' Nick Jonas')," calcext:value-type="string">
            <text:p>('Spaceman ',3,'default','default',' Nick Jonas'),</text:p>
          </table:table-cell>
        </table:table-row>
        <table:table-row table:style-name="ro2">
          <table:table-cell office:value-type="string" calcext:value-type="string">
            <text:p><text:a xlink:href="https://www.songfacts.com/facts/liz-phair/spanish-doors" xlink:type="simple">Spanish Doors</text:a> - Liz Phair</text:p>
          </table:table-cell>
          <table:table-cell table:formula="of:=LEFT([.A728];(FIND(&quot;-&quot;;[.A728])-1))" office:value-type="string" office:string-value="Spanish Doors " calcext:value-type="string">
            <text:p>Spanish Doors </text:p>
          </table:table-cell>
          <table:table-cell table:formula="of:=SUBSTITUTE([.A728];LEFT([.A728];(FIND(&quot;-&quot;;[.A728])));&quot;&quot;)" office:value-type="string" office:string-value=" Liz Phair" calcext:value-type="string">
            <text:p><text:s/>Liz Phair</text:p>
          </table:table-cell>
          <table:table-cell table:number-columns-repeated="4"/>
          <table:table-cell table:formula="of:=RANDBETWEEN(1;4)" office:value-type="float" office:value="1" calcext:value-type="float">
            <text:p>1</text:p>
          </table:table-cell>
          <table:table-cell table:formula="of:=&quot;('&quot;&amp;[.B728]&amp;&quot;',&quot;&amp;[.H728]&amp;&quot;,'default','default','&quot;&amp;[.C728]&amp;&quot;'),&quot;" office:value-type="string" office:string-value="('Spanish Doors ',1,'default','default',' Liz Phair')," calcext:value-type="string">
            <text:p>('Spanish Doors ',1,'default','default',' Liz Phair'),</text:p>
          </table:table-cell>
        </table:table-row>
        <table:table-row table:style-name="ro2">
          <table:table-cell office:value-type="string" calcext:value-type="string">
            <text:p><text:a xlink:href="https://www.songfacts.com/facts/tori-amos/speaking-with-trees" xlink:type="simple">Speaking With Trees</text:a> - Tori Amos</text:p>
          </table:table-cell>
          <table:table-cell table:formula="of:=LEFT([.A729];(FIND(&quot;-&quot;;[.A729])-1))" office:value-type="string" office:string-value="Speaking With Trees " calcext:value-type="string">
            <text:p>Speaking With Trees </text:p>
          </table:table-cell>
          <table:table-cell table:formula="of:=SUBSTITUTE([.A729];LEFT([.A729];(FIND(&quot;-&quot;;[.A729])));&quot;&quot;)" office:value-type="string" office:string-value=" Tori Amos" calcext:value-type="string">
            <text:p><text:s/>Tori Amos</text:p>
          </table:table-cell>
          <table:table-cell table:number-columns-repeated="4"/>
          <table:table-cell table:formula="of:=RANDBETWEEN(1;4)" office:value-type="float" office:value="4" calcext:value-type="float">
            <text:p>4</text:p>
          </table:table-cell>
          <table:table-cell table:formula="of:=&quot;('&quot;&amp;[.B729]&amp;&quot;',&quot;&amp;[.H729]&amp;&quot;,'default','default','&quot;&amp;[.C729]&amp;&quot;'),&quot;" office:value-type="string" office:string-value="('Speaking With Trees ',4,'default','default',' Tori Amos')," calcext:value-type="string">
            <text:p>('Speaking With Trees ',4,'default','default',' Tori Amos'),</text:p>
          </table:table-cell>
        </table:table-row>
        <table:table-row table:style-name="ro2">
          <table:table-cell office:value-type="string" calcext:value-type="string">
            <text:p><text:a xlink:href="https://www.songfacts.com/facts/tori-amos/spies" xlink:type="simple">Spies</text:a> - Tori Amos</text:p>
          </table:table-cell>
          <table:table-cell table:formula="of:=LEFT([.A730];(FIND(&quot;-&quot;;[.A730])-1))" office:value-type="string" office:string-value="Spies " calcext:value-type="string">
            <text:p>Spies </text:p>
          </table:table-cell>
          <table:table-cell table:formula="of:=SUBSTITUTE([.A730];LEFT([.A730];(FIND(&quot;-&quot;;[.A730])));&quot;&quot;)" office:value-type="string" office:string-value=" Tori Amos" calcext:value-type="string">
            <text:p><text:s/>Tori Amos</text:p>
          </table:table-cell>
          <table:table-cell table:number-columns-repeated="4"/>
          <table:table-cell table:formula="of:=RANDBETWEEN(1;4)" office:value-type="float" office:value="2" calcext:value-type="float">
            <text:p>2</text:p>
          </table:table-cell>
          <table:table-cell table:formula="of:=&quot;('&quot;&amp;[.B730]&amp;&quot;',&quot;&amp;[.H730]&amp;&quot;,'default','default','&quot;&amp;[.C730]&amp;&quot;'),&quot;" office:value-type="string" office:string-value="('Spies ',2,'default','default',' Tori Amos')," calcext:value-type="string">
            <text:p>('Spies ',2,'default','default',' Tori Amos'),</text:p>
          </table:table-cell>
        </table:table-row>
        <table:table-row table:style-name="ro2">
          <table:table-cell office:value-type="string" calcext:value-type="string">
            <text:p><text:a xlink:href="https://www.songfacts.com/facts/sam-fender/spit-of-you" xlink:type="simple">Spit Of You</text:a> - Sam Fender</text:p>
          </table:table-cell>
          <table:table-cell table:formula="of:=LEFT([.A731];(FIND(&quot;-&quot;;[.A731])-1))" office:value-type="string" office:string-value="Spit Of You " calcext:value-type="string">
            <text:p>Spit Of You </text:p>
          </table:table-cell>
          <table:table-cell table:formula="of:=SUBSTITUTE([.A731];LEFT([.A731];(FIND(&quot;-&quot;;[.A731])));&quot;&quot;)" office:value-type="string" office:string-value=" Sam Fender" calcext:value-type="string">
            <text:p><text:s/>Sam Fender</text:p>
          </table:table-cell>
          <table:table-cell table:number-columns-repeated="4"/>
          <table:table-cell table:formula="of:=RANDBETWEEN(1;4)" office:value-type="float" office:value="4" calcext:value-type="float">
            <text:p>4</text:p>
          </table:table-cell>
          <table:table-cell table:formula="of:=&quot;('&quot;&amp;[.B731]&amp;&quot;',&quot;&amp;[.H731]&amp;&quot;,'default','default','&quot;&amp;[.C731]&amp;&quot;'),&quot;" office:value-type="string" office:string-value="('Spit Of You ',4,'default','default',' Sam Fender')," calcext:value-type="string">
            <text:p>('Spit Of You ',4,'default','default',' Sam Fender'),</text:p>
          </table:table-cell>
        </table:table-row>
        <table:table-row table:style-name="ro3">
          <table:table-cell office:value-type="string" calcext:value-type="string">
            <text:p><text:a xlink:href="https://www.songfacts.com/facts/kacey-musgraves/star-crossed" xlink:type="simple">Star-Crossed</text:a> - Kacey Musgraves</text:p>
          </table:table-cell>
          <table:table-cell table:formula="of:=LEFT([.A732];(FIND(&quot;-&quot;;[.A732])-1))" office:value-type="string" office:string-value="Star" calcext:value-type="string">
            <text:p>Star</text:p>
          </table:table-cell>
          <table:table-cell table:formula="of:=SUBSTITUTE([.A732];LEFT([.A732];(FIND(&quot;-&quot;;[.A732])));&quot;&quot;)" office:value-type="string" office:string-value="Crossed - Kacey Musgraves" calcext:value-type="string">
            <text:p>Crossed - Kacey Musgraves</text:p>
          </table:table-cell>
          <table:table-cell table:number-columns-repeated="4"/>
          <table:table-cell table:formula="of:=RANDBETWEEN(1;4)" office:value-type="float" office:value="1" calcext:value-type="float">
            <text:p>1</text:p>
          </table:table-cell>
          <table:table-cell table:formula="of:=&quot;('&quot;&amp;[.B732]&amp;&quot;',&quot;&amp;[.H732]&amp;&quot;,'default','default','&quot;&amp;[.C732]&amp;&quot;'),&quot;" office:value-type="string" office:string-value="('Star',1,'default','default','Crossed - Kacey Musgraves')," calcext:value-type="string">
            <text:p>('Star',1,'default','default','Crossed - Kacey Musgraves'),</text:p>
          </table:table-cell>
        </table:table-row>
        <table:table-row table:style-name="ro2">
          <table:table-cell office:value-type="string" calcext:value-type="string">
            <text:p><text:a xlink:href="https://www.songfacts.com/facts/years-years/starstruck" xlink:type="simple">Starstruck</text:a> - Years &amp; Years</text:p>
          </table:table-cell>
          <table:table-cell table:formula="of:=LEFT([.A733];(FIND(&quot;-&quot;;[.A733])-1))" office:value-type="string" office:string-value="Starstruck " calcext:value-type="string">
            <text:p>Starstruck </text:p>
          </table:table-cell>
          <table:table-cell table:formula="of:=SUBSTITUTE([.A733];LEFT([.A733];(FIND(&quot;-&quot;;[.A733])));&quot;&quot;)" office:value-type="string" office:string-value=" Years &amp; Years" calcext:value-type="string">
            <text:p><text:s/>Years &amp; Years</text:p>
          </table:table-cell>
          <table:table-cell table:number-columns-repeated="4"/>
          <table:table-cell table:formula="of:=RANDBETWEEN(1;4)" office:value-type="float" office:value="4" calcext:value-type="float">
            <text:p>4</text:p>
          </table:table-cell>
          <table:table-cell table:formula="of:=&quot;('&quot;&amp;[.B733]&amp;&quot;',&quot;&amp;[.H733]&amp;&quot;,'default','default','&quot;&amp;[.C733]&amp;&quot;'),&quot;" office:value-type="string" office:string-value="('Starstruck ',4,'default','default',' Years &amp; Years')," calcext:value-type="string">
            <text:p>('Starstruck ',4,'default','default',' Years &amp; Years'),</text:p>
          </table:table-cell>
        </table:table-row>
        <table:table-row table:style-name="ro2">
          <table:table-cell office:value-type="string" calcext:value-type="string">
            <text:p><text:a xlink:href="https://www.songfacts.com/facts/korn/start-the-healing" xlink:type="simple">Start The Healing</text:a> - Korn</text:p>
          </table:table-cell>
          <table:table-cell table:formula="of:=LEFT([.A734];(FIND(&quot;-&quot;;[.A734])-1))" office:value-type="string" office:string-value="Start The Healing " calcext:value-type="string">
            <text:p>Start The Healing </text:p>
          </table:table-cell>
          <table:table-cell table:formula="of:=SUBSTITUTE([.A734];LEFT([.A734];(FIND(&quot;-&quot;;[.A734])));&quot;&quot;)" office:value-type="string" office:string-value=" Korn" calcext:value-type="string">
            <text:p><text:s/>Korn</text:p>
          </table:table-cell>
          <table:table-cell table:number-columns-repeated="4"/>
          <table:table-cell table:formula="of:=RANDBETWEEN(1;4)" office:value-type="float" office:value="4" calcext:value-type="float">
            <text:p>4</text:p>
          </table:table-cell>
          <table:table-cell table:formula="of:=&quot;('&quot;&amp;[.B734]&amp;&quot;',&quot;&amp;[.H734]&amp;&quot;,'default','default','&quot;&amp;[.C734]&amp;&quot;'),&quot;" office:value-type="string" office:string-value="('Start The Healing ',4,'default','default',' Korn')," calcext:value-type="string">
            <text:p>('Start The Healing ',4,'default','default',' Korn'),</text:p>
          </table:table-cell>
        </table:table-row>
        <table:table-row table:style-name="ro3">
          <table:table-cell office:value-type="string" calcext:value-type="string">
            <text:p><text:a xlink:href="https://www.songfacts.com/facts/luke-hemmings/starting-line" xlink:type="simple">Starting Line</text:a> - Luke Hemmings</text:p>
          </table:table-cell>
          <table:table-cell table:formula="of:=LEFT([.A735];(FIND(&quot;-&quot;;[.A735])-1))" office:value-type="string" office:string-value="Starting Line " calcext:value-type="string">
            <text:p>Starting Line </text:p>
          </table:table-cell>
          <table:table-cell table:formula="of:=SUBSTITUTE([.A735];LEFT([.A735];(FIND(&quot;-&quot;;[.A735])));&quot;&quot;)" office:value-type="string" office:string-value=" Luke Hemmings" calcext:value-type="string">
            <text:p><text:s/>Luke Hemmings</text:p>
          </table:table-cell>
          <table:table-cell table:number-columns-repeated="4"/>
          <table:table-cell table:formula="of:=RANDBETWEEN(1;4)" office:value-type="float" office:value="4" calcext:value-type="float">
            <text:p>4</text:p>
          </table:table-cell>
          <table:table-cell table:formula="of:=&quot;('&quot;&amp;[.B735]&amp;&quot;',&quot;&amp;[.H735]&amp;&quot;,'default','default','&quot;&amp;[.C735]&amp;&quot;'),&quot;" office:value-type="string" office:string-value="('Starting Line ',4,'default','default',' Luke Hemmings')," calcext:value-type="string">
            <text:p>('Starting Line ',4,'default','default',' Luke Hemmings'),</text:p>
          </table:table-cell>
        </table:table-row>
        <table:table-row table:style-name="ro2">
          <table:table-cell office:value-type="string" calcext:value-type="string">
            <text:p><text:a xlink:href="https://www.songfacts.com/facts/the-kid-laroi/stay" xlink:type="simple">Stay</text:a> - The Kid Laroi</text:p>
          </table:table-cell>
          <table:table-cell table:formula="of:=LEFT([.A736];(FIND(&quot;-&quot;;[.A736])-1))" office:value-type="string" office:string-value="Stay " calcext:value-type="string">
            <text:p>Stay </text:p>
          </table:table-cell>
          <table:table-cell table:formula="of:=SUBSTITUTE([.A736];LEFT([.A736];(FIND(&quot;-&quot;;[.A736])));&quot;&quot;)" office:value-type="string" office:string-value=" The Kid Laroi" calcext:value-type="string">
            <text:p><text:s/>The Kid Laroi</text:p>
          </table:table-cell>
          <table:table-cell table:number-columns-repeated="4"/>
          <table:table-cell table:formula="of:=RANDBETWEEN(1;4)" office:value-type="float" office:value="1" calcext:value-type="float">
            <text:p>1</text:p>
          </table:table-cell>
          <table:table-cell table:formula="of:=&quot;('&quot;&amp;[.B736]&amp;&quot;',&quot;&amp;[.H736]&amp;&quot;,'default','default','&quot;&amp;[.C736]&amp;&quot;'),&quot;" office:value-type="string" office:string-value="('Stay ',1,'default','default',' The Kid Laroi')," calcext:value-type="string">
            <text:p>('Stay ',1,'default','default',' The Kid Laroi'),</text:p>
          </table:table-cell>
        </table:table-row>
        <table:table-row table:style-name="ro3">
          <table:table-cell office:value-type="string" calcext:value-type="string">
            <text:p>Steadmans Wake - The Connells</text:p>
          </table:table-cell>
          <table:table-cell table:formula="of:=LEFT([.A737];(FIND(&quot;-&quot;;[.A737])-1))" office:value-type="string" office:string-value="Steadmans Wake " calcext:value-type="string">
            <text:p>Steadmans Wake </text:p>
          </table:table-cell>
          <table:table-cell table:formula="of:=SUBSTITUTE([.A737];LEFT([.A737];(FIND(&quot;-&quot;;[.A737])));&quot;&quot;)" office:value-type="string" office:string-value=" The Connells" calcext:value-type="string">
            <text:p><text:s/>The Connells</text:p>
          </table:table-cell>
          <table:table-cell table:number-columns-repeated="4"/>
          <table:table-cell table:formula="of:=RANDBETWEEN(1;4)" office:value-type="float" office:value="4" calcext:value-type="float">
            <text:p>4</text:p>
          </table:table-cell>
          <table:table-cell table:formula="of:=&quot;('&quot;&amp;[.B737]&amp;&quot;',&quot;&amp;[.H737]&amp;&quot;,'default','default','&quot;&amp;[.C737]&amp;&quot;'),&quot;" office:value-type="string" office:string-value="('Steadmans Wake ',4,'default','default',' The Connells')," calcext:value-type="string">
            <text:p>('Steadmans Wake ',4,'default','default',' The Connells'),</text:p>
          </table:table-cell>
        </table:table-row>
        <table:table-row table:style-name="ro2">
          <table:table-cell office:value-type="string" calcext:value-type="string">
            <text:p><text:a xlink:href="https://www.songfacts.com/facts/dan-shay/steal-my-love" xlink:type="simple">Steal My Love</text:a> - Dan + Shay</text:p>
          </table:table-cell>
          <table:table-cell table:formula="of:=LEFT([.A738];(FIND(&quot;-&quot;;[.A738])-1))" office:value-type="string" office:string-value="Steal My Love " calcext:value-type="string">
            <text:p>Steal My Love </text:p>
          </table:table-cell>
          <table:table-cell table:formula="of:=SUBSTITUTE([.A738];LEFT([.A738];(FIND(&quot;-&quot;;[.A738])));&quot;&quot;)" office:value-type="string" office:string-value=" Dan + Shay" calcext:value-type="string">
            <text:p><text:s/>Dan + Shay</text:p>
          </table:table-cell>
          <table:table-cell table:number-columns-repeated="4"/>
          <table:table-cell table:formula="of:=RANDBETWEEN(1;4)" office:value-type="float" office:value="4" calcext:value-type="float">
            <text:p>4</text:p>
          </table:table-cell>
          <table:table-cell table:formula="of:=&quot;('&quot;&amp;[.B738]&amp;&quot;',&quot;&amp;[.H738]&amp;&quot;,'default','default','&quot;&amp;[.C738]&amp;&quot;'),&quot;" office:value-type="string" office:string-value="('Steal My Love ',4,'default','default',' Dan + Shay')," calcext:value-type="string">
            <text:p>('Steal My Love ',4,'default','default',' Dan + Shay'),</text:p>
          </table:table-cell>
        </table:table-row>
        <table:table-row table:style-name="ro5">
          <table:table-cell office:value-type="string" calcext:value-type="string">
            <text:p>Still Goin Down - Morgan Wallen</text:p>
          </table:table-cell>
          <table:table-cell table:formula="of:=LEFT([.A739];(FIND(&quot;-&quot;;[.A739])-1))" office:value-type="string" office:string-value="Still Goin Down " calcext:value-type="string">
            <text:p>Still Goin Down </text:p>
          </table:table-cell>
          <table:table-cell table:formula="of:=SUBSTITUTE([.A739];LEFT([.A739];(FIND(&quot;-&quot;;[.A739])));&quot;&quot;)" office:value-type="string" office:string-value=" Morgan Wallen" calcext:value-type="string">
            <text:p><text:s/>Morgan Wallen</text:p>
          </table:table-cell>
          <table:table-cell table:number-columns-repeated="4"/>
          <table:table-cell table:formula="of:=RANDBETWEEN(1;4)" office:value-type="float" office:value="4" calcext:value-type="float">
            <text:p>4</text:p>
          </table:table-cell>
          <table:table-cell table:formula="of:=&quot;('&quot;&amp;[.B739]&amp;&quot;',&quot;&amp;[.H739]&amp;&quot;,'default','default','&quot;&amp;[.C739]&amp;&quot;'),&quot;" office:value-type="string" office:string-value="('Still Goin Down ',4,'default','default',' Morgan Wallen')," calcext:value-type="string">
            <text:p>('Still Goin Down ',4,'default','default',' Morgan Wallen'),</text:p>
          </table:table-cell>
        </table:table-row>
        <table:table-row table:style-name="ro3">
          <table:table-cell office:value-type="string" calcext:value-type="string">
            <text:p><text:a xlink:href="https://www.songfacts.com/facts/jackson-browne/still-looking-for-something" xlink:type="simple">Still Looking For Something</text:a> - Jackson Browne</text:p>
          </table:table-cell>
          <table:table-cell table:formula="of:=LEFT([.A740];(FIND(&quot;-&quot;;[.A740])-1))" office:value-type="string" office:string-value="Still Looking For Something " calcext:value-type="string">
            <text:p>Still Looking For Something </text:p>
          </table:table-cell>
          <table:table-cell table:formula="of:=SUBSTITUTE([.A740];LEFT([.A740];(FIND(&quot;-&quot;;[.A740])));&quot;&quot;)" office:value-type="string" office:string-value=" Jackson Browne" calcext:value-type="string">
            <text:p><text:s/>Jackson Browne</text:p>
          </table:table-cell>
          <table:table-cell table:number-columns-repeated="4"/>
          <table:table-cell table:formula="of:=RANDBETWEEN(1;4)" office:value-type="float" office:value="2" calcext:value-type="float">
            <text:p>2</text:p>
          </table:table-cell>
          <table:table-cell table:formula="of:=&quot;('&quot;&amp;[.B740]&amp;&quot;',&quot;&amp;[.H740]&amp;&quot;,'default','default','&quot;&amp;[.C740]&amp;&quot;'),&quot;" office:value-type="string" office:string-value="('Still Looking For Something ',2,'default','default',' Jackson Browne')," calcext:value-type="string">
            <text:p>('Still Looking For Something ',2,'default','default',' Jackson Browne'),</text:p>
          </table:table-cell>
        </table:table-row>
        <table:table-row table:style-name="ro3">
          <table:table-cell office:value-type="string" calcext:value-type="string">
            <text:p><text:a xlink:href="https://www.songfacts.com/facts/manic-street-preachers/still-snowing-in-sapporo" xlink:type="simple">Still Snowing In Sapporo</text:a> - Manic Street Preachers</text:p>
          </table:table-cell>
          <table:table-cell table:formula="of:=LEFT([.A741];(FIND(&quot;-&quot;;[.A741])-1))" office:value-type="string" office:string-value="Still Snowing In Sapporo " calcext:value-type="string">
            <text:p>Still Snowing In Sapporo </text:p>
          </table:table-cell>
          <table:table-cell table:formula="of:=SUBSTITUTE([.A741];LEFT([.A741];(FIND(&quot;-&quot;;[.A741])));&quot;&quot;)" office:value-type="string" office:string-value=" Manic Street Preachers" calcext:value-type="string">
            <text:p><text:s/>Manic Street Preachers</text:p>
          </table:table-cell>
          <table:table-cell table:number-columns-repeated="4"/>
          <table:table-cell table:formula="of:=RANDBETWEEN(1;4)" office:value-type="float" office:value="2" calcext:value-type="float">
            <text:p>2</text:p>
          </table:table-cell>
          <table:table-cell table:formula="of:=&quot;('&quot;&amp;[.B741]&amp;&quot;',&quot;&amp;[.H741]&amp;&quot;,'default','default','&quot;&amp;[.C741]&amp;&quot;'),&quot;" office:value-type="string" office:string-value="('Still Snowing In Sapporo ',2,'default','default',' Manic Street Preachers')," calcext:value-type="string">
            <text:p>('Still Snowing In Sapporo ',2,'default','default',' Manic Street Preachers'),</text:p>
          </table:table-cell>
        </table:table-row>
        <table:table-row table:style-name="ro2">
          <table:table-cell office:value-type="string" calcext:value-type="string">
            <text:p><text:a xlink:href="https://www.songfacts.com/facts/lorde/stoned-at-the-nail-salon" xlink:type="simple">Stoned At The Nail Salon</text:a> - Lorde</text:p>
          </table:table-cell>
          <table:table-cell table:formula="of:=LEFT([.A742];(FIND(&quot;-&quot;;[.A742])-1))" office:value-type="string" office:string-value="Stoned At The Nail Salon " calcext:value-type="string">
            <text:p>Stoned At The Nail Salon </text:p>
          </table:table-cell>
          <table:table-cell table:formula="of:=SUBSTITUTE([.A742];LEFT([.A742];(FIND(&quot;-&quot;;[.A742])));&quot;&quot;)" office:value-type="string" office:string-value=" Lorde" calcext:value-type="string">
            <text:p><text:s/>Lorde</text:p>
          </table:table-cell>
          <table:table-cell table:number-columns-repeated="4"/>
          <table:table-cell table:formula="of:=RANDBETWEEN(1;4)" office:value-type="float" office:value="4" calcext:value-type="float">
            <text:p>4</text:p>
          </table:table-cell>
          <table:table-cell table:formula="of:=&quot;('&quot;&amp;[.B742]&amp;&quot;',&quot;&amp;[.H742]&amp;&quot;,'default','default','&quot;&amp;[.C742]&amp;&quot;'),&quot;" office:value-type="string" office:string-value="('Stoned At The Nail Salon ',4,'default','default',' Lorde')," calcext:value-type="string">
            <text:p>('Stoned At The Nail Salon ',4,'default','default',' Lorde'),</text:p>
          </table:table-cell>
        </table:table-row>
        <table:table-row table:style-name="ro2">
          <table:table-cell office:value-type="string" calcext:value-type="string">
            <text:p><text:a xlink:href="https://www.songfacts.com/facts/bleachers/stop-making-this-hurt" xlink:type="simple">Stop Making This Hurt</text:a> - Bleachers</text:p>
          </table:table-cell>
          <table:table-cell table:formula="of:=LEFT([.A743];(FIND(&quot;-&quot;;[.A743])-1))" office:value-type="string" office:string-value="Stop Making This Hurt " calcext:value-type="string">
            <text:p>Stop Making This Hurt </text:p>
          </table:table-cell>
          <table:table-cell table:formula="of:=SUBSTITUTE([.A743];LEFT([.A743];(FIND(&quot;-&quot;;[.A743])));&quot;&quot;)" office:value-type="string" office:string-value=" Bleachers" calcext:value-type="string">
            <text:p><text:s/>Bleachers</text:p>
          </table:table-cell>
          <table:table-cell table:number-columns-repeated="4"/>
          <table:table-cell table:formula="of:=RANDBETWEEN(1;4)" office:value-type="float" office:value="2" calcext:value-type="float">
            <text:p>2</text:p>
          </table:table-cell>
          <table:table-cell table:formula="of:=&quot;('&quot;&amp;[.B743]&amp;&quot;',&quot;&amp;[.H743]&amp;&quot;,'default','default','&quot;&amp;[.C743]&amp;&quot;'),&quot;" office:value-type="string" office:string-value="('Stop Making This Hurt ',2,'default','default',' Bleachers')," calcext:value-type="string">
            <text:p>('Stop Making This Hurt ',2,'default','default',' Bleachers'),</text:p>
          </table:table-cell>
        </table:table-row>
        <table:table-row table:style-name="ro2">
          <table:table-cell office:value-type="string" calcext:value-type="string">
            <text:p><text:a xlink:href="https://www.songfacts.com/facts/gabrielle/stop-right-now" xlink:type="simple">Stop Right Now</text:a> - Gabrielle</text:p>
          </table:table-cell>
          <table:table-cell table:formula="of:=LEFT([.A744];(FIND(&quot;-&quot;;[.A744])-1))" office:value-type="string" office:string-value="Stop Right Now " calcext:value-type="string">
            <text:p>Stop Right Now </text:p>
          </table:table-cell>
          <table:table-cell table:formula="of:=SUBSTITUTE([.A744];LEFT([.A744];(FIND(&quot;-&quot;;[.A744])));&quot;&quot;)" office:value-type="string" office:string-value=" Gabrielle" calcext:value-type="string">
            <text:p><text:s/>Gabrielle</text:p>
          </table:table-cell>
          <table:table-cell table:number-columns-repeated="4"/>
          <table:table-cell table:formula="of:=RANDBETWEEN(1;4)" office:value-type="float" office:value="1" calcext:value-type="float">
            <text:p>1</text:p>
          </table:table-cell>
          <table:table-cell table:formula="of:=&quot;('&quot;&amp;[.B744]&amp;&quot;',&quot;&amp;[.H744]&amp;&quot;,'default','default','&quot;&amp;[.C744]&amp;&quot;'),&quot;" office:value-type="string" office:string-value="('Stop Right Now ',1,'default','default',' Gabrielle')," calcext:value-type="string">
            <text:p>('Stop Right Now ',1,'default','default',' Gabrielle'),</text:p>
          </table:table-cell>
        </table:table-row>
        <table:table-row table:style-name="ro2">
          <table:table-cell office:value-type="string" calcext:value-type="string">
            <text:p><text:a xlink:href="https://www.songfacts.com/facts/ed-sheeran/stop-the-rain" xlink:type="simple">Stop The Rain</text:a> - Ed Sheeran</text:p>
          </table:table-cell>
          <table:table-cell table:formula="of:=LEFT([.A745];(FIND(&quot;-&quot;;[.A745])-1))" office:value-type="string" office:string-value="Stop The Rain " calcext:value-type="string">
            <text:p>Stop The Rain </text:p>
          </table:table-cell>
          <table:table-cell table:formula="of:=SUBSTITUTE([.A745];LEFT([.A745];(FIND(&quot;-&quot;;[.A745])));&quot;&quot;)" office:value-type="string" office:string-value=" Ed Sheeran" calcext:value-type="string">
            <text:p><text:s/>Ed Sheeran</text:p>
          </table:table-cell>
          <table:table-cell table:number-columns-repeated="4"/>
          <table:table-cell table:formula="of:=RANDBETWEEN(1;4)" office:value-type="float" office:value="2" calcext:value-type="float">
            <text:p>2</text:p>
          </table:table-cell>
          <table:table-cell table:formula="of:=&quot;('&quot;&amp;[.B745]&amp;&quot;',&quot;&amp;[.H745]&amp;&quot;,'default','default','&quot;&amp;[.C745]&amp;&quot;'),&quot;" office:value-type="string" office:string-value="('Stop The Rain ',2,'default','default',' Ed Sheeran')," calcext:value-type="string">
            <text:p>('Stop The Rain ',2,'default','default',' Ed Sheeran'),</text:p>
          </table:table-cell>
        </table:table-row>
        <table:table-row table:style-name="ro2">
          <table:table-cell office:value-type="string" calcext:value-type="string">
            <text:p><text:a xlink:href="https://www.songfacts.com/facts/adele/strangers-by-nature" xlink:type="simple">Strangers By Nature</text:a> - Adele</text:p>
          </table:table-cell>
          <table:table-cell table:formula="of:=LEFT([.A746];(FIND(&quot;-&quot;;[.A746])-1))" office:value-type="string" office:string-value="Strangers By Nature " calcext:value-type="string">
            <text:p>Strangers By Nature </text:p>
          </table:table-cell>
          <table:table-cell table:formula="of:=SUBSTITUTE([.A746];LEFT([.A746];(FIND(&quot;-&quot;;[.A746])));&quot;&quot;)" office:value-type="string" office:string-value=" Adele" calcext:value-type="string">
            <text:p><text:s/>Adele</text:p>
          </table:table-cell>
          <table:table-cell table:number-columns-repeated="4"/>
          <table:table-cell table:formula="of:=RANDBETWEEN(1;4)" office:value-type="float" office:value="4" calcext:value-type="float">
            <text:p>4</text:p>
          </table:table-cell>
          <table:table-cell table:formula="of:=&quot;('&quot;&amp;[.B746]&amp;&quot;',&quot;&amp;[.H746]&amp;&quot;,'default','default','&quot;&amp;[.C746]&amp;&quot;'),&quot;" office:value-type="string" office:string-value="('Strangers By Nature ',4,'default','default',' Adele')," calcext:value-type="string">
            <text:p>('Strangers By Nature ',4,'default','default',' Adele'),</text:p>
          </table:table-cell>
        </table:table-row>
        <table:table-row table:style-name="ro2">
          <table:table-cell office:value-type="string" calcext:value-type="string">
            <text:p><text:a xlink:href="https://www.songfacts.com/facts/iron-maiden/stratego" xlink:type="simple">Stratego</text:a> - Iron Maiden</text:p>
          </table:table-cell>
          <table:table-cell table:formula="of:=LEFT([.A747];(FIND(&quot;-&quot;;[.A747])-1))" office:value-type="string" office:string-value="Stratego " calcext:value-type="string">
            <text:p>Stratego </text:p>
          </table:table-cell>
          <table:table-cell table:formula="of:=SUBSTITUTE([.A747];LEFT([.A747];(FIND(&quot;-&quot;;[.A747])));&quot;&quot;)" office:value-type="string" office:string-value=" Iron Maiden" calcext:value-type="string">
            <text:p><text:s/>Iron Maiden</text:p>
          </table:table-cell>
          <table:table-cell table:number-columns-repeated="4"/>
          <table:table-cell table:formula="of:=RANDBETWEEN(1;4)" office:value-type="float" office:value="2" calcext:value-type="float">
            <text:p>2</text:p>
          </table:table-cell>
          <table:table-cell table:formula="of:=&quot;('&quot;&amp;[.B747]&amp;&quot;',&quot;&amp;[.H747]&amp;&quot;,'default','default','&quot;&amp;[.C747]&amp;&quot;'),&quot;" office:value-type="string" office:string-value="('Stratego ',2,'default','default',' Iron Maiden')," calcext:value-type="string">
            <text:p>('Stratego ',2,'default','default',' Iron Maiden'),</text:p>
          </table:table-cell>
        </table:table-row>
        <table:table-row table:style-name="ro2">
          <table:table-cell office:value-type="string" calcext:value-type="string">
            <text:p><text:a xlink:href="https://www.songfacts.com/facts/rod-wave/street-runner" xlink:type="simple">Street Runner</text:a> - Rod Wave</text:p>
          </table:table-cell>
          <table:table-cell table:formula="of:=LEFT([.A748];(FIND(&quot;-&quot;;[.A748])-1))" office:value-type="string" office:string-value="Street Runner " calcext:value-type="string">
            <text:p>Street Runner </text:p>
          </table:table-cell>
          <table:table-cell table:formula="of:=SUBSTITUTE([.A748];LEFT([.A748];(FIND(&quot;-&quot;;[.A748])));&quot;&quot;)" office:value-type="string" office:string-value=" Rod Wave" calcext:value-type="string">
            <text:p><text:s/>Rod Wave</text:p>
          </table:table-cell>
          <table:table-cell table:number-columns-repeated="4"/>
          <table:table-cell table:formula="of:=RANDBETWEEN(1;4)" office:value-type="float" office:value="4" calcext:value-type="float">
            <text:p>4</text:p>
          </table:table-cell>
          <table:table-cell table:formula="of:=&quot;('&quot;&amp;[.B748]&amp;&quot;',&quot;&amp;[.H748]&amp;&quot;,'default','default','&quot;&amp;[.C748]&amp;&quot;'),&quot;" office:value-type="string" office:string-value="('Street Runner ',4,'default','default',' Rod Wave')," calcext:value-type="string">
            <text:p>('Street Runner ',4,'default','default',' Rod Wave'),</text:p>
          </table:table-cell>
        </table:table-row>
        <table:table-row table:style-name="ro2">
          <table:table-cell office:value-type="string" calcext:value-type="string">
            <text:p><text:a xlink:href="https://www.songfacts.com/facts/arkells/strong" xlink:type="simple">Strong</text:a> - Arkells</text:p>
          </table:table-cell>
          <table:table-cell table:formula="of:=LEFT([.A749];(FIND(&quot;-&quot;;[.A749])-1))" office:value-type="string" office:string-value="Strong " calcext:value-type="string">
            <text:p>Strong </text:p>
          </table:table-cell>
          <table:table-cell table:formula="of:=SUBSTITUTE([.A749];LEFT([.A749];(FIND(&quot;-&quot;;[.A749])));&quot;&quot;)" office:value-type="string" office:string-value=" Arkells" calcext:value-type="string">
            <text:p><text:s/>Arkells</text:p>
          </table:table-cell>
          <table:table-cell table:number-columns-repeated="4"/>
          <table:table-cell table:formula="of:=RANDBETWEEN(1;4)" office:value-type="float" office:value="3" calcext:value-type="float">
            <text:p>3</text:p>
          </table:table-cell>
          <table:table-cell table:formula="of:=&quot;('&quot;&amp;[.B749]&amp;&quot;',&quot;&amp;[.H749]&amp;&quot;,'default','default','&quot;&amp;[.C749]&amp;&quot;'),&quot;" office:value-type="string" office:string-value="('Strong ',3,'default','default',' Arkells')," calcext:value-type="string">
            <text:p>('Strong ',3,'default','default',' Arkells'),</text:p>
          </table:table-cell>
        </table:table-row>
        <table:table-row table:style-name="ro3">
          <table:table-cell office:value-type="string" calcext:value-type="string">
            <text:p><text:a xlink:href="https://www.songfacts.com/facts/zac-brown-band/stubborn-pride" xlink:type="simple">Stubborn Pride</text:a> - Zac Brown Band</text:p>
          </table:table-cell>
          <table:table-cell table:formula="of:=LEFT([.A750];(FIND(&quot;-&quot;;[.A750])-1))" office:value-type="string" office:string-value="Stubborn Pride " calcext:value-type="string">
            <text:p>Stubborn Pride </text:p>
          </table:table-cell>
          <table:table-cell table:formula="of:=SUBSTITUTE([.A750];LEFT([.A750];(FIND(&quot;-&quot;;[.A750])));&quot;&quot;)" office:value-type="string" office:string-value=" Zac Brown Band" calcext:value-type="string">
            <text:p><text:s/>Zac Brown Band</text:p>
          </table:table-cell>
          <table:table-cell table:number-columns-repeated="4"/>
          <table:table-cell table:formula="of:=RANDBETWEEN(1;4)" office:value-type="float" office:value="4" calcext:value-type="float">
            <text:p>4</text:p>
          </table:table-cell>
          <table:table-cell table:formula="of:=&quot;('&quot;&amp;[.B750]&amp;&quot;',&quot;&amp;[.H750]&amp;&quot;,'default','default','&quot;&amp;[.C750]&amp;&quot;'),&quot;" office:value-type="string" office:string-value="('Stubborn Pride ',4,'default','default',' Zac Brown Band')," calcext:value-type="string">
            <text:p>('Stubborn Pride ',4,'default','default',' Zac Brown Band'),</text:p>
          </table:table-cell>
        </table:table-row>
        <table:table-row table:style-name="ro2">
          <table:table-cell office:value-type="string" calcext:value-type="string">
            <text:p><text:a xlink:href="https://www.songfacts.com/facts/elyotto/sugarcrash" xlink:type="simple">SugarCrash!</text:a> - ElyOtto</text:p>
          </table:table-cell>
          <table:table-cell table:formula="of:=LEFT([.A751];(FIND(&quot;-&quot;;[.A751])-1))" office:value-type="string" office:string-value="SugarCrash! " calcext:value-type="string">
            <text:p>SugarCrash! </text:p>
          </table:table-cell>
          <table:table-cell table:formula="of:=SUBSTITUTE([.A751];LEFT([.A751];(FIND(&quot;-&quot;;[.A751])));&quot;&quot;)" office:value-type="string" office:string-value=" ElyOtto" calcext:value-type="string">
            <text:p><text:s/>ElyOtto</text:p>
          </table:table-cell>
          <table:table-cell table:number-columns-repeated="4"/>
          <table:table-cell table:formula="of:=RANDBETWEEN(1;4)" office:value-type="float" office:value="2" calcext:value-type="float">
            <text:p>2</text:p>
          </table:table-cell>
          <table:table-cell table:formula="of:=&quot;('&quot;&amp;[.B751]&amp;&quot;',&quot;&amp;[.H751]&amp;&quot;,'default','default','&quot;&amp;[.C751]&amp;&quot;'),&quot;" office:value-type="string" office:string-value="('SugarCrash! ',2,'default','default',' ElyOtto')," calcext:value-type="string">
            <text:p>('SugarCrash! ',2,'default','default',' ElyOtto'),</text:p>
          </table:table-cell>
        </table:table-row>
        <table:table-row table:style-name="ro2">
          <table:table-cell office:value-type="string" calcext:value-type="string">
            <text:p><text:a xlink:href="https://www.songfacts.com/facts/noizu/summer-91-looking-back" xlink:type="simple">Summer 91 (Looking Back) </text:a>- Noizu</text:p>
          </table:table-cell>
          <table:table-cell table:formula="of:=LEFT([.A752];(FIND(&quot;-&quot;;[.A752])-1))" office:value-type="string" office:string-value="Summer 91 (Looking Back) " calcext:value-type="string">
            <text:p>Summer 91 (Looking Back) </text:p>
          </table:table-cell>
          <table:table-cell table:formula="of:=SUBSTITUTE([.A752];LEFT([.A752];(FIND(&quot;-&quot;;[.A752])));&quot;&quot;)" office:value-type="string" office:string-value=" Noizu" calcext:value-type="string">
            <text:p><text:s/>Noizu</text:p>
          </table:table-cell>
          <table:table-cell table:number-columns-repeated="4"/>
          <table:table-cell table:formula="of:=RANDBETWEEN(1;4)" office:value-type="float" office:value="1" calcext:value-type="float">
            <text:p>1</text:p>
          </table:table-cell>
          <table:table-cell table:formula="of:=&quot;('&quot;&amp;[.B752]&amp;&quot;',&quot;&amp;[.H752]&amp;&quot;,'default','default','&quot;&amp;[.C752]&amp;&quot;'),&quot;" office:value-type="string" office:string-value="('Summer 91 (Looking Back) ',1,'default','default',' Noizu')," calcext:value-type="string">
            <text:p>('Summer 91 (Looking Back) ',1,'default','default',' Noizu'),</text:p>
          </table:table-cell>
        </table:table-row>
        <table:table-row table:style-name="ro2">
          <table:table-cell office:value-type="string" calcext:value-type="string">
            <text:p><text:a xlink:href="https://www.songfacts.com/facts/chris-lane/summer-job-money" xlink:type="simple">Summer Job Money</text:a> - Chris Lane</text:p>
          </table:table-cell>
          <table:table-cell table:formula="of:=LEFT([.A753];(FIND(&quot;-&quot;;[.A753])-1))" office:value-type="string" office:string-value="Summer Job Money " calcext:value-type="string">
            <text:p>Summer Job Money </text:p>
          </table:table-cell>
          <table:table-cell table:formula="of:=SUBSTITUTE([.A753];LEFT([.A753];(FIND(&quot;-&quot;;[.A753])));&quot;&quot;)" office:value-type="string" office:string-value=" Chris Lane" calcext:value-type="string">
            <text:p><text:s/>Chris Lane</text:p>
          </table:table-cell>
          <table:table-cell table:number-columns-repeated="4"/>
          <table:table-cell table:formula="of:=RANDBETWEEN(1;4)" office:value-type="float" office:value="3" calcext:value-type="float">
            <text:p>3</text:p>
          </table:table-cell>
          <table:table-cell table:formula="of:=&quot;('&quot;&amp;[.B753]&amp;&quot;',&quot;&amp;[.H753]&amp;&quot;,'default','default','&quot;&amp;[.C753]&amp;&quot;'),&quot;" office:value-type="string" office:string-value="('Summer Job Money ',3,'default','default',' Chris Lane')," calcext:value-type="string">
            <text:p>('Summer Job Money ',3,'default','default',' Chris Lane'),</text:p>
          </table:table-cell>
        </table:table-row>
        <table:table-row table:style-name="ro3">
          <table:table-cell office:value-type="string" calcext:value-type="string">
            <text:p><text:a xlink:href="https://www.songfacts.com/facts/shawn-mendes/summer-of-love" xlink:type="simple">Summer of Love</text:a> - Shawn Mendes</text:p>
          </table:table-cell>
          <table:table-cell table:formula="of:=LEFT([.A754];(FIND(&quot;-&quot;;[.A754])-1))" office:value-type="string" office:string-value="Summer of Love " calcext:value-type="string">
            <text:p>Summer of Love </text:p>
          </table:table-cell>
          <table:table-cell table:formula="of:=SUBSTITUTE([.A754];LEFT([.A754];(FIND(&quot;-&quot;;[.A754])));&quot;&quot;)" office:value-type="string" office:string-value=" Shawn Mendes" calcext:value-type="string">
            <text:p><text:s/>Shawn Mendes</text:p>
          </table:table-cell>
          <table:table-cell table:number-columns-repeated="4"/>
          <table:table-cell table:formula="of:=RANDBETWEEN(1;4)" office:value-type="float" office:value="3" calcext:value-type="float">
            <text:p>3</text:p>
          </table:table-cell>
          <table:table-cell table:formula="of:=&quot;('&quot;&amp;[.B754]&amp;&quot;',&quot;&amp;[.H754]&amp;&quot;,'default','default','&quot;&amp;[.C754]&amp;&quot;'),&quot;" office:value-type="string" office:string-value="('Summer of Love ',3,'default','default',' Shawn Mendes')," calcext:value-type="string">
            <text:p>('Summer of Love ',3,'default','default',' Shawn Mendes'),</text:p>
          </table:table-cell>
        </table:table-row>
        <table:table-row table:style-name="ro2">
          <table:table-cell office:value-type="string" calcext:value-type="string">
            <text:p><text:a xlink:href="https://www.songfacts.com/facts/lil-nas-x/sun-goes-down" xlink:type="simple">Sun Goes Down</text:a> - Lil Nas X</text:p>
          </table:table-cell>
          <table:table-cell table:formula="of:=LEFT([.A755];(FIND(&quot;-&quot;;[.A755])-1))" office:value-type="string" office:string-value="Sun Goes Down " calcext:value-type="string">
            <text:p>Sun Goes Down </text:p>
          </table:table-cell>
          <table:table-cell table:formula="of:=SUBSTITUTE([.A755];LEFT([.A755];(FIND(&quot;-&quot;;[.A755])));&quot;&quot;)" office:value-type="string" office:string-value=" Lil Nas X" calcext:value-type="string">
            <text:p><text:s/>Lil Nas X</text:p>
          </table:table-cell>
          <table:table-cell table:number-columns-repeated="4"/>
          <table:table-cell table:formula="of:=RANDBETWEEN(1;4)" office:value-type="float" office:value="4" calcext:value-type="float">
            <text:p>4</text:p>
          </table:table-cell>
          <table:table-cell table:formula="of:=&quot;('&quot;&amp;[.B755]&amp;&quot;',&quot;&amp;[.H755]&amp;&quot;,'default','default','&quot;&amp;[.C755]&amp;&quot;'),&quot;" office:value-type="string" office:string-value="('Sun Goes Down ',4,'default','default',' Lil Nas X')," calcext:value-type="string">
            <text:p>('Sun Goes Down ',4,'default','default',' Lil Nas X'),</text:p>
          </table:table-cell>
        </table:table-row>
        <table:table-row table:style-name="ro5">
          <table:table-cell office:value-type="string" calcext:value-type="string">
            <text:p><text:a xlink:href="https://www.songfacts.com/facts/bobby-gillespie-and-jehnny-beth/sunk-in-reverie" xlink:type="simple">Sunk In Reverie</text:a> - Bobby Gillespie and Jehnny Beth</text:p>
          </table:table-cell>
          <table:table-cell table:formula="of:=LEFT([.A756];(FIND(&quot;-&quot;;[.A756])-1))" office:value-type="string" office:string-value="Sunk In Reverie " calcext:value-type="string">
            <text:p>Sunk In Reverie </text:p>
          </table:table-cell>
          <table:table-cell table:formula="of:=SUBSTITUTE([.A756];LEFT([.A756];(FIND(&quot;-&quot;;[.A756])));&quot;&quot;)" office:value-type="string" office:string-value=" Bobby Gillespie and Jehnny Beth" calcext:value-type="string">
            <text:p><text:s/>Bobby Gillespie and Jehnny Beth</text:p>
          </table:table-cell>
          <table:table-cell table:number-columns-repeated="4"/>
          <table:table-cell table:formula="of:=RANDBETWEEN(1;4)" office:value-type="float" office:value="4" calcext:value-type="float">
            <text:p>4</text:p>
          </table:table-cell>
          <table:table-cell table:formula="of:=&quot;('&quot;&amp;[.B756]&amp;&quot;',&quot;&amp;[.H756]&amp;&quot;,'default','default','&quot;&amp;[.C756]&amp;&quot;'),&quot;" office:value-type="string" office:string-value="('Sunk In Reverie ',4,'default','default',' Bobby Gillespie and Jehnny Beth')," calcext:value-type="string">
            <text:p>('Sunk In Reverie ',4,'default','default',' Bobby Gillespie and Jehnny Beth'),</text:p>
          </table:table-cell>
        </table:table-row>
        <table:table-row table:style-name="ro2">
          <table:table-cell office:value-type="string" calcext:value-type="string">
            <text:p><text:a xlink:href="https://www.songfacts.com/facts/kodak-black/super-gremlin" xlink:type="simple">Super Gremlin</text:a> - Kodak Black</text:p>
          </table:table-cell>
          <table:table-cell table:formula="of:=LEFT([.A757];(FIND(&quot;-&quot;;[.A757])-1))" office:value-type="string" office:string-value="Super Gremlin " calcext:value-type="string">
            <text:p>Super Gremlin </text:p>
          </table:table-cell>
          <table:table-cell table:formula="of:=SUBSTITUTE([.A757];LEFT([.A757];(FIND(&quot;-&quot;;[.A757])));&quot;&quot;)" office:value-type="string" office:string-value=" Kodak Black" calcext:value-type="string">
            <text:p><text:s/>Kodak Black</text:p>
          </table:table-cell>
          <table:table-cell table:number-columns-repeated="4"/>
          <table:table-cell table:formula="of:=RANDBETWEEN(1;4)" office:value-type="float" office:value="3" calcext:value-type="float">
            <text:p>3</text:p>
          </table:table-cell>
          <table:table-cell table:formula="of:=&quot;('&quot;&amp;[.B757]&amp;&quot;',&quot;&amp;[.H757]&amp;&quot;,'default','default','&quot;&amp;[.C757]&amp;&quot;'),&quot;" office:value-type="string" office:string-value="('Super Gremlin ',3,'default','default',' Kodak Black')," calcext:value-type="string">
            <text:p>('Super Gremlin ',3,'default','default',' Kodak Black'),</text:p>
          </table:table-cell>
        </table:table-row>
        <table:table-row table:style-name="ro3">
          <table:table-cell office:value-type="string" calcext:value-type="string">
            <text:p><text:a xlink:href="https://www.songfacts.com/facts/jessica-darrow/surface-pressure" xlink:type="simple">Surface Pressure</text:a> - Jessica Darrow</text:p>
          </table:table-cell>
          <table:table-cell table:formula="of:=LEFT([.A758];(FIND(&quot;-&quot;;[.A758])-1))" office:value-type="string" office:string-value="Surface Pressure " calcext:value-type="string">
            <text:p>Surface Pressure </text:p>
          </table:table-cell>
          <table:table-cell table:formula="of:=SUBSTITUTE([.A758];LEFT([.A758];(FIND(&quot;-&quot;;[.A758])));&quot;&quot;)" office:value-type="string" office:string-value=" Jessica Darrow" calcext:value-type="string">
            <text:p><text:s/>Jessica Darrow</text:p>
          </table:table-cell>
          <table:table-cell table:number-columns-repeated="4"/>
          <table:table-cell table:formula="of:=RANDBETWEEN(1;4)" office:value-type="float" office:value="4" calcext:value-type="float">
            <text:p>4</text:p>
          </table:table-cell>
          <table:table-cell table:formula="of:=&quot;('&quot;&amp;[.B758]&amp;&quot;',&quot;&amp;[.H758]&amp;&quot;,'default','default','&quot;&amp;[.C758]&amp;&quot;'),&quot;" office:value-type="string" office:string-value="('Surface Pressure ',4,'default','default',' Jessica Darrow')," calcext:value-type="string">
            <text:p>('Surface Pressure ',4,'default','default',' Jessica Darrow'),</text:p>
          </table:table-cell>
        </table:table-row>
        <table:table-row table:style-name="ro2">
          <table:table-cell office:value-type="string" calcext:value-type="string">
            <text:p><text:a xlink:href="https://www.songfacts.com/facts/birdy/surrender" xlink:type="simple">Surrender</text:a> - Birdy</text:p>
          </table:table-cell>
          <table:table-cell table:formula="of:=LEFT([.A759];(FIND(&quot;-&quot;;[.A759])-1))" office:value-type="string" office:string-value="Surrender " calcext:value-type="string">
            <text:p>Surrender </text:p>
          </table:table-cell>
          <table:table-cell table:formula="of:=SUBSTITUTE([.A759];LEFT([.A759];(FIND(&quot;-&quot;;[.A759])));&quot;&quot;)" office:value-type="string" office:string-value=" Birdy" calcext:value-type="string">
            <text:p><text:s/>Birdy</text:p>
          </table:table-cell>
          <table:table-cell table:number-columns-repeated="4"/>
          <table:table-cell table:formula="of:=RANDBETWEEN(1;4)" office:value-type="float" office:value="1" calcext:value-type="float">
            <text:p>1</text:p>
          </table:table-cell>
          <table:table-cell table:formula="of:=&quot;('&quot;&amp;[.B759]&amp;&quot;',&quot;&amp;[.H759]&amp;&quot;,'default','default','&quot;&amp;[.C759]&amp;&quot;'),&quot;" office:value-type="string" office:string-value="('Surrender ',1,'default','default',' Birdy')," calcext:value-type="string">
            <text:p>('Surrender ',1,'default','default',' Birdy'),</text:p>
          </table:table-cell>
        </table:table-row>
        <table:table-row table:style-name="ro2">
          <table:table-cell office:value-type="string" calcext:value-type="string">
            <text:p><text:a xlink:href="https://www.songfacts.com/facts/skillet/surviving-the-game" xlink:type="simple">Surviving The Game</text:a> - Skillet</text:p>
          </table:table-cell>
          <table:table-cell table:formula="of:=LEFT([.A760];(FIND(&quot;-&quot;;[.A760])-1))" office:value-type="string" office:string-value="Surviving The Game " calcext:value-type="string">
            <text:p>Surviving The Game </text:p>
          </table:table-cell>
          <table:table-cell table:formula="of:=SUBSTITUTE([.A760];LEFT([.A760];(FIND(&quot;-&quot;;[.A760])));&quot;&quot;)" office:value-type="string" office:string-value=" Skillet" calcext:value-type="string">
            <text:p><text:s/>Skillet</text:p>
          </table:table-cell>
          <table:table-cell table:number-columns-repeated="4"/>
          <table:table-cell table:formula="of:=RANDBETWEEN(1;4)" office:value-type="float" office:value="4" calcext:value-type="float">
            <text:p>4</text:p>
          </table:table-cell>
          <table:table-cell table:formula="of:=&quot;('&quot;&amp;[.B760]&amp;&quot;',&quot;&amp;[.H760]&amp;&quot;,'default','default','&quot;&amp;[.C760]&amp;&quot;'),&quot;" office:value-type="string" office:string-value="('Surviving The Game ',4,'default','default',' Skillet')," calcext:value-type="string">
            <text:p>('Surviving The Game ',4,'default','default',' Skillet'),</text:p>
          </table:table-cell>
        </table:table-row>
        <table:table-row table:style-name="ro5">
          <table:table-cell office:value-type="string" calcext:value-type="string">
            <text:p><text:a xlink:href="https://www.songfacts.com/facts/nathaniel-rateliff-the-night-sweats/survivor" xlink:type="simple">Survivor</text:a> - Nathaniel Rateliff &amp; the Night Sweats</text:p>
          </table:table-cell>
          <table:table-cell table:formula="of:=LEFT([.A761];(FIND(&quot;-&quot;;[.A761])-1))" office:value-type="string" office:string-value="Survivor " calcext:value-type="string">
            <text:p>Survivor </text:p>
          </table:table-cell>
          <table:table-cell table:formula="of:=SUBSTITUTE([.A761];LEFT([.A761];(FIND(&quot;-&quot;;[.A761])));&quot;&quot;)" office:value-type="string" office:string-value=" Nathaniel Rateliff &amp; the Night Sweats" calcext:value-type="string">
            <text:p><text:s/>Nathaniel Rateliff &amp; the Night Sweats</text:p>
          </table:table-cell>
          <table:table-cell table:number-columns-repeated="4"/>
          <table:table-cell table:formula="of:=RANDBETWEEN(1;4)" office:value-type="float" office:value="2" calcext:value-type="float">
            <text:p>2</text:p>
          </table:table-cell>
          <table:table-cell table:formula="of:=&quot;('&quot;&amp;[.B761]&amp;&quot;',&quot;&amp;[.H761]&amp;&quot;,'default','default','&quot;&amp;[.C761]&amp;&quot;'),&quot;" office:value-type="string" office:string-value="('Survivor ',2,'default','default',' Nathaniel Rateliff &amp; the Night Sweats')," calcext:value-type="string">
            <text:p>('Survivor ',2,'default','default',' Nathaniel Rateliff &amp; the Night Sweats'),</text:p>
          </table:table-cell>
        </table:table-row>
        <table:table-row table:style-name="ro3">
          <table:table-cell office:value-type="string" calcext:value-type="string">
            <text:p><text:a xlink:href="https://www.songfacts.com/facts/lindsey-buckingham/swan-song" xlink:type="simple">Swan Song</text:a> - Lindsey Buckingham</text:p>
          </table:table-cell>
          <table:table-cell table:formula="of:=LEFT([.A762];(FIND(&quot;-&quot;;[.A762])-1))" office:value-type="string" office:string-value="Swan Song " calcext:value-type="string">
            <text:p>Swan Song </text:p>
          </table:table-cell>
          <table:table-cell table:formula="of:=SUBSTITUTE([.A762];LEFT([.A762];(FIND(&quot;-&quot;;[.A762])));&quot;&quot;)" office:value-type="string" office:string-value=" Lindsey Buckingham" calcext:value-type="string">
            <text:p><text:s/>Lindsey Buckingham</text:p>
          </table:table-cell>
          <table:table-cell table:number-columns-repeated="4"/>
          <table:table-cell table:formula="of:=RANDBETWEEN(1;4)" office:value-type="float" office:value="1" calcext:value-type="float">
            <text:p>1</text:p>
          </table:table-cell>
          <table:table-cell table:formula="of:=&quot;('&quot;&amp;[.B762]&amp;&quot;',&quot;&amp;[.H762]&amp;&quot;,'default','default','&quot;&amp;[.C762]&amp;&quot;'),&quot;" office:value-type="string" office:string-value="('Swan Song ',1,'default','default',' Lindsey Buckingham')," calcext:value-type="string">
            <text:p>('Swan Song ',1,'default','default',' Lindsey Buckingham'),</text:p>
          </table:table-cell>
        </table:table-row>
        <table:table-row table:style-name="ro2">
          <table:table-cell office:value-type="string" calcext:value-type="string">
            <text:p><text:a xlink:href="https://www.songfacts.com/facts/alessia-cara/sweet-dream" xlink:type="simple">Sweet Dream</text:a> - Alessia Cara</text:p>
          </table:table-cell>
          <table:table-cell table:formula="of:=LEFT([.A763];(FIND(&quot;-&quot;;[.A763])-1))" office:value-type="string" office:string-value="Sweet Dream " calcext:value-type="string">
            <text:p>Sweet Dream </text:p>
          </table:table-cell>
          <table:table-cell table:formula="of:=SUBSTITUTE([.A763];LEFT([.A763];(FIND(&quot;-&quot;;[.A763])));&quot;&quot;)" office:value-type="string" office:string-value=" Alessia Cara" calcext:value-type="string">
            <text:p><text:s/>Alessia Cara</text:p>
          </table:table-cell>
          <table:table-cell table:number-columns-repeated="4"/>
          <table:table-cell table:formula="of:=RANDBETWEEN(1;4)" office:value-type="float" office:value="3" calcext:value-type="float">
            <text:p>3</text:p>
          </table:table-cell>
          <table:table-cell table:formula="of:=&quot;('&quot;&amp;[.B763]&amp;&quot;',&quot;&amp;[.H763]&amp;&quot;,'default','default','&quot;&amp;[.C763]&amp;&quot;'),&quot;" office:value-type="string" office:string-value="('Sweet Dream ',3,'default','default',' Alessia Cara')," calcext:value-type="string">
            <text:p>('Sweet Dream ',3,'default','default',' Alessia Cara'),</text:p>
          </table:table-cell>
        </table:table-row>
        <table:table-row table:style-name="ro2">
          <table:table-cell office:value-type="string" calcext:value-type="string">
            <text:p><text:a xlink:href="https://www.songfacts.com/facts/years-years/sweet-talker" xlink:type="simple">Sweet Talker</text:a> - Years &amp; Years</text:p>
          </table:table-cell>
          <table:table-cell table:formula="of:=LEFT([.A764];(FIND(&quot;-&quot;;[.A764])-1))" office:value-type="string" office:string-value="Sweet Talker " calcext:value-type="string">
            <text:p>Sweet Talker </text:p>
          </table:table-cell>
          <table:table-cell table:formula="of:=SUBSTITUTE([.A764];LEFT([.A764];(FIND(&quot;-&quot;;[.A764])));&quot;&quot;)" office:value-type="string" office:string-value=" Years &amp; Years" calcext:value-type="string">
            <text:p><text:s/>Years &amp; Years</text:p>
          </table:table-cell>
          <table:table-cell table:number-columns-repeated="4"/>
          <table:table-cell table:formula="of:=RANDBETWEEN(1;4)" office:value-type="float" office:value="3" calcext:value-type="float">
            <text:p>3</text:p>
          </table:table-cell>
          <table:table-cell table:formula="of:=&quot;('&quot;&amp;[.B764]&amp;&quot;',&quot;&amp;[.H764]&amp;&quot;,'default','default','&quot;&amp;[.C764]&amp;&quot;'),&quot;" office:value-type="string" office:string-value="('Sweet Talker ',3,'default','default',' Years &amp; Years')," calcext:value-type="string">
            <text:p>('Sweet Talker ',3,'default','default',' Years &amp; Years'),</text:p>
          </table:table-cell>
        </table:table-row>
        <table:table-row table:style-name="ro2">
          <table:table-cell office:value-type="string" calcext:value-type="string">
            <text:p><text:a xlink:href="https://www.songfacts.com/facts/passenger/sword-from-the-stone" xlink:type="simple">Sword From The Stone</text:a> - Passenger</text:p>
          </table:table-cell>
          <table:table-cell table:formula="of:=LEFT([.A765];(FIND(&quot;-&quot;;[.A765])-1))" office:value-type="string" office:string-value="Sword From The Stone " calcext:value-type="string">
            <text:p>Sword From The Stone </text:p>
          </table:table-cell>
          <table:table-cell table:formula="of:=SUBSTITUTE([.A765];LEFT([.A765];(FIND(&quot;-&quot;;[.A765])));&quot;&quot;)" office:value-type="string" office:string-value=" Passenger" calcext:value-type="string">
            <text:p><text:s/>Passenger</text:p>
          </table:table-cell>
          <table:table-cell table:number-columns-repeated="4"/>
          <table:table-cell table:formula="of:=RANDBETWEEN(1;4)" office:value-type="float" office:value="3" calcext:value-type="float">
            <text:p>3</text:p>
          </table:table-cell>
          <table:table-cell table:formula="of:=&quot;('&quot;&amp;[.B765]&amp;&quot;',&quot;&amp;[.H765]&amp;&quot;,'default','default','&quot;&amp;[.C765]&amp;&quot;'),&quot;" office:value-type="string" office:string-value="('Sword From The Stone ',3,'default','default',' Passenger')," calcext:value-type="string">
            <text:p>('Sword From The Stone ',3,'default','default',' Passenger'),</text:p>
          </table:table-cell>
        </table:table-row>
        <table:table-row table:style-name="ro3">
          <table:table-cell office:value-type="string" calcext:value-type="string">
            <text:p><text:a xlink:href="https://www.songfacts.com/facts/onerepublic/take-care-of-you" xlink:type="simple">Take Care Of You</text:a> - OneRepublic</text:p>
          </table:table-cell>
          <table:table-cell table:formula="of:=LEFT([.A766];(FIND(&quot;-&quot;;[.A766])-1))" office:value-type="string" office:string-value="Take Care Of You " calcext:value-type="string">
            <text:p>Take Care Of You </text:p>
          </table:table-cell>
          <table:table-cell table:formula="of:=SUBSTITUTE([.A766];LEFT([.A766];(FIND(&quot;-&quot;;[.A766])));&quot;&quot;)" office:value-type="string" office:string-value=" OneRepublic" calcext:value-type="string">
            <text:p><text:s/>OneRepublic</text:p>
          </table:table-cell>
          <table:table-cell table:number-columns-repeated="4"/>
          <table:table-cell table:formula="of:=RANDBETWEEN(1;4)" office:value-type="float" office:value="3" calcext:value-type="float">
            <text:p>3</text:p>
          </table:table-cell>
          <table:table-cell table:formula="of:=&quot;('&quot;&amp;[.B766]&amp;&quot;',&quot;&amp;[.H766]&amp;&quot;,'default','default','&quot;&amp;[.C766]&amp;&quot;'),&quot;" office:value-type="string" office:string-value="('Take Care Of You ',3,'default','default',' OneRepublic')," calcext:value-type="string">
            <text:p>('Take Care Of You ',3,'default','default',' OneRepublic'),</text:p>
          </table:table-cell>
        </table:table-row>
        <table:table-row table:style-name="ro2">
          <table:table-cell office:value-type="string" calcext:value-type="string">
            <text:p><text:a xlink:href="https://www.songfacts.com/facts/the-weeknd/take-my-breath" xlink:type="simple">Take My Breath</text:a> - The Weeknd</text:p>
          </table:table-cell>
          <table:table-cell table:formula="of:=LEFT([.A767];(FIND(&quot;-&quot;;[.A767])-1))" office:value-type="string" office:string-value="Take My Breath " calcext:value-type="string">
            <text:p>Take My Breath </text:p>
          </table:table-cell>
          <table:table-cell table:formula="of:=SUBSTITUTE([.A767];LEFT([.A767];(FIND(&quot;-&quot;;[.A767])));&quot;&quot;)" office:value-type="string" office:string-value=" The Weeknd" calcext:value-type="string">
            <text:p><text:s/>The Weeknd</text:p>
          </table:table-cell>
          <table:table-cell table:number-columns-repeated="4"/>
          <table:table-cell table:formula="of:=RANDBETWEEN(1;4)" office:value-type="float" office:value="1" calcext:value-type="float">
            <text:p>1</text:p>
          </table:table-cell>
          <table:table-cell table:formula="of:=&quot;('&quot;&amp;[.B767]&amp;&quot;',&quot;&amp;[.H767]&amp;&quot;,'default','default','&quot;&amp;[.C767]&amp;&quot;'),&quot;" office:value-type="string" office:string-value="('Take My Breath ',1,'default','default',' The Weeknd')," calcext:value-type="string">
            <text:p>('Take My Breath ',1,'default','default',' The Weeknd'),</text:p>
          </table:table-cell>
        </table:table-row>
        <table:table-row table:style-name="ro5">
          <table:table-cell office:value-type="string" calcext:value-type="string">
            <text:p><text:a xlink:href="https://www.songfacts.com/facts/rain-radio-dj-craig-gorman/talk-about" xlink:type="simple">Talk About</text:a> - Rain Radio &amp; DJ Craig Gorman</text:p>
          </table:table-cell>
          <table:table-cell table:formula="of:=LEFT([.A768];(FIND(&quot;-&quot;;[.A768])-1))" office:value-type="string" office:string-value="Talk About " calcext:value-type="string">
            <text:p>Talk About </text:p>
          </table:table-cell>
          <table:table-cell table:formula="of:=SUBSTITUTE([.A768];LEFT([.A768];(FIND(&quot;-&quot;;[.A768])));&quot;&quot;)" office:value-type="string" office:string-value=" Rain Radio &amp; DJ Craig Gorman" calcext:value-type="string">
            <text:p><text:s/>Rain Radio &amp; DJ Craig Gorman</text:p>
          </table:table-cell>
          <table:table-cell table:number-columns-repeated="4"/>
          <table:table-cell table:formula="of:=RANDBETWEEN(1;4)" office:value-type="float" office:value="3" calcext:value-type="float">
            <text:p>3</text:p>
          </table:table-cell>
          <table:table-cell table:formula="of:=&quot;('&quot;&amp;[.B768]&amp;&quot;',&quot;&amp;[.H768]&amp;&quot;,'default','default','&quot;&amp;[.C768]&amp;&quot;'),&quot;" office:value-type="string" office:string-value="('Talk About ',3,'default','default',' Rain Radio &amp; DJ Craig Gorman')," calcext:value-type="string">
            <text:p>('Talk About ',3,'default','default',' Rain Radio &amp; DJ Craig Gorman'),</text:p>
          </table:table-cell>
        </table:table-row>
        <table:table-row table:style-name="ro2">
          <table:table-cell office:value-type="string" calcext:value-type="string">
            <text:p><text:a xlink:href="https://www.songfacts.com/facts/zara-larsson/talk-about-love" xlink:type="simple">Talk About Love</text:a> - Zara Larsson</text:p>
          </table:table-cell>
          <table:table-cell table:formula="of:=LEFT([.A769];(FIND(&quot;-&quot;;[.A769])-1))" office:value-type="string" office:string-value="Talk About Love " calcext:value-type="string">
            <text:p>Talk About Love </text:p>
          </table:table-cell>
          <table:table-cell table:formula="of:=SUBSTITUTE([.A769];LEFT([.A769];(FIND(&quot;-&quot;;[.A769])));&quot;&quot;)" office:value-type="string" office:string-value=" Zara Larsson" calcext:value-type="string">
            <text:p><text:s/>Zara Larsson</text:p>
          </table:table-cell>
          <table:table-cell table:number-columns-repeated="4"/>
          <table:table-cell table:formula="of:=RANDBETWEEN(1;4)" office:value-type="float" office:value="4" calcext:value-type="float">
            <text:p>4</text:p>
          </table:table-cell>
          <table:table-cell table:formula="of:=&quot;('&quot;&amp;[.B769]&amp;&quot;',&quot;&amp;[.H769]&amp;&quot;,'default','default','&quot;&amp;[.C769]&amp;&quot;'),&quot;" office:value-type="string" office:string-value="('Talk About Love ',4,'default','default',' Zara Larsson')," calcext:value-type="string">
            <text:p>('Talk About Love ',4,'default','default',' Zara Larsson'),</text:p>
          </table:table-cell>
        </table:table-row>
        <table:table-row table:style-name="ro2">
          <table:table-cell office:value-type="string" calcext:value-type="string">
            <text:p><text:a xlink:href="https://www.songfacts.com/facts/rise-against/talking-to-ourselves" xlink:type="simple">Talking To Ourselves</text:a> - Rise Against</text:p>
          </table:table-cell>
          <table:table-cell table:formula="of:=LEFT([.A770];(FIND(&quot;-&quot;;[.A770])-1))" office:value-type="string" office:string-value="Talking To Ourselves " calcext:value-type="string">
            <text:p>Talking To Ourselves </text:p>
          </table:table-cell>
          <table:table-cell table:formula="of:=SUBSTITUTE([.A770];LEFT([.A770];(FIND(&quot;-&quot;;[.A770])));&quot;&quot;)" office:value-type="string" office:string-value=" Rise Against" calcext:value-type="string">
            <text:p><text:s/>Rise Against</text:p>
          </table:table-cell>
          <table:table-cell table:number-columns-repeated="4"/>
          <table:table-cell table:formula="of:=RANDBETWEEN(1;4)" office:value-type="float" office:value="1" calcext:value-type="float">
            <text:p>1</text:p>
          </table:table-cell>
          <table:table-cell table:formula="of:=&quot;('&quot;&amp;[.B770]&amp;&quot;',&quot;&amp;[.H770]&amp;&quot;,'default','default','&quot;&amp;[.C770]&amp;&quot;'),&quot;" office:value-type="string" office:string-value="('Talking To Ourselves ',1,'default','default',' Rise Against')," calcext:value-type="string">
            <text:p>('Talking To Ourselves ',1,'default','default',' Rise Against'),</text:p>
          </table:table-cell>
        </table:table-row>
        <table:table-row table:style-name="ro2">
          <table:table-cell office:value-type="string" calcext:value-type="string">
            <text:p><text:a xlink:href="https://www.songfacts.com/facts/leah-nobel/talking-to-the-dog-at-the-party" xlink:type="simple">Talking To The Dog At The Party</text:a> - Leah Nobel</text:p>
          </table:table-cell>
          <table:table-cell table:formula="of:=LEFT([.A771];(FIND(&quot;-&quot;;[.A771])-1))" office:value-type="string" office:string-value="Talking To The Dog At The Party " calcext:value-type="string">
            <text:p>Talking To The Dog At The Party </text:p>
          </table:table-cell>
          <table:table-cell table:formula="of:=SUBSTITUTE([.A771];LEFT([.A771];(FIND(&quot;-&quot;;[.A771])));&quot;&quot;)" office:value-type="string" office:string-value=" Leah Nobel" calcext:value-type="string">
            <text:p><text:s/>Leah Nobel</text:p>
          </table:table-cell>
          <table:table-cell table:number-columns-repeated="4"/>
          <table:table-cell table:formula="of:=RANDBETWEEN(1;4)" office:value-type="float" office:value="4" calcext:value-type="float">
            <text:p>4</text:p>
          </table:table-cell>
          <table:table-cell table:formula="of:=&quot;('&quot;&amp;[.B771]&amp;&quot;',&quot;&amp;[.H771]&amp;&quot;,'default','default','&quot;&amp;[.C771]&amp;&quot;'),&quot;" office:value-type="string" office:string-value="('Talking To The Dog At The Party ',4,'default','default',' Leah Nobel')," calcext:value-type="string">
            <text:p>('Talking To The Dog At The Party ',4,'default','default',' Leah Nobel'),</text:p>
          </table:table-cell>
        </table:table-row>
        <table:table-row table:style-name="ro2">
          <table:table-cell office:value-type="string" calcext:value-type="string">
            <text:p><text:a xlink:href="https://www.songfacts.com/facts/fka-twigs/tears-in-the-club" xlink:type="simple">Tears In The Club</text:a> - FKA Twigs</text:p>
          </table:table-cell>
          <table:table-cell table:formula="of:=LEFT([.A772];(FIND(&quot;-&quot;;[.A772])-1))" office:value-type="string" office:string-value="Tears In The Club " calcext:value-type="string">
            <text:p>Tears In The Club </text:p>
          </table:table-cell>
          <table:table-cell table:formula="of:=SUBSTITUTE([.A772];LEFT([.A772];(FIND(&quot;-&quot;;[.A772])));&quot;&quot;)" office:value-type="string" office:string-value=" FKA Twigs" calcext:value-type="string">
            <text:p><text:s/>FKA Twigs</text:p>
          </table:table-cell>
          <table:table-cell table:number-columns-repeated="4"/>
          <table:table-cell table:formula="of:=RANDBETWEEN(1;4)" office:value-type="float" office:value="3" calcext:value-type="float">
            <text:p>3</text:p>
          </table:table-cell>
          <table:table-cell table:formula="of:=&quot;('&quot;&amp;[.B772]&amp;&quot;',&quot;&amp;[.H772]&amp;&quot;,'default','default','&quot;&amp;[.C772]&amp;&quot;'),&quot;" office:value-type="string" office:string-value="('Tears In The Club ',3,'default','default',' FKA Twigs')," calcext:value-type="string">
            <text:p>('Tears In The Club ',3,'default','default',' FKA Twigs'),</text:p>
          </table:table-cell>
        </table:table-row>
        <table:table-row table:style-name="ro2">
          <table:table-cell office:value-type="string" calcext:value-type="string">
            <text:p><text:a xlink:href="https://www.songfacts.com/facts/arab-strap/tears-on-tour" xlink:type="simple">Tears On Tour</text:a> - Arab Strap</text:p>
          </table:table-cell>
          <table:table-cell table:formula="of:=LEFT([.A773];(FIND(&quot;-&quot;;[.A773])-1))" office:value-type="string" office:string-value="Tears On Tour " calcext:value-type="string">
            <text:p>Tears On Tour </text:p>
          </table:table-cell>
          <table:table-cell table:formula="of:=SUBSTITUTE([.A773];LEFT([.A773];(FIND(&quot;-&quot;;[.A773])));&quot;&quot;)" office:value-type="string" office:string-value=" Arab Strap" calcext:value-type="string">
            <text:p><text:s/>Arab Strap</text:p>
          </table:table-cell>
          <table:table-cell table:number-columns-repeated="4"/>
          <table:table-cell table:formula="of:=RANDBETWEEN(1;4)" office:value-type="float" office:value="3" calcext:value-type="float">
            <text:p>3</text:p>
          </table:table-cell>
          <table:table-cell table:formula="of:=&quot;('&quot;&amp;[.B773]&amp;&quot;',&quot;&amp;[.H773]&amp;&quot;,'default','default','&quot;&amp;[.C773]&amp;&quot;'),&quot;" office:value-type="string" office:string-value="('Tears On Tour ',3,'default','default',' Arab Strap')," calcext:value-type="string">
            <text:p>('Tears On Tour ',3,'default','default',' Arab Strap'),</text:p>
          </table:table-cell>
        </table:table-row>
        <table:table-row table:style-name="ro2">
          <table:table-cell office:value-type="string" calcext:value-type="string">
            <text:p><text:a xlink:href="https://www.songfacts.com/facts/meduza/tell-it-to-my-heart" xlink:type="simple">Tell It To My Heart</text:a> - Meduza</text:p>
          </table:table-cell>
          <table:table-cell table:formula="of:=LEFT([.A774];(FIND(&quot;-&quot;;[.A774])-1))" office:value-type="string" office:string-value="Tell It To My Heart " calcext:value-type="string">
            <text:p>Tell It To My Heart </text:p>
          </table:table-cell>
          <table:table-cell table:formula="of:=SUBSTITUTE([.A774];LEFT([.A774];(FIND(&quot;-&quot;;[.A774])));&quot;&quot;)" office:value-type="string" office:string-value=" Meduza" calcext:value-type="string">
            <text:p><text:s/>Meduza</text:p>
          </table:table-cell>
          <table:table-cell table:number-columns-repeated="4"/>
          <table:table-cell table:formula="of:=RANDBETWEEN(1;4)" office:value-type="float" office:value="4" calcext:value-type="float">
            <text:p>4</text:p>
          </table:table-cell>
          <table:table-cell table:formula="of:=&quot;('&quot;&amp;[.B774]&amp;&quot;',&quot;&amp;[.H774]&amp;&quot;,'default','default','&quot;&amp;[.C774]&amp;&quot;'),&quot;" office:value-type="string" office:string-value="('Tell It To My Heart ',4,'default','default',' Meduza')," calcext:value-type="string">
            <text:p>('Tell It To My Heart ',4,'default','default',' Meduza'),</text:p>
          </table:table-cell>
        </table:table-row>
        <table:table-row table:style-name="ro2">
          <table:table-cell office:value-type="string" calcext:value-type="string">
            <text:p><text:a xlink:href="https://www.songfacts.com/facts/pop-smoke/tell-the-vision" xlink:type="simple">Tell The Vision</text:a> - Pop Smoke</text:p>
          </table:table-cell>
          <table:table-cell table:formula="of:=LEFT([.A775];(FIND(&quot;-&quot;;[.A775])-1))" office:value-type="string" office:string-value="Tell The Vision " calcext:value-type="string">
            <text:p>Tell The Vision </text:p>
          </table:table-cell>
          <table:table-cell table:formula="of:=SUBSTITUTE([.A775];LEFT([.A775];(FIND(&quot;-&quot;;[.A775])));&quot;&quot;)" office:value-type="string" office:string-value=" Pop Smoke" calcext:value-type="string">
            <text:p><text:s/>Pop Smoke</text:p>
          </table:table-cell>
          <table:table-cell table:number-columns-repeated="4"/>
          <table:table-cell table:formula="of:=RANDBETWEEN(1;4)" office:value-type="float" office:value="1" calcext:value-type="float">
            <text:p>1</text:p>
          </table:table-cell>
          <table:table-cell table:formula="of:=&quot;('&quot;&amp;[.B775]&amp;&quot;',&quot;&amp;[.H775]&amp;&quot;,'default','default','&quot;&amp;[.C775]&amp;&quot;'),&quot;" office:value-type="string" office:string-value="('Tell The Vision ',1,'default','default',' Pop Smoke')," calcext:value-type="string">
            <text:p>('Tell The Vision ',1,'default','default',' Pop Smoke'),</text:p>
          </table:table-cell>
        </table:table-row>
        <table:table-row table:style-name="ro2">
          <table:table-cell office:value-type="string" calcext:value-type="string">
            <text:p><text:a xlink:href="https://www.songfacts.com/facts/ariana-grande/test-drive" xlink:type="simple">Test Drive</text:a> - Ariana Grande</text:p>
          </table:table-cell>
          <table:table-cell table:formula="of:=LEFT([.A776];(FIND(&quot;-&quot;;[.A776])-1))" office:value-type="string" office:string-value="Test Drive " calcext:value-type="string">
            <text:p>Test Drive </text:p>
          </table:table-cell>
          <table:table-cell table:formula="of:=SUBSTITUTE([.A776];LEFT([.A776];(FIND(&quot;-&quot;;[.A776])));&quot;&quot;)" office:value-type="string" office:string-value=" Ariana Grande" calcext:value-type="string">
            <text:p><text:s/>Ariana Grande</text:p>
          </table:table-cell>
          <table:table-cell table:number-columns-repeated="4"/>
          <table:table-cell table:formula="of:=RANDBETWEEN(1;4)" office:value-type="float" office:value="1" calcext:value-type="float">
            <text:p>1</text:p>
          </table:table-cell>
          <table:table-cell table:formula="of:=&quot;('&quot;&amp;[.B776]&amp;&quot;',&quot;&amp;[.H776]&amp;&quot;,'default','default','&quot;&amp;[.C776]&amp;&quot;'),&quot;" office:value-type="string" office:string-value="('Test Drive ',1,'default','default',' Ariana Grande')," calcext:value-type="string">
            <text:p>('Test Drive ',1,'default','default',' Ariana Grande'),</text:p>
          </table:table-cell>
        </table:table-row>
        <table:table-row table:style-name="ro2">
          <table:table-cell office:value-type="string" calcext:value-type="string">
            <text:p><text:a xlink:href="https://www.songfacts.com/facts/paul-weller/testify" xlink:type="simple">Testify</text:a> - Paul Weller</text:p>
          </table:table-cell>
          <table:table-cell table:formula="of:=LEFT([.A777];(FIND(&quot;-&quot;;[.A777])-1))" office:value-type="string" office:string-value="Testify " calcext:value-type="string">
            <text:p>Testify </text:p>
          </table:table-cell>
          <table:table-cell table:formula="of:=SUBSTITUTE([.A777];LEFT([.A777];(FIND(&quot;-&quot;;[.A777])));&quot;&quot;)" office:value-type="string" office:string-value=" Paul Weller" calcext:value-type="string">
            <text:p><text:s/>Paul Weller</text:p>
          </table:table-cell>
          <table:table-cell table:number-columns-repeated="4"/>
          <table:table-cell table:formula="of:=RANDBETWEEN(1;4)" office:value-type="float" office:value="2" calcext:value-type="float">
            <text:p>2</text:p>
          </table:table-cell>
          <table:table-cell table:formula="of:=&quot;('&quot;&amp;[.B777]&amp;&quot;',&quot;&amp;[.H777]&amp;&quot;,'default','default','&quot;&amp;[.C777]&amp;&quot;'),&quot;" office:value-type="string" office:string-value="('Testify ',2,'default','default',' Paul Weller')," calcext:value-type="string">
            <text:p>('Testify ',2,'default','default',' Paul Weller'),</text:p>
          </table:table-cell>
        </table:table-row>
        <table:table-row table:style-name="ro2">
          <table:table-cell office:value-type="string" calcext:value-type="string">
            <text:p>Thats When - Taylor Swift</text:p>
          </table:table-cell>
          <table:table-cell table:formula="of:=LEFT([.A778];(FIND(&quot;-&quot;;[.A778])-1))" office:value-type="string" office:string-value="Thats When " calcext:value-type="string">
            <text:p>Thats When </text:p>
          </table:table-cell>
          <table:table-cell table:formula="of:=SUBSTITUTE([.A778];LEFT([.A778];(FIND(&quot;-&quot;;[.A778])));&quot;&quot;)" office:value-type="string" office:string-value=" Taylor Swift" calcext:value-type="string">
            <text:p><text:s/>Taylor Swift</text:p>
          </table:table-cell>
          <table:table-cell table:number-columns-repeated="4"/>
          <table:table-cell table:formula="of:=RANDBETWEEN(1;4)" office:value-type="float" office:value="1" calcext:value-type="float">
            <text:p>1</text:p>
          </table:table-cell>
          <table:table-cell table:formula="of:=&quot;('&quot;&amp;[.B778]&amp;&quot;',&quot;&amp;[.H778]&amp;&quot;,'default','default','&quot;&amp;[.C778]&amp;&quot;'),&quot;" office:value-type="string" office:string-value="('Thats When ',1,'default','default',' Taylor Swift')," calcext:value-type="string">
            <text:p>('Thats When ',1,'default','default',' Taylor Swift'),</text:p>
          </table:table-cell>
        </table:table-row>
        <table:table-row table:style-name="ro2">
          <table:table-cell office:value-type="string" calcext:value-type="string">
            <text:p><text:a xlink:href="https://www.songfacts.com/facts/lil-nas-x/thats-what-i-want" xlink:type="simple">Thats What I Want</text:a> - Lil Nas X</text:p>
          </table:table-cell>
          <table:table-cell table:formula="of:=LEFT([.A779];(FIND(&quot;-&quot;;[.A779])-1))" office:value-type="string" office:string-value="Thats What I Want " calcext:value-type="string">
            <text:p>Thats What I Want </text:p>
          </table:table-cell>
          <table:table-cell table:formula="of:=SUBSTITUTE([.A779];LEFT([.A779];(FIND(&quot;-&quot;;[.A779])));&quot;&quot;)" office:value-type="string" office:string-value=" Lil Nas X" calcext:value-type="string">
            <text:p><text:s/>Lil Nas X</text:p>
          </table:table-cell>
          <table:table-cell table:number-columns-repeated="4"/>
          <table:table-cell table:formula="of:=RANDBETWEEN(1;4)" office:value-type="float" office:value="3" calcext:value-type="float">
            <text:p>3</text:p>
          </table:table-cell>
          <table:table-cell table:formula="of:=&quot;('&quot;&amp;[.B779]&amp;&quot;',&quot;&amp;[.H779]&amp;&quot;,'default','default','&quot;&amp;[.C779]&amp;&quot;'),&quot;" office:value-type="string" office:string-value="('Thats What I Want ',3,'default','default',' Lil Nas X')," calcext:value-type="string">
            <text:p>('Thats What I Want ',3,'default','default',' Lil Nas X'),</text:p>
          </table:table-cell>
        </table:table-row>
        <table:table-row table:style-name="ro3">
          <table:table-cell office:value-type="string" calcext:value-type="string">
            <text:p><text:a xlink:href="https://www.songfacts.com/facts/gang-of-youths/the-angel-of-8th-ave" xlink:type="simple">The Angel of 8th Ave.</text:a> - Gang of Youths</text:p>
          </table:table-cell>
          <table:table-cell table:formula="of:=LEFT([.A780];(FIND(&quot;-&quot;;[.A780])-1))" office:value-type="string" office:string-value="The Angel of 8th Ave. " calcext:value-type="string">
            <text:p>The Angel of 8th Ave. </text:p>
          </table:table-cell>
          <table:table-cell table:formula="of:=SUBSTITUTE([.A780];LEFT([.A780];(FIND(&quot;-&quot;;[.A780])));&quot;&quot;)" office:value-type="string" office:string-value=" Gang of Youths" calcext:value-type="string">
            <text:p><text:s/>Gang of Youths</text:p>
          </table:table-cell>
          <table:table-cell table:number-columns-repeated="4"/>
          <table:table-cell table:formula="of:=RANDBETWEEN(1;4)" office:value-type="float" office:value="1" calcext:value-type="float">
            <text:p>1</text:p>
          </table:table-cell>
          <table:table-cell table:formula="of:=&quot;('&quot;&amp;[.B780]&amp;&quot;',&quot;&amp;[.H780]&amp;&quot;,'default','default','&quot;&amp;[.C780]&amp;&quot;'),&quot;" office:value-type="string" office:string-value="('The Angel of 8th Ave. ',1,'default','default',' Gang of Youths')," calcext:value-type="string">
            <text:p>('The Angel of 8th Ave. ',1,'default','default',' Gang of Youths'),</text:p>
          </table:table-cell>
        </table:table-row>
        <table:table-row table:style-name="ro3">
          <table:table-cell office:value-type="string" calcext:value-type="string">
            <text:p><text:a xlink:href="https://www.songfacts.com/facts/sananda-maitreya/the-ballad-of-rod-steiger" xlink:type="simple">The Ballad Of Rod Steiger</text:a> - Sananda Maitreya</text:p>
          </table:table-cell>
          <table:table-cell table:formula="of:=LEFT([.A781];(FIND(&quot;-&quot;;[.A781])-1))" office:value-type="string" office:string-value="The Ballad Of Rod Steiger " calcext:value-type="string">
            <text:p>The Ballad Of Rod Steiger </text:p>
          </table:table-cell>
          <table:table-cell table:formula="of:=SUBSTITUTE([.A781];LEFT([.A781];(FIND(&quot;-&quot;;[.A781])));&quot;&quot;)" office:value-type="string" office:string-value=" Sananda Maitreya" calcext:value-type="string">
            <text:p><text:s/>Sananda Maitreya</text:p>
          </table:table-cell>
          <table:table-cell table:number-columns-repeated="4"/>
          <table:table-cell table:formula="of:=RANDBETWEEN(1;4)" office:value-type="float" office:value="2" calcext:value-type="float">
            <text:p>2</text:p>
          </table:table-cell>
          <table:table-cell table:formula="of:=&quot;('&quot;&amp;[.B781]&amp;&quot;',&quot;&amp;[.H781]&amp;&quot;,'default','default','&quot;&amp;[.C781]&amp;&quot;'),&quot;" office:value-type="string" office:string-value="('The Ballad Of Rod Steiger ',2,'default','default',' Sananda Maitreya')," calcext:value-type="string">
            <text:p>('The Ballad Of Rod Steiger ',2,'default','default',' Sananda Maitreya'),</text:p>
          </table:table-cell>
        </table:table-row>
        <table:table-row table:style-name="ro2">
          <table:table-cell office:value-type="string" calcext:value-type="string">
            <text:p><text:a xlink:href="https://www.songfacts.com/facts/kings-of-leon/the-bandit" xlink:type="simple">The Bandit</text:a> - Kings of Leon</text:p>
          </table:table-cell>
          <table:table-cell table:formula="of:=LEFT([.A782];(FIND(&quot;-&quot;;[.A782])-1))" office:value-type="string" office:string-value="The Bandit " calcext:value-type="string">
            <text:p>The Bandit </text:p>
          </table:table-cell>
          <table:table-cell table:formula="of:=SUBSTITUTE([.A782];LEFT([.A782];(FIND(&quot;-&quot;;[.A782])));&quot;&quot;)" office:value-type="string" office:string-value=" Kings of Leon" calcext:value-type="string">
            <text:p><text:s/>Kings of Leon</text:p>
          </table:table-cell>
          <table:table-cell table:number-columns-repeated="4"/>
          <table:table-cell table:formula="of:=RANDBETWEEN(1;4)" office:value-type="float" office:value="2" calcext:value-type="float">
            <text:p>2</text:p>
          </table:table-cell>
          <table:table-cell table:formula="of:=&quot;('&quot;&amp;[.B782]&amp;&quot;',&quot;&amp;[.H782]&amp;&quot;,'default','default','&quot;&amp;[.C782]&amp;&quot;'),&quot;" office:value-type="string" office:string-value="('The Bandit ',2,'default','default',' Kings of Leon')," calcext:value-type="string">
            <text:p>('The Bandit ',2,'default','default',' Kings of Leon'),</text:p>
          </table:table-cell>
        </table:table-row>
        <table:table-row table:style-name="ro2">
          <table:table-cell office:value-type="string" calcext:value-type="string">
            <text:p><text:a xlink:href="https://www.songfacts.com/facts/idles/the-beachland-ballroom" xlink:type="simple">The Beachland Ballroom</text:a> - Idles</text:p>
          </table:table-cell>
          <table:table-cell table:formula="of:=LEFT([.A783];(FIND(&quot;-&quot;;[.A783])-1))" office:value-type="string" office:string-value="The Beachland Ballroom " calcext:value-type="string">
            <text:p>The Beachland Ballroom </text:p>
          </table:table-cell>
          <table:table-cell table:formula="of:=SUBSTITUTE([.A783];LEFT([.A783];(FIND(&quot;-&quot;;[.A783])));&quot;&quot;)" office:value-type="string" office:string-value=" Idles" calcext:value-type="string">
            <text:p><text:s/>Idles</text:p>
          </table:table-cell>
          <table:table-cell table:number-columns-repeated="4"/>
          <table:table-cell table:formula="of:=RANDBETWEEN(1;4)" office:value-type="float" office:value="2" calcext:value-type="float">
            <text:p>2</text:p>
          </table:table-cell>
          <table:table-cell table:formula="of:=&quot;('&quot;&amp;[.B783]&amp;&quot;',&quot;&amp;[.H783]&amp;&quot;,'default','default','&quot;&amp;[.C783]&amp;&quot;'),&quot;" office:value-type="string" office:string-value="('The Beachland Ballroom ',2,'default','default',' Idles')," calcext:value-type="string">
            <text:p>('The Beachland Ballroom ',2,'default','default',' Idles'),</text:p>
          </table:table-cell>
        </table:table-row>
        <table:table-row table:style-name="ro2">
          <table:table-cell office:value-type="string" calcext:value-type="string">
            <text:p><text:a xlink:href="https://www.songfacts.com/facts/slipknot/the-chapeltown-rag" xlink:type="simple">The Chapeltown Rag</text:a> - Slipknot</text:p>
          </table:table-cell>
          <table:table-cell table:formula="of:=LEFT([.A784];(FIND(&quot;-&quot;;[.A784])-1))" office:value-type="string" office:string-value="The Chapeltown Rag " calcext:value-type="string">
            <text:p>The Chapeltown Rag </text:p>
          </table:table-cell>
          <table:table-cell table:formula="of:=SUBSTITUTE([.A784];LEFT([.A784];(FIND(&quot;-&quot;;[.A784])));&quot;&quot;)" office:value-type="string" office:string-value=" Slipknot" calcext:value-type="string">
            <text:p><text:s/>Slipknot</text:p>
          </table:table-cell>
          <table:table-cell table:number-columns-repeated="4"/>
          <table:table-cell table:formula="of:=RANDBETWEEN(1;4)" office:value-type="float" office:value="1" calcext:value-type="float">
            <text:p>1</text:p>
          </table:table-cell>
          <table:table-cell table:formula="of:=&quot;('&quot;&amp;[.B784]&amp;&quot;',&quot;&amp;[.H784]&amp;&quot;,'default','default','&quot;&amp;[.C784]&amp;&quot;'),&quot;" office:value-type="string" office:string-value="('The Chapeltown Rag ',1,'default','default',' Slipknot')," calcext:value-type="string">
            <text:p>('The Chapeltown Rag ',1,'default','default',' Slipknot'),</text:p>
          </table:table-cell>
        </table:table-row>
        <table:table-row table:style-name="ro2">
          <table:table-cell office:value-type="string" calcext:value-type="string">
            <text:p><text:a xlink:href="https://www.songfacts.com/facts/garbage/the-creeps" xlink:type="simple">The Creeps</text:a> - Garbage</text:p>
          </table:table-cell>
          <table:table-cell table:formula="of:=LEFT([.A785];(FIND(&quot;-&quot;;[.A785])-1))" office:value-type="string" office:string-value="The Creeps " calcext:value-type="string">
            <text:p>The Creeps </text:p>
          </table:table-cell>
          <table:table-cell table:formula="of:=SUBSTITUTE([.A785];LEFT([.A785];(FIND(&quot;-&quot;;[.A785])));&quot;&quot;)" office:value-type="string" office:string-value=" Garbage" calcext:value-type="string">
            <text:p><text:s/>Garbage</text:p>
          </table:table-cell>
          <table:table-cell table:number-columns-repeated="4"/>
          <table:table-cell table:formula="of:=RANDBETWEEN(1;4)" office:value-type="float" office:value="4" calcext:value-type="float">
            <text:p>4</text:p>
          </table:table-cell>
          <table:table-cell table:formula="of:=&quot;('&quot;&amp;[.B785]&amp;&quot;',&quot;&amp;[.H785]&amp;&quot;,'default','default','&quot;&amp;[.C785]&amp;&quot;'),&quot;" office:value-type="string" office:string-value="('The Creeps ',4,'default','default',' Garbage')," calcext:value-type="string">
            <text:p>('The Creeps ',4,'default','default',' Garbage'),</text:p>
          </table:table-cell>
        </table:table-row>
        <table:table-row table:style-name="ro5">
          <table:table-cell office:value-type="string" calcext:value-type="string">
            <text:p><text:a xlink:href="https://www.songfacts.com/facts/the-chemical-brothers/the-darkness-that-you-fear" xlink:type="simple">The Darkness That You Fear</text:a> - The Chemical Brothers</text:p>
          </table:table-cell>
          <table:table-cell table:formula="of:=LEFT([.A786];(FIND(&quot;-&quot;;[.A786])-1))" office:value-type="string" office:string-value="The Darkness That You Fear " calcext:value-type="string">
            <text:p>The Darkness That You Fear </text:p>
          </table:table-cell>
          <table:table-cell table:formula="of:=SUBSTITUTE([.A786];LEFT([.A786];(FIND(&quot;-&quot;;[.A786])));&quot;&quot;)" office:value-type="string" office:string-value=" The Chemical Brothers" calcext:value-type="string">
            <text:p><text:s/>The Chemical Brothers</text:p>
          </table:table-cell>
          <table:table-cell table:number-columns-repeated="4"/>
          <table:table-cell table:formula="of:=RANDBETWEEN(1;4)" office:value-type="float" office:value="4" calcext:value-type="float">
            <text:p>4</text:p>
          </table:table-cell>
          <table:table-cell table:formula="of:=&quot;('&quot;&amp;[.B786]&amp;&quot;',&quot;&amp;[.H786]&amp;&quot;,'default','default','&quot;&amp;[.C786]&amp;&quot;'),&quot;" office:value-type="string" office:string-value="('The Darkness That You Fear ',4,'default','default',' The Chemical Brothers')," calcext:value-type="string">
            <text:p>('The Darkness That You Fear ',4,'default','default',' The Chemical Brothers'),</text:p>
          </table:table-cell>
        </table:table-row>
        <table:table-row table:style-name="ro3">
          <table:table-cell office:value-type="string" calcext:value-type="string">
            <text:p><text:a xlink:href="https://www.songfacts.com/facts/stephanie-beatriz/the-family-madrigal" xlink:type="simple">The Family Madrigal</text:a> - Stephanie Beatriz</text:p>
          </table:table-cell>
          <table:table-cell table:formula="of:=LEFT([.A787];(FIND(&quot;-&quot;;[.A787])-1))" office:value-type="string" office:string-value="The Family Madrigal " calcext:value-type="string">
            <text:p>The Family Madrigal </text:p>
          </table:table-cell>
          <table:table-cell table:formula="of:=SUBSTITUTE([.A787];LEFT([.A787];(FIND(&quot;-&quot;;[.A787])));&quot;&quot;)" office:value-type="string" office:string-value=" Stephanie Beatriz" calcext:value-type="string">
            <text:p><text:s/>Stephanie Beatriz</text:p>
          </table:table-cell>
          <table:table-cell table:number-columns-repeated="4"/>
          <table:table-cell table:formula="of:=RANDBETWEEN(1;4)" office:value-type="float" office:value="1" calcext:value-type="float">
            <text:p>1</text:p>
          </table:table-cell>
          <table:table-cell table:formula="of:=&quot;('&quot;&amp;[.B787]&amp;&quot;',&quot;&amp;[.H787]&amp;&quot;,'default','default','&quot;&amp;[.C787]&amp;&quot;'),&quot;" office:value-type="string" office:string-value="('The Family Madrigal ',1,'default','default',' Stephanie Beatriz')," calcext:value-type="string">
            <text:p>('The Family Madrigal ',1,'default','default',' Stephanie Beatriz'),</text:p>
          </table:table-cell>
        </table:table-row>
        <table:table-row table:style-name="ro2">
          <table:table-cell office:value-type="string" calcext:value-type="string">
            <text:p><text:a xlink:href="https://www.songfacts.com/facts/twice/the-feels" xlink:type="simple">The Feels</text:a> - Twice</text:p>
          </table:table-cell>
          <table:table-cell table:formula="of:=LEFT([.A788];(FIND(&quot;-&quot;;[.A788])-1))" office:value-type="string" office:string-value="The Feels " calcext:value-type="string">
            <text:p>The Feels </text:p>
          </table:table-cell>
          <table:table-cell table:formula="of:=SUBSTITUTE([.A788];LEFT([.A788];(FIND(&quot;-&quot;;[.A788])));&quot;&quot;)" office:value-type="string" office:string-value=" Twice" calcext:value-type="string">
            <text:p><text:s/>Twice</text:p>
          </table:table-cell>
          <table:table-cell table:number-columns-repeated="4"/>
          <table:table-cell table:formula="of:=RANDBETWEEN(1;4)" office:value-type="float" office:value="3" calcext:value-type="float">
            <text:p>3</text:p>
          </table:table-cell>
          <table:table-cell table:formula="of:=&quot;('&quot;&amp;[.B788]&amp;&quot;',&quot;&amp;[.H788]&amp;&quot;,'default','default','&quot;&amp;[.C788]&amp;&quot;'),&quot;" office:value-type="string" office:string-value="('The Feels ',3,'default','default',' Twice')," calcext:value-type="string">
            <text:p>('The Feels ',3,'default','default',' Twice'),</text:p>
          </table:table-cell>
        </table:table-row>
        <table:table-row table:style-name="ro5">
          <table:table-cell office:value-type="string" calcext:value-type="string">
            <text:p><text:a xlink:href="https://www.songfacts.com/facts/nathaniel-rateliff-the-night-sweats/the-future" xlink:type="simple">The Future</text:a> - Nathaniel Rateliff &amp; the Night Sweats</text:p>
          </table:table-cell>
          <table:table-cell table:formula="of:=LEFT([.A789];(FIND(&quot;-&quot;;[.A789])-1))" office:value-type="string" office:string-value="The Future " calcext:value-type="string">
            <text:p>The Future </text:p>
          </table:table-cell>
          <table:table-cell table:formula="of:=SUBSTITUTE([.A789];LEFT([.A789];(FIND(&quot;-&quot;;[.A789])));&quot;&quot;)" office:value-type="string" office:string-value=" Nathaniel Rateliff &amp; the Night Sweats" calcext:value-type="string">
            <text:p><text:s/>Nathaniel Rateliff &amp; the Night Sweats</text:p>
          </table:table-cell>
          <table:table-cell table:number-columns-repeated="4"/>
          <table:table-cell table:formula="of:=RANDBETWEEN(1;4)" office:value-type="float" office:value="3" calcext:value-type="float">
            <text:p>3</text:p>
          </table:table-cell>
          <table:table-cell table:formula="of:=&quot;('&quot;&amp;[.B789]&amp;&quot;',&quot;&amp;[.H789]&amp;&quot;,'default','default','&quot;&amp;[.C789]&amp;&quot;'),&quot;" office:value-type="string" office:string-value="('The Future ',3,'default','default',' Nathaniel Rateliff &amp; the Night Sweats')," calcext:value-type="string">
            <text:p>('The Future ',3,'default','default',' Nathaniel Rateliff &amp; the Night Sweats'),</text:p>
          </table:table-cell>
        </table:table-row>
        <table:table-row table:style-name="ro2">
          <table:table-cell office:value-type="string" calcext:value-type="string">
            <text:p><text:a xlink:href="https://www.songfacts.com/facts/frank-turner/the-gathering" xlink:type="simple">The Gathering</text:a> - Frank Turner</text:p>
          </table:table-cell>
          <table:table-cell table:formula="of:=LEFT([.A790];(FIND(&quot;-&quot;;[.A790])-1))" office:value-type="string" office:string-value="The Gathering " calcext:value-type="string">
            <text:p>The Gathering </text:p>
          </table:table-cell>
          <table:table-cell table:formula="of:=SUBSTITUTE([.A790];LEFT([.A790];(FIND(&quot;-&quot;;[.A790])));&quot;&quot;)" office:value-type="string" office:string-value=" Frank Turner" calcext:value-type="string">
            <text:p><text:s/>Frank Turner</text:p>
          </table:table-cell>
          <table:table-cell table:number-columns-repeated="4"/>
          <table:table-cell table:formula="of:=RANDBETWEEN(1;4)" office:value-type="float" office:value="3" calcext:value-type="float">
            <text:p>3</text:p>
          </table:table-cell>
          <table:table-cell table:formula="of:=&quot;('&quot;&amp;[.B790]&amp;&quot;',&quot;&amp;[.H790]&amp;&quot;,'default','default','&quot;&amp;[.C790]&amp;&quot;'),&quot;" office:value-type="string" office:string-value="('The Gathering ',3,'default','default',' Frank Turner')," calcext:value-type="string">
            <text:p>('The Gathering ',3,'default','default',' Frank Turner'),</text:p>
          </table:table-cell>
        </table:table-row>
        <table:table-row table:style-name="ro2">
          <table:table-cell office:value-type="string" calcext:value-type="string">
            <text:p><text:a xlink:href="https://www.songfacts.com/facts/luke-combs/the-great-divide" xlink:type="simple">The Great Divide</text:a> - Luke Combs</text:p>
          </table:table-cell>
          <table:table-cell table:formula="of:=LEFT([.A791];(FIND(&quot;-&quot;;[.A791])-1))" office:value-type="string" office:string-value="The Great Divide " calcext:value-type="string">
            <text:p>The Great Divide </text:p>
          </table:table-cell>
          <table:table-cell table:formula="of:=SUBSTITUTE([.A791];LEFT([.A791];(FIND(&quot;-&quot;;[.A791])));&quot;&quot;)" office:value-type="string" office:string-value=" Luke Combs" calcext:value-type="string">
            <text:p><text:s/>Luke Combs</text:p>
          </table:table-cell>
          <table:table-cell table:number-columns-repeated="4"/>
          <table:table-cell table:formula="of:=RANDBETWEEN(1;4)" office:value-type="float" office:value="4" calcext:value-type="float">
            <text:p>4</text:p>
          </table:table-cell>
          <table:table-cell table:formula="of:=&quot;('&quot;&amp;[.B791]&amp;&quot;',&quot;&amp;[.H791]&amp;&quot;,'default','default','&quot;&amp;[.C791]&amp;&quot;'),&quot;" office:value-type="string" office:string-value="('The Great Divide ',4,'default','default',' Luke Combs')," calcext:value-type="string">
            <text:p>('The Great Divide ',4,'default','default',' Luke Combs'),</text:p>
          </table:table-cell>
        </table:table-row>
        <table:table-row table:style-name="ro3">
          <table:table-cell office:value-type="string" calcext:value-type="string">
            <text:p><text:a xlink:href="https://www.songfacts.com/facts/myles-kennedy/the-ides-of-march" xlink:type="simple">The Ides Of March</text:a> - Myles Kennedy</text:p>
          </table:table-cell>
          <table:table-cell table:formula="of:=LEFT([.A792];(FIND(&quot;-&quot;;[.A792])-1))" office:value-type="string" office:string-value="The Ides Of March " calcext:value-type="string">
            <text:p>The Ides Of March </text:p>
          </table:table-cell>
          <table:table-cell table:formula="of:=SUBSTITUTE([.A792];LEFT([.A792];(FIND(&quot;-&quot;;[.A792])));&quot;&quot;)" office:value-type="string" office:string-value=" Myles Kennedy" calcext:value-type="string">
            <text:p><text:s/>Myles Kennedy</text:p>
          </table:table-cell>
          <table:table-cell table:number-columns-repeated="4"/>
          <table:table-cell table:formula="of:=RANDBETWEEN(1;4)" office:value-type="float" office:value="1" calcext:value-type="float">
            <text:p>1</text:p>
          </table:table-cell>
          <table:table-cell table:formula="of:=&quot;('&quot;&amp;[.B792]&amp;&quot;',&quot;&amp;[.H792]&amp;&quot;,'default','default','&quot;&amp;[.C792]&amp;&quot;'),&quot;" office:value-type="string" office:string-value="('The Ides Of March ',1,'default','default',' Myles Kennedy')," calcext:value-type="string">
            <text:p>('The Ides Of March ',1,'default','default',' Myles Kennedy'),</text:p>
          </table:table-cell>
        </table:table-row>
        <table:table-row table:style-name="ro2">
          <table:table-cell office:value-type="string" calcext:value-type="string">
            <text:p><text:a xlink:href="https://www.songfacts.com/facts/ed-sheeran/the-joker-and-the-queen" xlink:type="simple">The Joker And The Queen</text:a> - Ed Sheeran</text:p>
          </table:table-cell>
          <table:table-cell table:formula="of:=LEFT([.A793];(FIND(&quot;-&quot;;[.A793])-1))" office:value-type="string" office:string-value="The Joker And The Queen " calcext:value-type="string">
            <text:p>The Joker And The Queen </text:p>
          </table:table-cell>
          <table:table-cell table:formula="of:=SUBSTITUTE([.A793];LEFT([.A793];(FIND(&quot;-&quot;;[.A793])));&quot;&quot;)" office:value-type="string" office:string-value=" Ed Sheeran" calcext:value-type="string">
            <text:p><text:s/>Ed Sheeran</text:p>
          </table:table-cell>
          <table:table-cell table:number-columns-repeated="4"/>
          <table:table-cell table:formula="of:=RANDBETWEEN(1;4)" office:value-type="float" office:value="4" calcext:value-type="float">
            <text:p>4</text:p>
          </table:table-cell>
          <table:table-cell table:formula="of:=&quot;('&quot;&amp;[.B793]&amp;&quot;',&quot;&amp;[.H793]&amp;&quot;,'default','default','&quot;&amp;[.C793]&amp;&quot;'),&quot;" office:value-type="string" office:string-value="('The Joker And The Queen ',4,'default','default',' Ed Sheeran')," calcext:value-type="string">
            <text:p>('The Joker And The Queen ',4,'default','default',' Ed Sheeran'),</text:p>
          </table:table-cell>
        </table:table-row>
        <table:table-row table:style-name="ro2">
          <table:table-cell office:value-type="string" calcext:value-type="string">
            <text:p><text:a xlink:href="https://www.songfacts.com/facts/willie-nile/the-justice-bell" xlink:type="simple">The Justice Bell</text:a> - Willie Nile</text:p>
          </table:table-cell>
          <table:table-cell table:formula="of:=LEFT([.A794];(FIND(&quot;-&quot;;[.A794])-1))" office:value-type="string" office:string-value="The Justice Bell " calcext:value-type="string">
            <text:p>The Justice Bell </text:p>
          </table:table-cell>
          <table:table-cell table:formula="of:=SUBSTITUTE([.A794];LEFT([.A794];(FIND(&quot;-&quot;;[.A794])));&quot;&quot;)" office:value-type="string" office:string-value=" Willie Nile" calcext:value-type="string">
            <text:p><text:s/>Willie Nile</text:p>
          </table:table-cell>
          <table:table-cell table:number-columns-repeated="4"/>
          <table:table-cell table:formula="of:=RANDBETWEEN(1;4)" office:value-type="float" office:value="3" calcext:value-type="float">
            <text:p>3</text:p>
          </table:table-cell>
          <table:table-cell table:formula="of:=&quot;('&quot;&amp;[.B794]&amp;&quot;',&quot;&amp;[.H794]&amp;&quot;,'default','default','&quot;&amp;[.C794]&amp;&quot;'),&quot;" office:value-type="string" office:string-value="('The Justice Bell ',3,'default','default',' Willie Nile')," calcext:value-type="string">
            <text:p>('The Justice Bell ',3,'default','default',' Willie Nile'),</text:p>
          </table:table-cell>
        </table:table-row>
        <table:table-row table:style-name="ro2">
          <table:table-cell office:value-type="string" calcext:value-type="string">
            <text:p><text:a xlink:href="https://www.songfacts.com/facts/lambchop/the-last-benedict" xlink:type="simple">The Last Benedict</text:a> - Lambchop</text:p>
          </table:table-cell>
          <table:table-cell table:formula="of:=LEFT([.A795];(FIND(&quot;-&quot;;[.A795])-1))" office:value-type="string" office:string-value="The Last Benedict " calcext:value-type="string">
            <text:p>The Last Benedict </text:p>
          </table:table-cell>
          <table:table-cell table:formula="of:=SUBSTITUTE([.A795];LEFT([.A795];(FIND(&quot;-&quot;;[.A795])));&quot;&quot;)" office:value-type="string" office:string-value=" Lambchop" calcext:value-type="string">
            <text:p><text:s/>Lambchop</text:p>
          </table:table-cell>
          <table:table-cell table:number-columns-repeated="4"/>
          <table:table-cell table:formula="of:=RANDBETWEEN(1;4)" office:value-type="float" office:value="1" calcext:value-type="float">
            <text:p>1</text:p>
          </table:table-cell>
          <table:table-cell table:formula="of:=&quot;('&quot;&amp;[.B795]&amp;&quot;',&quot;&amp;[.H795]&amp;&quot;,'default','default','&quot;&amp;[.C795]&amp;&quot;'),&quot;" office:value-type="string" office:string-value="('The Last Benedict ',1,'default','default',' Lambchop')," calcext:value-type="string">
            <text:p>('The Last Benedict ',1,'default','default',' Lambchop'),</text:p>
          </table:table-cell>
        </table:table-row>
        <table:table-row table:style-name="ro2">
          <table:table-cell office:value-type="string" calcext:value-type="string">
            <text:p><text:a xlink:href="https://www.songfacts.com/facts/wolf-alice/the-last-man-on-earth" xlink:type="simple">The Last Man On Earth</text:a> - Wolf Alice</text:p>
          </table:table-cell>
          <table:table-cell table:formula="of:=LEFT([.A796];(FIND(&quot;-&quot;;[.A796])-1))" office:value-type="string" office:string-value="The Last Man On Earth " calcext:value-type="string">
            <text:p>The Last Man On Earth </text:p>
          </table:table-cell>
          <table:table-cell table:formula="of:=SUBSTITUTE([.A796];LEFT([.A796];(FIND(&quot;-&quot;;[.A796])));&quot;&quot;)" office:value-type="string" office:string-value=" Wolf Alice" calcext:value-type="string">
            <text:p><text:s/>Wolf Alice</text:p>
          </table:table-cell>
          <table:table-cell table:number-columns-repeated="4"/>
          <table:table-cell table:formula="of:=RANDBETWEEN(1;4)" office:value-type="float" office:value="2" calcext:value-type="float">
            <text:p>2</text:p>
          </table:table-cell>
          <table:table-cell table:formula="of:=&quot;('&quot;&amp;[.B796]&amp;&quot;',&quot;&amp;[.H796]&amp;&quot;,'default','default','&quot;&amp;[.C796]&amp;&quot;'),&quot;" office:value-type="string" office:string-value="('The Last Man On Earth ',2,'default','default',' Wolf Alice')," calcext:value-type="string">
            <text:p>('The Last Man On Earth ',2,'default','default',' Wolf Alice'),</text:p>
          </table:table-cell>
        </table:table-row>
        <table:table-row table:style-name="ro2">
          <table:table-cell office:value-type="string" calcext:value-type="string">
            <text:p><text:a xlink:href="https://www.songfacts.com/facts/linda-perry/the-letter" xlink:type="simple">The Letter</text:a> - Linda Perry</text:p>
          </table:table-cell>
          <table:table-cell table:formula="of:=LEFT([.A797];(FIND(&quot;-&quot;;[.A797])-1))" office:value-type="string" office:string-value="The Letter " calcext:value-type="string">
            <text:p>The Letter </text:p>
          </table:table-cell>
          <table:table-cell table:formula="of:=SUBSTITUTE([.A797];LEFT([.A797];(FIND(&quot;-&quot;;[.A797])));&quot;&quot;)" office:value-type="string" office:string-value=" Linda Perry" calcext:value-type="string">
            <text:p><text:s/>Linda Perry</text:p>
          </table:table-cell>
          <table:table-cell table:number-columns-repeated="4"/>
          <table:table-cell table:formula="of:=RANDBETWEEN(1;4)" office:value-type="float" office:value="4" calcext:value-type="float">
            <text:p>4</text:p>
          </table:table-cell>
          <table:table-cell table:formula="of:=&quot;('&quot;&amp;[.B797]&amp;&quot;',&quot;&amp;[.H797]&amp;&quot;,'default','default','&quot;&amp;[.C797]&amp;&quot;'),&quot;" office:value-type="string" office:string-value="('The Letter ',4,'default','default',' Linda Perry')," calcext:value-type="string">
            <text:p>('The Letter ',4,'default','default',' Linda Perry'),</text:p>
          </table:table-cell>
        </table:table-row>
        <table:table-row table:style-name="ro2">
          <table:table-cell office:value-type="string" calcext:value-type="string">
            <text:p>The Medicine Man - Keb Mo</text:p>
          </table:table-cell>
          <table:table-cell table:formula="of:=LEFT([.A798];(FIND(&quot;-&quot;;[.A798])-1))" office:value-type="string" office:string-value="The Medicine Man " calcext:value-type="string">
            <text:p>The Medicine Man </text:p>
          </table:table-cell>
          <table:table-cell table:formula="of:=SUBSTITUTE([.A798];LEFT([.A798];(FIND(&quot;-&quot;;[.A798])));&quot;&quot;)" office:value-type="string" office:string-value=" Keb Mo" calcext:value-type="string">
            <text:p><text:s/>Keb Mo</text:p>
          </table:table-cell>
          <table:table-cell table:number-columns-repeated="4"/>
          <table:table-cell table:formula="of:=RANDBETWEEN(1;4)" office:value-type="float" office:value="3" calcext:value-type="float">
            <text:p>3</text:p>
          </table:table-cell>
          <table:table-cell table:formula="of:=&quot;('&quot;&amp;[.B798]&amp;&quot;',&quot;&amp;[.H798]&amp;&quot;,'default','default','&quot;&amp;[.C798]&amp;&quot;'),&quot;" office:value-type="string" office:string-value="('The Medicine Man ',3,'default','default',' Keb Mo')," calcext:value-type="string">
            <text:p>('The Medicine Man ',3,'default','default',' Keb Mo'),</text:p>
          </table:table-cell>
        </table:table-row>
        <table:table-row table:style-name="ro2">
          <table:table-cell office:value-type="string" calcext:value-type="string">
            <text:p><text:a xlink:href="https://www.songfacts.com/facts/st-vincent/the-melting-of-the-sun" xlink:type="simple">The Melting Of The Sun</text:a> - St. Vincent</text:p>
          </table:table-cell>
          <table:table-cell table:formula="of:=LEFT([.A799];(FIND(&quot;-&quot;;[.A799])-1))" office:value-type="string" office:string-value="The Melting Of The Sun " calcext:value-type="string">
            <text:p>The Melting Of The Sun </text:p>
          </table:table-cell>
          <table:table-cell table:formula="of:=SUBSTITUTE([.A799];LEFT([.A799];(FIND(&quot;-&quot;;[.A799])));&quot;&quot;)" office:value-type="string" office:string-value=" St. Vincent" calcext:value-type="string">
            <text:p><text:s/>St. Vincent</text:p>
          </table:table-cell>
          <table:table-cell table:number-columns-repeated="4"/>
          <table:table-cell table:formula="of:=RANDBETWEEN(1;4)" office:value-type="float" office:value="4" calcext:value-type="float">
            <text:p>4</text:p>
          </table:table-cell>
          <table:table-cell table:formula="of:=&quot;('&quot;&amp;[.B799]&amp;&quot;',&quot;&amp;[.H799]&amp;&quot;,'default','default','&quot;&amp;[.C799]&amp;&quot;'),&quot;" office:value-type="string" office:string-value="('The Melting Of The Sun ',4,'default','default',' St. Vincent')," calcext:value-type="string">
            <text:p>('The Melting Of The Sun ',4,'default','default',' St. Vincent'),</text:p>
          </table:table-cell>
        </table:table-row>
        <table:table-row table:style-name="ro2">
          <table:table-cell office:value-type="string" calcext:value-type="string">
            <text:p><text:a xlink:href="https://www.songfacts.com/facts/garbage/the-men-who-rule-the-world" xlink:type="simple">The Men Who Rule The World</text:a> - Garbage</text:p>
          </table:table-cell>
          <table:table-cell table:formula="of:=LEFT([.A800];(FIND(&quot;-&quot;;[.A800])-1))" office:value-type="string" office:string-value="The Men Who Rule The World " calcext:value-type="string">
            <text:p>The Men Who Rule The World </text:p>
          </table:table-cell>
          <table:table-cell table:formula="of:=SUBSTITUTE([.A800];LEFT([.A800];(FIND(&quot;-&quot;;[.A800])));&quot;&quot;)" office:value-type="string" office:string-value=" Garbage" calcext:value-type="string">
            <text:p><text:s/>Garbage</text:p>
          </table:table-cell>
          <table:table-cell table:number-columns-repeated="4"/>
          <table:table-cell table:formula="of:=RANDBETWEEN(1;4)" office:value-type="float" office:value="4" calcext:value-type="float">
            <text:p>4</text:p>
          </table:table-cell>
          <table:table-cell table:formula="of:=&quot;('&quot;&amp;[.B800]&amp;&quot;',&quot;&amp;[.H800]&amp;&quot;,'default','default','&quot;&amp;[.C800]&amp;&quot;'),&quot;" office:value-type="string" office:string-value="('The Men Who Rule The World ',4,'default','default',' Garbage')," calcext:value-type="string">
            <text:p>('The Men Who Rule The World ',4,'default','default',' Garbage'),</text:p>
          </table:table-cell>
        </table:table-row>
        <table:table-row table:style-name="ro2">
          <table:table-cell office:value-type="string" calcext:value-type="string">
            <text:p><text:a xlink:href="https://www.songfacts.com/facts/tiesto/the-motto" xlink:type="simple">The Motto</text:a> - Tiesto</text:p>
          </table:table-cell>
          <table:table-cell table:formula="of:=LEFT([.A801];(FIND(&quot;-&quot;;[.A801])-1))" office:value-type="string" office:string-value="The Motto " calcext:value-type="string">
            <text:p>The Motto </text:p>
          </table:table-cell>
          <table:table-cell table:formula="of:=SUBSTITUTE([.A801];LEFT([.A801];(FIND(&quot;-&quot;;[.A801])));&quot;&quot;)" office:value-type="string" office:string-value=" Tiesto" calcext:value-type="string">
            <text:p><text:s/>Tiesto</text:p>
          </table:table-cell>
          <table:table-cell table:number-columns-repeated="4"/>
          <table:table-cell table:formula="of:=RANDBETWEEN(1;4)" office:value-type="float" office:value="4" calcext:value-type="float">
            <text:p>4</text:p>
          </table:table-cell>
          <table:table-cell table:formula="of:=&quot;('&quot;&amp;[.B801]&amp;&quot;',&quot;&amp;[.H801]&amp;&quot;,'default','default','&quot;&amp;[.C801]&amp;&quot;'),&quot;" office:value-type="string" office:string-value="('The Motto ',4,'default','default',' Tiesto')," calcext:value-type="string">
            <text:p>('The Motto ',4,'default','default',' Tiesto'),</text:p>
          </table:table-cell>
        </table:table-row>
        <table:table-row table:style-name="ro2">
          <table:table-cell office:value-type="string" calcext:value-type="string">
            <text:p><text:a xlink:href="https://www.songfacts.com/facts/rise-against/the-numbers" xlink:type="simple">The Numbers</text:a> - Rise Against</text:p>
          </table:table-cell>
          <table:table-cell table:formula="of:=LEFT([.A802];(FIND(&quot;-&quot;;[.A802])-1))" office:value-type="string" office:string-value="The Numbers " calcext:value-type="string">
            <text:p>The Numbers </text:p>
          </table:table-cell>
          <table:table-cell table:formula="of:=SUBSTITUTE([.A802];LEFT([.A802];(FIND(&quot;-&quot;;[.A802])));&quot;&quot;)" office:value-type="string" office:string-value=" Rise Against" calcext:value-type="string">
            <text:p><text:s/>Rise Against</text:p>
          </table:table-cell>
          <table:table-cell table:number-columns-repeated="4"/>
          <table:table-cell table:formula="of:=RANDBETWEEN(1;4)" office:value-type="float" office:value="1" calcext:value-type="float">
            <text:p>1</text:p>
          </table:table-cell>
          <table:table-cell table:formula="of:=&quot;('&quot;&amp;[.B802]&amp;&quot;',&quot;&amp;[.H802]&amp;&quot;,'default','default','&quot;&amp;[.C802]&amp;&quot;'),&quot;" office:value-type="string" office:string-value="('The Numbers ',1,'default','default',' Rise Against')," calcext:value-type="string">
            <text:p>('The Numbers ',1,'default','default',' Rise Against'),</text:p>
          </table:table-cell>
        </table:table-row>
        <table:table-row table:style-name="ro2">
          <table:table-cell office:value-type="string" calcext:value-type="string">
            <text:p><text:a xlink:href="https://www.songfacts.com/facts/mitski/the-only-heartbreaker" xlink:type="simple">The Only Heartbreaker</text:a> - Mitski</text:p>
          </table:table-cell>
          <table:table-cell table:formula="of:=LEFT([.A803];(FIND(&quot;-&quot;;[.A803])-1))" office:value-type="string" office:string-value="The Only Heartbreaker " calcext:value-type="string">
            <text:p>The Only Heartbreaker </text:p>
          </table:table-cell>
          <table:table-cell table:formula="of:=SUBSTITUTE([.A803];LEFT([.A803];(FIND(&quot;-&quot;;[.A803])));&quot;&quot;)" office:value-type="string" office:string-value=" Mitski" calcext:value-type="string">
            <text:p><text:s/>Mitski</text:p>
          </table:table-cell>
          <table:table-cell table:number-columns-repeated="4"/>
          <table:table-cell table:formula="of:=RANDBETWEEN(1;4)" office:value-type="float" office:value="2" calcext:value-type="float">
            <text:p>2</text:p>
          </table:table-cell>
          <table:table-cell table:formula="of:=&quot;('&quot;&amp;[.B803]&amp;&quot;',&quot;&amp;[.H803]&amp;&quot;,'default','default','&quot;&amp;[.C803]&amp;&quot;'),&quot;" office:value-type="string" office:string-value="('The Only Heartbreaker ',2,'default','default',' Mitski')," calcext:value-type="string">
            <text:p>('The Only Heartbreaker ',2,'default','default',' Mitski'),</text:p>
          </table:table-cell>
        </table:table-row>
        <table:table-row table:style-name="ro3">
          <table:table-cell office:value-type="string" calcext:value-type="string">
            <text:p><text:a xlink:href="https://www.songfacts.com/facts/the-offspring/the-opioid-diaries" xlink:type="simple">The Opioid Diaries</text:a> - The Offspring</text:p>
          </table:table-cell>
          <table:table-cell table:formula="of:=LEFT([.A804];(FIND(&quot;-&quot;;[.A804])-1))" office:value-type="string" office:string-value="The Opioid Diaries " calcext:value-type="string">
            <text:p>The Opioid Diaries </text:p>
          </table:table-cell>
          <table:table-cell table:formula="of:=SUBSTITUTE([.A804];LEFT([.A804];(FIND(&quot;-&quot;;[.A804])));&quot;&quot;)" office:value-type="string" office:string-value=" The Offspring" calcext:value-type="string">
            <text:p><text:s/>The Offspring</text:p>
          </table:table-cell>
          <table:table-cell table:number-columns-repeated="4"/>
          <table:table-cell table:formula="of:=RANDBETWEEN(1;4)" office:value-type="float" office:value="1" calcext:value-type="float">
            <text:p>1</text:p>
          </table:table-cell>
          <table:table-cell table:formula="of:=&quot;('&quot;&amp;[.B804]&amp;&quot;',&quot;&amp;[.H804]&amp;&quot;,'default','default','&quot;&amp;[.C804]&amp;&quot;'),&quot;" office:value-type="string" office:string-value="('The Opioid Diaries ',1,'default','default',' The Offspring')," calcext:value-type="string">
            <text:p>('The Opioid Diaries ',1,'default','default',' The Offspring'),</text:p>
          </table:table-cell>
        </table:table-row>
        <table:table-row table:style-name="ro3">
          <table:table-cell office:value-type="string" calcext:value-type="string">
            <text:p><text:a xlink:href="https://www.songfacts.com/facts/jazmine-sullivan/the-other-side" xlink:type="simple">The Other Side</text:a> - Jazmine Sullivan</text:p>
          </table:table-cell>
          <table:table-cell table:formula="of:=LEFT([.A805];(FIND(&quot;-&quot;;[.A805])-1))" office:value-type="string" office:string-value="The Other Side " calcext:value-type="string">
            <text:p>The Other Side </text:p>
          </table:table-cell>
          <table:table-cell table:formula="of:=SUBSTITUTE([.A805];LEFT([.A805];(FIND(&quot;-&quot;;[.A805])));&quot;&quot;)" office:value-type="string" office:string-value=" Jazmine Sullivan" calcext:value-type="string">
            <text:p><text:s/>Jazmine Sullivan</text:p>
          </table:table-cell>
          <table:table-cell table:number-columns-repeated="4"/>
          <table:table-cell table:formula="of:=RANDBETWEEN(1;4)" office:value-type="float" office:value="2" calcext:value-type="float">
            <text:p>2</text:p>
          </table:table-cell>
          <table:table-cell table:formula="of:=&quot;('&quot;&amp;[.B805]&amp;&quot;',&quot;&amp;[.H805]&amp;&quot;,'default','default','&quot;&amp;[.C805]&amp;&quot;'),&quot;" office:value-type="string" office:string-value="('The Other Side ',2,'default','default',' Jazmine Sullivan')," calcext:value-type="string">
            <text:p>('The Other Side ',2,'default','default',' Jazmine Sullivan'),</text:p>
          </table:table-cell>
        </table:table-row>
        <table:table-row table:style-name="ro2">
          <table:table-cell office:value-type="string" calcext:value-type="string">
            <text:p><text:a xlink:href="https://www.songfacts.com/facts/lorde/the-path" xlink:type="simple">The Path</text:a> - Lorde</text:p>
          </table:table-cell>
          <table:table-cell table:formula="of:=LEFT([.A806];(FIND(&quot;-&quot;;[.A806])-1))" office:value-type="string" office:string-value="The Path " calcext:value-type="string">
            <text:p>The Path </text:p>
          </table:table-cell>
          <table:table-cell table:formula="of:=SUBSTITUTE([.A806];LEFT([.A806];(FIND(&quot;-&quot;;[.A806])));&quot;&quot;)" office:value-type="string" office:string-value=" Lorde" calcext:value-type="string">
            <text:p><text:s/>Lorde</text:p>
          </table:table-cell>
          <table:table-cell table:number-columns-repeated="4"/>
          <table:table-cell table:formula="of:=RANDBETWEEN(1;4)" office:value-type="float" office:value="2" calcext:value-type="float">
            <text:p>2</text:p>
          </table:table-cell>
          <table:table-cell table:formula="of:=&quot;('&quot;&amp;[.B806]&amp;&quot;',&quot;&amp;[.H806]&amp;&quot;,'default','default','&quot;&amp;[.C806]&amp;&quot;'),&quot;" office:value-type="string" office:string-value="('The Path ',2,'default','default',' Lorde')," calcext:value-type="string">
            <text:p>('The Path ',2,'default','default',' Lorde'),</text:p>
          </table:table-cell>
        </table:table-row>
        <table:table-row table:style-name="ro2">
          <table:table-cell office:value-type="string" calcext:value-type="string">
            <text:p><text:a xlink:href="https://www.songfacts.com/facts/slash/the-river-is-rising" xlink:type="simple">The River Is Rising</text:a> - Slash</text:p>
          </table:table-cell>
          <table:table-cell table:formula="of:=LEFT([.A807];(FIND(&quot;-&quot;;[.A807])-1))" office:value-type="string" office:string-value="The River Is Rising " calcext:value-type="string">
            <text:p>The River Is Rising </text:p>
          </table:table-cell>
          <table:table-cell table:formula="of:=SUBSTITUTE([.A807];LEFT([.A807];(FIND(&quot;-&quot;;[.A807])));&quot;&quot;)" office:value-type="string" office:string-value=" Slash" calcext:value-type="string">
            <text:p><text:s/>Slash</text:p>
          </table:table-cell>
          <table:table-cell table:number-columns-repeated="4"/>
          <table:table-cell table:formula="of:=RANDBETWEEN(1;4)" office:value-type="float" office:value="4" calcext:value-type="float">
            <text:p>4</text:p>
          </table:table-cell>
          <table:table-cell table:formula="of:=&quot;('&quot;&amp;[.B807]&amp;&quot;',&quot;&amp;[.H807]&amp;&quot;,'default','default','&quot;&amp;[.C807]&amp;&quot;'),&quot;" office:value-type="string" office:string-value="('The River Is Rising ',4,'default','default',' Slash')," calcext:value-type="string">
            <text:p>('The River Is Rising ',4,'default','default',' Slash'),</text:p>
          </table:table-cell>
        </table:table-row>
        <table:table-row table:style-name="ro2">
          <table:table-cell office:value-type="string" calcext:value-type="string">
            <text:p><text:a xlink:href="https://www.songfacts.com/facts/john-grant/the-rusty-bull" xlink:type="simple">The Rusty Bull</text:a> - John Grant</text:p>
          </table:table-cell>
          <table:table-cell table:formula="of:=LEFT([.A808];(FIND(&quot;-&quot;;[.A808])-1))" office:value-type="string" office:string-value="The Rusty Bull " calcext:value-type="string">
            <text:p>The Rusty Bull </text:p>
          </table:table-cell>
          <table:table-cell table:formula="of:=SUBSTITUTE([.A808];LEFT([.A808];(FIND(&quot;-&quot;;[.A808])));&quot;&quot;)" office:value-type="string" office:string-value=" John Grant" calcext:value-type="string">
            <text:p><text:s/>John Grant</text:p>
          </table:table-cell>
          <table:table-cell table:number-columns-repeated="4"/>
          <table:table-cell table:formula="of:=RANDBETWEEN(1;4)" office:value-type="float" office:value="2" calcext:value-type="float">
            <text:p>2</text:p>
          </table:table-cell>
          <table:table-cell table:formula="of:=&quot;('&quot;&amp;[.B808]&amp;&quot;',&quot;&amp;[.H808]&amp;&quot;,'default','default','&quot;&amp;[.C808]&amp;&quot;'),&quot;" office:value-type="string" office:string-value="('The Rusty Bull ',2,'default','default',' John Grant')," calcext:value-type="string">
            <text:p>('The Rusty Bull ',2,'default','default',' John Grant'),</text:p>
          </table:table-cell>
        </table:table-row>
        <table:table-row table:style-name="ro3">
          <table:table-cell office:value-type="string" calcext:value-type="string">
            <text:p><text:a xlink:href="https://www.songfacts.com/facts/manic-street-preachers/the-secret-he-had-missed" xlink:type="simple">The Secret He Had Missed</text:a> - Manic Street Preachers</text:p>
          </table:table-cell>
          <table:table-cell table:formula="of:=LEFT([.A809];(FIND(&quot;-&quot;;[.A809])-1))" office:value-type="string" office:string-value="The Secret He Had Missed " calcext:value-type="string">
            <text:p>The Secret He Had Missed </text:p>
          </table:table-cell>
          <table:table-cell table:formula="of:=SUBSTITUTE([.A809];LEFT([.A809];(FIND(&quot;-&quot;;[.A809])));&quot;&quot;)" office:value-type="string" office:string-value=" Manic Street Preachers" calcext:value-type="string">
            <text:p><text:s/>Manic Street Preachers</text:p>
          </table:table-cell>
          <table:table-cell table:number-columns-repeated="4"/>
          <table:table-cell table:formula="of:=RANDBETWEEN(1;4)" office:value-type="float" office:value="3" calcext:value-type="float">
            <text:p>3</text:p>
          </table:table-cell>
          <table:table-cell table:formula="of:=&quot;('&quot;&amp;[.B809]&amp;&quot;',&quot;&amp;[.H809]&amp;&quot;,'default','default','&quot;&amp;[.C809]&amp;&quot;'),&quot;" office:value-type="string" office:string-value="('The Secret He Had Missed ',3,'default','default',' Manic Street Preachers')," calcext:value-type="string">
            <text:p>('The Secret He Had Missed ',3,'default','default',' Manic Street Preachers'),</text:p>
          </table:table-cell>
        </table:table-row>
        <table:table-row table:style-name="ro2">
          <table:table-cell office:value-type="string" calcext:value-type="string">
            <text:p><text:a xlink:href="https://www.songfacts.com/facts/elbow/the-seldom-seen-kid" xlink:type="simple">The Seldom Seen Kid</text:a> - Elbow</text:p>
          </table:table-cell>
          <table:table-cell table:formula="of:=LEFT([.A810];(FIND(&quot;-&quot;;[.A810])-1))" office:value-type="string" office:string-value="The Seldom Seen Kid " calcext:value-type="string">
            <text:p>The Seldom Seen Kid </text:p>
          </table:table-cell>
          <table:table-cell table:formula="of:=SUBSTITUTE([.A810];LEFT([.A810];(FIND(&quot;-&quot;;[.A810])));&quot;&quot;)" office:value-type="string" office:string-value=" Elbow" calcext:value-type="string">
            <text:p><text:s/>Elbow</text:p>
          </table:table-cell>
          <table:table-cell table:number-columns-repeated="4"/>
          <table:table-cell table:formula="of:=RANDBETWEEN(1;4)" office:value-type="float" office:value="4" calcext:value-type="float">
            <text:p>4</text:p>
          </table:table-cell>
          <table:table-cell table:formula="of:=&quot;('&quot;&amp;[.B810]&amp;&quot;',&quot;&amp;[.H810]&amp;&quot;,'default','default','&quot;&amp;[.C810]&amp;&quot;'),&quot;" office:value-type="string" office:string-value="('The Seldom Seen Kid ',4,'default','default',' Elbow')," calcext:value-type="string">
            <text:p>('The Seldom Seen Kid ',4,'default','default',' Elbow'),</text:p>
          </table:table-cell>
        </table:table-row>
        <table:table-row table:style-name="ro3">
          <table:table-cell office:value-type="string" calcext:value-type="string">
            <text:p><text:a xlink:href="https://www.songfacts.com/facts/tears-for-fears/the-tipping-point" xlink:type="simple">The Tipping Point</text:a> - Tears for Fears</text:p>
          </table:table-cell>
          <table:table-cell table:formula="of:=LEFT([.A811];(FIND(&quot;-&quot;;[.A811])-1))" office:value-type="string" office:string-value="The Tipping Point " calcext:value-type="string">
            <text:p>The Tipping Point </text:p>
          </table:table-cell>
          <table:table-cell table:formula="of:=SUBSTITUTE([.A811];LEFT([.A811];(FIND(&quot;-&quot;;[.A811])));&quot;&quot;)" office:value-type="string" office:string-value=" Tears for Fears" calcext:value-type="string">
            <text:p><text:s/>Tears for Fears</text:p>
          </table:table-cell>
          <table:table-cell table:number-columns-repeated="4"/>
          <table:table-cell table:formula="of:=RANDBETWEEN(1;4)" office:value-type="float" office:value="2" calcext:value-type="float">
            <text:p>2</text:p>
          </table:table-cell>
          <table:table-cell table:formula="of:=&quot;('&quot;&amp;[.B811]&amp;&quot;',&quot;&amp;[.H811]&amp;&quot;,'default','default','&quot;&amp;[.C811]&amp;&quot;'),&quot;" office:value-type="string" office:string-value="('The Tipping Point ',2,'default','default',' Tears for Fears')," calcext:value-type="string">
            <text:p>('The Tipping Point ',2,'default','default',' Tears for Fears'),</text:p>
          </table:table-cell>
        </table:table-row>
        <table:table-row table:style-name="ro2">
          <table:table-cell office:value-type="string" calcext:value-type="string">
            <text:p><text:a xlink:href="https://www.songfacts.com/facts/halsey/the-tradition" xlink:type="simple">The Tradition</text:a> - Halsey</text:p>
          </table:table-cell>
          <table:table-cell table:formula="of:=LEFT([.A812];(FIND(&quot;-&quot;;[.A812])-1))" office:value-type="string" office:string-value="The Tradition " calcext:value-type="string">
            <text:p>The Tradition </text:p>
          </table:table-cell>
          <table:table-cell table:formula="of:=SUBSTITUTE([.A812];LEFT([.A812];(FIND(&quot;-&quot;;[.A812])));&quot;&quot;)" office:value-type="string" office:string-value=" Halsey" calcext:value-type="string">
            <text:p><text:s/>Halsey</text:p>
          </table:table-cell>
          <table:table-cell table:number-columns-repeated="4"/>
          <table:table-cell table:formula="of:=RANDBETWEEN(1;4)" office:value-type="float" office:value="1" calcext:value-type="float">
            <text:p>1</text:p>
          </table:table-cell>
          <table:table-cell table:formula="of:=&quot;('&quot;&amp;[.B812]&amp;&quot;',&quot;&amp;[.H812]&amp;&quot;,'default','default','&quot;&amp;[.C812]&amp;&quot;'),&quot;" office:value-type="string" office:string-value="('The Tradition ',1,'default','default',' Halsey')," calcext:value-type="string">
            <text:p>('The Tradition ',1,'default','default',' Halsey'),</text:p>
          </table:table-cell>
        </table:table-row>
        <table:table-row table:style-name="ro2">
          <table:table-cell office:value-type="string" calcext:value-type="string">
            <text:p><text:a xlink:href="https://www.songfacts.com/facts/taylor-swift/the-very-first-night" xlink:type="simple">The Very First Night</text:a> - Taylor Swift</text:p>
          </table:table-cell>
          <table:table-cell table:formula="of:=LEFT([.A813];(FIND(&quot;-&quot;;[.A813])-1))" office:value-type="string" office:string-value="The Very First Night " calcext:value-type="string">
            <text:p>The Very First Night </text:p>
          </table:table-cell>
          <table:table-cell table:formula="of:=SUBSTITUTE([.A813];LEFT([.A813];(FIND(&quot;-&quot;;[.A813])));&quot;&quot;)" office:value-type="string" office:string-value=" Taylor Swift" calcext:value-type="string">
            <text:p><text:s/>Taylor Swift</text:p>
          </table:table-cell>
          <table:table-cell table:number-columns-repeated="4"/>
          <table:table-cell table:formula="of:=RANDBETWEEN(1;4)" office:value-type="float" office:value="4" calcext:value-type="float">
            <text:p>4</text:p>
          </table:table-cell>
          <table:table-cell table:formula="of:=&quot;('&quot;&amp;[.B813]&amp;&quot;',&quot;&amp;[.H813]&amp;&quot;,'default','default','&quot;&amp;[.C813]&amp;&quot;'),&quot;" office:value-type="string" office:string-value="('The Very First Night ',4,'default','default',' Taylor Swift')," calcext:value-type="string">
            <text:p>('The Very First Night ',4,'default','default',' Taylor Swift'),</text:p>
          </table:table-cell>
        </table:table-row>
        <table:table-row table:style-name="ro3">
          <table:table-cell office:value-type="string" calcext:value-type="string">
            <text:p><text:a xlink:href="https://www.songfacts.com/facts/brantley-gilbert/the-worst-country-song-of-all-time" xlink:type="simple">The Worst Country Song Of All Time</text:a> - Brantley Gilbert</text:p>
          </table:table-cell>
          <table:table-cell table:formula="of:=LEFT([.A814];(FIND(&quot;-&quot;;[.A814])-1))" office:value-type="string" office:string-value="The Worst Country Song Of All Time " calcext:value-type="string">
            <text:p>The Worst Country Song Of All Time </text:p>
          </table:table-cell>
          <table:table-cell table:formula="of:=SUBSTITUTE([.A814];LEFT([.A814];(FIND(&quot;-&quot;;[.A814])));&quot;&quot;)" office:value-type="string" office:string-value=" Brantley Gilbert" calcext:value-type="string">
            <text:p><text:s/>Brantley Gilbert</text:p>
          </table:table-cell>
          <table:table-cell table:number-columns-repeated="4"/>
          <table:table-cell table:formula="of:=RANDBETWEEN(1;4)" office:value-type="float" office:value="1" calcext:value-type="float">
            <text:p>1</text:p>
          </table:table-cell>
          <table:table-cell table:formula="of:=&quot;('&quot;&amp;[.B814]&amp;&quot;',&quot;&amp;[.H814]&amp;&quot;,'default','default','&quot;&amp;[.C814]&amp;&quot;'),&quot;" office:value-type="string" office:string-value="('The Worst Country Song Of All Time ',1,'default','default',' Brantley Gilbert')," calcext:value-type="string">
            <text:p>('The Worst Country Song Of All Time ',1,'default','default',' Brantley Gilbert'),</text:p>
          </table:table-cell>
        </table:table-row>
        <table:table-row table:style-name="ro2">
          <table:table-cell office:value-type="string" calcext:value-type="string">
            <text:p><text:a xlink:href="https://www.songfacts.com/facts/iron-maiden/the-writing-on-the-wall" xlink:type="simple">The Writing On The Wall</text:a> - Iron Maiden</text:p>
          </table:table-cell>
          <table:table-cell table:formula="of:=LEFT([.A815];(FIND(&quot;-&quot;;[.A815])-1))" office:value-type="string" office:string-value="The Writing On The Wall " calcext:value-type="string">
            <text:p>The Writing On The Wall </text:p>
          </table:table-cell>
          <table:table-cell table:formula="of:=SUBSTITUTE([.A815];LEFT([.A815];(FIND(&quot;-&quot;;[.A815])));&quot;&quot;)" office:value-type="string" office:string-value=" Iron Maiden" calcext:value-type="string">
            <text:p><text:s/>Iron Maiden</text:p>
          </table:table-cell>
          <table:table-cell table:number-columns-repeated="4"/>
          <table:table-cell table:formula="of:=RANDBETWEEN(1;4)" office:value-type="float" office:value="4" calcext:value-type="float">
            <text:p>4</text:p>
          </table:table-cell>
          <table:table-cell table:formula="of:=&quot;('&quot;&amp;[.B815]&amp;&quot;',&quot;&amp;[.H815]&amp;&quot;,'default','default','&quot;&amp;[.C815]&amp;&quot;'),&quot;" office:value-type="string" office:string-value="('The Writing On The Wall ',4,'default','default',' Iron Maiden')," calcext:value-type="string">
            <text:p>('The Writing On The Wall ',4,'default','default',' Iron Maiden'),</text:p>
          </table:table-cell>
        </table:table-row>
        <table:table-row table:style-name="ro2">
          <table:table-cell office:value-type="string" calcext:value-type="string">
            <text:p><text:a xlink:href="https://www.songfacts.com/facts/bastille/thelma-louise" xlink:type="simple">Thelma + Louise</text:a> - Bastille</text:p>
          </table:table-cell>
          <table:table-cell table:formula="of:=LEFT([.A816];(FIND(&quot;-&quot;;[.A816])-1))" office:value-type="string" office:string-value="Thelma + Louise " calcext:value-type="string">
            <text:p>Thelma + Louise </text:p>
          </table:table-cell>
          <table:table-cell table:formula="of:=SUBSTITUTE([.A816];LEFT([.A816];(FIND(&quot;-&quot;;[.A816])));&quot;&quot;)" office:value-type="string" office:string-value=" Bastille" calcext:value-type="string">
            <text:p><text:s/>Bastille</text:p>
          </table:table-cell>
          <table:table-cell table:number-columns-repeated="4"/>
          <table:table-cell table:formula="of:=RANDBETWEEN(1;4)" office:value-type="float" office:value="3" calcext:value-type="float">
            <text:p>3</text:p>
          </table:table-cell>
          <table:table-cell table:formula="of:=&quot;('&quot;&amp;[.B816]&amp;&quot;',&quot;&amp;[.H816]&amp;&quot;,'default','default','&quot;&amp;[.C816]&amp;&quot;'),&quot;" office:value-type="string" office:string-value="('Thelma + Louise ',3,'default','default',' Bastille')," calcext:value-type="string">
            <text:p>('Thelma + Louise ',3,'default','default',' Bastille'),</text:p>
          </table:table-cell>
        </table:table-row>
        <table:table-row table:style-name="ro3">
          <table:table-cell office:value-type="string" calcext:value-type="string">
            <text:p><text:a xlink:href="https://www.songfacts.com/facts/kacey-musgraves/there-is-a-light" xlink:type="simple">There Is A Light</text:a> - Kacey Musgraves</text:p>
          </table:table-cell>
          <table:table-cell table:formula="of:=LEFT([.A817];(FIND(&quot;-&quot;;[.A817])-1))" office:value-type="string" office:string-value="There Is A Light " calcext:value-type="string">
            <text:p>There Is A Light </text:p>
          </table:table-cell>
          <table:table-cell table:formula="of:=SUBSTITUTE([.A817];LEFT([.A817];(FIND(&quot;-&quot;;[.A817])));&quot;&quot;)" office:value-type="string" office:string-value=" Kacey Musgraves" calcext:value-type="string">
            <text:p><text:s/>Kacey Musgraves</text:p>
          </table:table-cell>
          <table:table-cell table:number-columns-repeated="4"/>
          <table:table-cell table:formula="of:=RANDBETWEEN(1;4)" office:value-type="float" office:value="2" calcext:value-type="float">
            <text:p>2</text:p>
          </table:table-cell>
          <table:table-cell table:formula="of:=&quot;('&quot;&amp;[.B817]&amp;&quot;',&quot;&amp;[.H817]&amp;&quot;,'default','default','&quot;&amp;[.C817]&amp;&quot;'),&quot;" office:value-type="string" office:string-value="('There Is A Light ',2,'default','default',' Kacey Musgraves')," calcext:value-type="string">
            <text:p>('There Is A Light ',2,'default','default',' Kacey Musgraves'),</text:p>
          </table:table-cell>
        </table:table-row>
        <table:table-row table:style-name="ro3">
          <table:table-cell office:value-type="string" calcext:value-type="string">
            <text:p><text:a xlink:href="https://www.songfacts.com/facts/mammoth-wvh/think-it-over" xlink:type="simple">Think It Over</text:a> - Mammoth WVH</text:p>
          </table:table-cell>
          <table:table-cell table:formula="of:=LEFT([.A818];(FIND(&quot;-&quot;;[.A818])-1))" office:value-type="string" office:string-value="Think It Over " calcext:value-type="string">
            <text:p>Think It Over </text:p>
          </table:table-cell>
          <table:table-cell table:formula="of:=SUBSTITUTE([.A818];LEFT([.A818];(FIND(&quot;-&quot;;[.A818])));&quot;&quot;)" office:value-type="string" office:string-value=" Mammoth WVH" calcext:value-type="string">
            <text:p><text:s/>Mammoth WVH</text:p>
          </table:table-cell>
          <table:table-cell table:number-columns-repeated="4"/>
          <table:table-cell table:formula="of:=RANDBETWEEN(1;4)" office:value-type="float" office:value="1" calcext:value-type="float">
            <text:p>1</text:p>
          </table:table-cell>
          <table:table-cell table:formula="of:=&quot;('&quot;&amp;[.B818]&amp;&quot;',&quot;&amp;[.H818]&amp;&quot;,'default','default','&quot;&amp;[.C818]&amp;&quot;'),&quot;" office:value-type="string" office:string-value="('Think It Over ',1,'default','default',' Mammoth WVH')," calcext:value-type="string">
            <text:p>('Think It Over ',1,'default','default',' Mammoth WVH'),</text:p>
          </table:table-cell>
        </table:table-row>
        <table:table-row table:style-name="ro3">
          <table:table-cell office:value-type="string" calcext:value-type="string">
            <text:p>This Aint That Song - Payton Smith</text:p>
          </table:table-cell>
          <table:table-cell table:formula="of:=LEFT([.A819];(FIND(&quot;-&quot;;[.A819])-1))" office:value-type="string" office:string-value="This Aint That Song " calcext:value-type="string">
            <text:p>This Aint That Song </text:p>
          </table:table-cell>
          <table:table-cell table:formula="of:=SUBSTITUTE([.A819];LEFT([.A819];(FIND(&quot;-&quot;;[.A819])));&quot;&quot;)" office:value-type="string" office:string-value=" Payton Smith" calcext:value-type="string">
            <text:p><text:s/>Payton Smith</text:p>
          </table:table-cell>
          <table:table-cell table:number-columns-repeated="4"/>
          <table:table-cell table:formula="of:=RANDBETWEEN(1;4)" office:value-type="float" office:value="2" calcext:value-type="float">
            <text:p>2</text:p>
          </table:table-cell>
          <table:table-cell table:formula="of:=&quot;('&quot;&amp;[.B819]&amp;&quot;',&quot;&amp;[.H819]&amp;&quot;,'default','default','&quot;&amp;[.C819]&amp;&quot;'),&quot;" office:value-type="string" office:string-value="('This Aint That Song ',2,'default','default',' Payton Smith')," calcext:value-type="string">
            <text:p>('This Aint That Song ',2,'default','default',' Payton Smith'),</text:p>
          </table:table-cell>
        </table:table-row>
        <table:table-row table:style-name="ro2">
          <table:table-cell office:value-type="string" calcext:value-type="string">
            <text:p><text:a xlink:href="https://www.songfacts.com/facts/nick-jonas/this-is-heaven" xlink:type="simple">This Is Heaven</text:a> - Nick Jonas</text:p>
          </table:table-cell>
          <table:table-cell table:formula="of:=LEFT([.A820];(FIND(&quot;-&quot;;[.A820])-1))" office:value-type="string" office:string-value="This Is Heaven " calcext:value-type="string">
            <text:p>This Is Heaven </text:p>
          </table:table-cell>
          <table:table-cell table:formula="of:=SUBSTITUTE([.A820];LEFT([.A820];(FIND(&quot;-&quot;;[.A820])));&quot;&quot;)" office:value-type="string" office:string-value=" Nick Jonas" calcext:value-type="string">
            <text:p><text:s/>Nick Jonas</text:p>
          </table:table-cell>
          <table:table-cell table:number-columns-repeated="4"/>
          <table:table-cell table:formula="of:=RANDBETWEEN(1;4)" office:value-type="float" office:value="3" calcext:value-type="float">
            <text:p>3</text:p>
          </table:table-cell>
          <table:table-cell table:formula="of:=&quot;('&quot;&amp;[.B820]&amp;&quot;',&quot;&amp;[.H820]&amp;&quot;,'default','default','&quot;&amp;[.C820]&amp;&quot;'),&quot;" office:value-type="string" office:string-value="('This Is Heaven ',3,'default','default',' Nick Jonas')," calcext:value-type="string">
            <text:p>('This Is Heaven ',3,'default','default',' Nick Jonas'),</text:p>
          </table:table-cell>
        </table:table-row>
        <table:table-row table:style-name="ro3">
          <table:table-cell office:value-type="string" calcext:value-type="string">
            <text:p><text:a xlink:href="https://www.songfacts.com/facts/the-offspring/this-is-not-utopia" xlink:type="simple">This Is Not Utopia</text:a> - The Offspring</text:p>
          </table:table-cell>
          <table:table-cell table:formula="of:=LEFT([.A821];(FIND(&quot;-&quot;;[.A821])-1))" office:value-type="string" office:string-value="This Is Not Utopia " calcext:value-type="string">
            <text:p>This Is Not Utopia </text:p>
          </table:table-cell>
          <table:table-cell table:formula="of:=SUBSTITUTE([.A821];LEFT([.A821];(FIND(&quot;-&quot;;[.A821])));&quot;&quot;)" office:value-type="string" office:string-value=" The Offspring" calcext:value-type="string">
            <text:p><text:s/>The Offspring</text:p>
          </table:table-cell>
          <table:table-cell table:number-columns-repeated="4"/>
          <table:table-cell table:formula="of:=RANDBETWEEN(1;4)" office:value-type="float" office:value="2" calcext:value-type="float">
            <text:p>2</text:p>
          </table:table-cell>
          <table:table-cell table:formula="of:=&quot;('&quot;&amp;[.B821]&amp;&quot;',&quot;&amp;[.H821]&amp;&quot;,'default','default','&quot;&amp;[.C821]&amp;&quot;'),&quot;" office:value-type="string" office:string-value="('This Is Not Utopia ',2,'default','default',' The Offspring')," calcext:value-type="string">
            <text:p>('This Is Not Utopia ',2,'default','default',' The Offspring'),</text:p>
          </table:table-cell>
        </table:table-row>
        <table:table-row table:style-name="ro3">
          <table:table-cell office:value-type="string" calcext:value-type="string">
            <text:p>This Wont Last Forever - Ellen Foley</text:p>
          </table:table-cell>
          <table:table-cell table:formula="of:=LEFT([.A822];(FIND(&quot;-&quot;;[.A822])-1))" office:value-type="string" office:string-value="This Wont Last Forever " calcext:value-type="string">
            <text:p>This Wont Last Forever </text:p>
          </table:table-cell>
          <table:table-cell table:formula="of:=SUBSTITUTE([.A822];LEFT([.A822];(FIND(&quot;-&quot;;[.A822])));&quot;&quot;)" office:value-type="string" office:string-value=" Ellen Foley" calcext:value-type="string">
            <text:p><text:s/>Ellen Foley</text:p>
          </table:table-cell>
          <table:table-cell table:number-columns-repeated="4"/>
          <table:table-cell table:formula="of:=RANDBETWEEN(1;4)" office:value-type="float" office:value="3" calcext:value-type="float">
            <text:p>3</text:p>
          </table:table-cell>
          <table:table-cell table:formula="of:=&quot;('&quot;&amp;[.B822]&amp;&quot;',&quot;&amp;[.H822]&amp;&quot;,'default','default','&quot;&amp;[.C822]&amp;&quot;'),&quot;" office:value-type="string" office:string-value="('This Wont Last Forever ',3,'default','default',' Ellen Foley')," calcext:value-type="string">
            <text:p>('This Wont Last Forever ',3,'default','default',' Ellen Foley'),</text:p>
          </table:table-cell>
        </table:table-row>
        <table:table-row table:style-name="ro3">
          <table:table-cell office:value-type="string" calcext:value-type="string">
            <text:p><text:a xlink:href="https://www.songfacts.com/facts/megan-thee-stallion/thot-sh-t" xlink:type="simple">Thot Sh-t</text:a> - Megan Thee Stallion</text:p>
          </table:table-cell>
          <table:table-cell table:formula="of:=LEFT([.A823];(FIND(&quot;-&quot;;[.A823])-1))" office:value-type="string" office:string-value="Thot Sh" calcext:value-type="string">
            <text:p>Thot Sh</text:p>
          </table:table-cell>
          <table:table-cell table:formula="of:=SUBSTITUTE([.A823];LEFT([.A823];(FIND(&quot;-&quot;;[.A823])));&quot;&quot;)" office:value-type="string" office:string-value="t - Megan Thee Stallion" calcext:value-type="string">
            <text:p>t - Megan Thee Stallion</text:p>
          </table:table-cell>
          <table:table-cell table:number-columns-repeated="4"/>
          <table:table-cell table:formula="of:=RANDBETWEEN(1;4)" office:value-type="float" office:value="4" calcext:value-type="float">
            <text:p>4</text:p>
          </table:table-cell>
          <table:table-cell table:formula="of:=&quot;('&quot;&amp;[.B823]&amp;&quot;',&quot;&amp;[.H823]&amp;&quot;,'default','default','&quot;&amp;[.C823]&amp;&quot;'),&quot;" office:value-type="string" office:string-value="('Thot Sh',4,'default','default','t - Megan Thee Stallion')," calcext:value-type="string">
            <text:p>('Thot Sh',4,'default','default','t - Megan Thee Stallion'),</text:p>
          </table:table-cell>
        </table:table-row>
        <table:table-row table:style-name="ro2">
          <table:table-cell office:value-type="string" calcext:value-type="string">
            <text:p><text:a xlink:href="https://www.songfacts.com/facts/breland/throw-it-back" xlink:type="simple">Throw It Back</text:a> - Breland</text:p>
          </table:table-cell>
          <table:table-cell table:formula="of:=LEFT([.A824];(FIND(&quot;-&quot;;[.A824])-1))" office:value-type="string" office:string-value="Throw It Back " calcext:value-type="string">
            <text:p>Throw It Back </text:p>
          </table:table-cell>
          <table:table-cell table:formula="of:=SUBSTITUTE([.A824];LEFT([.A824];(FIND(&quot;-&quot;;[.A824])));&quot;&quot;)" office:value-type="string" office:string-value=" Breland" calcext:value-type="string">
            <text:p><text:s/>Breland</text:p>
          </table:table-cell>
          <table:table-cell table:number-columns-repeated="4"/>
          <table:table-cell table:formula="of:=RANDBETWEEN(1;4)" office:value-type="float" office:value="1" calcext:value-type="float">
            <text:p>1</text:p>
          </table:table-cell>
          <table:table-cell table:formula="of:=&quot;('&quot;&amp;[.B824]&amp;&quot;',&quot;&amp;[.H824]&amp;&quot;,'default','default','&quot;&amp;[.C824]&amp;&quot;'),&quot;" office:value-type="string" office:string-value="('Throw It Back ',1,'default','default',' Breland')," calcext:value-type="string">
            <text:p>('Throw It Back ',1,'default','default',' Breland'),</text:p>
          </table:table-cell>
        </table:table-row>
        <table:table-row table:style-name="ro2">
          <table:table-cell office:value-type="string" calcext:value-type="string">
            <text:p><text:a xlink:href="https://www.songfacts.com/facts/lucy-dacus/thumbs" xlink:type="simple">Thumbs</text:a> - Lucy Dacus</text:p>
          </table:table-cell>
          <table:table-cell table:formula="of:=LEFT([.A825];(FIND(&quot;-&quot;;[.A825])-1))" office:value-type="string" office:string-value="Thumbs " calcext:value-type="string">
            <text:p>Thumbs </text:p>
          </table:table-cell>
          <table:table-cell table:formula="of:=SUBSTITUTE([.A825];LEFT([.A825];(FIND(&quot;-&quot;;[.A825])));&quot;&quot;)" office:value-type="string" office:string-value=" Lucy Dacus" calcext:value-type="string">
            <text:p><text:s/>Lucy Dacus</text:p>
          </table:table-cell>
          <table:table-cell table:number-columns-repeated="4"/>
          <table:table-cell table:formula="of:=RANDBETWEEN(1;4)" office:value-type="float" office:value="3" calcext:value-type="float">
            <text:p>3</text:p>
          </table:table-cell>
          <table:table-cell table:formula="of:=&quot;('&quot;&amp;[.B825]&amp;&quot;',&quot;&amp;[.H825]&amp;&quot;,'default','default','&quot;&amp;[.C825]&amp;&quot;'),&quot;" office:value-type="string" office:string-value="('Thumbs ',3,'default','default',' Lucy Dacus')," calcext:value-type="string">
            <text:p>('Thumbs ',3,'default','default',' Lucy Dacus'),</text:p>
          </table:table-cell>
        </table:table-row>
        <table:table-row table:style-name="ro2">
          <table:table-cell office:value-type="string" calcext:value-type="string">
            <text:p><text:a xlink:href="https://www.songfacts.com/facts/ed-sheeran/tides" xlink:type="simple">Tides</text:a> - Ed Sheeran</text:p>
          </table:table-cell>
          <table:table-cell table:formula="of:=LEFT([.A826];(FIND(&quot;-&quot;;[.A826])-1))" office:value-type="string" office:string-value="Tides " calcext:value-type="string">
            <text:p>Tides </text:p>
          </table:table-cell>
          <table:table-cell table:formula="of:=SUBSTITUTE([.A826];LEFT([.A826];(FIND(&quot;-&quot;;[.A826])));&quot;&quot;)" office:value-type="string" office:string-value=" Ed Sheeran" calcext:value-type="string">
            <text:p><text:s/>Ed Sheeran</text:p>
          </table:table-cell>
          <table:table-cell table:number-columns-repeated="4"/>
          <table:table-cell table:formula="of:=RANDBETWEEN(1;4)" office:value-type="float" office:value="3" calcext:value-type="float">
            <text:p>3</text:p>
          </table:table-cell>
          <table:table-cell table:formula="of:=&quot;('&quot;&amp;[.B826]&amp;&quot;',&quot;&amp;[.H826]&amp;&quot;,'default','default','&quot;&amp;[.C826]&amp;&quot;'),&quot;" office:value-type="string" office:string-value="('Tides ',3,'default','default',' Ed Sheeran')," calcext:value-type="string">
            <text:p>('Tides ',3,'default','default',' Ed Sheeran'),</text:p>
          </table:table-cell>
        </table:table-row>
        <table:table-row table:style-name="ro2">
          <table:table-cell office:value-type="string" calcext:value-type="string">
            <text:p><text:a xlink:href="https://www.songfacts.com/facts/evrywhr/tie-dye" xlink:type="simple">Tie Dye</text:a> - evrYwhr</text:p>
          </table:table-cell>
          <table:table-cell table:formula="of:=LEFT([.A827];(FIND(&quot;-&quot;;[.A827])-1))" office:value-type="string" office:string-value="Tie Dye " calcext:value-type="string">
            <text:p>Tie Dye </text:p>
          </table:table-cell>
          <table:table-cell table:formula="of:=SUBSTITUTE([.A827];LEFT([.A827];(FIND(&quot;-&quot;;[.A827])));&quot;&quot;)" office:value-type="string" office:string-value=" evrYwhr" calcext:value-type="string">
            <text:p><text:s/>evrYwhr</text:p>
          </table:table-cell>
          <table:table-cell table:number-columns-repeated="4"/>
          <table:table-cell table:formula="of:=RANDBETWEEN(1;4)" office:value-type="float" office:value="3" calcext:value-type="float">
            <text:p>3</text:p>
          </table:table-cell>
          <table:table-cell table:formula="of:=&quot;('&quot;&amp;[.B827]&amp;&quot;',&quot;&amp;[.H827]&amp;&quot;,'default','default','&quot;&amp;[.C827]&amp;&quot;'),&quot;" office:value-type="string" office:string-value="('Tie Dye ',3,'default','default',' evrYwhr')," calcext:value-type="string">
            <text:p>('Tie Dye ',3,'default','default',' evrYwhr'),</text:p>
          </table:table-cell>
        </table:table-row>
        <table:table-row table:style-name="ro2">
          <table:table-cell office:value-type="string" calcext:value-type="string">
            <text:p><text:a xlink:href="https://www.songfacts.com/facts/zayn/tightrope" xlink:type="simple">Tightrope</text:a> - Zayn</text:p>
          </table:table-cell>
          <table:table-cell table:formula="of:=LEFT([.A828];(FIND(&quot;-&quot;;[.A828])-1))" office:value-type="string" office:string-value="Tightrope " calcext:value-type="string">
            <text:p>Tightrope </text:p>
          </table:table-cell>
          <table:table-cell table:formula="of:=SUBSTITUTE([.A828];LEFT([.A828];(FIND(&quot;-&quot;;[.A828])));&quot;&quot;)" office:value-type="string" office:string-value=" Zayn" calcext:value-type="string">
            <text:p><text:s/>Zayn</text:p>
          </table:table-cell>
          <table:table-cell table:number-columns-repeated="4"/>
          <table:table-cell table:formula="of:=RANDBETWEEN(1;4)" office:value-type="float" office:value="4" calcext:value-type="float">
            <text:p>4</text:p>
          </table:table-cell>
          <table:table-cell table:formula="of:=&quot;('&quot;&amp;[.B828]&amp;&quot;',&quot;&amp;[.H828]&amp;&quot;,'default','default','&quot;&amp;[.C828]&amp;&quot;'),&quot;" office:value-type="string" office:string-value="('Tightrope ',4,'default','default',' Zayn')," calcext:value-type="string">
            <text:p>('Tightrope ',4,'default','default',' Zayn'),</text:p>
          </table:table-cell>
        </table:table-row>
        <table:table-row table:style-name="ro2">
          <table:table-cell office:value-type="string" calcext:value-type="string">
            <text:p><text:a xlink:href="https://www.songfacts.com/facts/ashe/till-forever-falls-apart" xlink:type="simple">Till Forever Falls Apart</text:a> - Ashe</text:p>
          </table:table-cell>
          <table:table-cell table:formula="of:=LEFT([.A829];(FIND(&quot;-&quot;;[.A829])-1))" office:value-type="string" office:string-value="Till Forever Falls Apart " calcext:value-type="string">
            <text:p>Till Forever Falls Apart </text:p>
          </table:table-cell>
          <table:table-cell table:formula="of:=SUBSTITUTE([.A829];LEFT([.A829];(FIND(&quot;-&quot;;[.A829])));&quot;&quot;)" office:value-type="string" office:string-value=" Ashe" calcext:value-type="string">
            <text:p><text:s/>Ashe</text:p>
          </table:table-cell>
          <table:table-cell table:number-columns-repeated="4"/>
          <table:table-cell table:formula="of:=RANDBETWEEN(1;4)" office:value-type="float" office:value="1" calcext:value-type="float">
            <text:p>1</text:p>
          </table:table-cell>
          <table:table-cell table:formula="of:=&quot;('&quot;&amp;[.B829]&amp;&quot;',&quot;&amp;[.H829]&amp;&quot;,'default','default','&quot;&amp;[.C829]&amp;&quot;'),&quot;" office:value-type="string" office:string-value="('Till Forever Falls Apart ',1,'default','default',' Ashe')," calcext:value-type="string">
            <text:p>('Till Forever Falls Apart ',1,'default','default',' Ashe'),</text:p>
          </table:table-cell>
        </table:table-row>
        <table:table-row table:style-name="ro2">
          <table:table-cell office:value-type="string" calcext:value-type="string">
            <text:p><text:a xlink:href="https://www.songfacts.com/facts/willie-nile/time-to-be-great" xlink:type="simple">Time To Be Great</text:a> - Willie Nile</text:p>
          </table:table-cell>
          <table:table-cell table:formula="of:=LEFT([.A830];(FIND(&quot;-&quot;;[.A830])-1))" office:value-type="string" office:string-value="Time To Be Great " calcext:value-type="string">
            <text:p>Time To Be Great </text:p>
          </table:table-cell>
          <table:table-cell table:formula="of:=SUBSTITUTE([.A830];LEFT([.A830];(FIND(&quot;-&quot;;[.A830])));&quot;&quot;)" office:value-type="string" office:string-value=" Willie Nile" calcext:value-type="string">
            <text:p><text:s/>Willie Nile</text:p>
          </table:table-cell>
          <table:table-cell table:number-columns-repeated="4"/>
          <table:table-cell table:formula="of:=RANDBETWEEN(1;4)" office:value-type="float" office:value="1" calcext:value-type="float">
            <text:p>1</text:p>
          </table:table-cell>
          <table:table-cell table:formula="of:=&quot;('&quot;&amp;[.B830]&amp;&quot;',&quot;&amp;[.H830]&amp;&quot;,'default','default','&quot;&amp;[.C830]&amp;&quot;'),&quot;" office:value-type="string" office:string-value="('Time To Be Great ',1,'default','default',' Willie Nile')," calcext:value-type="string">
            <text:p>('Time To Be Great ',1,'default','default',' Willie Nile'),</text:p>
          </table:table-cell>
        </table:table-row>
        <table:table-row table:style-name="ro3">
          <table:table-cell office:value-type="string" calcext:value-type="string">
            <text:p><text:a xlink:href="https://www.songfacts.com/facts/moneybagg-yo/time-today" xlink:type="simple">Time Today</text:a> - Moneybagg Yo</text:p>
          </table:table-cell>
          <table:table-cell table:formula="of:=LEFT([.A831];(FIND(&quot;-&quot;;[.A831])-1))" office:value-type="string" office:string-value="Time Today " calcext:value-type="string">
            <text:p>Time Today </text:p>
          </table:table-cell>
          <table:table-cell table:formula="of:=SUBSTITUTE([.A831];LEFT([.A831];(FIND(&quot;-&quot;;[.A831])));&quot;&quot;)" office:value-type="string" office:string-value=" Moneybagg Yo" calcext:value-type="string">
            <text:p><text:s/>Moneybagg Yo</text:p>
          </table:table-cell>
          <table:table-cell table:number-columns-repeated="4"/>
          <table:table-cell table:formula="of:=RANDBETWEEN(1;4)" office:value-type="float" office:value="2" calcext:value-type="float">
            <text:p>2</text:p>
          </table:table-cell>
          <table:table-cell table:formula="of:=&quot;('&quot;&amp;[.B831]&amp;&quot;',&quot;&amp;[.H831]&amp;&quot;,'default','default','&quot;&amp;[.C831]&amp;&quot;'),&quot;" office:value-type="string" office:string-value="('Time Today ',2,'default','default',' Moneybagg Yo')," calcext:value-type="string">
            <text:p>('Time Today ',2,'default','default',' Moneybagg Yo'),</text:p>
          </table:table-cell>
        </table:table-row>
        <table:table-row table:style-name="ro2">
          <table:table-cell office:value-type="string" calcext:value-type="string">
            <text:p><text:a xlink:href="https://www.songfacts.com/facts/dave/titanium" xlink:type="simple">Titanium</text:a> - Dave</text:p>
          </table:table-cell>
          <table:table-cell table:formula="of:=LEFT([.A832];(FIND(&quot;-&quot;;[.A832])-1))" office:value-type="string" office:string-value="Titanium " calcext:value-type="string">
            <text:p>Titanium </text:p>
          </table:table-cell>
          <table:table-cell table:formula="of:=SUBSTITUTE([.A832];LEFT([.A832];(FIND(&quot;-&quot;;[.A832])));&quot;&quot;)" office:value-type="string" office:string-value=" Dave" calcext:value-type="string">
            <text:p><text:s/>Dave</text:p>
          </table:table-cell>
          <table:table-cell table:number-columns-repeated="4"/>
          <table:table-cell table:formula="of:=RANDBETWEEN(1;4)" office:value-type="float" office:value="2" calcext:value-type="float">
            <text:p>2</text:p>
          </table:table-cell>
          <table:table-cell table:formula="of:=&quot;('&quot;&amp;[.B832]&amp;&quot;',&quot;&amp;[.H832]&amp;&quot;,'default','default','&quot;&amp;[.C832]&amp;&quot;'),&quot;" office:value-type="string" office:string-value="('Titanium ',2,'default','default',' Dave')," calcext:value-type="string">
            <text:p>('Titanium ',2,'default','default',' Dave'),</text:p>
          </table:table-cell>
        </table:table-row>
        <table:table-row table:style-name="ro2">
          <table:table-cell office:value-type="string" calcext:value-type="string">
            <text:p><text:a xlink:href="https://www.songfacts.com/facts/adele/to-be-loved" xlink:type="simple">To Be Loved</text:a> - Adele</text:p>
          </table:table-cell>
          <table:table-cell table:formula="of:=LEFT([.A833];(FIND(&quot;-&quot;;[.A833])-1))" office:value-type="string" office:string-value="To Be Loved " calcext:value-type="string">
            <text:p>To Be Loved </text:p>
          </table:table-cell>
          <table:table-cell table:formula="of:=SUBSTITUTE([.A833];LEFT([.A833];(FIND(&quot;-&quot;;[.A833])));&quot;&quot;)" office:value-type="string" office:string-value=" Adele" calcext:value-type="string">
            <text:p><text:s/>Adele</text:p>
          </table:table-cell>
          <table:table-cell table:number-columns-repeated="4"/>
          <table:table-cell table:formula="of:=RANDBETWEEN(1;4)" office:value-type="float" office:value="1" calcext:value-type="float">
            <text:p>1</text:p>
          </table:table-cell>
          <table:table-cell table:formula="of:=&quot;('&quot;&amp;[.B833]&amp;&quot;',&quot;&amp;[.H833]&amp;&quot;,'default','default','&quot;&amp;[.C833]&amp;&quot;'),&quot;" office:value-type="string" office:string-value="('To Be Loved ',1,'default','default',' Adele')," calcext:value-type="string">
            <text:p>('To Be Loved ',1,'default','default',' Adele'),</text:p>
          </table:table-cell>
        </table:table-row>
        <table:table-row table:style-name="ro3">
          <table:table-cell office:value-type="string" calcext:value-type="string">
            <text:p><text:a xlink:href="https://www.songfacts.com/facts/parker-mccollum/to-be-loved-by-you" xlink:type="simple">To Be Loved By You</text:a> - Parker McCollum</text:p>
          </table:table-cell>
          <table:table-cell table:formula="of:=LEFT([.A834];(FIND(&quot;-&quot;;[.A834])-1))" office:value-type="string" office:string-value="To Be Loved By You " calcext:value-type="string">
            <text:p>To Be Loved By You </text:p>
          </table:table-cell>
          <table:table-cell table:formula="of:=SUBSTITUTE([.A834];LEFT([.A834];(FIND(&quot;-&quot;;[.A834])));&quot;&quot;)" office:value-type="string" office:string-value=" Parker McCollum" calcext:value-type="string">
            <text:p><text:s/>Parker McCollum</text:p>
          </table:table-cell>
          <table:table-cell table:number-columns-repeated="4"/>
          <table:table-cell table:formula="of:=RANDBETWEEN(1;4)" office:value-type="float" office:value="3" calcext:value-type="float">
            <text:p>3</text:p>
          </table:table-cell>
          <table:table-cell table:formula="of:=&quot;('&quot;&amp;[.B834]&amp;&quot;',&quot;&amp;[.H834]&amp;&quot;,'default','default','&quot;&amp;[.C834]&amp;&quot;'),&quot;" office:value-type="string" office:string-value="('To Be Loved By You ',3,'default','default',' Parker McCollum')," calcext:value-type="string">
            <text:p>('To Be Loved By You ',3,'default','default',' Parker McCollum'),</text:p>
          </table:table-cell>
        </table:table-row>
        <table:table-row table:style-name="ro3">
          <table:table-cell office:value-type="string" calcext:value-type="string">
            <text:p><text:a xlink:href="https://www.songfacts.com/facts/ingrid-michaelson/to-begin-again" xlink:type="simple">To Begin Again</text:a> - Ingrid Michaelson</text:p>
          </table:table-cell>
          <table:table-cell table:formula="of:=LEFT([.A835];(FIND(&quot;-&quot;;[.A835])-1))" office:value-type="string" office:string-value="To Begin Again " calcext:value-type="string">
            <text:p>To Begin Again </text:p>
          </table:table-cell>
          <table:table-cell table:formula="of:=SUBSTITUTE([.A835];LEFT([.A835];(FIND(&quot;-&quot;;[.A835])));&quot;&quot;)" office:value-type="string" office:string-value=" Ingrid Michaelson" calcext:value-type="string">
            <text:p><text:s/>Ingrid Michaelson</text:p>
          </table:table-cell>
          <table:table-cell table:number-columns-repeated="4"/>
          <table:table-cell table:formula="of:=RANDBETWEEN(1;4)" office:value-type="float" office:value="2" calcext:value-type="float">
            <text:p>2</text:p>
          </table:table-cell>
          <table:table-cell table:formula="of:=&quot;('&quot;&amp;[.B835]&amp;&quot;',&quot;&amp;[.H835]&amp;&quot;,'default','default','&quot;&amp;[.C835]&amp;&quot;'),&quot;" office:value-type="string" office:string-value="('To Begin Again ',2,'default','default',' Ingrid Michaelson')," calcext:value-type="string">
            <text:p>('To Begin Again ',2,'default','default',' Ingrid Michaelson'),</text:p>
          </table:table-cell>
        </table:table-row>
        <table:table-row table:style-name="ro3">
          <table:table-cell office:value-type="string" calcext:value-type="string">
            <text:p><text:a xlink:href="https://www.songfacts.com/facts/thomas-rhett/to-the-guys-that-date-my-girls" xlink:type="simple">To The Guys That Date My Girls</text:a> - Thomas Rhett</text:p>
          </table:table-cell>
          <table:table-cell table:formula="of:=LEFT([.A836];(FIND(&quot;-&quot;;[.A836])-1))" office:value-type="string" office:string-value="To The Guys That Date My Girls " calcext:value-type="string">
            <text:p>To The Guys That Date My Girls </text:p>
          </table:table-cell>
          <table:table-cell table:formula="of:=SUBSTITUTE([.A836];LEFT([.A836];(FIND(&quot;-&quot;;[.A836])));&quot;&quot;)" office:value-type="string" office:string-value=" Thomas Rhett" calcext:value-type="string">
            <text:p><text:s/>Thomas Rhett</text:p>
          </table:table-cell>
          <table:table-cell table:number-columns-repeated="4"/>
          <table:table-cell table:formula="of:=RANDBETWEEN(1;4)" office:value-type="float" office:value="3" calcext:value-type="float">
            <text:p>3</text:p>
          </table:table-cell>
          <table:table-cell table:formula="of:=&quot;('&quot;&amp;[.B836]&amp;&quot;',&quot;&amp;[.H836]&amp;&quot;,'default','default','&quot;&amp;[.C836]&amp;&quot;'),&quot;" office:value-type="string" office:string-value="('To The Guys That Date My Girls ',3,'default','default',' Thomas Rhett')," calcext:value-type="string">
            <text:p>('To The Guys That Date My Girls ',3,'default','default',' Thomas Rhett'),</text:p>
          </table:table-cell>
        </table:table-row>
        <table:table-row table:style-name="ro2">
          <table:table-cell office:value-type="string" calcext:value-type="string">
            <text:p><text:a xlink:href="https://www.songfacts.com/facts/jnr-choi/to-the-moon" xlink:type="simple">To The Moon</text:a> - Jnr Choi</text:p>
          </table:table-cell>
          <table:table-cell table:formula="of:=LEFT([.A837];(FIND(&quot;-&quot;;[.A837])-1))" office:value-type="string" office:string-value="To The Moon " calcext:value-type="string">
            <text:p>To The Moon </text:p>
          </table:table-cell>
          <table:table-cell table:formula="of:=SUBSTITUTE([.A837];LEFT([.A837];(FIND(&quot;-&quot;;[.A837])));&quot;&quot;)" office:value-type="string" office:string-value=" Jnr Choi" calcext:value-type="string">
            <text:p><text:s/>Jnr Choi</text:p>
          </table:table-cell>
          <table:table-cell table:number-columns-repeated="4"/>
          <table:table-cell table:formula="of:=RANDBETWEEN(1;4)" office:value-type="float" office:value="2" calcext:value-type="float">
            <text:p>2</text:p>
          </table:table-cell>
          <table:table-cell table:formula="of:=&quot;('&quot;&amp;[.B837]&amp;&quot;',&quot;&amp;[.H837]&amp;&quot;,'default','default','&quot;&amp;[.C837]&amp;&quot;'),&quot;" office:value-type="string" office:string-value="('To The Moon ',2,'default','default',' Jnr Choi')," calcext:value-type="string">
            <text:p>('To The Moon ',2,'default','default',' Jnr Choi'),</text:p>
          </table:table-cell>
        </table:table-row>
        <table:table-row table:style-name="ro3">
          <table:table-cell office:value-type="string" calcext:value-type="string">
            <text:p><text:a xlink:href="https://www.songfacts.com/facts/rauw-alejandro/todo-de-ti" xlink:type="simple">Todo De Ti</text:a> - Rauw Alejandro</text:p>
          </table:table-cell>
          <table:table-cell table:formula="of:=LEFT([.A838];(FIND(&quot;-&quot;;[.A838])-1))" office:value-type="string" office:string-value="Todo De Ti " calcext:value-type="string">
            <text:p>Todo De Ti </text:p>
          </table:table-cell>
          <table:table-cell table:formula="of:=SUBSTITUTE([.A838];LEFT([.A838];(FIND(&quot;-&quot;;[.A838])));&quot;&quot;)" office:value-type="string" office:string-value=" Rauw Alejandro" calcext:value-type="string">
            <text:p><text:s/>Rauw Alejandro</text:p>
          </table:table-cell>
          <table:table-cell table:number-columns-repeated="4"/>
          <table:table-cell table:formula="of:=RANDBETWEEN(1;4)" office:value-type="float" office:value="3" calcext:value-type="float">
            <text:p>3</text:p>
          </table:table-cell>
          <table:table-cell table:formula="of:=&quot;('&quot;&amp;[.B838]&amp;&quot;',&quot;&amp;[.H838]&amp;&quot;,'default','default','&quot;&amp;[.C838]&amp;&quot;'),&quot;" office:value-type="string" office:string-value="('Todo De Ti ',3,'default','default',' Rauw Alejandro')," calcext:value-type="string">
            <text:p>('Todo De Ti ',3,'default','default',' Rauw Alejandro'),</text:p>
          </table:table-cell>
        </table:table-row>
        <table:table-row table:style-name="ro5">
          <table:table-cell office:value-type="string" calcext:value-type="string">
            <text:p><text:a xlink:href="https://www.songfacts.com/facts/elizabeth-and-the-catapult/together-alone" xlink:type="simple">Together, Alone</text:a> - Elizabeth And The Catapult</text:p>
          </table:table-cell>
          <table:table-cell table:formula="of:=LEFT([.A839];(FIND(&quot;-&quot;;[.A839])-1))" office:value-type="string" office:string-value="Together, Alone " calcext:value-type="string">
            <text:p>Together, Alone </text:p>
          </table:table-cell>
          <table:table-cell table:formula="of:=SUBSTITUTE([.A839];LEFT([.A839];(FIND(&quot;-&quot;;[.A839])));&quot;&quot;)" office:value-type="string" office:string-value=" Elizabeth And The Catapult" calcext:value-type="string">
            <text:p><text:s/>Elizabeth And The Catapult</text:p>
          </table:table-cell>
          <table:table-cell table:number-columns-repeated="4"/>
          <table:table-cell table:formula="of:=RANDBETWEEN(1;4)" office:value-type="float" office:value="2" calcext:value-type="float">
            <text:p>2</text:p>
          </table:table-cell>
          <table:table-cell table:formula="of:=&quot;('&quot;&amp;[.B839]&amp;&quot;',&quot;&amp;[.H839]&amp;&quot;,'default','default','&quot;&amp;[.C839]&amp;&quot;'),&quot;" office:value-type="string" office:string-value="('Together, Alone ',2,'default','default',' Elizabeth And The Catapult')," calcext:value-type="string">
            <text:p>('Together, Alone ',2,'default','default',' Elizabeth And The Catapult'),</text:p>
          </table:table-cell>
        </table:table-row>
        <table:table-row table:style-name="ro2">
          <table:table-cell office:value-type="string" calcext:value-type="string">
            <text:p><text:a xlink:href="https://www.songfacts.com/facts/rod-wave/tombstone" xlink:type="simple">Tombstone</text:a> - Rod Wave</text:p>
          </table:table-cell>
          <table:table-cell table:formula="of:=LEFT([.A840];(FIND(&quot;-&quot;;[.A840])-1))" office:value-type="string" office:string-value="Tombstone " calcext:value-type="string">
            <text:p>Tombstone </text:p>
          </table:table-cell>
          <table:table-cell table:formula="of:=SUBSTITUTE([.A840];LEFT([.A840];(FIND(&quot;-&quot;;[.A840])));&quot;&quot;)" office:value-type="string" office:string-value=" Rod Wave" calcext:value-type="string">
            <text:p><text:s/>Rod Wave</text:p>
          </table:table-cell>
          <table:table-cell table:number-columns-repeated="4"/>
          <table:table-cell table:formula="of:=RANDBETWEEN(1;4)" office:value-type="float" office:value="3" calcext:value-type="float">
            <text:p>3</text:p>
          </table:table-cell>
          <table:table-cell table:formula="of:=&quot;('&quot;&amp;[.B840]&amp;&quot;',&quot;&amp;[.H840]&amp;&quot;,'default','default','&quot;&amp;[.C840]&amp;&quot;'),&quot;" office:value-type="string" office:string-value="('Tombstone ',3,'default','default',' Rod Wave')," calcext:value-type="string">
            <text:p>('Tombstone ',3,'default','default',' Rod Wave'),</text:p>
          </table:table-cell>
        </table:table-row>
        <table:table-row table:style-name="ro2">
          <table:table-cell office:value-type="string" calcext:value-type="string">
            <text:p><text:a xlink:href="https://www.songfacts.com/facts/night-ranger/tomorrow" xlink:type="simple">Tomorrow</text:a> - Night Ranger</text:p>
          </table:table-cell>
          <table:table-cell table:formula="of:=LEFT([.A841];(FIND(&quot;-&quot;;[.A841])-1))" office:value-type="string" office:string-value="Tomorrow " calcext:value-type="string">
            <text:p>Tomorrow </text:p>
          </table:table-cell>
          <table:table-cell table:formula="of:=SUBSTITUTE([.A841];LEFT([.A841];(FIND(&quot;-&quot;;[.A841])));&quot;&quot;)" office:value-type="string" office:string-value=" Night Ranger" calcext:value-type="string">
            <text:p><text:s/>Night Ranger</text:p>
          </table:table-cell>
          <table:table-cell table:number-columns-repeated="4"/>
          <table:table-cell table:formula="of:=RANDBETWEEN(1;4)" office:value-type="float" office:value="1" calcext:value-type="float">
            <text:p>1</text:p>
          </table:table-cell>
          <table:table-cell table:formula="of:=&quot;('&quot;&amp;[.B841]&amp;&quot;',&quot;&amp;[.H841]&amp;&quot;,'default','default','&quot;&amp;[.C841]&amp;&quot;'),&quot;" office:value-type="string" office:string-value="('Tomorrow ',1,'default','default',' Night Ranger')," calcext:value-type="string">
            <text:p>('Tomorrow ',1,'default','default',' Night Ranger'),</text:p>
          </table:table-cell>
        </table:table-row>
        <table:table-row table:style-name="ro2">
          <table:table-cell office:value-type="string" calcext:value-type="string">
            <text:p><text:a xlink:href="https://www.songfacts.com/facts/gunna/too-easy" xlink:type="simple">Too Easy</text:a> - Gunna</text:p>
          </table:table-cell>
          <table:table-cell table:formula="of:=LEFT([.A842];(FIND(&quot;-&quot;;[.A842])-1))" office:value-type="string" office:string-value="Too Easy " calcext:value-type="string">
            <text:p>Too Easy </text:p>
          </table:table-cell>
          <table:table-cell table:formula="of:=SUBSTITUTE([.A842];LEFT([.A842];(FIND(&quot;-&quot;;[.A842])));&quot;&quot;)" office:value-type="string" office:string-value=" Gunna" calcext:value-type="string">
            <text:p><text:s/>Gunna</text:p>
          </table:table-cell>
          <table:table-cell table:number-columns-repeated="4"/>
          <table:table-cell table:formula="of:=RANDBETWEEN(1;4)" office:value-type="float" office:value="4" calcext:value-type="float">
            <text:p>4</text:p>
          </table:table-cell>
          <table:table-cell table:formula="of:=&quot;('&quot;&amp;[.B842]&amp;&quot;',&quot;&amp;[.H842]&amp;&quot;,'default','default','&quot;&amp;[.C842]&amp;&quot;'),&quot;" office:value-type="string" office:string-value="('Too Easy ',4,'default','default',' Gunna')," calcext:value-type="string">
            <text:p>('Too Easy ',4,'default','default',' Gunna'),</text:p>
          </table:table-cell>
        </table:table-row>
        <table:table-row table:style-name="ro2">
          <table:table-cell office:value-type="string" calcext:value-type="string">
            <text:p><text:a xlink:href="https://www.songfacts.com/facts/arlo-parks/too-good" xlink:type="simple">Too Good</text:a> - Arlo Parks</text:p>
          </table:table-cell>
          <table:table-cell table:formula="of:=LEFT([.A843];(FIND(&quot;-&quot;;[.A843])-1))" office:value-type="string" office:string-value="Too Good " calcext:value-type="string">
            <text:p>Too Good </text:p>
          </table:table-cell>
          <table:table-cell table:formula="of:=SUBSTITUTE([.A843];LEFT([.A843];(FIND(&quot;-&quot;;[.A843])));&quot;&quot;)" office:value-type="string" office:string-value=" Arlo Parks" calcext:value-type="string">
            <text:p><text:s/>Arlo Parks</text:p>
          </table:table-cell>
          <table:table-cell table:number-columns-repeated="4"/>
          <table:table-cell table:formula="of:=RANDBETWEEN(1;4)" office:value-type="float" office:value="2" calcext:value-type="float">
            <text:p>2</text:p>
          </table:table-cell>
          <table:table-cell table:formula="of:=&quot;('&quot;&amp;[.B843]&amp;&quot;',&quot;&amp;[.H843]&amp;&quot;,'default','default','&quot;&amp;[.C843]&amp;&quot;'),&quot;" office:value-type="string" office:string-value="('Too Good ',2,'default','default',' Arlo Parks')," calcext:value-type="string">
            <text:p>('Too Good ',2,'default','default',' Arlo Parks'),</text:p>
          </table:table-cell>
        </table:table-row>
        <table:table-row table:style-name="ro3">
          <table:table-cell office:value-type="string" calcext:value-type="string">
            <text:p><text:a xlink:href="https://www.songfacts.com/facts/rising-appalachia/top-shelf" xlink:type="simple">Top Shelf</text:a> - Rising Appalachia</text:p>
          </table:table-cell>
          <table:table-cell table:formula="of:=LEFT([.A844];(FIND(&quot;-&quot;;[.A844])-1))" office:value-type="string" office:string-value="Top Shelf " calcext:value-type="string">
            <text:p>Top Shelf </text:p>
          </table:table-cell>
          <table:table-cell table:formula="of:=SUBSTITUTE([.A844];LEFT([.A844];(FIND(&quot;-&quot;;[.A844])));&quot;&quot;)" office:value-type="string" office:string-value=" Rising Appalachia" calcext:value-type="string">
            <text:p><text:s/>Rising Appalachia</text:p>
          </table:table-cell>
          <table:table-cell table:number-columns-repeated="4"/>
          <table:table-cell table:formula="of:=RANDBETWEEN(1;4)" office:value-type="float" office:value="3" calcext:value-type="float">
            <text:p>3</text:p>
          </table:table-cell>
          <table:table-cell table:formula="of:=&quot;('&quot;&amp;[.B844]&amp;&quot;',&quot;&amp;[.H844]&amp;&quot;,'default','default','&quot;&amp;[.C844]&amp;&quot;'),&quot;" office:value-type="string" office:string-value="('Top Shelf ',3,'default','default',' Rising Appalachia')," calcext:value-type="string">
            <text:p>('Top Shelf ',3,'default','default',' Rising Appalachia'),</text:p>
          </table:table-cell>
        </table:table-row>
        <table:table-row table:style-name="ro2">
          <table:table-cell office:value-type="string" calcext:value-type="string">
            <text:p><text:a xlink:href="https://www.songfacts.com/facts/olivia-rodrigo/traitor" xlink:type="simple">Traitor</text:a> - Olivia Rodrigo</text:p>
          </table:table-cell>
          <table:table-cell table:formula="of:=LEFT([.A845];(FIND(&quot;-&quot;;[.A845])-1))" office:value-type="string" office:string-value="Traitor " calcext:value-type="string">
            <text:p>Traitor </text:p>
          </table:table-cell>
          <table:table-cell table:formula="of:=SUBSTITUTE([.A845];LEFT([.A845];(FIND(&quot;-&quot;;[.A845])));&quot;&quot;)" office:value-type="string" office:string-value=" Olivia Rodrigo" calcext:value-type="string">
            <text:p><text:s/>Olivia Rodrigo</text:p>
          </table:table-cell>
          <table:table-cell table:number-columns-repeated="4"/>
          <table:table-cell table:formula="of:=RANDBETWEEN(1;4)" office:value-type="float" office:value="3" calcext:value-type="float">
            <text:p>3</text:p>
          </table:table-cell>
          <table:table-cell table:formula="of:=&quot;('&quot;&amp;[.B845]&amp;&quot;',&quot;&amp;[.H845]&amp;&quot;,'default','default','&quot;&amp;[.C845]&amp;&quot;'),&quot;" office:value-type="string" office:string-value="('Traitor ',3,'default','default',' Olivia Rodrigo')," calcext:value-type="string">
            <text:p>('Traitor ',3,'default','default',' Olivia Rodrigo'),</text:p>
          </table:table-cell>
        </table:table-row>
        <table:table-row table:style-name="ro3">
          <table:table-cell office:value-type="string" calcext:value-type="string">
            <text:p><text:a xlink:href="https://www.songfacts.com/facts/rodney-crowell/transient-global-amnesia-blues" xlink:type="simple">Transient Global Amnesia Blues</text:a> - Rodney Crowell</text:p>
          </table:table-cell>
          <table:table-cell table:formula="of:=LEFT([.A846];(FIND(&quot;-&quot;;[.A846])-1))" office:value-type="string" office:string-value="Transient Global Amnesia Blues " calcext:value-type="string">
            <text:p>Transient Global Amnesia Blues </text:p>
          </table:table-cell>
          <table:table-cell table:formula="of:=SUBSTITUTE([.A846];LEFT([.A846];(FIND(&quot;-&quot;;[.A846])));&quot;&quot;)" office:value-type="string" office:string-value=" Rodney Crowell" calcext:value-type="string">
            <text:p><text:s/>Rodney Crowell</text:p>
          </table:table-cell>
          <table:table-cell table:number-columns-repeated="4"/>
          <table:table-cell table:formula="of:=RANDBETWEEN(1;4)" office:value-type="float" office:value="3" calcext:value-type="float">
            <text:p>3</text:p>
          </table:table-cell>
          <table:table-cell table:formula="of:=&quot;('&quot;&amp;[.B846]&amp;&quot;',&quot;&amp;[.H846]&amp;&quot;,'default','default','&quot;&amp;[.C846]&amp;&quot;'),&quot;" office:value-type="string" office:string-value="('Transient Global Amnesia Blues ',3,'default','default',' Rodney Crowell')," calcext:value-type="string">
            <text:p>('Transient Global Amnesia Blues ',3,'default','default',' Rodney Crowell'),</text:p>
          </table:table-cell>
        </table:table-row>
        <table:table-row table:style-name="ro3">
          <table:table-cell office:value-type="string" calcext:value-type="string">
            <text:p><text:a xlink:href="https://www.songfacts.com/facts/willow-smith/transparent-soul" xlink:type="simple">Transparent Soul</text:a> - Willow Smith</text:p>
          </table:table-cell>
          <table:table-cell table:formula="of:=LEFT([.A847];(FIND(&quot;-&quot;;[.A847])-1))" office:value-type="string" office:string-value="Transparent Soul " calcext:value-type="string">
            <text:p>Transparent Soul </text:p>
          </table:table-cell>
          <table:table-cell table:formula="of:=SUBSTITUTE([.A847];LEFT([.A847];(FIND(&quot;-&quot;;[.A847])));&quot;&quot;)" office:value-type="string" office:string-value=" Willow Smith" calcext:value-type="string">
            <text:p><text:s/>Willow Smith</text:p>
          </table:table-cell>
          <table:table-cell table:number-columns-repeated="4"/>
          <table:table-cell table:formula="of:=RANDBETWEEN(1;4)" office:value-type="float" office:value="2" calcext:value-type="float">
            <text:p>2</text:p>
          </table:table-cell>
          <table:table-cell table:formula="of:=&quot;('&quot;&amp;[.B847]&amp;&quot;',&quot;&amp;[.H847]&amp;&quot;,'default','default','&quot;&amp;[.C847]&amp;&quot;'),&quot;" office:value-type="string" office:string-value="('Transparent Soul ',2,'default','default',' Willow Smith')," calcext:value-type="string">
            <text:p>('Transparent Soul ',2,'default','default',' Willow Smith'),</text:p>
          </table:table-cell>
        </table:table-row>
        <table:table-row table:style-name="ro3">
          <table:table-cell office:value-type="string" calcext:value-type="string">
            <text:p><text:a xlink:href="https://www.songfacts.com/facts/mary-heather-hickman/treasure" xlink:type="simple">Treasure</text:a> - Mary Heather Hickman</text:p>
          </table:table-cell>
          <table:table-cell table:formula="of:=LEFT([.A848];(FIND(&quot;-&quot;;[.A848])-1))" office:value-type="string" office:string-value="Treasure " calcext:value-type="string">
            <text:p>Treasure </text:p>
          </table:table-cell>
          <table:table-cell table:formula="of:=SUBSTITUTE([.A848];LEFT([.A848];(FIND(&quot;-&quot;;[.A848])));&quot;&quot;)" office:value-type="string" office:string-value=" Mary Heather Hickman" calcext:value-type="string">
            <text:p><text:s/>Mary Heather Hickman</text:p>
          </table:table-cell>
          <table:table-cell table:number-columns-repeated="4"/>
          <table:table-cell table:formula="of:=RANDBETWEEN(1;4)" office:value-type="float" office:value="1" calcext:value-type="float">
            <text:p>1</text:p>
          </table:table-cell>
          <table:table-cell table:formula="of:=&quot;('&quot;&amp;[.B848]&amp;&quot;',&quot;&amp;[.H848]&amp;&quot;,'default','default','&quot;&amp;[.C848]&amp;&quot;'),&quot;" office:value-type="string" office:string-value="('Treasure ',1,'default','default',' Mary Heather Hickman')," calcext:value-type="string">
            <text:p>('Treasure ',1,'default','default',' Mary Heather Hickman'),</text:p>
          </table:table-cell>
        </table:table-row>
        <table:table-row table:style-name="ro3">
          <table:table-cell office:value-type="string" calcext:value-type="string">
            <text:p><text:a xlink:href="https://www.songfacts.com/facts/greta-van-fleet/trip-the-light-fantastic" xlink:type="simple">Trip the Light Fantastic</text:a> - Greta Van Fleet</text:p>
          </table:table-cell>
          <table:table-cell table:formula="of:=LEFT([.A849];(FIND(&quot;-&quot;;[.A849])-1))" office:value-type="string" office:string-value="Trip the Light Fantastic " calcext:value-type="string">
            <text:p>Trip the Light Fantastic </text:p>
          </table:table-cell>
          <table:table-cell table:formula="of:=SUBSTITUTE([.A849];LEFT([.A849];(FIND(&quot;-&quot;;[.A849])));&quot;&quot;)" office:value-type="string" office:string-value=" Greta Van Fleet" calcext:value-type="string">
            <text:p><text:s/>Greta Van Fleet</text:p>
          </table:table-cell>
          <table:table-cell table:number-columns-repeated="4"/>
          <table:table-cell table:formula="of:=RANDBETWEEN(1;4)" office:value-type="float" office:value="4" calcext:value-type="float">
            <text:p>4</text:p>
          </table:table-cell>
          <table:table-cell table:formula="of:=&quot;('&quot;&amp;[.B849]&amp;&quot;',&quot;&amp;[.H849]&amp;&quot;,'default','default','&quot;&amp;[.C849]&amp;&quot;'),&quot;" office:value-type="string" office:string-value="('Trip the Light Fantastic ',4,'default','default',' Greta Van Fleet')," calcext:value-type="string">
            <text:p>('Trip the Light Fantastic ',4,'default','default',' Greta Van Fleet'),</text:p>
          </table:table-cell>
        </table:table-row>
        <table:table-row table:style-name="ro2">
          <table:table-cell office:value-type="string" calcext:value-type="string">
            <text:p><text:a xlink:href="https://www.songfacts.com/facts/lucy-dacus/triple-dog-dare" xlink:type="simple">Triple Dog Dare</text:a> - Lucy Dacus</text:p>
          </table:table-cell>
          <table:table-cell table:formula="of:=LEFT([.A850];(FIND(&quot;-&quot;;[.A850])-1))" office:value-type="string" office:string-value="Triple Dog Dare " calcext:value-type="string">
            <text:p>Triple Dog Dare </text:p>
          </table:table-cell>
          <table:table-cell table:formula="of:=SUBSTITUTE([.A850];LEFT([.A850];(FIND(&quot;-&quot;;[.A850])));&quot;&quot;)" office:value-type="string" office:string-value=" Lucy Dacus" calcext:value-type="string">
            <text:p><text:s/>Lucy Dacus</text:p>
          </table:table-cell>
          <table:table-cell table:number-columns-repeated="4"/>
          <table:table-cell table:formula="of:=RANDBETWEEN(1;4)" office:value-type="float" office:value="3" calcext:value-type="float">
            <text:p>3</text:p>
          </table:table-cell>
          <table:table-cell table:formula="of:=&quot;('&quot;&amp;[.B850]&amp;&quot;',&quot;&amp;[.H850]&amp;&quot;,'default','default','&quot;&amp;[.C850]&amp;&quot;'),&quot;" office:value-type="string" office:string-value="('Triple Dog Dare ',3,'default','default',' Lucy Dacus')," calcext:value-type="string">
            <text:p>('Triple Dog Dare ',3,'default','default',' Lucy Dacus'),</text:p>
          </table:table-cell>
        </table:table-row>
        <table:table-row table:style-name="ro3">
          <table:table-cell office:value-type="string" calcext:value-type="string">
            <text:p><text:a xlink:href="https://www.songfacts.com/facts/the-weather-station/trust" xlink:type="simple">Trust</text:a> - The Weather Station</text:p>
          </table:table-cell>
          <table:table-cell table:formula="of:=LEFT([.A851];(FIND(&quot;-&quot;;[.A851])-1))" office:value-type="string" office:string-value="Trust " calcext:value-type="string">
            <text:p>Trust </text:p>
          </table:table-cell>
          <table:table-cell table:formula="of:=SUBSTITUTE([.A851];LEFT([.A851];(FIND(&quot;-&quot;;[.A851])));&quot;&quot;)" office:value-type="string" office:string-value=" The Weather Station" calcext:value-type="string">
            <text:p><text:s/>The Weather Station</text:p>
          </table:table-cell>
          <table:table-cell table:number-columns-repeated="4"/>
          <table:table-cell table:formula="of:=RANDBETWEEN(1;4)" office:value-type="float" office:value="4" calcext:value-type="float">
            <text:p>4</text:p>
          </table:table-cell>
          <table:table-cell table:formula="of:=&quot;('&quot;&amp;[.B851]&amp;&quot;',&quot;&amp;[.H851]&amp;&quot;,'default','default','&quot;&amp;[.C851]&amp;&quot;'),&quot;" office:value-type="string" office:string-value="('Trust ',4,'default','default',' The Weather Station')," calcext:value-type="string">
            <text:p>('Trust ',4,'default','default',' The Weather Station'),</text:p>
          </table:table-cell>
        </table:table-row>
        <table:table-row table:style-name="ro1">
          <table:table-cell office:value-type="string" calcext:value-type="string">
            <text:p><text:a xlink:href="https://www.songfacts.com/facts/jungle/truth" xlink:type="simple">Truth</text:a> - Jungle</text:p>
          </table:table-cell>
          <table:table-cell table:formula="of:=LEFT([.A852];(FIND(&quot;-&quot;;[.A852])-1))" office:value-type="string" office:string-value="Truth " calcext:value-type="string">
            <text:p>Truth </text:p>
          </table:table-cell>
          <table:table-cell table:formula="of:=SUBSTITUTE([.A852];LEFT([.A852];(FIND(&quot;-&quot;;[.A852])));&quot;&quot;)" office:value-type="string" office:string-value=" Jungle" calcext:value-type="string">
            <text:p><text:s/>Jungle</text:p>
          </table:table-cell>
          <table:table-cell table:number-columns-repeated="4"/>
          <table:table-cell table:formula="of:=RANDBETWEEN(1;4)" office:value-type="float" office:value="1" calcext:value-type="float">
            <text:p>1</text:p>
          </table:table-cell>
          <table:table-cell table:formula="of:=&quot;('&quot;&amp;[.B852]&amp;&quot;',&quot;&amp;[.H852]&amp;&quot;,'default','default','&quot;&amp;[.C852]&amp;&quot;'),&quot;" office:value-type="string" office:string-value="('Truth ',1,'default','default',' Jungle')," calcext:value-type="string">
            <text:p>('Truth ',1,'default','default',' Jungle'),</text:p>
          </table:table-cell>
        </table:table-row>
        <table:table-row table:style-name="ro1">
          <table:table-cell office:value-type="string" calcext:value-type="string">
            <text:p><text:a xlink:href="https://www.songfacts.com/facts/drake/tsu" xlink:type="simple">TSU</text:a> - Drake</text:p>
          </table:table-cell>
          <table:table-cell table:formula="of:=LEFT([.A853];(FIND(&quot;-&quot;;[.A853])-1))" office:value-type="string" office:string-value="TSU " calcext:value-type="string">
            <text:p>TSU </text:p>
          </table:table-cell>
          <table:table-cell table:formula="of:=SUBSTITUTE([.A853];LEFT([.A853];(FIND(&quot;-&quot;;[.A853])));&quot;&quot;)" office:value-type="string" office:string-value=" Drake" calcext:value-type="string">
            <text:p><text:s/>Drake</text:p>
          </table:table-cell>
          <table:table-cell table:number-columns-repeated="4"/>
          <table:table-cell table:formula="of:=RANDBETWEEN(1;4)" office:value-type="float" office:value="1" calcext:value-type="float">
            <text:p>1</text:p>
          </table:table-cell>
          <table:table-cell table:formula="of:=&quot;('&quot;&amp;[.B853]&amp;&quot;',&quot;&amp;[.H853]&amp;&quot;,'default','default','&quot;&amp;[.C853]&amp;&quot;'),&quot;" office:value-type="string" office:string-value="('TSU ',1,'default','default',' Drake')," calcext:value-type="string">
            <text:p>('TSU ',1,'default','default',' Drake'),</text:p>
          </table:table-cell>
        </table:table-row>
        <table:table-row table:style-name="ro3">
          <table:table-cell office:value-type="string" calcext:value-type="string">
            <text:p><text:a xlink:href="https://www.songfacts.com/facts/courtney-barnett/turning-green" xlink:type="simple">Turning Green</text:a> - Courtney Barnett</text:p>
          </table:table-cell>
          <table:table-cell table:formula="of:=LEFT([.A854];(FIND(&quot;-&quot;;[.A854])-1))" office:value-type="string" office:string-value="Turning Green " calcext:value-type="string">
            <text:p>Turning Green </text:p>
          </table:table-cell>
          <table:table-cell table:formula="of:=SUBSTITUTE([.A854];LEFT([.A854];(FIND(&quot;-&quot;;[.A854])));&quot;&quot;)" office:value-type="string" office:string-value=" Courtney Barnett" calcext:value-type="string">
            <text:p><text:s/>Courtney Barnett</text:p>
          </table:table-cell>
          <table:table-cell table:number-columns-repeated="4"/>
          <table:table-cell table:formula="of:=RANDBETWEEN(1;4)" office:value-type="float" office:value="1" calcext:value-type="float">
            <text:p>1</text:p>
          </table:table-cell>
          <table:table-cell table:formula="of:=&quot;('&quot;&amp;[.B854]&amp;&quot;',&quot;&amp;[.H854]&amp;&quot;,'default','default','&quot;&amp;[.C854]&amp;&quot;'),&quot;" office:value-type="string" office:string-value="('Turning Green ',1,'default','default',' Courtney Barnett')," calcext:value-type="string">
            <text:p>('Turning Green ',1,'default','default',' Courtney Barnett'),</text:p>
          </table:table-cell>
        </table:table-row>
        <table:table-row table:style-name="ro2">
          <table:table-cell office:value-type="string" calcext:value-type="string">
            <text:p><text:a xlink:href="https://www.songfacts.com/facts/royal-blood/typhoons" xlink:type="simple">Typhoons</text:a> - Royal Blood</text:p>
          </table:table-cell>
          <table:table-cell table:formula="of:=LEFT([.A855];(FIND(&quot;-&quot;;[.A855])-1))" office:value-type="string" office:string-value="Typhoons " calcext:value-type="string">
            <text:p>Typhoons </text:p>
          </table:table-cell>
          <table:table-cell table:formula="of:=SUBSTITUTE([.A855];LEFT([.A855];(FIND(&quot;-&quot;;[.A855])));&quot;&quot;)" office:value-type="string" office:string-value=" Royal Blood" calcext:value-type="string">
            <text:p><text:s/>Royal Blood</text:p>
          </table:table-cell>
          <table:table-cell table:number-columns-repeated="4"/>
          <table:table-cell table:formula="of:=RANDBETWEEN(1;4)" office:value-type="float" office:value="2" calcext:value-type="float">
            <text:p>2</text:p>
          </table:table-cell>
          <table:table-cell table:formula="of:=&quot;('&quot;&amp;[.B855]&amp;&quot;',&quot;&amp;[.H855]&amp;&quot;,'default','default','&quot;&amp;[.C855]&amp;&quot;'),&quot;" office:value-type="string" office:string-value="('Typhoons ',2,'default','default',' Royal Blood')," calcext:value-type="string">
            <text:p>('Typhoons ',2,'default','default',' Royal Blood'),</text:p>
          </table:table-cell>
        </table:table-row>
        <table:table-row table:style-name="ro1">
          <table:table-cell office:value-type="string" calcext:value-type="string">
            <text:p><text:a xlink:href="https://www.songfacts.com/facts/alt-j/ume" xlink:type="simple">U&amp;ME</text:a> - Alt-J</text:p>
          </table:table-cell>
          <table:table-cell table:formula="of:=LEFT([.A856];(FIND(&quot;-&quot;;[.A856])-1))" office:value-type="string" office:string-value="U&amp;ME " calcext:value-type="string">
            <text:p>U&amp;ME </text:p>
          </table:table-cell>
          <table:table-cell table:formula="of:=SUBSTITUTE([.A856];LEFT([.A856];(FIND(&quot;-&quot;;[.A856])));&quot;&quot;)" office:value-type="string" office:string-value=" Alt-J" calcext:value-type="string">
            <text:p><text:s/>Alt-J</text:p>
          </table:table-cell>
          <table:table-cell table:number-columns-repeated="4"/>
          <table:table-cell table:formula="of:=RANDBETWEEN(1;4)" office:value-type="float" office:value="3" calcext:value-type="float">
            <text:p>3</text:p>
          </table:table-cell>
          <table:table-cell table:formula="of:=&quot;('&quot;&amp;[.B856]&amp;&quot;',&quot;&amp;[.H856]&amp;&quot;,'default','default','&quot;&amp;[.C856]&amp;&quot;'),&quot;" office:value-type="string" office:string-value="('U&amp;ME ',3,'default','default',' Alt-J')," calcext:value-type="string">
            <text:p>('U&amp;ME ',3,'default','default',' Alt-J'),</text:p>
          </table:table-cell>
        </table:table-row>
        <table:table-row table:style-name="ro2">
          <table:table-cell office:value-type="string" calcext:value-type="string">
            <text:p><text:a xlink:href="https://www.songfacts.com/facts/dan-wilson/under-the-circumstances" xlink:type="simple">Under The Circumstances</text:a> - Dan Wilson</text:p>
          </table:table-cell>
          <table:table-cell table:formula="of:=LEFT([.A857];(FIND(&quot;-&quot;;[.A857])-1))" office:value-type="string" office:string-value="Under The Circumstances " calcext:value-type="string">
            <text:p>Under The Circumstances </text:p>
          </table:table-cell>
          <table:table-cell table:formula="of:=SUBSTITUTE([.A857];LEFT([.A857];(FIND(&quot;-&quot;;[.A857])));&quot;&quot;)" office:value-type="string" office:string-value=" Dan Wilson" calcext:value-type="string">
            <text:p><text:s/>Dan Wilson</text:p>
          </table:table-cell>
          <table:table-cell table:number-columns-repeated="4"/>
          <table:table-cell table:formula="of:=RANDBETWEEN(1;4)" office:value-type="float" office:value="1" calcext:value-type="float">
            <text:p>1</text:p>
          </table:table-cell>
          <table:table-cell table:formula="of:=&quot;('&quot;&amp;[.B857]&amp;&quot;',&quot;&amp;[.H857]&amp;&quot;,'default','default','&quot;&amp;[.C857]&amp;&quot;'),&quot;" office:value-type="string" office:string-value="('Under The Circumstances ',1,'default','default',' Dan Wilson')," calcext:value-type="string">
            <text:p>('Under The Circumstances ',1,'default','default',' Dan Wilson'),</text:p>
          </table:table-cell>
        </table:table-row>
        <table:table-row table:style-name="ro2">
          <table:table-cell office:value-type="string" calcext:value-type="string">
            <text:p><text:a xlink:href="https://www.songfacts.com/facts/tim-mcgraw/undivided" xlink:type="simple">Undivided</text:a> - Tim McGraw</text:p>
          </table:table-cell>
          <table:table-cell table:formula="of:=LEFT([.A858];(FIND(&quot;-&quot;;[.A858])-1))" office:value-type="string" office:string-value="Undivided " calcext:value-type="string">
            <text:p>Undivided </text:p>
          </table:table-cell>
          <table:table-cell table:formula="of:=SUBSTITUTE([.A858];LEFT([.A858];(FIND(&quot;-&quot;;[.A858])));&quot;&quot;)" office:value-type="string" office:string-value=" Tim McGraw" calcext:value-type="string">
            <text:p><text:s/>Tim McGraw</text:p>
          </table:table-cell>
          <table:table-cell table:number-columns-repeated="4"/>
          <table:table-cell table:formula="of:=RANDBETWEEN(1;4)" office:value-type="float" office:value="4" calcext:value-type="float">
            <text:p>4</text:p>
          </table:table-cell>
          <table:table-cell table:formula="of:=&quot;('&quot;&amp;[.B858]&amp;&quot;',&quot;&amp;[.H858]&amp;&quot;,'default','default','&quot;&amp;[.C858]&amp;&quot;'),&quot;" office:value-type="string" office:string-value="('Undivided ',4,'default','default',' Tim McGraw')," calcext:value-type="string">
            <text:p>('Undivided ',4,'default','default',' Tim McGraw'),</text:p>
          </table:table-cell>
        </table:table-row>
        <table:table-row table:style-name="ro2">
          <table:table-cell office:value-type="string" calcext:value-type="string">
            <text:p><text:a xlink:href="https://www.songfacts.com/facts/biffy-clyro/unknown-male-01" xlink:type="simple">Unknown Male 01</text:a> - Biffy Clyro</text:p>
          </table:table-cell>
          <table:table-cell table:formula="of:=LEFT([.A859];(FIND(&quot;-&quot;;[.A859])-1))" office:value-type="string" office:string-value="Unknown Male 01 " calcext:value-type="string">
            <text:p>Unknown Male 01 </text:p>
          </table:table-cell>
          <table:table-cell table:formula="of:=SUBSTITUTE([.A859];LEFT([.A859];(FIND(&quot;-&quot;;[.A859])));&quot;&quot;)" office:value-type="string" office:string-value=" Biffy Clyro" calcext:value-type="string">
            <text:p><text:s/>Biffy Clyro</text:p>
          </table:table-cell>
          <table:table-cell table:number-columns-repeated="4"/>
          <table:table-cell table:formula="of:=RANDBETWEEN(1;4)" office:value-type="float" office:value="1" calcext:value-type="float">
            <text:p>1</text:p>
          </table:table-cell>
          <table:table-cell table:formula="of:=&quot;('&quot;&amp;[.B859]&amp;&quot;',&quot;&amp;[.H859]&amp;&quot;,'default','default','&quot;&amp;[.C859]&amp;&quot;'),&quot;" office:value-type="string" office:string-value="('Unknown Male 01 ',1,'default','default',' Biffy Clyro')," calcext:value-type="string">
            <text:p>('Unknown Male 01 ',1,'default','default',' Biffy Clyro'),</text:p>
          </table:table-cell>
        </table:table-row>
        <table:table-row table:style-name="ro2">
          <table:table-cell office:value-type="string" calcext:value-type="string">
            <text:p><text:a xlink:href="https://www.songfacts.com/facts/justin-bieber/unstable" xlink:type="simple">Unstable</text:a> - Justin Bieber</text:p>
          </table:table-cell>
          <table:table-cell table:formula="of:=LEFT([.A860];(FIND(&quot;-&quot;;[.A860])-1))" office:value-type="string" office:string-value="Unstable " calcext:value-type="string">
            <text:p>Unstable </text:p>
          </table:table-cell>
          <table:table-cell table:formula="of:=SUBSTITUTE([.A860];LEFT([.A860];(FIND(&quot;-&quot;;[.A860])));&quot;&quot;)" office:value-type="string" office:string-value=" Justin Bieber" calcext:value-type="string">
            <text:p><text:s/>Justin Bieber</text:p>
          </table:table-cell>
          <table:table-cell table:number-columns-repeated="4"/>
          <table:table-cell table:formula="of:=RANDBETWEEN(1;4)" office:value-type="float" office:value="2" calcext:value-type="float">
            <text:p>2</text:p>
          </table:table-cell>
          <table:table-cell table:formula="of:=&quot;('&quot;&amp;[.B860]&amp;&quot;',&quot;&amp;[.H860]&amp;&quot;,'default','default','&quot;&amp;[.C860]&amp;&quot;'),&quot;" office:value-type="string" office:string-value="('Unstable ',2,'default','default',' Justin Bieber')," calcext:value-type="string">
            <text:p>('Unstable ',2,'default','default',' Justin Bieber'),</text:p>
          </table:table-cell>
        </table:table-row>
        <table:table-row table:style-name="ro1">
          <table:table-cell office:value-type="string" calcext:value-type="string">
            <text:p><text:a xlink:href="https://www.songfacts.com/facts/cardi-b/up" xlink:type="simple">Up</text:a> - Cardi B</text:p>
          </table:table-cell>
          <table:table-cell table:formula="of:=LEFT([.A861];(FIND(&quot;-&quot;;[.A861])-1))" office:value-type="string" office:string-value="Up " calcext:value-type="string">
            <text:p>Up </text:p>
          </table:table-cell>
          <table:table-cell table:formula="of:=SUBSTITUTE([.A861];LEFT([.A861];(FIND(&quot;-&quot;;[.A861])));&quot;&quot;)" office:value-type="string" office:string-value=" Cardi B" calcext:value-type="string">
            <text:p><text:s/>Cardi B</text:p>
          </table:table-cell>
          <table:table-cell table:number-columns-repeated="4"/>
          <table:table-cell table:formula="of:=RANDBETWEEN(1;4)" office:value-type="float" office:value="2" calcext:value-type="float">
            <text:p>2</text:p>
          </table:table-cell>
          <table:table-cell table:formula="of:=&quot;('&quot;&amp;[.B861]&amp;&quot;',&quot;&amp;[.H861]&amp;&quot;,'default','default','&quot;&amp;[.C861]&amp;&quot;'),&quot;" office:value-type="string" office:string-value="('Up ',2,'default','default',' Cardi B')," calcext:value-type="string">
            <text:p>('Up ',2,'default','default',' Cardi B'),</text:p>
          </table:table-cell>
        </table:table-row>
        <table:table-row table:style-name="ro2">
          <table:table-cell office:value-type="string" calcext:value-type="string">
            <text:p><text:a xlink:href="https://www.songfacts.com/facts/luke-bryan/up" xlink:type="simple">Up</text:a> - Luke Bryan</text:p>
          </table:table-cell>
          <table:table-cell table:formula="of:=LEFT([.A862];(FIND(&quot;-&quot;;[.A862])-1))" office:value-type="string" office:string-value="Up " calcext:value-type="string">
            <text:p>Up </text:p>
          </table:table-cell>
          <table:table-cell table:formula="of:=SUBSTITUTE([.A862];LEFT([.A862];(FIND(&quot;-&quot;;[.A862])));&quot;&quot;)" office:value-type="string" office:string-value=" Luke Bryan" calcext:value-type="string">
            <text:p><text:s/>Luke Bryan</text:p>
          </table:table-cell>
          <table:table-cell table:number-columns-repeated="4"/>
          <table:table-cell table:formula="of:=RANDBETWEEN(1;4)" office:value-type="float" office:value="2" calcext:value-type="float">
            <text:p>2</text:p>
          </table:table-cell>
          <table:table-cell table:formula="of:=&quot;('&quot;&amp;[.B862]&amp;&quot;',&quot;&amp;[.H862]&amp;&quot;,'default','default','&quot;&amp;[.C862]&amp;&quot;'),&quot;" office:value-type="string" office:string-value="('Up ',2,'default','default',' Luke Bryan')," calcext:value-type="string">
            <text:p>('Up ',2,'default','default',' Luke Bryan'),</text:p>
          </table:table-cell>
        </table:table-row>
        <table:table-row table:style-name="ro2">
          <table:table-cell office:value-type="string" calcext:value-type="string">
            <text:p><text:a xlink:href="https://www.songfacts.com/facts/john-splithoff/value" xlink:type="simple">Value</text:a> - John Splithoff</text:p>
          </table:table-cell>
          <table:table-cell table:formula="of:=LEFT([.A863];(FIND(&quot;-&quot;;[.A863])-1))" office:value-type="string" office:string-value="Value " calcext:value-type="string">
            <text:p>Value </text:p>
          </table:table-cell>
          <table:table-cell table:formula="of:=SUBSTITUTE([.A863];LEFT([.A863];(FIND(&quot;-&quot;;[.A863])));&quot;&quot;)" office:value-type="string" office:string-value=" John Splithoff" calcext:value-type="string">
            <text:p><text:s/>John Splithoff</text:p>
          </table:table-cell>
          <table:table-cell table:number-columns-repeated="4"/>
          <table:table-cell table:formula="of:=RANDBETWEEN(1;4)" office:value-type="float" office:value="3" calcext:value-type="float">
            <text:p>3</text:p>
          </table:table-cell>
          <table:table-cell table:formula="of:=&quot;('&quot;&amp;[.B863]&amp;&quot;',&quot;&amp;[.H863]&amp;&quot;,'default','default','&quot;&amp;[.C863]&amp;&quot;'),&quot;" office:value-type="string" office:string-value="('Value ',3,'default','default',' John Splithoff')," calcext:value-type="string">
            <text:p>('Value ',3,'default','default',' John Splithoff'),</text:p>
          </table:table-cell>
        </table:table-row>
        <table:table-row table:style-name="ro2">
          <table:table-cell office:value-type="string" calcext:value-type="string">
            <text:p><text:a xlink:href="https://www.songfacts.com/facts/pebe-sebert/vampire" xlink:type="simple">Vampire</text:a> - Pebe Sebert</text:p>
          </table:table-cell>
          <table:table-cell table:formula="of:=LEFT([.A864];(FIND(&quot;-&quot;;[.A864])-1))" office:value-type="string" office:string-value="Vampire " calcext:value-type="string">
            <text:p>Vampire </text:p>
          </table:table-cell>
          <table:table-cell table:formula="of:=SUBSTITUTE([.A864];LEFT([.A864];(FIND(&quot;-&quot;;[.A864])));&quot;&quot;)" office:value-type="string" office:string-value=" Pebe Sebert" calcext:value-type="string">
            <text:p><text:s/>Pebe Sebert</text:p>
          </table:table-cell>
          <table:table-cell table:number-columns-repeated="4"/>
          <table:table-cell table:formula="of:=RANDBETWEEN(1;4)" office:value-type="float" office:value="2" calcext:value-type="float">
            <text:p>2</text:p>
          </table:table-cell>
          <table:table-cell table:formula="of:=&quot;('&quot;&amp;[.B864]&amp;&quot;',&quot;&amp;[.H864]&amp;&quot;,'default','default','&quot;&amp;[.C864]&amp;&quot;'),&quot;" office:value-type="string" office:string-value="('Vampire ',2,'default','default',' Pebe Sebert')," calcext:value-type="string">
            <text:p>('Vampire ',2,'default','default',' Pebe Sebert'),</text:p>
          </table:table-cell>
        </table:table-row>
        <table:table-row table:style-name="ro2">
          <table:table-cell office:value-type="string" calcext:value-type="string">
            <text:p><text:a xlink:href="https://www.songfacts.com/facts/lucy-dacus/vbs" xlink:type="simple">VBS</text:a> - Lucy Dacus</text:p>
          </table:table-cell>
          <table:table-cell table:formula="of:=LEFT([.A865];(FIND(&quot;-&quot;;[.A865])-1))" office:value-type="string" office:string-value="VBS " calcext:value-type="string">
            <text:p>VBS </text:p>
          </table:table-cell>
          <table:table-cell table:formula="of:=SUBSTITUTE([.A865];LEFT([.A865];(FIND(&quot;-&quot;;[.A865])));&quot;&quot;)" office:value-type="string" office:string-value=" Lucy Dacus" calcext:value-type="string">
            <text:p><text:s/>Lucy Dacus</text:p>
          </table:table-cell>
          <table:table-cell table:number-columns-repeated="4"/>
          <table:table-cell table:formula="of:=RANDBETWEEN(1;4)" office:value-type="float" office:value="3" calcext:value-type="float">
            <text:p>3</text:p>
          </table:table-cell>
          <table:table-cell table:formula="of:=&quot;('&quot;&amp;[.B865]&amp;&quot;',&quot;&amp;[.H865]&amp;&quot;,'default','default','&quot;&amp;[.C865]&amp;&quot;'),&quot;" office:value-type="string" office:string-value="('VBS ',3,'default','default',' Lucy Dacus')," calcext:value-type="string">
            <text:p>('VBS ',3,'default','default',' Lucy Dacus'),</text:p>
          </table:table-cell>
        </table:table-row>
        <table:table-row table:style-name="ro2">
          <table:table-cell office:value-type="string" calcext:value-type="string">
            <text:p><text:a xlink:href="https://www.songfacts.com/facts/trishes/venom" xlink:type="simple">Venom</text:a> - TRISHES</text:p>
          </table:table-cell>
          <table:table-cell table:formula="of:=LEFT([.A866];(FIND(&quot;-&quot;;[.A866])-1))" office:value-type="string" office:string-value="Venom " calcext:value-type="string">
            <text:p>Venom </text:p>
          </table:table-cell>
          <table:table-cell table:formula="of:=SUBSTITUTE([.A866];LEFT([.A866];(FIND(&quot;-&quot;;[.A866])));&quot;&quot;)" office:value-type="string" office:string-value=" TRISHES" calcext:value-type="string">
            <text:p><text:s/>TRISHES</text:p>
          </table:table-cell>
          <table:table-cell table:number-columns-repeated="4"/>
          <table:table-cell table:formula="of:=RANDBETWEEN(1;4)" office:value-type="float" office:value="4" calcext:value-type="float">
            <text:p>4</text:p>
          </table:table-cell>
          <table:table-cell table:formula="of:=&quot;('&quot;&amp;[.B866]&amp;&quot;',&quot;&amp;[.H866]&amp;&quot;,'default','default','&quot;&amp;[.C866]&amp;&quot;'),&quot;" office:value-type="string" office:string-value="('Venom ',4,'default','default',' TRISHES')," calcext:value-type="string">
            <text:p>('Venom ',4,'default','default',' TRISHES'),</text:p>
          </table:table-cell>
        </table:table-row>
        <table:table-row table:style-name="ro2">
          <table:table-cell office:value-type="string" calcext:value-type="string">
            <text:p><text:a xlink:href="https://www.songfacts.com/facts/marina-and-the-diamonds/venus-fly-trap" xlink:type="simple">Venus Fly Trap</text:a> - Marina</text:p>
          </table:table-cell>
          <table:table-cell table:formula="of:=LEFT([.A867];(FIND(&quot;-&quot;;[.A867])-1))" office:value-type="string" office:string-value="Venus Fly Trap " calcext:value-type="string">
            <text:p>Venus Fly Trap </text:p>
          </table:table-cell>
          <table:table-cell table:formula="of:=SUBSTITUTE([.A867];LEFT([.A867];(FIND(&quot;-&quot;;[.A867])));&quot;&quot;)" office:value-type="string" office:string-value=" Marina" calcext:value-type="string">
            <text:p><text:s/>Marina</text:p>
          </table:table-cell>
          <table:table-cell table:number-columns-repeated="4"/>
          <table:table-cell table:formula="of:=RANDBETWEEN(1;4)" office:value-type="float" office:value="2" calcext:value-type="float">
            <text:p>2</text:p>
          </table:table-cell>
          <table:table-cell table:formula="of:=&quot;('&quot;&amp;[.B867]&amp;&quot;',&quot;&amp;[.H867]&amp;&quot;,'default','default','&quot;&amp;[.C867]&amp;&quot;'),&quot;" office:value-type="string" office:string-value="('Venus Fly Trap ',2,'default','default',' Marina')," calcext:value-type="string">
            <text:p>('Venus Fly Trap ',2,'default','default',' Marina'),</text:p>
          </table:table-cell>
        </table:table-row>
        <table:table-row table:style-name="ro2">
          <table:table-cell office:value-type="string" calcext:value-type="string">
            <text:p><text:a xlink:href="https://www.songfacts.com/facts/dave/verdansk" xlink:type="simple">Verdansk</text:a> - Dave</text:p>
          </table:table-cell>
          <table:table-cell table:formula="of:=LEFT([.A868];(FIND(&quot;-&quot;;[.A868])-1))" office:value-type="string" office:string-value="Verdansk " calcext:value-type="string">
            <text:p>Verdansk </text:p>
          </table:table-cell>
          <table:table-cell table:formula="of:=SUBSTITUTE([.A868];LEFT([.A868];(FIND(&quot;-&quot;;[.A868])));&quot;&quot;)" office:value-type="string" office:string-value=" Dave" calcext:value-type="string">
            <text:p><text:s/>Dave</text:p>
          </table:table-cell>
          <table:table-cell table:number-columns-repeated="4"/>
          <table:table-cell table:formula="of:=RANDBETWEEN(1;4)" office:value-type="float" office:value="3" calcext:value-type="float">
            <text:p>3</text:p>
          </table:table-cell>
          <table:table-cell table:formula="of:=&quot;('&quot;&amp;[.B868]&amp;&quot;',&quot;&amp;[.H868]&amp;&quot;,'default','default','&quot;&amp;[.C868]&amp;&quot;'),&quot;" office:value-type="string" office:string-value="('Verdansk ',3,'default','default',' Dave')," calcext:value-type="string">
            <text:p>('Verdansk ',3,'default','default',' Dave'),</text:p>
          </table:table-cell>
        </table:table-row>
        <table:table-row table:style-name="ro1">
          <table:table-cell office:value-type="string" calcext:value-type="string">
            <text:p><text:a xlink:href="https://www.songfacts.com/facts/zayn/vibez" xlink:type="simple">Vibez</text:a> - Zayn</text:p>
          </table:table-cell>
          <table:table-cell table:formula="of:=LEFT([.A869];(FIND(&quot;-&quot;;[.A869])-1))" office:value-type="string" office:string-value="Vibez " calcext:value-type="string">
            <text:p>Vibez </text:p>
          </table:table-cell>
          <table:table-cell table:formula="of:=SUBSTITUTE([.A869];LEFT([.A869];(FIND(&quot;-&quot;;[.A869])));&quot;&quot;)" office:value-type="string" office:string-value=" Zayn" calcext:value-type="string">
            <text:p><text:s/>Zayn</text:p>
          </table:table-cell>
          <table:table-cell table:number-columns-repeated="4"/>
          <table:table-cell table:formula="of:=RANDBETWEEN(1;4)" office:value-type="float" office:value="3" calcext:value-type="float">
            <text:p>3</text:p>
          </table:table-cell>
          <table:table-cell table:formula="of:=&quot;('&quot;&amp;[.B869]&amp;&quot;',&quot;&amp;[.H869]&amp;&quot;,'default','default','&quot;&amp;[.C869]&amp;&quot;'),&quot;" office:value-type="string" office:string-value="('Vibez ',3,'default','default',' Zayn')," calcext:value-type="string">
            <text:p>('Vibez ',3,'default','default',' Zayn'),</text:p>
          </table:table-cell>
        </table:table-row>
        <table:table-row table:style-name="ro2">
          <table:table-cell office:value-type="string" calcext:value-type="string">
            <text:p><text:a xlink:href="https://www.songfacts.com/facts/ed-sheeran/visiting-hours" xlink:type="simple">Visiting Hours</text:a> - Ed Sheeran</text:p>
          </table:table-cell>
          <table:table-cell table:formula="of:=LEFT([.A870];(FIND(&quot;-&quot;;[.A870])-1))" office:value-type="string" office:string-value="Visiting Hours " calcext:value-type="string">
            <text:p>Visiting Hours </text:p>
          </table:table-cell>
          <table:table-cell table:formula="of:=SUBSTITUTE([.A870];LEFT([.A870];(FIND(&quot;-&quot;;[.A870])));&quot;&quot;)" office:value-type="string" office:string-value=" Ed Sheeran" calcext:value-type="string">
            <text:p><text:s/>Ed Sheeran</text:p>
          </table:table-cell>
          <table:table-cell table:number-columns-repeated="4"/>
          <table:table-cell table:formula="of:=RANDBETWEEN(1;4)" office:value-type="float" office:value="2" calcext:value-type="float">
            <text:p>2</text:p>
          </table:table-cell>
          <table:table-cell table:formula="of:=&quot;('&quot;&amp;[.B870]&amp;&quot;',&quot;&amp;[.H870]&amp;&quot;,'default','default','&quot;&amp;[.C870]&amp;&quot;'),&quot;" office:value-type="string" office:string-value="('Visiting Hours ',2,'default','default',' Ed Sheeran')," calcext:value-type="string">
            <text:p>('Visiting Hours ',2,'default','default',' Ed Sheeran'),</text:p>
          </table:table-cell>
        </table:table-row>
        <table:table-row table:style-name="ro3">
          <table:table-cell office:value-type="string" calcext:value-type="string">
            <text:p><text:a xlink:href="https://www.songfacts.com/facts/lil-baby-and-lil-durk/voice-of-the-heroes" xlink:type="simple">Voice Of The Heroes</text:a> - Lil Baby and Lil Durk</text:p>
          </table:table-cell>
          <table:table-cell table:formula="of:=LEFT([.A871];(FIND(&quot;-&quot;;[.A871])-1))" office:value-type="string" office:string-value="Voice Of The Heroes " calcext:value-type="string">
            <text:p>Voice Of The Heroes </text:p>
          </table:table-cell>
          <table:table-cell table:formula="of:=SUBSTITUTE([.A871];LEFT([.A871];(FIND(&quot;-&quot;;[.A871])));&quot;&quot;)" office:value-type="string" office:string-value=" Lil Baby and Lil Durk" calcext:value-type="string">
            <text:p><text:s/>Lil Baby and Lil Durk</text:p>
          </table:table-cell>
          <table:table-cell table:number-columns-repeated="4"/>
          <table:table-cell table:formula="of:=RANDBETWEEN(1;4)" office:value-type="float" office:value="2" calcext:value-type="float">
            <text:p>2</text:p>
          </table:table-cell>
          <table:table-cell table:formula="of:=&quot;('&quot;&amp;[.B871]&amp;&quot;',&quot;&amp;[.H871]&amp;&quot;,'default','default','&quot;&amp;[.C871]&amp;&quot;'),&quot;" office:value-type="string" office:string-value="('Voice Of The Heroes ',2,'default','default',' Lil Baby and Lil Durk')," calcext:value-type="string">
            <text:p>('Voice Of The Heroes ',2,'default','default',' Lil Baby and Lil Durk'),</text:p>
          </table:table-cell>
        </table:table-row>
        <table:table-row table:style-name="ro2">
          <table:table-cell office:value-type="string" calcext:value-type="string">
            <text:p><text:a xlink:href="https://www.songfacts.com/facts/aventura/volvi" xlink:type="simple">Volvi</text:a> - Aventura</text:p>
          </table:table-cell>
          <table:table-cell table:formula="of:=LEFT([.A872];(FIND(&quot;-&quot;;[.A872])-1))" office:value-type="string" office:string-value="Volvi " calcext:value-type="string">
            <text:p>Volvi </text:p>
          </table:table-cell>
          <table:table-cell table:formula="of:=SUBSTITUTE([.A872];LEFT([.A872];(FIND(&quot;-&quot;;[.A872])));&quot;&quot;)" office:value-type="string" office:string-value=" Aventura" calcext:value-type="string">
            <text:p><text:s/>Aventura</text:p>
          </table:table-cell>
          <table:table-cell table:number-columns-repeated="4"/>
          <table:table-cell table:formula="of:=RANDBETWEEN(1;4)" office:value-type="float" office:value="2" calcext:value-type="float">
            <text:p>2</text:p>
          </table:table-cell>
          <table:table-cell table:formula="of:=&quot;('&quot;&amp;[.B872]&amp;&quot;',&quot;&amp;[.H872]&amp;&quot;,'default','default','&quot;&amp;[.C872]&amp;&quot;'),&quot;" office:value-type="string" office:string-value="('Volvi ',2,'default','default',' Aventura')," calcext:value-type="string">
            <text:p>('Volvi ',2,'default','default',' Aventura'),</text:p>
          </table:table-cell>
        </table:table-row>
        <table:table-row table:style-name="ro2">
          <table:table-cell office:value-type="string" calcext:value-type="string">
            <text:p><text:a xlink:href="https://www.songfacts.com/facts/volbeat/wait-a-minute-my-girl" xlink:type="simple">Wait A Minute My Girl</text:a> - Volbeat</text:p>
          </table:table-cell>
          <table:table-cell table:formula="of:=LEFT([.A873];(FIND(&quot;-&quot;;[.A873])-1))" office:value-type="string" office:string-value="Wait A Minute My Girl " calcext:value-type="string">
            <text:p>Wait A Minute My Girl </text:p>
          </table:table-cell>
          <table:table-cell table:formula="of:=SUBSTITUTE([.A873];LEFT([.A873];(FIND(&quot;-&quot;;[.A873])));&quot;&quot;)" office:value-type="string" office:string-value=" Volbeat" calcext:value-type="string">
            <text:p><text:s/>Volbeat</text:p>
          </table:table-cell>
          <table:table-cell table:number-columns-repeated="4"/>
          <table:table-cell table:formula="of:=RANDBETWEEN(1;4)" office:value-type="float" office:value="3" calcext:value-type="float">
            <text:p>3</text:p>
          </table:table-cell>
          <table:table-cell table:formula="of:=&quot;('&quot;&amp;[.B873]&amp;&quot;',&quot;&amp;[.H873]&amp;&quot;,'default','default','&quot;&amp;[.C873]&amp;&quot;'),&quot;" office:value-type="string" office:string-value="('Wait A Minute My Girl ',3,'default','default',' Volbeat')," calcext:value-type="string">
            <text:p>('Wait A Minute My Girl ',3,'default','default',' Volbeat'),</text:p>
          </table:table-cell>
        </table:table-row>
        <table:table-row table:style-name="ro2">
          <table:table-cell office:value-type="string" calcext:value-type="string">
            <text:p><text:a xlink:href="https://www.songfacts.com/facts/garbage/waiting-for-god" xlink:type="simple">Waiting For God</text:a> - Garbage</text:p>
          </table:table-cell>
          <table:table-cell table:formula="of:=LEFT([.A874];(FIND(&quot;-&quot;;[.A874])-1))" office:value-type="string" office:string-value="Waiting For God " calcext:value-type="string">
            <text:p>Waiting For God </text:p>
          </table:table-cell>
          <table:table-cell table:formula="of:=SUBSTITUTE([.A874];LEFT([.A874];(FIND(&quot;-&quot;;[.A874])));&quot;&quot;)" office:value-type="string" office:string-value=" Garbage" calcext:value-type="string">
            <text:p><text:s/>Garbage</text:p>
          </table:table-cell>
          <table:table-cell table:number-columns-repeated="4"/>
          <table:table-cell table:formula="of:=RANDBETWEEN(1;4)" office:value-type="float" office:value="2" calcext:value-type="float">
            <text:p>2</text:p>
          </table:table-cell>
          <table:table-cell table:formula="of:=&quot;('&quot;&amp;[.B874]&amp;&quot;',&quot;&amp;[.H874]&amp;&quot;,'default','default','&quot;&amp;[.C874]&amp;&quot;'),&quot;" office:value-type="string" office:string-value="('Waiting For God ',2,'default','default',' Garbage')," calcext:value-type="string">
            <text:p>('Waiting For God ',2,'default','default',' Garbage'),</text:p>
          </table:table-cell>
        </table:table-row>
        <table:table-row table:style-name="ro3">
          <table:table-cell office:value-type="string" calcext:value-type="string">
            <text:p><text:a xlink:href="https://www.songfacts.com/facts/stephanie-beatriz/waiting-on-a-miracle" xlink:type="simple">Waiting On A Miracle</text:a> - Stephanie Beatriz</text:p>
          </table:table-cell>
          <table:table-cell table:formula="of:=LEFT([.A875];(FIND(&quot;-&quot;;[.A875])-1))" office:value-type="string" office:string-value="Waiting On A Miracle " calcext:value-type="string">
            <text:p>Waiting On A Miracle </text:p>
          </table:table-cell>
          <table:table-cell table:formula="of:=SUBSTITUTE([.A875];LEFT([.A875];(FIND(&quot;-&quot;;[.A875])));&quot;&quot;)" office:value-type="string" office:string-value=" Stephanie Beatriz" calcext:value-type="string">
            <text:p><text:s/>Stephanie Beatriz</text:p>
          </table:table-cell>
          <table:table-cell table:number-columns-repeated="4"/>
          <table:table-cell table:formula="of:=RANDBETWEEN(1;4)" office:value-type="float" office:value="4" calcext:value-type="float">
            <text:p>4</text:p>
          </table:table-cell>
          <table:table-cell table:formula="of:=&quot;('&quot;&amp;[.B875]&amp;&quot;',&quot;&amp;[.H875]&amp;&quot;,'default','default','&quot;&amp;[.C875]&amp;&quot;'),&quot;" office:value-type="string" office:string-value="('Waiting On A Miracle ',4,'default','default',' Stephanie Beatriz')," calcext:value-type="string">
            <text:p>('Waiting On A Miracle ',4,'default','default',' Stephanie Beatriz'),</text:p>
          </table:table-cell>
        </table:table-row>
        <table:table-row table:style-name="ro2">
          <table:table-cell office:value-type="string" calcext:value-type="string">
            <text:p><text:a xlink:href="https://www.songfacts.com/facts/foo-fighters/waiting-on-a-war" xlink:type="simple">Waiting On A War</text:a> - Foo Fighters</text:p>
          </table:table-cell>
          <table:table-cell table:formula="of:=LEFT([.A876];(FIND(&quot;-&quot;;[.A876])-1))" office:value-type="string" office:string-value="Waiting On A War " calcext:value-type="string">
            <text:p>Waiting On A War </text:p>
          </table:table-cell>
          <table:table-cell table:formula="of:=SUBSTITUTE([.A876];LEFT([.A876];(FIND(&quot;-&quot;;[.A876])));&quot;&quot;)" office:value-type="string" office:string-value=" Foo Fighters" calcext:value-type="string">
            <text:p><text:s/>Foo Fighters</text:p>
          </table:table-cell>
          <table:table-cell table:number-columns-repeated="4"/>
          <table:table-cell table:formula="of:=RANDBETWEEN(1;4)" office:value-type="float" office:value="4" calcext:value-type="float">
            <text:p>4</text:p>
          </table:table-cell>
          <table:table-cell table:formula="of:=&quot;('&quot;&amp;[.B876]&amp;&quot;',&quot;&amp;[.H876]&amp;&quot;,'default','default','&quot;&amp;[.C876]&amp;&quot;'),&quot;" office:value-type="string" office:string-value="('Waiting On A War ',4,'default','default',' Foo Fighters')," calcext:value-type="string">
            <text:p>('Waiting On A War ',4,'default','default',' Foo Fighters'),</text:p>
          </table:table-cell>
        </table:table-row>
        <table:table-row table:style-name="ro2">
          <table:table-cell office:value-type="string" calcext:value-type="string">
            <text:p><text:a xlink:href="https://www.songfacts.com/facts/foals/wake-me-up" xlink:type="simple">Wake Me Up</text:a> - Foals</text:p>
          </table:table-cell>
          <table:table-cell table:formula="of:=LEFT([.A877];(FIND(&quot;-&quot;;[.A877])-1))" office:value-type="string" office:string-value="Wake Me Up " calcext:value-type="string">
            <text:p>Wake Me Up </text:p>
          </table:table-cell>
          <table:table-cell table:formula="of:=SUBSTITUTE([.A877];LEFT([.A877];(FIND(&quot;-&quot;;[.A877])));&quot;&quot;)" office:value-type="string" office:string-value=" Foals" calcext:value-type="string">
            <text:p><text:s/>Foals</text:p>
          </table:table-cell>
          <table:table-cell table:number-columns-repeated="4"/>
          <table:table-cell table:formula="of:=RANDBETWEEN(1;4)" office:value-type="float" office:value="2" calcext:value-type="float">
            <text:p>2</text:p>
          </table:table-cell>
          <table:table-cell table:formula="of:=&quot;('&quot;&amp;[.B877]&amp;&quot;',&quot;&amp;[.H877]&amp;&quot;,'default','default','&quot;&amp;[.C877]&amp;&quot;'),&quot;" office:value-type="string" office:string-value="('Wake Me Up ',2,'default','default',' Foals')," calcext:value-type="string">
            <text:p>('Wake Me Up ',2,'default','default',' Foals'),</text:p>
          </table:table-cell>
        </table:table-row>
        <table:table-row table:style-name="ro2">
          <table:table-cell office:value-type="string" calcext:value-type="string">
            <text:p><text:a xlink:href="https://www.songfacts.com/facts/juice-wrld/wandered-to-la" xlink:type="simple">Wandered To LA</text:a> - Juice WRLD</text:p>
          </table:table-cell>
          <table:table-cell table:formula="of:=LEFT([.A878];(FIND(&quot;-&quot;;[.A878])-1))" office:value-type="string" office:string-value="Wandered To LA " calcext:value-type="string">
            <text:p>Wandered To LA </text:p>
          </table:table-cell>
          <table:table-cell table:formula="of:=SUBSTITUTE([.A878];LEFT([.A878];(FIND(&quot;-&quot;;[.A878])));&quot;&quot;)" office:value-type="string" office:string-value=" Juice WRLD" calcext:value-type="string">
            <text:p><text:s/>Juice WRLD</text:p>
          </table:table-cell>
          <table:table-cell table:number-columns-repeated="4"/>
          <table:table-cell table:formula="of:=RANDBETWEEN(1;4)" office:value-type="float" office:value="1" calcext:value-type="float">
            <text:p>1</text:p>
          </table:table-cell>
          <table:table-cell table:formula="of:=&quot;('&quot;&amp;[.B878]&amp;&quot;',&quot;&amp;[.H878]&amp;&quot;,'default','default','&quot;&amp;[.C878]&amp;&quot;'),&quot;" office:value-type="string" office:string-value="('Wandered To LA ',1,'default','default',' Juice WRLD')," calcext:value-type="string">
            <text:p>('Wandered To LA ',1,'default','default',' Juice WRLD'),</text:p>
          </table:table-cell>
        </table:table-row>
        <table:table-row table:style-name="ro2">
          <table:table-cell office:value-type="string" calcext:value-type="string">
            <text:p><text:a xlink:href="https://www.songfacts.com/facts/the-vaccines/wanderlust" xlink:type="simple">Wanderlust</text:a> - The Vaccines</text:p>
          </table:table-cell>
          <table:table-cell table:formula="of:=LEFT([.A879];(FIND(&quot;-&quot;;[.A879])-1))" office:value-type="string" office:string-value="Wanderlust " calcext:value-type="string">
            <text:p>Wanderlust </text:p>
          </table:table-cell>
          <table:table-cell table:formula="of:=SUBSTITUTE([.A879];LEFT([.A879];(FIND(&quot;-&quot;;[.A879])));&quot;&quot;)" office:value-type="string" office:string-value=" The Vaccines" calcext:value-type="string">
            <text:p><text:s/>The Vaccines</text:p>
          </table:table-cell>
          <table:table-cell table:number-columns-repeated="4"/>
          <table:table-cell table:formula="of:=RANDBETWEEN(1;4)" office:value-type="float" office:value="2" calcext:value-type="float">
            <text:p>2</text:p>
          </table:table-cell>
          <table:table-cell table:formula="of:=&quot;('&quot;&amp;[.B879]&amp;&quot;',&quot;&amp;[.H879]&amp;&quot;,'default','default','&quot;&amp;[.C879]&amp;&quot;'),&quot;" office:value-type="string" office:string-value="('Wanderlust ',2,'default','default',' The Vaccines')," calcext:value-type="string">
            <text:p>('Wanderlust ',2,'default','default',' The Vaccines'),</text:p>
          </table:table-cell>
        </table:table-row>
        <table:table-row table:style-name="ro2">
          <table:table-cell office:value-type="string" calcext:value-type="string">
            <text:p><text:a xlink:href="https://www.songfacts.com/facts/drake/wants-and-needs" xlink:type="simple">Wants And Needs</text:a> - Drake</text:p>
          </table:table-cell>
          <table:table-cell table:formula="of:=LEFT([.A880];(FIND(&quot;-&quot;;[.A880])-1))" office:value-type="string" office:string-value="Wants And Needs " calcext:value-type="string">
            <text:p>Wants And Needs </text:p>
          </table:table-cell>
          <table:table-cell table:formula="of:=SUBSTITUTE([.A880];LEFT([.A880];(FIND(&quot;-&quot;;[.A880])));&quot;&quot;)" office:value-type="string" office:string-value=" Drake" calcext:value-type="string">
            <text:p><text:s/>Drake</text:p>
          </table:table-cell>
          <table:table-cell table:number-columns-repeated="4"/>
          <table:table-cell table:formula="of:=RANDBETWEEN(1;4)" office:value-type="float" office:value="4" calcext:value-type="float">
            <text:p>4</text:p>
          </table:table-cell>
          <table:table-cell table:formula="of:=&quot;('&quot;&amp;[.B880]&amp;&quot;',&quot;&amp;[.H880]&amp;&quot;,'default','default','&quot;&amp;[.C880]&amp;&quot;'),&quot;" office:value-type="string" office:string-value="('Wants And Needs ',4,'default','default',' Drake')," calcext:value-type="string">
            <text:p>('Wants And Needs ',4,'default','default',' Drake'),</text:p>
          </table:table-cell>
        </table:table-row>
        <table:table-row table:style-name="ro3">
          <table:table-cell office:value-type="string" calcext:value-type="string">
            <text:p><text:a xlink:href="https://www.songfacts.com/facts/morgan-wallen/warning" xlink:type="simple">Warning</text:a> - Morgan Wallen</text:p>
          </table:table-cell>
          <table:table-cell table:formula="of:=LEFT([.A881];(FIND(&quot;-&quot;;[.A881])-1))" office:value-type="string" office:string-value="Warning " calcext:value-type="string">
            <text:p>Warning </text:p>
          </table:table-cell>
          <table:table-cell table:formula="of:=SUBSTITUTE([.A881];LEFT([.A881];(FIND(&quot;-&quot;;[.A881])));&quot;&quot;)" office:value-type="string" office:string-value=" Morgan Wallen" calcext:value-type="string">
            <text:p><text:s/>Morgan Wallen</text:p>
          </table:table-cell>
          <table:table-cell table:number-columns-repeated="4"/>
          <table:table-cell table:formula="of:=RANDBETWEEN(1;4)" office:value-type="float" office:value="2" calcext:value-type="float">
            <text:p>2</text:p>
          </table:table-cell>
          <table:table-cell table:formula="of:=&quot;('&quot;&amp;[.B881]&amp;&quot;',&quot;&amp;[.H881]&amp;&quot;,'default','default','&quot;&amp;[.C881]&amp;&quot;'),&quot;" office:value-type="string" office:string-value="('Warning ',2,'default','default',' Morgan Wallen')," calcext:value-type="string">
            <text:p>('Warning ',2,'default','default',' Morgan Wallen'),</text:p>
          </table:table-cell>
        </table:table-row>
        <table:table-row table:style-name="ro2">
          <table:table-cell office:value-type="string" calcext:value-type="string">
            <text:p><text:a xlink:href="https://www.songfacts.com/facts/digga-d/wasted" xlink:type="simple">Wasted</text:a> - Digga D</text:p>
          </table:table-cell>
          <table:table-cell table:formula="of:=LEFT([.A882];(FIND(&quot;-&quot;;[.A882])-1))" office:value-type="string" office:string-value="Wasted " calcext:value-type="string">
            <text:p>Wasted </text:p>
          </table:table-cell>
          <table:table-cell table:formula="of:=SUBSTITUTE([.A882];LEFT([.A882];(FIND(&quot;-&quot;;[.A882])));&quot;&quot;)" office:value-type="string" office:string-value=" Digga D" calcext:value-type="string">
            <text:p><text:s/>Digga D</text:p>
          </table:table-cell>
          <table:table-cell table:number-columns-repeated="4"/>
          <table:table-cell table:formula="of:=RANDBETWEEN(1;4)" office:value-type="float" office:value="2" calcext:value-type="float">
            <text:p>2</text:p>
          </table:table-cell>
          <table:table-cell table:formula="of:=&quot;('&quot;&amp;[.B882]&amp;&quot;',&quot;&amp;[.H882]&amp;&quot;,'default','default','&quot;&amp;[.C882]&amp;&quot;'),&quot;" office:value-type="string" office:string-value="('Wasted ',2,'default','default',' Digga D')," calcext:value-type="string">
            <text:p>('Wasted ',2,'default','default',' Digga D'),</text:p>
          </table:table-cell>
        </table:table-row>
        <table:table-row table:style-name="ro3">
          <table:table-cell office:value-type="string" calcext:value-type="string">
            <text:p><text:a xlink:href="https://www.songfacts.com/facts/john-mellencamp/wasted-days" xlink:type="simple">Wasted Days</text:a> - John Mellencamp</text:p>
          </table:table-cell>
          <table:table-cell table:formula="of:=LEFT([.A883];(FIND(&quot;-&quot;;[.A883])-1))" office:value-type="string" office:string-value="Wasted Days " calcext:value-type="string">
            <text:p>Wasted Days </text:p>
          </table:table-cell>
          <table:table-cell table:formula="of:=SUBSTITUTE([.A883];LEFT([.A883];(FIND(&quot;-&quot;;[.A883])));&quot;&quot;)" office:value-type="string" office:string-value=" John Mellencamp" calcext:value-type="string">
            <text:p><text:s/>John Mellencamp</text:p>
          </table:table-cell>
          <table:table-cell table:number-columns-repeated="4"/>
          <table:table-cell table:formula="of:=RANDBETWEEN(1;4)" office:value-type="float" office:value="3" calcext:value-type="float">
            <text:p>3</text:p>
          </table:table-cell>
          <table:table-cell table:formula="of:=&quot;('&quot;&amp;[.B883]&amp;&quot;',&quot;&amp;[.H883]&amp;&quot;,'default','default','&quot;&amp;[.C883]&amp;&quot;'),&quot;" office:value-type="string" office:string-value="('Wasted Days ',3,'default','default',' John Mellencamp')," calcext:value-type="string">
            <text:p>('Wasted Days ',3,'default','default',' John Mellencamp'),</text:p>
          </table:table-cell>
        </table:table-row>
        <table:table-row table:style-name="ro3">
          <table:table-cell office:value-type="string" calcext:value-type="string">
            <text:p><text:a xlink:href="https://www.songfacts.com/facts/morgan-wallen/wasted-on-you" xlink:type="simple">Wasted On You</text:a> - Morgan Wallen</text:p>
          </table:table-cell>
          <table:table-cell table:formula="of:=LEFT([.A884];(FIND(&quot;-&quot;;[.A884])-1))" office:value-type="string" office:string-value="Wasted On You " calcext:value-type="string">
            <text:p>Wasted On You </text:p>
          </table:table-cell>
          <table:table-cell table:formula="of:=SUBSTITUTE([.A884];LEFT([.A884];(FIND(&quot;-&quot;;[.A884])));&quot;&quot;)" office:value-type="string" office:string-value=" Morgan Wallen" calcext:value-type="string">
            <text:p><text:s/>Morgan Wallen</text:p>
          </table:table-cell>
          <table:table-cell table:number-columns-repeated="4"/>
          <table:table-cell table:formula="of:=RANDBETWEEN(1;4)" office:value-type="float" office:value="2" calcext:value-type="float">
            <text:p>2</text:p>
          </table:table-cell>
          <table:table-cell table:formula="of:=&quot;('&quot;&amp;[.B884]&amp;&quot;',&quot;&amp;[.H884]&amp;&quot;,'default','default','&quot;&amp;[.C884]&amp;&quot;'),&quot;" office:value-type="string" office:string-value="('Wasted On You ',2,'default','default',' Morgan Wallen')," calcext:value-type="string">
            <text:p>('Wasted On You ',2,'default','default',' Morgan Wallen'),</text:p>
          </table:table-cell>
        </table:table-row>
        <table:table-row table:style-name="ro2">
          <table:table-cell office:value-type="string" calcext:value-type="string">
            <text:p><text:a xlink:href="https://www.songfacts.com/facts/brent-faiyaz/wasting-time" xlink:type="simple">Wasting Time</text:a> - Brent Faiyaz</text:p>
          </table:table-cell>
          <table:table-cell table:formula="of:=LEFT([.A885];(FIND(&quot;-&quot;;[.A885])-1))" office:value-type="string" office:string-value="Wasting Time " calcext:value-type="string">
            <text:p>Wasting Time </text:p>
          </table:table-cell>
          <table:table-cell table:formula="of:=SUBSTITUTE([.A885];LEFT([.A885];(FIND(&quot;-&quot;;[.A885])));&quot;&quot;)" office:value-type="string" office:string-value=" Brent Faiyaz" calcext:value-type="string">
            <text:p><text:s/>Brent Faiyaz</text:p>
          </table:table-cell>
          <table:table-cell table:number-columns-repeated="4"/>
          <table:table-cell table:formula="of:=RANDBETWEEN(1;4)" office:value-type="float" office:value="1" calcext:value-type="float">
            <text:p>1</text:p>
          </table:table-cell>
          <table:table-cell table:formula="of:=&quot;('&quot;&amp;[.B885]&amp;&quot;',&quot;&amp;[.H885]&amp;&quot;,'default','default','&quot;&amp;[.C885]&amp;&quot;'),&quot;" office:value-type="string" office:string-value="('Wasting Time ',1,'default','default',' Brent Faiyaz')," calcext:value-type="string">
            <text:p>('Wasting Time ',1,'default','default',' Brent Faiyaz'),</text:p>
          </table:table-cell>
        </table:table-row>
        <table:table-row table:style-name="ro2">
          <table:table-cell office:value-type="string" calcext:value-type="string">
            <text:p><text:a xlink:href="https://www.songfacts.com/facts/luke-bryan/waves" xlink:type="simple">Waves</text:a> - Luke Bryan</text:p>
          </table:table-cell>
          <table:table-cell table:formula="of:=LEFT([.A886];(FIND(&quot;-&quot;;[.A886])-1))" office:value-type="string" office:string-value="Waves " calcext:value-type="string">
            <text:p>Waves </text:p>
          </table:table-cell>
          <table:table-cell table:formula="of:=SUBSTITUTE([.A886];LEFT([.A886];(FIND(&quot;-&quot;;[.A886])));&quot;&quot;)" office:value-type="string" office:string-value=" Luke Bryan" calcext:value-type="string">
            <text:p><text:s/>Luke Bryan</text:p>
          </table:table-cell>
          <table:table-cell table:number-columns-repeated="4"/>
          <table:table-cell table:formula="of:=RANDBETWEEN(1;4)" office:value-type="float" office:value="4" calcext:value-type="float">
            <text:p>4</text:p>
          </table:table-cell>
          <table:table-cell table:formula="of:=&quot;('&quot;&amp;[.B886]&amp;&quot;',&quot;&amp;[.H886]&amp;&quot;,'default','default','&quot;&amp;[.C886]&amp;&quot;'),&quot;" office:value-type="string" office:string-value="('Waves ',4,'default','default',' Luke Bryan')," calcext:value-type="string">
            <text:p>('Waves ',4,'default','default',' Luke Bryan'),</text:p>
          </table:table-cell>
        </table:table-row>
        <table:table-row table:style-name="ro2">
          <table:table-cell office:value-type="string" calcext:value-type="string">
            <text:p><text:a xlink:href="https://www.songfacts.com/facts/drake/way-2-sexy" xlink:type="simple">Way 2 Sexy</text:a> - Drake</text:p>
          </table:table-cell>
          <table:table-cell table:formula="of:=LEFT([.A887];(FIND(&quot;-&quot;;[.A887])-1))" office:value-type="string" office:string-value="Way 2 Sexy " calcext:value-type="string">
            <text:p>Way 2 Sexy </text:p>
          </table:table-cell>
          <table:table-cell table:formula="of:=SUBSTITUTE([.A887];LEFT([.A887];(FIND(&quot;-&quot;;[.A887])));&quot;&quot;)" office:value-type="string" office:string-value=" Drake" calcext:value-type="string">
            <text:p><text:s/>Drake</text:p>
          </table:table-cell>
          <table:table-cell table:number-columns-repeated="4"/>
          <table:table-cell table:formula="of:=RANDBETWEEN(1;4)" office:value-type="float" office:value="2" calcext:value-type="float">
            <text:p>2</text:p>
          </table:table-cell>
          <table:table-cell table:formula="of:=&quot;('&quot;&amp;[.B887]&amp;&quot;',&quot;&amp;[.H887]&amp;&quot;,'default','default','&quot;&amp;[.C887]&amp;&quot;'),&quot;" office:value-type="string" office:string-value="('Way 2 Sexy ',2,'default','default',' Drake')," calcext:value-type="string">
            <text:p>('Way 2 Sexy ',2,'default','default',' Drake'),</text:p>
          </table:table-cell>
        </table:table-row>
        <table:table-row table:style-name="ro2">
          <table:table-cell office:value-type="string" calcext:value-type="string">
            <text:p><text:a xlink:href="https://www.songfacts.com/facts/ajr/way-less-sad" xlink:type="simple">Way Less Sad</text:a> - AJR</text:p>
          </table:table-cell>
          <table:table-cell table:formula="of:=LEFT([.A888];(FIND(&quot;-&quot;;[.A888])-1))" office:value-type="string" office:string-value="Way Less Sad " calcext:value-type="string">
            <text:p>Way Less Sad </text:p>
          </table:table-cell>
          <table:table-cell table:formula="of:=SUBSTITUTE([.A888];LEFT([.A888];(FIND(&quot;-&quot;;[.A888])));&quot;&quot;)" office:value-type="string" office:string-value=" AJR" calcext:value-type="string">
            <text:p><text:s/>AJR</text:p>
          </table:table-cell>
          <table:table-cell table:number-columns-repeated="4"/>
          <table:table-cell table:formula="of:=RANDBETWEEN(1;4)" office:value-type="float" office:value="2" calcext:value-type="float">
            <text:p>2</text:p>
          </table:table-cell>
          <table:table-cell table:formula="of:=&quot;('&quot;&amp;[.B888]&amp;&quot;',&quot;&amp;[.H888]&amp;&quot;,'default','default','&quot;&amp;[.C888]&amp;&quot;'),&quot;" office:value-type="string" office:string-value="('Way Less Sad ',2,'default','default',' AJR')," calcext:value-type="string">
            <text:p>('Way Less Sad ',2,'default','default',' AJR'),</text:p>
          </table:table-cell>
        </table:table-row>
        <table:table-row table:style-name="ro3">
          <table:table-cell office:value-type="string" calcext:value-type="string">
            <text:p><text:a xlink:href="https://www.songfacts.com/facts/nathan-dawe/way-too-long" xlink:type="simple">Way Too Long</text:a> - Nathan Dawe</text:p>
          </table:table-cell>
          <table:table-cell table:formula="of:=LEFT([.A889];(FIND(&quot;-&quot;;[.A889])-1))" office:value-type="string" office:string-value="Way Too Long " calcext:value-type="string">
            <text:p>Way Too Long </text:p>
          </table:table-cell>
          <table:table-cell table:formula="of:=SUBSTITUTE([.A889];LEFT([.A889];(FIND(&quot;-&quot;;[.A889])));&quot;&quot;)" office:value-type="string" office:string-value=" Nathan Dawe" calcext:value-type="string">
            <text:p><text:s/>Nathan Dawe</text:p>
          </table:table-cell>
          <table:table-cell table:number-columns-repeated="4"/>
          <table:table-cell table:formula="of:=RANDBETWEEN(1;4)" office:value-type="float" office:value="1" calcext:value-type="float">
            <text:p>1</text:p>
          </table:table-cell>
          <table:table-cell table:formula="of:=&quot;('&quot;&amp;[.B889]&amp;&quot;',&quot;&amp;[.H889]&amp;&quot;,'default','default','&quot;&amp;[.C889]&amp;&quot;'),&quot;" office:value-type="string" office:string-value="('Way Too Long ',1,'default','default',' Nathan Dawe')," calcext:value-type="string">
            <text:p>('Way Too Long ',1,'default','default',' Nathan Dawe'),</text:p>
          </table:table-cell>
        </table:table-row>
        <table:table-row table:style-name="ro2">
          <table:table-cell office:value-type="string" calcext:value-type="string">
            <text:p><text:a xlink:href="https://www.songfacts.com/facts/julia-stone/we-all-have" xlink:type="simple">We All Have</text:a> - Julia Stone</text:p>
          </table:table-cell>
          <table:table-cell table:formula="of:=LEFT([.A890];(FIND(&quot;-&quot;;[.A890])-1))" office:value-type="string" office:string-value="We All Have " calcext:value-type="string">
            <text:p>We All Have </text:p>
          </table:table-cell>
          <table:table-cell table:formula="of:=SUBSTITUTE([.A890];LEFT([.A890];(FIND(&quot;-&quot;;[.A890])));&quot;&quot;)" office:value-type="string" office:string-value=" Julia Stone" calcext:value-type="string">
            <text:p><text:s/>Julia Stone</text:p>
          </table:table-cell>
          <table:table-cell table:number-columns-repeated="4"/>
          <table:table-cell table:formula="of:=RANDBETWEEN(1;4)" office:value-type="float" office:value="4" calcext:value-type="float">
            <text:p>4</text:p>
          </table:table-cell>
          <table:table-cell table:formula="of:=&quot;('&quot;&amp;[.B890]&amp;&quot;',&quot;&amp;[.H890]&amp;&quot;,'default','default','&quot;&amp;[.C890]&amp;&quot;'),&quot;" office:value-type="string" office:string-value="('We All Have ',4,'default','default',' Julia Stone')," calcext:value-type="string">
            <text:p>('We All Have ',4,'default','default',' Julia Stone'),</text:p>
          </table:table-cell>
        </table:table-row>
        <table:table-row table:style-name="ro3">
          <table:table-cell office:value-type="string" calcext:value-type="string">
            <text:p><text:a xlink:href="https://www.songfacts.com/facts/modest-mouse/we-are-between" xlink:type="simple">We Are Between</text:a> - Modest Mouse</text:p>
          </table:table-cell>
          <table:table-cell table:formula="of:=LEFT([.A891];(FIND(&quot;-&quot;;[.A891])-1))" office:value-type="string" office:string-value="We Are Between " calcext:value-type="string">
            <text:p>We Are Between </text:p>
          </table:table-cell>
          <table:table-cell table:formula="of:=SUBSTITUTE([.A891];LEFT([.A891];(FIND(&quot;-&quot;;[.A891])));&quot;&quot;)" office:value-type="string" office:string-value=" Modest Mouse" calcext:value-type="string">
            <text:p><text:s/>Modest Mouse</text:p>
          </table:table-cell>
          <table:table-cell table:number-columns-repeated="4"/>
          <table:table-cell table:formula="of:=RANDBETWEEN(1;4)" office:value-type="float" office:value="2" calcext:value-type="float">
            <text:p>2</text:p>
          </table:table-cell>
          <table:table-cell table:formula="of:=&quot;('&quot;&amp;[.B891]&amp;&quot;',&quot;&amp;[.H891]&amp;&quot;,'default','default','&quot;&amp;[.C891]&amp;&quot;'),&quot;" office:value-type="string" office:string-value="('We Are Between ',2,'default','default',' Modest Mouse')," calcext:value-type="string">
            <text:p>('We Are Between ',2,'default','default',' Modest Mouse'),</text:p>
          </table:table-cell>
        </table:table-row>
        <table:table-row table:style-name="ro3">
          <table:table-cell office:value-type="string" calcext:value-type="string">
            <text:p><text:a xlink:href="https://www.songfacts.com/facts/blake-shelton/we-can-reach-the-stars" xlink:type="simple">We Can Reach the Stars</text:a> - Blake Shelton</text:p>
          </table:table-cell>
          <table:table-cell table:formula="of:=LEFT([.A892];(FIND(&quot;-&quot;;[.A892])-1))" office:value-type="string" office:string-value="We Can Reach the Stars " calcext:value-type="string">
            <text:p>We Can Reach the Stars </text:p>
          </table:table-cell>
          <table:table-cell table:formula="of:=SUBSTITUTE([.A892];LEFT([.A892];(FIND(&quot;-&quot;;[.A892])));&quot;&quot;)" office:value-type="string" office:string-value=" Blake Shelton" calcext:value-type="string">
            <text:p><text:s/>Blake Shelton</text:p>
          </table:table-cell>
          <table:table-cell table:number-columns-repeated="4"/>
          <table:table-cell table:formula="of:=RANDBETWEEN(1;4)" office:value-type="float" office:value="4" calcext:value-type="float">
            <text:p>4</text:p>
          </table:table-cell>
          <table:table-cell table:formula="of:=&quot;('&quot;&amp;[.B892]&amp;&quot;',&quot;&amp;[.H892]&amp;&quot;,'default','default','&quot;&amp;[.C892]&amp;&quot;'),&quot;" office:value-type="string" office:string-value="('We Can Reach the Stars ',4,'default','default',' Blake Shelton')," calcext:value-type="string">
            <text:p>('We Can Reach the Stars ',4,'default','default',' Blake Shelton'),</text:p>
          </table:table-cell>
        </table:table-row>
        <table:table-row table:style-name="ro5">
          <table:table-cell office:value-type="string" calcext:value-type="string">
            <text:p>We Dont Talk About Bruno - Carolina Gaitán</text:p>
          </table:table-cell>
          <table:table-cell table:formula="of:=LEFT([.A893];(FIND(&quot;-&quot;;[.A893])-1))" office:value-type="string" office:string-value="We Dont Talk About Bruno " calcext:value-type="string">
            <text:p>We Dont Talk About Bruno </text:p>
          </table:table-cell>
          <table:table-cell table:formula="of:=SUBSTITUTE([.A893];LEFT([.A893];(FIND(&quot;-&quot;;[.A893])));&quot;&quot;)" office:value-type="string" office:string-value=" Carolina Gaitán" calcext:value-type="string">
            <text:p><text:s/>Carolina Gaitán</text:p>
          </table:table-cell>
          <table:table-cell table:number-columns-repeated="4"/>
          <table:table-cell table:formula="of:=RANDBETWEEN(1;4)" office:value-type="float" office:value="3" calcext:value-type="float">
            <text:p>3</text:p>
          </table:table-cell>
          <table:table-cell table:formula="of:=&quot;('&quot;&amp;[.B893]&amp;&quot;',&quot;&amp;[.H893]&amp;&quot;,'default','default','&quot;&amp;[.C893]&amp;&quot;'),&quot;" office:value-type="string" office:string-value="('We Dont Talk About Bruno ',3,'default','default',' Carolina Gaitán')," calcext:value-type="string">
            <text:p>('We Dont Talk About Bruno ',3,'default','default',' Carolina Gaitán'),</text:p>
          </table:table-cell>
        </table:table-row>
        <table:table-row table:style-name="ro2">
          <table:table-cell office:value-type="string" calcext:value-type="string">
            <text:p><text:a xlink:href="https://www.songfacts.com/facts/gary-levox/we-got-fight" xlink:type="simple">We Got Fight</text:a> - Gary LeVox</text:p>
          </table:table-cell>
          <table:table-cell table:formula="of:=LEFT([.A894];(FIND(&quot;-&quot;;[.A894])-1))" office:value-type="string" office:string-value="We Got Fight " calcext:value-type="string">
            <text:p>We Got Fight </text:p>
          </table:table-cell>
          <table:table-cell table:formula="of:=SUBSTITUTE([.A894];LEFT([.A894];(FIND(&quot;-&quot;;[.A894])));&quot;&quot;)" office:value-type="string" office:string-value=" Gary LeVox" calcext:value-type="string">
            <text:p><text:s/>Gary LeVox</text:p>
          </table:table-cell>
          <table:table-cell table:number-columns-repeated="4"/>
          <table:table-cell table:formula="of:=RANDBETWEEN(1;4)" office:value-type="float" office:value="1" calcext:value-type="float">
            <text:p>1</text:p>
          </table:table-cell>
          <table:table-cell table:formula="of:=&quot;('&quot;&amp;[.B894]&amp;&quot;',&quot;&amp;[.H894]&amp;&quot;,'default','default','&quot;&amp;[.C894]&amp;&quot;'),&quot;" office:value-type="string" office:string-value="('We Got Fight ',1,'default','default',' Gary LeVox')," calcext:value-type="string">
            <text:p>('We Got Fight ',1,'default','default',' Gary LeVox'),</text:p>
          </table:table-cell>
        </table:table-row>
        <table:table-row table:style-name="ro2">
          <table:table-cell office:value-type="string" calcext:value-type="string">
            <text:p><text:a xlink:href="https://www.songfacts.com/facts/taylor-swift/we-were-happy" xlink:type="simple">We Were Happy</text:a> - Taylor Swift</text:p>
          </table:table-cell>
          <table:table-cell table:formula="of:=LEFT([.A895];(FIND(&quot;-&quot;;[.A895])-1))" office:value-type="string" office:string-value="We Were Happy " calcext:value-type="string">
            <text:p>We Were Happy </text:p>
          </table:table-cell>
          <table:table-cell table:formula="of:=SUBSTITUTE([.A895];LEFT([.A895];(FIND(&quot;-&quot;;[.A895])));&quot;&quot;)" office:value-type="string" office:string-value=" Taylor Swift" calcext:value-type="string">
            <text:p><text:s/>Taylor Swift</text:p>
          </table:table-cell>
          <table:table-cell table:number-columns-repeated="4"/>
          <table:table-cell table:formula="of:=RANDBETWEEN(1;4)" office:value-type="float" office:value="4" calcext:value-type="float">
            <text:p>4</text:p>
          </table:table-cell>
          <table:table-cell table:formula="of:=&quot;('&quot;&amp;[.B895]&amp;&quot;',&quot;&amp;[.H895]&amp;&quot;,'default','default','&quot;&amp;[.C895]&amp;&quot;'),&quot;" office:value-type="string" office:string-value="('We Were Happy ',4,'default','default',' Taylor Swift')," calcext:value-type="string">
            <text:p>('We Were Happy ',4,'default','default',' Taylor Swift'),</text:p>
          </table:table-cell>
        </table:table-row>
        <table:table-row table:style-name="ro2">
          <table:table-cell office:value-type="string" calcext:value-type="string">
            <text:p>Were All Alone - Dave</text:p>
          </table:table-cell>
          <table:table-cell table:formula="of:=LEFT([.A896];(FIND(&quot;-&quot;;[.A896])-1))" office:value-type="string" office:string-value="Were All Alone " calcext:value-type="string">
            <text:p>Were All Alone </text:p>
          </table:table-cell>
          <table:table-cell table:formula="of:=SUBSTITUTE([.A896];LEFT([.A896];(FIND(&quot;-&quot;;[.A896])));&quot;&quot;)" office:value-type="string" office:string-value=" Dave" calcext:value-type="string">
            <text:p><text:s/>Dave</text:p>
          </table:table-cell>
          <table:table-cell table:number-columns-repeated="4"/>
          <table:table-cell table:formula="of:=RANDBETWEEN(1;4)" office:value-type="float" office:value="3" calcext:value-type="float">
            <text:p>3</text:p>
          </table:table-cell>
          <table:table-cell table:formula="of:=&quot;('&quot;&amp;[.B896]&amp;&quot;',&quot;&amp;[.H896]&amp;&quot;,'default','default','&quot;&amp;[.C896]&amp;&quot;'),&quot;" office:value-type="string" office:string-value="('Were All Alone ',3,'default','default',' Dave')," calcext:value-type="string">
            <text:p>('Were All Alone ',3,'default','default',' Dave'),</text:p>
          </table:table-cell>
        </table:table-row>
        <table:table-row table:style-name="ro2">
          <table:table-cell office:value-type="string" calcext:value-type="string">
            <text:p>Were Good - Dua Lipa</text:p>
          </table:table-cell>
          <table:table-cell table:formula="of:=LEFT([.A897];(FIND(&quot;-&quot;;[.A897])-1))" office:value-type="string" office:string-value="Were Good " calcext:value-type="string">
            <text:p>Were Good </text:p>
          </table:table-cell>
          <table:table-cell table:formula="of:=SUBSTITUTE([.A897];LEFT([.A897];(FIND(&quot;-&quot;;[.A897])));&quot;&quot;)" office:value-type="string" office:string-value=" Dua Lipa" calcext:value-type="string">
            <text:p><text:s/>Dua Lipa</text:p>
          </table:table-cell>
          <table:table-cell table:number-columns-repeated="4"/>
          <table:table-cell table:formula="of:=RANDBETWEEN(1;4)" office:value-type="float" office:value="2" calcext:value-type="float">
            <text:p>2</text:p>
          </table:table-cell>
          <table:table-cell table:formula="of:=&quot;('&quot;&amp;[.B897]&amp;&quot;',&quot;&amp;[.H897]&amp;&quot;,'default','default','&quot;&amp;[.C897]&amp;&quot;'),&quot;" office:value-type="string" office:string-value="('Were Good ',2,'default','default',' Dua Lipa')," calcext:value-type="string">
            <text:p>('Were Good ',2,'default','default',' Dua Lipa'),</text:p>
          </table:table-cell>
        </table:table-row>
        <table:table-row table:style-name="ro7">
          <table:table-cell office:value-type="string" calcext:value-type="string">
            <text:p>Were On Our Way Now - Noel Gallaghers High Flying Birds</text:p>
          </table:table-cell>
          <table:table-cell table:formula="of:=LEFT([.A898];(FIND(&quot;-&quot;;[.A898])-1))" office:value-type="string" office:string-value="Were On Our Way Now " calcext:value-type="string">
            <text:p>Were On Our Way Now </text:p>
          </table:table-cell>
          <table:table-cell table:formula="of:=SUBSTITUTE([.A898];LEFT([.A898];(FIND(&quot;-&quot;;[.A898])));&quot;&quot;)" office:value-type="string" office:string-value=" Noel Gallaghers High Flying Birds" calcext:value-type="string">
            <text:p><text:s/>Noel Gallaghers High Flying Birds</text:p>
          </table:table-cell>
          <table:table-cell table:number-columns-repeated="4"/>
          <table:table-cell table:formula="of:=RANDBETWEEN(1;4)" office:value-type="float" office:value="3" calcext:value-type="float">
            <text:p>3</text:p>
          </table:table-cell>
          <table:table-cell table:formula="of:=&quot;('&quot;&amp;[.B898]&amp;&quot;',&quot;&amp;[.H898]&amp;&quot;,'default','default','&quot;&amp;[.C898]&amp;&quot;'),&quot;" office:value-type="string" office:string-value="('Were On Our Way Now ',3,'default','default',' Noel Gallaghers High Flying Birds')," calcext:value-type="string">
            <text:p>('Were On Our Way Now ',3,'default','default',' Noel Gallaghers High Flying Birds'),</text:p>
          </table:table-cell>
        </table:table-row>
        <table:table-row table:style-name="ro2">
          <table:table-cell office:value-type="string" calcext:value-type="string">
            <text:p><text:a xlink:href="https://www.songfacts.com/facts/the-killers/west-hills" xlink:type="simple">West Hills</text:a> - The Killers</text:p>
          </table:table-cell>
          <table:table-cell table:formula="of:=LEFT([.A899];(FIND(&quot;-&quot;;[.A899])-1))" office:value-type="string" office:string-value="West Hills " calcext:value-type="string">
            <text:p>West Hills </text:p>
          </table:table-cell>
          <table:table-cell table:formula="of:=SUBSTITUTE([.A899];LEFT([.A899];(FIND(&quot;-&quot;;[.A899])));&quot;&quot;)" office:value-type="string" office:string-value=" The Killers" calcext:value-type="string">
            <text:p><text:s/>The Killers</text:p>
          </table:table-cell>
          <table:table-cell table:number-columns-repeated="4"/>
          <table:table-cell table:formula="of:=RANDBETWEEN(1;4)" office:value-type="float" office:value="1" calcext:value-type="float">
            <text:p>1</text:p>
          </table:table-cell>
          <table:table-cell table:formula="of:=&quot;('&quot;&amp;[.B899]&amp;&quot;',&quot;&amp;[.H899]&amp;&quot;,'default','default','&quot;&amp;[.C899]&amp;&quot;'),&quot;" office:value-type="string" office:string-value="('West Hills ',1,'default','default',' The Killers')," calcext:value-type="string">
            <text:p>('West Hills ',1,'default','default',' The Killers'),</text:p>
          </table:table-cell>
        </table:table-row>
        <table:table-row table:style-name="ro2">
          <table:table-cell office:value-type="string" calcext:value-type="string">
            <text:p><text:a xlink:href="https://www.songfacts.com/facts/john-splithoff/wgyg" xlink:type="simple">WGYG</text:a> - John Splithoff</text:p>
          </table:table-cell>
          <table:table-cell table:formula="of:=LEFT([.A900];(FIND(&quot;-&quot;;[.A900])-1))" office:value-type="string" office:string-value="WGYG " calcext:value-type="string">
            <text:p>WGYG </text:p>
          </table:table-cell>
          <table:table-cell table:formula="of:=SUBSTITUTE([.A900];LEFT([.A900];(FIND(&quot;-&quot;;[.A900])));&quot;&quot;)" office:value-type="string" office:string-value=" John Splithoff" calcext:value-type="string">
            <text:p><text:s/>John Splithoff</text:p>
          </table:table-cell>
          <table:table-cell table:number-columns-repeated="4"/>
          <table:table-cell table:formula="of:=RANDBETWEEN(1;4)" office:value-type="float" office:value="4" calcext:value-type="float">
            <text:p>4</text:p>
          </table:table-cell>
          <table:table-cell table:formula="of:=&quot;('&quot;&amp;[.B900]&amp;&quot;',&quot;&amp;[.H900]&amp;&quot;,'default','default','&quot;&amp;[.C900]&amp;&quot;'),&quot;" office:value-type="string" office:string-value="('WGYG ',4,'default','default',' John Splithoff')," calcext:value-type="string">
            <text:p>('WGYG ',4,'default','default',' John Splithoff'),</text:p>
          </table:table-cell>
        </table:table-row>
        <table:table-row table:style-name="ro2">
          <table:table-cell office:value-type="string" calcext:value-type="string">
            <text:p><text:a xlink:href="https://www.songfacts.com/facts/lady-antebellum/what-a-song-can-do" xlink:type="simple">What A Song Can Do</text:a> - Lady A</text:p>
          </table:table-cell>
          <table:table-cell table:formula="of:=LEFT([.A901];(FIND(&quot;-&quot;;[.A901])-1))" office:value-type="string" office:string-value="What A Song Can Do " calcext:value-type="string">
            <text:p>What A Song Can Do </text:p>
          </table:table-cell>
          <table:table-cell table:formula="of:=SUBSTITUTE([.A901];LEFT([.A901];(FIND(&quot;-&quot;;[.A901])));&quot;&quot;)" office:value-type="string" office:string-value=" Lady A" calcext:value-type="string">
            <text:p><text:s/>Lady A</text:p>
          </table:table-cell>
          <table:table-cell table:number-columns-repeated="4"/>
          <table:table-cell table:formula="of:=RANDBETWEEN(1;4)" office:value-type="float" office:value="1" calcext:value-type="float">
            <text:p>1</text:p>
          </table:table-cell>
          <table:table-cell table:formula="of:=&quot;('&quot;&amp;[.B901]&amp;&quot;',&quot;&amp;[.H901]&amp;&quot;,'default','default','&quot;&amp;[.C901]&amp;&quot;'),&quot;" office:value-type="string" office:string-value="('What A Song Can Do ',1,'default','default',' Lady A')," calcext:value-type="string">
            <text:p>('What A Song Can Do ',1,'default','default',' Lady A'),</text:p>
          </table:table-cell>
        </table:table-row>
        <table:table-row table:style-name="ro2">
          <table:table-cell office:value-type="string" calcext:value-type="string">
            <text:p><text:a xlink:href="https://www.songfacts.com/facts/elbow/what-am-i-without-you" xlink:type="simple">What Am I Without You</text:a> - Elbow</text:p>
          </table:table-cell>
          <table:table-cell table:formula="of:=LEFT([.A902];(FIND(&quot;-&quot;;[.A902])-1))" office:value-type="string" office:string-value="What Am I Without You " calcext:value-type="string">
            <text:p>What Am I Without You </text:p>
          </table:table-cell>
          <table:table-cell table:formula="of:=SUBSTITUTE([.A902];LEFT([.A902];(FIND(&quot;-&quot;;[.A902])));&quot;&quot;)" office:value-type="string" office:string-value=" Elbow" calcext:value-type="string">
            <text:p><text:s/>Elbow</text:p>
          </table:table-cell>
          <table:table-cell table:number-columns-repeated="4"/>
          <table:table-cell table:formula="of:=RANDBETWEEN(1;4)" office:value-type="float" office:value="3" calcext:value-type="float">
            <text:p>3</text:p>
          </table:table-cell>
          <table:table-cell table:formula="of:=&quot;('&quot;&amp;[.B902]&amp;&quot;',&quot;&amp;[.H902]&amp;&quot;,'default','default','&quot;&amp;[.C902]&amp;&quot;'),&quot;" office:value-type="string" office:string-value="('What Am I Without You ',3,'default','default',' Elbow')," calcext:value-type="string">
            <text:p>('What Am I Without You ',3,'default','default',' Elbow'),</text:p>
          </table:table-cell>
        </table:table-row>
        <table:table-row table:style-name="ro3">
          <table:table-cell office:value-type="string" calcext:value-type="string">
            <text:p><text:a xlink:href="https://www.songfacts.com/facts/diane-guerrero/what-else-can-i-do" xlink:type="simple">What Else Can I Do?</text:a> - Diane Guerrero</text:p>
          </table:table-cell>
          <table:table-cell table:formula="of:=LEFT([.A903];(FIND(&quot;-&quot;;[.A903])-1))" office:value-type="string" office:string-value="What Else Can I Do? " calcext:value-type="string">
            <text:p>What Else Can I Do? </text:p>
          </table:table-cell>
          <table:table-cell table:formula="of:=SUBSTITUTE([.A903];LEFT([.A903];(FIND(&quot;-&quot;;[.A903])));&quot;&quot;)" office:value-type="string" office:string-value=" Diane Guerrero" calcext:value-type="string">
            <text:p><text:s/>Diane Guerrero</text:p>
          </table:table-cell>
          <table:table-cell table:number-columns-repeated="4"/>
          <table:table-cell table:formula="of:=RANDBETWEEN(1;4)" office:value-type="float" office:value="1" calcext:value-type="float">
            <text:p>1</text:p>
          </table:table-cell>
          <table:table-cell table:formula="of:=&quot;('&quot;&amp;[.B903]&amp;&quot;',&quot;&amp;[.H903]&amp;&quot;,'default','default','&quot;&amp;[.C903]&amp;&quot;'),&quot;" office:value-type="string" office:string-value="('What Else Can I Do? ',1,'default','default',' Diane Guerrero')," calcext:value-type="string">
            <text:p>('What Else Can I Do? ',1,'default','default',' Diane Guerrero'),</text:p>
          </table:table-cell>
        </table:table-row>
        <table:table-row table:style-name="ro3">
          <table:table-cell office:value-type="string" calcext:value-type="string">
            <text:p><text:a xlink:href="https://www.songfacts.com/facts/nipsey-hussle/what-it-feels-like" xlink:type="simple">What It Feels Like</text:a> - Nipsey Hussle</text:p>
          </table:table-cell>
          <table:table-cell table:formula="of:=LEFT([.A904];(FIND(&quot;-&quot;;[.A904])-1))" office:value-type="string" office:string-value="What It Feels Like " calcext:value-type="string">
            <text:p>What It Feels Like </text:p>
          </table:table-cell>
          <table:table-cell table:formula="of:=SUBSTITUTE([.A904];LEFT([.A904];(FIND(&quot;-&quot;;[.A904])));&quot;&quot;)" office:value-type="string" office:string-value=" Nipsey Hussle" calcext:value-type="string">
            <text:p><text:s/>Nipsey Hussle</text:p>
          </table:table-cell>
          <table:table-cell table:number-columns-repeated="4"/>
          <table:table-cell table:formula="of:=RANDBETWEEN(1;4)" office:value-type="float" office:value="1" calcext:value-type="float">
            <text:p>1</text:p>
          </table:table-cell>
          <table:table-cell table:formula="of:=&quot;('&quot;&amp;[.B904]&amp;&quot;',&quot;&amp;[.H904]&amp;&quot;,'default','default','&quot;&amp;[.C904]&amp;&quot;'),&quot;" office:value-type="string" office:string-value="('What It Feels Like ',1,'default','default',' Nipsey Hussle')," calcext:value-type="string">
            <text:p>('What It Feels Like ',1,'default','default',' Nipsey Hussle'),</text:p>
          </table:table-cell>
        </table:table-row>
        <table:table-row table:style-name="ro2">
          <table:table-cell office:value-type="string" calcext:value-type="string">
            <text:p><text:a xlink:href="https://www.songfacts.com/facts/demi-lovato/what-other-people-say" xlink:type="simple">What Other People Say</text:a> - Demi Lovato</text:p>
          </table:table-cell>
          <table:table-cell table:formula="of:=LEFT([.A905];(FIND(&quot;-&quot;;[.A905])-1))" office:value-type="string" office:string-value="What Other People Say " calcext:value-type="string">
            <text:p>What Other People Say </text:p>
          </table:table-cell>
          <table:table-cell table:formula="of:=SUBSTITUTE([.A905];LEFT([.A905];(FIND(&quot;-&quot;;[.A905])));&quot;&quot;)" office:value-type="string" office:string-value=" Demi Lovato" calcext:value-type="string">
            <text:p><text:s/>Demi Lovato</text:p>
          </table:table-cell>
          <table:table-cell table:number-columns-repeated="4"/>
          <table:table-cell table:formula="of:=RANDBETWEEN(1;4)" office:value-type="float" office:value="2" calcext:value-type="float">
            <text:p>2</text:p>
          </table:table-cell>
          <table:table-cell table:formula="of:=&quot;('&quot;&amp;[.B905]&amp;&quot;',&quot;&amp;[.H905]&amp;&quot;,'default','default','&quot;&amp;[.C905]&amp;&quot;'),&quot;" office:value-type="string" office:string-value="('What Other People Say ',2,'default','default',' Demi Lovato')," calcext:value-type="string">
            <text:p>('What Other People Say ',2,'default','default',' Demi Lovato'),</text:p>
          </table:table-cell>
        </table:table-row>
        <table:table-row table:style-name="ro2">
          <table:table-cell office:value-type="string" calcext:value-type="string">
            <text:p><text:a xlink:href="https://www.songfacts.com/facts/sub-radio/what-you-want-to-hear" xlink:type="simple">What You Want To Hear</text:a> - Sub-Radio</text:p>
          </table:table-cell>
          <table:table-cell table:formula="of:=LEFT([.A906];(FIND(&quot;-&quot;;[.A906])-1))" office:value-type="string" office:string-value="What You Want To Hear " calcext:value-type="string">
            <text:p>What You Want To Hear </text:p>
          </table:table-cell>
          <table:table-cell table:formula="of:=SUBSTITUTE([.A906];LEFT([.A906];(FIND(&quot;-&quot;;[.A906])));&quot;&quot;)" office:value-type="string" office:string-value=" Sub-Radio" calcext:value-type="string">
            <text:p><text:s/>Sub-Radio</text:p>
          </table:table-cell>
          <table:table-cell table:number-columns-repeated="4"/>
          <table:table-cell table:formula="of:=RANDBETWEEN(1;4)" office:value-type="float" office:value="2" calcext:value-type="float">
            <text:p>2</text:p>
          </table:table-cell>
          <table:table-cell table:formula="of:=&quot;('&quot;&amp;[.B906]&amp;&quot;',&quot;&amp;[.H906]&amp;&quot;,'default','default','&quot;&amp;[.C906]&amp;&quot;'),&quot;" office:value-type="string" office:string-value="('What You Want To Hear ',2,'default','default',' Sub-Radio')," calcext:value-type="string">
            <text:p>('What You Want To Hear ',2,'default','default',' Sub-Radio'),</text:p>
          </table:table-cell>
        </table:table-row>
        <table:table-row table:style-name="ro3">
          <table:table-cell office:value-type="string" calcext:value-type="string">
            <text:p>What Youre Waiting For - Passenger</text:p>
          </table:table-cell>
          <table:table-cell table:formula="of:=LEFT([.A907];(FIND(&quot;-&quot;;[.A907])-1))" office:value-type="string" office:string-value="What Youre Waiting For " calcext:value-type="string">
            <text:p>What Youre Waiting For </text:p>
          </table:table-cell>
          <table:table-cell table:formula="of:=SUBSTITUTE([.A907];LEFT([.A907];(FIND(&quot;-&quot;;[.A907])));&quot;&quot;)" office:value-type="string" office:string-value=" Passenger" calcext:value-type="string">
            <text:p><text:s/>Passenger</text:p>
          </table:table-cell>
          <table:table-cell table:number-columns-repeated="4"/>
          <table:table-cell table:formula="of:=RANDBETWEEN(1;4)" office:value-type="float" office:value="3" calcext:value-type="float">
            <text:p>3</text:p>
          </table:table-cell>
          <table:table-cell table:formula="of:=&quot;('&quot;&amp;[.B907]&amp;&quot;',&quot;&amp;[.H907]&amp;&quot;,'default','default','&quot;&amp;[.C907]&amp;&quot;'),&quot;" office:value-type="string" office:string-value="('What Youre Waiting For ',3,'default','default',' Passenger')," calcext:value-type="string">
            <text:p>('What Youre Waiting For ',3,'default','default',' Passenger'),</text:p>
          </table:table-cell>
        </table:table-row>
        <table:table-row table:style-name="ro2">
          <table:table-cell office:value-type="string" calcext:value-type="string">
            <text:p>Whats Next - Drake</text:p>
          </table:table-cell>
          <table:table-cell table:formula="of:=LEFT([.A908];(FIND(&quot;-&quot;;[.A908])-1))" office:value-type="string" office:string-value="Whats Next " calcext:value-type="string">
            <text:p>Whats Next </text:p>
          </table:table-cell>
          <table:table-cell table:formula="of:=SUBSTITUTE([.A908];LEFT([.A908];(FIND(&quot;-&quot;;[.A908])));&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908]&amp;&quot;',&quot;&amp;[.H908]&amp;&quot;,'default','default','&quot;&amp;[.C908]&amp;&quot;'),&quot;" office:value-type="string" office:string-value="('Whats Next ',3,'default','default',' Drake')," calcext:value-type="string">
            <text:p>('Whats Next ',3,'default','default',' Drake'),</text:p>
          </table:table-cell>
        </table:table-row>
        <table:table-row table:style-name="ro3">
          <table:table-cell office:value-type="string" calcext:value-type="string">
            <text:p>When Im Gone - Katy Perry</text:p>
          </table:table-cell>
          <table:table-cell table:formula="of:=LEFT([.A909];(FIND(&quot;-&quot;;[.A909])-1))" office:value-type="string" office:string-value="When Im Gone " calcext:value-type="string">
            <text:p>When Im Gone </text:p>
          </table:table-cell>
          <table:table-cell table:formula="of:=SUBSTITUTE([.A909];LEFT([.A909];(FIND(&quot;-&quot;;[.A909])));&quot;&quot;)" office:value-type="string" office:string-value=" Katy Perry" calcext:value-type="string">
            <text:p><text:s/>Katy Perry</text:p>
          </table:table-cell>
          <table:table-cell table:number-columns-repeated="4"/>
          <table:table-cell table:formula="of:=RANDBETWEEN(1;4)" office:value-type="float" office:value="3" calcext:value-type="float">
            <text:p>3</text:p>
          </table:table-cell>
          <table:table-cell table:formula="of:=&quot;('&quot;&amp;[.B909]&amp;&quot;',&quot;&amp;[.H909]&amp;&quot;,'default','default','&quot;&amp;[.C909]&amp;&quot;'),&quot;" office:value-type="string" office:string-value="('When Im Gone ',3,'default','default',' Katy Perry')," calcext:value-type="string">
            <text:p>('When Im Gone ',3,'default','default',' Katy Perry'),</text:p>
          </table:table-cell>
        </table:table-row>
        <table:table-row table:style-name="ro2">
          <table:table-cell office:value-type="string" calcext:value-type="string">
            <text:p><text:a xlink:href="https://www.songfacts.com/facts/sasha-sloan/when-was-it-over" xlink:type="simple">When Was It Over?</text:a> - Sasha Sloan</text:p>
          </table:table-cell>
          <table:table-cell table:formula="of:=LEFT([.A910];(FIND(&quot;-&quot;;[.A910])-1))" office:value-type="string" office:string-value="When Was It Over? " calcext:value-type="string">
            <text:p>When Was It Over? </text:p>
          </table:table-cell>
          <table:table-cell table:formula="of:=SUBSTITUTE([.A910];LEFT([.A910];(FIND(&quot;-&quot;;[.A910])));&quot;&quot;)" office:value-type="string" office:string-value=" Sasha Sloan" calcext:value-type="string">
            <text:p><text:s/>Sasha Sloan</text:p>
          </table:table-cell>
          <table:table-cell table:number-columns-repeated="4"/>
          <table:table-cell table:formula="of:=RANDBETWEEN(1;4)" office:value-type="float" office:value="4" calcext:value-type="float">
            <text:p>4</text:p>
          </table:table-cell>
          <table:table-cell table:formula="of:=&quot;('&quot;&amp;[.B910]&amp;&quot;',&quot;&amp;[.H910]&amp;&quot;,'default','default','&quot;&amp;[.C910]&amp;&quot;'),&quot;" office:value-type="string" office:string-value="('When Was It Over? ',4,'default','default',' Sasha Sloan')," calcext:value-type="string">
            <text:p>('When Was It Over? ',4,'default','default',' Sasha Sloan'),</text:p>
          </table:table-cell>
        </table:table-row>
        <table:table-row table:style-name="ro2">
          <table:table-cell office:value-type="string" calcext:value-type="string">
            <text:p><text:a xlink:href="https://www.songfacts.com/facts/joy-crookes/when-you-were-mine" xlink:type="simple">When You Were Mine</text:a> - Joy Crookes</text:p>
          </table:table-cell>
          <table:table-cell table:formula="of:=LEFT([.A911];(FIND(&quot;-&quot;;[.A911])-1))" office:value-type="string" office:string-value="When You Were Mine " calcext:value-type="string">
            <text:p>When You Were Mine </text:p>
          </table:table-cell>
          <table:table-cell table:formula="of:=SUBSTITUTE([.A911];LEFT([.A911];(FIND(&quot;-&quot;;[.A911])));&quot;&quot;)" office:value-type="string" office:string-value=" Joy Crookes" calcext:value-type="string">
            <text:p><text:s/>Joy Crookes</text:p>
          </table:table-cell>
          <table:table-cell table:number-columns-repeated="4"/>
          <table:table-cell table:formula="of:=RANDBETWEEN(1;4)" office:value-type="float" office:value="1" calcext:value-type="float">
            <text:p>1</text:p>
          </table:table-cell>
          <table:table-cell table:formula="of:=&quot;('&quot;&amp;[.B911]&amp;&quot;',&quot;&amp;[.H911]&amp;&quot;,'default','default','&quot;&amp;[.C911]&amp;&quot;'),&quot;" office:value-type="string" office:string-value="('When You Were Mine ',1,'default','default',' Joy Crookes')," calcext:value-type="string">
            <text:p>('When You Were Mine ',1,'default','default',' Joy Crookes'),</text:p>
          </table:table-cell>
        </table:table-row>
        <table:table-row table:style-name="ro3">
          <table:table-cell office:value-type="string" calcext:value-type="string">
            <text:p><text:a xlink:href="https://www.songfacts.com/facts/lost-frequencies/where-are-you-now" xlink:type="simple">Where Are You Now</text:a> - Lost Frequencies</text:p>
          </table:table-cell>
          <table:table-cell table:formula="of:=LEFT([.A912];(FIND(&quot;-&quot;;[.A912])-1))" office:value-type="string" office:string-value="Where Are You Now " calcext:value-type="string">
            <text:p>Where Are You Now </text:p>
          </table:table-cell>
          <table:table-cell table:formula="of:=SUBSTITUTE([.A912];LEFT([.A912];(FIND(&quot;-&quot;;[.A912])));&quot;&quot;)" office:value-type="string" office:string-value=" Lost Frequencies" calcext:value-type="string">
            <text:p><text:s/>Lost Frequencies</text:p>
          </table:table-cell>
          <table:table-cell table:number-columns-repeated="4"/>
          <table:table-cell table:formula="of:=RANDBETWEEN(1;4)" office:value-type="float" office:value="4" calcext:value-type="float">
            <text:p>4</text:p>
          </table:table-cell>
          <table:table-cell table:formula="of:=&quot;('&quot;&amp;[.B912]&amp;&quot;',&quot;&amp;[.H912]&amp;&quot;,'default','default','&quot;&amp;[.C912]&amp;&quot;'),&quot;" office:value-type="string" office:string-value="('Where Are You Now ',4,'default','default',' Lost Frequencies')," calcext:value-type="string">
            <text:p>('Where Are You Now ',4,'default','default',' Lost Frequencies'),</text:p>
          </table:table-cell>
        </table:table-row>
        <table:table-row table:style-name="ro3">
          <table:table-cell office:value-type="string" calcext:value-type="string">
            <text:p><text:a xlink:href="https://www.songfacts.com/facts/alan-jackson/where-have-you-gone" xlink:type="simple">Where Have You Gone</text:a> - Alan Jackson</text:p>
          </table:table-cell>
          <table:table-cell table:formula="of:=LEFT([.A913];(FIND(&quot;-&quot;;[.A913])-1))" office:value-type="string" office:string-value="Where Have You Gone " calcext:value-type="string">
            <text:p>Where Have You Gone </text:p>
          </table:table-cell>
          <table:table-cell table:formula="of:=SUBSTITUTE([.A913];LEFT([.A913];(FIND(&quot;-&quot;;[.A913])));&quot;&quot;)" office:value-type="string" office:string-value=" Alan Jackson" calcext:value-type="string">
            <text:p><text:s/>Alan Jackson</text:p>
          </table:table-cell>
          <table:table-cell table:number-columns-repeated="4"/>
          <table:table-cell table:formula="of:=RANDBETWEEN(1;4)" office:value-type="float" office:value="1" calcext:value-type="float">
            <text:p>1</text:p>
          </table:table-cell>
          <table:table-cell table:formula="of:=&quot;('&quot;&amp;[.B913]&amp;&quot;',&quot;&amp;[.H913]&amp;&quot;,'default','default','&quot;&amp;[.C913]&amp;&quot;'),&quot;" office:value-type="string" office:string-value="('Where Have You Gone ',1,'default','default',' Alan Jackson')," calcext:value-type="string">
            <text:p>('Where Have You Gone ',1,'default','default',' Alan Jackson'),</text:p>
          </table:table-cell>
        </table:table-row>
        <table:table-row table:style-name="ro3">
          <table:table-cell office:value-type="string" calcext:value-type="string">
            <text:p><text:a xlink:href="https://www.songfacts.com/facts/alan-jackson/where-her-heart-has-always-been" xlink:type="simple">Where Her Heart Has Always Been</text:a> - Alan Jackson</text:p>
          </table:table-cell>
          <table:table-cell table:formula="of:=LEFT([.A914];(FIND(&quot;-&quot;;[.A914])-1))" office:value-type="string" office:string-value="Where Her Heart Has Always Been " calcext:value-type="string">
            <text:p>Where Her Heart Has Always Been </text:p>
          </table:table-cell>
          <table:table-cell table:formula="of:=SUBSTITUTE([.A914];LEFT([.A914];(FIND(&quot;-&quot;;[.A914])));&quot;&quot;)" office:value-type="string" office:string-value=" Alan Jackson" calcext:value-type="string">
            <text:p><text:s/>Alan Jackson</text:p>
          </table:table-cell>
          <table:table-cell table:number-columns-repeated="4"/>
          <table:table-cell table:formula="of:=RANDBETWEEN(1;4)" office:value-type="float" office:value="2" calcext:value-type="float">
            <text:p>2</text:p>
          </table:table-cell>
          <table:table-cell table:formula="of:=&quot;('&quot;&amp;[.B914]&amp;&quot;',&quot;&amp;[.H914]&amp;&quot;,'default','default','&quot;&amp;[.C914]&amp;&quot;'),&quot;" office:value-type="string" office:string-value="('Where Her Heart Has Always Been ',2,'default','default',' Alan Jackson')," calcext:value-type="string">
            <text:p>('Where Her Heart Has Always Been ',2,'default','default',' Alan Jackson'),</text:p>
          </table:table-cell>
        </table:table-row>
        <table:table-row table:style-name="ro2">
          <table:table-cell office:value-type="string" calcext:value-type="string">
            <text:p><text:a xlink:href="https://www.songfacts.com/facts/betty-moon/where-my-heart-is" xlink:type="simple">Where My Heart Is</text:a> - Betty Moon</text:p>
          </table:table-cell>
          <table:table-cell table:formula="of:=LEFT([.A915];(FIND(&quot;-&quot;;[.A915])-1))" office:value-type="string" office:string-value="Where My Heart Is " calcext:value-type="string">
            <text:p>Where My Heart Is </text:p>
          </table:table-cell>
          <table:table-cell table:formula="of:=SUBSTITUTE([.A915];LEFT([.A915];(FIND(&quot;-&quot;;[.A915])));&quot;&quot;)" office:value-type="string" office:string-value=" Betty Moon" calcext:value-type="string">
            <text:p><text:s/>Betty Moon</text:p>
          </table:table-cell>
          <table:table-cell table:number-columns-repeated="4"/>
          <table:table-cell table:formula="of:=RANDBETWEEN(1;4)" office:value-type="float" office:value="1" calcext:value-type="float">
            <text:p>1</text:p>
          </table:table-cell>
          <table:table-cell table:formula="of:=&quot;('&quot;&amp;[.B915]&amp;&quot;',&quot;&amp;[.H915]&amp;&quot;,'default','default','&quot;&amp;[.C915]&amp;&quot;'),&quot;" office:value-type="string" office:string-value="('Where My Heart Is ',1,'default','default',' Betty Moon')," calcext:value-type="string">
            <text:p>('Where My Heart Is ',1,'default','default',' Betty Moon'),</text:p>
          </table:table-cell>
        </table:table-row>
        <table:table-row table:style-name="ro3">
          <table:table-cell office:value-type="string" calcext:value-type="string">
            <text:p><text:a xlink:href="https://www.songfacts.com/facts/jason-aldean/whiskey-me-away" xlink:type="simple">Whiskey Me Away</text:a> - Jason Aldean</text:p>
          </table:table-cell>
          <table:table-cell table:formula="of:=LEFT([.A916];(FIND(&quot;-&quot;;[.A916])-1))" office:value-type="string" office:string-value="Whiskey Me Away " calcext:value-type="string">
            <text:p>Whiskey Me Away </text:p>
          </table:table-cell>
          <table:table-cell table:formula="of:=SUBSTITUTE([.A916];LEFT([.A916];(FIND(&quot;-&quot;;[.A916])));&quot;&quot;)" office:value-type="string" office:string-value=" Jason Aldean" calcext:value-type="string">
            <text:p><text:s/>Jason Aldean</text:p>
          </table:table-cell>
          <table:table-cell table:number-columns-repeated="4"/>
          <table:table-cell table:formula="of:=RANDBETWEEN(1;4)" office:value-type="float" office:value="2" calcext:value-type="float">
            <text:p>2</text:p>
          </table:table-cell>
          <table:table-cell table:formula="of:=&quot;('&quot;&amp;[.B916]&amp;&quot;',&quot;&amp;[.H916]&amp;&quot;,'default','default','&quot;&amp;[.C916]&amp;&quot;'),&quot;" office:value-type="string" office:string-value="('Whiskey Me Away ',2,'default','default',' Jason Aldean')," calcext:value-type="string">
            <text:p>('Whiskey Me Away ',2,'default','default',' Jason Aldean'),</text:p>
          </table:table-cell>
        </table:table-row>
        <table:table-row table:style-name="ro2">
          <table:table-cell office:value-type="string" calcext:value-type="string">
            <text:p><text:a xlink:href="https://www.songfacts.com/facts/lana-del-rey/white-dress" xlink:type="simple">White Dress</text:a> - Lana Del Rey</text:p>
          </table:table-cell>
          <table:table-cell table:formula="of:=LEFT([.A917];(FIND(&quot;-&quot;;[.A917])-1))" office:value-type="string" office:string-value="White Dress " calcext:value-type="string">
            <text:p>White Dress </text:p>
          </table:table-cell>
          <table:table-cell table:formula="of:=SUBSTITUTE([.A917];LEFT([.A917];(FIND(&quot;-&quot;;[.A917])));&quot;&quot;)" office:value-type="string" office:string-value=" Lana Del Rey" calcext:value-type="string">
            <text:p><text:s/>Lana Del Rey</text:p>
          </table:table-cell>
          <table:table-cell table:number-columns-repeated="4"/>
          <table:table-cell table:formula="of:=RANDBETWEEN(1;4)" office:value-type="float" office:value="3" calcext:value-type="float">
            <text:p>3</text:p>
          </table:table-cell>
          <table:table-cell table:formula="of:=&quot;('&quot;&amp;[.B917]&amp;&quot;',&quot;&amp;[.H917]&amp;&quot;,'default','default','&quot;&amp;[.C917]&amp;&quot;'),&quot;" office:value-type="string" office:string-value="('White Dress ',3,'default','default',' Lana Del Rey')," calcext:value-type="string">
            <text:p>('White Dress ',3,'default','default',' Lana Del Rey'),</text:p>
          </table:table-cell>
        </table:table-row>
        <table:table-row table:style-name="ro2">
          <table:table-cell office:value-type="string" calcext:value-type="string">
            <text:p><text:a xlink:href="https://www.songfacts.com/facts/low/white-horses" xlink:type="simple">White Horses</text:a> - Low</text:p>
          </table:table-cell>
          <table:table-cell table:formula="of:=LEFT([.A918];(FIND(&quot;-&quot;;[.A918])-1))" office:value-type="string" office:string-value="White Horses " calcext:value-type="string">
            <text:p>White Horses </text:p>
          </table:table-cell>
          <table:table-cell table:formula="of:=SUBSTITUTE([.A918];LEFT([.A918];(FIND(&quot;-&quot;;[.A918])));&quot;&quot;)" office:value-type="string" office:string-value=" Low" calcext:value-type="string">
            <text:p><text:s/>Low</text:p>
          </table:table-cell>
          <table:table-cell table:number-columns-repeated="4"/>
          <table:table-cell table:formula="of:=RANDBETWEEN(1;4)" office:value-type="float" office:value="1" calcext:value-type="float">
            <text:p>1</text:p>
          </table:table-cell>
          <table:table-cell table:formula="of:=&quot;('&quot;&amp;[.B918]&amp;&quot;',&quot;&amp;[.H918]&amp;&quot;,'default','default','&quot;&amp;[.C918]&amp;&quot;'),&quot;" office:value-type="string" office:string-value="('White Horses ',1,'default','default',' Low')," calcext:value-type="string">
            <text:p>('White Horses ',1,'default','default',' Low'),</text:p>
          </table:table-cell>
        </table:table-row>
        <table:table-row table:style-name="ro2">
          <table:table-cell office:value-type="string" calcext:value-type="string">
            <text:p><text:a xlink:href="https://www.songfacts.com/facts/donny-osmond/who" xlink:type="simple">Who</text:a> - Donny Osmond</text:p>
          </table:table-cell>
          <table:table-cell table:formula="of:=LEFT([.A919];(FIND(&quot;-&quot;;[.A919])-1))" office:value-type="string" office:string-value="Who " calcext:value-type="string">
            <text:p>Who </text:p>
          </table:table-cell>
          <table:table-cell table:formula="of:=SUBSTITUTE([.A919];LEFT([.A919];(FIND(&quot;-&quot;;[.A919])));&quot;&quot;)" office:value-type="string" office:string-value=" Donny Osmond" calcext:value-type="string">
            <text:p><text:s/>Donny Osmond</text:p>
          </table:table-cell>
          <table:table-cell table:number-columns-repeated="4"/>
          <table:table-cell table:formula="of:=RANDBETWEEN(1;4)" office:value-type="float" office:value="4" calcext:value-type="float">
            <text:p>4</text:p>
          </table:table-cell>
          <table:table-cell table:formula="of:=&quot;('&quot;&amp;[.B919]&amp;&quot;',&quot;&amp;[.H919]&amp;&quot;,'default','default','&quot;&amp;[.C919]&amp;&quot;'),&quot;" office:value-type="string" office:string-value="('Who ',4,'default','default',' Donny Osmond')," calcext:value-type="string">
            <text:p>('Who ',4,'default','default',' Donny Osmond'),</text:p>
          </table:table-cell>
        </table:table-row>
        <table:table-row table:style-name="ro2">
          <table:table-cell office:value-type="string" calcext:value-type="string">
            <text:p><text:a xlink:href="https://www.songfacts.com/facts/nardo-wick/who-want-smoke" xlink:type="simple">Who Want Smoke??</text:a> - Nardo Wick</text:p>
          </table:table-cell>
          <table:table-cell table:formula="of:=LEFT([.A920];(FIND(&quot;-&quot;;[.A920])-1))" office:value-type="string" office:string-value="Who Want Smoke?? " calcext:value-type="string">
            <text:p>Who Want Smoke?? </text:p>
          </table:table-cell>
          <table:table-cell table:formula="of:=SUBSTITUTE([.A920];LEFT([.A920];(FIND(&quot;-&quot;;[.A920])));&quot;&quot;)" office:value-type="string" office:string-value=" Nardo Wick" calcext:value-type="string">
            <text:p><text:s/>Nardo Wick</text:p>
          </table:table-cell>
          <table:table-cell table:number-columns-repeated="4"/>
          <table:table-cell table:formula="of:=RANDBETWEEN(1;4)" office:value-type="float" office:value="2" calcext:value-type="float">
            <text:p>2</text:p>
          </table:table-cell>
          <table:table-cell table:formula="of:=&quot;('&quot;&amp;[.B920]&amp;&quot;',&quot;&amp;[.H920]&amp;&quot;,'default','default','&quot;&amp;[.C920]&amp;&quot;'),&quot;" office:value-type="string" office:string-value="('Who Want Smoke?? ',2,'default','default',' Nardo Wick')," calcext:value-type="string">
            <text:p>('Who Want Smoke?? ',2,'default','default',' Nardo Wick'),</text:p>
          </table:table-cell>
        </table:table-row>
        <table:table-row table:style-name="ro2">
          <table:table-cell office:value-type="string" calcext:value-type="string">
            <text:p><text:a xlink:href="https://www.songfacts.com/facts/craig-david/who-you-are" xlink:type="simple">Who You Are</text:a> - Craig David</text:p>
          </table:table-cell>
          <table:table-cell table:formula="of:=LEFT([.A921];(FIND(&quot;-&quot;;[.A921])-1))" office:value-type="string" office:string-value="Who You Are " calcext:value-type="string">
            <text:p>Who You Are </text:p>
          </table:table-cell>
          <table:table-cell table:formula="of:=SUBSTITUTE([.A921];LEFT([.A921];(FIND(&quot;-&quot;;[.A921])));&quot;&quot;)" office:value-type="string" office:string-value=" Craig David" calcext:value-type="string">
            <text:p><text:s/>Craig David</text:p>
          </table:table-cell>
          <table:table-cell table:number-columns-repeated="4"/>
          <table:table-cell table:formula="of:=RANDBETWEEN(1;4)" office:value-type="float" office:value="2" calcext:value-type="float">
            <text:p>2</text:p>
          </table:table-cell>
          <table:table-cell table:formula="of:=&quot;('&quot;&amp;[.B921]&amp;&quot;',&quot;&amp;[.H921]&amp;&quot;,'default','default','&quot;&amp;[.C921]&amp;&quot;'),&quot;" office:value-type="string" office:string-value="('Who You Are ',2,'default','default',' Craig David')," calcext:value-type="string">
            <text:p>('Who You Are ',2,'default','default',' Craig David'),</text:p>
          </table:table-cell>
        </table:table-row>
        <table:table-row table:style-name="ro3">
          <table:table-cell office:value-type="string" calcext:value-type="string">
            <text:p>Whos In Your Head - Jonas Brothers</text:p>
          </table:table-cell>
          <table:table-cell table:formula="of:=LEFT([.A922];(FIND(&quot;-&quot;;[.A922])-1))" office:value-type="string" office:string-value="Whos In Your Head " calcext:value-type="string">
            <text:p>Whos In Your Head </text:p>
          </table:table-cell>
          <table:table-cell table:formula="of:=SUBSTITUTE([.A922];LEFT([.A922];(FIND(&quot;-&quot;;[.A922])));&quot;&quot;)" office:value-type="string" office:string-value=" Jonas Brothers" calcext:value-type="string">
            <text:p><text:s/>Jonas Brothers</text:p>
          </table:table-cell>
          <table:table-cell table:number-columns-repeated="4"/>
          <table:table-cell table:formula="of:=RANDBETWEEN(1;4)" office:value-type="float" office:value="3" calcext:value-type="float">
            <text:p>3</text:p>
          </table:table-cell>
          <table:table-cell table:formula="of:=&quot;('&quot;&amp;[.B922]&amp;&quot;',&quot;&amp;[.H922]&amp;&quot;,'default','default','&quot;&amp;[.C922]&amp;&quot;'),&quot;" office:value-type="string" office:string-value="('Whos In Your Head ',3,'default','default',' Jonas Brothers')," calcext:value-type="string">
            <text:p>('Whos In Your Head ',3,'default','default',' Jonas Brothers'),</text:p>
          </table:table-cell>
        </table:table-row>
        <table:table-row table:style-name="ro2">
          <table:table-cell office:value-type="string" calcext:value-type="string">
            <text:p><text:a xlink:href="https://www.songfacts.com/facts/tion-wayne/wid-it" xlink:type="simple">Wid It</text:a> - Tion Wayne</text:p>
          </table:table-cell>
          <table:table-cell table:formula="of:=LEFT([.A923];(FIND(&quot;-&quot;;[.A923])-1))" office:value-type="string" office:string-value="Wid It " calcext:value-type="string">
            <text:p>Wid It </text:p>
          </table:table-cell>
          <table:table-cell table:formula="of:=SUBSTITUTE([.A923];LEFT([.A923];(FIND(&quot;-&quot;;[.A923])));&quot;&quot;)" office:value-type="string" office:string-value=" Tion Wayne" calcext:value-type="string">
            <text:p><text:s/>Tion Wayne</text:p>
          </table:table-cell>
          <table:table-cell table:number-columns-repeated="4"/>
          <table:table-cell table:formula="of:=RANDBETWEEN(1;4)" office:value-type="float" office:value="4" calcext:value-type="float">
            <text:p>4</text:p>
          </table:table-cell>
          <table:table-cell table:formula="of:=&quot;('&quot;&amp;[.B923]&amp;&quot;',&quot;&amp;[.H923]&amp;&quot;,'default','default','&quot;&amp;[.C923]&amp;&quot;'),&quot;" office:value-type="string" office:string-value="('Wid It ',4,'default','default',' Tion Wayne')," calcext:value-type="string">
            <text:p>('Wid It ',4,'default','default',' Tion Wayne'),</text:p>
          </table:table-cell>
        </table:table-row>
        <table:table-row table:style-name="ro2">
          <table:table-cell office:value-type="string" calcext:value-type="string">
            <text:p><text:a xlink:href="https://www.songfacts.com/facts/keith-urban/wild-hearts" xlink:type="simple">Wild Hearts</text:a> - Keith Urban</text:p>
          </table:table-cell>
          <table:table-cell table:formula="of:=LEFT([.A924];(FIND(&quot;-&quot;;[.A924])-1))" office:value-type="string" office:string-value="Wild Hearts " calcext:value-type="string">
            <text:p>Wild Hearts </text:p>
          </table:table-cell>
          <table:table-cell table:formula="of:=SUBSTITUTE([.A924];LEFT([.A924];(FIND(&quot;-&quot;;[.A924])));&quot;&quot;)" office:value-type="string" office:string-value=" Keith Urban" calcext:value-type="string">
            <text:p><text:s/>Keith Urban</text:p>
          </table:table-cell>
          <table:table-cell table:number-columns-repeated="4"/>
          <table:table-cell table:formula="of:=RANDBETWEEN(1;4)" office:value-type="float" office:value="3" calcext:value-type="float">
            <text:p>3</text:p>
          </table:table-cell>
          <table:table-cell table:formula="of:=&quot;('&quot;&amp;[.B924]&amp;&quot;',&quot;&amp;[.H924]&amp;&quot;,'default','default','&quot;&amp;[.C924]&amp;&quot;'),&quot;" office:value-type="string" office:string-value="('Wild Hearts ',3,'default','default',' Keith Urban')," calcext:value-type="string">
            <text:p>('Wild Hearts ',3,'default','default',' Keith Urban'),</text:p>
          </table:table-cell>
        </table:table-row>
        <table:table-row table:style-name="ro2">
          <table:table-cell office:value-type="string" calcext:value-type="string">
            <text:p><text:a xlink:href="https://www.songfacts.com/facts/normani/wild-side" xlink:type="simple">Wild Side</text:a> - Normani</text:p>
          </table:table-cell>
          <table:table-cell table:formula="of:=LEFT([.A925];(FIND(&quot;-&quot;;[.A925])-1))" office:value-type="string" office:string-value="Wild Side " calcext:value-type="string">
            <text:p>Wild Side </text:p>
          </table:table-cell>
          <table:table-cell table:formula="of:=SUBSTITUTE([.A925];LEFT([.A925];(FIND(&quot;-&quot;;[.A925])));&quot;&quot;)" office:value-type="string" office:string-value=" Normani" calcext:value-type="string">
            <text:p><text:s/>Normani</text:p>
          </table:table-cell>
          <table:table-cell table:number-columns-repeated="4"/>
          <table:table-cell table:formula="of:=RANDBETWEEN(1;4)" office:value-type="float" office:value="2" calcext:value-type="float">
            <text:p>2</text:p>
          </table:table-cell>
          <table:table-cell table:formula="of:=&quot;('&quot;&amp;[.B925]&amp;&quot;',&quot;&amp;[.H925]&amp;&quot;,'default','default','&quot;&amp;[.C925]&amp;&quot;'),&quot;" office:value-type="string" office:string-value="('Wild Side ',2,'default','default',' Normani')," calcext:value-type="string">
            <text:p>('Wild Side ',2,'default','default',' Normani'),</text:p>
          </table:table-cell>
        </table:table-row>
        <table:table-row table:style-name="ro2">
          <table:table-cell office:value-type="string" calcext:value-type="string">
            <text:p><text:a xlink:href="https://www.songfacts.com/facts/the-accidentals/wildfire" xlink:type="simple">Wildfire</text:a> - The Accidentals</text:p>
          </table:table-cell>
          <table:table-cell table:formula="of:=LEFT([.A926];(FIND(&quot;-&quot;;[.A926])-1))" office:value-type="string" office:string-value="Wildfire " calcext:value-type="string">
            <text:p>Wildfire </text:p>
          </table:table-cell>
          <table:table-cell table:formula="of:=SUBSTITUTE([.A926];LEFT([.A926];(FIND(&quot;-&quot;;[.A926])));&quot;&quot;)" office:value-type="string" office:string-value=" The Accidentals" calcext:value-type="string">
            <text:p><text:s/>The Accidentals</text:p>
          </table:table-cell>
          <table:table-cell table:number-columns-repeated="4"/>
          <table:table-cell table:formula="of:=RANDBETWEEN(1;4)" office:value-type="float" office:value="1" calcext:value-type="float">
            <text:p>1</text:p>
          </table:table-cell>
          <table:table-cell table:formula="of:=&quot;('&quot;&amp;[.B926]&amp;&quot;',&quot;&amp;[.H926]&amp;&quot;,'default','default','&quot;&amp;[.C926]&amp;&quot;'),&quot;" office:value-type="string" office:string-value="('Wildfire ',1,'default','default',' The Accidentals')," calcext:value-type="string">
            <text:p>('Wildfire ',1,'default','default',' The Accidentals'),</text:p>
          </table:table-cell>
        </table:table-row>
        <table:table-row table:style-name="ro2">
          <table:table-cell office:value-type="string" calcext:value-type="string">
            <text:p><text:a xlink:href="https://www.songfacts.com/facts/the-heavy-hours/wildfire" xlink:type="simple">Wildfire</text:a> - The Heavy Hours</text:p>
          </table:table-cell>
          <table:table-cell table:formula="of:=LEFT([.A927];(FIND(&quot;-&quot;;[.A927])-1))" office:value-type="string" office:string-value="Wildfire " calcext:value-type="string">
            <text:p>Wildfire </text:p>
          </table:table-cell>
          <table:table-cell table:formula="of:=SUBSTITUTE([.A927];LEFT([.A927];(FIND(&quot;-&quot;;[.A927])));&quot;&quot;)" office:value-type="string" office:string-value=" The Heavy Hours" calcext:value-type="string">
            <text:p><text:s/>The Heavy Hours</text:p>
          </table:table-cell>
          <table:table-cell table:number-columns-repeated="4"/>
          <table:table-cell table:formula="of:=RANDBETWEEN(1;4)" office:value-type="float" office:value="3" calcext:value-type="float">
            <text:p>3</text:p>
          </table:table-cell>
          <table:table-cell table:formula="of:=&quot;('&quot;&amp;[.B927]&amp;&quot;',&quot;&amp;[.H927]&amp;&quot;,'default','default','&quot;&amp;[.C927]&amp;&quot;'),&quot;" office:value-type="string" office:string-value="('Wildfire ',3,'default','default',' The Heavy Hours')," calcext:value-type="string">
            <text:p>('Wildfire ',3,'default','default',' The Heavy Hours'),</text:p>
          </table:table-cell>
        </table:table-row>
        <table:table-row table:style-name="ro2">
          <table:table-cell office:value-type="string" calcext:value-type="string">
            <text:p><text:a xlink:href="https://www.songfacts.com/facts/justin-moore/with-a-woman-you-love" xlink:type="simple">With A Woman You Love</text:a> - Justin Moore</text:p>
          </table:table-cell>
          <table:table-cell table:formula="of:=LEFT([.A928];(FIND(&quot;-&quot;;[.A928])-1))" office:value-type="string" office:string-value="With A Woman You Love " calcext:value-type="string">
            <text:p>With A Woman You Love </text:p>
          </table:table-cell>
          <table:table-cell table:formula="of:=SUBSTITUTE([.A928];LEFT([.A928];(FIND(&quot;-&quot;;[.A928])));&quot;&quot;)" office:value-type="string" office:string-value=" Justin Moore" calcext:value-type="string">
            <text:p><text:s/>Justin Moore</text:p>
          </table:table-cell>
          <table:table-cell table:number-columns-repeated="4"/>
          <table:table-cell table:formula="of:=RANDBETWEEN(1;4)" office:value-type="float" office:value="2" calcext:value-type="float">
            <text:p>2</text:p>
          </table:table-cell>
          <table:table-cell table:formula="of:=&quot;('&quot;&amp;[.B928]&amp;&quot;',&quot;&amp;[.H928]&amp;&quot;,'default','default','&quot;&amp;[.C928]&amp;&quot;'),&quot;" office:value-type="string" office:string-value="('With A Woman You Love ',2,'default','default',' Justin Moore')," calcext:value-type="string">
            <text:p>('With A Woman You Love ',2,'default','default',' Justin Moore'),</text:p>
          </table:table-cell>
        </table:table-row>
        <table:table-row table:style-name="ro3">
          <table:table-cell office:value-type="string" calcext:value-type="string">
            <text:p><text:a xlink:href="https://www.songfacts.com/facts/moneybagg-yo/wockesha" xlink:type="simple">Wockesha</text:a> - Moneybagg Yo</text:p>
          </table:table-cell>
          <table:table-cell table:formula="of:=LEFT([.A929];(FIND(&quot;-&quot;;[.A929])-1))" office:value-type="string" office:string-value="Wockesha " calcext:value-type="string">
            <text:p>Wockesha </text:p>
          </table:table-cell>
          <table:table-cell table:formula="of:=SUBSTITUTE([.A929];LEFT([.A929];(FIND(&quot;-&quot;;[.A929])));&quot;&quot;)" office:value-type="string" office:string-value=" Moneybagg Yo" calcext:value-type="string">
            <text:p><text:s/>Moneybagg Yo</text:p>
          </table:table-cell>
          <table:table-cell table:number-columns-repeated="4"/>
          <table:table-cell table:formula="of:=RANDBETWEEN(1;4)" office:value-type="float" office:value="1" calcext:value-type="float">
            <text:p>1</text:p>
          </table:table-cell>
          <table:table-cell table:formula="of:=&quot;('&quot;&amp;[.B929]&amp;&quot;',&quot;&amp;[.H929]&amp;&quot;,'default','default','&quot;&amp;[.C929]&amp;&quot;'),&quot;" office:value-type="string" office:string-value="('Wockesha ',1,'default','default',' Moneybagg Yo')," calcext:value-type="string">
            <text:p>('Wockesha ',1,'default','default',' Moneybagg Yo'),</text:p>
          </table:table-cell>
        </table:table-row>
        <table:table-row table:style-name="ro2">
          <table:table-cell office:value-type="string" calcext:value-type="string">
            <text:p><text:a xlink:href="https://www.songfacts.com/facts/garbage/wolves" xlink:type="simple">Wolves</text:a> - Garbage</text:p>
          </table:table-cell>
          <table:table-cell table:formula="of:=LEFT([.A930];(FIND(&quot;-&quot;;[.A930])-1))" office:value-type="string" office:string-value="Wolves " calcext:value-type="string">
            <text:p>Wolves </text:p>
          </table:table-cell>
          <table:table-cell table:formula="of:=SUBSTITUTE([.A930];LEFT([.A930];(FIND(&quot;-&quot;;[.A930])));&quot;&quot;)" office:value-type="string" office:string-value=" Garbage" calcext:value-type="string">
            <text:p><text:s/>Garbage</text:p>
          </table:table-cell>
          <table:table-cell table:number-columns-repeated="4"/>
          <table:table-cell table:formula="of:=RANDBETWEEN(1;4)" office:value-type="float" office:value="4" calcext:value-type="float">
            <text:p>4</text:p>
          </table:table-cell>
          <table:table-cell table:formula="of:=&quot;('&quot;&amp;[.B930]&amp;&quot;',&quot;&amp;[.H930]&amp;&quot;,'default','default','&quot;&amp;[.C930]&amp;&quot;'),&quot;" office:value-type="string" office:string-value="('Wolves ',4,'default','default',' Garbage')," calcext:value-type="string">
            <text:p>('Wolves ',4,'default','default',' Garbage'),</text:p>
          </table:table-cell>
        </table:table-row>
        <table:table-row table:style-name="ro2">
          <table:table-cell office:value-type="string" calcext:value-type="string">
            <text:p><text:a xlink:href="https://www.songfacts.com/facts/doja-cat/woman" xlink:type="simple">Woman</text:a> - Doja Cat</text:p>
          </table:table-cell>
          <table:table-cell table:formula="of:=LEFT([.A931];(FIND(&quot;-&quot;;[.A931])-1))" office:value-type="string" office:string-value="Woman " calcext:value-type="string">
            <text:p>Woman </text:p>
          </table:table-cell>
          <table:table-cell table:formula="of:=SUBSTITUTE([.A931];LEFT([.A931];(FIND(&quot;-&quot;;[.A931])));&quot;&quot;)" office:value-type="string" office:string-value=" Doja Cat" calcext:value-type="string">
            <text:p><text:s/>Doja Cat</text:p>
          </table:table-cell>
          <table:table-cell table:number-columns-repeated="4"/>
          <table:table-cell table:formula="of:=RANDBETWEEN(1;4)" office:value-type="float" office:value="4" calcext:value-type="float">
            <text:p>4</text:p>
          </table:table-cell>
          <table:table-cell table:formula="of:=&quot;('&quot;&amp;[.B931]&amp;&quot;',&quot;&amp;[.H931]&amp;&quot;,'default','default','&quot;&amp;[.C931]&amp;&quot;'),&quot;" office:value-type="string" office:string-value="('Woman ',4,'default','default',' Doja Cat')," calcext:value-type="string">
            <text:p>('Woman ',4,'default','default',' Doja Cat'),</text:p>
          </table:table-cell>
        </table:table-row>
        <table:table-row table:style-name="ro2">
          <table:table-cell office:value-type="string" calcext:value-type="string">
            <text:p><text:a xlink:href="https://www.songfacts.com/facts/adele/woman-like-me" xlink:type="simple">Woman Like Me</text:a> - Adele</text:p>
          </table:table-cell>
          <table:table-cell table:formula="of:=LEFT([.A932];(FIND(&quot;-&quot;;[.A932])-1))" office:value-type="string" office:string-value="Woman Like Me " calcext:value-type="string">
            <text:p>Woman Like Me </text:p>
          </table:table-cell>
          <table:table-cell table:formula="of:=SUBSTITUTE([.A932];LEFT([.A932];(FIND(&quot;-&quot;;[.A932])));&quot;&quot;)" office:value-type="string" office:string-value=" Adele" calcext:value-type="string">
            <text:p><text:s/>Adele</text:p>
          </table:table-cell>
          <table:table-cell table:number-columns-repeated="4"/>
          <table:table-cell table:formula="of:=RANDBETWEEN(1;4)" office:value-type="float" office:value="2" calcext:value-type="float">
            <text:p>2</text:p>
          </table:table-cell>
          <table:table-cell table:formula="of:=&quot;('&quot;&amp;[.B932]&amp;&quot;',&quot;&amp;[.H932]&amp;&quot;,'default','default','&quot;&amp;[.C932]&amp;&quot;'),&quot;" office:value-type="string" office:string-value="('Woman Like Me ',2,'default','default',' Adele')," calcext:value-type="string">
            <text:p>('Woman Like Me ',2,'default','default',' Adele'),</text:p>
          </table:table-cell>
        </table:table-row>
        <table:table-row table:style-name="ro2">
          <table:table-cell office:value-type="string" calcext:value-type="string">
            <text:p>Wont Stand Down - Muse</text:p>
          </table:table-cell>
          <table:table-cell table:formula="of:=LEFT([.A933];(FIND(&quot;-&quot;;[.A933])-1))" office:value-type="string" office:string-value="Wont Stand Down " calcext:value-type="string">
            <text:p>Wont Stand Down </text:p>
          </table:table-cell>
          <table:table-cell table:formula="of:=SUBSTITUTE([.A933];LEFT([.A933];(FIND(&quot;-&quot;;[.A933])));&quot;&quot;)" office:value-type="string" office:string-value=" Muse" calcext:value-type="string">
            <text:p><text:s/>Muse</text:p>
          </table:table-cell>
          <table:table-cell table:number-columns-repeated="4"/>
          <table:table-cell table:formula="of:=RANDBETWEEN(1;4)" office:value-type="float" office:value="4" calcext:value-type="float">
            <text:p>4</text:p>
          </table:table-cell>
          <table:table-cell table:formula="of:=&quot;('&quot;&amp;[.B933]&amp;&quot;',&quot;&amp;[.H933]&amp;&quot;,'default','default','&quot;&amp;[.C933]&amp;&quot;'),&quot;" office:value-type="string" office:string-value="('Wont Stand Down ',4,'default','default',' Muse')," calcext:value-type="string">
            <text:p>('Wont Stand Down ',4,'default','default',' Muse'),</text:p>
          </table:table-cell>
        </table:table-row>
        <table:table-row table:style-name="ro2">
          <table:table-cell office:value-type="string" calcext:value-type="string">
            <text:p><text:a xlink:href="https://www.songfacts.com/facts/khalid/working" xlink:type="simple">Working</text:a> - Khalid</text:p>
          </table:table-cell>
          <table:table-cell table:formula="of:=LEFT([.A934];(FIND(&quot;-&quot;;[.A934])-1))" office:value-type="string" office:string-value="Working " calcext:value-type="string">
            <text:p>Working </text:p>
          </table:table-cell>
          <table:table-cell table:formula="of:=SUBSTITUTE([.A934];LEFT([.A934];(FIND(&quot;-&quot;;[.A934])));&quot;&quot;)" office:value-type="string" office:string-value=" Khalid" calcext:value-type="string">
            <text:p><text:s/>Khalid</text:p>
          </table:table-cell>
          <table:table-cell table:number-columns-repeated="4"/>
          <table:table-cell table:formula="of:=RANDBETWEEN(1;4)" office:value-type="float" office:value="4" calcext:value-type="float">
            <text:p>4</text:p>
          </table:table-cell>
          <table:table-cell table:formula="of:=&quot;('&quot;&amp;[.B934]&amp;&quot;',&quot;&amp;[.H934]&amp;&quot;,'default','default','&quot;&amp;[.C934]&amp;&quot;'),&quot;" office:value-type="string" office:string-value="('Working ',4,'default','default',' Khalid')," calcext:value-type="string">
            <text:p>('Working ',4,'default','default',' Khalid'),</text:p>
          </table:table-cell>
        </table:table-row>
        <table:table-row table:style-name="ro2">
          <table:table-cell office:value-type="string" calcext:value-type="string">
            <text:p><text:a xlink:href="https://www.songfacts.com/facts/mitski/working-for-the-knife" xlink:type="simple">Working For The Knife</text:a> - Mitski</text:p>
          </table:table-cell>
          <table:table-cell table:formula="of:=LEFT([.A935];(FIND(&quot;-&quot;;[.A935])-1))" office:value-type="string" office:string-value="Working For The Knife " calcext:value-type="string">
            <text:p>Working For The Knife </text:p>
          </table:table-cell>
          <table:table-cell table:formula="of:=SUBSTITUTE([.A935];LEFT([.A935];(FIND(&quot;-&quot;;[.A935])));&quot;&quot;)" office:value-type="string" office:string-value=" Mitski" calcext:value-type="string">
            <text:p><text:s/>Mitski</text:p>
          </table:table-cell>
          <table:table-cell table:number-columns-repeated="4"/>
          <table:table-cell table:formula="of:=RANDBETWEEN(1;4)" office:value-type="float" office:value="4" calcext:value-type="float">
            <text:p>4</text:p>
          </table:table-cell>
          <table:table-cell table:formula="of:=&quot;('&quot;&amp;[.B935]&amp;&quot;',&quot;&amp;[.H935]&amp;&quot;,'default','default','&quot;&amp;[.C935]&amp;&quot;'),&quot;" office:value-type="string" office:string-value="('Working For The Knife ',4,'default','default',' Mitski')," calcext:value-type="string">
            <text:p>('Working For The Knife ',4,'default','default',' Mitski'),</text:p>
          </table:table-cell>
        </table:table-row>
        <table:table-row table:style-name="ro2">
          <table:table-cell office:value-type="string" calcext:value-type="string">
            <text:p><text:a xlink:href="https://www.songfacts.com/facts/gary-levox/working-on-sunday" xlink:type="simple">Working On Sunday</text:a> - Gary LeVox</text:p>
          </table:table-cell>
          <table:table-cell table:formula="of:=LEFT([.A936];(FIND(&quot;-&quot;;[.A936])-1))" office:value-type="string" office:string-value="Working On Sunday " calcext:value-type="string">
            <text:p>Working On Sunday </text:p>
          </table:table-cell>
          <table:table-cell table:formula="of:=SUBSTITUTE([.A936];LEFT([.A936];(FIND(&quot;-&quot;;[.A936])));&quot;&quot;)" office:value-type="string" office:string-value=" Gary LeVox" calcext:value-type="string">
            <text:p><text:s/>Gary LeVox</text:p>
          </table:table-cell>
          <table:table-cell table:number-columns-repeated="4"/>
          <table:table-cell table:formula="of:=RANDBETWEEN(1;4)" office:value-type="float" office:value="4" calcext:value-type="float">
            <text:p>4</text:p>
          </table:table-cell>
          <table:table-cell table:formula="of:=&quot;('&quot;&amp;[.B936]&amp;&quot;',&quot;&amp;[.H936]&amp;&quot;,'default','default','&quot;&amp;[.C936]&amp;&quot;'),&quot;" office:value-type="string" office:string-value="('Working On Sunday ',4,'default','default',' Gary LeVox')," calcext:value-type="string">
            <text:p>('Working On Sunday ',4,'default','default',' Gary LeVox'),</text:p>
          </table:table-cell>
        </table:table-row>
        <table:table-row table:style-name="ro3">
          <table:table-cell office:value-type="string" calcext:value-type="string">
            <text:p><text:a xlink:href="https://www.songfacts.com/facts/imagine-dragons/wrecked" xlink:type="simple">Wrecked</text:a> - Imagine Dragons</text:p>
          </table:table-cell>
          <table:table-cell table:formula="of:=LEFT([.A937];(FIND(&quot;-&quot;;[.A937])-1))" office:value-type="string" office:string-value="Wrecked " calcext:value-type="string">
            <text:p>Wrecked </text:p>
          </table:table-cell>
          <table:table-cell table:formula="of:=SUBSTITUTE([.A937];LEFT([.A937];(FIND(&quot;-&quot;;[.A937])));&quot;&quot;)" office:value-type="string" office:string-value=" Imagine Dragons" calcext:value-type="string">
            <text:p><text:s/>Imagine Dragons</text:p>
          </table:table-cell>
          <table:table-cell table:number-columns-repeated="4"/>
          <table:table-cell table:formula="of:=RANDBETWEEN(1;4)" office:value-type="float" office:value="2" calcext:value-type="float">
            <text:p>2</text:p>
          </table:table-cell>
          <table:table-cell table:formula="of:=&quot;('&quot;&amp;[.B937]&amp;&quot;',&quot;&amp;[.H937]&amp;&quot;,'default','default','&quot;&amp;[.C937]&amp;&quot;'),&quot;" office:value-type="string" office:string-value="('Wrecked ',2,'default','default',' Imagine Dragons')," calcext:value-type="string">
            <text:p>('Wrecked ',2,'default','default',' Imagine Dragons'),</text:p>
          </table:table-cell>
        </table:table-row>
        <table:table-row table:style-name="ro3">
          <table:table-cell office:value-type="string" calcext:value-type="string">
            <text:p><text:a xlink:href="https://www.songfacts.com/facts/courtney-barnett/write-a-list-of-things-to-look-forward-to" xlink:type="simple">Write A List Of Things To Look Forward To</text:a> - Courtney Barnett</text:p>
          </table:table-cell>
          <table:table-cell table:formula="of:=LEFT([.A938];(FIND(&quot;-&quot;;[.A938])-1))" office:value-type="string" office:string-value="Write A List Of Things To Look Forward To " calcext:value-type="string">
            <text:p>Write A List Of Things To Look Forward To </text:p>
          </table:table-cell>
          <table:table-cell table:formula="of:=SUBSTITUTE([.A938];LEFT([.A938];(FIND(&quot;-&quot;;[.A938])));&quot;&quot;)" office:value-type="string" office:string-value=" Courtney Barnett" calcext:value-type="string">
            <text:p><text:s/>Courtney Barnett</text:p>
          </table:table-cell>
          <table:table-cell table:number-columns-repeated="4"/>
          <table:table-cell table:formula="of:=RANDBETWEEN(1;4)" office:value-type="float" office:value="2" calcext:value-type="float">
            <text:p>2</text:p>
          </table:table-cell>
          <table:table-cell table:formula="of:=&quot;('&quot;&amp;[.B938]&amp;&quot;',&quot;&amp;[.H938]&amp;&quot;,'default','default','&quot;&amp;[.C938]&amp;&quot;'),&quot;" office:value-type="string" office:string-value="('Write A List Of Things To Look Forward To ',2,'default','default',' Courtney Barnett')," calcext:value-type="string">
            <text:p>('Write A List Of Things To Look Forward To ',2,'default','default',' Courtney Barnett'),</text:p>
          </table:table-cell>
        </table:table-row>
        <table:table-row table:style-name="ro3">
          <table:table-cell office:value-type="string" calcext:value-type="string">
            <text:p><text:a xlink:href="https://www.songfacts.com/facts/tyler-the-creator/wusyaname" xlink:type="simple">WusYaName</text:a> - Tyler, the Creator</text:p>
          </table:table-cell>
          <table:table-cell table:formula="of:=LEFT([.A939];(FIND(&quot;-&quot;;[.A939])-1))" office:value-type="string" office:string-value="WusYaName " calcext:value-type="string">
            <text:p>WusYaName </text:p>
          </table:table-cell>
          <table:table-cell table:formula="of:=SUBSTITUTE([.A939];LEFT([.A939];(FIND(&quot;-&quot;;[.A939])));&quot;&quot;)" office:value-type="string" office:string-value=" Tyler, the Creator" calcext:value-type="string">
            <text:p><text:s/>Tyler, the Creator</text:p>
          </table:table-cell>
          <table:table-cell table:number-columns-repeated="4"/>
          <table:table-cell table:formula="of:=RANDBETWEEN(1;4)" office:value-type="float" office:value="3" calcext:value-type="float">
            <text:p>3</text:p>
          </table:table-cell>
          <table:table-cell table:formula="of:=&quot;('&quot;&amp;[.B939]&amp;&quot;',&quot;&amp;[.H939]&amp;&quot;,'default','default','&quot;&amp;[.C939]&amp;&quot;'),&quot;" office:value-type="string" office:string-value="('WusYaName ',3,'default','default',' Tyler, the Creator')," calcext:value-type="string">
            <text:p>('WusYaName ',3,'default','default',' Tyler, the Creator'),</text:p>
          </table:table-cell>
        </table:table-row>
        <table:table-row table:style-name="ro2">
          <table:table-cell office:value-type="string" calcext:value-type="string">
            <text:p>Yaaburnee - Halsey</text:p>
          </table:table-cell>
          <table:table-cell table:formula="of:=LEFT([.A940];(FIND(&quot;-&quot;;[.A940])-1))" office:value-type="string" office:string-value="Yaaburnee " calcext:value-type="string">
            <text:p>Yaaburnee </text:p>
          </table:table-cell>
          <table:table-cell table:formula="of:=SUBSTITUTE([.A940];LEFT([.A940];(FIND(&quot;-&quot;;[.A940])));&quot;&quot;)" office:value-type="string" office:string-value=" Halsey" calcext:value-type="string">
            <text:p><text:s/>Halsey</text:p>
          </table:table-cell>
          <table:table-cell table:number-columns-repeated="4"/>
          <table:table-cell table:formula="of:=RANDBETWEEN(1;4)" office:value-type="float" office:value="1" calcext:value-type="float">
            <text:p>1</text:p>
          </table:table-cell>
          <table:table-cell table:formula="of:=&quot;('&quot;&amp;[.B940]&amp;&quot;',&quot;&amp;[.H940]&amp;&quot;,'default','default','&quot;&amp;[.C940]&amp;&quot;'),&quot;" office:value-type="string" office:string-value="('Yaaburnee ',1,'default','default',' Halsey')," calcext:value-type="string">
            <text:p>('Yaaburnee ',1,'default','default',' Halsey'),</text:p>
          </table:table-cell>
        </table:table-row>
        <table:table-row table:style-name="ro3">
          <table:table-cell office:value-type="string" calcext:value-type="string">
            <text:p>Yebbas Heartbreak - Drake</text:p>
          </table:table-cell>
          <table:table-cell table:formula="of:=LEFT([.A941];(FIND(&quot;-&quot;;[.A941])-1))" office:value-type="string" office:string-value="Yebbas Heartbreak " calcext:value-type="string">
            <text:p>Yebbas Heartbreak </text:p>
          </table:table-cell>
          <table:table-cell table:formula="of:=SUBSTITUTE([.A941];LEFT([.A941];(FIND(&quot;-&quot;;[.A941])));&quot;&quot;)" office:value-type="string" office:string-value=" Drake" calcext:value-type="string">
            <text:p><text:s/>Drake</text:p>
          </table:table-cell>
          <table:table-cell table:number-columns-repeated="4"/>
          <table:table-cell table:formula="of:=RANDBETWEEN(1;4)" office:value-type="float" office:value="3" calcext:value-type="float">
            <text:p>3</text:p>
          </table:table-cell>
          <table:table-cell table:formula="of:=&quot;('&quot;&amp;[.B941]&amp;&quot;',&quot;&amp;[.H941]&amp;&quot;,'default','default','&quot;&amp;[.C941]&amp;&quot;'),&quot;" office:value-type="string" office:string-value="('Yebbas Heartbreak ',3,'default','default',' Drake')," calcext:value-type="string">
            <text:p>('Yebbas Heartbreak ',3,'default','default',' Drake'),</text:p>
          </table:table-cell>
        </table:table-row>
        <table:table-row table:style-name="ro3">
          <table:table-cell office:value-type="string" calcext:value-type="string">
            <text:p><text:a xlink:href="https://www.songfacts.com/facts/moneybagg-yo/yo-shottas-lala" xlink:type="simple">Yo Shottas (Lala)</text:a> - Moneybagg Yo</text:p>
          </table:table-cell>
          <table:table-cell table:formula="of:=LEFT([.A942];(FIND(&quot;-&quot;;[.A942])-1))" office:value-type="string" office:string-value="Yo Shottas (Lala) " calcext:value-type="string">
            <text:p>Yo Shottas (Lala) </text:p>
          </table:table-cell>
          <table:table-cell table:formula="of:=SUBSTITUTE([.A942];LEFT([.A942];(FIND(&quot;-&quot;;[.A942])));&quot;&quot;)" office:value-type="string" office:string-value=" Moneybagg Yo" calcext:value-type="string">
            <text:p><text:s/>Moneybagg Yo</text:p>
          </table:table-cell>
          <table:table-cell table:number-columns-repeated="4"/>
          <table:table-cell table:formula="of:=RANDBETWEEN(1;4)" office:value-type="float" office:value="3" calcext:value-type="float">
            <text:p>3</text:p>
          </table:table-cell>
          <table:table-cell table:formula="of:=&quot;('&quot;&amp;[.B942]&amp;&quot;',&quot;&amp;[.H942]&amp;&quot;,'default','default','&quot;&amp;[.C942]&amp;&quot;'),&quot;" office:value-type="string" office:string-value="('Yo Shottas (Lala) ',3,'default','default',' Moneybagg Yo')," calcext:value-type="string">
            <text:p>('Yo Shottas (Lala) ',3,'default','default',' Moneybagg Yo'),</text:p>
          </table:table-cell>
        </table:table-row>
        <table:table-row table:style-name="ro2">
          <table:table-cell office:value-type="string" calcext:value-type="string">
            <text:p><text:a xlink:href="https://www.songfacts.com/facts/bad-bunny/yonaguni" xlink:type="simple">Yonaguni</text:a> - Bad Bunny</text:p>
          </table:table-cell>
          <table:table-cell table:formula="of:=LEFT([.A943];(FIND(&quot;-&quot;;[.A943])-1))" office:value-type="string" office:string-value="Yonaguni " calcext:value-type="string">
            <text:p>Yonaguni </text:p>
          </table:table-cell>
          <table:table-cell table:formula="of:=SUBSTITUTE([.A943];LEFT([.A943];(FIND(&quot;-&quot;;[.A943])));&quot;&quot;)" office:value-type="string" office:string-value=" Bad Bunny" calcext:value-type="string">
            <text:p><text:s/>Bad Bunny</text:p>
          </table:table-cell>
          <table:table-cell table:number-columns-repeated="4"/>
          <table:table-cell table:formula="of:=RANDBETWEEN(1;4)" office:value-type="float" office:value="4" calcext:value-type="float">
            <text:p>4</text:p>
          </table:table-cell>
          <table:table-cell table:formula="of:=&quot;('&quot;&amp;[.B943]&amp;&quot;',&quot;&amp;[.H943]&amp;&quot;,'default','default','&quot;&amp;[.C943]&amp;&quot;'),&quot;" office:value-type="string" office:string-value="('Yonaguni ',4,'default','default',' Bad Bunny')," calcext:value-type="string">
            <text:p>('Yonaguni ',4,'default','default',' Bad Bunny'),</text:p>
          </table:table-cell>
        </table:table-row>
        <table:table-row table:style-name="ro1">
          <table:table-cell office:value-type="string" calcext:value-type="string">
            <text:p><text:a xlink:href="https://www.songfacts.com/facts/regard/you" xlink:type="simple">You</text:a> - Regard</text:p>
          </table:table-cell>
          <table:table-cell table:formula="of:=LEFT([.A944];(FIND(&quot;-&quot;;[.A944])-1))" office:value-type="string" office:string-value="You " calcext:value-type="string">
            <text:p>You </text:p>
          </table:table-cell>
          <table:table-cell table:formula="of:=SUBSTITUTE([.A944];LEFT([.A944];(FIND(&quot;-&quot;;[.A944])));&quot;&quot;)" office:value-type="string" office:string-value=" Regard" calcext:value-type="string">
            <text:p><text:s/>Regard</text:p>
          </table:table-cell>
          <table:table-cell table:number-columns-repeated="4"/>
          <table:table-cell table:formula="of:=RANDBETWEEN(1;4)" office:value-type="float" office:value="4" calcext:value-type="float">
            <text:p>4</text:p>
          </table:table-cell>
          <table:table-cell table:formula="of:=&quot;('&quot;&amp;[.B944]&amp;&quot;',&quot;&amp;[.H944]&amp;&quot;,'default','default','&quot;&amp;[.C944]&amp;&quot;'),&quot;" office:value-type="string" office:string-value="('You ',4,'default','default',' Regard')," calcext:value-type="string">
            <text:p>('You ',4,'default','default',' Regard'),</text:p>
          </table:table-cell>
        </table:table-row>
        <table:table-row table:style-name="ro2">
          <table:table-cell office:value-type="string" calcext:value-type="string">
            <text:p><text:a xlink:href="https://www.songfacts.com/facts/taylor-swift/you-all-over-me" xlink:type="simple">You All Over Me</text:a> - Taylor Swift</text:p>
          </table:table-cell>
          <table:table-cell table:formula="of:=LEFT([.A945];(FIND(&quot;-&quot;;[.A945])-1))" office:value-type="string" office:string-value="You All Over Me " calcext:value-type="string">
            <text:p>You All Over Me </text:p>
          </table:table-cell>
          <table:table-cell table:formula="of:=SUBSTITUTE([.A945];LEFT([.A945];(FIND(&quot;-&quot;;[.A945])));&quot;&quot;)" office:value-type="string" office:string-value=" Taylor Swift" calcext:value-type="string">
            <text:p><text:s/>Taylor Swift</text:p>
          </table:table-cell>
          <table:table-cell table:number-columns-repeated="4"/>
          <table:table-cell table:formula="of:=RANDBETWEEN(1;4)" office:value-type="float" office:value="2" calcext:value-type="float">
            <text:p>2</text:p>
          </table:table-cell>
          <table:table-cell table:formula="of:=&quot;('&quot;&amp;[.B945]&amp;&quot;',&quot;&amp;[.H945]&amp;&quot;,'default','default','&quot;&amp;[.C945]&amp;&quot;'),&quot;" office:value-type="string" office:string-value="('You All Over Me ',2,'default','default',' Taylor Swift')," calcext:value-type="string">
            <text:p>('You All Over Me ',2,'default','default',' Taylor Swift'),</text:p>
          </table:table-cell>
        </table:table-row>
        <table:table-row table:style-name="ro2">
          <table:table-cell office:value-type="string" calcext:value-type="string">
            <text:p><text:a xlink:href="https://www.songfacts.com/facts/halsey/you-asked-for-this" xlink:type="simple">You Asked For This</text:a> - Halsey</text:p>
          </table:table-cell>
          <table:table-cell table:formula="of:=LEFT([.A946];(FIND(&quot;-&quot;;[.A946])-1))" office:value-type="string" office:string-value="You Asked For This " calcext:value-type="string">
            <text:p>You Asked For This </text:p>
          </table:table-cell>
          <table:table-cell table:formula="of:=SUBSTITUTE([.A946];LEFT([.A946];(FIND(&quot;-&quot;;[.A946])));&quot;&quot;)" office:value-type="string" office:string-value=" Halsey" calcext:value-type="string">
            <text:p><text:s/>Halsey</text:p>
          </table:table-cell>
          <table:table-cell table:number-columns-repeated="4"/>
          <table:table-cell table:formula="of:=RANDBETWEEN(1;4)" office:value-type="float" office:value="1" calcext:value-type="float">
            <text:p>1</text:p>
          </table:table-cell>
          <table:table-cell table:formula="of:=&quot;('&quot;&amp;[.B946]&amp;&quot;',&quot;&amp;[.H946]&amp;&quot;,'default','default','&quot;&amp;[.C946]&amp;&quot;'),&quot;" office:value-type="string" office:string-value="('You Asked For This ',1,'default','default',' Halsey')," calcext:value-type="string">
            <text:p>('You Asked For This ',1,'default','default',' Halsey'),</text:p>
          </table:table-cell>
        </table:table-row>
        <table:table-row table:style-name="ro2">
          <table:table-cell office:value-type="string" calcext:value-type="string">
            <text:p>You Didnt - Brett Young</text:p>
          </table:table-cell>
          <table:table-cell table:formula="of:=LEFT([.A947];(FIND(&quot;-&quot;;[.A947])-1))" office:value-type="string" office:string-value="You Didnt " calcext:value-type="string">
            <text:p>You Didnt </text:p>
          </table:table-cell>
          <table:table-cell table:formula="of:=SUBSTITUTE([.A947];LEFT([.A947];(FIND(&quot;-&quot;;[.A947])));&quot;&quot;)" office:value-type="string" office:string-value=" Brett Young" calcext:value-type="string">
            <text:p><text:s/>Brett Young</text:p>
          </table:table-cell>
          <table:table-cell table:number-columns-repeated="4"/>
          <table:table-cell table:formula="of:=RANDBETWEEN(1;4)" office:value-type="float" office:value="1" calcext:value-type="float">
            <text:p>1</text:p>
          </table:table-cell>
          <table:table-cell table:formula="of:=&quot;('&quot;&amp;[.B947]&amp;&quot;',&quot;&amp;[.H947]&amp;&quot;,'default','default','&quot;&amp;[.C947]&amp;&quot;'),&quot;" office:value-type="string" office:string-value="('You Didnt ',1,'default','default',' Brett Young')," calcext:value-type="string">
            <text:p>('You Didnt ',1,'default','default',' Brett Young'),</text:p>
          </table:table-cell>
        </table:table-row>
        <table:table-row table:style-name="ro2">
          <table:table-cell office:value-type="string" calcext:value-type="string">
            <text:p><text:a xlink:href="https://www.songfacts.com/facts/sigala/you-for-me" xlink:type="simple">You For Me</text:a> - Sigala</text:p>
          </table:table-cell>
          <table:table-cell table:formula="of:=LEFT([.A948];(FIND(&quot;-&quot;;[.A948])-1))" office:value-type="string" office:string-value="You For Me " calcext:value-type="string">
            <text:p>You For Me </text:p>
          </table:table-cell>
          <table:table-cell table:formula="of:=SUBSTITUTE([.A948];LEFT([.A948];(FIND(&quot;-&quot;;[.A948])));&quot;&quot;)" office:value-type="string" office:string-value=" Sigala" calcext:value-type="string">
            <text:p><text:s/>Sigala</text:p>
          </table:table-cell>
          <table:table-cell table:number-columns-repeated="4"/>
          <table:table-cell table:formula="of:=RANDBETWEEN(1;4)" office:value-type="float" office:value="3" calcext:value-type="float">
            <text:p>3</text:p>
          </table:table-cell>
          <table:table-cell table:formula="of:=&quot;('&quot;&amp;[.B948]&amp;&quot;',&quot;&amp;[.H948]&amp;&quot;,'default','default','&quot;&amp;[.C948]&amp;&quot;'),&quot;" office:value-type="string" office:string-value="('You For Me ',3,'default','default',' Sigala')," calcext:value-type="string">
            <text:p>('You For Me ',3,'default','default',' Sigala'),</text:p>
          </table:table-cell>
        </table:table-row>
        <table:table-row table:style-name="ro2">
          <table:table-cell office:value-type="string" calcext:value-type="string">
            <text:p><text:a xlink:href="https://www.songfacts.com/facts/brett-young/you-got-away-with-it" xlink:type="simple">You Got Away With It</text:a> - Brett Young</text:p>
          </table:table-cell>
          <table:table-cell table:formula="of:=LEFT([.A949];(FIND(&quot;-&quot;;[.A949])-1))" office:value-type="string" office:string-value="You Got Away With It " calcext:value-type="string">
            <text:p>You Got Away With It </text:p>
          </table:table-cell>
          <table:table-cell table:formula="of:=SUBSTITUTE([.A949];LEFT([.A949];(FIND(&quot;-&quot;;[.A949])));&quot;&quot;)" office:value-type="string" office:string-value=" Brett Young" calcext:value-type="string">
            <text:p><text:s/>Brett Young</text:p>
          </table:table-cell>
          <table:table-cell table:number-columns-repeated="4"/>
          <table:table-cell table:formula="of:=RANDBETWEEN(1;4)" office:value-type="float" office:value="1" calcext:value-type="float">
            <text:p>1</text:p>
          </table:table-cell>
          <table:table-cell table:formula="of:=&quot;('&quot;&amp;[.B949]&amp;&quot;',&quot;&amp;[.H949]&amp;&quot;,'default','default','&quot;&amp;[.C949]&amp;&quot;'),&quot;" office:value-type="string" office:string-value="('You Got Away With It ',1,'default','default',' Brett Young')," calcext:value-type="string">
            <text:p>('You Got Away With It ',1,'default','default',' Brett Young'),</text:p>
          </table:table-cell>
        </table:table-row>
        <table:table-row table:style-name="ro3">
          <table:table-cell office:value-type="string" calcext:value-type="string">
            <text:p><text:a xlink:href="https://www.songfacts.com/facts/blackberry-smoke/you-hear-georgia" xlink:type="simple">You Hear Georgia</text:a> - Blackberry Smoke</text:p>
          </table:table-cell>
          <table:table-cell table:formula="of:=LEFT([.A950];(FIND(&quot;-&quot;;[.A950])-1))" office:value-type="string" office:string-value="You Hear Georgia " calcext:value-type="string">
            <text:p>You Hear Georgia </text:p>
          </table:table-cell>
          <table:table-cell table:formula="of:=SUBSTITUTE([.A950];LEFT([.A950];(FIND(&quot;-&quot;;[.A950])));&quot;&quot;)" office:value-type="string" office:string-value=" Blackberry Smoke" calcext:value-type="string">
            <text:p><text:s/>Blackberry Smoke</text:p>
          </table:table-cell>
          <table:table-cell table:number-columns-repeated="4"/>
          <table:table-cell table:formula="of:=RANDBETWEEN(1;4)" office:value-type="float" office:value="4" calcext:value-type="float">
            <text:p>4</text:p>
          </table:table-cell>
          <table:table-cell table:formula="of:=&quot;('&quot;&amp;[.B950]&amp;&quot;',&quot;&amp;[.H950]&amp;&quot;,'default','default','&quot;&amp;[.C950]&amp;&quot;'),&quot;" office:value-type="string" office:string-value="('You Hear Georgia ',4,'default','default',' Blackberry Smoke')," calcext:value-type="string">
            <text:p>('You Hear Georgia ',4,'default','default',' Blackberry Smoke'),</text:p>
          </table:table-cell>
        </table:table-row>
        <table:table-row table:style-name="ro2">
          <table:table-cell office:value-type="string" calcext:value-type="string">
            <text:p><text:a xlink:href="https://www.songfacts.com/facts/doja-cat/you-right" xlink:type="simple">You Right</text:a> - Doja Cat</text:p>
          </table:table-cell>
          <table:table-cell table:formula="of:=LEFT([.A951];(FIND(&quot;-&quot;;[.A951])-1))" office:value-type="string" office:string-value="You Right " calcext:value-type="string">
            <text:p>You Right </text:p>
          </table:table-cell>
          <table:table-cell table:formula="of:=SUBSTITUTE([.A951];LEFT([.A951];(FIND(&quot;-&quot;;[.A951])));&quot;&quot;)" office:value-type="string" office:string-value=" Doja Cat" calcext:value-type="string">
            <text:p><text:s/>Doja Cat</text:p>
          </table:table-cell>
          <table:table-cell table:number-columns-repeated="4"/>
          <table:table-cell table:formula="of:=RANDBETWEEN(1;4)" office:value-type="float" office:value="1" calcext:value-type="float">
            <text:p>1</text:p>
          </table:table-cell>
          <table:table-cell table:formula="of:=&quot;('&quot;&amp;[.B951]&amp;&quot;',&quot;&amp;[.H951]&amp;&quot;,'default','default','&quot;&amp;[.C951]&amp;&quot;'),&quot;" office:value-type="string" office:string-value="('You Right ',1,'default','default',' Doja Cat')," calcext:value-type="string">
            <text:p>('You Right ',1,'default','default',' Doja Cat'),</text:p>
          </table:table-cell>
        </table:table-row>
        <table:table-row table:style-name="ro3">
          <table:table-cell office:value-type="string" calcext:value-type="string">
            <text:p>Youll Always Be My Baby - Alan Jackson</text:p>
          </table:table-cell>
          <table:table-cell table:formula="of:=LEFT([.A952];(FIND(&quot;-&quot;;[.A952])-1))" office:value-type="string" office:string-value="Youll Always Be My Baby " calcext:value-type="string">
            <text:p>Youll Always Be My Baby </text:p>
          </table:table-cell>
          <table:table-cell table:formula="of:=SUBSTITUTE([.A952];LEFT([.A952];(FIND(&quot;-&quot;;[.A952])));&quot;&quot;)" office:value-type="string" office:string-value=" Alan Jackson" calcext:value-type="string">
            <text:p><text:s/>Alan Jackson</text:p>
          </table:table-cell>
          <table:table-cell table:number-columns-repeated="4"/>
          <table:table-cell table:formula="of:=RANDBETWEEN(1;4)" office:value-type="float" office:value="4" calcext:value-type="float">
            <text:p>4</text:p>
          </table:table-cell>
          <table:table-cell table:formula="of:=&quot;('&quot;&amp;[.B952]&amp;&quot;',&quot;&amp;[.H952]&amp;&quot;,'default','default','&quot;&amp;[.C952]&amp;&quot;'),&quot;" office:value-type="string" office:string-value="('Youll Always Be My Baby ',4,'default','default',' Alan Jackson')," calcext:value-type="string">
            <text:p>('Youll Always Be My Baby ',4,'default','default',' Alan Jackson'),</text:p>
          </table:table-cell>
        </table:table-row>
        <table:table-row table:style-name="ro5">
          <table:table-cell office:value-type="string" calcext:value-type="string">
            <text:p>Youre To Blame - Mammoth WVH</text:p>
          </table:table-cell>
          <table:table-cell table:formula="of:=LEFT([.A953];(FIND(&quot;-&quot;;[.A953])-1))" office:value-type="string" office:string-value="Youre To Blame " calcext:value-type="string">
            <text:p>Youre To Blame </text:p>
          </table:table-cell>
          <table:table-cell table:formula="of:=SUBSTITUTE([.A953];LEFT([.A953];(FIND(&quot;-&quot;;[.A953])));&quot;&quot;)" office:value-type="string" office:string-value=" Mammoth WVH" calcext:value-type="string">
            <text:p><text:s/>Mammoth WVH</text:p>
          </table:table-cell>
          <table:table-cell table:number-columns-repeated="4"/>
          <table:table-cell table:formula="of:=RANDBETWEEN(1;4)" office:value-type="float" office:value="1" calcext:value-type="float">
            <text:p>1</text:p>
          </table:table-cell>
          <table:table-cell table:formula="of:=&quot;('&quot;&amp;[.B953]&amp;&quot;',&quot;&amp;[.H953]&amp;&quot;,'default','default','&quot;&amp;[.C953]&amp;&quot;'),&quot;" office:value-type="string" office:string-value="('Youre To Blame ',1,'default','default',' Mammoth WVH')," calcext:value-type="string">
            <text:p>('Youre To Blame ',1,'default','default',' Mammoth WVH'),</text:p>
          </table:table-cell>
        </table:table-row>
        <table:table-row table:style-name="ro2">
          <table:table-cell office:value-type="string" calcext:value-type="string">
            <text:p><text:a xlink:href="https://www.songfacts.com/facts/chris-pierce/young-black-and-beautiful" xlink:type="simple">Young, Black And Beautiful</text:a> - Chris Pierce</text:p>
          </table:table-cell>
          <table:table-cell table:formula="of:=LEFT([.A954];(FIND(&quot;-&quot;;[.A954])-1))" office:value-type="string" office:string-value="Young, Black And Beautiful " calcext:value-type="string">
            <text:p>Young, Black And Beautiful </text:p>
          </table:table-cell>
          <table:table-cell table:formula="of:=SUBSTITUTE([.A954];LEFT([.A954];(FIND(&quot;-&quot;;[.A954])));&quot;&quot;)" office:value-type="string" office:string-value=" Chris Pierce" calcext:value-type="string">
            <text:p><text:s/>Chris Pierce</text:p>
          </table:table-cell>
          <table:table-cell table:number-columns-repeated="4"/>
          <table:table-cell table:formula="of:=RANDBETWEEN(1;4)" office:value-type="float" office:value="4" calcext:value-type="float">
            <text:p>4</text:p>
          </table:table-cell>
          <table:table-cell table:formula="of:=&quot;('&quot;&amp;[.B954]&amp;&quot;',&quot;&amp;[.H954]&amp;&quot;,'default','default','&quot;&amp;[.C954]&amp;&quot;'),&quot;" office:value-type="string" office:string-value="('Young, Black And Beautiful ',4,'default','default',' Chris Pierce')," calcext:value-type="string">
            <text:p>('Young, Black And Beautiful ',4,'default','default',' Chris Pierce'),</text:p>
          </table:table-cell>
        </table:table-row>
        <table:table-row table:style-name="ro3">
          <table:table-cell office:value-type="string" calcext:value-type="string">
            <text:p><text:a xlink:href="https://www.songfacts.com/facts/brothers-osborne/younger-me" xlink:type="simple">Younger Me</text:a> - Brothers Osborne</text:p>
          </table:table-cell>
          <table:table-cell table:formula="of:=LEFT([.A955];(FIND(&quot;-&quot;;[.A955])-1))" office:value-type="string" office:string-value="Younger Me " calcext:value-type="string">
            <text:p>Younger Me </text:p>
          </table:table-cell>
          <table:table-cell table:formula="of:=SUBSTITUTE([.A955];LEFT([.A955];(FIND(&quot;-&quot;;[.A955])));&quot;&quot;)" office:value-type="string" office:string-value=" Brothers Osborne" calcext:value-type="string">
            <text:p><text:s/>Brothers Osborne</text:p>
          </table:table-cell>
          <table:table-cell table:number-columns-repeated="4"/>
          <table:table-cell table:formula="of:=RANDBETWEEN(1;4)" office:value-type="float" office:value="4" calcext:value-type="float">
            <text:p>4</text:p>
          </table:table-cell>
          <table:table-cell table:formula="of:=&quot;('&quot;&amp;[.B955]&amp;&quot;',&quot;&amp;[.H955]&amp;&quot;,'default','default','&quot;&amp;[.C955]&amp;&quot;'),&quot;" office:value-type="string" office:string-value="('Younger Me ',4,'default','default',' Brothers Osborne')," calcext:value-type="string">
            <text:p>('Younger Me ',4,'default','default',' Brothers Osborne'),</text:p>
          </table:table-cell>
        </table:table-row>
        <table:table-row table:style-name="ro2">
          <table:table-cell office:value-type="string" calcext:value-type="string">
            <text:p><text:a xlink:href="https://www.songfacts.com/facts/joyner-lucas/your-heart" xlink:type="simple">Your Heart</text:a> - Joyner Lucas</text:p>
          </table:table-cell>
          <table:table-cell table:formula="of:=LEFT([.A956];(FIND(&quot;-&quot;;[.A956])-1))" office:value-type="string" office:string-value="Your Heart " calcext:value-type="string">
            <text:p>Your Heart </text:p>
          </table:table-cell>
          <table:table-cell table:formula="of:=SUBSTITUTE([.A956];LEFT([.A956];(FIND(&quot;-&quot;;[.A956])));&quot;&quot;)" office:value-type="string" office:string-value=" Joyner Lucas" calcext:value-type="string">
            <text:p><text:s/>Joyner Lucas</text:p>
          </table:table-cell>
          <table:table-cell table:number-columns-repeated="4"/>
          <table:table-cell table:formula="of:=RANDBETWEEN(1;4)" office:value-type="float" office:value="3" calcext:value-type="float">
            <text:p>3</text:p>
          </table:table-cell>
          <table:table-cell table:formula="of:=&quot;('&quot;&amp;[.B956]&amp;&quot;',&quot;&amp;[.H956]&amp;&quot;,'default','default','&quot;&amp;[.C956]&amp;&quot;'),&quot;" office:value-type="string" office:string-value="('Your Heart ',3,'default','default',' Joyner Lucas')," calcext:value-type="string">
            <text:p>('Your Heart ',3,'default','default',' Joyner Lucas'),</text:p>
          </table:table-cell>
        </table:table-row>
        <table:table-row table:style-name="ro2">
          <table:table-cell office:value-type="string" calcext:value-type="string">
            <text:p><text:a xlink:href="https://www.songfacts.com/facts/billie-eilish/your-power" xlink:type="simple">Your Power</text:a> - Billie Eilish</text:p>
          </table:table-cell>
          <table:table-cell table:formula="of:=LEFT([.A957];(FIND(&quot;-&quot;;[.A957])-1))" office:value-type="string" office:string-value="Your Power " calcext:value-type="string">
            <text:p>Your Power </text:p>
          </table:table-cell>
          <table:table-cell table:formula="of:=SUBSTITUTE([.A957];LEFT([.A957];(FIND(&quot;-&quot;;[.A957])));&quot;&quot;)" office:value-type="string" office:string-value=" Billie Eilish" calcext:value-type="string">
            <text:p><text:s/>Billie Eilish</text:p>
          </table:table-cell>
          <table:table-cell table:number-columns-repeated="4"/>
          <table:table-cell table:formula="of:=RANDBETWEEN(1;4)" office:value-type="float" office:value="1" calcext:value-type="float">
            <text:p>1</text:p>
          </table:table-cell>
          <table:table-cell table:formula="of:=&quot;('&quot;&amp;[.B957]&amp;&quot;',&quot;&amp;[.H957]&amp;&quot;,'default','default','&quot;&amp;[.C957]&amp;&quot;'),&quot;" office:value-type="string" office:string-value="('Your Power ',1,'default','default',' Billie Eilish')," calcext:value-type="string">
            <text:p>('Your Power ',1,'default','default',' Billie Eilish'),</text:p>
          </table:table-cell>
        </table:table-row>
        <table:table-row table:style-name="ro2">
          <table:table-cell office:value-type="string" calcext:value-type="string">
            <text:p><text:a xlink:href="https://www.songfacts.com/facts/u2/your-song-saved-my-life" xlink:type="simple">Your Song Saved My Life</text:a> - U2</text:p>
          </table:table-cell>
          <table:table-cell table:formula="of:=LEFT([.A958];(FIND(&quot;-&quot;;[.A958])-1))" office:value-type="string" office:string-value="Your Song Saved My Life " calcext:value-type="string">
            <text:p>Your Song Saved My Life </text:p>
          </table:table-cell>
          <table:table-cell table:formula="of:=SUBSTITUTE([.A958];LEFT([.A958];(FIND(&quot;-&quot;;[.A958])));&quot;&quot;)" office:value-type="string" office:string-value=" U2" calcext:value-type="string">
            <text:p><text:s/>U2</text:p>
          </table:table-cell>
          <table:table-cell table:number-columns-repeated="4"/>
          <table:table-cell table:formula="of:=RANDBETWEEN(1;4)" office:value-type="float" office:value="2" calcext:value-type="float">
            <text:p>2</text:p>
          </table:table-cell>
          <table:table-cell table:formula="of:=&quot;('&quot;&amp;[.B958]&amp;&quot;',&quot;&amp;[.H958]&amp;&quot;,'default','default','&quot;&amp;[.C958]&amp;&quot;'),&quot;" office:value-type="string" office:string-value="('Your Song Saved My Life ',2,'default','default',' U2')," calcext:value-type="string">
            <text:p>('Your Song Saved My Life ',2,'default','default',' U2'),</text:p>
          </table:table-cell>
        </table:table-row>
        <table:table-row table:style-name="ro2">
          <table:table-cell office:value-type="string" calcext:value-type="string">
            <text:p><text:a xlink:href="https://www.songfacts.com/facts/maneskin/zitti-e-buoni" xlink:type="simple">Zitti E Buoni</text:a> - Måneskin</text:p>
          </table:table-cell>
          <table:table-cell table:formula="of:=LEFT([.A959];(FIND(&quot;-&quot;;[.A959])-1))" office:value-type="string" office:string-value="Zitti E Buoni " calcext:value-type="string">
            <text:p>Zitti E Buoni </text:p>
          </table:table-cell>
          <table:table-cell table:formula="of:=SUBSTITUTE([.A959];LEFT([.A959];(FIND(&quot;-&quot;;[.A959])));&quot;&quot;)" office:value-type="string" office:string-value=" Måneskin" calcext:value-type="string">
            <text:p><text:s/>Måneskin</text:p>
          </table:table-cell>
          <table:table-cell table:number-columns-repeated="4"/>
          <table:table-cell table:formula="of:=RANDBETWEEN(1;4)" office:value-type="float" office:value="2" calcext:value-type="float">
            <text:p>2</text:p>
          </table:table-cell>
          <table:table-cell table:formula="of:=&quot;('&quot;&amp;[.B959]&amp;&quot;',&quot;&amp;[.H959]&amp;&quot;,'default','default','&quot;&amp;[.C959]&amp;&quot;'),&quot;" office:value-type="string" office:string-value="('Zitti E Buoni ',2,'default','default',' Måneskin')," calcext:value-type="string">
            <text:p>('Zitti E Buoni ',2,'default','default',' Måneskin'),</text:p>
          </table:table-cell>
        </table:table-row>
        <table:table-row table:style-name="ro3">
          <table:table-cell office:value-type="string" calcext:value-type="string">
            <text:p><text:a xlink:href="https://www.songfacts.com/facts/falling-in-reverse/zombified" xlink:type="simple">Zombified</text:a> - Falling in Reverse</text:p>
          </table:table-cell>
          <table:table-cell table:formula="of:=LEFT([.A960];(FIND(&quot;-&quot;;[.A960])-1))" office:value-type="string" office:string-value="Zombified " calcext:value-type="string">
            <text:p>Zombified </text:p>
          </table:table-cell>
          <table:table-cell table:formula="of:=SUBSTITUTE([.A960];LEFT([.A960];(FIND(&quot;-&quot;;[.A960])));&quot;&quot;)" office:value-type="string" office:string-value=" Falling in Reverse" calcext:value-type="string">
            <text:p><text:s/>Falling in Reverse</text:p>
          </table:table-cell>
          <table:table-cell table:number-columns-repeated="4"/>
          <table:table-cell table:formula="of:=RANDBETWEEN(1;4)" office:value-type="float" office:value="3" calcext:value-type="float">
            <text:p>3</text:p>
          </table:table-cell>
          <table:table-cell table:formula="of:=&quot;('&quot;&amp;[.B960]&amp;&quot;',&quot;&amp;[.H960]&amp;&quot;,'default','default','&quot;&amp;[.C960]&amp;&quot;'),&quot;" office:value-type="string" office:string-value="('Zombified ',3,'default','default',' Falling in Reverse')," calcext:value-type="string">
            <text:p>('Zombified ',3,'default','default',' Falling in Reverse'),</text:p>
          </table:table-cell>
        </table:table-row>
        <table:table-row table:style-name="ro1" table:number-rows-repeated="3">
          <table:table-cell table:style-name="Default"/>
          <table:table-cell table:number-columns-repeated="8"/>
        </table:table-row>
        <table:table-row table:style-name="ro1">
          <table:table-cell table:style-name="Default"/>
          <table:table-cell table:number-columns-repeated="6"/>
          <table:table-cell office:value-type="string" calcext:value-type="string">
            <text:p>INSERT INTO music(title,idgenre,image,lien,auteur) VALUES(Zombified ,2,'default','default', Falling in Reverse),</text:p>
          </table:table-cell>
          <table:table-cell/>
        </table:table-row>
        <table:table-row table:style-name="ro1">
          <table:table-cell table:style-name="Default"/>
          <table:table-cell office:value-type="string" calcext:value-type="string">
            <text:p>INSERT INTO music(title,idgenre,image,lien,auteur) VALUES('Zombified ','2','default','default',' Falling in Reverse'),</text:p>
          </table:table-cell>
          <table:table-cell table:number-columns-repeated="7"/>
        </table:table-row>
        <table:table-row table:style-name="ro1">
          <table:table-cell table:style-name="Default"/>
          <table:table-cell office:value-type="string" calcext:value-type="string">
            <text:p>INSERT INTO music(title,idgenre,image,lien,auteur) VALUES('Zombified ',6,'default','default',' Falling in Reverse'),</text:p>
          </table:table-cell>
          <table:table-cell table:number-columns-repeated="7"/>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19">00/00/0000</text:date>, <text:time style:data-style-name="N2" text:time-value="12:56:21.37027322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21:17:38.541195997</meta:creation-date>
    <dc:date>2022-04-19T13:45:35.235837863</dc:date>
    <meta:editing-duration>PT1H17M32S</meta:editing-duration>
    <meta:editing-cycles>9</meta:editing-cycles>
    <meta:generator>LibreOffice/6.4.7.2$Linux_X86_64 LibreOffice_project/40$Build-2</meta:generator>
    <meta:document-statistic meta:table-count="2" meta:cell-count="8716" meta:object-count="0"/>
  </office:meta>
</office:document-meta>
</file>